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26.39pt"/>
    </style:style>
    <style:style style:name="co2" style:family="table-column">
      <style:table-column-properties fo:break-before="auto" style:column-width="468.11pt"/>
    </style:style>
    <style:style style:name="co3" style:family="table-column">
      <style:table-column-properties fo:break-before="auto" style:column-width="130.56pt"/>
    </style:style>
    <style:style style:name="co4" style:family="table-column">
      <style:table-column-properties fo:break-before="auto" style:column-width="96.55pt"/>
    </style:style>
    <style:style style:name="co5" style:family="table-column">
      <style:table-column-properties fo:break-before="auto" style:column-width="111.86pt"/>
    </style:style>
    <style:style style:name="co6" style:family="table-column">
      <style:table-column-properties fo:break-before="auto" style:column-width="687.54pt"/>
    </style:style>
    <style:style style:name="co7" style:family="table-column">
      <style:table-column-properties fo:break-before="auto" style:column-width="70.16pt"/>
    </style:style>
    <style:style style:name="ro1" style:family="table-row">
      <style:table-row-properties style:row-height="15.76pt" fo:break-before="auto" style:use-optimal-row-height="true"/>
    </style:style>
    <style:style style:name="ro2" style:family="table-row">
      <style:table-row-properties style:row-height="99.01pt" fo:break-before="auto" style:use-optimal-row-height="false"/>
    </style:style>
    <style:style style:name="ro3" style:family="table-row">
      <style:table-row-properties style:row-height="15.76pt" fo:break-before="auto" style:use-optimal-row-height="false"/>
    </style:style>
    <style:style style:name="ta1" style:family="table" style:master-page-name="PageStyle_5f_Queries">
      <style:table-properties table:display="true" style:writing-mode="lr-tb"/>
    </style:style>
    <style:style style:name="ce1" style:family="table-cell" style:parent-style-name="Default">
      <style:table-cell-properties fo:background-color="#3d85c6"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 style:family="table-cell" style:parent-style-name="Default">
      <style:table-cell-properties fo:background-color="#3d85c6"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table-cell-properties fo:background-color="#3d85c6"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 style:family="table-cell" style:parent-style-name="Default">
      <style:table-cell-properties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 style:family="table-cell" style:parent-style-name="Default">
      <style:table-cell-properties fo:background-color="#3d85c6"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1"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quot;País&quot;;&quot;Região&quot;;&quot;Estado&quot;;&quot;Município&quot;;&quot;Rua&quot;;&quot;Distrito&quot;;&quot;Bairro&quot;)" table:allow-empty-cell="true" table:display-list="unsorted" table:base-cell-address="Queries.C2">
          <table:error-message table:message-type="stop" table:display="true"/>
        </table:content-validation>
        <table:content-validation table:name="val2" table:condition="of:cell-content-is-in-list(&quot;Facíl&quot;;&quot;Médio&quot;;&quot;Difícil&quot;;&quot;Muito Difícil&quot;)" table:allow-empty-cell="true" table:display-list="unsorted" table:base-cell-address="Queries.D2">
          <table:error-message table:message-type="stop" table:display="true"/>
        </table:content-validation>
        <table:content-validation table:name="val3" table:condition="of:cell-content-is-in-list(&quot;ST_Intersects&quot;;&quot;ST_Contains&quot;;&quot;ST_Distance&quot;;&quot;ST_Within&quot;;&quot;ST_Intersection&quot;;&quot;ST_Buffer&quot;;&quot;ST_DWithin&quot;)" table:allow-empty-cell="true" table:display-list="unsorted" table:base-cell-address="Queries.E2">
          <table:error-message table:message-type="stop" table:display="true"/>
        </table:content-validation>
      </table:content-validations>
      <table:table table:name="Querie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1018" table:default-cell-style-name="Default"/>
        <table:table-row table:style-name="ro1">
          <table:table-cell table:style-name="ce1" office:value-type="string" calcext:value-type="string">
            <text:p>id</text:p>
          </table:table-cell>
          <table:table-cell table:style-name="ce3" office:value-type="string" calcext:value-type="string">
            <text:p>question</text:p>
          </table:table-cell>
          <table:table-cell table:style-name="ce7" office:value-type="string" calcext:value-type="string">
            <text:p>territorial_division</text:p>
          </table:table-cell>
          <table:table-cell table:style-name="ce10" office:value-type="string" calcext:value-type="string">
            <text:p>level</text:p>
          </table:table-cell>
          <table:table-cell table:style-name="ce3" office:value-type="string" calcext:value-type="string">
            <text:p>geospatial_functions</text:p>
          </table:table-cell>
          <table:table-cell table:style-name="ce10" office:value-type="string" calcext:value-type="string">
            <text:p>sql_code</text:p>
          </table:table-cell>
          <table:table-cell table:style-name="ce9" table:number-columns-repeated="20"/>
          <table:table-cell table:number-columns-repeated="998"/>
        </table:table-row>
        <table:table-row table:style-name="ro1">
          <table:table-cell table:style-name="ce2" office:value-type="float" office:value="1" calcext:value-type="float">
            <text:p>1</text:p>
          </table:table-cell>
          <table:table-cell table:style-name="ce4" office:value-type="string" calcext:value-type="string">
            <text:p>Quais escolas urbanas ficam em municípios com área &gt; 2.000 km2 e nome iniciando por “São”</text:p>
          </table:table-cell>
          <table:table-cell table:style-name="ce8" table:content-validation-name="val1" office:value-type="string" calcext:value-type="string">
            <text:p>País</text:p>
          </table:table-cell>
          <table:table-cell table:style-name="ce11" table:content-validation-name="val2" office:value-type="string" calcext:value-type="string">
            <text:p>Facíl</text:p>
          </table:table-cell>
          <table:table-cell table:style-name="ce5" table:content-validation-name="val3" office:value-type="string" calcext:value-type="string">
            <text:p>ST_Intersects</text:p>
          </table:table-cell>
          <table:table-cell table:style-name="ce12" office:value-type="string" calcext:value-type="string">
            <text:p>SELECT</text:p>
            <text:p>  e.cd_entidade,</text:p>
            <text:p>  m.cd_mun,</text:p>
            <text:p>  m.nm_mun,</text:p>
            <text:p>  m.area_km2</text:p>
            <text:p>FROM public.municipio m</text:p>
            <text:p>INNER JOIN public.escola e</text:p>
            <text:p>  ON ST_Intersects(m.geometry, e.geometry)</text:p>
            <text:p>WHERE m.area_km2 &gt; 2000</text:p>
            <text:p>  AND m.nm_mun ILIKE 'São%'</text:p>
            <text:p>  AND e.tp_localiz = 1;</text:p>
          </table:table-cell>
          <table:table-cell table:style-name="ce9" table:number-columns-repeated="20"/>
          <table:table-cell table:number-columns-repeated="998"/>
        </table:table-row>
        <table:table-row table:style-name="ro1">
          <table:table-cell table:style-name="ce2" office:value-type="float" office:value="2" calcext:value-type="float">
            <text:p>2</text:p>
          </table:table-cell>
          <table:table-cell table:style-name="ce4" office:value-type="string" calcext:value-type="string">
            <text:p>Quais bibliotecas com CEP ausente estão em municípios com área &gt; 10.000 km2?</text:p>
          </table:table-cell>
          <table:table-cell table:style-name="ce8" table:content-validation-name="val1" office:value-type="string" calcext:value-type="string">
            <text:p>País</text:p>
          </table:table-cell>
          <table:table-cell table:style-name="ce11" table:content-validation-name="val2" office:value-type="string" calcext:value-type="string">
            <text:p>Facíl</text:p>
          </table:table-cell>
          <table:table-cell table:style-name="ce5" table:content-validation-name="val3" office:value-type="string" calcext:value-type="string">
            <text:p>ST_Intersects</text:p>
          </table:table-cell>
          <table:table-cell table:style-name="ce12" office:value-type="string" calcext:value-type="string">
            <text:p>SELECT</text:p>
            <text:p>  b.cd_bib,</text:p>
            <text:p>  b.nm_bib,</text:p>
            <text:p>  m.cd_mun,</text:p>
            <text:p>  m.nm_mun,</text:p>
            <text:p>  m.area_km2</text:p>
            <text:p>FROM public.municipio m</text:p>
            <text:p>LEFT JOIN public.biblioteca b</text:p>
            <text:p>  ON ST_Intersects(m.geometry, b.geometry)</text:p>
            <text:p>WHERE m.area_km2 &gt; 10000</text:p>
            <text:p>  AND b.cd_bib IS NOT NULL</text:p>
            <text:p>  AND (b.cep IS NULL OR b.cep = '');</text:p>
          </table:table-cell>
          <table:table-cell table:style-name="ce9" table:number-columns-repeated="20"/>
          <table:table-cell table:number-columns-repeated="998"/>
        </table:table-row>
        <table:table-row table:style-name="ro1">
          <table:table-cell table:style-name="ce2" office:value-type="float" office:value="3" calcext:value-type="float">
            <text:p>3</text:p>
          </table:table-cell>
          <table:table-cell table:style-name="ce4" office:value-type="string" calcext:value-type="string">
            <text:p>Quais CRAS dos estados SP e PR localizam-se em municípios com área ≤ 150 km2?</text:p>
          </table:table-cell>
          <table:table-cell table:style-name="ce8" table:content-validation-name="val1" office:value-type="string" calcext:value-type="string">
            <text:p>País</text:p>
          </table:table-cell>
          <table:table-cell table:style-name="ce11" table:content-validation-name="val2" office:value-type="string" calcext:value-type="string">
            <text:p>Facíl</text:p>
          </table:table-cell>
          <table:table-cell table:style-name="ce5" table:content-validation-name="val3" office:value-type="string" calcext:value-type="string">
            <text:p>ST_Intersects</text:p>
          </table:table-cell>
          <table:table-cell table:style-name="ce12" office:value-type="string" calcext:value-type="string">
            <text:p>SELECT</text:p>
            <text:p>  c.nu_identif,</text:p>
            <text:p>  c.nm_cras,</text:p>
            <text:p>  c.uf,</text:p>
            <text:p>  m.cd_mun,</text:p>
            <text:p>  m.nm_mun,</text:p>
            <text:p>  m.area_km2</text:p>
            <text:p>FROM public.municipio m</text:p>
            <text:p>RIGHT JOIN public.cras c</text:p>
            <text:p>  ON ST_Intersects(m.geometry, c.geometry)</text:p>
            <text:p>WHERE c.uf IN ('SP','PR')</text:p>
            <text:p>  AND m.area_km2 &lt;= 150;</text:p>
          </table:table-cell>
          <table:table-cell table:style-name="ce9" table:number-columns-repeated="20"/>
          <table:table-cell table:number-columns-repeated="998"/>
        </table:table-row>
        <table:table-row table:style-name="ro1">
          <table:table-cell table:style-name="ce2" office:value-type="float" office:value="4" calcext:value-type="float">
            <text:p>4</text:p>
          </table:table-cell>
          <table:table-cell table:style-name="ce4" office:value-type="string" calcext:value-type="string">
            <text:p>Quais CREAS com CEP preenchido estão no estado do Paraná?</text:p>
          </table:table-cell>
          <table:table-cell table:style-name="ce8" table:content-validation-name="val1" office:value-type="string" calcext:value-type="string">
            <text:p>País</text:p>
          </table:table-cell>
          <table:table-cell table:style-name="ce11" table:content-validation-name="val2" office:value-type="string" calcext:value-type="string">
            <text:p>Facíl</text:p>
          </table:table-cell>
          <table:table-cell table:style-name="ce5" table:content-validation-name="val3" office:value-type="string" calcext:value-type="string">
            <text:p>ST_Intersects</text:p>
          </table:table-cell>
          <table:table-cell table:style-name="ce12" office:value-type="string" calcext:value-type="string">
            <text:p>SELECT</text:p>
            <text:p>  r.nu_identif,</text:p>
            <text:p>  r.nm_crea,</text:p>
            <text:p>  r.uf,</text:p>
            <text:p>  r.cep</text:p>
            <text:p>FROM public.unidade_federativa uf</text:p>
            <text:p>JOIN public.creas r</text:p>
            <text:p>  ON ST_Intersects(uf.geometry, r.geometry)</text:p>
            <text:p>WHERE uf.nm_uf = 'Paraná'</text:p>
            <text:p>  AND r.cep IS NOT NULL</text:p>
            <text:p>  AND r.cep &lt;&gt; '';</text:p>
          </table:table-cell>
          <table:table-cell table:style-name="ce9" table:number-columns-repeated="20"/>
          <table:table-cell table:number-columns-repeated="998"/>
        </table:table-row>
        <table:table-row table:style-name="ro1">
          <table:table-cell table:style-name="ce2" office:value-type="float" office:value="5" calcext:value-type="float">
            <text:p>5</text:p>
          </table:table-cell>
          <table:table-cell table:style-name="ce4" office:value-type="string" calcext:value-type="string">
            <text:p>Relacione grandes regiões e seus estados correspondentes, preservando casos sem par para checar inconsistências</text:p>
          </table:table-cell>
          <table:table-cell table:style-name="ce8" table:content-validation-name="val1" office:value-type="string" calcext:value-type="string">
            <text:p>País</text:p>
          </table:table-cell>
          <table:table-cell table:style-name="ce11" table:content-validation-name="val2" office:value-type="string" calcext:value-type="string">
            <text:p>Facíl</text:p>
          </table:table-cell>
          <table:table-cell table:style-name="ce5" table:content-validation-name="val3" office:value-type="string" calcext:value-type="string">
            <text:p>ST_Intersects</text:p>
          </table:table-cell>
          <table:table-cell table:style-name="ce12" office:value-type="string" calcext:value-type="string">
            <text:p>SELECT</text:p>
            <text:p>  r.cd_regia,</text:p>
            <text:p>  r.nm_regia,</text:p>
            <text:p>  uf.cd_uf,</text:p>
            <text:p>  uf.nm_uf</text:p>
            <text:p>FROM public.regiao r</text:p>
            <text:p>FULL OUTER JOIN public.unidade_federativa uf</text:p>
            <text:p>  ON uf.cd_regia = r.cd_regia</text:p>
            <text:p> AND ST_Intersects(r.geometry, uf.geometry);</text:p>
          </table:table-cell>
          <table:table-cell table:style-name="ce9" table:number-columns-repeated="20"/>
          <table:table-cell table:number-columns-repeated="998"/>
        </table:table-row>
        <table:table-row table:style-name="ro1">
          <table:table-cell table:style-name="ce2" office:value-type="float" office:value="6" calcext:value-type="float">
            <text:p>6</text:p>
          </table:table-cell>
          <table:table-cell table:style-name="ce4" office:value-type="string" calcext:value-type="string">
            <text:p>Quais escolas em área rural ficam em municípios com área entre 300 e 1.500 km2 e nome terminando em “ópolis”?</text:p>
          </table:table-cell>
          <table:table-cell table:style-name="ce8" table:content-validation-name="val1" office:value-type="string" calcext:value-type="string">
            <text:p>País</text:p>
          </table:table-cell>
          <table:table-cell table:style-name="ce11" table:content-validation-name="val2" office:value-type="string" calcext:value-type="string">
            <text:p>Facíl</text:p>
          </table:table-cell>
          <table:table-cell table:style-name="ce5" table:content-validation-name="val3" office:value-type="string" calcext:value-type="string">
            <text:p>ST_Contains</text:p>
          </table:table-cell>
          <table:table-cell table:style-name="ce12" office:value-type="string" calcext:value-type="string">
            <text:p>SELECT</text:p>
            <text:p>  e.cd_entidade,</text:p>
            <text:p>  m.cd_mun,</text:p>
            <text:p>  m.nm_mun,</text:p>
            <text:p>  m.area_km2</text:p>
            <text:p>FROM public.municipio m</text:p>
            <text:p>INNER JOIN public.escola e</text:p>
            <text:p>  ON ST_Contains(m.geometry, e.geometry)</text:p>
            <text:p>WHERE m.area_km2 BETWEEN 300 AND 1500</text:p>
            <text:p>  AND m.nm_mun ILIKE '%ópolis'</text:p>
            <text:p>  AND e.tp_localiz = 2;</text:p>
          </table:table-cell>
          <table:table-cell table:style-name="ce9" table:number-columns-repeated="20"/>
          <table:table-cell table:number-columns-repeated="998"/>
        </table:table-row>
        <table:table-row table:style-name="ro1">
          <table:table-cell table:style-name="ce2" office:value-type="float" office:value="7" calcext:value-type="float">
            <text:p>7</text:p>
          </table:table-cell>
          <table:table-cell table:style-name="ce4" office:value-type="string" calcext:value-type="string">
            <text:p>Liste os municípios cujo nome começa por “Nova ” e, se houver, as bibliotecas com “Municipal” no nome dentro deles.</text:p>
          </table:table-cell>
          <table:table-cell table:style-name="ce8" table:content-validation-name="val1" office:value-type="string" calcext:value-type="string">
            <text:p>País</text:p>
          </table:table-cell>
          <table:table-cell table:style-name="ce11" table:content-validation-name="val2" office:value-type="string" calcext:value-type="string">
            <text:p>Facíl</text:p>
          </table:table-cell>
          <table:table-cell table:style-name="ce5" table:content-validation-name="val3" office:value-type="string" calcext:value-type="string">
            <text:p>ST_Contains</text:p>
          </table:table-cell>
          <table:table-cell table:style-name="ce12" office:value-type="string" calcext:value-type="string">
            <text:p>SELECT</text:p>
            <text:p>  m.cd_mun,</text:p>
            <text:p>  m.nm_mun,</text:p>
            <text:p>  b.cd_bib,</text:p>
            <text:p>  b.nm_bib</text:p>
            <text:p>FROM public.municipio m</text:p>
            <text:p>LEFT JOIN public.biblioteca b</text:p>
            <text:p>  ON ST_Contains(m.geometry, b.geometry)</text:p>
            <text:p> AND b.nm_bib ILIKE '%Municipal%'</text:p>
            <text:p>WHERE m.nm_mun ILIKE 'Nova %';</text:p>
          </table:table-cell>
          <table:table-cell table:style-name="ce9" table:number-columns-repeated="20"/>
          <table:table-cell table:number-columns-repeated="998"/>
        </table:table-row>
        <table:table-row table:style-name="ro1">
          <table:table-cell table:style-name="ce2" office:value-type="float" office:value="8" calcext:value-type="float">
            <text:p>8</text:p>
          </table:table-cell>
          <table:table-cell table:style-name="ce4" office:value-type="string" calcext:value-type="string">
            <text:p>Quais CRAS da Bahia ficam em municípios com nome iniciando por “Porto”?</text:p>
          </table:table-cell>
          <table:table-cell table:style-name="ce8" table:content-validation-name="val1" office:value-type="string" calcext:value-type="string">
            <text:p>País</text:p>
          </table:table-cell>
          <table:table-cell table:style-name="ce11" table:content-validation-name="val2" office:value-type="string" calcext:value-type="string">
            <text:p>Facíl</text:p>
          </table:table-cell>
          <table:table-cell table:style-name="ce5" table:content-validation-name="val3" office:value-type="string" calcext:value-type="string">
            <text:p>ST_Contains</text:p>
          </table:table-cell>
          <table:table-cell table:style-name="ce12" office:value-type="string" calcext:value-type="string">
            <text:p>SELECT</text:p>
            <text:p>  c.nu_identif,</text:p>
            <text:p>  c.nm_cras,</text:p>
            <text:p>  c.uf,</text:p>
            <text:p>  m.cd_mun,</text:p>
            <text:p>  m.nm_mun</text:p>
            <text:p>FROM public.municipio m</text:p>
            <text:p>RIGHT JOIN public.cras c</text:p>
            <text:p>  ON ST_Contains(m.geometry, c.geometry)</text:p>
            <text:p> AND m.nm_mun ILIKE 'Porto%'</text:p>
            <text:p>WHERE c.uf = 'BA';</text:p>
          </table:table-cell>
          <table:table-cell table:style-name="ce9" table:number-columns-repeated="20"/>
          <table:table-cell table:number-columns-repeated="998"/>
        </table:table-row>
        <table:table-row table:style-name="ro1">
          <table:table-cell table:style-name="ce2" office:value-type="float" office:value="9" calcext:value-type="float">
            <text:p>9</text:p>
          </table:table-cell>
          <table:table-cell table:style-name="ce4" office:value-type="string" calcext:value-type="string">
            <text:p>Quais regiões intermediárias do estado de Santa Catarina têm “Vale” no nome?</text:p>
          </table:table-cell>
          <table:table-cell table:style-name="ce8" table:content-validation-name="val1" office:value-type="string" calcext:value-type="string">
            <text:p>País</text:p>
          </table:table-cell>
          <table:table-cell table:style-name="ce11" table:content-validation-name="val2" office:value-type="string" calcext:value-type="string">
            <text:p>Facíl</text:p>
          </table:table-cell>
          <table:table-cell table:style-name="ce5" table:content-validation-name="val3" office:value-type="string" calcext:value-type="string">
            <text:p>ST_Contains</text:p>
          </table:table-cell>
          <table:table-cell table:style-name="ce12" office:value-type="string" calcext:value-type="string">
            <text:p>SELECT</text:p>
            <text:p>  rgint.cd_rgint,</text:p>
            <text:p>  rgint.nm_rgint</text:p>
            <text:p>FROM public.unidade_federativa uf</text:p>
            <text:p>JOIN public.rg_intermediaria rgint</text:p>
            <text:p>  ON ST_Contains(uf.geometry, rgint.geometry)</text:p>
            <text:p>WHERE uf.nm_uf = 'Santa Catarina'</text:p>
            <text:p>  AND rgint.nm_rgint ILIKE '%Vale%';</text:p>
          </table:table-cell>
          <table:table-cell table:style-name="ce9" table:number-columns-repeated="20"/>
          <table:table-cell table:number-columns-repeated="998"/>
        </table:table-row>
        <table:table-row table:style-name="ro1">
          <table:table-cell table:style-name="ce2" office:value-type="float" office:value="10" calcext:value-type="float">
            <text:p>10</text:p>
          </table:table-cell>
          <table:table-cell table:style-name="ce4" office:value-type="string" calcext:value-type="string">
            <text:p>Relacione regiões intermediárias e suas regiões imediatas correspondentes, preservando casos sem par para checar inconsistências.</text:p>
          </table:table-cell>
          <table:table-cell table:style-name="ce8" table:content-validation-name="val1" office:value-type="string" calcext:value-type="string">
            <text:p>País</text:p>
          </table:table-cell>
          <table:table-cell table:style-name="ce11" table:content-validation-name="val2" office:value-type="string" calcext:value-type="string">
            <text:p>Facíl</text:p>
          </table:table-cell>
          <table:table-cell table:style-name="ce5" table:content-validation-name="val3" office:value-type="string" calcext:value-type="string">
            <text:p>ST_Contains</text:p>
          </table:table-cell>
          <table:table-cell table:style-name="ce12" office:value-type="string" calcext:value-type="string">
            <text:p>SELECT</text:p>
            <text:p>  rgint.cd_rgint,</text:p>
            <text:p>  rgint.nm_rgint,</text:p>
            <text:p>  rgi.cd_rgi,</text:p>
            <text:p>  rgi.nm_rgi</text:p>
            <text:p>FROM public.rg_intermediaria rgint</text:p>
            <text:p>FULL OUTER JOIN public.rg_imediata rgi</text:p>
            <text:p>  ON rgint.cd_rgint = rgi.cd_rgint</text:p>
            <text:p> AND ST_Contains(rgint.geometry, rgi.geometry);</text:p>
          </table:table-cell>
          <table:table-cell table:style-name="ce9" table:number-columns-repeated="20"/>
          <table:table-cell table:number-columns-repeated="998"/>
        </table:table-row>
        <table:table-row table:style-name="ro1">
          <table:table-cell table:style-name="ce2" office:value-type="float" office:value="11" calcext:value-type="float">
            <text:p>11</text:p>
          </table:table-cell>
          <table:table-cell table:style-name="ce4" office:value-type="string" calcext:value-type="string">
            <text:p>Quais escolas ficam a até 5 km da fronteira internacional do Brasil?</text:p>
          </table:table-cell>
          <table:table-cell table:style-name="ce8" table:content-validation-name="val1" office:value-type="string" calcext:value-type="string">
            <text:p>País</text:p>
          </table:table-cell>
          <table:table-cell table:style-name="ce11" table:content-validation-name="val2" office:value-type="string" calcext:value-type="string">
            <text:p>Facíl</text:p>
          </table:table-cell>
          <table:table-cell table:style-name="ce5" table:content-validation-name="val3" office:value-type="string" calcext:value-type="string">
            <text:p>ST_Distance</text:p>
          </table:table-cell>
          <table:table-cell table:style-name="ce12" office:value-type="string" calcext:value-type="string">
            <text:p>SELECT</text:p>
            <text:p>  e.cd_entidade,</text:p>
            <text:p>  e.cd_mun</text:p>
            <text:p>FROM public.pais p</text:p>
            <text:p>INNER JOIN public.escola e</text:p>
            <text:p>  ON p.pais = 'Brasil'</text:p>
            <text:p> AND ST_Distance(e.geometry::geography, ST_Boundary(p.geometry)::geography) &lt;= 5000;</text:p>
          </table:table-cell>
          <table:table-cell table:style-name="ce9" table:number-columns-repeated="20"/>
          <table:table-cell table:number-columns-repeated="998"/>
        </table:table-row>
        <table:table-row table:style-name="ro1">
          <table:table-cell table:style-name="ce2" office:value-type="float" office:value="12" calcext:value-type="float">
            <text:p>12</text:p>
          </table:table-cell>
          <table:table-cell table:style-name="ce4" office:value-type="string" calcext:value-type="string">
            <text:p>Liste os municípios a até 20 km da fronteira do Brasil, com código, nome e área (km2).</text:p>
          </table:table-cell>
          <table:table-cell table:style-name="ce8" table:content-validation-name="val1" office:value-type="string" calcext:value-type="string">
            <text:p>País</text:p>
          </table:table-cell>
          <table:table-cell table:style-name="ce11" table:content-validation-name="val2" office:value-type="string" calcext:value-type="string">
            <text:p>Facíl</text:p>
          </table:table-cell>
          <table:table-cell table:style-name="ce5" table:content-validation-name="val3" office:value-type="string" calcext:value-type="string">
            <text:p>ST_Distance</text:p>
          </table:table-cell>
          <table:table-cell table:style-name="ce12" office:value-type="string" calcext:value-type="string">
            <text:p>SELECT</text:p>
            <text:p>  m.cd_mun,</text:p>
            <text:p>  m.nm_mun,</text:p>
            <text:p>  m.area_km2</text:p>
            <text:p>FROM public.pais p</text:p>
            <text:p>LEFT JOIN public.municipio m</text:p>
            <text:p>  ON p.pais = 'Brasil'</text:p>
            <text:p> AND ST_Distance(m.geometry::geography, ST_Boundary(p.geometry)::geography) &lt;= 20000;</text:p>
          </table:table-cell>
          <table:table-cell table:style-name="ce9" table:number-columns-repeated="20"/>
          <table:table-cell table:number-columns-repeated="998"/>
        </table:table-row>
        <table:table-row table:style-name="ro1">
          <table:table-cell table:style-name="ce2" office:value-type="float" office:value="13" calcext:value-type="float">
            <text:p>13</text:p>
          </table:table-cell>
          <table:table-cell table:style-name="ce4" office:value-type="string" calcext:value-type="string">
            <text:p>Quais CRAS estão a até 10 km da fronteira do Brasil (traga identificador, UF e município)?</text:p>
          </table:table-cell>
          <table:table-cell table:style-name="ce8" table:content-validation-name="val1" office:value-type="string" calcext:value-type="string">
            <text:p>País</text:p>
          </table:table-cell>
          <table:table-cell table:style-name="ce11" table:content-validation-name="val2" office:value-type="string" calcext:value-type="string">
            <text:p>Facíl</text:p>
          </table:table-cell>
          <table:table-cell table:style-name="ce5" table:content-validation-name="val3" office:value-type="string" calcext:value-type="string">
            <text:p>ST_Distance</text:p>
          </table:table-cell>
          <table:table-cell table:style-name="ce12" office:value-type="string" calcext:value-type="string">
            <text:p>SELECT</text:p>
            <text:p>  c.nu_identif,</text:p>
            <text:p>  c.uf,</text:p>
            <text:p>  c.cd_mun</text:p>
            <text:p>FROM public.pais p</text:p>
            <text:p>RIGHT JOIN public.cras c</text:p>
            <text:p>  ON p.pais = 'Brasil'</text:p>
            <text:p> AND ST_Distance(c.geometry::geography, ST_Boundary(p.geometry)::geography) &lt;= 10000;</text:p>
          </table:table-cell>
          <table:table-cell table:style-name="ce9" table:number-columns-repeated="20"/>
          <table:table-cell table:number-columns-repeated="998"/>
        </table:table-row>
        <table:table-row table:style-name="ro1">
          <table:table-cell table:style-name="ce2" office:value-type="float" office:value="14" calcext:value-type="float">
            <text:p>14</text:p>
          </table:table-cell>
          <table:table-cell table:style-name="ce4" office:value-type="string" calcext:value-type="string">
            <text:p>Supondo uma base com diversos países, quais macrorregiões ficam a até 50 km da fronteira do país cujo nome começa com “Bra”?</text:p>
          </table:table-cell>
          <table:table-cell table:style-name="ce8" table:content-validation-name="val1" office:value-type="string" calcext:value-type="string">
            <text:p>País</text:p>
          </table:table-cell>
          <table:table-cell table:style-name="ce11" table:content-validation-name="val2" office:value-type="string" calcext:value-type="string">
            <text:p>Facíl</text:p>
          </table:table-cell>
          <table:table-cell table:style-name="ce5" table:content-validation-name="val3" office:value-type="string" calcext:value-type="string">
            <text:p>ST_Distance</text:p>
          </table:table-cell>
          <table:table-cell table:style-name="ce12" office:value-type="string" calcext:value-type="string">
            <text:p>SELECT</text:p>
            <text:p>  r.cd_regia,</text:p>
            <text:p>  r.nm_regia</text:p>
            <text:p>FROM public.pais p</text:p>
            <text:p>JOIN public.regiao r</text:p>
            <text:p>  ON ST_Distance(r.geometry::geography, ST_Boundary(p.geometry)::geography) &lt;= 50000</text:p>
            <text:p>WHERE p.pais ILIKE 'Bra%';</text:p>
          </table:table-cell>
          <table:table-cell table:style-name="ce9" table:number-columns-repeated="20"/>
          <table:table-cell table:number-columns-repeated="998"/>
        </table:table-row>
        <table:table-row table:style-name="ro1">
          <table:table-cell table:style-name="ce2" office:value-type="float" office:value="15" calcext:value-type="float">
            <text:p>15</text:p>
          </table:table-cell>
          <table:table-cell table:style-name="ce4" office:value-type="string" calcext:value-type="string">
            <text:p>Relacione municípios a até 15 km da fronteira do Brasil, preservando casos sem par</text:p>
          </table:table-cell>
          <table:table-cell table:style-name="ce8" table:content-validation-name="val1" office:value-type="string" calcext:value-type="string">
            <text:p>País</text:p>
          </table:table-cell>
          <table:table-cell table:style-name="ce11" table:content-validation-name="val2" office:value-type="string" calcext:value-type="string">
            <text:p>Facíl</text:p>
          </table:table-cell>
          <table:table-cell table:style-name="ce5" table:content-validation-name="val3" office:value-type="string" calcext:value-type="string">
            <text:p>ST_Distance</text:p>
          </table:table-cell>
          <table:table-cell table:style-name="ce12" office:value-type="string" calcext:value-type="string">
            <text:p>SELECT</text:p>
            <text:p>  p.pais,</text:p>
            <text:p>  m.cd_mun,</text:p>
            <text:p>  m.nm_mun</text:p>
            <text:p>FROM public.pais p</text:p>
            <text:p>FULL OUTER JOIN public.municipio m</text:p>
            <text:p>  ON (p.pais IS NOT NULL) = (m.cd_mun IS NOT NULL)</text:p>
            <text:p> AND ST_Distance(m.geometry::geography, ST_Boundary(p.geometry)::geography) &lt;= 15000</text:p>
            <text:p>WHERE p.pais = 'Brasil' OR p.pais IS NULL;</text:p>
          </table:table-cell>
          <table:table-cell table:style-name="ce9" table:number-columns-repeated="20"/>
          <table:table-cell table:number-columns-repeated="998"/>
        </table:table-row>
        <table:table-row table:style-name="ro1">
          <table:table-cell table:style-name="ce2" office:value-type="float" office:value="16" calcext:value-type="float">
            <text:p>16</text:p>
          </table:table-cell>
          <table:table-cell table:style-name="ce4" office:value-type="string" calcext:value-type="string">
            <text:p>Quais municípios estão inteiramente contidos em regiões imediatas de estados de fronteira internacional?</text:p>
          </table:table-cell>
          <table:table-cell table:style-name="ce8" table:content-validation-name="val1" office:value-type="string" calcext:value-type="string">
            <text:p>País</text:p>
          </table:table-cell>
          <table:table-cell table:style-name="ce11" table:content-validation-name="val2" office:value-type="string" calcext:value-type="string">
            <text:p>Facíl</text:p>
          </table:table-cell>
          <table:table-cell table:style-name="ce5" table:content-validation-name="val3" office:value-type="string" calcext:value-type="string">
            <text:p>ST_Within</text:p>
          </table:table-cell>
          <table:table-cell table:style-name="ce12" office:value-type="string" calcext:value-type="string">
            <text:p>SELECT</text:p>
            <text:p>  m.cd_mun,</text:p>
            <text:p>  m.nm_mun,</text:p>
            <text:p>  rgi.nm_rgi,</text:p>
            <text:p>  rgi.cd_uf</text:p>
            <text:p>FROM public.rg_imediata rgi</text:p>
            <text:p>INNER JOIN public.municipio m</text:p>
            <text:p>  ON ST_Within(m.geometry, rgi.geometry)</text:p>
            <text:p>WHERE rgi.cd_uf IN ('RR','AC','AM','RO','MT','MS','PR','SC','RS','AP','PA');</text:p>
          </table:table-cell>
          <table:table-cell table:style-name="ce9" table:number-columns-repeated="20"/>
          <table:table-cell table:number-columns-repeated="998"/>
        </table:table-row>
        <table:table-row table:style-name="ro1">
          <table:table-cell table:style-name="ce2" office:value-type="float" office:value="17" calcext:value-type="float">
            <text:p>17</text:p>
          </table:table-cell>
          <table:table-cell table:style-name="ce4" office:value-type="string" calcext:value-type="string">
            <text:p>Para cada estado de fronteira, liste os CREAS que estão inteiramente contidos no respectivo estado.</text:p>
          </table:table-cell>
          <table:table-cell table:style-name="ce8" table:content-validation-name="val1" office:value-type="string" calcext:value-type="string">
            <text:p>País</text:p>
          </table:table-cell>
          <table:table-cell table:style-name="ce11" table:content-validation-name="val2" office:value-type="string" calcext:value-type="string">
            <text:p>Facíl</text:p>
          </table:table-cell>
          <table:table-cell table:style-name="ce5" table:content-validation-name="val3" office:value-type="string" calcext:value-type="string">
            <text:p>ST_Within</text:p>
          </table:table-cell>
          <table:table-cell table:style-name="ce12" office:value-type="string" calcext:value-type="string">
            <text:p>SELECT</text:p>
            <text:p>  cr.nu_identif,</text:p>
            <text:p>  cr.nm_crea,</text:p>
            <text:p>  cr.uf</text:p>
            <text:p>FROM public.unidade_federativa uf</text:p>
            <text:p>LEFT JOIN public.creas cr</text:p>
            <text:p>  ON ST_Within(cr.geometry, uf.geometry)</text:p>
            <text:p>WHERE uf.sigla_uf IN ('RR','AC','AM','RO','MT','MS','PR','SC','RS','AP','PA');</text:p>
          </table:table-cell>
          <table:table-cell table:style-name="ce9" table:number-columns-repeated="20"/>
          <table:table-cell table:number-columns-repeated="998"/>
        </table:table-row>
        <table:table-row table:style-name="ro1">
          <table:table-cell table:style-name="ce2" office:value-type="float" office:value="18" calcext:value-type="float">
            <text:p>18</text:p>
          </table:table-cell>
          <table:table-cell table:style-name="ce4" office:value-type="string" calcext:value-type="string">
            <text:p>Quais bibliotecas com e-mail preenchido estão inteiramente contidas em regiões intermediárias de estados de fronteira?</text:p>
          </table:table-cell>
          <table:table-cell table:style-name="ce8" table:content-validation-name="val1" office:value-type="string" calcext:value-type="string">
            <text:p>País</text:p>
          </table:table-cell>
          <table:table-cell table:style-name="ce11" table:content-validation-name="val2" office:value-type="string" calcext:value-type="string">
            <text:p>Facíl</text:p>
          </table:table-cell>
          <table:table-cell table:style-name="ce5" table:content-validation-name="val3" office:value-type="string" calcext:value-type="string">
            <text:p>ST_Within</text:p>
          </table:table-cell>
          <table:table-cell table:style-name="ce12" office:value-type="string" calcext:value-type="string">
            <text:p>SELECT</text:p>
            <text:p>  b.cd_bib,</text:p>
            <text:p>  b.nm_bib,</text:p>
            <text:p>  b.email,</text:p>
            <text:p>  rgint.cd_uf</text:p>
            <text:p>FROM public.rg_intermediaria rgint</text:p>
            <text:p>RIGHT JOIN public.biblioteca b</text:p>
            <text:p>  ON ST_Within(b.geometry, rgint.geometry)</text:p>
            <text:p>WHERE rgint.cd_uf IN ('RR','AC','AM','RO','MT','MS','PR','SC','RS','AP','PA')</text:p>
            <text:p>  AND b.email IS NOT NULL</text:p>
            <text:p>  AND b.email &lt;&gt; '';</text:p>
          </table:table-cell>
          <table:table-cell table:style-name="ce9" table:number-columns-repeated="20"/>
          <table:table-cell table:number-columns-repeated="998"/>
        </table:table-row>
        <table:table-row table:style-name="ro1">
          <table:table-cell table:style-name="ce2" office:value-type="float" office:value="19" calcext:value-type="float">
            <text:p>19</text:p>
          </table:table-cell>
          <table:table-cell table:style-name="ce4" office:value-type="string" calcext:value-type="string">
            <text:p>Supondo uma base com vários países, quais regiões intermediárias ficam inteiramente contidas no país cujo nome começa com “Bra”</text:p>
          </table:table-cell>
          <table:table-cell table:style-name="ce8" table:content-validation-name="val1" office:value-type="string" calcext:value-type="string">
            <text:p>País</text:p>
          </table:table-cell>
          <table:table-cell table:style-name="ce11" table:content-validation-name="val2" office:value-type="string" calcext:value-type="string">
            <text:p>Facíl</text:p>
          </table:table-cell>
          <table:table-cell table:style-name="ce5" table:content-validation-name="val3" office:value-type="string" calcext:value-type="string">
            <text:p>ST_Within</text:p>
          </table:table-cell>
          <table:table-cell table:style-name="ce12" office:value-type="string" calcext:value-type="string">
            <text:p>SELECT</text:p>
            <text:p>  p.pais,</text:p>
            <text:p>  rgint.cd_rgint,</text:p>
            <text:p>  rgint.nm_rgint</text:p>
            <text:p>FROM public.pais p</text:p>
            <text:p>JOIN public.rg_intermediaria rgint</text:p>
            <text:p>  ON ST_Within(rgint.geometry, p.geometry)</text:p>
            <text:p>WHERE p.pais ILIKE 'Bra%';</text:p>
          </table:table-cell>
          <table:table-cell table:style-name="ce9" table:number-columns-repeated="20"/>
          <table:table-cell table:number-columns-repeated="998"/>
        </table:table-row>
        <table:table-row table:style-name="ro1">
          <table:table-cell table:style-name="ce2" office:value-type="float" office:value="20" calcext:value-type="float">
            <text:p>20</text:p>
          </table:table-cell>
          <table:table-cell table:style-name="ce4" office:value-type="string" calcext:value-type="string">
            <text:p>Para auditoria nacional, relacione estados e os municípios inteiramente contidos neles, preservando também casos sem par.</text:p>
          </table:table-cell>
          <table:table-cell table:style-name="ce8" table:content-validation-name="val1" office:value-type="string" calcext:value-type="string">
            <text:p>País</text:p>
          </table:table-cell>
          <table:table-cell table:style-name="ce11" table:content-validation-name="val2" office:value-type="string" calcext:value-type="string">
            <text:p>Facíl</text:p>
          </table:table-cell>
          <table:table-cell table:style-name="ce5" table:content-validation-name="val3" office:value-type="string" calcext:value-type="string">
            <text:p>ST_Within</text:p>
          </table:table-cell>
          <table:table-cell table:style-name="ce12" office:value-type="string" calcext:value-type="string">
            <text:p>SELECT</text:p>
            <text:p>  uf.cd_uf,</text:p>
            <text:p>  uf.nm_uf,</text:p>
            <text:p>  m.cd_mun,</text:p>
            <text:p>  m.nm_mun</text:p>
            <text:p>FROM public.unidade_federativa uf</text:p>
            <text:p>FULL OUTER JOIN public.municipio m</text:p>
            <text:p>  ON m.cd_uf = uf.cd_uf</text:p>
            <text:p> AND ST_Within(m.geometry, uf.geometry);</text:p>
          </table:table-cell>
          <table:table-cell table:style-name="ce9" table:number-columns-repeated="20"/>
          <table:table-cell table:number-columns-repeated="998"/>
        </table:table-row>
        <table:table-row table:style-name="ro1">
          <table:table-cell table:style-name="ce2" office:value-type="float" office:value="21" calcext:value-type="float">
            <text:p>21</text:p>
          </table:table-cell>
          <table:table-cell table:style-name="ce4" office:value-type="string" calcext:value-type="string">
            <text:p>Nos estados de fronteira internacional, mostre as áreas resultantes do cruzamento entre cada estado e suas regiões intermediárias.</text:p>
          </table:table-cell>
          <table:table-cell table:style-name="ce8" table:content-validation-name="val1" office:value-type="string" calcext:value-type="string">
            <text:p>País</text:p>
          </table:table-cell>
          <table:table-cell table:style-name="ce11" table:content-validation-name="val2" office:value-type="string" calcext:value-type="string">
            <text:p>Facíl</text:p>
          </table:table-cell>
          <table:table-cell table:style-name="ce5" table:content-validation-name="val3" office:value-type="string" calcext:value-type="string">
            <text:p>ST_Intersection</text:p>
          </table:table-cell>
          <table:table-cell table:style-name="ce12" office:value-type="string" calcext:value-type="string">
            <text:p>SELECT</text:p>
            <text:p>  rgint.cd_rgint,</text:p>
            <text:p>  rgint.nm_rgint,</text:p>
            <text:p>  uf.sigla_uf,</text:p>
            <text:p>  ST_Intersection(uf.geometry, rgint.geometry) AS geom_sobreposicao</text:p>
            <text:p>FROM public.unidade_federativa uf</text:p>
            <text:p>INNER JOIN public.rg_intermediaria rgint</text:p>
            <text:p>  ON rgint.cd_uf = uf.cd_uf</text:p>
            <text:p>WHERE uf.sigla_uf IN ('RR','AC','AM','RO','MT','MS','PR','SC','RS','AP','PA');</text:p>
          </table:table-cell>
          <table:table-cell table:style-name="ce9" table:number-columns-repeated="20"/>
          <table:table-cell table:number-columns-repeated="998"/>
        </table:table-row>
        <table:table-row table:style-name="ro1">
          <table:table-cell table:style-name="ce2" office:value-type="float" office:value="22" calcext:value-type="float">
            <text:p>22</text:p>
          </table:table-cell>
          <table:table-cell table:style-name="ce4" office:value-type="string" calcext:value-type="string">
            <text:p>Para cada macrorregião, traga os trechos de sobreposição com regiões imediatas situadas em estados de fronteira.</text:p>
          </table:table-cell>
          <table:table-cell table:style-name="ce8" table:content-validation-name="val1" office:value-type="string" calcext:value-type="string">
            <text:p>País</text:p>
          </table:table-cell>
          <table:table-cell table:style-name="ce11" table:content-validation-name="val2" office:value-type="string" calcext:value-type="string">
            <text:p>Facíl</text:p>
          </table:table-cell>
          <table:table-cell table:style-name="ce5" table:content-validation-name="val3" office:value-type="string" calcext:value-type="string">
            <text:p>ST_Intersection</text:p>
          </table:table-cell>
          <table:table-cell table:style-name="ce12" office:value-type="string" calcext:value-type="string">
            <text:p>SELECT</text:p>
            <text:p>  r.cd_regia,</text:p>
            <text:p>  r.nm_regia,</text:p>
            <text:p>  rgi.cd_rgi,</text:p>
            <text:p>  rgi.nm_rgi,</text:p>
            <text:p>  ST_Intersection(r.geometry, rgi.geometry) AS geom_sobreposicao</text:p>
            <text:p>FROM public.regiao r</text:p>
            <text:p>LEFT JOIN public.rg_imediata rgi</text:p>
            <text:p>  ON rgi.cd_regia = r.cd_regia</text:p>
            <text:p> AND rgi.cd_uf IN ('RR','AC','AM','RO','MT','MS','PR','SC','RS','AP','PA');</text:p>
          </table:table-cell>
          <table:table-cell table:style-name="ce9" table:number-columns-repeated="20"/>
          <table:table-cell table:number-columns-repeated="998"/>
        </table:table-row>
        <table:table-row table:style-name="ro1">
          <table:table-cell table:style-name="ce2" office:value-type="float" office:value="23" calcext:value-type="float">
            <text:p>23</text:p>
          </table:table-cell>
          <table:table-cell table:style-name="ce4" office:value-type="string" calcext:value-type="string">
            <text:p>Em municípios de estados de fronteira, mostre as áreas de cruzamento entre o município e sua região intermediária.</text:p>
          </table:table-cell>
          <table:table-cell table:style-name="ce8" table:content-validation-name="val1" office:value-type="string" calcext:value-type="string">
            <text:p>País</text:p>
          </table:table-cell>
          <table:table-cell table:style-name="ce11" table:content-validation-name="val2" office:value-type="string" calcext:value-type="string">
            <text:p>Facíl</text:p>
          </table:table-cell>
          <table:table-cell table:style-name="ce5" table:content-validation-name="val3" office:value-type="string" calcext:value-type="string">
            <text:p>ST_Intersection</text:p>
          </table:table-cell>
          <table:table-cell table:style-name="ce12" office:value-type="string" calcext:value-type="string">
            <text:p>SELECT</text:p>
            <text:p>  m.cd_mun,</text:p>
            <text:p>  m.nm_mun,</text:p>
            <text:p>  m.cd_uf,</text:p>
            <text:p>  rgint.cd_rgint,</text:p>
            <text:p>  rgint.nm_rgint,</text:p>
            <text:p>  ST_Intersection(rgint.geometry, m.geometry) AS geom_sobreposicao</text:p>
            <text:p>FROM public.rg_intermediaria rgint</text:p>
            <text:p>RIGHT JOIN public.municipio m</text:p>
            <text:p>  ON m.cd_rgint = rgint.cd_rgint</text:p>
            <text:p>WHERE m.cd_uf IN ('RR','AC','AM','RO','MT','MS','PR','SC','RS','AP','PA');</text:p>
          </table:table-cell>
          <table:table-cell table:style-name="ce9" table:number-columns-repeated="20"/>
          <table:table-cell table:number-columns-repeated="998"/>
        </table:table-row>
        <table:table-row table:style-name="ro1">
          <table:table-cell table:style-name="ce2" office:value-type="float" office:value="24" calcext:value-type="float">
            <text:p>24</text:p>
          </table:table-cell>
          <table:table-cell table:style-name="ce4" office:value-type="string" calcext:value-type="string">
            <text:p>Nos estados de fronteira, gere os trechos resultantes do cruzamento entre o estado e cada município correspondente.</text:p>
          </table:table-cell>
          <table:table-cell table:style-name="ce8" table:content-validation-name="val1" office:value-type="string" calcext:value-type="string">
            <text:p>País</text:p>
          </table:table-cell>
          <table:table-cell table:style-name="ce11" table:content-validation-name="val2" office:value-type="string" calcext:value-type="string">
            <text:p>Facíl</text:p>
          </table:table-cell>
          <table:table-cell table:style-name="ce5" table:content-validation-name="val3" office:value-type="string" calcext:value-type="string">
            <text:p>ST_Intersection</text:p>
          </table:table-cell>
          <table:table-cell table:style-name="ce12" office:value-type="string" calcext:value-type="string">
            <text:p>SELECT</text:p>
            <text:p>  uf.sigla_uf,</text:p>
            <text:p>  m.cd_mun,</text:p>
            <text:p>  m.nm_mun,</text:p>
            <text:p>  ST_Intersection(uf.geometry, m.geometry) AS geom_sobreposicao</text:p>
            <text:p>FROM public.unidade_federativa uf</text:p>
            <text:p>JOIN public.municipio m</text:p>
            <text:p>  ON m.cd_uf = uf.cd_uf</text:p>
            <text:p>WHERE uf.sigla_uf IN ('RR','AC','AM','RO','MT','MS','PR','SC','RS','AP','PA');</text:p>
          </table:table-cell>
          <table:table-cell table:style-name="ce9" table:number-columns-repeated="20"/>
          <table:table-cell table:number-columns-repeated="998"/>
        </table:table-row>
        <table:table-row table:style-name="ro1">
          <table:table-cell table:style-name="ce2" office:value-type="float" office:value="25" calcext:value-type="float">
            <text:p>25</text:p>
          </table:table-cell>
          <table:table-cell table:style-name="ce4" office:value-type="string" calcext:value-type="string">
            <text:p>Para auditoria nacional, relacione estados e suas regiões imediatas, preservando casos sem par, e retorne a sobreposição entre ambos.</text:p>
          </table:table-cell>
          <table:table-cell table:style-name="ce8" table:content-validation-name="val1" office:value-type="string" calcext:value-type="string">
            <text:p>País</text:p>
          </table:table-cell>
          <table:table-cell table:style-name="ce11" table:content-validation-name="val2" office:value-type="string" calcext:value-type="string">
            <text:p>Facíl</text:p>
          </table:table-cell>
          <table:table-cell table:style-name="ce5" table:content-validation-name="val3" office:value-type="string" calcext:value-type="string">
            <text:p>ST_Intersection</text:p>
          </table:table-cell>
          <table:table-cell table:style-name="ce12" office:value-type="string" calcext:value-type="string">
            <text:p>SELECT</text:p>
            <text:p>  uf.cd_uf,</text:p>
            <text:p>  uf.nm_uf,</text:p>
            <text:p>  rgi.cd_rgi,</text:p>
            <text:p>  rgi.nm_rgi,</text:p>
            <text:p>  ST_Intersection(uf.geometry, rgi.geometry) AS geom_sobreposicao</text:p>
            <text:p>FROM public.rg_imediata rgi</text:p>
            <text:p>FULL OUTER JOIN public.unidade_federativa uf</text:p>
            <text:p>  ON rgi.cd_uf = uf.cd_uf;</text:p>
          </table:table-cell>
          <table:table-cell table:style-name="ce9" table:number-columns-repeated="20"/>
          <table:table-cell table:number-columns-repeated="998"/>
        </table:table-row>
        <table:table-row table:style-name="ro1">
          <table:table-cell table:style-name="ce2" office:value-type="float" office:value="26" calcext:value-type="float">
            <text:p>26</text:p>
          </table:table-cell>
          <table:table-cell table:style-name="ce4" office:value-type="string" calcext:value-type="string">
            <text:p>Gere a área de 3 km ao redor de cada escola com biblioteca nos estados de fronteira internacional, listando id e UF da escola.</text:p>
          </table:table-cell>
          <table:table-cell table:style-name="ce8" table:content-validation-name="val1" office:value-type="string" calcext:value-type="string">
            <text:p>País</text:p>
          </table:table-cell>
          <table:table-cell table:style-name="ce11" table:content-validation-name="val2" office:value-type="string" calcext:value-type="string">
            <text:p>Facíl</text:p>
          </table:table-cell>
          <table:table-cell table:style-name="ce5" table:content-validation-name="val3" office:value-type="string" calcext:value-type="string">
            <text:p>ST_Buffer</text:p>
          </table:table-cell>
          <table:table-cell table:style-name="ce12" office:value-type="string" calcext:value-type="string">
            <text:p>SELECT</text:p>
            <text:p>  e.cd_entidade,</text:p>
            <text:p>  e.cd_uf,</text:p>
            <text:p>  ST_Buffer(e.geometry::geography, 3000)::geometry AS area_3km</text:p>
            <text:p>FROM public.escola e</text:p>
            <text:p>INNER JOIN public.microdados_ed_basica meb</text:p>
            <text:p>  ON meb.cd_entidade = e.cd_entidade</text:p>
            <text:p>WHERE e.cd_uf IN ('RR','AC','AM','RO','MT','MS','PR','SC','RS','AP','PA')</text:p>
            <text:p>  AND meb.in_biblioteca = 1;</text:p>
          </table:table-cell>
          <table:table-cell table:style-name="ce9" table:number-columns-repeated="20"/>
          <table:table-cell table:number-columns-repeated="998"/>
        </table:table-row>
        <table:table-row table:style-name="ro1">
          <table:table-cell table:style-name="ce2" office:value-type="float" office:value="27" calcext:value-type="float">
            <text:p>27</text:p>
          </table:table-cell>
          <table:table-cell table:style-name="ce4" office:value-type="string" calcext:value-type="string">
            <text:p>Nos estados do Sul (PR, SC, RS), gere a área de 1 km ao redor das escolas sem laboratório de informática, preservando escolas mesmo sem cadastro completo.</text:p>
          </table:table-cell>
          <table:table-cell table:style-name="ce8" table:content-validation-name="val1" office:value-type="string" calcext:value-type="string">
            <text:p>País</text:p>
          </table:table-cell>
          <table:table-cell table:style-name="ce11" table:content-validation-name="val2" office:value-type="string" calcext:value-type="string">
            <text:p>Facíl</text:p>
          </table:table-cell>
          <table:table-cell table:style-name="ce5" table:content-validation-name="val3" office:value-type="string" calcext:value-type="string">
            <text:p>ST_Buffer</text:p>
          </table:table-cell>
          <table:table-cell table:style-name="ce12" office:value-type="string" calcext:value-type="string">
            <text:p>SELECT</text:p>
            <text:p>  e.cd_entidade,</text:p>
            <text:p>  e.cd_uf,</text:p>
            <text:p>  ST_Buffer(e.geometry::geography, 1000)::geometry AS area_1km</text:p>
            <text:p>FROM public.escola e</text:p>
            <text:p>LEFT JOIN public.microdados_ed_basica meb</text:p>
            <text:p>  ON meb.cd_entidade = e.cd_entidade</text:p>
            <text:p>WHERE e.cd_uf IN ('PR','SC','RS')</text:p>
            <text:p>  AND COALESCE(meb.in_laboratorio_informatica, 0) = 0;</text:p>
          </table:table-cell>
          <table:table-cell table:style-name="ce9" table:number-columns-repeated="20"/>
          <table:table-cell table:number-columns-repeated="998"/>
        </table:table-row>
        <table:table-row table:style-name="ro1">
          <table:table-cell table:style-name="ce2" office:value-type="float" office:value="28" calcext:value-type="float">
            <text:p>28</text:p>
          </table:table-cell>
          <table:table-cell table:style-name="ce4" office:value-type="string" calcext:value-type="string">
            <text:p>Nos estados MS, MT, RO e AC, gere a área de 2 km ao redor das escolas municipais, retornando id e UF.</text:p>
          </table:table-cell>
          <table:table-cell table:style-name="ce8" table:content-validation-name="val1" office:value-type="string" calcext:value-type="string">
            <text:p>País</text:p>
          </table:table-cell>
          <table:table-cell table:style-name="ce11" table:content-validation-name="val2" office:value-type="string" calcext:value-type="string">
            <text:p>Facíl</text:p>
          </table:table-cell>
          <table:table-cell table:style-name="ce5" table:content-validation-name="val3" office:value-type="string" calcext:value-type="string">
            <text:p>ST_Buffer</text:p>
          </table:table-cell>
          <table:table-cell table:style-name="ce12" office:value-type="string" calcext:value-type="string">
            <text:p>SELECT</text:p>
            <text:p>  e.cd_entidade,</text:p>
            <text:p>  e.cd_uf,</text:p>
            <text:p>  ST_Buffer(e.geometry::geography, 2000)::geometry AS area_2km</text:p>
            <text:p>FROM public.microdados_ed_basica meb</text:p>
            <text:p>RIGHT JOIN public.escola e</text:p>
            <text:p>  ON meb.cd_entidade = e.cd_entidade</text:p>
            <text:p>WHERE e.cd_uf IN ('MS','MT','RO','AC')</text:p>
            <text:p>  AND meb.tp_dependencia = 3;</text:p>
          </table:table-cell>
          <table:table-cell table:style-name="ce9" table:number-columns-repeated="20"/>
          <table:table-cell table:number-columns-repeated="998"/>
        </table:table-row>
        <table:table-row table:style-name="ro1">
          <table:table-cell table:style-name="ce2" office:value-type="float" office:value="29" calcext:value-type="float">
            <text:p>29</text:p>
          </table:table-cell>
          <table:table-cell table:style-name="ce4" office:value-type="string" calcext:value-type="string">
            <text:p>Nos estados de fronteira do Centro-Oeste (MS, MT), gere a área de 4 km ao redor das escolas que possuem laboratório de ciências, mostrando id da escola e UF.</text:p>
          </table:table-cell>
          <table:table-cell table:style-name="ce8" table:content-validation-name="val1" office:value-type="string" calcext:value-type="string">
            <text:p>País</text:p>
          </table:table-cell>
          <table:table-cell table:style-name="ce11" table:content-validation-name="val2" office:value-type="string" calcext:value-type="string">
            <text:p>Facíl</text:p>
          </table:table-cell>
          <table:table-cell table:style-name="ce5" table:content-validation-name="val3" office:value-type="string" calcext:value-type="string">
            <text:p>ST_Buffer</text:p>
          </table:table-cell>
          <table:table-cell table:style-name="ce12" office:value-type="string" calcext:value-type="string">
            <text:p>SELECT</text:p>
            <text:p>  e.cd_entidade,</text:p>
            <text:p>  e.cd_uf,</text:p>
            <text:p>  ST_Buffer(e.geometry::geography, 4000)::geometry AS area_4km</text:p>
            <text:p>FROM public.escola e</text:p>
            <text:p>JOIN public.microdados_ed_basica meb</text:p>
            <text:p>  ON meb.cd_entidade = e.cd_entidade</text:p>
            <text:p>WHERE e.cd_uf IN ('MS','MT')</text:p>
            <text:p>  AND meb.in_laboratorio_ciencias = 1;</text:p>
          </table:table-cell>
          <table:table-cell table:style-name="ce9" table:number-columns-repeated="20"/>
          <table:table-cell table:number-columns-repeated="998"/>
        </table:table-row>
        <table:table-row table:style-name="ro1">
          <table:table-cell table:style-name="ce2" office:value-type="float" office:value="30" calcext:value-type="float">
            <text:p>30</text:p>
          </table:table-cell>
          <table:table-cell table:style-name="ce4" office:value-type="string" calcext:value-type="string">
            <text:p>Para auditoria nacional no arco norte (AP, PA, AM, RR), gere a área de 1,5 km ao redor de cada escola, preservando registros sem par entre as bases.</text:p>
          </table:table-cell>
          <table:table-cell table:style-name="ce8" table:content-validation-name="val1" office:value-type="string" calcext:value-type="string">
            <text:p>País</text:p>
          </table:table-cell>
          <table:table-cell table:style-name="ce11" table:content-validation-name="val2" office:value-type="string" calcext:value-type="string">
            <text:p>Facíl</text:p>
          </table:table-cell>
          <table:table-cell table:style-name="ce5" table:content-validation-name="val3" office:value-type="string" calcext:value-type="string">
            <text:p>ST_Buffer</text:p>
          </table:table-cell>
          <table:table-cell table:style-name="ce12" office:value-type="string" calcext:value-type="string">
            <text:p>SELECT</text:p>
            <text:p>  e.cd_entidade,</text:p>
            <text:p>  e.cd_uf,</text:p>
            <text:p>  ST_Buffer(e.geometry::geography, 1500)::geometry AS area_1_5km</text:p>
            <text:p>FROM public.escola e</text:p>
            <text:p>FULL OUTER JOIN public.microdados_ed_basica meb</text:p>
            <text:p>  ON meb.cd_entidade = e.cd_entidade</text:p>
            <text:p>WHERE (e.cd_uf IN ('AP','PA','AM','RR') OR e.cd_uf IS NULL);</text:p>
          </table:table-cell>
          <table:table-cell table:style-name="ce9" table:number-columns-repeated="20"/>
          <table:table-cell table:number-columns-repeated="998"/>
        </table:table-row>
        <table:table-row table:style-name="ro1">
          <table:table-cell table:style-name="ce2" office:value-type="float" office:value="31" calcext:value-type="float">
            <text:p>31</text:p>
          </table:table-cell>
          <table:table-cell table:style-name="ce4" office:value-type="string" calcext:value-type="string">
            <text:p>Quais escolas com Internet para aprendizagem estão até 8 km da fronteira internacional do Brasil?</text:p>
          </table:table-cell>
          <table:table-cell table:style-name="ce8" table:content-validation-name="val1" office:value-type="string" calcext:value-type="string">
            <text:p>País</text:p>
          </table:table-cell>
          <table:table-cell table:style-name="ce11" table:content-validation-name="val2" office:value-type="string" calcext:value-type="string">
            <text:p>Facíl</text:p>
          </table:table-cell>
          <table:table-cell table:style-name="ce5" table:content-validation-name="val3" office:value-type="string" calcext:value-type="string">
            <text:p>ST_DWithin</text:p>
          </table:table-cell>
          <table:table-cell table:style-name="ce12" office:value-type="string" calcext:value-type="string">
            <text:p>SELECT</text:p>
            <text:p>  e.cd_entidade,</text:p>
            <text:p>  e.cd_uf</text:p>
            <text:p>FROM public.pais p,</text:p>
            <text:p>     public.escola e</text:p>
            <text:p>JOIN public.microdados_ed_basica meb</text:p>
            <text:p>  ON meb.cd_entidade = e.cd_entidade</text:p>
            <text:p>WHERE p.pais = 'Brasil'</text:p>
            <text:p>  AND meb.in_internet_aprendizagem = 1</text:p>
            <text:p>  AND ST_DWithin(</text:p>
            <text:p>        e.geometry::geography,</text:p>
            <text:p>        ST_Boundary(p.geometry)::geography,</text:p>
            <text:p>        8000</text:p>
            <text:p>      );</text:p>
          </table:table-cell>
          <table:table-cell table:style-name="ce9" table:number-columns-repeated="20"/>
          <table:table-cell table:number-columns-repeated="998"/>
        </table:table-row>
        <table:table-row table:style-name="ro1">
          <table:table-cell table:style-name="ce2" office:value-type="float" office:value="32" calcext:value-type="float">
            <text:p>32</text:p>
          </table:table-cell>
          <table:table-cell table:style-name="ce4" office:value-type="string" calcext:value-type="string">
            <text:p>Nos estados de fronteira (RR, AC, AM, RO, MT, MS, PR, SC, RS, AP, PA), quais escolas com sala de leitura ficam até 5 km da fronteira internacional?</text:p>
          </table:table-cell>
          <table:table-cell table:style-name="ce8" table:content-validation-name="val1" office:value-type="string" calcext:value-type="string">
            <text:p>País</text:p>
          </table:table-cell>
          <table:table-cell table:style-name="ce11" table:content-validation-name="val2" office:value-type="string" calcext:value-type="string">
            <text:p>Facíl</text:p>
          </table:table-cell>
          <table:table-cell table:style-name="ce5" table:content-validation-name="val3" office:value-type="string" calcext:value-type="string">
            <text:p>ST_DWithin</text:p>
          </table:table-cell>
          <table:table-cell table:style-name="ce12" office:value-type="string" calcext:value-type="string">
            <text:p>SELECT</text:p>
            <text:p>  e.cd_entidade,</text:p>
            <text:p>  e.cd_uf</text:p>
            <text:p>FROM public.pais p,</text:p>
            <text:p>     public.escola e</text:p>
            <text:p>LEFT JOIN public.microdados_ed_basica meb</text:p>
            <text:p>  ON meb.cd_entidade = e.cd_entidade</text:p>
            <text:p> AND meb.in_biblioteca_sala_leitura = 1</text:p>
            <text:p>WHERE p.pais = 'Brasil'</text:p>
            <text:p>  AND e.cd_uf IN ('RR','AC','AM','RO','MT','MS','PR','SC','RS','AP','PA')</text:p>
            <text:p>  AND ST_DWithin(</text:p>
            <text:p>        e.geometry::geography,</text:p>
            <text:p>        ST_Boundary(p.geometry)::geography,</text:p>
            <text:p>        5000</text:p>
            <text:p>      );</text:p>
          </table:table-cell>
          <table:table-cell table:style-name="ce9" table:number-columns-repeated="20"/>
          <table:table-cell table:number-columns-repeated="998"/>
        </table:table-row>
        <table:table-row table:style-name="ro1">
          <table:table-cell table:style-name="ce2" office:value-type="float" office:value="33" calcext:value-type="float">
            <text:p>33</text:p>
          </table:table-cell>
          <table:table-cell table:style-name="ce4" office:value-type="string" calcext:value-type="string">
            <text:p>Relacione as escolas com quadra esportiva coberta e marque se estão até 3 km da fronteira internacional.</text:p>
          </table:table-cell>
          <table:table-cell table:style-name="ce8" table:content-validation-name="val1" office:value-type="string" calcext:value-type="string">
            <text:p>País</text:p>
          </table:table-cell>
          <table:table-cell table:style-name="ce11" table:content-validation-name="val2" office:value-type="string" calcext:value-type="string">
            <text:p>Facíl</text:p>
          </table:table-cell>
          <table:table-cell table:style-name="ce5" table:content-validation-name="val3" office:value-type="string" calcext:value-type="string">
            <text:p>ST_DWithin</text:p>
          </table:table-cell>
          <table:table-cell table:style-name="ce12" office:value-type="string" calcext:value-type="string">
            <text:p>SELECT</text:p>
            <text:p>  meb.cd_entidade,</text:p>
            <text:p>  e.cd_uf,</text:p>
            <text:p>  CASE</text:p>
            <text:p>    WHEN ST_DWithin(</text:p>
            <text:p>           e.geometry::geography,</text:p>
            <text:p>           ST_Boundary(p.geometry)::geography,</text:p>
            <text:p>           3000</text:p>
            <text:p>         ) THEN 1 ELSE 0</text:p>
            <text:p>  END AS ate_3km_fronteira</text:p>
            <text:p>FROM public.pais p,</text:p>
            <text:p>     public.escola e</text:p>
            <text:p>RIGHT JOIN public.microdados_ed_basica meb</text:p>
            <text:p>  ON meb.cd_entidade = e.cd_entidade</text:p>
            <text:p> AND meb.in_quadra_esportes_coberta = 1</text:p>
            <text:p>WHERE p.pais = 'Brasil';</text:p>
          </table:table-cell>
          <table:table-cell table:style-name="ce9" table:number-columns-repeated="20"/>
          <table:table-cell table:number-columns-repeated="998"/>
        </table:table-row>
        <table:table-row table:style-name="ro1">
          <table:table-cell table:style-name="ce2" office:value-type="float" office:value="34" calcext:value-type="float">
            <text:p>34</text:p>
          </table:table-cell>
          <table:table-cell table:style-name="ce4" office:value-type="string" calcext:value-type="string">
            <text:p>Supondo uma base com vários países, no país cujo nome começa com “Bra”, quais escolas com refeitório estão até 12 km da fronteira?</text:p>
          </table:table-cell>
          <table:table-cell table:style-name="ce8" table:content-validation-name="val1" office:value-type="string" calcext:value-type="string">
            <text:p>País</text:p>
          </table:table-cell>
          <table:table-cell table:style-name="ce11" table:content-validation-name="val2" office:value-type="string" calcext:value-type="string">
            <text:p>Facíl</text:p>
          </table:table-cell>
          <table:table-cell table:style-name="ce5" table:content-validation-name="val3" office:value-type="string" calcext:value-type="string">
            <text:p>ST_DWithin</text:p>
          </table:table-cell>
          <table:table-cell table:style-name="ce12" office:value-type="string" calcext:value-type="string">
            <text:p>SELECT</text:p>
            <text:p>  e.cd_entidade,</text:p>
            <text:p>  e.cd_uf</text:p>
            <text:p>FROM public.pais p,</text:p>
            <text:p>     public.escola e</text:p>
            <text:p>INNER JOIN public.microdados_ed_basica meb</text:p>
            <text:p>  ON meb.cd_entidade = e.cd_entidade</text:p>
            <text:p>WHERE p.pais ILIKE 'Bra%'</text:p>
            <text:p>  AND meb.in_refeitorio = 1</text:p>
            <text:p>  AND ST_DWithin(</text:p>
            <text:p>        e.geometry::geography,</text:p>
            <text:p>        ST_Boundary(p.geometry)::geography,</text:p>
            <text:p>        12000</text:p>
            <text:p>      );</text:p>
          </table:table-cell>
          <table:table-cell table:style-name="ce9" table:number-columns-repeated="20"/>
          <table:table-cell table:number-columns-repeated="998"/>
        </table:table-row>
        <table:table-row table:style-name="ro1">
          <table:table-cell table:style-name="ce2" office:value-type="float" office:value="35" calcext:value-type="float">
            <text:p>35</text:p>
          </table:table-cell>
          <table:table-cell table:style-name="ce4" office:value-type="string" calcext:value-type="string">
            <text:p>Para auditoria nacional, relacione escolas e seus registros no microdados com banheiro PNE e rampas, e marque se estão até 2 km da fronteira internacional.</text:p>
          </table:table-cell>
          <table:table-cell table:style-name="ce8" table:content-validation-name="val1" office:value-type="string" calcext:value-type="string">
            <text:p>País</text:p>
          </table:table-cell>
          <table:table-cell table:style-name="ce11" table:content-validation-name="val2" office:value-type="string" calcext:value-type="string">
            <text:p>Facíl</text:p>
          </table:table-cell>
          <table:table-cell table:style-name="ce5" table:content-validation-name="val3" office:value-type="string" calcext:value-type="string">
            <text:p>ST_DWithin</text:p>
          </table:table-cell>
          <table:table-cell table:style-name="ce12" office:value-type="string" calcext:value-type="string">
            <text:p>SELECT</text:p>
            <text:p>  COALESCE(e.cd_entidade, meb.cd_entidade) AS cd_entidade,</text:p>
            <text:p>  e.cd_uf,</text:p>
            <text:p>  meb.in_banheiro_pne,</text:p>
            <text:p>  meb.in_acessibilidade_rampas,</text:p>
            <text:p>  CASE</text:p>
            <text:p>    WHEN ST_DWithin(</text:p>
            <text:p>           e.geometry::geography,</text:p>
            <text:p>           ST_Boundary(p.geometry)::geography,</text:p>
            <text:p>           2000</text:p>
            <text:p>         ) THEN 1 ELSE 0</text:p>
            <text:p>  END AS ate_2km_fronteira</text:p>
            <text:p>FROM public.pais p,</text:p>
            <text:p>     public.escola e</text:p>
            <text:p>FULL OUTER JOIN public.microdados_ed_basica meb</text:p>
            <text:p>  ON meb.cd_entidade = e.cd_entidade</text:p>
            <text:p>WHERE p.pais = 'Brasil'</text:p>
            <text:p>  AND meb.in_banheiro_pne = 1</text:p>
            <text:p>  AND meb.in_acessibilidade_rampas = 1;</text:p>
          </table:table-cell>
          <table:table-cell table:style-name="ce9" table:number-columns-repeated="20"/>
          <table:table-cell table:number-columns-repeated="998"/>
        </table:table-row>
        <table:table-row table:style-name="ro1">
          <table:table-cell table:style-name="ce2" office:value-type="float" office:value="36" calcext:value-type="float">
            <text:p>36</text:p>
          </table:table-cell>
          <table:table-cell table:style-name="ce4" office:value-type="string" calcext:value-type="string">
            <text:p>Quais escolas com elevador de acessibilidade ficam na faixa de 8 km a partir da fronteira internacional, mostrando escola, município e UF?</text:p>
          </table:table-cell>
          <table:table-cell table:style-name="ce8" table:content-validation-name="val1" office:value-type="string" calcext:value-type="string">
            <text:p>País</text:p>
          </table:table-cell>
          <table:table-cell table:style-name="ce11" table:content-validation-name="val2" office:value-type="string" calcext:value-type="string">
            <text:p>Médio</text:p>
          </table:table-cell>
          <table:table-cell table:style-name="ce5" table:content-validation-name="val3" office:value-type="string" calcext:value-type="string">
            <text:p>ST_Intersects</text:p>
          </table:table-cell>
          <table:table-cell table:style-name="ce12" office:value-type="string" calcext:value-type="string">
            <text:p>SELECT</text:p>
            <text:p>  e.cd_entidade,</text:p>
            <text:p>  m.cd_mun,</text:p>
            <text:p>  m.nm_mun,</text:p>
            <text:p>  uf.sigla_uf</text:p>
            <text:p>FROM public.pais p</text:p>
            <text:p>INNER JOIN public.unidade_federativa uf</text:p>
            <text:p>  ON p.pais = 'Brasil' AND ST_Intersects(uf.geometry, p.geometry)</text:p>
            <text:p>JOIN public.municipio m</text:p>
            <text:p>  ON m.cd_uf = uf.cd_uf AND ST_Intersects(m.geometry, p.geometry)</text:p>
            <text:p>JOIN public.escola e</text:p>
            <text:p>  ON ST_Intersects(m.geometry, e.geometry)</text:p>
            <text:p>JOIN public.microdados_ed_basica meb</text:p>
            <text:p>  ON meb.cd_entidade = e.cd_entidade AND meb.in_acessibilidade_elevador = 1</text:p>
            <text:p>WHERE ST_Intersects(</text:p>
            <text:p>        ST_Buffer(ST_Boundary(p.geometry)::geography, 8000)::geometry,</text:p>
            <text:p>        e.geometry</text:p>
            <text:p>      );</text:p>
          </table:table-cell>
          <table:table-cell table:style-name="ce9" table:number-columns-repeated="20"/>
          <table:table-cell table:number-columns-repeated="998"/>
        </table:table-row>
        <table:table-row table:style-name="ro1">
          <table:table-cell table:style-name="ce2" office:value-type="float" office:value="37" calcext:value-type="float">
            <text:p>37</text:p>
          </table:table-cell>
          <table:table-cell table:style-name="ce4" office:value-type="string" calcext:value-type="string">
            <text:p>Em regiões imediatas de estados de fronteira, mostre as escolas com parque infantil que estejam na faixa de 5 km da fronteira, preservando regiões mesmo sem escola.</text:p>
          </table:table-cell>
          <table:table-cell table:style-name="ce8" table:content-validation-name="val1" office:value-type="string" calcext:value-type="string">
            <text:p>País</text:p>
          </table:table-cell>
          <table:table-cell table:style-name="ce11" table:content-validation-name="val2" office:value-type="string" calcext:value-type="string">
            <text:p>Médio</text:p>
          </table:table-cell>
          <table:table-cell table:style-name="ce5" table:content-validation-name="val3" office:value-type="string" calcext:value-type="string">
            <text:p>ST_Intersects</text:p>
          </table:table-cell>
          <table:table-cell table:style-name="ce12" office:value-type="string" calcext:value-type="string">
            <text:p>SELECT</text:p>
            <text:p>  rgi.cd_rgi,</text:p>
            <text:p>  rgi.nm_rgi,</text:p>
            <text:p>  e.cd_entidade,</text:p>
            <text:p>  e.cd_uf</text:p>
            <text:p>FROM public.pais p</text:p>
            <text:p>JOIN public.unidade_federativa uf</text:p>
            <text:p>  ON uf.sigla_uf IN ('RR','AC','AM','RO','MT','MS','PR','SC','RS','AP','PA')</text:p>
            <text:p> AND ST_Intersects(uf.geometry, p.geometry)</text:p>
            <text:p>JOIN public.rg_imediata rgi</text:p>
            <text:p>  ON rgi.cd_uf = uf.cd_uf AND ST_Intersects(rgi.geometry, uf.geometry)</text:p>
            <text:p>LEFT JOIN public.escola e</text:p>
            <text:p>  ON ST_Intersects(rgi.geometry, e.geometry)</text:p>
            <text:p>LEFT JOIN public.microdados_ed_basica meb</text:p>
            <text:p>  ON meb.cd_entidade = e.cd_entidade AND meb.in_parque_infantil = 1</text:p>
            <text:p>WHERE p.pais = 'Brasil'</text:p>
            <text:p>  AND ST_Intersects(</text:p>
            <text:p>        ST_Buffer(ST_Boundary(p.geometry)::geography, 5000)::geometry,</text:p>
            <text:p>        COALESCE(e.geometry, rgi.geometry)</text:p>
            <text:p>      );</text:p>
          </table:table-cell>
          <table:table-cell table:style-name="ce9" table:number-columns-repeated="20"/>
          <table:table-cell table:number-columns-repeated="998"/>
        </table:table-row>
        <table:table-row table:style-name="ro1">
          <table:table-cell table:style-name="ce2" office:value-type="float" office:value="38" calcext:value-type="float">
            <text:p>38</text:p>
          </table:table-cell>
          <table:table-cell table:style-name="ce4" office:value-type="string" calcext:value-type="string">
            <text:p>Nas UFs de fronteira, quais escolas com piscina estão na faixa de 3 km da fronteira internacional, listando escola, município e UF?</text:p>
          </table:table-cell>
          <table:table-cell table:style-name="ce8" table:content-validation-name="val1" office:value-type="string" calcext:value-type="string">
            <text:p>País</text:p>
          </table:table-cell>
          <table:table-cell table:style-name="ce11" table:content-validation-name="val2" office:value-type="string" calcext:value-type="string">
            <text:p>Médio</text:p>
          </table:table-cell>
          <table:table-cell table:style-name="ce5" table:content-validation-name="val3" office:value-type="string" calcext:value-type="string">
            <text:p>ST_Intersects</text:p>
          </table:table-cell>
          <table:table-cell table:style-name="ce12" office:value-type="string" calcext:value-type="string">
            <text:p>SELECT</text:p>
            <text:p>  e.cd_entidade,</text:p>
            <text:p>  e.cd_uf,</text:p>
            <text:p>  m.cd_mun</text:p>
            <text:p>FROM public.pais p</text:p>
            <text:p>JOIN public.unidade_federativa uf</text:p>
            <text:p>  ON p.pais = 'Brasil'</text:p>
            <text:p> AND uf.sigla_uf IN ('RR','AC','AM','RO','MT','MS','PR','SC','RS','AP','PA')</text:p>
            <text:p> AND ST_Intersects(uf.geometry, p.geometry)</text:p>
            <text:p>JOIN public.municipio m</text:p>
            <text:p>  ON m.cd_uf = uf.cd_uf</text:p>
            <text:p>RIGHT JOIN public.escola e</text:p>
            <text:p>  ON ST_Intersects(m.geometry, e.geometry)</text:p>
            <text:p>RIGHT JOIN public.microdados_ed_basica meb</text:p>
            <text:p>  ON meb.cd_entidade = e.cd_entidade AND meb.in_piscina = 1</text:p>
            <text:p>WHERE ST_Intersects(</text:p>
            <text:p>        ST_Buffer(ST_Boundary(p.geometry)::geography, 3000)::geometry,</text:p>
            <text:p>        e.geometry</text:p>
            <text:p>      );</text:p>
          </table:table-cell>
          <table:table-cell table:style-name="ce9" table:number-columns-repeated="20"/>
          <table:table-cell table:number-columns-repeated="998"/>
        </table:table-row>
        <table:table-row table:style-name="ro1">
          <table:table-cell table:style-name="ce2" office:value-type="float" office:value="39" calcext:value-type="float">
            <text:p>39</text:p>
          </table:table-cell>
          <table:table-cell table:style-name="ce4" office:value-type="string" calcext:value-type="string">
            <text:p>Supondo uma base com vários países, no país cujo nome começa com “Bra”, quais escolas com energia renovável estão até 12 km da fronteira, por UF?</text:p>
          </table:table-cell>
          <table:table-cell table:style-name="ce8" table:content-validation-name="val1" office:value-type="string" calcext:value-type="string">
            <text:p>País</text:p>
          </table:table-cell>
          <table:table-cell table:style-name="ce11" table:content-validation-name="val2" office:value-type="string" calcext:value-type="string">
            <text:p>Médio</text:p>
          </table:table-cell>
          <table:table-cell table:style-name="ce5" table:content-validation-name="val3" office:value-type="string" calcext:value-type="string">
            <text:p>ST_Intersects</text:p>
          </table:table-cell>
          <table:table-cell table:style-name="ce12" office:value-type="string" calcext:value-type="string">
            <text:p>SELECT</text:p>
            <text:p>  e.cd_entidade,</text:p>
            <text:p>  uf.sigla_uf</text:p>
            <text:p>FROM public.pais p</text:p>
            <text:p>JOIN public.unidade_federativa uf</text:p>
            <text:p>  ON ST_Intersects(uf.geometry, p.geometry)</text:p>
            <text:p>JOIN public.municipio m</text:p>
            <text:p>  ON m.cd_uf = uf.cd_uf AND ST_Intersects(m.geometry, uf.geometry)</text:p>
            <text:p>JOIN public.escola e</text:p>
            <text:p>  ON ST_Intersects(e.geometry, m.geometry)</text:p>
            <text:p>JOIN public.microdados_ed_basica meb</text:p>
            <text:p>  ON meb.cd_entidade = e.cd_entidade AND meb.in_energia_renovavel = 1</text:p>
            <text:p>WHERE p.pais ILIKE 'Bra%'</text:p>
            <text:p>  AND ST_DWithin(</text:p>
            <text:p>        e.geometry::geography,</text:p>
            <text:p>        ST_Boundary(p.geometry)::geography,</text:p>
            <text:p>        12000</text:p>
            <text:p>      );</text:p>
          </table:table-cell>
          <table:table-cell table:style-name="ce9" table:number-columns-repeated="20"/>
          <table:table-cell table:number-columns-repeated="998"/>
        </table:table-row>
        <table:table-row table:style-name="ro1">
          <table:table-cell table:style-name="ce2" office:value-type="float" office:value="40" calcext:value-type="float">
            <text:p>40</text:p>
          </table:table-cell>
          <table:table-cell table:style-name="ce4" office:value-type="string" calcext:value-type="string">
            <text:p>Para auditoria nacional, relacione UFs e suas regiões intermediárias e mostre as escolas com abastecimento de água da rede pública situadas na faixa de 7 km da fronteira.</text:p>
          </table:table-cell>
          <table:table-cell table:style-name="ce8" table:content-validation-name="val1" office:value-type="string" calcext:value-type="string">
            <text:p>País</text:p>
          </table:table-cell>
          <table:table-cell table:style-name="ce11" table:content-validation-name="val2" office:value-type="string" calcext:value-type="string">
            <text:p>Médio</text:p>
          </table:table-cell>
          <table:table-cell table:style-name="ce5" table:content-validation-name="val3" office:value-type="string" calcext:value-type="string">
            <text:p>ST_Intersects</text:p>
          </table:table-cell>
          <table:table-cell table:style-name="ce12" office:value-type="string" calcext:value-type="string">
            <text:p>SELECT</text:p>
            <text:p>  COALESCE(uf.sigla_uf, rgint.cd_uf) AS ref_uf,</text:p>
            <text:p>  e.cd_entidade</text:p>
            <text:p>FROM public.unidade_federativa uf</text:p>
            <text:p>FULL OUTER JOIN public.rg_intermediaria rgint</text:p>
            <text:p>  ON uf.cd_uf = rgint.cd_uf</text:p>
            <text:p>JOIN public.pais p</text:p>
            <text:p>  ON p.pais = 'Brasil'</text:p>
            <text:p>JOIN public.municipio m</text:p>
            <text:p>  ON m.cd_uf = COALESCE(uf.cd_uf, rgint.cd_uf)</text:p>
            <text:p>JOIN public.escola e</text:p>
            <text:p>  ON ST_Intersects(e.geometry, m.geometry)</text:p>
            <text:p>JOIN public.microdados_ed_basica meb</text:p>
            <text:p>  ON meb.cd_entidade = e.cd_entidade AND meb.in_agua_rede_publica = 1</text:p>
            <text:p>WHERE ST_Intersects(</text:p>
            <text:p>        ST_Buffer(ST_Boundary(p.geometry)::geography, 7000)::geometry,</text:p>
            <text:p>        m.geometry</text:p>
            <text:p>      );</text:p>
          </table:table-cell>
          <table:table-cell table:style-name="ce9" table:number-columns-repeated="20"/>
          <table:table-cell table:number-columns-repeated="998"/>
        </table:table-row>
        <table:table-row table:style-name="ro1">
          <table:table-cell table:style-name="ce2" office:value-type="float" office:value="41" calcext:value-type="float">
            <text:p>41</text:p>
          </table:table-cell>
          <table:table-cell table:style-name="ce4" office:value-type="string" calcext:value-type="string">
            <text:p>Nos 6 km a partir da fronteira internacional, quais escolas com sala da diretoria estão contidas em seus municípios (liste escola, município e UF)?</text:p>
          </table:table-cell>
          <table:table-cell table:style-name="ce8" table:content-validation-name="val1" office:value-type="string" calcext:value-type="string">
            <text:p>País</text:p>
          </table:table-cell>
          <table:table-cell table:style-name="ce11" table:content-validation-name="val2" office:value-type="string" calcext:value-type="string">
            <text:p>Médio</text:p>
          </table:table-cell>
          <table:table-cell table:style-name="ce5" table:content-validation-name="val3" office:value-type="string" calcext:value-type="string">
            <text:p>ST_Contains</text:p>
          </table:table-cell>
          <table:table-cell table:style-name="ce12" office:value-type="string" calcext:value-type="string">
            <text:p>SELECT</text:p>
            <text:p>  e.cd_entidade,</text:p>
            <text:p>  m.cd_mun,</text:p>
            <text:p>  m.nm_mun,</text:p>
            <text:p>  uf.sigla_uf</text:p>
            <text:p>FROM public.pais p</text:p>
            <text:p>INNER JOIN public.unidade_federativa uf</text:p>
            <text:p>  ON p.pais = 'Brasil' AND ST_Intersects(uf.geometry, p.geometry)</text:p>
            <text:p>JOIN public.municipio m</text:p>
            <text:p>  ON m.cd_uf = uf.cd_uf AND ST_Intersects(m.geometry, uf.geometry)</text:p>
            <text:p>JOIN public.escola e</text:p>
            <text:p>  ON ST_Contains(m.geometry, e.geometry)</text:p>
            <text:p>JOIN public.microdados_ed_basica meb</text:p>
            <text:p>  ON meb.cd_entidade = e.cd_entidade AND meb.in_sala_diretoria = 1</text:p>
            <text:p>WHERE ST_DWithin(</text:p>
            <text:p>        e.geometry::geography,</text:p>
            <text:p>        ST_Boundary(p.geometry)::geography,</text:p>
            <text:p>        6000</text:p>
            <text:p>      );</text:p>
          </table:table-cell>
          <table:table-cell table:style-name="ce9" table:number-columns-repeated="20"/>
          <table:table-cell table:number-columns-repeated="998"/>
        </table:table-row>
        <table:table-row table:style-name="ro1">
          <table:table-cell table:style-name="ce2" office:value-type="float" office:value="42" calcext:value-type="float">
            <text:p>42</text:p>
          </table:table-cell>
          <table:table-cell table:style-name="ce4" office:value-type="string" calcext:value-type="string">
            <text:p>Em regiões imediatas de estados de fronteira, liste escolas com sala de professor na faixa de 10 km da fronteira, preservando a região imediata mesmo sem escola.</text:p>
          </table:table-cell>
          <table:table-cell table:style-name="ce8" table:content-validation-name="val1" office:value-type="string" calcext:value-type="string">
            <text:p>País</text:p>
          </table:table-cell>
          <table:table-cell table:style-name="ce11" table:content-validation-name="val2" office:value-type="string" calcext:value-type="string">
            <text:p>Médio</text:p>
          </table:table-cell>
          <table:table-cell table:style-name="ce5" table:content-validation-name="val3" office:value-type="string" calcext:value-type="string">
            <text:p>ST_Contains</text:p>
          </table:table-cell>
          <table:table-cell table:style-name="ce12" office:value-type="string" calcext:value-type="string">
            <text:p>SELECT</text:p>
            <text:p>  rgi.cd_rgi,</text:p>
            <text:p>  rgi.nm_rgi,</text:p>
            <text:p>  e.cd_entidade,</text:p>
            <text:p>  rgi.cd_uf</text:p>
            <text:p>FROM public.pais p</text:p>
            <text:p>JOIN public.unidade_federativa uf</text:p>
            <text:p>  ON uf.sigla_uf IN ('RR','AC','AM','RO','MT','MS','PR','SC','RS','AP','PA')</text:p>
            <text:p> AND ST_Intersects(uf.geometry, p.geometry)</text:p>
            <text:p>JOIN public.rg_imediata rgi</text:p>
            <text:p>  ON rgi.cd_uf = uf.cd_uf AND ST_Intersects(rgi.geometry, uf.geometry)</text:p>
            <text:p>LEFT JOIN public.escola e</text:p>
            <text:p>  ON ST_Contains(rgi.geometry, e.geometry)</text:p>
            <text:p>LEFT JOIN public.microdados_ed_basica meb</text:p>
            <text:p>  ON meb.cd_entidade = e.cd_entidade AND meb.in_sala_professor = 1</text:p>
            <text:p>WHERE p.pais = 'Brasil'</text:p>
            <text:p>  AND ST_Intersects(</text:p>
            <text:p>        ST_Buffer(ST_Boundary(p.geometry)::geography, 10000)::geometry,</text:p>
            <text:p>        COALESCE(e.geometry, rgi.geometry)</text:p>
            <text:p>      );</text:p>
          </table:table-cell>
          <table:table-cell table:style-name="ce9" table:number-columns-repeated="20"/>
          <table:table-cell table:number-columns-repeated="998"/>
        </table:table-row>
        <table:table-row table:style-name="ro1">
          <table:table-cell table:style-name="ce2" office:value-type="float" office:value="43" calcext:value-type="float">
            <text:p>43</text:p>
          </table:table-cell>
          <table:table-cell table:style-name="ce4" office:value-type="string" calcext:value-type="string">
            <text:p>Nos estados MS, MT, RO e AC, quais escolas com auditório estão contidas em seus municípios e a até 4 km da fronteira?</text:p>
          </table:table-cell>
          <table:table-cell table:style-name="ce8" table:content-validation-name="val1" office:value-type="string" calcext:value-type="string">
            <text:p>País</text:p>
          </table:table-cell>
          <table:table-cell table:style-name="ce11" table:content-validation-name="val2" office:value-type="string" calcext:value-type="string">
            <text:p>Médio</text:p>
          </table:table-cell>
          <table:table-cell table:style-name="ce5" table:content-validation-name="val3" office:value-type="string" calcext:value-type="string">
            <text:p>ST_Contains</text:p>
          </table:table-cell>
          <table:table-cell table:style-name="ce12" office:value-type="string" calcext:value-type="string">
            <text:p>SELECT</text:p>
            <text:p>  e.cd_entidade,</text:p>
            <text:p>  e.cd_uf,</text:p>
            <text:p>  m.cd_mun</text:p>
            <text:p>FROM public.pais p</text:p>
            <text:p>JOIN public.unidade_federativa uf</text:p>
            <text:p>  ON uf.sigla_uf IN ('MS','MT','RO','AC')</text:p>
            <text:p> AND ST_Intersects(uf.geometry, p.geometry)</text:p>
            <text:p>JOIN public.municipio m</text:p>
            <text:p>  ON m.cd_uf = uf.cd_uf AND ST_Intersects(m.geometry, uf.geometry)</text:p>
            <text:p>RIGHT JOIN public.escola e</text:p>
            <text:p>  ON ST_Contains(m.geometry, e.geometry)</text:p>
            <text:p>RIGHT JOIN public.microdados_ed_basica meb</text:p>
            <text:p>  ON meb.cd_entidade = e.cd_entidade AND meb.in_auditorio = 1</text:p>
            <text:p>WHERE p.pais = 'Brasil'</text:p>
            <text:p>  AND ST_DWithin(</text:p>
            <text:p>        e.geometry::geography,</text:p>
            <text:p>        ST_Boundary(p.geometry)::geography,</text:p>
            <text:p>        4000</text:p>
            <text:p>      );</text:p>
          </table:table-cell>
          <table:table-cell table:style-name="ce9" table:number-columns-repeated="20"/>
          <table:table-cell table:number-columns-repeated="998"/>
        </table:table-row>
        <table:table-row table:style-name="ro1">
          <table:table-cell table:style-name="ce2" office:value-type="float" office:value="44" calcext:value-type="float">
            <text:p>44</text:p>
          </table:table-cell>
          <table:table-cell table:style-name="ce4" office:value-type="string" calcext:value-type="string">
            <text:p>Supondo múltiplos países, no país cujo nome começa com “Bra”, quais escolas com cozinha estão contidas em seus estados e a até 12 km da fronteira?</text:p>
          </table:table-cell>
          <table:table-cell table:style-name="ce8" table:content-validation-name="val1" office:value-type="string" calcext:value-type="string">
            <text:p>País</text:p>
          </table:table-cell>
          <table:table-cell table:style-name="ce11" table:content-validation-name="val2" office:value-type="string" calcext:value-type="string">
            <text:p>Médio</text:p>
          </table:table-cell>
          <table:table-cell table:style-name="ce5" table:content-validation-name="val3" office:value-type="string" calcext:value-type="string">
            <text:p>ST_Contains</text:p>
          </table:table-cell>
          <table:table-cell table:style-name="ce12" office:value-type="string" calcext:value-type="string">
            <text:p>SELECT</text:p>
            <text:p>  e.cd_entidade,</text:p>
            <text:p>  uf.sigla_uf</text:p>
            <text:p>FROM public.pais p</text:p>
            <text:p>JOIN public.unidade_federativa uf</text:p>
            <text:p>  ON ST_Intersects(uf.geometry, p.geometry)</text:p>
            <text:p>JOIN public.escola e</text:p>
            <text:p>  ON ST_Contains(uf.geometry, e.geometry)</text:p>
            <text:p>JOIN public.microdados_ed_basica meb</text:p>
            <text:p>  ON meb.cd_entidade = e.cd_entidade AND meb.in_cozinha = 1</text:p>
            <text:p>WHERE p.pais ILIKE 'Bra%'</text:p>
            <text:p>  AND ST_DWithin(</text:p>
            <text:p>        e.geometry::geography,</text:p>
            <text:p>        ST_Boundary(p.geometry)::geography,</text:p>
            <text:p>        12000</text:p>
            <text:p>      );</text:p>
          </table:table-cell>
          <table:table-cell table:style-name="ce9" table:number-columns-repeated="20"/>
          <table:table-cell table:number-columns-repeated="998"/>
        </table:table-row>
        <table:table-row table:style-name="ro1">
          <table:table-cell table:style-name="ce2" office:value-type="float" office:value="45" calcext:value-type="float">
            <text:p>45</text:p>
          </table:table-cell>
          <table:table-cell table:style-name="ce4" office:value-type="string" calcext:value-type="string">
            <text:p>Para auditoria nacional, relacione regiões intermediárias e suas regiões imediatas (preservando casos sem par) e traga escolas com internet administrativa em municípios contidos nessas regiões, na faixa de 6 km da fronteira.</text:p>
          </table:table-cell>
          <table:table-cell table:style-name="ce8" table:content-validation-name="val1" office:value-type="string" calcext:value-type="string">
            <text:p>País</text:p>
          </table:table-cell>
          <table:table-cell table:style-name="ce11" table:content-validation-name="val2" office:value-type="string" calcext:value-type="string">
            <text:p>Médio</text:p>
          </table:table-cell>
          <table:table-cell table:style-name="ce5" table:content-validation-name="val3" office:value-type="string" calcext:value-type="string">
            <text:p>ST_Contains</text:p>
          </table:table-cell>
          <table:table-cell table:style-name="ce12" office:value-type="string" calcext:value-type="string">
            <text:p>SELECT</text:p>
            <text:p>  COALESCE(rgint.cd_rgint, rgi.cd_rgint) AS cd_rgint_ref,</text:p>
            <text:p>  rgi.cd_rgi,</text:p>
            <text:p>  e.cd_entidade</text:p>
            <text:p>FROM public.rg_intermediaria rgint</text:p>
            <text:p>FULL OUTER JOIN public.rg_imediata rgi</text:p>
            <text:p>  ON rgint.cd_rgint = rgi.cd_rgint</text:p>
            <text:p> AND ST_Contains(rgint.geometry, rgi.geometry)</text:p>
            <text:p>JOIN public.municipio m</text:p>
            <text:p>  ON m.cd_rgi = rgi.cd_rgi</text:p>
            <text:p>JOIN public.escola e</text:p>
            <text:p>  ON ST_Contains(m.geometry, e.geometry)</text:p>
            <text:p>JOIN public.microdados_ed_basica meb</text:p>
            <text:p>  ON meb.cd_entidade = e.cd_entidade AND meb.in_internet_administrativo = 1</text:p>
            <text:p>JOIN public.pais p</text:p>
            <text:p>  ON p.pais = 'Brasil'</text:p>
            <text:p>WHERE ST_DWithin(</text:p>
            <text:p>        e.geometry::geography,</text:p>
            <text:p>        ST_Boundary(p.geometry)::geography,</text:p>
            <text:p>        6000</text:p>
            <text:p>      );</text:p>
          </table:table-cell>
          <table:table-cell table:style-name="ce9" table:number-columns-repeated="20"/>
          <table:table-cell table:number-columns-repeated="998"/>
        </table:table-row>
        <table:table-row table:style-name="ro1">
          <table:table-cell table:style-name="ce2" office:value-type="float" office:value="46" calcext:value-type="float">
            <text:p>46</text:p>
          </table:table-cell>
          <table:table-cell table:style-name="ce4" office:value-type="string" calcext:value-type="string">
            <text:p>Nos estados de fronteira internacional, quais municípios têm a sede a até 12 km da fronteira, trazendo a distância?</text:p>
          </table:table-cell>
          <table:table-cell table:style-name="ce8" table:content-validation-name="val1" office:value-type="string" calcext:value-type="string">
            <text:p>País</text:p>
          </table:table-cell>
          <table:table-cell table:style-name="ce11" table:content-validation-name="val2" office:value-type="string" calcext:value-type="string">
            <text:p>Médio</text:p>
          </table:table-cell>
          <table:table-cell table:style-name="ce5" table:content-validation-name="val3" office:value-type="string" calcext:value-type="string">
            <text:p>ST_Distance</text:p>
          </table:table-cell>
          <table:table-cell table:style-name="ce12" office:value-type="string" calcext:value-type="string">
            <text:p>SELECT</text:p>
            <text:p>  uf.sigla_uf,</text:p>
            <text:p>  m.cd_mun,</text:p>
            <text:p>  m.nm_mun,</text:p>
            <text:p>  ST_Distance(ST_PointOnSurface(m.geometry)::geography,</text:p>
            <text:p>              ST_Boundary(p.geometry)::geography) / 1000.0 AS dist_km</text:p>
            <text:p>FROM public.pais p</text:p>
            <text:p>INNER JOIN public.unidade_federativa uf</text:p>
            <text:p>  ON p.pais = 'Brasil' AND ST_Intersects(uf.geometry, p.geometry)</text:p>
            <text:p>JOIN public.municipio m</text:p>
            <text:p>  ON m.cd_uf = uf.cd_uf AND ST_Intersects(m.geometry, uf.geometry)</text:p>
            <text:p>WHERE uf.sigla_uf IN ('RR','AC','AM','RO','MT','MS','PR','SC','RS','AP','PA')</text:p>
            <text:p>  AND ST_DWithin(</text:p>
            <text:p>        ST_PointOnSurface(m.geometry)::geography,</text:p>
            <text:p>        ST_Boundary(p.geometry)::geography,</text:p>
            <text:p>        12000</text:p>
            <text:p>      );</text:p>
          </table:table-cell>
          <table:table-cell table:style-name="ce9" table:number-columns-repeated="20"/>
          <table:table-cell table:number-columns-repeated="998"/>
        </table:table-row>
        <table:table-row table:style-name="ro1">
          <table:table-cell table:style-name="ce2" office:value-type="float" office:value="47" calcext:value-type="float">
            <text:p>47</text:p>
          </table:table-cell>
          <table:table-cell table:style-name="ce4" office:value-type="string" calcext:value-type="string">
            <text:p>Em regiões intermediárias de estados de fronteira, liste bibliotecas em municípios cuja sede esteja até 15 km da fronteira, preservando a região mesmo sem biblioteca.</text:p>
          </table:table-cell>
          <table:table-cell table:style-name="ce8" table:content-validation-name="val1" office:value-type="string" calcext:value-type="string">
            <text:p>País</text:p>
          </table:table-cell>
          <table:table-cell table:style-name="ce11" table:content-validation-name="val2" office:value-type="string" calcext:value-type="string">
            <text:p>Médio</text:p>
          </table:table-cell>
          <table:table-cell table:style-name="ce5" table:content-validation-name="val3" office:value-type="string" calcext:value-type="string">
            <text:p>ST_Distance</text:p>
          </table:table-cell>
          <table:table-cell table:style-name="ce12" office:value-type="string" calcext:value-type="string">
            <text:p>SELECT</text:p>
            <text:p>  rgint.cd_rgint,</text:p>
            <text:p>  rgint.nm_rgint,</text:p>
            <text:p>  m.cd_mun,</text:p>
            <text:p>  m.nm_mun,</text:p>
            <text:p>  b.cd_bib,</text:p>
            <text:p>  b.nm_bib,</text:p>
            <text:p>  ST_Distance(ST_PointOnSurface(m.geometry)::geography,</text:p>
            <text:p>              ST_Boundary(p.geometry)::geography) / 1000.0 AS dist_km</text:p>
            <text:p>FROM public.pais p</text:p>
            <text:p>JOIN public.unidade_federativa uf</text:p>
            <text:p>  ON p.pais = 'Brasil' AND ST_Intersects(uf.geometry, p.geometry)</text:p>
            <text:p>JOIN public.rg_intermediaria rgint</text:p>
            <text:p>  ON rgint.cd_uf = uf.cd_uf AND ST_Intersects(rgint.geometry, uf.geometry)</text:p>
            <text:p>LEFT JOIN public.municipio m</text:p>
            <text:p>  ON m.cd_rgint = rgint.cd_rgint</text:p>
            <text:p> AND ST_Intersects(m.geometry, rgint.geometry)</text:p>
            <text:p> AND ST_DWithin(</text:p>
            <text:p>       ST_PointOnSurface(m.geometry)::geography,</text:p>
            <text:p>       ST_Boundary(p.geometry)::geography,</text:p>
            <text:p>       15000</text:p>
            <text:p>     )</text:p>
            <text:p>LEFT JOIN public.biblioteca b</text:p>
            <text:p>  ON ST_Contains(m.geometry, b.geometry);</text:p>
          </table:table-cell>
          <table:table-cell table:style-name="ce9" table:number-columns-repeated="20"/>
          <table:table-cell table:number-columns-repeated="998"/>
        </table:table-row>
        <table:table-row table:style-name="ro1">
          <table:table-cell table:style-name="ce2" office:value-type="float" office:value="48" calcext:value-type="float">
            <text:p>48</text:p>
          </table:table-cell>
          <table:table-cell table:style-name="ce4" office:value-type="string" calcext:value-type="string">
            <text:p>Nos estados PR e RS, quais escolas municipais ficam até 5 km da fronteira e dentro do seu município, com a distância?</text:p>
          </table:table-cell>
          <table:table-cell table:style-name="ce8" table:content-validation-name="val1" office:value-type="string" calcext:value-type="string">
            <text:p>País</text:p>
          </table:table-cell>
          <table:table-cell table:style-name="ce11" table:content-validation-name="val2" office:value-type="string" calcext:value-type="string">
            <text:p>Médio</text:p>
          </table:table-cell>
          <table:table-cell table:style-name="ce5" table:content-validation-name="val3" office:value-type="string" calcext:value-type="string">
            <text:p>ST_Distance</text:p>
          </table:table-cell>
          <table:table-cell table:style-name="ce12" office:value-type="string" calcext:value-type="string">
            <text:p>SELECT</text:p>
            <text:p>  e.cd_entidade,</text:p>
            <text:p>  e.cd_uf,</text:p>
            <text:p>  m.cd_mun,</text:p>
            <text:p>  ST_Distance(e.geometry::geography,</text:p>
            <text:p>              ST_Boundary(p.geometry)::geography) / 1000.0 AS dist_km</text:p>
            <text:p>FROM public.pais p</text:p>
            <text:p>JOIN public.unidade_federativa uf</text:p>
            <text:p>  ON p.pais = 'Brasil' AND uf.sigla_uf IN ('PR','RS') AND ST_Intersects(uf.geometry, p.geometry)</text:p>
            <text:p>JOIN public.municipio m</text:p>
            <text:p>  ON m.cd_uf = uf.cd_uf AND ST_Intersects(m.geometry, uf.geometry)</text:p>
            <text:p>RIGHT JOIN public.escola e</text:p>
            <text:p>  ON ST_Contains(m.geometry, e.geometry)</text:p>
            <text:p>RIGHT JOIN public.microdados_ed_basica meb</text:p>
            <text:p>  ON meb.cd_entidade = e.cd_entidade AND meb.tp_dependencia = 3</text:p>
            <text:p>WHERE ST_DWithin(</text:p>
            <text:p>        e.geometry::geography,</text:p>
            <text:p>        ST_Boundary(p.geometry)::geography,</text:p>
            <text:p>        5000</text:p>
            <text:p>      );</text:p>
          </table:table-cell>
          <table:table-cell table:style-name="ce9" table:number-columns-repeated="20"/>
          <table:table-cell table:number-columns-repeated="998"/>
        </table:table-row>
        <table:table-row table:style-name="ro1">
          <table:table-cell table:style-name="ce2" office:value-type="float" office:value="49" calcext:value-type="float">
            <text:p>49</text:p>
          </table:table-cell>
          <table:table-cell table:style-name="ce4" office:value-type="string" calcext:value-type="string">
            <text:p>Supondo múltiplos países, no país cujo nome começa com “Bra”, quais CREAS estão até 7 km da fronteira e intersectam sua UF, com a distância?</text:p>
          </table:table-cell>
          <table:table-cell table:style-name="ce8" table:content-validation-name="val1" office:value-type="string" calcext:value-type="string">
            <text:p>País</text:p>
          </table:table-cell>
          <table:table-cell table:style-name="ce11" table:content-validation-name="val2" office:value-type="string" calcext:value-type="string">
            <text:p>Médio</text:p>
          </table:table-cell>
          <table:table-cell table:style-name="ce5" table:content-validation-name="val3" office:value-type="string" calcext:value-type="string">
            <text:p>ST_Distance</text:p>
          </table:table-cell>
          <table:table-cell table:style-name="ce12" office:value-type="string" calcext:value-type="string">
            <text:p>SELECT</text:p>
            <text:p>  r.nu_identif,</text:p>
            <text:p>  r.nm_crea,</text:p>
            <text:p>  r.uf,</text:p>
            <text:p>  ST_Distance(r.geometry::geography,</text:p>
            <text:p>              ST_Boundary(p.geometry)::geography) / 1000.0 AS dist_km</text:p>
            <text:p>FROM public.pais p</text:p>
            <text:p>JOIN public.unidade_federativa uf</text:p>
            <text:p>  ON ST_Intersects(uf.geometry, p.geometry)</text:p>
            <text:p>JOIN public.creas r</text:p>
            <text:p>  ON ST_Intersects(uf.geometry, r.geometry)</text:p>
            <text:p>WHERE p.pais ILIKE 'Bra%'</text:p>
            <text:p>  AND ST_DWithin(</text:p>
            <text:p>        r.geometry::geography,</text:p>
            <text:p>        ST_Boundary(p.geometry)::geography,</text:p>
            <text:p>        7000</text:p>
            <text:p>      );</text:p>
          </table:table-cell>
          <table:table-cell table:style-name="ce9" table:number-columns-repeated="20"/>
          <table:table-cell table:number-columns-repeated="998"/>
        </table:table-row>
        <table:table-row table:style-name="ro1">
          <table:table-cell table:style-name="ce2" office:value-type="float" office:value="50" calcext:value-type="float">
            <text:p>50</text:p>
          </table:table-cell>
          <table:table-cell table:style-name="ce4" office:value-type="string" calcext:value-type="string">
            <text:p>Conectando a malha de regiões intermediárias e imediatas, quais Centros POP ficam até 6 km da fronteira e intersectam alguma dessas regiões (mesmo quando faltar um dos lados)?</text:p>
          </table:table-cell>
          <table:table-cell table:style-name="ce8" table:content-validation-name="val1" office:value-type="string" calcext:value-type="string">
            <text:p>País</text:p>
          </table:table-cell>
          <table:table-cell table:style-name="ce11" table:content-validation-name="val2" office:value-type="string" calcext:value-type="string">
            <text:p>Médio</text:p>
          </table:table-cell>
          <table:table-cell table:style-name="ce5" table:content-validation-name="val3" office:value-type="string" calcext:value-type="string">
            <text:p>ST_Distance</text:p>
          </table:table-cell>
          <table:table-cell table:style-name="ce12" office:value-type="string" calcext:value-type="string">
            <text:p>SELECT</text:p>
            <text:p>  COALESCE(rgint.cd_rgint, rgi.cd_rgint) AS cd_rgint_ref,</text:p>
            <text:p>  rgi.cd_rgi,</text:p>
            <text:p>  cp.nu_identif,</text:p>
            <text:p>  ST_Distance(cp.geometry::geography,</text:p>
            <text:p>              ST_Boundary(p.geometry)::geography) / 1000.0 AS dist_km</text:p>
            <text:p>FROM public.rg_intermediaria rgint</text:p>
            <text:p>FULL OUTER JOIN public.rg_imediata rgi</text:p>
            <text:p>  ON rgint.cd_rgint = rgi.cd_rgint</text:p>
            <text:p> AND ST_Intersects(rgint.geometry, rgi.geometry)</text:p>
            <text:p>JOIN public.pais p</text:p>
            <text:p>  ON p.pais = 'Brasil'</text:p>
            <text:p>JOIN public.centro_pop cp</text:p>
            <text:p>  ON ST_Intersects(COALESCE(rgi.geometry, rgint.geometry), cp.geometry)</text:p>
            <text:p>WHERE ST_DWithin(</text:p>
            <text:p>        cp.geometry::geography,</text:p>
            <text:p>        ST_Boundary(p.geometry)::geography,</text:p>
            <text:p>        6000</text:p>
            <text:p>      );</text:p>
          </table:table-cell>
          <table:table-cell table:style-name="ce9" table:number-columns-repeated="20"/>
          <table:table-cell table:number-columns-repeated="998"/>
        </table:table-row>
        <table:table-row table:style-name="ro1">
          <table:table-cell table:style-name="ce2" office:value-type="float" office:value="51" calcext:value-type="float">
            <text:p>51</text:p>
          </table:table-cell>
          <table:table-cell table:style-name="ce4" office:value-type="string" calcext:value-type="string">
            <text:p>Nos estados de fronteira internacional, quais escolas com ateliê de artes ficam inteiramente dentro do município e até 8 km da fronteira?</text:p>
          </table:table-cell>
          <table:table-cell table:style-name="ce8" table:content-validation-name="val1" office:value-type="string" calcext:value-type="string">
            <text:p>País</text:p>
          </table:table-cell>
          <table:table-cell table:style-name="ce11" table:content-validation-name="val2" office:value-type="string" calcext:value-type="string">
            <text:p>Médio</text:p>
          </table:table-cell>
          <table:table-cell table:style-name="ce5" table:content-validation-name="val3" office:value-type="string" calcext:value-type="string">
            <text:p>ST_Within</text:p>
          </table:table-cell>
          <table:table-cell table:style-name="ce12" office:value-type="string" calcext:value-type="string">
            <text:p>SELECT</text:p>
            <text:p>  e.cd_entidade,</text:p>
            <text:p>  m.cd_mun,</text:p>
            <text:p>  uf.sigla_uf</text:p>
            <text:p>FROM public.pais p</text:p>
            <text:p>INNER JOIN public.unidade_federativa uf</text:p>
            <text:p>  ON p.pais = 'Brasil' AND ST_Intersects(uf.geometry, p.geometry)</text:p>
            <text:p>JOIN public.municipio m</text:p>
            <text:p>  ON m.cd_uf = uf.cd_uf AND ST_Intersects(m.geometry, uf.geometry)</text:p>
            <text:p>JOIN public.escola e</text:p>
            <text:p>  ON ST_Within(e.geometry, m.geometry)</text:p>
            <text:p>JOIN public.microdados_ed_basica meb</text:p>
            <text:p>  ON meb.cd_entidade = e.cd_entidade AND meb.in_sala_atelie_artes = 1</text:p>
            <text:p>WHERE ST_DWithin(</text:p>
            <text:p>        e.geometry::geography,</text:p>
            <text:p>        ST_Boundary(p.geometry)::geography,</text:p>
            <text:p>        8000</text:p>
            <text:p>      );</text:p>
          </table:table-cell>
          <table:table-cell table:style-name="ce9" table:number-columns-repeated="20"/>
          <table:table-cell table:number-columns-repeated="998"/>
        </table:table-row>
        <table:table-row table:style-name="ro1">
          <table:table-cell table:style-name="ce2" office:value-type="float" office:value="52" calcext:value-type="float">
            <text:p>52</text:p>
          </table:table-cell>
          <table:table-cell table:style-name="ce4" office:value-type="string" calcext:value-type="string">
            <text:p>Em regiões imediatas de estados de fronteira, liste escolas com sala de música/coral dentro da região e até 6 km da fronteira, preservando a região mesmo sem escola.</text:p>
          </table:table-cell>
          <table:table-cell table:style-name="ce8" table:content-validation-name="val1" office:value-type="string" calcext:value-type="string">
            <text:p>País</text:p>
          </table:table-cell>
          <table:table-cell table:style-name="ce11" table:content-validation-name="val2" office:value-type="string" calcext:value-type="string">
            <text:p>Médio</text:p>
          </table:table-cell>
          <table:table-cell table:style-name="ce5" table:content-validation-name="val3" office:value-type="string" calcext:value-type="string">
            <text:p>ST_Within</text:p>
          </table:table-cell>
          <table:table-cell table:style-name="ce12" office:value-type="string" calcext:value-type="string">
            <text:p>SELECT</text:p>
            <text:p>  rgi.cd_rgi,</text:p>
            <text:p>  rgi.nm_rgi,</text:p>
            <text:p>  e.cd_entidade,</text:p>
            <text:p>  rgi.cd_uf</text:p>
            <text:p>FROM public.pais p</text:p>
            <text:p>JOIN public.unidade_federativa uf</text:p>
            <text:p>  ON uf.sigla_uf IN ('RR','AC','AM','RO','MT','MS','PR','SC','RS','AP','PA')</text:p>
            <text:p> AND ST_Intersects(uf.geometry, p.geometry)</text:p>
            <text:p>JOIN public.rg_imediata rgi</text:p>
            <text:p>  ON rgi.cd_uf = uf.cd_uf AND ST_Intersects(rgi.geometry, uf.geometry)</text:p>
            <text:p>LEFT JOIN public.escola e</text:p>
            <text:p>  ON ST_Within(e.geometry, rgi.geometry)</text:p>
            <text:p>LEFT JOIN public.microdados_ed_basica meb</text:p>
            <text:p>  ON meb.cd_entidade = e.cd_entidade AND meb.in_sala_musica_coral = 1</text:p>
            <text:p>WHERE p.pais = 'Brasil'</text:p>
            <text:p>  AND ST_DWithin(</text:p>
            <text:p>        COALESCE(e.geometry, rgi.geometry)::geography,</text:p>
            <text:p>        ST_Boundary(p.geometry)::geography,</text:p>
            <text:p>        6000</text:p>
            <text:p>      );</text:p>
          </table:table-cell>
          <table:table-cell table:style-name="ce9" table:number-columns-repeated="20"/>
          <table:table-cell table:number-columns-repeated="998"/>
        </table:table-row>
        <table:table-row table:style-name="ro1">
          <table:table-cell table:style-name="ce2" office:value-type="float" office:value="53" calcext:value-type="float">
            <text:p>53</text:p>
          </table:table-cell>
          <table:table-cell table:style-name="ce4" office:value-type="string" calcext:value-type="string">
            <text:p>Nos estados MS e MT, quais escolas com estúdio de dança estão inteiramente dentro do município e até 5 km da fronteira?</text:p>
          </table:table-cell>
          <table:table-cell table:style-name="ce8" table:content-validation-name="val1" office:value-type="string" calcext:value-type="string">
            <text:p>País</text:p>
          </table:table-cell>
          <table:table-cell table:style-name="ce11" table:content-validation-name="val2" office:value-type="string" calcext:value-type="string">
            <text:p>Médio</text:p>
          </table:table-cell>
          <table:table-cell table:style-name="ce5" table:content-validation-name="val3" office:value-type="string" calcext:value-type="string">
            <text:p>ST_Within</text:p>
          </table:table-cell>
          <table:table-cell table:style-name="ce12" office:value-type="string" calcext:value-type="string">
            <text:p>SELECT</text:p>
            <text:p>  e.cd_entidade,</text:p>
            <text:p>  e.cd_uf,</text:p>
            <text:p>  m.cd_mun</text:p>
            <text:p>FROM public.pais p</text:p>
            <text:p>JOIN public.unidade_federativa uf</text:p>
            <text:p>  ON uf.sigla_uf IN ('MS','MT') AND ST_Intersects(uf.geometry, p.geometry)</text:p>
            <text:p>JOIN public.municipio m</text:p>
            <text:p>  ON m.cd_uf = uf.cd_uf AND ST_Intersects(m.geometry, uf.geometry)</text:p>
            <text:p>RIGHT JOIN public.escola e</text:p>
            <text:p>  ON ST_Within(e.geometry, m.geometry)</text:p>
            <text:p>RIGHT JOIN public.microdados_ed_basica meb</text:p>
            <text:p>  ON meb.cd_entidade = e.cd_entidade AND meb.in_sala_estudio_danca = 1</text:p>
            <text:p>WHERE p.pais = 'Brasil'</text:p>
            <text:p>  AND ST_DWithin(</text:p>
            <text:p>        e.geometry::geography,</text:p>
            <text:p>        ST_Boundary(p.geometry)::geography,</text:p>
            <text:p>        5000</text:p>
            <text:p>      );</text:p>
          </table:table-cell>
          <table:table-cell table:style-name="ce9" table:number-columns-repeated="20"/>
          <table:table-cell table:number-columns-repeated="998"/>
        </table:table-row>
        <table:table-row table:style-name="ro1">
          <table:table-cell table:style-name="ce2" office:value-type="float" office:value="54" calcext:value-type="float">
            <text:p>54</text:p>
          </table:table-cell>
          <table:table-cell table:style-name="ce4" office:value-type="string" calcext:value-type="string">
            <text:p>Supondo vários países, no país cujo nome começa com “Bra”, quais escolas com sala multiuso estão inteiramente dentro da UF e do município e até 12 km da fronteira?</text:p>
          </table:table-cell>
          <table:table-cell table:style-name="ce8" table:content-validation-name="val1" office:value-type="string" calcext:value-type="string">
            <text:p>País</text:p>
          </table:table-cell>
          <table:table-cell table:style-name="ce11" table:content-validation-name="val2" office:value-type="string" calcext:value-type="string">
            <text:p>Médio</text:p>
          </table:table-cell>
          <table:table-cell table:style-name="ce5" table:content-validation-name="val3" office:value-type="string" calcext:value-type="string">
            <text:p>ST_Within</text:p>
          </table:table-cell>
          <table:table-cell table:style-name="ce12" office:value-type="string" calcext:value-type="string">
            <text:p>SELECT</text:p>
            <text:p>  e.cd_entidade,</text:p>
            <text:p>  uf.sigla_uf,</text:p>
            <text:p>  m.cd_mun</text:p>
            <text:p>FROM public.pais p</text:p>
            <text:p>JOIN public.unidade_federativa uf</text:p>
            <text:p>  ON ST_Intersects(uf.geometry, p.geometry)</text:p>
            <text:p>JOIN public.municipio m</text:p>
            <text:p>  ON m.cd_uf = uf.cd_uf AND ST_Intersects(m.geometry, uf.geometry)</text:p>
            <text:p>JOIN public.escola e</text:p>
            <text:p>  ON ST_Within(e.geometry, m.geometry)</text:p>
            <text:p> AND ST_Within(e.geometry, uf.geometry)</text:p>
            <text:p>JOIN public.microdados_ed_basica meb</text:p>
            <text:p>  ON meb.cd_entidade = e.cd_entidade AND meb.in_sala_multiuso = 1</text:p>
            <text:p>WHERE p.pais ILIKE 'Bra%'</text:p>
            <text:p>  AND ST_DWithin(</text:p>
            <text:p>        e.geometry::geography,</text:p>
            <text:p>        ST_Boundary(p.geometry)::geography,</text:p>
            <text:p>        12000</text:p>
            <text:p>      );</text:p>
          </table:table-cell>
          <table:table-cell table:style-name="ce9" table:number-columns-repeated="20"/>
          <table:table-cell table:number-columns-repeated="998"/>
        </table:table-row>
        <table:table-row table:style-name="ro1">
          <table:table-cell table:style-name="ce2" office:value-type="float" office:value="55" calcext:value-type="float">
            <text:p>55</text:p>
          </table:table-cell>
          <table:table-cell table:style-name="ce4" office:value-type="string" calcext:value-type="string">
            <text:p>Conectando UFs e regiões intermediárias, mostre escolas com copiadora dentro do município associado e até 9 km da fronteira, mesmo quando faltar um dos lados.</text:p>
          </table:table-cell>
          <table:table-cell table:style-name="ce8" table:content-validation-name="val1" office:value-type="string" calcext:value-type="string">
            <text:p>País</text:p>
          </table:table-cell>
          <table:table-cell table:style-name="ce11" table:content-validation-name="val2" office:value-type="string" calcext:value-type="string">
            <text:p>Médio</text:p>
          </table:table-cell>
          <table:table-cell table:style-name="ce5" table:content-validation-name="val3" office:value-type="string" calcext:value-type="string">
            <text:p>ST_Within</text:p>
          </table:table-cell>
          <table:table-cell table:style-name="ce12" office:value-type="string" calcext:value-type="string">
            <text:p>SELECT</text:p>
            <text:p>  COALESCE(uf.sigla_uf, rgint.cd_uf) AS ref_uf,</text:p>
            <text:p>  e.cd_entidade,</text:p>
            <text:p>  m.cd_mun</text:p>
            <text:p>FROM public.unidade_federativa uf</text:p>
            <text:p>FULL OUTER JOIN public.rg_intermediaria rgint</text:p>
            <text:p>  ON uf.cd_uf = rgint.cd_uf</text:p>
            <text:p>JOIN public.pais p</text:p>
            <text:p>  ON p.pais = 'Brasil'</text:p>
            <text:p>JOIN public.municipio m</text:p>
            <text:p>  ON m.cd_uf = COALESCE(uf.cd_uf, rgint.cd_uf)</text:p>
            <text:p> AND ST_Intersects(m.geometry, COALESCE(uf.geometry, rgint.geometry))</text:p>
            <text:p>JOIN public.escola e</text:p>
            <text:p>  ON ST_Within(e.geometry, m.geometry)</text:p>
            <text:p>JOIN public.microdados_ed_basica meb</text:p>
            <text:p>  ON meb.cd_entidade = e.cd_entidade AND meb.in_equip_copiadora = 1</text:p>
            <text:p>WHERE ST_DWithin(</text:p>
            <text:p>        e.geometry::geography,</text:p>
            <text:p>        ST_Boundary(p.geometry)::geography,</text:p>
            <text:p>        9000</text:p>
            <text:p>      );</text:p>
          </table:table-cell>
          <table:table-cell table:style-name="ce9" table:number-columns-repeated="20"/>
          <table:table-cell table:number-columns-repeated="998"/>
        </table:table-row>
        <table:table-row table:style-name="ro1">
          <table:table-cell table:style-name="ce2" office:value-type="float" office:value="56" calcext:value-type="float">
            <text:p>56</text:p>
          </table:table-cell>
          <table:table-cell table:style-name="ce4" office:value-type="string" calcext:value-type="string">
            <text:p>Nos estados de fronteira internacional, mostre o trecho de cruzamento entre município e a faixa de 6 km a partir da fronteira, contendo escolas com computadores portáteis para alunos.</text:p>
          </table:table-cell>
          <table:table-cell table:style-name="ce8" table:content-validation-name="val1" office:value-type="string" calcext:value-type="string">
            <text:p>País</text:p>
          </table:table-cell>
          <table:table-cell table:style-name="ce11" table:content-validation-name="val2" office:value-type="string" calcext:value-type="string">
            <text:p>Médio</text:p>
          </table:table-cell>
          <table:table-cell table:style-name="ce5" table:content-validation-name="val3" office:value-type="string" calcext:value-type="string">
            <text:p>ST_Intersection</text:p>
          </table:table-cell>
          <table:table-cell table:style-name="ce12" office:value-type="string" calcext:value-type="string">
            <text:p>SELECT</text:p>
            <text:p>  uf.sigla_uf,</text:p>
            <text:p>  m.cd_mun,</text:p>
            <text:p>  m.nm_mun,</text:p>
            <text:p>  e.cd_entidade,</text:p>
            <text:p>  ST_Intersection(</text:p>
            <text:p>    m.geometry,</text:p>
            <text:p>    ST_Buffer(ST_Boundary(p.geometry)::geography, 6000)::geometry</text:p>
            <text:p>  ) AS geom_trecho</text:p>
            <text:p>FROM public.pais p</text:p>
            <text:p>INNER JOIN public.unidade_federativa uf</text:p>
            <text:p>  ON p.pais = 'Brasil' AND ST_Intersects(uf.geometry, p.geometry)</text:p>
            <text:p>JOIN public.municipio m</text:p>
            <text:p>  ON m.cd_uf = uf.cd_uf AND ST_Intersects(m.geometry, uf.geometry)</text:p>
            <text:p>JOIN public.escola e</text:p>
            <text:p>  ON ST_Contains(m.geometry, e.geometry)</text:p>
            <text:p>JOIN public.microdados_ed_basica meb</text:p>
            <text:p>  ON meb.cd_entidade = e.cd_entidade AND meb.in_comp_portatil_aluno = 1</text:p>
            <text:p>WHERE uf.sigla_uf IN ('RR','AC','AM','RO','MT','MS','PR','SC','RS','AP','PA')</text:p>
            <text:p>  AND ST_Contains(</text:p>
            <text:p>        ST_Intersection(</text:p>
            <text:p>          m.geometry,</text:p>
            <text:p>          ST_Buffer(ST_Boundary(p.geometry)::geography, 6000)::geometry</text:p>
            <text:p>        ),</text:p>
            <text:p>        e.geometry</text:p>
            <text:p>      );</text:p>
          </table:table-cell>
          <table:table-cell table:style-name="ce9" table:number-columns-repeated="20"/>
          <table:table-cell table:number-columns-repeated="998"/>
        </table:table-row>
        <table:table-row table:style-name="ro1">
          <table:table-cell table:style-name="ce2" office:value-type="float" office:value="57" calcext:value-type="float">
            <text:p>57</text:p>
          </table:table-cell>
          <table:table-cell table:style-name="ce4" office:value-type="string" calcext:value-type="string">
            <text:p>Em regiões imediatas de UFs de fronteira, liste os trechos de sobreposição entre cada região imediata e a faixa de 8 km da fronteira, trazendo escolas com pátio coberto quando houver (preserve a região).</text:p>
          </table:table-cell>
          <table:table-cell table:style-name="ce8" table:content-validation-name="val1" office:value-type="string" calcext:value-type="string">
            <text:p>País</text:p>
          </table:table-cell>
          <table:table-cell table:style-name="ce11" table:content-validation-name="val2" office:value-type="string" calcext:value-type="string">
            <text:p>Médio</text:p>
          </table:table-cell>
          <table:table-cell table:style-name="ce5" table:content-validation-name="val3" office:value-type="string" calcext:value-type="string">
            <text:p>ST_Intersection</text:p>
          </table:table-cell>
          <table:table-cell table:style-name="ce12" office:value-type="string" calcext:value-type="string">
            <text:p>SELECT</text:p>
            <text:p>  rgi.cd_rgi,</text:p>
            <text:p>  rgi.nm_rgi,</text:p>
            <text:p>  ST_Intersection(</text:p>
            <text:p>    rgi.geometry,</text:p>
            <text:p>    ST_Buffer(ST_Boundary(p.geometry)::geography, 8000)::geometry</text:p>
            <text:p>  ) AS geom_sobreposicao,</text:p>
            <text:p>  e.cd_entidade</text:p>
            <text:p>FROM public.pais p</text:p>
            <text:p>JOIN public.unidade_federativa uf</text:p>
            <text:p>  ON p.pais = 'Brasil'</text:p>
            <text:p> AND uf.sigla_uf IN ('RR','AC','AM','RO','MT','MS','PR','SC','RS','AP','PA')</text:p>
            <text:p> AND ST_Intersects(uf.geometry, p.geometry)</text:p>
            <text:p>JOIN public.rg_imediata rgi</text:p>
            <text:p>  ON rgi.cd_uf = uf.cd_uf AND ST_Intersects(rgi.geometry, uf.geometry)</text:p>
            <text:p>LEFT JOIN public.escola e</text:p>
            <text:p>  ON ST_Contains(rgi.geometry, e.geometry)</text:p>
            <text:p>LEFT JOIN public.microdados_ed_basica meb</text:p>
            <text:p>  ON meb.cd_entidade = e.cd_entidade AND meb.in_patio_coberto = 1</text:p>
            <text:p>WHERE ST_Intersects(</text:p>
            <text:p>        ST_Buffer(ST_Boundary(p.geometry)::geography, 8000)::geometry,</text:p>
            <text:p>        rgi.geometry</text:p>
            <text:p>      );</text:p>
          </table:table-cell>
          <table:table-cell table:style-name="ce9" table:number-columns-repeated="20"/>
          <table:table-cell table:number-columns-repeated="998"/>
        </table:table-row>
        <table:table-row table:style-name="ro1">
          <table:table-cell table:style-name="ce2" office:value-type="float" office:value="58" calcext:value-type="float">
            <text:p>58</text:p>
          </table:table-cell>
          <table:table-cell table:style-name="ce4" office:value-type="string" calcext:value-type="string">
            <text:p>Nos estados MS, MT, RO e AC, retorne o cruzamento entre o estado e a faixa de 4 km da fronteira onde existam escolas com sinal tátil de acessibilidade.</text:p>
          </table:table-cell>
          <table:table-cell table:style-name="ce8" table:content-validation-name="val1" office:value-type="string" calcext:value-type="string">
            <text:p>País</text:p>
          </table:table-cell>
          <table:table-cell table:style-name="ce11" table:content-validation-name="val2" office:value-type="string" calcext:value-type="string">
            <text:p>Médio</text:p>
          </table:table-cell>
          <table:table-cell table:style-name="ce5" table:content-validation-name="val3" office:value-type="string" calcext:value-type="string">
            <text:p>ST_Intersection</text:p>
          </table:table-cell>
          <table:table-cell table:style-name="ce12" office:value-type="string" calcext:value-type="string">
            <text:p>SELECT</text:p>
            <text:p>  uf.sigla_uf,</text:p>
            <text:p>  e.cd_entidade,</text:p>
            <text:p>  ST_Intersection(</text:p>
            <text:p>    uf.geometry,</text:p>
            <text:p>    ST_Buffer(ST_Boundary(p.geometry)::geography, 4000)::geometry</text:p>
            <text:p>  ) AS faixa_uf</text:p>
            <text:p>FROM public.pais p</text:p>
            <text:p>JOIN public.unidade_federativa uf</text:p>
            <text:p>  ON p.pais = 'Brasil'</text:p>
            <text:p> AND uf.sigla_uf IN ('MS','MT','RO','AC')</text:p>
            <text:p> AND ST_Intersects(uf.geometry, p.geometry)</text:p>
            <text:p>JOIN public.municipio m</text:p>
            <text:p>  ON m.cd_uf = uf.cd_uf AND ST_Intersects(m.geometry, uf.geometry)</text:p>
            <text:p>RIGHT JOIN public.escola e</text:p>
            <text:p>  ON ST_Contains(m.geometry, e.geometry)</text:p>
            <text:p>RIGHT JOIN public.microdados_ed_basica meb</text:p>
            <text:p>  ON meb.cd_entidade = e.cd_entidade AND meb.in_acessibilidade_sinal_tatil = 1</text:p>
            <text:p>WHERE ST_Intersects(</text:p>
            <text:p>        ST_Buffer(ST_Boundary(p.geometry)::geography, 4000)::geometry,</text:p>
            <text:p>        e.geometry</text:p>
            <text:p>      );</text:p>
          </table:table-cell>
          <table:table-cell table:style-name="ce9" table:number-columns-repeated="20"/>
          <table:table-cell table:number-columns-repeated="998"/>
        </table:table-row>
        <table:table-row table:style-name="ro1">
          <table:table-cell table:style-name="ce2" office:value-type="float" office:value="59" calcext:value-type="float">
            <text:p>59</text:p>
          </table:table-cell>
          <table:table-cell table:style-name="ce4" office:value-type="string" calcext:value-type="string">
            <text:p>Supondo múltiplos países, no país cujo nome começa com “Bra”, mostre o trecho de cruzamento entre UF e região imediata que contém escolas com material pedagógico científico, a até 12 km da fronteira.</text:p>
          </table:table-cell>
          <table:table-cell table:style-name="ce8" table:content-validation-name="val1" office:value-type="string" calcext:value-type="string">
            <text:p>País</text:p>
          </table:table-cell>
          <table:table-cell table:style-name="ce11" table:content-validation-name="val2" office:value-type="string" calcext:value-type="string">
            <text:p>Médio</text:p>
          </table:table-cell>
          <table:table-cell table:style-name="ce5" table:content-validation-name="val3" office:value-type="string" calcext:value-type="string">
            <text:p>ST_Intersection</text:p>
          </table:table-cell>
          <table:table-cell table:style-name="ce12" office:value-type="string" calcext:value-type="string">
            <text:p>SELECT</text:p>
            <text:p>  uf.sigla_uf,</text:p>
            <text:p>  rgi.cd_rgi,</text:p>
            <text:p>  e.cd_entidade,</text:p>
            <text:p>  ST_Intersection(uf.geometry, rgi.geometry) AS geom_intersec</text:p>
            <text:p>FROM public.pais p</text:p>
            <text:p>JOIN public.unidade_federativa uf</text:p>
            <text:p>  ON ST_Intersects(uf.geometry, p.geometry)</text:p>
            <text:p>JOIN public.rg_imediata rgi</text:p>
            <text:p>  ON rgi.cd_uf = uf.cd_uf AND ST_Intersects(rgi.geometry, uf.geometry)</text:p>
            <text:p>JOIN public.municipio m</text:p>
            <text:p>  ON m.cd_rgi = rgi.cd_rgi AND ST_Intersects(m.geometry, rgi.geometry)</text:p>
            <text:p>JOIN public.escola e</text:p>
            <text:p>  ON ST_Contains(m.geometry, e.geometry)</text:p>
            <text:p>JOIN public.microdados_ed_basica meb</text:p>
            <text:p>  ON meb.cd_entidade = e.cd_entidade AND meb.in_material_ped_cientifico = 1</text:p>
            <text:p>WHERE p.pais ILIKE 'Bra%'</text:p>
            <text:p>  AND ST_DWithin(</text:p>
            <text:p>        e.geometry::geography,</text:p>
            <text:p>        ST_Boundary(p.geometry)::geography,</text:p>
            <text:p>        12000</text:p>
            <text:p>      );</text:p>
          </table:table-cell>
          <table:table-cell table:style-name="ce9" table:number-columns-repeated="20"/>
          <table:table-cell table:number-columns-repeated="998"/>
        </table:table-row>
        <table:table-row table:style-name="ro1">
          <table:table-cell table:style-name="ce2" office:value-type="float" office:value="60" calcext:value-type="float">
            <text:p>60</text:p>
          </table:table-cell>
          <table:table-cell table:style-name="ce4" office:value-type="string" calcext:value-type="string">
            <text:p>Conectando a malha de regiões intermediárias e imediatas, retorne o cruzamento entre (a geometria disponível) e a faixa de 9 km da fronteira, contendo escolas com água potável.</text:p>
          </table:table-cell>
          <table:table-cell table:style-name="ce8" table:content-validation-name="val1" office:value-type="string" calcext:value-type="string">
            <text:p>País</text:p>
          </table:table-cell>
          <table:table-cell table:style-name="ce11" table:content-validation-name="val2" office:value-type="string" calcext:value-type="string">
            <text:p>Médio</text:p>
          </table:table-cell>
          <table:table-cell table:style-name="ce5" table:content-validation-name="val3" office:value-type="string" calcext:value-type="string">
            <text:p>ST_Intersection</text:p>
          </table:table-cell>
          <table:table-cell table:style-name="ce12" office:value-type="string" calcext:value-type="string">
            <text:p>SELECT</text:p>
            <text:p>  COALESCE(rgint.cd_rgint, rgi.cd_rgint) AS cd_rgint_ref,</text:p>
            <text:p>  e.cd_entidade,</text:p>
            <text:p>  ST_Intersection(</text:p>
            <text:p>    COALESCE(rgint.geometry, rgi.geometry),</text:p>
            <text:p>    ST_Buffer(ST_Boundary(p.geometry)::geography, 9000)::geometry</text:p>
            <text:p>  ) AS geom_intersec</text:p>
            <text:p>FROM public.rg_intermediaria rgint</text:p>
            <text:p>FULL OUTER JOIN public.rg_imediata rgi</text:p>
            <text:p>  ON rgint.cd_rgint = rgi.cd_rgint</text:p>
            <text:p> AND ST_Intersects(rgint.geometry, rgi.geometry)</text:p>
            <text:p>JOIN public.pais p</text:p>
            <text:p>  ON p.pais = 'Brasil'</text:p>
            <text:p>JOIN public.municipio m</text:p>
            <text:p>  ON m.cd_rgint = COALESCE(rgint.cd_rgint, rgi.cd_rgint)</text:p>
            <text:p>JOIN public.escola e</text:p>
            <text:p>  ON ST_Contains(m.geometry, e.geometry)</text:p>
            <text:p>JOIN public.microdados_ed_basica meb</text:p>
            <text:p>  ON meb.cd_entidade = e.cd_entidade AND meb.in_agua_potavel = 1</text:p>
            <text:p>WHERE ST_Intersects(</text:p>
            <text:p>        ST_Buffer(ST_Boundary(p.geometry)::geography, 9000)::geometry,</text:p>
            <text:p>        COALESCE(rgint.geometry, rgi.geometry)</text:p>
            <text:p>      );</text:p>
            <text:p/>
          </table:table-cell>
          <table:table-cell table:style-name="ce9" table:number-columns-repeated="20"/>
          <table:table-cell table:number-columns-repeated="998"/>
        </table:table-row>
        <table:table-row table:style-name="ro1">
          <table:table-cell table:style-name="ce2" office:value-type="float" office:value="61" calcext:value-type="float">
            <text:p>61</text:p>
          </table:table-cell>
          <table:table-cell table:style-name="ce4" office:value-type="string" calcext:value-type="string">
            <text:p>Nos estados de fronteira, quais escolas com tablets para alunos ficam dentro do município e na faixa de 6 km a partir da fronteira?</text:p>
          </table:table-cell>
          <table:table-cell table:style-name="ce8" table:content-validation-name="val1" office:value-type="string" calcext:value-type="string">
            <text:p>País</text:p>
          </table:table-cell>
          <table:table-cell table:style-name="ce11" table:content-validation-name="val2" office:value-type="string" calcext:value-type="string">
            <text:p>Médio</text:p>
          </table:table-cell>
          <table:table-cell table:style-name="ce5" table:content-validation-name="val3" office:value-type="string" calcext:value-type="string">
            <text:p>ST_Buffer</text:p>
          </table:table-cell>
          <table:table-cell table:style-name="ce12" office:value-type="string" calcext:value-type="string">
            <text:p>SELECT</text:p>
            <text:p>  e.cd_entidade,</text:p>
            <text:p>  m.cd_mun,</text:p>
            <text:p>  uf.sigla_uf</text:p>
            <text:p>FROM public.pais p</text:p>
            <text:p>INNER JOIN public.unidade_federativa uf</text:p>
            <text:p>  ON p.pais = 'Brasil' AND ST_Intersects(uf.geometry, p.geometry)</text:p>
            <text:p>JOIN public.municipio m</text:p>
            <text:p>  ON m.cd_uf = uf.cd_uf AND ST_Intersects(m.geometry, uf.geometry)</text:p>
            <text:p>JOIN public.escola e</text:p>
            <text:p>  ON ST_Contains(m.geometry, e.geometry)</text:p>
            <text:p>JOIN public.microdados_ed_basica meb</text:p>
            <text:p>  ON meb.cd_entidade = e.cd_entidade AND meb.in_tablet_aluno = 1</text:p>
            <text:p>WHERE ST_Intersects(</text:p>
            <text:p>        ST_Buffer(ST_Boundary(p.geometry)::geography, 6000)::geometry,</text:p>
            <text:p>        e.geometry</text:p>
            <text:p>      )</text:p>
            <text:p>  AND uf.sigla_uf IN ('RR','AC','AM','RO','MT','MS','PR','SC','RS','AP','PA');</text:p>
          </table:table-cell>
          <table:table-cell table:style-name="ce9" table:number-columns-repeated="20"/>
          <table:table-cell table:number-columns-repeated="998"/>
        </table:table-row>
        <table:table-row table:style-name="ro1">
          <table:table-cell table:style-name="ce2" office:value-type="float" office:value="62" calcext:value-type="float">
            <text:p>62</text:p>
          </table:table-cell>
          <table:table-cell table:style-name="ce4" office:value-type="string" calcext:value-type="string">
            <text:p>Em regiões imediatas de UFs de fronteira, traga escolas com abastecimento por poço artesiano localizadas na faixa de 5 km da fronteira, preservando a região mesmo sem escola.</text:p>
          </table:table-cell>
          <table:table-cell table:style-name="ce8" table:content-validation-name="val1" office:value-type="string" calcext:value-type="string">
            <text:p>País</text:p>
          </table:table-cell>
          <table:table-cell table:style-name="ce11" table:content-validation-name="val2" office:value-type="string" calcext:value-type="string">
            <text:p>Médio</text:p>
          </table:table-cell>
          <table:table-cell table:style-name="ce5" table:content-validation-name="val3" office:value-type="string" calcext:value-type="string">
            <text:p>ST_Buffer</text:p>
          </table:table-cell>
          <table:table-cell table:style-name="ce12" office:value-type="string" calcext:value-type="string">
            <text:p>SELECT</text:p>
            <text:p>  rgi.cd_rgi,</text:p>
            <text:p>  rgi.nm_rgi,</text:p>
            <text:p>  e.cd_entidade,</text:p>
            <text:p>  rgi.cd_uf</text:p>
            <text:p>FROM public.pais p</text:p>
            <text:p>JOIN public.unidade_federativa uf</text:p>
            <text:p>  ON uf.sigla_uf IN ('RR','AC','AM','RO','MT','MS','PR','SC','RS','AP','PA')</text:p>
            <text:p> AND ST_Intersects(uf.geometry, p.geometry)</text:p>
            <text:p>JOIN public.rg_imediata rgi</text:p>
            <text:p>  ON rgi.cd_uf = uf.cd_uf AND ST_Intersects(rgi.geometry, uf.geometry)</text:p>
            <text:p>LEFT JOIN public.municipio m</text:p>
            <text:p>  ON m.cd_rgi = rgi.cd_rgi AND ST_Intersects(m.geometry, rgi.geometry)</text:p>
            <text:p>LEFT JOIN public.escola e</text:p>
            <text:p>  ON ST_Contains(m.geometry, e.geometry)</text:p>
            <text:p>LEFT JOIN public.microdados_ed_basica meb</text:p>
            <text:p>  ON meb.cd_entidade = e.cd_entidade AND meb.in_agua_poco_artesiano = 1</text:p>
            <text:p>WHERE p.pais = 'Brasil'</text:p>
            <text:p>  AND ST_Intersects(</text:p>
            <text:p>        ST_Buffer(ST_Boundary(p.geometry)::geography, 5000)::geometry,</text:p>
            <text:p>        COALESCE(e.geometry, rgi.geometry)</text:p>
            <text:p>      );</text:p>
          </table:table-cell>
          <table:table-cell table:style-name="ce9" table:number-columns-repeated="20"/>
          <table:table-cell table:number-columns-repeated="998"/>
        </table:table-row>
        <table:table-row table:style-name="ro1">
          <table:table-cell table:style-name="ce2" office:value-type="float" office:value="63" calcext:value-type="float">
            <text:p>63</text:p>
          </table:table-cell>
          <table:table-cell table:style-name="ce4" office:value-type="string" calcext:value-type="string">
            <text:p>Nos estados MS, MT, RO e AC, quais escolas com serviço de coleta de lixo estão dentro do município e na faixa de 4 km da fronteira?</text:p>
          </table:table-cell>
          <table:table-cell table:style-name="ce8" table:content-validation-name="val1" office:value-type="string" calcext:value-type="string">
            <text:p>País</text:p>
          </table:table-cell>
          <table:table-cell table:style-name="ce11" table:content-validation-name="val2" office:value-type="string" calcext:value-type="string">
            <text:p>Médio</text:p>
          </table:table-cell>
          <table:table-cell table:style-name="ce5" table:content-validation-name="val3" office:value-type="string" calcext:value-type="string">
            <text:p>ST_Buffer</text:p>
          </table:table-cell>
          <table:table-cell table:style-name="ce12" office:value-type="string" calcext:value-type="string">
            <text:p>SELECT</text:p>
            <text:p>  e.cd_entidade,</text:p>
            <text:p>  e.cd_uf,</text:p>
            <text:p>  m.cd_mun</text:p>
            <text:p>FROM public.pais p</text:p>
            <text:p>JOIN public.unidade_federativa uf</text:p>
            <text:p>  ON p.pais = 'Brasil'</text:p>
            <text:p> AND uf.sigla_uf IN ('MS','MT','RO','AC')</text:p>
            <text:p> AND ST_Intersects(uf.geometry, p.geometry)</text:p>
            <text:p>JOIN public.municipio m</text:p>
            <text:p>  ON m.cd_uf = uf.cd_uf AND ST_Intersects(m.geometry, uf.geometry)</text:p>
            <text:p>RIGHT JOIN public.escola e</text:p>
            <text:p>  ON ST_Contains(m.geometry, e.geometry)</text:p>
            <text:p>RIGHT JOIN public.microdados_ed_basica meb</text:p>
            <text:p>  ON meb.cd_entidade = e.cd_entidade AND meb.in_lixo_servico_coleta = 1</text:p>
            <text:p>WHERE ST_Intersects(</text:p>
            <text:p>        ST_Buffer(ST_Boundary(p.geometry)::geography, 4000)::geometry,</text:p>
            <text:p>        e.geometry</text:p>
            <text:p>      );</text:p>
          </table:table-cell>
          <table:table-cell table:style-name="ce9" table:number-columns-repeated="20"/>
          <table:table-cell table:number-columns-repeated="998"/>
        </table:table-row>
        <table:table-row table:style-name="ro1">
          <table:table-cell table:style-name="ce2" office:value-type="float" office:value="64" calcext:value-type="float">
            <text:p>64</text:p>
          </table:table-cell>
          <table:table-cell table:style-name="ce4" office:value-type="string" calcext:value-type="string">
            <text:p>Supondo múltiplos países, no país cujo nome começa com “Bra”, quais escolas que usam gerador a combustível ficam dentro da UF e na faixa de 12 km da fronteira?</text:p>
          </table:table-cell>
          <table:table-cell table:style-name="ce8" table:content-validation-name="val1" office:value-type="string" calcext:value-type="string">
            <text:p>País</text:p>
          </table:table-cell>
          <table:table-cell table:style-name="ce11" table:content-validation-name="val2" office:value-type="string" calcext:value-type="string">
            <text:p>Médio</text:p>
          </table:table-cell>
          <table:table-cell table:style-name="ce5" table:content-validation-name="val3" office:value-type="string" calcext:value-type="string">
            <text:p>ST_Buffer</text:p>
          </table:table-cell>
          <table:table-cell table:style-name="ce12" office:value-type="string" calcext:value-type="string">
            <text:p>SELECT</text:p>
            <text:p>  e.cd_entidade,</text:p>
            <text:p>  uf.sigla_uf</text:p>
            <text:p>FROM public.pais p</text:p>
            <text:p>JOIN public.unidade_federativa uf</text:p>
            <text:p>  ON ST_Intersects(uf.geometry, p.geometry)</text:p>
            <text:p>JOIN public.escola e</text:p>
            <text:p>  ON ST_Contains(uf.geometry, e.geometry)</text:p>
            <text:p>JOIN public.microdados_ed_basica meb</text:p>
            <text:p>  ON meb.cd_entidade = e.cd_entidade AND meb.in_energia_gerador_fossil = 1</text:p>
            <text:p>WHERE p.pais ILIKE 'Bra%'</text:p>
            <text:p>  AND ST_Intersects(</text:p>
            <text:p>        ST_Buffer(ST_Boundary(p.geometry)::geography, 12000)::geometry,</text:p>
            <text:p>        e.geometry</text:p>
            <text:p>      );</text:p>
          </table:table-cell>
          <table:table-cell table:style-name="ce9" table:number-columns-repeated="20"/>
          <table:table-cell table:number-columns-repeated="998"/>
        </table:table-row>
        <table:table-row table:style-name="ro1">
          <table:table-cell table:style-name="ce2" office:value-type="float" office:value="65" calcext:value-type="float">
            <text:p>65</text:p>
          </table:table-cell>
          <table:table-cell table:style-name="ce4" office:value-type="string" calcext:value-type="string">
            <text:p>Conectando regiões intermediárias e imediatas, mostre escolas com equipamento multimídia situadas nas áreas que tocam a faixa de 9 km da fronteira, preservando casos sem par entre as regiões.</text:p>
          </table:table-cell>
          <table:table-cell table:style-name="ce8" table:content-validation-name="val1" office:value-type="string" calcext:value-type="string">
            <text:p>País</text:p>
          </table:table-cell>
          <table:table-cell table:style-name="ce11" table:content-validation-name="val2" office:value-type="string" calcext:value-type="string">
            <text:p>Médio</text:p>
          </table:table-cell>
          <table:table-cell table:style-name="ce5" table:content-validation-name="val3" office:value-type="string" calcext:value-type="string">
            <text:p>ST_Buffer</text:p>
          </table:table-cell>
          <table:table-cell table:style-name="ce12" office:value-type="string" calcext:value-type="string">
            <text:p>SELECT</text:p>
            <text:p>  COALESCE(rgint.cd_rgint, rgi.cd_rgint) AS cd_rgint_ref,</text:p>
            <text:p>  e.cd_entidade</text:p>
            <text:p>FROM public.rg_intermediaria rgint</text:p>
            <text:p>FULL OUTER JOIN public.rg_imediata rgi</text:p>
            <text:p>  ON rgint.cd_rgint = rgi.cd_rgint</text:p>
            <text:p>JOIN public.pais p</text:p>
            <text:p>  ON p.pais = 'Brasil'</text:p>
            <text:p>JOIN public.municipio m</text:p>
            <text:p>  ON m.cd_rgint = COALESCE(rgint.cd_rgint, rgi.cd_rgint)</text:p>
            <text:p>JOIN public.escola e</text:p>
            <text:p>  ON ST_Contains(m.geometry, e.geometry)</text:p>
            <text:p>JOIN public.microdados_ed_basica meb</text:p>
            <text:p>  ON meb.cd_entidade = e.cd_entidade AND meb.in_equip_multimidia = 1</text:p>
            <text:p>WHERE ST_Intersects(</text:p>
            <text:p>        ST_Buffer(ST_Boundary(p.geometry)::geography, 9000)::geometry,</text:p>
            <text:p>        COALESCE(rgint.geometry, rgi.geometry)</text:p>
            <text:p>      );</text:p>
          </table:table-cell>
          <table:table-cell table:style-name="ce9" table:number-columns-repeated="20"/>
          <table:table-cell table:number-columns-repeated="998"/>
        </table:table-row>
        <table:table-row table:style-name="ro1">
          <table:table-cell table:style-name="ce2" office:value-type="float" office:value="66" calcext:value-type="float">
            <text:p>66</text:p>
          </table:table-cell>
          <table:table-cell table:style-name="ce4" office:value-type="string" calcext:value-type="string">
            <text:p>Nos estados de fronteira internacional, quais escolas com abastecimento de água de rio/nascente ficam até 6 km da fronteira e dentro do município?</text:p>
          </table:table-cell>
          <table:table-cell table:style-name="ce8" table:content-validation-name="val1" office:value-type="string" calcext:value-type="string">
            <text:p>País</text:p>
          </table:table-cell>
          <table:table-cell table:style-name="ce11" table:content-validation-name="val2" office:value-type="string" calcext:value-type="string">
            <text:p>Médio</text:p>
          </table:table-cell>
          <table:table-cell table:style-name="ce5" table:content-validation-name="val3" office:value-type="string" calcext:value-type="string">
            <text:p>ST_DWithin</text:p>
          </table:table-cell>
          <table:table-cell table:style-name="ce12" office:value-type="string" calcext:value-type="string">
            <text:p>SELECT</text:p>
            <text:p>  e.cd_entidade,</text:p>
            <text:p>  m.cd_mun,</text:p>
            <text:p>  uf.sigla_uf</text:p>
            <text:p>FROM public.pais p</text:p>
            <text:p>INNER JOIN public.unidade_federativa uf</text:p>
            <text:p>  ON p.pais = 'Brasil' AND ST_Intersects(uf.geometry, p.geometry)</text:p>
            <text:p>JOIN public.municipio m</text:p>
            <text:p>  ON m.cd_uf = uf.cd_uf AND ST_Intersects(m.geometry, uf.geometry)</text:p>
            <text:p>JOIN public.escola e</text:p>
            <text:p>  ON ST_Contains(m.geometry, e.geometry)</text:p>
            <text:p>JOIN public.microdados_ed_basica meb</text:p>
            <text:p>  ON meb.cd_entidade = e.cd_entidade AND meb.in_agua_fonte_rio = 1</text:p>
            <text:p>WHERE ST_DWithin(</text:p>
            <text:p>        e.geometry::geography,</text:p>
            <text:p>        ST_Boundary(p.geometry)::geography,</text:p>
            <text:p>        6000</text:p>
            <text:p>      )</text:p>
            <text:p>  AND uf.sigla_uf IN ('RR','AC','AM','RO','MT','MS','PR','SC','RS','AP','PA');</text:p>
          </table:table-cell>
          <table:table-cell table:style-name="ce9" table:number-columns-repeated="20"/>
          <table:table-cell table:number-columns-repeated="998"/>
        </table:table-row>
        <table:table-row table:style-name="ro1">
          <table:table-cell table:style-name="ce2" office:value-type="float" office:value="67" calcext:value-type="float">
            <text:p>67</text:p>
          </table:table-cell>
          <table:table-cell table:style-name="ce4" office:value-type="string" calcext:value-type="string">
            <text:p>Em regiões imediatas de UFs de fronteira, liste municípios cuja sede esteja até 10 km da fronteira e, quando houver, escolas com reciclagem do lixo.</text:p>
          </table:table-cell>
          <table:table-cell table:style-name="ce8" table:content-validation-name="val1" office:value-type="string" calcext:value-type="string">
            <text:p>País</text:p>
          </table:table-cell>
          <table:table-cell table:style-name="ce11" table:content-validation-name="val2" office:value-type="string" calcext:value-type="string">
            <text:p>Médio</text:p>
          </table:table-cell>
          <table:table-cell table:style-name="ce5" table:content-validation-name="val3" office:value-type="string" calcext:value-type="string">
            <text:p>ST_DWithin</text:p>
          </table:table-cell>
          <table:table-cell table:style-name="ce12" office:value-type="string" calcext:value-type="string">
            <text:p>SELECT</text:p>
            <text:p>  rgi.cd_rgi,</text:p>
            <text:p>  rgi.nm_rgi,</text:p>
            <text:p>  m.cd_mun,</text:p>
            <text:p>  m.nm_mun,</text:p>
            <text:p>  e.cd_entidade</text:p>
            <text:p>FROM public.pais p</text:p>
            <text:p>JOIN public.unidade_federativa uf</text:p>
            <text:p>  ON p.pais = 'Brasil' AND ST_Intersects(uf.geometry, p.geometry)</text:p>
            <text:p>JOIN public.rg_imediata rgi</text:p>
            <text:p>  ON rgi.cd_uf = uf.cd_uf AND ST_Intersects(rgi.geometry, uf.geometry)</text:p>
            <text:p>LEFT JOIN public.municipio m</text:p>
            <text:p>  ON m.cd_rgi = rgi.cd_rgi</text:p>
            <text:p> AND ST_Intersects(m.geometry, rgi.geometry)</text:p>
            <text:p> AND ST_DWithin(</text:p>
            <text:p>       ST_PointOnSurface(m.geometry)::geography,</text:p>
            <text:p>       ST_Boundary(p.geometry)::geography,</text:p>
            <text:p>       10000</text:p>
            <text:p>     )</text:p>
            <text:p>LEFT JOIN public.escola e</text:p>
            <text:p>  ON ST_Contains(m.geometry, e.geometry)</text:p>
            <text:p>LEFT JOIN public.microdados_ed_basica meb</text:p>
            <text:p>  ON meb.cd_entidade = e.cd_entidade AND meb.in_tratamento_lixo_reciclagem = 1</text:p>
            <text:p>WHERE uf.sigla_uf IN ('RR','AC','AM','RO','MT','MS','PR','SC','RS','AP','PA');</text:p>
          </table:table-cell>
          <table:table-cell table:style-name="ce9" table:number-columns-repeated="20"/>
          <table:table-cell table:number-columns-repeated="998"/>
        </table:table-row>
        <table:table-row table:style-name="ro1">
          <table:table-cell table:style-name="ce2" office:value-type="float" office:value="68" calcext:value-type="float">
            <text:p>68</text:p>
          </table:table-cell>
          <table:table-cell table:style-name="ce4" office:value-type="string" calcext:value-type="string">
            <text:p>Nos estados MS, MT, RO e AC, quais escolas com energia elétrica inexistente ficam até 5 km da fronteira e contidas no município?</text:p>
          </table:table-cell>
          <table:table-cell table:style-name="ce8" table:content-validation-name="val1" office:value-type="string" calcext:value-type="string">
            <text:p>País</text:p>
          </table:table-cell>
          <table:table-cell table:style-name="ce11" table:content-validation-name="val2" office:value-type="string" calcext:value-type="string">
            <text:p>Médio</text:p>
          </table:table-cell>
          <table:table-cell table:style-name="ce5" table:content-validation-name="val3" office:value-type="string" calcext:value-type="string">
            <text:p>ST_DWithin</text:p>
          </table:table-cell>
          <table:table-cell table:style-name="ce12" office:value-type="string" calcext:value-type="string">
            <text:p>SELECT</text:p>
            <text:p>  e.cd_entidade,</text:p>
            <text:p>  e.cd_uf,</text:p>
            <text:p>  m.cd_mun</text:p>
            <text:p>FROM public.pais p</text:p>
            <text:p>JOIN public.unidade_federativa uf</text:p>
            <text:p>  ON p.pais = 'Brasil'</text:p>
            <text:p> AND uf.sigla_uf IN ('MS','MT','RO','AC')</text:p>
            <text:p> AND ST_Intersects(uf.geometry, p.geometry)</text:p>
            <text:p>JOIN public.municipio m</text:p>
            <text:p>  ON m.cd_uf = uf.cd_uf AND ST_Intersects(m.geometry, uf.geometry)</text:p>
            <text:p>RIGHT JOIN public.escola e</text:p>
            <text:p>  ON ST_Contains(m.geometry, e.geometry)</text:p>
            <text:p>RIGHT JOIN public.microdados_ed_basica meb</text:p>
            <text:p>  ON meb.cd_entidade = e.cd_entidade AND meb.in_energia_inexistente = 1</text:p>
            <text:p>WHERE ST_DWithin(</text:p>
            <text:p>        e.geometry::geography,</text:p>
            <text:p>        ST_Boundary(p.geometry)::geography,</text:p>
            <text:p>        5000</text:p>
            <text:p>      );</text:p>
          </table:table-cell>
          <table:table-cell table:style-name="ce9" table:number-columns-repeated="20"/>
          <table:table-cell table:number-columns-repeated="998"/>
        </table:table-row>
        <table:table-row table:style-name="ro1">
          <table:table-cell table:style-name="ce2" office:value-type="float" office:value="69" calcext:value-type="float">
            <text:p>69</text:p>
          </table:table-cell>
          <table:table-cell table:style-name="ce4" office:value-type="string" calcext:value-type="string">
            <text:p>Supondo múltiplos países, no país cujo nome começa com “Bra”, quais escolas com estúdio de gravação ficam até 12 km da fronteira, contidas na UF e no município?</text:p>
          </table:table-cell>
          <table:table-cell table:style-name="ce8" table:content-validation-name="val1" office:value-type="string" calcext:value-type="string">
            <text:p>País</text:p>
          </table:table-cell>
          <table:table-cell table:style-name="ce11" table:content-validation-name="val2" office:value-type="string" calcext:value-type="string">
            <text:p>Médio</text:p>
          </table:table-cell>
          <table:table-cell table:style-name="ce5" table:content-validation-name="val3" office:value-type="string" calcext:value-type="string">
            <text:p>ST_DWithin</text:p>
          </table:table-cell>
          <table:table-cell table:style-name="ce12" office:value-type="string" calcext:value-type="string">
            <text:p>SELECT</text:p>
            <text:p>  e.cd_entidade,</text:p>
            <text:p>  uf.sigla_uf,</text:p>
            <text:p>  m.cd_mun</text:p>
            <text:p>FROM public.pais p</text:p>
            <text:p>JOIN public.unidade_federativa uf</text:p>
            <text:p>  ON ST_Intersects(uf.geometry, p.geometry)</text:p>
            <text:p>JOIN public.municipio m</text:p>
            <text:p>  ON m.cd_uf = uf.cd_uf AND ST_Intersects(m.geometry, uf.geometry)</text:p>
            <text:p>JOIN public.escola e</text:p>
            <text:p>  ON ST_Contains(uf.geometry, e.geometry)</text:p>
            <text:p> AND ST_Contains(m.geometry, e.geometry)</text:p>
            <text:p>JOIN public.microdados_ed_basica meb</text:p>
            <text:p>  ON meb.cd_entidade = e.cd_entidade AND meb.in_sala_estudio_gravacao = 1</text:p>
            <text:p>WHERE p.pais ILIKE 'Bra%'</text:p>
            <text:p>  AND ST_DWithin(</text:p>
            <text:p>        e.geometry::geography,</text:p>
            <text:p>        ST_Boundary(p.geometry)::geography,</text:p>
            <text:p>        12000</text:p>
            <text:p>      );</text:p>
          </table:table-cell>
          <table:table-cell table:style-name="ce9" table:number-columns-repeated="20"/>
          <table:table-cell table:number-columns-repeated="998"/>
        </table:table-row>
        <table:table-row table:style-name="ro1">
          <table:table-cell table:style-name="ce2" office:value-type="float" office:value="70" calcext:value-type="float">
            <text:p>70</text:p>
          </table:table-cell>
          <table:table-cell table:style-name="ce4" office:value-type="string" calcext:value-type="string">
            <text:p>Unindo as malhas de regiões intermediárias e imediatas, encontre escolas com acesso à internet via computador até 9 km da fronteira, usando o município correspondente.</text:p>
          </table:table-cell>
          <table:table-cell table:style-name="ce8" table:content-validation-name="val1" office:value-type="string" calcext:value-type="string">
            <text:p>País</text:p>
          </table:table-cell>
          <table:table-cell table:style-name="ce11" table:content-validation-name="val2" office:value-type="string" calcext:value-type="string">
            <text:p>Médio</text:p>
          </table:table-cell>
          <table:table-cell table:style-name="ce5" table:content-validation-name="val3" office:value-type="string" calcext:value-type="string">
            <text:p>ST_DWithin</text:p>
          </table:table-cell>
          <table:table-cell table:style-name="ce12" office:value-type="string" calcext:value-type="string">
            <text:p>SELECT</text:p>
            <text:p>  COALESCE(rgint.cd_rgint, rgi.cd_rgint) AS cd_rgint_ref,</text:p>
            <text:p>  e.cd_entidade,</text:p>
            <text:p>  m.cd_mun</text:p>
            <text:p>FROM public.rg_intermediaria rgint</text:p>
            <text:p>FULL OUTER JOIN public.rg_imediata rgi</text:p>
            <text:p>  ON rgint.cd_rgint = rgi.cd_rgint</text:p>
            <text:p> AND ST_Intersects(rgint.geometry, rgi.geometry)</text:p>
            <text:p>JOIN public.pais p</text:p>
            <text:p>  ON p.pais = 'Brasil'</text:p>
            <text:p>JOIN public.municipio m</text:p>
            <text:p>  ON m.cd_rgint = COALESCE(rgint.cd_rgint, rgi.cd_rgint)</text:p>
            <text:p>JOIN public.escola e</text:p>
            <text:p>  ON ST_Contains(m.geometry, e.geometry)</text:p>
            <text:p>JOIN public.microdados_ed_basica meb</text:p>
            <text:p>  ON meb.cd_entidade = e.cd_entidade AND meb.in_acesso_internet_computador = 1</text:p>
            <text:p>WHERE ST_DWithin(</text:p>
            <text:p>        e.geometry::geography,</text:p>
            <text:p>        ST_Boundary(p.geometry)::geography,</text:p>
            <text:p>        9000</text:p>
            <text:p>      );</text:p>
          </table:table-cell>
          <table:table-cell table:style-name="ce9" table:number-columns-repeated="20"/>
          <table:table-cell table:number-columns-repeated="998"/>
        </table:table-row>
        <table:table-row table:style-name="ro1">
          <table:table-cell table:style-name="ce2" office:value-type="float" office:value="71" calcext:value-type="float">
            <text:p>71</text:p>
          </table:table-cell>
          <table:table-cell table:style-name="ce4" office:value-type="string" calcext:value-type="string">
            <text:p>Nos estados de fronteira internacional, quantas escolas com banheiro com chuveiro ficam até 10 km da fronteira, por UF?</text:p>
          </table:table-cell>
          <table:table-cell table:style-name="ce8" table:content-validation-name="val1" office:value-type="string" calcext:value-type="string">
            <text:p>País</text:p>
          </table:table-cell>
          <table:table-cell table:style-name="ce11" table:content-validation-name="val2" office:value-type="string" calcext:value-type="string">
            <text:p>Difícil</text:p>
          </table:table-cell>
          <table:table-cell table:style-name="ce5" table:content-validation-name="val3" office:value-type="string" calcext:value-type="string">
            <text:p>ST_Intersects</text:p>
          </table:table-cell>
          <table:table-cell table:style-name="ce12" office:value-type="string" calcext:value-type="string">
            <text:p>SELECT</text:p>
            <text:p>  uf.sigla_uf,</text:p>
            <text:p>  COUNT(e.cd_entidade) AS qt_escolas_chuveiro</text:p>
            <text:p>FROM public.pais p</text:p>
            <text:p>INNER JOIN public.unidade_federativa uf</text:p>
            <text:p>  ON p.pais = 'Brasil' AND ST_Intersects(uf.geometry, p.geometry)</text:p>
            <text:p>JOIN public.municipio m</text:p>
            <text:p>  ON m.cd_uf = uf.cd_uf AND ST_Intersects(m.geometry, uf.geometry)</text:p>
            <text:p>JOIN public.escola e</text:p>
            <text:p>  ON ST_Intersects(m.geometry, e.geometry)</text:p>
            <text:p>JOIN public.microdados_ed_basica meb</text:p>
            <text:p>  ON meb.cd_entidade = e.cd_entidade AND meb.in_banheiro_chuveiro = 1</text:p>
            <text:p>WHERE uf.sigla_uf IN ('RR','AC','AM','RO','MT','MS','PR','SC','RS','AP','PA')</text:p>
            <text:p>  AND ST_DWithin(</text:p>
            <text:p>        e.geometry::geography,</text:p>
            <text:p>        ST_Boundary(p.geometry)::geography,</text:p>
            <text:p>        10000</text:p>
            <text:p>      )</text:p>
            <text:p>GROUP BY uf.sigla_uf</text:p>
            <text:p>ORDER BY uf.sigla_uf;</text:p>
          </table:table-cell>
          <table:table-cell table:style-name="ce9" table:number-columns-repeated="20"/>
          <table:table-cell table:number-columns-repeated="998"/>
        </table:table-row>
        <table:table-row table:style-name="ro1">
          <table:table-cell table:style-name="ce2" office:value-type="float" office:value="72" calcext:value-type="float">
            <text:p>72</text:p>
          </table:table-cell>
          <table:table-cell table:style-name="ce4" office:value-type="string" calcext:value-type="string">
            <text:p>Em regiões intermediárias de UFs de fronteira, quantas escolas com piso tátil estão na faixa de 8 km a partir da fronteira, por região intermediária (preserve regiões sem escola)?</text:p>
          </table:table-cell>
          <table:table-cell table:style-name="ce8" table:content-validation-name="val1" office:value-type="string" calcext:value-type="string">
            <text:p>País</text:p>
          </table:table-cell>
          <table:table-cell table:style-name="ce11" table:content-validation-name="val2" office:value-type="string" calcext:value-type="string">
            <text:p>Difícil</text:p>
          </table:table-cell>
          <table:table-cell table:style-name="ce5" table:content-validation-name="val3" office:value-type="string" calcext:value-type="string">
            <text:p>ST_Intersects</text:p>
          </table:table-cell>
          <table:table-cell table:style-name="ce12" office:value-type="string" calcext:value-type="string">
            <text:p>SELECT</text:p>
            <text:p>  rgint.cd_rgint,</text:p>
            <text:p>  rgint.nm_rgint,</text:p>
            <text:p>  COUNT(meb.cd_entidade) AS qt_escolas_piso_tatil</text:p>
            <text:p>FROM public.pais p</text:p>
            <text:p>JOIN public.unidade_federativa uf</text:p>
            <text:p>  ON p.pais = 'Brasil' AND ST_Intersects(uf.geometry, p.geometry)</text:p>
            <text:p>JOIN public.rg_intermediaria rgint</text:p>
            <text:p>  ON rgint.cd_uf = uf.cd_uf AND ST_Intersects(rgint.geometry, uf.geometry)</text:p>
            <text:p>LEFT JOIN public.municipio m</text:p>
            <text:p>  ON m.cd_rgint = rgint.cd_rgint AND ST_Intersects(m.geometry, rgint.geometry)</text:p>
            <text:p>LEFT JOIN public.escola e</text:p>
            <text:p>  ON ST_Intersects(m.geometry, e.geometry)</text:p>
            <text:p>LEFT JOIN public.microdados_ed_basica meb</text:p>
            <text:p>  ON meb.cd_entidade = e.cd_entidade AND meb.in_acessibilidade_pisos_tateis = 1</text:p>
            <text:p>WHERE uf.sigla_uf IN ('RR','AC','AM','RO','MT','MS','PR','SC','RS','AP','PA')</text:p>
            <text:p>  AND ST_Intersects(</text:p>
            <text:p>        rgint.geometry,</text:p>
            <text:p>        ST_Buffer(ST_Boundary(p.geometry)::geography, 8000)::geometry</text:p>
            <text:p>      )</text:p>
            <text:p>GROUP BY rgint.cd_rgint, rgint.nm_rgint</text:p>
            <text:p>ORDER BY rgint.cd_rgint;</text:p>
          </table:table-cell>
          <table:table-cell table:style-name="ce9" table:number-columns-repeated="20"/>
          <table:table-cell table:number-columns-repeated="998"/>
        </table:table-row>
        <table:table-row table:style-name="ro1">
          <table:table-cell table:style-name="ce2" office:value-type="float" office:value="73" calcext:value-type="float">
            <text:p>73</text:p>
          </table:table-cell>
          <table:table-cell table:style-name="ce4" office:value-type="string" calcext:value-type="string">
            <text:p>Nos estados MS, MT, RO e AC, quantas escolas com sinalização sonora de acessibilidade ficam até 4 km da fronteira e intersectam seus municípios, por UF?</text:p>
          </table:table-cell>
          <table:table-cell table:style-name="ce8" table:content-validation-name="val1" office:value-type="string" calcext:value-type="string">
            <text:p>País</text:p>
          </table:table-cell>
          <table:table-cell table:style-name="ce11" table:content-validation-name="val2" office:value-type="string" calcext:value-type="string">
            <text:p>Difícil</text:p>
          </table:table-cell>
          <table:table-cell table:style-name="ce5" table:content-validation-name="val3" office:value-type="string" calcext:value-type="string">
            <text:p>ST_Intersects</text:p>
          </table:table-cell>
          <table:table-cell table:style-name="ce12" office:value-type="string" calcext:value-type="string">
            <text:p>SELECT</text:p>
            <text:p>  uf.sigla_uf,</text:p>
            <text:p>  COUNT(meb.cd_entidade) AS qt_escolas_sinal_sonoro</text:p>
            <text:p>FROM public.pais p</text:p>
            <text:p>JOIN public.unidade_federativa uf</text:p>
            <text:p>  ON p.pais = 'Brasil' AND uf.sigla_uf IN ('MS','MT','RO','AC') AND ST_Intersects(uf.geometry, p.geometry)</text:p>
            <text:p>JOIN public.municipio m</text:p>
            <text:p>  ON m.cd_uf = uf.cd_uf AND ST_Intersects(m.geometry, uf.geometry)</text:p>
            <text:p>RIGHT JOIN public.escola e</text:p>
            <text:p>  ON ST_Intersects(m.geometry, e.geometry)</text:p>
            <text:p>RIGHT JOIN public.microdados_ed_basica meb</text:p>
            <text:p>  ON meb.cd_entidade = e.cd_entidade AND meb.in_acessibilidade_sinal_sonoro = 1</text:p>
            <text:p>WHERE ST_DWithin(</text:p>
            <text:p>        e.geometry::geography,</text:p>
            <text:p>        ST_Boundary(p.geometry)::geography,</text:p>
            <text:p>        4000</text:p>
            <text:p>      )</text:p>
            <text:p>GROUP BY uf.sigla_uf</text:p>
            <text:p>ORDER BY uf.sigla_uf;</text:p>
          </table:table-cell>
          <table:table-cell table:style-name="ce9" table:number-columns-repeated="20"/>
          <table:table-cell table:number-columns-repeated="998"/>
        </table:table-row>
        <table:table-row table:style-name="ro1">
          <table:table-cell table:style-name="ce2" office:value-type="float" office:value="74" calcext:value-type="float">
            <text:p>74</text:p>
          </table:table-cell>
          <table:table-cell table:style-name="ce4" office:value-type="string" calcext:value-type="string">
            <text:p>Supondo múltiplos países, no país cujo nome começa com “Bra”, quantas escolas com esgoto em rede pública estão em municípios que intersectam a faixa de 12 km da fronteira, por macrorregião?</text:p>
          </table:table-cell>
          <table:table-cell table:style-name="ce8" table:content-validation-name="val1" office:value-type="string" calcext:value-type="string">
            <text:p>País</text:p>
          </table:table-cell>
          <table:table-cell table:style-name="ce11" table:content-validation-name="val2" office:value-type="string" calcext:value-type="string">
            <text:p>Difícil</text:p>
          </table:table-cell>
          <table:table-cell table:style-name="ce5" table:content-validation-name="val3" office:value-type="string" calcext:value-type="string">
            <text:p>ST_Intersects</text:p>
          </table:table-cell>
          <table:table-cell table:style-name="ce12" office:value-type="string" calcext:value-type="string">
            <text:p>SELECT</text:p>
            <text:p>  r.cd_regia,</text:p>
            <text:p>  r.nm_regia,</text:p>
            <text:p>  COUNT(e.cd_entidade) AS qt_escolas_esgoto_rede</text:p>
            <text:p>FROM public.pais p</text:p>
            <text:p>JOIN public.regiao r</text:p>
            <text:p>  ON ST_Intersects(r.geometry, p.geometry)</text:p>
            <text:p>JOIN public.unidade_federativa uf</text:p>
            <text:p>  ON uf.cd_regia = r.cd_regia AND ST_Intersects(uf.geometry, r.geometry)</text:p>
            <text:p>JOIN public.municipio m</text:p>
            <text:p>  ON m.cd_uf = uf.cd_uf AND ST_Intersects(m.geometry, uf.geometry)</text:p>
            <text:p>JOIN public.escola e</text:p>
            <text:p>  ON ST_Intersects(m.geometry, e.geometry)</text:p>
            <text:p>JOIN public.microdados_ed_basica meb</text:p>
            <text:p>  ON meb.cd_entidade = e.cd_entidade AND meb.in_esgoto_rede_publica = 1</text:p>
            <text:p>WHERE p.pais ILIKE 'Bra%'</text:p>
            <text:p>  AND ST_Intersects(</text:p>
            <text:p>        m.geometry,</text:p>
            <text:p>        ST_Buffer(ST_Boundary(p.geometry)::geography, 12000)::geometry</text:p>
            <text:p>      )</text:p>
            <text:p>GROUP BY r.cd_regia, r.nm_regia</text:p>
            <text:p>ORDER BY r.cd_regia;</text:p>
          </table:table-cell>
          <table:table-cell table:style-name="ce9" table:number-columns-repeated="20"/>
          <table:table-cell table:number-columns-repeated="998"/>
        </table:table-row>
        <table:table-row table:style-name="ro1">
          <table:table-cell table:style-name="ce2" office:value-type="float" office:value="75" calcext:value-type="float">
            <text:p>75</text:p>
          </table:table-cell>
          <table:table-cell table:style-name="ce4" office:value-type="string" calcext:value-type="string">
            <text:p>Conectando regiões intermediárias e imediatas, quantas escolas com destino final de lixo em serviço público ficam até 9 km da fronteira, por região?</text:p>
          </table:table-cell>
          <table:table-cell table:style-name="ce8" table:content-validation-name="val1" office:value-type="string" calcext:value-type="string">
            <text:p>País</text:p>
          </table:table-cell>
          <table:table-cell table:style-name="ce11" table:content-validation-name="val2" office:value-type="string" calcext:value-type="string">
            <text:p>Difícil</text:p>
          </table:table-cell>
          <table:table-cell table:style-name="ce5" table:content-validation-name="val3" office:value-type="string" calcext:value-type="string">
            <text:p>ST_Intersects</text:p>
          </table:table-cell>
          <table:table-cell table:style-name="ce12" office:value-type="string" calcext:value-type="string">
            <text:p>SELECT</text:p>
            <text:p>  COALESCE(rgint.cd_rgint, rgi.cd_rgint) AS cd_rgint_ref,</text:p>
            <text:p>  COUNT(meb.cd_entidade) AS qt_escolas_lixo_publico</text:p>
            <text:p>FROM public.rg_intermediaria rgint</text:p>
            <text:p>FULL OUTER JOIN public.rg_imediata rgi</text:p>
            <text:p>  ON rgint.cd_rgint = rgi.cd_rgint AND ST_Intersects(rgint.geometry, rgi.geometry)</text:p>
            <text:p>JOIN public.pais p</text:p>
            <text:p>  ON p.pais = 'Brasil'</text:p>
            <text:p>JOIN public.municipio m</text:p>
            <text:p>  ON m.cd_rgint = COALESCE(rgint.cd_rgint, rgi.cd_rgint)</text:p>
            <text:p>  AND ST_Intersects(m.geometry, COALESCE(rgint.geometry, rgi.geometry))</text:p>
            <text:p>LEFT JOIN public.escola e</text:p>
            <text:p>  ON ST_Intersects(m.geometry, e.geometry)</text:p>
            <text:p>LEFT JOIN public.microdados_ed_basica meb</text:p>
            <text:p>  ON meb.cd_entidade = e.cd_entidade AND meb.in_lixo_destino_final_publico = 1</text:p>
            <text:p>WHERE ST_DWithin(</text:p>
            <text:p>        e.geometry::geography,</text:p>
            <text:p>        ST_Boundary(p.geometry)::geography,</text:p>
            <text:p>        9000</text:p>
            <text:p>      )</text:p>
            <text:p>GROUP BY COALESCE(rgint.cd_rgint, rgi.cd_rgint)</text:p>
            <text:p>ORDER BY cd_rgint_ref;</text:p>
          </table:table-cell>
          <table:table-cell table:style-name="ce9" table:number-columns-repeated="20"/>
          <table:table-cell table:number-columns-repeated="998"/>
        </table:table-row>
        <table:table-row table:style-name="ro1">
          <table:table-cell table:style-name="ce2" office:value-type="float" office:value="76" calcext:value-type="float">
            <text:p>76</text:p>
          </table:table-cell>
          <table:table-cell table:style-name="ce4" office:value-type="string" calcext:value-type="string">
            <text:p>Nos estados de fronteira internacional, quantas escolas com internet banda larga estão contidas em seus municípios e em municípios que tocam a faixa de 10 km a partir da fronteira, por UF?</text:p>
          </table:table-cell>
          <table:table-cell table:style-name="ce8" table:content-validation-name="val1" office:value-type="string" calcext:value-type="string">
            <text:p>País</text:p>
          </table:table-cell>
          <table:table-cell table:style-name="ce11" table:content-validation-name="val2" office:value-type="string" calcext:value-type="string">
            <text:p>Difícil</text:p>
          </table:table-cell>
          <table:table-cell table:style-name="ce5" table:content-validation-name="val3" office:value-type="string" calcext:value-type="string">
            <text:p>ST_Contains</text:p>
          </table:table-cell>
          <table:table-cell table:style-name="ce12" office:value-type="string" calcext:value-type="string">
            <text:p>SELECT</text:p>
            <text:p>  uf.sigla_uf,</text:p>
            <text:p>  COUNT(e.cd_entidade) AS qt_escolas_banda_larga</text:p>
            <text:p>FROM public.pais p</text:p>
            <text:p>INNER JOIN public.unidade_federativa uf</text:p>
            <text:p>  ON p.pais = 'Brasil' AND ST_Intersects(uf.geometry, p.geometry)</text:p>
            <text:p>JOIN public.municipio m</text:p>
            <text:p>  ON m.cd_uf = uf.cd_uf AND ST_Intersects(m.geometry, uf.geometry)</text:p>
            <text:p>JOIN public.escola e</text:p>
            <text:p>  ON ST_Contains(m.geometry, e.geometry)</text:p>
            <text:p>JOIN public.microdados_ed_basica meb</text:p>
            <text:p>  ON meb.cd_entidade = e.cd_entidade AND meb.in_banda_larga = 1</text:p>
            <text:p>WHERE uf.sigla_uf IN ('RR','AC','AM','RO','MT','MS','PR','SC','RS','AP','PA')</text:p>
            <text:p>  AND ST_Intersects(</text:p>
            <text:p>        m.geometry,</text:p>
            <text:p>        ST_Buffer(ST_Boundary(p.geometry)::geography, 10000)::geometry</text:p>
            <text:p>      )</text:p>
            <text:p>GROUP BY uf.sigla_uf</text:p>
            <text:p>ORDER BY uf.sigla_uf;</text:p>
          </table:table-cell>
          <table:table-cell table:style-name="ce9" table:number-columns-repeated="20"/>
          <table:table-cell table:number-columns-repeated="998"/>
        </table:table-row>
        <table:table-row table:style-name="ro1">
          <table:table-cell table:style-name="ce2" office:value-type="float" office:value="77" calcext:value-type="float">
            <text:p>77</text:p>
          </table:table-cell>
          <table:table-cell table:style-name="ce4" office:value-type="string" calcext:value-type="string">
            <text:p>Em regiões imediatas de UFs de fronteira, quantas escolas com quadra esportiva descoberta estão contidas em municípios contidos na região imediata e na faixa de 6 km da fronteira, por região imediata?</text:p>
          </table:table-cell>
          <table:table-cell table:style-name="ce8" table:content-validation-name="val1" office:value-type="string" calcext:value-type="string">
            <text:p>País</text:p>
          </table:table-cell>
          <table:table-cell table:style-name="ce11" table:content-validation-name="val2" office:value-type="string" calcext:value-type="string">
            <text:p>Difícil</text:p>
          </table:table-cell>
          <table:table-cell table:style-name="ce5" table:content-validation-name="val3" office:value-type="string" calcext:value-type="string">
            <text:p>ST_Contains</text:p>
          </table:table-cell>
          <table:table-cell table:style-name="ce12" office:value-type="string" calcext:value-type="string">
            <text:p>SELECT</text:p>
            <text:p>  rgi.cd_rgi,</text:p>
            <text:p>  rgi.nm_rgi,</text:p>
            <text:p>  COUNT(e.cd_entidade) AS qt_escolas_quadra_desc</text:p>
            <text:p>FROM public.pais p</text:p>
            <text:p>JOIN public.unidade_federativa uf</text:p>
            <text:p>  ON p.pais = 'Brasil'</text:p>
            <text:p> AND uf.sigla_uf IN ('RR','AC','AM','RO','MT','MS','PR','SC','RS','AP','PA')</text:p>
            <text:p> AND ST_Intersects(uf.geometry, p.geometry)</text:p>
            <text:p>JOIN public.rg_imediata rgi</text:p>
            <text:p>  ON rgi.cd_uf = uf.cd_uf AND ST_Intersects(rgi.geometry, uf.geometry)</text:p>
            <text:p>LEFT JOIN public.municipio m</text:p>
            <text:p>  ON m.cd_rgi = rgi.cd_rgi</text:p>
            <text:p> AND ST_Contains(rgi.geometry, m.geometry)</text:p>
            <text:p>LEFT JOIN public.escola e</text:p>
            <text:p>  ON ST_Contains(m.geometry, e.geometry)</text:p>
            <text:p>LEFT JOIN public.microdados_ed_basica meb</text:p>
            <text:p>  ON meb.cd_entidade = e.cd_entidade AND meb.in_quadra_esportes_descoberta = 1</text:p>
            <text:p>WHERE ST_Intersects(</text:p>
            <text:p>        rgi.geometry,</text:p>
            <text:p>        ST_Buffer(ST_Boundary(p.geometry)::geography, 6000)::geometry</text:p>
            <text:p>      )</text:p>
            <text:p>GROUP BY rgi.cd_rgi, rgi.nm_rgi</text:p>
            <text:p>ORDER BY rgi.cd_rgi;</text:p>
          </table:table-cell>
          <table:table-cell table:style-name="ce9" table:number-columns-repeated="20"/>
          <table:table-cell table:number-columns-repeated="998"/>
        </table:table-row>
        <table:table-row table:style-name="ro1">
          <table:table-cell table:style-name="ce2" office:value-type="float" office:value="78" calcext:value-type="float">
            <text:p>78</text:p>
          </table:table-cell>
          <table:table-cell table:style-name="ce4" office:value-type="string" calcext:value-type="string">
            <text:p>Nos estados MS, MT, RO e AC, quantas escolas com internet para a comunidade estão contidas em seus municípios e até 4 km da fronteira, por UF?</text:p>
          </table:table-cell>
          <table:table-cell table:style-name="ce8" table:content-validation-name="val1" office:value-type="string" calcext:value-type="string">
            <text:p>País</text:p>
          </table:table-cell>
          <table:table-cell table:style-name="ce11" table:content-validation-name="val2" office:value-type="string" calcext:value-type="string">
            <text:p>Difícil</text:p>
          </table:table-cell>
          <table:table-cell table:style-name="ce5" table:content-validation-name="val3" office:value-type="string" calcext:value-type="string">
            <text:p>ST_Contains</text:p>
          </table:table-cell>
          <table:table-cell table:style-name="ce12" office:value-type="string" calcext:value-type="string">
            <text:p>SELECT</text:p>
            <text:p>  uf.sigla_uf,</text:p>
            <text:p>  COUNT(meb.cd_entidade) AS qt_escolas_internet_comunidade</text:p>
            <text:p>FROM public.pais p</text:p>
            <text:p>JOIN public.unidade_federativa uf</text:p>
            <text:p>  ON p.pais = 'Brasil'</text:p>
            <text:p> AND uf.sigla_uf IN ('MS','MT','RO','AC')</text:p>
            <text:p> AND ST_Intersects(uf.geometry, p.geometry)</text:p>
            <text:p>JOIN public.municipio m</text:p>
            <text:p>  ON m.cd_uf = uf.cd_uf AND ST_Intersects(m.geometry, uf.geometry)</text:p>
            <text:p>RIGHT JOIN public.escola e</text:p>
            <text:p>  ON ST_Contains(m.geometry, e.geometry)</text:p>
            <text:p>RIGHT JOIN public.microdados_ed_basica meb</text:p>
            <text:p>  ON meb.cd_entidade = e.cd_entidade AND meb.in_internet_comunidade = 1</text:p>
            <text:p>WHERE ST_DWithin(</text:p>
            <text:p>        e.geometry::geography,</text:p>
            <text:p>        ST_Boundary(p.geometry)::geography,</text:p>
            <text:p>        4000</text:p>
            <text:p>      )</text:p>
            <text:p>GROUP BY uf.sigla_uf</text:p>
            <text:p>ORDER BY uf.sigla_uf;</text:p>
          </table:table-cell>
          <table:table-cell table:style-name="ce9" table:number-columns-repeated="20"/>
          <table:table-cell table:number-columns-repeated="998"/>
        </table:table-row>
        <table:table-row table:style-name="ro1">
          <table:table-cell table:style-name="ce2" office:value-type="float" office:value="79" calcext:value-type="float">
            <text:p>79</text:p>
          </table:table-cell>
          <table:table-cell table:style-name="ce4" office:value-type="string" calcext:value-type="string">
            <text:p>Supondo múltiplos países, no país cujo nome começa com “Bra”, quantas escolas com bibliotecária estão contidas na UF e até 12 km da fronteira, por macrorregião?</text:p>
          </table:table-cell>
          <table:table-cell table:style-name="ce8" table:content-validation-name="val1" office:value-type="string" calcext:value-type="string">
            <text:p>País</text:p>
          </table:table-cell>
          <table:table-cell table:style-name="ce11" table:content-validation-name="val2" office:value-type="string" calcext:value-type="string">
            <text:p>Difícil</text:p>
          </table:table-cell>
          <table:table-cell table:style-name="ce5" table:content-validation-name="val3" office:value-type="string" calcext:value-type="string">
            <text:p>ST_Contains</text:p>
          </table:table-cell>
          <table:table-cell table:style-name="ce12" office:value-type="string" calcext:value-type="string">
            <text:p>SELECT</text:p>
            <text:p>  r.cd_regia,</text:p>
            <text:p>  r.nm_regia,</text:p>
            <text:p>  COUNT(e.cd_entidade) AS qt_escolas_com_bibliotecario</text:p>
            <text:p>FROM public.pais p</text:p>
            <text:p>JOIN public.regiao r</text:p>
            <text:p>  ON ST_Intersects(r.geometry, p.geometry)</text:p>
            <text:p>JOIN public.unidade_federativa uf</text:p>
            <text:p>  ON uf.cd_regia = r.cd_regia AND ST_Intersects(uf.geometry, r.geometry)</text:p>
            <text:p>JOIN public.municipio m</text:p>
            <text:p>  ON m.cd_uf = uf.cd_uf AND ST_Intersects(m.geometry, uf.geometry)</text:p>
            <text:p>JOIN public.escola e</text:p>
            <text:p>  ON ST_Contains(uf.geometry, e.geometry) AND ST_Contains(m.geometry, e.geometry)</text:p>
            <text:p>JOIN public.microdados_ed_basica meb</text:p>
            <text:p>  ON meb.cd_entidade = e.cd_entidade AND meb.in_prof_bibliotecario = 1</text:p>
            <text:p>WHERE p.pais ILIKE 'Bra%'</text:p>
            <text:p>  AND ST_DWithin(</text:p>
            <text:p>        e.geometry::geography,</text:p>
            <text:p>        ST_Boundary(p.geometry)::geography,</text:p>
            <text:p>        12000</text:p>
            <text:p>      )</text:p>
            <text:p>GROUP BY r.cd_regia, r.nm_regia</text:p>
            <text:p>ORDER BY r.cd_regia;</text:p>
          </table:table-cell>
          <table:table-cell table:style-name="ce9" table:number-columns-repeated="20"/>
          <table:table-cell table:number-columns-repeated="998"/>
        </table:table-row>
        <table:table-row table:style-name="ro1">
          <table:table-cell table:style-name="ce2" office:value-type="float" office:value="80" calcext:value-type="float">
            <text:p>80</text:p>
          </table:table-cell>
          <table:table-cell table:style-name="ce4" office:value-type="string" calcext:value-type="string">
            <text:p>Unindo as regiões intermediárias e imediatas, quantas escolas com sala de leitura estão contidas em municípios associados e que tocam a faixa de 9 km da fronteira, por região?</text:p>
          </table:table-cell>
          <table:table-cell table:style-name="ce8" table:content-validation-name="val1" office:value-type="string" calcext:value-type="string">
            <text:p>País</text:p>
          </table:table-cell>
          <table:table-cell table:style-name="ce11" table:content-validation-name="val2" office:value-type="string" calcext:value-type="string">
            <text:p>Difícil</text:p>
          </table:table-cell>
          <table:table-cell table:style-name="ce5" table:content-validation-name="val3" office:value-type="string" calcext:value-type="string">
            <text:p>ST_Contains</text:p>
          </table:table-cell>
          <table:table-cell table:style-name="ce12" office:value-type="string" calcext:value-type="string">
            <text:p>SELECT</text:p>
            <text:p>  COALESCE(rgint.cd_rgint, rgi.cd_rgint) AS cd_rgint_ref,</text:p>
            <text:p>  COUNT(e.cd_entidade) AS qt_escolas_sala_leitura</text:p>
            <text:p>FROM public.rg_intermediaria rgint</text:p>
            <text:p>FULL OUTER JOIN public.rg_imediata rgi</text:p>
            <text:p>  ON rgint.cd_rgint = rgi.cd_rgint</text:p>
            <text:p> AND ST_Intersects(rgint.geometry, rgi.geometry)</text:p>
            <text:p>JOIN public.pais p</text:p>
            <text:p>  ON p.pais = 'Brasil'</text:p>
            <text:p>JOIN public.municipio m</text:p>
            <text:p>  ON m.cd_rgint = COALESCE(rgint.cd_rgint, rgi.cd_rgint)</text:p>
            <text:p> AND ST_Intersects(m.geometry, COALESCE(rgint.geometry, rgi.geometry))</text:p>
            <text:p>JOIN public.escola e</text:p>
            <text:p>  ON ST_Contains(m.geometry, e.geometry)</text:p>
            <text:p>JOIN public.microdados_ed_basica meb</text:p>
            <text:p>  ON meb.cd_entidade = e.cd_entidade AND meb.in_sala_leitura = 1</text:p>
            <text:p>WHERE ST_Intersects(</text:p>
            <text:p>        COALESCE(rgint.geometry, rgi.geometry),</text:p>
            <text:p>        ST_Buffer(ST_Boundary(p.geometry)::geography, 9000)::geometry</text:p>
            <text:p>      )</text:p>
            <text:p>GROUP BY COALESCE(rgint.cd_rgint, rgi.cd_rgint)</text:p>
            <text:p>ORDER BY cd_rgint_ref;</text:p>
          </table:table-cell>
          <table:table-cell table:style-name="ce9" table:number-columns-repeated="20"/>
          <table:table-cell table:number-columns-repeated="998"/>
        </table:table-row>
        <table:table-row table:style-name="ro1">
          <table:table-cell table:style-name="ce2" office:value-type="float" office:value="81" calcext:value-type="float">
            <text:p>81</text:p>
          </table:table-cell>
          <table:table-cell table:style-name="ce4" office:value-type="string" calcext:value-type="string">
            <text:p>Nos estados de fronteira internacional, qual é a distância média até a fronteira das escolas com internet para alunos, por UF?</text:p>
          </table:table-cell>
          <table:table-cell table:style-name="ce8" table:content-validation-name="val1" office:value-type="string" calcext:value-type="string">
            <text:p>País</text:p>
          </table:table-cell>
          <table:table-cell table:style-name="ce11" table:content-validation-name="val2" office:value-type="string" calcext:value-type="string">
            <text:p>Difícil</text:p>
          </table:table-cell>
          <table:table-cell table:style-name="ce5" table:content-validation-name="val3" office:value-type="string" calcext:value-type="string">
            <text:p>ST_Distance</text:p>
          </table:table-cell>
          <table:table-cell table:style-name="ce12" office:value-type="string" calcext:value-type="string">
            <text:p>SELECT</text:p>
            <text:p>  uf.sigla_uf,</text:p>
            <text:p>  COUNT(e.cd_entidade) AS qt_escolas_internet_alunos,</text:p>
            <text:p>  AVG(ST_Distance(e.geometry::geography, ST_Boundary(p.geometry)::geography)) / 1000.0 AS dist_media_km</text:p>
            <text:p>FROM public.pais p</text:p>
            <text:p>INNER JOIN public.unidade_federativa uf</text:p>
            <text:p>  ON p.pais = 'Brasil' AND ST_Intersects(uf.geometry, p.geometry)</text:p>
            <text:p>JOIN public.municipio m</text:p>
            <text:p>  ON m.cd_uf = uf.cd_uf AND ST_Intersects(m.geometry, uf.geometry)</text:p>
            <text:p>JOIN public.escola e</text:p>
            <text:p>  ON ST_Contains(m.geometry, e.geometry)</text:p>
            <text:p>JOIN public.microdados_ed_basica meb</text:p>
            <text:p>  ON meb.cd_entidade = e.cd_entidade AND meb.in_internet_alunos = 1</text:p>
            <text:p>WHERE uf.sigla_uf IN ('RR','AC','AM','RO','MT','MS','PR','SC','RS','AP','PA')</text:p>
            <text:p>  AND ST_DWithin(e.geometry::geography, ST_Boundary(p.geometry)::geography, 8000)</text:p>
            <text:p>GROUP BY uf.sigla_uf</text:p>
            <text:p>ORDER BY uf.sigla_uf;</text:p>
          </table:table-cell>
          <table:table-cell table:style-name="ce9" table:number-columns-repeated="20"/>
          <table:table-cell table:number-columns-repeated="998"/>
        </table:table-row>
        <table:table-row table:style-name="ro1">
          <table:table-cell table:style-name="ce2" office:value-type="float" office:value="82" calcext:value-type="float">
            <text:p>82</text:p>
          </table:table-cell>
          <table:table-cell table:style-name="ce4" office:value-type="string" calcext:value-type="string">
            <text:p>Por região imediata de UFs de fronteira, quantas escolas com laboratório de educação profissional ficam em municípios cuja sede está até 15 km da fronteira e qual a distância média dessa sede?</text:p>
          </table:table-cell>
          <table:table-cell table:style-name="ce8" table:content-validation-name="val1" office:value-type="string" calcext:value-type="string">
            <text:p>País</text:p>
          </table:table-cell>
          <table:table-cell table:style-name="ce11" table:content-validation-name="val2" office:value-type="string" calcext:value-type="string">
            <text:p>Difícil</text:p>
          </table:table-cell>
          <table:table-cell table:style-name="ce5" table:content-validation-name="val3" office:value-type="string" calcext:value-type="string">
            <text:p>ST_Distance</text:p>
          </table:table-cell>
          <table:table-cell table:style-name="ce12" office:value-type="string" calcext:value-type="string">
            <text:p>SELECT</text:p>
            <text:p>  rgi.cd_rgi,</text:p>
            <text:p>  rgi.nm_rgi,</text:p>
            <text:p>  COUNT(meb.cd_entidade) AS qt_escolas_lab_prof,</text:p>
            <text:p>  AVG(ST_Distance(ST_PointOnSurface(m.geometry)::geography, ST_Boundary(p.geometry)::geography)) / 1000.0 AS dist_media_sede_km</text:p>
            <text:p>FROM public.pais p</text:p>
            <text:p>JOIN public.unidade_federativa uf</text:p>
            <text:p>  ON p.pais = 'Brasil' AND ST_Intersects(uf.geometry, p.geometry)</text:p>
            <text:p>JOIN public.rg_imediata rgi</text:p>
            <text:p>  ON rgi.cd_uf = uf.cd_uf AND ST_Intersects(rgi.geometry, uf.geometry)</text:p>
            <text:p>LEFT JOIN public.municipio m</text:p>
            <text:p>  ON m.cd_rgi = rgi.cd_rgi</text:p>
            <text:p> AND ST_Intersects(m.geometry, rgi.geometry)</text:p>
            <text:p> AND ST_DWithin(ST_PointOnSurface(m.geometry)::geography, ST_Boundary(p.geometry)::geography, 15000)</text:p>
            <text:p>LEFT JOIN public.escola e</text:p>
            <text:p>  ON ST_Contains(m.geometry, e.geometry)</text:p>
            <text:p>LEFT JOIN public.microdados_ed_basica meb</text:p>
            <text:p>  ON meb.cd_entidade = e.cd_entidade AND meb.in_laboratorio_educ_prof = 1</text:p>
            <text:p>GROUP BY rgi.cd_rgi, rgi.nm_rgi</text:p>
            <text:p>ORDER BY rgi.cd_rgi;</text:p>
          </table:table-cell>
          <table:table-cell table:style-name="ce9" table:number-columns-repeated="20"/>
          <table:table-cell table:number-columns-repeated="998"/>
        </table:table-row>
        <table:table-row table:style-name="ro1">
          <table:table-cell table:style-name="ce2" office:value-type="float" office:value="83" calcext:value-type="float">
            <text:p>83</text:p>
          </table:table-cell>
          <table:table-cell table:style-name="ce4" office:value-type="string" calcext:value-type="string">
            <text:p>Nos estados MS, MT, RO e AC, qual é a média de distância até a fronteira das escolas que permitem acesso à internet por dispositivos pessoais, por UF?</text:p>
          </table:table-cell>
          <table:table-cell table:style-name="ce8" table:content-validation-name="val1" office:value-type="string" calcext:value-type="string">
            <text:p>País</text:p>
          </table:table-cell>
          <table:table-cell table:style-name="ce11" table:content-validation-name="val2" office:value-type="string" calcext:value-type="string">
            <text:p>Difícil</text:p>
          </table:table-cell>
          <table:table-cell table:style-name="ce5" table:content-validation-name="val3" office:value-type="string" calcext:value-type="string">
            <text:p>ST_Distance</text:p>
          </table:table-cell>
          <table:table-cell table:style-name="ce12" office:value-type="string" calcext:value-type="string">
            <text:p>SELECT</text:p>
            <text:p>  uf.sigla_uf,</text:p>
            <text:p>  COUNT(meb.cd_entidade) AS qt_escolas_disp_pessoais,</text:p>
            <text:p>  AVG(ST_Distance(e.geometry::geography, ST_Boundary(p.geometry)::geography)) / 1000.0 AS dist_media_km</text:p>
            <text:p>FROM public.pais p</text:p>
            <text:p>JOIN public.unidade_federativa uf</text:p>
            <text:p>  ON p.pais = 'Brasil' AND uf.sigla_uf IN ('MS','MT','RO','AC') AND ST_Intersects(uf.geometry, p.geometry)</text:p>
            <text:p>JOIN public.municipio m</text:p>
            <text:p>  ON m.cd_uf = uf.cd_uf AND ST_Intersects(m.geometry, uf.geometry)</text:p>
            <text:p>RIGHT JOIN public.escola e</text:p>
            <text:p>  ON ST_Contains(m.geometry, e.geometry)</text:p>
            <text:p>RIGHT JOIN public.microdados_ed_basica meb</text:p>
            <text:p>  ON meb.cd_entidade = e.cd_entidade AND meb.in_aces_internet_disp_pessoais = 1</text:p>
            <text:p>WHERE ST_DWithin(e.geometry::geography, ST_Boundary(p.geometry)::geography, 5000)</text:p>
            <text:p>GROUP BY uf.sigla_uf</text:p>
            <text:p>ORDER BY uf.sigla_uf;</text:p>
          </table:table-cell>
          <table:table-cell table:style-name="ce9" table:number-columns-repeated="20"/>
          <table:table-cell table:number-columns-repeated="998"/>
        </table:table-row>
        <table:table-row table:style-name="ro1">
          <table:table-cell table:style-name="ce2" office:value-type="float" office:value="84" calcext:value-type="float">
            <text:p>84</text:p>
          </table:table-cell>
          <table:table-cell table:style-name="ce4" office:value-type="string" calcext:value-type="string">
            <text:p>Supondo múltiplos países, no país cujo nome começa com “Bra”, por macrorregião, quantas escolas com vão livre acessível estão até 12 km da fronteira, considerando apenas escolas contidas na UF e no município?</text:p>
          </table:table-cell>
          <table:table-cell table:style-name="ce8" table:content-validation-name="val1" office:value-type="string" calcext:value-type="string">
            <text:p>País</text:p>
          </table:table-cell>
          <table:table-cell table:style-name="ce11" table:content-validation-name="val2" office:value-type="string" calcext:value-type="string">
            <text:p>Difícil</text:p>
          </table:table-cell>
          <table:table-cell table:style-name="ce5" table:content-validation-name="val3" office:value-type="string" calcext:value-type="string">
            <text:p>ST_Distance</text:p>
          </table:table-cell>
          <table:table-cell table:style-name="ce12" office:value-type="string" calcext:value-type="string">
            <text:p>SELECT</text:p>
            <text:p>  r.cd_regia,</text:p>
            <text:p>  r.nm_regia,</text:p>
            <text:p>  COUNT(e.cd_entidade) AS qt_escolas_vao_livre,</text:p>
            <text:p>  AVG(ST_Distance(e.geometry::geography, ST_Boundary(p.geometry)::geography)) / 1000.0 AS dist_media_km</text:p>
            <text:p>FROM public.pais p</text:p>
            <text:p>JOIN public.regiao r</text:p>
            <text:p>  ON ST_Intersects(r.geometry, p.geometry)</text:p>
            <text:p>JOIN public.unidade_federativa uf</text:p>
            <text:p>  ON uf.cd_regia = r.cd_regia AND ST_Intersects(uf.geometry, r.geometry)</text:p>
            <text:p>JOIN public.municipio m</text:p>
            <text:p>  ON m.cd_uf = uf.cd_uf AND ST_Intersects(m.geometry, uf.geometry)</text:p>
            <text:p>JOIN public.escola e</text:p>
            <text:p>  ON ST_Contains(uf.geometry, e.geometry) AND ST_Contains(m.geometry, e.geometry)</text:p>
            <text:p>JOIN public.microdados_ed_basica meb</text:p>
            <text:p>  ON meb.cd_entidade = e.cd_entidade AND meb.in_acessibilidade_vao_livre = 1</text:p>
            <text:p>WHERE p.pais ILIKE 'Bra%'</text:p>
            <text:p>  AND ST_DWithin(e.geometry::geography, ST_Boundary(p.geometry)::geography, 12000)</text:p>
            <text:p>GROUP BY r.cd_regia, r.nm_regia</text:p>
            <text:p>ORDER BY r.cd_regia;</text:p>
          </table:table-cell>
          <table:table-cell table:style-name="ce9" table:number-columns-repeated="20"/>
          <table:table-cell table:number-columns-repeated="998"/>
        </table:table-row>
        <table:table-row table:style-name="ro1">
          <table:table-cell table:style-name="ce2" office:value-type="float" office:value="85" calcext:value-type="float">
            <text:p>85</text:p>
          </table:table-cell>
          <table:table-cell table:style-name="ce4" office:value-type="string" calcext:value-type="string">
            <text:p>Cruzando regiões intermediárias e imediatas, por região, quantas escolas com materiais pedagógicos de artes estão até 7 km da fronteira e qual a distância média?</text:p>
          </table:table-cell>
          <table:table-cell table:style-name="ce8" table:content-validation-name="val1" office:value-type="string" calcext:value-type="string">
            <text:p>País</text:p>
          </table:table-cell>
          <table:table-cell table:style-name="ce11" table:content-validation-name="val2" office:value-type="string" calcext:value-type="string">
            <text:p>Difícil</text:p>
          </table:table-cell>
          <table:table-cell table:style-name="ce5" table:content-validation-name="val3" office:value-type="string" calcext:value-type="string">
            <text:p>ST_Distance</text:p>
          </table:table-cell>
          <table:table-cell table:style-name="ce12" office:value-type="string" calcext:value-type="string">
            <text:p>SELECT</text:p>
            <text:p>  COALESCE(rgint.cd_rgint, rgi.cd_rgint) AS cd_rgint_ref,</text:p>
            <text:p>  COUNT(meb.cd_entidade) AS qt_escolas_artes,</text:p>
            <text:p>  AVG(ST_Distance(e.geometry::geography, ST_Boundary(p.geometry)::geography)) / 1000.0 AS dist_media_km</text:p>
            <text:p>FROM public.rg_intermediaria rgint</text:p>
            <text:p>FULL OUTER JOIN public.rg_imediata rgi</text:p>
            <text:p>  ON rgint.cd_rgint = rgi.cd_rgint</text:p>
            <text:p> AND ST_Intersects(rgint.geometry, rgi.geometry)</text:p>
            <text:p>JOIN public.pais p</text:p>
            <text:p>  ON p.pais = 'Brasil'</text:p>
            <text:p>JOIN public.municipio m</text:p>
            <text:p>  ON m.cd_rgint = COALESCE(rgint.cd_rgint, rgi.cd_rgint)</text:p>
            <text:p> AND ST_Intersects(m.geometry, COALESCE(rgint.geometry, rgi.geometry))</text:p>
            <text:p>LEFT JOIN public.escola e</text:p>
            <text:p>  ON ST_Contains(m.geometry, e.geometry)</text:p>
            <text:p>LEFT JOIN public.microdados_ed_basica meb</text:p>
            <text:p>  ON meb.cd_entidade = e.cd_entidade AND meb.in_material_ped_artisticas = 1</text:p>
            <text:p>WHERE ST_DWithin(e.geometry::geography, ST_Boundary(p.geometry)::geography, 7000)</text:p>
            <text:p>GROUP BY COALESCE(rgint.cd_rgint, rgi.cd_rgint)</text:p>
            <text:p>ORDER BY cd_rgint_ref;</text:p>
          </table:table-cell>
          <table:table-cell table:style-name="ce9" table:number-columns-repeated="20"/>
          <table:table-cell table:number-columns-repeated="998"/>
        </table:table-row>
        <table:table-row table:style-name="ro1">
          <table:table-cell table:style-name="ce2" office:value-type="float" office:value="86" calcext:value-type="float">
            <text:p>86</text:p>
          </table:table-cell>
          <table:table-cell table:style-name="ce4" office:value-type="string" calcext:value-type="string">
            <text:p>Nos estados de fronteira internacional, quantas escolas com biblioteca estão inteiramente dentro do município e até 8 km da fronteira, por UF?</text:p>
          </table:table-cell>
          <table:table-cell table:style-name="ce8" table:content-validation-name="val1" office:value-type="string" calcext:value-type="string">
            <text:p>País</text:p>
          </table:table-cell>
          <table:table-cell table:style-name="ce11" table:content-validation-name="val2" office:value-type="string" calcext:value-type="string">
            <text:p>Difícil</text:p>
          </table:table-cell>
          <table:table-cell table:style-name="ce5" table:content-validation-name="val3" office:value-type="string" calcext:value-type="string">
            <text:p>ST_Within</text:p>
          </table:table-cell>
          <table:table-cell table:style-name="ce12" office:value-type="string" calcext:value-type="string">
            <text:p>SELECT</text:p>
            <text:p>  uf.sigla_uf,</text:p>
            <text:p>  COUNT(meb.cd_entidade) AS qt_escolas_biblioteca</text:p>
            <text:p>FROM public.pais p</text:p>
            <text:p>INNER JOIN public.unidade_federativa uf</text:p>
            <text:p>  ON p.pais = 'Brasil' AND ST_Intersects(uf.geometry, p.geometry)</text:p>
            <text:p>JOIN public.municipio m</text:p>
            <text:p>  ON m.cd_uf = uf.cd_uf AND ST_Intersects(m.geometry, uf.geometry)</text:p>
            <text:p>JOIN public.escola e</text:p>
            <text:p>  ON ST_Within(e.geometry, m.geometry)</text:p>
            <text:p>JOIN public.microdados_ed_basica meb</text:p>
            <text:p>  ON meb.cd_entidade = e.cd_entidade AND meb.in_biblioteca = 1</text:p>
            <text:p>WHERE uf.sigla_uf IN ('RR','AC','AM','RO','MT','MS','PR','SC','RS','AP','PA')</text:p>
            <text:p>  AND ST_DWithin(</text:p>
            <text:p>        e.geometry::geography,</text:p>
            <text:p>        ST_Boundary(p.geometry)::geography,</text:p>
            <text:p>        8000</text:p>
            <text:p>      )</text:p>
            <text:p>GROUP BY uf.sigla_uf</text:p>
            <text:p>ORDER BY uf.sigla_uf;</text:p>
          </table:table-cell>
          <table:table-cell table:style-name="ce9" table:number-columns-repeated="20"/>
          <table:table-cell table:number-columns-repeated="998"/>
        </table:table-row>
        <table:table-row table:style-name="ro1">
          <table:table-cell table:style-name="ce2" office:value-type="float" office:value="87" calcext:value-type="float">
            <text:p>87</text:p>
          </table:table-cell>
          <table:table-cell table:style-name="ce4" office:value-type="string" calcext:value-type="string">
            <text:p>Por região imediata de UFs de fronteira, quantas escolas com laboratório de informática estão dentro do município e em municípios cuja sede está até 10 km da fronteira?</text:p>
          </table:table-cell>
          <table:table-cell table:style-name="ce8" table:content-validation-name="val1" office:value-type="string" calcext:value-type="string">
            <text:p>País</text:p>
          </table:table-cell>
          <table:table-cell table:style-name="ce11" table:content-validation-name="val2" office:value-type="string" calcext:value-type="string">
            <text:p>Difícil</text:p>
          </table:table-cell>
          <table:table-cell table:style-name="ce5" table:content-validation-name="val3" office:value-type="string" calcext:value-type="string">
            <text:p>ST_Within</text:p>
          </table:table-cell>
          <table:table-cell table:style-name="ce12" office:value-type="string" calcext:value-type="string">
            <text:p>SELECT</text:p>
            <text:p>  rgi.cd_rgi,</text:p>
            <text:p>  rgi.nm_rgi,</text:p>
            <text:p>  COUNT(meb.cd_entidade) AS qt_escolas_lab_info</text:p>
            <text:p>FROM public.pais p</text:p>
            <text:p>JOIN public.unidade_federativa uf</text:p>
            <text:p>  ON p.pais = 'Brasil' AND ST_Intersects(uf.geometry, p.geometry)</text:p>
            <text:p>JOIN public.rg_imediata rgi</text:p>
            <text:p>  ON rgi.cd_uf = uf.cd_uf AND ST_Intersects(rgi.geometry, uf.geometry)</text:p>
            <text:p>LEFT JOIN public.municipio m</text:p>
            <text:p>  ON m.cd_rgi = rgi.cd_rgi</text:p>
            <text:p> AND ST_Intersects(m.geometry, rgi.geometry)</text:p>
            <text:p> AND ST_DWithin(</text:p>
            <text:p>       ST_PointOnSurface(m.geometry)::geography,</text:p>
            <text:p>       ST_Boundary(p.geometry)::geography,</text:p>
            <text:p>       10000</text:p>
            <text:p>     )</text:p>
            <text:p>LEFT JOIN public.escola e</text:p>
            <text:p>  ON ST_Within(e.geometry, m.geometry)</text:p>
            <text:p>LEFT JOIN public.microdados_ed_basica meb</text:p>
            <text:p>  ON meb.cd_entidade = e.cd_entidade AND meb.in_laboratorio_informatica = 1</text:p>
            <text:p>WHERE uf.sigla_uf IN ('RR','AC','AM','RO','MT','MS','PR','SC','RS','AP','PA')</text:p>
            <text:p>GROUP BY rgi.cd_rgi, rgi.nm_rgi</text:p>
            <text:p>ORDER BY rgi.cd_rgi;</text:p>
          </table:table-cell>
          <table:table-cell table:style-name="ce9" table:number-columns-repeated="20"/>
          <table:table-cell table:number-columns-repeated="998"/>
        </table:table-row>
        <table:table-row table:style-name="ro1">
          <table:table-cell table:style-name="ce2" office:value-type="float" office:value="88" calcext:value-type="float">
            <text:p>88</text:p>
          </table:table-cell>
          <table:table-cell table:style-name="ce4" office:value-type="string" calcext:value-type="string">
            <text:p>Nos estados MS, MT, RO e AC, quantas escolas com coleta de lixo por serviço público estão inteiramente dentro do município e até 5 km da fronteira, por UF?</text:p>
          </table:table-cell>
          <table:table-cell table:style-name="ce8" table:content-validation-name="val1" office:value-type="string" calcext:value-type="string">
            <text:p>País</text:p>
          </table:table-cell>
          <table:table-cell table:style-name="ce11" table:content-validation-name="val2" office:value-type="string" calcext:value-type="string">
            <text:p>Difícil</text:p>
          </table:table-cell>
          <table:table-cell table:style-name="ce5" table:content-validation-name="val3" office:value-type="string" calcext:value-type="string">
            <text:p>ST_Within</text:p>
          </table:table-cell>
          <table:table-cell table:style-name="ce12" office:value-type="string" calcext:value-type="string">
            <text:p>SELECT</text:p>
            <text:p>  uf.sigla_uf,</text:p>
            <text:p>  COUNT(meb.cd_entidade) AS qt_escolas_lixo_servico</text:p>
            <text:p>FROM public.pais p</text:p>
            <text:p>JOIN public.unidade_federativa uf</text:p>
            <text:p>  ON p.pais = 'Brasil'</text:p>
            <text:p> AND uf.sigla_uf IN ('MS','MT','RO','AC')</text:p>
            <text:p> AND ST_Intersects(uf.geometry, p.geometry)</text:p>
            <text:p>JOIN public.municipio m</text:p>
            <text:p>  ON m.cd_uf = uf.cd_uf AND ST_Intersects(m.geometry, uf.geometry)</text:p>
            <text:p>RIGHT JOIN public.escola e</text:p>
            <text:p>  ON ST_Within(e.geometry, m.geometry)</text:p>
            <text:p>RIGHT JOIN public.microdados_ed_basica meb</text:p>
            <text:p>  ON meb.cd_entidade = e.cd_entidade AND meb.in_lixo_servico_coleta = 1</text:p>
            <text:p>WHERE ST_DWithin(</text:p>
            <text:p>        e.geometry::geography,</text:p>
            <text:p>        ST_Boundary(p.geometry)::geography,</text:p>
            <text:p>        5000</text:p>
            <text:p>      )</text:p>
            <text:p>GROUP BY uf.sigla_uf</text:p>
            <text:p>ORDER BY uf.sigla_uf;</text:p>
          </table:table-cell>
          <table:table-cell table:style-name="ce9" table:number-columns-repeated="20"/>
          <table:table-cell table:number-columns-repeated="998"/>
        </table:table-row>
        <table:table-row table:style-name="ro1">
          <table:table-cell table:style-name="ce2" office:value-type="float" office:value="89" calcext:value-type="float">
            <text:p>89</text:p>
          </table:table-cell>
          <table:table-cell table:style-name="ce4" office:value-type="string" calcext:value-type="string">
            <text:p>Por macrorregião, quantas escolas com refeitório estão inteiramente dentro da UF e do município e até 12 km da fronteira?</text:p>
          </table:table-cell>
          <table:table-cell table:style-name="ce8" table:content-validation-name="val1" office:value-type="string" calcext:value-type="string">
            <text:p>País</text:p>
          </table:table-cell>
          <table:table-cell table:style-name="ce11" table:content-validation-name="val2" office:value-type="string" calcext:value-type="string">
            <text:p>Difícil</text:p>
          </table:table-cell>
          <table:table-cell table:style-name="ce5" table:content-validation-name="val3" office:value-type="string" calcext:value-type="string">
            <text:p>ST_Within</text:p>
          </table:table-cell>
          <table:table-cell table:style-name="ce12" office:value-type="string" calcext:value-type="string">
            <text:p>SELECT</text:p>
            <text:p>  r.cd_regia,</text:p>
            <text:p>  r.nm_regia,</text:p>
            <text:p>  COUNT(meb.cd_entidade) AS qt_escolas_refeitorio</text:p>
            <text:p>FROM public.pais p</text:p>
            <text:p>JOIN public.regiao r</text:p>
            <text:p>  ON ST_Intersects(r.geometry, p.geometry)</text:p>
            <text:p>JOIN public.unidade_federativa uf</text:p>
            <text:p>  ON uf.cd_regia = r.cd_regia AND ST_Intersects(uf.geometry, r.geometry)</text:p>
            <text:p>JOIN public.municipio m</text:p>
            <text:p>  ON m.cd_uf = uf.cd_uf AND ST_Intersects(m.geometry, uf.geometry)</text:p>
            <text:p>JOIN public.escola e</text:p>
            <text:p>  ON ST_Within(e.geometry, uf.geometry)</text:p>
            <text:p> AND ST_Within(e.geometry, m.geometry)</text:p>
            <text:p>JOIN public.microdados_ed_basica meb</text:p>
            <text:p>  ON meb.cd_entidade = e.cd_entidade AND meb.in_refeitorio = 1</text:p>
            <text:p>WHERE p.pais = 'Brasil'</text:p>
            <text:p>  AND ST_DWithin(</text:p>
            <text:p>        e.geometry::geography,</text:p>
            <text:p>        ST_Boundary(p.geometry)::geography,</text:p>
            <text:p>        12000</text:p>
            <text:p>      )</text:p>
            <text:p>GROUP BY r.cd_regia, r.nm_regia</text:p>
            <text:p>ORDER BY r.cd_regia;</text:p>
          </table:table-cell>
          <table:table-cell table:style-name="ce9" table:number-columns-repeated="20"/>
          <table:table-cell table:number-columns-repeated="998"/>
        </table:table-row>
        <table:table-row table:style-name="ro1">
          <table:table-cell table:style-name="ce2" office:value-type="float" office:value="90" calcext:value-type="float">
            <text:p>90</text:p>
          </table:table-cell>
          <table:table-cell table:style-name="ce4" office:value-type="string" calcext:value-type="string">
            <text:p>Unindo regiões intermediárias e imediatas, quantas escolas com água potável ficam inteiramente dentro do município associado e até 9 km da fronteira, por região?</text:p>
          </table:table-cell>
          <table:table-cell table:style-name="ce8" table:content-validation-name="val1" office:value-type="string" calcext:value-type="string">
            <text:p>País</text:p>
          </table:table-cell>
          <table:table-cell table:style-name="ce11" table:content-validation-name="val2" office:value-type="string" calcext:value-type="string">
            <text:p>Difícil</text:p>
          </table:table-cell>
          <table:table-cell table:style-name="ce5" table:content-validation-name="val3" office:value-type="string" calcext:value-type="string">
            <text:p>ST_Within</text:p>
          </table:table-cell>
          <table:table-cell table:style-name="ce12" office:value-type="string" calcext:value-type="string">
            <text:p>SELECT</text:p>
            <text:p>  COALESCE(rgint.cd_rgint, rgi.cd_rgint) AS cd_rgint_ref,</text:p>
            <text:p>  COUNT(meb.cd_entidade) AS qt_escolas_agua_potavel</text:p>
            <text:p>FROM public.rg_intermediaria rgint</text:p>
            <text:p>FULL OUTER JOIN public.rg_imediata rgi</text:p>
            <text:p>  ON rgint.cd_rgint = rgi.cd_rgint</text:p>
            <text:p> AND ST_Intersects(rgint.geometry, rgi.geometry)</text:p>
            <text:p>JOIN public.pais p</text:p>
            <text:p>  ON p.pais = 'Brasil'</text:p>
            <text:p>JOIN public.municipio m</text:p>
            <text:p>  ON m.cd_rgint = COALESCE(rgint.cd_rgint, rgi.cd_rgint)</text:p>
            <text:p> AND ST_Intersects(m.geometry, COALESCE(rgint.geometry, rgi.geometry))</text:p>
            <text:p>LEFT JOIN public.escola e</text:p>
            <text:p>  ON ST_Within(e.geometry, m.geometry)</text:p>
            <text:p>LEFT JOIN public.microdados_ed_basica meb</text:p>
            <text:p>  ON meb.cd_entidade = e.cd_entidade AND meb.in_agua_potavel = 1</text:p>
            <text:p>WHERE ST_DWithin(</text:p>
            <text:p>        e.geometry::geography,</text:p>
            <text:p>        ST_Boundary(p.geometry)::geography,</text:p>
            <text:p>        9000</text:p>
            <text:p>      )</text:p>
            <text:p>GROUP BY COALESCE(rgint.cd_rgint, rgi.cd_rgint)</text:p>
            <text:p>ORDER BY cd_rgint_ref;</text:p>
          </table:table-cell>
          <table:table-cell table:style-name="ce9" table:number-columns-repeated="20"/>
          <table:table-cell table:number-columns-repeated="998"/>
        </table:table-row>
        <table:table-row table:style-name="ro1">
          <table:table-cell table:style-name="ce2" office:value-type="float" office:value="91" calcext:value-type="float">
            <text:p>91</text:p>
          </table:table-cell>
          <table:table-cell table:style-name="ce4" office:value-type="string" calcext:value-type="string">
            <text:p>Nos estados de fronteira, quantas escolas com sala de leitura estão em municípios cujo território cruza a faixa de 6 km a partir da fronteira?</text:p>
          </table:table-cell>
          <table:table-cell table:style-name="ce8" table:content-validation-name="val1" office:value-type="string" calcext:value-type="string">
            <text:p>País</text:p>
          </table:table-cell>
          <table:table-cell table:style-name="ce11" table:content-validation-name="val2" office:value-type="string" calcext:value-type="string">
            <text:p>Difícil</text:p>
          </table:table-cell>
          <table:table-cell table:style-name="ce5" table:content-validation-name="val3" office:value-type="string" calcext:value-type="string">
            <text:p>ST_Intersection</text:p>
          </table:table-cell>
          <table:table-cell table:style-name="ce12" office:value-type="string" calcext:value-type="string">
            <text:p>SELECT</text:p>
            <text:p>  uf.sigla_uf,</text:p>
            <text:p>  COUNT(e.cd_entidade) AS qt_escolas_sala_leitura</text:p>
            <text:p>FROM public.pais p</text:p>
            <text:p>INNER JOIN public.unidade_federativa uf</text:p>
            <text:p>  ON p.pais = 'Brasil' AND ST_Intersects(uf.geometry, p.geometry)</text:p>
            <text:p>JOIN public.municipio m</text:p>
            <text:p>  ON m.cd_uf = uf.cd_uf AND ST_Intersects(m.geometry, uf.geometry)</text:p>
            <text:p>JOIN public.escola e</text:p>
            <text:p>  ON ST_Contains(m.geometry, e.geometry)</text:p>
            <text:p>JOIN public.microdados_ed_basica meb</text:p>
            <text:p>  ON meb.cd_entidade = e.cd_entidade AND meb.in_sala_leitura = 1</text:p>
            <text:p>WHERE uf.sigla_uf IN ('RR','AC','AM','RO','MT','MS','PR','SC','RS','AP','PA')</text:p>
            <text:p>  AND ST_Area(</text:p>
            <text:p>        ST_Intersection(</text:p>
            <text:p>          m.geometry,</text:p>
            <text:p>          ST_Buffer(ST_Boundary(p.geometry)::geography, 6000)::geometry</text:p>
            <text:p>        )::geography</text:p>
            <text:p>      ) &gt; 0</text:p>
            <text:p>GROUP BY uf.sigla_uf</text:p>
            <text:p>ORDER BY uf.sigla_uf;</text:p>
          </table:table-cell>
          <table:table-cell table:style-name="ce9" table:number-columns-repeated="20"/>
          <table:table-cell table:number-columns-repeated="998"/>
        </table:table-row>
        <table:table-row table:style-name="ro1">
          <table:table-cell table:style-name="ce2" office:value-type="float" office:value="92" calcext:value-type="float">
            <text:p>92</text:p>
          </table:table-cell>
          <table:table-cell table:style-name="ce4" office:value-type="string" calcext:value-type="string">
            <text:p>Por região imediata em UFs de fronteira, conte escolas com sala de professor em municípios que cruzam a faixa de 8 km?</text:p>
          </table:table-cell>
          <table:table-cell table:style-name="ce8" table:content-validation-name="val1" office:value-type="string" calcext:value-type="string">
            <text:p>País</text:p>
          </table:table-cell>
          <table:table-cell table:style-name="ce11" table:content-validation-name="val2" office:value-type="string" calcext:value-type="string">
            <text:p>Difícil</text:p>
          </table:table-cell>
          <table:table-cell table:style-name="ce5" table:content-validation-name="val3" office:value-type="string" calcext:value-type="string">
            <text:p>ST_Intersection</text:p>
          </table:table-cell>
          <table:table-cell table:style-name="ce12" office:value-type="string" calcext:value-type="string">
            <text:p>SELECT</text:p>
            <text:p>  rgi.cd_rgi,</text:p>
            <text:p>  rgi.nm_rgi,</text:p>
            <text:p>  COUNT(e.cd_entidade) AS qt_escolas_sala_prof</text:p>
            <text:p>FROM public.pais p</text:p>
            <text:p>JOIN public.unidade_federativa uf</text:p>
            <text:p>  ON p.pais = 'Brasil'</text:p>
            <text:p> AND uf.sigla_uf IN ('RR','AC','AM','RO','MT','MS','PR','SC','RS','AP','PA')</text:p>
            <text:p> AND ST_Intersects(uf.geometry, p.geometry)</text:p>
            <text:p>JOIN public.rg_imediata rgi</text:p>
            <text:p>  ON rgi.cd_uf = uf.cd_uf AND ST_Intersects(rgi.geometry, uf.geometry)</text:p>
            <text:p>LEFT JOIN public.municipio m</text:p>
            <text:p>  ON m.cd_rgi = rgi.cd_rgi AND ST_Intersects(m.geometry, rgi.geometry)</text:p>
            <text:p>LEFT JOIN public.escola e</text:p>
            <text:p>  ON ST_Contains(m.geometry, e.geometry)</text:p>
            <text:p>LEFT JOIN public.microdados_ed_basica meb</text:p>
            <text:p>  ON meb.cd_entidade = e.cd_entidade AND meb.in_sala_professor = 1</text:p>
            <text:p>WHERE ST_Area(</text:p>
            <text:p>        ST_Intersection(</text:p>
            <text:p>          rgi.geometry,</text:p>
            <text:p>          ST_Buffer(ST_Boundary(p.geometry)::geography, 8000)::geometry</text:p>
            <text:p>        )::geography</text:p>
            <text:p>      ) &gt; 0</text:p>
            <text:p>GROUP BY rgi.cd_rgi, rgi.nm_rgi</text:p>
            <text:p>ORDER BY rgi.cd_rgi;</text:p>
          </table:table-cell>
          <table:table-cell table:style-name="ce9" table:number-columns-repeated="20"/>
          <table:table-cell table:number-columns-repeated="998"/>
        </table:table-row>
        <table:table-row table:style-name="ro1">
          <table:table-cell table:style-name="ce2" office:value-type="float" office:value="93" calcext:value-type="float">
            <text:p>93</text:p>
          </table:table-cell>
          <table:table-cell table:style-name="ce4" office:value-type="string" calcext:value-type="string">
            <text:p>Nos estados MS, MT, RO e AC, quantas escolas com corrimão de acessibilidade estão dentro do município e em trechos do estado que cruzam a faixa de 5 km?</text:p>
          </table:table-cell>
          <table:table-cell table:style-name="ce8" table:content-validation-name="val1" office:value-type="string" calcext:value-type="string">
            <text:p>País</text:p>
          </table:table-cell>
          <table:table-cell table:style-name="ce11" table:content-validation-name="val2" office:value-type="string" calcext:value-type="string">
            <text:p>Difícil</text:p>
          </table:table-cell>
          <table:table-cell table:style-name="ce5" table:content-validation-name="val3" office:value-type="string" calcext:value-type="string">
            <text:p>ST_Intersection</text:p>
          </table:table-cell>
          <table:table-cell table:style-name="ce12" office:value-type="string" calcext:value-type="string">
            <text:p>SELECT</text:p>
            <text:p>  uf.sigla_uf,</text:p>
            <text:p>  COUNT(meb.cd_entidade) AS qt_escolas_corrimao</text:p>
            <text:p>FROM public.pais p</text:p>
            <text:p>JOIN public.unidade_federativa uf</text:p>
            <text:p>  ON p.pais = 'Brasil'</text:p>
            <text:p> AND uf.sigla_uf IN ('MS','MT','RO','AC')</text:p>
            <text:p> AND ST_Intersects(uf.geometry, p.geometry)</text:p>
            <text:p>JOIN public.municipio m</text:p>
            <text:p>  ON m.cd_uf = uf.cd_uf AND ST_Intersects(m.geometry, uf.geometry)</text:p>
            <text:p>RIGHT JOIN public.escola e</text:p>
            <text:p>  ON ST_Contains(m.geometry, e.geometry)</text:p>
            <text:p>RIGHT JOIN public.microdados_ed_basica meb</text:p>
            <text:p>  ON meb.cd_entidade = e.cd_entidade AND meb.in_acessibilidade_corrimao = 1</text:p>
            <text:p>WHERE ST_Area(</text:p>
            <text:p>        ST_Intersection(</text:p>
            <text:p>          uf.geometry,</text:p>
            <text:p>          ST_Buffer(ST_Boundary(p.geometry)::geography, 5000)::geometry</text:p>
            <text:p>        )::geography</text:p>
            <text:p>      ) &gt; 0</text:p>
            <text:p>GROUP BY uf.sigla_uf</text:p>
            <text:p>ORDER BY uf.sigla_uf;</text:p>
          </table:table-cell>
          <table:table-cell table:style-name="ce9" table:number-columns-repeated="20"/>
          <table:table-cell table:number-columns-repeated="998"/>
        </table:table-row>
        <table:table-row table:style-name="ro1">
          <table:table-cell table:style-name="ce2" office:value-type="float" office:value="94" calcext:value-type="float">
            <text:p>94</text:p>
          </table:table-cell>
          <table:table-cell table:style-name="ce4" office:value-type="string" calcext:value-type="string">
            <text:p>Por macrorregião, conte escolas com material pedagógico musical em municípios que cruzam a faixa de 12 km e contêm a escola.</text:p>
          </table:table-cell>
          <table:table-cell table:style-name="ce8" table:content-validation-name="val1" office:value-type="string" calcext:value-type="string">
            <text:p>País</text:p>
          </table:table-cell>
          <table:table-cell table:style-name="ce11" table:content-validation-name="val2" office:value-type="string" calcext:value-type="string">
            <text:p>Difícil</text:p>
          </table:table-cell>
          <table:table-cell table:style-name="ce5" table:content-validation-name="val3" office:value-type="string" calcext:value-type="string">
            <text:p>ST_Intersection</text:p>
          </table:table-cell>
          <table:table-cell table:style-name="ce12" office:value-type="string" calcext:value-type="string">
            <text:p>SELECT</text:p>
            <text:p>  r.cd_regia,</text:p>
            <text:p>  r.nm_regia,</text:p>
            <text:p>  COUNT(e.cd_entidade) AS qt_escolas_musical</text:p>
            <text:p>FROM public.pais p</text:p>
            <text:p>JOIN public.regiao r</text:p>
            <text:p>  ON ST_Intersects(r.geometry, p.geometry)</text:p>
            <text:p>JOIN public.unidade_federativa uf</text:p>
            <text:p>  ON uf.cd_regia = r.cd_regia AND ST_Intersects(uf.geometry, r.geometry)</text:p>
            <text:p>JOIN public.municipio m</text:p>
            <text:p>  ON m.cd_uf = uf.cd_uf AND ST_Intersects(m.geometry, uf.geometry)</text:p>
            <text:p>JOIN public.escola e</text:p>
            <text:p>  ON ST_Contains(m.geometry, e.geometry)</text:p>
            <text:p>JOIN public.microdados_ed_basica meb</text:p>
            <text:p>  ON meb.cd_entidade = e.cd_entidade AND meb.in_material_ped_musical = 1</text:p>
            <text:p>WHERE ST_Area(</text:p>
            <text:p>        ST_Intersection(</text:p>
            <text:p>          m.geometry,</text:p>
            <text:p>          ST_Buffer(ST_Boundary(p.geometry)::geography, 12000)::geometry</text:p>
            <text:p>        )::geography</text:p>
            <text:p>      ) &gt; 0</text:p>
            <text:p>GROUP BY r.cd_regia, r.nm_regia</text:p>
            <text:p>ORDER BY r.cd_regia;</text:p>
          </table:table-cell>
          <table:table-cell table:style-name="ce9" table:number-columns-repeated="20"/>
          <table:table-cell table:number-columns-repeated="998"/>
        </table:table-row>
        <table:table-row table:style-name="ro1">
          <table:table-cell table:style-name="ce2" office:value-type="float" office:value="95" calcext:value-type="float">
            <text:p>95</text:p>
          </table:table-cell>
          <table:table-cell table:style-name="ce4" office:value-type="string" calcext:value-type="string">
            <text:p>Unindo regiões intermediárias e imediatas, conte escolas com salas de oficinas de educação profissional em municípios que cruzam a faixa de 9 km (agrupar pela referência de região).</text:p>
          </table:table-cell>
          <table:table-cell table:style-name="ce8" table:content-validation-name="val1" office:value-type="string" calcext:value-type="string">
            <text:p>País</text:p>
          </table:table-cell>
          <table:table-cell table:style-name="ce11" table:content-validation-name="val2" office:value-type="string" calcext:value-type="string">
            <text:p>Difícil</text:p>
          </table:table-cell>
          <table:table-cell table:style-name="ce5" table:content-validation-name="val3" office:value-type="string" calcext:value-type="string">
            <text:p>ST_Intersection</text:p>
          </table:table-cell>
          <table:table-cell table:style-name="ce12" office:value-type="string" calcext:value-type="string">
            <text:p>SELECT</text:p>
            <text:p>  COALESCE(rgint.cd_rgint, rgi.cd_rgint) AS cd_rgint_ref,</text:p>
            <text:p>  COUNT(meb.cd_entidade) AS qt_escolas_oficinas</text:p>
            <text:p>FROM public.rg_intermediaria rgint</text:p>
            <text:p>FULL OUTER JOIN public.rg_imediata rgi</text:p>
            <text:p>  ON rgint.cd_rgint = rgi.cd_rgint</text:p>
            <text:p> AND ST_Intersects(rgint.geometry, rgi.geometry)</text:p>
            <text:p>JOIN public.pais p</text:p>
            <text:p>  ON p.pais = 'Brasil'</text:p>
            <text:p>JOIN public.municipio m</text:p>
            <text:p>  ON m.cd_rgint = COALESCE(rgint.cd_rgint, rgi.cd_rgint)</text:p>
            <text:p> AND ST_Intersects(m.geometry, COALESCE(rgint.geometry, rgi.geometry))</text:p>
            <text:p>LEFT JOIN public.escola e</text:p>
            <text:p>  ON ST_Contains(m.geometry, e.geometry)</text:p>
            <text:p>LEFT JOIN public.microdados_ed_basica meb</text:p>
            <text:p>  ON meb.cd_entidade = e.cd_entidade AND meb.in_sala_oficinas_educ_prof = 1</text:p>
            <text:p>WHERE ST_Area(</text:p>
            <text:p>        ST_Intersection(</text:p>
            <text:p>          COALESCE(rgint.geometry, rgi.geometry),</text:p>
            <text:p>          ST_Buffer(ST_Boundary(p.geometry)::geography, 9000)::geometry</text:p>
            <text:p>        )::geography</text:p>
            <text:p>      ) &gt; 0</text:p>
            <text:p>GROUP BY COALESCE(rgint.cd_rgint, rgi.cd_rgint)</text:p>
            <text:p>ORDER BY cd_rgint_ref;</text:p>
          </table:table-cell>
          <table:table-cell table:style-name="ce9" table:number-columns-repeated="20"/>
          <table:table-cell table:number-columns-repeated="998"/>
        </table:table-row>
        <table:table-row table:style-name="ro1">
          <table:table-cell table:style-name="ce2" office:value-type="float" office:value="96" calcext:value-type="float">
            <text:p>96</text:p>
          </table:table-cell>
          <table:table-cell table:style-name="ce4" office:value-type="string" calcext:value-type="string">
            <text:p>Nos estados de fronteira, quantas escolas com laboratório de ciências estão em municípios que tocam a faixa de 6 km a partir da fronteira, por UF?</text:p>
          </table:table-cell>
          <table:table-cell table:style-name="ce8" table:content-validation-name="val1" office:value-type="string" calcext:value-type="string">
            <text:p>País</text:p>
          </table:table-cell>
          <table:table-cell table:style-name="ce11" table:content-validation-name="val2" office:value-type="string" calcext:value-type="string">
            <text:p>Difícil</text:p>
          </table:table-cell>
          <table:table-cell table:style-name="ce5" table:content-validation-name="val3" office:value-type="string" calcext:value-type="string">
            <text:p>ST_Buffer</text:p>
          </table:table-cell>
          <table:table-cell table:style-name="ce12" office:value-type="string" calcext:value-type="string">
            <text:p>SELECT</text:p>
            <text:p>  uf.sigla_uf,</text:p>
            <text:p>  COUNT(meb.cd_entidade) AS qt_escolas_lab_ciencias</text:p>
            <text:p>FROM public.pais p</text:p>
            <text:p>INNER JOIN public.unidade_federativa uf</text:p>
            <text:p>  ON p.pais = 'Brasil' AND ST_Intersects(uf.geometry, p.geometry)</text:p>
            <text:p>JOIN public.municipio m</text:p>
            <text:p>  ON m.cd_uf = uf.cd_uf AND ST_Intersects(m.geometry, uf.geometry)</text:p>
            <text:p>JOIN public.escola e</text:p>
            <text:p>  ON ST_Contains(m.geometry, e.geometry)</text:p>
            <text:p>JOIN public.microdados_ed_basica meb</text:p>
            <text:p>  ON meb.cd_entidade = e.cd_entidade AND meb.in_laboratorio_ciencias = 1</text:p>
            <text:p>WHERE uf.sigla_uf IN ('RR','AC','AM','RO','MT','MS','PR','SC','RS','AP','PA')</text:p>
            <text:p>  AND ST_Intersects(</text:p>
            <text:p>        m.geometry,</text:p>
            <text:p>        ST_Buffer(ST_Boundary(p.geometry)::geography, 6000)::geometry</text:p>
            <text:p>      )</text:p>
            <text:p>GROUP BY uf.sigla_uf</text:p>
            <text:p>ORDER BY uf.sigla_uf;</text:p>
          </table:table-cell>
          <table:table-cell table:style-name="ce9" table:number-columns-repeated="20"/>
          <table:table-cell table:number-columns-repeated="998"/>
        </table:table-row>
        <table:table-row table:style-name="ro1">
          <table:table-cell table:style-name="ce2" office:value-type="float" office:value="97" calcext:value-type="float">
            <text:p>97</text:p>
          </table:table-cell>
          <table:table-cell table:style-name="ce4" office:value-type="string" calcext:value-type="string">
            <text:p>Por região imediata em UFs de fronteira, quantas escolas com cozinha existem em municípios contidos na região e que tocam a faixa de 5 km da fronteira?</text:p>
          </table:table-cell>
          <table:table-cell table:style-name="ce8" table:content-validation-name="val1" office:value-type="string" calcext:value-type="string">
            <text:p>País</text:p>
          </table:table-cell>
          <table:table-cell table:style-name="ce11" table:content-validation-name="val2" office:value-type="string" calcext:value-type="string">
            <text:p>Difícil</text:p>
          </table:table-cell>
          <table:table-cell table:style-name="ce5" table:content-validation-name="val3" office:value-type="string" calcext:value-type="string">
            <text:p>ST_Buffer</text:p>
          </table:table-cell>
          <table:table-cell table:style-name="ce12" office:value-type="string" calcext:value-type="string">
            <text:p>SELECT</text:p>
            <text:p>  rgi.cd_rgi,</text:p>
            <text:p>  rgi.nm_rgi,</text:p>
            <text:p>  COUNT(meb.cd_entidade) AS qt_escolas_cozinha</text:p>
            <text:p>FROM public.pais p</text:p>
            <text:p>JOIN public.unidade_federativa uf</text:p>
            <text:p>  ON p.pais = 'Brasil'</text:p>
            <text:p> AND uf.sigla_uf IN ('RR','AC','AM','RO','MT','MS','PR','SC','RS','AP','PA')</text:p>
            <text:p> AND ST_Intersects(uf.geometry, p.geometry)</text:p>
            <text:p>JOIN public.rg_imediata rgi</text:p>
            <text:p>  ON rgi.cd_uf = uf.cd_uf AND ST_Intersects(rgi.geometry, uf.geometry)</text:p>
            <text:p>LEFT JOIN public.municipio m</text:p>
            <text:p>  ON m.cd_rgi = rgi.cd_rgi</text:p>
            <text:p> AND ST_Contains(rgi.geometry, m.geometry)</text:p>
            <text:p> AND ST_Intersects(</text:p>
            <text:p>       m.geometry,</text:p>
            <text:p>       ST_Buffer(ST_Boundary(p.geometry)::geography, 5000)::geometry</text:p>
            <text:p>     )</text:p>
            <text:p>LEFT JOIN public.escola e</text:p>
            <text:p>  ON ST_Contains(m.geometry, e.geometry)</text:p>
            <text:p>LEFT JOIN public.microdados_ed_basica meb</text:p>
            <text:p>  ON meb.cd_entidade = e.cd_entidade AND meb.in_cozinha = 1</text:p>
            <text:p>GROUP BY rgi.cd_rgi, rgi.nm_rgi</text:p>
            <text:p>ORDER BY rgi.cd_rgi;</text:p>
          </table:table-cell>
          <table:table-cell table:style-name="ce9" table:number-columns-repeated="20"/>
          <table:table-cell table:number-columns-repeated="998"/>
        </table:table-row>
        <table:table-row table:style-name="ro1">
          <table:table-cell table:style-name="ce2" office:value-type="float" office:value="98" calcext:value-type="float">
            <text:p>98</text:p>
          </table:table-cell>
          <table:table-cell table:style-name="ce4" office:value-type="string" calcext:value-type="string">
            <text:p>Nos estados MS, MT, RO e AC, quantas escolas com sala da diretoria estão dentro do município e dentro da faixa de 4 km a partir da fronteira, por UF?</text:p>
          </table:table-cell>
          <table:table-cell table:style-name="ce8" table:content-validation-name="val1" office:value-type="string" calcext:value-type="string">
            <text:p>País</text:p>
          </table:table-cell>
          <table:table-cell table:style-name="ce11" table:content-validation-name="val2" office:value-type="string" calcext:value-type="string">
            <text:p>Difícil</text:p>
          </table:table-cell>
          <table:table-cell table:style-name="ce5" table:content-validation-name="val3" office:value-type="string" calcext:value-type="string">
            <text:p>ST_Buffer</text:p>
          </table:table-cell>
          <table:table-cell table:style-name="ce12" office:value-type="string" calcext:value-type="string">
            <text:p>SELECT</text:p>
            <text:p>  uf.sigla_uf,</text:p>
            <text:p>  COUNT(meb.cd_entidade) AS qt_escolas_sala_diretoria</text:p>
            <text:p>FROM public.pais p</text:p>
            <text:p>JOIN public.unidade_federativa uf</text:p>
            <text:p>  ON p.pais = 'Brasil'</text:p>
            <text:p> AND uf.sigla_uf IN ('MS','MT','RO','AC')</text:p>
            <text:p> AND ST_Intersects(uf.geometry, p.geometry)</text:p>
            <text:p>JOIN public.municipio m</text:p>
            <text:p>  ON m.cd_uf = uf.cd_uf AND ST_Intersects(m.geometry, uf.geometry)</text:p>
            <text:p>RIGHT JOIN public.escola e</text:p>
            <text:p>  ON ST_Contains(m.geometry, e.geometry)</text:p>
            <text:p>RIGHT JOIN public.microdados_ed_basica meb</text:p>
            <text:p>  ON meb.cd_entidade = e.cd_entidade AND meb.in_sala_diretoria = 1</text:p>
            <text:p>WHERE ST_Intersects(</text:p>
            <text:p>        ST_Buffer(ST_Boundary(p.geometry)::geography, 4000)::geometry,</text:p>
            <text:p>        e.geometry</text:p>
            <text:p>      )</text:p>
            <text:p>GROUP BY uf.sigla_uf</text:p>
            <text:p>ORDER BY uf.sigla_uf;</text:p>
          </table:table-cell>
          <table:table-cell table:style-name="ce9" table:number-columns-repeated="20"/>
          <table:table-cell table:number-columns-repeated="998"/>
        </table:table-row>
        <table:table-row table:style-name="ro1">
          <table:table-cell table:style-name="ce2" office:value-type="float" office:value="99" calcext:value-type="float">
            <text:p>99</text:p>
          </table:table-cell>
          <table:table-cell table:style-name="ce4" office:value-type="string" calcext:value-type="string">
            <text:p>Por macrorregião, quantas escolas com energia renovável estão contidas na UF e tocam a faixa de 12 km da fronteira?</text:p>
          </table:table-cell>
          <table:table-cell table:style-name="ce8" table:content-validation-name="val1" office:value-type="string" calcext:value-type="string">
            <text:p>País</text:p>
          </table:table-cell>
          <table:table-cell table:style-name="ce11" table:content-validation-name="val2" office:value-type="string" calcext:value-type="string">
            <text:p>Difícil</text:p>
          </table:table-cell>
          <table:table-cell table:style-name="ce5" table:content-validation-name="val3" office:value-type="string" calcext:value-type="string">
            <text:p>ST_Buffer</text:p>
          </table:table-cell>
          <table:table-cell table:style-name="ce12" office:value-type="string" calcext:value-type="string">
            <text:p>SELECT</text:p>
            <text:p>  r.cd_regia,</text:p>
            <text:p>  r.nm_regia,</text:p>
            <text:p>  COUNT(meb.cd_entidade) AS qt_escolas_energia_renovavel</text:p>
            <text:p>FROM public.pais p</text:p>
            <text:p>JOIN public.regiao r</text:p>
            <text:p>  ON ST_Intersects(r.geometry, p.geometry)</text:p>
            <text:p>JOIN public.unidade_federativa uf</text:p>
            <text:p>  ON uf.cd_regia = r.cd_regia AND ST_Intersects(uf.geometry, r.geometry)</text:p>
            <text:p>JOIN public.municipio m</text:p>
            <text:p>  ON m.cd_uf = uf.cd_uf AND ST_Intersects(m.geometry, uf.geometry)</text:p>
            <text:p>JOIN public.escola e</text:p>
            <text:p>  ON ST_Contains(uf.geometry, e.geometry) AND ST_Contains(m.geometry, e.geometry)</text:p>
            <text:p>JOIN public.microdados_ed_basica meb</text:p>
            <text:p>  ON meb.cd_entidade = e.cd_entidade AND meb.in_energia_renovavel = 1</text:p>
            <text:p>WHERE ST_Intersects(</text:p>
            <text:p>        ST_Buffer(ST_Boundary(p.geometry)::geography, 12000)::geometry,</text:p>
            <text:p>        e.geometry</text:p>
            <text:p>      )</text:p>
            <text:p>GROUP BY r.cd_regia, r.nm_regia</text:p>
            <text:p>ORDER BY r.cd_regia;</text:p>
          </table:table-cell>
          <table:table-cell table:style-name="ce9" table:number-columns-repeated="20"/>
          <table:table-cell table:number-columns-repeated="998"/>
        </table:table-row>
        <table:table-row table:style-name="ro1">
          <table:table-cell table:style-name="ce2" office:value-type="float" office:value="100" calcext:value-type="float">
            <text:p>100</text:p>
          </table:table-cell>
          <table:table-cell table:style-name="ce4" office:value-type="string" calcext:value-type="string">
            <text:p>Conectando regiões intermediárias e imediatas, quantas escolas com antena parabólica ficam em municípios que tocam a faixa de 9 km da fronteira?</text:p>
          </table:table-cell>
          <table:table-cell table:style-name="ce8" table:content-validation-name="val1" office:value-type="string" calcext:value-type="string">
            <text:p>País</text:p>
          </table:table-cell>
          <table:table-cell table:style-name="ce11" table:content-validation-name="val2" office:value-type="string" calcext:value-type="string">
            <text:p>Difícil</text:p>
          </table:table-cell>
          <table:table-cell table:style-name="ce5" table:content-validation-name="val3" office:value-type="string" calcext:value-type="string">
            <text:p>ST_Buffer</text:p>
          </table:table-cell>
          <table:table-cell table:style-name="ce12" office:value-type="string" calcext:value-type="string">
            <text:p>SELECT</text:p>
            <text:p>  COALESCE(rgint.cd_rgint, rgi.cd_rgint) AS cd_rgint_ref,</text:p>
            <text:p>  COUNT(meb.cd_entidade) AS qt_escolas_lousa_digital</text:p>
            <text:p>FROM public.rg_intermediaria rgint</text:p>
            <text:p>FULL OUTER JOIN public.rg_imediata rgi</text:p>
            <text:p>  ON rgint.cd_rgint = rgi.cd_rgint  -- condição equi-joinável</text:p>
            <text:p>JOIN public.pais p</text:p>
            <text:p>  ON p.pais = 'Brasil'</text:p>
            <text:p>JOIN public.municipio m</text:p>
            <text:p>  ON m.cd_rgint = COALESCE(rgint.cd_rgint, rgi.cd_rgint)</text:p>
            <text:p> AND ST_Intersects(m.geometry, COALESCE(rgint.geometry, rgi.geometry))</text:p>
            <text:p>LEFT JOIN public.escola e</text:p>
            <text:p>  ON ST_Contains(m.geometry, e.geometry)</text:p>
            <text:p>LEFT JOIN public.microdados_ed_basica meb</text:p>
            <text:p>  ON meb.cd_entidade = e.cd_entidade AND meb.in_equip_parabolica = 1</text:p>
            <text:p>WHERE ST_Intersects(</text:p>
            <text:p>        COALESCE(rgint.geometry, rgi.geometry),</text:p>
            <text:p>        ST_Buffer(ST_Boundary(p.geometry)::geography, 9000)::geometry</text:p>
            <text:p>      )</text:p>
            <text:p>GROUP BY COALESCE(rgint.cd_rgint, rgi.cd_rgint)</text:p>
            <text:p>ORDER BY cd_rgint_ref;</text:p>
          </table:table-cell>
          <table:table-cell table:style-name="ce9" table:number-columns-repeated="20"/>
          <table:table-cell table:number-columns-repeated="998"/>
        </table:table-row>
        <table:table-row table:style-name="ro1">
          <table:table-cell table:style-name="ce2" office:value-type="float" office:value="101" calcext:value-type="float">
            <text:p>101</text:p>
          </table:table-cell>
          <table:table-cell table:style-name="ce4" office:value-type="string" calcext:value-type="string">
            <text:p>Nos estados de fronteira, quantas escolas com energia da rede pública estão dentro do município e até 7 km da fronteira, por UF?</text:p>
          </table:table-cell>
          <table:table-cell table:style-name="ce8" table:content-validation-name="val1" office:value-type="string" calcext:value-type="string">
            <text:p>País</text:p>
          </table:table-cell>
          <table:table-cell table:style-name="ce11" table:content-validation-name="val2" office:value-type="string" calcext:value-type="string">
            <text:p>Difícil</text:p>
          </table:table-cell>
          <table:table-cell table:style-name="ce5" table:content-validation-name="val3" office:value-type="string" calcext:value-type="string">
            <text:p>ST_DWithin</text:p>
          </table:table-cell>
          <table:table-cell table:style-name="ce12" office:value-type="string" calcext:value-type="string">
            <text:p>SELECT</text:p>
            <text:p>  uf.sigla_uf,</text:p>
            <text:p>  COUNT(meb.cd_entidade) AS qt_escolas_energia_rede</text:p>
            <text:p>FROM public.pais p</text:p>
            <text:p>INNER JOIN public.unidade_federativa uf</text:p>
            <text:p>  ON p.pais = 'Brasil' AND ST_Intersects(uf.geometry, p.geometry)</text:p>
            <text:p>JOIN public.municipio m</text:p>
            <text:p>  ON m.cd_uf = uf.cd_uf AND ST_Intersects(m.geometry, uf.geometry)</text:p>
            <text:p>JOIN public.escola e</text:p>
            <text:p>  ON ST_Contains(m.geometry, e.geometry)</text:p>
            <text:p>JOIN public.microdados_ed_basica meb</text:p>
            <text:p>  ON meb.cd_entidade = e.cd_entidade AND meb.in_energia_rede_publica = 1</text:p>
            <text:p>WHERE uf.sigla_uf IN ('RR','AC','AM','RO','MT','MS','PR','SC','RS','AP','PA')</text:p>
            <text:p>  AND ST_DWithin(e.geometry::geography, ST_Boundary(p.geometry)::geography, 7000)</text:p>
            <text:p>GROUP BY uf.sigla_uf</text:p>
            <text:p>ORDER BY uf.sigla_uf;</text:p>
          </table:table-cell>
          <table:table-cell table:style-name="ce9" table:number-columns-repeated="20"/>
          <table:table-cell table:number-columns-repeated="998"/>
        </table:table-row>
        <table:table-row table:style-name="ro1">
          <table:table-cell table:style-name="ce2" office:value-type="float" office:value="102" calcext:value-type="float">
            <text:p>102</text:p>
          </table:table-cell>
          <table:table-cell table:style-name="ce4" office:value-type="string" calcext:value-type="string">
            <text:p>Em regiões imediatas do Sul (PR, SC, RS), quantas escolas com pátio descoberto ficam contidas em municípios da região e até 5 km da fronteira, por região imediata?</text:p>
          </table:table-cell>
          <table:table-cell table:style-name="ce8" table:content-validation-name="val1" office:value-type="string" calcext:value-type="string">
            <text:p>País</text:p>
          </table:table-cell>
          <table:table-cell table:style-name="ce11" table:content-validation-name="val2" office:value-type="string" calcext:value-type="string">
            <text:p>Difícil</text:p>
          </table:table-cell>
          <table:table-cell table:style-name="ce5" table:content-validation-name="val3" office:value-type="string" calcext:value-type="string">
            <text:p>ST_DWithin</text:p>
          </table:table-cell>
          <table:table-cell table:style-name="ce12" office:value-type="string" calcext:value-type="string">
            <text:p>SELECT</text:p>
            <text:p>  rgi.cd_rgi,</text:p>
            <text:p>  rgi.nm_rgi,</text:p>
            <text:p>  COUNT(meb.cd_entidade) AS qt_escolas_patio_desc</text:p>
            <text:p>FROM public.pais p</text:p>
            <text:p>JOIN public.unidade_federativa uf</text:p>
            <text:p>  ON p.pais = 'Brasil' AND uf.sigla_uf IN ('PR','SC','RS') AND ST_Intersects(uf.geometry, p.geometry)</text:p>
            <text:p>JOIN public.rg_imediata rgi</text:p>
            <text:p>  ON rgi.cd_uf = uf.cd_uf AND ST_Intersects(rgi.geometry, uf.geometry)</text:p>
            <text:p>LEFT JOIN public.municipio m</text:p>
            <text:p>  ON ST_Contains(rgi.geometry, m.geometry)</text:p>
            <text:p>LEFT JOIN public.escola e</text:p>
            <text:p>  ON ST_Contains(m.geometry, e.geometry)</text:p>
            <text:p>LEFT JOIN public.microdados_ed_basica meb</text:p>
            <text:p>  ON meb.cd_entidade = e.cd_entidade AND meb.in_patio_descoberto = 1</text:p>
            <text:p>WHERE ST_DWithin(rgi.geometry::geography, ST_Boundary(p.geometry)::geography, 5000)</text:p>
            <text:p>GROUP BY rgi.cd_rgi, rgi.nm_rgi</text:p>
            <text:p>ORDER BY rgi.cd_rgi;</text:p>
          </table:table-cell>
          <table:table-cell table:style-name="ce9" table:number-columns-repeated="20"/>
          <table:table-cell table:number-columns-repeated="998"/>
        </table:table-row>
        <table:table-row table:style-name="ro1">
          <table:table-cell table:style-name="ce2" office:value-type="float" office:value="103" calcext:value-type="float">
            <text:p>103</text:p>
          </table:table-cell>
          <table:table-cell table:style-name="ce4" office:value-type="string" calcext:value-type="string">
            <text:p>Nos estados MS, MT, RO e AC, quantas escolas com sinalização visual de acessibilidade ficam até 4 km da fronteira e dentro do município, por UF?</text:p>
          </table:table-cell>
          <table:table-cell table:style-name="ce8" table:content-validation-name="val1" office:value-type="string" calcext:value-type="string">
            <text:p>País</text:p>
          </table:table-cell>
          <table:table-cell table:style-name="ce11" table:content-validation-name="val2" office:value-type="string" calcext:value-type="string">
            <text:p>Difícil</text:p>
          </table:table-cell>
          <table:table-cell table:style-name="ce5" table:content-validation-name="val3" office:value-type="string" calcext:value-type="string">
            <text:p>ST_DWithin</text:p>
          </table:table-cell>
          <table:table-cell table:style-name="ce12" office:value-type="string" calcext:value-type="string">
            <text:p>SELECT</text:p>
            <text:p>  uf.sigla_uf,</text:p>
            <text:p>  COUNT(meb.cd_entidade) AS qt_escolas_sinal_visual</text:p>
            <text:p>FROM public.pais p</text:p>
            <text:p>JOIN public.unidade_federativa uf</text:p>
            <text:p>  ON p.pais = 'Brasil' AND uf.sigla_uf IN ('MS','MT','RO','AC') AND ST_Intersects(uf.geometry, p.geometry)</text:p>
            <text:p>JOIN public.municipio m</text:p>
            <text:p>  ON m.cd_uf = uf.cd_uf AND ST_Intersects(m.geometry, uf.geometry)</text:p>
            <text:p>RIGHT JOIN public.escola e</text:p>
            <text:p>  ON ST_Contains(m.geometry, e.geometry)</text:p>
            <text:p>RIGHT JOIN public.microdados_ed_basica meb</text:p>
            <text:p>  ON meb.cd_entidade = e.cd_entidade AND meb.in_acessibilidade_sinal_visual = 1</text:p>
            <text:p>WHERE ST_DWithin(e.geometry::geography, ST_Boundary(p.geometry)::geography, 4000)</text:p>
            <text:p>GROUP BY uf.sigla_uf</text:p>
            <text:p>ORDER BY uf.sigla_uf;</text:p>
          </table:table-cell>
          <table:table-cell table:style-name="ce9" table:number-columns-repeated="20"/>
          <table:table-cell table:number-columns-repeated="998"/>
        </table:table-row>
        <table:table-row table:style-name="ro1">
          <table:table-cell table:style-name="ce2" office:value-type="float" office:value="104" calcext:value-type="float">
            <text:p>104</text:p>
          </table:table-cell>
          <table:table-cell table:style-name="ce4" office:value-type="string" calcext:value-type="string">
            <text:p>Por macrorregião, quantas escolas com materiais pedagógicos multimídia estão até 11 km da fronteira e contidas na UF e no município?</text:p>
          </table:table-cell>
          <table:table-cell table:style-name="ce8" table:content-validation-name="val1" office:value-type="string" calcext:value-type="string">
            <text:p>País</text:p>
          </table:table-cell>
          <table:table-cell table:style-name="ce11" table:content-validation-name="val2" office:value-type="string" calcext:value-type="string">
            <text:p>Difícil</text:p>
          </table:table-cell>
          <table:table-cell table:style-name="ce5" table:content-validation-name="val3" office:value-type="string" calcext:value-type="string">
            <text:p>ST_DWithin</text:p>
          </table:table-cell>
          <table:table-cell table:style-name="ce12" office:value-type="string" calcext:value-type="string">
            <text:p>SELECT</text:p>
            <text:p>  r.cd_regia,</text:p>
            <text:p>  r.nm_regia,</text:p>
            <text:p>  COUNT(meb.cd_entidade) AS qt_escolas_multimidia</text:p>
            <text:p>FROM public.pais p</text:p>
            <text:p>JOIN public.regiao r</text:p>
            <text:p>  ON ST_Intersects(r.geometry, p.geometry)</text:p>
            <text:p>JOIN public.unidade_federativa uf</text:p>
            <text:p>  ON uf.cd_regia = r.cd_regia AND ST_Intersects(uf.geometry, r.geometry)</text:p>
            <text:p>JOIN public.municipio m</text:p>
            <text:p>  ON m.cd_uf = uf.cd_uf AND ST_Intersects(m.geometry, uf.geometry)</text:p>
            <text:p>JOIN public.escola e</text:p>
            <text:p>  ON ST_Contains(uf.geometry, e.geometry) AND ST_Contains(m.geometry, e.geometry)</text:p>
            <text:p>JOIN public.microdados_ed_basica meb</text:p>
            <text:p>  ON meb.cd_entidade = e.cd_entidade AND meb.in_material_ped_multimidia = 1</text:p>
            <text:p>WHERE p.pais = 'Brasil'</text:p>
            <text:p>  AND ST_DWithin(e.geometry::geography, ST_Boundary(p.geometry)::geography, 11000)</text:p>
            <text:p>GROUP BY r.cd_regia, r.nm_regia</text:p>
            <text:p>ORDER BY r.cd_regia;</text:p>
          </table:table-cell>
          <table:table-cell table:style-name="ce9" table:number-columns-repeated="20"/>
          <table:table-cell table:number-columns-repeated="998"/>
        </table:table-row>
        <table:table-row table:style-name="ro1">
          <table:table-cell table:style-name="ce2" office:value-type="float" office:value="105" calcext:value-type="float">
            <text:p>105</text:p>
          </table:table-cell>
          <table:table-cell table:style-name="ce4" office:value-type="string" calcext:value-type="string">
            <text:p>Cruzando regiões intermediárias e imediatas, quantas escolas com abastecimento de água por carro-pipa estão até 6 km da fronteira e intersectam a malha regional, por região.</text:p>
          </table:table-cell>
          <table:table-cell table:style-name="ce8" table:content-validation-name="val1" office:value-type="string" calcext:value-type="string">
            <text:p>País</text:p>
          </table:table-cell>
          <table:table-cell table:style-name="ce11" table:content-validation-name="val2" office:value-type="string" calcext:value-type="string">
            <text:p>Difícil</text:p>
          </table:table-cell>
          <table:table-cell table:style-name="ce5" table:content-validation-name="val3" office:value-type="string" calcext:value-type="string">
            <text:p>ST_DWithin</text:p>
          </table:table-cell>
          <table:table-cell table:style-name="ce12" office:value-type="string" calcext:value-type="string">
            <text:p>SELECT</text:p>
            <text:p>  COALESCE(rgint.cd_rgint, rgi.cd_rgint) AS cd_rgint_ref,</text:p>
            <text:p>  COUNT(meb.cd_entidade) AS qt_escolas_agua_carro_pipa</text:p>
            <text:p>FROM public.rg_intermediaria rgint</text:p>
            <text:p>FULL OUTER JOIN public.rg_imediata rgi</text:p>
            <text:p>  ON rgint.cd_rgint = rgi.cd_rgint</text:p>
            <text:p> AND ST_Intersects(rgint.geometry, rgi.geometry)</text:p>
            <text:p>JOIN public.pais p</text:p>
            <text:p>  ON p.pais = 'Brasil'</text:p>
            <text:p>JOIN public.municipio m</text:p>
            <text:p>  ON m.cd_rgint = COALESCE(rgint.cd_rgint, rgi.cd_rgint)</text:p>
            <text:p> AND ST_Intersects(m.geometry, COALESCE(rgint.geometry, rgi.geometry))</text:p>
            <text:p>LEFT JOIN public.escola e</text:p>
            <text:p>  ON ST_Contains(m.geometry, e.geometry)</text:p>
            <text:p>LEFT JOIN public.microdados_ed_basica meb</text:p>
            <text:p>  ON meb.cd_entidade = e.cd_entidade AND meb.in_agua_carro_pipa = 1</text:p>
            <text:p>WHERE ST_DWithin(e.geometry::geography, ST_Boundary(p.geometry)::geography, 6000)</text:p>
            <text:p>GROUP BY COALESCE(rgint.cd_rgint, rgi.cd_rgint)</text:p>
            <text:p>ORDER BY cd_rgint_ref;</text:p>
          </table:table-cell>
          <table:table-cell table:style-name="ce9" table:number-columns-repeated="20"/>
          <table:table-cell table:number-columns-repeated="998"/>
        </table:table-row>
        <table:table-row table:style-name="ro1">
          <table:table-cell table:style-name="ce2" office:value-type="float" office:value="106" calcext:value-type="float">
            <text:p>106</text:p>
          </table:table-cell>
          <table:table-cell table:style-name="ce4" office:value-type="string" calcext:value-type="string">
            <text:p>Nos estados de SP e PR, quais municípios têm escolas estaduais urbanas cuja faixa de até 300 m ao redor da escola toca o território brasileiro, e quantas são por município?</text:p>
          </table:table-cell>
          <table:table-cell table:style-name="ce8" table:content-validation-name="val1" office:value-type="string" calcext:value-type="string">
            <text:p>País</text:p>
          </table:table-cell>
          <table:table-cell table:style-name="ce11" table:content-validation-name="val2" office:value-type="string" calcext:value-type="string">
            <text:p>Muito Difícil</text:p>
          </table:table-cell>
          <table:table-cell table:style-name="ce5" table:content-validation-name="val3" office:value-type="string" calcext:value-type="string">
            <text:p>ST_Intersects</text:p>
          </table:table-cell>
          <table:table-cell table:style-name="ce12" office:value-type="string" calcext:value-type="string">
            <text:p>WITH br AS (</text:p>
            <text:p>  SELECT geometry AS geom_pais</text:p>
            <text:p>  FROM public.pais</text:p>
            <text:p>  ORDER BY area_km2 DESC</text:p>
            <text:p>  LIMIT 1</text:p>
            <text:p>),</text:p>
            <text:p>escolas_filtradas AS (</text:p>
            <text:p>  SELECT e.cd_entidade, e.cd_mun,</text:p>
            <text:p>         ST_Buffer(e.geometry::geography, 300)::geometry AS geom_faixa</text:p>
            <text:p>  FROM public.escola e</text:p>
            <text:p>  INNER JOIN public.microdados_ed_basica meb</text:p>
            <text:p>    ON meb.cd_entidade = e.cd_entidade</text:p>
            <text:p>  INNER JOIN public.municipio m</text:p>
            <text:p>    ON m.cd_mun = e.cd_mun</text:p>
            <text:p>  INNER JOIN public.unidade_federativa uf</text:p>
            <text:p>    ON uf.cd_uf = m.cd_uf</text:p>
            <text:p>  WHERE meb.tp_dependencia = 2</text:p>
            <text:p>    AND meb.tp_localizacao = 1</text:p>
            <text:p>    AND uf.sigla_uf IN ('SP','PR')</text:p>
            <text:p>    AND e.geometry IS NOT NULL</text:p>
            <text:p>)</text:p>
            <text:p>SELECT m.nm_mun,</text:p>
            <text:p>       COUNT(*) AS qt_escolas</text:p>
            <text:p>FROM escolas_filtradas ef</text:p>
            <text:p>JOIN public.municipio m</text:p>
            <text:p>  ON m.cd_mun = ef.cd_mun</text:p>
            <text:p>CROSS JOIN br</text:p>
            <text:p>WHERE ST_Intersects(ef.geom_faixa, br.geom_pais)</text:p>
            <text:p>GROUP BY m.nm_mun</text:p>
            <text:p>ORDER BY qt_escolas DESC, m.nm_mun;</text:p>
          </table:table-cell>
          <table:table-cell table:style-name="ce9" table:number-columns-repeated="20"/>
          <table:table-cell table:number-columns-repeated="998"/>
        </table:table-row>
        <table:table-row table:style-name="ro1">
          <table:table-cell table:style-name="ce2" office:value-type="float" office:value="107" calcext:value-type="float">
            <text:p>107</text:p>
          </table:table-cell>
          <table:table-cell table:style-name="ce4" office:value-type="string" calcext:value-type="string">
            <text:p>Em MG, RJ e ES, qual é a média da distância (m) do ponto das escolas municipais rurais até a divisa do país, considerando apenas as escolas situadas dentro da própria região do estado? Traga por região, da maior para a menor média.</text:p>
          </table:table-cell>
          <table:table-cell table:style-name="ce8" table:content-validation-name="val1" office:value-type="string" calcext:value-type="string">
            <text:p>País</text:p>
          </table:table-cell>
          <table:table-cell table:style-name="ce11" table:content-validation-name="val2" office:value-type="string" calcext:value-type="string">
            <text:p>Muito Difícil</text:p>
          </table:table-cell>
          <table:table-cell table:style-name="ce5" table:content-validation-name="val3" office:value-type="string" calcext:value-type="string">
            <text:p>ST_Intersects</text:p>
          </table:table-cell>
          <table:table-cell table:style-name="ce12" office:value-type="string" calcext:value-type="string">
            <text:p>WITH br AS (</text:p>
            <text:p>  SELECT geometry AS geom_pais</text:p>
            <text:p>  FROM public.pais</text:p>
            <text:p>  ORDER BY area_km2 DESC</text:p>
            <text:p>  LIMIT 1</text:p>
            <text:p>),</text:p>
            <text:p>fronteira AS (</text:p>
            <text:p>  SELECT ST_Boundary(geom_pais) AS geom_fronteira</text:p>
            <text:p>  FROM br</text:p>
            <text:p>),</text:p>
            <text:p>base AS (</text:p>
            <text:p>  SELECT r.cd_regia, r.nm_regia, e.geometry AS geom_escola</text:p>
            <text:p>  FROM public.escola e</text:p>
            <text:p>  LEFT JOIN public.microdados_ed_basica meb</text:p>
            <text:p>    ON meb.cd_entidade = e.cd_entidade</text:p>
            <text:p>  LEFT JOIN public.municipio m</text:p>
            <text:p>    ON m.cd_mun = e.cd_mun</text:p>
            <text:p>  LEFT JOIN public.unidade_federativa uf</text:p>
            <text:p>    ON uf.cd_uf = m.cd_uf</text:p>
            <text:p>  LEFT JOIN public.regiao r</text:p>
            <text:p>    ON r.cd_regia = uf.cd_regia</text:p>
            <text:p>  WHERE meb.tp_dependencia = 3       -- municipal</text:p>
            <text:p>    AND meb.tp_localizacao = 2       -- rural</text:p>
            <text:p>    AND uf.sigla_uf IN ('MG','RJ','ES')</text:p>
            <text:p>    AND e.geometry IS NOT NULL</text:p>
            <text:p>)</text:p>
            <text:p>SELECT b.nm_regia,</text:p>
            <text:p>       ROUND(</text:p>
            <text:p>         AVG(</text:p>
            <text:p>           ST_Distance(b.geom_escola::geography, f.geom_fronteira::geography)</text:p>
            <text:p>         )::numeric, 2</text:p>
            <text:p>       ) AS media_dist_m</text:p>
            <text:p>FROM base b</text:p>
            <text:p>JOIN public.unidade_federativa uf2</text:p>
            <text:p>  ON uf2.cd_regia = b.cd_regia</text:p>
            <text:p>JOIN public.regiao r2</text:p>
            <text:p>  ON r2.cd_regia = uf2.cd_regia</text:p>
            <text:p>CROSS JOIN fronteira f</text:p>
            <text:p>WHERE ST_Intersects(b.geom_escola, r2.geometry)</text:p>
            <text:p>GROUP BY b.nm_regia</text:p>
            <text:p>ORDER BY media_dist_m DESC, b.nm_regia;</text:p>
          </table:table-cell>
          <table:table-cell table:style-name="ce9" table:number-columns-repeated="20"/>
          <table:table-cell table:number-columns-repeated="998"/>
        </table:table-row>
        <table:table-row table:style-name="ro1">
          <table:table-cell table:style-name="ce2" office:value-type="float" office:value="108" calcext:value-type="float">
            <text:p>108</text:p>
          </table:table-cell>
          <table:table-cell table:style-name="ce4" office:value-type="string" calcext:value-type="string">
            <text:p>Nos estados do Nordeste (BA, SE, AL, PE, PB, RN, CE, PI, MA), quantas escolas federais urbanas ficam dentro da área retangular que abrange o Brasil? Traga por sigla do estado e inclua uma classificação (1…N) por região.</text:p>
          </table:table-cell>
          <table:table-cell table:style-name="ce8" table:content-validation-name="val1" office:value-type="string" calcext:value-type="string">
            <text:p>País</text:p>
          </table:table-cell>
          <table:table-cell table:style-name="ce11" table:content-validation-name="val2" office:value-type="string" calcext:value-type="string">
            <text:p>Muito Difícil</text:p>
          </table:table-cell>
          <table:table-cell table:style-name="ce5" table:content-validation-name="val3" office:value-type="string" calcext:value-type="string">
            <text:p>ST_Intersects</text:p>
          </table:table-cell>
          <table:table-cell table:style-name="ce12" office:value-type="string" calcext:value-type="string">
            <text:p>WITH br AS (</text:p>
            <text:p>  SELECT geometry AS geom_pais</text:p>
            <text:p>  FROM public.pais</text:p>
            <text:p>  ORDER BY area_km2 DESC</text:p>
            <text:p>  LIMIT 1</text:p>
            <text:p>),</text:p>
            <text:p>ret_br AS (</text:p>
            <text:p>  SELECT ST_Envelope(geom_pais) AS geom_env</text:p>
            <text:p>  FROM br</text:p>
            <text:p>),</text:p>
            <text:p>base AS (</text:p>
            <text:p>  SELECT uf.sigla_uf, r.cd_regia, e.geometry AS geom_escola</text:p>
            <text:p>  FROM public.escola e</text:p>
            <text:p>  RIGHT JOIN public.municipio m</text:p>
            <text:p>    ON m.cd_mun = e.cd_mun</text:p>
            <text:p>  RIGHT JOIN public.unidade_federativa uf</text:p>
            <text:p>    ON uf.cd_uf = m.cd_uf</text:p>
            <text:p>  RIGHT JOIN public.regiao r</text:p>
            <text:p>    ON r.cd_regia = uf.cd_regia</text:p>
            <text:p>  RIGHT JOIN public.microdados_ed_basica meb</text:p>
            <text:p>    ON meb.cd_entidade = e.cd_entidade</text:p>
            <text:p>  WHERE meb.tp_dependencia = 1</text:p>
            <text:p>    AND meb.tp_localizacao = 1</text:p>
            <text:p>    AND uf.sigla_uf IN ('BA','SE','AL','PE','PB','RN','CE','PI','MA')</text:p>
            <text:p>    AND e.geometry IS NOT NULL</text:p>
            <text:p>)</text:p>
            <text:p>SELECT sigla_uf,</text:p>
            <text:p>       COUNT(*) AS qt_escolas,</text:p>
            <text:p>       ROW_NUMBER() OVER (PARTITION BY cd_regia ORDER BY COUNT(*) DESC, sigla_uf) AS posicao_regional</text:p>
            <text:p>FROM base b</text:p>
            <text:p>CROSS JOIN ret_br rb</text:p>
            <text:p>WHERE ST_Intersects(b.geom_escola, rb.geom_env)</text:p>
            <text:p>GROUP BY sigla_uf, cd_regia</text:p>
            <text:p>ORDER BY qt_escolas DESC, sigla_uf;</text:p>
          </table:table-cell>
          <table:table-cell table:style-name="ce9" table:number-columns-repeated="20"/>
          <table:table-cell table:number-columns-repeated="998"/>
        </table:table-row>
        <table:table-row table:style-name="ro1">
          <table:table-cell table:style-name="ce2" office:value-type="float" office:value="109" calcext:value-type="float">
            <text:p>109</text:p>
          </table:table-cell>
          <table:table-cell table:style-name="ce4" office:value-type="string" calcext:value-type="string">
            <text:p>Em SP, RJ e MG, qual é a proporção (%) de escolas estaduais cuja faixa de até 150 m ao redor da escola ainda fica dentro do próprio estado em que estão? Ordene da maior para a menor proporção.</text:p>
          </table:table-cell>
          <table:table-cell table:style-name="ce8" table:content-validation-name="val1" office:value-type="string" calcext:value-type="string">
            <text:p>País</text:p>
          </table:table-cell>
          <table:table-cell table:style-name="ce11" table:content-validation-name="val2" office:value-type="string" calcext:value-type="string">
            <text:p>Muito Difícil</text:p>
          </table:table-cell>
          <table:table-cell table:style-name="ce5" table:content-validation-name="val3" office:value-type="string" calcext:value-type="string">
            <text:p>ST_Intersects</text:p>
          </table:table-cell>
          <table:table-cell table:style-name="ce12" office:value-type="string" calcext:value-type="string">
            <text:p>WITH estados AS (</text:p>
            <text:p>  SELECT uf.cd_uf, uf.sigla_uf, uf.geometry AS geom_uf</text:p>
            <text:p>  FROM public.unidade_federativa uf</text:p>
            <text:p>  WHERE uf.sigla_uf IN ('SP','RJ','MG')</text:p>
            <text:p>),</text:p>
            <text:p>escolas AS (</text:p>
            <text:p>  SELECT e.cd_entidade, e.geometry, m.cd_uf, m.cd_mun</text:p>
            <text:p>  FROM public.escola e</text:p>
            <text:p>  JOIN public.municipio m</text:p>
            <text:p>    ON m.cd_mun = e.cd_mun</text:p>
            <text:p>  WHERE e.geometry IS NOT NULL</text:p>
            <text:p>),</text:p>
            <text:p>meb_filtrado AS (</text:p>
            <text:p>  SELECT meb.cd_entidade</text:p>
            <text:p>  FROM public.microdados_ed_basica meb</text:p>
            <text:p>  WHERE meb.tp_dependencia = 2</text:p>
            <text:p>)</text:p>
            <text:p>SELECT est.sigla_uf,</text:p>
            <text:p>       ROUND(</text:p>
            <text:p>         100.0 * SUM(</text:p>
            <text:p>           CASE WHEN ST_Intersects(</text:p>
            <text:p>                      ST_Buffer(e.geometry::geography, 150)::geometry,</text:p>
            <text:p>                      est.geom_uf</text:p>
            <text:p>                    )</text:p>
            <text:p>                THEN 1 ELSE 0 END</text:p>
            <text:p>         )::numeric / NULLIF(COUNT(*),0), 2</text:p>
            <text:p>       ) AS proporcao_pct</text:p>
            <text:p>FROM escolas e</text:p>
            <text:p>JOIN meb_filtrado mf</text:p>
            <text:p>  ON mf.cd_entidade = e.cd_entidade</text:p>
            <text:p>JOIN public.municipio m</text:p>
            <text:p>  ON m.cd_mun = e.cd_mun</text:p>
            <text:p>JOIN estados est</text:p>
            <text:p>  ON est.cd_uf = m.cd_uf</text:p>
            <text:p>GROUP BY est.sigla_uf</text:p>
            <text:p>ORDER BY proporcao_pct DESC, est.sigla_uf;</text:p>
          </table:table-cell>
          <table:table-cell table:style-name="ce9" table:number-columns-repeated="20"/>
          <table:table-cell table:number-columns-repeated="998"/>
        </table:table-row>
        <table:table-row table:style-name="ro1">
          <table:table-cell table:style-name="ce2" office:value-type="float" office:value="110" calcext:value-type="float">
            <text:p>110</text:p>
          </table:table-cell>
          <table:table-cell table:style-name="ce4" office:value-type="string" calcext:value-type="string">
            <text:p>Para PA, AM e RO, quais são os 5 municípios de cada estado com maior área de sobreposição entre a faixa de até 200 m ao redor da escola estadual rural e o território brasileiro? Informe a área total (km2) por município e um ranking (1 = maior).</text:p>
          </table:table-cell>
          <table:table-cell table:style-name="ce8" table:content-validation-name="val1" office:value-type="string" calcext:value-type="string">
            <text:p>País</text:p>
          </table:table-cell>
          <table:table-cell table:style-name="ce11" table:content-validation-name="val2" office:value-type="string" calcext:value-type="string">
            <text:p>Muito Difícil</text:p>
          </table:table-cell>
          <table:table-cell table:style-name="ce5" table:content-validation-name="val3" office:value-type="string" calcext:value-type="string">
            <text:p>ST_Intersects</text:p>
          </table:table-cell>
          <table:table-cell table:style-name="ce12" office:value-type="string" calcext:value-type="string">
            <text:p>WITH br AS (</text:p>
            <text:p>  SELECT geometry AS geom_pais</text:p>
            <text:p>  FROM public.pais</text:p>
            <text:p>  ORDER BY area_km2 DESC</text:p>
            <text:p>  LIMIT 1</text:p>
            <text:p>),</text:p>
            <text:p>escolas_filtradas AS (</text:p>
            <text:p>  SELECT e.cd_entidade, e.cd_mun,</text:p>
            <text:p>         ST_Buffer(e.geometry::geography, 200)::geometry AS geom_faixa</text:p>
            <text:p>  FROM public.escola e</text:p>
            <text:p>  JOIN public.microdados_ed_basica meb</text:p>
            <text:p>    ON meb.cd_entidade = e.cd_entidade</text:p>
            <text:p>  JOIN public.municipio m</text:p>
            <text:p>    ON m.cd_mun = e.cd_mun</text:p>
            <text:p>  JOIN public.unidade_federativa uf</text:p>
            <text:p>    ON uf.cd_uf = m.cd_uf</text:p>
            <text:p>  WHERE meb.tp_dependencia = 2      -- estadual</text:p>
            <text:p>    AND meb.tp_localizacao = 2      -- rural</text:p>
            <text:p>    AND uf.sigla_uf IN ('PA','AM','RO')</text:p>
            <text:p>    AND e.geometry IS NOT NULL</text:p>
            <text:p>),</text:p>
            <text:p>intersecoes AS (</text:p>
            <text:p>  SELECT ef.cd_mun,</text:p>
            <text:p>         ST_Intersection(ef.geom_faixa, br.geom_pais) AS geom_inter</text:p>
            <text:p>  FROM escolas_filtradas ef</text:p>
            <text:p>  CROSS JOIN br</text:p>
            <text:p>  WHERE ST_Intersects(ef.geom_faixa, br.geom_pais)  -- requisito ST_Intersects</text:p>
            <text:p>),</text:p>
            <text:p>areas_por_mun AS (</text:p>
            <text:p>  SELECT i.cd_mun,</text:p>
            <text:p>         SUM(ST_Area(i.geom_inter::geography)) AS area_m2</text:p>
            <text:p>  FROM intersecoes i</text:p>
            <text:p>  GROUP BY i.cd_mun</text:p>
            <text:p>),</text:p>
            <text:p>com_uf AS (</text:p>
            <text:p>  SELECT a.cd_mun, a.area_m2, m.nm_mun, uf.sigla_uf</text:p>
            <text:p>  FROM areas_por_mun a</text:p>
            <text:p>  JOIN public.municipio m</text:p>
            <text:p>    ON m.cd_mun = a.cd_mun</text:p>
            <text:p>  JOIN public.unidade_federativa uf</text:p>
            <text:p>    ON uf.cd_uf = m.cd_uf</text:p>
            <text:p>),</text:p>
            <text:p>rank_por_uf AS (</text:p>
            <text:p>  SELECT sigla_uf, nm_mun,</text:p>
            <text:p>         (area_m2 / 1000000.0)::numeric AS area_km2,</text:p>
            <text:p>         ROW_NUMBER() OVER (PARTITION BY sigla_uf ORDER BY area_m2 DESC) AS pos</text:p>
            <text:p>  FROM com_uf</text:p>
            <text:p>)</text:p>
            <text:p>SELECT r.sigla_uf,</text:p>
            <text:p>       r.nm_mun,</text:p>
            <text:p>       ROUND(r.area_km2, 4) AS area_km2,</text:p>
            <text:p>       r.pos</text:p>
            <text:p>FROM rank_por_uf r</text:p>
            <text:p>FULL OUTER JOIN (</text:p>
            <text:p>  SELECT DISTINCT uf.sigla_uf</text:p>
            <text:p>  FROM public.unidade_federativa uf</text:p>
            <text:p>  WHERE uf.sigla_uf IN ('PA','AM','RO')</text:p>
            <text:p>) ufs</text:p>
            <text:p>  ON ufs.sigla_uf = r.sigla_uf</text:p>
            <text:p>WHERE r.pos &lt;= 5 OR r.pos IS NULL</text:p>
            <text:p>ORDER BY r.sigla_uf, r.pos NULLS LAST, r.area_km2 DESC;</text:p>
          </table:table-cell>
          <table:table-cell table:style-name="ce9" table:number-columns-repeated="20"/>
          <table:table-cell table:number-columns-repeated="998"/>
        </table:table-row>
        <table:table-row table:style-name="ro1">
          <table:table-cell table:style-name="ce2" office:value-type="float" office:value="111" calcext:value-type="float">
            <text:p>111</text:p>
          </table:table-cell>
          <table:table-cell table:style-name="ce4" office:value-type="string" calcext:value-type="string">
            <text:p>Nos estados de RS e SC, quais municípios têm escolas estaduais urbanas cujo ponto da escola está contido no território brasileiro e que ficam a mais de 500 m da divisa do país? Liste quantas por município, da maior para a menor.</text:p>
          </table:table-cell>
          <table:table-cell table:style-name="ce8" table:content-validation-name="val1" office:value-type="string" calcext:value-type="string">
            <text:p>País</text:p>
          </table:table-cell>
          <table:table-cell table:style-name="ce11" table:content-validation-name="val2" office:value-type="string" calcext:value-type="string">
            <text:p>Muito Difícil</text:p>
          </table:table-cell>
          <table:table-cell table:style-name="ce5" table:content-validation-name="val3" office:value-type="string" calcext:value-type="string">
            <text:p>ST_Contains</text:p>
          </table:table-cell>
          <table:table-cell table:style-name="ce12" office:value-type="string" calcext:value-type="string">
            <text:p>WITH br AS (</text:p>
            <text:p>  SELECT geometry AS geom_pais</text:p>
            <text:p>  FROM public.pais</text:p>
            <text:p>  ORDER BY area_km2 DESC</text:p>
            <text:p>  LIMIT 1</text:p>
            <text:p>),</text:p>
            <text:p>fronteira AS (</text:p>
            <text:p>  SELECT ST_Boundary(geom_pais) AS geom_fronteira</text:p>
            <text:p>  FROM br</text:p>
            <text:p>),</text:p>
            <text:p>base AS (</text:p>
            <text:p>  SELECT e.cd_entidade, e.cd_mun, e.geometry AS geom_escola</text:p>
            <text:p>  FROM public.escola e</text:p>
            <text:p>  INNER JOIN public.microdados_ed_basica meb</text:p>
            <text:p>    ON meb.cd_entidade = e.cd_entidade</text:p>
            <text:p>  INNER JOIN public.municipio m</text:p>
            <text:p>    ON m.cd_mun = e.cd_mun</text:p>
            <text:p>  INNER JOIN public.unidade_federativa uf</text:p>
            <text:p>    ON uf.cd_uf = m.cd_uf</text:p>
            <text:p>  WHERE meb.tp_dependencia = 2</text:p>
            <text:p>    AND meb.tp_localizacao = 1</text:p>
            <text:p>    AND uf.sigla_uf IN ('RS','SC')</text:p>
            <text:p>    AND e.geometry IS NOT NULL</text:p>
            <text:p>)</text:p>
            <text:p>SELECT m.nm_mun,</text:p>
            <text:p>       COUNT(*) AS qt_escolas</text:p>
            <text:p>FROM base b</text:p>
            <text:p>JOIN public.municipio m</text:p>
            <text:p>  ON m.cd_mun = b.cd_mun</text:p>
            <text:p>CROSS JOIN br</text:p>
            <text:p>CROSS JOIN fronteira f</text:p>
            <text:p>WHERE ST_Contains(br.geom_pais, b.geom_escola)</text:p>
            <text:p>  AND ST_Distance(b.geom_escola::geography, f.geom_fronteira::geography) &gt; 500</text:p>
            <text:p>GROUP BY m.nm_mun</text:p>
            <text:p>ORDER BY qt_escolas DESC, m.nm_mun;</text:p>
          </table:table-cell>
          <table:table-cell table:style-name="ce9" table:number-columns-repeated="20"/>
          <table:table-cell table:number-columns-repeated="998"/>
        </table:table-row>
        <table:table-row table:style-name="ro1">
          <table:table-cell table:style-name="ce2" office:value-type="float" office:value="112" calcext:value-type="float">
            <text:p>112</text:p>
          </table:table-cell>
          <table:table-cell table:style-name="ce4" office:value-type="string" calcext:value-type="string">
            <text:p>Em SP, RJ e ES, qual é a proporção (%) de escolas municipais rurais cujo ponto está contido tanto no território brasileiro quanto no próprio estado? Traga por estado, da maior para a menor proporção.</text:p>
          </table:table-cell>
          <table:table-cell table:style-name="ce8" table:content-validation-name="val1" office:value-type="string" calcext:value-type="string">
            <text:p>País</text:p>
          </table:table-cell>
          <table:table-cell table:style-name="ce11" table:content-validation-name="val2" office:value-type="string" calcext:value-type="string">
            <text:p>Muito Difícil</text:p>
          </table:table-cell>
          <table:table-cell table:style-name="ce5" table:content-validation-name="val3" office:value-type="string" calcext:value-type="string">
            <text:p>ST_Contains</text:p>
          </table:table-cell>
          <table:table-cell table:style-name="ce12" office:value-type="string" calcext:value-type="string">
            <text:p>WITH br AS (</text:p>
            <text:p>  SELECT geometry AS geom_pais</text:p>
            <text:p>  FROM public.pais</text:p>
            <text:p>  ORDER BY area_km2 DESC</text:p>
            <text:p>  LIMIT 1</text:p>
            <text:p>),</text:p>
            <text:p>estados AS (</text:p>
            <text:p>  SELECT uf.cd_uf, uf.sigla_uf, uf.geometry AS geom_uf</text:p>
            <text:p>  FROM public.unidade_federativa uf</text:p>
            <text:p>  WHERE uf.sigla_uf IN ('SP','RJ','ES')</text:p>
            <text:p>),</text:p>
            <text:p>base AS (</text:p>
            <text:p>  SELECT e.cd_entidade, e.geometry AS geom_escola, m.cd_uf</text:p>
            <text:p>  FROM public.escola e</text:p>
            <text:p>  LEFT JOIN public.microdados_ed_basica meb</text:p>
            <text:p>    ON meb.cd_entidade = e.cd_entidade</text:p>
            <text:p>  LEFT JOIN public.municipio m</text:p>
            <text:p>    ON m.cd_mun = e.cd_mun</text:p>
            <text:p>  WHERE meb.tp_dependencia = 3</text:p>
            <text:p>    AND meb.tp_localizacao = 2</text:p>
            <text:p>    AND e.geometry IS NOT NULL</text:p>
            <text:p>)</text:p>
            <text:p>SELECT est.sigla_uf,</text:p>
            <text:p>       ROUND(</text:p>
            <text:p>         100.0 * SUM(</text:p>
            <text:p>           CASE</text:p>
            <text:p>             WHEN ST_Contains(br.geom_pais, b.geom_escola)</text:p>
            <text:p>              AND ST_Contains(est.geom_uf,  b.geom_escola)</text:p>
            <text:p>             THEN 1 ELSE 0</text:p>
            <text:p>           END</text:p>
            <text:p>         )::numeric / NULLIF(COUNT(*),0) , 2</text:p>
            <text:p>       ) AS proporcao_pct</text:p>
            <text:p>FROM base b</text:p>
            <text:p>JOIN estados est</text:p>
            <text:p>  ON est.cd_uf = b.cd_uf</text:p>
            <text:p>CROSS JOIN br</text:p>
            <text:p>GROUP BY est.sigla_uf</text:p>
            <text:p>ORDER BY proporcao_pct DESC, est.sigla_uf;</text:p>
          </table:table-cell>
          <table:table-cell table:style-name="ce9" table:number-columns-repeated="20"/>
          <table:table-cell table:number-columns-repeated="998"/>
        </table:table-row>
        <table:table-row table:style-name="ro1">
          <table:table-cell table:style-name="ce2" office:value-type="float" office:value="113" calcext:value-type="float">
            <text:p>113</text:p>
          </table:table-cell>
          <table:table-cell table:style-name="ce4" office:value-type="string" calcext:value-type="string">
            <text:p>Nos estados do PA, AM e RO, quais são os 10 municípios com mais escolas federais urbanas cujo ponto está contido no território brasileiro e também no próprio estado, considerando apenas escolas com biblioteca e laboratório de informática? Liste a quantidade e uma classificação por estado.</text:p>
          </table:table-cell>
          <table:table-cell table:style-name="ce8" table:content-validation-name="val1" office:value-type="string" calcext:value-type="string">
            <text:p>País</text:p>
          </table:table-cell>
          <table:table-cell table:style-name="ce11" table:content-validation-name="val2" office:value-type="string" calcext:value-type="string">
            <text:p>Muito Difícil</text:p>
          </table:table-cell>
          <table:table-cell table:style-name="ce5" table:content-validation-name="val3" office:value-type="string" calcext:value-type="string">
            <text:p>ST_Contains</text:p>
          </table:table-cell>
          <table:table-cell table:style-name="ce12" office:value-type="string" calcext:value-type="string">
            <text:p>WITH br AS (</text:p>
            <text:p>  SELECT geometry AS geom_pais</text:p>
            <text:p>  FROM public.pais</text:p>
            <text:p>  ORDER BY area_km2 DESC</text:p>
            <text:p>  LIMIT 1</text:p>
            <text:p>),</text:p>
            <text:p>base AS (</text:p>
            <text:p>  SELECT m.cd_mun, m.nm_mun, uf.cd_uf, uf.sigla_uf, e.geometry AS geom_escola</text:p>
            <text:p>  FROM public.escola e</text:p>
            <text:p>  RIGHT JOIN public.municipio m</text:p>
            <text:p>    ON m.cd_mun = e.cd_mun</text:p>
            <text:p>  RIGHT JOIN public.unidade_federativa uf</text:p>
            <text:p>    ON uf.cd_uf = m.cd_uf</text:p>
            <text:p>  RIGHT JOIN public.microdados_ed_basica meb</text:p>
            <text:p>    ON meb.cd_entidade = e.cd_entidade</text:p>
            <text:p>  WHERE uf.sigla_uf IN ('PA','AM','RO')</text:p>
            <text:p>    AND meb.tp_dependencia = 1              -- federal</text:p>
            <text:p>    AND meb.tp_localizacao = 1              -- urbana</text:p>
            <text:p>    AND COALESCE(meb.in_biblioteca,0) = 1</text:p>
            <text:p>    AND COALESCE(meb.in_laboratorio_informatica,0) = 1</text:p>
            <text:p>    AND e.geometry IS NOT NULL</text:p>
            <text:p>),</text:p>
            <text:p>filtrada AS (</text:p>
            <text:p>  SELECT b.cd_mun, b.nm_mun, b.sigla_uf</text:p>
            <text:p>  FROM base b</text:p>
            <text:p>  JOIN public.unidade_federativa uf2</text:p>
            <text:p>    ON uf2.cd_uf = b.cd_uf</text:p>
            <text:p>  CROSS JOIN br</text:p>
            <text:p>  WHERE ST_Contains(br.geom_pais, b.geom_escola)  -- País contém o ponto</text:p>
            <text:p>    AND ST_Contains(uf2.geometry, b.geom_escola)  -- UF contém o ponto</text:p>
            <text:p>),</text:p>
            <text:p>ranked AS (</text:p>
            <text:p>  SELECT sigla_uf, nm_mun,</text:p>
            <text:p>         COUNT(*) AS qt_escolas,</text:p>
            <text:p>         ROW_NUMBER() OVER (PARTITION BY sigla_uf ORDER BY COUNT(*) DESC, nm_mun) AS pos</text:p>
            <text:p>  FROM filtrada</text:p>
            <text:p>  GROUP BY sigla_uf, nm_mun</text:p>
            <text:p>)</text:p>
            <text:p>SELECT sigla_uf, nm_mun, qt_escolas, pos</text:p>
            <text:p>FROM ranked</text:p>
            <text:p>WHERE pos &lt;= 10</text:p>
            <text:p>ORDER BY sigla_uf, pos;</text:p>
          </table:table-cell>
          <table:table-cell table:style-name="ce9" table:number-columns-repeated="20"/>
          <table:table-cell table:number-columns-repeated="998"/>
        </table:table-row>
        <table:table-row table:style-name="ro1">
          <table:table-cell table:style-name="ce2" office:value-type="float" office:value="114" calcext:value-type="float">
            <text:p>114</text:p>
          </table:table-cell>
          <table:table-cell table:style-name="ce4" office:value-type="string" calcext:value-type="string">
            <text:p>Em BA e SE, qual é a área total (km2), por município, dos distritos que contêm pelo menos uma escola estadual rural, considerando apenas casos nos quais o ponto da escola esteja contido no território brasileiro e dentro do próprio distrito?</text:p>
          </table:table-cell>
          <table:table-cell table:style-name="ce8" table:content-validation-name="val1" office:value-type="string" calcext:value-type="string">
            <text:p>País</text:p>
          </table:table-cell>
          <table:table-cell table:style-name="ce11" table:content-validation-name="val2" office:value-type="string" calcext:value-type="string">
            <text:p>Muito Difícil</text:p>
          </table:table-cell>
          <table:table-cell table:style-name="ce5" table:content-validation-name="val3" office:value-type="string" calcext:value-type="string">
            <text:p>ST_Contains</text:p>
          </table:table-cell>
          <table:table-cell table:style-name="ce12" office:value-type="string" calcext:value-type="string">
            <text:p>WITH br AS (</text:p>
            <text:p>  SELECT geometry AS geom_pais</text:p>
            <text:p>  FROM public.pais</text:p>
            <text:p>  ORDER BY area_km2 DESC</text:p>
            <text:p>  LIMIT 1</text:p>
            <text:p>),</text:p>
            <text:p>base_escolas AS (</text:p>
            <text:p>  SELECT e.cd_entidade, e.geometry AS geom_escola, m.cd_mun, d.cd_dist</text:p>
            <text:p>  FROM public.escola e</text:p>
            <text:p>  JOIN public.microdados_ed_basica meb</text:p>
            <text:p>    ON meb.cd_entidade = e.cd_entidade</text:p>
            <text:p>  JOIN public.municipio m</text:p>
            <text:p>    ON m.cd_mun = e.cd_mun</text:p>
            <text:p>  JOIN public.unidade_federativa uf</text:p>
            <text:p>    ON uf.cd_uf = m.cd_uf</text:p>
            <text:p>  JOIN public.distrito d</text:p>
            <text:p>    ON d.cd_mun = m.cd_mun</text:p>
            <text:p>  WHERE uf.sigla_uf IN ('BA','SE')</text:p>
            <text:p>    AND meb.tp_dependencia = 2</text:p>
            <text:p>    AND meb.tp_localizacao = 2</text:p>
            <text:p>    AND e.geometry IS NOT NULL</text:p>
            <text:p>),</text:p>
            <text:p>vinculos AS (</text:p>
            <text:p>  SELECT be.cd_mun, be.cd_dist</text:p>
            <text:p>  FROM base_escolas be</text:p>
            <text:p>  JOIN public.distrito d</text:p>
            <text:p>    ON d.cd_dist = be.cd_dist</text:p>
            <text:p>  CROSS JOIN br</text:p>
            <text:p>  WHERE ST_Contains(br.geom_pais, be.geom_escola)</text:p>
            <text:p>    AND ST_Contains(d.geometry,   be.geom_escola)</text:p>
            <text:p>  GROUP BY be.cd_mun, be.cd_dist</text:p>
            <text:p>),</text:p>
            <text:p>areas AS (</text:p>
            <text:p>  SELECT v.cd_mun,</text:p>
            <text:p>         SUM(ST_Area(ST_Intersection(d.geometry, m.geometry)::geography)) / 1000000.0 AS area_km2</text:p>
            <text:p>  FROM vinculos v</text:p>
            <text:p>  JOIN public.distrito d</text:p>
            <text:p>    ON d.cd_dist = v.cd_dist</text:p>
            <text:p>  JOIN public.municipio m</text:p>
            <text:p>    ON m.cd_mun = v.cd_mun</text:p>
            <text:p>  GROUP BY v.cd_mun</text:p>
            <text:p>)</text:p>
            <text:p>SELECT uf.sigla_uf, m.nm_mun,</text:p>
            <text:p>       ROUND(a.area_km2::numeric, 4) AS area_km2</text:p>
            <text:p>FROM areas a</text:p>
            <text:p>JOIN public.municipio m</text:p>
            <text:p>  ON m.cd_mun = a.cd_mun</text:p>
            <text:p>JOIN public.unidade_federativa uf</text:p>
            <text:p>  ON uf.cd_uf = m.cd_uf</text:p>
            <text:p>ORDER BY uf.sigla_uf, area_km2 DESC, m.nm_mun;</text:p>
          </table:table-cell>
          <table:table-cell table:style-name="ce9" table:number-columns-repeated="20"/>
          <table:table-cell table:number-columns-repeated="998"/>
        </table:table-row>
        <table:table-row table:style-name="ro1">
          <table:table-cell table:style-name="ce2" office:value-type="float" office:value="115" calcext:value-type="float">
            <text:p>115</text:p>
          </table:table-cell>
          <table:table-cell table:style-name="ce4" office:value-type="string" calcext:value-type="string">
            <text:p>Em MS e MT, quais são os 5 municípios de cada estado com maior número de escolas municipais urbanas cujo ponto está contido no território brasileiro e dentro do próprio estado? Traga a quantidade e um ranking por estado.</text:p>
          </table:table-cell>
          <table:table-cell table:style-name="ce8" table:content-validation-name="val1" office:value-type="string" calcext:value-type="string">
            <text:p>País</text:p>
          </table:table-cell>
          <table:table-cell table:style-name="ce11" table:content-validation-name="val2" office:value-type="string" calcext:value-type="string">
            <text:p>Muito Difícil</text:p>
          </table:table-cell>
          <table:table-cell table:style-name="ce5" table:content-validation-name="val3" office:value-type="string" calcext:value-type="string">
            <text:p>ST_Contains</text:p>
          </table:table-cell>
          <table:table-cell table:style-name="ce12" office:value-type="string" calcext:value-type="string">
            <text:p>WITH br AS (</text:p>
            <text:p>  SELECT geometry AS geom_pais</text:p>
            <text:p>  FROM public.pais</text:p>
            <text:p>  ORDER BY area_km2 DESC</text:p>
            <text:p>  LIMIT 1</text:p>
            <text:p>),</text:p>
            <text:p>base AS (</text:p>
            <text:p>  SELECT m.cd_mun, m.nm_mun, uf.cd_uf, uf.sigla_uf, e.geometry AS geom_escola</text:p>
            <text:p>  FROM public.escola e</text:p>
            <text:p>  JOIN public.microdados_ed_basica meb</text:p>
            <text:p>    ON meb.cd_entidade = e.cd_entidade</text:p>
            <text:p>  JOIN public.municipio m</text:p>
            <text:p>    ON m.cd_mun = e.cd_mun</text:p>
            <text:p>  JOIN public.unidade_federativa uf</text:p>
            <text:p>    ON uf.cd_uf = m.cd_uf</text:p>
            <text:p>  WHERE uf.sigla_uf IN ('MS','MT')</text:p>
            <text:p>    AND meb.tp_dependencia = 3</text:p>
            <text:p>    AND meb.tp_localizacao = 1</text:p>
            <text:p>    AND e.geometry IS NOT NULL</text:p>
            <text:p>),</text:p>
            <text:p>filtrada AS (</text:p>
            <text:p>  SELECT b.cd_mun, b.nm_mun, b.sigla_uf</text:p>
            <text:p>  FROM base b</text:p>
            <text:p>  JOIN public.unidade_federativa uf2</text:p>
            <text:p>    ON uf2.cd_uf = b.cd_uf</text:p>
            <text:p>  CROSS JOIN br</text:p>
            <text:p>  WHERE ST_Contains(br.geom_pais, b.geom_escola)</text:p>
            <text:p>    AND ST_Within(b.geom_escola, uf2.geometry)</text:p>
            <text:p>),</text:p>
            <text:p>agreg AS (</text:p>
            <text:p>  SELECT sigla_uf, nm_mun, COUNT(*) AS qt_escolas,</text:p>
            <text:p>         ROW_NUMBER() OVER (PARTITION BY sigla_uf ORDER BY COUNT(*) DESC, nm_mun) AS pos</text:p>
            <text:p>  FROM filtrada</text:p>
            <text:p>  GROUP BY sigla_uf, nm_mun</text:p>
            <text:p>)</text:p>
            <text:p>SELECT a.sigla_uf, a.nm_mun, a.qt_escolas, a.pos</text:p>
            <text:p>FROM agreg a</text:p>
            <text:p>FULL OUTER JOIN (</text:p>
            <text:p>  SELECT 'MS'::text AS sigla_uf UNION ALL SELECT 'MT'</text:p>
            <text:p>) ufs</text:p>
            <text:p>  ON ufs.sigla_uf = a.sigla_uf</text:p>
            <text:p>WHERE (a.pos IS NULL OR a.pos &lt;= 5)</text:p>
            <text:p>ORDER BY a.sigla_uf NULLS LAST, a.pos NULLS LAST, a.qt_escolas DESC, a.nm_mun;</text:p>
          </table:table-cell>
          <table:table-cell table:style-name="ce9" table:number-columns-repeated="20"/>
          <table:table-cell table:number-columns-repeated="998"/>
        </table:table-row>
        <table:table-row table:style-name="ro1">
          <table:table-cell table:style-name="ce2" office:value-type="float" office:value="116" calcext:value-type="float">
            <text:p>116</text:p>
          </table:table-cell>
          <table:table-cell table:style-name="ce4" office:value-type="string" calcext:value-type="string">
            <text:p>Em SP e PR, qual é a média da distância (m) das escolas estaduais urbanas até a divisa do Brasil, considerando apenas escolas que estejam dentro do país e do próprio estado, por município?</text:p>
          </table:table-cell>
          <table:table-cell table:style-name="ce8" table:content-validation-name="val1" office:value-type="string" calcext:value-type="string">
            <text:p>País</text:p>
          </table:table-cell>
          <table:table-cell table:style-name="ce11" table:content-validation-name="val2" office:value-type="string" calcext:value-type="string">
            <text:p>Muito Difícil</text:p>
          </table:table-cell>
          <table:table-cell table:style-name="ce5" table:content-validation-name="val3" office:value-type="string" calcext:value-type="string">
            <text:p>ST_Distance</text:p>
          </table:table-cell>
          <table:table-cell table:style-name="ce12" office:value-type="string" calcext:value-type="string">
            <text:p>WITH br AS (</text:p>
            <text:p>  SELECT geometry AS geom_pais</text:p>
            <text:p>  FROM public.pais</text:p>
            <text:p>  ORDER BY area_km2 DESC</text:p>
            <text:p>  LIMIT 1</text:p>
            <text:p>),</text:p>
            <text:p>fronteira AS (</text:p>
            <text:p>  SELECT ST_Boundary(geom_pais) AS geom_fronteira</text:p>
            <text:p>  FROM br</text:p>
            <text:p>),</text:p>
            <text:p>base AS (</text:p>
            <text:p>  SELECT e.cd_entidade, e.geometry AS geom_escola, m.cd_mun, m.nm_mun, uf.cd_uf</text:p>
            <text:p>  FROM public.escola e</text:p>
            <text:p>  INNER JOIN public.microdados_ed_basica meb ON meb.cd_entidade = e.cd_entidade</text:p>
            <text:p>  INNER JOIN public.municipio m ON m.cd_mun = e.cd_mun</text:p>
            <text:p>  INNER JOIN public.unidade_federativa uf ON uf.cd_uf = m.cd_uf</text:p>
            <text:p>  WHERE meb.tp_dependencia = 2</text:p>
            <text:p>    AND meb.tp_localizacao = 1</text:p>
            <text:p>    AND uf.sigla_uf IN ('SP','PR')</text:p>
            <text:p>    AND e.geometry IS NOT NULL</text:p>
            <text:p>)</text:p>
            <text:p>SELECT b.nm_mun,</text:p>
            <text:p>       ROUND(AVG(ST_Distance(b.geom_escola::geography, f.geom_fronteira::geography))::numeric, 2) AS media_dist_m</text:p>
            <text:p>FROM base b</text:p>
            <text:p>JOIN public.unidade_federativa uf2 ON uf2.cd_uf = b.cd_uf</text:p>
            <text:p>CROSS JOIN br</text:p>
            <text:p>CROSS JOIN fronteira f</text:p>
            <text:p>WHERE ST_Contains(br.geom_pais, b.geom_escola)</text:p>
            <text:p>  AND ST_Within(b.geom_escola, uf2.geometry)</text:p>
            <text:p>GROUP BY b.nm_mun</text:p>
            <text:p>ORDER BY media_dist_m DESC, b.nm_mun;</text:p>
          </table:table-cell>
          <table:table-cell table:style-name="ce9" table:number-columns-repeated="20"/>
          <table:table-cell table:number-columns-repeated="998"/>
        </table:table-row>
        <table:table-row table:style-name="ro1">
          <table:table-cell table:style-name="ce2" office:value-type="float" office:value="117" calcext:value-type="float">
            <text:p>117</text:p>
          </table:table-cell>
          <table:table-cell table:style-name="ce4" office:value-type="string" calcext:value-type="string">
            <text:p>Em MG, RJ e ES, qual é a média da distância (m) das escolas municipais rurais até o centro geométrico do Brasil, por região, e a posição de cada região do maior para o menor valor?</text:p>
          </table:table-cell>
          <table:table-cell table:style-name="ce8" table:content-validation-name="val1" office:value-type="string" calcext:value-type="string">
            <text:p>País</text:p>
          </table:table-cell>
          <table:table-cell table:style-name="ce11" table:content-validation-name="val2" office:value-type="string" calcext:value-type="string">
            <text:p>Muito Difícil</text:p>
          </table:table-cell>
          <table:table-cell table:style-name="ce5" table:content-validation-name="val3" office:value-type="string" calcext:value-type="string">
            <text:p>ST_Distance</text:p>
          </table:table-cell>
          <table:table-cell table:style-name="ce12" office:value-type="string" calcext:value-type="string">
            <text:p>WITH br AS (</text:p>
            <text:p>  SELECT geometry AS geom_pais</text:p>
            <text:p>  FROM public.pais</text:p>
            <text:p>  ORDER BY area_km2 DESC</text:p>
            <text:p>  LIMIT 1</text:p>
            <text:p>),</text:p>
            <text:p>centro AS (</text:p>
            <text:p>  SELECT ST_Centroid(geom_pais) AS geom_centro</text:p>
            <text:p>  FROM br</text:p>
            <text:p>),</text:p>
            <text:p>base AS (</text:p>
            <text:p>  SELECT r.cd_regia, r.nm_regia, e.geometry AS geom_escola</text:p>
            <text:p>  FROM public.escola e</text:p>
            <text:p>  LEFT JOIN public.microdados_ed_basica meb ON meb.cd_entidade = e.cd_entidade</text:p>
            <text:p>  LEFT JOIN public.municipio m ON m.cd_mun = e.cd_mun</text:p>
            <text:p>  LEFT JOIN public.unidade_federativa uf ON uf.cd_uf = m.cd_uf</text:p>
            <text:p>  LEFT JOIN public.regiao r ON r.cd_regia = uf.cd_regia</text:p>
            <text:p>  WHERE meb.tp_dependencia = 3</text:p>
            <text:p>    AND meb.tp_localizacao = 2</text:p>
            <text:p>    AND uf.sigla_uf IN ('MG','RJ','ES')</text:p>
            <text:p>    AND e.geometry IS NOT NULL</text:p>
            <text:p>),</text:p>
            <text:p>agreg AS (</text:p>
            <text:p>  SELECT b.nm_regia,</text:p>
            <text:p>         AVG(ST_Distance(b.geom_escola::geography, c.geom_centro::geography)) AS media_dist_m</text:p>
            <text:p>  FROM base b</text:p>
            <text:p>  JOIN public.unidade_federativa uf2 ON uf2.cd_regia = b.cd_regia</text:p>
            <text:p>  CROSS JOIN br</text:p>
            <text:p>  CROSS JOIN centro c</text:p>
            <text:p>  WHERE ST_Contains(br.geom_pais, b.geom_escola)</text:p>
            <text:p>  GROUP BY b.nm_regia</text:p>
            <text:p>)</text:p>
            <text:p>SELECT nm_regia,</text:p>
            <text:p>       ROUND(media_dist_m::numeric, 2) AS media_dist_m,</text:p>
            <text:p>       ROW_NUMBER() OVER (ORDER BY media_dist_m DESC, nm_regia) AS posicao</text:p>
            <text:p>FROM agreg</text:p>
            <text:p>ORDER BY posicao, nm_regia;</text:p>
          </table:table-cell>
          <table:table-cell table:style-name="ce9" table:number-columns-repeated="20"/>
          <table:table-cell table:number-columns-repeated="998"/>
        </table:table-row>
        <table:table-row table:style-name="ro1">
          <table:table-cell table:style-name="ce2" office:value-type="float" office:value="118" calcext:value-type="float">
            <text:p>118</text:p>
          </table:table-cell>
          <table:table-cell table:style-name="ce4" office:value-type="string" calcext:value-type="string">
            <text:p>Nos estados do Nordeste (BA, SE, AL, PE, PB, RN, CE, PI, MA), qual é a maior distância (m) até a divisa do Brasil entre as escolas federais urbanas com internet de cada estado, e a posição de cada estado dentro da própria região?</text:p>
          </table:table-cell>
          <table:table-cell table:style-name="ce8" table:content-validation-name="val1" office:value-type="string" calcext:value-type="string">
            <text:p>País</text:p>
          </table:table-cell>
          <table:table-cell table:style-name="ce11" table:content-validation-name="val2" office:value-type="string" calcext:value-type="string">
            <text:p>Muito Difícil</text:p>
          </table:table-cell>
          <table:table-cell table:style-name="ce5" table:content-validation-name="val3" office:value-type="string" calcext:value-type="string">
            <text:p>ST_Distance</text:p>
          </table:table-cell>
          <table:table-cell table:style-name="ce12" office:value-type="string" calcext:value-type="string">
            <text:p>WITH br AS (</text:p>
            <text:p>  SELECT geometry AS geom_pais</text:p>
            <text:p>  FROM public.pais</text:p>
            <text:p>  ORDER BY area_km2 DESC</text:p>
            <text:p>  LIMIT 1</text:p>
            <text:p>),</text:p>
            <text:p>fronteira AS (</text:p>
            <text:p>  SELECT ST_Boundary(geom_pais) AS geom_fronteira</text:p>
            <text:p>  FROM br</text:p>
            <text:p>),</text:p>
            <text:p>base AS (</text:p>
            <text:p>  SELECT uf.sigla_uf, r.cd_regia, e.geometry AS geom_escola</text:p>
            <text:p>  FROM public.escola e</text:p>
            <text:p>  RIGHT JOIN public.municipio m ON m.cd_mun = e.cd_mun</text:p>
            <text:p>  RIGHT JOIN public.unidade_federativa uf ON uf.cd_uf = m.cd_uf</text:p>
            <text:p>  RIGHT JOIN public.regiao r ON r.cd_regia = uf.cd_regia</text:p>
            <text:p>  RIGHT JOIN public.microdados_ed_basica meb ON meb.cd_entidade = e.cd_entidade</text:p>
            <text:p>  WHERE uf.sigla_uf IN ('BA','SE','AL','PE','PB','RN','CE','PI','MA')</text:p>
            <text:p>    AND meb.tp_dependencia = 1</text:p>
            <text:p>    AND meb.tp_localizacao = 1</text:p>
            <text:p>    AND COALESCE(meb.in_internet,0) = 1</text:p>
            <text:p>    AND e.geometry IS NOT NULL</text:p>
            <text:p>),</text:p>
            <text:p>dist_por_escola AS (</text:p>
            <text:p>  SELECT b.sigla_uf, b.cd_regia,</text:p>
            <text:p>         ST_Distance(b.geom_escola::geography, f.geom_fronteira::geography) AS dist_m</text:p>
            <text:p>  FROM base b</text:p>
            <text:p>  CROSS JOIN fronteira f</text:p>
            <text:p>  CROSS JOIN br</text:p>
            <text:p>  WHERE ST_Contains(br.geom_pais, b.geom_escola)</text:p>
            <text:p>),</text:p>
            <text:p>agreg AS (</text:p>
            <text:p>  SELECT sigla_uf, cd_regia, MAX(dist_m) AS max_dist_m</text:p>
            <text:p>  FROM dist_por_escola</text:p>
            <text:p>  GROUP BY sigla_uf, cd_regia</text:p>
            <text:p>)</text:p>
            <text:p>SELECT sigla_uf,</text:p>
            <text:p>       ROUND(max_dist_m::numeric, 2) AS max_dist_m,</text:p>
            <text:p>       ROW_NUMBER() OVER (PARTITION BY cd_regia ORDER BY max_dist_m DESC, sigla_uf) AS posicao_regional</text:p>
            <text:p>FROM agreg</text:p>
            <text:p>ORDER BY posicao_regional, sigla_uf;</text:p>
          </table:table-cell>
          <table:table-cell table:style-name="ce9" table:number-columns-repeated="20"/>
          <table:table-cell table:number-columns-repeated="998"/>
        </table:table-row>
        <table:table-row table:style-name="ro1">
          <table:table-cell table:style-name="ce2" office:value-type="float" office:value="119" calcext:value-type="float">
            <text:p>119</text:p>
          </table:table-cell>
          <table:table-cell table:style-name="ce4" office:value-type="string" calcext:value-type="string">
            <text:p>Em SP, RJ e MG, qual é a distância média (m) das escolas estaduais até o centro geométrico do próprio estado, considerando somente escolas dentro do país e do estado, e a posição dos estados do maior para o menor valor?</text:p>
          </table:table-cell>
          <table:table-cell table:style-name="ce8" table:content-validation-name="val1" office:value-type="string" calcext:value-type="string">
            <text:p>País</text:p>
          </table:table-cell>
          <table:table-cell table:style-name="ce11" table:content-validation-name="val2" office:value-type="string" calcext:value-type="string">
            <text:p>Muito Difícil</text:p>
          </table:table-cell>
          <table:table-cell table:style-name="ce5" table:content-validation-name="val3" office:value-type="string" calcext:value-type="string">
            <text:p>ST_Distance</text:p>
          </table:table-cell>
          <table:table-cell table:style-name="ce12" office:value-type="string" calcext:value-type="string">
            <text:p>WITH estados AS (</text:p>
            <text:p>  SELECT uf.cd_uf, uf.sigla_uf, uf.geometry AS geom_uf, ST_Centroid(uf.geometry) AS geom_centro_uf</text:p>
            <text:p>  FROM public.unidade_federativa uf</text:p>
            <text:p>  WHERE uf.sigla_uf IN ('SP','RJ','MG')</text:p>
            <text:p>),</text:p>
            <text:p>br AS (</text:p>
            <text:p>  SELECT geometry AS geom_pais</text:p>
            <text:p>  FROM public.pais</text:p>
            <text:p>  ORDER BY area_km2 DESC</text:p>
            <text:p>  LIMIT 1</text:p>
            <text:p>),</text:p>
            <text:p>base AS (</text:p>
            <text:p>  SELECT e.cd_entidade, e.geometry AS geom_escola, m.cd_uf</text:p>
            <text:p>  FROM public.escola e</text:p>
            <text:p>  JOIN public.microdados_ed_basica meb ON meb.cd_entidade = e.cd_entidade</text:p>
            <text:p>  JOIN public.municipio m ON m.cd_mun = e.cd_mun</text:p>
            <text:p>  WHERE meb.tp_dependencia = 2</text:p>
            <text:p>    AND e.geometry IS NOT NULL</text:p>
            <text:p>)</text:p>
            <text:p>,</text:p>
            <text:p>agreg AS (</text:p>
            <text:p>  SELECT es.sigla_uf,</text:p>
            <text:p>         AVG(ST_Distance(b.geom_escola::geography, es.geom_centro_uf::geography)) AS media_dist_m</text:p>
            <text:p>  FROM base b</text:p>
            <text:p>  JOIN estados es ON es.cd_uf = b.cd_uf</text:p>
            <text:p>  CROSS JOIN br</text:p>
            <text:p>  WHERE ST_Contains(br.geom_pais, b.geom_escola)</text:p>
            <text:p>    AND ST_Within(b.geom_escola, es.geom_uf)</text:p>
            <text:p>  GROUP BY es.sigla_uf</text:p>
            <text:p>)</text:p>
            <text:p>SELECT sigla_uf,</text:p>
            <text:p>       ROUND(media_dist_m::numeric, 2) AS media_dist_m,</text:p>
            <text:p>       ROW_NUMBER() OVER (ORDER BY media_dist_m DESC, sigla_uf) AS posicao</text:p>
            <text:p>FROM agreg</text:p>
            <text:p>ORDER BY posicao, sigla_uf;</text:p>
          </table:table-cell>
          <table:table-cell table:style-name="ce9" table:number-columns-repeated="20"/>
          <table:table-cell table:number-columns-repeated="998"/>
        </table:table-row>
        <table:table-row table:style-name="ro1">
          <table:table-cell table:style-name="ce2" office:value-type="float" office:value="120" calcext:value-type="float">
            <text:p>120</text:p>
          </table:table-cell>
          <table:table-cell table:style-name="ce4" office:value-type="string" calcext:value-type="string">
            <text:p>Em MS e MT, quais são os 5 municípios de cada estado com menor distância média (m) das escolas municipais urbanas até a divisa do Brasil, considerando apenas escolas dentro do país e do próprio estado?</text:p>
          </table:table-cell>
          <table:table-cell table:style-name="ce8" table:content-validation-name="val1" office:value-type="string" calcext:value-type="string">
            <text:p>País</text:p>
          </table:table-cell>
          <table:table-cell table:style-name="ce11" table:content-validation-name="val2" office:value-type="string" calcext:value-type="string">
            <text:p>Muito Difícil</text:p>
          </table:table-cell>
          <table:table-cell table:style-name="ce5" table:content-validation-name="val3" office:value-type="string" calcext:value-type="string">
            <text:p>ST_Distance</text:p>
          </table:table-cell>
          <table:table-cell table:style-name="ce12" office:value-type="string" calcext:value-type="string">
            <text:p>WITH br AS (</text:p>
            <text:p>  SELECT geometry AS geom_pais</text:p>
            <text:p>  FROM public.pais</text:p>
            <text:p>  ORDER BY area_km2 DESC</text:p>
            <text:p>  LIMIT 1</text:p>
            <text:p>),</text:p>
            <text:p>fronteira AS (</text:p>
            <text:p>  SELECT ST_Boundary(geom_pais) AS geom_fronteira</text:p>
            <text:p>  FROM br</text:p>
            <text:p>),</text:p>
            <text:p>base AS (</text:p>
            <text:p>  SELECT m.cd_mun, m.nm_mun, uf.cd_uf, uf.sigla_uf, e.geometry AS geom_escola</text:p>
            <text:p>  FROM public.escola e</text:p>
            <text:p>  JOIN public.microdados_ed_basica meb ON meb.cd_entidade = e.cd_entidade</text:p>
            <text:p>  JOIN public.municipio m ON m.cd_mun = e.cd_mun</text:p>
            <text:p>  JOIN public.unidade_federativa uf ON uf.cd_uf = m.cd_uf</text:p>
            <text:p>  WHERE uf.sigla_uf IN ('MS','MT')</text:p>
            <text:p>    AND meb.tp_dependencia = 3</text:p>
            <text:p>    AND meb.tp_localizacao = 1</text:p>
            <text:p>    AND e.geometry IS NOT NULL</text:p>
            <text:p>),</text:p>
            <text:p>filtrada AS (</text:p>
            <text:p>  SELECT b.cd_mun, b.nm_mun, b.sigla_uf,</text:p>
            <text:p>         ST_Distance(b.geom_escola::geography, f.geom_fronteira::geography) AS dist_m</text:p>
            <text:p>  FROM base b</text:p>
            <text:p>  JOIN public.unidade_federativa uf2 ON uf2.cd_uf = b.cd_uf</text:p>
            <text:p>  CROSS JOIN br</text:p>
            <text:p>  CROSS JOIN fronteira f</text:p>
            <text:p>  WHERE ST_Contains(br.geom_pais, b.geom_escola)</text:p>
            <text:p>    AND ST_Within(b.geom_escola, uf2.geometry)</text:p>
            <text:p>),</text:p>
            <text:p>agreg AS (</text:p>
            <text:p>  SELECT sigla_uf, nm_mun,</text:p>
            <text:p>         AVG(dist_m) AS media_dist_m,</text:p>
            <text:p>         ROW_NUMBER() OVER (PARTITION BY sigla_uf ORDER BY AVG(dist_m), nm_mun) AS pos</text:p>
            <text:p>  FROM filtrada</text:p>
            <text:p>  GROUP BY sigla_uf, nm_mun</text:p>
            <text:p>),</text:p>
            <text:p>ufs AS (</text:p>
            <text:p>  SELECT 'MS'::text AS sigla_uf UNION ALL SELECT 'MT'</text:p>
            <text:p>)</text:p>
            <text:p>SELECT a.sigla_uf, a.nm_mun,</text:p>
            <text:p>       ROUND(a.media_dist_m::numeric, 2) AS media_dist_m, a.pos</text:p>
            <text:p>FROM agreg a</text:p>
            <text:p>FULL OUTER JOIN ufs ON ufs.sigla_uf = a.sigla_uf</text:p>
            <text:p>WHERE a.pos &lt;= 5 OR a.pos IS NULL</text:p>
            <text:p>ORDER BY a.sigla_uf NULLS LAST, a.pos NULLS LAST, a.media_dist_m, a.nm_mun;</text:p>
          </table:table-cell>
          <table:table-cell table:style-name="ce9" table:number-columns-repeated="20"/>
          <table:table-cell table:number-columns-repeated="998"/>
        </table:table-row>
        <table:table-row table:style-name="ro1">
          <table:table-cell table:style-name="ce2" office:value-type="float" office:value="121" calcext:value-type="float">
            <text:p>121</text:p>
          </table:table-cell>
          <table:table-cell table:style-name="ce4" office:value-type="string" calcext:value-type="string">
            <text:p>Em SP e PR, qual é a média da distância (m) das escolas municipais urbanas até o centro do próprio município, considerando apenas escolas dentro do Brasil e dentro do município, por município?</text:p>
          </table:table-cell>
          <table:table-cell table:style-name="ce8" table:content-validation-name="val1" office:value-type="string" calcext:value-type="string">
            <text:p>País</text:p>
          </table:table-cell>
          <table:table-cell table:style-name="ce11" table:content-validation-name="val2" office:value-type="string" calcext:value-type="string">
            <text:p>Muito Difícil</text:p>
          </table:table-cell>
          <table:table-cell table:style-name="ce5" table:content-validation-name="val3" office:value-type="string" calcext:value-type="string">
            <text:p>ST_Within</text:p>
          </table:table-cell>
          <table:table-cell table:style-name="ce12" office:value-type="string" calcext:value-type="string">
            <text:p>WITH br AS (</text:p>
            <text:p>  SELECT geometry AS geom_pais</text:p>
            <text:p>  FROM public.pais</text:p>
            <text:p>  ORDER BY area_km2 DESC</text:p>
            <text:p>  LIMIT 1</text:p>
            <text:p>),</text:p>
            <text:p>centros_mun AS (</text:p>
            <text:p>  SELECT m.cd_mun, ST_Centroid(m.geometry) AS geom_centro</text:p>
            <text:p>  FROM public.municipio m</text:p>
            <text:p>),</text:p>
            <text:p>base AS (</text:p>
            <text:p>  SELECT e.cd_entidade, e.geometry AS geom_escola, m.cd_mun, m.nm_mun, uf.cd_uf</text:p>
            <text:p>  FROM public.escola e</text:p>
            <text:p>  INNER JOIN public.microdados_ed_basica meb ON meb.cd_entidade = e.cd_entidade</text:p>
            <text:p>  INNER JOIN public.municipio m ON m.cd_mun = e.cd_mun</text:p>
            <text:p>  INNER JOIN public.unidade_federativa uf ON uf.cd_uf = m.cd_uf</text:p>
            <text:p>  WHERE meb.tp_dependencia = 3</text:p>
            <text:p>    AND meb.tp_localizacao = 1</text:p>
            <text:p>    AND uf.sigla_uf IN ('SP','PR')</text:p>
            <text:p>    AND e.geometry IS NOT NULL</text:p>
            <text:p>)</text:p>
            <text:p>SELECT b.nm_mun,</text:p>
            <text:p>       ROUND(AVG(ST_Distance(b.geom_escola::geography, c.geom_centro::geography))::numeric, 2) AS media_dist_m</text:p>
            <text:p>FROM base b</text:p>
            <text:p>JOIN public.unidade_federativa uf2 ON uf2.cd_uf = b.cd_uf</text:p>
            <text:p>JOIN centros_mun c ON c.cd_mun = b.cd_mun</text:p>
            <text:p>CROSS JOIN br</text:p>
            <text:p>WHERE ST_Within(b.geom_escola, br.geom_pais)</text:p>
            <text:p>  AND ST_Within(b.geom_escola, (SELECT geometry FROM public.municipio m2 WHERE m2.cd_mun = b.cd_mun))</text:p>
            <text:p>GROUP BY b.nm_mun</text:p>
            <text:p>ORDER BY media_dist_m DESC, b.nm_mun;</text:p>
          </table:table-cell>
          <table:table-cell table:style-name="ce9" table:number-columns-repeated="20"/>
          <table:table-cell table:number-columns-repeated="998"/>
        </table:table-row>
        <table:table-row table:style-name="ro1">
          <table:table-cell table:style-name="ce2" office:value-type="float" office:value="122" calcext:value-type="float">
            <text:p>122</text:p>
          </table:table-cell>
          <table:table-cell table:style-name="ce4" office:value-type="string" calcext:value-type="string">
            <text:p>Em MG, RJ e ES, qual é a média da distância (m) das escolas estaduais rurais até a fronteira do Brasil, por região, considerando apenas escolas dentro do Brasil e dentro do próprio estado, e a posição das regiões do maior para o menor valor?</text:p>
          </table:table-cell>
          <table:table-cell table:style-name="ce8" table:content-validation-name="val1" office:value-type="string" calcext:value-type="string">
            <text:p>País</text:p>
          </table:table-cell>
          <table:table-cell table:style-name="ce11" table:content-validation-name="val2" office:value-type="string" calcext:value-type="string">
            <text:p>Muito Difícil</text:p>
          </table:table-cell>
          <table:table-cell table:style-name="ce5" table:content-validation-name="val3" office:value-type="string" calcext:value-type="string">
            <text:p>ST_Within</text:p>
          </table:table-cell>
          <table:table-cell table:style-name="ce12" office:value-type="string" calcext:value-type="string">
            <text:p>WITH br AS (</text:p>
            <text:p>  SELECT geometry AS geom_pais</text:p>
            <text:p>  FROM public.pais</text:p>
            <text:p>  ORDER BY area_km2 DESC</text:p>
            <text:p>  LIMIT 1</text:p>
            <text:p>),</text:p>
            <text:p>fronteira AS (</text:p>
            <text:p>  SELECT ST_Boundary(geom_pais) AS geom_fronteira</text:p>
            <text:p>  FROM br</text:p>
            <text:p>),</text:p>
            <text:p>base AS (</text:p>
            <text:p>  SELECT r.cd_regia, r.nm_regia, e.geometry AS geom_escola, uf.cd_uf</text:p>
            <text:p>  FROM public.escola e</text:p>
            <text:p>  LEFT JOIN public.microdados_ed_basica meb ON meb.cd_entidade = e.cd_entidade</text:p>
            <text:p>  LEFT JOIN public.municipio m ON m.cd_mun = e.cd_mun</text:p>
            <text:p>  LEFT JOIN public.unidade_federativa uf ON uf.cd_uf = m.cd_uf</text:p>
            <text:p>  LEFT JOIN public.regiao r ON r.cd_regia = uf.cd_regia</text:p>
            <text:p>  WHERE meb.tp_dependencia = 2</text:p>
            <text:p>    AND meb.tp_localizacao = 2</text:p>
            <text:p>    AND uf.sigla_uf IN ('MG','RJ','ES')</text:p>
            <text:p>    AND e.geometry IS NOT NULL</text:p>
            <text:p>),</text:p>
            <text:p>agreg AS (</text:p>
            <text:p>  SELECT b.nm_regia,</text:p>
            <text:p>         AVG(ST_Distance(b.geom_escola::geography, f.geom_fronteira::geography)) AS media_dist_m</text:p>
            <text:p>  FROM base b</text:p>
            <text:p>  JOIN public.unidade_federativa uf2 ON uf2.cd_uf = b.cd_uf</text:p>
            <text:p>  CROSS JOIN br</text:p>
            <text:p>  CROSS JOIN fronteira f</text:p>
            <text:p>  WHERE ST_Within(b.geom_escola, br.geom_pais)</text:p>
            <text:p>    AND ST_Within(b.geom_escola, uf2.geometry)</text:p>
            <text:p>  GROUP BY b.nm_regia</text:p>
            <text:p>)</text:p>
            <text:p>SELECT nm_regia,</text:p>
            <text:p>       ROUND(media_dist_m::numeric, 2) AS media_dist_m,</text:p>
            <text:p>       ROW_NUMBER() OVER (ORDER BY media_dist_m DESC, nm_regia) AS posicao</text:p>
            <text:p>FROM agreg</text:p>
            <text:p>ORDER BY posicao, nm_regia;</text:p>
          </table:table-cell>
          <table:table-cell table:style-name="ce9" table:number-columns-repeated="20"/>
          <table:table-cell table:number-columns-repeated="998"/>
        </table:table-row>
        <table:table-row table:style-name="ro1">
          <table:table-cell table:style-name="ce2" office:value-type="float" office:value="123" calcext:value-type="float">
            <text:p>123</text:p>
          </table:table-cell>
          <table:table-cell table:style-name="ce4" office:value-type="string" calcext:value-type="string">
            <text:p>Nos estados do Nordeste (BA, SE, AL, PE, PB, RN, CE, PI, MA), quais são os 10 municípios com mais escolas federais urbanas com internet que estão dentro do Brasil e dentro do próprio estado? Liste a quantidade e a classificação por estado.</text:p>
          </table:table-cell>
          <table:table-cell table:style-name="ce8" table:content-validation-name="val1" office:value-type="string" calcext:value-type="string">
            <text:p>País</text:p>
          </table:table-cell>
          <table:table-cell table:style-name="ce11" table:content-validation-name="val2" office:value-type="string" calcext:value-type="string">
            <text:p>Muito Difícil</text:p>
          </table:table-cell>
          <table:table-cell table:style-name="ce5" table:content-validation-name="val3" office:value-type="string" calcext:value-type="string">
            <text:p>ST_Within</text:p>
          </table:table-cell>
          <table:table-cell table:style-name="ce12" office:value-type="string" calcext:value-type="string">
            <text:p>WITH br AS (</text:p>
            <text:p>  SELECT geometry AS geom_pais</text:p>
            <text:p>  FROM public.pais</text:p>
            <text:p>  ORDER BY area_km2 DESC</text:p>
            <text:p>  LIMIT 1</text:p>
            <text:p>),</text:p>
            <text:p>base AS (</text:p>
            <text:p>  SELECT m.cd_mun, m.nm_mun, uf.cd_uf, uf.sigla_uf, e.geometry AS geom_escola</text:p>
            <text:p>  FROM public.escola e</text:p>
            <text:p>  RIGHT JOIN public.municipio m ON m.cd_mun = e.cd_mun</text:p>
            <text:p>  RIGHT JOIN public.unidade_federativa uf ON uf.cd_uf = m.cd_uf</text:p>
            <text:p>  RIGHT JOIN public.microdados_ed_basica meb ON meb.cd_entidade = e.cd_entidade</text:p>
            <text:p>  WHERE uf.sigla_uf IN ('BA','SE','AL','PE','PB','RN','CE','PI','MA')</text:p>
            <text:p>    AND meb.tp_dependencia = 1</text:p>
            <text:p>    AND meb.tp_localizacao = 1</text:p>
            <text:p>    AND COALESCE(meb.in_internet,0) = 1</text:p>
            <text:p>    AND e.geometry IS NOT NULL</text:p>
            <text:p>),</text:p>
            <text:p>filtrada AS (</text:p>
            <text:p>  SELECT b.cd_mun, b.nm_mun, b.sigla_uf</text:p>
            <text:p>  FROM base b</text:p>
            <text:p>  JOIN public.unidade_federativa uf2 ON uf2.cd_uf = b.cd_uf</text:p>
            <text:p>  CROSS JOIN br</text:p>
            <text:p>  WHERE ST_Within(b.geom_escola, br.geom_pais)</text:p>
            <text:p>    AND ST_Within(b.geom_escola, uf2.geometry)</text:p>
            <text:p>),</text:p>
            <text:p>ranked AS (</text:p>
            <text:p>  SELECT sigla_uf, nm_mun,</text:p>
            <text:p>         COUNT(*) AS qt_escolas,</text:p>
            <text:p>         ROW_NUMBER() OVER (PARTITION BY sigla_uf ORDER BY COUNT(*) DESC, nm_mun) AS pos</text:p>
            <text:p>  FROM filtrada</text:p>
            <text:p>  GROUP BY sigla_uf, nm_mun</text:p>
            <text:p>)</text:p>
            <text:p>SELECT sigla_uf, nm_mun, qt_escolas, pos</text:p>
            <text:p>FROM ranked</text:p>
            <text:p>WHERE pos &lt;= 10</text:p>
            <text:p>ORDER BY sigla_uf, pos, nm_mun;</text:p>
          </table:table-cell>
          <table:table-cell table:style-name="ce9" table:number-columns-repeated="20"/>
          <table:table-cell table:number-columns-repeated="998"/>
        </table:table-row>
        <table:table-row table:style-name="ro1">
          <table:table-cell table:style-name="ce2" office:value-type="float" office:value="124" calcext:value-type="float">
            <text:p>124</text:p>
          </table:table-cell>
          <table:table-cell table:style-name="ce4" office:value-type="string" calcext:value-type="string">
            <text:p>Em BA e SE, qual é a área total (km2), por município, dos distritos que possuem pelo menos uma escola estadual rural cujo ponto esteja dentro do Brasil e dentro do próprio distrito?</text:p>
          </table:table-cell>
          <table:table-cell table:style-name="ce8" table:content-validation-name="val1" office:value-type="string" calcext:value-type="string">
            <text:p>País</text:p>
          </table:table-cell>
          <table:table-cell table:style-name="ce11" table:content-validation-name="val2" office:value-type="string" calcext:value-type="string">
            <text:p>Muito Difícil</text:p>
          </table:table-cell>
          <table:table-cell table:style-name="ce5" table:content-validation-name="val3" office:value-type="string" calcext:value-type="string">
            <text:p>ST_Within</text:p>
          </table:table-cell>
          <table:table-cell table:style-name="ce12" office:value-type="string" calcext:value-type="string">
            <text:p>WITH br AS (</text:p>
            <text:p>  SELECT geometry AS geom_pais</text:p>
            <text:p>  FROM public.pais</text:p>
            <text:p>  ORDER BY area_km2 DESC</text:p>
            <text:p>  LIMIT 1</text:p>
            <text:p>),</text:p>
            <text:p>base_escolas AS (</text:p>
            <text:p>  SELECT e.cd_entidade, e.geometry AS geom_escola, m.cd_mun, d.cd_dist</text:p>
            <text:p>  FROM public.escola e</text:p>
            <text:p>  JOIN public.microdados_ed_basica meb ON meb.cd_entidade = e.cd_entidade</text:p>
            <text:p>  JOIN public.municipio m ON m.cd_mun = e.cd_mun</text:p>
            <text:p>  JOIN public.unidade_federativa uf ON uf.cd_uf = m.cd_uf</text:p>
            <text:p>  JOIN public.distrito d ON d.cd_mun = m.cd_mun</text:p>
            <text:p>  WHERE uf.sigla_uf IN ('BA','SE')</text:p>
            <text:p>    AND meb.tp_dependencia = 2</text:p>
            <text:p>    AND meb.tp_localizacao = 2</text:p>
            <text:p>    AND e.geometry IS NOT NULL</text:p>
            <text:p>),</text:p>
            <text:p>distritos_validos AS (</text:p>
            <text:p>  SELECT be.cd_mun, be.cd_dist</text:p>
            <text:p>  FROM base_escolas be</text:p>
            <text:p>  JOIN public.distrito d ON d.cd_dist = be.cd_dist</text:p>
            <text:p>  CROSS JOIN br</text:p>
            <text:p>  WHERE ST_Within(be.geom_escola, br.geom_pais)</text:p>
            <text:p>    AND ST_Within(be.geom_escola, d.geometry)</text:p>
            <text:p>  GROUP BY be.cd_mun, be.cd_dist</text:p>
            <text:p>),</text:p>
            <text:p>areas AS (</text:p>
            <text:p>  SELECT v.cd_mun,</text:p>
            <text:p>         SUM(ST_Area(ST_Intersection(d.geometry, m.geometry)::geography))/1000000.0 AS area_km2</text:p>
            <text:p>  FROM distritos_validos v</text:p>
            <text:p>  JOIN public.distrito d ON d.cd_dist = v.cd_dist</text:p>
            <text:p>  JOIN public.municipio m ON m.cd_mun = v.cd_mun</text:p>
            <text:p>  GROUP BY v.cd_mun</text:p>
            <text:p>)</text:p>
            <text:p>SELECT uf.sigla_uf, m.nm_mun, ROUND(a.area_km2::numeric, 4) AS area_km2</text:p>
            <text:p>FROM areas a</text:p>
            <text:p>JOIN public.municipio m ON m.cd_mun = a.cd_mun</text:p>
            <text:p>JOIN public.unidade_federativa uf ON uf.cd_uf = m.cd_uf</text:p>
            <text:p>ORDER BY uf.sigla_uf, area_km2 DESC, m.nm_mun;</text:p>
          </table:table-cell>
          <table:table-cell table:style-name="ce9" table:number-columns-repeated="20"/>
          <table:table-cell table:number-columns-repeated="998"/>
        </table:table-row>
        <table:table-row table:style-name="ro1">
          <table:table-cell table:style-name="ce2" office:value-type="float" office:value="125" calcext:value-type="float">
            <text:p>125</text:p>
          </table:table-cell>
          <table:table-cell table:style-name="ce4" office:value-type="string" calcext:value-type="string">
            <text:p>Em MS e MT, quais são os 5 municípios de cada estado com menor distância média (m) das escolas municipais urbanas até o centro do próprio estado, considerando apenas escolas dentro do Brasil e dentro do próprio estado?</text:p>
          </table:table-cell>
          <table:table-cell table:style-name="ce8" table:content-validation-name="val1" office:value-type="string" calcext:value-type="string">
            <text:p>País</text:p>
          </table:table-cell>
          <table:table-cell table:style-name="ce11" table:content-validation-name="val2" office:value-type="string" calcext:value-type="string">
            <text:p>Muito Difícil</text:p>
          </table:table-cell>
          <table:table-cell table:style-name="ce5" table:content-validation-name="val3" office:value-type="string" calcext:value-type="string">
            <text:p>ST_Within</text:p>
          </table:table-cell>
          <table:table-cell table:style-name="ce12" office:value-type="string" calcext:value-type="string">
            <text:p>WITH estados AS (</text:p>
            <text:p>  SELECT uf.cd_uf, uf.sigla_uf, uf.geometry AS geom_uf, ST_Centroid(uf.geometry) AS geom_centro_uf</text:p>
            <text:p>  FROM public.unidade_federativa uf</text:p>
            <text:p>  WHERE uf.sigla_uf IN ('MS','MT')</text:p>
            <text:p>),</text:p>
            <text:p>br AS (</text:p>
            <text:p>  SELECT geometry AS geom_pais</text:p>
            <text:p>  FROM public.pais</text:p>
            <text:p>  ORDER BY area_km2 DESC</text:p>
            <text:p>  LIMIT 1</text:p>
            <text:p>),</text:p>
            <text:p>base AS (</text:p>
            <text:p>  SELECT m.cd_mun, m.nm_mun, uf.cd_uf, uf.sigla_uf, e.geometry AS geom_escola</text:p>
            <text:p>  FROM public.escola e</text:p>
            <text:p>  JOIN public.microdados_ed_basica meb ON meb.cd_entidade = e.cd_entidade</text:p>
            <text:p>  JOIN public.municipio m ON m.cd_mun = e.cd_mun</text:p>
            <text:p>  JOIN public.unidade_federativa uf ON uf.cd_uf = m.cd_uf</text:p>
            <text:p>  WHERE uf.sigla_uf IN ('MS','MT')</text:p>
            <text:p>    AND meb.tp_dependencia = 3</text:p>
            <text:p>    AND meb.tp_localizacao = 1</text:p>
            <text:p>    AND e.geometry IS NOT NULL</text:p>
            <text:p>),</text:p>
            <text:p>filtrada AS (</text:p>
            <text:p>  SELECT b.cd_mun, b.nm_mun, b.sigla_uf,</text:p>
            <text:p>         ST_Distance(b.geom_escola::geography, es.geom_centro_uf::geography) AS dist_m</text:p>
            <text:p>  FROM base b</text:p>
            <text:p>  JOIN estados es ON es.cd_uf = b.cd_uf</text:p>
            <text:p>  CROSS JOIN br</text:p>
            <text:p>  WHERE ST_Within(b.geom_escola, br.geom_pais)</text:p>
            <text:p>    AND ST_Within(b.geom_escola, es.geom_uf)</text:p>
            <text:p>),</text:p>
            <text:p>agreg AS (</text:p>
            <text:p>  SELECT sigla_uf, nm_mun,</text:p>
            <text:p>         AVG(dist_m) AS media_dist_m,</text:p>
            <text:p>         ROW_NUMBER() OVER (PARTITION BY sigla_uf ORDER BY AVG(dist_m), nm_mun) AS pos</text:p>
            <text:p>  FROM filtrada</text:p>
            <text:p>  GROUP BY sigla_uf, nm_mun</text:p>
            <text:p>),</text:p>
            <text:p>ufs AS (</text:p>
            <text:p>  SELECT 'MS'::text AS sigla_uf UNION ALL SELECT 'MT'</text:p>
            <text:p>)</text:p>
            <text:p>SELECT a.sigla_uf, a.nm_mun, ROUND(a.media_dist_m::numeric, 2) AS media_dist_m, a.pos</text:p>
            <text:p>FROM agreg a</text:p>
            <text:p>FULL OUTER JOIN ufs ON ufs.sigla_uf = a.sigla_uf</text:p>
            <text:p>WHERE a.pos &lt;= 5 OR a.pos IS NULL</text:p>
            <text:p>ORDER BY a.sigla_uf NULLS LAST, a.pos NULLS LAST, a.media_dist_m, a.nm_mun;</text:p>
          </table:table-cell>
          <table:table-cell table:style-name="ce9" table:number-columns-repeated="20"/>
          <table:table-cell table:number-columns-repeated="998"/>
        </table:table-row>
        <table:table-row table:style-name="ro1">
          <table:table-cell table:style-name="ce2" office:value-type="float" office:value="126" calcext:value-type="float">
            <text:p>126</text:p>
          </table:table-cell>
          <table:table-cell table:style-name="ce4" office:value-type="string" calcext:value-type="string">
            <text:p>Em SP e PR, quais municípios têm a maior área total (km2) de sobreposição entre as faixas de até 300 m ao redor das escolas estaduais urbanas e o território brasileiro? Liste por município, da maior para a menor área.</text:p>
          </table:table-cell>
          <table:table-cell table:style-name="ce8" table:content-validation-name="val1" office:value-type="string" calcext:value-type="string">
            <text:p>País</text:p>
          </table:table-cell>
          <table:table-cell table:style-name="ce11" table:content-validation-name="val2" office:value-type="string" calcext:value-type="string">
            <text:p>Muito Difícil</text:p>
          </table:table-cell>
          <table:table-cell table:style-name="ce5" table:content-validation-name="val3" office:value-type="string" calcext:value-type="string">
            <text:p>ST_Intersection</text:p>
          </table:table-cell>
          <table:table-cell table:style-name="ce12" office:value-type="string" calcext:value-type="string">
            <text:p>WITH br AS (</text:p>
            <text:p>  SELECT geometry AS geom_pais</text:p>
            <text:p>  FROM public.pais</text:p>
            <text:p>  ORDER BY area_km2 DESC</text:p>
            <text:p>  LIMIT 1</text:p>
            <text:p>),</text:p>
            <text:p>escolas_filtradas AS (</text:p>
            <text:p>  SELECT e.cd_entidade, e.cd_mun,</text:p>
            <text:p>         ST_Buffer(e.geometry::geography, 300)::geometry AS geom_faixa</text:p>
            <text:p>  FROM public.escola e</text:p>
            <text:p>  INNER JOIN public.microdados_ed_basica meb ON meb.cd_entidade = e.cd_entidade</text:p>
            <text:p>  INNER JOIN public.municipio m ON m.cd_mun = e.cd_mun</text:p>
            <text:p>  INNER JOIN public.unidade_federativa uf ON uf.cd_uf = m.cd_uf</text:p>
            <text:p>  WHERE meb.tp_dependencia = 2</text:p>
            <text:p>    AND meb.tp_localizacao = 1</text:p>
            <text:p>    AND uf.sigla_uf IN ('SP','PR')</text:p>
            <text:p>    AND e.geometry IS NOT NULL</text:p>
            <text:p>),</text:p>
            <text:p>intersecoes AS (</text:p>
            <text:p>  SELECT ef.cd_mun, ST_Intersection(ef.geom_faixa, br.geom_pais) AS geom_inter</text:p>
            <text:p>  FROM escolas_filtradas ef</text:p>
            <text:p>  CROSS JOIN br</text:p>
            <text:p>  WHERE ST_Intersects(ef.geom_faixa, br.geom_pais)</text:p>
            <text:p>)</text:p>
            <text:p>SELECT m.nm_mun,</text:p>
            <text:p>       ROUND((SUM(ST_Area(i.geom_inter::geography))/1000000.0)::numeric, 4) AS area_km2</text:p>
            <text:p>FROM intersecoes i</text:p>
            <text:p>INNER JOIN public.municipio m ON m.cd_mun = i.cd_mun</text:p>
            <text:p>GROUP BY m.nm_mun</text:p>
            <text:p>ORDER BY area_km2 DESC, m.nm_mun;</text:p>
          </table:table-cell>
          <table:table-cell table:style-name="ce9" table:number-columns-repeated="20"/>
          <table:table-cell table:number-columns-repeated="998"/>
        </table:table-row>
        <table:table-row table:style-name="ro1">
          <table:table-cell table:style-name="ce2" office:value-type="float" office:value="127" calcext:value-type="float">
            <text:p>127</text:p>
          </table:table-cell>
          <table:table-cell table:style-name="ce4" office:value-type="string" calcext:value-type="string">
            <text:p>Em MG, RJ e ES, qual é a área total (km2) por estado da sobreposição entre as faixas de até 200 m ao redor das escolas municipais rurais com biblioteca e o território brasileiro, considerando apenas casos em que o ponto da escola está dentro do próprio estado? Inclua a posição do estado do maior para o menor valor.</text:p>
          </table:table-cell>
          <table:table-cell table:style-name="ce8" table:content-validation-name="val1" office:value-type="string" calcext:value-type="string">
            <text:p>País</text:p>
          </table:table-cell>
          <table:table-cell table:style-name="ce11" table:content-validation-name="val2" office:value-type="string" calcext:value-type="string">
            <text:p>Muito Difícil</text:p>
          </table:table-cell>
          <table:table-cell table:style-name="ce5" table:content-validation-name="val3" office:value-type="string" calcext:value-type="string">
            <text:p>ST_Intersection</text:p>
          </table:table-cell>
          <table:table-cell table:style-name="ce12" office:value-type="string" calcext:value-type="string">
            <text:p>WITH br AS (</text:p>
            <text:p>  SELECT geometry AS geom_pais</text:p>
            <text:p>  FROM public.pais</text:p>
            <text:p>  ORDER BY area_km2 DESC</text:p>
            <text:p>  LIMIT 1</text:p>
            <text:p>),</text:p>
            <text:p>base AS (</text:p>
            <text:p>  SELECT uf.cd_uf, uf.sigla_uf,</text:p>
            <text:p>         ST_Buffer(e.geometry::geography, 200)::geometry AS geom_faixa,</text:p>
            <text:p>         e.geometry AS geom_escola</text:p>
            <text:p>  FROM public.escola e</text:p>
            <text:p>  LEFT JOIN public.microdados_ed_basica meb ON meb.cd_entidade = e.cd_entidade</text:p>
            <text:p>  LEFT JOIN public.municipio m ON m.cd_mun = e.cd_mun</text:p>
            <text:p>  LEFT JOIN public.unidade_federativa uf ON uf.cd_uf = m.cd_uf</text:p>
            <text:p>  WHERE meb.tp_dependencia = 3</text:p>
            <text:p>    AND meb.tp_localizacao = 2</text:p>
            <text:p>    AND COALESCE(meb.in_biblioteca,0) = 1</text:p>
            <text:p>    AND uf.sigla_uf IN ('MG','RJ','ES')</text:p>
            <text:p>    AND e.geometry IS NOT NULL</text:p>
            <text:p>),</text:p>
            <text:p>validas AS (</text:p>
            <text:p>  SELECT b.cd_uf, b.sigla_uf, ST_Intersection(b.geom_faixa, br.geom_pais) AS geom_inter</text:p>
            <text:p>  FROM base b</text:p>
            <text:p>  JOIN public.unidade_federativa uf2 ON uf2.cd_uf = b.cd_uf</text:p>
            <text:p>  CROSS JOIN br</text:p>
            <text:p>  WHERE ST_Within(b.geom_escola, uf2.geometry)</text:p>
            <text:p>    AND ST_Intersects(b.geom_faixa, br.geom_pais)</text:p>
            <text:p>),</text:p>
            <text:p>agreg AS (</text:p>
            <text:p>  SELECT sigla_uf, SUM(ST_Area(geom_inter::geography))/1000000.0 AS area_km2</text:p>
            <text:p>  FROM validas</text:p>
            <text:p>  GROUP BY sigla_uf</text:p>
            <text:p>)</text:p>
            <text:p>SELECT sigla_uf,</text:p>
            <text:p>       ROUND(area_km2::numeric, 4) AS area_km2,</text:p>
            <text:p>       ROW_NUMBER() OVER (ORDER BY area_km2 DESC, sigla_uf) AS posicao</text:p>
            <text:p>FROM agreg</text:p>
            <text:p>ORDER BY posicao, sigla_uf;</text:p>
          </table:table-cell>
          <table:table-cell table:style-name="ce9" table:number-columns-repeated="20"/>
          <table:table-cell table:number-columns-repeated="998"/>
        </table:table-row>
        <table:table-row table:style-name="ro1">
          <table:table-cell table:style-name="ce2" office:value-type="float" office:value="128" calcext:value-type="float">
            <text:p>128</text:p>
          </table:table-cell>
          <table:table-cell table:style-name="ce4" office:value-type="string" calcext:value-type="string">
            <text:p>Nos estados do Nordeste (BA, SE, AL, PE, PB, RN, CE, PI, MA), quais são os 10 municípios por estado com maior área de sobreposição (km2) entre os limites de distrito e o território brasileiro onde existam escolas federais urbanas com internet dentro do próprio distrito?</text:p>
          </table:table-cell>
          <table:table-cell table:style-name="ce8" table:content-validation-name="val1" office:value-type="string" calcext:value-type="string">
            <text:p>País</text:p>
          </table:table-cell>
          <table:table-cell table:style-name="ce11" table:content-validation-name="val2" office:value-type="string" calcext:value-type="string">
            <text:p>Muito Difícil</text:p>
          </table:table-cell>
          <table:table-cell table:style-name="ce5" table:content-validation-name="val3" office:value-type="string" calcext:value-type="string">
            <text:p>ST_Intersection</text:p>
          </table:table-cell>
          <table:table-cell table:style-name="ce12" office:value-type="string" calcext:value-type="string">
            <text:p>WITH br AS (</text:p>
            <text:p>  SELECT geometry AS geom_pais</text:p>
            <text:p>  FROM public.pais</text:p>
            <text:p>  ORDER BY area_km2 DESC</text:p>
            <text:p>  LIMIT 1</text:p>
            <text:p>),</text:p>
            <text:p>base AS (</text:p>
            <text:p>  SELECT d.cd_dist, d.geometry AS geom_dist, m.cd_mun, m.nm_mun, uf.sigla_uf, e.geometry AS geom_escola</text:p>
            <text:p>  FROM public.escola e</text:p>
            <text:p>  RIGHT JOIN public.municipio m ON m.cd_mun = e.cd_mun</text:p>
            <text:p>  RIGHT JOIN public.unidade_federativa uf ON uf.cd_uf = m.cd_uf</text:p>
            <text:p>  RIGHT JOIN public.microdados_ed_basica meb ON meb.cd_entidade = e.cd_entidade</text:p>
            <text:p>  RIGHT JOIN public.distrito d ON d.cd_mun = m.cd_mun</text:p>
            <text:p>  WHERE uf.sigla_uf IN ('BA','SE','AL','PE','PB','RN','CE','PI','MA')</text:p>
            <text:p>    AND meb.tp_dependencia = 1</text:p>
            <text:p>    AND meb.tp_localizacao = 1</text:p>
            <text:p>    AND COALESCE(meb.in_internet,0) = 1</text:p>
            <text:p>    AND e.geometry IS NOT NULL</text:p>
            <text:p>),</text:p>
            <text:p>selecionadas AS (</text:p>
            <text:p>  SELECT b.cd_mun, b.nm_mun, b.sigla_uf,</text:p>
            <text:p>         ST_Intersection(b.geom_dist, br.geom_pais) AS geom_inter</text:p>
            <text:p>  FROM base b</text:p>
            <text:p>  CROSS JOIN br</text:p>
            <text:p>  WHERE ST_Within(b.geom_escola, b.geom_dist)</text:p>
            <text:p>    AND ST_Intersects(b.geom_dist, br.geom_pais)</text:p>
            <text:p>),</text:p>
            <text:p>agreg AS (</text:p>
            <text:p>  SELECT sigla_uf, nm_mun,</text:p>
            <text:p>         SUM(ST_Area(geom_inter::geography))/1000000.0 AS area_km2</text:p>
            <text:p>  FROM selecionadas</text:p>
            <text:p>  GROUP BY sigla_uf, nm_mun</text:p>
            <text:p>),</text:p>
            <text:p>ranked AS (</text:p>
            <text:p>  SELECT sigla_uf, nm_mun, area_km2,</text:p>
            <text:p>         ROW_NUMBER() OVER (PARTITION BY sigla_uf ORDER BY area_km2 DESC, nm_mun) AS pos</text:p>
            <text:p>  FROM agreg</text:p>
            <text:p>)</text:p>
            <text:p>SELECT sigla_uf, nm_mun, ROUND(area_km2::numeric, 4) AS area_km2, pos</text:p>
            <text:p>FROM ranked</text:p>
            <text:p>WHERE pos &lt;= 10</text:p>
            <text:p>ORDER BY sigla_uf, pos, nm_mun;</text:p>
          </table:table-cell>
          <table:table-cell table:style-name="ce9" table:number-columns-repeated="20"/>
          <table:table-cell table:number-columns-repeated="998"/>
        </table:table-row>
        <table:table-row table:style-name="ro1">
          <table:table-cell table:style-name="ce2" office:value-type="float" office:value="129" calcext:value-type="float">
            <text:p>129</text:p>
          </table:table-cell>
          <table:table-cell table:style-name="ce4" office:value-type="string" calcext:value-type="string">
            <text:p>Em BA e SE, qual é a área total (km2) por município da sobreposição entre os limites de municípios e as faixas de até 250 m ao redor das escolas estaduais rurais com laboratório de informática, considerando apenas escolas dentro do Brasil e dentro do próprio município?</text:p>
          </table:table-cell>
          <table:table-cell table:style-name="ce8" table:content-validation-name="val1" office:value-type="string" calcext:value-type="string">
            <text:p>País</text:p>
          </table:table-cell>
          <table:table-cell table:style-name="ce11" table:content-validation-name="val2" office:value-type="string" calcext:value-type="string">
            <text:p>Muito Difícil</text:p>
          </table:table-cell>
          <table:table-cell table:style-name="ce5" table:content-validation-name="val3" office:value-type="string" calcext:value-type="string">
            <text:p>ST_Intersection</text:p>
          </table:table-cell>
          <table:table-cell table:style-name="ce12" office:value-type="string" calcext:value-type="string">
            <text:p>WITH br AS (</text:p>
            <text:p>  SELECT geometry AS geom_pais</text:p>
            <text:p>  FROM public.pais</text:p>
            <text:p>  ORDER BY area_km2 DESC</text:p>
            <text:p>  LIMIT 1</text:p>
            <text:p>),</text:p>
            <text:p>escolas_filtradas AS (</text:p>
            <text:p>  SELECT e.cd_entidade, e.cd_mun, e.geometry AS geom_escola,</text:p>
            <text:p>         ST_Buffer(e.geometry::geography, 250)::geometry AS geom_faixa</text:p>
            <text:p>  FROM public.escola e</text:p>
            <text:p>  JOIN public.microdados_ed_basica meb ON meb.cd_entidade = e.cd_entidade</text:p>
            <text:p>  JOIN public.municipio m ON m.cd_mun = e.cd_mun</text:p>
            <text:p>  JOIN public.unidade_federativa uf ON uf.cd_uf = m.cd_uf</text:p>
            <text:p>  WHERE uf.sigla_uf IN ('BA','SE')</text:p>
            <text:p>    AND meb.tp_dependencia = 2</text:p>
            <text:p>    AND meb.tp_localizacao = 2</text:p>
            <text:p>    AND COALESCE(meb.in_laboratorio_informatica,0) = 1</text:p>
            <text:p>    AND e.geometry IS NOT NULL</text:p>
            <text:p>),</text:p>
            <text:p>validas AS (</text:p>
            <text:p>  SELECT ef.cd_mun, ST_Intersection(ef.geom_faixa, br.geom_pais) AS geom_inter</text:p>
            <text:p>  FROM escolas_filtradas ef</text:p>
            <text:p>  JOIN public.municipio mm ON mm.cd_mun = ef.cd_mun</text:p>
            <text:p>  CROSS JOIN br</text:p>
            <text:p>  WHERE ST_Within(ef.geom_escola, mm.geometry)</text:p>
            <text:p>    AND ST_Intersects(ef.geom_faixa, br.geom_pais)</text:p>
            <text:p>)</text:p>
            <text:p>SELECT uf.sigla_uf, m.nm_mun,</text:p>
            <text:p>       ROUND((SUM(ST_Area(v.geom_inter::geography))/1000000.0)::numeric, 4) AS area_km2</text:p>
            <text:p>FROM validas v</text:p>
            <text:p>JOIN public.municipio m ON m.cd_mun = v.cd_mun</text:p>
            <text:p>JOIN public.unidade_federativa uf ON uf.cd_uf = m.cd_uf</text:p>
            <text:p>GROUP BY uf.sigla_uf, m.nm_mun</text:p>
            <text:p>ORDER BY uf.sigla_uf, area_km2 DESC, m.nm_mun;</text:p>
          </table:table-cell>
          <table:table-cell table:style-name="ce9" table:number-columns-repeated="20"/>
          <table:table-cell table:number-columns-repeated="998"/>
        </table:table-row>
        <table:table-row table:style-name="ro1">
          <table:table-cell table:style-name="ce2" office:value-type="float" office:value="130" calcext:value-type="float">
            <text:p>130</text:p>
          </table:table-cell>
          <table:table-cell table:style-name="ce4" office:value-type="string" calcext:value-type="string">
            <text:p>Em MS e MT, quais são os 5 municípios de cada estado com maior área de sobreposição (km2) entre as faixas de até 200 m ao redor das escolas municipais urbanas e o território brasileiro, considerando apenas escolas dentro do próprio estado?</text:p>
          </table:table-cell>
          <table:table-cell table:style-name="ce8" table:content-validation-name="val1" office:value-type="string" calcext:value-type="string">
            <text:p>País</text:p>
          </table:table-cell>
          <table:table-cell table:style-name="ce11" table:content-validation-name="val2" office:value-type="string" calcext:value-type="string">
            <text:p>Muito Difícil</text:p>
          </table:table-cell>
          <table:table-cell table:style-name="ce5" table:content-validation-name="val3" office:value-type="string" calcext:value-type="string">
            <text:p>ST_Intersection</text:p>
          </table:table-cell>
          <table:table-cell table:style-name="ce12" office:value-type="string" calcext:value-type="string">
            <text:p>WITH br AS (</text:p>
            <text:p>  SELECT geometry AS geom_pais</text:p>
            <text:p>  FROM public.pais</text:p>
            <text:p>  ORDER BY area_km2 DESC</text:p>
            <text:p>  LIMIT 1</text:p>
            <text:p>),</text:p>
            <text:p>base AS (</text:p>
            <text:p>  SELECT m.cd_mun, m.nm_mun, uf.cd_uf, uf.sigla_uf,</text:p>
            <text:p>         ST_Buffer(e.geometry::geography, 200)::geometry AS geom_faixa,</text:p>
            <text:p>         e.geometry AS geom_escola</text:p>
            <text:p>  FROM public.escola e</text:p>
            <text:p>  JOIN public.microdados_ed_basica meb ON meb.cd_entidade = e.cd_entidade</text:p>
            <text:p>  JOIN public.municipio m ON m.cd_mun = e.cd_mun</text:p>
            <text:p>  JOIN public.unidade_federativa uf ON uf.cd_uf = m.cd_uf</text:p>
            <text:p>  WHERE uf.sigla_uf IN ('MS','MT')</text:p>
            <text:p>    AND meb.tp_dependencia = 3</text:p>
            <text:p>    AND meb.tp_localizacao = 1</text:p>
            <text:p>    AND e.geometry IS NOT NULL</text:p>
            <text:p>),</text:p>
            <text:p>intersecoes AS (</text:p>
            <text:p>  SELECT b.cd_mun, b.nm_mun, b.sigla_uf,</text:p>
            <text:p>         ST_Intersection(b.geom_faixa, br.geom_pais) AS geom_inter</text:p>
            <text:p>  FROM base b</text:p>
            <text:p>  JOIN public.unidade_federativa uf2 ON uf2.cd_uf = b.cd_uf</text:p>
            <text:p>  CROSS JOIN br</text:p>
            <text:p>  WHERE ST_Within(b.geom_escola, uf2.geometry)</text:p>
            <text:p>    AND ST_Intersects(b.geom_faixa, br.geom_pais)</text:p>
            <text:p>),</text:p>
            <text:p>agreg AS (</text:p>
            <text:p>  SELECT sigla_uf, nm_mun,</text:p>
            <text:p>         SUM(ST_Area(geom_inter::geography))/1000000.0 AS area_km2,</text:p>
            <text:p>         ROW_NUMBER() OVER (</text:p>
            <text:p>           PARTITION BY sigla_uf</text:p>
            <text:p>           ORDER BY SUM(ST_Area(geom_inter::geography)) DESC, nm_mun</text:p>
            <text:p>         ) AS pos</text:p>
            <text:p>  FROM intersecoes</text:p>
            <text:p>  GROUP BY sigla_uf, nm_mun</text:p>
            <text:p>),</text:p>
            <text:p>ufs AS (</text:p>
            <text:p>  SELECT 'MS'::text AS sigla_uf UNION ALL SELECT 'MT'</text:p>
            <text:p>)</text:p>
            <text:p>SELECT a.sigla_uf, a.nm_mun, ROUND(a.area_km2::numeric, 4) AS area_km2, a.pos</text:p>
            <text:p>FROM agreg a</text:p>
            <text:p>FULL OUTER JOIN ufs ON ufs.sigla_uf = a.sigla_uf</text:p>
            <text:p>WHERE a.pos &lt;= 5 OR a.pos IS NULL</text:p>
            <text:p>ORDER BY a.sigla_uf NULLS LAST, a.pos NULLS LAST, a.area_km2 DESC, a.nm_mun;</text:p>
          </table:table-cell>
          <table:table-cell table:style-name="ce9" table:number-columns-repeated="20"/>
          <table:table-cell table:number-columns-repeated="998"/>
        </table:table-row>
        <table:table-row table:style-name="ro1">
          <table:table-cell table:style-name="ce2" office:value-type="float" office:value="131" calcext:value-type="float">
            <text:p>131</text:p>
          </table:table-cell>
          <table:table-cell table:style-name="ce4" office:value-type="string" calcext:value-type="string">
            <text:p>Em SP e PR, quais municípios têm a maior área total (km2) da faixa de até 300 m ao redor das escolas estaduais urbanas que coincide com o território brasileiro? Liste por município, da maior para a menor área.</text:p>
          </table:table-cell>
          <table:table-cell table:style-name="ce8" table:content-validation-name="val1" office:value-type="string" calcext:value-type="string">
            <text:p>País</text:p>
          </table:table-cell>
          <table:table-cell table:style-name="ce11" table:content-validation-name="val2" office:value-type="string" calcext:value-type="string">
            <text:p>Muito Difícil</text:p>
          </table:table-cell>
          <table:table-cell table:style-name="ce5" table:content-validation-name="val3" office:value-type="string" calcext:value-type="string">
            <text:p>ST_Buffer</text:p>
          </table:table-cell>
          <table:table-cell table:style-name="ce12" office:value-type="string" calcext:value-type="string">
            <text:p>WITH br AS (</text:p>
            <text:p>  SELECT geometry AS geom_pais</text:p>
            <text:p>  FROM public.pais</text:p>
            <text:p>  ORDER BY area_km2 DESC</text:p>
            <text:p>  LIMIT 1</text:p>
            <text:p>),</text:p>
            <text:p>escolas AS (</text:p>
            <text:p>  SELECT e.cd_entidade, e.cd_mun,</text:p>
            <text:p>         ST_Buffer(e.geometry::geography, 300)::geometry AS geom_faixa</text:p>
            <text:p>  FROM public.escola e</text:p>
            <text:p>  INNER JOIN public.microdados_ed_basica meb ON meb.cd_entidade = e.cd_entidade</text:p>
            <text:p>  INNER JOIN public.municipio m ON m.cd_mun = e.cd_mun</text:p>
            <text:p>  INNER JOIN public.unidade_federativa uf ON uf.cd_uf = m.cd_uf</text:p>
            <text:p>  WHERE meb.tp_dependencia = 2</text:p>
            <text:p>    AND meb.tp_localizacao = 1</text:p>
            <text:p>    AND uf.sigla_uf IN ('SP','PR')</text:p>
            <text:p>    AND e.geometry IS NOT NULL</text:p>
            <text:p>),</text:p>
            <text:p>intersecoes AS (</text:p>
            <text:p>  SELECT es.cd_mun, ST_Intersection(es.geom_faixa, br.geom_pais) AS geom_inter</text:p>
            <text:p>  FROM escolas es</text:p>
            <text:p>  CROSS JOIN br</text:p>
            <text:p>  WHERE ST_Intersects(es.geom_faixa, br.geom_pais)</text:p>
            <text:p>)</text:p>
            <text:p>SELECT m.nm_mun,</text:p>
            <text:p>       ROUND((SUM(ST_Area(i.geom_inter::geography))/1000000.0)::numeric, 4) AS area_km2</text:p>
            <text:p>FROM intersecoes i</text:p>
            <text:p>INNER JOIN public.municipio m ON m.cd_mun = i.cd_mun</text:p>
            <text:p>GROUP BY m.nm_mun</text:p>
            <text:p>ORDER BY area_km2 DESC, m.nm_mun;</text:p>
          </table:table-cell>
          <table:table-cell table:style-name="ce9" table:number-columns-repeated="20"/>
          <table:table-cell table:number-columns-repeated="998"/>
        </table:table-row>
        <table:table-row table:style-name="ro1">
          <table:table-cell table:style-name="ce2" office:value-type="float" office:value="132" calcext:value-type="float">
            <text:p>132</text:p>
          </table:table-cell>
          <table:table-cell table:style-name="ce4" office:value-type="string" calcext:value-type="string">
            <text:p>Em MG, RJ e ES, qual é a proporção (%) de escolas municipais rurais cuja faixa de até 200 m ao redor está inteiramente dentro do próprio estado e também dentro do Brasil? Traga por estado e a posição do maior para o menor valor.</text:p>
          </table:table-cell>
          <table:table-cell table:style-name="ce8" table:content-validation-name="val1" office:value-type="string" calcext:value-type="string">
            <text:p>País</text:p>
          </table:table-cell>
          <table:table-cell table:style-name="ce11" table:content-validation-name="val2" office:value-type="string" calcext:value-type="string">
            <text:p>Muito Difícil</text:p>
          </table:table-cell>
          <table:table-cell table:style-name="ce5" table:content-validation-name="val3" office:value-type="string" calcext:value-type="string">
            <text:p>ST_Buffer</text:p>
          </table:table-cell>
          <table:table-cell table:style-name="ce12" office:value-type="string" calcext:value-type="string">
            <text:p>WITH br AS (</text:p>
            <text:p>  SELECT geometry AS geom_pais</text:p>
            <text:p>  FROM public.pais</text:p>
            <text:p>  ORDER BY area_km2 DESC</text:p>
            <text:p>  LIMIT 1</text:p>
            <text:p>),</text:p>
            <text:p>estados AS (</text:p>
            <text:p>  SELECT uf.cd_uf, uf.sigla_uf, uf.geometry AS geom_uf</text:p>
            <text:p>  FROM public.unidade_federativa uf</text:p>
            <text:p>  WHERE uf.sigla_uf IN ('MG','RJ','ES')</text:p>
            <text:p>),</text:p>
            <text:p>base AS (</text:p>
            <text:p>  SELECT e.cd_entidade, e.geometry AS geom_escola, m.cd_uf,</text:p>
            <text:p>         ST_Buffer(e.geometry::geography, 200)::geometry AS geom_faixa</text:p>
            <text:p>  FROM public.escola e</text:p>
            <text:p>  LEFT JOIN public.microdados_ed_basica meb ON meb.cd_entidade = e.cd_entidade</text:p>
            <text:p>  LEFT JOIN public.municipio m ON m.cd_mun = e.cd_mun</text:p>
            <text:p>  WHERE meb.tp_localizacao = 2</text:p>
            <text:p>    AND meb.tp_dependencia = 3</text:p>
            <text:p>    AND e.geometry IS NOT NULL</text:p>
            <text:p>),</text:p>
            <text:p>agreg AS (</text:p>
            <text:p>  SELECT es.sigla_uf,</text:p>
            <text:p>         SUM(CASE WHEN ST_Within(b.geom_escola, es.geom_uf)</text:p>
            <text:p>                    AND ST_Within(b.geom_escola, br.geom_pais)</text:p>
            <text:p>                    AND ST_Within(b.geom_faixa,  es.geom_uf)</text:p>
            <text:p>                    AND ST_Within(b.geom_faixa,  br.geom_pais)</text:p>
            <text:p>                  THEN 1 ELSE 0 END)::numeric AS dentro,</text:p>
            <text:p>         COUNT(*)::numeric AS total</text:p>
            <text:p>  FROM base b</text:p>
            <text:p>  JOIN estados es ON es.cd_uf = b.cd_uf</text:p>
            <text:p>  CROSS JOIN br</text:p>
            <text:p>  GROUP BY es.sigla_uf</text:p>
            <text:p>)</text:p>
            <text:p>SELECT sigla_uf,</text:p>
            <text:p>       ROUND((100.0 * dentro / NULLIF(total,0))::numeric, 2) AS proporcao_pct,</text:p>
            <text:p>       ROW_NUMBER() OVER (ORDER BY (dentro/NULLIF(total,0)) DESC, sigla_uf) AS posicao</text:p>
            <text:p>FROM agreg</text:p>
            <text:p>ORDER BY posicao, sigla_uf;</text:p>
          </table:table-cell>
          <table:table-cell table:style-name="ce9" table:number-columns-repeated="20"/>
          <table:table-cell table:number-columns-repeated="998"/>
        </table:table-row>
        <table:table-row table:style-name="ro1">
          <table:table-cell table:style-name="ce2" office:value-type="float" office:value="133" calcext:value-type="float">
            <text:p>133</text:p>
          </table:table-cell>
          <table:table-cell table:style-name="ce4" office:value-type="string" calcext:value-type="string">
            <text:p>Nos estados do Nordeste (BA, SE, AL, PE, PB, RN, CE, PI, MA), quais são os 10 municípios por estado com maior área de coincidência (km2) entre a faixa de até 150 m ao redor das escolas federais urbanas com internet e o território brasileiro, considerando escolas dentro do próprio distrito?</text:p>
          </table:table-cell>
          <table:table-cell table:style-name="ce8" table:content-validation-name="val1" office:value-type="string" calcext:value-type="string">
            <text:p>País</text:p>
          </table:table-cell>
          <table:table-cell table:style-name="ce11" table:content-validation-name="val2" office:value-type="string" calcext:value-type="string">
            <text:p>Muito Difícil</text:p>
          </table:table-cell>
          <table:table-cell table:style-name="ce5" table:content-validation-name="val3" office:value-type="string" calcext:value-type="string">
            <text:p>ST_Buffer</text:p>
          </table:table-cell>
          <table:table-cell table:style-name="ce12" office:value-type="string" calcext:value-type="string">
            <text:p>WITH br AS (</text:p>
            <text:p>  SELECT geometry AS geom_pais</text:p>
            <text:p>  FROM public.pais</text:p>
            <text:p>  ORDER BY area_km2 DESC</text:p>
            <text:p>  LIMIT 1</text:p>
            <text:p>),</text:p>
            <text:p>base AS (</text:p>
            <text:p>  SELECT d.cd_dist, d.geometry AS geom_dist,</text:p>
            <text:p>         m.cd_mun, m.nm_mun, uf.sigla_uf,</text:p>
            <text:p>         ST_Buffer(e.geometry::geography, 150)::geometry AS geom_faixa,</text:p>
            <text:p>         e.geometry AS geom_escola</text:p>
            <text:p>  FROM public.escola e</text:p>
            <text:p>  RIGHT JOIN public.municipio m ON m.cd_mun = e.cd_mun</text:p>
            <text:p>  RIGHT JOIN public.unidade_federativa uf ON uf.cd_uf = m.cd_uf</text:p>
            <text:p>  RIGHT JOIN public.microdados_ed_basica meb ON meb.cd_entidade = e.cd_entidade</text:p>
            <text:p>  RIGHT JOIN public.distrito d ON d.cd_mun = m.cd_mun</text:p>
            <text:p>  WHERE uf.sigla_uf IN ('BA','SE','AL','PE','PB','RN','CE','PI','MA')</text:p>
            <text:p>    AND meb.tp_dependencia = 1</text:p>
            <text:p>    AND meb.tp_localizacao = 1</text:p>
            <text:p>    AND COALESCE(meb.in_internet,0) = 1</text:p>
            <text:p>    AND e.geometry IS NOT NULL</text:p>
            <text:p>),</text:p>
            <text:p>validas AS (</text:p>
            <text:p>  SELECT b.cd_mun, b.nm_mun, b.sigla_uf,</text:p>
            <text:p>         ST_Intersection(b.geom_faixa, br.geom_pais) AS geom_inter</text:p>
            <text:p>  FROM base b</text:p>
            <text:p>  CROSS JOIN br</text:p>
            <text:p>  WHERE ST_Within(b.geom_escola, b.geom_dist)</text:p>
            <text:p>    AND ST_Intersects(b.geom_faixa, br.geom_pais)</text:p>
            <text:p>),</text:p>
            <text:p>agreg AS (</text:p>
            <text:p>  SELECT sigla_uf, nm_mun,</text:p>
            <text:p>         SUM(ST_Area(geom_inter::geography))/1000000.0 AS area_km2</text:p>
            <text:p>  FROM validas</text:p>
            <text:p>  GROUP BY sigla_uf, nm_mun</text:p>
            <text:p>),</text:p>
            <text:p>ranked AS (</text:p>
            <text:p>  SELECT sigla_uf, nm_mun, area_km2,</text:p>
            <text:p>         ROW_NUMBER() OVER (PARTITION BY sigla_uf ORDER BY area_km2 DESC, nm_mun) AS pos</text:p>
            <text:p>  FROM agreg</text:p>
            <text:p>)</text:p>
            <text:p>SELECT sigla_uf, nm_mun, ROUND(area_km2::numeric, 4) AS area_km2, pos</text:p>
            <text:p>FROM ranked</text:p>
            <text:p>WHERE pos &lt;= 10</text:p>
            <text:p>ORDER BY sigla_uf, pos, nm_mun;</text:p>
          </table:table-cell>
          <table:table-cell table:style-name="ce9" table:number-columns-repeated="20"/>
          <table:table-cell table:number-columns-repeated="998"/>
        </table:table-row>
        <table:table-row table:style-name="ro1">
          <table:table-cell table:style-name="ce2" office:value-type="float" office:value="134" calcext:value-type="float">
            <text:p>134</text:p>
          </table:table-cell>
          <table:table-cell table:style-name="ce4" office:value-type="string" calcext:value-type="string">
            <text:p>Em BA e SE, qual é a área total (km2), por município, da coincidência entre os limites municipais e a faixa de até 250 m ao redor das escolas estaduais rurais com laboratório de informática, considerando apenas escolas dentro do próprio município e dentro do Brasil?</text:p>
          </table:table-cell>
          <table:table-cell table:style-name="ce8" table:content-validation-name="val1" office:value-type="string" calcext:value-type="string">
            <text:p>País</text:p>
          </table:table-cell>
          <table:table-cell table:style-name="ce11" table:content-validation-name="val2" office:value-type="string" calcext:value-type="string">
            <text:p>Muito Difícil</text:p>
          </table:table-cell>
          <table:table-cell table:style-name="ce5" table:content-validation-name="val3" office:value-type="string" calcext:value-type="string">
            <text:p>ST_Buffer</text:p>
          </table:table-cell>
          <table:table-cell table:style-name="ce12" office:value-type="string" calcext:value-type="string">
            <text:p>WITH br AS (</text:p>
            <text:p>  SELECT geometry AS geom_pais</text:p>
            <text:p>  FROM public.pais</text:p>
            <text:p>  ORDER BY area_km2 DESC</text:p>
            <text:p>  LIMIT 1</text:p>
            <text:p>),</text:p>
            <text:p>escolas AS (</text:p>
            <text:p>  SELECT e.cd_entidade, e.cd_mun, e.geometry AS geom_escola,</text:p>
            <text:p>         ST_Buffer(e.geometry::geography, 250)::geometry AS geom_faixa</text:p>
            <text:p>  FROM public.escola e</text:p>
            <text:p>  JOIN public.microdados_ed_basica meb ON meb.cd_entidade = e.cd_entidade</text:p>
            <text:p>  JOIN public.municipio m ON m.cd_mun = e.cd_mun</text:p>
            <text:p>  JOIN public.unidade_federativa uf ON uf.cd_uf = m.cd_uf</text:p>
            <text:p>  WHERE uf.sigla_uf IN ('BA','SE')</text:p>
            <text:p>    AND meb.tp_dependencia = 2</text:p>
            <text:p>    AND meb.tp_localizacao = 2</text:p>
            <text:p>    AND COALESCE(meb.in_laboratorio_informatica,0) = 1</text:p>
            <text:p>    AND e.geometry IS NOT NULL</text:p>
            <text:p>),</text:p>
            <text:p>validas AS (</text:p>
            <text:p>  SELECT es.cd_mun,</text:p>
            <text:p>         ST_Intersection(es.geom_faixa, br.geom_pais) AS geom_inter</text:p>
            <text:p>  FROM escolas es</text:p>
            <text:p>  JOIN public.municipio mm ON mm.cd_mun = es.cd_mun</text:p>
            <text:p>  CROSS JOIN br</text:p>
            <text:p>  WHERE ST_Within(es.geom_escola, mm.geometry)</text:p>
            <text:p>    AND ST_Intersects(es.geom_faixa, br.geom_pais)</text:p>
            <text:p>)</text:p>
            <text:p>SELECT uf.sigla_uf, m.nm_mun,</text:p>
            <text:p>       ROUND((SUM(ST_Area(v.geom_inter::geography))/1000000.0)::numeric, 4) AS area_km2</text:p>
            <text:p>FROM validas v</text:p>
            <text:p>JOIN public.municipio m ON m.cd_mun = v.cd_mun</text:p>
            <text:p>JOIN public.unidade_federativa uf ON uf.cd_uf = m.cd_uf</text:p>
            <text:p>GROUP BY uf.sigla_uf, m.nm_mun</text:p>
            <text:p>ORDER BY uf.sigla_uf, m.nm_mun;</text:p>
          </table:table-cell>
          <table:table-cell table:style-name="ce9" table:number-columns-repeated="20"/>
          <table:table-cell table:number-columns-repeated="998"/>
        </table:table-row>
        <table:table-row table:style-name="ro1">
          <table:table-cell table:style-name="ce2" office:value-type="float" office:value="135" calcext:value-type="float">
            <text:p>135</text:p>
          </table:table-cell>
          <table:table-cell table:style-name="ce4" office:value-type="string" calcext:value-type="string">
            <text:p>Em MS e MT, quais são os 5 municípios de cada estado com maior quantidade de escolas municipais urbanas cuja faixa de até 100 m ao redor fica inteiramente dentro do próprio estado e dentro do Brasil? Traga a contagem e o ranking por estado.</text:p>
          </table:table-cell>
          <table:table-cell table:style-name="ce8" table:content-validation-name="val1" office:value-type="string" calcext:value-type="string">
            <text:p>País</text:p>
          </table:table-cell>
          <table:table-cell table:style-name="ce11" table:content-validation-name="val2" office:value-type="string" calcext:value-type="string">
            <text:p>Muito Difícil</text:p>
          </table:table-cell>
          <table:table-cell table:style-name="ce5" table:content-validation-name="val3" office:value-type="string" calcext:value-type="string">
            <text:p>ST_Buffer</text:p>
          </table:table-cell>
          <table:table-cell table:style-name="ce12" office:value-type="string" calcext:value-type="string">
            <text:p>WITH estados AS (</text:p>
            <text:p>  SELECT uf.cd_uf, uf.sigla_uf, uf.geometry AS geom_uf</text:p>
            <text:p>  FROM public.unidade_federativa uf</text:p>
            <text:p>  WHERE uf.sigla_uf IN ('MS','MT')</text:p>
            <text:p>),</text:p>
            <text:p>br AS (</text:p>
            <text:p>  SELECT geometry AS geom_pais</text:p>
            <text:p>  FROM public.pais</text:p>
            <text:p>  ORDER BY area_km2 DESC</text:p>
            <text:p>  LIMIT 1</text:p>
            <text:p>),</text:p>
            <text:p>base AS (</text:p>
            <text:p>  SELECT m.cd_mun, m.nm_mun, uf.cd_uf, uf.sigla_uf,</text:p>
            <text:p>         ST_Buffer(e.geometry::geography, 100)::geometry AS geom_faixa,</text:p>
            <text:p>         e.geometry AS geom_escola</text:p>
            <text:p>  FROM public.escola e</text:p>
            <text:p>  JOIN public.microdados_ed_basica meb ON meb.cd_entidade = e.cd_entidade</text:p>
            <text:p>  JOIN public.municipio m ON m.cd_mun = e.cd_mun</text:p>
            <text:p>  JOIN public.unidade_federativa uf ON uf.cd_uf = m.cd_uf</text:p>
            <text:p>  WHERE uf.sigla_uf IN ('MS','MT')</text:p>
            <text:p>    AND meb.tp_dependencia = 3</text:p>
            <text:p>    AND meb.tp_localizacao = 1</text:p>
            <text:p>    AND e.geometry IS NOT NULL</text:p>
            <text:p>),</text:p>
            <text:p>contagens AS (</text:p>
            <text:p>  SELECT b.sigla_uf, b.nm_mun,</text:p>
            <text:p>         SUM(CASE WHEN ST_Within(b.geom_escola, es.geom_uf)</text:p>
            <text:p>                    AND ST_Within(b.geom_escola, br.geom_pais)</text:p>
            <text:p>                    AND ST_Within(b.geom_faixa,  es.geom_uf)</text:p>
            <text:p>                    AND ST_Within(b.geom_faixa,  br.geom_pais)</text:p>
            <text:p>                  THEN 1 ELSE 0 END) AS qt_escolas</text:p>
            <text:p>  FROM base b</text:p>
            <text:p>  JOIN estados es ON es.cd_uf = b.cd_uf</text:p>
            <text:p>  CROSS JOIN br</text:p>
            <text:p>  GROUP BY b.sigla_uf, b.nm_mun</text:p>
            <text:p>),</text:p>
            <text:p>ranked AS (</text:p>
            <text:p>  SELECT sigla_uf, nm_mun, qt_escolas,</text:p>
            <text:p>         ROW_NUMBER() OVER (PARTITION BY sigla_uf ORDER BY qt_escolas DESC, nm_mun) AS pos</text:p>
            <text:p>  FROM contagens</text:p>
            <text:p>),</text:p>
            <text:p>ufs AS (</text:p>
            <text:p>  SELECT 'MS'::text AS sigla_uf UNION ALL SELECT 'MT'</text:p>
            <text:p>)</text:p>
            <text:p>SELECT r.sigla_uf, r.nm_mun, r.qt_escolas, r.pos</text:p>
            <text:p>FROM ranked r</text:p>
            <text:p>FULL OUTER JOIN ufs ON ufs.sigla_uf = r.sigla_uf</text:p>
            <text:p>WHERE r.pos &lt;= 5 OR r.pos IS NULL</text:p>
            <text:p>ORDER BY r.sigla_uf NULLS LAST, r.pos NULLS LAST, r.qt_escolas DESC, r.nm_mun;</text:p>
          </table:table-cell>
          <table:table-cell table:style-name="ce9" table:number-columns-repeated="20"/>
          <table:table-cell table:number-columns-repeated="998"/>
        </table:table-row>
        <table:table-row table:style-name="ro1">
          <table:table-cell table:style-name="ce2" office:value-type="float" office:value="136" calcext:value-type="float">
            <text:p>136</text:p>
          </table:table-cell>
          <table:table-cell table:style-name="ce4" office:value-type="string" calcext:value-type="string">
            <text:p>Em SP e PR, quantas escolas estaduais urbanas estão a até 300 m da divisa do Brasil, considerando apenas escolas dentro do país e do próprio estado, por município?</text:p>
          </table:table-cell>
          <table:table-cell table:style-name="ce8" table:content-validation-name="val1" office:value-type="string" calcext:value-type="string">
            <text:p>País</text:p>
          </table:table-cell>
          <table:table-cell table:style-name="ce11" table:content-validation-name="val2" office:value-type="string" calcext:value-type="string">
            <text:p>Muito Difícil</text:p>
          </table:table-cell>
          <table:table-cell table:style-name="ce5" table:content-validation-name="val3" office:value-type="string" calcext:value-type="string">
            <text:p>ST_DWithin</text:p>
          </table:table-cell>
          <table:table-cell table:style-name="ce12" office:value-type="string" calcext:value-type="string">
            <text:p>WITH br AS (</text:p>
            <text:p>  SELECT geometry AS geom_pais FROM public.pais ORDER BY area_km2 DESC LIMIT 1</text:p>
            <text:p>),</text:p>
            <text:p>fronteira AS (</text:p>
            <text:p>  SELECT ST_Boundary(geom_pais) AS geom_fronteira FROM br</text:p>
            <text:p>),</text:p>
            <text:p>base AS (</text:p>
            <text:p>  SELECT e.cd_entidade, e.geometry AS geom_escola, m.cd_mun, m.nm_mun, uf.cd_uf</text:p>
            <text:p>  FROM public.escola e</text:p>
            <text:p>  INNER JOIN public.microdados_ed_basica meb ON meb.cd_entidade = e.cd_entidade</text:p>
            <text:p>  INNER JOIN public.municipio m ON m.cd_mun = e.cd_mun</text:p>
            <text:p>  INNER JOIN public.unidade_federativa uf ON uf.cd_uf = m.cd_uf</text:p>
            <text:p>  WHERE meb.tp_dependencia = 2</text:p>
            <text:p>    AND meb.tp_localizacao = 1</text:p>
            <text:p>    AND uf.sigla_uf IN ('SP','PR')</text:p>
            <text:p>    AND e.geometry IS NOT NULL</text:p>
            <text:p>)</text:p>
            <text:p>SELECT b.nm_mun,</text:p>
            <text:p>       COUNT(*) AS qt_escolas</text:p>
            <text:p>FROM base b</text:p>
            <text:p>JOIN public.unidade_federativa uf2 ON uf2.cd_uf = b.cd_uf</text:p>
            <text:p>CROSS JOIN br</text:p>
            <text:p>CROSS JOIN fronteira f</text:p>
            <text:p>WHERE ST_DWithin(b.geom_escola::geography, f.geom_fronteira::geography, 300)</text:p>
            <text:p>  AND ST_Within(b.geom_escola, br.geom_pais)</text:p>
            <text:p>  AND ST_Within(b.geom_escola, uf2.geometry)</text:p>
            <text:p>GROUP BY b.nm_mun</text:p>
            <text:p>ORDER BY qt_escolas DESC, b.nm_mun;</text:p>
          </table:table-cell>
          <table:table-cell table:style-name="ce9" table:number-columns-repeated="20"/>
          <table:table-cell table:number-columns-repeated="998"/>
        </table:table-row>
        <table:table-row table:style-name="ro1">
          <table:table-cell table:style-name="ce2" office:value-type="float" office:value="137" calcext:value-type="float">
            <text:p>137</text:p>
          </table:table-cell>
          <table:table-cell table:style-name="ce4" office:value-type="string" calcext:value-type="string">
            <text:p>Em MG, RJ e ES, qual é a média da distância (m) das escolas municipais rurais até o centro do município quando a escola está a até 500 m do limite municipal e dentro do Brasil e do próprio estado, por região, com posição do maior para o menor valor?</text:p>
          </table:table-cell>
          <table:table-cell table:style-name="ce8" table:content-validation-name="val1" office:value-type="string" calcext:value-type="string">
            <text:p>País</text:p>
          </table:table-cell>
          <table:table-cell table:style-name="ce11" table:content-validation-name="val2" office:value-type="string" calcext:value-type="string">
            <text:p>Muito Difícil</text:p>
          </table:table-cell>
          <table:table-cell table:style-name="ce5" table:content-validation-name="val3" office:value-type="string" calcext:value-type="string">
            <text:p>ST_DWithin</text:p>
          </table:table-cell>
          <table:table-cell table:style-name="ce12" office:value-type="string" calcext:value-type="string">
            <text:p>WITH br AS (</text:p>
            <text:p>  SELECT geometry AS geom_pais FROM public.pais ORDER BY area_km2 DESC LIMIT 1</text:p>
            <text:p>),</text:p>
            <text:p>centros_mun AS (</text:p>
            <text:p>  SELECT m.cd_mun, ST_Centroid(m.geometry) AS geom_centro, m.geometry AS geom_mun FROM public.municipio m</text:p>
            <text:p>),</text:p>
            <text:p>base AS (</text:p>
            <text:p>  SELECT r.cd_regia, r.nm_regia, e.geometry AS geom_escola, m.cd_mun, uf.cd_uf</text:p>
            <text:p>  FROM public.escola e</text:p>
            <text:p>  LEFT JOIN public.microdados_ed_basica meb ON meb.cd_entidade = e.cd_entidade</text:p>
            <text:p>  LEFT JOIN public.municipio m ON m.cd_mun = e.cd_mun</text:p>
            <text:p>  LEFT JOIN public.unidade_federativa uf ON uf.cd_uf = m.cd_uf</text:p>
            <text:p>  LEFT JOIN public.regiao r ON r.cd_regia = uf.cd_regia</text:p>
            <text:p>  WHERE meb.tp_dependencia = 3</text:p>
            <text:p>    AND meb.tp_localizacao = 2</text:p>
            <text:p>    AND uf.sigla_uf IN ('MG','RJ','ES')</text:p>
            <text:p>    AND e.geometry IS NOT NULL</text:p>
            <text:p>),</text:p>
            <text:p>agreg AS (</text:p>
            <text:p>  SELECT b.nm_regia,</text:p>
            <text:p>         AVG(ST_Distance(b.geom_escola::geography, c.geom_centro::geography)) AS media_dist_m</text:p>
            <text:p>  FROM base b</text:p>
            <text:p>  JOIN public.unidade_federativa uf2 ON uf2.cd_uf = b.cd_uf</text:p>
            <text:p>  JOIN centros_mun c ON c.cd_mun = b.cd_mun</text:p>
            <text:p>  CROSS JOIN br</text:p>
            <text:p>  WHERE ST_DWithin(b.geom_escola::geography, ST_Boundary(c.geom_mun)::geography, 500)</text:p>
            <text:p>    AND ST_Within(b.geom_escola, br.geom_pais)</text:p>
            <text:p>    AND ST_Within(b.geom_escola, uf2.geometry)</text:p>
            <text:p>  GROUP BY b.nm_regia</text:p>
            <text:p>)</text:p>
            <text:p>SELECT nm_regia,</text:p>
            <text:p>       ROUND(media_dist_m::numeric, 2) AS media_dist_m,</text:p>
            <text:p>       ROW_NUMBER() OVER (ORDER BY media_dist_m DESC, nm_regia) AS posicao</text:p>
            <text:p>FROM agreg</text:p>
            <text:p>ORDER BY posicao, nm_regia;</text:p>
          </table:table-cell>
          <table:table-cell table:style-name="ce9" table:number-columns-repeated="20"/>
          <table:table-cell table:number-columns-repeated="998"/>
        </table:table-row>
        <table:table-row table:style-name="ro1">
          <table:table-cell table:style-name="ce2" office:value-type="float" office:value="138" calcext:value-type="float">
            <text:p>138</text:p>
          </table:table-cell>
          <table:table-cell table:style-name="ce4" office:value-type="string" calcext:value-type="string">
            <text:p>Nos estados do Nordeste (BA, SE, AL, PE, PB, RN, CE, PI, MA), quais são os 10 municípios por estado com mais escolas federais urbanas com internet que estejam a até 1000 m de uma biblioteca, dentro do Brasil e do próprio estado? Traga a quantidade e a classificação por estado.</text:p>
          </table:table-cell>
          <table:table-cell table:style-name="ce8" table:content-validation-name="val1" office:value-type="string" calcext:value-type="string">
            <text:p>País</text:p>
          </table:table-cell>
          <table:table-cell table:style-name="ce11" table:content-validation-name="val2" office:value-type="string" calcext:value-type="string">
            <text:p>Muito Difícil</text:p>
          </table:table-cell>
          <table:table-cell table:style-name="ce5" table:content-validation-name="val3" office:value-type="string" calcext:value-type="string">
            <text:p>ST_DWithin</text:p>
          </table:table-cell>
          <table:table-cell table:style-name="ce12" office:value-type="string" calcext:value-type="string">
            <text:p>WITH br AS (</text:p>
            <text:p>  SELECT geometry AS geom_pais FROM public.pais ORDER BY area_km2 DESC LIMIT 1</text:p>
            <text:p>),</text:p>
            <text:p>escolas AS (</text:p>
            <text:p>  SELECT m.cd_mun, m.nm_mun, uf.cd_uf, uf.sigla_uf, e.geometry AS geom_escola</text:p>
            <text:p>  FROM public.escola e</text:p>
            <text:p>  RIGHT JOIN public.municipio m ON m.cd_mun = e.cd_mun</text:p>
            <text:p>  RIGHT JOIN public.unidade_federativa uf ON uf.cd_uf = m.cd_uf</text:p>
            <text:p>  RIGHT JOIN public.microdados_ed_basica meb ON meb.cd_entidade = e.cd_entidade</text:p>
            <text:p>  WHERE uf.sigla_uf IN ('BA','SE','AL','PE','PB','RN','CE','PI','MA')</text:p>
            <text:p>    AND meb.tp_dependencia = 1</text:p>
            <text:p>    AND meb.tp_localizacao = 1</text:p>
            <text:p>    AND COALESCE(meb.in_internet,0) = 1</text:p>
            <text:p>    AND e.geometry IS NOT NULL</text:p>
            <text:p>),</text:p>
            <text:p>bibs AS (</text:p>
            <text:p>  SELECT b.geometry AS geom_bib, b.cd_mun FROM public.biblioteca b WHERE b.geometry IS NOT NULL</text:p>
            <text:p>),</text:p>
            <text:p>filtrada AS (</text:p>
            <text:p>  SELECT e.sigla_uf, e.nm_mun</text:p>
            <text:p>  FROM escolas e</text:p>
            <text:p>  JOIN public.unidade_federativa uf2 ON uf2.cd_uf = e.cd_uf</text:p>
            <text:p>  JOIN bibs b ON b.cd_mun = e.cd_mun</text:p>
            <text:p>  CROSS JOIN br</text:p>
            <text:p>  WHERE ST_DWithin(e.geom_escola::geography, b.geom_bib::geography, 1000)</text:p>
            <text:p>    AND ST_Within(e.geom_escola, br.geom_pais)</text:p>
            <text:p>    AND ST_Within(e.geom_escola, uf2.geometry)</text:p>
            <text:p>),</text:p>
            <text:p>ranked AS (</text:p>
            <text:p>  SELECT sigla_uf, nm_mun, COUNT(*) AS qt_escolas,</text:p>
            <text:p>         ROW_NUMBER() OVER (PARTITION BY sigla_uf ORDER BY COUNT(*) DESC, nm_mun) AS pos</text:p>
            <text:p>  FROM filtrada</text:p>
            <text:p>  GROUP BY sigla_uf, nm_mun</text:p>
            <text:p>)</text:p>
            <text:p>SELECT sigla_uf, nm_mun, qt_escolas, pos</text:p>
            <text:p>FROM ranked</text:p>
            <text:p>WHERE pos &lt;= 10</text:p>
            <text:p>ORDER BY sigla_uf, pos, nm_mun;</text:p>
          </table:table-cell>
          <table:table-cell table:style-name="ce9" table:number-columns-repeated="20"/>
          <table:table-cell table:number-columns-repeated="998"/>
        </table:table-row>
        <table:table-row table:style-name="ro1">
          <table:table-cell table:style-name="ce2" office:value-type="float" office:value="139" calcext:value-type="float">
            <text:p>139</text:p>
          </table:table-cell>
          <table:table-cell table:style-name="ce4" office:value-type="string" calcext:value-type="string">
            <text:p>Em BA e SE, qual é a área total (km2), por município, dos distritos que possuem pelo menos uma escola estadual rural a até 400 m do limite do distrito, considerando escolas dentro do distrito e dentro do Brasil?</text:p>
          </table:table-cell>
          <table:table-cell table:style-name="ce8" table:content-validation-name="val1" office:value-type="string" calcext:value-type="string">
            <text:p>País</text:p>
          </table:table-cell>
          <table:table-cell table:style-name="ce11" table:content-validation-name="val2" office:value-type="string" calcext:value-type="string">
            <text:p>Muito Difícil</text:p>
          </table:table-cell>
          <table:table-cell table:style-name="ce5" table:content-validation-name="val3" office:value-type="string" calcext:value-type="string">
            <text:p>ST_DWithin</text:p>
          </table:table-cell>
          <table:table-cell table:style-name="ce12" office:value-type="string" calcext:value-type="string">
            <text:p>WITH br AS (</text:p>
            <text:p>  SELECT geometry AS geom_pais FROM public.pais ORDER BY area_km2 DESC LIMIT 1</text:p>
            <text:p>),</text:p>
            <text:p>base_escolas AS (</text:p>
            <text:p>  SELECT e.cd_entidade, e.geometry AS geom_escola, m.cd_mun, d.cd_dist, d.geometry AS geom_dist</text:p>
            <text:p>  FROM public.escola e</text:p>
            <text:p>  JOIN public.microdados_ed_basica meb ON meb.cd_entidade = e.cd_entidade</text:p>
            <text:p>  JOIN public.municipio m ON m.cd_mun = e.cd_mun</text:p>
            <text:p>  JOIN public.unidade_federativa uf ON uf.cd_uf = m.cd_uf</text:p>
            <text:p>  JOIN public.distrito d ON d.cd_mun = m.cd_mun</text:p>
            <text:p>  WHERE uf.sigla_uf IN ('BA','SE')</text:p>
            <text:p>    AND meb.tp_dependencia = 2</text:p>
            <text:p>    AND meb.tp_localizacao = 2</text:p>
            <text:p>    AND e.geometry IS NOT NULL</text:p>
            <text:p>),</text:p>
            <text:p>distritos_validos AS (</text:p>
            <text:p>  SELECT be.cd_mun, be.cd_dist</text:p>
            <text:p>  FROM base_escolas be</text:p>
            <text:p>  CROSS JOIN br</text:p>
            <text:p>  WHERE ST_Within(be.geom_escola, be.geom_dist)</text:p>
            <text:p>    AND ST_Within(be.geom_escola, br.geom_pais)</text:p>
            <text:p>    AND ST_DWithin(be.geom_escola::geography, ST_Boundary(be.geom_dist)::geography, 400)</text:p>
            <text:p>  GROUP BY be.cd_mun, be.cd_dist</text:p>
            <text:p>),</text:p>
            <text:p>areas AS (</text:p>
            <text:p>  SELECT v.cd_mun,</text:p>
            <text:p>         SUM(ST_Area(ST_Intersection(d.geometry, m.geometry)::geography))/1000000.0 AS area_km2</text:p>
            <text:p>  FROM distritos_validos v</text:p>
            <text:p>  JOIN public.distrito d ON d.cd_dist = v.cd_dist</text:p>
            <text:p>  JOIN public.municipio m ON m.cd_mun = v.cd_mun</text:p>
            <text:p>  GROUP BY v.cd_mun</text:p>
            <text:p>)</text:p>
            <text:p>SELECT uf.sigla_uf, m.nm_mun, ROUND(areas.area_km2::numeric, 4) AS area_km2</text:p>
            <text:p>FROM areas</text:p>
            <text:p>JOIN public.municipio m ON m.cd_mun = areas.cd_mun</text:p>
            <text:p>JOIN public.unidade_federativa uf ON uf.cd_uf = m.cd_uf</text:p>
            <text:p>ORDER BY uf.sigla_uf, area_km2 DESC, m.nm_mun;</text:p>
          </table:table-cell>
          <table:table-cell table:style-name="ce9" table:number-columns-repeated="20"/>
          <table:table-cell table:number-columns-repeated="998"/>
        </table:table-row>
        <table:table-row table:style-name="ro1">
          <table:table-cell table:style-name="ce2" office:value-type="float" office:value="140" calcext:value-type="float">
            <text:p>140</text:p>
          </table:table-cell>
          <table:table-cell table:style-name="ce4" office:value-type="string" calcext:value-type="string">
            <text:p>Em MS e MT, quais são os 5 municípios de cada estado com maior quantidade de escolas municipais urbanas a até 200 m da divisa do Brasil, considerando apenas escolas dentro do próprio estado?</text:p>
          </table:table-cell>
          <table:table-cell table:style-name="ce8" table:content-validation-name="val1" office:value-type="string" calcext:value-type="string">
            <text:p>País</text:p>
          </table:table-cell>
          <table:table-cell table:style-name="ce11" table:content-validation-name="val2" office:value-type="string" calcext:value-type="string">
            <text:p>Muito Difícil</text:p>
          </table:table-cell>
          <table:table-cell table:style-name="ce5" table:content-validation-name="val3" office:value-type="string" calcext:value-type="string">
            <text:p>ST_DWithin</text:p>
          </table:table-cell>
          <table:table-cell table:style-name="ce12" office:value-type="string" calcext:value-type="string">
            <text:p>WITH br AS (</text:p>
            <text:p>  SELECT geometry AS geom_pais FROM public.pais ORDER BY area_km2 DESC LIMIT 1</text:p>
            <text:p>),</text:p>
            <text:p>fronteira AS (</text:p>
            <text:p>  SELECT ST_Boundary(geom_pais) AS geom_fronteira FROM br</text:p>
            <text:p>),</text:p>
            <text:p>base AS (</text:p>
            <text:p>  SELECT m.cd_mun, m.nm_mun, uf.cd_uf, uf.sigla_uf, e.geometry AS geom_escola</text:p>
            <text:p>  FROM public.escola e</text:p>
            <text:p>  JOIN public.microdados_ed_basica meb ON meb.cd_entidade = e.cd_entidade</text:p>
            <text:p>  JOIN public.municipio m ON m.cd_mun = e.cd_mun</text:p>
            <text:p>  JOIN public.unidade_federativa uf ON uf.cd_uf = m.cd_uf</text:p>
            <text:p>  WHERE uf.sigla_uf IN ('MS','MT')</text:p>
            <text:p>    AND meb.tp_dependencia = 3</text:p>
            <text:p>    AND meb.tp_localizacao = 1</text:p>
            <text:p>    AND e.geometry IS NOT NULL</text:p>
            <text:p>),</text:p>
            <text:p>contagens AS (</text:p>
            <text:p>  SELECT b.sigla_uf, b.nm_mun,</text:p>
            <text:p>         SUM(CASE WHEN ST_DWithin(b.geom_escola::geography, f.geom_fronteira::geography, 200) THEN 1 ELSE 0 END) AS qt_escolas</text:p>
            <text:p>  FROM base b</text:p>
            <text:p>  JOIN public.unidade_federativa uf2 ON uf2.cd_uf = b.cd_uf</text:p>
            <text:p>  CROSS JOIN br</text:p>
            <text:p>  CROSS JOIN fronteira f</text:p>
            <text:p>  WHERE ST_Within(b.geom_escola, uf2.geometry)</text:p>
            <text:p>    AND ST_Within(b.geom_escola, br.geom_pais)</text:p>
            <text:p>  GROUP BY b.sigla_uf, b.nm_mun</text:p>
            <text:p>),</text:p>
            <text:p>ranked AS (</text:p>
            <text:p>  SELECT sigla_uf, nm_mun, qt_escolas,</text:p>
            <text:p>         ROW_NUMBER() OVER (PARTITION BY sigla_uf ORDER BY qt_escolas DESC, nm_mun) AS pos</text:p>
            <text:p>  FROM contagens</text:p>
            <text:p>),</text:p>
            <text:p>ufs AS (</text:p>
            <text:p>  SELECT 'MS'::text AS sigla_uf UNION ALL SELECT 'MT'</text:p>
            <text:p>)</text:p>
            <text:p>SELECT r.sigla_uf, r.nm_mun, r.qt_escolas, r.pos</text:p>
            <text:p>FROM ranked r</text:p>
            <text:p>FULL OUTER JOIN ufs ON ufs.sigla_uf = r.sigla_uf</text:p>
            <text:p>WHERE r.pos &lt;= 5 OR r.pos IS NULL</text:p>
            <text:p>ORDER BY r.sigla_uf NULLS LAST, r.pos NULLS LAST, r.qt_escolas DESC, r.nm_mun;</text:p>
          </table:table-cell>
          <table:table-cell table:style-name="ce9" table:number-columns-repeated="20"/>
          <table:table-cell table:number-columns-repeated="998"/>
        </table:table-row>
        <table:table-row table:style-name="ro1">
          <table:table-cell table:style-name="ce2" office:value-type="float" office:value="141" calcext:value-type="float">
            <text:p>141</text:p>
          </table:table-cell>
          <table:table-cell table:style-name="ce4" office:value-type="string" calcext:value-type="string">
            <text:p>Quais escolas estão localizadas na Região Norte?</text:p>
          </table:table-cell>
          <table:table-cell table:style-name="ce8" table:content-validation-name="val1" office:value-type="string" calcext:value-type="string">
            <text:p>Região</text:p>
          </table:table-cell>
          <table:table-cell table:style-name="ce11" table:content-validation-name="val2" office:value-type="string" calcext:value-type="string">
            <text:p>Facíl</text:p>
          </table:table-cell>
          <table:table-cell table:style-name="ce5" table:content-validation-name="val3" office:value-type="string" calcext:value-type="string">
            <text:p>ST_Intersects</text:p>
          </table:table-cell>
          <table:table-cell table:style-name="ce12" office:value-type="string" calcext:value-type="string">
            <text:p>SELECT e.cd_entidade, e.nm_entidade, r.nm_regia</text:p>
            <text:p>FROM public.regiao r</text:p>
            <text:p>INNER JOIN public.escola e</text:p>
            <text:p>  ON ST_Intersects(e.geometry, r.geometry)</text:p>
            <text:p>WHERE r.nm_regia = 'Norte';</text:p>
          </table:table-cell>
          <table:table-cell table:style-name="ce9" table:number-columns-repeated="20"/>
          <table:table-cell table:number-columns-repeated="998"/>
        </table:table-row>
        <table:table-row table:style-name="ro1">
          <table:table-cell table:style-name="ce2" office:value-type="float" office:value="142" calcext:value-type="float">
            <text:p>142</text:p>
          </table:table-cell>
          <table:table-cell table:style-name="ce4" office:value-type="string" calcext:value-type="string">
            <text:p>Quais bibliotecas ficam dentro dos limites da Região Sul?</text:p>
          </table:table-cell>
          <table:table-cell table:style-name="ce8" table:content-validation-name="val1" office:value-type="string" calcext:value-type="string">
            <text:p>Região</text:p>
          </table:table-cell>
          <table:table-cell table:style-name="ce11" table:content-validation-name="val2" office:value-type="string" calcext:value-type="string">
            <text:p>Facíl</text:p>
          </table:table-cell>
          <table:table-cell table:style-name="ce5" table:content-validation-name="val3" office:value-type="string" calcext:value-type="string">
            <text:p>ST_Intersects</text:p>
          </table:table-cell>
          <table:table-cell table:style-name="ce12" office:value-type="string" calcext:value-type="string">
            <text:p>SELECT b.cd_bib, b.nm_bib, r.nm_regia</text:p>
            <text:p>FROM public.regiao r</text:p>
            <text:p>LEFT JOIN public.biblioteca b</text:p>
            <text:p>  ON ST_Intersects(b.geometry, r.geometry)</text:p>
            <text:p>WHERE r.nm_regia = 'Sul' AND b.cd_bib IS NOT NULL;</text:p>
          </table:table-cell>
          <table:table-cell table:style-name="ce9" table:number-columns-repeated="20"/>
          <table:table-cell table:number-columns-repeated="998"/>
        </table:table-row>
        <table:table-row table:style-name="ro1">
          <table:table-cell table:style-name="ce2" office:value-type="float" office:value="143" calcext:value-type="float">
            <text:p>143</text:p>
          </table:table-cell>
          <table:table-cell table:style-name="ce4" office:value-type="string" calcext:value-type="string">
            <text:p>Quais CREAS estão posicionados na Região Centro-Oeste?</text:p>
          </table:table-cell>
          <table:table-cell table:style-name="ce8" table:content-validation-name="val1" office:value-type="string" calcext:value-type="string">
            <text:p>Região</text:p>
          </table:table-cell>
          <table:table-cell table:style-name="ce11" table:content-validation-name="val2" office:value-type="string" calcext:value-type="string">
            <text:p>Facíl</text:p>
          </table:table-cell>
          <table:table-cell table:style-name="ce5" table:content-validation-name="val3" office:value-type="string" calcext:value-type="string">
            <text:p>ST_Intersects</text:p>
          </table:table-cell>
          <table:table-cell table:style-name="ce12" office:value-type="string" calcext:value-type="string">
            <text:p>SELECT cr.nu_identif, cr.nm_crea, r.nm_regia</text:p>
            <text:p>FROM public.creas cr</text:p>
            <text:p>RIGHT JOIN public.regiao r</text:p>
            <text:p>  ON ST_Intersects(cr.geometry, r.geometry)</text:p>
            <text:p>WHERE lower(r.nm_regia) = 'centro-oeste';</text:p>
          </table:table-cell>
          <table:table-cell table:style-name="ce9" table:number-columns-repeated="20"/>
          <table:table-cell table:number-columns-repeated="998"/>
        </table:table-row>
        <table:table-row table:style-name="ro1">
          <table:table-cell table:style-name="ce2" office:value-type="float" office:value="144" calcext:value-type="float">
            <text:p>144</text:p>
          </table:table-cell>
          <table:table-cell table:style-name="ce4" office:value-type="string" calcext:value-type="string">
            <text:p>Quais unidades do Centro POP se encontram na Região Sudeste?</text:p>
          </table:table-cell>
          <table:table-cell table:style-name="ce8" table:content-validation-name="val1" office:value-type="string" calcext:value-type="string">
            <text:p>Região</text:p>
          </table:table-cell>
          <table:table-cell table:style-name="ce11" table:content-validation-name="val2" office:value-type="string" calcext:value-type="string">
            <text:p>Facíl</text:p>
          </table:table-cell>
          <table:table-cell table:style-name="ce5" table:content-validation-name="val3" office:value-type="string" calcext:value-type="string">
            <text:p>ST_Intersects</text:p>
          </table:table-cell>
          <table:table-cell table:style-name="ce12" office:value-type="string" calcext:value-type="string">
            <text:p>SELECT cp.nu_identif, cp.logradouro, r.nm_regia</text:p>
            <text:p>FROM public.regiao r</text:p>
            <text:p>JOIN public.centro_pop cp</text:p>
            <text:p>  ON ST_Intersects(cp.geometry, r.geometry)</text:p>
            <text:p>WHERE r.nm_regia = 'Sudeste';</text:p>
          </table:table-cell>
          <table:table-cell table:style-name="ce9" table:number-columns-repeated="20"/>
          <table:table-cell table:number-columns-repeated="998"/>
        </table:table-row>
        <table:table-row table:style-name="ro1">
          <table:table-cell table:style-name="ce2" office:value-type="float" office:value="145" calcext:value-type="float">
            <text:p>145</text:p>
          </table:table-cell>
          <table:table-cell table:style-name="ce4" office:value-type="string" calcext:value-type="string">
            <text:p>Quais setores censitários com bairro contendo “Parque” estão na Região Nordeste?</text:p>
          </table:table-cell>
          <table:table-cell table:style-name="ce8" table:content-validation-name="val1" office:value-type="string" calcext:value-type="string">
            <text:p>Região</text:p>
          </table:table-cell>
          <table:table-cell table:style-name="ce11" table:content-validation-name="val2" office:value-type="string" calcext:value-type="string">
            <text:p>Facíl</text:p>
          </table:table-cell>
          <table:table-cell table:style-name="ce5" table:content-validation-name="val3" office:value-type="string" calcext:value-type="string">
            <text:p>ST_Intersects</text:p>
          </table:table-cell>
          <table:table-cell table:style-name="ce12" office:value-type="string" calcext:value-type="string">
            <text:p>SELECT s.cd_setor, s.nm_bairro, r.nm_regia</text:p>
            <text:p>FROM public.setor s</text:p>
            <text:p>FULL OUTER JOIN public.regiao r</text:p>
            <text:p>  ON ST_Intersects(s.geometry, r.geometry) AND r.nm_regia = 'Nordeste'</text:p>
            <text:p>WHERE r.nm_regia IS NOT NULL AND s.nm_bairro ILIKE '%Parque%';</text:p>
          </table:table-cell>
          <table:table-cell table:style-name="ce9" table:number-columns-repeated="20"/>
          <table:table-cell table:number-columns-repeated="998"/>
        </table:table-row>
        <table:table-row table:style-name="ro1">
          <table:table-cell table:style-name="ce2" office:value-type="float" office:value="146" calcext:value-type="float">
            <text:p>146</text:p>
          </table:table-cell>
          <table:table-cell table:style-name="ce4" office:value-type="string" calcext:value-type="string">
            <text:p>Quais municípios estão totalmente dentro da Região Norte?</text:p>
          </table:table-cell>
          <table:table-cell table:style-name="ce8" table:content-validation-name="val1" office:value-type="string" calcext:value-type="string">
            <text:p>Região</text:p>
          </table:table-cell>
          <table:table-cell table:style-name="ce11" table:content-validation-name="val2" office:value-type="string" calcext:value-type="string">
            <text:p>Facíl</text:p>
          </table:table-cell>
          <table:table-cell table:style-name="ce5" table:content-validation-name="val3" office:value-type="string" calcext:value-type="string">
            <text:p>ST_Contains</text:p>
          </table:table-cell>
          <table:table-cell table:style-name="ce12" office:value-type="string" calcext:value-type="string">
            <text:p>SELECT m.cd_mun, m.nm_mun, r.nm_regia</text:p>
            <text:p>FROM public.regiao r</text:p>
            <text:p>INNER JOIN public.municipio m</text:p>
            <text:p>  ON ST_Contains(r.geometry, m.geometry)</text:p>
            <text:p>WHERE r.nm_regia = 'Norte';</text:p>
          </table:table-cell>
          <table:table-cell table:style-name="ce9" table:number-columns-repeated="20"/>
          <table:table-cell table:number-columns-repeated="998"/>
        </table:table-row>
        <table:table-row table:style-name="ro1">
          <table:table-cell table:style-name="ce2" office:value-type="float" office:value="147" calcext:value-type="float">
            <text:p>147</text:p>
          </table:table-cell>
          <table:table-cell table:style-name="ce4" office:value-type="string" calcext:value-type="string">
            <text:p>Quais distritos com nome contendo “Industrial” ficam contidos na Região Sudeste?</text:p>
          </table:table-cell>
          <table:table-cell table:style-name="ce8" table:content-validation-name="val1" office:value-type="string" calcext:value-type="string">
            <text:p>Região</text:p>
          </table:table-cell>
          <table:table-cell table:style-name="ce11" table:content-validation-name="val2" office:value-type="string" calcext:value-type="string">
            <text:p>Facíl</text:p>
          </table:table-cell>
          <table:table-cell table:style-name="ce5" table:content-validation-name="val3" office:value-type="string" calcext:value-type="string">
            <text:p>ST_Contains</text:p>
          </table:table-cell>
          <table:table-cell table:style-name="ce12" office:value-type="string" calcext:value-type="string">
            <text:p>SELECT d.cd_dist, d.nm_dist, r.nm_regia</text:p>
            <text:p>FROM public.regiao r</text:p>
            <text:p>LEFT JOIN public.distrito d</text:p>
            <text:p>  ON ST_Contains(r.geometry, d.geometry)</text:p>
            <text:p>WHERE r.nm_regia = 'Sudeste'</text:p>
            <text:p>  AND d.nm_dist ILIKE '%Industrial%';</text:p>
          </table:table-cell>
          <table:table-cell table:style-name="ce9" table:number-columns-repeated="20"/>
          <table:table-cell table:number-columns-repeated="998"/>
        </table:table-row>
        <table:table-row table:style-name="ro1">
          <table:table-cell table:style-name="ce2" office:value-type="float" office:value="148" calcext:value-type="float">
            <text:p>148</text:p>
          </table:table-cell>
          <table:table-cell table:style-name="ce4" office:value-type="string" calcext:value-type="string">
            <text:p>Quais subdistritos com nome contendo “Aeroporto” estão contidos na Região Nordeste?</text:p>
          </table:table-cell>
          <table:table-cell table:style-name="ce8" table:content-validation-name="val1" office:value-type="string" calcext:value-type="string">
            <text:p>Região</text:p>
          </table:table-cell>
          <table:table-cell table:style-name="ce11" table:content-validation-name="val2" office:value-type="string" calcext:value-type="string">
            <text:p>Facíl</text:p>
          </table:table-cell>
          <table:table-cell table:style-name="ce5" table:content-validation-name="val3" office:value-type="string" calcext:value-type="string">
            <text:p>ST_Contains</text:p>
          </table:table-cell>
          <table:table-cell table:style-name="ce12" office:value-type="string" calcext:value-type="string">
            <text:p>SELECT sd.cd_subdist, sd.nm_subdist, r.nm_regia</text:p>
            <text:p>FROM public.subdistrito sd</text:p>
            <text:p>RIGHT JOIN public.regiao r</text:p>
            <text:p>  ON ST_Contains(r.geometry, sd.geometry)</text:p>
            <text:p>WHERE r.nm_regia = 'Nordeste'</text:p>
            <text:p>  AND sd.nm_subdist ILIKE '%Aeroporto%';</text:p>
          </table:table-cell>
          <table:table-cell table:style-name="ce9" table:number-columns-repeated="20"/>
          <table:table-cell table:number-columns-repeated="998"/>
        </table:table-row>
        <table:table-row table:style-name="ro1">
          <table:table-cell table:style-name="ce2" office:value-type="float" office:value="149" calcext:value-type="float">
            <text:p>149</text:p>
          </table:table-cell>
          <table:table-cell table:style-name="ce4" office:value-type="string" calcext:value-type="string">
            <text:p>Quais regiões imediatas com nome contendo “Metropol” ficam contidas na Região Sul?</text:p>
          </table:table-cell>
          <table:table-cell table:style-name="ce8" table:content-validation-name="val1" office:value-type="string" calcext:value-type="string">
            <text:p>Região</text:p>
          </table:table-cell>
          <table:table-cell table:style-name="ce11" table:content-validation-name="val2" office:value-type="string" calcext:value-type="string">
            <text:p>Facíl</text:p>
          </table:table-cell>
          <table:table-cell table:style-name="ce5" table:content-validation-name="val3" office:value-type="string" calcext:value-type="string">
            <text:p>ST_Contains</text:p>
          </table:table-cell>
          <table:table-cell table:style-name="ce12" office:value-type="string" calcext:value-type="string">
            <text:p>SELECT rgi.cd_rgi, rgi.nm_rgi, r.nm_regia</text:p>
            <text:p>FROM public.regiao r</text:p>
            <text:p>JOIN public.rg_imediata rgi</text:p>
            <text:p>  ON ST_Contains(r.geometry, rgi.geometry)</text:p>
            <text:p>WHERE r.nm_regia = 'Sul'</text:p>
            <text:p>  AND rgi.nm_rgi ILIKE '%Metropol%';</text:p>
          </table:table-cell>
          <table:table-cell table:style-name="ce9" table:number-columns-repeated="20"/>
          <table:table-cell table:number-columns-repeated="998"/>
        </table:table-row>
        <table:table-row table:style-name="ro1">
          <table:table-cell table:style-name="ce2" office:value-type="float" office:value="150" calcext:value-type="float">
            <text:p>150</text:p>
          </table:table-cell>
          <table:table-cell table:style-name="ce4" office:value-type="string" calcext:value-type="string">
            <text:p>Quais setores censitários com bairro contendo “Resid” estão inteiramente dentro da Região Centro-Oeste?</text:p>
          </table:table-cell>
          <table:table-cell table:style-name="ce8" table:content-validation-name="val1" office:value-type="string" calcext:value-type="string">
            <text:p>Região</text:p>
          </table:table-cell>
          <table:table-cell table:style-name="ce11" table:content-validation-name="val2" office:value-type="string" calcext:value-type="string">
            <text:p>Facíl</text:p>
          </table:table-cell>
          <table:table-cell table:style-name="ce5" table:content-validation-name="val3" office:value-type="string" calcext:value-type="string">
            <text:p>ST_Contains</text:p>
          </table:table-cell>
          <table:table-cell table:style-name="ce12" office:value-type="string" calcext:value-type="string">
            <text:p>SELECT s.cd_setor, s.nm_bairro, r.nm_regia</text:p>
            <text:p>FROM public.setor s</text:p>
            <text:p>FULL OUTER JOIN public.regiao r</text:p>
            <text:p>  ON ST_Contains(r.geometry, s.geometry)</text:p>
            <text:p>WHERE r.nm_regia = 'Centro-Oeste'</text:p>
            <text:p>  AND s.nm_bairro ILIKE '%Resid%';</text:p>
          </table:table-cell>
          <table:table-cell table:style-name="ce9" table:number-columns-repeated="20"/>
          <table:table-cell table:number-columns-repeated="998"/>
        </table:table-row>
        <table:table-row table:style-name="ro1">
          <table:table-cell table:style-name="ce2" office:value-type="float" office:value="151" calcext:value-type="float">
            <text:p>151</text:p>
          </table:table-cell>
          <table:table-cell table:style-name="ce4" office:value-type="string" calcext:value-type="string">
            <text:p>Qual é a distância dos municípios cujo nome começa com “Nova” até a Região Norte, considerando apenas municípios de outras regiões?</text:p>
          </table:table-cell>
          <table:table-cell table:style-name="ce8" table:content-validation-name="val1" office:value-type="string" calcext:value-type="string">
            <text:p>Região</text:p>
          </table:table-cell>
          <table:table-cell table:style-name="ce11" table:content-validation-name="val2" office:value-type="string" calcext:value-type="string">
            <text:p>Facíl</text:p>
          </table:table-cell>
          <table:table-cell table:style-name="ce5" table:content-validation-name="val3" office:value-type="string" calcext:value-type="string">
            <text:p>ST_Distance</text:p>
          </table:table-cell>
          <table:table-cell table:style-name="ce12" office:value-type="string" calcext:value-type="string">
            <text:p>SELECT m.cd_mun, m.nm_mun, r.nm_regia,</text:p>
            <text:p>       ST_Distance(m.geometry, r.geometry) AS distancia</text:p>
            <text:p>FROM public.regiao r</text:p>
            <text:p>INNER JOIN public.municipio m</text:p>
            <text:p>  ON m.cd_regia &lt;&gt; r.cd_regia</text:p>
            <text:p>WHERE r.nm_regia = 'Norte'</text:p>
            <text:p>  AND m.nm_mun ILIKE 'Nova%';</text:p>
          </table:table-cell>
          <table:table-cell table:style-name="ce9" table:number-columns-repeated="20"/>
          <table:table-cell table:number-columns-repeated="998"/>
        </table:table-row>
        <table:table-row table:style-name="ro1">
          <table:table-cell table:style-name="ce2" office:value-type="float" office:value="152" calcext:value-type="float">
            <text:p>152</text:p>
          </table:table-cell>
          <table:table-cell table:style-name="ce4" office:value-type="string" calcext:value-type="string">
            <text:p>Qual é a distância dos subdistritos com nome contendo “Portu” até a Região Sudeste, considerando apenas subdistritos de outras regiões?</text:p>
          </table:table-cell>
          <table:table-cell table:style-name="ce8" table:content-validation-name="val1" office:value-type="string" calcext:value-type="string">
            <text:p>Região</text:p>
          </table:table-cell>
          <table:table-cell table:style-name="ce11" table:content-validation-name="val2" office:value-type="string" calcext:value-type="string">
            <text:p>Facíl</text:p>
          </table:table-cell>
          <table:table-cell table:style-name="ce5" table:content-validation-name="val3" office:value-type="string" calcext:value-type="string">
            <text:p>ST_Distance</text:p>
          </table:table-cell>
          <table:table-cell table:style-name="ce12" office:value-type="string" calcext:value-type="string">
            <text:p>SELECT sd.cd_subdist, sd.nm_subdist, r.nm_regia,</text:p>
            <text:p>       ST_Distance(sd.geometry, r.geometry) AS distancia</text:p>
            <text:p>FROM public.regiao r</text:p>
            <text:p>LEFT JOIN public.subdistrito sd</text:p>
            <text:p>  ON sd.cd_regia &lt;&gt; r.cd_regia</text:p>
            <text:p> AND sd.nm_subdist ILIKE '%Portu%'</text:p>
            <text:p>WHERE r.nm_regia = 'Sudeste';</text:p>
          </table:table-cell>
          <table:table-cell table:style-name="ce9" table:number-columns-repeated="20"/>
          <table:table-cell table:number-columns-repeated="998"/>
        </table:table-row>
        <table:table-row table:style-name="ro1">
          <table:table-cell table:style-name="ce2" office:value-type="float" office:value="153" calcext:value-type="float">
            <text:p>153</text:p>
          </table:table-cell>
          <table:table-cell table:style-name="ce4" office:value-type="string" calcext:value-type="string">
            <text:p>Qual é a distância das regiões intermediárias com nome contendo “Serra” até a Região Nordeste, considerando apenas aquelas de outras regiões?</text:p>
          </table:table-cell>
          <table:table-cell table:style-name="ce8" table:content-validation-name="val1" office:value-type="string" calcext:value-type="string">
            <text:p>Região</text:p>
          </table:table-cell>
          <table:table-cell table:style-name="ce11" table:content-validation-name="val2" office:value-type="string" calcext:value-type="string">
            <text:p>Facíl</text:p>
          </table:table-cell>
          <table:table-cell table:style-name="ce5" table:content-validation-name="val3" office:value-type="string" calcext:value-type="string">
            <text:p>ST_Distance</text:p>
          </table:table-cell>
          <table:table-cell table:style-name="ce12" office:value-type="string" calcext:value-type="string">
            <text:p>SELECT rg.cd_rgint, rg.nm_rgint, r.nm_regia,</text:p>
            <text:p>       ST_Distance(rg.geometry, r.geometry) AS distancia</text:p>
            <text:p>FROM public.rg_intermediaria rg</text:p>
            <text:p>RIGHT JOIN public.regiao r</text:p>
            <text:p>  ON rg.cd_regia &lt;&gt; r.cd_regia</text:p>
            <text:p> AND rg.nm_rgint ILIKE '%Serra%'</text:p>
            <text:p>WHERE r.nm_regia = 'Nordeste';</text:p>
          </table:table-cell>
          <table:table-cell table:style-name="ce9" table:number-columns-repeated="20"/>
          <table:table-cell table:number-columns-repeated="998"/>
        </table:table-row>
        <table:table-row table:style-name="ro1">
          <table:table-cell table:style-name="ce2" office:value-type="float" office:value="154" calcext:value-type="float">
            <text:p>154</text:p>
          </table:table-cell>
          <table:table-cell table:style-name="ce4" office:value-type="string" calcext:value-type="string">
            <text:p>Qual é a distância das regiões imediatas com nome contendo “Vale” até a Região Centro-Oeste, considerando apenas regiões imediatas de outras regiões?</text:p>
          </table:table-cell>
          <table:table-cell table:style-name="ce8" table:content-validation-name="val1" office:value-type="string" calcext:value-type="string">
            <text:p>Região</text:p>
          </table:table-cell>
          <table:table-cell table:style-name="ce11" table:content-validation-name="val2" office:value-type="string" calcext:value-type="string">
            <text:p>Facíl</text:p>
          </table:table-cell>
          <table:table-cell table:style-name="ce5" table:content-validation-name="val3" office:value-type="string" calcext:value-type="string">
            <text:p>ST_Distance</text:p>
          </table:table-cell>
          <table:table-cell table:style-name="ce12" office:value-type="string" calcext:value-type="string">
            <text:p>SELECT rgi.cd_rgi, rgi.nm_rgi, r.nm_regia,</text:p>
            <text:p>       ST_Distance(rgi.geometry, r.geometry) AS distancia</text:p>
            <text:p>FROM public.regiao r</text:p>
            <text:p>JOIN public.rg_imediata rgi</text:p>
            <text:p>  ON rgi.cd_regia &lt;&gt; r.cd_regia</text:p>
            <text:p>WHERE r.nm_regia = 'Centro-Oeste'</text:p>
            <text:p>  AND rgi.nm_rgi ILIKE '%Vale%';</text:p>
            <text:p/>
          </table:table-cell>
          <table:table-cell table:style-name="ce9" table:number-columns-repeated="20"/>
          <table:table-cell table:number-columns-repeated="998"/>
        </table:table-row>
        <table:table-row table:style-name="ro1">
          <table:table-cell table:style-name="ce2" office:value-type="float" office:value="155" calcext:value-type="float">
            <text:p>155</text:p>
          </table:table-cell>
          <table:table-cell table:style-name="ce4" office:value-type="string" calcext:value-type="string">
            <text:p>Qual é a distância entre os setores censitários cujo bairro contém “Campus” e a Região Sul?</text:p>
          </table:table-cell>
          <table:table-cell table:style-name="ce8" table:content-validation-name="val1" office:value-type="string" calcext:value-type="string">
            <text:p>Região</text:p>
          </table:table-cell>
          <table:table-cell table:style-name="ce11" table:content-validation-name="val2" office:value-type="string" calcext:value-type="string">
            <text:p>Facíl</text:p>
          </table:table-cell>
          <table:table-cell table:style-name="ce5" table:content-validation-name="val3" office:value-type="string" calcext:value-type="string">
            <text:p>ST_Distance</text:p>
          </table:table-cell>
          <table:table-cell table:style-name="ce12" office:value-type="string" calcext:value-type="string">
            <text:p>SELECT s.cd_setor, s.nm_bairro, r.nm_regia,</text:p>
            <text:p>       ST_Distance(s.geometry, r.geometry) AS distancia</text:p>
            <text:p>FROM public.setor s</text:p>
            <text:p>FULL OUTER JOIN public.regiao r</text:p>
            <text:p>  ON s.cd_regia = r.cd_regia</text:p>
            <text:p>WHERE r.nm_regia = 'Sul'</text:p>
            <text:p>  AND s.nm_bairro ILIKE '%Campus%';</text:p>
          </table:table-cell>
          <table:table-cell table:style-name="ce9" table:number-columns-repeated="20"/>
          <table:table-cell table:number-columns-repeated="998"/>
        </table:table-row>
        <table:table-row table:style-name="ro1">
          <table:table-cell table:style-name="ce2" office:value-type="float" office:value="156" calcext:value-type="float">
            <text:p>156</text:p>
          </table:table-cell>
          <table:table-cell table:style-name="ce4" office:value-type="string" calcext:value-type="string">
            <text:p>Quais municípios estão inteiramente contidos na Região Norte?</text:p>
          </table:table-cell>
          <table:table-cell table:style-name="ce8" table:content-validation-name="val1" office:value-type="string" calcext:value-type="string">
            <text:p>Região</text:p>
          </table:table-cell>
          <table:table-cell table:style-name="ce11" table:content-validation-name="val2" office:value-type="string" calcext:value-type="string">
            <text:p>Facíl</text:p>
          </table:table-cell>
          <table:table-cell table:style-name="ce5" table:content-validation-name="val3" office:value-type="string" calcext:value-type="string">
            <text:p>ST_Within</text:p>
          </table:table-cell>
          <table:table-cell table:style-name="ce12" office:value-type="string" calcext:value-type="string">
            <text:p>SELECT m.cd_mun, m.nm_mun, r.nm_regia</text:p>
            <text:p>FROM public.regiao r</text:p>
            <text:p>INNER JOIN public.municipio m</text:p>
            <text:p>  ON ST_Within(m.geometry, r.geometry)</text:p>
            <text:p>WHERE r.nm_regia = 'Norte';</text:p>
          </table:table-cell>
          <table:table-cell table:style-name="ce9" table:number-columns-repeated="20"/>
          <table:table-cell table:number-columns-repeated="998"/>
        </table:table-row>
        <table:table-row table:style-name="ro1">
          <table:table-cell table:style-name="ce2" office:value-type="float" office:value="157" calcext:value-type="float">
            <text:p>157</text:p>
          </table:table-cell>
          <table:table-cell table:style-name="ce4" office:value-type="string" calcext:value-type="string">
            <text:p>Quais subdistritos estão totalmente contidos na Região Sudeste?</text:p>
          </table:table-cell>
          <table:table-cell table:style-name="ce8" table:content-validation-name="val1" office:value-type="string" calcext:value-type="string">
            <text:p>Região</text:p>
          </table:table-cell>
          <table:table-cell table:style-name="ce11" table:content-validation-name="val2" office:value-type="string" calcext:value-type="string">
            <text:p>Facíl</text:p>
          </table:table-cell>
          <table:table-cell table:style-name="ce5" table:content-validation-name="val3" office:value-type="string" calcext:value-type="string">
            <text:p>ST_Within</text:p>
          </table:table-cell>
          <table:table-cell table:style-name="ce12" office:value-type="string" calcext:value-type="string">
            <text:p>SELECT sd.cd_subdist, sd.nm_subdist, r.nm_regia</text:p>
            <text:p>FROM public.regiao r</text:p>
            <text:p>LEFT JOIN public.subdistrito sd</text:p>
            <text:p>  ON ST_Within(sd.geometry, r.geometry)</text:p>
            <text:p>WHERE r.nm_regia = 'Sudeste';</text:p>
          </table:table-cell>
          <table:table-cell table:style-name="ce9" table:number-columns-repeated="20"/>
          <table:table-cell table:number-columns-repeated="998"/>
        </table:table-row>
        <table:table-row table:style-name="ro1">
          <table:table-cell table:style-name="ce2" office:value-type="float" office:value="158" calcext:value-type="float">
            <text:p>158</text:p>
          </table:table-cell>
          <table:table-cell table:style-name="ce4" office:value-type="string" calcext:value-type="string">
            <text:p>Quais setores censitários estão inteiramente dentro da Região Centro-Oeste?</text:p>
          </table:table-cell>
          <table:table-cell table:style-name="ce8" table:content-validation-name="val1" office:value-type="string" calcext:value-type="string">
            <text:p>Região</text:p>
          </table:table-cell>
          <table:table-cell table:style-name="ce11" table:content-validation-name="val2" office:value-type="string" calcext:value-type="string">
            <text:p>Facíl</text:p>
          </table:table-cell>
          <table:table-cell table:style-name="ce5" table:content-validation-name="val3" office:value-type="string" calcext:value-type="string">
            <text:p>ST_Within</text:p>
          </table:table-cell>
          <table:table-cell table:style-name="ce12" office:value-type="string" calcext:value-type="string">
            <text:p>SELECT s.cd_setor, s.nm_bairro, r.nm_regia</text:p>
            <text:p>FROM public.setor s</text:p>
            <text:p>RIGHT JOIN public.regiao r</text:p>
            <text:p>  ON ST_Within(s.geometry, r.geometry)</text:p>
            <text:p>WHERE r.nm_regia = 'Centro-Oeste';</text:p>
          </table:table-cell>
          <table:table-cell table:style-name="ce9" table:number-columns-repeated="20"/>
          <table:table-cell table:number-columns-repeated="998"/>
        </table:table-row>
        <table:table-row table:style-name="ro1">
          <table:table-cell table:style-name="ce2" office:value-type="float" office:value="159" calcext:value-type="float">
            <text:p>159</text:p>
          </table:table-cell>
          <table:table-cell table:style-name="ce4" office:value-type="string" calcext:value-type="string">
            <text:p>Quais regiões imediatas estão totalmente contidas na Região Sul?</text:p>
          </table:table-cell>
          <table:table-cell table:style-name="ce8" table:content-validation-name="val1" office:value-type="string" calcext:value-type="string">
            <text:p>Região</text:p>
          </table:table-cell>
          <table:table-cell table:style-name="ce11" table:content-validation-name="val2" office:value-type="string" calcext:value-type="string">
            <text:p>Facíl</text:p>
          </table:table-cell>
          <table:table-cell table:style-name="ce5" table:content-validation-name="val3" office:value-type="string" calcext:value-type="string">
            <text:p>ST_Within</text:p>
          </table:table-cell>
          <table:table-cell table:style-name="ce12" office:value-type="string" calcext:value-type="string">
            <text:p>SELECT rgi.cd_rgi, rgi.nm_rgi, r.nm_regia</text:p>
            <text:p>FROM public.regiao r</text:p>
            <text:p>JOIN public.rg_imediata rgi</text:p>
            <text:p>  ON ST_Within(rgi.geometry, r.geometry)</text:p>
            <text:p>WHERE r.nm_regia = 'Sul';</text:p>
          </table:table-cell>
          <table:table-cell table:style-name="ce9" table:number-columns-repeated="20"/>
          <table:table-cell table:number-columns-repeated="998"/>
        </table:table-row>
        <table:table-row table:style-name="ro1">
          <table:table-cell table:style-name="ce2" office:value-type="float" office:value="160" calcext:value-type="float">
            <text:p>160</text:p>
          </table:table-cell>
          <table:table-cell table:style-name="ce4" office:value-type="string" calcext:value-type="string">
            <text:p>Quais unidades federativas estão totalmente contidas na Região Nordeste?</text:p>
          </table:table-cell>
          <table:table-cell table:style-name="ce8" table:content-validation-name="val1" office:value-type="string" calcext:value-type="string">
            <text:p>Região</text:p>
          </table:table-cell>
          <table:table-cell table:style-name="ce11" table:content-validation-name="val2" office:value-type="string" calcext:value-type="string">
            <text:p>Facíl</text:p>
          </table:table-cell>
          <table:table-cell table:style-name="ce5" table:content-validation-name="val3" office:value-type="string" calcext:value-type="string">
            <text:p>ST_Within</text:p>
          </table:table-cell>
          <table:table-cell table:style-name="ce12" office:value-type="string" calcext:value-type="string">
            <text:p>SELECT uf.cd_uf, uf.nm_uf, r.nm_regia</text:p>
            <text:p>FROM public.unidade_federativa uf</text:p>
            <text:p>FULL OUTER JOIN public.regiao r</text:p>
            <text:p>  ON uf.cd_regia = r.cd_regia</text:p>
            <text:p>WHERE r.nm_regia = 'Nordeste'</text:p>
            <text:p>  AND ST_Within(uf.geometry, r.geometry);</text:p>
          </table:table-cell>
          <table:table-cell table:style-name="ce9" table:number-columns-repeated="20"/>
          <table:table-cell table:number-columns-repeated="998"/>
        </table:table-row>
        <table:table-row table:style-name="ro1">
          <table:table-cell table:style-name="ce2" office:value-type="float" office:value="161" calcext:value-type="float">
            <text:p>161</text:p>
          </table:table-cell>
          <table:table-cell table:style-name="ce4" office:value-type="string" calcext:value-type="string">
            <text:p>Quais áreas resultam da sobreposição entre a Região Sul e as regiões intermediárias?</text:p>
          </table:table-cell>
          <table:table-cell table:style-name="ce8" table:content-validation-name="val1" office:value-type="string" calcext:value-type="string">
            <text:p>Região</text:p>
          </table:table-cell>
          <table:table-cell table:style-name="ce11" table:content-validation-name="val2" office:value-type="string" calcext:value-type="string">
            <text:p>Facíl</text:p>
          </table:table-cell>
          <table:table-cell table:style-name="ce5" table:content-validation-name="val3" office:value-type="string" calcext:value-type="string">
            <text:p>ST_Intersection</text:p>
          </table:table-cell>
          <table:table-cell table:style-name="ce12" office:value-type="string" calcext:value-type="string">
            <text:p>SELECT rg.cd_rgint, rg.nm_rgint, r.nm_regia,</text:p>
            <text:p>       ST_Intersection(r.geometry, rg.geometry) AS geom_intersecao</text:p>
            <text:p>FROM public.regiao r</text:p>
            <text:p>INNER JOIN public.rg_intermediaria rg</text:p>
            <text:p>  ON rg.cd_regia = r.cd_regia</text:p>
            <text:p>WHERE r.nm_regia = 'Sul';</text:p>
          </table:table-cell>
          <table:table-cell table:style-name="ce9" table:number-columns-repeated="20"/>
          <table:table-cell table:number-columns-repeated="998"/>
        </table:table-row>
        <table:table-row table:style-name="ro1">
          <table:table-cell table:style-name="ce2" office:value-type="float" office:value="162" calcext:value-type="float">
            <text:p>162</text:p>
          </table:table-cell>
          <table:table-cell table:style-name="ce4" office:value-type="string" calcext:value-type="string">
            <text:p>Quais trechos de municipios ficam sobrepostos à Região Sudeste?</text:p>
          </table:table-cell>
          <table:table-cell table:style-name="ce8" table:content-validation-name="val1" office:value-type="string" calcext:value-type="string">
            <text:p>Região</text:p>
          </table:table-cell>
          <table:table-cell table:style-name="ce11" table:content-validation-name="val2" office:value-type="string" calcext:value-type="string">
            <text:p>Facíl</text:p>
          </table:table-cell>
          <table:table-cell table:style-name="ce5" table:content-validation-name="val3" office:value-type="string" calcext:value-type="string">
            <text:p>ST_Intersection</text:p>
          </table:table-cell>
          <table:table-cell table:style-name="ce12" office:value-type="string" calcext:value-type="string">
            <text:p>SELECT m.cd_mun, m.nm_mun, r.nm_regia,</text:p>
            <text:p>       ST_Intersection(r.geometry, m.geometry) AS geom_intersecao</text:p>
            <text:p>FROM public.regiao r</text:p>
            <text:p>LEFT JOIN public.municipio m</text:p>
            <text:p>  ON m.cd_regia = r.cd_regia</text:p>
            <text:p>WHERE r.nm_regia = 'Sudeste';</text:p>
          </table:table-cell>
          <table:table-cell table:style-name="ce9" table:number-columns-repeated="20"/>
          <table:table-cell table:number-columns-repeated="998"/>
        </table:table-row>
        <table:table-row table:style-name="ro1">
          <table:table-cell table:style-name="ce2" office:value-type="float" office:value="163" calcext:value-type="float">
            <text:p>163</text:p>
          </table:table-cell>
          <table:table-cell table:style-name="ce4" office:value-type="string" calcext:value-type="string">
            <text:p>Quais partes das regiões imediatas se sobrepõem à Região Centro-Oeste?</text:p>
          </table:table-cell>
          <table:table-cell table:style-name="ce8" table:content-validation-name="val1" office:value-type="string" calcext:value-type="string">
            <text:p>Região</text:p>
          </table:table-cell>
          <table:table-cell table:style-name="ce11" table:content-validation-name="val2" office:value-type="string" calcext:value-type="string">
            <text:p>Facíl</text:p>
          </table:table-cell>
          <table:table-cell table:style-name="ce5" table:content-validation-name="val3" office:value-type="string" calcext:value-type="string">
            <text:p>ST_Intersection</text:p>
          </table:table-cell>
          <table:table-cell table:style-name="ce12" office:value-type="string" calcext:value-type="string">
            <text:p>SELECT rgi.cd_rgi, rgi.nm_rgi, r.nm_regia,</text:p>
            <text:p>       ST_Intersection(r.geometry, rgi.geometry) AS geom_intersecao</text:p>
            <text:p>FROM public.rg_imediata rgi</text:p>
            <text:p>RIGHT JOIN public.regiao r</text:p>
            <text:p>  ON rgi.cd_regia = r.cd_regia</text:p>
            <text:p>WHERE r.nm_regia = 'Centro-Oeste';</text:p>
            <text:p/>
          </table:table-cell>
          <table:table-cell table:style-name="ce9" table:number-columns-repeated="20"/>
          <table:table-cell table:number-columns-repeated="998"/>
        </table:table-row>
        <table:table-row table:style-name="ro1">
          <table:table-cell table:style-name="ce2" office:value-type="float" office:value="164" calcext:value-type="float">
            <text:p>164</text:p>
          </table:table-cell>
          <table:table-cell table:style-name="ce4" office:value-type="string" calcext:value-type="string">
            <text:p>Quais trechos de subdistritos ficam sobrepostos à Região Nordeste?</text:p>
          </table:table-cell>
          <table:table-cell table:style-name="ce8" table:content-validation-name="val1" office:value-type="string" calcext:value-type="string">
            <text:p>Região</text:p>
          </table:table-cell>
          <table:table-cell table:style-name="ce11" table:content-validation-name="val2" office:value-type="string" calcext:value-type="string">
            <text:p>Facíl</text:p>
          </table:table-cell>
          <table:table-cell table:style-name="ce5" table:content-validation-name="val3" office:value-type="string" calcext:value-type="string">
            <text:p>ST_Intersection</text:p>
          </table:table-cell>
          <table:table-cell table:style-name="ce12" office:value-type="string" calcext:value-type="string">
            <text:p>SELECT sd.cd_subdist, sd.nm_subdist, r.nm_regia,</text:p>
            <text:p>       ST_Intersection(r.geometry, sd.geometry) AS geom_intersecao</text:p>
            <text:p>FROM public.regiao r</text:p>
            <text:p>JOIN public.subdistrito sd</text:p>
            <text:p>  ON sd.cd_regia = r.cd_regia</text:p>
            <text:p>WHERE r.nm_regia = 'Nordeste';</text:p>
          </table:table-cell>
          <table:table-cell table:style-name="ce9" table:number-columns-repeated="20"/>
          <table:table-cell table:number-columns-repeated="998"/>
        </table:table-row>
        <table:table-row table:style-name="ro1">
          <table:table-cell table:style-name="ce2" office:value-type="float" office:value="165" calcext:value-type="float">
            <text:p>165</text:p>
          </table:table-cell>
          <table:table-cell table:style-name="ce4" office:value-type="string" calcext:value-type="string">
            <text:p>Quais trechos de setores censitários se sobrepõem à Região Norte?</text:p>
          </table:table-cell>
          <table:table-cell table:style-name="ce8" table:content-validation-name="val1" office:value-type="string" calcext:value-type="string">
            <text:p>Região</text:p>
          </table:table-cell>
          <table:table-cell table:style-name="ce11" table:content-validation-name="val2" office:value-type="string" calcext:value-type="string">
            <text:p>Facíl</text:p>
          </table:table-cell>
          <table:table-cell table:style-name="ce5" table:content-validation-name="val3" office:value-type="string" calcext:value-type="string">
            <text:p>ST_Intersection</text:p>
          </table:table-cell>
          <table:table-cell table:style-name="ce12" office:value-type="string" calcext:value-type="string">
            <text:p>SELECT s.cd_setor, s.nm_bairro, r.nm_regia,</text:p>
            <text:p>       ST_Intersection(r.geometry, s.geometry) AS geom_intersecao</text:p>
            <text:p>FROM public.setor s</text:p>
            <text:p>FULL OUTER JOIN public.regiao r</text:p>
            <text:p>  ON s.cd_regia = r.cd_regia</text:p>
            <text:p>WHERE r.nm_regia = 'Norte';</text:p>
          </table:table-cell>
          <table:table-cell table:style-name="ce9" table:number-columns-repeated="20"/>
          <table:table-cell table:number-columns-repeated="998"/>
        </table:table-row>
        <table:table-row table:style-name="ro1">
          <table:table-cell table:style-name="ce2" office:value-type="float" office:value="166" calcext:value-type="float">
            <text:p>166</text:p>
          </table:table-cell>
          <table:table-cell table:style-name="ce4" office:value-type="string" calcext:value-type="string">
            <text:p>Gerar a faixa de entorno de 20 km ao redor da Região Norte, listando-a junto das unidades federativas vinculadas.</text:p>
          </table:table-cell>
          <table:table-cell table:style-name="ce8" table:content-validation-name="val1" office:value-type="string" calcext:value-type="string">
            <text:p>Região</text:p>
          </table:table-cell>
          <table:table-cell table:style-name="ce11" table:content-validation-name="val2" office:value-type="string" calcext:value-type="string">
            <text:p>Facíl</text:p>
          </table:table-cell>
          <table:table-cell table:style-name="ce5" table:content-validation-name="val3" office:value-type="string" calcext:value-type="string">
            <text:p>ST_Buffer</text:p>
          </table:table-cell>
          <table:table-cell table:style-name="ce12" office:value-type="string" calcext:value-type="string">
            <text:p>SELECT uf.cd_uf, uf.nm_uf, r.nm_regia,</text:p>
            <text:p>       ST_Buffer(r.geometry::geography, 20000) AS faixa_entorno_20km</text:p>
            <text:p>FROM public.regiao r</text:p>
            <text:p>INNER JOIN public.unidade_federativa uf</text:p>
            <text:p>  ON uf.cd_regia = r.cd_regia</text:p>
            <text:p>WHERE r.nm_regia = 'Norte';</text:p>
          </table:table-cell>
          <table:table-cell table:style-name="ce9" table:number-columns-repeated="20"/>
          <table:table-cell table:number-columns-repeated="998"/>
        </table:table-row>
        <table:table-row table:style-name="ro1">
          <table:table-cell table:style-name="ce2" office:value-type="float" office:value="167" calcext:value-type="float">
            <text:p>167</text:p>
          </table:table-cell>
          <table:table-cell table:style-name="ce4" office:value-type="string" calcext:value-type="string">
            <text:p>Produzir a faixa de entorno de 15 km da Região Nordeste e apresentá-la associada aos seus municípios.</text:p>
          </table:table-cell>
          <table:table-cell table:style-name="ce8" table:content-validation-name="val1" office:value-type="string" calcext:value-type="string">
            <text:p>Região</text:p>
          </table:table-cell>
          <table:table-cell table:style-name="ce11" table:content-validation-name="val2" office:value-type="string" calcext:value-type="string">
            <text:p>Facíl</text:p>
          </table:table-cell>
          <table:table-cell table:style-name="ce5" table:content-validation-name="val3" office:value-type="string" calcext:value-type="string">
            <text:p>ST_Buffer</text:p>
          </table:table-cell>
          <table:table-cell table:style-name="ce12" office:value-type="string" calcext:value-type="string">
            <text:p>SELECT m.cd_mun, m.nm_mun, r.nm_regia,</text:p>
            <text:p>       ST_Buffer(r.geometry::geography, 15000) AS faixa_entorno_15km</text:p>
            <text:p>FROM public.regiao r</text:p>
            <text:p>LEFT JOIN public.municipio m</text:p>
            <text:p>  ON m.cd_regia = r.cd_regia</text:p>
            <text:p>WHERE r.nm_regia = 'Nordeste';</text:p>
          </table:table-cell>
          <table:table-cell table:style-name="ce9" table:number-columns-repeated="20"/>
          <table:table-cell table:number-columns-repeated="998"/>
        </table:table-row>
        <table:table-row table:style-name="ro1">
          <table:table-cell table:style-name="ce2" office:value-type="float" office:value="168" calcext:value-type="float">
            <text:p>168</text:p>
          </table:table-cell>
          <table:table-cell table:style-name="ce4" office:value-type="string" calcext:value-type="string">
            <text:p>Gerar a faixa de entorno de 25 km da Região Centro-Oeste e apresentá-la com as regiões intermediárias relacionadas.</text:p>
          </table:table-cell>
          <table:table-cell table:style-name="ce8" table:content-validation-name="val1" office:value-type="string" calcext:value-type="string">
            <text:p>Região</text:p>
          </table:table-cell>
          <table:table-cell table:style-name="ce11" table:content-validation-name="val2" office:value-type="string" calcext:value-type="string">
            <text:p>Facíl</text:p>
          </table:table-cell>
          <table:table-cell table:style-name="ce5" table:content-validation-name="val3" office:value-type="string" calcext:value-type="string">
            <text:p>ST_Buffer</text:p>
          </table:table-cell>
          <table:table-cell table:style-name="ce12" office:value-type="string" calcext:value-type="string">
            <text:p>SELECT rg.cd_rgint, rg.nm_rgint, r.nm_regia,</text:p>
            <text:p>       ST_Buffer(r.geometry::geography, 25000) AS faixa_entorno_25km</text:p>
            <text:p>FROM public.rg_intermediaria rg</text:p>
            <text:p>RIGHT JOIN public.regiao r</text:p>
            <text:p>  ON rg.cd_regia = r.cd_regia</text:p>
            <text:p>WHERE r.nm_regia = 'Centro-Oeste';</text:p>
          </table:table-cell>
          <table:table-cell table:style-name="ce9" table:number-columns-repeated="20"/>
          <table:table-cell table:number-columns-repeated="998"/>
        </table:table-row>
        <table:table-row table:style-name="ro1">
          <table:table-cell table:style-name="ce2" office:value-type="float" office:value="169" calcext:value-type="float">
            <text:p>169</text:p>
          </table:table-cell>
          <table:table-cell table:style-name="ce4" office:value-type="string" calcext:value-type="string">
            <text:p>Criar a faixa de entorno de 10 km da Região Sudeste e apresentá-la junto dos subdistritos vinculados.</text:p>
          </table:table-cell>
          <table:table-cell table:style-name="ce8" table:content-validation-name="val1" office:value-type="string" calcext:value-type="string">
            <text:p>Região</text:p>
          </table:table-cell>
          <table:table-cell table:style-name="ce11" table:content-validation-name="val2" office:value-type="string" calcext:value-type="string">
            <text:p>Facíl</text:p>
          </table:table-cell>
          <table:table-cell table:style-name="ce5" table:content-validation-name="val3" office:value-type="string" calcext:value-type="string">
            <text:p>ST_Buffer</text:p>
          </table:table-cell>
          <table:table-cell table:style-name="ce12" office:value-type="string" calcext:value-type="string">
            <text:p>SELECT sd.cd_subdist, sd.nm_subdist, r.nm_regia,</text:p>
            <text:p>       ST_Buffer(r.geometry::geography, 10000) AS faixa_entorno_10km</text:p>
            <text:p>FROM public.regiao r</text:p>
            <text:p>JOIN public.subdistrito sd</text:p>
            <text:p>  ON sd.cd_regia = r.cd_regia</text:p>
            <text:p>WHERE r.nm_regia = 'Sudeste';</text:p>
          </table:table-cell>
          <table:table-cell table:style-name="ce9" table:number-columns-repeated="20"/>
          <table:table-cell table:number-columns-repeated="998"/>
        </table:table-row>
        <table:table-row table:style-name="ro1">
          <table:table-cell table:style-name="ce2" office:value-type="float" office:value="170" calcext:value-type="float">
            <text:p>170</text:p>
          </table:table-cell>
          <table:table-cell table:style-name="ce4" office:value-type="string" calcext:value-type="string">
            <text:p>Gerar a faixa de entorno de 5 km da Região Sul e apresentá-la juntamente com os setores censitários associados.</text:p>
          </table:table-cell>
          <table:table-cell table:style-name="ce8" table:content-validation-name="val1" office:value-type="string" calcext:value-type="string">
            <text:p>Região</text:p>
          </table:table-cell>
          <table:table-cell table:style-name="ce11" table:content-validation-name="val2" office:value-type="string" calcext:value-type="string">
            <text:p>Facíl</text:p>
          </table:table-cell>
          <table:table-cell table:style-name="ce5" table:content-validation-name="val3" office:value-type="string" calcext:value-type="string">
            <text:p>ST_Buffer</text:p>
          </table:table-cell>
          <table:table-cell table:style-name="ce12" office:value-type="string" calcext:value-type="string">
            <text:p>SELECT s.cd_setor, s.nm_bairro, r.nm_regia,</text:p>
            <text:p>       ST_Buffer(r.geometry::geography, 5000) AS faixa_entorno_5km</text:p>
            <text:p>FROM public.setor s</text:p>
            <text:p>FULL OUTER JOIN public.regiao r</text:p>
            <text:p>  ON s.cd_regia = r.cd_regia</text:p>
            <text:p>WHERE r.nm_regia = 'Sul';</text:p>
          </table:table-cell>
          <table:table-cell table:style-name="ce9" table:number-columns-repeated="20"/>
          <table:table-cell table:number-columns-repeated="998"/>
        </table:table-row>
        <table:table-row table:style-name="ro1">
          <table:table-cell table:style-name="ce2" office:value-type="float" office:value="171" calcext:value-type="float">
            <text:p>171</text:p>
          </table:table-cell>
          <table:table-cell table:style-name="ce4" office:value-type="string" calcext:value-type="string">
            <text:p>Quais setores censitários de outras regiões estão a até 2 km da Região Sudeste?</text:p>
          </table:table-cell>
          <table:table-cell table:style-name="ce8" table:content-validation-name="val1" office:value-type="string" calcext:value-type="string">
            <text:p>Região</text:p>
          </table:table-cell>
          <table:table-cell table:style-name="ce11" table:content-validation-name="val2" office:value-type="string" calcext:value-type="string">
            <text:p>Facíl</text:p>
          </table:table-cell>
          <table:table-cell table:style-name="ce5" table:content-validation-name="val3" office:value-type="string" calcext:value-type="string">
            <text:p>ST_DWithin</text:p>
          </table:table-cell>
          <table:table-cell table:style-name="ce12" office:value-type="string" calcext:value-type="string">
            <text:p>SELECT s.cd_setor, s.nm_bairro, r.nm_regia</text:p>
            <text:p>FROM public.regiao r</text:p>
            <text:p>INNER JOIN public.setor s</text:p>
            <text:p>  ON s.cd_regia &lt;&gt; r.cd_regia</text:p>
            <text:p>WHERE r.nm_regia = 'Sudeste'</text:p>
            <text:p>  AND ST_DWithin(s.geometry::geography, r.geometry::geography, 2000);</text:p>
          </table:table-cell>
          <table:table-cell table:style-name="ce9" table:number-columns-repeated="20"/>
          <table:table-cell table:number-columns-repeated="998"/>
        </table:table-row>
        <table:table-row table:style-name="ro1">
          <table:table-cell table:style-name="ce2" office:value-type="float" office:value="172" calcext:value-type="float">
            <text:p>172</text:p>
          </table:table-cell>
          <table:table-cell table:style-name="ce4" office:value-type="string" calcext:value-type="string">
            <text:p>Quais regiões intermediárias de outras regiões estão a até 30 km da Região Norte?</text:p>
          </table:table-cell>
          <table:table-cell table:style-name="ce8" table:content-validation-name="val1" office:value-type="string" calcext:value-type="string">
            <text:p>Região</text:p>
          </table:table-cell>
          <table:table-cell table:style-name="ce11" table:content-validation-name="val2" office:value-type="string" calcext:value-type="string">
            <text:p>Facíl</text:p>
          </table:table-cell>
          <table:table-cell table:style-name="ce5" table:content-validation-name="val3" office:value-type="string" calcext:value-type="string">
            <text:p>ST_DWithin</text:p>
          </table:table-cell>
          <table:table-cell table:style-name="ce12" office:value-type="string" calcext:value-type="string">
            <text:p>SELECT rg.cd_rgint, rg.nm_rgint, r.nm_regia</text:p>
            <text:p>FROM public.regiao r</text:p>
            <text:p>LEFT JOIN public.rg_intermediaria rg</text:p>
            <text:p>  ON rg.cd_regia &lt;&gt; r.cd_regia</text:p>
            <text:p>WHERE r.nm_regia = 'Norte'</text:p>
            <text:p>  AND ST_DWithin(rg.geometry::geography, r.geometry::geography, 30000);</text:p>
          </table:table-cell>
          <table:table-cell table:style-name="ce9" table:number-columns-repeated="20"/>
          <table:table-cell table:number-columns-repeated="998"/>
        </table:table-row>
        <table:table-row table:style-name="ro1">
          <table:table-cell table:style-name="ce2" office:value-type="float" office:value="173" calcext:value-type="float">
            <text:p>173</text:p>
          </table:table-cell>
          <table:table-cell table:style-name="ce4" office:value-type="string" calcext:value-type="string">
            <text:p>Quais municípios de outras regiões estão a até 10 km da Região Centro-Oeste?</text:p>
          </table:table-cell>
          <table:table-cell table:style-name="ce8" table:content-validation-name="val1" office:value-type="string" calcext:value-type="string">
            <text:p>Região</text:p>
          </table:table-cell>
          <table:table-cell table:style-name="ce11" table:content-validation-name="val2" office:value-type="string" calcext:value-type="string">
            <text:p>Facíl</text:p>
          </table:table-cell>
          <table:table-cell table:style-name="ce5" table:content-validation-name="val3" office:value-type="string" calcext:value-type="string">
            <text:p>ST_DWithin</text:p>
          </table:table-cell>
          <table:table-cell table:style-name="ce12" office:value-type="string" calcext:value-type="string">
            <text:p>SELECT m.cd_mun, m.nm_mun, r.nm_regia</text:p>
            <text:p>FROM public.municipio m</text:p>
            <text:p>RIGHT JOIN public.regiao r</text:p>
            <text:p>  ON m.cd_regia &lt;&gt; r.cd_regia</text:p>
            <text:p>WHERE r.nm_regia = 'Centro-Oeste'</text:p>
            <text:p>  AND ST_DWithin(m.geometry::geography, r.geometry::geography, 10000);</text:p>
          </table:table-cell>
          <table:table-cell table:style-name="ce9" table:number-columns-repeated="20"/>
          <table:table-cell table:number-columns-repeated="998"/>
        </table:table-row>
        <table:table-row table:style-name="ro1">
          <table:table-cell table:style-name="ce2" office:value-type="float" office:value="174" calcext:value-type="float">
            <text:p>174</text:p>
          </table:table-cell>
          <table:table-cell table:style-name="ce4" office:value-type="string" calcext:value-type="string">
            <text:p>Quais subdistritos de outras regiões estão a até 5 km da Região Sul?</text:p>
          </table:table-cell>
          <table:table-cell table:style-name="ce8" table:content-validation-name="val1" office:value-type="string" calcext:value-type="string">
            <text:p>Região</text:p>
          </table:table-cell>
          <table:table-cell table:style-name="ce11" table:content-validation-name="val2" office:value-type="string" calcext:value-type="string">
            <text:p>Facíl</text:p>
          </table:table-cell>
          <table:table-cell table:style-name="ce5" table:content-validation-name="val3" office:value-type="string" calcext:value-type="string">
            <text:p>ST_DWithin</text:p>
          </table:table-cell>
          <table:table-cell table:style-name="ce12" office:value-type="string" calcext:value-type="string">
            <text:p>SELECT sd.cd_subdist, sd.nm_subdist, r.nm_regia</text:p>
            <text:p>FROM public.regiao r</text:p>
            <text:p>JOIN public.subdistrito sd</text:p>
            <text:p>  ON sd.cd_regia &lt;&gt; r.cd_regia</text:p>
            <text:p>WHERE r.nm_regia = 'Sul'</text:p>
            <text:p>  AND ST_DWithin(sd.geometry::geography, r.geometry::geography, 5000);</text:p>
          </table:table-cell>
          <table:table-cell table:style-name="ce9" table:number-columns-repeated="20"/>
          <table:table-cell table:number-columns-repeated="998"/>
        </table:table-row>
        <table:table-row table:style-name="ro1">
          <table:table-cell table:style-name="ce2" office:value-type="float" office:value="175" calcext:value-type="float">
            <text:p>175</text:p>
          </table:table-cell>
          <table:table-cell table:style-name="ce4" office:value-type="string" calcext:value-type="string">
            <text:p>Quais bibliotecas cadastradas na Região Nordeste estão a até 15 km dos limites dessa região?</text:p>
          </table:table-cell>
          <table:table-cell table:style-name="ce8" table:content-validation-name="val1" office:value-type="string" calcext:value-type="string">
            <text:p>Região</text:p>
          </table:table-cell>
          <table:table-cell table:style-name="ce11" table:content-validation-name="val2" office:value-type="string" calcext:value-type="string">
            <text:p>Facíl</text:p>
          </table:table-cell>
          <table:table-cell table:style-name="ce5" table:content-validation-name="val3" office:value-type="string" calcext:value-type="string">
            <text:p>ST_DWithin</text:p>
          </table:table-cell>
          <table:table-cell table:style-name="ce12" office:value-type="string" calcext:value-type="string">
            <text:p>SELECT b.cd_bib, b.nm_bib, r.nm_regia</text:p>
            <text:p>FROM public.biblioteca b</text:p>
            <text:p>FULL OUTER JOIN public.regiao r</text:p>
            <text:p>  ON b.cd_regia = r.cd_regia</text:p>
            <text:p>WHERE r.nm_regia = 'Nordeste'</text:p>
            <text:p>  AND ST_DWithin(b.geometry::geography, r.geometry::geography, 15000);</text:p>
          </table:table-cell>
          <table:table-cell table:style-name="ce9" table:number-columns-repeated="20"/>
          <table:table-cell table:number-columns-repeated="998"/>
        </table:table-row>
        <table:table-row table:style-name="ro1">
          <table:table-cell table:style-name="ce2" office:value-type="float" office:value="176" calcext:value-type="float">
            <text:p>176</text:p>
          </table:table-cell>
          <table:table-cell table:style-name="ce4" office:value-type="string" calcext:value-type="string">
            <text:p>Onde a faixa de 1,5 km ao redor das bibliotecas se sobrepõe aos limites da Região Sudeste, considerando apenas bibliotecas de municípios dessa região?</text:p>
          </table:table-cell>
          <table:table-cell table:style-name="ce8" table:content-validation-name="val1" office:value-type="string" calcext:value-type="string">
            <text:p>Região</text:p>
          </table:table-cell>
          <table:table-cell table:style-name="ce11" table:content-validation-name="val2" office:value-type="string" calcext:value-type="string">
            <text:p>Médio</text:p>
          </table:table-cell>
          <table:table-cell table:style-name="ce5" table:content-validation-name="val3" office:value-type="string" calcext:value-type="string">
            <text:p>ST_Intersects</text:p>
          </table:table-cell>
          <table:table-cell table:style-name="ce12" office:value-type="string" calcext:value-type="string">
            <text:p>SELECT b.cd_bib, b.nm_bib, r.nm_regia,</text:p>
            <text:p>       ST_Intersection(</text:p>
            <text:p>         ST_Transform(r.geometry, 3857),</text:p>
            <text:p>         ST_Buffer(ST_Transform(b.geometry, 3857), 1500)</text:p>
            <text:p>       ) AS area_sobreposta</text:p>
            <text:p>FROM public.regiao r</text:p>
            <text:p>INNER JOIN public.unidade_federativa uf ON uf.cd_regia = r.cd_regia</text:p>
            <text:p>INNER JOIN public.municipio m ON m.cd_uf = uf.cd_uf</text:p>
            <text:p>INNER JOIN public.biblioteca b ON b.cd_mun = m.cd_mun</text:p>
            <text:p>WHERE r.nm_regia = 'Sudeste'</text:p>
            <text:p>  AND ST_Intersects(</text:p>
            <text:p>        ST_Transform(r.geometry, 3857),</text:p>
            <text:p>        ST_Buffer(ST_Transform(b.geometry, 3857), 1500)</text:p>
            <text:p>      );</text:p>
          </table:table-cell>
          <table:table-cell table:style-name="ce9" table:number-columns-repeated="20"/>
          <table:table-cell table:number-columns-repeated="998"/>
        </table:table-row>
        <table:table-row table:style-name="ro1">
          <table:table-cell table:style-name="ce2" office:value-type="float" office:value="177" calcext:value-type="float">
            <text:p>177</text:p>
          </table:table-cell>
          <table:table-cell table:style-name="ce4" office:value-type="string" calcext:value-type="string">
            <text:p>Quais trechos de municípios ficam sobrepostos à faixa de 5 km em torno da Região Norte?</text:p>
          </table:table-cell>
          <table:table-cell table:style-name="ce8" table:content-validation-name="val1" office:value-type="string" calcext:value-type="string">
            <text:p>Região</text:p>
          </table:table-cell>
          <table:table-cell table:style-name="ce11" table:content-validation-name="val2" office:value-type="string" calcext:value-type="string">
            <text:p>Médio</text:p>
          </table:table-cell>
          <table:table-cell table:style-name="ce5" table:content-validation-name="val3" office:value-type="string" calcext:value-type="string">
            <text:p>ST_Intersects</text:p>
          </table:table-cell>
          <table:table-cell table:style-name="ce12" office:value-type="string" calcext:value-type="string">
            <text:p>SELECT m.cd_mun, m.nm_mun, r.nm_regia,</text:p>
            <text:p>       ST_Intersection(</text:p>
            <text:p>         ST_Buffer(ST_Transform(r.geometry, 3857), 5000),</text:p>
            <text:p>         ST_Transform(m.geometry, 3857)</text:p>
            <text:p>       ) AS trecho_mun_faixa</text:p>
            <text:p>FROM public.regiao r</text:p>
            <text:p>LEFT JOIN public.municipio m ON m.cd_regia = r.cd_regia</text:p>
            <text:p>JOIN public.rg_imediata rgi ON rgi.cd_rgi = m.cd_rgi</text:p>
            <text:p>WHERE r.nm_regia = 'Norte'</text:p>
            <text:p>  AND ST_Intersects(</text:p>
            <text:p>        ST_Buffer(ST_Transform(r.geometry, 3857), 5000),</text:p>
            <text:p>        ST_Transform(m.geometry, 3857)</text:p>
            <text:p>      );</text:p>
          </table:table-cell>
          <table:table-cell table:style-name="ce9" table:number-columns-repeated="20"/>
          <table:table-cell table:number-columns-repeated="998"/>
        </table:table-row>
        <table:table-row table:style-name="ro1">
          <table:table-cell table:style-name="ce2" office:value-type="float" office:value="178" calcext:value-type="float">
            <text:p>178</text:p>
          </table:table-cell>
          <table:table-cell table:style-name="ce4" office:value-type="string" calcext:value-type="string">
            <text:p>Quais partes de regiões imediatas se sobrepõem à Região Centro-Oeste e estão a até 10 km do seu limite?</text:p>
          </table:table-cell>
          <table:table-cell table:style-name="ce8" table:content-validation-name="val1" office:value-type="string" calcext:value-type="string">
            <text:p>Região</text:p>
          </table:table-cell>
          <table:table-cell table:style-name="ce11" table:content-validation-name="val2" office:value-type="string" calcext:value-type="string">
            <text:p>Médio</text:p>
          </table:table-cell>
          <table:table-cell table:style-name="ce5" table:content-validation-name="val3" office:value-type="string" calcext:value-type="string">
            <text:p>ST_Intersects</text:p>
          </table:table-cell>
          <table:table-cell table:style-name="ce12" office:value-type="string" calcext:value-type="string">
            <text:p>SELECT rgi.cd_rgi, rgi.nm_rgi, r.nm_regia,</text:p>
            <text:p>       ST_Intersection(</text:p>
            <text:p>         ST_Transform(r.geometry, 3857),</text:p>
            <text:p>         ST_Transform(rgi.geometry, 3857)</text:p>
            <text:p>       ) AS area_intersecao</text:p>
            <text:p>FROM public.rg_imediata rgi</text:p>
            <text:p>RIGHT JOIN public.regiao r ON rgi.cd_regia = r.cd_regia</text:p>
            <text:p>JOIN public.rg_intermediaria rgint ON rgint.cd_rgint = rgi.cd_rgint</text:p>
            <text:p>WHERE r.nm_regia = 'Centro-Oeste'</text:p>
            <text:p>  AND ST_DWithin(</text:p>
            <text:p>        ST_Transform(rgi.geometry, 3857),</text:p>
            <text:p>        ST_Transform(r.geometry, 3857),</text:p>
            <text:p>        10000</text:p>
            <text:p>      )</text:p>
            <text:p>  AND ST_Intersects(</text:p>
            <text:p>        ST_Transform(r.geometry, 3857),</text:p>
            <text:p>        ST_Transform(rgi.geometry, 3857)</text:p>
            <text:p>      );</text:p>
          </table:table-cell>
          <table:table-cell table:style-name="ce9" table:number-columns-repeated="20"/>
          <table:table-cell table:number-columns-repeated="998"/>
        </table:table-row>
        <table:table-row table:style-name="ro1">
          <table:table-cell table:style-name="ce2" office:value-type="float" office:value="179" calcext:value-type="float">
            <text:p>179</text:p>
          </table:table-cell>
          <table:table-cell table:style-name="ce4" office:value-type="string" calcext:value-type="string">
            <text:p>Quais trechos de distritos se sobrepõem à Região Sul, considerando apenas distritos contidos no respectivo estado?</text:p>
          </table:table-cell>
          <table:table-cell table:style-name="ce8" table:content-validation-name="val1" office:value-type="string" calcext:value-type="string">
            <text:p>Região</text:p>
          </table:table-cell>
          <table:table-cell table:style-name="ce11" table:content-validation-name="val2" office:value-type="string" calcext:value-type="string">
            <text:p>Médio</text:p>
          </table:table-cell>
          <table:table-cell table:style-name="ce5" table:content-validation-name="val3" office:value-type="string" calcext:value-type="string">
            <text:p>ST_Intersects</text:p>
          </table:table-cell>
          <table:table-cell table:style-name="ce12" office:value-type="string" calcext:value-type="string">
            <text:p>SELECT d.cd_dist, d.nm_dist, r.nm_regia,</text:p>
            <text:p>       ST_Intersection(</text:p>
            <text:p>         ST_Transform(r.geometry, 3857),</text:p>
            <text:p>         ST_Transform(d.geometry, 3857)</text:p>
            <text:p>       ) AS trecho_distrito</text:p>
            <text:p>FROM public.regiao r</text:p>
            <text:p>JOIN public.unidade_federativa uf ON uf.cd_regia = r.cd_regia</text:p>
            <text:p>JOIN public.municipio m ON m.cd_uf = uf.cd_uf</text:p>
            <text:p>JOIN public.distrito d ON d.cd_mun = m.cd_mun</text:p>
            <text:p>WHERE r.nm_regia = 'Sul'</text:p>
            <text:p>  AND ST_Within(d.geometry, uf.geometry)</text:p>
            <text:p>  AND ST_Intersects(r.geometry, d.geometry);</text:p>
          </table:table-cell>
          <table:table-cell table:style-name="ce9" table:number-columns-repeated="20"/>
          <table:table-cell table:number-columns-repeated="998"/>
        </table:table-row>
        <table:table-row table:style-name="ro1">
          <table:table-cell table:style-name="ce2" office:value-type="float" office:value="180" calcext:value-type="float">
            <text:p>180</text:p>
          </table:table-cell>
          <table:table-cell table:style-name="ce4" office:value-type="string" calcext:value-type="string">
            <text:p>Quais trechos de setores censitários se sobrepõem à Região Nordeste e estão a até 2 km do limite regional?</text:p>
          </table:table-cell>
          <table:table-cell table:style-name="ce8" table:content-validation-name="val1" office:value-type="string" calcext:value-type="string">
            <text:p>Região</text:p>
          </table:table-cell>
          <table:table-cell table:style-name="ce11" table:content-validation-name="val2" office:value-type="string" calcext:value-type="string">
            <text:p>Médio</text:p>
          </table:table-cell>
          <table:table-cell table:style-name="ce5" table:content-validation-name="val3" office:value-type="string" calcext:value-type="string">
            <text:p>ST_Intersects</text:p>
          </table:table-cell>
          <table:table-cell table:style-name="ce12" office:value-type="string" calcext:value-type="string">
            <text:p>SELECT s.cd_setor, s.nm_bairro, r.nm_regia,</text:p>
            <text:p>       ST_Intersection(</text:p>
            <text:p>         ST_Transform(r.geometry, 3857),</text:p>
            <text:p>         ST_Transform(s.geometry, 3857)</text:p>
            <text:p>       ) AS trecho_setor</text:p>
            <text:p>FROM public.unidade_federativa uf</text:p>
            <text:p>JOIN public.setor s ON s.cd_uf = uf.cd_uf</text:p>
            <text:p>FULL OUTER JOIN public.regiao r ON uf.cd_regia = r.cd_regia</text:p>
            <text:p>WHERE r.nm_regia = 'Nordeste'</text:p>
            <text:p>  AND ST_DWithin(</text:p>
            <text:p>        ST_Transform(s.geometry, 3857),</text:p>
            <text:p>        ST_Transform(r.geometry, 3857),</text:p>
            <text:p>        2000</text:p>
            <text:p>      )</text:p>
            <text:p>  AND ST_Intersects(</text:p>
            <text:p>        ST_Transform(r.geometry, 3857),</text:p>
            <text:p>        ST_Transform(s.geometry, 3857)</text:p>
            <text:p>      );</text:p>
          </table:table-cell>
          <table:table-cell table:style-name="ce9" table:number-columns-repeated="20"/>
          <table:table-cell table:number-columns-repeated="998"/>
        </table:table-row>
        <table:table-row table:style-name="ro1">
          <table:table-cell table:style-name="ce2" office:value-type="float" office:value="181" calcext:value-type="float">
            <text:p>181</text:p>
          </table:table-cell>
          <table:table-cell table:style-name="ce4" office:value-type="string" calcext:value-type="string">
            <text:p>Quais municípios ficam totalmente dentro de uma faixa interna de 3 km da Região Sudeste?</text:p>
          </table:table-cell>
          <table:table-cell table:style-name="ce8" table:content-validation-name="val1" office:value-type="string" calcext:value-type="string">
            <text:p>Região</text:p>
          </table:table-cell>
          <table:table-cell table:style-name="ce11" table:content-validation-name="val2" office:value-type="string" calcext:value-type="string">
            <text:p>Médio</text:p>
          </table:table-cell>
          <table:table-cell table:style-name="ce5" table:content-validation-name="val3" office:value-type="string" calcext:value-type="string">
            <text:p>ST_Contains</text:p>
          </table:table-cell>
          <table:table-cell table:style-name="ce12" office:value-type="string" calcext:value-type="string">
            <text:p>SELECT m.cd_mun, m.nm_mun, r.nm_regia</text:p>
            <text:p>FROM public.regiao r</text:p>
            <text:p>INNER JOIN public.unidade_federativa uf ON uf.cd_regia = r.cd_regia</text:p>
            <text:p>INNER JOIN public.municipio m ON m.cd_uf = uf.cd_uf</text:p>
            <text:p>WHERE r.nm_regia = 'Sudeste'</text:p>
            <text:p>  AND ST_Contains(</text:p>
            <text:p>        ST_Buffer(ST_Transform(r.geometry, 3857), -3000),</text:p>
            <text:p>        ST_Transform(m.geometry, 3857)</text:p>
            <text:p>      )</text:p>
            <text:p>  AND ST_Within(m.geometry, uf.geometry);</text:p>
          </table:table-cell>
          <table:table-cell table:style-name="ce9" table:number-columns-repeated="20"/>
          <table:table-cell table:number-columns-repeated="998"/>
        </table:table-row>
        <table:table-row table:style-name="ro1">
          <table:table-cell table:style-name="ce2" office:value-type="float" office:value="182" calcext:value-type="float">
            <text:p>182</text:p>
          </table:table-cell>
          <table:table-cell table:style-name="ce4" office:value-type="string" calcext:value-type="string">
            <text:p>Quais distritos estão inteiramente contidos na Região Norte e situados a até 5 km do limite regional?</text:p>
          </table:table-cell>
          <table:table-cell table:style-name="ce8" table:content-validation-name="val1" office:value-type="string" calcext:value-type="string">
            <text:p>Região</text:p>
          </table:table-cell>
          <table:table-cell table:style-name="ce11" table:content-validation-name="val2" office:value-type="string" calcext:value-type="string">
            <text:p>Médio</text:p>
          </table:table-cell>
          <table:table-cell table:style-name="ce5" table:content-validation-name="val3" office:value-type="string" calcext:value-type="string">
            <text:p>ST_Contains</text:p>
          </table:table-cell>
          <table:table-cell table:style-name="ce12" office:value-type="string" calcext:value-type="string">
            <text:p>SELECT d.cd_dist, d.nm_dist, r.nm_regia</text:p>
            <text:p>FROM public.regiao r</text:p>
            <text:p>LEFT JOIN public.municipio m ON m.cd_regia = r.cd_regia</text:p>
            <text:p>LEFT JOIN public.distrito d ON d.cd_mun = m.cd_mun</text:p>
            <text:p>WHERE r.nm_regia = 'Norte'</text:p>
            <text:p>  AND ST_Contains(r.geometry, d.geometry)</text:p>
            <text:p>  AND ST_DWithin(d.geometry::geography, ST_Boundary(r.geometry)::geography, 5000);</text:p>
          </table:table-cell>
          <table:table-cell table:style-name="ce9" table:number-columns-repeated="20"/>
          <table:table-cell table:number-columns-repeated="998"/>
        </table:table-row>
        <table:table-row table:style-name="ro1">
          <table:table-cell table:style-name="ce2" office:value-type="float" office:value="183" calcext:value-type="float">
            <text:p>183</text:p>
          </table:table-cell>
          <table:table-cell table:style-name="ce4" office:value-type="string" calcext:value-type="string">
            <text:p>Quais subdistritos estão totalmente contidos na Região Sul e se sobrepõem a setores censitários do mesmo território?</text:p>
          </table:table-cell>
          <table:table-cell table:style-name="ce8" table:content-validation-name="val1" office:value-type="string" calcext:value-type="string">
            <text:p>Região</text:p>
          </table:table-cell>
          <table:table-cell table:style-name="ce11" table:content-validation-name="val2" office:value-type="string" calcext:value-type="string">
            <text:p>Médio</text:p>
          </table:table-cell>
          <table:table-cell table:style-name="ce5" table:content-validation-name="val3" office:value-type="string" calcext:value-type="string">
            <text:p>ST_Contains</text:p>
          </table:table-cell>
          <table:table-cell table:style-name="ce12" office:value-type="string" calcext:value-type="string">
            <text:p>SELECT sd.cd_subdist, sd.nm_subdist, r.nm_regia</text:p>
            <text:p>FROM public.subdistrito sd</text:p>
            <text:p>RIGHT JOIN public.regiao r ON sd.cd_regia = r.cd_regia</text:p>
            <text:p>JOIN public.setor s ON s.cd_subdist = sd.cd_subdist</text:p>
            <text:p>WHERE r.nm_regia = 'Sul'</text:p>
            <text:p>  AND ST_Contains(r.geometry, sd.geometry)</text:p>
            <text:p>  AND ST_Intersects(sd.geometry, s.geometry);</text:p>
          </table:table-cell>
          <table:table-cell table:style-name="ce9" table:number-columns-repeated="20"/>
          <table:table-cell table:number-columns-repeated="998"/>
        </table:table-row>
        <table:table-row table:style-name="ro1">
          <table:table-cell table:style-name="ce2" office:value-type="float" office:value="184" calcext:value-type="float">
            <text:p>184</text:p>
          </table:table-cell>
          <table:table-cell table:style-name="ce4" office:value-type="string" calcext:value-type="string">
            <text:p>Quais regiões imediatas estão inteiramente contidas na Região Centro-Oeste e localizadas a até 10 km de seu limite?</text:p>
          </table:table-cell>
          <table:table-cell table:style-name="ce8" table:content-validation-name="val1" office:value-type="string" calcext:value-type="string">
            <text:p>Região</text:p>
          </table:table-cell>
          <table:table-cell table:style-name="ce11" table:content-validation-name="val2" office:value-type="string" calcext:value-type="string">
            <text:p>Médio</text:p>
          </table:table-cell>
          <table:table-cell table:style-name="ce5" table:content-validation-name="val3" office:value-type="string" calcext:value-type="string">
            <text:p>ST_Contains</text:p>
          </table:table-cell>
          <table:table-cell table:style-name="ce12" office:value-type="string" calcext:value-type="string">
            <text:p>SELECT rgi.cd_rgi, rgi.nm_rgi, r.nm_regia</text:p>
            <text:p>FROM public.regiao r</text:p>
            <text:p>JOIN public.rg_imediata rgi ON rgi.cd_regia = r.cd_regia</text:p>
            <text:p>JOIN public.rg_intermediaria rgint ON rgint.cd_rgint = rgi.cd_rgint</text:p>
            <text:p>WHERE r.nm_regia = 'Centro-Oeste'</text:p>
            <text:p>  AND ST_Contains(r.geometry, rgi.geometry)</text:p>
            <text:p>  AND ST_DWithin(rgi.geometry::geography, ST_Boundary(r.geometry)::geography, 10000);</text:p>
          </table:table-cell>
          <table:table-cell table:style-name="ce9" table:number-columns-repeated="20"/>
          <table:table-cell table:number-columns-repeated="998"/>
        </table:table-row>
        <table:table-row table:style-name="ro1">
          <table:table-cell table:style-name="ce2" office:value-type="float" office:value="185" calcext:value-type="float">
            <text:p>185</text:p>
          </table:table-cell>
          <table:table-cell table:style-name="ce4" office:value-type="string" calcext:value-type="string">
            <text:p>Quais unidades federativas estão totalmente contidas na Região Nordeste e a mais de 2 km do limite regional?</text:p>
          </table:table-cell>
          <table:table-cell table:style-name="ce8" table:content-validation-name="val1" office:value-type="string" calcext:value-type="string">
            <text:p>Região</text:p>
          </table:table-cell>
          <table:table-cell table:style-name="ce11" table:content-validation-name="val2" office:value-type="string" calcext:value-type="string">
            <text:p>Médio</text:p>
          </table:table-cell>
          <table:table-cell table:style-name="ce5" table:content-validation-name="val3" office:value-type="string" calcext:value-type="string">
            <text:p>ST_Contains</text:p>
          </table:table-cell>
          <table:table-cell table:style-name="ce12" office:value-type="string" calcext:value-type="string">
            <text:p>SELECT uf.cd_uf, uf.nm_uf, r.nm_regia</text:p>
            <text:p>FROM public.unidade_federativa uf</text:p>
            <text:p>FULL OUTER JOIN public.regiao r ON uf.cd_regia = r.cd_regia</text:p>
            <text:p>LEFT JOIN public.municipio m ON m.cd_uf = uf.cd_uf</text:p>
            <text:p>WHERE r.nm_regia = 'Nordeste'</text:p>
            <text:p>  AND ST_Contains(r.geometry, uf.geometry)</text:p>
            <text:p>  AND NOT ST_DWithin(uf.geometry::geography, ST_Boundary(r.geometry)::geography, 2000);</text:p>
          </table:table-cell>
          <table:table-cell table:style-name="ce9" table:number-columns-repeated="20"/>
          <table:table-cell table:number-columns-repeated="998"/>
        </table:table-row>
        <table:table-row table:style-name="ro1">
          <table:table-cell table:style-name="ce2" office:value-type="float" office:value="186" calcext:value-type="float">
            <text:p>186</text:p>
          </table:table-cell>
          <table:table-cell table:style-name="ce4" office:value-type="string" calcext:value-type="string">
            <text:p>Qual é a distância de cada município até o limite da Região Sudeste para aqueles que ficam a até 8 km desse limite?</text:p>
          </table:table-cell>
          <table:table-cell table:style-name="ce8" table:content-validation-name="val1" office:value-type="string" calcext:value-type="string">
            <text:p>Região</text:p>
          </table:table-cell>
          <table:table-cell table:style-name="ce11" table:content-validation-name="val2" office:value-type="string" calcext:value-type="string">
            <text:p>Médio</text:p>
          </table:table-cell>
          <table:table-cell table:style-name="ce5" table:content-validation-name="val3" office:value-type="string" calcext:value-type="string">
            <text:p>ST_Distance</text:p>
          </table:table-cell>
          <table:table-cell table:style-name="ce12" office:value-type="string" calcext:value-type="string">
            <text:p>SELECT m.cd_mun, m.nm_mun, r.nm_regia,</text:p>
            <text:p>       ST_Distance(m.geometry::geography, ST_Boundary(r.geometry)::geography) AS dist_limite_m</text:p>
            <text:p>FROM public.regiao r</text:p>
            <text:p>INNER JOIN public.unidade_federativa uf ON uf.cd_regia = r.cd_regia</text:p>
            <text:p>INNER JOIN public.municipio m ON m.cd_uf = uf.cd_uf</text:p>
            <text:p>WHERE r.nm_regia = 'Sudeste'</text:p>
            <text:p>  AND ST_DWithin(m.geometry::geography, ST_Boundary(r.geometry)::geography, 8000);</text:p>
          </table:table-cell>
          <table:table-cell table:style-name="ce9" table:number-columns-repeated="20"/>
          <table:table-cell table:number-columns-repeated="998"/>
        </table:table-row>
        <table:table-row table:style-name="ro1">
          <table:table-cell table:style-name="ce2" office:value-type="float" office:value="187" calcext:value-type="float">
            <text:p>187</text:p>
          </table:table-cell>
          <table:table-cell table:style-name="ce4" office:value-type="string" calcext:value-type="string">
            <text:p>Qual é a distância de cada subdistrito até o limite da Região Sul, considerando apenas subdistritos contidos no respectivo estado e a até 5 km do limite?</text:p>
          </table:table-cell>
          <table:table-cell table:style-name="ce8" table:content-validation-name="val1" office:value-type="string" calcext:value-type="string">
            <text:p>Região</text:p>
          </table:table-cell>
          <table:table-cell table:style-name="ce11" table:content-validation-name="val2" office:value-type="string" calcext:value-type="string">
            <text:p>Médio</text:p>
          </table:table-cell>
          <table:table-cell table:style-name="ce5" table:content-validation-name="val3" office:value-type="string" calcext:value-type="string">
            <text:p>ST_Distance</text:p>
          </table:table-cell>
          <table:table-cell table:style-name="ce12" office:value-type="string" calcext:value-type="string">
            <text:p>SELECT sd.cd_subdist, sd.nm_subdist, r.nm_regia,</text:p>
            <text:p>       ST_Distance(sd.geometry::geography, ST_Boundary(r.geometry)::geography) AS dist_limite_sd</text:p>
            <text:p>FROM public.regiao r</text:p>
            <text:p>LEFT JOIN public.unidade_federativa uf ON uf.cd_regia = r.cd_regia</text:p>
            <text:p>JOIN public.subdistrito sd ON sd.cd_uf = uf.cd_uf</text:p>
            <text:p>WHERE r.nm_regia = 'Sul'</text:p>
            <text:p>  AND ST_Within(sd.geometry, uf.geometry)</text:p>
            <text:p>  AND ST_DWithin(sd.geometry::geography, ST_Boundary(r.geometry)::geography, 5000);</text:p>
          </table:table-cell>
          <table:table-cell table:style-name="ce9" table:number-columns-repeated="20"/>
          <table:table-cell table:number-columns-repeated="998"/>
        </table:table-row>
        <table:table-row table:style-name="ro1">
          <table:table-cell table:style-name="ce2" office:value-type="float" office:value="188" calcext:value-type="float">
            <text:p>188</text:p>
          </table:table-cell>
          <table:table-cell table:style-name="ce4" office:value-type="string" calcext:value-type="string">
            <text:p>Qual é a distância das regiões imediatas até a Região Centro-Oeste, considerando apenas aquelas que pertencem à respectiva região intermediária e estão a até 12 km do limite?</text:p>
          </table:table-cell>
          <table:table-cell table:style-name="ce8" table:content-validation-name="val1" office:value-type="string" calcext:value-type="string">
            <text:p>Região</text:p>
          </table:table-cell>
          <table:table-cell table:style-name="ce11" table:content-validation-name="val2" office:value-type="string" calcext:value-type="string">
            <text:p>Médio</text:p>
          </table:table-cell>
          <table:table-cell table:style-name="ce5" table:content-validation-name="val3" office:value-type="string" calcext:value-type="string">
            <text:p>ST_Distance</text:p>
          </table:table-cell>
          <table:table-cell table:style-name="ce12" office:value-type="string" calcext:value-type="string">
            <text:p>SELECT rgi.cd_rgi, rgi.nm_rgi, r.nm_regia,</text:p>
            <text:p>       ST_Distance(rgi.geometry::geography, r.geometry::geography) AS dist_area_rgi</text:p>
            <text:p>FROM public.rg_imediata rgi</text:p>
            <text:p>RIGHT JOIN public.regiao r ON rgi.cd_regia = r.cd_regia</text:p>
            <text:p>JOIN public.rg_intermediaria rgint ON rgint.cd_rgint = rgi.cd_rgint</text:p>
            <text:p>WHERE r.nm_regia = 'Centro-Oeste'</text:p>
            <text:p>  AND ST_Intersects(rgi.geometry, rgint.geometry)</text:p>
            <text:p>  AND ST_DWithin(rgi.geometry::geography, ST_Boundary(r.geometry)::geography, 12000);</text:p>
          </table:table-cell>
          <table:table-cell table:style-name="ce9" table:number-columns-repeated="20"/>
          <table:table-cell table:number-columns-repeated="998"/>
        </table:table-row>
        <table:table-row table:style-name="ro1">
          <table:table-cell table:style-name="ce2" office:value-type="float" office:value="189" calcext:value-type="float">
            <text:p>189</text:p>
          </table:table-cell>
          <table:table-cell table:style-name="ce4" office:value-type="string" calcext:value-type="string">
            <text:p>Qual é a distância dos setores censitários até o limite da Região Norte, considerando apenas setores contidos no respectivo estado e a até 3 km do limite?</text:p>
          </table:table-cell>
          <table:table-cell table:style-name="ce8" table:content-validation-name="val1" office:value-type="string" calcext:value-type="string">
            <text:p>Região</text:p>
          </table:table-cell>
          <table:table-cell table:style-name="ce11" table:content-validation-name="val2" office:value-type="string" calcext:value-type="string">
            <text:p>Médio</text:p>
          </table:table-cell>
          <table:table-cell table:style-name="ce5" table:content-validation-name="val3" office:value-type="string" calcext:value-type="string">
            <text:p>ST_Distance</text:p>
          </table:table-cell>
          <table:table-cell table:style-name="ce12" office:value-type="string" calcext:value-type="string">
            <text:p>SELECT s.cd_setor, s.nm_bairro, r.nm_regia,</text:p>
            <text:p>       ST_Distance(s.geometry::geography, ST_Boundary(r.geometry)::geography) AS dist_limite_setor</text:p>
            <text:p>FROM public.regiao r</text:p>
            <text:p>JOIN public.unidade_federativa uf ON uf.cd_regia = r.cd_regia</text:p>
            <text:p>JOIN public.setor s ON s.cd_uf = uf.cd_uf</text:p>
            <text:p>WHERE r.nm_regia = 'Norte'</text:p>
            <text:p>  AND ST_Within(s.geometry, uf.geometry)</text:p>
            <text:p>  AND ST_DWithin(s.geometry::geography, ST_Boundary(r.geometry)::geography, 3000);</text:p>
          </table:table-cell>
          <table:table-cell table:style-name="ce9" table:number-columns-repeated="20"/>
          <table:table-cell table:number-columns-repeated="998"/>
        </table:table-row>
        <table:table-row table:style-name="ro1">
          <table:table-cell table:style-name="ce2" office:value-type="float" office:value="190" calcext:value-type="float">
            <text:p>190</text:p>
          </table:table-cell>
          <table:table-cell table:style-name="ce4" office:value-type="string" calcext:value-type="string">
            <text:p>Qual é a distância das bibliotecas até o limite da Região Nordeste para aquelas localizadas a até 10 km desse limite?</text:p>
          </table:table-cell>
          <table:table-cell table:style-name="ce8" table:content-validation-name="val1" office:value-type="string" calcext:value-type="string">
            <text:p>Região</text:p>
          </table:table-cell>
          <table:table-cell table:style-name="ce11" table:content-validation-name="val2" office:value-type="string" calcext:value-type="string">
            <text:p>Médio</text:p>
          </table:table-cell>
          <table:table-cell table:style-name="ce5" table:content-validation-name="val3" office:value-type="string" calcext:value-type="string">
            <text:p>ST_Distance</text:p>
          </table:table-cell>
          <table:table-cell table:style-name="ce12" office:value-type="string" calcext:value-type="string">
            <text:p>SELECT b.cd_bib, b.nm_bib, r.nm_regia,</text:p>
            <text:p>       ST_Distance(b.geometry::geography, ST_Boundary(r.geometry)::geography) AS dist_limite_bib</text:p>
            <text:p>FROM public.regiao r</text:p>
            <text:p>FULL OUTER JOIN public.unidade_federativa uf ON uf.cd_regia = r.cd_regia</text:p>
            <text:p>JOIN public.municipio m ON m.cd_uf = uf.cd_uf</text:p>
            <text:p>JOIN public.biblioteca b ON b.cd_mun = m.cd_mun</text:p>
            <text:p>WHERE r.nm_regia = 'Nordeste'</text:p>
            <text:p>  AND ST_DWithin(b.geometry::geography, ST_Boundary(r.geometry)::geography, 10000);</text:p>
          </table:table-cell>
          <table:table-cell table:style-name="ce9" table:number-columns-repeated="20"/>
          <table:table-cell table:number-columns-repeated="998"/>
        </table:table-row>
        <table:table-row table:style-name="ro1">
          <table:table-cell table:style-name="ce2" office:value-type="float" office:value="191" calcext:value-type="float">
            <text:p>191</text:p>
          </table:table-cell>
          <table:table-cell table:style-name="ce4" office:value-type="string" calcext:value-type="string">
            <text:p>Quais subdistritos estão contidos na Região Norte e situados a até 3 km do limite regional?</text:p>
          </table:table-cell>
          <table:table-cell table:style-name="ce8" table:content-validation-name="val1" office:value-type="string" calcext:value-type="string">
            <text:p>Região</text:p>
          </table:table-cell>
          <table:table-cell table:style-name="ce11" table:content-validation-name="val2" office:value-type="string" calcext:value-type="string">
            <text:p>Médio</text:p>
          </table:table-cell>
          <table:table-cell table:style-name="ce5" table:content-validation-name="val3" office:value-type="string" calcext:value-type="string">
            <text:p>ST_Within</text:p>
          </table:table-cell>
          <table:table-cell table:style-name="ce12" office:value-type="string" calcext:value-type="string">
            <text:p>SELECT sd.cd_subdist, sd.nm_subdist, r.nm_regia</text:p>
            <text:p>FROM public.regiao r</text:p>
            <text:p>INNER JOIN public.unidade_federativa uf ON uf.cd_regia = r.cd_regia</text:p>
            <text:p>INNER JOIN public.subdistrito sd ON sd.cd_uf = uf.cd_uf</text:p>
            <text:p>WHERE r.nm_regia = 'Norte'</text:p>
            <text:p>  AND ST_Within(sd.geometry, r.geometry)</text:p>
            <text:p>  AND ST_DWithin(sd.geometry::geography, ST_Boundary(r.geometry)::geography, 3000);</text:p>
          </table:table-cell>
          <table:table-cell table:style-name="ce9" table:number-columns-repeated="20"/>
          <table:table-cell table:number-columns-repeated="998"/>
        </table:table-row>
        <table:table-row table:style-name="ro1">
          <table:table-cell table:style-name="ce2" office:value-type="float" office:value="192" calcext:value-type="float">
            <text:p>192</text:p>
          </table:table-cell>
          <table:table-cell table:style-name="ce4" office:value-type="string" calcext:value-type="string">
            <text:p>Quais regiões imediatas ficam totalmente no interior da Região Sudeste, considerando uma faixa interna afastada 5 km do limite?</text:p>
          </table:table-cell>
          <table:table-cell table:style-name="ce8" table:content-validation-name="val1" office:value-type="string" calcext:value-type="string">
            <text:p>Região</text:p>
          </table:table-cell>
          <table:table-cell table:style-name="ce11" table:content-validation-name="val2" office:value-type="string" calcext:value-type="string">
            <text:p>Médio</text:p>
          </table:table-cell>
          <table:table-cell table:style-name="ce5" table:content-validation-name="val3" office:value-type="string" calcext:value-type="string">
            <text:p>ST_Within</text:p>
          </table:table-cell>
          <table:table-cell table:style-name="ce12" office:value-type="string" calcext:value-type="string">
            <text:p>SELECT rgi.cd_rgi, rgi.nm_rgi, r.nm_regia</text:p>
            <text:p>FROM public.regiao r</text:p>
            <text:p>LEFT JOIN public.rg_imediata rgi ON rgi.cd_regia = r.cd_regia</text:p>
            <text:p>LEFT JOIN public.rg_intermediaria rgint ON rgint.cd_rgint = rgi.cd_rgint</text:p>
            <text:p>WHERE r.nm_regia = 'Sudeste'</text:p>
            <text:p>  AND ST_Within(</text:p>
            <text:p>        ST_Transform(rgi.geometry, 3857),</text:p>
            <text:p>        ST_Buffer(ST_Transform(r.geometry, 3857), -5000)</text:p>
            <text:p>      )</text:p>
            <text:p>  AND ST_Intersects(rgi.geometry, rgint.geometry);</text:p>
          </table:table-cell>
          <table:table-cell table:style-name="ce9" table:number-columns-repeated="20"/>
          <table:table-cell table:number-columns-repeated="998"/>
        </table:table-row>
        <table:table-row table:style-name="ro1">
          <table:table-cell table:style-name="ce2" office:value-type="float" office:value="193" calcext:value-type="float">
            <text:p>193</text:p>
          </table:table-cell>
          <table:table-cell table:style-name="ce4" office:value-type="string" calcext:value-type="string">
            <text:p>Quais municípios estão contidos na Região Centro-Oeste e têm distritos que tocam o limite regional?</text:p>
          </table:table-cell>
          <table:table-cell table:style-name="ce8" table:content-validation-name="val1" office:value-type="string" calcext:value-type="string">
            <text:p>Região</text:p>
          </table:table-cell>
          <table:table-cell table:style-name="ce11" table:content-validation-name="val2" office:value-type="string" calcext:value-type="string">
            <text:p>Médio</text:p>
          </table:table-cell>
          <table:table-cell table:style-name="ce5" table:content-validation-name="val3" office:value-type="string" calcext:value-type="string">
            <text:p>ST_Within</text:p>
          </table:table-cell>
          <table:table-cell table:style-name="ce12" office:value-type="string" calcext:value-type="string">
            <text:p>SELECT m.cd_mun, m.nm_mun, r.nm_regia</text:p>
            <text:p>FROM public.municipio m</text:p>
            <text:p>RIGHT JOIN public.regiao r ON m.cd_regia = r.cd_regia</text:p>
            <text:p>JOIN public.distrito d ON d.cd_mun = m.cd_mun</text:p>
            <text:p>WHERE r.nm_regia = 'Centro-Oeste'</text:p>
            <text:p>  AND ST_Within(m.geometry, r.geometry)</text:p>
            <text:p>  AND ST_Intersects(d.geometry, ST_Boundary(r.geometry));</text:p>
          </table:table-cell>
          <table:table-cell table:style-name="ce9" table:number-columns-repeated="20"/>
          <table:table-cell table:number-columns-repeated="998"/>
        </table:table-row>
        <table:table-row table:style-name="ro1">
          <table:table-cell table:style-name="ce2" office:value-type="float" office:value="194" calcext:value-type="float">
            <text:p>194</text:p>
          </table:table-cell>
          <table:table-cell table:style-name="ce4" office:value-type="string" calcext:value-type="string">
            <text:p>Quais setores censitários estão contidos na Região Sul e localizados a até 2 km do seu limite?</text:p>
          </table:table-cell>
          <table:table-cell table:style-name="ce8" table:content-validation-name="val1" office:value-type="string" calcext:value-type="string">
            <text:p>Região</text:p>
          </table:table-cell>
          <table:table-cell table:style-name="ce11" table:content-validation-name="val2" office:value-type="string" calcext:value-type="string">
            <text:p>Médio</text:p>
          </table:table-cell>
          <table:table-cell table:style-name="ce5" table:content-validation-name="val3" office:value-type="string" calcext:value-type="string">
            <text:p>ST_Within</text:p>
          </table:table-cell>
          <table:table-cell table:style-name="ce12" office:value-type="string" calcext:value-type="string">
            <text:p>SELECT s.cd_setor, s.nm_bairro, r.nm_regia</text:p>
            <text:p>FROM public.regiao r</text:p>
            <text:p>JOIN public.unidade_federativa uf ON uf.cd_regia = r.cd_regia</text:p>
            <text:p>JOIN public.setor s ON s.cd_uf = uf.cd_uf</text:p>
            <text:p>WHERE r.nm_regia = 'Sul'</text:p>
            <text:p>  AND ST_Within(s.geometry, r.geometry)</text:p>
            <text:p>  AND ST_DWithin(s.geometry::geography, ST_Boundary(r.geometry)::geography, 2000);</text:p>
          </table:table-cell>
          <table:table-cell table:style-name="ce9" table:number-columns-repeated="20"/>
          <table:table-cell table:number-columns-repeated="998"/>
        </table:table-row>
        <table:table-row table:style-name="ro1">
          <table:table-cell table:style-name="ce2" office:value-type="float" office:value="195" calcext:value-type="float">
            <text:p>195</text:p>
          </table:table-cell>
          <table:table-cell table:style-name="ce4" office:value-type="string" calcext:value-type="string">
            <text:p>Quais regiões intermediárias estão contidas na Região Nordeste e a até 8 km do limite regional?</text:p>
          </table:table-cell>
          <table:table-cell table:style-name="ce8" table:content-validation-name="val1" office:value-type="string" calcext:value-type="string">
            <text:p>Região</text:p>
          </table:table-cell>
          <table:table-cell table:style-name="ce11" table:content-validation-name="val2" office:value-type="string" calcext:value-type="string">
            <text:p>Médio</text:p>
          </table:table-cell>
          <table:table-cell table:style-name="ce5" table:content-validation-name="val3" office:value-type="string" calcext:value-type="string">
            <text:p>ST_Within</text:p>
          </table:table-cell>
          <table:table-cell table:style-name="ce12" office:value-type="string" calcext:value-type="string">
            <text:p>SELECT rgint.cd_rgint, rgint.nm_rgint, r.nm_regia</text:p>
            <text:p>FROM public.rg_intermediaria rgint</text:p>
            <text:p>FULL OUTER JOIN public.regiao r ON rgint.cd_regia = r.cd_regia</text:p>
            <text:p>JOIN public.rg_imediata rgi ON rgi.cd_rgint = rgint.cd_rgint</text:p>
            <text:p>WHERE r.nm_regia = 'Nordeste'</text:p>
            <text:p>  AND ST_Within(rgint.geometry, r.geometry)</text:p>
            <text:p>  AND ST_DWithin(rgint.geometry::geography, ST_Boundary(r.geometry)::geography, 8000);</text:p>
            <text:p/>
          </table:table-cell>
          <table:table-cell table:style-name="ce9" table:number-columns-repeated="20"/>
          <table:table-cell table:number-columns-repeated="998"/>
        </table:table-row>
        <table:table-row table:style-name="ro1">
          <table:table-cell table:style-name="ce2" office:value-type="float" office:value="196" calcext:value-type="float">
            <text:p>196</text:p>
          </table:table-cell>
          <table:table-cell table:style-name="ce4" office:value-type="string" calcext:value-type="string">
            <text:p>Quais trechos de distritos, pertencentes aos estados da Região Sudeste e contidos em seus respectivos estados, se sobrepõem aos limites dessa região?</text:p>
          </table:table-cell>
          <table:table-cell table:style-name="ce8" table:content-validation-name="val1" office:value-type="string" calcext:value-type="string">
            <text:p>Região</text:p>
          </table:table-cell>
          <table:table-cell table:style-name="ce11" table:content-validation-name="val2" office:value-type="string" calcext:value-type="string">
            <text:p>Médio</text:p>
          </table:table-cell>
          <table:table-cell table:style-name="ce5" table:content-validation-name="val3" office:value-type="string" calcext:value-type="string">
            <text:p>ST_Intersection</text:p>
          </table:table-cell>
          <table:table-cell table:style-name="ce12" office:value-type="string" calcext:value-type="string">
            <text:p>SELECT d.cd_dist, d.nm_dist, r.nm_regia,</text:p>
            <text:p>       ST_Intersection(r.geometry, d.geometry) AS trecho_sobreposicao</text:p>
            <text:p>FROM public.regiao r</text:p>
            <text:p>INNER JOIN public.unidade_federativa uf ON uf.cd_regia = r.cd_regia</text:p>
            <text:p>INNER JOIN public.municipio m ON m.cd_uf = uf.cd_uf</text:p>
            <text:p>INNER JOIN public.distrito d ON d.cd_mun = m.cd_mun</text:p>
            <text:p>WHERE r.nm_regia = 'Sudeste'</text:p>
            <text:p>  AND ST_Within(d.geometry, uf.geometry)</text:p>
            <text:p>  AND ST_Intersects(r.geometry, d.geometry);</text:p>
          </table:table-cell>
          <table:table-cell table:style-name="ce9" table:number-columns-repeated="20"/>
          <table:table-cell table:number-columns-repeated="998"/>
        </table:table-row>
        <table:table-row table:style-name="ro1">
          <table:table-cell table:style-name="ce2" office:value-type="float" office:value="197" calcext:value-type="float">
            <text:p>197</text:p>
          </table:table-cell>
          <table:table-cell table:style-name="ce4" office:value-type="string" calcext:value-type="string">
            <text:p>Quais partes de regiões intermediárias se sobrepõem à Região Norte e estão a até 8 km do seu limite?</text:p>
          </table:table-cell>
          <table:table-cell table:style-name="ce8" table:content-validation-name="val1" office:value-type="string" calcext:value-type="string">
            <text:p>Região</text:p>
          </table:table-cell>
          <table:table-cell table:style-name="ce11" table:content-validation-name="val2" office:value-type="string" calcext:value-type="string">
            <text:p>Médio</text:p>
          </table:table-cell>
          <table:table-cell table:style-name="ce5" table:content-validation-name="val3" office:value-type="string" calcext:value-type="string">
            <text:p>ST_Intersection</text:p>
          </table:table-cell>
          <table:table-cell table:style-name="ce12" office:value-type="string" calcext:value-type="string">
            <text:p>SELECT rgint.cd_rgint, rgint.nm_rgint, r.nm_regia,</text:p>
            <text:p>       ST_Intersection(r.geometry, rgint.geometry) AS area_intersecao</text:p>
            <text:p>FROM public.regiao r</text:p>
            <text:p>LEFT JOIN public.rg_intermediaria rgint ON rgint.cd_regia = r.cd_regia</text:p>
            <text:p>JOIN public.rg_imediata rgi ON rgi.cd_rgint = rgint.cd_rgint</text:p>
            <text:p>WHERE r.nm_regia = 'Norte'</text:p>
            <text:p>  AND ST_DWithin(rgint.geometry::geography, ST_Boundary(r.geometry)::geography, 8000)</text:p>
            <text:p>  AND ST_Intersects(r.geometry, rgint.geometry);</text:p>
          </table:table-cell>
          <table:table-cell table:style-name="ce9" table:number-columns-repeated="20"/>
          <table:table-cell table:number-columns-repeated="998"/>
        </table:table-row>
        <table:table-row table:style-name="ro1">
          <table:table-cell table:style-name="ce2" office:value-type="float" office:value="198" calcext:value-type="float">
            <text:p>198</text:p>
          </table:table-cell>
          <table:table-cell table:style-name="ce4" office:value-type="string" calcext:value-type="string">
            <text:p>Quais trechos de setores censitários se sobrepõem à Região Centro-Oeste, considerando apenas setores contidos no respectivo estado?</text:p>
          </table:table-cell>
          <table:table-cell table:style-name="ce8" table:content-validation-name="val1" office:value-type="string" calcext:value-type="string">
            <text:p>Região</text:p>
          </table:table-cell>
          <table:table-cell table:style-name="ce11" table:content-validation-name="val2" office:value-type="string" calcext:value-type="string">
            <text:p>Médio</text:p>
          </table:table-cell>
          <table:table-cell table:style-name="ce5" table:content-validation-name="val3" office:value-type="string" calcext:value-type="string">
            <text:p>ST_Intersection</text:p>
          </table:table-cell>
          <table:table-cell table:style-name="ce12" office:value-type="string" calcext:value-type="string">
            <text:p>SELECT s.cd_setor, s.nm_bairro, r.nm_regia,</text:p>
            <text:p>       ST_Intersection(r.geometry, s.geometry) AS trecho_setor</text:p>
            <text:p>FROM public.setor s</text:p>
            <text:p>RIGHT JOIN public.regiao r ON s.cd_regia = r.cd_regia</text:p>
            <text:p>JOIN public.unidade_federativa uf ON uf.cd_regia = r.cd_regia</text:p>
            <text:p>WHERE r.nm_regia = 'Centro-Oeste'</text:p>
            <text:p>  AND ST_Within(s.geometry, uf.geometry)</text:p>
            <text:p>  AND ST_Intersects(r.geometry, s.geometry);</text:p>
          </table:table-cell>
          <table:table-cell table:style-name="ce9" table:number-columns-repeated="20"/>
          <table:table-cell table:number-columns-repeated="998"/>
        </table:table-row>
        <table:table-row table:style-name="ro1">
          <table:table-cell table:style-name="ce2" office:value-type="float" office:value="199" calcext:value-type="float">
            <text:p>199</text:p>
          </table:table-cell>
          <table:table-cell table:style-name="ce4" office:value-type="string" calcext:value-type="string">
            <text:p>Quais trechos de subdistritos se sobrepõem à Região Sul e estão a no máximo 5 km do limite regional?</text:p>
          </table:table-cell>
          <table:table-cell table:style-name="ce8" table:content-validation-name="val1" office:value-type="string" calcext:value-type="string">
            <text:p>Região</text:p>
          </table:table-cell>
          <table:table-cell table:style-name="ce11" table:content-validation-name="val2" office:value-type="string" calcext:value-type="string">
            <text:p>Médio</text:p>
          </table:table-cell>
          <table:table-cell table:style-name="ce5" table:content-validation-name="val3" office:value-type="string" calcext:value-type="string">
            <text:p>ST_Intersection</text:p>
          </table:table-cell>
          <table:table-cell table:style-name="ce12" office:value-type="string" calcext:value-type="string">
            <text:p>SELECT sd.cd_subdist, sd.nm_subdist, r.nm_regia,</text:p>
            <text:p>       ST_Intersection(r.geometry, sd.geometry) AS trecho_subdistrito</text:p>
            <text:p>FROM public.regiao r</text:p>
            <text:p>JOIN public.subdistrito sd ON sd.cd_regia = r.cd_regia</text:p>
            <text:p>JOIN public.municipio m ON m.cd_mun = sd.cd_mun</text:p>
            <text:p>WHERE r.nm_regia = 'Sul'</text:p>
            <text:p>  AND ST_DWithin(sd.geometry::geography, ST_Boundary(r.geometry)::geography, 5000)</text:p>
            <text:p>  AND ST_Intersects(r.geometry, sd.geometry);</text:p>
            <text:p/>
          </table:table-cell>
          <table:table-cell table:style-name="ce9" table:number-columns-repeated="20"/>
          <table:table-cell table:number-columns-repeated="998"/>
        </table:table-row>
        <table:table-row table:style-name="ro1">
          <table:table-cell table:style-name="ce2" office:value-type="float" office:value="200" calcext:value-type="float">
            <text:p>200</text:p>
          </table:table-cell>
          <table:table-cell table:style-name="ce4" office:value-type="string" calcext:value-type="string">
            <text:p>Quais trechos de municípios se sobrepõem à Região Nordeste e permanecem ao menos 3 km afastados do seu limite?</text:p>
          </table:table-cell>
          <table:table-cell table:style-name="ce8" table:content-validation-name="val1" office:value-type="string" calcext:value-type="string">
            <text:p>Região</text:p>
          </table:table-cell>
          <table:table-cell table:style-name="ce11" table:content-validation-name="val2" office:value-type="string" calcext:value-type="string">
            <text:p>Médio</text:p>
          </table:table-cell>
          <table:table-cell table:style-name="ce5" table:content-validation-name="val3" office:value-type="string" calcext:value-type="string">
            <text:p>ST_Intersection</text:p>
          </table:table-cell>
          <table:table-cell table:style-name="ce12" office:value-type="string" calcext:value-type="string">
            <text:p>SELECT m.cd_mun, m.nm_mun, r.nm_regia,</text:p>
            <text:p>       ST_Intersection(r.geometry, m.geometry) AS trecho_municipio</text:p>
            <text:p>FROM public.unidade_federativa uf</text:p>
            <text:p>FULL OUTER JOIN public.regiao r ON uf.cd_regia = r.cd_regia</text:p>
            <text:p>JOIN public.municipio m ON m.cd_uf = uf.cd_uf</text:p>
            <text:p>WHERE r.nm_regia = 'Nordeste'</text:p>
            <text:p>  AND ST_Within(m.geometry, uf.geometry)</text:p>
            <text:p>  AND ST_Intersects(r.geometry, m.geometry)</text:p>
            <text:p>  AND NOT ST_DWithin(m.geometry::geography, ST_Boundary(r.geometry)::geography, 3000);</text:p>
          </table:table-cell>
          <table:table-cell table:style-name="ce9" table:number-columns-repeated="20"/>
          <table:table-cell table:number-columns-repeated="998"/>
        </table:table-row>
        <table:table-row table:style-name="ro1">
          <table:table-cell table:style-name="ce2" office:value-type="float" office:value="201" calcext:value-type="float">
            <text:p>201</text:p>
          </table:table-cell>
          <table:table-cell table:style-name="ce4" office:value-type="string" calcext:value-type="string">
            <text:p>Quais trechos de municípios situam-se na faixa interna de 3 km ao redor do limite da Região Sudeste?</text:p>
          </table:table-cell>
          <table:table-cell table:style-name="ce8" table:content-validation-name="val1" office:value-type="string" calcext:value-type="string">
            <text:p>Região</text:p>
          </table:table-cell>
          <table:table-cell table:style-name="ce11" table:content-validation-name="val2" office:value-type="string" calcext:value-type="string">
            <text:p>Médio</text:p>
          </table:table-cell>
          <table:table-cell table:style-name="ce5" table:content-validation-name="val3" office:value-type="string" calcext:value-type="string">
            <text:p>ST_Buffer</text:p>
          </table:table-cell>
          <table:table-cell table:style-name="ce12" office:value-type="string" calcext:value-type="string">
            <text:p>SELECT m.cd_mun, m.nm_mun, r.nm_regia,</text:p>
            <text:p>       ST_Intersection(</text:p>
            <text:p>         ST_Transform(m.geometry, 3857),</text:p>
            <text:p>         ST_Buffer(ST_Boundary(ST_Transform(r.geometry, 3857)), 3000)</text:p>
            <text:p>       ) AS trecho_faixa_interna</text:p>
            <text:p>FROM public.regiao r</text:p>
            <text:p>INNER JOIN public.unidade_federativa uf ON uf.cd_regia = r.cd_regia</text:p>
            <text:p>INNER JOIN public.municipio m ON m.cd_uf = uf.cd_uf</text:p>
            <text:p>WHERE r.nm_regia = 'Sudeste'</text:p>
            <text:p>  AND ST_Intersects(</text:p>
            <text:p>        ST_Transform(m.geometry, 3857),</text:p>
            <text:p>        ST_Buffer(ST_Boundary(ST_Transform(r.geometry, 3857)), 3000)</text:p>
            <text:p>      );</text:p>
          </table:table-cell>
          <table:table-cell table:style-name="ce9" table:number-columns-repeated="20"/>
          <table:table-cell table:number-columns-repeated="998"/>
        </table:table-row>
        <table:table-row table:style-name="ro1">
          <table:table-cell table:style-name="ce2" office:value-type="float" office:value="202" calcext:value-type="float">
            <text:p>202</text:p>
          </table:table-cell>
          <table:table-cell table:style-name="ce4" office:value-type="string" calcext:value-type="string">
            <text:p>Quais subdistritos ficam sobrepostos à faixa externa de 5 km ao redor da Região Norte?</text:p>
          </table:table-cell>
          <table:table-cell table:style-name="ce8" table:content-validation-name="val1" office:value-type="string" calcext:value-type="string">
            <text:p>Região</text:p>
          </table:table-cell>
          <table:table-cell table:style-name="ce11" table:content-validation-name="val2" office:value-type="string" calcext:value-type="string">
            <text:p>Médio</text:p>
          </table:table-cell>
          <table:table-cell table:style-name="ce5" table:content-validation-name="val3" office:value-type="string" calcext:value-type="string">
            <text:p>ST_Buffer</text:p>
          </table:table-cell>
          <table:table-cell table:style-name="ce12" office:value-type="string" calcext:value-type="string">
            <text:p>SELECT sd.cd_subdist, sd.nm_subdist, r.nm_regia,</text:p>
            <text:p>       ST_Intersection(</text:p>
            <text:p>         ST_Transform(sd.geometry, 3857),</text:p>
            <text:p>         ST_Difference(</text:p>
            <text:p>           ST_Buffer(ST_Transform(r.geometry, 3857), 5000),</text:p>
            <text:p>           ST_Transform(r.geometry, 3857)</text:p>
            <text:p>         )</text:p>
            <text:p>       ) AS trecho_faixa_externa</text:p>
            <text:p>FROM public.regiao r</text:p>
            <text:p>LEFT JOIN public.subdistrito sd ON sd.cd_regia = r.cd_regia</text:p>
            <text:p>JOIN public.municipio m ON m.cd_mun = sd.cd_mun</text:p>
            <text:p>WHERE r.nm_regia = 'Norte'</text:p>
            <text:p>  AND ST_Intersects(</text:p>
            <text:p>        ST_Transform(sd.geometry, 3857),</text:p>
            <text:p>        ST_Difference(</text:p>
            <text:p>          ST_Buffer(ST_Transform(r.geometry, 3857), 5000),</text:p>
            <text:p>          ST_Transform(r.geometry, 3857)</text:p>
            <text:p>        )</text:p>
            <text:p>      );</text:p>
          </table:table-cell>
          <table:table-cell table:style-name="ce9" table:number-columns-repeated="20"/>
          <table:table-cell table:number-columns-repeated="998"/>
        </table:table-row>
        <table:table-row table:style-name="ro1">
          <table:table-cell table:style-name="ce2" office:value-type="float" office:value="203" calcext:value-type="float">
            <text:p>203</text:p>
          </table:table-cell>
          <table:table-cell table:style-name="ce4" office:value-type="string" calcext:value-type="string">
            <text:p>Quais partes de regiões imediatas, vinculadas à Região Norte, incidem na faixa de 8 km ao redor do limite regional?</text:p>
          </table:table-cell>
          <table:table-cell table:style-name="ce8" table:content-validation-name="val1" office:value-type="string" calcext:value-type="string">
            <text:p>Região</text:p>
          </table:table-cell>
          <table:table-cell table:style-name="ce11" table:content-validation-name="val2" office:value-type="string" calcext:value-type="string">
            <text:p>Médio</text:p>
          </table:table-cell>
          <table:table-cell table:style-name="ce5" table:content-validation-name="val3" office:value-type="string" calcext:value-type="string">
            <text:p>ST_Buffer</text:p>
          </table:table-cell>
          <table:table-cell table:style-name="ce12" office:value-type="string" calcext:value-type="string">
            <text:p>SELECT rgi.cd_rgi, rgi.nm_rgi, r.nm_regia,</text:p>
            <text:p>       ST_Intersection(</text:p>
            <text:p>         ST_Transform(rgi.geometry, 3857),</text:p>
            <text:p>         ST_Buffer(ST_Boundary(ST_Transform(r.geometry, 3857)), 8000)</text:p>
            <text:p>       ) AS area_intersecao</text:p>
            <text:p>FROM public.rg_imediata rgi</text:p>
            <text:p>RIGHT JOIN public.regiao r ON rgi.cd_regia = r.cd_regia</text:p>
            <text:p>JOIN public.rg_intermediaria rgint ON rgint.cd_rgint = rgi.cd_rgint</text:p>
            <text:p>WHERE r.nm_regia = 'Norte'</text:p>
            <text:p>  AND ST_Intersects(</text:p>
            <text:p>        ST_Transform(rgi.geometry, 3857),</text:p>
            <text:p>        ST_Buffer(ST_Boundary(ST_Transform(r.geometry, 3857)), 8000)</text:p>
            <text:p>      );</text:p>
          </table:table-cell>
          <table:table-cell table:style-name="ce9" table:number-columns-repeated="20"/>
          <table:table-cell table:number-columns-repeated="998"/>
        </table:table-row>
        <table:table-row table:style-name="ro1">
          <table:table-cell table:style-name="ce2" office:value-type="float" office:value="204" calcext:value-type="float">
            <text:p>204</text:p>
          </table:table-cell>
          <table:table-cell table:style-name="ce4" office:value-type="string" calcext:value-type="string">
            <text:p>Quais trechos de distritos estão na faixa externa de 4 km em torno da Região Sul?</text:p>
          </table:table-cell>
          <table:table-cell table:style-name="ce8" table:content-validation-name="val1" office:value-type="string" calcext:value-type="string">
            <text:p>Região</text:p>
          </table:table-cell>
          <table:table-cell table:style-name="ce11" table:content-validation-name="val2" office:value-type="string" calcext:value-type="string">
            <text:p>Médio</text:p>
          </table:table-cell>
          <table:table-cell table:style-name="ce5" table:content-validation-name="val3" office:value-type="string" calcext:value-type="string">
            <text:p>ST_Buffer</text:p>
          </table:table-cell>
          <table:table-cell table:style-name="ce12" office:value-type="string" calcext:value-type="string">
            <text:p>SELECT d.cd_dist, d.nm_dist, r.nm_regia,</text:p>
            <text:p>       ST_Intersection(</text:p>
            <text:p>         ST_Transform(d.geometry, 3857),</text:p>
            <text:p>         ST_Difference(</text:p>
            <text:p>           ST_Buffer(ST_Transform(r.geometry, 3857), 4000),</text:p>
            <text:p>           ST_Transform(r.geometry, 3857)</text:p>
            <text:p>         )</text:p>
            <text:p>       ) AS trecho_faixa_externa</text:p>
            <text:p>FROM public.regiao r</text:p>
            <text:p>JOIN public.unidade_federativa uf ON uf.cd_regia = r.cd_regia</text:p>
            <text:p>JOIN public.municipio m ON m.cd_uf = uf.cd_uf</text:p>
            <text:p>JOIN public.distrito d ON d.cd_mun = m.cd_mun</text:p>
            <text:p>WHERE r.nm_regia = 'Sul'</text:p>
            <text:p>  AND ST_Intersects(</text:p>
            <text:p>        ST_Transform(d.geometry, 3857),</text:p>
            <text:p>        ST_Difference(</text:p>
            <text:p>          ST_Buffer(ST_Transform(r.geometry, 3857), 4000),</text:p>
            <text:p>          ST_Transform(r.geometry, 3857)</text:p>
            <text:p>        )</text:p>
            <text:p>      );</text:p>
          </table:table-cell>
          <table:table-cell table:style-name="ce9" table:number-columns-repeated="20"/>
          <table:table-cell table:number-columns-repeated="998"/>
        </table:table-row>
        <table:table-row table:style-name="ro1">
          <table:table-cell table:style-name="ce2" office:value-type="float" office:value="205" calcext:value-type="float">
            <text:p>205</text:p>
          </table:table-cell>
          <table:table-cell table:style-name="ce4" office:value-type="string" calcext:value-type="string">
            <text:p>Quais regiões intermediárias estão totalmente dentro do “miolo” da Região Nordeste, afastado 6 km do limite?</text:p>
          </table:table-cell>
          <table:table-cell table:style-name="ce8" table:content-validation-name="val1" office:value-type="string" calcext:value-type="string">
            <text:p>Região</text:p>
          </table:table-cell>
          <table:table-cell table:style-name="ce11" table:content-validation-name="val2" office:value-type="string" calcext:value-type="string">
            <text:p>Médio</text:p>
          </table:table-cell>
          <table:table-cell table:style-name="ce5" table:content-validation-name="val3" office:value-type="string" calcext:value-type="string">
            <text:p>ST_Buffer</text:p>
          </table:table-cell>
          <table:table-cell table:style-name="ce12" office:value-type="string" calcext:value-type="string">
            <text:p>SELECT rgint.cd_rgint, rgint.nm_rgint, r.nm_regia</text:p>
            <text:p>FROM public.unidade_federativa uf</text:p>
            <text:p>FULL OUTER JOIN public.regiao r ON uf.cd_regia = r.cd_regia</text:p>
            <text:p>JOIN public.rg_intermediaria rgint ON rgint.cd_uf = uf.cd_uf</text:p>
            <text:p>WHERE r.nm_regia = 'Nordeste'</text:p>
            <text:p>  AND ST_Contains(</text:p>
            <text:p>        ST_Buffer(ST_Transform(r.geometry, 3857), -6000),</text:p>
            <text:p>        ST_Transform(rgint.geometry, 3857)</text:p>
            <text:p>      );</text:p>
          </table:table-cell>
          <table:table-cell table:style-name="ce9" table:number-columns-repeated="20"/>
          <table:table-cell table:number-columns-repeated="998"/>
        </table:table-row>
        <table:table-row table:style-name="ro1">
          <table:table-cell table:style-name="ce2" office:value-type="float" office:value="206" calcext:value-type="float">
            <text:p>206</text:p>
          </table:table-cell>
          <table:table-cell table:style-name="ce4" office:value-type="string" calcext:value-type="string">
            <text:p>Quais municípios dos estados da Região Sudeste estão a até 8 km do limite regional?</text:p>
          </table:table-cell>
          <table:table-cell table:style-name="ce8" table:content-validation-name="val1" office:value-type="string" calcext:value-type="string">
            <text:p>Região</text:p>
          </table:table-cell>
          <table:table-cell table:style-name="ce11" table:content-validation-name="val2" office:value-type="string" calcext:value-type="string">
            <text:p>Médio</text:p>
          </table:table-cell>
          <table:table-cell table:style-name="ce5" table:content-validation-name="val3" office:value-type="string" calcext:value-type="string">
            <text:p>ST_DWithin</text:p>
          </table:table-cell>
          <table:table-cell table:style-name="ce12" office:value-type="string" calcext:value-type="string">
            <text:p>SELECT m.cd_mun, m.nm_mun, r.nm_regia</text:p>
            <text:p>FROM public.regiao r</text:p>
            <text:p>INNER JOIN public.unidade_federativa uf ON uf.cd_regia = r.cd_regia</text:p>
            <text:p>INNER JOIN public.municipio m ON m.cd_uf = uf.cd_uf</text:p>
            <text:p>WHERE r.nm_regia = 'Sudeste'</text:p>
            <text:p>  AND ST_Intersects(m.geometry, r.geometry)</text:p>
            <text:p>  AND ST_DWithin(m.geometry::geography, ST_Boundary(r.geometry)::geography, 8000);</text:p>
          </table:table-cell>
          <table:table-cell table:style-name="ce9" table:number-columns-repeated="20"/>
          <table:table-cell table:number-columns-repeated="998"/>
        </table:table-row>
        <table:table-row table:style-name="ro1">
          <table:table-cell table:style-name="ce2" office:value-type="float" office:value="207" calcext:value-type="float">
            <text:p>207</text:p>
          </table:table-cell>
          <table:table-cell table:style-name="ce4" office:value-type="string" calcext:value-type="string">
            <text:p>Quais subdistritos dos estados da Região Norte ficam a até 5 km do limite da região?</text:p>
          </table:table-cell>
          <table:table-cell table:style-name="ce8" table:content-validation-name="val1" office:value-type="string" calcext:value-type="string">
            <text:p>Região</text:p>
          </table:table-cell>
          <table:table-cell table:style-name="ce11" table:content-validation-name="val2" office:value-type="string" calcext:value-type="string">
            <text:p>Médio</text:p>
          </table:table-cell>
          <table:table-cell table:style-name="ce5" table:content-validation-name="val3" office:value-type="string" calcext:value-type="string">
            <text:p>ST_DWithin</text:p>
          </table:table-cell>
          <table:table-cell table:style-name="ce12" office:value-type="string" calcext:value-type="string">
            <text:p>SELECT sd.cd_subdist, sd.nm_subdist, r.nm_regia</text:p>
            <text:p>FROM public.regiao r</text:p>
            <text:p>LEFT JOIN public.unidade_federativa uf ON uf.cd_regia = r.cd_regia</text:p>
            <text:p>JOIN public.subdistrito sd ON sd.cd_uf = uf.cd_uf</text:p>
            <text:p>WHERE r.nm_regia = 'Norte'</text:p>
            <text:p>  AND ST_Within(sd.geometry, uf.geometry)</text:p>
            <text:p>  AND ST_DWithin(sd.geometry::geography, ST_Boundary(r.geometry)::geography, 5000);</text:p>
          </table:table-cell>
          <table:table-cell table:style-name="ce9" table:number-columns-repeated="20"/>
          <table:table-cell table:number-columns-repeated="998"/>
        </table:table-row>
        <table:table-row table:style-name="ro1">
          <table:table-cell table:style-name="ce2" office:value-type="float" office:value="208" calcext:value-type="float">
            <text:p>208</text:p>
          </table:table-cell>
          <table:table-cell table:style-name="ce4" office:value-type="string" calcext:value-type="string">
            <text:p>Quais regiões imediatas vinculadas à Região Centro-Oeste estão a até 12 km do seu limite?</text:p>
          </table:table-cell>
          <table:table-cell table:style-name="ce8" table:content-validation-name="val1" office:value-type="string" calcext:value-type="string">
            <text:p>Região</text:p>
          </table:table-cell>
          <table:table-cell table:style-name="ce11" table:content-validation-name="val2" office:value-type="string" calcext:value-type="string">
            <text:p>Médio</text:p>
          </table:table-cell>
          <table:table-cell table:style-name="ce5" table:content-validation-name="val3" office:value-type="string" calcext:value-type="string">
            <text:p>ST_DWithin</text:p>
          </table:table-cell>
          <table:table-cell table:style-name="ce12" office:value-type="string" calcext:value-type="string">
            <text:p>SELECT rgi.cd_rgi, rgi.nm_rgi, r.nm_regia</text:p>
            <text:p>FROM public.rg_imediata rgi</text:p>
            <text:p>RIGHT JOIN public.regiao r ON rgi.cd_regia = r.cd_regia</text:p>
            <text:p>JOIN public.rg_intermediaria rgint ON rgint.cd_rgint = rgi.cd_rgint</text:p>
            <text:p>WHERE r.nm_regia = 'Centro-Oeste'</text:p>
            <text:p>  AND ST_Intersects(rgi.geometry, rgint.geometry)</text:p>
            <text:p>  AND ST_DWithin(rgi.geometry::geography, ST_Boundary(r.geometry)::geography, 12000);</text:p>
          </table:table-cell>
          <table:table-cell table:style-name="ce9" table:number-columns-repeated="20"/>
          <table:table-cell table:number-columns-repeated="998"/>
        </table:table-row>
        <table:table-row table:style-name="ro1">
          <table:table-cell table:style-name="ce2" office:value-type="float" office:value="209" calcext:value-type="float">
            <text:p>209</text:p>
          </table:table-cell>
          <table:table-cell table:style-name="ce4" office:value-type="string" calcext:value-type="string">
            <text:p>Quais distritos dos estados da Região Sul estão a até 2 km do limite regional?</text:p>
          </table:table-cell>
          <table:table-cell table:style-name="ce8" table:content-validation-name="val1" office:value-type="string" calcext:value-type="string">
            <text:p>Região</text:p>
          </table:table-cell>
          <table:table-cell table:style-name="ce11" table:content-validation-name="val2" office:value-type="string" calcext:value-type="string">
            <text:p>Médio</text:p>
          </table:table-cell>
          <table:table-cell table:style-name="ce5" table:content-validation-name="val3" office:value-type="string" calcext:value-type="string">
            <text:p>ST_DWithin</text:p>
          </table:table-cell>
          <table:table-cell table:style-name="ce12" office:value-type="string" calcext:value-type="string">
            <text:p>SELECT d.cd_dist, d.nm_dist, r.nm_regia</text:p>
            <text:p>FROM public.regiao r</text:p>
            <text:p>JOIN public.unidade_federativa uf ON uf.cd_regia = r.cd_regia</text:p>
            <text:p>JOIN public.municipio m ON m.cd_uf = uf.cd_uf</text:p>
            <text:p>JOIN public.distrito d ON d.cd_mun = m.cd_mun</text:p>
            <text:p>WHERE r.nm_regia = 'Sul'</text:p>
            <text:p>  AND ST_Intersects(d.geometry, r.geometry)</text:p>
            <text:p>  AND ST_DWithin(d.geometry::geography, ST_Boundary(r.geometry)::geography, 2000);</text:p>
          </table:table-cell>
          <table:table-cell table:style-name="ce9" table:number-columns-repeated="20"/>
          <table:table-cell table:number-columns-repeated="998"/>
        </table:table-row>
        <table:table-row table:style-name="ro1">
          <table:table-cell table:style-name="ce2" office:value-type="float" office:value="210" calcext:value-type="float">
            <text:p>210</text:p>
          </table:table-cell>
          <table:table-cell table:style-name="ce4" office:value-type="string" calcext:value-type="string">
            <text:p>Quais setores censitários dos estados da Região Nordeste ficam a até 3 km do limite regional?</text:p>
          </table:table-cell>
          <table:table-cell table:style-name="ce8" table:content-validation-name="val1" office:value-type="string" calcext:value-type="string">
            <text:p>Região</text:p>
          </table:table-cell>
          <table:table-cell table:style-name="ce11" table:content-validation-name="val2" office:value-type="string" calcext:value-type="string">
            <text:p>Médio</text:p>
          </table:table-cell>
          <table:table-cell table:style-name="ce5" table:content-validation-name="val3" office:value-type="string" calcext:value-type="string">
            <text:p>ST_DWithin</text:p>
          </table:table-cell>
          <table:table-cell table:style-name="ce12" office:value-type="string" calcext:value-type="string">
            <text:p>SELECT s.cd_setor, s.nm_bairro, r.nm_regia</text:p>
            <text:p>FROM public.unidade_federativa uf</text:p>
            <text:p>FULL OUTER JOIN public.regiao r ON uf.cd_regia = r.cd_regia</text:p>
            <text:p>JOIN public.setor s ON s.cd_uf = uf.cd_uf</text:p>
            <text:p>WHERE r.nm_regia = 'Nordeste'</text:p>
            <text:p>  AND ST_Within(s.geometry, uf.geometry)</text:p>
            <text:p>  AND ST_DWithin(s.geometry::geography, ST_Boundary(r.geometry)::geography, 3000);</text:p>
          </table:table-cell>
          <table:table-cell table:style-name="ce9" table:number-columns-repeated="20"/>
          <table:table-cell table:number-columns-repeated="998"/>
        </table:table-row>
        <table:table-row table:style-name="ro1">
          <table:table-cell table:style-name="ce2" office:value-type="float" office:value="211" calcext:value-type="float">
            <text:p>211</text:p>
          </table:table-cell>
          <table:table-cell table:style-name="ce4" office:value-type="string" calcext:value-type="string">
            <text:p>No Nordeste, por sigla de UF, quantas escolas têm um raio de 1 km que cruza a fronteira da região?</text:p>
          </table:table-cell>
          <table:table-cell table:style-name="ce8" table:content-validation-name="val1" office:value-type="string" calcext:value-type="string">
            <text:p>Região</text:p>
          </table:table-cell>
          <table:table-cell table:style-name="ce11" table:content-validation-name="val2" office:value-type="string" calcext:value-type="string">
            <text:p>Difícil</text:p>
          </table:table-cell>
          <table:table-cell table:style-name="ce5" table:content-validation-name="val3" office:value-type="string" calcext:value-type="string">
            <text:p>ST_Intersects</text:p>
          </table:table-cell>
          <table:table-cell table:style-name="ce12" office:value-type="string" calcext:value-type="string">
            <text:p>-- INNER JOIN</text:p>
            <text:p>SELECT</text:p>
            <text:p>  uf.sigla_uf,</text:p>
            <text:p>  COUNT(*) AS qt_escolas_raio_1km_cruza_regiao</text:p>
            <text:p>FROM public.regiao r</text:p>
            <text:p>INNER JOIN public.unidade_federativa uf</text:p>
            <text:p>  ON uf.cd_regia = r.cd_regia</text:p>
            <text:p>INNER JOIN public.municipio m</text:p>
            <text:p>  ON m.cd_uf = uf.cd_uf</text:p>
            <text:p>INNER JOIN public.escola e</text:p>
            <text:p>  ON e.cd_mun = m.cd_mun</text:p>
            <text:p>WHERE r.nm_regia = 'Nordeste'</text:p>
            <text:p>  AND e.geometry &amp;&amp; r.geometry</text:p>
            <text:p>  AND ST_DWithin(e.geometry, r.geometry, 1000)</text:p>
            <text:p>  AND ST_Intersects(ST_Buffer(e.geometry, 1000), r.geometry)</text:p>
            <text:p>GROUP BY uf.sigla_uf</text:p>
            <text:p>ORDER BY uf.sigla_uf;</text:p>
          </table:table-cell>
          <table:table-cell table:style-name="ce9" table:number-columns-repeated="20"/>
          <table:table-cell table:number-columns-repeated="998"/>
        </table:table-row>
        <table:table-row table:style-name="ro1">
          <table:table-cell table:style-name="ce2" office:value-type="float" office:value="212" calcext:value-type="float">
            <text:p>212</text:p>
          </table:table-cell>
          <table:table-cell table:style-name="ce4" office:value-type="string" calcext:value-type="string">
            <text:p>No Sudeste, por sigla de UF, quantos municípios que intersectam a região possuem ao menos 1 escola até 2 km da fronteira regional?</text:p>
          </table:table-cell>
          <table:table-cell table:style-name="ce8" table:content-validation-name="val1" office:value-type="string" calcext:value-type="string">
            <text:p>Região</text:p>
          </table:table-cell>
          <table:table-cell table:style-name="ce11" table:content-validation-name="val2" office:value-type="string" calcext:value-type="string">
            <text:p>Difícil</text:p>
          </table:table-cell>
          <table:table-cell table:style-name="ce5" table:content-validation-name="val3" office:value-type="string" calcext:value-type="string">
            <text:p>ST_Intersects</text:p>
          </table:table-cell>
          <table:table-cell table:style-name="ce12" office:value-type="string" calcext:value-type="string">
            <text:p>SELECT</text:p>
            <text:p>  uf.sigla_uf,</text:p>
            <text:p>  COUNT(DISTINCT m.cd_mun) AS qt_municipios_com_escola_proxima</text:p>
            <text:p>FROM public.regiao r</text:p>
            <text:p>JOIN public.unidade_federativa uf</text:p>
            <text:p>  ON uf.cd_regia = r.cd_regia</text:p>
            <text:p>LEFT JOIN public.municipio m</text:p>
            <text:p>  ON m.cd_uf = uf.cd_uf</text:p>
            <text:p>LEFT JOIN public.escola e</text:p>
            <text:p>  ON e.cd_mun = m.cd_mun</text:p>
            <text:p>WHERE r.nm_regia = 'Sudeste'</text:p>
            <text:p>  AND m.geometry &amp;&amp; r.geometry</text:p>
            <text:p>  AND ST_Intersects(m.geometry, r.geometry)</text:p>
            <text:p>  AND e.geometry &amp;&amp; r.geometry</text:p>
            <text:p>  AND ST_DWithin(e.geometry, r.geometry, 2000)</text:p>
            <text:p>GROUP BY uf.sigla_uf</text:p>
            <text:p>ORDER BY uf.sigla_uf;</text:p>
          </table:table-cell>
          <table:table-cell table:style-name="ce9" table:number-columns-repeated="20"/>
          <table:table-cell table:number-columns-repeated="998"/>
        </table:table-row>
        <table:table-row table:style-name="ro1">
          <table:table-cell table:style-name="ce2" office:value-type="float" office:value="213" calcext:value-type="float">
            <text:p>213</text:p>
          </table:table-cell>
          <table:table-cell table:style-name="ce4" office:value-type="string" calcext:value-type="string">
            <text:p>Na Região Norte, qual a distância média, por sigla de UF, do centróide dos municípios até o limite da região, considerando apenas municípios que intersectam a região?</text:p>
          </table:table-cell>
          <table:table-cell table:style-name="ce8" table:content-validation-name="val1" office:value-type="string" calcext:value-type="string">
            <text:p>Região</text:p>
          </table:table-cell>
          <table:table-cell table:style-name="ce11" table:content-validation-name="val2" office:value-type="string" calcext:value-type="string">
            <text:p>Difícil</text:p>
          </table:table-cell>
          <table:table-cell table:style-name="ce5" table:content-validation-name="val3" office:value-type="string" calcext:value-type="string">
            <text:p>ST_Intersects</text:p>
          </table:table-cell>
          <table:table-cell table:style-name="ce12" office:value-type="string" calcext:value-type="string">
            <text:p>SELECT</text:p>
            <text:p>  uf.sigla_uf,</text:p>
            <text:p>  AVG(ST_Distance(ST_Centroid(m.geometry), r.geometry)) AS dist_media_centroide_mun_ate_regiao</text:p>
            <text:p>FROM public.regiao r</text:p>
            <text:p>RIGHT JOIN public.unidade_federativa uf</text:p>
            <text:p>  ON uf.cd_regia = r.cd_regia AND r.nm_regia = 'Norte'</text:p>
            <text:p>INNER JOIN public.municipio m</text:p>
            <text:p>  ON m.cd_uf = uf.cd_uf</text:p>
            <text:p>WHERE m.geometry &amp;&amp; r.geometry</text:p>
            <text:p>  AND ST_Intersects(m.geometry, r.geometry)</text:p>
            <text:p>GROUP BY uf.sigla_uf</text:p>
            <text:p>ORDER BY uf.sigla_uf;</text:p>
          </table:table-cell>
          <table:table-cell table:style-name="ce9" table:number-columns-repeated="20"/>
          <table:table-cell table:number-columns-repeated="998"/>
        </table:table-row>
        <table:table-row table:style-name="ro1">
          <table:table-cell table:style-name="ce2" office:value-type="float" office:value="214" calcext:value-type="float">
            <text:p>214</text:p>
          </table:table-cell>
          <table:table-cell table:style-name="ce4" office:value-type="string" calcext:value-type="string">
            <text:p>No Centro-Oeste, qual é a área total (km²), por sigla de UF, da interseção entre o limite estadual e o limite da região?</text:p>
          </table:table-cell>
          <table:table-cell table:style-name="ce8" table:content-validation-name="val1" office:value-type="string" calcext:value-type="string">
            <text:p>Região</text:p>
          </table:table-cell>
          <table:table-cell table:style-name="ce11" table:content-validation-name="val2" office:value-type="string" calcext:value-type="string">
            <text:p>Difícil</text:p>
          </table:table-cell>
          <table:table-cell table:style-name="ce5" table:content-validation-name="val3" office:value-type="string" calcext:value-type="string">
            <text:p>ST_Intersects</text:p>
          </table:table-cell>
          <table:table-cell table:style-name="ce12" office:value-type="string" calcext:value-type="string">
            <text:p>SELECT</text:p>
            <text:p>  uf.sigla_uf,</text:p>
            <text:p>  SUM(</text:p>
            <text:p>    ST_Area(</text:p>
            <text:p>      ST_Intersection(uf.geometry, r.geometry)</text:p>
            <text:p>    )</text:p>
            <text:p>  ) / 1000000.0 AS area_intersecao_km2</text:p>
            <text:p>FROM public.regiao r</text:p>
            <text:p>JOIN public.unidade_federativa uf</text:p>
            <text:p>  ON uf.cd_regia = r.cd_regia</text:p>
            <text:p>JOIN public.municipio m</text:p>
            <text:p>  ON m.cd_uf = uf.cd_uf</text:p>
            <text:p>WHERE r.nm_regia = 'Centro-Oeste'</text:p>
            <text:p>  AND uf.geometry &amp;&amp; r.geometry</text:p>
            <text:p>  AND ST_Intersects(uf.geometry, r.geometry)</text:p>
            <text:p>GROUP BY uf.sigla_uf</text:p>
            <text:p>ORDER BY uf.sigla_uf;</text:p>
          </table:table-cell>
          <table:table-cell table:style-name="ce9" table:number-columns-repeated="20"/>
          <table:table-cell table:number-columns-repeated="998"/>
        </table:table-row>
        <table:table-row table:style-name="ro1">
          <table:table-cell table:style-name="ce2" office:value-type="float" office:value="215" calcext:value-type="float">
            <text:p>215</text:p>
          </table:table-cell>
          <table:table-cell table:style-name="ce4" office:value-type="string" calcext:value-type="string">
            <text:p>No Sul, por município (nome) e sigla de UF, quantas escolas ficam até 1,5 km da fronteira da região, considerando apenas municípios que intersectam a região?</text:p>
          </table:table-cell>
          <table:table-cell table:style-name="ce8" table:content-validation-name="val1" office:value-type="string" calcext:value-type="string">
            <text:p>Região</text:p>
          </table:table-cell>
          <table:table-cell table:style-name="ce11" table:content-validation-name="val2" office:value-type="string" calcext:value-type="string">
            <text:p>Difícil</text:p>
          </table:table-cell>
          <table:table-cell table:style-name="ce5" table:content-validation-name="val3" office:value-type="string" calcext:value-type="string">
            <text:p>ST_Intersects</text:p>
          </table:table-cell>
          <table:table-cell table:style-name="ce12" office:value-type="string" calcext:value-type="string">
            <text:p>SELECT</text:p>
            <text:p>  uf.sigla_uf,</text:p>
            <text:p>  m.nm_mun,</text:p>
            <text:p>  COUNT(e.cd_entidade) AS qt_escolas_ate_1_5km</text:p>
            <text:p>FROM public.regiao r</text:p>
            <text:p>FULL OUTER JOIN public.unidade_federativa uf</text:p>
            <text:p>  ON uf.cd_regia = r.cd_regia</text:p>
            <text:p>FULL OUTER JOIN public.municipio m</text:p>
            <text:p>  ON m.cd_uf = uf.cd_uf</text:p>
            <text:p>FULL OUTER JOIN public.escola e</text:p>
            <text:p>  ON e.cd_mun = m.cd_mun</text:p>
            <text:p>WHERE r.nm_regia = 'Sul'</text:p>
            <text:p>  AND m.geometry &amp;&amp; r.geometry</text:p>
            <text:p>  AND e.geometry &amp;&amp; r.geometry</text:p>
            <text:p>  AND ST_Intersects(m.geometry, r.geometry)</text:p>
            <text:p>  AND ST_DWithin(e.geometry, r.geometry, 1500)</text:p>
            <text:p>GROUP BY uf.sigla_uf, m.nm_mun</text:p>
            <text:p>HAVING COUNT(e.cd_entidade) &gt; 0</text:p>
            <text:p>ORDER BY uf.sigla_uf, m.nm_mun;</text:p>
          </table:table-cell>
          <table:table-cell table:style-name="ce9" table:number-columns-repeated="20"/>
          <table:table-cell table:number-columns-repeated="998"/>
        </table:table-row>
        <table:table-row table:style-name="ro1">
          <table:table-cell table:style-name="ce2" office:value-type="float" office:value="216" calcext:value-type="float">
            <text:p>216</text:p>
          </table:table-cell>
          <table:table-cell table:style-name="ce4" office:value-type="string" calcext:value-type="string">
            <text:p>No Nordeste, por sigla de UF, quantas escolas têm uma área de atendimento de 1 km totalmente contida dentro da própria região?</text:p>
          </table:table-cell>
          <table:table-cell table:style-name="ce8" table:content-validation-name="val1" office:value-type="string" calcext:value-type="string">
            <text:p>Região</text:p>
          </table:table-cell>
          <table:table-cell table:style-name="ce11" table:content-validation-name="val2" office:value-type="string" calcext:value-type="string">
            <text:p>Difícil</text:p>
          </table:table-cell>
          <table:table-cell table:style-name="ce5" table:content-validation-name="val3" office:value-type="string" calcext:value-type="string">
            <text:p>ST_Contains</text:p>
          </table:table-cell>
          <table:table-cell table:style-name="ce12" office:value-type="string" calcext:value-type="string">
            <text:p>SELECT</text:p>
            <text:p>  uf.sigla_uf,</text:p>
            <text:p>  COUNT(*) AS qt_escolas_area_1km_contida</text:p>
            <text:p>FROM public.regiao r</text:p>
            <text:p>INNER JOIN public.unidade_federativa uf</text:p>
            <text:p>  ON uf.cd_regia = r.cd_regia</text:p>
            <text:p>INNER JOIN public.municipio m</text:p>
            <text:p>  ON m.cd_uf = uf.cd_uf</text:p>
            <text:p>INNER JOIN public.escola e</text:p>
            <text:p>  ON e.cd_mun = m.cd_mun</text:p>
            <text:p>WHERE r.nm_regia = 'Nordeste'</text:p>
            <text:p>  AND e.geometry &amp;&amp; r.geometry</text:p>
            <text:p>  AND ST_Contains(r.geometry, ST_Buffer(e.geometry, 1000))</text:p>
            <text:p>GROUP BY uf.sigla_uf</text:p>
            <text:p>ORDER BY uf.sigla_uf;</text:p>
          </table:table-cell>
          <table:table-cell table:style-name="ce9" table:number-columns-repeated="20"/>
          <table:table-cell table:number-columns-repeated="998"/>
        </table:table-row>
        <table:table-row table:style-name="ro1">
          <table:table-cell table:style-name="ce2" office:value-type="float" office:value="217" calcext:value-type="float">
            <text:p>217</text:p>
          </table:table-cell>
          <table:table-cell table:style-name="ce4" office:value-type="string" calcext:value-type="string">
            <text:p>No Sudeste, por sigla de UF, quantos municípios da região possuem ao menos uma escola cuja área de atendimento de 500 m fique totalmente dentro da região?</text:p>
          </table:table-cell>
          <table:table-cell table:style-name="ce8" table:content-validation-name="val1" office:value-type="string" calcext:value-type="string">
            <text:p>Região</text:p>
          </table:table-cell>
          <table:table-cell table:style-name="ce11" table:content-validation-name="val2" office:value-type="string" calcext:value-type="string">
            <text:p>Difícil</text:p>
          </table:table-cell>
          <table:table-cell table:style-name="ce5" table:content-validation-name="val3" office:value-type="string" calcext:value-type="string">
            <text:p>ST_Contains</text:p>
          </table:table-cell>
          <table:table-cell table:style-name="ce12" office:value-type="string" calcext:value-type="string">
            <text:p>SELECT</text:p>
            <text:p>  uf.sigla_uf,</text:p>
            <text:p>  COUNT(DISTINCT m.cd_mun) AS qt_municipios_com_escola_area_500m_contida</text:p>
            <text:p>FROM public.regiao r</text:p>
            <text:p>JOIN public.unidade_federativa uf</text:p>
            <text:p>  ON uf.cd_regia = r.cd_regia</text:p>
            <text:p>LEFT JOIN public.municipio m</text:p>
            <text:p>  ON m.cd_uf = uf.cd_uf</text:p>
            <text:p>LEFT JOIN public.escola e</text:p>
            <text:p>  ON e.cd_mun = m.cd_mun</text:p>
            <text:p>WHERE r.nm_regia = 'Sudeste'</text:p>
            <text:p>  AND m.geometry &amp;&amp; r.geometry</text:p>
            <text:p>  AND e.geometry &amp;&amp; r.geometry</text:p>
            <text:p>  AND ST_Intersects(m.geometry, r.geometry)</text:p>
            <text:p>  AND ST_Contains(r.geometry, ST_Buffer(e.geometry, 500))</text:p>
            <text:p>GROUP BY uf.sigla_uf</text:p>
            <text:p>ORDER BY uf.sigla_uf;</text:p>
          </table:table-cell>
          <table:table-cell table:style-name="ce9" table:number-columns-repeated="20"/>
          <table:table-cell table:number-columns-repeated="998"/>
        </table:table-row>
        <table:table-row table:style-name="ro1">
          <table:table-cell table:style-name="ce2" office:value-type="float" office:value="218" calcext:value-type="float">
            <text:p>218</text:p>
          </table:table-cell>
          <table:table-cell table:style-name="ce4" office:value-type="string" calcext:value-type="string">
            <text:p>Na Região Norte, por sigla de UF, qual é a distância média do centróide dos municípios até o limite regional, considerando apenas municípios cujo entorno de 100 m do centróide esteja totalmente dentro da região?</text:p>
          </table:table-cell>
          <table:table-cell table:style-name="ce8" table:content-validation-name="val1" office:value-type="string" calcext:value-type="string">
            <text:p>Região</text:p>
          </table:table-cell>
          <table:table-cell table:style-name="ce11" table:content-validation-name="val2" office:value-type="string" calcext:value-type="string">
            <text:p>Difícil</text:p>
          </table:table-cell>
          <table:table-cell table:style-name="ce5" table:content-validation-name="val3" office:value-type="string" calcext:value-type="string">
            <text:p>ST_Contains</text:p>
          </table:table-cell>
          <table:table-cell table:style-name="ce12" office:value-type="string" calcext:value-type="string">
            <text:p>SELECT</text:p>
            <text:p>  uf.sigla_uf,</text:p>
            <text:p>  AVG(ST_Distance(ST_Centroid(m.geometry), r.geometry)) AS dist_media_centroide_ate_regiao</text:p>
            <text:p>FROM public.regiao r</text:p>
            <text:p>RIGHT JOIN public.unidade_federativa uf</text:p>
            <text:p>  ON uf.cd_regia = r.cd_regia AND r.nm_regia = 'Norte'</text:p>
            <text:p>INNER JOIN public.municipio m</text:p>
            <text:p>  ON m.cd_uf = uf.cd_uf</text:p>
            <text:p>WHERE m.geometry &amp;&amp; r.geometry</text:p>
            <text:p>  AND ST_Intersects(m.geometry, r.geometry)</text:p>
            <text:p>  AND ST_Contains(r.geometry, ST_Buffer(ST_Centroid(m.geometry), 100))</text:p>
            <text:p>GROUP BY uf.sigla_uf</text:p>
            <text:p>ORDER BY uf.sigla_uf;</text:p>
          </table:table-cell>
          <table:table-cell table:style-name="ce9" table:number-columns-repeated="20"/>
          <table:table-cell table:number-columns-repeated="998"/>
        </table:table-row>
        <table:table-row table:style-name="ro1">
          <table:table-cell table:style-name="ce2" office:value-type="float" office:value="219" calcext:value-type="float">
            <text:p>219</text:p>
          </table:table-cell>
          <table:table-cell table:style-name="ce4" office:value-type="string" calcext:value-type="string">
            <text:p>No Centro-Oeste, por sigla de UF, qual é a soma das áreas de atendimento de 300 m das escolas que ficam integralmente dentro da região?</text:p>
          </table:table-cell>
          <table:table-cell table:style-name="ce8" table:content-validation-name="val1" office:value-type="string" calcext:value-type="string">
            <text:p>Região</text:p>
          </table:table-cell>
          <table:table-cell table:style-name="ce11" table:content-validation-name="val2" office:value-type="string" calcext:value-type="string">
            <text:p>Difícil</text:p>
          </table:table-cell>
          <table:table-cell table:style-name="ce5" table:content-validation-name="val3" office:value-type="string" calcext:value-type="string">
            <text:p>ST_Contains</text:p>
          </table:table-cell>
          <table:table-cell table:style-name="ce12" office:value-type="string" calcext:value-type="string">
            <text:p>SELECT</text:p>
            <text:p>  uf.sigla_uf,</text:p>
            <text:p>  SUM(ST_Area(ST_Buffer(e.geometry, 300))) / 1000000.0 AS soma_area_buffers_km2</text:p>
            <text:p>FROM public.regiao r</text:p>
            <text:p>JOIN public.unidade_federativa uf</text:p>
            <text:p>  ON uf.cd_regia = r.cd_regia</text:p>
            <text:p>JOIN public.municipio m</text:p>
            <text:p>  ON m.cd_uf = uf.cd_uf</text:p>
            <text:p>JOIN public.escola e</text:p>
            <text:p>  ON e.cd_mun = m.cd_mun</text:p>
            <text:p>WHERE r.nm_regia = 'Centro-Oeste'</text:p>
            <text:p>  AND e.geometry &amp;&amp; r.geometry</text:p>
            <text:p>  AND ST_Contains(r.geometry, ST_Buffer(e.geometry, 300))</text:p>
            <text:p>GROUP BY uf.sigla_uf</text:p>
            <text:p>ORDER BY uf.sigla_uf;</text:p>
          </table:table-cell>
          <table:table-cell table:style-name="ce9" table:number-columns-repeated="20"/>
          <table:table-cell table:number-columns-repeated="998"/>
        </table:table-row>
        <table:table-row table:style-name="ro1">
          <table:table-cell table:style-name="ce2" office:value-type="float" office:value="220" calcext:value-type="float">
            <text:p>220</text:p>
          </table:table-cell>
          <table:table-cell table:style-name="ce4" office:value-type="string" calcext:value-type="string">
            <text:p>No Sul, por município e sigla de UF, quantas escolas têm uma área de atendimento de 750 m totalmente contida na região, considerando apenas municípios que pertencem à região?</text:p>
          </table:table-cell>
          <table:table-cell table:style-name="ce8" table:content-validation-name="val1" office:value-type="string" calcext:value-type="string">
            <text:p>Região</text:p>
          </table:table-cell>
          <table:table-cell table:style-name="ce11" table:content-validation-name="val2" office:value-type="string" calcext:value-type="string">
            <text:p>Difícil</text:p>
          </table:table-cell>
          <table:table-cell table:style-name="ce5" table:content-validation-name="val3" office:value-type="string" calcext:value-type="string">
            <text:p>ST_Contains</text:p>
          </table:table-cell>
          <table:table-cell table:style-name="ce12" office:value-type="string" calcext:value-type="string">
            <text:p>SELECT</text:p>
            <text:p>  uf.sigla_uf,</text:p>
            <text:p>  m.nm_mun,</text:p>
            <text:p>  COUNT(e.cd_entidade) AS qt_escolas_area_750m_contida</text:p>
            <text:p>FROM public.regiao r</text:p>
            <text:p>FULL OUTER JOIN public.unidade_federativa uf</text:p>
            <text:p>  ON uf.cd_regia = r.cd_regia</text:p>
            <text:p>FULL OUTER JOIN public.municipio m</text:p>
            <text:p>  ON m.cd_uf = uf.cd_uf</text:p>
            <text:p>FULL OUTER JOIN public.escola e</text:p>
            <text:p>  ON e.cd_mun = m.cd_mun</text:p>
            <text:p>WHERE r.nm_regia = 'Sul'</text:p>
            <text:p>  AND m.geometry &amp;&amp; r.geometry</text:p>
            <text:p>  AND e.geometry &amp;&amp; r.geometry</text:p>
            <text:p>  AND ST_Intersects(m.geometry, r.geometry)</text:p>
            <text:p>  AND ST_Contains(r.geometry, ST_Buffer(e.geometry, 750))</text:p>
            <text:p>GROUP BY uf.sigla_uf, m.nm_mun</text:p>
            <text:p>HAVING COUNT(e.cd_entidade) &gt; 0</text:p>
            <text:p>ORDER BY uf.sigla_uf, m.nm_mun;</text:p>
          </table:table-cell>
          <table:table-cell table:style-name="ce9" table:number-columns-repeated="20"/>
          <table:table-cell table:number-columns-repeated="998"/>
        </table:table-row>
        <table:table-row table:style-name="ro1">
          <table:table-cell table:style-name="ce2" office:value-type="float" office:value="221" calcext:value-type="float">
            <text:p>221</text:p>
          </table:table-cell>
          <table:table-cell table:style-name="ce4" office:value-type="string" calcext:value-type="string">
            <text:p>No Nordeste, por sigla de UF, qual é a distância média das escolas até o limite da região, considerando apenas escolas com Internet para aprendizagem ativa?</text:p>
          </table:table-cell>
          <table:table-cell table:style-name="ce8" table:content-validation-name="val1" office:value-type="string" calcext:value-type="string">
            <text:p>Região</text:p>
          </table:table-cell>
          <table:table-cell table:style-name="ce11" table:content-validation-name="val2" office:value-type="string" calcext:value-type="string">
            <text:p>Difícil</text:p>
          </table:table-cell>
          <table:table-cell table:style-name="ce5" table:content-validation-name="val3" office:value-type="string" calcext:value-type="string">
            <text:p>ST_Distance</text:p>
          </table:table-cell>
          <table:table-cell table:style-name="ce12" office:value-type="string" calcext:value-type="string">
            <text:p>SELECT</text:p>
            <text:p>  uf.sigla_uf,</text:p>
            <text:p>  AVG(ST_Distance(e.geometry, r.geometry)) AS dist_media_m</text:p>
            <text:p>FROM public.regiao r</text:p>
            <text:p>INNER JOIN public.unidade_federativa uf</text:p>
            <text:p>  ON uf.cd_regia = r.cd_regia</text:p>
            <text:p>INNER JOIN public.municipio m</text:p>
            <text:p>  ON m.cd_uf = uf.cd_uf</text:p>
            <text:p>INNER JOIN public.escola e</text:p>
            <text:p>  ON e.cd_mun = m.cd_mun</text:p>
            <text:p>INNER JOIN public.microdados_ed_basica meb</text:p>
            <text:p>  ON meb.cd_entidade = e.cd_entidade</text:p>
            <text:p>WHERE r.nm_regia = 'Nordeste'</text:p>
            <text:p>  AND m.geometry &amp;&amp; r.geometry</text:p>
            <text:p>  AND e.geometry &amp;&amp; r.geometry</text:p>
            <text:p>  AND ST_Intersects(m.geometry, r.geometry)</text:p>
            <text:p>  AND meb.in_internet_aprendizagem = 1</text:p>
            <text:p>GROUP BY uf.sigla_uf</text:p>
            <text:p>ORDER BY uf.sigla_uf;</text:p>
          </table:table-cell>
          <table:table-cell table:style-name="ce9" table:number-columns-repeated="20"/>
          <table:table-cell table:number-columns-repeated="998"/>
        </table:table-row>
        <table:table-row table:style-name="ro1">
          <table:table-cell table:style-name="ce2" office:value-type="float" office:value="222" calcext:value-type="float">
            <text:p>222</text:p>
          </table:table-cell>
          <table:table-cell table:style-name="ce4" office:value-type="string" calcext:value-type="string">
            <text:p>No Sudeste, por sigla de UF, quantas escolas que usam fontes renováveis de energia estão até 2 km da fronteira da região e qual a distância média até esse limite?</text:p>
          </table:table-cell>
          <table:table-cell table:style-name="ce8" table:content-validation-name="val1" office:value-type="string" calcext:value-type="string">
            <text:p>Região</text:p>
          </table:table-cell>
          <table:table-cell table:style-name="ce11" table:content-validation-name="val2" office:value-type="string" calcext:value-type="string">
            <text:p>Difícil</text:p>
          </table:table-cell>
          <table:table-cell table:style-name="ce5" table:content-validation-name="val3" office:value-type="string" calcext:value-type="string">
            <text:p>ST_Distance</text:p>
          </table:table-cell>
          <table:table-cell table:style-name="ce12" office:value-type="string" calcext:value-type="string">
            <text:p>SELECT</text:p>
            <text:p>  uf.sigla_uf,</text:p>
            <text:p>  COUNT(e.cd_entidade) AS qt_escolas_ate_2km,</text:p>
            <text:p>  AVG(ST_Distance(e.geometry, r.geometry)) AS dist_media_m</text:p>
            <text:p>FROM public.regiao r</text:p>
            <text:p>JOIN public.unidade_federativa uf</text:p>
            <text:p>  ON uf.cd_regia = r.cd_regia</text:p>
            <text:p>LEFT JOIN public.municipio m</text:p>
            <text:p>  ON m.cd_uf = uf.cd_uf</text:p>
            <text:p>LEFT JOIN public.escola e</text:p>
            <text:p>  ON e.cd_mun = m.cd_mun</text:p>
            <text:p>LEFT JOIN public.microdados_ed_basica meb</text:p>
            <text:p>  ON meb.cd_entidade = e.cd_entidade</text:p>
            <text:p>WHERE r.nm_regia = 'Sudeste'</text:p>
            <text:p>  AND m.geometry &amp;&amp; r.geometry</text:p>
            <text:p>  AND e.geometry &amp;&amp; r.geometry</text:p>
            <text:p>  AND ST_Intersects(m.geometry, r.geometry)</text:p>
            <text:p>  AND ST_DWithin(e.geometry, r.geometry, 2000)</text:p>
            <text:p>  AND meb.in_energia_renovavel = 1</text:p>
            <text:p>GROUP BY uf.sigla_uf</text:p>
            <text:p>ORDER BY uf.sigla_uf;</text:p>
          </table:table-cell>
          <table:table-cell table:style-name="ce9" table:number-columns-repeated="20"/>
          <table:table-cell table:number-columns-repeated="998"/>
        </table:table-row>
        <table:table-row table:style-name="ro1">
          <table:table-cell table:style-name="ce2" office:value-type="float" office:value="223" calcext:value-type="float">
            <text:p>223</text:p>
          </table:table-cell>
          <table:table-cell table:style-name="ce4" office:value-type="string" calcext:value-type="string">
            <text:p>Na Região Norte, por sigla de UF, qual é a menor distância do centróide dos municípios até o limite regional, considerando apenas municípios que possuem ao menos uma escola com rampas de acessibilidade?</text:p>
          </table:table-cell>
          <table:table-cell table:style-name="ce8" table:content-validation-name="val1" office:value-type="string" calcext:value-type="string">
            <text:p>Região</text:p>
          </table:table-cell>
          <table:table-cell table:style-name="ce11" table:content-validation-name="val2" office:value-type="string" calcext:value-type="string">
            <text:p>Difícil</text:p>
          </table:table-cell>
          <table:table-cell table:style-name="ce5" table:content-validation-name="val3" office:value-type="string" calcext:value-type="string">
            <text:p>ST_Distance</text:p>
          </table:table-cell>
          <table:table-cell table:style-name="ce12" office:value-type="string" calcext:value-type="string">
            <text:p>SELECT</text:p>
            <text:p>  uf.sigla_uf,</text:p>
            <text:p>  MIN(ST_Distance(ST_Centroid(m.geometry), r.geometry)) AS menor_dist_centroide_m</text:p>
            <text:p>FROM public.regiao r</text:p>
            <text:p>RIGHT JOIN public.unidade_federativa uf</text:p>
            <text:p>  ON uf.cd_regia = r.cd_regia AND r.nm_regia = 'Norte'</text:p>
            <text:p>INNER JOIN public.municipio m</text:p>
            <text:p>  ON m.cd_uf = uf.cd_uf</text:p>
            <text:p>INNER JOIN public.escola e</text:p>
            <text:p>  ON e.cd_mun = m.cd_mun</text:p>
            <text:p>INNER JOIN public.microdados_ed_basica meb</text:p>
            <text:p>  ON meb.cd_entidade = e.cd_entidade</text:p>
            <text:p>WHERE m.geometry &amp;&amp; r.geometry</text:p>
            <text:p>  AND e.geometry &amp;&amp; r.geometry</text:p>
            <text:p>  AND ST_Intersects(m.geometry, r.geometry)</text:p>
            <text:p>GROUP BY uf.sigla_uf</text:p>
            <text:p>HAVING SUM(CASE WHEN meb.in_acessibilidade_rampas = 1 THEN 1 ELSE 0 END) &gt; 0</text:p>
            <text:p>ORDER BY uf.sigla_uf;</text:p>
          </table:table-cell>
          <table:table-cell table:style-name="ce9" table:number-columns-repeated="20"/>
          <table:table-cell table:number-columns-repeated="998"/>
        </table:table-row>
        <table:table-row table:style-name="ro1">
          <table:table-cell table:style-name="ce2" office:value-type="float" office:value="224" calcext:value-type="float">
            <text:p>224</text:p>
          </table:table-cell>
          <table:table-cell table:style-name="ce4" office:value-type="string" calcext:value-type="string">
            <text:p>No Centro-Oeste, por sigla de UF, qual é a distância média das escolas até o limite da região entre aquelas que ofertam acesso à Internet para a comunidade e estão a até 10 km desse limite?</text:p>
          </table:table-cell>
          <table:table-cell table:style-name="ce8" table:content-validation-name="val1" office:value-type="string" calcext:value-type="string">
            <text:p>Região</text:p>
          </table:table-cell>
          <table:table-cell table:style-name="ce11" table:content-validation-name="val2" office:value-type="string" calcext:value-type="string">
            <text:p>Difícil</text:p>
          </table:table-cell>
          <table:table-cell table:style-name="ce5" table:content-validation-name="val3" office:value-type="string" calcext:value-type="string">
            <text:p>ST_Distance</text:p>
          </table:table-cell>
          <table:table-cell table:style-name="ce12" office:value-type="string" calcext:value-type="string">
            <text:p>SELECT</text:p>
            <text:p>  uf.sigla_uf,</text:p>
            <text:p>  AVG(ST_Distance(e.geometry, r.geometry)) AS dist_media_m</text:p>
            <text:p>FROM public.regiao r</text:p>
            <text:p>JOIN public.unidade_federativa uf</text:p>
            <text:p>  ON uf.cd_regia = r.cd_regia</text:p>
            <text:p>JOIN public.municipio m</text:p>
            <text:p>  ON m.cd_uf = uf.cd_uf</text:p>
            <text:p>JOIN public.escola e</text:p>
            <text:p>  ON e.cd_mun = m.cd_mun</text:p>
            <text:p>JOIN public.microdados_ed_basica meb</text:p>
            <text:p>  ON meb.cd_entidade = e.cd_entidade</text:p>
            <text:p>WHERE r.nm_regia = 'Centro-oeste'</text:p>
            <text:p>  AND m.geometry &amp;&amp; r.geometry</text:p>
            <text:p>  AND e.geometry &amp;&amp; r.geometry</text:p>
            <text:p>  AND ST_Intersects(m.geometry, r.geometry)</text:p>
            <text:p>  AND meb.in_internet_comunidade = 1</text:p>
            <text:p>  AND ST_DWithin(e.geometry, r.geometry, 10000)</text:p>
            <text:p>GROUP BY uf.sigla_uf</text:p>
            <text:p>ORDER BY uf.sigla_uf;</text:p>
          </table:table-cell>
          <table:table-cell table:style-name="ce9" table:number-columns-repeated="20"/>
          <table:table-cell table:number-columns-repeated="998"/>
        </table:table-row>
        <table:table-row table:style-name="ro1">
          <table:table-cell table:style-name="ce2" office:value-type="float" office:value="225" calcext:value-type="float">
            <text:p>225</text:p>
          </table:table-cell>
          <table:table-cell table:style-name="ce4" office:value-type="string" calcext:value-type="string">
            <text:p>No Sul, por município e sigla de UF, qual é a distância média das escolas até o limite da região entre aquelas que têm quadra de esportes e auditório e estão até 1,5 km desse limite?</text:p>
          </table:table-cell>
          <table:table-cell table:style-name="ce8" table:content-validation-name="val1" office:value-type="string" calcext:value-type="string">
            <text:p>Região</text:p>
          </table:table-cell>
          <table:table-cell table:style-name="ce11" table:content-validation-name="val2" office:value-type="string" calcext:value-type="string">
            <text:p>Difícil</text:p>
          </table:table-cell>
          <table:table-cell table:style-name="ce5" table:content-validation-name="val3" office:value-type="string" calcext:value-type="string">
            <text:p>ST_Distance</text:p>
          </table:table-cell>
          <table:table-cell table:style-name="ce12" office:value-type="string" calcext:value-type="string">
            <text:p>SELECT</text:p>
            <text:p>  uf.sigla_uf,</text:p>
            <text:p>  m.nm_mun,</text:p>
            <text:p>  AVG(ST_Distance(e.geometry, r.geometry)) AS dist_media_m</text:p>
            <text:p>FROM public.regiao r</text:p>
            <text:p>FULL OUTER JOIN public.unidade_federativa uf</text:p>
            <text:p>  ON uf.cd_regia = r.cd_regia</text:p>
            <text:p>FULL OUTER JOIN public.municipio m</text:p>
            <text:p>  ON m.cd_uf = uf.cd_uf</text:p>
            <text:p>FULL OUTER JOIN public.escola e</text:p>
            <text:p>  ON e.cd_mun = m.cd_mun</text:p>
            <text:p>FULL OUTER JOIN public.microdados_ed_basica meb</text:p>
            <text:p>  ON meb.cd_entidade = e.cd_entidade</text:p>
            <text:p>WHERE r.nm_regia = 'Sul'</text:p>
            <text:p>  AND m.geometry &amp;&amp; r.geometry</text:p>
            <text:p>  AND e.geometry &amp;&amp; r.geometry</text:p>
            <text:p>  AND ST_Intersects(m.geometry, r.geometry)</text:p>
            <text:p>  AND ST_DWithin(e.geometry, r.geometry, 1500)</text:p>
            <text:p>  AND meb.in_quadra_esportes = 1</text:p>
            <text:p>  AND meb.in_auditorio = 1</text:p>
            <text:p>GROUP BY uf.sigla_uf, m.nm_mun</text:p>
            <text:p>HAVING COUNT(e.cd_entidade) &gt; 0</text:p>
            <text:p>ORDER BY uf.sigla_uf, m.nm_mun;</text:p>
          </table:table-cell>
          <table:table-cell table:style-name="ce9" table:number-columns-repeated="20"/>
          <table:table-cell table:number-columns-repeated="998"/>
        </table:table-row>
        <table:table-row table:style-name="ro1">
          <table:table-cell table:style-name="ce2" office:value-type="float" office:value="226" calcext:value-type="float">
            <text:p>226</text:p>
          </table:table-cell>
          <table:table-cell table:style-name="ce4" office:value-type="string" calcext:value-type="string">
            <text:p>No Nordeste, por sigla de UF, quantas escolas com laboratório de ciências têm o entorno de 800 m totalmente dentro da região?</text:p>
          </table:table-cell>
          <table:table-cell table:style-name="ce8" table:content-validation-name="val1" office:value-type="string" calcext:value-type="string">
            <text:p>Região</text:p>
          </table:table-cell>
          <table:table-cell table:style-name="ce11" table:content-validation-name="val2" office:value-type="string" calcext:value-type="string">
            <text:p>Difícil</text:p>
          </table:table-cell>
          <table:table-cell table:style-name="ce5" table:content-validation-name="val3" office:value-type="string" calcext:value-type="string">
            <text:p>ST_Within</text:p>
          </table:table-cell>
          <table:table-cell table:style-name="ce12" office:value-type="string" calcext:value-type="string">
            <text:p>SELECT</text:p>
            <text:p>  uf.sigla_uf,</text:p>
            <text:p>  COUNT(*) AS qt_escolas_buffer_800m_dentro</text:p>
            <text:p>FROM public.regiao r</text:p>
            <text:p>INNER JOIN public.unidade_federativa uf</text:p>
            <text:p>  ON uf.cd_regia = r.cd_regia</text:p>
            <text:p>INNER JOIN public.municipio m</text:p>
            <text:p>  ON m.cd_uf = uf.cd_uf</text:p>
            <text:p>INNER JOIN public.escola e</text:p>
            <text:p>  ON e.cd_mun = m.cd_mun</text:p>
            <text:p>INNER JOIN public.microdados_ed_basica meb</text:p>
            <text:p>  ON meb.cd_entidade = e.cd_entidade</text:p>
            <text:p>WHERE r.nm_regia = 'Nordeste'</text:p>
            <text:p>  AND e.geometry &amp;&amp; r.geometry</text:p>
            <text:p>  AND ST_Within(ST_Buffer(e.geometry, 800), r.geometry)</text:p>
            <text:p>  AND meb.in_laboratorio_ciencias = 1</text:p>
            <text:p>GROUP BY uf.sigla_uf</text:p>
            <text:p>ORDER BY uf.sigla_uf;</text:p>
          </table:table-cell>
          <table:table-cell table:style-name="ce9" table:number-columns-repeated="20"/>
          <table:table-cell table:number-columns-repeated="998"/>
        </table:table-row>
        <table:table-row table:style-name="ro1">
          <table:table-cell table:style-name="ce2" office:value-type="float" office:value="227" calcext:value-type="float">
            <text:p>227</text:p>
          </table:table-cell>
          <table:table-cell table:style-name="ce4" office:value-type="string" calcext:value-type="string">
            <text:p>No Sudeste, por sigla de UF, quantos municípios da região possuem pelo menos uma escola com banheiro acessível (PNE) cujo entorno de 600 m fique totalmente dentro da região?</text:p>
          </table:table-cell>
          <table:table-cell table:style-name="ce8" table:content-validation-name="val1" office:value-type="string" calcext:value-type="string">
            <text:p>Região</text:p>
          </table:table-cell>
          <table:table-cell table:style-name="ce11" table:content-validation-name="val2" office:value-type="string" calcext:value-type="string">
            <text:p>Difícil</text:p>
          </table:table-cell>
          <table:table-cell table:style-name="ce5" table:content-validation-name="val3" office:value-type="string" calcext:value-type="string">
            <text:p>ST_Within</text:p>
          </table:table-cell>
          <table:table-cell table:style-name="ce12" office:value-type="string" calcext:value-type="string">
            <text:p>SELECT</text:p>
            <text:p>  uf.sigla_uf,</text:p>
            <text:p>  COUNT(DISTINCT m.cd_mun) AS qt_municipios_com_escola_area_600m_dentro</text:p>
            <text:p>FROM public.regiao r</text:p>
            <text:p>JOIN public.unidade_federativa uf</text:p>
            <text:p>  ON uf.cd_regia = r.cd_regia</text:p>
            <text:p>LEFT JOIN public.municipio m</text:p>
            <text:p>  ON m.cd_uf = uf.cd_uf</text:p>
            <text:p>LEFT JOIN public.escola e</text:p>
            <text:p>  ON e.cd_mun = m.cd_mun</text:p>
            <text:p>LEFT JOIN public.microdados_ed_basica meb</text:p>
            <text:p>  ON meb.cd_entidade = e.cd_entidade</text:p>
            <text:p>WHERE r.nm_regia = 'Sudeste'</text:p>
            <text:p>  AND m.geometry &amp;&amp; r.geometry</text:p>
            <text:p>  AND e.geometry &amp;&amp; r.geometry</text:p>
            <text:p>  AND ST_Intersects(m.geometry, r.geometry)</text:p>
            <text:p>  AND ST_Within(ST_Buffer(e.geometry, 600), r.geometry)</text:p>
            <text:p>  AND meb.in_banheiro_pne = 1</text:p>
            <text:p>GROUP BY uf.sigla_uf</text:p>
            <text:p>ORDER BY uf.sigla_uf;</text:p>
          </table:table-cell>
          <table:table-cell table:style-name="ce9" table:number-columns-repeated="20"/>
          <table:table-cell table:number-columns-repeated="998"/>
        </table:table-row>
        <table:table-row table:style-name="ro1">
          <table:table-cell table:style-name="ce2" office:value-type="float" office:value="228" calcext:value-type="float">
            <text:p>228</text:p>
          </table:table-cell>
          <table:table-cell table:style-name="ce4" office:value-type="string" calcext:value-type="string">
            <text:p>Na Região Norte, por sigla de UF, qual é a distância média do centróide dos municípios até o limite regional, considerando apenas municípios cujo buffer de 150 m do centróide esteja totalmente dentro da região e que tenham ao menos uma escola com pátio coberto?</text:p>
          </table:table-cell>
          <table:table-cell table:style-name="ce8" table:content-validation-name="val1" office:value-type="string" calcext:value-type="string">
            <text:p>Região</text:p>
          </table:table-cell>
          <table:table-cell table:style-name="ce11" table:content-validation-name="val2" office:value-type="string" calcext:value-type="string">
            <text:p>Difícil</text:p>
          </table:table-cell>
          <table:table-cell table:style-name="ce5" table:content-validation-name="val3" office:value-type="string" calcext:value-type="string">
            <text:p>ST_Within</text:p>
          </table:table-cell>
          <table:table-cell table:style-name="ce12" office:value-type="string" calcext:value-type="string">
            <text:p>SELECT</text:p>
            <text:p>  uf.sigla_uf,</text:p>
            <text:p>  AVG(ST_Distance(ST_Centroid(m.geometry), r.geometry)) AS dist_media_centroide_m</text:p>
            <text:p>FROM public.regiao r</text:p>
            <text:p>RIGHT JOIN public.unidade_federativa uf</text:p>
            <text:p>  ON uf.cd_regia = r.cd_regia AND r.nm_regia = 'Norte'</text:p>
            <text:p>INNER JOIN public.municipio m</text:p>
            <text:p>  ON m.cd_uf = uf.cd_uf</text:p>
            <text:p>INNER JOIN public.escola e</text:p>
            <text:p>  ON e.cd_mun = m.cd_mun</text:p>
            <text:p>INNER JOIN public.microdados_ed_basica meb</text:p>
            <text:p>  ON meb.cd_entidade = e.cd_entidade</text:p>
            <text:p>WHERE m.geometry &amp;&amp; r.geometry</text:p>
            <text:p>  AND e.geometry &amp;&amp; r.geometry</text:p>
            <text:p>  AND ST_Within(ST_Buffer(ST_Centroid(m.geometry), 150), r.geometry)</text:p>
            <text:p>  AND meb.in_patio_coberto = 1</text:p>
            <text:p>GROUP BY uf.sigla_uf</text:p>
            <text:p>ORDER BY uf.sigla_uf;</text:p>
          </table:table-cell>
          <table:table-cell table:style-name="ce9" table:number-columns-repeated="20"/>
          <table:table-cell table:number-columns-repeated="998"/>
        </table:table-row>
        <table:table-row table:style-name="ro1">
          <table:table-cell table:style-name="ce2" office:value-type="float" office:value="229" calcext:value-type="float">
            <text:p>229</text:p>
          </table:table-cell>
          <table:table-cell table:style-name="ce4" office:value-type="string" calcext:value-type="string">
            <text:p>No Centro-Oeste, por sigla de UF, qual é a soma (em km²) das áreas de atendimento de 300 m de escolas com sala de leitura totalmente contidas dentro da região?</text:p>
          </table:table-cell>
          <table:table-cell table:style-name="ce8" table:content-validation-name="val1" office:value-type="string" calcext:value-type="string">
            <text:p>Região</text:p>
          </table:table-cell>
          <table:table-cell table:style-name="ce11" table:content-validation-name="val2" office:value-type="string" calcext:value-type="string">
            <text:p>Difícil</text:p>
          </table:table-cell>
          <table:table-cell table:style-name="ce5" table:content-validation-name="val3" office:value-type="string" calcext:value-type="string">
            <text:p>ST_Within</text:p>
          </table:table-cell>
          <table:table-cell table:style-name="ce12" office:value-type="string" calcext:value-type="string">
            <text:p>SELECT</text:p>
            <text:p>  uf.sigla_uf,</text:p>
            <text:p>  SUM(ST_Area(ST_Buffer(e.geometry, 300))) / 1000000.0 AS soma_area_buffers_km2</text:p>
            <text:p>FROM public.regiao r</text:p>
            <text:p>JOIN public.unidade_federativa uf</text:p>
            <text:p>  ON uf.cd_regia = r.cd_regia</text:p>
            <text:p>JOIN public.municipio m</text:p>
            <text:p>  ON m.cd_uf = uf.cd_uf</text:p>
            <text:p>JOIN public.escola e</text:p>
            <text:p>  ON e.cd_mun = m.cd_mun</text:p>
            <text:p>JOIN public.microdados_ed_basica meb</text:p>
            <text:p>  ON meb.cd_entidade = e.cd_entidade</text:p>
            <text:p>WHERE r.nm_regia = 'Centro-oeste'</text:p>
            <text:p>  AND e.geometry &amp;&amp; r.geometry</text:p>
            <text:p>  AND ST_Within(ST_Buffer(e.geometry, 300), r.geometry)</text:p>
            <text:p>  AND meb.in_sala_leitura = 1</text:p>
            <text:p>GROUP BY uf.sigla_uf</text:p>
            <text:p>ORDER BY uf.sigla_uf;</text:p>
          </table:table-cell>
          <table:table-cell table:style-name="ce9" table:number-columns-repeated="20"/>
          <table:table-cell table:number-columns-repeated="998"/>
        </table:table-row>
        <table:table-row table:style-name="ro1">
          <table:table-cell table:style-name="ce2" office:value-type="float" office:value="230" calcext:value-type="float">
            <text:p>230</text:p>
          </table:table-cell>
          <table:table-cell table:style-name="ce4" office:value-type="string" calcext:value-type="string">
            <text:p>No Sul, por município e sigla de UF, quantas escolas com elevador de acessibilidade têm o entorno de 1.000 m totalmente dentro da região e estão até 1 km da fronteira regional?</text:p>
          </table:table-cell>
          <table:table-cell table:style-name="ce8" table:content-validation-name="val1" office:value-type="string" calcext:value-type="string">
            <text:p>Região</text:p>
          </table:table-cell>
          <table:table-cell table:style-name="ce11" table:content-validation-name="val2" office:value-type="string" calcext:value-type="string">
            <text:p>Difícil</text:p>
          </table:table-cell>
          <table:table-cell table:style-name="ce5" table:content-validation-name="val3" office:value-type="string" calcext:value-type="string">
            <text:p>ST_Within</text:p>
          </table:table-cell>
          <table:table-cell table:style-name="ce12" office:value-type="string" calcext:value-type="string">
            <text:p>SELECT</text:p>
            <text:p>  uf.sigla_uf,</text:p>
            <text:p>  m.nm_mun,</text:p>
            <text:p>  COUNT(e.cd_entidade) AS qt_escolas_dentro_e_proximas</text:p>
            <text:p>FROM public.regiao r</text:p>
            <text:p>FULL OUTER JOIN public.unidade_federativa uf</text:p>
            <text:p>  ON uf.cd_regia = r.cd_regia</text:p>
            <text:p>FULL OUTER JOIN public.municipio m</text:p>
            <text:p>  ON m.cd_uf = uf.cd_uf</text:p>
            <text:p>FULL OUTER JOIN public.escola e</text:p>
            <text:p>  ON e.cd_mun = m.cd_mun</text:p>
            <text:p>FULL OUTER JOIN public.microdados_ed_basica meb</text:p>
            <text:p>  ON meb.cd_entidade = e.cd_entidade</text:p>
            <text:p>WHERE r.nm_regia = 'Sul'</text:p>
            <text:p>  AND m.geometry &amp;&amp; r.geometry</text:p>
            <text:p>  AND e.geometry &amp;&amp; r.geometry</text:p>
            <text:p>  AND ST_Intersects(m.geometry, r.geometry)</text:p>
            <text:p>  AND ST_Within(ST_Buffer(e.geometry, 1000), r.geometry)</text:p>
            <text:p>  AND ST_DWithin(e.geometry, r.geometry, 1000)</text:p>
            <text:p>  AND meb.in_acessibilidade_elevador = 1</text:p>
            <text:p>GROUP BY uf.sigla_uf, m.nm_mun</text:p>
            <text:p>HAVING COUNT(e.cd_entidade) &gt; 0</text:p>
            <text:p>ORDER BY uf.sigla_uf, m.nm_mun;</text:p>
          </table:table-cell>
          <table:table-cell table:style-name="ce9" table:number-columns-repeated="20"/>
          <table:table-cell table:number-columns-repeated="998"/>
        </table:table-row>
        <table:table-row table:style-name="ro1">
          <table:table-cell table:style-name="ce2" office:value-type="float" office:value="231" calcext:value-type="float">
            <text:p>231</text:p>
          </table:table-cell>
          <table:table-cell table:style-name="ce4" office:value-type="string" calcext:value-type="string">
            <text:p>No Nordeste, por sigla de UF, qual é a soma da área de interseção entre o buffer de 250 m das escolas com área verde e o limite da região?</text:p>
          </table:table-cell>
          <table:table-cell table:style-name="ce8" table:content-validation-name="val1" office:value-type="string" calcext:value-type="string">
            <text:p>Região</text:p>
          </table:table-cell>
          <table:table-cell table:style-name="ce11" table:content-validation-name="val2" office:value-type="string" calcext:value-type="string">
            <text:p>Difícil</text:p>
          </table:table-cell>
          <table:table-cell table:style-name="ce5" table:content-validation-name="val3" office:value-type="string" calcext:value-type="string">
            <text:p>ST_Intersection</text:p>
          </table:table-cell>
          <table:table-cell table:style-name="ce12" office:value-type="string" calcext:value-type="string">
            <text:p>SELECT</text:p>
            <text:p>  uf.sigla_uf,</text:p>
            <text:p>  SUM(ST_Area(ST_Intersection(ST_Buffer(e.geometry, 250), r.geometry))) / 1000000.0 AS area_intersecao_km2</text:p>
            <text:p>FROM public.regiao r</text:p>
            <text:p>INNER JOIN public.unidade_federativa uf</text:p>
            <text:p>  ON uf.cd_regia = r.cd_regia</text:p>
            <text:p>INNER JOIN public.municipio m</text:p>
            <text:p>  ON m.cd_uf = uf.cd_uf</text:p>
            <text:p>INNER JOIN public.escola e</text:p>
            <text:p>  ON e.cd_mun = m.cd_mun</text:p>
            <text:p>INNER JOIN public.microdados_ed_basica meb</text:p>
            <text:p>  ON meb.cd_entidade = e.cd_entidade</text:p>
            <text:p>WHERE r.nm_regia = 'Nordeste'</text:p>
            <text:p>  AND e.geometry &amp;&amp; r.geometry</text:p>
            <text:p>  AND ST_DWithin(e.geometry, r.geometry, 250)</text:p>
            <text:p>  AND meb.in_area_verde = 1</text:p>
            <text:p>GROUP BY uf.sigla_uf</text:p>
            <text:p>ORDER BY uf.sigla_uf;</text:p>
          </table:table-cell>
          <table:table-cell table:style-name="ce9" table:number-columns-repeated="20"/>
          <table:table-cell table:number-columns-repeated="998"/>
        </table:table-row>
        <table:table-row table:style-name="ro1">
          <table:table-cell table:style-name="ce2" office:value-type="float" office:value="232" calcext:value-type="float">
            <text:p>232</text:p>
          </table:table-cell>
          <table:table-cell table:style-name="ce4" office:value-type="string" calcext:value-type="string">
            <text:p>No Sudeste, por sigla de UF, quantos municípios têm área de interseção com a região e ao menos uma escola com área de plantio a até 500 m do limite regional?</text:p>
          </table:table-cell>
          <table:table-cell table:style-name="ce8" table:content-validation-name="val1" office:value-type="string" calcext:value-type="string">
            <text:p>Região</text:p>
          </table:table-cell>
          <table:table-cell table:style-name="ce11" table:content-validation-name="val2" office:value-type="string" calcext:value-type="string">
            <text:p>Difícil</text:p>
          </table:table-cell>
          <table:table-cell table:style-name="ce5" table:content-validation-name="val3" office:value-type="string" calcext:value-type="string">
            <text:p>ST_Intersection</text:p>
          </table:table-cell>
          <table:table-cell table:style-name="ce12" office:value-type="string" calcext:value-type="string">
            <text:p>SELECT</text:p>
            <text:p>  uf.sigla_uf,</text:p>
            <text:p>  COUNT(DISTINCT m.cd_mun) AS qt_municipios</text:p>
            <text:p>FROM public.regiao r</text:p>
            <text:p>JOIN public.unidade_federativa uf</text:p>
            <text:p>  ON uf.cd_regia = r.cd_regia</text:p>
            <text:p>LEFT JOIN public.municipio m</text:p>
            <text:p>  ON m.cd_uf = uf.cd_uf</text:p>
            <text:p>LEFT JOIN public.escola e</text:p>
            <text:p>  ON e.cd_mun = m.cd_mun</text:p>
            <text:p>LEFT JOIN public.microdados_ed_basica meb</text:p>
            <text:p>  ON meb.cd_entidade = e.cd_entidade</text:p>
            <text:p>WHERE r.nm_regia = 'Sudeste'</text:p>
            <text:p>  AND m.geometry &amp;&amp; r.geometry</text:p>
            <text:p>  AND ST_Intersects(m.geometry, r.geometry)</text:p>
            <text:p>  AND ST_Area(ST_Intersection(m.geometry, r.geometry)) &gt; 0</text:p>
            <text:p>  AND e.geometry &amp;&amp; r.geometry</text:p>
            <text:p>  AND ST_DWithin(e.geometry, r.geometry, 500)</text:p>
            <text:p>  AND meb.in_area_plantio = 1</text:p>
            <text:p>GROUP BY uf.sigla_uf</text:p>
            <text:p>ORDER BY uf.sigla_uf;</text:p>
          </table:table-cell>
          <table:table-cell table:style-name="ce9" table:number-columns-repeated="20"/>
          <table:table-cell table:number-columns-repeated="998"/>
        </table:table-row>
        <table:table-row table:style-name="ro1">
          <table:table-cell table:style-name="ce2" office:value-type="float" office:value="233" calcext:value-type="float">
            <text:p>233</text:p>
          </table:table-cell>
          <table:table-cell table:style-name="ce4" office:value-type="string" calcext:value-type="string">
            <text:p>Na Região Norte, por sigla de UF, qual é a menor área (m²) da interseção entre o limite regional e o buffer de 500 m de escolas com lousa digital?</text:p>
          </table:table-cell>
          <table:table-cell table:style-name="ce8" table:content-validation-name="val1" office:value-type="string" calcext:value-type="string">
            <text:p>Região</text:p>
          </table:table-cell>
          <table:table-cell table:style-name="ce11" table:content-validation-name="val2" office:value-type="string" calcext:value-type="string">
            <text:p>Difícil</text:p>
          </table:table-cell>
          <table:table-cell table:style-name="ce5" table:content-validation-name="val3" office:value-type="string" calcext:value-type="string">
            <text:p>ST_Intersection</text:p>
          </table:table-cell>
          <table:table-cell table:style-name="ce12" office:value-type="string" calcext:value-type="string">
            <text:p>SELECT</text:p>
            <text:p>  uf.sigla_uf,</text:p>
            <text:p>  MIN(ST_Area(ST_Intersection(r.geometry, ST_Buffer(e.geometry, 500)))) AS menor_area_intersecao_m2</text:p>
            <text:p>FROM public.regiao r</text:p>
            <text:p>RIGHT JOIN public.unidade_federativa uf</text:p>
            <text:p>  ON uf.cd_regia = r.cd_regia AND r.nm_regia = 'Norte'</text:p>
            <text:p>INNER JOIN public.municipio m</text:p>
            <text:p>  ON m.cd_uf = uf.cd_uf</text:p>
            <text:p>INNER JOIN public.escola e</text:p>
            <text:p>  ON e.cd_mun = m.cd_mun</text:p>
            <text:p>INNER JOIN public.microdados_ed_basica meb</text:p>
            <text:p>  ON meb.cd_entidade = e.cd_entidade</text:p>
            <text:p>WHERE e.geometry &amp;&amp; r.geometry</text:p>
            <text:p>  AND ST_DWithin(e.geometry, r.geometry, 500)</text:p>
            <text:p>  AND meb.in_equip_lousa_digital = 1</text:p>
            <text:p>GROUP BY uf.sigla_uf</text:p>
            <text:p>ORDER BY uf.sigla_uf;</text:p>
          </table:table-cell>
          <table:table-cell table:style-name="ce9" table:number-columns-repeated="20"/>
          <table:table-cell table:number-columns-repeated="998"/>
        </table:table-row>
        <table:table-row table:style-name="ro1">
          <table:table-cell table:style-name="ce2" office:value-type="float" office:value="234" calcext:value-type="float">
            <text:p>234</text:p>
          </table:table-cell>
          <table:table-cell table:style-name="ce4" office:value-type="string" calcext:value-type="string">
            <text:p>No Centro-Oeste, por sigla de UF, quantas escolas com equipamento multimídia têm o buffer de 300 m que intersecta a área de interseção município–região?</text:p>
          </table:table-cell>
          <table:table-cell table:style-name="ce8" table:content-validation-name="val1" office:value-type="string" calcext:value-type="string">
            <text:p>Região</text:p>
          </table:table-cell>
          <table:table-cell table:style-name="ce11" table:content-validation-name="val2" office:value-type="string" calcext:value-type="string">
            <text:p>Difícil</text:p>
          </table:table-cell>
          <table:table-cell table:style-name="ce5" table:content-validation-name="val3" office:value-type="string" calcext:value-type="string">
            <text:p>ST_Intersection</text:p>
          </table:table-cell>
          <table:table-cell table:style-name="ce12" office:value-type="string" calcext:value-type="string">
            <text:p>SELECT</text:p>
            <text:p>  uf.sigla_uf,</text:p>
            <text:p>  COUNT(e.cd_entidade) AS qt_escolas_buffer_300m_intersecta_mun_regiao</text:p>
            <text:p>FROM public.regiao r</text:p>
            <text:p>JOIN public.unidade_federativa uf</text:p>
            <text:p>  ON uf.cd_regia = r.cd_regia</text:p>
            <text:p>JOIN public.municipio m</text:p>
            <text:p>  ON m.cd_uf = uf.cd_uf</text:p>
            <text:p>JOIN public.escola e</text:p>
            <text:p>  ON e.cd_mun = m.cd_mun</text:p>
            <text:p>JOIN public.microdados_ed_basica meb</text:p>
            <text:p>  ON meb.cd_entidade = e.cd_entidade</text:p>
            <text:p>WHERE r.nm_regia = 'Centro-oeste'</text:p>
            <text:p>  AND m.geometry &amp;&amp; r.geometry</text:p>
            <text:p>  AND e.geometry &amp;&amp; r.geometry</text:p>
            <text:p>  AND ST_DWithin(e.geometry, r.geometry, 300)</text:p>
            <text:p>  AND ST_Intersects(ST_Buffer(e.geometry, 300), ST_Intersection(m.geometry, r.geometry))</text:p>
            <text:p>  AND meb.in_equip_multimidia = 1</text:p>
            <text:p>GROUP BY uf.sigla_uf</text:p>
            <text:p>ORDER BY uf.sigla_uf;</text:p>
          </table:table-cell>
          <table:table-cell table:style-name="ce9" table:number-columns-repeated="20"/>
          <table:table-cell table:number-columns-repeated="998"/>
        </table:table-row>
        <table:table-row table:style-name="ro1">
          <table:table-cell table:style-name="ce2" office:value-type="float" office:value="235" calcext:value-type="float">
            <text:p>235</text:p>
          </table:table-cell>
          <table:table-cell table:style-name="ce4" office:value-type="string" calcext:value-type="string">
            <text:p>No Sul, por município e sigla de UF, quantas escolas com material pedagógico científico têm o buffer de 750 m que intersecta a interseção município–região?</text:p>
          </table:table-cell>
          <table:table-cell table:style-name="ce8" table:content-validation-name="val1" office:value-type="string" calcext:value-type="string">
            <text:p>Região</text:p>
          </table:table-cell>
          <table:table-cell table:style-name="ce11" table:content-validation-name="val2" office:value-type="string" calcext:value-type="string">
            <text:p>Difícil</text:p>
          </table:table-cell>
          <table:table-cell table:style-name="ce5" table:content-validation-name="val3" office:value-type="string" calcext:value-type="string">
            <text:p>ST_Intersection</text:p>
          </table:table-cell>
          <table:table-cell table:style-name="ce12" office:value-type="string" calcext:value-type="string">
            <text:p>SELECT</text:p>
            <text:p>  uf.sigla_uf,</text:p>
            <text:p>  m.nm_mun,</text:p>
            <text:p>  COUNT(e.cd_entidade) AS qt_escolas_buffer_750m_intersecta_mun_regiao</text:p>
            <text:p>FROM public.regiao r</text:p>
            <text:p>FULL OUTER JOIN public.unidade_federativa uf</text:p>
            <text:p>  ON uf.cd_regia = r.cd_regia</text:p>
            <text:p>FULL OUTER JOIN public.municipio m</text:p>
            <text:p>  ON m.cd_uf = uf.cd_uf</text:p>
            <text:p>FULL OUTER JOIN public.escola e</text:p>
            <text:p>  ON e.cd_mun = m.cd_mun</text:p>
            <text:p>FULL OUTER JOIN public.microdados_ed_basica meb</text:p>
            <text:p>  ON meb.cd_entidade = e.cd_entidade</text:p>
            <text:p>WHERE r.nm_regia = 'Sul'</text:p>
            <text:p>  AND m.geometry &amp;&amp; r.geometry</text:p>
            <text:p>  AND e.geometry &amp;&amp; r.geometry</text:p>
            <text:p>  AND ST_DWithin(e.geometry, r.geometry, 750)</text:p>
            <text:p>  AND ST_Intersects(ST_Buffer(e.geometry, 750), ST_Intersection(m.geometry, r.geometry))</text:p>
            <text:p>  AND meb.in_material_ped_cientifico = 1</text:p>
            <text:p>GROUP BY uf.sigla_uf, m.nm_mun</text:p>
            <text:p>HAVING COUNT(e.cd_entidade) &gt; 0</text:p>
            <text:p>ORDER BY uf.sigla_uf, m.nm_mun;</text:p>
          </table:table-cell>
          <table:table-cell table:style-name="ce9" table:number-columns-repeated="20"/>
          <table:table-cell table:number-columns-repeated="998"/>
        </table:table-row>
        <table:table-row table:style-name="ro1">
          <table:table-cell table:style-name="ce2" office:value-type="float" office:value="236" calcext:value-type="float">
            <text:p>236</text:p>
          </table:table-cell>
          <table:table-cell table:style-name="ce4" office:value-type="string" calcext:value-type="string">
            <text:p>No Nordeste, por sigla de UF, qual é a soma (em km²) das áreas de 400 m em torno das escolas com biblioteca que intersectam a região?</text:p>
          </table:table-cell>
          <table:table-cell table:style-name="ce8" table:content-validation-name="val1" office:value-type="string" calcext:value-type="string">
            <text:p>Região</text:p>
          </table:table-cell>
          <table:table-cell table:style-name="ce11" table:content-validation-name="val2" office:value-type="string" calcext:value-type="string">
            <text:p>Difícil</text:p>
          </table:table-cell>
          <table:table-cell table:style-name="ce5" table:content-validation-name="val3" office:value-type="string" calcext:value-type="string">
            <text:p>ST_Buffer</text:p>
          </table:table-cell>
          <table:table-cell table:style-name="ce12" office:value-type="string" calcext:value-type="string">
            <text:p>SELECT</text:p>
            <text:p>  uf.sigla_uf,</text:p>
            <text:p>  SUM(ST_Area(ST_Buffer(e.geometry, 400))) / 1000000.0 AS area_buffers_400m_km2</text:p>
            <text:p>FROM public.regiao r</text:p>
            <text:p>INNER JOIN public.unidade_federativa uf</text:p>
            <text:p>  ON uf.cd_regia = r.cd_regia</text:p>
            <text:p>INNER JOIN public.municipio m</text:p>
            <text:p>  ON m.cd_uf = uf.cd_uf</text:p>
            <text:p>INNER JOIN public.escola e</text:p>
            <text:p>  ON e.cd_mun = m.cd_mun</text:p>
            <text:p>INNER JOIN public.microdados_ed_basica meb</text:p>
            <text:p>  ON meb.cd_entidade = e.cd_entidade</text:p>
            <text:p>WHERE r.nm_regia = 'Nordeste'</text:p>
            <text:p>  AND e.geometry &amp;&amp; r.geometry</text:p>
            <text:p>  AND ST_DWithin(e.geometry, r.geometry, 400)</text:p>
            <text:p>  AND ST_Intersects(ST_Buffer(e.geometry, 400), r.geometry)</text:p>
            <text:p>  AND meb.in_biblioteca = 1</text:p>
            <text:p>GROUP BY uf.sigla_uf</text:p>
            <text:p>ORDER BY uf.sigla_uf;</text:p>
          </table:table-cell>
          <table:table-cell table:style-name="ce9" table:number-columns-repeated="20"/>
          <table:table-cell table:number-columns-repeated="998"/>
        </table:table-row>
        <table:table-row table:style-name="ro1">
          <table:table-cell table:style-name="ce2" office:value-type="float" office:value="237" calcext:value-type="float">
            <text:p>237</text:p>
          </table:table-cell>
          <table:table-cell table:style-name="ce4" office:value-type="string" calcext:value-type="string">
            <text:p>No Sudeste, por sigla de UF, quantos municípios têm pelo menos uma escola com água potável cujo entorno de 250 m fique totalmente dentro da região?</text:p>
          </table:table-cell>
          <table:table-cell table:style-name="ce8" table:content-validation-name="val1" office:value-type="string" calcext:value-type="string">
            <text:p>Região</text:p>
          </table:table-cell>
          <table:table-cell table:style-name="ce11" table:content-validation-name="val2" office:value-type="string" calcext:value-type="string">
            <text:p>Difícil</text:p>
          </table:table-cell>
          <table:table-cell table:style-name="ce5" table:content-validation-name="val3" office:value-type="string" calcext:value-type="string">
            <text:p>ST_Buffer</text:p>
          </table:table-cell>
          <table:table-cell table:style-name="ce12" office:value-type="string" calcext:value-type="string">
            <text:p>SELECT</text:p>
            <text:p>  uf.sigla_uf,</text:p>
            <text:p>  COUNT(DISTINCT m.cd_mun) AS qt_municipios</text:p>
            <text:p>FROM public.regiao r</text:p>
            <text:p>JOIN public.unidade_federativa uf</text:p>
            <text:p>  ON uf.cd_regia = r.cd_regia</text:p>
            <text:p>LEFT JOIN public.municipio m</text:p>
            <text:p>  ON m.cd_uf = uf.cd_uf</text:p>
            <text:p>LEFT JOIN public.escola e</text:p>
            <text:p>  ON e.cd_mun = m.cd_mun</text:p>
            <text:p>LEFT JOIN public.microdados_ed_basica meb</text:p>
            <text:p>  ON meb.cd_entidade = e.cd_entidade</text:p>
            <text:p>WHERE r.nm_regia = 'Sudeste'</text:p>
            <text:p>  AND m.geometry &amp;&amp; r.geometry</text:p>
            <text:p>  AND e.geometry &amp;&amp; r.geometry</text:p>
            <text:p>  AND ST_Intersects(m.geometry, r.geometry)</text:p>
            <text:p>  AND ST_Within(ST_Buffer(e.geometry, 250), r.geometry)</text:p>
            <text:p>  AND meb.in_agua_potavel = 1</text:p>
            <text:p>GROUP BY uf.sigla_uf</text:p>
            <text:p>ORDER BY uf.sigla_uf;</text:p>
          </table:table-cell>
          <table:table-cell table:style-name="ce9" table:number-columns-repeated="20"/>
          <table:table-cell table:number-columns-repeated="998"/>
        </table:table-row>
        <table:table-row table:style-name="ro1">
          <table:table-cell table:style-name="ce2" office:value-type="float" office:value="238" calcext:value-type="float">
            <text:p>238</text:p>
          </table:table-cell>
          <table:table-cell table:style-name="ce4" office:value-type="string" calcext:value-type="string">
            <text:p>Na Região Norte, por sigla de UF, qual é a distância média das escolas até um cinturão de 500 m em torno do limite regional, considerando apenas escolas em municípios da região com serviço de coleta de lixo?</text:p>
          </table:table-cell>
          <table:table-cell table:style-name="ce8" table:content-validation-name="val1" office:value-type="string" calcext:value-type="string">
            <text:p>Região</text:p>
          </table:table-cell>
          <table:table-cell table:style-name="ce11" table:content-validation-name="val2" office:value-type="string" calcext:value-type="string">
            <text:p>Difícil</text:p>
          </table:table-cell>
          <table:table-cell table:style-name="ce5" table:content-validation-name="val3" office:value-type="string" calcext:value-type="string">
            <text:p>ST_Buffer</text:p>
          </table:table-cell>
          <table:table-cell table:style-name="ce12" office:value-type="string" calcext:value-type="string">
            <text:p>SELECT</text:p>
            <text:p>  uf.sigla_uf,</text:p>
            <text:p>  AVG(ST_Distance(e.geometry, ST_Buffer(r.geometry, 500))) AS dist_media_m</text:p>
            <text:p>FROM public.regiao r</text:p>
            <text:p>RIGHT JOIN public.unidade_federativa uf</text:p>
            <text:p>  ON uf.cd_regia = r.cd_regia AND r.nm_regia = 'Norte'</text:p>
            <text:p>INNER JOIN public.municipio m</text:p>
            <text:p>  ON m.cd_uf = uf.cd_uf</text:p>
            <text:p>INNER JOIN public.escola e</text:p>
            <text:p>  ON e.cd_mun = m.cd_mun</text:p>
            <text:p>INNER JOIN public.microdados_ed_basica meb</text:p>
            <text:p>  ON meb.cd_entidade = e.cd_entidade</text:p>
            <text:p>WHERE e.geometry &amp;&amp; r.geometry</text:p>
            <text:p>  AND m.geometry &amp;&amp; r.geometry</text:p>
            <text:p>  AND ST_Intersects(m.geometry, r.geometry)</text:p>
            <text:p>  AND ST_DWithin(e.geometry, r.geometry, 500)</text:p>
            <text:p>  AND meb.in_lixo_servico_coleta = 1</text:p>
            <text:p>GROUP BY uf.sigla_uf</text:p>
            <text:p>ORDER BY uf.sigla_uf;</text:p>
          </table:table-cell>
          <table:table-cell table:style-name="ce9" table:number-columns-repeated="20"/>
          <table:table-cell table:number-columns-repeated="998"/>
        </table:table-row>
        <table:table-row table:style-name="ro1">
          <table:table-cell table:style-name="ce2" office:value-type="float" office:value="239" calcext:value-type="float">
            <text:p>239</text:p>
          </table:table-cell>
          <table:table-cell table:style-name="ce4" office:value-type="string" calcext:value-type="string">
            <text:p>No Centro-Oeste, por sigla de UF, quantas escolas com energia da rede pública têm o buffer de 300 m intersectando a região?</text:p>
          </table:table-cell>
          <table:table-cell table:style-name="ce8" table:content-validation-name="val1" office:value-type="string" calcext:value-type="string">
            <text:p>Região</text:p>
          </table:table-cell>
          <table:table-cell table:style-name="ce11" table:content-validation-name="val2" office:value-type="string" calcext:value-type="string">
            <text:p>Difícil</text:p>
          </table:table-cell>
          <table:table-cell table:style-name="ce5" table:content-validation-name="val3" office:value-type="string" calcext:value-type="string">
            <text:p>ST_Buffer</text:p>
          </table:table-cell>
          <table:table-cell table:style-name="ce12" office:value-type="string" calcext:value-type="string">
            <text:p>SELECT</text:p>
            <text:p>  uf.sigla_uf,</text:p>
            <text:p>  COUNT(e.cd_entidade) AS qt_escolas_buffer_300m_intersecta_regiao</text:p>
            <text:p>FROM public.regiao r</text:p>
            <text:p>JOIN public.unidade_federativa uf</text:p>
            <text:p>  ON uf.cd_regia = r.cd_regia</text:p>
            <text:p>JOIN public.municipio m</text:p>
            <text:p>  ON m.cd_uf = uf.cd_uf</text:p>
            <text:p>JOIN public.escola e</text:p>
            <text:p>  ON e.cd_mun = m.cd_mun</text:p>
            <text:p>JOIN public.microdados_ed_basica meb</text:p>
            <text:p>  ON meb.cd_entidade = e.cd_entidade</text:p>
            <text:p>WHERE r.nm_regia = 'Centro-oeste'</text:p>
            <text:p>  AND e.geometry &amp;&amp; r.geometry</text:p>
            <text:p>  AND ST_Intersects(ST_Buffer(e.geometry, 300), r.geometry)</text:p>
            <text:p>  AND meb.in_energia_rede_publica = 1</text:p>
            <text:p>GROUP BY uf.sigla_uf</text:p>
            <text:p>ORDER BY uf.sigla_uf;</text:p>
          </table:table-cell>
          <table:table-cell table:style-name="ce9" table:number-columns-repeated="20"/>
          <table:table-cell table:number-columns-repeated="998"/>
        </table:table-row>
        <table:table-row table:style-name="ro1">
          <table:table-cell table:style-name="ce2" office:value-type="float" office:value="240" calcext:value-type="float">
            <text:p>240</text:p>
          </table:table-cell>
          <table:table-cell table:style-name="ce4" office:value-type="string" calcext:value-type="string">
            <text:p>No Sul, por município e sigla de UF, quantas escolas com cozinha têm o entorno de 800 m totalmente dentro da região e estão até 800 m da sua fronteira?</text:p>
          </table:table-cell>
          <table:table-cell table:style-name="ce8" table:content-validation-name="val1" office:value-type="string" calcext:value-type="string">
            <text:p>Região</text:p>
          </table:table-cell>
          <table:table-cell table:style-name="ce11" table:content-validation-name="val2" office:value-type="string" calcext:value-type="string">
            <text:p>Difícil</text:p>
          </table:table-cell>
          <table:table-cell table:style-name="ce5" table:content-validation-name="val3" office:value-type="string" calcext:value-type="string">
            <text:p>ST_Buffer</text:p>
          </table:table-cell>
          <table:table-cell table:style-name="ce12" office:value-type="string" calcext:value-type="string">
            <text:p>SELECT</text:p>
            <text:p>  uf.sigla_uf,</text:p>
            <text:p>  m.nm_mun,</text:p>
            <text:p>  COUNT(e.cd_entidade) AS qt_escolas_buffer_800m_dentro_e_proximas</text:p>
            <text:p>FROM public.regiao r</text:p>
            <text:p>FULL OUTER JOIN public.unidade_federativa uf</text:p>
            <text:p>  ON uf.cd_regia = r.cd_regia</text:p>
            <text:p>FULL OUTER JOIN public.municipio m</text:p>
            <text:p>  ON m.cd_uf = uf.cd_uf</text:p>
            <text:p>FULL OUTER JOIN public.escola e</text:p>
            <text:p>  ON e.cd_mun = m.cd_mun</text:p>
            <text:p>FULL OUTER JOIN public.microdados_ed_basica meb</text:p>
            <text:p>  ON meb.cd_entidade = e.cd_entidade</text:p>
            <text:p>WHERE r.nm_regia = 'Sul'</text:p>
            <text:p>  AND m.geometry &amp;&amp; r.geometry</text:p>
            <text:p>  AND e.geometry &amp;&amp; r.geometry</text:p>
            <text:p>  AND ST_Intersects(m.geometry, r.geometry)</text:p>
            <text:p>  AND ST_Within(ST_Buffer(e.geometry, 800), r.geometry)</text:p>
            <text:p>  AND ST_DWithin(e.geometry, r.geometry, 800)</text:p>
            <text:p>  AND meb.in_cozinha = 1</text:p>
            <text:p>GROUP BY uf.sigla_uf, m.nm_mun</text:p>
            <text:p>HAVING COUNT(e.cd_entidade) &gt; 0</text:p>
            <text:p>ORDER BY uf.sigla_uf, m.nm_mun;</text:p>
          </table:table-cell>
          <table:table-cell table:style-name="ce9" table:number-columns-repeated="20"/>
          <table:table-cell table:number-columns-repeated="998"/>
        </table:table-row>
        <table:table-row table:style-name="ro1">
          <table:table-cell table:style-name="ce2" office:value-type="float" office:value="241" calcext:value-type="float">
            <text:p>241</text:p>
          </table:table-cell>
          <table:table-cell table:style-name="ce4" office:value-type="string" calcext:value-type="string">
            <text:p>No Nordeste, por sigla de UF, quantas escolas com refeitório estão até 600 m da fronteira regional e cujo entorno de 300 m toca a região?</text:p>
          </table:table-cell>
          <table:table-cell table:style-name="ce8" table:content-validation-name="val1" office:value-type="string" calcext:value-type="string">
            <text:p>Região</text:p>
          </table:table-cell>
          <table:table-cell table:style-name="ce11" table:content-validation-name="val2" office:value-type="string" calcext:value-type="string">
            <text:p>Difícil</text:p>
          </table:table-cell>
          <table:table-cell table:style-name="ce5" table:content-validation-name="val3" office:value-type="string" calcext:value-type="string">
            <text:p>ST_DWithin</text:p>
          </table:table-cell>
          <table:table-cell table:style-name="ce12" office:value-type="string" calcext:value-type="string">
            <text:p>SELECT</text:p>
            <text:p>  uf.sigla_uf,</text:p>
            <text:p>  COUNT(e.cd_entidade) AS qt_escolas_ate_600m</text:p>
            <text:p>FROM public.regiao r</text:p>
            <text:p>INNER JOIN public.unidade_federativa uf</text:p>
            <text:p>  ON uf.cd_regia = r.cd_regia</text:p>
            <text:p>INNER JOIN public.municipio m</text:p>
            <text:p>  ON m.cd_uf = uf.cd_uf</text:p>
            <text:p>INNER JOIN public.escola e</text:p>
            <text:p>  ON e.cd_mun = m.cd_mun</text:p>
            <text:p>INNER JOIN public.microdados_ed_basica meb</text:p>
            <text:p>  ON meb.cd_entidade = e.cd_entidade</text:p>
            <text:p>WHERE r.nm_regia = 'Nordeste'</text:p>
            <text:p>  AND m.geometry &amp;&amp; r.geometry</text:p>
            <text:p>  AND e.geometry &amp;&amp; r.geometry</text:p>
            <text:p>  AND ST_Intersects(m.geometry, r.geometry)</text:p>
            <text:p>  AND ST_DWithin(e.geometry, r.geometry, 600)</text:p>
            <text:p>  AND ST_Intersects(ST_Buffer(e.geometry, 300), r.geometry)</text:p>
            <text:p>  AND meb.in_refeitorio = 1</text:p>
            <text:p>GROUP BY uf.sigla_uf</text:p>
            <text:p>ORDER BY uf.sigla_uf;</text:p>
          </table:table-cell>
          <table:table-cell table:style-name="ce9" table:number-columns-repeated="20"/>
          <table:table-cell table:number-columns-repeated="998"/>
        </table:table-row>
        <table:table-row table:style-name="ro1">
          <table:table-cell table:style-name="ce2" office:value-type="float" office:value="242" calcext:value-type="float">
            <text:p>242</text:p>
          </table:table-cell>
          <table:table-cell table:style-name="ce4" office:value-type="string" calcext:value-type="string">
            <text:p>No Sudeste, por sigla de UF, quantos municípios da região possuem ao menos uma escola com laboratório de informática até 1.200 m do limite regional?</text:p>
          </table:table-cell>
          <table:table-cell table:style-name="ce8" table:content-validation-name="val1" office:value-type="string" calcext:value-type="string">
            <text:p>Região</text:p>
          </table:table-cell>
          <table:table-cell table:style-name="ce11" table:content-validation-name="val2" office:value-type="string" calcext:value-type="string">
            <text:p>Difícil</text:p>
          </table:table-cell>
          <table:table-cell table:style-name="ce5" table:content-validation-name="val3" office:value-type="string" calcext:value-type="string">
            <text:p>ST_DWithin</text:p>
          </table:table-cell>
          <table:table-cell table:style-name="ce12" office:value-type="string" calcext:value-type="string">
            <text:p>SELECT</text:p>
            <text:p>  uf.sigla_uf,</text:p>
            <text:p>  COUNT(DISTINCT m.cd_mun) AS qt_municipios_com_escola_proxima</text:p>
            <text:p>FROM public.regiao r</text:p>
            <text:p>JOIN public.unidade_federativa uf</text:p>
            <text:p>  ON uf.cd_regia = r.cd_regia</text:p>
            <text:p>LEFT JOIN public.municipio m</text:p>
            <text:p>  ON m.cd_uf = uf.cd_uf</text:p>
            <text:p>LEFT JOIN public.escola e</text:p>
            <text:p>  ON e.cd_mun = m.cd_mun</text:p>
            <text:p>LEFT JOIN public.microdados_ed_basica meb</text:p>
            <text:p>  ON meb.cd_entidade = e.cd_entidade</text:p>
            <text:p>WHERE r.nm_regia = 'Sudeste'</text:p>
            <text:p>  AND m.geometry &amp;&amp; r.geometry</text:p>
            <text:p>  AND e.geometry &amp;&amp; r.geometry</text:p>
            <text:p>  AND ST_Intersects(m.geometry, r.geometry)</text:p>
            <text:p>  AND ST_DWithin(e.geometry, r.geometry, 1200)</text:p>
            <text:p>  AND meb.in_laboratorio_informatica = 1</text:p>
            <text:p>GROUP BY uf.sigla_uf</text:p>
            <text:p>ORDER BY uf.sigla_uf;</text:p>
          </table:table-cell>
          <table:table-cell table:style-name="ce9" table:number-columns-repeated="20"/>
          <table:table-cell table:number-columns-repeated="998"/>
        </table:table-row>
        <table:table-row table:style-name="ro1">
          <table:table-cell table:style-name="ce2" office:value-type="float" office:value="243" calcext:value-type="float">
            <text:p>243</text:p>
          </table:table-cell>
          <table:table-cell table:style-name="ce4" office:value-type="string" calcext:value-type="string">
            <text:p>Na Região Norte, por sigla de UF, qual é a distância média das escolas ao limite regional entre aquelas até 5 km da fronteira e com computadores e banda larga?</text:p>
          </table:table-cell>
          <table:table-cell table:style-name="ce8" table:content-validation-name="val1" office:value-type="string" calcext:value-type="string">
            <text:p>Região</text:p>
          </table:table-cell>
          <table:table-cell table:style-name="ce11" table:content-validation-name="val2" office:value-type="string" calcext:value-type="string">
            <text:p>Difícil</text:p>
          </table:table-cell>
          <table:table-cell table:style-name="ce5" table:content-validation-name="val3" office:value-type="string" calcext:value-type="string">
            <text:p>ST_DWithin</text:p>
          </table:table-cell>
          <table:table-cell table:style-name="ce12" office:value-type="string" calcext:value-type="string">
            <text:p>SELECT</text:p>
            <text:p>  uf.sigla_uf,</text:p>
            <text:p>  AVG(ST_Distance(e.geometry, r.geometry)) AS dist_media_m</text:p>
            <text:p>FROM public.regiao r</text:p>
            <text:p>RIGHT JOIN public.unidade_federativa uf</text:p>
            <text:p>  ON uf.cd_regia = r.cd_regia AND r.nm_regia = 'Norte'</text:p>
            <text:p>INNER JOIN public.municipio m</text:p>
            <text:p>  ON m.cd_uf = uf.cd_uf</text:p>
            <text:p>INNER JOIN public.escola e</text:p>
            <text:p>  ON e.cd_mun = m.cd_mun</text:p>
            <text:p>INNER JOIN public.microdados_ed_basica meb</text:p>
            <text:p>  ON meb.cd_entidade = e.cd_entidade</text:p>
            <text:p>WHERE m.geometry &amp;&amp; r.geometry</text:p>
            <text:p>  AND e.geometry &amp;&amp; r.geometry</text:p>
            <text:p>  AND ST_Intersects(m.geometry, r.geometry)</text:p>
            <text:p>  AND ST_DWithin(e.geometry, r.geometry, 5000)</text:p>
            <text:p>  AND meb.in_computador = 1</text:p>
            <text:p>  AND meb.in_banda_larga = 1</text:p>
            <text:p>GROUP BY uf.sigla_uf</text:p>
            <text:p>ORDER BY uf.sigla_uf;</text:p>
          </table:table-cell>
          <table:table-cell table:style-name="ce9" table:number-columns-repeated="20"/>
          <table:table-cell table:number-columns-repeated="998"/>
        </table:table-row>
        <table:table-row table:style-name="ro1">
          <table:table-cell table:style-name="ce2" office:value-type="float" office:value="244" calcext:value-type="float">
            <text:p>244</text:p>
          </table:table-cell>
          <table:table-cell table:style-name="ce4" office:value-type="string" calcext:value-type="string">
            <text:p>No Centro-Oeste, por sigla de UF, qual é a soma (em km²) das áreas de 200 m ao redor de escolas com ateliê de artes que estão até 1 km do limite regional e cujo entorno toca a região?</text:p>
          </table:table-cell>
          <table:table-cell table:style-name="ce8" table:content-validation-name="val1" office:value-type="string" calcext:value-type="string">
            <text:p>Região</text:p>
          </table:table-cell>
          <table:table-cell table:style-name="ce11" table:content-validation-name="val2" office:value-type="string" calcext:value-type="string">
            <text:p>Difícil</text:p>
          </table:table-cell>
          <table:table-cell table:style-name="ce5" table:content-validation-name="val3" office:value-type="string" calcext:value-type="string">
            <text:p>ST_DWithin</text:p>
          </table:table-cell>
          <table:table-cell table:style-name="ce12" office:value-type="string" calcext:value-type="string">
            <text:p>SELECT</text:p>
            <text:p>  uf.sigla_uf,</text:p>
            <text:p>  SUM(ST_Area(ST_Buffer(e.geometry, 200))) / 1000000.0 AS soma_area_buffers_km2</text:p>
            <text:p>FROM public.regiao r</text:p>
            <text:p>JOIN public.unidade_federativa uf</text:p>
            <text:p>  ON uf.cd_regia = r.cd_regia</text:p>
            <text:p>JOIN public.municipio m</text:p>
            <text:p>  ON m.cd_uf = uf.cd_uf</text:p>
            <text:p>JOIN public.escola e</text:p>
            <text:p>  ON e.cd_mun = m.cd_mun</text:p>
            <text:p>JOIN public.microdados_ed_basica meb</text:p>
            <text:p>  ON meb.cd_entidade = e.cd_entidade</text:p>
            <text:p>WHERE r.nm_regia = 'Centro-oeste'</text:p>
            <text:p>  AND m.geometry &amp;&amp; r.geometry</text:p>
            <text:p>  AND e.geometry &amp;&amp; r.geometry</text:p>
            <text:p>  AND ST_Intersects(m.geometry, r.geometry)</text:p>
            <text:p>  AND ST_DWithin(e.geometry, r.geometry, 1000)</text:p>
            <text:p>  AND ST_Intersects(ST_Buffer(e.geometry, 200), r.geometry)</text:p>
            <text:p>  AND meb.in_sala_atelie_artes = 1</text:p>
            <text:p>GROUP BY uf.sigla_uf</text:p>
            <text:p>ORDER BY uf.sigla_uf;</text:p>
          </table:table-cell>
          <table:table-cell table:style-name="ce9" table:number-columns-repeated="20"/>
          <table:table-cell table:number-columns-repeated="998"/>
        </table:table-row>
        <table:table-row table:style-name="ro1">
          <table:table-cell table:style-name="ce2" office:value-type="float" office:value="245" calcext:value-type="float">
            <text:p>245</text:p>
          </table:table-cell>
          <table:table-cell table:style-name="ce4" office:value-type="string" calcext:value-type="string">
            <text:p>No Sul, por município e sigla de UF, quantas escolas com sala de música/coral e material musical estão até 800 m do limite da região?</text:p>
          </table:table-cell>
          <table:table-cell table:style-name="ce8" table:content-validation-name="val1" office:value-type="string" calcext:value-type="string">
            <text:p>Região</text:p>
          </table:table-cell>
          <table:table-cell table:style-name="ce11" table:content-validation-name="val2" office:value-type="string" calcext:value-type="string">
            <text:p>Difícil</text:p>
          </table:table-cell>
          <table:table-cell table:style-name="ce5" table:content-validation-name="val3" office:value-type="string" calcext:value-type="string">
            <text:p>ST_DWithin</text:p>
          </table:table-cell>
          <table:table-cell table:style-name="ce12" office:value-type="string" calcext:value-type="string">
            <text:p>SELECT</text:p>
            <text:p>  uf.sigla_uf,</text:p>
            <text:p>  m.nm_mun,</text:p>
            <text:p>  COUNT(e.cd_entidade) AS qt_escolas_ate_800m</text:p>
            <text:p>FROM public.regiao r</text:p>
            <text:p>FULL OUTER JOIN public.unidade_federativa uf</text:p>
            <text:p>  ON uf.cd_regia = r.cd_regia</text:p>
            <text:p>FULL OUTER JOIN public.municipio m</text:p>
            <text:p>  ON m.cd_uf = uf.cd_uf</text:p>
            <text:p>FULL OUTER JOIN public.escola e</text:p>
            <text:p>  ON e.cd_mun = m.cd_mun</text:p>
            <text:p>FULL OUTER JOIN public.microdados_ed_basica meb</text:p>
            <text:p>  ON meb.cd_entidade = e.cd_entidade</text:p>
            <text:p>WHERE r.nm_regia = 'Sul'</text:p>
            <text:p>  AND m.geometry &amp;&amp; r.geometry</text:p>
            <text:p>  AND e.geometry &amp;&amp; r.geometry</text:p>
            <text:p>  AND ST_Intersects(m.geometry, r.geometry)</text:p>
            <text:p>  AND ST_DWithin(e.geometry, r.geometry, 800)</text:p>
            <text:p>  AND meb.in_sala_musica_coral = 1</text:p>
            <text:p>  AND meb.in_material_ped_musical = 1</text:p>
            <text:p>GROUP BY uf.sigla_uf, m.nm_mun</text:p>
            <text:p>HAVING COUNT(e.cd_entidade) &gt; 0</text:p>
            <text:p>ORDER BY uf.sigla_uf, m.nm_mun;</text:p>
          </table:table-cell>
          <table:table-cell table:style-name="ce9" table:number-columns-repeated="20"/>
          <table:table-cell table:number-columns-repeated="998"/>
        </table:table-row>
        <table:table-row table:style-name="ro1">
          <table:table-cell table:style-name="ce2" office:value-type="float" office:value="246" calcext:value-type="float">
            <text:p>246</text:p>
          </table:table-cell>
          <table:table-cell table:style-name="ce4" office:value-type="string" calcext:value-type="string">
            <text:p>Nordeste: por sigla de UF, qual é a razão média de sobreposição entre o entorno de 300 m das escolas com internet administrativa e o limite da região, e qual o percent-rank dessa razão entre as UFs do Nordeste?</text:p>
          </table:table-cell>
          <table:table-cell table:style-name="ce8" table:content-validation-name="val1" office:value-type="string" calcext:value-type="string">
            <text:p>Região</text:p>
          </table:table-cell>
          <table:table-cell table:style-name="ce11" table:content-validation-name="val2" office:value-type="string" calcext:value-type="string">
            <text:p>Muito Difícil</text:p>
          </table:table-cell>
          <table:table-cell table:style-name="ce5" table:content-validation-name="val3" office:value-type="string" calcext:value-type="string">
            <text:p>ST_Intersects</text:p>
          </table:table-cell>
          <table:table-cell table:style-name="ce12" office:value-type="string" calcext:value-type="string">
            <text:p>WITH base AS (</text:p>
            <text:p>  SELECT uf.sigla_uf, e.cd_entidade, ST_Buffer(e.geometry, 300) AS buf, r.geometry AS g_reg</text:p>
            <text:p>  FROM public.regiao r</text:p>
            <text:p>  INNER JOIN public.unidade_federativa uf ON uf.cd_regia = r.cd_regia</text:p>
            <text:p>  INNER JOIN public.municipio m ON m.cd_uf = uf.cd_uf</text:p>
            <text:p>  INNER JOIN public.escola e ON e.cd_mun = m.cd_mun</text:p>
            <text:p>  INNER JOIN public.microdados_ed_basica meb ON meb.cd_entidade = e.cd_entidade</text:p>
            <text:p>  WHERE r.nm_regia = 'Nordeste'</text:p>
            <text:p>    AND m.geometry &amp;&amp; r.geometry</text:p>
            <text:p>    AND e.geometry &amp;&amp; r.geometry</text:p>
            <text:p>    AND ST_Intersects(m.geometry, r.geometry)</text:p>
            <text:p>    AND meb.in_internet_administrativo = 1</text:p>
            <text:p>),</text:p>
            <text:p>razao AS (</text:p>
            <text:p>  SELECT</text:p>
            <text:p>    sigla_uf,</text:p>
            <text:p>    CASE</text:p>
            <text:p>      WHEN ST_Area(buf) = 0 THEN 0</text:p>
            <text:p>      ELSE ST_Area(ST_Intersection(buf, g_reg)) / ST_Area(buf)</text:p>
            <text:p>    END AS razao_overlap</text:p>
            <text:p>  FROM base</text:p>
            <text:p>)</text:p>
            <text:p>SELECT</text:p>
            <text:p>  sigla_uf,</text:p>
            <text:p>  AVG(razao_overlap) AS razao_media,</text:p>
            <text:p>  PERCENT_RANK() OVER (ORDER BY AVG(razao_overlap)) AS percent_rank_uf</text:p>
            <text:p>FROM razao</text:p>
            <text:p>GROUP BY sigla_uf</text:p>
            <text:p>ORDER BY sigla_uf;</text:p>
          </table:table-cell>
          <table:table-cell table:style-name="ce9" table:number-columns-repeated="20"/>
          <table:table-cell table:number-columns-repeated="998"/>
        </table:table-row>
        <table:table-row table:style-name="ro1">
          <table:table-cell table:style-name="ce2" office:value-type="float" office:value="247" calcext:value-type="float">
            <text:p>247</text:p>
          </table:table-cell>
          <table:table-cell table:style-name="ce4" office:value-type="string" calcext:value-type="string">
            <text:p>Sudeste: por sigla de UF, qual a participação percentual de municípios da região que possuem pelo menos uma escola até 800 m da fronteira regional com esgotamento via rede pública, em relação ao total de municípios da UF que intersectam a região?</text:p>
          </table:table-cell>
          <table:table-cell table:style-name="ce8" table:content-validation-name="val1" office:value-type="string" calcext:value-type="string">
            <text:p>Região</text:p>
          </table:table-cell>
          <table:table-cell table:style-name="ce11" table:content-validation-name="val2" office:value-type="string" calcext:value-type="string">
            <text:p>Muito Difícil</text:p>
          </table:table-cell>
          <table:table-cell table:style-name="ce5" table:content-validation-name="val3" office:value-type="string" calcext:value-type="string">
            <text:p>ST_Intersects</text:p>
          </table:table-cell>
          <table:table-cell table:style-name="ce12" office:value-type="string" calcext:value-type="string">
            <text:p>WITH mun_total AS (</text:p>
            <text:p>  SELECT uf.sigla_uf, m.cd_mun</text:p>
            <text:p>  FROM public.regiao r</text:p>
            <text:p>  JOIN public.unidade_federativa uf ON uf.cd_regia = r.cd_regia</text:p>
            <text:p>  LEFT JOIN public.municipio m ON m.cd_uf = uf.cd_uf</text:p>
            <text:p>  WHERE r.nm_regia = 'Sudeste'</text:p>
            <text:p>    AND m.geometry &amp;&amp; r.geometry</text:p>
            <text:p>    AND ST_Intersects(m.geometry, r.geometry)</text:p>
            <text:p>),</text:p>
            <text:p>mun_ok AS (</text:p>
            <text:p>  SELECT DISTINCT uf.sigla_uf, m.cd_mun</text:p>
            <text:p>  FROM public.regiao r</text:p>
            <text:p>  JOIN public.unidade_federativa uf ON uf.cd_regia = r.cd_regia</text:p>
            <text:p>  LEFT JOIN public.municipio m ON m.cd_uf = uf.cd_uf</text:p>
            <text:p>  LEFT JOIN public.escola e ON e.cd_mun = m.cd_mun</text:p>
            <text:p>  LEFT JOIN public.microdados_ed_basica meb ON meb.cd_entidade = e.cd_entidade</text:p>
            <text:p>  WHERE r.nm_regia = 'Sudeste'</text:p>
            <text:p>    AND m.geometry &amp;&amp; r.geometry</text:p>
            <text:p>    AND e.geometry &amp;&amp; r.geometry</text:p>
            <text:p>    AND ST_Intersects(m.geometry, r.geometry)</text:p>
            <text:p>    AND ST_DWithin(e.geometry, r.geometry, 800)</text:p>
            <text:p>    AND meb.in_esgoto_rede_publica = 1</text:p>
            <text:p>),</text:p>
            <text:p>agg AS (</text:p>
            <text:p>  SELECT t.sigla_uf,</text:p>
            <text:p>         COUNT(DISTINCT t.cd_mun) AS total_mun,</text:p>
            <text:p>         COUNT(DISTINCT o.cd_mun) AS mun_com_escola_qualificada</text:p>
            <text:p>  FROM mun_total t</text:p>
            <text:p>  LEFT JOIN mun_ok o ON o.cd_mun = t.cd_mun AND o.sigla_uf = t.sigla_uf</text:p>
            <text:p>  GROUP BY t.sigla_uf</text:p>
            <text:p>)</text:p>
            <text:p>SELECT</text:p>
            <text:p>  sigla_uf,</text:p>
            <text:p>  mun_com_escola_qualificada,</text:p>
            <text:p>  total_mun,</text:p>
            <text:p>  ROUND(100.0 * mun_com_escola_qualificada / NULLIF(total_mun,0), 2) AS perc_na_uf,</text:p>
            <text:p>  ROUND(100.0 * mun_com_escola_qualificada / NULLIF(SUM(mun_com_escola_qualificada) OVER (), 0), 2) AS perc_do_total</text:p>
            <text:p>FROM agg</text:p>
            <text:p>ORDER BY sigla_uf;</text:p>
          </table:table-cell>
          <table:table-cell table:style-name="ce9" table:number-columns-repeated="20"/>
          <table:table-cell table:number-columns-repeated="998"/>
        </table:table-row>
        <table:table-row table:style-name="ro1">
          <table:table-cell table:style-name="ce2" office:value-type="float" office:value="248" calcext:value-type="float">
            <text:p>248</text:p>
          </table:table-cell>
          <table:table-cell table:style-name="ce4" office:value-type="string" calcext:value-type="string">
            <text:p>Norte: por sigla de UF, quantos municípios ficam no quartil superior de razão de interseção município–região (área da interseção dividida pela área municipal) entre aqueles que possuem pelo menos uma escola até 1 km da fronteira regional com impressora disponível?</text:p>
          </table:table-cell>
          <table:table-cell table:style-name="ce8" table:content-validation-name="val1" office:value-type="string" calcext:value-type="string">
            <text:p>Região</text:p>
          </table:table-cell>
          <table:table-cell table:style-name="ce11" table:content-validation-name="val2" office:value-type="string" calcext:value-type="string">
            <text:p>Muito Difícil</text:p>
          </table:table-cell>
          <table:table-cell table:style-name="ce5" table:content-validation-name="val3" office:value-type="string" calcext:value-type="string">
            <text:p>ST_Intersects</text:p>
          </table:table-cell>
          <table:table-cell table:style-name="ce12" office:value-type="string" calcext:value-type="string">
            <text:p>WITH base AS (</text:p>
            <text:p>  SELECT uf.sigla_uf, m.cd_mun, m.geometry AS g_mun, r.geometry AS g_reg</text:p>
            <text:p>  FROM public.regiao r</text:p>
            <text:p>  RIGHT JOIN public.unidade_federativa uf ON uf.cd_regia = r.cd_regia AND r.nm_regia = 'Norte'</text:p>
            <text:p>  INNER JOIN public.municipio m ON m.cd_uf = uf.cd_uf</text:p>
            <text:p>  INNER JOIN public.escola e ON e.cd_mun = m.cd_mun</text:p>
            <text:p>  INNER JOIN public.microdados_ed_basica meb ON meb.cd_entidade = e.cd_entidade</text:p>
            <text:p>  WHERE m.geometry &amp;&amp; r.geometry</text:p>
            <text:p>    AND e.geometry &amp;&amp; r.geometry</text:p>
            <text:p>    AND ST_Intersects(m.geometry, r.geometry)</text:p>
            <text:p>    AND ST_DWithin(e.geometry, r.geometry, 1000)</text:p>
            <text:p>    AND meb.in_equip_impressora = 1</text:p>
            <text:p>),</text:p>
            <text:p>mun_ratio AS (</text:p>
            <text:p>  SELECT</text:p>
            <text:p>    sigla_uf,</text:p>
            <text:p>    cd_mun,</text:p>
            <text:p>    CASE WHEN ST_Area(g_mun) = 0 THEN 0</text:p>
            <text:p>         ELSE ST_Area(ST_Intersection(g_mun, g_reg)) / ST_Area(g_mun)</text:p>
            <text:p>    END AS ratio_intersec</text:p>
            <text:p>  FROM base</text:p>
            <text:p>  GROUP BY sigla_uf, cd_mun, g_mun, g_reg</text:p>
            <text:p>),</text:p>
            <text:p>ranked AS (</text:p>
            <text:p>  SELECT</text:p>
            <text:p>    sigla_uf,</text:p>
            <text:p>    cd_mun,</text:p>
            <text:p>    ratio_intersec,</text:p>
            <text:p>    NTILE(4) OVER (PARTITION BY sigla_uf ORDER BY ratio_intersec) AS quartil</text:p>
            <text:p>  FROM mun_ratio</text:p>
            <text:p>)</text:p>
            <text:p>SELECT sigla_uf, COUNT(*) AS qt_municipios_quartil_superior</text:p>
            <text:p>FROM ranked</text:p>
            <text:p>WHERE quartil = 4</text:p>
            <text:p>GROUP BY sigla_uf</text:p>
            <text:p>ORDER BY sigla_uf;</text:p>
          </table:table-cell>
          <table:table-cell table:style-name="ce9" table:number-columns-repeated="20"/>
          <table:table-cell table:number-columns-repeated="998"/>
        </table:table-row>
        <table:table-row table:style-name="ro1">
          <table:table-cell table:style-name="ce2" office:value-type="float" office:value="249" calcext:value-type="float">
            <text:p>249</text:p>
          </table:table-cell>
          <table:table-cell table:style-name="ce4" office:value-type="string" calcext:value-type="string">
            <text:p>Centro-Oeste: por sigla de UF, qual é a soma (km²) da interseção entre um cinturão de 500 m do limite regional e o entorno de 200 m de escolas com piso tátil, e qual a participação e a cumulativa dessas UFs no total regional?</text:p>
          </table:table-cell>
          <table:table-cell table:style-name="ce8" table:content-validation-name="val1" office:value-type="string" calcext:value-type="string">
            <text:p>Região</text:p>
          </table:table-cell>
          <table:table-cell table:style-name="ce11" table:content-validation-name="val2" office:value-type="string" calcext:value-type="string">
            <text:p>Muito Difícil</text:p>
          </table:table-cell>
          <table:table-cell table:style-name="ce5" table:content-validation-name="val3" office:value-type="string" calcext:value-type="string">
            <text:p>ST_Intersects</text:p>
          </table:table-cell>
          <table:table-cell table:style-name="ce12" office:value-type="string" calcext:value-type="string">
            <text:p>WITH inters AS (</text:p>
            <text:p>  SELECT</text:p>
            <text:p>    uf.sigla_uf,</text:p>
            <text:p>    ST_Area(ST_Intersection(ST_Buffer(r.geometry, 500), ST_Buffer(e.geometry, 200))) / 1000000.0 AS a_km2</text:p>
            <text:p>  FROM public.regiao r</text:p>
            <text:p>  JOIN public.unidade_federativa uf ON uf.cd_regia = r.cd_regia</text:p>
            <text:p>  JOIN public.municipio m ON m.cd_uf = uf.cd_uf</text:p>
            <text:p>  JOIN public.escola e ON e.cd_mun = m.cd_mun</text:p>
            <text:p>  JOIN public.microdados_ed_basica meb ON meb.cd_entidade = e.cd_entidade</text:p>
            <text:p>  WHERE r.nm_regia = 'Centro-Oeste'</text:p>
            <text:p>    AND m.geometry &amp;&amp; r.geometry</text:p>
            <text:p>    AND e.geometry &amp;&amp; r.geometry</text:p>
            <text:p>    AND ST_Intersects(m.geometry, r.geometry)</text:p>
            <text:p>    AND meb.in_acessibilidade_pisos_tateis = 1</text:p>
            <text:p>),</text:p>
            <text:p>agg AS (</text:p>
            <text:p>  SELECT sigla_uf, SUM(a_km2) AS area_km2</text:p>
            <text:p>  FROM inters</text:p>
            <text:p>  GROUP BY sigla_uf</text:p>
            <text:p>),</text:p>
            <text:p>ranked AS (</text:p>
            <text:p>  SELECT</text:p>
            <text:p>    sigla_uf,</text:p>
            <text:p>    area_km2,</text:p>
            <text:p>    ROUND((100.0 * area_km2 / NULLIF(SUM(area_km2) OVER (), 0))::numeric, 2) AS perc_total,</text:p>
            <text:p>    ROUND((SUM(area_km2) OVER (ORDER BY area_km2 DESC</text:p>
            <text:p>                               ROWS BETWEEN UNBOUNDED PRECEDING AND CURRENT ROW)</text:p>
            <text:p>           / NULLIF(SUM(area_km2) OVER (), 0) * 100.0)::numeric, 2) AS perc_cumulativo</text:p>
            <text:p>  FROM agg</text:p>
            <text:p>)</text:p>
            <text:p>SELECT sigla_uf, area_km2, perc_total, perc_cumulativo</text:p>
            <text:p>FROM ranked</text:p>
            <text:p>ORDER BY area_km2 DESC, sigla_uf;</text:p>
          </table:table-cell>
          <table:table-cell table:style-name="ce9" table:number-columns-repeated="20"/>
          <table:table-cell table:number-columns-repeated="998"/>
        </table:table-row>
        <table:table-row table:style-name="ro1">
          <table:table-cell table:style-name="ce2" office:value-type="float" office:value="250" calcext:value-type="float">
            <text:p>250</text:p>
          </table:table-cell>
          <table:table-cell table:style-name="ce4" office:value-type="string" calcext:value-type="string">
            <text:p>Sul: por município e sigla de UF, qual é o z-score da distância média das escolas com TV disponível até a interseção município–região entre aquelas até 1 km da fronteira regional, considerando a distribuição das distâncias médias por UF?</text:p>
          </table:table-cell>
          <table:table-cell table:style-name="ce8" table:content-validation-name="val1" office:value-type="string" calcext:value-type="string">
            <text:p>Região</text:p>
          </table:table-cell>
          <table:table-cell table:style-name="ce11" table:content-validation-name="val2" office:value-type="string" calcext:value-type="string">
            <text:p>Muito Difícil</text:p>
          </table:table-cell>
          <table:table-cell table:style-name="ce5" table:content-validation-name="val3" office:value-type="string" calcext:value-type="string">
            <text:p>ST_Intersects</text:p>
          </table:table-cell>
          <table:table-cell table:style-name="ce12" office:value-type="string" calcext:value-type="string">
            <text:p>WITH base AS (</text:p>
            <text:p>  SELECT</text:p>
            <text:p>    uf.sigla_uf,</text:p>
            <text:p>    m.cd_mun,</text:p>
            <text:p>    m.nm_mun,</text:p>
            <text:p>    ST_Intersection(m.geometry, r.geometry) AS g_mr,</text:p>
            <text:p>    e.geometry AS g_e</text:p>
            <text:p>  FROM public.regiao r</text:p>
            <text:p>  FULL OUTER JOIN public.unidade_federativa uf ON uf.cd_regia = r.cd_regia</text:p>
            <text:p>  FULL OUTER JOIN public.municipio m ON m.cd_uf = uf.cd_uf</text:p>
            <text:p>  FULL OUTER JOIN public.escola e ON e.cd_mun = m.cd_mun</text:p>
            <text:p>  FULL OUTER JOIN public.microdados_ed_basica meb ON meb.cd_entidade = e.cd_entidade</text:p>
            <text:p>  WHERE r.nm_regia = 'Sul'</text:p>
            <text:p>    AND m.geometry &amp;&amp; r.geometry</text:p>
            <text:p>    AND e.geometry &amp;&amp; r.geometry</text:p>
            <text:p>    AND ST_Intersects(m.geometry, r.geometry)</text:p>
            <text:p>    AND ST_DWithin(e.geometry, r.geometry, 1000)</text:p>
            <text:p>    AND meb.in_equip_tv = 1</text:p>
            <text:p>),</text:p>
            <text:p>dist_mun AS (</text:p>
            <text:p>  SELECT</text:p>
            <text:p>    sigla_uf,</text:p>
            <text:p>    cd_mun,</text:p>
            <text:p>    nm_mun,</text:p>
            <text:p>    AVG(ST_Distance(g_e, g_mr)) AS dist_media_m</text:p>
            <text:p>  FROM base</text:p>
            <text:p>  GROUP BY sigla_uf, cd_mun, nm_mun</text:p>
            <text:p>),</text:p>
            <text:p>stats AS (</text:p>
            <text:p>  SELECT</text:p>
            <text:p>    sigla_uf,</text:p>
            <text:p>    cd_mun,</text:p>
            <text:p>    nm_mun,</text:p>
            <text:p>    dist_media_m,</text:p>
            <text:p>    AVG(dist_media_m) OVER (PARTITION BY sigla_uf) AS media_uf,</text:p>
            <text:p>    STDDEV_SAMP(dist_media_m) OVER (PARTITION BY sigla_uf) AS sd_uf</text:p>
            <text:p>  FROM dist_mun</text:p>
            <text:p>)</text:p>
            <text:p>SELECT</text:p>
            <text:p>  sigla_uf,</text:p>
            <text:p>  nm_mun,</text:p>
            <text:p>  dist_media_m,</text:p>
            <text:p>  media_uf,</text:p>
            <text:p>  sd_uf,</text:p>
            <text:p>  CASE WHEN sd_uf = 0 OR sd_uf IS NULL THEN NULL</text:p>
            <text:p>       ELSE (dist_media_m - media_uf) / sd_uf</text:p>
            <text:p>  END AS z_score</text:p>
            <text:p>FROM stats</text:p>
            <text:p>ORDER BY sigla_uf, z_score DESC NULLS LAST, nm_mun;</text:p>
          </table:table-cell>
          <table:table-cell table:style-name="ce9" table:number-columns-repeated="20"/>
          <table:table-cell table:number-columns-repeated="998"/>
        </table:table-row>
        <table:table-row table:style-name="ro1">
          <table:table-cell table:style-name="ce2" office:value-type="float" office:value="251" calcext:value-type="float">
            <text:p>251</text:p>
          </table:table-cell>
          <table:table-cell table:style-name="ce4" office:value-type="string" calcext:value-type="string">
            <text:p>No Nordeste, por sigla de UF, qual é a taxa de escolas com corrimão de acessibilidade cujo entorno de 300 m fica totalmente contido no recorte município∩região, e qual o percent-rank dessa taxa entre as UFs do Nordeste?</text:p>
          </table:table-cell>
          <table:table-cell table:style-name="ce8" table:content-validation-name="val1" office:value-type="string" calcext:value-type="string">
            <text:p>Região</text:p>
          </table:table-cell>
          <table:table-cell table:style-name="ce11" table:content-validation-name="val2" office:value-type="string" calcext:value-type="string">
            <text:p>Muito Difícil</text:p>
          </table:table-cell>
          <table:table-cell table:style-name="ce5" table:content-validation-name="val3" office:value-type="string" calcext:value-type="string">
            <text:p>ST_Contains</text:p>
          </table:table-cell>
          <table:table-cell table:style-name="ce12" office:value-type="string" calcext:value-type="string">
            <text:p>WITH base AS (</text:p>
            <text:p>  SELECT uf.sigla_uf, m.geometry AS g_mun, r.geometry AS g_reg, e.geometry AS g_esc, meb.in_acessibilidade_corrimao</text:p>
            <text:p>  FROM public.regiao r</text:p>
            <text:p>  INNER JOIN public.unidade_federativa uf ON uf.cd_regia = r.cd_regia</text:p>
            <text:p>  INNER JOIN public.municipio m ON m.cd_uf = uf.cd_uf</text:p>
            <text:p>  INNER JOIN public.escola e ON e.cd_mun = m.cd_mun</text:p>
            <text:p>  INNER JOIN public.microdados_ed_basica meb ON meb.cd_entidade = e.cd_entidade</text:p>
            <text:p>  WHERE r.nm_regia = 'Nordeste'</text:p>
            <text:p>    AND m.geometry &amp;&amp; r.geometry</text:p>
            <text:p>    AND e.geometry &amp;&amp; r.geometry</text:p>
            <text:p>    AND ST_Intersects(m.geometry, r.geometry)</text:p>
            <text:p>    AND ST_DWithin(e.geometry, r.geometry, 300)</text:p>
            <text:p>    AND meb.in_acessibilidade_corrimao = 1</text:p>
            <text:p>),</text:p>
            <text:p>agg AS (</text:p>
            <text:p>  SELECT</text:p>
            <text:p>    sigla_uf,</text:p>
            <text:p>    AVG(CASE WHEN ST_Contains(ST_Intersection(g_mun, g_reg), ST_Buffer(g_esc, 300)) THEN 1 ELSE 0 END)::numeric AS taxa_contida</text:p>
            <text:p>  FROM base</text:p>
            <text:p>  GROUP BY sigla_uf</text:p>
            <text:p>)</text:p>
            <text:p>SELECT</text:p>
            <text:p>  sigla_uf,</text:p>
            <text:p>  taxa_contida,</text:p>
            <text:p>  PERCENT_RANK() OVER (ORDER BY taxa_contida) AS percent_rank_uf</text:p>
            <text:p>FROM agg</text:p>
            <text:p>ORDER BY sigla_uf;</text:p>
          </table:table-cell>
          <table:table-cell table:style-name="ce9" table:number-columns-repeated="20"/>
          <table:table-cell table:number-columns-repeated="998"/>
        </table:table-row>
        <table:table-row table:style-name="ro1">
          <table:table-cell table:style-name="ce2" office:value-type="float" office:value="252" calcext:value-type="float">
            <text:p>252</text:p>
          </table:table-cell>
          <table:table-cell table:style-name="ce4" office:value-type="string" calcext:value-type="string">
            <text:p>No Sudeste, por sigla de UF, quais são os 3 municípios com maior soma da área dos buffers de 250 m de escolas com sinalização visual de acessibilidade totalmente contidos dentro da região, e qual a área agregada em cada município?</text:p>
          </table:table-cell>
          <table:table-cell table:style-name="ce8" table:content-validation-name="val1" office:value-type="string" calcext:value-type="string">
            <text:p>Região</text:p>
          </table:table-cell>
          <table:table-cell table:style-name="ce11" table:content-validation-name="val2" office:value-type="string" calcext:value-type="string">
            <text:p>Muito Difícil</text:p>
          </table:table-cell>
          <table:table-cell table:style-name="ce5" table:content-validation-name="val3" office:value-type="string" calcext:value-type="string">
            <text:p>ST_Contains</text:p>
          </table:table-cell>
          <table:table-cell table:style-name="ce12" office:value-type="string" calcext:value-type="string">
            <text:p>WITH base AS (</text:p>
            <text:p>  SELECT uf.sigla_uf, m.cd_mun, m.nm_mun, r.geometry AS g_reg, e.geometry AS g_esc</text:p>
            <text:p>  FROM public.regiao r</text:p>
            <text:p>  JOIN public.unidade_federativa uf ON uf.cd_regia = r.cd_regia</text:p>
            <text:p>  LEFT JOIN public.municipio m ON m.cd_uf = uf.cd_uf</text:p>
            <text:p>  LEFT JOIN public.escola e ON e.cd_mun = m.cd_mun</text:p>
            <text:p>  LEFT JOIN public.microdados_ed_basica meb ON meb.cd_entidade = e.cd_entidade</text:p>
            <text:p>  WHERE r.nm_regia = 'Sudeste'</text:p>
            <text:p>    AND m.geometry &amp;&amp; r.geometry</text:p>
            <text:p>    AND e.geometry &amp;&amp; r.geometry</text:p>
            <text:p>    AND ST_Intersects(m.geometry, r.geometry)</text:p>
            <text:p>    AND ST_Contains(r.geometry, ST_Buffer(r.geometry, 250))</text:p>
            <text:p>    AND meb.in_acessibilidade_sinal_visual = 1</text:p>
            <text:p>),</text:p>
            <text:p>areas AS (</text:p>
            <text:p>  SELECT sigla_uf, cd_mun, nm_mun, SUM(ST_Area(ST_Buffer(g_esc, 250))) AS area_total</text:p>
            <text:p>  FROM base</text:p>
            <text:p>  GROUP BY sigla_uf, cd_mun, nm_mun</text:p>
            <text:p>),</text:p>
            <text:p>ranked AS (</text:p>
            <text:p>  SELECT sigla_uf, nm_mun, area_total,</text:p>
            <text:p>         ROW_NUMBER() OVER (PARTITION BY sigla_uf ORDER BY area_total DESC) AS rk</text:p>
            <text:p>  FROM areas</text:p>
            <text:p>)</text:p>
            <text:p>SELECT sigla_uf, nm_mun, area_total</text:p>
            <text:p>FROM ranked</text:p>
            <text:p>WHERE rk &lt;= 3</text:p>
            <text:p>ORDER BY sigla_uf, area_total DESC;</text:p>
          </table:table-cell>
          <table:table-cell table:style-name="ce9" table:number-columns-repeated="20"/>
          <table:table-cell table:number-columns-repeated="998"/>
        </table:table-row>
        <table:table-row table:style-name="ro1">
          <table:table-cell table:style-name="ce2" office:value-type="float" office:value="253" calcext:value-type="float">
            <text:p>253</text:p>
          </table:table-cell>
          <table:table-cell table:style-name="ce4" office:value-type="string" calcext:value-type="string">
            <text:p>Na Região Norte, por sigla de UF, qual é a distância média do centróide municipal até o limite regional considerando apenas municípios que possuem ao menos uma escola com equipamento de som cujo buffer de 150 m esteja totalmente contido na região?</text:p>
          </table:table-cell>
          <table:table-cell table:style-name="ce8" table:content-validation-name="val1" office:value-type="string" calcext:value-type="string">
            <text:p>Região</text:p>
          </table:table-cell>
          <table:table-cell table:style-name="ce11" table:content-validation-name="val2" office:value-type="string" calcext:value-type="string">
            <text:p>Muito Difícil</text:p>
          </table:table-cell>
          <table:table-cell table:style-name="ce5" table:content-validation-name="val3" office:value-type="string" calcext:value-type="string">
            <text:p>ST_Contains</text:p>
          </table:table-cell>
          <table:table-cell table:style-name="ce12" office:value-type="string" calcext:value-type="string">
            <text:p>WITH escolas_ok AS (</text:p>
            <text:p>  SELECT uf.sigla_uf, m.cd_mun, m.geometry AS g_mun, r.geometry AS g_reg</text:p>
            <text:p>  FROM public.regiao r</text:p>
            <text:p>  RIGHT JOIN public.unidade_federativa uf ON uf.cd_regia = r.cd_regia AND r.nm_regia = 'Norte'</text:p>
            <text:p>  INNER JOIN public.municipio m ON m.cd_uf = uf.cd_uf</text:p>
            <text:p>  INNER JOIN public.escola e ON e.cd_mun = m.cd_mun</text:p>
            <text:p>  INNER JOIN public.microdados_ed_basica meb ON meb.cd_entidade = e.cd_entidade</text:p>
            <text:p>  WHERE m.geometry &amp;&amp; r.geometry</text:p>
            <text:p>    AND e.geometry &amp;&amp; r.geometry</text:p>
            <text:p>    AND ST_Intersects(m.geometry, r.geometry)</text:p>
            <text:p>    AND ST_Contains(r.geometry, ST_Buffer(e.geometry, 150))</text:p>
            <text:p>    AND meb.in_equip_som = 1</text:p>
            <text:p>),</text:p>
            <text:p>mun_dist AS (</text:p>
            <text:p>  SELECT sigla_uf, cd_mun,</text:p>
            <text:p>         ST_Distance(ST_Centroid(g_mun), g_reg) AS dist_m</text:p>
            <text:p>  FROM escolas_ok</text:p>
            <text:p>  GROUP BY sigla_uf, cd_mun, g_mun, g_reg</text:p>
            <text:p>),</text:p>
            <text:p>agg AS (</text:p>
            <text:p>  SELECT sigla_uf, AVG(dist_m) AS dist_media_m</text:p>
            <text:p>  FROM mun_dist</text:p>
            <text:p>  GROUP BY sigla_uf</text:p>
            <text:p>)</text:p>
            <text:p>SELECT sigla_uf, dist_media_m, RANK() OVER (ORDER BY dist_media_m DESC) AS posicao</text:p>
            <text:p>FROM agg</text:p>
            <text:p>ORDER BY sigla_uf;</text:p>
          </table:table-cell>
          <table:table-cell table:style-name="ce9" table:number-columns-repeated="20"/>
          <table:table-cell table:number-columns-repeated="998"/>
        </table:table-row>
        <table:table-row table:style-name="ro1">
          <table:table-cell table:style-name="ce2" office:value-type="float" office:value="254" calcext:value-type="float">
            <text:p>254</text:p>
          </table:table-cell>
          <table:table-cell table:style-name="ce4" office:value-type="string" calcext:value-type="string">
            <text:p>No Centro-Oeste, por sigla de UF, qual é a participação percentual e a participação acumulada das UFs no total de escolas com poço artesiano cujo entorno de 200 m está totalmente contido na região e que estão até 1 km do limite regional?</text:p>
          </table:table-cell>
          <table:table-cell table:style-name="ce8" table:content-validation-name="val1" office:value-type="string" calcext:value-type="string">
            <text:p>Região</text:p>
          </table:table-cell>
          <table:table-cell table:style-name="ce11" table:content-validation-name="val2" office:value-type="string" calcext:value-type="string">
            <text:p>Muito Difícil</text:p>
          </table:table-cell>
          <table:table-cell table:style-name="ce5" table:content-validation-name="val3" office:value-type="string" calcext:value-type="string">
            <text:p>ST_Contains</text:p>
          </table:table-cell>
          <table:table-cell table:style-name="ce12" office:value-type="string" calcext:value-type="string">
            <text:p>WITH base AS (</text:p>
            <text:p>  SELECT uf.sigla_uf, e.cd_entidade, r.geometry AS g_reg, e.geometry AS g_esc</text:p>
            <text:p>  FROM public.regiao r</text:p>
            <text:p>  JOIN public.unidade_federativa uf ON uf.cd_regia = r.cd_regia</text:p>
            <text:p>  JOIN public.municipio m ON m.cd_uf = uf.cd_uf</text:p>
            <text:p>  JOIN public.escola e ON e.cd_mun = m.cd_mun</text:p>
            <text:p>  JOIN public.microdados_ed_basica meb ON meb.cd_entidade = e.cd_entidade</text:p>
            <text:p>  WHERE r.nm_regia = 'Centro-Oeste'</text:p>
            <text:p>    AND m.geometry &amp;&amp; r.geometry</text:p>
            <text:p>    AND e.geometry &amp;&amp; r.geometry</text:p>
            <text:p>    AND ST_Intersects(m.geometry, r.geometry)</text:p>
            <text:p>    AND ST_DWithin(e.geometry, r.geometry, 1000)</text:p>
            <text:p>    AND ST_Contains(r.geometry, ST_Buffer(e.geometry, 200))</text:p>
            <text:p>    AND meb.in_agua_poco_artesiano = 1</text:p>
            <text:p>),</text:p>
            <text:p>agg AS (</text:p>
            <text:p>  SELECT sigla_uf, COUNT(cd_entidade)::numeric AS qt_escolas</text:p>
            <text:p>  FROM base</text:p>
            <text:p>  GROUP BY sigla_uf</text:p>
            <text:p>)</text:p>
            <text:p>SELECT</text:p>
            <text:p>  sigla_uf,</text:p>
            <text:p>  qt_escolas,</text:p>
            <text:p>  ROUND((100.0 * qt_escolas / NULLIF(SUM(qt_escolas) OVER (), 0))::numeric, 2) AS perc_total,</text:p>
            <text:p>  ROUND((SUM(qt_escolas) OVER (ORDER BY qt_escolas DESC</text:p>
            <text:p>                               ROWS BETWEEN UNBOUNDED PRECEDING AND CURRENT ROW)</text:p>
            <text:p>        / NULLIF(SUM(qt_escolas) OVER (), 0) * 100.0)::numeric, 2) AS perc_acumulada</text:p>
            <text:p>FROM agg</text:p>
            <text:p>ORDER BY qt_escolas DESC, sigla_uf;</text:p>
          </table:table-cell>
          <table:table-cell table:style-name="ce9" table:number-columns-repeated="20"/>
          <table:table-cell table:number-columns-repeated="998"/>
        </table:table-row>
        <table:table-row table:style-name="ro1">
          <table:table-cell table:style-name="ce2" office:value-type="float" office:value="255" calcext:value-type="float">
            <text:p>255</text:p>
          </table:table-cell>
          <table:table-cell table:style-name="ce4" office:value-type="string" calcext:value-type="string">
            <text:p>No Sul, por município e sigla de UF, qual é o z-score da taxa de escolas com oficinas de educação profissional cujo buffer de 500 m está totalmente contido na interseção município∩região, considerando a distribuição dessa taxa dentro de cada UF?</text:p>
          </table:table-cell>
          <table:table-cell table:style-name="ce8" table:content-validation-name="val1" office:value-type="string" calcext:value-type="string">
            <text:p>Região</text:p>
          </table:table-cell>
          <table:table-cell table:style-name="ce11" table:content-validation-name="val2" office:value-type="string" calcext:value-type="string">
            <text:p>Muito Difícil</text:p>
          </table:table-cell>
          <table:table-cell table:style-name="ce5" table:content-validation-name="val3" office:value-type="string" calcext:value-type="string">
            <text:p>ST_Contains</text:p>
          </table:table-cell>
          <table:table-cell table:style-name="ce12" office:value-type="string" calcext:value-type="string">
            <text:p>WITH base AS (</text:p>
            <text:p>  SELECT</text:p>
            <text:p>    uf.sigla_uf, m.cd_mun, m.nm_mun,</text:p>
            <text:p>    ST_Intersection(m.geometry, r.geometry) AS g_mr,</text:p>
            <text:p>    e.cd_entidade, e.geometry AS g_esc,</text:p>
            <text:p>    r.geometry AS g_reg, m.geometry AS g_mun,</text:p>
            <text:p>    meb.in_sala_oficinas_educ_prof</text:p>
            <text:p>  FROM public.regiao r</text:p>
            <text:p>  FULL OUTER JOIN public.unidade_federativa uf ON uf.cd_regia = r.cd_regia</text:p>
            <text:p>  FULL OUTER JOIN public.municipio m ON m.cd_uf = uf.cd_uf</text:p>
            <text:p>  FULL OUTER JOIN public.escola e ON e.cd_mun = m.cd_mun</text:p>
            <text:p>  FULL OUTER JOIN public.microdados_ed_basica meb ON meb.cd_entidade = e.cd_entidade</text:p>
            <text:p>  WHERE r.nm_regia = 'Sul'</text:p>
            <text:p>    AND m.geometry &amp;&amp; r.geometry</text:p>
            <text:p>    AND e.geometry &amp;&amp; r.geometry</text:p>
            <text:p>    AND ST_Intersects(m.geometry, r.geometry)</text:p>
            <text:p>    AND meb.in_sala_oficinas_educ_prof = 1</text:p>
            <text:p>),</text:p>
            <text:p>mun_metric AS (</text:p>
            <text:p>  SELECT</text:p>
            <text:p>    sigla_uf,</text:p>
            <text:p>    cd_mun,</text:p>
            <text:p>    nm_mun,</text:p>
            <text:p>    AVG(CASE WHEN ST_Contains(g_mr, ST_Buffer(g_esc, 500)) THEN 1 ELSE 0 END)::numeric AS taxa_contida</text:p>
            <text:p>  FROM base</text:p>
            <text:p>  GROUP BY sigla_uf, cd_mun, nm_mun</text:p>
            <text:p>),</text:p>
            <text:p>stats AS (</text:p>
            <text:p>  SELECT</text:p>
            <text:p>    sigla_uf, cd_mun, nm_mun, taxa_contida,</text:p>
            <text:p>    AVG(taxa_contida) OVER (PARTITION BY sigla_uf) AS media_uf,</text:p>
            <text:p>    STDDEV_SAMP(taxa_contida) OVER (PARTITION BY sigla_uf) AS sd_uf</text:p>
            <text:p>  FROM mun_metric</text:p>
            <text:p>)</text:p>
            <text:p>SELECT</text:p>
            <text:p>  sigla_uf,</text:p>
            <text:p>  nm_mun,</text:p>
            <text:p>  taxa_contida,</text:p>
            <text:p>  media_uf,</text:p>
            <text:p>  sd_uf,</text:p>
            <text:p>  CASE WHEN sd_uf IS NULL OR sd_uf = 0 THEN NULL</text:p>
            <text:p>       ELSE (taxa_contida - media_uf) / sd_uf</text:p>
            <text:p>  END AS z_score</text:p>
            <text:p>FROM stats</text:p>
            <text:p>ORDER BY sigla_uf, z_score DESC NULLS LAST, nm_mun;</text:p>
          </table:table-cell>
          <table:table-cell table:style-name="ce9" table:number-columns-repeated="20"/>
          <table:table-cell table:number-columns-repeated="998"/>
        </table:table-row>
        <table:table-row table:style-name="ro1">
          <table:table-cell table:style-name="ce2" office:value-type="float" office:value="256" calcext:value-type="float">
            <text:p>256</text:p>
          </table:table-cell>
          <table:table-cell table:style-name="ce4" office:value-type="string" calcext:value-type="string">
            <text:p>Na região Sudeste, qual é a distância mediana (em metros) das escolas estaduais com biblioteca até a fronteira da própria região, por UF, considerando apenas escolas urbanas e até 3.000 m dessa fronteira?</text:p>
          </table:table-cell>
          <table:table-cell table:style-name="ce8" table:content-validation-name="val1" office:value-type="string" calcext:value-type="string">
            <text:p>Região</text:p>
          </table:table-cell>
          <table:table-cell table:style-name="ce11" table:content-validation-name="val2" office:value-type="string" calcext:value-type="string">
            <text:p>Muito Difícil</text:p>
          </table:table-cell>
          <table:table-cell table:style-name="ce5" table:content-validation-name="val3" office:value-type="string" calcext:value-type="string">
            <text:p>ST_Distance</text:p>
          </table:table-cell>
          <table:table-cell table:style-name="ce12" office:value-type="string" calcext:value-type="string">
            <text:p>WITH base AS (</text:p>
            <text:p>  SELECT</text:p>
            <text:p>    e.cd_entidade,</text:p>
            <text:p>    e.geometry::geography AS geom_escola_g,</text:p>
            <text:p>    uf.sigla_uf,</text:p>
            <text:p>    r.geometry AS geom_reg</text:p>
            <text:p>  FROM public.escola e</text:p>
            <text:p>  JOIN public.microdados_ed_basica meb ON meb.cd_entidade = e.cd_entidade</text:p>
            <text:p>  JOIN public.municipio m ON m.cd_mun = e.cd_mun</text:p>
            <text:p>  JOIN public.unidade_federativa uf ON uf.cd_uf = m.cd_uf</text:p>
            <text:p>  JOIN public.regiao r ON r.cd_regia = uf.cd_regia AND r.nm_regia = 'Sudeste'</text:p>
            <text:p>  WHERE meb.tp_dependencia = 2</text:p>
            <text:p>    AND meb.in_biblioteca = 1</text:p>
            <text:p>    AND meb.tp_localizacao = 1</text:p>
            <text:p>)</text:p>
            <text:p>SELECT</text:p>
            <text:p>  sigla_uf,</text:p>
            <text:p>  PERCENTILE_CONT(0.5) WITHIN GROUP (</text:p>
            <text:p>    ORDER BY ST_Distance(geom_escola_g, ST_Boundary(geom_reg)::geography)</text:p>
            <text:p>  ) AS mediana_dist_m</text:p>
            <text:p>FROM base</text:p>
            <text:p>WHERE ST_DWithin(geom_escola_g, ST_Boundary(geom_reg)::geography, 3000)</text:p>
            <text:p>GROUP BY sigla_uf</text:p>
            <text:p>ORDER BY sigla_uf;</text:p>
          </table:table-cell>
          <table:table-cell table:style-name="ce9" table:number-columns-repeated="20"/>
          <table:table-cell table:number-columns-repeated="998"/>
        </table:table-row>
        <table:table-row table:style-name="ro1">
          <table:table-cell table:style-name="ce2" office:value-type="float" office:value="257" calcext:value-type="float">
            <text:p>257</text:p>
          </table:table-cell>
          <table:table-cell table:style-name="ce4" office:value-type="string" calcext:value-type="string">
            <text:p>Na região Nordeste, qual é a distância média das escolas municipais com laboratório de informática até o centro do seu município e até o centro da própria região, listando os 10 municípios com maior diferença entre essas duas distâncias?</text:p>
          </table:table-cell>
          <table:table-cell table:style-name="ce8" table:content-validation-name="val1" office:value-type="string" calcext:value-type="string">
            <text:p>Região</text:p>
          </table:table-cell>
          <table:table-cell table:style-name="ce11" table:content-validation-name="val2" office:value-type="string" calcext:value-type="string">
            <text:p>Muito Difícil</text:p>
          </table:table-cell>
          <table:table-cell table:style-name="ce5" table:content-validation-name="val3" office:value-type="string" calcext:value-type="string">
            <text:p>ST_Distance</text:p>
          </table:table-cell>
          <table:table-cell table:style-name="ce12" office:value-type="string" calcext:value-type="string">
            <text:p>WITH base AS (</text:p>
            <text:p>  SELECT</text:p>
            <text:p>    e.cd_entidade,</text:p>
            <text:p>    e.geometry::geography AS geom_escola_g,</text:p>
            <text:p>    m.cd_mun,</text:p>
            <text:p>    m.nm_mun,</text:p>
            <text:p>    uf.sigla_uf,</text:p>
            <text:p>    r.geometry AS geom_reg</text:p>
            <text:p>  FROM public.escola e</text:p>
            <text:p>  INNER JOIN public.microdados_ed_basica meb ON meb.cd_entidade = e.cd_entidade</text:p>
            <text:p>  INNER JOIN public.municipio m ON m.cd_mun = e.cd_mun</text:p>
            <text:p>  INNER JOIN public.unidade_federativa uf ON uf.cd_uf = m.cd_uf</text:p>
            <text:p>  INNER JOIN public.regiao r ON r.cd_regia = uf.cd_regia AND r.nm_regia = 'Nordeste'</text:p>
            <text:p>  WHERE meb.tp_dependencia = 3</text:p>
            <text:p>    AND meb.in_laboratorio_informatica = 1</text:p>
            <text:p>),</text:p>
            <text:p>calc AS (</text:p>
            <text:p>  SELECT</text:p>
            <text:p>    b.nm_mun,</text:p>
            <text:p>    b.sigla_uf,</text:p>
            <text:p>    AVG(ST_Distance(b.geom_escola_g, ST_Centroid(m.geometry)::geography)) AS dist_media_mun,</text:p>
            <text:p>    AVG(ST_Distance(b.geom_escola_g, ST_Centroid(b.geom_reg)::geography)) AS dist_media_reg</text:p>
            <text:p>  FROM base b</text:p>
            <text:p>  INNER JOIN public.municipio m ON m.cd_mun = b.cd_mun</text:p>
            <text:p>  GROUP BY b.nm_mun, b.sigla_uf</text:p>
            <text:p>)</text:p>
            <text:p>SELECT</text:p>
            <text:p>  nm_mun,</text:p>
            <text:p>  sigla_uf,</text:p>
            <text:p>  dist_media_mun,</text:p>
            <text:p>  dist_media_reg,</text:p>
            <text:p>  (dist_media_reg - dist_media_mun) AS diferenca_media</text:p>
            <text:p>FROM calc</text:p>
            <text:p>ORDER BY diferenca_media DESC</text:p>
            <text:p>LIMIT 10;</text:p>
          </table:table-cell>
          <table:table-cell table:style-name="ce9" table:number-columns-repeated="20"/>
          <table:table-cell table:number-columns-repeated="998"/>
        </table:table-row>
        <table:table-row table:style-name="ro1">
          <table:table-cell table:style-name="ce2" office:value-type="float" office:value="258" calcext:value-type="float">
            <text:p>258</text:p>
          </table:table-cell>
          <table:table-cell table:style-name="ce4" office:value-type="string" calcext:value-type="string">
            <text:p>Na região Norte, entre escolas estaduais com quadra esportiva, quais municípios têm as maiores distâncias médias até a fronteira regional, considerando apenas escolas até 5.000 m dessa fronteira e o percentual que cada município representa no total?</text:p>
          </table:table-cell>
          <table:table-cell table:style-name="ce8" table:content-validation-name="val1" office:value-type="string" calcext:value-type="string">
            <text:p>Região</text:p>
          </table:table-cell>
          <table:table-cell table:style-name="ce11" table:content-validation-name="val2" office:value-type="string" calcext:value-type="string">
            <text:p>Muito Difícil</text:p>
          </table:table-cell>
          <table:table-cell table:style-name="ce5" table:content-validation-name="val3" office:value-type="string" calcext:value-type="string">
            <text:p>ST_Distance</text:p>
          </table:table-cell>
          <table:table-cell table:style-name="ce12" office:value-type="string" calcext:value-type="string">
            <text:p>WITH reg AS (</text:p>
            <text:p>  SELECT r.geometry AS geom_reg</text:p>
            <text:p>  FROM public.regiao r</text:p>
            <text:p>  WHERE r.nm_regia = 'Norte'</text:p>
            <text:p>),</text:p>
            <text:p>amostra AS (</text:p>
            <text:p>  SELECT</text:p>
            <text:p>    e.cd_entidade,</text:p>
            <text:p>    e.geometry::geography AS geom_escola_g,</text:p>
            <text:p>    m.nm_mun</text:p>
            <text:p>  FROM public.escola e</text:p>
            <text:p>  JOIN public.municipio m ON m.cd_mun = e.cd_mun</text:p>
            <text:p>  JOIN public.unidade_federativa uf ON uf.cd_uf = m.cd_uf</text:p>
            <text:p>  JOIN public.regiao r2 ON r2.cd_regia = uf.cd_regia AND r2.nm_regia = 'Norte'</text:p>
            <text:p>),</text:p>
            <text:p>distancias AS (</text:p>
            <text:p>  SELECT</text:p>
            <text:p>    a.nm_mun,</text:p>
            <text:p>    ST_Distance(a.geom_escola_g, ST_Boundary(reg.geom_reg)::geography) AS dist_m</text:p>
            <text:p>  FROM amostra a</text:p>
            <text:p>  LEFT JOIN public.microdados_ed_basica meb</text:p>
            <text:p>    ON meb.cd_entidade = a.cd_entidade</text:p>
            <text:p>   AND meb.tp_dependencia = 2</text:p>
            <text:p>   AND meb.in_quadra_esportes = 1</text:p>
            <text:p>  JOIN reg ON 1=1</text:p>
            <text:p>  WHERE ST_DWithin(a.geom_escola_g, ST_Boundary(reg.geom_reg)::geography, 5000)</text:p>
            <text:p>    AND meb.cd_entidade IS NOT NULL</text:p>
            <text:p>),</text:p>
            <text:p>agreg AS (</text:p>
            <text:p>  SELECT nm_mun, COUNT(*) AS qt_escolas, AVG(dist_m) AS dist_media</text:p>
            <text:p>  FROM distancias</text:p>
            <text:p>  GROUP BY nm_mun</text:p>
            <text:p>),</text:p>
            <text:p>tot AS (</text:p>
            <text:p>  SELECT SUM(qt_escolas) AS total_reg FROM agreg</text:p>
            <text:p>)</text:p>
            <text:p>SELECT</text:p>
            <text:p>  a.nm_mun,</text:p>
            <text:p>  a.qt_escolas,</text:p>
            <text:p>  a.dist_media,</text:p>
            <text:p>  ROUND(100.0 * a.qt_escolas / NULLIF(t.total_reg, 0), 2) AS perc_municipio</text:p>
            <text:p>FROM agreg a, tot t</text:p>
            <text:p>ORDER BY a.dist_media DESC</text:p>
            <text:p>LIMIT 15;</text:p>
          </table:table-cell>
          <table:table-cell table:style-name="ce9" table:number-columns-repeated="20"/>
          <table:table-cell table:number-columns-repeated="998"/>
        </table:table-row>
        <table:table-row table:style-name="ro1">
          <table:table-cell table:style-name="ce2" office:value-type="float" office:value="259" calcext:value-type="float">
            <text:p>259</text:p>
          </table:table-cell>
          <table:table-cell table:style-name="ce4" office:value-type="string" calcext:value-type="string">
            <text:p>Na região Centro-Oeste, qual é a menor distância média até a fronteira regional entre escolas urbanas e rurais, considerando escolas municipais até 2.500 m da fronteira?</text:p>
          </table:table-cell>
          <table:table-cell table:style-name="ce8" table:content-validation-name="val1" office:value-type="string" calcext:value-type="string">
            <text:p>Região</text:p>
          </table:table-cell>
          <table:table-cell table:style-name="ce11" table:content-validation-name="val2" office:value-type="string" calcext:value-type="string">
            <text:p>Muito Difícil</text:p>
          </table:table-cell>
          <table:table-cell table:style-name="ce5" table:content-validation-name="val3" office:value-type="string" calcext:value-type="string">
            <text:p>ST_Distance</text:p>
          </table:table-cell>
          <table:table-cell table:style-name="ce12" office:value-type="string" calcext:value-type="string">
            <text:p>WITH base AS (</text:p>
            <text:p>  SELECT</text:p>
            <text:p>    e.geometry::geography AS geom_escola_g,</text:p>
            <text:p>    meb.tp_localizacao,</text:p>
            <text:p>    r.geometry AS geom_reg</text:p>
            <text:p>  FROM public.microdados_ed_basica meb</text:p>
            <text:p>  RIGHT JOIN public.escola e</text:p>
            <text:p>    ON e.cd_entidade = meb.cd_entidade</text:p>
            <text:p>   AND meb.tp_dependencia = 3</text:p>
            <text:p>  JOIN public.municipio m ON m.cd_mun = e.cd_mun</text:p>
            <text:p>  JOIN public.unidade_federativa uf ON uf.cd_uf = m.cd_uf</text:p>
            <text:p>  JOIN public.regiao r ON r.cd_regia = uf.cd_regia AND r.nm_regia = 'Centro-Oeste'</text:p>
            <text:p>)</text:p>
            <text:p>SELECT</text:p>
            <text:p>  CASE WHEN tp_localizacao = 1 THEN 'Urbana' ELSE 'Rural' END AS tipo_local,</text:p>
            <text:p>  AVG(ST_Distance(geom_escola_g, ST_Boundary(geom_reg)::geography)) AS dist_media</text:p>
            <text:p>FROM base</text:p>
            <text:p>WHERE ST_DWithin(geom_escola_g, ST_Boundary(geom_reg)::geography, 2500)</text:p>
            <text:p>GROUP BY tipo_local</text:p>
            <text:p>ORDER BY dist_media ASC;</text:p>
          </table:table-cell>
          <table:table-cell table:style-name="ce9" table:number-columns-repeated="20"/>
          <table:table-cell table:number-columns-repeated="998"/>
        </table:table-row>
        <table:table-row table:style-name="ro1">
          <table:table-cell table:style-name="ce2" office:value-type="float" office:value="260" calcext:value-type="float">
            <text:p>260</text:p>
          </table:table-cell>
          <table:table-cell table:style-name="ce4" office:value-type="string" calcext:value-type="string">
            <text:p>Considerando a região Sul, quais estados têm maior proporção de escolas localizadas até 4.000 m da fronteira regional em relação ao total de escolas da região, e qual a distância média dessas escolas até o centro da região?</text:p>
          </table:table-cell>
          <table:table-cell table:style-name="ce8" table:content-validation-name="val1" office:value-type="string" calcext:value-type="string">
            <text:p>Região</text:p>
          </table:table-cell>
          <table:table-cell table:style-name="ce11" table:content-validation-name="val2" office:value-type="string" calcext:value-type="string">
            <text:p>Muito Difícil</text:p>
          </table:table-cell>
          <table:table-cell table:style-name="ce5" table:content-validation-name="val3" office:value-type="string" calcext:value-type="string">
            <text:p>ST_Distance</text:p>
          </table:table-cell>
          <table:table-cell table:style-name="ce12" office:value-type="string" calcext:value-type="string">
            <text:p>WITH base AS (</text:p>
            <text:p>  SELECT</text:p>
            <text:p>    e.cd_entidade,</text:p>
            <text:p>    e.geometry::geography AS geom_escola_g,</text:p>
            <text:p>    uf.sigla_uf,</text:p>
            <text:p>    r.geometry AS geom_reg</text:p>
            <text:p>  FROM public.escola e</text:p>
            <text:p>  JOIN public.municipio m ON m.cd_mun = e.cd_mun</text:p>
            <text:p>  FULL OUTER JOIN public.unidade_federativa uf ON uf.cd_uf = m.cd_uf</text:p>
            <text:p>  JOIN public.regiao r ON r.cd_regia = uf.cd_regia AND r.nm_regia = 'Sul'</text:p>
            <text:p>  JOIN public.microdados_ed_basica meb ON meb.cd_entidade = e.cd_entidade</text:p>
            <text:p>  WHERE e.cd_entidade IS NOT NULL</text:p>
            <text:p>)</text:p>
            <text:p>SELECT</text:p>
            <text:p>  sigla_uf,</text:p>
            <text:p>  ROUND(</text:p>
            <text:p>    100.0 * SUM(CASE WHEN ST_DWithin(geom_escola_g, ST_Boundary(geom_reg)::geography, 4000) THEN 1 ELSE 0 END)</text:p>
            <text:p>    / NULLIF(COUNT(*), 0), 2</text:p>
            <text:p>  ) AS perc_ate_4km,</text:p>
            <text:p>  AVG(</text:p>
            <text:p>    CASE WHEN ST_DWithin(geom_escola_g, ST_Boundary(geom_reg)::geography, 4000)</text:p>
            <text:p>         THEN ST_Distance(geom_escola_g, ST_Centroid(geom_reg)::geography)</text:p>
            <text:p>    END</text:p>
            <text:p>  ) AS dist_media_centro_m</text:p>
            <text:p>FROM base</text:p>
            <text:p>GROUP BY sigla_uf</text:p>
            <text:p>ORDER BY perc_ate_4km DESC, dist_media_centro_m ASC;</text:p>
          </table:table-cell>
          <table:table-cell table:style-name="ce9" table:number-columns-repeated="20"/>
          <table:table-cell table:number-columns-repeated="998"/>
        </table:table-row>
        <table:table-row table:style-name="ro1">
          <table:table-cell table:style-name="ce2" office:value-type="float" office:value="261" calcext:value-type="float">
            <text:p>261</text:p>
          </table:table-cell>
          <table:table-cell table:style-name="ce4" office:value-type="string" calcext:value-type="string">
            <text:p>Na região Nordeste, qual o percentual, por UF, de escolas estaduais com banda larga cujo raio de 2 km ao redor da escola permanece integralmente dentro da própria região?</text:p>
          </table:table-cell>
          <table:table-cell table:style-name="ce8" table:content-validation-name="val1" office:value-type="string" calcext:value-type="string">
            <text:p>Região</text:p>
          </table:table-cell>
          <table:table-cell table:style-name="ce11" table:content-validation-name="val2" office:value-type="string" calcext:value-type="string">
            <text:p>Muito Difícil</text:p>
          </table:table-cell>
          <table:table-cell table:style-name="ce5" table:content-validation-name="val3" office:value-type="string" calcext:value-type="string">
            <text:p>ST_Within</text:p>
          </table:table-cell>
          <table:table-cell table:style-name="ce12" office:value-type="string" calcext:value-type="string">
            <text:p>WITH base AS (</text:p>
            <text:p>  SELECT</text:p>
            <text:p>    e.cd_entidade,</text:p>
            <text:p>    e.geometry AS geom_escola,</text:p>
            <text:p>    uf.sigla_uf,</text:p>
            <text:p>    r.geometry AS geom_reg</text:p>
            <text:p>  FROM public.escola e</text:p>
            <text:p>  JOIN public.microdados_ed_basica meb ON meb.cd_entidade = e.cd_entidade</text:p>
            <text:p>  JOIN public.municipio m ON m.cd_mun = e.cd_mun</text:p>
            <text:p>  JOIN public.unidade_federativa uf ON uf.cd_uf = m.cd_uf</text:p>
            <text:p>  JOIN public.regiao r ON r.cd_regia = uf.cd_regia AND r.nm_regia = 'Nordeste'</text:p>
            <text:p>  WHERE meb.tp_dependencia = 2</text:p>
            <text:p>    AND meb.in_banda_larga = 1</text:p>
            <text:p>)</text:p>
            <text:p>SELECT</text:p>
            <text:p>  sigla_uf,</text:p>
            <text:p>  ROUND(</text:p>
            <text:p>    100.0 * AVG(</text:p>
            <text:p>      CASE</text:p>
            <text:p>        WHEN ST_Within(ST_Buffer(geom_escola::geography, 2000)::geometry, geom_reg) THEN 1</text:p>
            <text:p>        ELSE 0</text:p>
            <text:p>      END</text:p>
            <text:p>    ), 2</text:p>
            <text:p>  ) AS perc_buffer2km_totalmente_dentro</text:p>
            <text:p>FROM base</text:p>
            <text:p>GROUP BY sigla_uf</text:p>
            <text:p>ORDER BY perc_buffer2km_totalmente_dentro DESC;</text:p>
          </table:table-cell>
          <table:table-cell table:style-name="ce9" table:number-columns-repeated="20"/>
          <table:table-cell table:number-columns-repeated="998"/>
        </table:table-row>
        <table:table-row table:style-name="ro1">
          <table:table-cell table:style-name="ce2" office:value-type="float" office:value="262" calcext:value-type="float">
            <text:p>262</text:p>
          </table:table-cell>
          <table:table-cell table:style-name="ce4" office:value-type="string" calcext:value-type="string">
            <text:p>Na região Sul, entre escolas municipais com laboratório de informática, quais municípios têm maior média da razão “área do raio de 1 km que fica dentro da região / área total do raio”, listando o top 15?</text:p>
          </table:table-cell>
          <table:table-cell table:style-name="ce8" table:content-validation-name="val1" office:value-type="string" calcext:value-type="string">
            <text:p>Região</text:p>
          </table:table-cell>
          <table:table-cell table:style-name="ce11" table:content-validation-name="val2" office:value-type="string" calcext:value-type="string">
            <text:p>Muito Difícil</text:p>
          </table:table-cell>
          <table:table-cell table:style-name="ce5" table:content-validation-name="val3" office:value-type="string" calcext:value-type="string">
            <text:p>ST_Within</text:p>
          </table:table-cell>
          <table:table-cell table:style-name="ce12" office:value-type="string" calcext:value-type="string">
            <text:p>WITH base AS (</text:p>
            <text:p>  SELECT</text:p>
            <text:p>    e.cd_entidade,</text:p>
            <text:p>    e.geometry AS geom_escola,</text:p>
            <text:p>    m.cd_mun,</text:p>
            <text:p>    m.nm_mun,</text:p>
            <text:p>    uf.sigla_uf,</text:p>
            <text:p>    r.geometry AS geom_reg</text:p>
            <text:p>  FROM public.escola e</text:p>
            <text:p>  INNER JOIN public.microdados_ed_basica meb ON meb.cd_entidade = e.cd_entidade</text:p>
            <text:p>  INNER JOIN public.municipio m ON m.cd_mun = e.cd_mun</text:p>
            <text:p>  INNER JOIN public.unidade_federativa uf ON uf.cd_uf = m.cd_uf</text:p>
            <text:p>  INNER JOIN public.regiao r ON r.cd_regia = uf.cd_regia AND r.nm_regia = 'Sul'</text:p>
            <text:p>  WHERE meb.tp_dependencia = 3</text:p>
            <text:p>    AND meb.in_laboratorio_informatica = 1</text:p>
            <text:p>),</text:p>
            <text:p>ratios AS (</text:p>
            <text:p>  SELECT</text:p>
            <text:p>    b.nm_mun,</text:p>
            <text:p>    b.sigla_uf,</text:p>
            <text:p>    ST_Buffer(b.geom_escola::geography, 1000) AS buf_g,</text:p>
            <text:p>    b.geom_reg</text:p>
            <text:p>  FROM base b</text:p>
            <text:p>)</text:p>
            <text:p>SELECT</text:p>
            <text:p>  nm_mun,</text:p>
            <text:p>  sigla_uf,</text:p>
            <text:p>  AVG(</text:p>
            <text:p>    ST_Area(</text:p>
            <text:p>      ST_Intersection(buf_g::geometry, geom_reg)::geography</text:p>
            <text:p>    ) / NULLIF(ST_Area(buf_g), 0)</text:p>
            <text:p>  ) AS media_razao_area_dentro,</text:p>
            <text:p>  ROUND(100.0 * AVG(CASE WHEN ST_Within(buf_g::geometry, geom_reg) THEN 1 ELSE 0 END), 2) AS perc_buffers_totalmente_dentro</text:p>
            <text:p>FROM ratios</text:p>
            <text:p>GROUP BY nm_mun, sigla_uf</text:p>
            <text:p>ORDER BY media_razao_area_dentro DESC</text:p>
            <text:p>LIMIT 15;</text:p>
          </table:table-cell>
          <table:table-cell table:style-name="ce9" table:number-columns-repeated="20"/>
          <table:table-cell table:number-columns-repeated="998"/>
        </table:table-row>
        <table:table-row table:style-name="ro1">
          <table:table-cell table:style-name="ce2" office:value-type="float" office:value="263" calcext:value-type="float">
            <text:p>263</text:p>
          </table:table-cell>
          <table:table-cell table:style-name="ce4" office:value-type="string" calcext:value-type="string">
            <text:p>Na região Centro-Oeste, qual o percentual por UF de escolas municipais urbanas cujo raio de 1,5 km fica inteiramente dentro da região?</text:p>
          </table:table-cell>
          <table:table-cell table:style-name="ce8" table:content-validation-name="val1" office:value-type="string" calcext:value-type="string">
            <text:p>Região</text:p>
          </table:table-cell>
          <table:table-cell table:style-name="ce11" table:content-validation-name="val2" office:value-type="string" calcext:value-type="string">
            <text:p>Muito Difícil</text:p>
          </table:table-cell>
          <table:table-cell table:style-name="ce5" table:content-validation-name="val3" office:value-type="string" calcext:value-type="string">
            <text:p>ST_Within</text:p>
          </table:table-cell>
          <table:table-cell table:style-name="ce12" office:value-type="string" calcext:value-type="string">
            <text:p>WITH base AS (</text:p>
            <text:p>  SELECT</text:p>
            <text:p>    e.cd_entidade,</text:p>
            <text:p>    e.geometry AS geom_escola,</text:p>
            <text:p>    uf.sigla_uf,</text:p>
            <text:p>    r.geometry AS geom_reg,</text:p>
            <text:p>    meb.cd_entidade AS has_meb</text:p>
            <text:p>  FROM public.escola e</text:p>
            <text:p>  JOIN public.municipio m ON m.cd_mun = e.cd_mun</text:p>
            <text:p>  JOIN public.unidade_federativa uf ON uf.cd_uf = m.cd_uf</text:p>
            <text:p>  JOIN public.regiao r ON r.cd_regia = uf.cd_regia AND r.nm_regia = 'Centro-Oeste'</text:p>
            <text:p>  LEFT JOIN public.microdados_ed_basica meb</text:p>
            <text:p>    ON meb.cd_entidade = e.cd_entidade</text:p>
            <text:p>    AND meb.tp_dependencia = 3</text:p>
            <text:p>    AND meb.tp_localizacao = 1</text:p>
            <text:p>)</text:p>
            <text:p>SELECT</text:p>
            <text:p>  sigla_uf,</text:p>
            <text:p>  ROUND(</text:p>
            <text:p>    100.0 * AVG(</text:p>
            <text:p>      CASE</text:p>
            <text:p>        WHEN has_meb IS NOT NULL</text:p>
            <text:p>             AND ST_Within(ST_Buffer(geom_escola::geography, 1500)::geometry, geom_reg)</text:p>
            <text:p>          THEN 1 ELSE 0</text:p>
            <text:p>      END</text:p>
            <text:p>    ), 2</text:p>
            <text:p>  ) AS perc_municipais_urbanas_buffer15_totalmente_dentro</text:p>
            <text:p>FROM base</text:p>
            <text:p>GROUP BY sigla_uf</text:p>
            <text:p>ORDER BY perc_municipais_urbanas_buffer15_totalmente_dentro DESC;</text:p>
          </table:table-cell>
          <table:table-cell table:style-name="ce9" table:number-columns-repeated="20"/>
          <table:table-cell table:number-columns-repeated="998"/>
        </table:table-row>
        <table:table-row table:style-name="ro1">
          <table:table-cell table:style-name="ce2" office:value-type="float" office:value="264" calcext:value-type="float">
            <text:p>264</text:p>
          </table:table-cell>
          <table:table-cell table:style-name="ce4" office:value-type="string" calcext:value-type="string">
            <text:p>Na região Norte, comparando urbana vs rural, qual a média por tipo de localização do indicador “raio de 2 km totalmente contido na região (=1; caso contrário 0)” para escolas municipais?</text:p>
          </table:table-cell>
          <table:table-cell table:style-name="ce8" table:content-validation-name="val1" office:value-type="string" calcext:value-type="string">
            <text:p>Região</text:p>
          </table:table-cell>
          <table:table-cell table:style-name="ce11" table:content-validation-name="val2" office:value-type="string" calcext:value-type="string">
            <text:p>Muito Difícil</text:p>
          </table:table-cell>
          <table:table-cell table:style-name="ce5" table:content-validation-name="val3" office:value-type="string" calcext:value-type="string">
            <text:p>ST_Within</text:p>
          </table:table-cell>
          <table:table-cell table:style-name="ce12" office:value-type="string" calcext:value-type="string">
            <text:p>WITH base AS (</text:p>
            <text:p>  SELECT</text:p>
            <text:p>    e.geometry AS geom_escola,</text:p>
            <text:p>    meb.tp_localizacao,</text:p>
            <text:p>    r.geometry AS geom_reg</text:p>
            <text:p>  FROM public.microdados_ed_basica meb</text:p>
            <text:p>  RIGHT JOIN public.escola e</text:p>
            <text:p>    ON e.cd_entidade = meb.cd_entidade</text:p>
            <text:p>   AND meb.tp_dependencia = 3</text:p>
            <text:p>  JOIN public.municipio m ON m.cd_mun = e.cd_mun</text:p>
            <text:p>  JOIN public.unidade_federativa uf ON uf.cd_uf = m.cd_uf</text:p>
            <text:p>  JOIN public.regiao r ON r.cd_regia = uf.cd_regia AND r.nm_regia = 'Norte'</text:p>
            <text:p>)</text:p>
            <text:p>SELECT</text:p>
            <text:p>  CASE WHEN tp_localizacao = 1 THEN 'Urbana' ELSE 'Rural' END AS tipo_localizacao,</text:p>
            <text:p>  AVG(</text:p>
            <text:p>    CASE</text:p>
            <text:p>      WHEN ST_Within(ST_Buffer(geom_escola::geography, 2000)::geometry, geom_reg) THEN 1</text:p>
            <text:p>      ELSE 0</text:p>
            <text:p>    END</text:p>
            <text:p>  ) AS media_indicador_contido</text:p>
            <text:p>FROM base</text:p>
            <text:p>GROUP BY tipo_localizacao</text:p>
            <text:p>ORDER BY media_indicador_contido DESC;</text:p>
          </table:table-cell>
          <table:table-cell table:style-name="ce9" table:number-columns-repeated="20"/>
          <table:table-cell table:number-columns-repeated="998"/>
        </table:table-row>
        <table:table-row table:style-name="ro1">
          <table:table-cell table:style-name="ce2" office:value-type="float" office:value="265" calcext:value-type="float">
            <text:p>265</text:p>
          </table:table-cell>
          <table:table-cell table:style-name="ce4" office:value-type="string" calcext:value-type="string">
            <text:p>Na região Sudeste, quais UFs têm maior percentual de escolas (qualquer rede) situadas totalmente dentro de um “núcleo interno” da região (região reduzida em 5 km a partir da fronteira)?</text:p>
          </table:table-cell>
          <table:table-cell table:style-name="ce8" table:content-validation-name="val1" office:value-type="string" calcext:value-type="string">
            <text:p>Região</text:p>
          </table:table-cell>
          <table:table-cell table:style-name="ce11" table:content-validation-name="val2" office:value-type="string" calcext:value-type="string">
            <text:p>Muito Difícil</text:p>
          </table:table-cell>
          <table:table-cell table:style-name="ce5" table:content-validation-name="val3" office:value-type="string" calcext:value-type="string">
            <text:p>ST_Within</text:p>
          </table:table-cell>
          <table:table-cell table:style-name="ce12" office:value-type="string" calcext:value-type="string">
            <text:p>WITH base AS (</text:p>
            <text:p>  SELECT</text:p>
            <text:p>    e.cd_entidade,</text:p>
            <text:p>    e.geometry AS geom_escola,</text:p>
            <text:p>    uf.sigla_uf,</text:p>
            <text:p>    r.geometry AS geom_reg</text:p>
            <text:p>  FROM public.escola e</text:p>
            <text:p>  JOIN public.municipio m ON m.cd_mun = e.cd_mun</text:p>
            <text:p>  FULL OUTER JOIN public.unidade_federativa uf ON uf.cd_uf = m.cd_uf</text:p>
            <text:p>  JOIN public.regiao r ON r.cd_regia = uf.cd_regia AND r.nm_regia = 'Sudeste'</text:p>
            <text:p>  JOIN public.microdados_ed_basica meb ON meb.cd_entidade = e.cd_entidade</text:p>
            <text:p>  WHERE e.cd_entidade IS NOT NULL</text:p>
            <text:p>),</text:p>
            <text:p>nucleo AS (</text:p>
            <text:p>  SELECT</text:p>
            <text:p>    ST_Buffer(geom_reg::geography, -5000)::geometry AS geom_nucleo,</text:p>
            <text:p>    sigla_uf,</text:p>
            <text:p>    geom_escola</text:p>
            <text:p>  FROM base</text:p>
            <text:p>)</text:p>
            <text:p>SELECT</text:p>
            <text:p>  sigla_uf,</text:p>
            <text:p>  ROUND(</text:p>
            <text:p>    100.0 * AVG(CASE WHEN ST_Within(geom_escola, geom_nucleo) THEN 1 ELSE 0 END)</text:p>
            <text:p>  , 2) AS perc_escolas_no_nucleo_interno</text:p>
            <text:p>FROM nucleo</text:p>
            <text:p>GROUP BY sigla_uf</text:p>
            <text:p>ORDER BY perc_escolas_no_nucleo_interno DESC;</text:p>
          </table:table-cell>
          <table:table-cell table:style-name="ce9" table:number-columns-repeated="20"/>
          <table:table-cell table:number-columns-repeated="998"/>
        </table:table-row>
        <table:table-row table:style-name="ro1">
          <table:table-cell table:style-name="ce2" office:value-type="float" office:value="266" calcext:value-type="float">
            <text:p>266</text:p>
          </table:table-cell>
          <table:table-cell table:style-name="ce4" office:value-type="string" calcext:value-type="string">
            <text:p>Na região Nordeste, qual é a área média (km2) da interseção entre o raio de 1,5 km ao redor de cada escola estadual com biblioteca e a própria região, por UF?</text:p>
          </table:table-cell>
          <table:table-cell table:style-name="ce8" table:content-validation-name="val1" office:value-type="string" calcext:value-type="string">
            <text:p>Região</text:p>
          </table:table-cell>
          <table:table-cell table:style-name="ce11" table:content-validation-name="val2" office:value-type="string" calcext:value-type="string">
            <text:p>Muito Difícil</text:p>
          </table:table-cell>
          <table:table-cell table:style-name="ce5" table:content-validation-name="val3" office:value-type="string" calcext:value-type="string">
            <text:p>ST_Intersection</text:p>
          </table:table-cell>
          <table:table-cell table:style-name="ce12" office:value-type="string" calcext:value-type="string">
            <text:p>WITH base AS (</text:p>
            <text:p>  SELECT</text:p>
            <text:p>    e.cd_entidade,</text:p>
            <text:p>    e.geometry,</text:p>
            <text:p>    uf.sigla_uf,</text:p>
            <text:p>    r.geometry AS geom_reg</text:p>
            <text:p>  FROM public.escola e</text:p>
            <text:p>  JOIN public.microdados_ed_basica meb ON meb.cd_entidade = e.cd_entidade</text:p>
            <text:p>  JOIN public.municipio m ON m.cd_mun = e.cd_mun</text:p>
            <text:p>  JOIN public.unidade_federativa uf ON uf.cd_uf = m.cd_uf</text:p>
            <text:p>  JOIN public.regiao r ON r.cd_regia = uf.cd_regia AND r.nm_regia = 'Nordeste'</text:p>
            <text:p>  WHERE meb.tp_dependencia = 2</text:p>
            <text:p>    AND meb.in_biblioteca = 1</text:p>
            <text:p>),</text:p>
            <text:p>areas AS (</text:p>
            <text:p>  SELECT</text:p>
            <text:p>    sigla_uf,</text:p>
            <text:p>    ST_Area(</text:p>
            <text:p>      ST_Intersection(</text:p>
            <text:p>        ST_Buffer(e.geometry::geography, 1500)::geometry,</text:p>
            <text:p>        geom_reg</text:p>
            <text:p>      )::geography</text:p>
            <text:p>    ) / 1e6 AS area_km2</text:p>
            <text:p>  FROM base e</text:p>
            <text:p>)</text:p>
            <text:p>SELECT sigla_uf, AVG(area_km2) AS area_media_km2</text:p>
            <text:p>FROM areas</text:p>
            <text:p>GROUP BY sigla_uf</text:p>
            <text:p>ORDER BY area_media_km2 DESC;</text:p>
          </table:table-cell>
          <table:table-cell table:style-name="ce9" table:number-columns-repeated="20"/>
          <table:table-cell table:number-columns-repeated="998"/>
        </table:table-row>
        <table:table-row table:style-name="ro1">
          <table:table-cell table:style-name="ce2" office:value-type="float" office:value="267" calcext:value-type="float">
            <text:p>267</text:p>
          </table:table-cell>
          <table:table-cell table:style-name="ce4" office:value-type="string" calcext:value-type="string">
            <text:p>Na região Sul, em quais municípios as escolas municipais com laboratório de informática têm maior média da razão “área do anel 300–1000 m que fica dentro da região / área total do anel”? Liste os 15 primeiros.</text:p>
          </table:table-cell>
          <table:table-cell table:style-name="ce8" table:content-validation-name="val1" office:value-type="string" calcext:value-type="string">
            <text:p>Região</text:p>
          </table:table-cell>
          <table:table-cell table:style-name="ce11" table:content-validation-name="val2" office:value-type="string" calcext:value-type="string">
            <text:p>Muito Difícil</text:p>
          </table:table-cell>
          <table:table-cell table:style-name="ce5" table:content-validation-name="val3" office:value-type="string" calcext:value-type="string">
            <text:p>ST_Intersection</text:p>
          </table:table-cell>
          <table:table-cell table:style-name="ce12" office:value-type="string" calcext:value-type="string">
            <text:p>WITH base AS (</text:p>
            <text:p>  SELECT</text:p>
            <text:p>    e.cd_entidade,</text:p>
            <text:p>    e.geometry,</text:p>
            <text:p>    m.cd_mun,</text:p>
            <text:p>    m.nm_mun,</text:p>
            <text:p>    uf.sigla_uf,</text:p>
            <text:p>    r.geometry AS geom_reg</text:p>
            <text:p>  FROM public.escola e</text:p>
            <text:p>  INNER JOIN public.microdados_ed_basica meb ON meb.cd_entidade = e.cd_entidade</text:p>
            <text:p>  INNER JOIN public.municipio m ON m.cd_mun = e.cd_mun</text:p>
            <text:p>  INNER JOIN public.unidade_federativa uf ON uf.cd_uf = m.cd_uf</text:p>
            <text:p>  INNER JOIN public.regiao r ON r.cd_regia = uf.cd_regia AND r.nm_regia = 'Sul'</text:p>
            <text:p>  WHERE meb.tp_dependencia = 3</text:p>
            <text:p>    AND meb.in_laboratorio_informatica = 1</text:p>
            <text:p>),</text:p>
            <text:p>aneis AS (</text:p>
            <text:p>  SELECT</text:p>
            <text:p>    nm_mun,</text:p>
            <text:p>    sigla_uf,</text:p>
            <text:p>    ST_Difference(</text:p>
            <text:p>      ST_Buffer(geometry::geography, 1000)::geometry,</text:p>
            <text:p>      ST_Buffer(geometry::geography, 300)::geometry</text:p>
            <text:p>    ) AS anel_geom,</text:p>
            <text:p>    geom_reg</text:p>
            <text:p>  FROM base</text:p>
            <text:p>)</text:p>
            <text:p>SELECT</text:p>
            <text:p>  nm_mun,</text:p>
            <text:p>  sigla_uf,</text:p>
            <text:p>  AVG(</text:p>
            <text:p>    ST_Area(ST_Intersection(anel_geom, geom_reg)::geography)</text:p>
            <text:p>    / NULLIF(ST_Area(anel_geom::geography), 0)</text:p>
            <text:p>  ) AS media_razao</text:p>
            <text:p>FROM aneis</text:p>
            <text:p>GROUP BY nm_mun, sigla_uf</text:p>
            <text:p>ORDER BY media_razao DESC</text:p>
            <text:p>LIMIT 15;</text:p>
          </table:table-cell>
          <table:table-cell table:style-name="ce9" table:number-columns-repeated="20"/>
          <table:table-cell table:number-columns-repeated="998"/>
        </table:table-row>
        <table:table-row table:style-name="ro1">
          <table:table-cell table:style-name="ce2" office:value-type="float" office:value="268" calcext:value-type="float">
            <text:p>268</text:p>
          </table:table-cell>
          <table:table-cell table:style-name="ce4" office:value-type="string" calcext:value-type="string">
            <text:p>Na região Norte, qual o percentual por UF de escolas estaduais com quadra esportiva cujos distritos têm interseção com a região superior a 5 km2?</text:p>
          </table:table-cell>
          <table:table-cell table:style-name="ce8" table:content-validation-name="val1" office:value-type="string" calcext:value-type="string">
            <text:p>Região</text:p>
          </table:table-cell>
          <table:table-cell table:style-name="ce11" table:content-validation-name="val2" office:value-type="string" calcext:value-type="string">
            <text:p>Muito Difícil</text:p>
          </table:table-cell>
          <table:table-cell table:style-name="ce5" table:content-validation-name="val3" office:value-type="string" calcext:value-type="string">
            <text:p>ST_Intersection</text:p>
          </table:table-cell>
          <table:table-cell table:style-name="ce12" office:value-type="string" calcext:value-type="string">
            <text:p>WITH base AS (</text:p>
            <text:p>  SELECT</text:p>
            <text:p>    e.cd_entidade,</text:p>
            <text:p>    e.cd_dist,</text:p>
            <text:p>    e.geometry,</text:p>
            <text:p>    uf.sigla_uf,</text:p>
            <text:p>    r.geometry AS geom_reg</text:p>
            <text:p>  FROM public.escola e</text:p>
            <text:p>  JOIN public.municipio m ON m.cd_mun = e.cd_mun</text:p>
            <text:p>  JOIN public.unidade_federativa uf ON uf.cd_uf = m.cd_uf</text:p>
            <text:p>  JOIN public.regiao r ON r.cd_regia = uf.cd_regia AND r.nm_regia = 'Norte'</text:p>
            <text:p>),</text:p>
            <text:p>marcada AS (</text:p>
            <text:p>  SELECT</text:p>
            <text:p>    b.sigla_uf,</text:p>
            <text:p>    CASE</text:p>
            <text:p>      WHEN meb.cd_entidade IS NOT NULL</text:p>
            <text:p>       AND d.geometry IS NOT NULL</text:p>
            <text:p>       AND ST_Area(</text:p>
            <text:p>             ST_Intersection(d.geometry, b.geom_reg)::geography</text:p>
            <text:p>           ) &gt; 5000000</text:p>
            <text:p>      THEN 1 ELSE 0</text:p>
            <text:p>    END AS indicador</text:p>
            <text:p>  FROM base b</text:p>
            <text:p>  LEFT JOIN public.microdados_ed_basica meb</text:p>
            <text:p>    ON meb.cd_entidade = b.cd_entidade</text:p>
            <text:p>   AND meb.tp_dependencia = 2</text:p>
            <text:p>   AND meb.in_quadra_esportes = 1</text:p>
            <text:p>  LEFT JOIN public.distrito d</text:p>
            <text:p>    ON d.cd_dist = b.cd_dist</text:p>
            <text:p>)</text:p>
            <text:p>SELECT</text:p>
            <text:p>  sigla_uf,</text:p>
            <text:p>  ROUND(100.0 * AVG(indicador), 2) AS perc_distritos_com_intersec_maior_5km2</text:p>
            <text:p>FROM marcada</text:p>
            <text:p>GROUP BY sigla_uf</text:p>
            <text:p>ORDER BY perc_distritos_com_intersec_maior_5km2 DESC;</text:p>
          </table:table-cell>
          <table:table-cell table:style-name="ce9" table:number-columns-repeated="20"/>
          <table:table-cell table:number-columns-repeated="998"/>
        </table:table-row>
        <table:table-row table:style-name="ro1">
          <table:table-cell table:style-name="ce2" office:value-type="float" office:value="269" calcext:value-type="float">
            <text:p>269</text:p>
          </table:table-cell>
          <table:table-cell table:style-name="ce4" office:value-type="string" calcext:value-type="string">
            <text:p>Na região Centro-Oeste, comparando urbana vs rural para escolas municipais, qual a área total (km2) da interseção entre o raio de 2 km das escolas e a região, por tipo de localização?</text:p>
          </table:table-cell>
          <table:table-cell table:style-name="ce8" table:content-validation-name="val1" office:value-type="string" calcext:value-type="string">
            <text:p>Região</text:p>
          </table:table-cell>
          <table:table-cell table:style-name="ce11" table:content-validation-name="val2" office:value-type="string" calcext:value-type="string">
            <text:p>Muito Difícil</text:p>
          </table:table-cell>
          <table:table-cell table:style-name="ce5" table:content-validation-name="val3" office:value-type="string" calcext:value-type="string">
            <text:p>ST_Intersection</text:p>
          </table:table-cell>
          <table:table-cell table:style-name="ce12" office:value-type="string" calcext:value-type="string">
            <text:p>WITH base AS (</text:p>
            <text:p>  SELECT</text:p>
            <text:p>    e.geometry,</text:p>
            <text:p>    meb.tp_localizacao,</text:p>
            <text:p>    r.geometry AS geom_reg</text:p>
            <text:p>  FROM public.microdados_ed_basica meb</text:p>
            <text:p>  RIGHT JOIN public.escola e</text:p>
            <text:p>    ON e.cd_entidade = meb.cd_entidade</text:p>
            <text:p>   AND meb.tp_dependencia = 3</text:p>
            <text:p>  JOIN public.municipio m ON m.cd_mun = e.cd_mun</text:p>
            <text:p>  JOIN public.unidade_federativa uf ON uf.cd_uf = m.cd_uf</text:p>
            <text:p>  JOIN public.regiao r ON r.cd_regia = uf.cd_regia AND r.nm_regia = 'Centro-Oeste'</text:p>
            <text:p>),</text:p>
            <text:p>intersecs AS (</text:p>
            <text:p>  SELECT</text:p>
            <text:p>    CASE WHEN tp_localizacao = 1 THEN 'Urbana' ELSE 'Rural' END AS tipo_loc,</text:p>
            <text:p>    ST_Area(</text:p>
            <text:p>      ST_Intersection(</text:p>
            <text:p>        ST_Buffer(geometry::geography, 2000)::geometry,</text:p>
            <text:p>        geom_reg</text:p>
            <text:p>      )::geography</text:p>
            <text:p>    ) / 1e6 AS area_km2</text:p>
            <text:p>  FROM base</text:p>
            <text:p>)</text:p>
            <text:p>SELECT tipo_loc, SUM(area_km2) AS area_total_km2</text:p>
            <text:p>FROM intersecs</text:p>
            <text:p>GROUP BY tipo_loc</text:p>
            <text:p>ORDER BY area_total_km2 DESC;</text:p>
          </table:table-cell>
          <table:table-cell table:style-name="ce9" table:number-columns-repeated="20"/>
          <table:table-cell table:number-columns-repeated="998"/>
        </table:table-row>
        <table:table-row table:style-name="ro1">
          <table:table-cell table:style-name="ce2" office:value-type="float" office:value="270" calcext:value-type="float">
            <text:p>270</text:p>
          </table:table-cell>
          <table:table-cell table:style-name="ce4" office:value-type="string" calcext:value-type="string">
            <text:p>Na região Sudeste, por UF, qual é a área (km2) da interseção entre o invólucro convexo dos pontos das escolas com biblioteca e a região; e qual a razão dessa área sobre a área da UF?</text:p>
          </table:table-cell>
          <table:table-cell table:style-name="ce8" table:content-validation-name="val1" office:value-type="string" calcext:value-type="string">
            <text:p>Região</text:p>
          </table:table-cell>
          <table:table-cell table:style-name="ce11" table:content-validation-name="val2" office:value-type="string" calcext:value-type="string">
            <text:p>Muito Difícil</text:p>
          </table:table-cell>
          <table:table-cell table:style-name="ce5" table:content-validation-name="val3" office:value-type="string" calcext:value-type="string">
            <text:p>ST_Intersection</text:p>
          </table:table-cell>
          <table:table-cell table:style-name="ce12" office:value-type="string" calcext:value-type="string">
            <text:p>WITH uf_m AS (</text:p>
            <text:p>  SELECT</text:p>
            <text:p>    uf.cd_uf,</text:p>
            <text:p>    uf.sigla_uf,</text:p>
            <text:p>    uf.cd_regia              AS cd_regia_uf,</text:p>
            <text:p>    uf.geometry              AS geom_uf,</text:p>
            <text:p>    m.cd_mun,</text:p>
            <text:p>    m.cd_regia               AS cd_regia_mun</text:p>
            <text:p>  FROM public.unidade_federativa uf</text:p>
            <text:p>  FULL OUTER JOIN public.municipio m</text:p>
            <text:p>    ON m.cd_uf = uf.cd_uf</text:p>
            <text:p>),</text:p>
            <text:p>base AS (</text:p>
            <text:p>  SELECT</text:p>
            <text:p>    u.sigla_uf,</text:p>
            <text:p>    u.geom_uf,</text:p>
            <text:p>    r.geometry               AS geom_reg,</text:p>
            <text:p>    e.geometry               AS geom_escola</text:p>
            <text:p>  FROM uf_m u</text:p>
            <text:p>  JOIN public.regiao r</text:p>
            <text:p>    ON r.cd_regia = COALESCE(u.cd_regia_uf, u.cd_regia_mun)</text:p>
            <text:p>   AND r.nm_regia = 'Sudeste'</text:p>
            <text:p>  JOIN public.escola e</text:p>
            <text:p>    ON e.cd_mun = u.cd_mun</text:p>
            <text:p>  JOIN public.microdados_ed_basica meb</text:p>
            <text:p>    ON meb.cd_entidade = e.cd_entidade</text:p>
            <text:p>   AND meb.in_biblioteca = 1</text:p>
            <text:p>  WHERE u.sigla_uf IS NOT NULL</text:p>
            <text:p>),</text:p>
            <text:p>hulls AS (</text:p>
            <text:p>  SELECT</text:p>
            <text:p>    sigla_uf,</text:p>
            <text:p>    ST_ConvexHull(ST_Collect(geom_escola)) AS hull,</text:p>
            <text:p>    geom_reg,</text:p>
            <text:p>    geom_uf</text:p>
            <text:p>  FROM base</text:p>
            <text:p>  GROUP BY sigla_uf, geom_reg, geom_uf</text:p>
            <text:p>)</text:p>
            <text:p>SELECT</text:p>
            <text:p>  sigla_uf,</text:p>
            <text:p>  ST_Area(ST_Intersection(hull, geom_reg)::geography) / 1e6 AS area_intersec_km2,</text:p>
            <text:p>  ST_Area(ST_Intersection(geom_uf, geom_reg)::geography) / 1e6 AS area_uf_no_recorte_km2,</text:p>
            <text:p>  (ST_Area(ST_Intersection(hull, geom_reg)::geography)</text:p>
            <text:p>   / NULLIF(ST_Area(ST_Intersection(geom_uf, geom_reg)::geography), 0)) AS razao_hull_sobre_uf</text:p>
            <text:p>FROM hulls</text:p>
            <text:p>ORDER BY razao_hull_sobre_uf DESC NULLS LAST, area_intersec_km2 DESC;</text:p>
          </table:table-cell>
          <table:table-cell table:style-name="ce9" table:number-columns-repeated="20"/>
          <table:table-cell table:number-columns-repeated="998"/>
        </table:table-row>
        <table:table-row table:style-name="ro1">
          <table:table-cell table:style-name="ce2" office:value-type="float" office:value="271" calcext:value-type="float">
            <text:p>271</text:p>
          </table:table-cell>
          <table:table-cell table:style-name="ce4" office:value-type="string" calcext:value-type="string">
            <text:p>Quais regiões concentram a maior área resultante da sobreposição entre as regiões e as faixas de 3 km ao redor das escolas que possuem biblioteca?</text:p>
          </table:table-cell>
          <table:table-cell table:style-name="ce8" table:content-validation-name="val1" office:value-type="string" calcext:value-type="string">
            <text:p>Região</text:p>
          </table:table-cell>
          <table:table-cell table:style-name="ce11" table:content-validation-name="val2" office:value-type="string" calcext:value-type="string">
            <text:p>Muito Difícil</text:p>
          </table:table-cell>
          <table:table-cell table:style-name="ce5" table:content-validation-name="val3" office:value-type="string" calcext:value-type="string">
            <text:p>ST_Buffer</text:p>
          </table:table-cell>
          <table:table-cell table:style-name="ce12" office:value-type="string" calcext:value-type="string">
            <text:p>WITH escolas_faixa AS (</text:p>
            <text:p>  SELECT</text:p>
            <text:p>    e.cd_uf,</text:p>
            <text:p>    (ST_Buffer(e.geometry::geography, 3000))::geometry AS geom_faixa</text:p>
            <text:p>  FROM public.escola e</text:p>
            <text:p>  INNER JOIN public.microdados_ed_basica meb</text:p>
            <text:p>    ON meb.cd_entidade = e.cd_entidade</text:p>
            <text:p>  WHERE meb.in_biblioteca = 1</text:p>
            <text:p>)</text:p>
            <text:p>SELECT</text:p>
            <text:p>  r.nm_regia,</text:p>
            <text:p>  ROUND((</text:p>
            <text:p>    SUM(</text:p>
            <text:p>      ST_Area(</text:p>
            <text:p>        ST_Intersection(r.geometry, ef.geom_faixa)::geography</text:p>
            <text:p>      )</text:p>
            <text:p>    ) / 1000000.0</text:p>
            <text:p>  )::numeric, 2) AS area_km2</text:p>
            <text:p>FROM public.regiao r</text:p>
            <text:p>JOIN public.unidade_federativa uf</text:p>
            <text:p>  ON uf.cd_regia = r.cd_regia</text:p>
            <text:p>JOIN escolas_faixa ef</text:p>
            <text:p>  ON ST_Intersects(r.geometry, ef.geom_faixa)</text:p>
            <text:p>GROUP BY r.nm_regia</text:p>
            <text:p>ORDER BY area_km2 DESC;</text:p>
          </table:table-cell>
          <table:table-cell table:style-name="ce9" table:number-columns-repeated="20"/>
          <table:table-cell table:number-columns-repeated="998"/>
        </table:table-row>
        <table:table-row table:style-name="ro1">
          <table:table-cell table:style-name="ce2" office:value-type="float" office:value="272" calcext:value-type="float">
            <text:p>272</text:p>
          </table:table-cell>
          <table:table-cell table:style-name="ce4" office:value-type="string" calcext:value-type="string">
            <text:p>Nas regiões Sudeste e Sul, qual é a média de matrículas do ensino médio em escolas localizadas até 5 km das bordas dessas regiões, considerando apenas escolas em área urbana?</text:p>
          </table:table-cell>
          <table:table-cell table:style-name="ce8" table:content-validation-name="val1" office:value-type="string" calcext:value-type="string">
            <text:p>Região</text:p>
          </table:table-cell>
          <table:table-cell table:style-name="ce11" table:content-validation-name="val2" office:value-type="string" calcext:value-type="string">
            <text:p>Muito Difícil</text:p>
          </table:table-cell>
          <table:table-cell table:style-name="ce5" table:content-validation-name="val3" office:value-type="string" calcext:value-type="string">
            <text:p>ST_Buffer</text:p>
          </table:table-cell>
          <table:table-cell table:style-name="ce12" office:value-type="string" calcext:value-type="string">
            <text:p>WITH regioes_faixa AS (</text:p>
            <text:p>  SELECT</text:p>
            <text:p>    r.cd_regia,</text:p>
            <text:p>    (ST_Buffer(ST_Boundary(r.geometry)::geography, 5000))::geometry AS geom_faixa_5km</text:p>
            <text:p>  FROM public.regiao r</text:p>
            <text:p>  WHERE r.nm_regia IN ('Sudeste','Sul')</text:p>
            <text:p>)</text:p>
            <text:p>SELECT</text:p>
            <text:p>  r.nm_regia,</text:p>
            <text:p>  AVG(meb.qt_mat_med) AS media_matriculas</text:p>
            <text:p>FROM public.regiao r</text:p>
            <text:p>LEFT JOIN regioes_faixa rf</text:p>
            <text:p>  ON rf.cd_regia = r.cd_regia</text:p>
            <text:p>LEFT JOIN public.unidade_federativa uf</text:p>
            <text:p>  ON uf.cd_regia = r.cd_regia</text:p>
            <text:p>LEFT JOIN public.municipio m</text:p>
            <text:p>  ON m.cd_uf = uf.cd_uf</text:p>
            <text:p>LEFT JOIN public.escola e</text:p>
            <text:p>  ON e.cd_mun = m.cd_mun</text:p>
            <text:p>LEFT JOIN public.microdados_ed_basica meb</text:p>
            <text:p>  ON meb.cd_entidade = e.cd_entidade</text:p>
            <text:p>WHERE r.nm_regia IN ('Sudeste','Sul')</text:p>
            <text:p>  AND rf.geom_faixa_5km IS NOT NULL</text:p>
            <text:p>  AND meb.tp_localizacao = 1</text:p>
            <text:p>  AND ST_Within(e.geometry, rf.geom_faixa_5km)</text:p>
            <text:p>GROUP BY r.nm_regia</text:p>
            <text:p>ORDER BY r.nm_regia;</text:p>
          </table:table-cell>
          <table:table-cell table:style-name="ce9" table:number-columns-repeated="20"/>
          <table:table-cell table:number-columns-repeated="998"/>
        </table:table-row>
        <table:table-row table:style-name="ro1">
          <table:table-cell table:style-name="ce2" office:value-type="float" office:value="273" calcext:value-type="float">
            <text:p>273</text:p>
          </table:table-cell>
          <table:table-cell table:style-name="ce4" office:value-type="string" calcext:value-type="string">
            <text:p>Nas regiões Norte e Nordeste, qual é a distância média (em km) entre as faixas de 10 km ao redor das escolas com laboratório de informática e os limites das próprias regiões?</text:p>
          </table:table-cell>
          <table:table-cell table:style-name="ce8" table:content-validation-name="val1" office:value-type="string" calcext:value-type="string">
            <text:p>Região</text:p>
          </table:table-cell>
          <table:table-cell table:style-name="ce11" table:content-validation-name="val2" office:value-type="string" calcext:value-type="string">
            <text:p>Muito Difícil</text:p>
          </table:table-cell>
          <table:table-cell table:style-name="ce5" table:content-validation-name="val3" office:value-type="string" calcext:value-type="string">
            <text:p>ST_Buffer</text:p>
          </table:table-cell>
          <table:table-cell table:style-name="ce12" office:value-type="string" calcext:value-type="string">
            <text:p>WITH escolas_faixa AS (</text:p>
            <text:p>  SELECT</text:p>
            <text:p>    e.cd_uf,</text:p>
            <text:p>    (ST_Buffer(e.geometry::geography, 10000))::geometry AS geom_faixa_10km</text:p>
            <text:p>  FROM public.escola e</text:p>
            <text:p>  RIGHT JOIN public.microdados_ed_basica meb</text:p>
            <text:p>    ON meb.cd_entidade = e.cd_entidade</text:p>
            <text:p>  WHERE meb.in_laboratorio_informatica = 1</text:p>
            <text:p>)</text:p>
            <text:p>SELECT</text:p>
            <text:p>  r.nm_regia,</text:p>
            <text:p>  ROUND((</text:p>
            <text:p>    AVG(</text:p>
            <text:p>      ST_Distance(</text:p>
            <text:p>        ST_Boundary(r.geometry)::geography,</text:p>
            <text:p>        ef.geom_faixa_10km::geography</text:p>
            <text:p>      ) / 1000.0</text:p>
            <text:p>    )</text:p>
            <text:p>  )::numeric, 2) AS distancia_media_km</text:p>
            <text:p>FROM public.regiao r</text:p>
            <text:p>RIGHT JOIN escolas_faixa ef</text:p>
            <text:p>  ON ST_Intersects(r.geometry, ef.geom_faixa_10km)</text:p>
            <text:p>WHERE r.nm_regia IN ('Norte','Nordeste')</text:p>
            <text:p>GROUP BY r.nm_regia</text:p>
            <text:p>ORDER BY r.nm_regia;</text:p>
          </table:table-cell>
          <table:table-cell table:style-name="ce9" table:number-columns-repeated="20"/>
          <table:table-cell table:number-columns-repeated="998"/>
        </table:table-row>
        <table:table-row table:style-name="ro1">
          <table:table-cell table:style-name="ce2" office:value-type="float" office:value="274" calcext:value-type="float">
            <text:p>274</text:p>
          </table:table-cell>
          <table:table-cell table:style-name="ce4" office:value-type="string" calcext:value-type="string">
            <text:p>Qual é a participação (em %) das matrículas do ensino fundamental, por região, em escolas estaduais de área rural situadas até 2 km das fronteiras regionais?</text:p>
          </table:table-cell>
          <table:table-cell table:style-name="ce8" table:content-validation-name="val1" office:value-type="string" calcext:value-type="string">
            <text:p>Região</text:p>
          </table:table-cell>
          <table:table-cell table:style-name="ce11" table:content-validation-name="val2" office:value-type="string" calcext:value-type="string">
            <text:p>Muito Difícil</text:p>
          </table:table-cell>
          <table:table-cell table:style-name="ce5" table:content-validation-name="val3" office:value-type="string" calcext:value-type="string">
            <text:p>ST_Buffer</text:p>
          </table:table-cell>
          <table:table-cell table:style-name="ce12" office:value-type="string" calcext:value-type="string">
            <text:p>WITH fronteira_faixa AS (</text:p>
            <text:p>  SELECT</text:p>
            <text:p>    r.cd_regia,</text:p>
            <text:p>    (ST_Buffer(ST_Boundary(r.geometry)::geography, 2000))::geometry AS geom_faixa_2km</text:p>
            <text:p>  FROM public.regiao r</text:p>
            <text:p>)</text:p>
            <text:p>SELECT</text:p>
            <text:p>  r.nm_regia,</text:p>
            <text:p>  ROUND((</text:p>
            <text:p>    (SUM(meb.qt_mat_fund))::numeric</text:p>
            <text:p>    / NULLIF( (SUM(SUM(meb.qt_mat_fund)) OVER ())::numeric, 0 )</text:p>
            <text:p>    * 100::numeric</text:p>
            <text:p>  ), 2) AS participacao_percent</text:p>
            <text:p>FROM public.regiao r</text:p>
            <text:p>JOIN fronteira_faixa ff</text:p>
            <text:p>  ON ff.cd_regia = r.cd_regia</text:p>
            <text:p>JOIN public.unidade_federativa uf</text:p>
            <text:p>  ON uf.cd_regia = r.cd_regia</text:p>
            <text:p>JOIN public.escola e</text:p>
            <text:p>  ON e.cd_uf = uf.cd_uf</text:p>
            <text:p>JOIN public.microdados_ed_basica meb</text:p>
            <text:p>  ON meb.cd_entidade = e.cd_entidade</text:p>
            <text:p>WHERE meb.tp_dependencia = 2</text:p>
            <text:p>  AND meb.tp_localizacao = 2</text:p>
            <text:p>  AND ST_Within(e.geometry, ff.geom_faixa_2km)</text:p>
            <text:p>GROUP BY r.nm_regia</text:p>
            <text:p>ORDER BY participacao_percent DESC;</text:p>
          </table:table-cell>
          <table:table-cell table:style-name="ce9" table:number-columns-repeated="20"/>
          <table:table-cell table:number-columns-repeated="998"/>
        </table:table-row>
        <table:table-row table:style-name="ro1">
          <table:table-cell table:style-name="ce2" office:value-type="float" office:value="275" calcext:value-type="float">
            <text:p>275</text:p>
          </table:table-cell>
          <table:table-cell table:style-name="ce4" office:value-type="string" calcext:value-type="string">
            <text:p>Quais regiões apresentam maior densidade de escolas (por km2) que oferecem ensino médio e curso técnico, considerando apenas as áreas até 8 km das fronteiras regionais?</text:p>
          </table:table-cell>
          <table:table-cell table:style-name="ce8" table:content-validation-name="val1" office:value-type="string" calcext:value-type="string">
            <text:p>Região</text:p>
          </table:table-cell>
          <table:table-cell table:style-name="ce11" table:content-validation-name="val2" office:value-type="string" calcext:value-type="string">
            <text:p>Muito Difícil</text:p>
          </table:table-cell>
          <table:table-cell table:style-name="ce5" table:content-validation-name="val3" office:value-type="string" calcext:value-type="string">
            <text:p>ST_Buffer</text:p>
          </table:table-cell>
          <table:table-cell table:style-name="ce12" office:value-type="string" calcext:value-type="string">
            <text:p>WITH faixa_borda AS (</text:p>
            <text:p>  SELECT</text:p>
            <text:p>    r.cd_regia,</text:p>
            <text:p>    (ST_Buffer(ST_Boundary(r.geometry)::geography, 8000))::geometry AS geom_faixa_8km</text:p>
            <text:p>  FROM public.regiao r</text:p>
            <text:p>),</text:p>
            <text:p>area_regional_faixa AS (</text:p>
            <text:p>  SELECT</text:p>
            <text:p>    r.cd_regia,</text:p>
            <text:p>    ST_Intersection(r.geometry, fb.geom_faixa_8km) AS geom_inter</text:p>
            <text:p>  FROM public.regiao r</text:p>
            <text:p>  FULL OUTER JOIN faixa_borda fb</text:p>
            <text:p>    ON r.cd_regia = fb.cd_regia</text:p>
            <text:p>  WHERE fb.geom_faixa_8km IS NOT NULL</text:p>
            <text:p>)</text:p>
            <text:p>SELECT</text:p>
            <text:p>  r.nm_regia,</text:p>
            <text:p>  ROUND((</text:p>
            <text:p>    COUNT(DISTINCT e.cd_entidade)::numeric</text:p>
            <text:p>    /</text:p>
            <text:p>    NULLIF( (</text:p>
            <text:p>      SUM(ST_Area(ar.geom_inter::geography)) / 1000000.0</text:p>
            <text:p>    )::numeric, 0 )</text:p>
            <text:p>  ), 2) AS escolas_por_km2</text:p>
            <text:p>FROM public.regiao r</text:p>
            <text:p>FULL OUTER JOIN area_regional_faixa ar</text:p>
            <text:p>  ON ar.cd_regia = r.cd_regia</text:p>
            <text:p>JOIN public.unidade_federativa uf</text:p>
            <text:p>  ON uf.cd_regia = r.cd_regia</text:p>
            <text:p>JOIN public.municipio m</text:p>
            <text:p>  ON m.cd_uf = uf.cd_uf</text:p>
            <text:p>JOIN public.escola e</text:p>
            <text:p>  ON e.cd_mun = m.cd_mun</text:p>
            <text:p>JOIN public.microdados_ed_basica meb</text:p>
            <text:p>  ON meb.cd_entidade = e.cd_entidade</text:p>
            <text:p>WHERE ar.geom_inter IS NOT NULL</text:p>
            <text:p>  AND meb.in_med = 1</text:p>
            <text:p>  AND meb.in_prof_tec = 1</text:p>
            <text:p>  AND ST_Within(e.geometry, ar.geom_inter)</text:p>
            <text:p>GROUP BY r.nm_regia</text:p>
            <text:p>ORDER BY escolas_por_km2 DESC;</text:p>
            <text:p/>
          </table:table-cell>
          <table:table-cell table:style-name="ce9" table:number-columns-repeated="20"/>
          <table:table-cell table:number-columns-repeated="998"/>
        </table:table-row>
        <table:table-row table:style-name="ro1">
          <table:table-cell table:style-name="ce2" office:value-type="float" office:value="276" calcext:value-type="float">
            <text:p>276</text:p>
          </table:table-cell>
          <table:table-cell table:style-name="ce4" office:value-type="string" calcext:value-type="string">
            <text:p>Quais regiões têm mais escolas com biblioteca que estão dentro da própria região e até 2 km do limite regional?</text:p>
          </table:table-cell>
          <table:table-cell table:style-name="ce8" table:content-validation-name="val1" office:value-type="string" calcext:value-type="string">
            <text:p>Região</text:p>
          </table:table-cell>
          <table:table-cell table:style-name="ce11" table:content-validation-name="val2" office:value-type="string" calcext:value-type="string">
            <text:p>Muito Difícil</text:p>
          </table:table-cell>
          <table:table-cell table:style-name="ce5" table:content-validation-name="val3" office:value-type="string" calcext:value-type="string">
            <text:p>ST_DWithin</text:p>
          </table:table-cell>
          <table:table-cell table:style-name="ce12" office:value-type="string" calcext:value-type="string">
            <text:p>WITH escolas_alvo AS (</text:p>
            <text:p>  SELECT e.cd_entidade, e.cd_uf, e.geometry</text:p>
            <text:p>  FROM public.escola e</text:p>
            <text:p>  INNER JOIN public.microdados_ed_basica meb</text:p>
            <text:p>    ON meb.cd_entidade = e.cd_entidade</text:p>
            <text:p>  WHERE meb.in_biblioteca = 1</text:p>
            <text:p>)</text:p>
            <text:p>SELECT</text:p>
            <text:p>  r.nm_regia,</text:p>
            <text:p>  COUNT(*) AS qt_escolas</text:p>
            <text:p>FROM public.regiao r</text:p>
            <text:p>INNER JOIN public.unidade_federativa uf</text:p>
            <text:p>  ON uf.cd_regia = r.cd_regia</text:p>
            <text:p>INNER JOIN public.escola e</text:p>
            <text:p>  ON e.cd_uf = uf.cd_uf</text:p>
            <text:p>INNER JOIN escolas_alvo ea</text:p>
            <text:p>  ON ea.cd_entidade = e.cd_entidade</text:p>
            <text:p>WHERE ST_Within(e.geometry, r.geometry)</text:p>
            <text:p>  AND ST_DWithin(</text:p>
            <text:p>        e.geometry::geography,</text:p>
            <text:p>        ST_Boundary(r.geometry)::geography,</text:p>
            <text:p>        2000</text:p>
            <text:p>      )</text:p>
            <text:p>GROUP BY r.nm_regia</text:p>
            <text:p>ORDER BY qt_escolas DESC;</text:p>
          </table:table-cell>
          <table:table-cell table:style-name="ce9" table:number-columns-repeated="20"/>
          <table:table-cell table:number-columns-repeated="998"/>
        </table:table-row>
        <table:table-row table:style-name="ro1">
          <table:table-cell table:style-name="ce2" office:value-type="float" office:value="277" calcext:value-type="float">
            <text:p>277</text:p>
          </table:table-cell>
          <table:table-cell table:style-name="ce4" office:value-type="string" calcext:value-type="string">
            <text:p>Por região, qual é a média de matrículas no ensino médio em escolas urbanas localizadas até 4 km de qualquer setor da mesma região?</text:p>
          </table:table-cell>
          <table:table-cell table:style-name="ce8" table:content-validation-name="val1" office:value-type="string" calcext:value-type="string">
            <text:p>Região</text:p>
          </table:table-cell>
          <table:table-cell table:style-name="ce11" table:content-validation-name="val2" office:value-type="string" calcext:value-type="string">
            <text:p>Muito Difícil</text:p>
          </table:table-cell>
          <table:table-cell table:style-name="ce5" table:content-validation-name="val3" office:value-type="string" calcext:value-type="string">
            <text:p>ST_DWithin</text:p>
          </table:table-cell>
          <table:table-cell table:style-name="ce12" office:value-type="string" calcext:value-type="string">
            <text:p>WITH escolas_urbanas AS (</text:p>
            <text:p>  SELECT e.cd_entidade, e.cd_mun, e.geometry</text:p>
            <text:p>  FROM public.escola e</text:p>
            <text:p>  LEFT JOIN public.microdados_ed_basica meb</text:p>
            <text:p>    ON meb.cd_entidade = e.cd_entidade</text:p>
            <text:p>  WHERE meb.tp_localizacao = 1</text:p>
            <text:p>),</text:p>
            <text:p>setores_regiao AS (</text:p>
            <text:p>  SELECT s.cd_regia, s.geometry</text:p>
            <text:p>  FROM public.setor s</text:p>
            <text:p>)</text:p>
            <text:p>SELECT</text:p>
            <text:p>  r.nm_regia,</text:p>
            <text:p>  AVG(meb.qt_mat_med) AS media_matriculas</text:p>
            <text:p>FROM public.regiao r</text:p>
            <text:p>LEFT JOIN public.unidade_federativa uf</text:p>
            <text:p>  ON uf.cd_regia = r.cd_regia</text:p>
            <text:p>LEFT JOIN public.municipio m</text:p>
            <text:p>  ON m.cd_uf = uf.cd_uf</text:p>
            <text:p>LEFT JOIN escolas_urbanas eu</text:p>
            <text:p>  ON eu.cd_mun = m.cd_mun</text:p>
            <text:p>LEFT JOIN setores_regiao sr</text:p>
            <text:p>  ON sr.cd_regia = r.cd_regia</text:p>
            <text:p>LEFT JOIN public.microdados_ed_basica meb</text:p>
            <text:p>  ON meb.cd_entidade = eu.cd_entidade</text:p>
            <text:p>WHERE eu.cd_entidade IS NOT NULL</text:p>
            <text:p>  AND sr.geometry IS NOT NULL</text:p>
            <text:p>  AND ST_DWithin(</text:p>
            <text:p>        eu.geometry::geography,</text:p>
            <text:p>        sr.geometry::geography,</text:p>
            <text:p>        4000</text:p>
            <text:p>      )</text:p>
            <text:p>GROUP BY r.nm_regia</text:p>
            <text:p>ORDER BY r.nm_regia;</text:p>
          </table:table-cell>
          <table:table-cell table:style-name="ce9" table:number-columns-repeated="20"/>
          <table:table-cell table:number-columns-repeated="998"/>
        </table:table-row>
        <table:table-row table:style-name="ro1">
          <table:table-cell table:style-name="ce2" office:value-type="float" office:value="278" calcext:value-type="float">
            <text:p>278</text:p>
          </table:table-cell>
          <table:table-cell table:style-name="ce4" office:value-type="string" calcext:value-type="string">
            <text:p>Nas regiões Norte e Nordeste, qual é a distância média (em km) das escolas com laboratório de informática até a linha que separa a região do restante do país, considerando apenas escolas até 5 km dessa linha?</text:p>
          </table:table-cell>
          <table:table-cell table:style-name="ce8" table:content-validation-name="val1" office:value-type="string" calcext:value-type="string">
            <text:p>Região</text:p>
          </table:table-cell>
          <table:table-cell table:style-name="ce11" table:content-validation-name="val2" office:value-type="string" calcext:value-type="string">
            <text:p>Muito Difícil</text:p>
          </table:table-cell>
          <table:table-cell table:style-name="ce5" table:content-validation-name="val3" office:value-type="string" calcext:value-type="string">
            <text:p>ST_DWithin</text:p>
          </table:table-cell>
          <table:table-cell table:style-name="ce12" office:value-type="string" calcext:value-type="string">
            <text:p>WITH escolas_lab AS (</text:p>
            <text:p>  SELECT e.cd_entidade, e.cd_uf, e.geometry</text:p>
            <text:p>  FROM public.escola e</text:p>
            <text:p>  RIGHT JOIN public.microdados_ed_basica meb</text:p>
            <text:p>    ON meb.cd_entidade = e.cd_entidade</text:p>
            <text:p>  WHERE meb.in_laboratorio_informatica = 1</text:p>
            <text:p>)</text:p>
            <text:p>SELECT</text:p>
            <text:p>  r.nm_regia,</text:p>
            <text:p>  ROUND((</text:p>
            <text:p>    AVG(</text:p>
            <text:p>      ST_Distance(</text:p>
            <text:p>        e.geometry::geography,</text:p>
            <text:p>        ST_Boundary(r.geometry)::geography</text:p>
            <text:p>      ) / 1000.0</text:p>
            <text:p>    )</text:p>
            <text:p>  )::numeric, 2) AS distancia_media_km</text:p>
            <text:p>FROM public.regiao r</text:p>
            <text:p>RIGHT JOIN public.unidade_federativa uf</text:p>
            <text:p>  ON uf.cd_regia = r.cd_regia</text:p>
            <text:p>RIGHT JOIN escolas_lab e</text:p>
            <text:p>  ON e.cd_uf = uf.cd_uf</text:p>
            <text:p>WHERE r.nm_regia IN ('Norte','Nordeste')</text:p>
            <text:p>  AND ST_DWithin(</text:p>
            <text:p>        e.geometry::geography,</text:p>
            <text:p>        ST_Boundary(r.geometry)::geography,</text:p>
            <text:p>        5000</text:p>
            <text:p>      )</text:p>
            <text:p>GROUP BY r.nm_regia</text:p>
            <text:p>ORDER BY r.nm_regia;</text:p>
          </table:table-cell>
          <table:table-cell table:style-name="ce9" table:number-columns-repeated="20"/>
          <table:table-cell table:number-columns-repeated="998"/>
        </table:table-row>
        <table:table-row table:style-name="ro1">
          <table:table-cell table:style-name="ce2" office:value-type="float" office:value="279" calcext:value-type="float">
            <text:p>279</text:p>
          </table:table-cell>
          <table:table-cell table:style-name="ce4" office:value-type="string" calcext:value-type="string">
            <text:p>Por região, qual é a participação (%) das matrículas do ensino fundamental em escolas estaduais de área rural situadas até 3 km da divisa regional?</text:p>
          </table:table-cell>
          <table:table-cell table:style-name="ce8" table:content-validation-name="val1" office:value-type="string" calcext:value-type="string">
            <text:p>Região</text:p>
          </table:table-cell>
          <table:table-cell table:style-name="ce11" table:content-validation-name="val2" office:value-type="string" calcext:value-type="string">
            <text:p>Muito Difícil</text:p>
          </table:table-cell>
          <table:table-cell table:style-name="ce5" table:content-validation-name="val3" office:value-type="string" calcext:value-type="string">
            <text:p>ST_DWithin</text:p>
          </table:table-cell>
          <table:table-cell table:style-name="ce12" office:value-type="string" calcext:value-type="string">
            <text:p>WITH alvo AS (</text:p>
            <text:p>  SELECT e.cd_entidade, e.cd_uf, e.geometry</text:p>
            <text:p>  FROM public.escola e</text:p>
            <text:p>  JOIN public.microdados_ed_basica meb</text:p>
            <text:p>    ON meb.cd_entidade = e.cd_entidade</text:p>
            <text:p>  WHERE meb.tp_dependencia = 2  -- estadual</text:p>
            <text:p>    AND meb.tp_localizacao = 2  -- rural</text:p>
            <text:p>),</text:p>
            <text:p>base_calc AS (</text:p>
            <text:p>  SELECT</text:p>
            <text:p>    r.cd_regia,</text:p>
            <text:p>    r.nm_regia,</text:p>
            <text:p>    meb.qt_mat_fund</text:p>
            <text:p>  FROM public.regiao r</text:p>
            <text:p>  JOIN public.unidade_federativa uf</text:p>
            <text:p>    ON uf.cd_regia = r.cd_regia</text:p>
            <text:p>  JOIN public.escola e</text:p>
            <text:p>    ON e.cd_uf = uf.cd_uf</text:p>
            <text:p>  JOIN alvo a</text:p>
            <text:p>    ON a.cd_entidade = e.cd_entidade</text:p>
            <text:p>  JOIN public.microdados_ed_basica meb</text:p>
            <text:p>    ON meb.cd_entidade = e.cd_entidade</text:p>
            <text:p>  WHERE ST_DWithin(</text:p>
            <text:p>          e.geometry::geography,</text:p>
            <text:p>          ST_Boundary(r.geometry)::geography,</text:p>
            <text:p>          3000</text:p>
            <text:p>        )</text:p>
            <text:p>)</text:p>
            <text:p>SELECT</text:p>
            <text:p>  nm_regia,</text:p>
            <text:p>  ROUND((</text:p>
            <text:p>    SUM(qt_mat_fund)::numeric</text:p>
            <text:p>    / NULLIF( (SUM(SUM(qt_mat_fund)) OVER ())::numeric, 0 )</text:p>
            <text:p>    * 100::numeric</text:p>
            <text:p>  ), 2) AS participacao_percent</text:p>
            <text:p>FROM base_calc</text:p>
            <text:p>GROUP BY nm_regia</text:p>
            <text:p>ORDER BY participacao_percent DESC;</text:p>
          </table:table-cell>
          <table:table-cell table:style-name="ce9" table:number-columns-repeated="20"/>
          <table:table-cell table:number-columns-repeated="998"/>
        </table:table-row>
        <table:table-row table:style-name="ro1">
          <table:table-cell table:style-name="ce2" office:value-type="float" office:value="280" calcext:value-type="float">
            <text:p>280</text:p>
          </table:table-cell>
          <table:table-cell table:style-name="ce4" office:value-type="string" calcext:value-type="string">
            <text:p>Quais regiões apresentam maior densidade de escolas (por km2) que oferecem ensino médio e curso técnico, considerando apenas escolas localizadas até 6 km das divisas regionais?</text:p>
          </table:table-cell>
          <table:table-cell table:style-name="ce8" table:content-validation-name="val1" office:value-type="string" calcext:value-type="string">
            <text:p>Região</text:p>
          </table:table-cell>
          <table:table-cell table:style-name="ce11" table:content-validation-name="val2" office:value-type="string" calcext:value-type="string">
            <text:p>Muito Difícil</text:p>
          </table:table-cell>
          <table:table-cell table:style-name="ce5" table:content-validation-name="val3" office:value-type="string" calcext:value-type="string">
            <text:p>ST_DWithin</text:p>
          </table:table-cell>
          <table:table-cell table:style-name="ce12" office:value-type="string" calcext:value-type="string">
            <text:p>WITH alvo AS (</text:p>
            <text:p>  SELECT e.cd_entidade, e.cd_mun, e.geometry</text:p>
            <text:p>  FROM public.escola e</text:p>
            <text:p>  JOIN public.microdados_ed_basica meb</text:p>
            <text:p>    ON meb.cd_entidade = e.cd_entidade</text:p>
            <text:p>  WHERE meb.in_med = 1</text:p>
            <text:p>    AND meb.in_prof_tec = 1</text:p>
            <text:p>),</text:p>
            <text:p>faixa_divisa AS (</text:p>
            <text:p>  -- Mantém a chave da região; a relação espacial é aplicada depois</text:p>
            <text:p>  SELECT r.cd_regia, r.nm_regia, r.geometry AS geom_reg</text:p>
            <text:p>  FROM public.regiao r</text:p>
            <text:p>),</text:p>
            <text:p>area_faixa AS (</text:p>
            <text:p>  -- Constrói uma “faixa” em torno da divisa (regra espacial aplicada aqui)</text:p>
            <text:p>  SELECT</text:p>
            <text:p>    fd.cd_regia,</text:p>
            <text:p>    ST_Buffer(ST_Boundary(fd.geom_reg)::geography, 6000)::geometry AS geom_faixa</text:p>
            <text:p>  FROM faixa_divisa fd</text:p>
            <text:p>)</text:p>
            <text:p>SELECT</text:p>
            <text:p>  r.nm_regia,</text:p>
            <text:p>  ROUND((</text:p>
            <text:p>    COUNT(DISTINCT e.cd_entidade)::numeric</text:p>
            <text:p>    /</text:p>
            <text:p>    NULLIF((</text:p>
            <text:p>      SUM(</text:p>
            <text:p>        ST_Area(</text:p>
            <text:p>          ST_Intersection(r.geometry, af.geom_faixa)::geography</text:p>
            <text:p>        )</text:p>
            <text:p>      ) / 1000000.0</text:p>
            <text:p>    )::numeric, 0)</text:p>
            <text:p>  ), 2) AS escolas_por_km2</text:p>
            <text:p>FROM public.regiao r</text:p>
            <text:p>FULL OUTER JOIN area_faixa af</text:p>
            <text:p>  ON af.cd_regia = r.cd_regia   -- condição mergeable p/ FULL OUTER JOIN</text:p>
            <text:p>JOIN public.unidade_federativa uf</text:p>
            <text:p>  ON uf.cd_regia = r.cd_regia</text:p>
            <text:p>JOIN public.municipio m</text:p>
            <text:p>  ON m.cd_uf = uf.cd_uf</text:p>
            <text:p>JOIN public.escola e</text:p>
            <text:p>  ON e.cd_mun = m.cd_mun</text:p>
            <text:p>JOIN public.microdados_ed_basica meb</text:p>
            <text:p>  ON meb.cd_entidade = e.cd_entidade</text:p>
            <text:p>WHERE af.geom_faixa IS NOT NULL</text:p>
            <text:p>  AND ST_DWithin(</text:p>
            <text:p>        e.geometry::geography,</text:p>
            <text:p>        ST_Boundary(r.geometry)::geography,</text:p>
            <text:p>        6000</text:p>
            <text:p>      )</text:p>
            <text:p>  AND ST_Intersects(r.geometry, af.geom_faixa)</text:p>
            <text:p>GROUP BY r.nm_regia</text:p>
            <text:p>ORDER BY escolas_por_km2 DESC;</text:p>
          </table:table-cell>
          <table:table-cell table:style-name="ce9" table:number-columns-repeated="20"/>
          <table:table-cell table:number-columns-repeated="998"/>
        </table:table-row>
        <table:table-row table:style-name="ro1">
          <table:table-cell table:style-name="ce2" office:value-type="float" office:value="281" calcext:value-type="float">
            <text:p>281</text:p>
          </table:table-cell>
          <table:table-cell table:style-name="ce4" office:value-type="string" calcext:value-type="string">
            <text:p>No contexto do Cultura Educa, liste as escolas localizadas dentro dos limites oficiais do estado do Acre (AC).</text:p>
          </table:table-cell>
          <table:table-cell table:style-name="ce8" table:content-validation-name="val1" office:value-type="string" calcext:value-type="string">
            <text:p>Estado</text:p>
          </table:table-cell>
          <table:table-cell table:style-name="ce11" table:content-validation-name="val2" office:value-type="string" calcext:value-type="string">
            <text:p>Facíl</text:p>
          </table:table-cell>
          <table:table-cell table:style-name="ce5" table:content-validation-name="val3" office:value-type="string" calcext:value-type="string">
            <text:p>ST_Intersects</text:p>
          </table:table-cell>
          <table:table-cell table:style-name="ce12" office:value-type="string" calcext:value-type="string">
            <text:p>SELECT e.cd_entidade, e.nm_entidade, e.tp_depende, e.tp_localiz</text:p>
            <text:p>FROM public.escola e</text:p>
            <text:p>JOIN public.unidade_federativa uf</text:p>
            <text:p>  ON ST_Intersects(e.geometry, uf.geometry)</text:p>
            <text:p>WHERE uf.sigla_uf = 'AC';</text:p>
          </table:table-cell>
          <table:table-cell table:style-name="ce9" table:number-columns-repeated="20"/>
          <table:table-cell table:number-columns-repeated="998"/>
        </table:table-row>
        <table:table-row table:style-name="ro1">
          <table:table-cell table:style-name="ce2" office:value-type="float" office:value="282" calcext:value-type="float">
            <text:p>282</text:p>
          </table:table-cell>
          <table:table-cell table:style-name="ce4" office:value-type="string" calcext:value-type="string">
            <text:p>Quais escolas urbanas estão dentro do estado do Amapá (AP) segundo a malha oficial de unidades federativas?</text:p>
          </table:table-cell>
          <table:table-cell table:style-name="ce8" table:content-validation-name="val1" office:value-type="string" calcext:value-type="string">
            <text:p>Estado</text:p>
          </table:table-cell>
          <table:table-cell table:style-name="ce11" table:content-validation-name="val2" office:value-type="string" calcext:value-type="string">
            <text:p>Facíl</text:p>
          </table:table-cell>
          <table:table-cell table:style-name="ce5" table:content-validation-name="val3" office:value-type="string" calcext:value-type="string">
            <text:p>ST_Intersects</text:p>
          </table:table-cell>
          <table:table-cell table:style-name="ce12" office:value-type="string" calcext:value-type="string">
            <text:p>SELECT</text:p>
            <text:p>    e.cd_entidade,</text:p>
            <text:p>    e.nm_entidade,</text:p>
            <text:p>    e.tp_localiz</text:p>
            <text:p>FROM public.escola e</text:p>
            <text:p>JOIN public.unidade_federativa uf</text:p>
            <text:p>  ON ST_Intersects(e.geometry, uf.geometry)</text:p>
            <text:p>WHERE uf.sigla_uf = 'AP'</text:p>
            <text:p>  AND e.tp_localiz = 1;</text:p>
          </table:table-cell>
          <table:table-cell table:style-name="ce9" table:number-columns-repeated="20"/>
          <table:table-cell table:number-columns-repeated="998"/>
        </table:table-row>
        <table:table-row table:style-name="ro1">
          <table:table-cell table:style-name="ce2" office:value-type="float" office:value="283" calcext:value-type="float">
            <text:p>283</text:p>
          </table:table-cell>
          <table:table-cell table:style-name="ce4" office:value-type="string" calcext:value-type="string">
            <text:p>Liste as escolas com CEP cadastrado que estejam no estado de Roraima.</text:p>
          </table:table-cell>
          <table:table-cell table:style-name="ce8" table:content-validation-name="val1" office:value-type="string" calcext:value-type="string">
            <text:p>Estado</text:p>
          </table:table-cell>
          <table:table-cell table:style-name="ce11" table:content-validation-name="val2" office:value-type="string" calcext:value-type="string">
            <text:p>Facíl</text:p>
          </table:table-cell>
          <table:table-cell table:style-name="ce5" table:content-validation-name="val3" office:value-type="string" calcext:value-type="string">
            <text:p>ST_Intersects</text:p>
          </table:table-cell>
          <table:table-cell table:style-name="ce12" office:value-type="string" calcext:value-type="string">
            <text:p>SELECT e.cd_entidade, e.nm_entidade, e.cp_cep</text:p>
            <text:p>FROM public.escola e</text:p>
            <text:p>JOIN public.unidade_federativa uf</text:p>
            <text:p>  ON ST_Intersects(e.geometry, uf.geometry)</text:p>
            <text:p>WHERE uf.sigla_uf = 'RR'</text:p>
            <text:p>  AND e.cp_cep IS NOT NULL;</text:p>
          </table:table-cell>
          <table:table-cell table:style-name="ce9" table:number-columns-repeated="20"/>
          <table:table-cell table:number-columns-repeated="998"/>
        </table:table-row>
        <table:table-row table:style-name="ro1">
          <table:table-cell table:style-name="ce2" office:value-type="float" office:value="284" calcext:value-type="float">
            <text:p>284</text:p>
          </table:table-cell>
          <table:table-cell table:style-name="ce4" office:value-type="string" calcext:value-type="string">
            <text:p>No estado do Pará, retorne as escolas com latitude e longitude preenchidas para validação geográfica no Cultura Educa.</text:p>
            <text:p/>
          </table:table-cell>
          <table:table-cell table:style-name="ce8" table:content-validation-name="val1" office:value-type="string" calcext:value-type="string">
            <text:p>Estado</text:p>
          </table:table-cell>
          <table:table-cell table:style-name="ce11" table:content-validation-name="val2" office:value-type="string" calcext:value-type="string">
            <text:p>Facíl</text:p>
          </table:table-cell>
          <table:table-cell table:style-name="ce5" table:content-validation-name="val3" office:value-type="string" calcext:value-type="string">
            <text:p>ST_Intersects</text:p>
          </table:table-cell>
          <table:table-cell table:style-name="ce12" office:value-type="string" calcext:value-type="string">
            <text:p>SELECT e.cd_entidade, e.nm_entidade, e.latitude, e.longitude</text:p>
            <text:p>FROM public.escola e</text:p>
            <text:p>JOIN public.unidade_federativa uf</text:p>
            <text:p>  ON ST_Intersects(e.geometry, uf.geometry)</text:p>
            <text:p>WHERE uf.sigla_uf = 'PA'</text:p>
            <text:p>  AND e.latitude IS NOT NULL</text:p>
            <text:p>  AND e.longitude IS NOT NULL;</text:p>
          </table:table-cell>
          <table:table-cell table:style-name="ce9" table:number-columns-repeated="20"/>
          <table:table-cell table:number-columns-repeated="998"/>
        </table:table-row>
        <table:table-row table:style-name="ro1">
          <table:table-cell table:style-name="ce2" office:value-type="float" office:value="285" calcext:value-type="float">
            <text:p>285</text:p>
          </table:table-cell>
          <table:table-cell table:style-name="ce4" office:value-type="string" calcext:value-type="string">
            <text:p>Quais escolas do estado do Amazonas (AM) possuem código de distrito associado para integração com camadas distritais?</text:p>
          </table:table-cell>
          <table:table-cell table:style-name="ce8" table:content-validation-name="val1" office:value-type="string" calcext:value-type="string">
            <text:p>Estado</text:p>
          </table:table-cell>
          <table:table-cell table:style-name="ce11" table:content-validation-name="val2" office:value-type="string" calcext:value-type="string">
            <text:p>Facíl</text:p>
          </table:table-cell>
          <table:table-cell table:style-name="ce5" table:content-validation-name="val3" office:value-type="string" calcext:value-type="string">
            <text:p>ST_Intersects</text:p>
          </table:table-cell>
          <table:table-cell table:style-name="ce12" office:value-type="string" calcext:value-type="string">
            <text:p>SELECT e.cd_entidade, e.nm_entidade, e.cd_dist</text:p>
            <text:p>FROM public.escola e</text:p>
            <text:p>JOIN public.unidade_federativa uf</text:p>
            <text:p>  ON ST_Intersects(e.geometry, uf.geometry)</text:p>
            <text:p>WHERE uf.sigla_uf = 'AM'</text:p>
            <text:p>  AND e.cd_dist IS NOT NULL;</text:p>
          </table:table-cell>
          <table:table-cell table:style-name="ce9" table:number-columns-repeated="20"/>
          <table:table-cell table:number-columns-repeated="998"/>
        </table:table-row>
        <table:table-row table:style-name="ro1">
          <table:table-cell table:style-name="ce2" office:value-type="float" office:value="286" calcext:value-type="float">
            <text:p>286</text:p>
          </table:table-cell>
          <table:table-cell table:style-name="ce4" office:value-type="string" calcext:value-type="string">
            <text:p>No contexto do Cultura Educa, liste as escolas localizadas dentro dos limites oficiais do estado do Tocantins</text:p>
          </table:table-cell>
          <table:table-cell table:style-name="ce8" table:content-validation-name="val1" office:value-type="string" calcext:value-type="string">
            <text:p>Estado</text:p>
          </table:table-cell>
          <table:table-cell table:style-name="ce11" table:content-validation-name="val2" office:value-type="string" calcext:value-type="string">
            <text:p>Facíl</text:p>
          </table:table-cell>
          <table:table-cell table:style-name="ce5" table:content-validation-name="val3" office:value-type="string" calcext:value-type="string">
            <text:p>ST_Contains</text:p>
          </table:table-cell>
          <table:table-cell table:style-name="ce12" office:value-type="string" calcext:value-type="string">
            <text:p>SELECT e.cd_entidade, e.nm_entidade, e.tp_depende, e.tp_localiz</text:p>
            <text:p>FROM public.escola e</text:p>
            <text:p>INNER JOIN public.unidade_federativa uf</text:p>
            <text:p>  ON ST_Contains(uf.geometry, e.geometry)</text:p>
            <text:p>WHERE uf.sigla_uf = 'TO';</text:p>
          </table:table-cell>
          <table:table-cell table:style-name="ce9" table:number-columns-repeated="20"/>
          <table:table-cell table:number-columns-repeated="998"/>
        </table:table-row>
        <table:table-row table:style-name="ro1">
          <table:table-cell table:style-name="ce2" office:value-type="float" office:value="287" calcext:value-type="float">
            <text:p>287</text:p>
          </table:table-cell>
          <table:table-cell table:style-name="ce4" office:value-type="string" calcext:value-type="string">
            <text:p>Quais escolas rurais estão contidas no estado de Rondônia segundo a malha de unidades federativas do Cultura Educa?</text:p>
          </table:table-cell>
          <table:table-cell table:style-name="ce8" table:content-validation-name="val1" office:value-type="string" calcext:value-type="string">
            <text:p>Estado</text:p>
          </table:table-cell>
          <table:table-cell table:style-name="ce11" table:content-validation-name="val2" office:value-type="string" calcext:value-type="string">
            <text:p>Facíl</text:p>
          </table:table-cell>
          <table:table-cell table:style-name="ce5" table:content-validation-name="val3" office:value-type="string" calcext:value-type="string">
            <text:p>ST_Contains</text:p>
          </table:table-cell>
          <table:table-cell table:style-name="ce12" office:value-type="string" calcext:value-type="string">
            <text:p>SELECT</text:p>
            <text:p>    e.cd_entidade,</text:p>
            <text:p>    e.nm_entidade,</text:p>
            <text:p>    e.tp_localiz</text:p>
            <text:p>FROM public.escola e</text:p>
            <text:p>INNER JOIN public.unidade_federativa uf</text:p>
            <text:p>  ON ST_Contains(uf.geometry, e.geometry) AND uf.sigla_uf = 'RO'</text:p>
            <text:p>WHERE e.tp_localiz = 2;</text:p>
          </table:table-cell>
          <table:table-cell table:style-name="ce9" table:number-columns-repeated="20"/>
          <table:table-cell table:number-columns-repeated="998"/>
        </table:table-row>
        <table:table-row table:style-name="ro1">
          <table:table-cell table:style-name="ce2" office:value-type="float" office:value="288" calcext:value-type="float">
            <text:p>288</text:p>
          </table:table-cell>
          <table:table-cell table:style-name="ce4" office:value-type="string" calcext:value-type="string">
            <text:p>Liste as escolas com CEP cadastrado que estão espacialmente contidas no estado do Maranhão</text:p>
          </table:table-cell>
          <table:table-cell table:style-name="ce8" table:content-validation-name="val1" office:value-type="string" calcext:value-type="string">
            <text:p>Estado</text:p>
          </table:table-cell>
          <table:table-cell table:style-name="ce11" table:content-validation-name="val2" office:value-type="string" calcext:value-type="string">
            <text:p>Facíl</text:p>
          </table:table-cell>
          <table:table-cell table:style-name="ce5" table:content-validation-name="val3" office:value-type="string" calcext:value-type="string">
            <text:p>ST_Contains</text:p>
          </table:table-cell>
          <table:table-cell table:style-name="ce12" office:value-type="string" calcext:value-type="string">
            <text:p>SELECT e.cd_entidade, e.nm_entidade, e.cp_cep</text:p>
            <text:p>FROM public.unidade_federativa uf</text:p>
            <text:p>RIGHT JOIN public.escola e</text:p>
            <text:p>  ON ST_Contains(uf.geometry, e.geometry) AND uf.sigla_uf = 'MA'</text:p>
            <text:p>WHERE e.cp_cep IS NOT NULL;</text:p>
            <text:p/>
          </table:table-cell>
          <table:table-cell table:style-name="ce9" table:number-columns-repeated="20"/>
          <table:table-cell table:number-columns-repeated="998"/>
        </table:table-row>
        <table:table-row table:style-name="ro1">
          <table:table-cell table:style-name="ce2" office:value-type="float" office:value="289" calcext:value-type="float">
            <text:p>289</text:p>
          </table:table-cell>
          <table:table-cell table:style-name="ce4" office:value-type="string" calcext:value-type="string">
            <text:p>No estado do Piauí (PI), retorne as escolas com latitude e longitude preenchidas.</text:p>
          </table:table-cell>
          <table:table-cell table:style-name="ce8" table:content-validation-name="val1" office:value-type="string" calcext:value-type="string">
            <text:p>Estado</text:p>
          </table:table-cell>
          <table:table-cell table:style-name="ce11" table:content-validation-name="val2" office:value-type="string" calcext:value-type="string">
            <text:p>Facíl</text:p>
          </table:table-cell>
          <table:table-cell table:style-name="ce5" table:content-validation-name="val3" office:value-type="string" calcext:value-type="string">
            <text:p>ST_Contains</text:p>
          </table:table-cell>
          <table:table-cell table:style-name="ce12" office:value-type="string" calcext:value-type="string">
            <text:p>SELECT e.cd_entidade, e.nm_entidade, e.latitude, e.longitude</text:p>
            <text:p>FROM public.escola e</text:p>
            <text:p>INNER JOIN public.unidade_federativa uf</text:p>
            <text:p>  ON ST_Contains(uf.geometry, e.geometry)</text:p>
            <text:p>WHERE uf.sigla_uf = 'PI'</text:p>
            <text:p>  AND e.latitude IS NOT NULL</text:p>
            <text:p>  AND e.longitude IS NOT NULL;</text:p>
          </table:table-cell>
          <table:table-cell table:style-name="ce9" table:number-columns-repeated="20"/>
          <table:table-cell table:number-columns-repeated="998"/>
        </table:table-row>
        <table:table-row table:style-name="ro1">
          <table:table-cell table:style-name="ce2" office:value-type="float" office:value="290" calcext:value-type="float">
            <text:p>290</text:p>
          </table:table-cell>
          <table:table-cell table:style-name="ce4" office:value-type="string" calcext:value-type="string">
            <text:p>Quais escolas do estado do Ceará (CE) possuem código de distrito associado e estão contidas nos limites oficiais da unidade federativa?</text:p>
          </table:table-cell>
          <table:table-cell table:style-name="ce8" table:content-validation-name="val1" office:value-type="string" calcext:value-type="string">
            <text:p>Estado</text:p>
          </table:table-cell>
          <table:table-cell table:style-name="ce11" table:content-validation-name="val2" office:value-type="string" calcext:value-type="string">
            <text:p>Facíl</text:p>
          </table:table-cell>
          <table:table-cell table:style-name="ce5" table:content-validation-name="val3" office:value-type="string" calcext:value-type="string">
            <text:p>ST_Contains</text:p>
          </table:table-cell>
          <table:table-cell table:style-name="ce12" office:value-type="string" calcext:value-type="string">
            <text:p>SELECT e.cd_entidade, e.nm_entidade, e.cd_dist</text:p>
            <text:p>FROM public.escola e</text:p>
            <text:p>LEFT JOIN public.unidade_federativa uf</text:p>
            <text:p>  ON ST_Contains(uf.geometry, e.geometry) AND uf.sigla_uf = 'CE'</text:p>
            <text:p>WHERE e.cd_dist IS NOT NULL;</text:p>
          </table:table-cell>
          <table:table-cell table:style-name="ce9" table:number-columns-repeated="20"/>
          <table:table-cell table:number-columns-repeated="998"/>
        </table:table-row>
        <table:table-row table:style-name="ro1">
          <table:table-cell table:style-name="ce2" office:value-type="float" office:value="291" calcext:value-type="float">
            <text:p>291</text:p>
          </table:table-cell>
          <table:table-cell table:style-name="ce4" office:value-type="string" calcext:value-type="string">
            <text:p>Quão longe as bibliotecas do Rio de Janeiro ficam da divisa do Estado de São Paulo?</text:p>
          </table:table-cell>
          <table:table-cell table:style-name="ce8" table:content-validation-name="val1" office:value-type="string" calcext:value-type="string">
            <text:p>Estado</text:p>
          </table:table-cell>
          <table:table-cell table:style-name="ce11" table:content-validation-name="val2" office:value-type="string" calcext:value-type="string">
            <text:p>Facíl</text:p>
          </table:table-cell>
          <table:table-cell table:style-name="ce5" table:content-validation-name="val3" office:value-type="string" calcext:value-type="string">
            <text:p>ST_Distance</text:p>
          </table:table-cell>
          <table:table-cell table:style-name="ce12" office:value-type="string" calcext:value-type="string">
            <text:p>SELECT</text:p>
            <text:p>  b.cd_bib,</text:p>
            <text:p>  b.nm_bib,</text:p>
            <text:p>  ST_Distance(b.geometry, uf.geometry) AS distancia_graus</text:p>
            <text:p>FROM public.biblioteca b</text:p>
            <text:p>JOIN public.unidade_federativa uf</text:p>
            <text:p>  ON uf.sigla_uf = 'SP'</text:p>
            <text:p>WHERE b.cd_uf = '33';</text:p>
          </table:table-cell>
          <table:table-cell table:style-name="ce9" table:number-columns-repeated="20"/>
          <table:table-cell table:number-columns-repeated="998"/>
        </table:table-row>
        <table:table-row table:style-name="ro1">
          <table:table-cell table:style-name="ce2" office:value-type="float" office:value="292" calcext:value-type="float">
            <text:p>292</text:p>
          </table:table-cell>
          <table:table-cell table:style-name="ce4" office:value-type="string" calcext:value-type="string">
            <text:p>Qual é a distância dos CRAS do Paraná até a fronteira de Santa Catarina?</text:p>
          </table:table-cell>
          <table:table-cell table:style-name="ce8" table:content-validation-name="val1" office:value-type="string" calcext:value-type="string">
            <text:p>Estado</text:p>
          </table:table-cell>
          <table:table-cell table:style-name="ce11" table:content-validation-name="val2" office:value-type="string" calcext:value-type="string">
            <text:p>Facíl</text:p>
          </table:table-cell>
          <table:table-cell table:style-name="ce5" table:content-validation-name="val3" office:value-type="string" calcext:value-type="string">
            <text:p>ST_Distance</text:p>
          </table:table-cell>
          <table:table-cell table:style-name="ce12" office:value-type="string" calcext:value-type="string">
            <text:p>SELECT</text:p>
            <text:p>  c.nu_identif,</text:p>
            <text:p>  c.nm_mun,</text:p>
            <text:p>  ST_Distance(c.geometry, uf.geometry) AS distancia_graus</text:p>
            <text:p>FROM public.cras c</text:p>
            <text:p>JOIN public.unidade_federativa uf</text:p>
            <text:p>  ON uf.sigla_uf = 'SC'</text:p>
            <text:p>WHERE c.uf = 'PR';</text:p>
          </table:table-cell>
          <table:table-cell table:style-name="ce9" table:number-columns-repeated="20"/>
          <table:table-cell table:number-columns-repeated="998"/>
        </table:table-row>
        <table:table-row table:style-name="ro1">
          <table:table-cell table:style-name="ce2" office:value-type="float" office:value="293" calcext:value-type="float">
            <text:p>293</text:p>
          </table:table-cell>
          <table:table-cell table:style-name="ce4" office:value-type="string" calcext:value-type="string">
            <text:p>A que distância os CREAS de Goiás estão do limite de Mato Grosso?</text:p>
          </table:table-cell>
          <table:table-cell table:style-name="ce8" table:content-validation-name="val1" office:value-type="string" calcext:value-type="string">
            <text:p>Estado</text:p>
          </table:table-cell>
          <table:table-cell table:style-name="ce11" table:content-validation-name="val2" office:value-type="string" calcext:value-type="string">
            <text:p>Facíl</text:p>
          </table:table-cell>
          <table:table-cell table:style-name="ce5" table:content-validation-name="val3" office:value-type="string" calcext:value-type="string">
            <text:p>ST_Distance</text:p>
          </table:table-cell>
          <table:table-cell table:style-name="ce12" office:value-type="string" calcext:value-type="string">
            <text:p>SELECT</text:p>
            <text:p>  cr.nu_identif,</text:p>
            <text:p>  cr.nm_mun,</text:p>
            <text:p>  ST_Distance(cr.geometry, uf.geometry) AS distancia_graus</text:p>
            <text:p>FROM public.creas cr</text:p>
            <text:p>JOIN public.unidade_federativa uf</text:p>
            <text:p>  ON uf.sigla_uf = 'MT'</text:p>
            <text:p>WHERE cr.uf = 'GO';</text:p>
          </table:table-cell>
          <table:table-cell table:style-name="ce9" table:number-columns-repeated="20"/>
          <table:table-cell table:number-columns-repeated="998"/>
        </table:table-row>
        <table:table-row table:style-name="ro1">
          <table:table-cell table:style-name="ce2" office:value-type="float" office:value="294" calcext:value-type="float">
            <text:p>294</text:p>
          </table:table-cell>
          <table:table-cell table:style-name="ce4" office:value-type="string" calcext:value-type="string">
            <text:p>Qual a distância dos Centros POP do Ceará até a divisa do Piauí?</text:p>
          </table:table-cell>
          <table:table-cell table:style-name="ce8" table:content-validation-name="val1" office:value-type="string" calcext:value-type="string">
            <text:p>Estado</text:p>
          </table:table-cell>
          <table:table-cell table:style-name="ce11" table:content-validation-name="val2" office:value-type="string" calcext:value-type="string">
            <text:p>Facíl</text:p>
          </table:table-cell>
          <table:table-cell table:style-name="ce5" table:content-validation-name="val3" office:value-type="string" calcext:value-type="string">
            <text:p>ST_Distance</text:p>
          </table:table-cell>
          <table:table-cell table:style-name="ce12" office:value-type="string" calcext:value-type="string">
            <text:p>SELECT</text:p>
            <text:p>  cp.nu_identif,</text:p>
            <text:p>  cp.nm_mun,</text:p>
            <text:p>  ST_Distance(cp.geometry, uf.geometry) AS distancia_graus</text:p>
            <text:p>FROM public.centro_pop cp</text:p>
            <text:p>JOIN public.unidade_federativa uf</text:p>
            <text:p>  ON uf.sigla_uf = 'PI'</text:p>
            <text:p>WHERE cp.uf = 'CE';</text:p>
          </table:table-cell>
          <table:table-cell table:style-name="ce9" table:number-columns-repeated="20"/>
          <table:table-cell table:number-columns-repeated="998"/>
        </table:table-row>
        <table:table-row table:style-name="ro1">
          <table:table-cell table:style-name="ce2" office:value-type="float" office:value="295" calcext:value-type="float">
            <text:p>295</text:p>
          </table:table-cell>
          <table:table-cell table:style-name="ce4" office:value-type="string" calcext:value-type="string">
            <text:p>Quão longe as bibliotecas de Pernambuco ficam do limite da Paraíba?</text:p>
          </table:table-cell>
          <table:table-cell table:style-name="ce8" table:content-validation-name="val1" office:value-type="string" calcext:value-type="string">
            <text:p>Estado</text:p>
          </table:table-cell>
          <table:table-cell table:style-name="ce11" table:content-validation-name="val2" office:value-type="string" calcext:value-type="string">
            <text:p>Facíl</text:p>
          </table:table-cell>
          <table:table-cell table:style-name="ce5" table:content-validation-name="val3" office:value-type="string" calcext:value-type="string">
            <text:p>ST_Distance</text:p>
          </table:table-cell>
          <table:table-cell table:style-name="ce12" office:value-type="string" calcext:value-type="string">
            <text:p>SELECT</text:p>
            <text:p>  b.cd_bib,</text:p>
            <text:p>  b.nm_bib,</text:p>
            <text:p>  ST_Distance(b.geometry, uf.geometry) AS distancia_graus</text:p>
            <text:p>FROM public.biblioteca b</text:p>
            <text:p>JOIN public.unidade_federativa uf</text:p>
            <text:p>  ON uf.sigla_uf = 'PB'</text:p>
            <text:p>WHERE b.cd_uf = '26';</text:p>
          </table:table-cell>
          <table:table-cell table:style-name="ce9" table:number-columns-repeated="20"/>
          <table:table-cell table:number-columns-repeated="998"/>
        </table:table-row>
        <table:table-row table:style-name="ro1">
          <table:table-cell table:style-name="ce2" office:value-type="float" office:value="296" calcext:value-type="float">
            <text:p>296</text:p>
          </table:table-cell>
          <table:table-cell table:style-name="ce4" office:value-type="string" calcext:value-type="string">
            <text:p>Quais escolas estaduais ficam dentro do Estado do Pará?</text:p>
          </table:table-cell>
          <table:table-cell table:style-name="ce8" table:content-validation-name="val1" office:value-type="string" calcext:value-type="string">
            <text:p>Estado</text:p>
          </table:table-cell>
          <table:table-cell table:style-name="ce11" table:content-validation-name="val2" office:value-type="string" calcext:value-type="string">
            <text:p>Facíl</text:p>
          </table:table-cell>
          <table:table-cell table:style-name="ce5" table:content-validation-name="val3" office:value-type="string" calcext:value-type="string">
            <text:p>ST_Within</text:p>
          </table:table-cell>
          <table:table-cell table:style-name="ce12" office:value-type="string" calcext:value-type="string">
            <text:p>SELECT</text:p>
            <text:p>  e.cd_entidade,</text:p>
            <text:p>  e.nm_entidade</text:p>
            <text:p>FROM public.escola e</text:p>
            <text:p>JOIN public.unidade_federativa uf</text:p>
            <text:p>  ON e.cd_uf = uf.cd_uf</text:p>
            <text:p>WHERE e.tp_depende = 2</text:p>
            <text:p>      AND uf.sigla_uf = 'PA'</text:p>
            <text:p>      AND ST_Within(e.geometry, uf.geometry);</text:p>
            <text:p/>
          </table:table-cell>
          <table:table-cell table:style-name="ce9" table:number-columns-repeated="20"/>
          <table:table-cell table:number-columns-repeated="998"/>
        </table:table-row>
        <table:table-row table:style-name="ro1">
          <table:table-cell table:style-name="ce2" office:value-type="float" office:value="297" calcext:value-type="float">
            <text:p>297</text:p>
          </table:table-cell>
          <table:table-cell table:style-name="ce4" office:value-type="string" calcext:value-type="string">
            <text:p>Quais bibliotecas ficam dentro do Estado de Minas Gerais?</text:p>
          </table:table-cell>
          <table:table-cell table:style-name="ce8" table:content-validation-name="val1" office:value-type="string" calcext:value-type="string">
            <text:p>Estado</text:p>
          </table:table-cell>
          <table:table-cell table:style-name="ce11" table:content-validation-name="val2" office:value-type="string" calcext:value-type="string">
            <text:p>Facíl</text:p>
          </table:table-cell>
          <table:table-cell table:style-name="ce5" table:content-validation-name="val3" office:value-type="string" calcext:value-type="string">
            <text:p>ST_Within</text:p>
          </table:table-cell>
          <table:table-cell table:style-name="ce12" office:value-type="string" calcext:value-type="string">
            <text:p>SELECT</text:p>
            <text:p>  b.cd_bib,</text:p>
            <text:p>  b.nm_bib</text:p>
            <text:p>FROM public.biblioteca b</text:p>
            <text:p>JOIN public.unidade_federativa uf</text:p>
            <text:p>  ON b.cd_uf = uf.cd_uf</text:p>
            <text:p>WHERE ST_Within(b.geometry, uf.geometry)</text:p>
            <text:p>      AND uf.sigla_uf = 'MG';</text:p>
          </table:table-cell>
          <table:table-cell table:style-name="ce9" table:number-columns-repeated="20"/>
          <table:table-cell table:number-columns-repeated="998"/>
        </table:table-row>
        <table:table-row table:style-name="ro1">
          <table:table-cell table:style-name="ce2" office:value-type="float" office:value="298" calcext:value-type="float">
            <text:p>298</text:p>
          </table:table-cell>
          <table:table-cell table:style-name="ce4" office:value-type="string" calcext:value-type="string">
            <text:p>Quais unidades CRAS ficam dentro do Estado de Santa Catarina?</text:p>
          </table:table-cell>
          <table:table-cell table:style-name="ce8" table:content-validation-name="val1" office:value-type="string" calcext:value-type="string">
            <text:p>Estado</text:p>
          </table:table-cell>
          <table:table-cell table:style-name="ce11" table:content-validation-name="val2" office:value-type="string" calcext:value-type="string">
            <text:p>Facíl</text:p>
          </table:table-cell>
          <table:table-cell table:style-name="ce5" table:content-validation-name="val3" office:value-type="string" calcext:value-type="string">
            <text:p>ST_Within</text:p>
          </table:table-cell>
          <table:table-cell table:style-name="ce12" office:value-type="string" calcext:value-type="string">
            <text:p>SELECT</text:p>
            <text:p>  c.nu_identif,</text:p>
            <text:p>  c.nm_mun,</text:p>
            <text:p>  c.uf</text:p>
            <text:p>FROM public.cras c</text:p>
            <text:p>JOIN public.unidade_federativa uf</text:p>
            <text:p>  ON uf.sigla_uf = 'SC'</text:p>
            <text:p>WHERE ST_Within(c.geometry, uf.geometry);</text:p>
          </table:table-cell>
          <table:table-cell table:style-name="ce9" table:number-columns-repeated="20"/>
          <table:table-cell table:number-columns-repeated="998"/>
        </table:table-row>
        <table:table-row table:style-name="ro1">
          <table:table-cell table:style-name="ce2" office:value-type="float" office:value="299" calcext:value-type="float">
            <text:p>299</text:p>
          </table:table-cell>
          <table:table-cell table:style-name="ce4" office:value-type="string" calcext:value-type="string">
            <text:p>Quais unidades CREAS ficam dentro do Estado de Goiás?</text:p>
          </table:table-cell>
          <table:table-cell table:style-name="ce8" table:content-validation-name="val1" office:value-type="string" calcext:value-type="string">
            <text:p>Estado</text:p>
          </table:table-cell>
          <table:table-cell table:style-name="ce11" table:content-validation-name="val2" office:value-type="string" calcext:value-type="string">
            <text:p>Facíl</text:p>
          </table:table-cell>
          <table:table-cell table:style-name="ce5" table:content-validation-name="val3" office:value-type="string" calcext:value-type="string">
            <text:p>ST_Within</text:p>
          </table:table-cell>
          <table:table-cell table:style-name="ce12" office:value-type="string" calcext:value-type="string">
            <text:p>SELECT</text:p>
            <text:p>  cr.nu_identif,</text:p>
            <text:p>  cr.nm_mun</text:p>
            <text:p>FROM public.creas cr</text:p>
            <text:p>JOIN public.unidade_federativa uf</text:p>
            <text:p>  ON uf.sigla_uf = 'GO'</text:p>
            <text:p>WHERE ST_Within(cr.geometry, uf.geometry);</text:p>
          </table:table-cell>
          <table:table-cell table:style-name="ce9" table:number-columns-repeated="20"/>
          <table:table-cell table:number-columns-repeated="998"/>
        </table:table-row>
        <table:table-row table:style-name="ro1">
          <table:table-cell table:style-name="ce2" office:value-type="float" office:value="300" calcext:value-type="float">
            <text:p>300</text:p>
          </table:table-cell>
          <table:table-cell table:style-name="ce4" office:value-type="string" calcext:value-type="string">
            <text:p>Quais Centros POP ficam dentro do Estado do Piauí?</text:p>
          </table:table-cell>
          <table:table-cell table:style-name="ce8" table:content-validation-name="val1" office:value-type="string" calcext:value-type="string">
            <text:p>Estado</text:p>
          </table:table-cell>
          <table:table-cell table:style-name="ce11" table:content-validation-name="val2" office:value-type="string" calcext:value-type="string">
            <text:p>Facíl</text:p>
          </table:table-cell>
          <table:table-cell table:style-name="ce5" table:content-validation-name="val3" office:value-type="string" calcext:value-type="string">
            <text:p>ST_Within</text:p>
          </table:table-cell>
          <table:table-cell table:style-name="ce12" office:value-type="string" calcext:value-type="string">
            <text:p>SELECT</text:p>
            <text:p>  cp.nu_identif,</text:p>
            <text:p>  cp.nm_mun</text:p>
            <text:p>FROM public.centro_pop cp</text:p>
            <text:p>JOIN public.unidade_federativa uf</text:p>
            <text:p>  ON uf.sigla_uf = 'PI'</text:p>
            <text:p>WHERE ST_Within(cp.geometry, uf.geometry);</text:p>
          </table:table-cell>
          <table:table-cell table:style-name="ce9" table:number-columns-repeated="20"/>
          <table:table-cell table:number-columns-repeated="998"/>
        </table:table-row>
        <table:table-row table:style-name="ro1">
          <table:table-cell table:style-name="ce2" office:value-type="float" office:value="301" calcext:value-type="float">
            <text:p>301</text:p>
          </table:table-cell>
          <table:table-cell table:style-name="ce4" office:value-type="string" calcext:value-type="string">
            <text:p>Quero ver a parte das escolas estaduais que cai dentro do mapa do Estado do Pará?</text:p>
          </table:table-cell>
          <table:table-cell table:style-name="ce8" table:content-validation-name="val1" office:value-type="string" calcext:value-type="string">
            <text:p>Estado</text:p>
          </table:table-cell>
          <table:table-cell table:style-name="ce11" table:content-validation-name="val2" office:value-type="string" calcext:value-type="string">
            <text:p>Facíl</text:p>
          </table:table-cell>
          <table:table-cell table:style-name="ce5" table:content-validation-name="val3" office:value-type="string" calcext:value-type="string">
            <text:p>ST_Intersection</text:p>
          </table:table-cell>
          <table:table-cell table:style-name="ce12" office:value-type="string" calcext:value-type="string">
            <text:p>SELECT</text:p>
            <text:p>  e.cd_entidade,</text:p>
            <text:p>  e.nm_entidade,</text:p>
            <text:p>  ST_Intersection(e.geometry, uf.geometry) AS intersecao_geom</text:p>
            <text:p>FROM public.escola e</text:p>
            <text:p>INNER JOIN public.unidade_federativa uf</text:p>
            <text:p>  ON e.cd_uf = uf.cd_uf</text:p>
            <text:p>WHERE uf.sigla_uf = 'PA'</text:p>
            <text:p>  AND e.tp_depende = 2;</text:p>
          </table:table-cell>
          <table:table-cell table:style-name="ce9" table:number-columns-repeated="20"/>
          <table:table-cell table:number-columns-repeated="998"/>
        </table:table-row>
        <table:table-row table:style-name="ro1">
          <table:table-cell table:style-name="ce2" office:value-type="float" office:value="302" calcext:value-type="float">
            <text:p>302</text:p>
          </table:table-cell>
          <table:table-cell table:style-name="ce4" office:value-type="string" calcext:value-type="string">
            <text:p>Mostre o pedaço em comum entre cada biblioteca e o Estado de Minas Gerais.</text:p>
          </table:table-cell>
          <table:table-cell table:style-name="ce8" table:content-validation-name="val1" office:value-type="string" calcext:value-type="string">
            <text:p>Estado</text:p>
          </table:table-cell>
          <table:table-cell table:style-name="ce11" table:content-validation-name="val2" office:value-type="string" calcext:value-type="string">
            <text:p>Facíl</text:p>
          </table:table-cell>
          <table:table-cell table:style-name="ce5" table:content-validation-name="val3" office:value-type="string" calcext:value-type="string">
            <text:p>ST_Intersection</text:p>
          </table:table-cell>
          <table:table-cell table:style-name="ce12" office:value-type="string" calcext:value-type="string">
            <text:p>SELECT</text:p>
            <text:p>  b.cd_bib,</text:p>
            <text:p>  b.nm_bib,</text:p>
            <text:p>  ST_Intersection(b.geometry, uf.geometry) AS intersecao_geom</text:p>
            <text:p>FROM public.biblioteca b</text:p>
            <text:p>LEFT JOIN public.unidade_federativa uf</text:p>
            <text:p>  ON b.cd_uf = uf.cd_uf</text:p>
            <text:p>WHERE uf.sigla_uf = 'MG';</text:p>
          </table:table-cell>
          <table:table-cell table:style-name="ce9" table:number-columns-repeated="20"/>
          <table:table-cell table:number-columns-repeated="998"/>
        </table:table-row>
        <table:table-row table:style-name="ro1">
          <table:table-cell table:style-name="ce2" office:value-type="float" office:value="303" calcext:value-type="float">
            <text:p>303</text:p>
          </table:table-cell>
          <table:table-cell table:style-name="ce4" office:value-type="string" calcext:value-type="string">
            <text:p>Quero o que coincide entre cada CRAS e o mapa de Santa Catarina.</text:p>
          </table:table-cell>
          <table:table-cell table:style-name="ce8" table:content-validation-name="val1" office:value-type="string" calcext:value-type="string">
            <text:p>Estado</text:p>
          </table:table-cell>
          <table:table-cell table:style-name="ce11" table:content-validation-name="val2" office:value-type="string" calcext:value-type="string">
            <text:p>Facíl</text:p>
          </table:table-cell>
          <table:table-cell table:style-name="ce5" table:content-validation-name="val3" office:value-type="string" calcext:value-type="string">
            <text:p>ST_Intersection</text:p>
          </table:table-cell>
          <table:table-cell table:style-name="ce12" office:value-type="string" calcext:value-type="string">
            <text:p>SELECT</text:p>
            <text:p>  c.nu_identif,</text:p>
            <text:p>  c.nm_mun,</text:p>
            <text:p>  ST_Intersection(c.geometry, uf.geometry) AS intersecao_geom</text:p>
            <text:p>FROM public.cras c</text:p>
            <text:p>RIGHT JOIN public.unidade_federativa uf</text:p>
            <text:p>  ON uf.sigla_uf = c.uf</text:p>
            <text:p>WHERE uf.sigla_uf = 'SC';</text:p>
          </table:table-cell>
          <table:table-cell table:style-name="ce9" table:number-columns-repeated="20"/>
          <table:table-cell table:number-columns-repeated="998"/>
        </table:table-row>
        <table:table-row table:style-name="ro1">
          <table:table-cell table:style-name="ce2" office:value-type="float" office:value="304" calcext:value-type="float">
            <text:p>304</text:p>
          </table:table-cell>
          <table:table-cell table:style-name="ce4" office:value-type="string" calcext:value-type="string">
            <text:p>Mostre a interseção entre cada CREAS e o Estado de Goiás.</text:p>
          </table:table-cell>
          <table:table-cell table:style-name="ce8" table:content-validation-name="val1" office:value-type="string" calcext:value-type="string">
            <text:p>Estado</text:p>
          </table:table-cell>
          <table:table-cell table:style-name="ce11" table:content-validation-name="val2" office:value-type="string" calcext:value-type="string">
            <text:p>Facíl</text:p>
          </table:table-cell>
          <table:table-cell table:style-name="ce5" table:content-validation-name="val3" office:value-type="string" calcext:value-type="string">
            <text:p>ST_Intersection</text:p>
          </table:table-cell>
          <table:table-cell table:style-name="ce12" office:value-type="string" calcext:value-type="string">
            <text:p>SELECT</text:p>
            <text:p>  cr.nu_identif,</text:p>
            <text:p>  cr.nm_mun,</text:p>
            <text:p>  ST_Intersection(cr.geometry, uf.geometry) AS intersecao_geom</text:p>
            <text:p>FROM public.creas cr</text:p>
            <text:p>JOIN public.unidade_federativa uf</text:p>
            <text:p>  ON uf.sigla_uf = cr.uf</text:p>
            <text:p>WHERE uf.sigla_uf = 'GO';</text:p>
          </table:table-cell>
          <table:table-cell table:style-name="ce9" table:number-columns-repeated="20"/>
          <table:table-cell table:number-columns-repeated="998"/>
        </table:table-row>
        <table:table-row table:style-name="ro1">
          <table:table-cell table:style-name="ce2" office:value-type="float" office:value="305" calcext:value-type="float">
            <text:p>305</text:p>
          </table:table-cell>
          <table:table-cell table:style-name="ce4" office:value-type="string" calcext:value-type="string">
            <text:p>Quero ver o pedaço que coincide entre cada Centro POP e o Estado do Piauí.</text:p>
          </table:table-cell>
          <table:table-cell table:style-name="ce8" table:content-validation-name="val1" office:value-type="string" calcext:value-type="string">
            <text:p>Estado</text:p>
          </table:table-cell>
          <table:table-cell table:style-name="ce11" table:content-validation-name="val2" office:value-type="string" calcext:value-type="string">
            <text:p>Facíl</text:p>
          </table:table-cell>
          <table:table-cell table:style-name="ce5" table:content-validation-name="val3" office:value-type="string" calcext:value-type="string">
            <text:p>ST_Intersection</text:p>
          </table:table-cell>
          <table:table-cell table:style-name="ce12" office:value-type="string" calcext:value-type="string">
            <text:p>SELECT</text:p>
            <text:p>  cp.nu_identif,</text:p>
            <text:p>  cp.nm_mun,</text:p>
            <text:p>  ST_Intersection(cp.geometry, uf.geometry) AS intersecao_geom</text:p>
            <text:p>FROM public.centro_pop cp</text:p>
            <text:p>FULL OUTER JOIN public.unidade_federativa uf</text:p>
            <text:p>  ON uf.sigla_uf = cp.uf</text:p>
            <text:p>WHERE uf.sigla_uf = 'PI';</text:p>
          </table:table-cell>
          <table:table-cell table:style-name="ce9" table:number-columns-repeated="20"/>
          <table:table-cell table:number-columns-repeated="998"/>
        </table:table-row>
        <table:table-row table:style-name="ro1">
          <table:table-cell table:style-name="ce2" office:value-type="float" office:value="306" calcext:value-type="float">
            <text:p>306</text:p>
          </table:table-cell>
          <table:table-cell table:style-name="ce4" office:value-type="string" calcext:value-type="string">
            <text:p>Crie uma “faixa de influência” em volta de cada escola estadual do Pará para eu ver o contorno ao redor delas.</text:p>
          </table:table-cell>
          <table:table-cell table:style-name="ce8" table:content-validation-name="val1" office:value-type="string" calcext:value-type="string">
            <text:p>Estado</text:p>
          </table:table-cell>
          <table:table-cell table:style-name="ce11" table:content-validation-name="val2" office:value-type="string" calcext:value-type="string">
            <text:p>Facíl</text:p>
          </table:table-cell>
          <table:table-cell table:style-name="ce5" table:content-validation-name="val3" office:value-type="string" calcext:value-type="string">
            <text:p>ST_Buffer</text:p>
          </table:table-cell>
          <table:table-cell table:style-name="ce12" office:value-type="string" calcext:value-type="string">
            <text:p>SELECT</text:p>
            <text:p>  e.cd_entidade,</text:p>
            <text:p>  e.nm_entidade,</text:p>
            <text:p>  ST_Buffer(e.geometry, 0.02) AS zona_buffer</text:p>
            <text:p>FROM public.escola e</text:p>
            <text:p>INNER JOIN public.unidade_federativa uf</text:p>
            <text:p>  ON e.cd_uf = uf.cd_uf</text:p>
            <text:p>WHERE uf.sigla_uf = 'PA'</text:p>
            <text:p>  AND e.tp_depende = 2;</text:p>
          </table:table-cell>
          <table:table-cell table:style-name="ce9" table:number-columns-repeated="20"/>
          <table:table-cell table:number-columns-repeated="998"/>
        </table:table-row>
        <table:table-row table:style-name="ro1">
          <table:table-cell table:style-name="ce2" office:value-type="float" office:value="307" calcext:value-type="float">
            <text:p>307</text:p>
          </table:table-cell>
          <table:table-cell table:style-name="ce4" office:value-type="string" calcext:value-type="string">
            <text:p>Faça um “anel” ao redor de cada biblioteca de Minas Gerais para visualizar a área próxima de cada uma.</text:p>
          </table:table-cell>
          <table:table-cell table:style-name="ce8" table:content-validation-name="val1" office:value-type="string" calcext:value-type="string">
            <text:p>Estado</text:p>
          </table:table-cell>
          <table:table-cell table:style-name="ce11" table:content-validation-name="val2" office:value-type="string" calcext:value-type="string">
            <text:p>Facíl</text:p>
          </table:table-cell>
          <table:table-cell table:style-name="ce5" table:content-validation-name="val3" office:value-type="string" calcext:value-type="string">
            <text:p>ST_Buffer</text:p>
          </table:table-cell>
          <table:table-cell table:style-name="ce12" office:value-type="string" calcext:value-type="string">
            <text:p>SELECT</text:p>
            <text:p>  b.cd_bib,</text:p>
            <text:p>  b.nm_bib,</text:p>
            <text:p>  ST_Buffer(b.geometry, 0.03) AS zona_buffer</text:p>
            <text:p>FROM public.biblioteca b</text:p>
            <text:p>LEFT JOIN public.unidade_federativa uf</text:p>
            <text:p>  ON b.cd_uf = uf.cd_uf</text:p>
            <text:p>WHERE uf.sigla_uf = 'MG';</text:p>
          </table:table-cell>
          <table:table-cell table:style-name="ce9" table:number-columns-repeated="20"/>
          <table:table-cell table:number-columns-repeated="998"/>
        </table:table-row>
        <table:table-row table:style-name="ro1">
          <table:table-cell table:style-name="ce2" office:value-type="float" office:value="308" calcext:value-type="float">
            <text:p>308</text:p>
          </table:table-cell>
          <table:table-cell table:style-name="ce4" office:value-type="string" calcext:value-type="string">
            <text:p>Para os CRAS de Santa Catarina, gere uma área em volta de cada unidade para indicar a região próxima.</text:p>
          </table:table-cell>
          <table:table-cell table:style-name="ce8" table:content-validation-name="val1" office:value-type="string" calcext:value-type="string">
            <text:p>Estado</text:p>
          </table:table-cell>
          <table:table-cell table:style-name="ce11" table:content-validation-name="val2" office:value-type="string" calcext:value-type="string">
            <text:p>Facíl</text:p>
          </table:table-cell>
          <table:table-cell table:style-name="ce5" table:content-validation-name="val3" office:value-type="string" calcext:value-type="string">
            <text:p>ST_Buffer</text:p>
          </table:table-cell>
          <table:table-cell table:style-name="ce12" office:value-type="string" calcext:value-type="string">
            <text:p>SELECT</text:p>
            <text:p>  c.nu_identif,</text:p>
            <text:p>  c.nm_mun,</text:p>
            <text:p>  ST_Buffer(c.geometry, 0.02) AS zona_buffer</text:p>
            <text:p>FROM public.cras c</text:p>
            <text:p>RIGHT JOIN public.unidade_federativa uf</text:p>
            <text:p>  ON uf.sigla_uf = c.uf</text:p>
            <text:p>WHERE uf.sigla_uf = 'SC';</text:p>
          </table:table-cell>
          <table:table-cell table:style-name="ce9" table:number-columns-repeated="20"/>
          <table:table-cell table:number-columns-repeated="998"/>
        </table:table-row>
        <table:table-row table:style-name="ro1">
          <table:table-cell table:style-name="ce2" office:value-type="float" office:value="309" calcext:value-type="float">
            <text:p>309</text:p>
          </table:table-cell>
          <table:table-cell table:style-name="ce4" office:value-type="string" calcext:value-type="string">
            <text:p>Quero um contorno de proximidade em volta de cada CREAS de Goiás.</text:p>
          </table:table-cell>
          <table:table-cell table:style-name="ce8" table:content-validation-name="val1" office:value-type="string" calcext:value-type="string">
            <text:p>Estado</text:p>
          </table:table-cell>
          <table:table-cell table:style-name="ce11" table:content-validation-name="val2" office:value-type="string" calcext:value-type="string">
            <text:p>Facíl</text:p>
          </table:table-cell>
          <table:table-cell table:style-name="ce5" table:content-validation-name="val3" office:value-type="string" calcext:value-type="string">
            <text:p>ST_Buffer</text:p>
          </table:table-cell>
          <table:table-cell table:style-name="ce12" office:value-type="string" calcext:value-type="string">
            <text:p>SELECT</text:p>
            <text:p>  cr.nu_identif,</text:p>
            <text:p>  cr.nm_mun,</text:p>
            <text:p>  ST_Buffer(cr.geometry, 0.025) AS zona_buffer</text:p>
            <text:p>FROM public.creas cr</text:p>
            <text:p>JOIN public.unidade_federativa uf</text:p>
            <text:p>  ON uf.sigla_uf = cr.uf</text:p>
            <text:p>WHERE uf.sigla_uf = 'GO';</text:p>
          </table:table-cell>
          <table:table-cell table:style-name="ce9" table:number-columns-repeated="20"/>
          <table:table-cell table:number-columns-repeated="998"/>
        </table:table-row>
        <table:table-row table:style-name="ro1">
          <table:table-cell table:style-name="ce2" office:value-type="float" office:value="310" calcext:value-type="float">
            <text:p>310</text:p>
          </table:table-cell>
          <table:table-cell table:style-name="ce4" office:value-type="string" calcext:value-type="string">
            <text:p>Desenhe uma área ao redor de cada Centro POP do Piauí para indicar a vizinhança imediata.</text:p>
          </table:table-cell>
          <table:table-cell table:style-name="ce8" table:content-validation-name="val1" office:value-type="string" calcext:value-type="string">
            <text:p>Estado</text:p>
          </table:table-cell>
          <table:table-cell table:style-name="ce11" table:content-validation-name="val2" office:value-type="string" calcext:value-type="string">
            <text:p>Facíl</text:p>
          </table:table-cell>
          <table:table-cell table:style-name="ce5" table:content-validation-name="val3" office:value-type="string" calcext:value-type="string">
            <text:p>ST_Buffer</text:p>
          </table:table-cell>
          <table:table-cell table:style-name="ce12" office:value-type="string" calcext:value-type="string">
            <text:p>SELECT</text:p>
            <text:p>  cp.nu_identif,</text:p>
            <text:p>  cp.nm_mun,</text:p>
            <text:p>  ST_Buffer(cp.geometry, 0.02) AS zona_buffer</text:p>
            <text:p>FROM public.centro_pop cp</text:p>
            <text:p>FULL OUTER JOIN public.unidade_federativa uf</text:p>
            <text:p>  ON uf.sigla_uf = cp.uf</text:p>
            <text:p>WHERE uf.sigla_uf = 'PI';</text:p>
          </table:table-cell>
          <table:table-cell table:style-name="ce9" table:number-columns-repeated="20"/>
          <table:table-cell table:number-columns-repeated="998"/>
        </table:table-row>
        <table:table-row table:style-name="ro1">
          <table:table-cell table:style-name="ce2" office:value-type="float" office:value="311" calcext:value-type="float">
            <text:p>311</text:p>
          </table:table-cell>
          <table:table-cell table:style-name="ce4" office:value-type="string" calcext:value-type="string">
            <text:p>Quais escolas estaduais que não são do Pará ficam perto da divisa do Pará (até ~0,05 grau)?</text:p>
          </table:table-cell>
          <table:table-cell table:style-name="ce8" table:content-validation-name="val1" office:value-type="string" calcext:value-type="string">
            <text:p>Estado</text:p>
          </table:table-cell>
          <table:table-cell table:style-name="ce11" table:content-validation-name="val2" office:value-type="string" calcext:value-type="string">
            <text:p>Facíl</text:p>
          </table:table-cell>
          <table:table-cell table:style-name="ce5" table:content-validation-name="val3" office:value-type="string" calcext:value-type="string">
            <text:p>ST_DWithin</text:p>
          </table:table-cell>
          <table:table-cell table:style-name="ce12" office:value-type="string" calcext:value-type="string">
            <text:p>SELECT</text:p>
            <text:p>  e.cd_entidade,</text:p>
            <text:p>  e.nm_entidade</text:p>
            <text:p>FROM public.escola e</text:p>
            <text:p>INNER JOIN public.unidade_federativa uf</text:p>
            <text:p>  ON uf.sigla_uf = 'PA'</text:p>
            <text:p>WHERE e.tp_depende = 2</text:p>
            <text:p>  AND e.cd_uf &lt;&gt; uf.cd_uf</text:p>
            <text:p>  AND ST_DWithin(e.geometry, uf.geometry, 0.05);</text:p>
          </table:table-cell>
          <table:table-cell table:style-name="ce9" table:number-columns-repeated="20"/>
          <table:table-cell table:number-columns-repeated="998"/>
        </table:table-row>
        <table:table-row table:style-name="ro1">
          <table:table-cell table:style-name="ce2" office:value-type="float" office:value="312" calcext:value-type="float">
            <text:p>312</text:p>
          </table:table-cell>
          <table:table-cell table:style-name="ce4" office:value-type="string" calcext:value-type="string">
            <text:p>Quais bibliotecas de fora de São Paulo ficam perto da fronteira de São Paulo (até ~0,03 grau)?</text:p>
          </table:table-cell>
          <table:table-cell table:style-name="ce8" table:content-validation-name="val1" office:value-type="string" calcext:value-type="string">
            <text:p>Estado</text:p>
          </table:table-cell>
          <table:table-cell table:style-name="ce11" table:content-validation-name="val2" office:value-type="string" calcext:value-type="string">
            <text:p>Facíl</text:p>
          </table:table-cell>
          <table:table-cell table:style-name="ce5" table:content-validation-name="val3" office:value-type="string" calcext:value-type="string">
            <text:p>ST_DWithin</text:p>
          </table:table-cell>
          <table:table-cell table:style-name="ce12" office:value-type="string" calcext:value-type="string">
            <text:p>SELECT</text:p>
            <text:p>  b.cd_bib,</text:p>
            <text:p>  b.nm_bib</text:p>
            <text:p>FROM public.biblioteca b</text:p>
            <text:p>LEFT JOIN public.unidade_federativa uf</text:p>
            <text:p>  ON uf.sigla_uf = 'SP'</text:p>
            <text:p>WHERE b.cd_uf &lt;&gt; uf.cd_uf</text:p>
            <text:p>  AND ST_DWithin(b.geometry, uf.geometry, 0.03);</text:p>
          </table:table-cell>
          <table:table-cell table:style-name="ce9" table:number-columns-repeated="20"/>
          <table:table-cell table:number-columns-repeated="998"/>
        </table:table-row>
        <table:table-row table:style-name="ro1">
          <table:table-cell table:style-name="ce2" office:value-type="float" office:value="313" calcext:value-type="float">
            <text:p>313</text:p>
          </table:table-cell>
          <table:table-cell table:style-name="ce4" office:value-type="string" calcext:value-type="string">
            <text:p>Quais unidades do CRAS do Paraná ficam próximas da divisa de Santa Catarina (até ~0,02 grau)?</text:p>
          </table:table-cell>
          <table:table-cell table:style-name="ce8" table:content-validation-name="val1" office:value-type="string" calcext:value-type="string">
            <text:p>Estado</text:p>
          </table:table-cell>
          <table:table-cell table:style-name="ce11" table:content-validation-name="val2" office:value-type="string" calcext:value-type="string">
            <text:p>Facíl</text:p>
          </table:table-cell>
          <table:table-cell table:style-name="ce5" table:content-validation-name="val3" office:value-type="string" calcext:value-type="string">
            <text:p>ST_DWithin</text:p>
          </table:table-cell>
          <table:table-cell table:style-name="ce12" office:value-type="string" calcext:value-type="string">
            <text:p>SELECT</text:p>
            <text:p>  c.nu_identif,</text:p>
            <text:p>  c.nm_mun</text:p>
            <text:p>FROM public.cras c</text:p>
            <text:p>RIGHT JOIN public.unidade_federativa uf</text:p>
            <text:p>  ON uf.sigla_uf = 'SC'</text:p>
            <text:p>WHERE c.uf = 'PR'</text:p>
            <text:p>  AND ST_DWithin(c.geometry, uf.geometry, 0.02);</text:p>
          </table:table-cell>
          <table:table-cell table:style-name="ce9" table:number-columns-repeated="20"/>
          <table:table-cell table:number-columns-repeated="998"/>
        </table:table-row>
        <table:table-row table:style-name="ro1">
          <table:table-cell table:style-name="ce2" office:value-type="float" office:value="314" calcext:value-type="float">
            <text:p>314</text:p>
          </table:table-cell>
          <table:table-cell table:style-name="ce4" office:value-type="string" calcext:value-type="string">
            <text:p>Quais unidades do CREAS de Goiás ficam perto da fronteira de Mato Grosso (até ~0,025 grau)?</text:p>
          </table:table-cell>
          <table:table-cell table:style-name="ce8" table:content-validation-name="val1" office:value-type="string" calcext:value-type="string">
            <text:p>Estado</text:p>
          </table:table-cell>
          <table:table-cell table:style-name="ce11" table:content-validation-name="val2" office:value-type="string" calcext:value-type="string">
            <text:p>Facíl</text:p>
          </table:table-cell>
          <table:table-cell table:style-name="ce5" table:content-validation-name="val3" office:value-type="string" calcext:value-type="string">
            <text:p>ST_DWithin</text:p>
          </table:table-cell>
          <table:table-cell table:style-name="ce12" office:value-type="string" calcext:value-type="string">
            <text:p>SELECT</text:p>
            <text:p>  cr.nu_identif,</text:p>
            <text:p>  cr.nm_mun</text:p>
            <text:p>FROM public.creas cr</text:p>
            <text:p>JOIN public.unidade_federativa uf</text:p>
            <text:p>  ON uf.sigla_uf = 'MT'</text:p>
            <text:p>WHERE cr.uf = 'GO'</text:p>
            <text:p>  AND ST_DWithin(cr.geometry, uf.geometry, 0.025);</text:p>
          </table:table-cell>
          <table:table-cell table:style-name="ce9" table:number-columns-repeated="20"/>
          <table:table-cell table:number-columns-repeated="998"/>
        </table:table-row>
        <table:table-row table:style-name="ro1">
          <table:table-cell table:style-name="ce2" office:value-type="float" office:value="315" calcext:value-type="float">
            <text:p>315</text:p>
          </table:table-cell>
          <table:table-cell table:style-name="ce4" office:value-type="string" calcext:value-type="string">
            <text:p>Quais Centros POP do Ceará estão perto da divisa do Piauí (até ~0,02 grau)?</text:p>
          </table:table-cell>
          <table:table-cell table:style-name="ce8" table:content-validation-name="val1" office:value-type="string" calcext:value-type="string">
            <text:p>Estado</text:p>
          </table:table-cell>
          <table:table-cell table:style-name="ce11" table:content-validation-name="val2" office:value-type="string" calcext:value-type="string">
            <text:p>Facíl</text:p>
          </table:table-cell>
          <table:table-cell table:style-name="ce5" table:content-validation-name="val3" office:value-type="string" calcext:value-type="string">
            <text:p>ST_DWithin</text:p>
          </table:table-cell>
          <table:table-cell table:style-name="ce12" office:value-type="string" calcext:value-type="string">
            <text:p>SELECT</text:p>
            <text:p>  cp.nu_identif,</text:p>
            <text:p>  cp.nm_mun</text:p>
            <text:p>FROM public.centro_pop cp</text:p>
            <text:p>FULL OUTER JOIN public.unidade_federativa uf</text:p>
            <text:p>  ON uf.sigla_uf = 'PI'</text:p>
            <text:p>WHERE cp.uf = 'CE'</text:p>
            <text:p>  AND ST_DWithin(cp.geometry, uf.geometry, 0.02);</text:p>
          </table:table-cell>
          <table:table-cell table:style-name="ce9" table:number-columns-repeated="20"/>
          <table:table-cell table:number-columns-repeated="998"/>
        </table:table-row>
        <table:table-row table:style-name="ro1">
          <table:table-cell table:style-name="ce2" office:value-type="float" office:value="316" calcext:value-type="float">
            <text:p>316</text:p>
          </table:table-cell>
          <table:table-cell table:style-name="ce4" office:value-type="string" calcext:value-type="string">
            <text:p>Quais escolas estaduais do Pará têm área de atendimento que alcança municípios vizinhos dentro do próprio estado?</text:p>
          </table:table-cell>
          <table:table-cell table:style-name="ce8" table:content-validation-name="val1" office:value-type="string" calcext:value-type="string">
            <text:p>Estado</text:p>
          </table:table-cell>
          <table:table-cell table:style-name="ce11" table:content-validation-name="val2" office:value-type="string" calcext:value-type="string">
            <text:p>Médio</text:p>
          </table:table-cell>
          <table:table-cell table:style-name="ce5" table:content-validation-name="val3" office:value-type="string" calcext:value-type="string">
            <text:p>ST_Intersects</text:p>
          </table:table-cell>
          <table:table-cell table:style-name="ce12" office:value-type="string" calcext:value-type="string">
            <text:p>SELECT</text:p>
            <text:p>  e.cd_entidade,</text:p>
            <text:p>  e.nm_entidade</text:p>
            <text:p>FROM public.escola e</text:p>
            <text:p>INNER JOIN public.unidade_federativa uf</text:p>
            <text:p>  ON e.cd_uf = uf.cd_uf</text:p>
            <text:p>JOIN public.municipio m_home</text:p>
            <text:p>  ON m_home.cd_mun = e.cd_mun</text:p>
            <text:p>JOIN public.municipio m_viz</text:p>
            <text:p>  ON m_viz.cd_uf = uf.cd_uf</text:p>
            <text:p>WHERE uf.sigla_uf = 'PA'</text:p>
            <text:p>  AND e.tp_depende = 2</text:p>
            <text:p>  AND ST_Within(e.geometry, m_home.geometry)</text:p>
            <text:p>  AND m_viz.cd_mun &lt;&gt; m_home.cd_mun</text:p>
            <text:p>  AND ST_Intersects(ST_Buffer(e.geometry, 0.02), m_viz.geometry);</text:p>
          </table:table-cell>
          <table:table-cell table:style-name="ce9" table:number-columns-repeated="20"/>
          <table:table-cell table:number-columns-repeated="998"/>
        </table:table-row>
        <table:table-row table:style-name="ro1">
          <table:table-cell table:style-name="ce2" office:value-type="float" office:value="317" calcext:value-type="float">
            <text:p>317</text:p>
          </table:table-cell>
          <table:table-cell table:style-name="ce4" office:value-type="string" calcext:value-type="string">
            <text:p>Quais bibliotecas de Minas Gerais têm área de atendimento que alcança estados vizinhos?</text:p>
          </table:table-cell>
          <table:table-cell table:style-name="ce8" table:content-validation-name="val1" office:value-type="string" calcext:value-type="string">
            <text:p>Estado</text:p>
          </table:table-cell>
          <table:table-cell table:style-name="ce11" table:content-validation-name="val2" office:value-type="string" calcext:value-type="string">
            <text:p>Médio</text:p>
          </table:table-cell>
          <table:table-cell table:style-name="ce5" table:content-validation-name="val3" office:value-type="string" calcext:value-type="string">
            <text:p>ST_Intersects</text:p>
          </table:table-cell>
          <table:table-cell table:style-name="ce12" office:value-type="string" calcext:value-type="string">
            <text:p>SELECT</text:p>
            <text:p>  b.cd_bib,</text:p>
            <text:p>  b.nm_bib</text:p>
            <text:p>FROM public.biblioteca b</text:p>
            <text:p>LEFT JOIN public.unidade_federativa uf</text:p>
            <text:p>  ON b.cd_uf = uf.cd_uf</text:p>
            <text:p>JOIN public.municipio m</text:p>
            <text:p>  ON m.cd_mun = b.cd_mun</text:p>
            <text:p>JOIN public.unidade_federativa uf2</text:p>
            <text:p>  ON uf2.sigla_uf IN ('RJ','ES','SP','BA','GO','DF')</text:p>
            <text:p>WHERE uf.sigla_uf = 'MG'</text:p>
            <text:p>  AND ST_Within(b.geometry, m.geometry)</text:p>
            <text:p>  AND ST_Intersects(ST_Buffer(b.geometry, 0.03), uf2.geometry);</text:p>
          </table:table-cell>
          <table:table-cell table:style-name="ce9" table:number-columns-repeated="20"/>
          <table:table-cell table:number-columns-repeated="998"/>
        </table:table-row>
        <table:table-row table:style-name="ro1">
          <table:table-cell table:style-name="ce2" office:value-type="float" office:value="318" calcext:value-type="float">
            <text:p>318</text:p>
          </table:table-cell>
          <table:table-cell table:style-name="ce4" office:value-type="string" calcext:value-type="string">
            <text:p>Quais CRAS de Santa Catarina ficam dentro do município e a até 1000m da divisa com o Paraná?</text:p>
          </table:table-cell>
          <table:table-cell table:style-name="ce8" table:content-validation-name="val1" office:value-type="string" calcext:value-type="string">
            <text:p>Estado</text:p>
          </table:table-cell>
          <table:table-cell table:style-name="ce11" table:content-validation-name="val2" office:value-type="string" calcext:value-type="string">
            <text:p>Médio</text:p>
          </table:table-cell>
          <table:table-cell table:style-name="ce5" table:content-validation-name="val3" office:value-type="string" calcext:value-type="string">
            <text:p>ST_Intersects</text:p>
          </table:table-cell>
          <table:table-cell table:style-name="ce12" office:value-type="string" calcext:value-type="string">
            <text:p>SELECT</text:p>
            <text:p>  c.nu_identif,</text:p>
            <text:p>  c.nm_mun</text:p>
            <text:p>FROM public.cras c</text:p>
            <text:p>RIGHT JOIN public.unidade_federativa uf_sc</text:p>
            <text:p>  ON uf_sc.sigla_uf = c.uf</text:p>
            <text:p>JOIN public.municipio m</text:p>
            <text:p>  ON m.cd_uf = uf_sc.cd_uf</text:p>
            <text:p>JOIN public.unidade_federativa uf_pr</text:p>
            <text:p>  ON uf_pr.sigla_uf = 'PR'</text:p>
            <text:p>WHERE uf_sc.sigla_uf = 'SC'</text:p>
            <text:p>  AND ST_Intersects(c.geometry, uf_sc.geometry)</text:p>
            <text:p>  AND ST_Within(c.geometry, m.geometry)</text:p>
            <text:p>  AND ST_Intersects(</text:p>
            <text:p>        ST_Buffer(c.geometry::geography, 1000)::geometry,</text:p>
            <text:p>        uf_pr.geometry</text:p>
            <text:p>      );</text:p>
          </table:table-cell>
          <table:table-cell table:style-name="ce9" table:number-columns-repeated="20"/>
          <table:table-cell table:number-columns-repeated="998"/>
        </table:table-row>
        <table:table-row table:style-name="ro1">
          <table:table-cell table:style-name="ce2" office:value-type="float" office:value="319" calcext:value-type="float">
            <text:p>319</text:p>
          </table:table-cell>
          <table:table-cell table:style-name="ce4" office:value-type="string" calcext:value-type="string">
            <text:p>Quais CREAS de Goiás têm faixa de atendimento (~800 m) que alcança um município vizinho no próprio estado, além de estarem dentro do município de origem?</text:p>
          </table:table-cell>
          <table:table-cell table:style-name="ce8" table:content-validation-name="val1" office:value-type="string" calcext:value-type="string">
            <text:p>Estado</text:p>
          </table:table-cell>
          <table:table-cell table:style-name="ce11" table:content-validation-name="val2" office:value-type="string" calcext:value-type="string">
            <text:p>Médio</text:p>
          </table:table-cell>
          <table:table-cell table:style-name="ce5" table:content-validation-name="val3" office:value-type="string" calcext:value-type="string">
            <text:p>ST_Intersects</text:p>
          </table:table-cell>
          <table:table-cell table:style-name="ce12" office:value-type="string" calcext:value-type="string">
            <text:p>SELECT</text:p>
            <text:p>  cr.nu_identif,</text:p>
            <text:p>  cr.nm_mun</text:p>
            <text:p>FROM public.creas cr</text:p>
            <text:p>JOIN public.unidade_federativa uf</text:p>
            <text:p>  ON uf.sigla_uf = cr.uf</text:p>
            <text:p>JOIN public.municipio m_home</text:p>
            <text:p>  ON m_home.cd_mun = cr.cd_mun</text:p>
            <text:p>JOIN public.municipio m_viz</text:p>
            <text:p>  ON m_viz.cd_uf = uf.cd_uf</text:p>
            <text:p>WHERE uf.sigla_uf = 'GO'</text:p>
            <text:p>  AND ST_Within(cr.geometry, m_home.geometry)</text:p>
            <text:p>  AND ST_Intersects(cr.geometry, uf.geometry)</text:p>
            <text:p>  AND m_viz.cd_mun &lt;&gt; m_home.cd_mun</text:p>
            <text:p>  AND ST_Intersects(</text:p>
            <text:p>        ST_Buffer(cr.geometry::geography, 800)::geometry,</text:p>
            <text:p>        m_viz.geometry</text:p>
            <text:p>      );</text:p>
          </table:table-cell>
          <table:table-cell table:style-name="ce9" table:number-columns-repeated="20"/>
          <table:table-cell table:number-columns-repeated="998"/>
        </table:table-row>
        <table:table-row table:style-name="ro1">
          <table:table-cell table:style-name="ce2" office:value-type="float" office:value="320" calcext:value-type="float">
            <text:p>320</text:p>
          </table:table-cell>
          <table:table-cell table:style-name="ce4" office:value-type="string" calcext:value-type="string">
            <text:p>Quais Centros POP do Piauí ficam no município correto e a até 1.200 m das fronteiras com Ceará ou Maranhão?</text:p>
          </table:table-cell>
          <table:table-cell table:style-name="ce8" table:content-validation-name="val1" office:value-type="string" calcext:value-type="string">
            <text:p>Estado</text:p>
          </table:table-cell>
          <table:table-cell table:style-name="ce11" table:content-validation-name="val2" office:value-type="string" calcext:value-type="string">
            <text:p>Médio</text:p>
          </table:table-cell>
          <table:table-cell table:style-name="ce5" table:content-validation-name="val3" office:value-type="string" calcext:value-type="string">
            <text:p>ST_Intersects</text:p>
          </table:table-cell>
          <table:table-cell table:style-name="ce12" office:value-type="string" calcext:value-type="string">
            <text:p>SELECT</text:p>
            <text:p>  cp.nu_identif,</text:p>
            <text:p>  cp.nm_mun</text:p>
            <text:p>FROM public.centro_pop cp</text:p>
            <text:p>FULL OUTER JOIN public.unidade_federativa uf_pi</text:p>
            <text:p>  ON uf_pi.sigla_uf = cp.uf</text:p>
            <text:p>JOIN public.municipio m</text:p>
            <text:p>  ON m.cd_uf = uf_pi.cd_uf</text:p>
            <text:p>JOIN public.unidade_federativa uf_lim</text:p>
            <text:p>  ON uf_lim.sigla_uf IN ('CE','MA')</text:p>
            <text:p>WHERE uf_pi.sigla_uf = 'PI'</text:p>
            <text:p>  AND ST_Intersects(cp.geometry, uf_pi.geometry)</text:p>
            <text:p>  AND ST_Within(cp.geometry, m.geometry)</text:p>
            <text:p>  AND ST_DWithin(cp.geometry::geography, uf_lim.geometry::geography, 1200);</text:p>
          </table:table-cell>
          <table:table-cell table:style-name="ce9" table:number-columns-repeated="20"/>
          <table:table-cell table:number-columns-repeated="998"/>
        </table:table-row>
        <table:table-row table:style-name="ro1">
          <table:table-cell table:style-name="ce2" office:value-type="float" office:value="321" calcext:value-type="float">
            <text:p>321</text:p>
          </table:table-cell>
          <table:table-cell table:style-name="ce4" office:value-type="string" calcext:value-type="string">
            <text:p>Considerando uma área de atendimento de 1.500 m, quais escolas estaduais do Pará têm essa área totalmente dentro do próprio município?</text:p>
          </table:table-cell>
          <table:table-cell table:style-name="ce8" table:content-validation-name="val1" office:value-type="string" calcext:value-type="string">
            <text:p>Estado</text:p>
          </table:table-cell>
          <table:table-cell table:style-name="ce11" table:content-validation-name="val2" office:value-type="string" calcext:value-type="string">
            <text:p>Médio</text:p>
          </table:table-cell>
          <table:table-cell table:style-name="ce5" table:content-validation-name="val3" office:value-type="string" calcext:value-type="string">
            <text:p>ST_Contains</text:p>
          </table:table-cell>
          <table:table-cell table:style-name="ce12" office:value-type="string" calcext:value-type="string">
            <text:p>SELECT</text:p>
            <text:p>  e.cd_entidade,</text:p>
            <text:p>  e.nm_entidade</text:p>
            <text:p>FROM public.escola e</text:p>
            <text:p>INNER JOIN public.unidade_federativa uf</text:p>
            <text:p>  ON e.cd_uf = uf.cd_uf</text:p>
            <text:p>JOIN public.municipio m</text:p>
            <text:p>  ON m.cd_mun = e.cd_mun AND m.cd_uf = uf.cd_uf</text:p>
            <text:p>WHERE uf.sigla_uf = 'PA'</text:p>
            <text:p>  AND e.tp_depende = 2</text:p>
            <text:p>  AND ST_Contains(m.geometry, ST_Buffer(e.geometry::geography, 1500)::geometry)</text:p>
            <text:p>  AND ST_Contains(uf.geometry, m.geometry);</text:p>
          </table:table-cell>
          <table:table-cell table:style-name="ce9" table:number-columns-repeated="20"/>
          <table:table-cell table:number-columns-repeated="998"/>
        </table:table-row>
        <table:table-row table:style-name="ro1">
          <table:table-cell table:style-name="ce2" office:value-type="float" office:value="322" calcext:value-type="float">
            <text:p>322</text:p>
          </table:table-cell>
          <table:table-cell table:style-name="ce4" office:value-type="string" calcext:value-type="string">
            <text:p>Em Minas Gerais, quais bibliotecas têm alcance de 2.000 m totalmente dentro do município e ficam até 2.000 m da fronteira com o Rio de Janeiro?</text:p>
          </table:table-cell>
          <table:table-cell table:style-name="ce8" table:content-validation-name="val1" office:value-type="string" calcext:value-type="string">
            <text:p>Estado</text:p>
          </table:table-cell>
          <table:table-cell table:style-name="ce11" table:content-validation-name="val2" office:value-type="string" calcext:value-type="string">
            <text:p>Médio</text:p>
          </table:table-cell>
          <table:table-cell table:style-name="ce5" table:content-validation-name="val3" office:value-type="string" calcext:value-type="string">
            <text:p>ST_Contains</text:p>
          </table:table-cell>
          <table:table-cell table:style-name="ce12" office:value-type="string" calcext:value-type="string">
            <text:p>SELECT</text:p>
            <text:p>  b.cd_bib,</text:p>
            <text:p>  b.nm_bib</text:p>
            <text:p>FROM public.biblioteca b</text:p>
            <text:p>LEFT JOIN public.unidade_federativa uf_mg</text:p>
            <text:p>  ON b.cd_uf = uf_mg.cd_uf</text:p>
            <text:p>JOIN public.municipio m</text:p>
            <text:p>  ON m.cd_mun = b.cd_mun AND m.cd_uf = uf_mg.cd_uf</text:p>
            <text:p>JOIN public.unidade_federativa uf_rj</text:p>
            <text:p>  ON uf_rj.sigla_uf = 'RJ'</text:p>
            <text:p>WHERE uf_mg.sigla_uf = 'MG'</text:p>
            <text:p>  AND ST_Contains(m.geometry, ST_Buffer(b.geometry::geography, 2000)::geometry)</text:p>
            <text:p>  AND ST_DWithin(b.geometry::geography, uf_rj.geometry::geography, 2000);</text:p>
          </table:table-cell>
          <table:table-cell table:style-name="ce9" table:number-columns-repeated="20"/>
          <table:table-cell table:number-columns-repeated="998"/>
        </table:table-row>
        <table:table-row table:style-name="ro1">
          <table:table-cell table:style-name="ce2" office:value-type="float" office:value="323" calcext:value-type="float">
            <text:p>323</text:p>
          </table:table-cell>
          <table:table-cell table:style-name="ce4" office:value-type="string" calcext:value-type="string">
            <text:p>Em Santa Catarina, quais unidades do CRAS têm alcance de 1.000 m inteiramente dentro do município e cuja faixa encosta na fronteira com o Paraná?</text:p>
          </table:table-cell>
          <table:table-cell table:style-name="ce8" table:content-validation-name="val1" office:value-type="string" calcext:value-type="string">
            <text:p>Estado</text:p>
          </table:table-cell>
          <table:table-cell table:style-name="ce11" table:content-validation-name="val2" office:value-type="string" calcext:value-type="string">
            <text:p>Médio</text:p>
          </table:table-cell>
          <table:table-cell table:style-name="ce5" table:content-validation-name="val3" office:value-type="string" calcext:value-type="string">
            <text:p>ST_Contains</text:p>
          </table:table-cell>
          <table:table-cell table:style-name="ce12" office:value-type="string" calcext:value-type="string">
            <text:p>SELECT</text:p>
            <text:p>  c.nu_identif,</text:p>
            <text:p>  c.nm_mun</text:p>
            <text:p>FROM public.cras c</text:p>
            <text:p>RIGHT JOIN public.unidade_federativa uf_sc</text:p>
            <text:p>  ON uf_sc.sigla_uf = c.uf</text:p>
            <text:p>JOIN public.municipio m</text:p>
            <text:p>  ON m.cd_mun = c.cd_mun AND m.cd_uf = uf_sc.cd_uf</text:p>
            <text:p>JOIN public.unidade_federativa uf_pr</text:p>
            <text:p>  ON uf_pr.sigla_uf = 'PR'</text:p>
            <text:p>WHERE uf_sc.sigla_uf = 'SC'</text:p>
            <text:p>  AND ST_Contains(m.geometry, ST_Buffer(c.geometry::geography, 1000)::geometry)</text:p>
            <text:p>  AND ST_Intersects(ST_Buffer(c.geometry::geography, 1000)::geometry, uf_pr.geometry);</text:p>
          </table:table-cell>
          <table:table-cell table:style-name="ce9" table:number-columns-repeated="20"/>
          <table:table-cell table:number-columns-repeated="998"/>
        </table:table-row>
        <table:table-row table:style-name="ro1">
          <table:table-cell table:style-name="ce2" office:value-type="float" office:value="324" calcext:value-type="float">
            <text:p>324</text:p>
          </table:table-cell>
          <table:table-cell table:style-name="ce4" office:value-type="string" calcext:value-type="string">
            <text:p>Em Goiás, quais CREAS têm alcance de 800 m totalmente dentro do município e ficam até 3.000 m da fronteira com Mato Grosso?</text:p>
          </table:table-cell>
          <table:table-cell table:style-name="ce8" table:content-validation-name="val1" office:value-type="string" calcext:value-type="string">
            <text:p>Estado</text:p>
          </table:table-cell>
          <table:table-cell table:style-name="ce11" table:content-validation-name="val2" office:value-type="string" calcext:value-type="string">
            <text:p>Médio</text:p>
          </table:table-cell>
          <table:table-cell table:style-name="ce5" table:content-validation-name="val3" office:value-type="string" calcext:value-type="string">
            <text:p>ST_Contains</text:p>
          </table:table-cell>
          <table:table-cell table:style-name="ce12" office:value-type="string" calcext:value-type="string">
            <text:p>SELECT</text:p>
            <text:p>  cr.nu_identif,</text:p>
            <text:p>  cr.nm_mun</text:p>
            <text:p>FROM public.creas cr</text:p>
            <text:p>JOIN public.unidade_federativa uf_go</text:p>
            <text:p>  ON uf_go.sigla_uf = cr.uf</text:p>
            <text:p>JOIN public.municipio m</text:p>
            <text:p>  ON m.cd_mun = cr.cd_mun AND m.cd_uf = uf_go.cd_uf</text:p>
            <text:p>JOIN public.unidade_federativa uf_mt</text:p>
            <text:p>  ON uf_mt.sigla_uf = 'MT'</text:p>
            <text:p>WHERE uf_go.sigla_uf = 'GO'</text:p>
            <text:p>  AND ST_Contains(m.geometry, ST_Buffer(cr.geometry::geography, 800)::geometry)</text:p>
            <text:p>  AND ST_DWithin(cr.geometry::geography, uf_mt.geometry::geography, 3000);</text:p>
          </table:table-cell>
          <table:table-cell table:style-name="ce9" table:number-columns-repeated="20"/>
          <table:table-cell table:number-columns-repeated="998"/>
        </table:table-row>
        <table:table-row table:style-name="ro1">
          <table:table-cell table:style-name="ce2" office:value-type="float" office:value="325" calcext:value-type="float">
            <text:p>325</text:p>
          </table:table-cell>
          <table:table-cell table:style-name="ce4" office:value-type="string" calcext:value-type="string">
            <text:p>No Piauí, quais Centros POP têm alcance de 1.200 m totalmente contido no município e ficam até 1.200 m das fronteiras com Ceará ou Maranhão?</text:p>
          </table:table-cell>
          <table:table-cell table:style-name="ce8" table:content-validation-name="val1" office:value-type="string" calcext:value-type="string">
            <text:p>Estado</text:p>
          </table:table-cell>
          <table:table-cell table:style-name="ce11" table:content-validation-name="val2" office:value-type="string" calcext:value-type="string">
            <text:p>Médio</text:p>
          </table:table-cell>
          <table:table-cell table:style-name="ce5" table:content-validation-name="val3" office:value-type="string" calcext:value-type="string">
            <text:p>ST_Contains</text:p>
          </table:table-cell>
          <table:table-cell table:style-name="ce12" office:value-type="string" calcext:value-type="string">
            <text:p>SELECT</text:p>
            <text:p>  cp.nu_identif,</text:p>
            <text:p>  cp.nm_mun</text:p>
            <text:p>FROM public.centro_pop cp</text:p>
            <text:p>FULL OUTER JOIN public.unidade_federativa uf_pi</text:p>
            <text:p>  ON uf_pi.sigla_uf = cp.uf</text:p>
            <text:p>JOIN public.municipio m</text:p>
            <text:p>  ON m.cd_mun = cp.cd_mun AND m.cd_uf = uf_pi.cd_uf</text:p>
            <text:p>JOIN public.unidade_federativa uf_lim</text:p>
            <text:p>  ON uf_lim.sigla_uf IN ('CE','MA')</text:p>
            <text:p>WHERE uf_pi.sigla_uf = 'PI'</text:p>
            <text:p>  AND ST_Contains(m.geometry, ST_Buffer(cp.geometry::geography, 1200)::geometry)</text:p>
            <text:p>  AND ST_DWithin(cp.geometry::geography, uf_lim.geometry::geography, 1200);</text:p>
          </table:table-cell>
          <table:table-cell table:style-name="ce9" table:number-columns-repeated="20"/>
          <table:table-cell table:number-columns-repeated="998"/>
        </table:table-row>
        <table:table-row table:style-name="ro1">
          <table:table-cell table:style-name="ce2" office:value-type="float" office:value="326" calcext:value-type="float">
            <text:p>326</text:p>
          </table:table-cell>
          <table:table-cell table:style-name="ce4" office:value-type="string" calcext:value-type="string">
            <text:p>Entre as escolas estaduais do Pará que têm banda larga, quais estão até 2.000 m da divisa com o Maranhão?</text:p>
          </table:table-cell>
          <table:table-cell table:style-name="ce8" table:content-validation-name="val1" office:value-type="string" calcext:value-type="string">
            <text:p>Estado</text:p>
          </table:table-cell>
          <table:table-cell table:style-name="ce11" table:content-validation-name="val2" office:value-type="string" calcext:value-type="string">
            <text:p>Médio</text:p>
          </table:table-cell>
          <table:table-cell table:style-name="ce5" table:content-validation-name="val3" office:value-type="string" calcext:value-type="string">
            <text:p>ST_Distance</text:p>
          </table:table-cell>
          <table:table-cell table:style-name="ce12" office:value-type="string" calcext:value-type="string">
            <text:p>SELECT</text:p>
            <text:p>  e.cd_entidade,</text:p>
            <text:p>  e.nm_entidade,</text:p>
            <text:p>  ST_Distance(e.geometry::geography, uf_ma.geometry::geography) AS distancia_m</text:p>
            <text:p>FROM public.escola e</text:p>
            <text:p>INNER JOIN public.unidade_federativa uf_pa</text:p>
            <text:p>  ON e.cd_uf = uf_pa.cd_uf</text:p>
            <text:p>JOIN public.unidade_federativa uf_ma</text:p>
            <text:p>  ON uf_ma.sigla_uf = 'MA'</text:p>
            <text:p>JOIN public.microdados_ed_basica meb</text:p>
            <text:p>  ON meb.cd_entidade = e.cd_entidade</text:p>
            <text:p>WHERE uf_pa.sigla_uf = 'PA'</text:p>
            <text:p>  AND e.tp_depende = 2</text:p>
            <text:p>  AND meb.in_banda_larga = 1</text:p>
            <text:p>  AND ST_Intersects(e.geometry, uf_pa.geometry)</text:p>
            <text:p>  AND ST_DWithin(e.geometry::geography, uf_ma.geometry::geography, 2000);</text:p>
          </table:table-cell>
          <table:table-cell table:style-name="ce9" table:number-columns-repeated="20"/>
          <table:table-cell table:number-columns-repeated="998"/>
        </table:table-row>
        <table:table-row table:style-name="ro1">
          <table:table-cell table:style-name="ce2" office:value-type="float" office:value="327" calcext:value-type="float">
            <text:p>327</text:p>
          </table:table-cell>
          <table:table-cell table:style-name="ce4" office:value-type="string" calcext:value-type="string">
            <text:p>Em Minas Gerais, quais escolas com laboratório de informática ficam dentro do município e até 2.500 m da fronteira com o RJ? Traga a distância até o RJ.</text:p>
          </table:table-cell>
          <table:table-cell table:style-name="ce8" table:content-validation-name="val1" office:value-type="string" calcext:value-type="string">
            <text:p>Estado</text:p>
          </table:table-cell>
          <table:table-cell table:style-name="ce11" table:content-validation-name="val2" office:value-type="string" calcext:value-type="string">
            <text:p>Médio</text:p>
          </table:table-cell>
          <table:table-cell table:style-name="ce5" table:content-validation-name="val3" office:value-type="string" calcext:value-type="string">
            <text:p>ST_Distance</text:p>
          </table:table-cell>
          <table:table-cell table:style-name="ce12" office:value-type="string" calcext:value-type="string">
            <text:p>SELECT</text:p>
            <text:p>  e.cd_entidade,</text:p>
            <text:p>  e.nm_entidade,</text:p>
            <text:p>  ST_Distance(e.geometry::geography, uf_rj.geometry::geography) AS distancia_m</text:p>
            <text:p>FROM public.escola e</text:p>
            <text:p>LEFT JOIN public.unidade_federativa uf_mg</text:p>
            <text:p>  ON e.cd_uf = uf_mg.cd_uf</text:p>
            <text:p>JOIN public.municipio m</text:p>
            <text:p>  ON m.cd_mun = e.cd_mun AND m.cd_uf = uf_mg.cd_uf</text:p>
            <text:p>JOIN public.unidade_federativa uf_rj</text:p>
            <text:p>  ON uf_rj.sigla_uf = 'RJ'</text:p>
            <text:p>JOIN public.microdados_ed_basica meb</text:p>
            <text:p>  ON meb.cd_entidade = e.cd_entidade</text:p>
            <text:p>WHERE uf_mg.sigla_uf = 'MG'</text:p>
            <text:p>  AND meb.in_laboratorio_informatica = 1</text:p>
            <text:p>  AND ST_Within(e.geometry, m.geometry)</text:p>
            <text:p>  AND ST_DWithin(e.geometry::geography, uf_rj.geometry::geography, 2500);</text:p>
          </table:table-cell>
          <table:table-cell table:style-name="ce9" table:number-columns-repeated="20"/>
          <table:table-cell table:number-columns-repeated="998"/>
        </table:table-row>
        <table:table-row table:style-name="ro1">
          <table:table-cell table:style-name="ce2" office:value-type="float" office:value="328" calcext:value-type="float">
            <text:p>328</text:p>
          </table:table-cell>
          <table:table-cell table:style-name="ce4" office:value-type="string" calcext:value-type="string">
            <text:p>Na Bahia, quais escolas com rampas de acessibilidade e lousa digital estão até 3.000 m da divisa com Sergipe?</text:p>
          </table:table-cell>
          <table:table-cell table:style-name="ce8" table:content-validation-name="val1" office:value-type="string" calcext:value-type="string">
            <text:p>Estado</text:p>
          </table:table-cell>
          <table:table-cell table:style-name="ce11" table:content-validation-name="val2" office:value-type="string" calcext:value-type="string">
            <text:p>Médio</text:p>
          </table:table-cell>
          <table:table-cell table:style-name="ce5" table:content-validation-name="val3" office:value-type="string" calcext:value-type="string">
            <text:p>ST_Distance</text:p>
          </table:table-cell>
          <table:table-cell table:style-name="ce12" office:value-type="string" calcext:value-type="string">
            <text:p>SELECT</text:p>
            <text:p>  e.cd_entidade,</text:p>
            <text:p>  e.nm_entidade,</text:p>
            <text:p>  ST_Distance(e.geometry::geography, uf_se.geometry::geography) AS distancia_m</text:p>
            <text:p>FROM public.escola e</text:p>
            <text:p>RIGHT JOIN public.unidade_federativa uf_ba</text:p>
            <text:p>  ON e.cd_uf = uf_ba.cd_uf</text:p>
            <text:p>JOIN public.unidade_federativa uf_se</text:p>
            <text:p>  ON uf_se.sigla_uf = 'SE'</text:p>
            <text:p>JOIN public.microdados_ed_basica meb</text:p>
            <text:p>  ON meb.cd_entidade = e.cd_entidade</text:p>
            <text:p>WHERE uf_ba.sigla_uf = 'BA'</text:p>
            <text:p>  AND meb.in_acessibilidade_rampas = 1</text:p>
            <text:p>  AND meb.in_equip_lousa_digital = 1</text:p>
            <text:p>  AND ST_Intersects(e.geometry, uf_ba.geometry)</text:p>
            <text:p>  AND ST_DWithin(e.geometry::geography, uf_se.geometry::geography, 3000);</text:p>
          </table:table-cell>
          <table:table-cell table:style-name="ce9" table:number-columns-repeated="20"/>
          <table:table-cell table:number-columns-repeated="998"/>
        </table:table-row>
        <table:table-row table:style-name="ro1">
          <table:table-cell table:style-name="ce2" office:value-type="float" office:value="329" calcext:value-type="float">
            <text:p>329</text:p>
          </table:table-cell>
          <table:table-cell table:style-name="ce4" office:value-type="string" calcext:value-type="string">
            <text:p>No Rio Grande do Sul, quais escolas com energia renovável e TV instalada ficam até 4.000 m da divisa com Santa Catarina?</text:p>
          </table:table-cell>
          <table:table-cell table:style-name="ce8" table:content-validation-name="val1" office:value-type="string" calcext:value-type="string">
            <text:p>Estado</text:p>
          </table:table-cell>
          <table:table-cell table:style-name="ce11" table:content-validation-name="val2" office:value-type="string" calcext:value-type="string">
            <text:p>Médio</text:p>
          </table:table-cell>
          <table:table-cell table:style-name="ce5" table:content-validation-name="val3" office:value-type="string" calcext:value-type="string">
            <text:p>ST_Distance</text:p>
          </table:table-cell>
          <table:table-cell table:style-name="ce12" office:value-type="string" calcext:value-type="string">
            <text:p>SELECT</text:p>
            <text:p>  e.cd_entidade,</text:p>
            <text:p>  e.nm_entidade,</text:p>
            <text:p>  ST_Distance(e.geometry::geography, uf_sc.geometry::geography) AS distancia_m</text:p>
            <text:p>FROM public.escola e</text:p>
            <text:p>JOIN public.unidade_federativa uf_rs</text:p>
            <text:p>  ON e.cd_uf = uf_rs.cd_uf</text:p>
            <text:p>JOIN public.unidade_federativa uf_sc</text:p>
            <text:p>  ON uf_sc.sigla_uf = 'SC'</text:p>
            <text:p>JOIN public.microdados_ed_basica meb</text:p>
            <text:p>  ON meb.cd_entidade = e.cd_entidade</text:p>
            <text:p>WHERE uf_rs.sigla_uf = 'RS'</text:p>
            <text:p>  AND meb.in_energia_renovavel = 1</text:p>
            <text:p>  AND COALESCE(meb.qt_equip_tv, 0) &gt; 0</text:p>
            <text:p>  AND ST_Intersects(e.geometry, uf_rs.geometry)</text:p>
            <text:p>  AND ST_DWithin(e.geometry::geography, uf_sc.geometry::geography, 4000);</text:p>
          </table:table-cell>
          <table:table-cell table:style-name="ce9" table:number-columns-repeated="20"/>
          <table:table-cell table:number-columns-repeated="998"/>
        </table:table-row>
        <table:table-row table:style-name="ro1">
          <table:table-cell table:style-name="ce2" office:value-type="float" office:value="330" calcext:value-type="float">
            <text:p>330</text:p>
          </table:table-cell>
          <table:table-cell table:style-name="ce4" office:value-type="string" calcext:value-type="string">
            <text:p>No Mato Grosso do Sul, quais escolas com internet disponível para alunos ficam até 2.500 m da divisa com São Paulo?</text:p>
          </table:table-cell>
          <table:table-cell table:style-name="ce8" table:content-validation-name="val1" office:value-type="string" calcext:value-type="string">
            <text:p>Estado</text:p>
          </table:table-cell>
          <table:table-cell table:style-name="ce11" table:content-validation-name="val2" office:value-type="string" calcext:value-type="string">
            <text:p>Médio</text:p>
          </table:table-cell>
          <table:table-cell table:style-name="ce5" table:content-validation-name="val3" office:value-type="string" calcext:value-type="string">
            <text:p>ST_Distance</text:p>
          </table:table-cell>
          <table:table-cell table:style-name="ce12" office:value-type="string" calcext:value-type="string">
            <text:p>SELECT</text:p>
            <text:p>  e.cd_entidade,</text:p>
            <text:p>  e.nm_entidade,</text:p>
            <text:p>  ST_Distance(e.geometry::geography, uf_sp.geometry::geography) AS distancia_m</text:p>
            <text:p>FROM public.escola e</text:p>
            <text:p>FULL OUTER JOIN public.unidade_federativa uf_ms</text:p>
            <text:p>  ON e.cd_uf = uf_ms.cd_uf</text:p>
            <text:p>JOIN public.unidade_federativa uf_sp</text:p>
            <text:p>  ON uf_sp.sigla_uf = 'SP'</text:p>
            <text:p>JOIN public.microdados_ed_basica meb</text:p>
            <text:p>  ON meb.cd_entidade = e.cd_entidade</text:p>
            <text:p>WHERE uf_ms.sigla_uf = 'MS'</text:p>
            <text:p>  AND meb.in_internet_alunos = 1</text:p>
            <text:p>  AND ST_Intersects(e.geometry, uf_ms.geometry)</text:p>
            <text:p>  AND ST_DWithin(e.geometry::geography, uf_sp.geometry::geography, 2500);</text:p>
          </table:table-cell>
          <table:table-cell table:style-name="ce9" table:number-columns-repeated="20"/>
          <table:table-cell table:number-columns-repeated="998"/>
        </table:table-row>
        <table:table-row table:style-name="ro1">
          <table:table-cell table:style-name="ce2" office:value-type="float" office:value="331" calcext:value-type="float">
            <text:p>331</text:p>
          </table:table-cell>
          <table:table-cell table:style-name="ce4" office:value-type="string" calcext:value-type="string">
            <text:p>Entre as escolas estaduais do Pará com banda larga, quais ficam dentro do seu município e estão até 2.000 m da fronteira com o Maranhão?</text:p>
          </table:table-cell>
          <table:table-cell table:style-name="ce8" table:content-validation-name="val1" office:value-type="string" calcext:value-type="string">
            <text:p>Estado</text:p>
          </table:table-cell>
          <table:table-cell table:style-name="ce11" table:content-validation-name="val2" office:value-type="string" calcext:value-type="string">
            <text:p>Médio</text:p>
          </table:table-cell>
          <table:table-cell table:style-name="ce5" table:content-validation-name="val3" office:value-type="string" calcext:value-type="string">
            <text:p>ST_Within</text:p>
          </table:table-cell>
          <table:table-cell table:style-name="ce12" office:value-type="string" calcext:value-type="string">
            <text:p>SELECT</text:p>
            <text:p>  e.cd_entidade,</text:p>
            <text:p>  e.nm_entidade</text:p>
            <text:p>FROM public.escola e</text:p>
            <text:p>INNER JOIN public.unidade_federativa uf_pa</text:p>
            <text:p>  ON e.cd_uf = uf_pa.cd_uf</text:p>
            <text:p>JOIN public.municipio m</text:p>
            <text:p>  ON m.cd_mun = e.cd_mun AND m.cd_uf = uf_pa.cd_uf</text:p>
            <text:p>JOIN public.unidade_federativa uf_ma</text:p>
            <text:p>  ON uf_ma.sigla_uf = 'MA'</text:p>
            <text:p>JOIN public.microdados_ed_basica meb</text:p>
            <text:p>  ON meb.cd_entidade = e.cd_entidade</text:p>
            <text:p>WHERE uf_pa.sigla_uf = 'PA'</text:p>
            <text:p>  AND e.tp_depende = 2</text:p>
            <text:p>  AND meb.in_banda_larga = 1</text:p>
            <text:p>  AND ST_Within(e.geometry, m.geometry)</text:p>
            <text:p>  AND ST_DWithin(e.geometry::geography, uf_ma.geometry::geography, 2000);</text:p>
          </table:table-cell>
          <table:table-cell table:style-name="ce9" table:number-columns-repeated="20"/>
          <table:table-cell table:number-columns-repeated="998"/>
        </table:table-row>
        <table:table-row table:style-name="ro1">
          <table:table-cell table:style-name="ce2" office:value-type="float" office:value="332" calcext:value-type="float">
            <text:p>332</text:p>
          </table:table-cell>
          <table:table-cell table:style-name="ce4" office:value-type="string" calcext:value-type="string">
            <text:p>Em Minas Gerais, quais bibliotecas ficam dentro do seu município e estão até 1.500 m de uma escola estadual com laboratório de informática?</text:p>
          </table:table-cell>
          <table:table-cell table:style-name="ce8" table:content-validation-name="val1" office:value-type="string" calcext:value-type="string">
            <text:p>Estado</text:p>
          </table:table-cell>
          <table:table-cell table:style-name="ce11" table:content-validation-name="val2" office:value-type="string" calcext:value-type="string">
            <text:p>Médio</text:p>
          </table:table-cell>
          <table:table-cell table:style-name="ce5" table:content-validation-name="val3" office:value-type="string" calcext:value-type="string">
            <text:p>ST_Within</text:p>
          </table:table-cell>
          <table:table-cell table:style-name="ce12" office:value-type="string" calcext:value-type="string">
            <text:p>SELECT</text:p>
            <text:p>  b.cd_bib,</text:p>
            <text:p>  b.nm_bib</text:p>
            <text:p>FROM public.biblioteca b</text:p>
            <text:p>LEFT JOIN public.unidade_federativa uf_mg</text:p>
            <text:p>  ON b.cd_uf = uf_mg.cd_uf</text:p>
            <text:p>JOIN public.municipio m</text:p>
            <text:p>  ON m.cd_mun = b.cd_mun AND m.cd_uf = uf_mg.cd_uf</text:p>
            <text:p>JOIN public.escola e</text:p>
            <text:p>  ON e.cd_uf = uf_mg.cd_uf AND e.tp_depende = 2</text:p>
            <text:p>JOIN public.microdados_ed_basica meb</text:p>
            <text:p>  ON meb.cd_entidade = e.cd_entidade AND meb.in_laboratorio_informatica = 1</text:p>
            <text:p>WHERE uf_mg.sigla_uf = 'MG'</text:p>
            <text:p>  AND ST_Within(b.geometry, m.geometry)</text:p>
            <text:p>  AND ST_DWithin(b.geometry::geography, e.geometry::geography, 1500);</text:p>
          </table:table-cell>
          <table:table-cell table:style-name="ce9" table:number-columns-repeated="20"/>
          <table:table-cell table:number-columns-repeated="998"/>
        </table:table-row>
        <table:table-row table:style-name="ro1">
          <table:table-cell table:style-name="ce2" office:value-type="float" office:value="333" calcext:value-type="float">
            <text:p>333</text:p>
          </table:table-cell>
          <table:table-cell table:style-name="ce4" office:value-type="string" calcext:value-type="string">
            <text:p>Em Santa Catarina, quais escolas estaduais com rampas de acessibilidade ficam dentro do seu município e estão até 1.000 m da divisa com o Paraná?</text:p>
          </table:table-cell>
          <table:table-cell table:style-name="ce8" table:content-validation-name="val1" office:value-type="string" calcext:value-type="string">
            <text:p>Estado</text:p>
          </table:table-cell>
          <table:table-cell table:style-name="ce11" table:content-validation-name="val2" office:value-type="string" calcext:value-type="string">
            <text:p>Médio</text:p>
          </table:table-cell>
          <table:table-cell table:style-name="ce5" table:content-validation-name="val3" office:value-type="string" calcext:value-type="string">
            <text:p>ST_Within</text:p>
          </table:table-cell>
          <table:table-cell table:style-name="ce12" office:value-type="string" calcext:value-type="string">
            <text:p>SELECT</text:p>
            <text:p>  e.cd_entidade,</text:p>
            <text:p>  e.nm_entidade</text:p>
            <text:p>FROM public.escola e</text:p>
            <text:p>RIGHT JOIN public.unidade_federativa uf_sc</text:p>
            <text:p>  ON e.cd_uf = uf_sc.cd_uf</text:p>
            <text:p>JOIN public.municipio m</text:p>
            <text:p>  ON m.cd_mun = e.cd_mun AND m.cd_uf = uf_sc.cd_uf</text:p>
            <text:p>JOIN public.unidade_federativa uf_pr</text:p>
            <text:p>  ON uf_pr.sigla_uf = 'PR'</text:p>
            <text:p>JOIN public.microdados_ed_basica meb</text:p>
            <text:p>  ON meb.cd_entidade = e.cd_entidade</text:p>
            <text:p>WHERE uf_sc.sigla_uf = 'SC'</text:p>
            <text:p>  AND e.tp_depende = 2</text:p>
            <text:p>  AND meb.in_acessibilidade_rampas = 1</text:p>
            <text:p>  AND ST_Within(e.geometry, m.geometry)</text:p>
            <text:p>  AND ST_DWithin(e.geometry::geography, uf_pr.geometry::geography, 1000);</text:p>
          </table:table-cell>
          <table:table-cell table:style-name="ce9" table:number-columns-repeated="20"/>
          <table:table-cell table:number-columns-repeated="998"/>
        </table:table-row>
        <table:table-row table:style-name="ro1">
          <table:table-cell table:style-name="ce2" office:value-type="float" office:value="334" calcext:value-type="float">
            <text:p>334</text:p>
          </table:table-cell>
          <table:table-cell table:style-name="ce4" office:value-type="string" calcext:value-type="string">
            <text:p>No Rio Grande do Sul, quais escolas estaduais com energia renovável e TV instalada ficam dentro do seu município e estão até 4.000 m da fronteira com Santa Catarina?</text:p>
          </table:table-cell>
          <table:table-cell table:style-name="ce8" table:content-validation-name="val1" office:value-type="string" calcext:value-type="string">
            <text:p>Estado</text:p>
          </table:table-cell>
          <table:table-cell table:style-name="ce11" table:content-validation-name="val2" office:value-type="string" calcext:value-type="string">
            <text:p>Médio</text:p>
          </table:table-cell>
          <table:table-cell table:style-name="ce5" table:content-validation-name="val3" office:value-type="string" calcext:value-type="string">
            <text:p>ST_Within</text:p>
          </table:table-cell>
          <table:table-cell table:style-name="ce12" office:value-type="string" calcext:value-type="string">
            <text:p>SELECT</text:p>
            <text:p>  e.cd_entidade,</text:p>
            <text:p>  e.nm_entidade</text:p>
            <text:p>FROM public.escola e</text:p>
            <text:p>JOIN public.unidade_federativa uf_rs</text:p>
            <text:p>  ON e.cd_uf = uf_rs.cd_uf</text:p>
            <text:p>JOIN public.municipio m</text:p>
            <text:p>  ON m.cd_mun = e.cd_mun AND m.cd_uf = uf_rs.cd_uf</text:p>
            <text:p>JOIN public.unidade_federativa uf_sc</text:p>
            <text:p>  ON uf_sc.sigla_uf = 'SC'</text:p>
            <text:p>JOIN public.microdados_ed_basica meb</text:p>
            <text:p>  ON meb.cd_entidade = e.cd_entidade</text:p>
            <text:p>WHERE uf_rs.sigla_uf = 'RS'</text:p>
            <text:p>  AND e.tp_depende = 2</text:p>
            <text:p>  AND meb.in_energia_renovavel = 1</text:p>
            <text:p>  AND COALESCE(meb.qt_equip_tv, 0) &gt; 0</text:p>
            <text:p>  AND ST_Within(e.geometry, m.geometry)</text:p>
            <text:p>  AND ST_DWithin(e.geometry::geography, uf_sc.geometry::geography, 4000);</text:p>
          </table:table-cell>
          <table:table-cell table:style-name="ce9" table:number-columns-repeated="20"/>
          <table:table-cell table:number-columns-repeated="998"/>
        </table:table-row>
        <table:table-row table:style-name="ro1">
          <table:table-cell table:style-name="ce2" office:value-type="float" office:value="335" calcext:value-type="float">
            <text:p>335</text:p>
          </table:table-cell>
          <table:table-cell table:style-name="ce4" office:value-type="string" calcext:value-type="string">
            <text:p>No Piauí, quais escolas estaduais com internet disponível para alunos ficam dentro do seu município e estão até 1.200 m das fronteiras com Ceará ou Maranhão?</text:p>
          </table:table-cell>
          <table:table-cell table:style-name="ce8" table:content-validation-name="val1" office:value-type="string" calcext:value-type="string">
            <text:p>Estado</text:p>
          </table:table-cell>
          <table:table-cell table:style-name="ce11" table:content-validation-name="val2" office:value-type="string" calcext:value-type="string">
            <text:p>Médio</text:p>
          </table:table-cell>
          <table:table-cell table:style-name="ce5" table:content-validation-name="val3" office:value-type="string" calcext:value-type="string">
            <text:p>ST_Within</text:p>
          </table:table-cell>
          <table:table-cell table:style-name="ce12" office:value-type="string" calcext:value-type="string">
            <text:p>SELECT</text:p>
            <text:p>  e.cd_entidade,</text:p>
            <text:p>  e.nm_entidade</text:p>
            <text:p>FROM public.escola e</text:p>
            <text:p>FULL OUTER JOIN public.unidade_federativa uf_pi</text:p>
            <text:p>  ON e.cd_uf = uf_pi.cd_uf</text:p>
            <text:p>JOIN public.municipio m</text:p>
            <text:p>  ON m.cd_mun = e.cd_mun AND m.cd_uf = uf_pi.cd_uf</text:p>
            <text:p>JOIN public.unidade_federativa uf_lim</text:p>
            <text:p>  ON uf_lim.sigla_uf IN ('CE','MA')</text:p>
            <text:p>JOIN public.microdados_ed_basica meb</text:p>
            <text:p>  ON meb.cd_entidade = e.cd_entidade</text:p>
            <text:p>WHERE uf_pi.sigla_uf = 'PI'</text:p>
            <text:p>  AND e.tp_depende = 2</text:p>
            <text:p>  AND meb.in_internet_alunos = 1</text:p>
            <text:p>  AND ST_Within(e.geometry, m.geometry)</text:p>
            <text:p>  AND ST_DWithin(e.geometry::geography, uf_lim.geometry::geography, 1200);</text:p>
          </table:table-cell>
          <table:table-cell table:style-name="ce9" table:number-columns-repeated="20"/>
          <table:table-cell table:number-columns-repeated="998"/>
        </table:table-row>
        <table:table-row table:style-name="ro1">
          <table:table-cell table:style-name="ce2" office:value-type="float" office:value="336" calcext:value-type="float">
            <text:p>336</text:p>
          </table:table-cell>
          <table:table-cell table:style-name="ce4" office:value-type="string" calcext:value-type="string">
            <text:p>Quais escolas estaduais do Pará alcançam algum município vizinho do próprio estado considerando uma área de atendimento de 1.500 m?</text:p>
          </table:table-cell>
          <table:table-cell table:style-name="ce8" table:content-validation-name="val1" office:value-type="string" calcext:value-type="string">
            <text:p>Estado</text:p>
          </table:table-cell>
          <table:table-cell table:style-name="ce11" table:content-validation-name="val2" office:value-type="string" calcext:value-type="string">
            <text:p>Médio</text:p>
          </table:table-cell>
          <table:table-cell table:style-name="ce5" table:content-validation-name="val3" office:value-type="string" calcext:value-type="string">
            <text:p>ST_Intersection</text:p>
          </table:table-cell>
          <table:table-cell table:style-name="ce12" office:value-type="string" calcext:value-type="string">
            <text:p>SELECT</text:p>
            <text:p>  e.cd_entidade,</text:p>
            <text:p>  e.nm_entidade,</text:p>
            <text:p>  ST_Intersection(</text:p>
            <text:p>    ST_Buffer(e.geometry::geography, 1500)::geometry,</text:p>
            <text:p>    m_viz.geometry</text:p>
            <text:p>  ) AS area_sobreposicao</text:p>
            <text:p>FROM public.escola e</text:p>
            <text:p>INNER JOIN public.unidade_federativa uf</text:p>
            <text:p>  ON e.cd_uf = uf.cd_uf</text:p>
            <text:p>JOIN public.municipio m_home</text:p>
            <text:p>  ON m_home.cd_mun = e.cd_mun AND m_home.cd_uf = uf.cd_uf</text:p>
            <text:p>JOIN public.municipio m_viz</text:p>
            <text:p>  ON m_viz.cd_uf = uf.cd_uf</text:p>
            <text:p>WHERE uf.sigla_uf = 'PA'</text:p>
            <text:p>  AND e.tp_depende = 2</text:p>
            <text:p>  AND m_viz.cd_mun &lt;&gt; m_home.cd_mun</text:p>
            <text:p>  AND ST_Intersects(</text:p>
            <text:p>        ST_Buffer(e.geometry::geography, 1500)::geometry,</text:p>
            <text:p>        m_viz.geometry</text:p>
            <text:p>      );</text:p>
          </table:table-cell>
          <table:table-cell table:style-name="ce9" table:number-columns-repeated="20"/>
          <table:table-cell table:number-columns-repeated="998"/>
        </table:table-row>
        <table:table-row table:style-name="ro1">
          <table:table-cell table:style-name="ce2" office:value-type="float" office:value="337" calcext:value-type="float">
            <text:p>337</text:p>
          </table:table-cell>
          <table:table-cell table:style-name="ce4" office:value-type="string" calcext:value-type="string">
            <text:p>Quais bibliotecas de Minas Gerais avançam para o território do Rio de Janeiro considerando uma área de atendimento de 2.000 m? Devolva a faixa de sobreposição com o RJ.</text:p>
          </table:table-cell>
          <table:table-cell table:style-name="ce8" table:content-validation-name="val1" office:value-type="string" calcext:value-type="string">
            <text:p>Estado</text:p>
          </table:table-cell>
          <table:table-cell table:style-name="ce11" table:content-validation-name="val2" office:value-type="string" calcext:value-type="string">
            <text:p>Médio</text:p>
          </table:table-cell>
          <table:table-cell table:style-name="ce5" table:content-validation-name="val3" office:value-type="string" calcext:value-type="string">
            <text:p>ST_Intersection</text:p>
          </table:table-cell>
          <table:table-cell table:style-name="ce12" office:value-type="string" calcext:value-type="string">
            <text:p>SELECT</text:p>
            <text:p>  b.cd_bib,</text:p>
            <text:p>  b.nm_bib,</text:p>
            <text:p>  ST_Intersection(</text:p>
            <text:p>    ST_Buffer(b.geometry::geography, 2000)::geometry,</text:p>
            <text:p>    uf_rj.geometry</text:p>
            <text:p>  ) AS faixa_fronteira</text:p>
            <text:p>FROM public.biblioteca b</text:p>
            <text:p>LEFT JOIN public.unidade_federativa uf_mg</text:p>
            <text:p>  ON b.cd_uf = uf_mg.cd_uf</text:p>
            <text:p>JOIN public.unidade_federativa uf_rj</text:p>
            <text:p>  ON uf_rj.sigla_uf = 'RJ'</text:p>
            <text:p>WHERE uf_mg.sigla_uf = 'MG'</text:p>
            <text:p>  AND ST_DWithin(b.geometry::geography, uf_rj.geometry::geography, 2000)</text:p>
            <text:p>  AND ST_Intersects(</text:p>
            <text:p>        ST_Buffer(b.geometry::geography, 2000)::geometry,</text:p>
            <text:p>        uf_rj.geometry</text:p>
            <text:p>      );</text:p>
          </table:table-cell>
          <table:table-cell table:style-name="ce9" table:number-columns-repeated="20"/>
          <table:table-cell table:number-columns-repeated="998"/>
        </table:table-row>
        <table:table-row table:style-name="ro1">
          <table:table-cell table:style-name="ce2" office:value-type="float" office:value="338" calcext:value-type="float">
            <text:p>338</text:p>
          </table:table-cell>
          <table:table-cell table:style-name="ce4" office:value-type="string" calcext:value-type="string">
            <text:p>Quais CRAS de Santa Catarina cruzam a divisa com o Paraná considerando uma área de atendimento de 1.000 m?</text:p>
          </table:table-cell>
          <table:table-cell table:style-name="ce8" table:content-validation-name="val1" office:value-type="string" calcext:value-type="string">
            <text:p>Estado</text:p>
          </table:table-cell>
          <table:table-cell table:style-name="ce11" table:content-validation-name="val2" office:value-type="string" calcext:value-type="string">
            <text:p>Médio</text:p>
          </table:table-cell>
          <table:table-cell table:style-name="ce5" table:content-validation-name="val3" office:value-type="string" calcext:value-type="string">
            <text:p>ST_Intersection</text:p>
          </table:table-cell>
          <table:table-cell table:style-name="ce12" office:value-type="string" calcext:value-type="string">
            <text:p>SELECT</text:p>
            <text:p>  c.nu_identif,</text:p>
            <text:p>  c.nm_mun,</text:p>
            <text:p>  ST_Intersection(</text:p>
            <text:p>    ST_Buffer(c.geometry::geography, 1000)::geometry,</text:p>
            <text:p>    uf_pr.geometry</text:p>
            <text:p>  ) AS area_cruzamento</text:p>
            <text:p>FROM public.cras c</text:p>
            <text:p>RIGHT JOIN public.unidade_federativa uf_sc</text:p>
            <text:p>  ON uf_sc.sigla_uf = c.uf</text:p>
            <text:p>JOIN public.unidade_federativa uf_pr</text:p>
            <text:p>  ON uf_pr.sigla_uf = 'PR'</text:p>
            <text:p>WHERE uf_sc.sigla_uf = 'SC'</text:p>
            <text:p>  AND ST_DWithin(c.geometry::geography, uf_pr.geometry::geography, 1000)</text:p>
            <text:p>  AND ST_Intersects(</text:p>
            <text:p>        ST_Buffer(c.geometry::geography, 1000)::geometry,</text:p>
            <text:p>        uf_pr.geometry</text:p>
            <text:p>      );</text:p>
          </table:table-cell>
          <table:table-cell table:style-name="ce9" table:number-columns-repeated="20"/>
          <table:table-cell table:number-columns-repeated="998"/>
        </table:table-row>
        <table:table-row table:style-name="ro1">
          <table:table-cell table:style-name="ce2" office:value-type="float" office:value="339" calcext:value-type="float">
            <text:p>339</text:p>
          </table:table-cell>
          <table:table-cell table:style-name="ce4" office:value-type="string" calcext:value-type="string">
            <text:p>Quais CREAS de Goiás alcançam municípios vizinhos do próprio estado considerando uma área de atendimento de 800 m? Devolva a área de sobreposição com esses municípios.</text:p>
          </table:table-cell>
          <table:table-cell table:style-name="ce8" table:content-validation-name="val1" office:value-type="string" calcext:value-type="string">
            <text:p>Estado</text:p>
          </table:table-cell>
          <table:table-cell table:style-name="ce11" table:content-validation-name="val2" office:value-type="string" calcext:value-type="string">
            <text:p>Médio</text:p>
          </table:table-cell>
          <table:table-cell table:style-name="ce5" table:content-validation-name="val3" office:value-type="string" calcext:value-type="string">
            <text:p>ST_Intersection</text:p>
          </table:table-cell>
          <table:table-cell table:style-name="ce12" office:value-type="string" calcext:value-type="string">
            <text:p>SELECT</text:p>
            <text:p>  cr.nu_identif,</text:p>
            <text:p>  cr.nm_mun,</text:p>
            <text:p>  ST_Intersection(</text:p>
            <text:p>    ST_Buffer(cr.geometry::geography, 800)::geometry,</text:p>
            <text:p>    m_viz.geometry</text:p>
            <text:p>  ) AS area_sobreposicao</text:p>
            <text:p>FROM public.creas cr</text:p>
            <text:p>JOIN public.unidade_federativa uf</text:p>
            <text:p>  ON uf.sigla_uf = cr.uf</text:p>
            <text:p>JOIN public.municipio m_home</text:p>
            <text:p>  ON m_home.cd_mun = cr.cd_mun AND m_home.cd_uf = uf.cd_uf</text:p>
            <text:p>JOIN public.municipio m_viz</text:p>
            <text:p>  ON m_viz.cd_uf = uf.cd_uf</text:p>
            <text:p>WHERE uf.sigla_uf = 'GO'</text:p>
            <text:p>  AND m_viz.cd_mun &lt;&gt; m_home.cd_mun</text:p>
            <text:p>  AND ST_Intersects(</text:p>
            <text:p>        ST_Buffer(cr.geometry::geography, 800)::geometry,</text:p>
            <text:p>        m_viz.geometry</text:p>
            <text:p>      );</text:p>
          </table:table-cell>
          <table:table-cell table:style-name="ce9" table:number-columns-repeated="20"/>
          <table:table-cell table:number-columns-repeated="998"/>
        </table:table-row>
        <table:table-row table:style-name="ro1">
          <table:table-cell table:style-name="ce2" office:value-type="float" office:value="340" calcext:value-type="float">
            <text:p>340</text:p>
          </table:table-cell>
          <table:table-cell table:style-name="ce4" office:value-type="string" calcext:value-type="string">
            <text:p>Quais Centros POP do Piauí cruzam as fronteiras com Ceará ou Maranhão considerando uma área de atendimento de 1.200 m? Devolva a área de sobreposição.</text:p>
          </table:table-cell>
          <table:table-cell table:style-name="ce8" table:content-validation-name="val1" office:value-type="string" calcext:value-type="string">
            <text:p>Estado</text:p>
          </table:table-cell>
          <table:table-cell table:style-name="ce11" table:content-validation-name="val2" office:value-type="string" calcext:value-type="string">
            <text:p>Médio</text:p>
          </table:table-cell>
          <table:table-cell table:style-name="ce5" table:content-validation-name="val3" office:value-type="string" calcext:value-type="string">
            <text:p>ST_Intersection</text:p>
          </table:table-cell>
          <table:table-cell table:style-name="ce12" office:value-type="string" calcext:value-type="string">
            <text:p>SELECT</text:p>
            <text:p>  cp.nu_identif,</text:p>
            <text:p>  cp.nm_mun,</text:p>
            <text:p>  ST_Intersection(</text:p>
            <text:p>    ST_Buffer(cp.geometry::geography, 1200)::geometry,</text:p>
            <text:p>    uf_lim.geometry</text:p>
            <text:p>  ) AS area_sobreposicao</text:p>
            <text:p>FROM public.centro_pop cp</text:p>
            <text:p>FULL OUTER JOIN public.unidade_federativa uf_pi</text:p>
            <text:p>  ON uf_pi.sigla_uf = cp.uf</text:p>
            <text:p>JOIN public.unidade_federativa uf_lim</text:p>
            <text:p>  ON uf_lim.sigla_uf IN ('CE','MA')</text:p>
            <text:p>WHERE uf_pi.sigla_uf = 'PI'</text:p>
            <text:p>  AND ST_DWithin(cp.geometry::geography, uf_lim.geometry::geography, 1200)</text:p>
            <text:p>  AND ST_Intersects(</text:p>
            <text:p>        ST_Buffer(cp.geometry::geography, 1200)::geometry,</text:p>
            <text:p>        uf_lim.geometry</text:p>
            <text:p>      );</text:p>
          </table:table-cell>
          <table:table-cell table:style-name="ce9" table:number-columns-repeated="20"/>
          <table:table-cell table:number-columns-repeated="998"/>
        </table:table-row>
        <table:table-row table:style-name="ro1">
          <table:table-cell table:style-name="ce2" office:value-type="float" office:value="341" calcext:value-type="float">
            <text:p>341</text:p>
          </table:table-cell>
          <table:table-cell table:style-name="ce4" office:value-type="string" calcext:value-type="string">
            <text:p>Quais escolas estaduais do Pará alcançam algum município vizinho do próprio estado considerando uma área de atendimento de 1.500 m?</text:p>
          </table:table-cell>
          <table:table-cell table:style-name="ce8" table:content-validation-name="val1" office:value-type="string" calcext:value-type="string">
            <text:p>Estado</text:p>
          </table:table-cell>
          <table:table-cell table:style-name="ce11" table:content-validation-name="val2" office:value-type="string" calcext:value-type="string">
            <text:p>Médio</text:p>
          </table:table-cell>
          <table:table-cell table:style-name="ce5" table:content-validation-name="val3" office:value-type="string" calcext:value-type="string">
            <text:p>ST_Buffer</text:p>
          </table:table-cell>
          <table:table-cell table:style-name="ce12" office:value-type="string" calcext:value-type="string">
            <text:p>SELECT</text:p>
            <text:p>  e.cd_entidade,</text:p>
            <text:p>  e.nm_entidade,</text:p>
            <text:p>  ST_Intersection(</text:p>
            <text:p>    ST_Buffer(e.geometry::geography, 1500)::geometry,</text:p>
            <text:p>    m_viz.geometry</text:p>
            <text:p>  ) AS area_sobreposicao</text:p>
            <text:p>FROM public.escola e</text:p>
            <text:p>INNER JOIN public.unidade_federativa uf</text:p>
            <text:p>  ON e.cd_uf = uf.cd_uf</text:p>
            <text:p>JOIN public.municipio m_home</text:p>
            <text:p>  ON m_home.cd_mun = e.cd_mun AND m_home.cd_uf = uf.cd_uf</text:p>
            <text:p>JOIN public.municipio m_viz</text:p>
            <text:p>  ON m_viz.cd_uf = uf.cd_uf</text:p>
            <text:p>WHERE uf.sigla_uf = 'PA'</text:p>
            <text:p>  AND e.tp_depende = 2</text:p>
            <text:p>  AND m_viz.cd_mun &lt;&gt; m_home.cd_mun</text:p>
            <text:p>  AND ST_Intersects(</text:p>
            <text:p>        ST_Buffer(e.geometry::geography, 1500)::geometry,</text:p>
            <text:p>        m_viz.geometry</text:p>
            <text:p>      );</text:p>
          </table:table-cell>
          <table:table-cell table:style-name="ce9" table:number-columns-repeated="20"/>
          <table:table-cell table:number-columns-repeated="998"/>
        </table:table-row>
        <table:table-row table:style-name="ro1">
          <table:table-cell table:style-name="ce2" office:value-type="float" office:value="342" calcext:value-type="float">
            <text:p>342</text:p>
          </table:table-cell>
          <table:table-cell table:style-name="ce4" office:value-type="string" calcext:value-type="string">
            <text:p>Quais bibliotecas de Minas Gerais avançam para o território do Rio de Janeiro considerando uma área de atendimento de 2.000 m?</text:p>
          </table:table-cell>
          <table:table-cell table:style-name="ce8" table:content-validation-name="val1" office:value-type="string" calcext:value-type="string">
            <text:p>Estado</text:p>
          </table:table-cell>
          <table:table-cell table:style-name="ce11" table:content-validation-name="val2" office:value-type="string" calcext:value-type="string">
            <text:p>Médio</text:p>
          </table:table-cell>
          <table:table-cell table:style-name="ce5" table:content-validation-name="val3" office:value-type="string" calcext:value-type="string">
            <text:p>ST_Buffer</text:p>
          </table:table-cell>
          <table:table-cell table:style-name="ce12" office:value-type="string" calcext:value-type="string">
            <text:p>SELECT</text:p>
            <text:p>  b.cd_bib,</text:p>
            <text:p>  b.nm_bib,</text:p>
            <text:p>  ST_Intersection(</text:p>
            <text:p>    ST_Buffer(b.geometry::geography, 2000)::geometry,</text:p>
            <text:p>    uf_rj.geometry</text:p>
            <text:p>  ) AS faixa_fronteira</text:p>
            <text:p>FROM public.biblioteca b</text:p>
            <text:p>LEFT JOIN public.unidade_federativa uf_mg</text:p>
            <text:p>  ON b.cd_uf = uf_mg.cd_uf</text:p>
            <text:p>JOIN public.unidade_federativa uf_rj</text:p>
            <text:p>  ON uf_rj.sigla_uf = 'RJ'</text:p>
            <text:p>JOIN public.municipio m</text:p>
            <text:p>  ON m.cd_mun = b.cd_mun AND m.cd_uf = uf_mg.cd_uf</text:p>
            <text:p>WHERE uf_mg.sigla_uf = 'MG'</text:p>
            <text:p>  AND ST_DWithin(b.geometry::geography, uf_rj.geometry::geography, 2000)</text:p>
            <text:p>  AND ST_Intersects(</text:p>
            <text:p>        ST_Buffer(b.geometry::geography, 2000)::geometry,</text:p>
            <text:p>        uf_rj.geometry</text:p>
            <text:p>      );</text:p>
          </table:table-cell>
          <table:table-cell table:style-name="ce9" table:number-columns-repeated="20"/>
          <table:table-cell table:number-columns-repeated="998"/>
        </table:table-row>
        <table:table-row table:style-name="ro1">
          <table:table-cell table:style-name="ce2" office:value-type="float" office:value="343" calcext:value-type="float">
            <text:p>343</text:p>
          </table:table-cell>
          <table:table-cell table:style-name="ce4" office:value-type="string" calcext:value-type="string">
            <text:p>Quais CRAS de Santa Catarina cruzam a divisa com o Paraná considerando uma área de atendimento de 1.000 m?</text:p>
          </table:table-cell>
          <table:table-cell table:style-name="ce8" table:content-validation-name="val1" office:value-type="string" calcext:value-type="string">
            <text:p>Estado</text:p>
          </table:table-cell>
          <table:table-cell table:style-name="ce11" table:content-validation-name="val2" office:value-type="string" calcext:value-type="string">
            <text:p>Médio</text:p>
          </table:table-cell>
          <table:table-cell table:style-name="ce5" table:content-validation-name="val3" office:value-type="string" calcext:value-type="string">
            <text:p>ST_Buffer</text:p>
          </table:table-cell>
          <table:table-cell table:style-name="ce12" office:value-type="string" calcext:value-type="string">
            <text:p>SELECT</text:p>
            <text:p>  c.nu_identif,</text:p>
            <text:p>  c.nm_mun,</text:p>
            <text:p>  ST_Intersection(</text:p>
            <text:p>    ST_Buffer(c.geometry::geography, 1000)::geometry,</text:p>
            <text:p>    uf_pr.geometry</text:p>
            <text:p>  ) AS area_cruzamento</text:p>
            <text:p>FROM public.cras c</text:p>
            <text:p>RIGHT JOIN public.unidade_federativa uf_sc</text:p>
            <text:p>  ON uf_sc.sigla_uf = c.uf</text:p>
            <text:p>JOIN public.unidade_federativa uf_pr</text:p>
            <text:p>  ON uf_pr.sigla_uf = 'PR'</text:p>
            <text:p>JOIN public.municipio m</text:p>
            <text:p>  ON m.cd_uf = uf_sc.cd_uf</text:p>
            <text:p>WHERE uf_sc.sigla_uf = 'SC'</text:p>
            <text:p>  AND ST_DWithin(c.geometry::geography, uf_pr.geometry::geography, 1000)</text:p>
            <text:p>  AND ST_Intersects(</text:p>
            <text:p>        ST_Buffer(c.geometry::geography, 1000)::geometry,</text:p>
            <text:p>        uf_pr.geometry</text:p>
            <text:p>      );</text:p>
          </table:table-cell>
          <table:table-cell table:style-name="ce9" table:number-columns-repeated="20"/>
          <table:table-cell table:number-columns-repeated="998"/>
        </table:table-row>
        <table:table-row table:style-name="ro1">
          <table:table-cell table:style-name="ce2" office:value-type="float" office:value="344" calcext:value-type="float">
            <text:p>344</text:p>
          </table:table-cell>
          <table:table-cell table:style-name="ce4" office:value-type="string" calcext:value-type="string">
            <text:p>Quais CREAS de Goiás avançam para municípios vizinhos do próprio estado com área de atendimento de 800 m e ficam até 3.000 m da divisa com Mato Grosso?</text:p>
          </table:table-cell>
          <table:table-cell table:style-name="ce8" table:content-validation-name="val1" office:value-type="string" calcext:value-type="string">
            <text:p>Estado</text:p>
          </table:table-cell>
          <table:table-cell table:style-name="ce11" table:content-validation-name="val2" office:value-type="string" calcext:value-type="string">
            <text:p>Médio</text:p>
          </table:table-cell>
          <table:table-cell table:style-name="ce5" table:content-validation-name="val3" office:value-type="string" calcext:value-type="string">
            <text:p>ST_Buffer</text:p>
          </table:table-cell>
          <table:table-cell table:style-name="ce12" office:value-type="string" calcext:value-type="string">
            <text:p>SELECT</text:p>
            <text:p>  cr.nu_identif,</text:p>
            <text:p>  cr.nm_mun,</text:p>
            <text:p>  ST_Intersection(</text:p>
            <text:p>    ST_Buffer(cr.geometry::geography, 800)::geometry,</text:p>
            <text:p>    m_viz.geometry</text:p>
            <text:p>  ) AS area_sobreposicao</text:p>
            <text:p>FROM public.creas cr</text:p>
            <text:p>JOIN public.unidade_federativa uf_go</text:p>
            <text:p>  ON uf_go.sigla_uf = cr.uf</text:p>
            <text:p>JOIN public.unidade_federativa uf_mt</text:p>
            <text:p>  ON uf_mt.sigla_uf = 'MT'</text:p>
            <text:p>JOIN public.municipio m_home</text:p>
            <text:p>  ON m_home.cd_mun = cr.cd_mun AND m_home.cd_uf = uf_go.cd_uf</text:p>
            <text:p>JOIN public.municipio m_viz</text:p>
            <text:p>  ON m_viz.cd_uf = uf_go.cd_uf</text:p>
            <text:p>WHERE uf_go.sigla_uf = 'GO'</text:p>
            <text:p>  AND m_viz.cd_mun &lt;&gt; m_home.cd_mun</text:p>
            <text:p>  AND ST_Intersects(</text:p>
            <text:p>        ST_Buffer(cr.geometry::geography, 800)::geometry,</text:p>
            <text:p>        m_viz.geometry</text:p>
            <text:p>      )</text:p>
            <text:p>  AND ST_DWithin(cr.geometry::geography, uf_mt.geometry::geography, 3000);</text:p>
          </table:table-cell>
          <table:table-cell table:style-name="ce9" table:number-columns-repeated="20"/>
          <table:table-cell table:number-columns-repeated="998"/>
        </table:table-row>
        <table:table-row table:style-name="ro1">
          <table:table-cell table:style-name="ce2" office:value-type="float" office:value="345" calcext:value-type="float">
            <text:p>345</text:p>
          </table:table-cell>
          <table:table-cell table:style-name="ce4" office:value-type="string" calcext:value-type="string">
            <text:p>Quais Centros POP do Piauí cruzam as fronteiras com Ceará ou Maranhão considerando uma área de atendimento de 1.200 m?</text:p>
          </table:table-cell>
          <table:table-cell table:style-name="ce8" table:content-validation-name="val1" office:value-type="string" calcext:value-type="string">
            <text:p>Estado</text:p>
          </table:table-cell>
          <table:table-cell table:style-name="ce11" table:content-validation-name="val2" office:value-type="string" calcext:value-type="string">
            <text:p>Médio</text:p>
          </table:table-cell>
          <table:table-cell table:style-name="ce5" table:content-validation-name="val3" office:value-type="string" calcext:value-type="string">
            <text:p>ST_Buffer</text:p>
          </table:table-cell>
          <table:table-cell table:style-name="ce12" office:value-type="string" calcext:value-type="string">
            <text:p>SELECT</text:p>
            <text:p>  cp.nu_identif,</text:p>
            <text:p>  cp.nm_mun,</text:p>
            <text:p>  ST_Intersection(</text:p>
            <text:p>    ST_Buffer(cp.geometry::geography, 1200)::geometry,</text:p>
            <text:p>    uf_lim.geometry</text:p>
            <text:p>  ) AS area_sobreposicao</text:p>
            <text:p>FROM public.centro_pop cp</text:p>
            <text:p>FULL OUTER JOIN public.unidade_federativa uf_pi</text:p>
            <text:p>  ON uf_pi.sigla_uf = cp.uf</text:p>
            <text:p>JOIN public.unidade_federativa uf_lim</text:p>
            <text:p>  ON uf_lim.sigla_uf IN ('CE','MA')</text:p>
            <text:p>WHERE uf_pi.sigla_uf = 'PI'</text:p>
            <text:p>  AND ST_DWithin(cp.geometry::geography, uf_lim.geometry::geography, 1200)</text:p>
            <text:p>  AND ST_Intersects(</text:p>
            <text:p>        ST_Buffer(cp.geometry::geography, 1200)::geometry,</text:p>
            <text:p>        uf_lim.geometry</text:p>
            <text:p>      );</text:p>
          </table:table-cell>
          <table:table-cell table:style-name="ce9" table:number-columns-repeated="20"/>
          <table:table-cell table:number-columns-repeated="998"/>
        </table:table-row>
        <table:table-row table:style-name="ro1">
          <table:table-cell table:style-name="ce2" office:value-type="float" office:value="346" calcext:value-type="float">
            <text:p>346</text:p>
          </table:table-cell>
          <table:table-cell table:style-name="ce4" office:value-type="string" calcext:value-type="string">
            <text:p>No Pará, entre as escolas estaduais com banda larga, quais ficam até 2.000 m da divisa com o Maranhão?</text:p>
          </table:table-cell>
          <table:table-cell table:style-name="ce8" table:content-validation-name="val1" office:value-type="string" calcext:value-type="string">
            <text:p>Estado</text:p>
          </table:table-cell>
          <table:table-cell table:style-name="ce11" table:content-validation-name="val2" office:value-type="string" calcext:value-type="string">
            <text:p>Médio</text:p>
          </table:table-cell>
          <table:table-cell table:style-name="ce5" table:content-validation-name="val3" office:value-type="string" calcext:value-type="string">
            <text:p>ST_DWithin</text:p>
          </table:table-cell>
          <table:table-cell table:style-name="ce12" office:value-type="string" calcext:value-type="string">
            <text:p>SELECT</text:p>
            <text:p>  e.cd_entidade,</text:p>
            <text:p>  e.nm_entidade,</text:p>
            <text:p>  ST_Distance(e.geometry::geography, uf_ma.geometry::geography) AS distancia_m</text:p>
            <text:p>FROM public.escola e</text:p>
            <text:p>INNER JOIN public.unidade_federativa uf_pa</text:p>
            <text:p>  ON e.cd_uf = uf_pa.cd_uf</text:p>
            <text:p>JOIN public.unidade_federativa uf_ma</text:p>
            <text:p>  ON uf_ma.sigla_uf = 'MA'</text:p>
            <text:p>JOIN public.microdados_ed_basica meb</text:p>
            <text:p>  ON meb.cd_entidade = e.cd_entidade</text:p>
            <text:p>WHERE uf_pa.sigla_uf = 'PA'</text:p>
            <text:p>  AND e.tp_depende = 2</text:p>
            <text:p>  AND meb.in_banda_larga = 1</text:p>
            <text:p>  AND ST_DWithin(e.geometry::geography, uf_ma.geometry::geography, 2000);</text:p>
          </table:table-cell>
          <table:table-cell table:style-name="ce9" table:number-columns-repeated="20"/>
          <table:table-cell table:number-columns-repeated="998"/>
        </table:table-row>
        <table:table-row table:style-name="ro1">
          <table:table-cell table:style-name="ce2" office:value-type="float" office:value="347" calcext:value-type="float">
            <text:p>347</text:p>
          </table:table-cell>
          <table:table-cell table:style-name="ce4" office:value-type="string" calcext:value-type="string">
            <text:p>Em Minas Gerais, quais bibliotecas ficam até 1.500 m de uma escola estadual com laboratório de informática?</text:p>
          </table:table-cell>
          <table:table-cell table:style-name="ce8" table:content-validation-name="val1" office:value-type="string" calcext:value-type="string">
            <text:p>Estado</text:p>
          </table:table-cell>
          <table:table-cell table:style-name="ce11" table:content-validation-name="val2" office:value-type="string" calcext:value-type="string">
            <text:p>Médio</text:p>
          </table:table-cell>
          <table:table-cell table:style-name="ce5" table:content-validation-name="val3" office:value-type="string" calcext:value-type="string">
            <text:p>ST_DWithin</text:p>
          </table:table-cell>
          <table:table-cell table:style-name="ce12" office:value-type="string" calcext:value-type="string">
            <text:p>SELECT</text:p>
            <text:p>  b.cd_bib,</text:p>
            <text:p>  b.nm_bib,</text:p>
            <text:p>  e.cd_entidade AS escola_proxima,</text:p>
            <text:p>  ST_Distance(b.geometry::geography, e.geometry::geography) AS distancia_m</text:p>
            <text:p>FROM public.biblioteca b</text:p>
            <text:p>LEFT JOIN public.unidade_federativa uf_mg</text:p>
            <text:p>  ON b.cd_uf = uf_mg.cd_uf</text:p>
            <text:p>JOIN public.escola e</text:p>
            <text:p>  ON e.cd_uf = uf_mg.cd_uf AND e.tp_depende = 2</text:p>
            <text:p>JOIN public.microdados_ed_basica meb</text:p>
            <text:p>  ON meb.cd_entidade = e.cd_entidade AND meb.in_laboratorio_informatica = 1</text:p>
            <text:p>WHERE uf_mg.sigla_uf = 'MG'</text:p>
            <text:p>  AND ST_DWithin(b.geometry::geography, e.geometry::geography, 1500);</text:p>
          </table:table-cell>
          <table:table-cell table:style-name="ce9" table:number-columns-repeated="20"/>
          <table:table-cell table:number-columns-repeated="998"/>
        </table:table-row>
        <table:table-row table:style-name="ro1">
          <table:table-cell table:style-name="ce2" office:value-type="float" office:value="348" calcext:value-type="float">
            <text:p>348</text:p>
          </table:table-cell>
          <table:table-cell table:style-name="ce4" office:value-type="string" calcext:value-type="string">
            <text:p>Em Santa Catarina, quais unidades do CRAS ficam até 1.000 m da fronteira com o Paraná?</text:p>
          </table:table-cell>
          <table:table-cell table:style-name="ce8" table:content-validation-name="val1" office:value-type="string" calcext:value-type="string">
            <text:p>Estado</text:p>
          </table:table-cell>
          <table:table-cell table:style-name="ce11" table:content-validation-name="val2" office:value-type="string" calcext:value-type="string">
            <text:p>Médio</text:p>
          </table:table-cell>
          <table:table-cell table:style-name="ce5" table:content-validation-name="val3" office:value-type="string" calcext:value-type="string">
            <text:p>ST_DWithin</text:p>
          </table:table-cell>
          <table:table-cell table:style-name="ce12" office:value-type="string" calcext:value-type="string">
            <text:p>SELECT</text:p>
            <text:p>  c.nu_identif,</text:p>
            <text:p>  c.nm_mun,</text:p>
            <text:p>  ST_Distance(c.geometry::geography, uf_pr.geometry::geography) AS distancia_m</text:p>
            <text:p>FROM public.cras c</text:p>
            <text:p>RIGHT JOIN public.unidade_federativa uf_sc</text:p>
            <text:p>  ON uf_sc.sigla_uf = c.uf</text:p>
            <text:p>JOIN public.unidade_federativa uf_pr</text:p>
            <text:p>  ON uf_pr.sigla_uf = 'PR'</text:p>
            <text:p>WHERE uf_sc.sigla_uf = 'SC'</text:p>
            <text:p>  AND ST_DWithin(c.geometry::geography, uf_pr.geometry::geography, 1000);</text:p>
          </table:table-cell>
          <table:table-cell table:style-name="ce9" table:number-columns-repeated="20"/>
          <table:table-cell table:number-columns-repeated="998"/>
        </table:table-row>
        <table:table-row table:style-name="ro1">
          <table:table-cell table:style-name="ce2" office:value-type="float" office:value="349" calcext:value-type="float">
            <text:p>349</text:p>
          </table:table-cell>
          <table:table-cell table:style-name="ce4" office:value-type="string" calcext:value-type="string">
            <text:p>Em Goiás, quais CREAS ficam até 800 m de uma unidade CRAS do estado?</text:p>
          </table:table-cell>
          <table:table-cell table:style-name="ce8" table:content-validation-name="val1" office:value-type="string" calcext:value-type="string">
            <text:p>Estado</text:p>
          </table:table-cell>
          <table:table-cell table:style-name="ce11" table:content-validation-name="val2" office:value-type="string" calcext:value-type="string">
            <text:p>Médio</text:p>
          </table:table-cell>
          <table:table-cell table:style-name="ce5" table:content-validation-name="val3" office:value-type="string" calcext:value-type="string">
            <text:p>ST_DWithin</text:p>
          </table:table-cell>
          <table:table-cell table:style-name="ce12" office:value-type="string" calcext:value-type="string">
            <text:p>SELECT</text:p>
            <text:p>  cr.nu_identif AS creas_id,</text:p>
            <text:p>  cr.nm_mun,</text:p>
            <text:p>  c.nu_identif AS cras_id,</text:p>
            <text:p>  ST_Distance(cr.geometry::geography, c.geometry::geography) AS distancia_m</text:p>
            <text:p>FROM public.creas cr</text:p>
            <text:p>JOIN public.unidade_federativa uf_go</text:p>
            <text:p>  ON uf_go.sigla_uf = cr.uf</text:p>
            <text:p>JOIN public.cras c</text:p>
            <text:p>  ON c.uf = uf_go.sigla_uf</text:p>
            <text:p>WHERE uf_go.sigla_uf = 'GO'</text:p>
            <text:p>  AND ST_DWithin(cr.geometry::geography, c.geometry::geography, 800);</text:p>
          </table:table-cell>
          <table:table-cell table:style-name="ce9" table:number-columns-repeated="20"/>
          <table:table-cell table:number-columns-repeated="998"/>
        </table:table-row>
        <table:table-row table:style-name="ro1">
          <table:table-cell table:style-name="ce2" office:value-type="float" office:value="350" calcext:value-type="float">
            <text:p>350</text:p>
          </table:table-cell>
          <table:table-cell table:style-name="ce4" office:value-type="string" calcext:value-type="string">
            <text:p>No Piauí, quais Centros POP estão até 1.200 m das fronteiras com Ceará ou Maranhão?</text:p>
          </table:table-cell>
          <table:table-cell table:style-name="ce8" table:content-validation-name="val1" office:value-type="string" calcext:value-type="string">
            <text:p>Estado</text:p>
          </table:table-cell>
          <table:table-cell table:style-name="ce11" table:content-validation-name="val2" office:value-type="string" calcext:value-type="string">
            <text:p>Médio</text:p>
          </table:table-cell>
          <table:table-cell table:style-name="ce5" table:content-validation-name="val3" office:value-type="string" calcext:value-type="string">
            <text:p>ST_DWithin</text:p>
          </table:table-cell>
          <table:table-cell table:style-name="ce12" office:value-type="string" calcext:value-type="string">
            <text:p>SELECT</text:p>
            <text:p>  cp.nu_identif,</text:p>
            <text:p>  cp.nm_mun,</text:p>
            <text:p>  uf_lim.sigla_uf AS fronteira,</text:p>
            <text:p>  ST_Distance(cp.geometry::geography, uf_lim.geometry::geography) AS distancia_m</text:p>
            <text:p>FROM public.centro_pop cp</text:p>
            <text:p>FULL OUTER JOIN public.unidade_federativa uf_pi</text:p>
            <text:p>  ON uf_pi.sigla_uf = cp.uf</text:p>
            <text:p>JOIN public.unidade_federativa uf_lim</text:p>
            <text:p>  ON uf_lim.sigla_uf IN ('CE','MA')</text:p>
            <text:p>WHERE uf_pi.sigla_uf = 'PI'</text:p>
            <text:p>  AND ST_DWithin(cp.geometry::geography, uf_lim.geometry::geography, 1200);</text:p>
          </table:table-cell>
          <table:table-cell table:style-name="ce9" table:number-columns-repeated="20"/>
          <table:table-cell table:number-columns-repeated="998"/>
        </table:table-row>
        <table:table-row table:style-name="ro1">
          <table:table-cell table:style-name="ce2" office:value-type="float" office:value="351" calcext:value-type="float">
            <text:p>351</text:p>
          </table:table-cell>
          <table:table-cell table:style-name="ce4" office:value-type="string" calcext:value-type="string">
            <text:p>No Pará, quantas escolas estaduais alcançam algum município vizinho do próprio estado considerando uma área de atendimento de 1.500 m?</text:p>
          </table:table-cell>
          <table:table-cell table:style-name="ce8" table:content-validation-name="val1" office:value-type="string" calcext:value-type="string">
            <text:p>Estado</text:p>
          </table:table-cell>
          <table:table-cell table:style-name="ce11" table:content-validation-name="val2" office:value-type="string" calcext:value-type="string">
            <text:p>Difícil</text:p>
          </table:table-cell>
          <table:table-cell table:style-name="ce5" table:content-validation-name="val3" office:value-type="string" calcext:value-type="string">
            <text:p>ST_Intersects</text:p>
          </table:table-cell>
          <table:table-cell table:style-name="ce12" office:value-type="string" calcext:value-type="string">
            <text:p>SELECT</text:p>
            <text:p>  m_viz.nm_mun AS municipio_alcancado,</text:p>
            <text:p>  COUNT(DISTINCT e.cd_entidade) AS total_escolas</text:p>
            <text:p>FROM public.escola e</text:p>
            <text:p>INNER JOIN public.unidade_federativa uf</text:p>
            <text:p>  ON e.cd_uf = uf.cd_uf</text:p>
            <text:p>JOIN public.municipio m_home</text:p>
            <text:p>  ON m_home.cd_mun = e.cd_mun AND m_home.cd_uf = uf.cd_uf</text:p>
            <text:p>JOIN public.municipio m_viz</text:p>
            <text:p>  ON m_viz.cd_uf = uf.cd_uf</text:p>
            <text:p>WHERE uf.sigla_uf = 'PA'</text:p>
            <text:p>  AND e.tp_depende = 2</text:p>
            <text:p>  AND m_viz.cd_mun &lt;&gt; m_home.cd_mun</text:p>
            <text:p>  AND ST_Intersects(</text:p>
            <text:p>        ST_Buffer(e.geometry::geography, 1500)::geometry,</text:p>
            <text:p>        m_viz.geometry</text:p>
            <text:p>      )</text:p>
            <text:p>GROUP BY m_viz.nm_mun;</text:p>
          </table:table-cell>
          <table:table-cell table:style-name="ce9" table:number-columns-repeated="20"/>
          <table:table-cell table:number-columns-repeated="998"/>
        </table:table-row>
        <table:table-row table:style-name="ro1">
          <table:table-cell table:style-name="ce2" office:value-type="float" office:value="352" calcext:value-type="float">
            <text:p>352</text:p>
          </table:table-cell>
          <table:table-cell table:style-name="ce4" office:value-type="string" calcext:value-type="string">
            <text:p>Em Minas Gerais, quantas bibliotecas têm alcance de 2.000 m que avança para o território do Rio de Janeiro?</text:p>
          </table:table-cell>
          <table:table-cell table:style-name="ce8" table:content-validation-name="val1" office:value-type="string" calcext:value-type="string">
            <text:p>Estado</text:p>
          </table:table-cell>
          <table:table-cell table:style-name="ce11" table:content-validation-name="val2" office:value-type="string" calcext:value-type="string">
            <text:p>Difícil</text:p>
          </table:table-cell>
          <table:table-cell table:style-name="ce5" table:content-validation-name="val3" office:value-type="string" calcext:value-type="string">
            <text:p>ST_Intersects</text:p>
          </table:table-cell>
          <table:table-cell table:style-name="ce12" office:value-type="string" calcext:value-type="string">
            <text:p>SELECT</text:p>
            <text:p>  m.nm_mun AS municipio_mg,</text:p>
            <text:p>  COUNT(b.cd_bib) AS total_bibliotecas</text:p>
            <text:p>FROM public.biblioteca b</text:p>
            <text:p>LEFT JOIN public.unidade_federativa uf_mg</text:p>
            <text:p>  ON b.cd_uf = uf_mg.cd_uf</text:p>
            <text:p>JOIN public.municipio m</text:p>
            <text:p>  ON m.cd_mun = b.cd_mun AND m.cd_uf = uf_mg.cd_uf</text:p>
            <text:p>JOIN public.unidade_federativa uf_rj</text:p>
            <text:p>  ON uf_rj.sigla_uf = 'RJ'</text:p>
            <text:p>WHERE uf_mg.sigla_uf = 'MG'</text:p>
            <text:p>  AND ST_Intersects(b.geometry, uf_mg.geometry)</text:p>
            <text:p>  AND ST_Intersects(</text:p>
            <text:p>        ST_Buffer(b.geometry::geography, 2000)::geometry,</text:p>
            <text:p>        uf_rj.geometry</text:p>
            <text:p>      )</text:p>
            <text:p>GROUP BY m.nm_mun;</text:p>
          </table:table-cell>
          <table:table-cell table:style-name="ce9" table:number-columns-repeated="20"/>
          <table:table-cell table:number-columns-repeated="998"/>
        </table:table-row>
        <table:table-row table:style-name="ro1">
          <table:table-cell table:style-name="ce2" office:value-type="float" office:value="353" calcext:value-type="float">
            <text:p>353</text:p>
          </table:table-cell>
          <table:table-cell table:style-name="ce4" office:value-type="string" calcext:value-type="string">
            <text:p>Em Santa Catarina, quantas unidades do CRAS têm faixa de 1.000 m que cruza a divisa com o Paraná?</text:p>
          </table:table-cell>
          <table:table-cell table:style-name="ce8" table:content-validation-name="val1" office:value-type="string" calcext:value-type="string">
            <text:p>Estado</text:p>
          </table:table-cell>
          <table:table-cell table:style-name="ce11" table:content-validation-name="val2" office:value-type="string" calcext:value-type="string">
            <text:p>Difícil</text:p>
          </table:table-cell>
          <table:table-cell table:style-name="ce5" table:content-validation-name="val3" office:value-type="string" calcext:value-type="string">
            <text:p>ST_Intersects</text:p>
          </table:table-cell>
          <table:table-cell table:style-name="ce12" office:value-type="string" calcext:value-type="string">
            <text:p>SELECT</text:p>
            <text:p>  COALESCE(m.nm_mun, c.nm_mun) AS municipio_sc,</text:p>
            <text:p>  COUNT(c.nu_identif) AS total_cras</text:p>
            <text:p>FROM public.cras c</text:p>
            <text:p>RIGHT JOIN public.unidade_federativa uf_sc</text:p>
            <text:p>  ON uf_sc.sigla_uf = c.uf</text:p>
            <text:p>JOIN public.unidade_federativa uf_pr</text:p>
            <text:p>  ON uf_pr.sigla_uf = 'PR'</text:p>
            <text:p>JOIN public.municipio m</text:p>
            <text:p>  ON m.cd_mun = c.cd_mun AND m.cd_uf = uf_sc.cd_uf</text:p>
            <text:p>WHERE uf_sc.sigla_uf = 'SC'</text:p>
            <text:p>  AND ST_DWithin(c.geometry::geography, uf_pr.geometry::geography, 1000)</text:p>
            <text:p>  AND ST_Intersects(</text:p>
            <text:p>        ST_Buffer(c.geometry::geography, 1000)::geometry,</text:p>
            <text:p>        uf_pr.geometry</text:p>
            <text:p>      )</text:p>
            <text:p>GROUP BY COALESCE(m.nm_mun, c.nm_mun);</text:p>
          </table:table-cell>
          <table:table-cell table:style-name="ce9" table:number-columns-repeated="20"/>
          <table:table-cell table:number-columns-repeated="998"/>
        </table:table-row>
        <table:table-row table:style-name="ro1">
          <table:table-cell table:style-name="ce2" office:value-type="float" office:value="354" calcext:value-type="float">
            <text:p>354</text:p>
          </table:table-cell>
          <table:table-cell table:style-name="ce4" office:value-type="string" calcext:value-type="string">
            <text:p>Em Goiás, quantos CREAS têm alcance de 800 m que avança para municípios vizinhos dentro do próprio estado?</text:p>
          </table:table-cell>
          <table:table-cell table:style-name="ce8" table:content-validation-name="val1" office:value-type="string" calcext:value-type="string">
            <text:p>Estado</text:p>
          </table:table-cell>
          <table:table-cell table:style-name="ce11" table:content-validation-name="val2" office:value-type="string" calcext:value-type="string">
            <text:p>Difícil</text:p>
          </table:table-cell>
          <table:table-cell table:style-name="ce5" table:content-validation-name="val3" office:value-type="string" calcext:value-type="string">
            <text:p>ST_Intersects</text:p>
          </table:table-cell>
          <table:table-cell table:style-name="ce12" office:value-type="string" calcext:value-type="string">
            <text:p>SELECT</text:p>
            <text:p>  m_viz.nm_mun AS municipio_alcancado,</text:p>
            <text:p>  COUNT(DISTINCT cr.nu_identif) AS total_creas</text:p>
            <text:p>FROM public.creas cr</text:p>
            <text:p>JOIN public.unidade_federativa uf</text:p>
            <text:p>  ON uf.sigla_uf = cr.uf</text:p>
            <text:p>JOIN public.municipio m_home</text:p>
            <text:p>  ON m_home.cd_mun = cr.cd_mun AND m_home.cd_uf = uf.cd_uf</text:p>
            <text:p>JOIN public.municipio m_viz</text:p>
            <text:p>  ON m_viz.cd_uf = uf.cd_uf</text:p>
            <text:p>WHERE uf.sigla_uf = 'GO'</text:p>
            <text:p>  AND m_viz.cd_mun &lt;&gt; m_home.cd_mun</text:p>
            <text:p>  AND ST_Intersects(</text:p>
            <text:p>        ST_Buffer(cr.geometry::geography, 800)::geometry,</text:p>
            <text:p>        m_viz.geometry</text:p>
            <text:p>      )</text:p>
            <text:p>GROUP BY m_viz.nm_mun;</text:p>
          </table:table-cell>
          <table:table-cell table:style-name="ce9" table:number-columns-repeated="20"/>
          <table:table-cell table:number-columns-repeated="998"/>
        </table:table-row>
        <table:table-row table:style-name="ro1">
          <table:table-cell table:style-name="ce2" office:value-type="float" office:value="355" calcext:value-type="float">
            <text:p>355</text:p>
          </table:table-cell>
          <table:table-cell table:style-name="ce4" office:value-type="string" calcext:value-type="string">
            <text:p>No Piauí, quantos Centros POP têm alcance de 1.200 m que entra em território do Ceará ou do Maranhão?</text:p>
          </table:table-cell>
          <table:table-cell table:style-name="ce8" table:content-validation-name="val1" office:value-type="string" calcext:value-type="string">
            <text:p>Estado</text:p>
          </table:table-cell>
          <table:table-cell table:style-name="ce11" table:content-validation-name="val2" office:value-type="string" calcext:value-type="string">
            <text:p>Difícil</text:p>
          </table:table-cell>
          <table:table-cell table:style-name="ce5" table:content-validation-name="val3" office:value-type="string" calcext:value-type="string">
            <text:p>ST_Intersects</text:p>
          </table:table-cell>
          <table:table-cell table:style-name="ce12" office:value-type="string" calcext:value-type="string">
            <text:p>SELECT</text:p>
            <text:p>  uf_lim.sigla_uf AS fronteira,</text:p>
            <text:p>  COUNT(cp.nu_identif) AS total_centros_pop</text:p>
            <text:p>FROM public.centro_pop cp</text:p>
            <text:p>FULL OUTER JOIN public.unidade_federativa uf_pi</text:p>
            <text:p>  ON uf_pi.sigla_uf = cp.uf</text:p>
            <text:p>JOIN public.unidade_federativa uf_lim</text:p>
            <text:p>  ON uf_lim.sigla_uf IN ('CE','MA')</text:p>
            <text:p>WHERE uf_pi.sigla_uf = 'PI'</text:p>
            <text:p>  AND ST_DWithin(cp.geometry::geography, uf_lim.geometry::geography, 1200)</text:p>
            <text:p>  AND ST_Intersects(</text:p>
            <text:p>        ST_Buffer(cp.geometry::geography, 1200)::geometry,</text:p>
            <text:p>        uf_lim.geometry</text:p>
            <text:p>      )</text:p>
            <text:p>GROUP BY uf_lim.sigla_uf;</text:p>
          </table:table-cell>
          <table:table-cell table:style-name="ce9" table:number-columns-repeated="20"/>
          <table:table-cell table:number-columns-repeated="998"/>
        </table:table-row>
        <table:table-row table:style-name="ro1">
          <table:table-cell table:style-name="ce2" office:value-type="float" office:value="356" calcext:value-type="float">
            <text:p>356</text:p>
          </table:table-cell>
          <table:table-cell table:style-name="ce4" office:value-type="string" calcext:value-type="string">
            <text:p>No Pará, considerando uma área de atendimento de 1.500 m, quantas escolas estaduais têm essa área inteiramente dentro do estado e alcançam algum município vizinho do próprio Pará?</text:p>
          </table:table-cell>
          <table:table-cell table:style-name="ce8" table:content-validation-name="val1" office:value-type="string" calcext:value-type="string">
            <text:p>Estado</text:p>
          </table:table-cell>
          <table:table-cell table:style-name="ce11" table:content-validation-name="val2" office:value-type="string" calcext:value-type="string">
            <text:p>Difícil</text:p>
          </table:table-cell>
          <table:table-cell table:style-name="ce5" table:content-validation-name="val3" office:value-type="string" calcext:value-type="string">
            <text:p>ST_Contains</text:p>
          </table:table-cell>
          <table:table-cell table:style-name="ce12" office:value-type="string" calcext:value-type="string">
            <text:p>SELECT</text:p>
            <text:p>  m_viz.nm_mun AS municipio_alcancado,</text:p>
            <text:p>  COUNT(DISTINCT e.cd_entidade) AS total_escolas</text:p>
            <text:p>FROM public.escola e</text:p>
            <text:p>INNER JOIN public.unidade_federativa uf_pa</text:p>
            <text:p>  ON e.cd_uf = uf_pa.cd_uf</text:p>
            <text:p>JOIN public.municipio m_home</text:p>
            <text:p>  ON m_home.cd_mun = e.cd_mun AND m_home.cd_uf = uf_pa.cd_uf</text:p>
            <text:p>JOIN public.municipio m_viz</text:p>
            <text:p>  ON m_viz.cd_uf = uf_pa.cd_uf</text:p>
            <text:p>WHERE uf_pa.sigla_uf = 'PA'</text:p>
            <text:p>  AND e.tp_depende = 2</text:p>
            <text:p>  AND m_viz.cd_mun &lt;&gt; m_home.cd_mun</text:p>
            <text:p>  AND ST_Contains(uf_pa.geometry, ST_Buffer(e.geometry::geography, 1500)::geometry)</text:p>
            <text:p>  AND ST_Intersects(ST_Buffer(e.geometry::geography, 1500)::geometry, m_viz.geometry)</text:p>
            <text:p>GROUP BY m_viz.nm_mun;</text:p>
          </table:table-cell>
          <table:table-cell table:style-name="ce9" table:number-columns-repeated="20"/>
          <table:table-cell table:number-columns-repeated="998"/>
        </table:table-row>
        <table:table-row table:style-name="ro1">
          <table:table-cell table:style-name="ce2" office:value-type="float" office:value="357" calcext:value-type="float">
            <text:p>357</text:p>
          </table:table-cell>
          <table:table-cell table:style-name="ce4" office:value-type="string" calcext:value-type="string">
            <text:p>Em Minas Gerais, considerando uma área de atendimento de 2.000 m, quantas bibliotecas mantêm essa área inteiramente dentro do município e avançam para o território do Rio de Janeiro?</text:p>
          </table:table-cell>
          <table:table-cell table:style-name="ce8" table:content-validation-name="val1" office:value-type="string" calcext:value-type="string">
            <text:p>Estado</text:p>
          </table:table-cell>
          <table:table-cell table:style-name="ce11" table:content-validation-name="val2" office:value-type="string" calcext:value-type="string">
            <text:p>Difícil</text:p>
          </table:table-cell>
          <table:table-cell table:style-name="ce5" table:content-validation-name="val3" office:value-type="string" calcext:value-type="string">
            <text:p>ST_Contains</text:p>
          </table:table-cell>
          <table:table-cell table:style-name="ce12" office:value-type="string" calcext:value-type="string">
            <text:p>SELECT</text:p>
            <text:p>  m.nm_mun AS municipio_mg,</text:p>
            <text:p>  COUNT(b.cd_bib) AS total_bibliotecas</text:p>
            <text:p>FROM public.biblioteca b</text:p>
            <text:p>LEFT JOIN public.unidade_federativa uf_mg</text:p>
            <text:p>  ON b.cd_uf = uf_mg.cd_uf</text:p>
            <text:p>JOIN public.municipio m</text:p>
            <text:p>  ON m.cd_mun = b.cd_mun AND m.cd_uf = uf_mg.cd_uf</text:p>
            <text:p>JOIN public.unidade_federativa uf_rj</text:p>
            <text:p>  ON uf_rj.sigla_uf = 'RJ'</text:p>
            <text:p>WHERE uf_mg.sigla_uf = 'MG'</text:p>
            <text:p>  AND ST_Contains(m.geometry, ST_Buffer(b.geometry::geography, 2000)::geometry)</text:p>
            <text:p>  AND ST_Intersects(ST_Buffer(b.geometry::geography, 2000)::geometry, uf_rj.geometry)</text:p>
            <text:p>GROUP BY m.nm_mun;</text:p>
          </table:table-cell>
          <table:table-cell table:style-name="ce9" table:number-columns-repeated="20"/>
          <table:table-cell table:number-columns-repeated="998"/>
        </table:table-row>
        <table:table-row table:style-name="ro1">
          <table:table-cell table:style-name="ce2" office:value-type="float" office:value="358" calcext:value-type="float">
            <text:p>358</text:p>
          </table:table-cell>
          <table:table-cell table:style-name="ce4" office:value-type="string" calcext:value-type="string">
            <text:p>Em Santa Catarina, considerando uma área de atendimento de 1.000 m, quantos CRAS mantêm essa área contida no estado e cruzam a fronteira com o Paraná?</text:p>
          </table:table-cell>
          <table:table-cell table:style-name="ce8" table:content-validation-name="val1" office:value-type="string" calcext:value-type="string">
            <text:p>Estado</text:p>
          </table:table-cell>
          <table:table-cell table:style-name="ce11" table:content-validation-name="val2" office:value-type="string" calcext:value-type="string">
            <text:p>Difícil</text:p>
          </table:table-cell>
          <table:table-cell table:style-name="ce5" table:content-validation-name="val3" office:value-type="string" calcext:value-type="string">
            <text:p>ST_Contains</text:p>
          </table:table-cell>
          <table:table-cell table:style-name="ce12" office:value-type="string" calcext:value-type="string">
            <text:p>SELECT</text:p>
            <text:p>  COALESCE(m.nm_mun, c.nm_mun) AS municipio_sc,</text:p>
            <text:p>  COUNT(c.nu_identif) AS total_cras</text:p>
            <text:p>FROM public.cras c</text:p>
            <text:p>RIGHT JOIN public.unidade_federativa uf_sc</text:p>
            <text:p>  ON uf_sc.sigla_uf = c.uf</text:p>
            <text:p>JOIN public.municipio m</text:p>
            <text:p>  ON m.cd_mun = c.cd_mun AND m.cd_uf = uf_sc.cd_uf</text:p>
            <text:p>JOIN public.unidade_federativa uf_pr</text:p>
            <text:p>  ON uf_pr.sigla_uf = 'PR'</text:p>
            <text:p>WHERE uf_sc.sigla_uf = 'SC'</text:p>
            <text:p>  AND ST_Contains(uf_sc.geometry, ST_Buffer(c.geometry::geography, 1000)::geometry)</text:p>
            <text:p>  AND ST_Intersects(ST_Buffer(c.geometry::geography, 1000)::geometry, uf_pr.geometry)</text:p>
            <text:p>GROUP BY COALESCE(m.nm_mun, c.nm_mun);</text:p>
          </table:table-cell>
          <table:table-cell table:style-name="ce9" table:number-columns-repeated="20"/>
          <table:table-cell table:number-columns-repeated="998"/>
        </table:table-row>
        <table:table-row table:style-name="ro1">
          <table:table-cell table:style-name="ce2" office:value-type="float" office:value="359" calcext:value-type="float">
            <text:p>359</text:p>
          </table:table-cell>
          <table:table-cell table:style-name="ce4" office:value-type="string" calcext:value-type="string">
            <text:p>Em Goiás, considerando uma área de atendimento de 800 m, quantos CREAS mantêm essa área contida no estado e alcançam municípios vizinhos?</text:p>
          </table:table-cell>
          <table:table-cell table:style-name="ce8" table:content-validation-name="val1" office:value-type="string" calcext:value-type="string">
            <text:p>Estado</text:p>
          </table:table-cell>
          <table:table-cell table:style-name="ce11" table:content-validation-name="val2" office:value-type="string" calcext:value-type="string">
            <text:p>Difícil</text:p>
          </table:table-cell>
          <table:table-cell table:style-name="ce5" table:content-validation-name="val3" office:value-type="string" calcext:value-type="string">
            <text:p>ST_Contains</text:p>
          </table:table-cell>
          <table:table-cell table:style-name="ce12" office:value-type="string" calcext:value-type="string">
            <text:p>SELECT</text:p>
            <text:p>  m_viz.nm_mun AS municipio_alcancado,</text:p>
            <text:p>  COUNT(DISTINCT cr.nu_identif) AS total_creas</text:p>
            <text:p>FROM public.creas cr</text:p>
            <text:p>JOIN public.unidade_federativa uf_go</text:p>
            <text:p>  ON uf_go.sigla_uf = cr.uf</text:p>
            <text:p>JOIN public.municipio m_home</text:p>
            <text:p>  ON m_home.cd_mun = cr.cd_mun AND m_home.cd_uf = uf_go.cd_uf</text:p>
            <text:p>JOIN public.municipio m_viz</text:p>
            <text:p>  ON m_viz.cd_uf = uf_go.cd_uf</text:p>
            <text:p>WHERE uf_go.sigla_uf = 'GO'</text:p>
            <text:p>  AND m_viz.cd_mun &lt;&gt; m_home.cd_mun</text:p>
            <text:p>  AND ST_Contains(uf_go.geometry, ST_Buffer(cr.geometry::geography, 800)::geometry)</text:p>
            <text:p>  AND ST_Intersects(ST_Buffer(cr.geometry::geography, 800)::geometry, m_viz.geometry)</text:p>
            <text:p>GROUP BY m_viz.nm_mun;</text:p>
          </table:table-cell>
          <table:table-cell table:style-name="ce9" table:number-columns-repeated="20"/>
          <table:table-cell table:number-columns-repeated="998"/>
        </table:table-row>
        <table:table-row table:style-name="ro1">
          <table:table-cell table:style-name="ce2" office:value-type="float" office:value="360" calcext:value-type="float">
            <text:p>360</text:p>
          </table:table-cell>
          <table:table-cell table:style-name="ce4" office:value-type="string" calcext:value-type="string">
            <text:p>No Piauí, considerando uma área de atendimento de 1.200 m, quantos Centros POP mantêm essa área contida no estado e cruzam as fronteiras com Ceará ou Maranhão?</text:p>
          </table:table-cell>
          <table:table-cell table:style-name="ce8" table:content-validation-name="val1" office:value-type="string" calcext:value-type="string">
            <text:p>Estado</text:p>
          </table:table-cell>
          <table:table-cell table:style-name="ce11" table:content-validation-name="val2" office:value-type="string" calcext:value-type="string">
            <text:p>Difícil</text:p>
          </table:table-cell>
          <table:table-cell table:style-name="ce5" table:content-validation-name="val3" office:value-type="string" calcext:value-type="string">
            <text:p>ST_Contains</text:p>
          </table:table-cell>
          <table:table-cell table:style-name="ce12" office:value-type="string" calcext:value-type="string">
            <text:p>SELECT</text:p>
            <text:p>  uf_lim.sigla_uf AS estado_fronteira,</text:p>
            <text:p>  COUNT(cp.nu_identif) AS total_centros_pop</text:p>
            <text:p>FROM public.centro_pop cp</text:p>
            <text:p>FULL OUTER JOIN public.unidade_federativa uf_pi</text:p>
            <text:p>  ON uf_pi.sigla_uf = cp.uf</text:p>
            <text:p>JOIN public.unidade_federativa uf_lim</text:p>
            <text:p>  ON uf_lim.sigla_uf IN ('CE','MA')</text:p>
            <text:p>WHERE uf_pi.sigla_uf = 'PI'</text:p>
            <text:p>  AND ST_Contains(uf_pi.geometry, ST_Buffer(cp.geometry::geography, 1200)::geometry)</text:p>
            <text:p>  AND ST_Intersects(ST_Buffer(cp.geometry::geography, 1200)::geometry, uf_lim.geometry)</text:p>
            <text:p>GROUP BY uf_lim.sigla_uf;</text:p>
          </table:table-cell>
          <table:table-cell table:style-name="ce9" table:number-columns-repeated="20"/>
          <table:table-cell table:number-columns-repeated="998"/>
        </table:table-row>
        <table:table-row table:style-name="ro1">
          <table:table-cell table:style-name="ce2" office:value-type="float" office:value="361" calcext:value-type="float">
            <text:p>361</text:p>
          </table:table-cell>
          <table:table-cell table:style-name="ce4" office:value-type="string" calcext:value-type="string">
            <text:p>Na Bahia, qual é a distância média entre cada escola estadual e as bibliotecas públicas do mesmo município, considerando apenas escolas situadas até 3 km de alguma biblioteca?</text:p>
          </table:table-cell>
          <table:table-cell table:style-name="ce8" table:content-validation-name="val1" office:value-type="string" calcext:value-type="string">
            <text:p>Estado</text:p>
          </table:table-cell>
          <table:table-cell table:style-name="ce11" table:content-validation-name="val2" office:value-type="string" calcext:value-type="string">
            <text:p>Difícil</text:p>
          </table:table-cell>
          <table:table-cell table:style-name="ce5" table:content-validation-name="val3" office:value-type="string" calcext:value-type="string">
            <text:p>ST_Distance</text:p>
          </table:table-cell>
          <table:table-cell table:style-name="ce12" office:value-type="string" calcext:value-type="string">
            <text:p>SELECT </text:p>
            <text:p>  m.nm_mun,</text:p>
            <text:p>  AVG(ST_Distance(e.geometry, b.geometry)) AS distancia_media_m</text:p>
            <text:p>FROM unidade_federativa uf</text:p>
            <text:p>INNER JOIN municipio m ON m.cd_uf = uf.cd_uf</text:p>
            <text:p>INNER JOIN escola e ON e.cd_mun = m.cd_mun AND e.tp_depende = 2</text:p>
            <text:p>INNER JOIN biblioteca b ON b.cd_mun = m.cd_mun</text:p>
            <text:p>WHERE uf.nm_uf = 'Bahia'</text:p>
            <text:p>  AND ST_DWithin(e.geometry, b.geometry, 3000)</text:p>
            <text:p>  AND ST_Intersects(e.geometry, m.geometry)</text:p>
            <text:p>GROUP BY m.nm_mun</text:p>
            <text:p>ORDER BY m.nm_mun;</text:p>
          </table:table-cell>
          <table:table-cell table:style-name="ce9" table:number-columns-repeated="20"/>
          <table:table-cell table:number-columns-repeated="998"/>
        </table:table-row>
        <table:table-row table:style-name="ro1">
          <table:table-cell table:style-name="ce2" office:value-type="float" office:value="362" calcext:value-type="float">
            <text:p>362</text:p>
          </table:table-cell>
          <table:table-cell table:style-name="ce4" office:value-type="string" calcext:value-type="string">
            <text:p>Em Goiás, qual é a distância média das escolas estaduais até o centroide do município quando estiverem até 5 km desse centro, por município, mantendo municípios mesmo sem escola próxima?</text:p>
          </table:table-cell>
          <table:table-cell table:style-name="ce8" table:content-validation-name="val1" office:value-type="string" calcext:value-type="string">
            <text:p>Estado</text:p>
          </table:table-cell>
          <table:table-cell table:style-name="ce11" table:content-validation-name="val2" office:value-type="string" calcext:value-type="string">
            <text:p>Difícil</text:p>
          </table:table-cell>
          <table:table-cell table:style-name="ce5" table:content-validation-name="val3" office:value-type="string" calcext:value-type="string">
            <text:p>ST_Distance</text:p>
          </table:table-cell>
          <table:table-cell table:style-name="ce12" office:value-type="string" calcext:value-type="string">
            <text:p>SELECT</text:p>
            <text:p>  m.nm_mun,</text:p>
            <text:p>  AVG(ST_Distance(e.geometry, ST_Centroid(m.geometry))) AS distancia_media_m</text:p>
            <text:p>FROM unidade_federativa uf</text:p>
            <text:p>INNER JOIN municipio m ON m.cd_uf = uf.cd_uf</text:p>
            <text:p>LEFT JOIN escola e </text:p>
            <text:p>  ON e.cd_mun = m.cd_mun </text:p>
            <text:p>  AND e.tp_depende = 2</text:p>
            <text:p>  AND ST_DWithin(e.geometry, ST_Centroid(m.geometry), 5000)</text:p>
            <text:p>WHERE uf.nm_uf = 'Goiás'</text:p>
            <text:p>  AND ST_Intersects(m.geometry, m.geometry)</text:p>
            <text:p>GROUP BY m.nm_mun</text:p>
            <text:p>ORDER BY m.nm_mun;</text:p>
          </table:table-cell>
          <table:table-cell table:style-name="ce9" table:number-columns-repeated="20"/>
          <table:table-cell table:number-columns-repeated="998"/>
        </table:table-row>
        <table:table-row table:style-name="ro1">
          <table:table-cell table:style-name="ce2" office:value-type="float" office:value="363" calcext:value-type="float">
            <text:p>363</text:p>
          </table:table-cell>
          <table:table-cell table:style-name="ce4" office:value-type="string" calcext:value-type="string">
            <text:p>No Amazonas, entre as escolas estaduais localizadas até 12 km da região imediata a que pertencem, qual é a maior distância observada até o contorno dessa região, por município da escola?</text:p>
          </table:table-cell>
          <table:table-cell table:style-name="ce8" table:content-validation-name="val1" office:value-type="string" calcext:value-type="string">
            <text:p>Estado</text:p>
          </table:table-cell>
          <table:table-cell table:style-name="ce11" table:content-validation-name="val2" office:value-type="string" calcext:value-type="string">
            <text:p>Difícil</text:p>
          </table:table-cell>
          <table:table-cell table:style-name="ce5" table:content-validation-name="val3" office:value-type="string" calcext:value-type="string">
            <text:p>ST_Distance</text:p>
          </table:table-cell>
          <table:table-cell table:style-name="ce12" office:value-type="string" calcext:value-type="string">
            <text:p>SELECT</text:p>
            <text:p>  m.nm_mun,</text:p>
            <text:p>  MAX(ST_Distance(e.geometry, ST_Boundary(rgi.geometry))) AS maior_distancia_m</text:p>
            <text:p>FROM unidade_federativa uf</text:p>
            <text:p>INNER JOIN municipio m ON m.cd_uf = uf.cd_uf</text:p>
            <text:p>INNER JOIN rg_imediata rgi ON rgi.cd_rgi = m.cd_rgi</text:p>
            <text:p>RIGHT JOIN escola e</text:p>
            <text:p>  ON e.cd_mun = m.cd_mun </text:p>
            <text:p>  AND e.tp_depende = 2</text:p>
            <text:p>  AND ST_DWithin(e.geometry, rgi.geometry, 12000)</text:p>
            <text:p>WHERE uf.nm_uf = 'Amazonas'</text:p>
            <text:p>  AND ST_Within(e.geometry, m.geometry)</text:p>
            <text:p>GROUP BY m.nm_mun</text:p>
            <text:p>ORDER BY m.nm_mun;</text:p>
          </table:table-cell>
          <table:table-cell table:style-name="ce9" table:number-columns-repeated="20"/>
          <table:table-cell table:number-columns-repeated="998"/>
        </table:table-row>
        <table:table-row table:style-name="ro1">
          <table:table-cell table:style-name="ce2" office:value-type="float" office:value="364" calcext:value-type="float">
            <text:p>364</text:p>
          </table:table-cell>
          <table:table-cell table:style-name="ce4" office:value-type="string" calcext:value-type="string">
            <text:p>Em Santa Catarina, qual é a distância média entre escolas estaduais e os centroides dos distritos do mesmo município quando estiverem até 6 km, por município?</text:p>
          </table:table-cell>
          <table:table-cell table:style-name="ce8" table:content-validation-name="val1" office:value-type="string" calcext:value-type="string">
            <text:p>Estado</text:p>
          </table:table-cell>
          <table:table-cell table:style-name="ce11" table:content-validation-name="val2" office:value-type="string" calcext:value-type="string">
            <text:p>Difícil</text:p>
          </table:table-cell>
          <table:table-cell table:style-name="ce5" table:content-validation-name="val3" office:value-type="string" calcext:value-type="string">
            <text:p>ST_Distance</text:p>
          </table:table-cell>
          <table:table-cell table:style-name="ce12" office:value-type="string" calcext:value-type="string">
            <text:p>SELECT</text:p>
            <text:p>  m.nm_mun,</text:p>
            <text:p>  AVG(ST_Distance(e.geometry, ST_Centroid(d.geometry))) AS distancia_media_m</text:p>
            <text:p>FROM unidade_federativa uf</text:p>
            <text:p>JOIN municipio m ON m.cd_uf = uf.cd_uf</text:p>
            <text:p>JOIN escola e ON e.cd_mun = m.cd_mun AND e.tp_depende = 2</text:p>
            <text:p>JOIN distrito d ON d.cd_mun = m.cd_mun</text:p>
            <text:p>WHERE uf.nm_uf = 'Santa Catarina'</text:p>
            <text:p>  AND ST_DWithin(e.geometry, d.geometry, 6000)</text:p>
            <text:p>  AND ST_Intersects(e.geometry, m.geometry)</text:p>
            <text:p>GROUP BY m.nm_mun</text:p>
            <text:p>ORDER BY m.nm_mun;</text:p>
          </table:table-cell>
          <table:table-cell table:style-name="ce9" table:number-columns-repeated="20"/>
          <table:table-cell table:number-columns-repeated="998"/>
        </table:table-row>
        <table:table-row table:style-name="ro1">
          <table:table-cell table:style-name="ce2" office:value-type="float" office:value="365" calcext:value-type="float">
            <text:p>365</text:p>
          </table:table-cell>
          <table:table-cell table:style-name="ce4" office:value-type="string" calcext:value-type="string">
            <text:p>No Paraná, qual é a distância média entre escolas estaduais e os limites dos distritos do mesmo município quando estiverem até 4 km, por município, incluindo municípios que tenham apenas escolas ou apenas distritos?</text:p>
          </table:table-cell>
          <table:table-cell table:style-name="ce8" table:content-validation-name="val1" office:value-type="string" calcext:value-type="string">
            <text:p>Estado</text:p>
          </table:table-cell>
          <table:table-cell table:style-name="ce11" table:content-validation-name="val2" office:value-type="string" calcext:value-type="string">
            <text:p>Difícil</text:p>
          </table:table-cell>
          <table:table-cell table:style-name="ce5" table:content-validation-name="val3" office:value-type="string" calcext:value-type="string">
            <text:p>ST_Distance</text:p>
          </table:table-cell>
          <table:table-cell table:style-name="ce12" office:value-type="string" calcext:value-type="string">
            <text:p>SELECT</text:p>
            <text:p>  m.nm_mun,</text:p>
            <text:p>  AVG(ST_Distance(e.geometry, ST_Boundary(d.geometry))) AS distancia_media_m</text:p>
            <text:p>FROM unidade_federativa uf</text:p>
            <text:p>INNER JOIN municipio m ON m.cd_uf = uf.cd_uf</text:p>
            <text:p>FULL OUTER JOIN escola e</text:p>
            <text:p>  ON e.cd_mun = m.cd_mun </text:p>
            <text:p>  AND e.tp_depende = 2</text:p>
            <text:p>FULL OUTER JOIN distrito d</text:p>
            <text:p>  ON d.cd_mun = m.cd_mun</text:p>
            <text:p>  AND ST_DWithin(e.geometry, d.geometry, 4000)</text:p>
            <text:p>WHERE uf.nm_uf = 'Paraná'</text:p>
            <text:p>  AND ST_Within(COALESCE(e.geometry, ST_Centroid(d.geometry)), m.geometry)</text:p>
            <text:p>GROUP BY m.nm_mun</text:p>
            <text:p>ORDER BY m.nm_mun;</text:p>
          </table:table-cell>
          <table:table-cell table:style-name="ce9" table:number-columns-repeated="20"/>
          <table:table-cell table:number-columns-repeated="998"/>
        </table:table-row>
        <table:table-row table:style-name="ro1">
          <table:table-cell table:style-name="ce2" office:value-type="float" office:value="366" calcext:value-type="float">
            <text:p>366</text:p>
          </table:table-cell>
          <table:table-cell table:style-name="ce4" office:value-type="string" calcext:value-type="string">
            <text:p>Em Sergipe, quantas escolas estaduais com sala de leitura ficam dentro de áreas de 3 km ao redor do centróide dos distritos do seu município, por município?</text:p>
          </table:table-cell>
          <table:table-cell table:style-name="ce8" table:content-validation-name="val1" office:value-type="string" calcext:value-type="string">
            <text:p>Estado</text:p>
          </table:table-cell>
          <table:table-cell table:style-name="ce11" table:content-validation-name="val2" office:value-type="string" calcext:value-type="string">
            <text:p>Difícil</text:p>
          </table:table-cell>
          <table:table-cell table:style-name="ce5" table:content-validation-name="val3" office:value-type="string" calcext:value-type="string">
            <text:p>ST_Within</text:p>
          </table:table-cell>
          <table:table-cell table:style-name="ce12" office:value-type="string" calcext:value-type="string">
            <text:p>SELECT </text:p>
            <text:p>  m.nm_mun,</text:p>
            <text:p>  SUM(</text:p>
            <text:p>    CASE </text:p>
            <text:p>      WHEN meb.in_sala_leitura = 1 </text:p>
            <text:p>       AND ST_Within(e.geometry, ST_Buffer(ST_Centroid(d.geometry), 3000))</text:p>
            <text:p>      THEN 1 ELSE 0 </text:p>
            <text:p>    END</text:p>
            <text:p>  ) AS qt_sala_leitura_dentro_3km</text:p>
            <text:p>FROM unidade_federativa uf</text:p>
            <text:p>INNER JOIN municipio m ON m.cd_uf = uf.cd_uf</text:p>
            <text:p>INNER JOIN distrito d ON d.cd_mun = m.cd_mun</text:p>
            <text:p>INNER JOIN escola e ON e.cd_mun = m.cd_mun</text:p>
            <text:p>INNER JOIN microdados_ed_basica meb </text:p>
            <text:p>  ON meb.cd_entidade = e.cd_entidade </text:p>
            <text:p> AND meb.tp_dependencia = 2</text:p>
            <text:p>WHERE uf.nm_uf = 'Sergipe'</text:p>
            <text:p>  AND ST_Intersects(d.geometry, m.geometry)</text:p>
            <text:p>GROUP BY m.nm_mun</text:p>
            <text:p>ORDER BY m.nm_mun;</text:p>
          </table:table-cell>
          <table:table-cell table:style-name="ce9" table:number-columns-repeated="20"/>
          <table:table-cell table:number-columns-repeated="998"/>
        </table:table-row>
        <table:table-row table:style-name="ro1">
          <table:table-cell table:style-name="ce2" office:value-type="float" office:value="367" calcext:value-type="float">
            <text:p>367</text:p>
          </table:table-cell>
          <table:table-cell table:style-name="ce4" office:value-type="string" calcext:value-type="string">
            <text:p>No Ceará, qual é a proporção de escolas estaduais com laboratório de informática que ficam dentro de 5 km do centróide do município, por município, mantendo municípios mesmo sem escola qualificada próxima?</text:p>
          </table:table-cell>
          <table:table-cell table:style-name="ce8" table:content-validation-name="val1" office:value-type="string" calcext:value-type="string">
            <text:p>Estado</text:p>
          </table:table-cell>
          <table:table-cell table:style-name="ce11" table:content-validation-name="val2" office:value-type="string" calcext:value-type="string">
            <text:p>Difícil</text:p>
          </table:table-cell>
          <table:table-cell table:style-name="ce5" table:content-validation-name="val3" office:value-type="string" calcext:value-type="string">
            <text:p>ST_Within</text:p>
          </table:table-cell>
          <table:table-cell table:style-name="ce12" office:value-type="string" calcext:value-type="string">
            <text:p>SELECT</text:p>
            <text:p>  m.nm_mun,</text:p>
            <text:p>  CASE WHEN COUNT(meb.cd_entidade) = 0 THEN 0.0</text:p>
            <text:p>       ELSE 100.0 * SUM(</text:p>
            <text:p>              CASE </text:p>
            <text:p>                WHEN meb.in_laboratorio_informatica = 1</text:p>
            <text:p>                 AND ST_Within(e.geometry, ST_Buffer(ST_Centroid(m.geometry), 5000))</text:p>
            <text:p>                THEN 1 ELSE 0 </text:p>
            <text:p>              END</text:p>
            <text:p>            )::decimal / COUNT(meb.cd_entidade)</text:p>
            <text:p>  END AS perc_labinfo_dentro_5km</text:p>
            <text:p>FROM unidade_federativa uf</text:p>
            <text:p>INNER JOIN municipio m ON m.cd_uf = uf.cd_uf</text:p>
            <text:p>LEFT JOIN escola e ON e.cd_mun = m.cd_mun</text:p>
            <text:p>LEFT JOIN microdados_ed_basica meb </text:p>
            <text:p>  ON meb.cd_entidade = e.cd_entidade </text:p>
            <text:p> AND meb.tp_dependencia = 2</text:p>
            <text:p>WHERE uf.nm_uf = 'Ceará'</text:p>
            <text:p>  AND ST_Intersects(m.geometry, m.geometry)</text:p>
            <text:p>GROUP BY m.nm_mun</text:p>
            <text:p>ORDER BY m.nm_mun;</text:p>
          </table:table-cell>
          <table:table-cell table:style-name="ce9" table:number-columns-repeated="20"/>
          <table:table-cell table:number-columns-repeated="998"/>
        </table:table-row>
        <table:table-row table:style-name="ro1">
          <table:table-cell table:style-name="ce2" office:value-type="float" office:value="368" calcext:value-type="float">
            <text:p>368</text:p>
          </table:table-cell>
          <table:table-cell table:style-name="ce4" office:value-type="string" calcext:value-type="string">
            <text:p>No Rio Grande do Norte, entre as escolas estaduais com quadra de esportes, quantas estão dentro de faixas de 2 km ao redor do limite da região imediata correspondente, por município da escola?</text:p>
          </table:table-cell>
          <table:table-cell table:style-name="ce8" table:content-validation-name="val1" office:value-type="string" calcext:value-type="string">
            <text:p>Estado</text:p>
          </table:table-cell>
          <table:table-cell table:style-name="ce11" table:content-validation-name="val2" office:value-type="string" calcext:value-type="string">
            <text:p>Difícil</text:p>
          </table:table-cell>
          <table:table-cell table:style-name="ce5" table:content-validation-name="val3" office:value-type="string" calcext:value-type="string">
            <text:p>ST_Within</text:p>
          </table:table-cell>
          <table:table-cell table:style-name="ce12" office:value-type="string" calcext:value-type="string">
            <text:p>SELECT</text:p>
            <text:p>  m.nm_mun,</text:p>
            <text:p>  SUM(</text:p>
            <text:p>    CASE </text:p>
            <text:p>      WHEN meb.in_quadra_esportes = 1</text:p>
            <text:p>       AND ST_Within(e.geometry, ST_Buffer(ST_Boundary(rgi.geometry), 2000))</text:p>
            <text:p>      THEN 1 ELSE 0 </text:p>
            <text:p>    END</text:p>
            <text:p>  ) AS qt_quadra_dentro_faixa_2km</text:p>
            <text:p>FROM unidade_federativa uf</text:p>
            <text:p>INNER JOIN municipio m ON m.cd_uf = uf.cd_uf</text:p>
            <text:p>INNER JOIN rg_imediata rgi ON rgi.cd_rgi = m.cd_rgi</text:p>
            <text:p>RIGHT JOIN escola e ON e.cd_mun = m.cd_mun</text:p>
            <text:p>RIGHT JOIN microdados_ed_basica meb</text:p>
            <text:p>  ON meb.cd_entidade = e.cd_entidade </text:p>
            <text:p> AND meb.tp_dependencia = 2</text:p>
            <text:p>WHERE uf.nm_uf = 'Rio Grande do Norte'</text:p>
            <text:p>  AND ST_Within(e.geometry, m.geometry)</text:p>
            <text:p>GROUP BY m.nm_mun</text:p>
            <text:p>ORDER BY m.nm_mun;</text:p>
          </table:table-cell>
          <table:table-cell table:style-name="ce9" table:number-columns-repeated="20"/>
          <table:table-cell table:number-columns-repeated="998"/>
        </table:table-row>
        <table:table-row table:style-name="ro1">
          <table:table-cell table:style-name="ce2" office:value-type="float" office:value="369" calcext:value-type="float">
            <text:p>369</text:p>
          </table:table-cell>
          <table:table-cell table:style-name="ce4" office:value-type="string" calcext:value-type="string">
            <text:p>Em Mato Grosso, qual é o percentual de escolas estaduais com refeitório que estão dentro de áreas de 8 km em torno do centróide dos distritos do seu município, por município?</text:p>
          </table:table-cell>
          <table:table-cell table:style-name="ce8" table:content-validation-name="val1" office:value-type="string" calcext:value-type="string">
            <text:p>Estado</text:p>
          </table:table-cell>
          <table:table-cell table:style-name="ce11" table:content-validation-name="val2" office:value-type="string" calcext:value-type="string">
            <text:p>Difícil</text:p>
          </table:table-cell>
          <table:table-cell table:style-name="ce5" table:content-validation-name="val3" office:value-type="string" calcext:value-type="string">
            <text:p>ST_Within</text:p>
          </table:table-cell>
          <table:table-cell table:style-name="ce12" office:value-type="string" calcext:value-type="string">
            <text:p>SELECT</text:p>
            <text:p>  m.nm_mun,</text:p>
            <text:p>  100.0 * SUM(</text:p>
            <text:p>    CASE </text:p>
            <text:p>      WHEN meb.in_refeitorio = 1</text:p>
            <text:p>       AND ST_Within(e.geometry, ST_Buffer(ST_Centroid(d.geometry), 8000))</text:p>
            <text:p>      THEN 1 ELSE 0 </text:p>
            <text:p>    END</text:p>
            <text:p>  )::decimal / NULLIF(COUNT(meb.cd_entidade), 0) AS perc_refeitorio_dentro_8km</text:p>
            <text:p>FROM unidade_federativa uf</text:p>
            <text:p>JOIN municipio m ON m.cd_uf = uf.cd_uf</text:p>
            <text:p>JOIN distrito d ON d.cd_mun = m.cd_mun</text:p>
            <text:p>JOIN escola e ON e.cd_mun = m.cd_mun</text:p>
            <text:p>JOIN microdados_ed_basica meb </text:p>
            <text:p>  ON meb.cd_entidade = e.cd_entidade </text:p>
            <text:p> AND meb.tp_dependencia = 2</text:p>
            <text:p>WHERE uf.nm_uf = 'Mato Grosso'</text:p>
            <text:p>  AND ST_Intersects(d.geometry, m.geometry)</text:p>
            <text:p>GROUP BY m.nm_mun</text:p>
            <text:p>ORDER BY m.nm_mun;</text:p>
          </table:table-cell>
          <table:table-cell table:style-name="ce9" table:number-columns-repeated="20"/>
          <table:table-cell table:number-columns-repeated="998"/>
        </table:table-row>
        <table:table-row table:style-name="ro1">
          <table:table-cell table:style-name="ce2" office:value-type="float" office:value="370" calcext:value-type="float">
            <text:p>370</text:p>
          </table:table-cell>
          <table:table-cell table:style-name="ce4" office:value-type="string" calcext:value-type="string">
            <text:p>No Pará, quantas escolas estaduais com acesso à internet ficam dentro da área de sobreposição entre o distrito e a região imediata do município, por município, incluindo casos com apenas escolas ou apenas distritos?</text:p>
          </table:table-cell>
          <table:table-cell table:style-name="ce8" table:content-validation-name="val1" office:value-type="string" calcext:value-type="string">
            <text:p>Estado</text:p>
          </table:table-cell>
          <table:table-cell table:style-name="ce11" table:content-validation-name="val2" office:value-type="string" calcext:value-type="string">
            <text:p>Difícil</text:p>
          </table:table-cell>
          <table:table-cell table:style-name="ce5" table:content-validation-name="val3" office:value-type="string" calcext:value-type="string">
            <text:p>ST_Within</text:p>
          </table:table-cell>
          <table:table-cell table:style-name="ce12" office:value-type="string" calcext:value-type="string">
            <text:p>SELECT</text:p>
            <text:p>  m.nm_mun,</text:p>
            <text:p>  SUM(</text:p>
            <text:p>    CASE </text:p>
            <text:p>      WHEN meb.in_internet = 1</text:p>
            <text:p>       AND d.geometry IS NOT NULL </text:p>
            <text:p>       AND rgi.geometry IS NOT NULL</text:p>
            <text:p>       AND ST_Within(e.geometry, ST_Intersection(d.geometry, rgi.geometry))</text:p>
            <text:p>      THEN 1 ELSE 0 </text:p>
            <text:p>    END</text:p>
            <text:p>  ) AS qt_internet_dentro_intersecao</text:p>
            <text:p>FROM unidade_federativa uf</text:p>
            <text:p>INNER JOIN municipio m ON m.cd_uf = uf.cd_uf</text:p>
            <text:p>INNER JOIN rg_imediata rgi ON rgi.cd_rgi = m.cd_rgi</text:p>
            <text:p>FULL OUTER JOIN distrito d ON d.cd_mun = m.cd_mun</text:p>
            <text:p>FULL OUTER JOIN escola e ON e.cd_mun = m.cd_mun</text:p>
            <text:p>FULL OUTER JOIN microdados_ed_basica meb </text:p>
            <text:p>  ON meb.cd_entidade = e.cd_entidade </text:p>
            <text:p> AND meb.tp_dependencia = 2</text:p>
            <text:p>WHERE uf.nm_uf = 'Pará'</text:p>
            <text:p>  AND ST_Within(COALESCE(ST_Centroid(d.geometry), ST_Centroid(rgi.geometry)), m.geometry)</text:p>
            <text:p>GROUP BY m.nm_mun</text:p>
            <text:p>ORDER BY m.nm_mun;</text:p>
          </table:table-cell>
          <table:table-cell table:style-name="ce9" table:number-columns-repeated="20"/>
          <table:table-cell table:number-columns-repeated="998"/>
        </table:table-row>
        <table:table-row table:style-name="ro1">
          <table:table-cell table:style-name="ce2" office:value-type="float" office:value="371" calcext:value-type="float">
            <text:p>371</text:p>
          </table:table-cell>
          <table:table-cell table:style-name="ce4" office:value-type="string" calcext:value-type="string">
            <text:p>No Amazonas, quantas escolas com laboratório de ciências estão contidas na interseção entre o distrito e a região imediata do seu município, por município?</text:p>
          </table:table-cell>
          <table:table-cell table:style-name="ce8" table:content-validation-name="val1" office:value-type="string" calcext:value-type="string">
            <text:p>Estado</text:p>
          </table:table-cell>
          <table:table-cell table:style-name="ce11" table:content-validation-name="val2" office:value-type="string" calcext:value-type="string">
            <text:p>Difícil</text:p>
          </table:table-cell>
          <table:table-cell table:style-name="ce5" table:content-validation-name="val3" office:value-type="string" calcext:value-type="string">
            <text:p>ST_Intersection</text:p>
          </table:table-cell>
          <table:table-cell table:style-name="ce12" office:value-type="string" calcext:value-type="string">
            <text:p>SELECT</text:p>
            <text:p>  m.nm_mun,</text:p>
            <text:p>  SUM(</text:p>
            <text:p>    CASE</text:p>
            <text:p>      WHEN meb.in_laboratorio_ciencias = 1</text:p>
            <text:p>       AND ST_Within(e.geometry, ST_Intersection(d.geometry, rgi.geometry))</text:p>
            <text:p>      THEN 1 ELSE 0</text:p>
            <text:p>    END</text:p>
            <text:p>  ) AS qt_lab_ciencias_na_intersecao</text:p>
            <text:p>FROM unidade_federativa uf</text:p>
            <text:p>INNER JOIN municipio m     ON m.cd_uf = uf.cd_uf</text:p>
            <text:p>INNER JOIN rg_imediata rgi ON rgi.cd_rgi = m.cd_rgi</text:p>
            <text:p>INNER JOIN distrito d      ON d.cd_mun = m.cd_mun</text:p>
            <text:p>INNER JOIN escola e        ON e.cd_mun = m.cd_mun</text:p>
            <text:p>INNER JOIN microdados_ed_basica meb ON meb.cd_entidade = e.cd_entidade</text:p>
            <text:p>WHERE uf.nm_uf = 'Amazonas'</text:p>
            <text:p>  AND ST_Intersects(d.geometry, m.geometry)</text:p>
            <text:p>GROUP BY m.nm_mun</text:p>
            <text:p>ORDER BY m.nm_mun;</text:p>
          </table:table-cell>
          <table:table-cell table:style-name="ce9" table:number-columns-repeated="20"/>
          <table:table-cell table:number-columns-repeated="998"/>
        </table:table-row>
        <table:table-row table:style-name="ro1">
          <table:table-cell table:style-name="ce2" office:value-type="float" office:value="372" calcext:value-type="float">
            <text:p>372</text:p>
          </table:table-cell>
          <table:table-cell table:style-name="ce4" office:value-type="string" calcext:value-type="string">
            <text:p>Em Pernambuco, qual é a distância média das escolas com sala multiuso até o centróide da interseção entre o distrito e o município, por município, mantendo municípios mesmo sem escola qualificada?</text:p>
          </table:table-cell>
          <table:table-cell table:style-name="ce8" table:content-validation-name="val1" office:value-type="string" calcext:value-type="string">
            <text:p>Estado</text:p>
          </table:table-cell>
          <table:table-cell table:style-name="ce11" table:content-validation-name="val2" office:value-type="string" calcext:value-type="string">
            <text:p>Difícil</text:p>
          </table:table-cell>
          <table:table-cell table:style-name="ce5" table:content-validation-name="val3" office:value-type="string" calcext:value-type="string">
            <text:p>ST_Intersection</text:p>
          </table:table-cell>
          <table:table-cell table:style-name="ce12" office:value-type="string" calcext:value-type="string">
            <text:p>SELECT</text:p>
            <text:p>  m.nm_mun,</text:p>
            <text:p>  AVG(</text:p>
            <text:p>    CASE</text:p>
            <text:p>      WHEN meb.in_sala_multiuso = 1</text:p>
            <text:p>      THEN ST_Distance(e.geometry, ST_Centroid(ST_Intersection(d.geometry, m.geometry)))</text:p>
            <text:p>      ELSE NULL</text:p>
            <text:p>    END</text:p>
            <text:p>  ) AS distancia_media_ate_centro_intersecao_m</text:p>
            <text:p>FROM unidade_federativa uf</text:p>
            <text:p>INNER JOIN municipio m ON m.cd_uf = uf.cd_uf</text:p>
            <text:p>LEFT JOIN distrito d   ON d.cd_mun = m.cd_mun</text:p>
            <text:p>LEFT JOIN escola e     ON e.cd_mun = m.cd_mun</text:p>
            <text:p>LEFT JOIN microdados_ed_basica meb ON meb.cd_entidade = e.cd_entidade</text:p>
            <text:p>WHERE uf.nm_uf = 'Pernambuco'</text:p>
            <text:p>  AND ST_Intersects(m.geometry, m.geometry)</text:p>
            <text:p>GROUP BY m.nm_mun</text:p>
            <text:p>ORDER BY m.nm_mun;</text:p>
          </table:table-cell>
          <table:table-cell table:style-name="ce9" table:number-columns-repeated="20"/>
          <table:table-cell table:number-columns-repeated="998"/>
        </table:table-row>
        <table:table-row table:style-name="ro1">
          <table:table-cell table:style-name="ce2" office:value-type="float" office:value="373" calcext:value-type="float">
            <text:p>373</text:p>
          </table:table-cell>
          <table:table-cell table:style-name="ce4" office:value-type="string" calcext:value-type="string">
            <text:p>No Tocantins, entre as escolas que possuem banheiro acessível para pessoas com deficiência, quantas têm o buffer de 1,5 km intersectando o distrito do seu município, por município da escola?</text:p>
          </table:table-cell>
          <table:table-cell table:style-name="ce8" table:content-validation-name="val1" office:value-type="string" calcext:value-type="string">
            <text:p>Estado</text:p>
          </table:table-cell>
          <table:table-cell table:style-name="ce11" table:content-validation-name="val2" office:value-type="string" calcext:value-type="string">
            <text:p>Difícil</text:p>
          </table:table-cell>
          <table:table-cell table:style-name="ce5" table:content-validation-name="val3" office:value-type="string" calcext:value-type="string">
            <text:p>ST_Intersection</text:p>
          </table:table-cell>
          <table:table-cell table:style-name="ce12" office:value-type="string" calcext:value-type="string">
            <text:p>SELECT</text:p>
            <text:p>  m.nm_mun,</text:p>
            <text:p>  SUM(</text:p>
            <text:p>    CASE</text:p>
            <text:p>      WHEN meb.in_banheiro_pne = 1</text:p>
            <text:p>       AND ST_Area(ST_Intersection(ST_Buffer(e.geometry, 1500), d.geometry)) &gt; 0</text:p>
            <text:p>      THEN 1 ELSE 0</text:p>
            <text:p>    END</text:p>
            <text:p>  ) AS qt_banheiro_pne_buffer_intersecta_distrito</text:p>
            <text:p>FROM unidade_federativa uf</text:p>
            <text:p>INNER JOIN municipio m ON m.cd_uf = uf.cd_uf</text:p>
            <text:p>INNER JOIN distrito d  ON d.cd_mun = m.cd_mun</text:p>
            <text:p>RIGHT JOIN escola e    ON e.cd_mun = m.cd_mun</text:p>
            <text:p>RIGHT JOIN microdados_ed_basica meb ON meb.cd_entidade = e.cd_entidade</text:p>
            <text:p>WHERE uf.nm_uf = 'Tocantins'</text:p>
            <text:p>  AND ST_Within(e.geometry, m.geometry)</text:p>
            <text:p>GROUP BY m.nm_mun</text:p>
            <text:p>ORDER BY m.nm_mun;</text:p>
          </table:table-cell>
          <table:table-cell table:style-name="ce9" table:number-columns-repeated="20"/>
          <table:table-cell table:number-columns-repeated="998"/>
        </table:table-row>
        <table:table-row table:style-name="ro1">
          <table:table-cell table:style-name="ce2" office:value-type="float" office:value="374" calcext:value-type="float">
            <text:p>374</text:p>
          </table:table-cell>
          <table:table-cell table:style-name="ce4" office:value-type="string" calcext:value-type="string">
            <text:p>No Ceará, qual é a média da área de interseção entre o buffer de 2 km das escolas com rampa de acesso e os distritos do mesmo município, por município?</text:p>
          </table:table-cell>
          <table:table-cell table:style-name="ce8" table:content-validation-name="val1" office:value-type="string" calcext:value-type="string">
            <text:p>Estado</text:p>
          </table:table-cell>
          <table:table-cell table:style-name="ce11" table:content-validation-name="val2" office:value-type="string" calcext:value-type="string">
            <text:p>Difícil</text:p>
          </table:table-cell>
          <table:table-cell table:style-name="ce5" table:content-validation-name="val3" office:value-type="string" calcext:value-type="string">
            <text:p>ST_Intersection</text:p>
          </table:table-cell>
          <table:table-cell table:style-name="ce12" office:value-type="string" calcext:value-type="string">
            <text:p>SELECT</text:p>
            <text:p>  m.nm_mun,</text:p>
            <text:p>  AVG(ST_Area(ST_Intersection(ST_Buffer(e.geometry, 2000), d.geometry))) AS area_media_intersecao_m2</text:p>
            <text:p>FROM unidade_federativa uf</text:p>
            <text:p>JOIN municipio m              ON m.cd_uf = uf.cd_uf</text:p>
            <text:p>JOIN distrito d               ON d.cd_mun = m.cd_mun</text:p>
            <text:p>JOIN escola e                 ON e.cd_mun = m.cd_mun</text:p>
            <text:p>JOIN microdados_ed_basica meb ON meb.cd_entidade = e.cd_entidade</text:p>
            <text:p>WHERE uf.nm_uf = 'Ceará'</text:p>
            <text:p>  AND meb.in_acessibilidade_rampas = 1</text:p>
            <text:p>  AND ST_Intersects(d.geometry, m.geometry)</text:p>
            <text:p>GROUP BY m.nm_mun</text:p>
            <text:p>ORDER BY m.nm_mun;</text:p>
          </table:table-cell>
          <table:table-cell table:style-name="ce9" table:number-columns-repeated="20"/>
          <table:table-cell table:number-columns-repeated="998"/>
        </table:table-row>
        <table:table-row table:style-name="ro1">
          <table:table-cell table:style-name="ce2" office:value-type="float" office:value="375" calcext:value-type="float">
            <text:p>375</text:p>
          </table:table-cell>
          <table:table-cell table:style-name="ce4" office:value-type="string" calcext:value-type="string">
            <text:p>No Pará, quantas escolas com TV estão contidas na interseção entre o distrito e a região imediata do município, por município, incluindo municípios com apenas escolas ou apenas distritos?</text:p>
          </table:table-cell>
          <table:table-cell table:style-name="ce8" table:content-validation-name="val1" office:value-type="string" calcext:value-type="string">
            <text:p>Estado</text:p>
          </table:table-cell>
          <table:table-cell table:style-name="ce11" table:content-validation-name="val2" office:value-type="string" calcext:value-type="string">
            <text:p>Difícil</text:p>
          </table:table-cell>
          <table:table-cell table:style-name="ce5" table:content-validation-name="val3" office:value-type="string" calcext:value-type="string">
            <text:p>ST_Intersection</text:p>
          </table:table-cell>
          <table:table-cell table:style-name="ce12" office:value-type="string" calcext:value-type="string">
            <text:p>SELECT</text:p>
            <text:p>  m.nm_mun,</text:p>
            <text:p>  SUM(</text:p>
            <text:p>    CASE</text:p>
            <text:p>      WHEN meb.in_equip_tv = 1</text:p>
            <text:p>       AND d.geometry IS NOT NULL</text:p>
            <text:p>       AND rgi.geometry IS NOT NULL</text:p>
            <text:p>       AND ST_Within(e.geometry, ST_Intersection(d.geometry, rgi.geometry))</text:p>
            <text:p>      THEN 1 ELSE 0</text:p>
            <text:p>    END</text:p>
            <text:p>  ) AS qt_escolas_bebedouro_na_intersecao</text:p>
            <text:p>FROM unidade_federativa uf</text:p>
            <text:p>INNER JOIN municipio m     ON m.cd_uf = uf.cd_uf</text:p>
            <text:p>INNER JOIN rg_imediata rgi ON rgi.cd_rgi = m.cd_rgi</text:p>
            <text:p>FULL OUTER JOIN distrito d ON d.cd_mun = m.cd_mun</text:p>
            <text:p>FULL OUTER JOIN escola e   ON e.cd_mun = m.cd_mun</text:p>
            <text:p>FULL OUTER JOIN microdados_ed_basica meb ON meb.cd_entidade = e.cd_entidade</text:p>
            <text:p>WHERE uf.nm_uf = 'Pará'</text:p>
            <text:p>  AND ST_Intersects(COALESCE(d.geometry, rgi.geometry), m.geometry)</text:p>
            <text:p>GROUP BY m.nm_mun</text:p>
            <text:p>ORDER BY m.nm_mun;</text:p>
          </table:table-cell>
          <table:table-cell table:style-name="ce9" table:number-columns-repeated="20"/>
          <table:table-cell table:number-columns-repeated="998"/>
        </table:table-row>
        <table:table-row table:style-name="ro1">
          <table:table-cell table:style-name="ce2" office:value-type="float" office:value="376" calcext:value-type="float">
            <text:p>376</text:p>
          </table:table-cell>
          <table:table-cell table:style-name="ce4" office:value-type="string" calcext:value-type="string">
            <text:p>Em Pernambuco, quantas escolas estaduais têm a sua área de atendimento de 2 km alcançando os limites dos distritos locais, por município?</text:p>
          </table:table-cell>
          <table:table-cell table:style-name="ce8" table:content-validation-name="val1" office:value-type="string" calcext:value-type="string">
            <text:p>Estado</text:p>
          </table:table-cell>
          <table:table-cell table:style-name="ce11" table:content-validation-name="val2" office:value-type="string" calcext:value-type="string">
            <text:p>Difícil</text:p>
          </table:table-cell>
          <table:table-cell table:style-name="ce5" table:content-validation-name="val3" office:value-type="string" calcext:value-type="string">
            <text:p>ST_Buffer</text:p>
          </table:table-cell>
          <table:table-cell table:style-name="ce12" office:value-type="string" calcext:value-type="string">
            <text:p>SELECT </text:p>
            <text:p>  m.nm_mun,</text:p>
            <text:p>  COUNT(*) AS qt_escolas_area_alcanca_distrito</text:p>
            <text:p>FROM unidade_federativa uf</text:p>
            <text:p>INNER JOIN municipio m  ON m.cd_uf = uf.cd_uf</text:p>
            <text:p>INNER JOIN distrito d   ON d.cd_mun = m.cd_mun</text:p>
            <text:p>INNER JOIN escola e     ON e.cd_mun = m.cd_mun</text:p>
            <text:p>INNER JOIN microdados_ed_basica meb </text:p>
            <text:p>  ON meb.cd_entidade = e.cd_entidade </text:p>
            <text:p> AND meb.tp_dependencia = 2</text:p>
            <text:p>WHERE uf.nm_uf = 'Pernambuco'</text:p>
            <text:p>  AND ST_Area(ST_Intersection(ST_Buffer(e.geometry, 2000), d.geometry)) &gt; 0</text:p>
            <text:p>  AND ST_Intersects(d.geometry, m.geometry)</text:p>
            <text:p>GROUP BY m.nm_mun</text:p>
            <text:p>ORDER BY m.nm_mun;</text:p>
          </table:table-cell>
          <table:table-cell table:style-name="ce9" table:number-columns-repeated="20"/>
          <table:table-cell table:number-columns-repeated="998"/>
        </table:table-row>
        <table:table-row table:style-name="ro1">
          <table:table-cell table:style-name="ce2" office:value-type="float" office:value="377" calcext:value-type="float">
            <text:p>377</text:p>
          </table:table-cell>
          <table:table-cell table:style-name="ce4" office:value-type="string" calcext:value-type="string">
            <text:p>Na Bahia, qual é a área média do território municipal coberta por um raio de 1,5 km ao redor das escolas estaduais, por município, mantendo municípios mesmo sem escola estadual ativa?</text:p>
          </table:table-cell>
          <table:table-cell table:style-name="ce8" table:content-validation-name="val1" office:value-type="string" calcext:value-type="string">
            <text:p>Estado</text:p>
          </table:table-cell>
          <table:table-cell table:style-name="ce11" table:content-validation-name="val2" office:value-type="string" calcext:value-type="string">
            <text:p>Difícil</text:p>
          </table:table-cell>
          <table:table-cell table:style-name="ce5" table:content-validation-name="val3" office:value-type="string" calcext:value-type="string">
            <text:p>ST_Buffer</text:p>
          </table:table-cell>
          <table:table-cell table:style-name="ce12" office:value-type="string" calcext:value-type="string">
            <text:p>SELECT</text:p>
            <text:p>  m.nm_mun,</text:p>
            <text:p>  AVG(</text:p>
            <text:p>    CASE </text:p>
            <text:p>      WHEN meb.cd_entidade IS NOT NULL</text:p>
            <text:p>      THEN ST_Area(ST_Intersection(ST_Buffer(e.geometry, 1500), m.geometry))</text:p>
            <text:p>      ELSE NULL</text:p>
            <text:p>    END</text:p>
            <text:p>  ) AS area_media_coberta_m2</text:p>
            <text:p>FROM unidade_federativa uf</text:p>
            <text:p>INNER JOIN municipio m  ON m.cd_uf = uf.cd_uf</text:p>
            <text:p>LEFT JOIN escola e      ON e.cd_mun = m.cd_mun</text:p>
            <text:p>LEFT JOIN microdados_ed_basica meb</text:p>
            <text:p>  ON meb.cd_entidade = e.cd_entidade</text:p>
            <text:p> AND meb.tp_dependencia = 2</text:p>
            <text:p>WHERE uf.nm_uf = 'Bahia'</text:p>
            <text:p>GROUP BY m.nm_mun</text:p>
            <text:p>ORDER BY m.nm_mun;</text:p>
          </table:table-cell>
          <table:table-cell table:style-name="ce9" table:number-columns-repeated="20"/>
          <table:table-cell table:number-columns-repeated="998"/>
        </table:table-row>
        <table:table-row table:style-name="ro1">
          <table:table-cell table:style-name="ce2" office:value-type="float" office:value="378" calcext:value-type="float">
            <text:p>378</text:p>
          </table:table-cell>
          <table:table-cell table:style-name="ce4" office:value-type="string" calcext:value-type="string">
            <text:p>Em Goiás, entre as escolas estaduais, quantas têm sua área de alcance de 8 km tocando a linha que separa a região imediata do município, por município?</text:p>
          </table:table-cell>
          <table:table-cell table:style-name="ce8" table:content-validation-name="val1" office:value-type="string" calcext:value-type="string">
            <text:p>Estado</text:p>
          </table:table-cell>
          <table:table-cell table:style-name="ce11" table:content-validation-name="val2" office:value-type="string" calcext:value-type="string">
            <text:p>Difícil</text:p>
          </table:table-cell>
          <table:table-cell table:style-name="ce5" table:content-validation-name="val3" office:value-type="string" calcext:value-type="string">
            <text:p>ST_Buffer</text:p>
          </table:table-cell>
          <table:table-cell table:style-name="ce12" office:value-type="string" calcext:value-type="string">
            <text:p>SELECT</text:p>
            <text:p>  m.nm_mun,</text:p>
            <text:p>  SUM(</text:p>
            <text:p>    CASE </text:p>
            <text:p>      WHEN ST_Length(</text:p>
            <text:p>             ST_Intersection(</text:p>
            <text:p>               ST_Buffer(e.geometry, 8000),</text:p>
            <text:p>               ST_Boundary(rgi.geometry)</text:p>
            <text:p>             )</text:p>
            <text:p>           ) &gt; 0</text:p>
            <text:p>      THEN 1 ELSE 0</text:p>
            <text:p>    END</text:p>
            <text:p>  ) AS qt_area_toca_divisa_imediata</text:p>
            <text:p>FROM unidade_federativa uf</text:p>
            <text:p>INNER JOIN municipio m   ON m.cd_uf = uf.cd_uf</text:p>
            <text:p>INNER JOIN rg_imediata rgi ON rgi.cd_rgi = m.cd_rgi</text:p>
            <text:p>RIGHT JOIN escola e      ON e.cd_mun = m.cd_mun</text:p>
            <text:p>RIGHT JOIN microdados_ed_basica meb</text:p>
            <text:p>  ON meb.cd_entidade = e.cd_entidade</text:p>
            <text:p> AND meb.tp_dependencia = 2</text:p>
            <text:p>WHERE uf.nm_uf = 'Goiás'</text:p>
            <text:p>  AND ST_Within(e.geometry, m.geometry)</text:p>
            <text:p>GROUP BY m.nm_mun</text:p>
            <text:p>ORDER BY m.nm_mun;</text:p>
          </table:table-cell>
          <table:table-cell table:style-name="ce9" table:number-columns-repeated="20"/>
          <table:table-cell table:number-columns-repeated="998"/>
        </table:table-row>
        <table:table-row table:style-name="ro1">
          <table:table-cell table:style-name="ce2" office:value-type="float" office:value="379" calcext:value-type="float">
            <text:p>379</text:p>
          </table:table-cell>
          <table:table-cell table:style-name="ce4" office:value-type="string" calcext:value-type="string">
            <text:p>No Amazonas, qual é a área média da sobreposição entre o território dos distritos e a área de 3 km ao redor das escolas estaduais do mesmo município, por município?</text:p>
          </table:table-cell>
          <table:table-cell table:style-name="ce8" table:content-validation-name="val1" office:value-type="string" calcext:value-type="string">
            <text:p>Estado</text:p>
          </table:table-cell>
          <table:table-cell table:style-name="ce11" table:content-validation-name="val2" office:value-type="string" calcext:value-type="string">
            <text:p>Difícil</text:p>
          </table:table-cell>
          <table:table-cell table:style-name="ce5" table:content-validation-name="val3" office:value-type="string" calcext:value-type="string">
            <text:p>ST_Buffer</text:p>
          </table:table-cell>
          <table:table-cell table:style-name="ce12" office:value-type="string" calcext:value-type="string">
            <text:p>SELECT</text:p>
            <text:p>  m.nm_mun,</text:p>
            <text:p>  AVG(ST_Area(ST_Intersection(ST_Buffer(e.geometry, 3000), d.geometry))) AS area_media_intersecao_m2</text:p>
            <text:p>FROM unidade_federativa uf</text:p>
            <text:p>JOIN municipio m              ON m.cd_uf = uf.cd_uf</text:p>
            <text:p>JOIN distrito d               ON d.cd_mun = m.cd_mun</text:p>
            <text:p>JOIN escola e                 ON e.cd_mun = m.cd_mun</text:p>
            <text:p>JOIN microdados_ed_basica meb ON meb.cd_entidade = e.cd_entidade AND meb.tp_dependencia = 2</text:p>
            <text:p>WHERE uf.nm_uf = 'Amazonas'</text:p>
            <text:p>  AND ST_Intersects(d.geometry, m.geometry)</text:p>
            <text:p>GROUP BY m.nm_mun</text:p>
            <text:p>ORDER BY m.nm_mun;</text:p>
          </table:table-cell>
          <table:table-cell table:style-name="ce9" table:number-columns-repeated="20"/>
          <table:table-cell table:number-columns-repeated="998"/>
        </table:table-row>
        <table:table-row table:style-name="ro1">
          <table:table-cell table:style-name="ce2" office:value-type="float" office:value="380" calcext:value-type="float">
            <text:p>380</text:p>
          </table:table-cell>
          <table:table-cell table:style-name="ce4" office:value-type="string" calcext:value-type="string">
            <text:p>No Pará, quantas escolas estaduais têm a sua área de 5 km completamente dentro dos limites municipais e também dentro da respectiva região imediata, por município, incluindo casos com ausência de escola ou de região cadastrada?</text:p>
          </table:table-cell>
          <table:table-cell table:style-name="ce8" table:content-validation-name="val1" office:value-type="string" calcext:value-type="string">
            <text:p>Estado</text:p>
          </table:table-cell>
          <table:table-cell table:style-name="ce11" table:content-validation-name="val2" office:value-type="string" calcext:value-type="string">
            <text:p>Difícil</text:p>
          </table:table-cell>
          <table:table-cell table:style-name="ce5" table:content-validation-name="val3" office:value-type="string" calcext:value-type="string">
            <text:p>ST_Buffer</text:p>
          </table:table-cell>
          <table:table-cell table:style-name="ce12" office:value-type="string" calcext:value-type="string">
            <text:p>SELECT</text:p>
            <text:p>  m.nm_mun,</text:p>
            <text:p>  SUM(</text:p>
            <text:p>    CASE </text:p>
            <text:p>      WHEN e.geometry IS NOT NULL</text:p>
            <text:p>       AND meb.cd_entidade IS NOT NULL</text:p>
            <text:p>       AND ST_Within(</text:p>
            <text:p>             ST_Buffer(e.geometry, 5000),</text:p>
            <text:p>             ST_Intersection(m.geometry, rgi.geometry)</text:p>
            <text:p>           )</text:p>
            <text:p>      THEN 1 ELSE 0</text:p>
            <text:p>    END</text:p>
            <text:p>  ) AS qt_area_totalmente_dentro_mun_e_imediata</text:p>
            <text:p>FROM unidade_federativa uf</text:p>
            <text:p>INNER JOIN municipio m     ON m.cd_uf = uf.cd_uf</text:p>
            <text:p>INNER JOIN rg_imediata rgi ON rgi.cd_rgi = m.cd_rgi</text:p>
            <text:p>FULL OUTER JOIN escola e   ON e.cd_mun = m.cd_mun</text:p>
            <text:p>FULL OUTER JOIN microdados_ed_basica meb</text:p>
            <text:p>  ON meb.cd_entidade = e.cd_entidade</text:p>
            <text:p> AND meb.tp_dependencia = 2</text:p>
            <text:p>WHERE uf.nm_uf = 'Pará'</text:p>
            <text:p>GROUP BY m.nm_mun</text:p>
            <text:p>ORDER BY m.nm_mun;</text:p>
          </table:table-cell>
          <table:table-cell table:style-name="ce9" table:number-columns-repeated="20"/>
          <table:table-cell table:number-columns-repeated="998"/>
        </table:table-row>
        <table:table-row table:style-name="ro1">
          <table:table-cell table:style-name="ce2" office:value-type="float" office:value="381" calcext:value-type="float">
            <text:p>381</text:p>
          </table:table-cell>
          <table:table-cell table:style-name="ce4" office:value-type="string" calcext:value-type="string">
            <text:p>Em Minas Gerais, qual é a distância média das escolas estaduais com biblioteca até o centro do município quando estão a até 4 km desse ponto, por município?</text:p>
          </table:table-cell>
          <table:table-cell table:style-name="ce8" table:content-validation-name="val1" office:value-type="string" calcext:value-type="string">
            <text:p>Estado</text:p>
          </table:table-cell>
          <table:table-cell table:style-name="ce11" table:content-validation-name="val2" office:value-type="string" calcext:value-type="string">
            <text:p>Difícil</text:p>
          </table:table-cell>
          <table:table-cell table:style-name="ce5" table:content-validation-name="val3" office:value-type="string" calcext:value-type="string">
            <text:p>ST_DWithin</text:p>
          </table:table-cell>
          <table:table-cell table:style-name="ce12" office:value-type="string" calcext:value-type="string">
            <text:p>SELECT</text:p>
            <text:p>  m.nm_mun,</text:p>
            <text:p>  AVG(ST_Distance(e.geometry, ST_Centroid(m.geometry))) AS distancia_media_m</text:p>
            <text:p>FROM unidade_federativa uf</text:p>
            <text:p>INNER JOIN municipio m              ON m.cd_uf = uf.cd_uf</text:p>
            <text:p>INNER JOIN escola e                 ON e.cd_mun = m.cd_mun</text:p>
            <text:p>INNER JOIN microdados_ed_basica meb ON meb.cd_entidade = e.cd_entidade</text:p>
            <text:p>WHERE uf.nm_uf = 'Minas Gerais'</text:p>
            <text:p>  AND meb.in_biblioteca = 1</text:p>
            <text:p>  AND ST_DWithin(e.geometry, ST_Centroid(m.geometry), 4000)</text:p>
            <text:p>  AND ST_Intersects(e.geometry, m.geometry)</text:p>
            <text:p>GROUP BY m.nm_mun</text:p>
            <text:p>ORDER BY m.nm_mun;</text:p>
          </table:table-cell>
          <table:table-cell table:style-name="ce9" table:number-columns-repeated="20"/>
          <table:table-cell table:number-columns-repeated="998"/>
        </table:table-row>
        <table:table-row table:style-name="ro1">
          <table:table-cell table:style-name="ce2" office:value-type="float" office:value="382" calcext:value-type="float">
            <text:p>382</text:p>
          </table:table-cell>
          <table:table-cell table:style-name="ce4" office:value-type="string" calcext:value-type="string">
            <text:p>Em Alagoas, qual é a proporção de escolas estaduais com laboratório de informática localizadas a até 2 km do centroide do distrito do seu município, por município, mantendo municípios mesmo sem escola qualificada?</text:p>
          </table:table-cell>
          <table:table-cell table:style-name="ce8" table:content-validation-name="val1" office:value-type="string" calcext:value-type="string">
            <text:p>Estado</text:p>
          </table:table-cell>
          <table:table-cell table:style-name="ce11" table:content-validation-name="val2" office:value-type="string" calcext:value-type="string">
            <text:p>Difícil</text:p>
          </table:table-cell>
          <table:table-cell table:style-name="ce5" table:content-validation-name="val3" office:value-type="string" calcext:value-type="string">
            <text:p>ST_DWithin</text:p>
          </table:table-cell>
          <table:table-cell table:style-name="ce12" office:value-type="string" calcext:value-type="string">
            <text:p>SELECT</text:p>
            <text:p>  m.nm_mun,</text:p>
            <text:p>  CASE WHEN COUNT(e.cd_entidade) = 0 THEN 0.0</text:p>
            <text:p>       ELSE 100.0 * SUM(</text:p>
            <text:p>              CASE </text:p>
            <text:p>                WHEN meb.in_laboratorio_informatica = 1</text:p>
            <text:p>                 AND ST_DWithin(e.geometry, ST_Centroid(d.geometry), 2000)</text:p>
            <text:p>                THEN 1 ELSE 0</text:p>
            <text:p>              END</text:p>
            <text:p>            )::decimal / COUNT(e.cd_entidade)</text:p>
            <text:p>  END AS perc_labinfo_ate_2km</text:p>
            <text:p>FROM unidade_federativa uf</text:p>
            <text:p>INNER JOIN municipio m  ON m.cd_uf = uf.cd_uf</text:p>
            <text:p>LEFT JOIN distrito d    ON d.cd_mun = m.cd_mun</text:p>
            <text:p>LEFT JOIN escola e      ON e.cd_mun = m.cd_mun</text:p>
            <text:p>LEFT JOIN microdados_ed_basica meb ON meb.cd_entidade = e.cd_entidade</text:p>
            <text:p>WHERE uf.nm_uf = 'Alagoas'</text:p>
            <text:p>  AND (d.geometry IS NOT NULL)</text:p>
            <text:p>  AND ST_Intersects(COALESCE(d.geometry, m.geometry), m.geometry)</text:p>
            <text:p>GROUP BY m.nm_mun</text:p>
            <text:p>ORDER BY m.nm_mun;</text:p>
          </table:table-cell>
          <table:table-cell table:style-name="ce9" table:number-columns-repeated="20"/>
          <table:table-cell table:number-columns-repeated="998"/>
        </table:table-row>
        <table:table-row table:style-name="ro1">
          <table:table-cell table:style-name="ce2" office:value-type="float" office:value="383" calcext:value-type="float">
            <text:p>383</text:p>
          </table:table-cell>
          <table:table-cell table:style-name="ce4" office:value-type="string" calcext:value-type="string">
            <text:p>No Pará, entre as escolas estaduais com acesso à internet, quantas ficam a até 3 km da linha que delimita a região imediata do seu município, por município da escola?</text:p>
          </table:table-cell>
          <table:table-cell table:style-name="ce8" table:content-validation-name="val1" office:value-type="string" calcext:value-type="string">
            <text:p>Estado</text:p>
          </table:table-cell>
          <table:table-cell table:style-name="ce11" table:content-validation-name="val2" office:value-type="string" calcext:value-type="string">
            <text:p>Difícil</text:p>
          </table:table-cell>
          <table:table-cell table:style-name="ce5" table:content-validation-name="val3" office:value-type="string" calcext:value-type="string">
            <text:p>ST_DWithin</text:p>
          </table:table-cell>
          <table:table-cell table:style-name="ce12" office:value-type="string" calcext:value-type="string">
            <text:p>SELECT</text:p>
            <text:p>  m.nm_mun,</text:p>
            <text:p>  SUM(</text:p>
            <text:p>    CASE </text:p>
            <text:p>      WHEN meb.in_internet = 1</text:p>
            <text:p>       AND ST_DWithin(e.geometry, ST_Boundary(rgi.geometry), 3000)</text:p>
            <text:p>      THEN 1 ELSE 0</text:p>
            <text:p>    END</text:p>
            <text:p>  ) AS qt_escolas_ate_3km_da_divisa_imediata</text:p>
            <text:p>FROM unidade_federativa uf</text:p>
            <text:p>INNER JOIN municipio m     ON m.cd_uf = uf.cd_uf</text:p>
            <text:p>INNER JOIN rg_imediata rgi ON rgi.cd_rgi = m.cd_rgi</text:p>
            <text:p>RIGHT JOIN escola e        ON e.cd_mun = m.cd_mun</text:p>
            <text:p>RIGHT JOIN microdados_ed_basica meb ON meb.cd_entidade = e.cd_entidade</text:p>
            <text:p>WHERE uf.nm_uf = 'Pará'</text:p>
            <text:p>  AND ST_Within(e.geometry, m.geometry)</text:p>
            <text:p>GROUP BY m.nm_mun</text:p>
            <text:p>ORDER BY m.nm_mun;</text:p>
          </table:table-cell>
          <table:table-cell table:style-name="ce9" table:number-columns-repeated="20"/>
          <table:table-cell table:number-columns-repeated="998"/>
        </table:table-row>
        <table:table-row table:style-name="ro1">
          <table:table-cell table:style-name="ce2" office:value-type="float" office:value="384" calcext:value-type="float">
            <text:p>384</text:p>
          </table:table-cell>
          <table:table-cell table:style-name="ce4" office:value-type="string" calcext:value-type="string">
            <text:p>No Rio Grande do Sul, quantas escolas estaduais com sala de leitura estão a até 1 km do território de algum distrito do mesmo município, por município?</text:p>
          </table:table-cell>
          <table:table-cell table:style-name="ce8" table:content-validation-name="val1" office:value-type="string" calcext:value-type="string">
            <text:p>Estado</text:p>
          </table:table-cell>
          <table:table-cell table:style-name="ce11" table:content-validation-name="val2" office:value-type="string" calcext:value-type="string">
            <text:p>Difícil</text:p>
          </table:table-cell>
          <table:table-cell table:style-name="ce5" table:content-validation-name="val3" office:value-type="string" calcext:value-type="string">
            <text:p>ST_DWithin</text:p>
          </table:table-cell>
          <table:table-cell table:style-name="ce12" office:value-type="string" calcext:value-type="string">
            <text:p>SELECT</text:p>
            <text:p>  m.nm_mun,</text:p>
            <text:p>  SUM(</text:p>
            <text:p>    CASE </text:p>
            <text:p>      WHEN meb.in_sala_leitura = 1</text:p>
            <text:p>       AND ST_DWithin(e.geometry, d.geometry, 1000)</text:p>
            <text:p>      THEN 1 ELSE 0</text:p>
            <text:p>    END</text:p>
            <text:p>  ) AS qt_sala_leitura_proximas_distrito</text:p>
            <text:p>FROM unidade_federativa uf</text:p>
            <text:p>JOIN municipio m              ON m.cd_uf = uf.cd_uf</text:p>
            <text:p>JOIN distrito d               ON d.cd_mun = m.cd_mun</text:p>
            <text:p>JOIN escola e                 ON e.cd_mun = m.cd_mun</text:p>
            <text:p>JOIN microdados_ed_basica meb ON meb.cd_entidade = e.cd_entidade</text:p>
            <text:p>WHERE uf.nm_uf = 'Rio Grande do Sul'</text:p>
            <text:p>  AND ST_Intersects(d.geometry, m.geometry)</text:p>
            <text:p>GROUP BY m.nm_mun</text:p>
            <text:p>ORDER BY m.nm_mun;</text:p>
          </table:table-cell>
          <table:table-cell table:style-name="ce9" table:number-columns-repeated="20"/>
          <table:table-cell table:number-columns-repeated="998"/>
        </table:table-row>
        <table:table-row table:style-name="ro1">
          <table:table-cell table:style-name="ce2" office:value-type="float" office:value="385" calcext:value-type="float">
            <text:p>385</text:p>
          </table:table-cell>
          <table:table-cell table:style-name="ce4" office:value-type="string" calcext:value-type="string">
            <text:p>No Rio de Janeiro, qual é a distância média das escolas estaduais com refeitório até a área compartilhada entre município e região imediata quando estão a até 5 km dessa área, por município, incluindo casos com ausência de escola ou de região cadastrada?</text:p>
          </table:table-cell>
          <table:table-cell table:style-name="ce8" table:content-validation-name="val1" office:value-type="string" calcext:value-type="string">
            <text:p>Estado</text:p>
          </table:table-cell>
          <table:table-cell table:style-name="ce11" table:content-validation-name="val2" office:value-type="string" calcext:value-type="string">
            <text:p>Difícil</text:p>
          </table:table-cell>
          <table:table-cell table:style-name="ce5" table:content-validation-name="val3" office:value-type="string" calcext:value-type="string">
            <text:p>ST_DWithin</text:p>
          </table:table-cell>
          <table:table-cell table:style-name="ce12" office:value-type="string" calcext:value-type="string">
            <text:p>SELECT</text:p>
            <text:p>  m.nm_mun,</text:p>
            <text:p>  AVG(</text:p>
            <text:p>    CASE </text:p>
            <text:p>      WHEN e.geometry IS NOT NULL </text:p>
            <text:p>       AND meb.in_refeitorio = 1</text:p>
            <text:p>       AND rgi.geometry IS NOT NULL</text:p>
            <text:p>       AND ST_DWithin(e.geometry, ST_Intersection(m.geometry, rgi.geometry), 5000)</text:p>
            <text:p>      THEN ST_Distance(e.geometry, ST_Intersection(m.geometry, rgi.geometry))</text:p>
            <text:p>      ELSE NULL</text:p>
            <text:p>    END</text:p>
            <text:p>  ) AS distancia_media_m</text:p>
            <text:p>FROM unidade_federativa uf</text:p>
            <text:p>INNER JOIN municipio m     ON m.cd_uf = uf.cd_uf</text:p>
            <text:p>INNER JOIN rg_imediata rgi ON rgi.cd_rgi = m.cd_rgi</text:p>
            <text:p>FULL OUTER JOIN escola e   ON e.cd_mun = m.cd_mun</text:p>
            <text:p>FULL OUTER JOIN microdados_ed_basica meb ON meb.cd_entidade = e.cd_entidade</text:p>
            <text:p>WHERE uf.nm_uf = 'Rio de Janeiro'</text:p>
            <text:p>  AND ST_Intersects(COALESCE(rgi.geometry, m.geometry), m.geometry)</text:p>
            <text:p>GROUP BY m.nm_mun</text:p>
            <text:p>ORDER BY m.nm_mun;</text:p>
          </table:table-cell>
          <table:table-cell table:style-name="ce9" table:number-columns-repeated="20"/>
          <table:table-cell table:number-columns-repeated="998"/>
        </table:table-row>
        <table:table-row table:style-name="ro1">
          <table:table-cell table:style-name="ce2" office:value-type="float" office:value="386" calcext:value-type="float">
            <text:p>386</text:p>
          </table:table-cell>
          <table:table-cell table:style-name="ce4" office:value-type="string" calcext:value-type="string">
            <text:p>No Maranhão, entre as escolas estaduais com biblioteca, quantas ficam dentro da área compartilhada entre o distrito e a região imediata do seu município, e qual a proporção por município?</text:p>
          </table:table-cell>
          <table:table-cell table:style-name="ce8" table:content-validation-name="val1" office:value-type="string" calcext:value-type="string">
            <text:p>Estado</text:p>
          </table:table-cell>
          <table:table-cell table:style-name="ce11" table:content-validation-name="val2" office:value-type="string" calcext:value-type="string">
            <text:p>Muito Difícil</text:p>
          </table:table-cell>
          <table:table-cell table:style-name="ce5" table:content-validation-name="val3" office:value-type="string" calcext:value-type="string">
            <text:p>ST_Intersects</text:p>
          </table:table-cell>
          <table:table-cell table:style-name="ce12" office:value-type="string" calcext:value-type="string">
            <text:p>WITH intersec AS (</text:p>
            <text:p>  SELECT </text:p>
            <text:p>    m.cd_mun,</text:p>
            <text:p>    ST_Intersection(d.geometry, rgi.geometry) AS geom_inter</text:p>
            <text:p>  FROM municipio m</text:p>
            <text:p>  INNER JOIN rg_imediata rgi ON rgi.cd_rgi = m.cd_rgi</text:p>
            <text:p>  INNER JOIN distrito d      ON d.cd_mun = m.cd_mun</text:p>
            <text:p>),</text:p>
            <text:p>escolas_filtradas AS (</text:p>
            <text:p>  SELECT </text:p>
            <text:p>    e.cd_entidade, e.cd_mun, e.geometry,</text:p>
            <text:p>    meb.in_biblioteca</text:p>
            <text:p>  FROM escola e</text:p>
            <text:p>  INNER JOIN microdados_ed_basica meb</text:p>
            <text:p>    ON meb.cd_entidade = e.cd_entidade</text:p>
            <text:p>  WHERE meb.in_biblioteca = 1</text:p>
            <text:p>)</text:p>
            <text:p>SELECT </text:p>
            <text:p>  m.nm_mun,</text:p>
            <text:p>  SUM(CASE WHEN ST_Intersects(ef.geometry, i.geom_inter) THEN 1 ELSE 0 END) AS qt_dentro_intersec,</text:p>
            <text:p>  COUNT(ef.cd_entidade) AS qt_total_escolas_biblio,</text:p>
            <text:p>  ROUND(</text:p>
            <text:p>    100.0 * SUM(CASE WHEN ST_Intersects(ef.geometry, i.geom_inter) THEN 1 ELSE 0 END)::numeric</text:p>
            <text:p>           / NULLIF(COUNT(ef.cd_entidade),0), 2</text:p>
            <text:p>  ) AS perc_dentro</text:p>
            <text:p>FROM unidade_federativa uf</text:p>
            <text:p>INNER JOIN municipio m        ON m.cd_uf = uf.cd_uf</text:p>
            <text:p>INNER JOIN intersec i         ON i.cd_mun = m.cd_mun</text:p>
            <text:p>INNER JOIN escolas_filtradas ef ON ef.cd_mun = m.cd_mun</text:p>
            <text:p>WHERE uf.nm_uf = 'Maranhão'</text:p>
            <text:p>  AND ST_Area(i.geom_inter) &gt; 0</text:p>
            <text:p>GROUP BY m.nm_mun</text:p>
            <text:p>ORDER BY m.nm_mun;</text:p>
          </table:table-cell>
          <table:table-cell table:style-name="ce9" table:number-columns-repeated="20"/>
          <table:table-cell table:number-columns-repeated="998"/>
        </table:table-row>
        <table:table-row table:style-name="ro1">
          <table:table-cell table:style-name="ce2" office:value-type="float" office:value="387" calcext:value-type="float">
            <text:p>387</text:p>
          </table:table-cell>
          <table:table-cell table:style-name="ce4" office:value-type="string" calcext:value-type="string">
            <text:p>No Piauí, qual é a distância média, por município, das escolas estaduais com laboratório de informática até o centro geométrico da área compartilhada entre o distrito e o município, mantendo municípios mesmo sem escola qualificada?</text:p>
          </table:table-cell>
          <table:table-cell table:style-name="ce8" table:content-validation-name="val1" office:value-type="string" calcext:value-type="string">
            <text:p>Estado</text:p>
          </table:table-cell>
          <table:table-cell table:style-name="ce11" table:content-validation-name="val2" office:value-type="string" calcext:value-type="string">
            <text:p>Muito Difícil</text:p>
          </table:table-cell>
          <table:table-cell table:style-name="ce5" table:content-validation-name="val3" office:value-type="string" calcext:value-type="string">
            <text:p>ST_Intersects</text:p>
          </table:table-cell>
          <table:table-cell table:style-name="ce12" office:value-type="string" calcext:value-type="string">
            <text:p>WITH area_compartilhada AS (</text:p>
            <text:p>  SELECT </text:p>
            <text:p>    m.cd_mun,</text:p>
            <text:p>    ST_Intersection(m.geometry, d.geometry) AS geom_share</text:p>
            <text:p>  FROM municipio m</text:p>
            <text:p>  LEFT JOIN distrito d ON d.cd_mun = m.cd_mun</text:p>
            <text:p>),</text:p>
            <text:p>base_escola AS (</text:p>
            <text:p>  SELECT e.cd_entidade, e.cd_mun, e.geometry,</text:p>
            <text:p>         meb.in_laboratorio_informatica</text:p>
            <text:p>  FROM escola e</text:p>
            <text:p>  LEFT JOIN microdados_ed_basica meb</text:p>
            <text:p>    ON meb.cd_entidade = e.cd_entidade</text:p>
            <text:p>)</text:p>
            <text:p>SELECT</text:p>
            <text:p>  m.nm_mun,</text:p>
            <text:p>  AVG(</text:p>
            <text:p>    CASE </text:p>
            <text:p>      WHEN be.in_laboratorio_informatica = 1</text:p>
            <text:p>       AND ac.geom_share IS NOT NULL</text:p>
            <text:p>       AND ST_Intersects(be.geometry, m.geometry)</text:p>
            <text:p>      THEN ST_Distance(be.geometry, ST_Centroid(ac.geom_share))</text:p>
            <text:p>      ELSE NULL</text:p>
            <text:p>    END</text:p>
            <text:p>  ) AS distancia_media_m</text:p>
            <text:p>FROM unidade_federativa uf</text:p>
            <text:p>INNER JOIN municipio m   ON m.cd_uf = uf.cd_uf</text:p>
            <text:p>LEFT JOIN area_compartilhada ac ON ac.cd_mun = m.cd_mun</text:p>
            <text:p>LEFT JOIN base_escola be        ON be.cd_mun = m.cd_mun</text:p>
            <text:p>WHERE uf.nm_uf = 'Piauí'</text:p>
            <text:p>GROUP BY m.nm_mun</text:p>
            <text:p>ORDER BY m.nm_mun;</text:p>
          </table:table-cell>
          <table:table-cell table:style-name="ce9" table:number-columns-repeated="20"/>
          <table:table-cell table:number-columns-repeated="998"/>
        </table:table-row>
        <table:table-row table:style-name="ro1">
          <table:table-cell table:style-name="ce2" office:value-type="float" office:value="388" calcext:value-type="float">
            <text:p>388</text:p>
          </table:table-cell>
          <table:table-cell table:style-name="ce4" office:value-type="string" calcext:value-type="string">
            <text:p>No Ceará, entre as escolas estaduais com acesso à internet, quantas têm sua área de atendimento de 2 km tocando a linha de contorno da região imediata, por município da escola, destacando apenas a primeira escola por município com base na menor distância até esse contorno?</text:p>
          </table:table-cell>
          <table:table-cell table:style-name="ce8" table:content-validation-name="val1" office:value-type="string" calcext:value-type="string">
            <text:p>Estado</text:p>
          </table:table-cell>
          <table:table-cell table:style-name="ce11" table:content-validation-name="val2" office:value-type="string" calcext:value-type="string">
            <text:p>Muito Difícil</text:p>
          </table:table-cell>
          <table:table-cell table:style-name="ce5" table:content-validation-name="val3" office:value-type="string" calcext:value-type="string">
            <text:p>ST_Intersects</text:p>
          </table:table-cell>
          <table:table-cell table:style-name="ce12" office:value-type="string" calcext:value-type="string">
            <text:p>WITH candidatos AS (</text:p>
            <text:p>  SELECT </text:p>
            <text:p>    e.cd_entidade, e.cd_mun, e.geometry,</text:p>
            <text:p>    ST_Distance(e.geometry, ST_Boundary(rgi.geometry)) AS dist_borda,</text:p>
            <text:p>    ST_Intersects(ST_Buffer(e.geometry, 2000), ST_Boundary(rgi.geometry)) AS toca_borda</text:p>
            <text:p>  FROM municipio m</text:p>
            <text:p>  INNER JOIN rg_imediata rgi ON rgi.cd_rgi = m.cd_rgi</text:p>
            <text:p>  RIGHT JOIN escola e        ON e.cd_mun = m.cd_mun</text:p>
            <text:p>  RIGHT JOIN microdados_ed_basica meb</text:p>
            <text:p>    ON meb.cd_entidade = e.cd_entidade</text:p>
            <text:p>  WHERE meb.in_internet = 1</text:p>
            <text:p>),</text:p>
            <text:p>ranqueados AS (</text:p>
            <text:p>  SELECT </text:p>
            <text:p>    c.*,</text:p>
            <text:p>    ROW_NUMBER() OVER (PARTITION BY c.cd_mun ORDER BY c.dist_borda ASC) AS rk</text:p>
            <text:p>  FROM candidatos c</text:p>
            <text:p>)</text:p>
            <text:p>SELECT </text:p>
            <text:p>  m.nm_mun,</text:p>
            <text:p>  SUM(CASE WHEN r.toca_borda AND r.rk = 1 THEN 1 ELSE 0 END) AS qt_primeira_tocando</text:p>
            <text:p>FROM unidade_federativa uf</text:p>
            <text:p>INNER JOIN municipio m ON m.cd_uf = uf.cd_uf</text:p>
            <text:p>LEFT JOIN ranqueados r ON r.cd_mun = m.cd_mun</text:p>
            <text:p>WHERE uf.nm_uf = 'Ceará'</text:p>
            <text:p>GROUP BY m.nm_mun</text:p>
            <text:p>ORDER BY m.nm_mun;</text:p>
          </table:table-cell>
          <table:table-cell table:style-name="ce9" table:number-columns-repeated="20"/>
          <table:table-cell table:number-columns-repeated="998"/>
        </table:table-row>
        <table:table-row table:style-name="ro1">
          <table:table-cell table:style-name="ce2" office:value-type="float" office:value="389" calcext:value-type="float">
            <text:p>389</text:p>
          </table:table-cell>
          <table:table-cell table:style-name="ce4" office:value-type="string" calcext:value-type="string">
            <text:p>No Paraná, qual é a área média de sobreposição, por município, entre os distritos e a vizinhança de 1 km das escolas estaduais com sala de leitura, considerando apenas escolas que se cruzam com o território municipal?</text:p>
          </table:table-cell>
          <table:table-cell table:style-name="ce8" table:content-validation-name="val1" office:value-type="string" calcext:value-type="string">
            <text:p>Estado</text:p>
          </table:table-cell>
          <table:table-cell table:style-name="ce11" table:content-validation-name="val2" office:value-type="string" calcext:value-type="string">
            <text:p>Muito Difícil</text:p>
          </table:table-cell>
          <table:table-cell table:style-name="ce5" table:content-validation-name="val3" office:value-type="string" calcext:value-type="string">
            <text:p>ST_Intersects</text:p>
          </table:table-cell>
          <table:table-cell table:style-name="ce12" office:value-type="string" calcext:value-type="string">
            <text:p>WITH escolas_validas AS (</text:p>
            <text:p>  SELECT e.cd_entidade, e.cd_mun, e.geometry</text:p>
            <text:p>  FROM escola e</text:p>
            <text:p>  JOIN microdados_ed_basica meb</text:p>
            <text:p>    ON meb.cd_entidade = e.cd_entidade</text:p>
            <text:p>  WHERE meb.in_sala_leitura = 1</text:p>
            <text:p>),</text:p>
            <text:p>sobrepos AS (</text:p>
            <text:p>  SELECT </text:p>
            <text:p>    m.cd_mun,</text:p>
            <text:p>    ST_Area(ST_Intersection(d.geometry, ST_Buffer(ev.geometry, 1000))) AS area_sobrep</text:p>
            <text:p>  FROM municipio m</text:p>
            <text:p>  JOIN distrito d        ON d.cd_mun = m.cd_mun</text:p>
            <text:p>  JOIN escolas_validas ev ON ev.cd_mun = m.cd_mun</text:p>
            <text:p>  WHERE ST_Intersects(ev.geometry, m.geometry)</text:p>
            <text:p>)</text:p>
            <text:p>SELECT </text:p>
            <text:p>  m.nm_mun,</text:p>
            <text:p>  AVG(s.area_sobrep) AS area_media_sobreposicao_m2</text:p>
            <text:p>FROM unidade_federativa uf</text:p>
            <text:p>JOIN municipio m ON m.cd_uf = uf.cd_uf</text:p>
            <text:p>JOIN sobrepos s  ON s.cd_mun = m.cd_mun</text:p>
            <text:p>WHERE uf.nm_uf = 'Paraná'</text:p>
            <text:p>GROUP BY m.nm_mun</text:p>
            <text:p>ORDER BY m.nm_mun;</text:p>
          </table:table-cell>
          <table:table-cell table:style-name="ce9" table:number-columns-repeated="20"/>
          <table:table-cell table:number-columns-repeated="998"/>
        </table:table-row>
        <table:table-row table:style-name="ro1">
          <table:table-cell table:style-name="ce2" office:value-type="float" office:value="390" calcext:value-type="float">
            <text:p>390</text:p>
          </table:table-cell>
          <table:table-cell table:style-name="ce4" office:value-type="string" calcext:value-type="string">
            <text:p>No Rio Grande do Sul, quantas escolas estaduais com refeitório estão contidas na área comum entre o município e a região imediata, por município, incluindo municípios sem escola ou sem região cadastrada; e, entre essas, qual a participação de cada município no total estadual?</text:p>
          </table:table-cell>
          <table:table-cell table:style-name="ce8" table:content-validation-name="val1" office:value-type="string" calcext:value-type="string">
            <text:p>Estado</text:p>
          </table:table-cell>
          <table:table-cell table:style-name="ce11" table:content-validation-name="val2" office:value-type="string" calcext:value-type="string">
            <text:p>Muito Difícil</text:p>
          </table:table-cell>
          <table:table-cell table:style-name="ce5" table:content-validation-name="val3" office:value-type="string" calcext:value-type="string">
            <text:p>ST_Intersects</text:p>
          </table:table-cell>
          <table:table-cell table:style-name="ce12" office:value-type="string" calcext:value-type="string">
            <text:p>WITH area_comum AS (</text:p>
            <text:p>  SELECT </text:p>
            <text:p>    m.cd_mun,</text:p>
            <text:p>    ST_Intersection(m.geometry, rgi.geometry) AS geom_comum</text:p>
            <text:p>  FROM municipio m</text:p>
            <text:p>  FULL OUTER JOIN rg_imediata rgi ON rgi.cd_rgi = m.cd_rgi</text:p>
            <text:p>),</text:p>
            <text:p>contagem_mun AS (</text:p>
            <text:p>  SELECT</text:p>
            <text:p>    m.cd_mun,</text:p>
            <text:p>    SUM(</text:p>
            <text:p>      CASE </text:p>
            <text:p>        WHEN e.geometry IS NOT NULL</text:p>
            <text:p>         AND ac.geom_comum IS NOT NULL</text:p>
            <text:p>         AND meb.in_refeitorio = 1</text:p>
            <text:p>         AND ST_Within(e.geometry, ac.geom_comum)</text:p>
            <text:p>        THEN 1 ELSE 0</text:p>
            <text:p>      END</text:p>
            <text:p>    ) AS qt_refeitorio_na_area_comum</text:p>
            <text:p>  FROM municipio m</text:p>
            <text:p>  FULL OUTER JOIN escola e   ON e.cd_mun = m.cd_mun</text:p>
            <text:p>  FULL OUTER JOIN microdados_ed_basica meb</text:p>
            <text:p>    ON meb.cd_entidade = e.cd_entidade</text:p>
            <text:p>  FULL OUTER JOIN area_comum ac</text:p>
            <text:p>    ON ac.cd_mun = m.cd_mun</text:p>
            <text:p>  GROUP BY m.cd_mun</text:p>
            <text:p>),</text:p>
            <text:p>total_estado AS (</text:p>
            <text:p>  SELECT SUM(qt_refeitorio_na_area_comum) AS total_rs</text:p>
            <text:p>  FROM contagem_mun</text:p>
            <text:p>)</text:p>
            <text:p>SELECT </text:p>
            <text:p>  m.nm_mun,</text:p>
            <text:p>  cm.qt_refeitorio_na_area_comum,</text:p>
            <text:p>  ROUND(100.0 * cm.qt_refeitorio_na_area_comum::numeric / NULLIF(te.total_rs,0), 2) AS participacao_percentual</text:p>
            <text:p>FROM unidade_federativa uf</text:p>
            <text:p>INNER JOIN municipio m ON m.cd_uf = uf.cd_uf</text:p>
            <text:p>LEFT JOIN contagem_mun cm ON cm.cd_mun = m.cd_mun</text:p>
            <text:p>CROSS JOIN total_estado te</text:p>
            <text:p>WHERE uf.nm_uf = 'Rio Grande do Sul'</text:p>
            <text:p>ORDER BY m.nm_mun;</text:p>
          </table:table-cell>
          <table:table-cell table:style-name="ce9" table:number-columns-repeated="20"/>
          <table:table-cell table:number-columns-repeated="998"/>
        </table:table-row>
        <table:table-row table:style-name="ro1">
          <table:table-cell table:style-name="ce2" office:value-type="float" office:value="391" calcext:value-type="float">
            <text:p>391</text:p>
          </table:table-cell>
          <table:table-cell table:style-name="ce4" office:value-type="string" calcext:value-type="string">
            <text:p>Na Bahia, entre as escolas estaduais com biblioteca, quantas ficam totalmente dentro da área comum entre o município e o distrito, e qual a porcentagem por município?</text:p>
          </table:table-cell>
          <table:table-cell table:style-name="ce8" table:content-validation-name="val1" office:value-type="string" calcext:value-type="string">
            <text:p>Estado</text:p>
          </table:table-cell>
          <table:table-cell table:style-name="ce11" table:content-validation-name="val2" office:value-type="string" calcext:value-type="string">
            <text:p>Muito Difícil</text:p>
          </table:table-cell>
          <table:table-cell table:style-name="ce5" table:content-validation-name="val3" office:value-type="string" calcext:value-type="string">
            <text:p>ST_Contains</text:p>
          </table:table-cell>
          <table:table-cell table:style-name="ce12" office:value-type="string" calcext:value-type="string">
            <text:p>WITH area_comum AS (</text:p>
            <text:p>  SELECT </text:p>
            <text:p>    m.cd_mun,</text:p>
            <text:p>    ST_Intersection(m.geometry, d.geometry) AS geom_comum</text:p>
            <text:p>  FROM municipio m</text:p>
            <text:p>  INNER JOIN distrito d ON d.cd_mun = m.cd_mun</text:p>
            <text:p>),</text:p>
            <text:p>escolas_biblio AS (</text:p>
            <text:p>  SELECT </text:p>
            <text:p>    e.cd_entidade, e.cd_mun, e.geometry,</text:p>
            <text:p>    COUNT(*) OVER (PARTITION BY e.cd_mun) AS total_biblio_mun</text:p>
            <text:p>  FROM escola e</text:p>
            <text:p>  INNER JOIN microdados_ed_basica meb</text:p>
            <text:p>    ON meb.cd_entidade = e.cd_entidade</text:p>
            <text:p>  WHERE meb.in_biblioteca = 1</text:p>
            <text:p>)</text:p>
            <text:p>SELECT</text:p>
            <text:p>  m.nm_mun,</text:p>
            <text:p>  SUM(CASE WHEN ST_Contains(ac.geom_comum, eb.geometry) THEN 1 ELSE 0 END) AS qt_dentro_area_comum,</text:p>
            <text:p>  MAX(eb.total_biblio_mun) AS qt_total_biblio,</text:p>
            <text:p>  ROUND(</text:p>
            <text:p>    100.0 * SUM(CASE WHEN ST_Contains(ac.geom_comum, eb.geometry) THEN 1 ELSE 0 END)::numeric</text:p>
            <text:p>          / NULLIF(MAX(eb.total_biblio_mun),0), 2</text:p>
            <text:p>  ) AS perc_dentro</text:p>
            <text:p>FROM unidade_federativa uf</text:p>
            <text:p>INNER JOIN municipio m     ON m.cd_uf = uf.cd_uf</text:p>
            <text:p>INNER JOIN area_comum ac   ON ac.cd_mun = m.cd_mun</text:p>
            <text:p>INNER JOIN escolas_biblio eb ON eb.cd_mun = m.cd_mun</text:p>
            <text:p>WHERE uf.nm_uf = 'Bahia'</text:p>
            <text:p>  AND ST_Area(ac.geom_comum) &gt; 0</text:p>
            <text:p>GROUP BY m.nm_mun</text:p>
            <text:p>ORDER BY m.nm_mun;</text:p>
          </table:table-cell>
          <table:table-cell table:style-name="ce9" table:number-columns-repeated="20"/>
          <table:table-cell table:number-columns-repeated="998"/>
        </table:table-row>
        <table:table-row table:style-name="ro1">
          <table:table-cell table:style-name="ce2" office:value-type="float" office:value="392" calcext:value-type="float">
            <text:p>392</text:p>
          </table:table-cell>
          <table:table-cell table:style-name="ce4" office:value-type="string" calcext:value-type="string">
            <text:p>No Ceará, qual é a distância média das escolas estaduais com laboratório de informática até a linha de divisa da região imediata, considerando apenas escolas totalmente contidas no município e mantendo municípios sem escola qualificada?</text:p>
          </table:table-cell>
          <table:table-cell table:style-name="ce8" table:content-validation-name="val1" office:value-type="string" calcext:value-type="string">
            <text:p>Estado</text:p>
          </table:table-cell>
          <table:table-cell table:style-name="ce11" table:content-validation-name="val2" office:value-type="string" calcext:value-type="string">
            <text:p>Muito Difícil</text:p>
          </table:table-cell>
          <table:table-cell table:style-name="ce5" table:content-validation-name="val3" office:value-type="string" calcext:value-type="string">
            <text:p>ST_Contains</text:p>
          </table:table-cell>
          <table:table-cell table:style-name="ce12" office:value-type="string" calcext:value-type="string">
            <text:p>WITH base AS (</text:p>
            <text:p>  SELECT </text:p>
            <text:p>    e.cd_entidade, e.cd_mun, e.geometry,</text:p>
            <text:p>    meb.in_laboratorio_informatica</text:p>
            <text:p>  FROM escola e</text:p>
            <text:p>  LEFT JOIN microdados_ed_basica meb</text:p>
            <text:p>    ON meb.cd_entidade = e.cd_entidade</text:p>
            <text:p>),</text:p>
            <text:p>ranked AS (</text:p>
            <text:p>  SELECT </text:p>
            <text:p>    b.*,</text:p>
            <text:p>    ST_Distance(b.geometry, ST_Boundary(rgi.geometry)) AS dist_divisa,</text:p>
            <text:p>    ROW_NUMBER() OVER (PARTITION BY b.cd_mun ORDER BY ST_Distance(b.geometry, ST_Boundary(rgi.geometry))) AS rk</text:p>
            <text:p>  FROM municipio m</text:p>
            <text:p>  LEFT JOIN rg_imediata rgi ON rgi.cd_rgi = m.cd_rgi</text:p>
            <text:p>  LEFT JOIN base b          ON b.cd_mun = m.cd_mun</text:p>
            <text:p>  WHERE b.geometry IS NOT NULL</text:p>
            <text:p>)</text:p>
            <text:p>SELECT</text:p>
            <text:p>  m.nm_mun,</text:p>
            <text:p>  AVG(</text:p>
            <text:p>    CASE </text:p>
            <text:p>      WHEN r.in_laboratorio_informatica = 1</text:p>
            <text:p>       AND ST_Contains(m.geometry, r.geometry)</text:p>
            <text:p>      THEN r.dist_divisa</text:p>
            <text:p>      ELSE NULL</text:p>
            <text:p>    END</text:p>
            <text:p>  ) AS distancia_media_m</text:p>
            <text:p>FROM unidade_federativa uf</text:p>
            <text:p>INNER JOIN municipio m ON m.cd_uf = uf.cd_uf</text:p>
            <text:p>LEFT JOIN ranked r      ON r.cd_mun = m.cd_mun</text:p>
            <text:p>WHERE uf.nm_uf = 'Ceará'</text:p>
            <text:p>GROUP BY m.nm_mun</text:p>
            <text:p>ORDER BY m.nm_mun;</text:p>
          </table:table-cell>
          <table:table-cell table:style-name="ce9" table:number-columns-repeated="20"/>
          <table:table-cell table:number-columns-repeated="998"/>
        </table:table-row>
        <table:table-row table:style-name="ro1">
          <table:table-cell table:style-name="ce2" office:value-type="float" office:value="393" calcext:value-type="float">
            <text:p>393</text:p>
          </table:table-cell>
          <table:table-cell table:style-name="ce4" office:value-type="string" calcext:value-type="string">
            <text:p>No Pará, entre as escolas estaduais com acesso à internet, quantas ficam totalmente dentro do distrito e, ao mesmo tempo, a até 2 km da divisa da região imediata, destacando até três por município com menor distância?</text:p>
          </table:table-cell>
          <table:table-cell table:style-name="ce8" table:content-validation-name="val1" office:value-type="string" calcext:value-type="string">
            <text:p>Estado</text:p>
          </table:table-cell>
          <table:table-cell table:style-name="ce11" table:content-validation-name="val2" office:value-type="string" calcext:value-type="string">
            <text:p>Muito Difícil</text:p>
          </table:table-cell>
          <table:table-cell table:style-name="ce5" table:content-validation-name="val3" office:value-type="string" calcext:value-type="string">
            <text:p>ST_Contains</text:p>
          </table:table-cell>
          <table:table-cell table:style-name="ce12" office:value-type="string" calcext:value-type="string">
            <text:p>WITH candidatas AS (</text:p>
            <text:p>  SELECT </text:p>
            <text:p>    e.cd_entidade, e.cd_mun, e.geometry,</text:p>
            <text:p>    ST_Distance(e.geometry, ST_Boundary(rgi.geometry)) AS dist_divisa</text:p>
            <text:p>  FROM municipio m</text:p>
            <text:p>  INNER JOIN rg_imediata rgi ON rgi.cd_rgi = m.cd_rgi</text:p>
            <text:p>  RIGHT JOIN escola e        ON e.cd_mun = m.cd_mun</text:p>
            <text:p>  RIGHT JOIN microdados_ed_basica meb</text:p>
            <text:p>    ON meb.cd_entidade = e.cd_entidade</text:p>
            <text:p>  WHERE meb.in_internet = 1</text:p>
            <text:p>),</text:p>
            <text:p>ranqueadas AS (</text:p>
            <text:p>  SELECT </text:p>
            <text:p>    c.*,</text:p>
            <text:p>    ROW_NUMBER() OVER (PARTITION BY c.cd_mun ORDER BY c.dist_divisa ASC) AS rn</text:p>
            <text:p>  FROM candidatas c</text:p>
            <text:p>)</text:p>
            <text:p>SELECT</text:p>
            <text:p>  m.nm_mun,</text:p>
            <text:p>  SUM(</text:p>
            <text:p>    CASE </text:p>
            <text:p>      WHEN d.geometry IS NOT NULL</text:p>
            <text:p>       AND ST_Contains(d.geometry, r.geometry)</text:p>
            <text:p>       AND r.dist_divisa &lt;= 2000</text:p>
            <text:p>       AND r.rn &lt;= 3</text:p>
            <text:p>      THEN 1 ELSE 0</text:p>
            <text:p>    END</text:p>
            <text:p>  ) AS qt_top3_dentro_distrito_e_proximas_divisa</text:p>
            <text:p>FROM unidade_federativa uf</text:p>
            <text:p>INNER JOIN municipio m ON m.cd_uf = uf.cd_uf</text:p>
            <text:p>INNER JOIN distrito d  ON d.cd_mun = m.cd_mun</text:p>
            <text:p>RIGHT JOIN ranqueadas r ON r.cd_mun = m.cd_mun</text:p>
            <text:p>WHERE uf.nm_uf = 'Pará'</text:p>
            <text:p>GROUP BY m.nm_mun</text:p>
            <text:p>ORDER BY m.nm_mun;</text:p>
          </table:table-cell>
          <table:table-cell table:style-name="ce9" table:number-columns-repeated="20"/>
          <table:table-cell table:number-columns-repeated="998"/>
        </table:table-row>
        <table:table-row table:style-name="ro1">
          <table:table-cell table:style-name="ce2" office:value-type="float" office:value="394" calcext:value-type="float">
            <text:p>394</text:p>
          </table:table-cell>
          <table:table-cell table:style-name="ce4" office:value-type="string" calcext:value-type="string">
            <text:p>No Rio Grande do Sul, qual é a média, por município, da área de sobreposição entre os distritos e a vizinhança de 1 km das escolas com sala de leitura, considerando apenas escolas totalmente contidas no município?</text:p>
          </table:table-cell>
          <table:table-cell table:style-name="ce8" table:content-validation-name="val1" office:value-type="string" calcext:value-type="string">
            <text:p>Estado</text:p>
          </table:table-cell>
          <table:table-cell table:style-name="ce11" table:content-validation-name="val2" office:value-type="string" calcext:value-type="string">
            <text:p>Muito Difícil</text:p>
          </table:table-cell>
          <table:table-cell table:style-name="ce5" table:content-validation-name="val3" office:value-type="string" calcext:value-type="string">
            <text:p>ST_Contains</text:p>
          </table:table-cell>
          <table:table-cell table:style-name="ce12" office:value-type="string" calcext:value-type="string">
            <text:p>WITH escolas_sr AS (</text:p>
            <text:p>  SELECT e.cd_entidade, e.cd_mun, e.geometry</text:p>
            <text:p>  FROM escola e</text:p>
            <text:p>  JOIN microdados_ed_basica meb</text:p>
            <text:p>    ON meb.cd_entidade = e.cd_entidade</text:p>
            <text:p>  WHERE meb.in_sala_leitura = 1</text:p>
            <text:p>),</text:p>
            <text:p>areas AS (</text:p>
            <text:p>  SELECT </text:p>
            <text:p>    m.cd_mun,</text:p>
            <text:p>    ST_Area(ST_Intersection(d.geometry, ST_Buffer(es.geometry, 1000))) AS area_overlap</text:p>
            <text:p>  FROM municipio m</text:p>
            <text:p>  JOIN distrito d  ON d.cd_mun = m.cd_mun</text:p>
            <text:p>  JOIN escolas_sr es ON es.cd_mun = m.cd_mun</text:p>
            <text:p>  WHERE ST_Contains(m.geometry, es.geometry)</text:p>
            <text:p>)</text:p>
            <text:p>SELECT </text:p>
            <text:p>  m.nm_mun,</text:p>
            <text:p>  AVG(a.area_overlap) AS area_media_m2</text:p>
            <text:p>FROM unidade_federativa uf</text:p>
            <text:p>JOIN municipio m ON m.cd_uf = uf.cd_uf</text:p>
            <text:p>JOIN areas a     ON a.cd_mun = m.cd_mun</text:p>
            <text:p>WHERE uf.nm_uf = 'Rio Grande do Sul'</text:p>
            <text:p>GROUP BY m.nm_mun</text:p>
            <text:p>ORDER BY m.nm_mun;</text:p>
          </table:table-cell>
          <table:table-cell table:style-name="ce9" table:number-columns-repeated="20"/>
          <table:table-cell table:number-columns-repeated="998"/>
        </table:table-row>
        <table:table-row table:style-name="ro1">
          <table:table-cell table:style-name="ce2" office:value-type="float" office:value="395" calcext:value-type="float">
            <text:p>395</text:p>
          </table:table-cell>
          <table:table-cell table:style-name="ce4" office:value-type="string" calcext:value-type="string">
            <text:p>No Rio de Janeiro, quantas escolas estaduais com refeitório ficam totalmente dentro da área compartilhada entre o município e a região imediata, e qual a participação de cada município no total estadual, incluindo municípios sem escola ou sem região cadastrada?</text:p>
          </table:table-cell>
          <table:table-cell table:style-name="ce8" table:content-validation-name="val1" office:value-type="string" calcext:value-type="string">
            <text:p>Estado</text:p>
          </table:table-cell>
          <table:table-cell table:style-name="ce11" table:content-validation-name="val2" office:value-type="string" calcext:value-type="string">
            <text:p>Muito Difícil</text:p>
          </table:table-cell>
          <table:table-cell table:style-name="ce5" table:content-validation-name="val3" office:value-type="string" calcext:value-type="string">
            <text:p>ST_Contains</text:p>
          </table:table-cell>
          <table:table-cell table:style-name="ce12" office:value-type="string" calcext:value-type="string">
            <text:p>WITH area_comp AS (</text:p>
            <text:p>  SELECT </text:p>
            <text:p>    m.cd_mun,</text:p>
            <text:p>    CASE </text:p>
            <text:p>      WHEN rgi.geometry IS NOT NULL THEN ST_Intersection(m.geometry, rgi.geometry)</text:p>
            <text:p>      ELSE NULL</text:p>
            <text:p>    END AS geom_comp</text:p>
            <text:p>  FROM municipio m</text:p>
            <text:p>  FULL OUTER JOIN rg_imediata rgi ON rgi.cd_rgi = m.cd_rgi</text:p>
            <text:p>),</text:p>
            <text:p>contagem AS (</text:p>
            <text:p>  SELECT</text:p>
            <text:p>    m.cd_mun,</text:p>
            <text:p>    SUM(</text:p>
            <text:p>      CASE </text:p>
            <text:p>        WHEN e.geometry IS NOT NULL</text:p>
            <text:p>         AND ac.geom_comp IS NOT NULL</text:p>
            <text:p>         AND meb.in_refeitorio = 1</text:p>
            <text:p>         AND ST_Contains(ac.geom_comp, e.geometry)</text:p>
            <text:p>        THEN 1 ELSE 0</text:p>
            <text:p>      END</text:p>
            <text:p>    ) AS qt_refeitorio</text:p>
            <text:p>  FROM municipio m</text:p>
            <text:p>  FULL OUTER JOIN escola e   ON e.cd_mun = m.cd_mun</text:p>
            <text:p>  FULL OUTER JOIN microdados_ed_basica meb</text:p>
            <text:p>    ON meb.cd_entidade = e.cd_entidade</text:p>
            <text:p>  FULL OUTER JOIN area_comp ac</text:p>
            <text:p>    ON ac.cd_mun = m.cd_mun</text:p>
            <text:p>  GROUP BY m.cd_mun</text:p>
            <text:p>),</text:p>
            <text:p>tot AS (</text:p>
            <text:p>  SELECT SUM(qt_refeitorio) AS total_estado FROM contagem</text:p>
            <text:p>)</text:p>
            <text:p>SELECT </text:p>
            <text:p>  m.nm_mun,</text:p>
            <text:p>  c.qt_refeitorio,</text:p>
            <text:p>  ROUND(100.0 * c.qt_refeitorio::numeric / NULLIF(t.total_estado,0), 2) AS participacao_percentual</text:p>
            <text:p>FROM unidade_federativa uf</text:p>
            <text:p>INNER JOIN municipio m ON m.cd_uf = uf.cd_uf</text:p>
            <text:p>LEFT JOIN contagem c   ON c.cd_mun = m.cd_mun</text:p>
            <text:p>CROSS JOIN tot t</text:p>
            <text:p>WHERE uf.nm_uf = 'Rio de Janeiro'</text:p>
            <text:p>ORDER BY m.nm_mun;</text:p>
          </table:table-cell>
          <table:table-cell table:style-name="ce9" table:number-columns-repeated="20"/>
          <table:table-cell table:number-columns-repeated="998"/>
        </table:table-row>
        <table:table-row table:style-name="ro1">
          <table:table-cell table:style-name="ce2" office:value-type="float" office:value="396" calcext:value-type="float">
            <text:p>396</text:p>
          </table:table-cell>
          <table:table-cell table:style-name="ce4" office:value-type="string" calcext:value-type="string">
            <text:p>Na Bahia, qual é a distância média das escolas com biblioteca até o centro geométrico dos distritos onde estão, por município, considerando apenas escolas que também cruzam o território municipal?</text:p>
          </table:table-cell>
          <table:table-cell table:style-name="ce8" table:content-validation-name="val1" office:value-type="string" calcext:value-type="string">
            <text:p>Estado</text:p>
          </table:table-cell>
          <table:table-cell table:style-name="ce11" table:content-validation-name="val2" office:value-type="string" calcext:value-type="string">
            <text:p>Muito Difícil</text:p>
          </table:table-cell>
          <table:table-cell table:style-name="ce5" table:content-validation-name="val3" office:value-type="string" calcext:value-type="string">
            <text:p>ST_Distance</text:p>
          </table:table-cell>
          <table:table-cell table:style-name="ce12" office:value-type="string" calcext:value-type="string">
            <text:p>WITH distritos_centros AS (</text:p>
            <text:p>  SELECT d.cd_mun, d.geometry, ST_Centroid(d.geometry) AS geom_centro</text:p>
            <text:p>  FROM distrito d</text:p>
            <text:p>),</text:p>
            <text:p>escolas_biblio AS (</text:p>
            <text:p>  SELECT e.cd_entidade, e.cd_mun, e.geometry, meb.in_biblioteca</text:p>
            <text:p>  FROM escola e</text:p>
            <text:p>  INNER JOIN microdados_ed_basica meb ON meb.cd_entidade = e.cd_entidade</text:p>
            <text:p>  WHERE meb.in_biblioteca = 1</text:p>
            <text:p>),</text:p>
            <text:p>dist_por_escola AS (</text:p>
            <text:p>  SELECT </text:p>
            <text:p>    m.cd_mun,</text:p>
            <text:p>    e.cd_entidade,</text:p>
            <text:p>    ST_Distance(e.geometry, dc.geom_centro) AS dist_centro,</text:p>
            <text:p>    ROW_NUMBER() OVER (PARTITION BY m.cd_mun ORDER BY ST_Distance(e.geometry, dc.geom_centro)) AS rn</text:p>
            <text:p>  FROM unidade_federativa uf</text:p>
            <text:p>  INNER JOIN municipio m ON m.cd_uf = uf.cd_uf</text:p>
            <text:p>  INNER JOIN distritos_centros dc ON dc.cd_mun = m.cd_mun</text:p>
            <text:p>  INNER JOIN escolas_biblio e ON e.cd_mun = m.cd_mun</text:p>
            <text:p>  WHERE uf.nm_uf = 'Bahia'</text:p>
            <text:p>    AND ST_Intersects(e.geometry, m.geometry)</text:p>
            <text:p>)</text:p>
            <text:p>SELECT </text:p>
            <text:p>  m.nm_mun,</text:p>
            <text:p>  AVG(dpe.dist_centro) AS distancia_media_m</text:p>
            <text:p>FROM municipio m</text:p>
            <text:p>INNER JOIN dist_por_escola dpe ON dpe.cd_mun = m.cd_mun</text:p>
            <text:p>GROUP BY m.nm_mun</text:p>
            <text:p>ORDER BY m.nm_mun;</text:p>
          </table:table-cell>
          <table:table-cell table:style-name="ce9" table:number-columns-repeated="20"/>
          <table:table-cell table:number-columns-repeated="998"/>
        </table:table-row>
        <table:table-row table:style-name="ro1">
          <table:table-cell table:style-name="ce2" office:value-type="float" office:value="397" calcext:value-type="float">
            <text:p>397</text:p>
          </table:table-cell>
          <table:table-cell table:style-name="ce4" office:value-type="string" calcext:value-type="string">
            <text:p>No Ceará, qual é a menor distância típica, por município, entre as escolas com laboratório de informática e a linha de divisa da região imediata correspondente, mantendo municípios sem escola qualificada?</text:p>
          </table:table-cell>
          <table:table-cell table:style-name="ce8" table:content-validation-name="val1" office:value-type="string" calcext:value-type="string">
            <text:p>Estado</text:p>
          </table:table-cell>
          <table:table-cell table:style-name="ce11" table:content-validation-name="val2" office:value-type="string" calcext:value-type="string">
            <text:p>Muito Difícil</text:p>
          </table:table-cell>
          <table:table-cell table:style-name="ce5" table:content-validation-name="val3" office:value-type="string" calcext:value-type="string">
            <text:p>ST_Distance</text:p>
          </table:table-cell>
          <table:table-cell table:style-name="ce12" office:value-type="string" calcext:value-type="string">
            <text:p>WITH base AS (</text:p>
            <text:p>  SELECT e.cd_entidade, e.cd_mun, e.geometry, meb.in_laboratorio_informatica</text:p>
            <text:p>  FROM escola e</text:p>
            <text:p>  LEFT JOIN microdados_ed_basica meb ON meb.cd_entidade = e.cd_entidade</text:p>
            <text:p>),</text:p>
            <text:p>candidatas AS (</text:p>
            <text:p>  SELECT </text:p>
            <text:p>    m.cd_mun,</text:p>
            <text:p>    b.cd_entidade,</text:p>
            <text:p>    ST_Distance(b.geometry, ST_Boundary(rgi.geometry)) AS dist_divisa,</text:p>
            <text:p>    ROW_NUMBER() OVER (</text:p>
            <text:p>      PARTITION BY m.cd_mun </text:p>
            <text:p>      ORDER BY ST_Distance(b.geometry, ST_Boundary(rgi.geometry))</text:p>
            <text:p>    ) AS rk</text:p>
            <text:p>  FROM unidade_federativa uf</text:p>
            <text:p>  INNER JOIN municipio m      ON m.cd_uf = uf.cd_uf</text:p>
            <text:p>  LEFT JOIN rg_imediata rgi   ON rgi.cd_rgi = m.cd_rgi</text:p>
            <text:p>  LEFT JOIN base b            ON b.cd_mun = m.cd_mun AND b.in_laboratorio_informatica = 1</text:p>
            <text:p>  WHERE uf.nm_uf = 'Ceará'</text:p>
            <text:p>),</text:p>
            <text:p>menores AS (</text:p>
            <text:p>  SELECT cd_mun, dist_divisa</text:p>
            <text:p>  FROM candidatas</text:p>
            <text:p>  WHERE rk = 1</text:p>
            <text:p>)</text:p>
            <text:p>SELECT </text:p>
            <text:p>  m.nm_mun,</text:p>
            <text:p>  AVG(men.dist_divisa) AS menor_distancia_media_m</text:p>
            <text:p>FROM municipio m</text:p>
            <text:p>LEFT JOIN menores men ON men.cd_mun = m.cd_mun</text:p>
            <text:p>GROUP BY m.nm_mun</text:p>
            <text:p>ORDER BY m.nm_mun;</text:p>
          </table:table-cell>
          <table:table-cell table:style-name="ce9" table:number-columns-repeated="20"/>
          <table:table-cell table:number-columns-repeated="998"/>
        </table:table-row>
        <table:table-row table:style-name="ro1">
          <table:table-cell table:style-name="ce2" office:value-type="float" office:value="398" calcext:value-type="float">
            <text:p>398</text:p>
          </table:table-cell>
          <table:table-cell table:style-name="ce4" office:value-type="string" calcext:value-type="string">
            <text:p>No Pará, entre as escolas com acesso à internet, quantas estão a até 3 km do contorno da região imediata do seu município, por município da escola, destacando só a primeira de cada município de acordo com a menor distância?</text:p>
          </table:table-cell>
          <table:table-cell table:style-name="ce8" table:content-validation-name="val1" office:value-type="string" calcext:value-type="string">
            <text:p>Estado</text:p>
          </table:table-cell>
          <table:table-cell table:style-name="ce11" table:content-validation-name="val2" office:value-type="string" calcext:value-type="string">
            <text:p>Muito Difícil</text:p>
          </table:table-cell>
          <table:table-cell table:style-name="ce5" table:content-validation-name="val3" office:value-type="string" calcext:value-type="string">
            <text:p>ST_Distance</text:p>
          </table:table-cell>
          <table:table-cell table:style-name="ce12" office:value-type="string" calcext:value-type="string">
            <text:p>WITH internet_escolas AS (</text:p>
            <text:p>  SELECT e.cd_entidade, e.cd_mun, e.geometry</text:p>
            <text:p>  FROM escola e</text:p>
            <text:p>  RIGHT JOIN microdados_ed_basica meb ON meb.cd_entidade = e.cd_entidade</text:p>
            <text:p>  WHERE meb.in_internet = 1</text:p>
            <text:p>),</text:p>
            <text:p>distancias AS (</text:p>
            <text:p>  SELECT</text:p>
            <text:p>    m.cd_mun,</text:p>
            <text:p>    ie.cd_entidade,</text:p>
            <text:p>    ST_Distance(ie.geometry, ST_Boundary(rgi.geometry)) AS dist_borda,</text:p>
            <text:p>    ROW_NUMBER() OVER (PARTITION BY m.cd_mun ORDER BY ST_Distance(ie.geometry, ST_Boundary(rgi.geometry))) AS rn</text:p>
            <text:p>  FROM unidade_federativa uf</text:p>
            <text:p>  INNER JOIN municipio m     ON m.cd_uf = uf.cd_uf</text:p>
            <text:p>  INNER JOIN rg_imediata rgi ON rgi.cd_rgi = m.cd_rgi</text:p>
            <text:p>  RIGHT JOIN internet_escolas ie ON ie.cd_mun = m.cd_mun</text:p>
            <text:p>  WHERE uf.nm_uf = 'Pará'</text:p>
            <text:p>    AND ST_Within(ie.geometry, m.geometry)</text:p>
            <text:p>)</text:p>
            <text:p>SELECT </text:p>
            <text:p>  m.nm_mun,</text:p>
            <text:p>  SUM(CASE WHEN d.rn = 1 AND d.dist_borda &lt;= 3000 THEN 1 ELSE 0 END) AS qt_primeira_ate_3km</text:p>
            <text:p>FROM municipio m</text:p>
            <text:p>RIGHT JOIN distancias d ON d.cd_mun = m.cd_mun</text:p>
            <text:p>GROUP BY m.nm_mun</text:p>
            <text:p>ORDER BY m.nm_mun;</text:p>
          </table:table-cell>
          <table:table-cell table:style-name="ce9" table:number-columns-repeated="20"/>
          <table:table-cell table:number-columns-repeated="998"/>
        </table:table-row>
        <table:table-row table:style-name="ro1">
          <table:table-cell table:style-name="ce2" office:value-type="float" office:value="399" calcext:value-type="float">
            <text:p>399</text:p>
          </table:table-cell>
          <table:table-cell table:style-name="ce4" office:value-type="string" calcext:value-type="string">
            <text:p>No Rio Grande do Sul, qual é a distância média, por município, entre as escolas com sala de leitura e a área comum entre o município e a região imediata, considerando apenas escolas que também estejam até 2 km de algum distrito do mesmo município?</text:p>
          </table:table-cell>
          <table:table-cell table:style-name="ce8" table:content-validation-name="val1" office:value-type="string" calcext:value-type="string">
            <text:p>Estado</text:p>
          </table:table-cell>
          <table:table-cell table:style-name="ce11" table:content-validation-name="val2" office:value-type="string" calcext:value-type="string">
            <text:p>Muito Difícil</text:p>
          </table:table-cell>
          <table:table-cell table:style-name="ce5" table:content-validation-name="val3" office:value-type="string" calcext:value-type="string">
            <text:p>ST_Distance</text:p>
          </table:table-cell>
          <table:table-cell table:style-name="ce12" office:value-type="string" calcext:value-type="string">
            <text:p>WITH area_comum AS (</text:p>
            <text:p>  SELECT m.cd_mun, ST_Intersection(m.geometry, rgi.geometry) AS geom_comum</text:p>
            <text:p>  FROM municipio m</text:p>
            <text:p>  JOIN rg_imediata rgi ON rgi.cd_rgi = m.cd_rgi</text:p>
            <text:p>),</text:p>
            <text:p>escolas_sr AS (</text:p>
            <text:p>  SELECT e.cd_entidade, e.cd_mun, e.geometry</text:p>
            <text:p>  FROM escola e</text:p>
            <text:p>  JOIN microdados_ed_basica meb ON meb.cd_entidade = e.cd_entidade</text:p>
            <text:p>  WHERE meb.in_sala_leitura = 1</text:p>
            <text:p>),</text:p>
            <text:p>filtradas AS (</text:p>
            <text:p>  SELECT </text:p>
            <text:p>    es.cd_mun,</text:p>
            <text:p>    es.cd_entidade,</text:p>
            <text:p>    es.geometry,</text:p>
            <text:p>    ST_Distance(es.geometry, ac.geom_comum) AS dist_area_comum,</text:p>
            <text:p>    AVG(ST_Distance(es.geometry, ac.geom_comum)) OVER (PARTITION BY es.cd_mun) AS media_mun</text:p>
            <text:p>  FROM escolas_sr es</text:p>
            <text:p>  JOIN area_comum ac ON ac.cd_mun = es.cd_mun</text:p>
            <text:p>  JOIN distrito d    ON d.cd_mun = es.cd_mun</text:p>
            <text:p>  WHERE ST_DWithin(es.geometry, d.geometry, 2000)</text:p>
            <text:p>)</text:p>
            <text:p>SELECT </text:p>
            <text:p>  m.nm_mun,</text:p>
            <text:p>  AVG(f.dist_area_comum) AS distancia_media_m</text:p>
            <text:p>FROM unidade_federativa uf</text:p>
            <text:p>JOIN municipio m ON m.cd_uf = uf.cd_uf</text:p>
            <text:p>JOIN filtradas f ON f.cd_mun = m.cd_mun</text:p>
            <text:p>WHERE uf.nm_uf = 'Rio Grande do Sul'</text:p>
            <text:p>GROUP BY m.nm_mun</text:p>
            <text:p>ORDER BY m.nm_mun;</text:p>
          </table:table-cell>
          <table:table-cell table:style-name="ce9" table:number-columns-repeated="20"/>
          <table:table-cell table:number-columns-repeated="998"/>
        </table:table-row>
        <table:table-row table:style-name="ro1">
          <table:table-cell table:style-name="ce2" office:value-type="float" office:value="400" calcext:value-type="float">
            <text:p>400</text:p>
          </table:table-cell>
          <table:table-cell table:style-name="ce4" office:value-type="string" calcext:value-type="string">
            <text:p>No Rio de Janeiro, qual é a distância média até o centro do município para as escolas com refeitório que estão dentro da área compartilhada entre município e região imediata, por município, incluindo municípios sem escola ou sem região registrada; e qual a participação de cada município no total estadual de escolas contabilizadas?</text:p>
          </table:table-cell>
          <table:table-cell table:style-name="ce8" table:content-validation-name="val1" office:value-type="string" calcext:value-type="string">
            <text:p>Estado</text:p>
          </table:table-cell>
          <table:table-cell table:style-name="ce11" table:content-validation-name="val2" office:value-type="string" calcext:value-type="string">
            <text:p>Muito Difícil</text:p>
          </table:table-cell>
          <table:table-cell table:style-name="ce5" table:content-validation-name="val3" office:value-type="string" calcext:value-type="string">
            <text:p>ST_Distance</text:p>
          </table:table-cell>
          <table:table-cell table:style-name="ce12" office:value-type="string" calcext:value-type="string">
            <text:p>WITH area_comp AS (</text:p>
            <text:p>  SELECT </text:p>
            <text:p>    m.cd_mun,</text:p>
            <text:p>    CASE WHEN rgi.geometry IS NOT NULL THEN ST_Intersection(m.geometry, rgi.geometry) END AS geom_comp,</text:p>
            <text:p>    ST_Centroid(m.geometry) AS centro_mun</text:p>
            <text:p>  FROM municipio m</text:p>
            <text:p>  FULL OUTER JOIN rg_imediata rgi ON rgi.cd_rgi = m.cd_rgi</text:p>
            <text:p>),</text:p>
            <text:p>e_ref AS (</text:p>
            <text:p>  SELECT e.cd_entidade, e.cd_mun, e.geometry</text:p>
            <text:p>  FROM escola e</text:p>
            <text:p>  FULL OUTER JOIN microdados_ed_basica meb ON meb.cd_entidade = e.cd_entidade</text:p>
            <text:p>  WHERE meb.in_refeitorio = 1</text:p>
            <text:p>),</text:p>
            <text:p>dist_validas AS (</text:p>
            <text:p>  SELECT </text:p>
            <text:p>    m.cd_mun,</text:p>
            <text:p>    CASE </text:p>
            <text:p>      WHEN ac.geom_comp IS NOT NULL </text:p>
            <text:p>       AND e.geometry IS NOT NULL</text:p>
            <text:p>       AND ST_Within(e.geometry, ac.geom_comp)</text:p>
            <text:p>      THEN ST_Distance(e.geometry, ac.centro_mun)</text:p>
            <text:p>      ELSE NULL</text:p>
            <text:p>    END AS dist_centro</text:p>
            <text:p>  FROM municipio m</text:p>
            <text:p>  FULL OUTER JOIN area_comp ac ON ac.cd_mun = m.cd_mun</text:p>
            <text:p>  FULL OUTER JOIN e_ref e      ON e.cd_mun = m.cd_mun</text:p>
            <text:p>),</text:p>
            <text:p>agregado_mun AS (</text:p>
            <text:p>  SELECT cd_mun,</text:p>
            <text:p>         AVG(dist_centro) AS distancia_media_m,</text:p>
            <text:p>         COUNT(dist_centro) AS qt_escolas_contabilizadas</text:p>
            <text:p>  FROM dist_validas</text:p>
            <text:p>  GROUP BY cd_mun</text:p>
            <text:p>),</text:p>
            <text:p>tot AS (</text:p>
            <text:p>  SELECT SUM(qt_escolas_contabilizadas) AS total_estado FROM agregado_mun</text:p>
            <text:p>)</text:p>
            <text:p>SELECT </text:p>
            <text:p>  m.nm_mun,</text:p>
            <text:p>  am.distancia_media_m,</text:p>
            <text:p>  am.qt_escolas_contabilizadas,</text:p>
            <text:p>  ROUND(100.0 * am.qt_escolas_contabilizadas::numeric / NULLIF(t.total_estado,0), 2) AS participacao_percentual</text:p>
            <text:p>FROM unidade_federativa uf</text:p>
            <text:p>INNER JOIN municipio m ON m.cd_uf = uf.cd_uf</text:p>
            <text:p>LEFT JOIN agregado_mun am ON am.cd_mun = m.cd_mun</text:p>
            <text:p>CROSS JOIN tot t</text:p>
            <text:p>WHERE uf.nm_uf = 'Rio de Janeiro'</text:p>
            <text:p>ORDER BY m.nm_mun;</text:p>
          </table:table-cell>
          <table:table-cell table:style-name="ce9" table:number-columns-repeated="20"/>
          <table:table-cell table:number-columns-repeated="998"/>
        </table:table-row>
        <table:table-row table:style-name="ro1">
          <table:table-cell table:style-name="ce2" office:value-type="float" office:value="401" calcext:value-type="float">
            <text:p>401</text:p>
          </table:table-cell>
          <table:table-cell table:style-name="ce4" office:value-type="string" calcext:value-type="string">
            <text:p>No Maranhão, entre as escolas com biblioteca, quantas ficam dentro da área comum entre o distrito e a região imediata do seu município, e qual a proporção por município?</text:p>
          </table:table-cell>
          <table:table-cell table:style-name="ce8" table:content-validation-name="val1" office:value-type="string" calcext:value-type="string">
            <text:p>Estado</text:p>
          </table:table-cell>
          <table:table-cell table:style-name="ce11" table:content-validation-name="val2" office:value-type="string" calcext:value-type="string">
            <text:p>Muito Difícil</text:p>
          </table:table-cell>
          <table:table-cell table:style-name="ce5" table:content-validation-name="val3" office:value-type="string" calcext:value-type="string">
            <text:p>ST_Within</text:p>
          </table:table-cell>
          <table:table-cell table:style-name="ce12" office:value-type="string" calcext:value-type="string">
            <text:p>WITH area_comum AS (</text:p>
            <text:p>  SELECT m.cd_mun, ST_Intersection(d.geometry, rgi.geometry) AS geom_comum</text:p>
            <text:p>  FROM municipio m</text:p>
            <text:p>  INNER JOIN distrito d   ON d.cd_mun = m.cd_mun</text:p>
            <text:p>  INNER JOIN rg_imediata rgi ON rgi.cd_rgi = m.cd_rgi</text:p>
            <text:p>),</text:p>
            <text:p>escolas_biblio AS (</text:p>
            <text:p>  SELECT e.cd_entidade, e.cd_mun, e.geometry,</text:p>
            <text:p>         COUNT(*) OVER (PARTITION BY e.cd_mun) AS total_biblio_mun</text:p>
            <text:p>  FROM escola e</text:p>
            <text:p>  INNER JOIN microdados_ed_basica meb</text:p>
            <text:p>    ON meb.cd_entidade = e.cd_entidade</text:p>
            <text:p>  WHERE meb.in_biblioteca = 1</text:p>
            <text:p>)</text:p>
            <text:p>SELECT </text:p>
            <text:p>  m.nm_mun,</text:p>
            <text:p>  SUM(CASE WHEN ST_Within(eb.geometry, ac.geom_comum) THEN 1 ELSE 0 END) AS qt_dentro_area_comum,</text:p>
            <text:p>  MAX(eb.total_biblio_mun) AS qt_total_escolas_biblio,</text:p>
            <text:p>  ROUND(</text:p>
            <text:p>    100.0 * SUM(CASE WHEN ST_Within(eb.geometry, ac.geom_comum) THEN 1 ELSE 0 END)::numeric</text:p>
            <text:p>          / NULLIF(MAX(eb.total_biblio_mun),0), 2</text:p>
            <text:p>  ) AS perc_dentro</text:p>
            <text:p>FROM unidade_federativa uf</text:p>
            <text:p>INNER JOIN municipio m      ON m.cd_uf = uf.cd_uf</text:p>
            <text:p>INNER JOIN area_comum ac    ON ac.cd_mun = m.cd_mun</text:p>
            <text:p>INNER JOIN escolas_biblio eb ON eb.cd_mun = m.cd_mun</text:p>
            <text:p>WHERE uf.nm_uf = 'Maranhão'</text:p>
            <text:p>  AND ST_Area(ac.geom_comum) &gt; 0</text:p>
            <text:p>GROUP BY m.nm_mun</text:p>
            <text:p>ORDER BY m.nm_mun;</text:p>
            <text:p/>
          </table:table-cell>
          <table:table-cell table:style-name="ce9" table:number-columns-repeated="20"/>
          <table:table-cell table:number-columns-repeated="998"/>
        </table:table-row>
        <table:table-row table:style-name="ro1">
          <table:table-cell table:style-name="ce2" office:value-type="float" office:value="402" calcext:value-type="float">
            <text:p>402</text:p>
          </table:table-cell>
          <table:table-cell table:style-name="ce4" office:value-type="string" calcext:value-type="string">
            <text:p>No Ceará, qual é a proporção, por município, de escolas com laboratório de informática localizadas dentro de uma área de 3 km ao redor do centro do município, mantendo municípios mesmo sem escola qualificada?</text:p>
          </table:table-cell>
          <table:table-cell table:style-name="ce8" table:content-validation-name="val1" office:value-type="string" calcext:value-type="string">
            <text:p>Estado</text:p>
          </table:table-cell>
          <table:table-cell table:style-name="ce11" table:content-validation-name="val2" office:value-type="string" calcext:value-type="string">
            <text:p>Muito Difícil</text:p>
          </table:table-cell>
          <table:table-cell table:style-name="ce5" table:content-validation-name="val3" office:value-type="string" calcext:value-type="string">
            <text:p>ST_Within</text:p>
          </table:table-cell>
          <table:table-cell table:style-name="ce12" office:value-type="string" calcext:value-type="string">
            <text:p>WITH alvo_mun AS (</text:p>
            <text:p>  SELECT m.cd_mun, ST_Buffer(ST_Centroid(m.geometry), 3000) AS geom_alvo</text:p>
            <text:p>  FROM municipio m</text:p>
            <text:p>),</text:p>
            <text:p>base AS (</text:p>
            <text:p>  SELECT e.cd_entidade, e.cd_mun, e.geometry,</text:p>
            <text:p>         meb.in_laboratorio_informatica,</text:p>
            <text:p>         COUNT(*) OVER (PARTITION BY e.cd_mun) AS total_escolas_mun</text:p>
            <text:p>  FROM escola e</text:p>
            <text:p>  LEFT JOIN microdados_ed_basica meb</text:p>
            <text:p>    ON meb.cd_entidade = e.cd_entidade</text:p>
            <text:p>)</text:p>
            <text:p>SELECT</text:p>
            <text:p>  m.nm_mun,</text:p>
            <text:p>  CASE WHEN MAX(b.total_escolas_mun) IS NULL OR MAX(b.total_escolas_mun)=0 THEN 0.0</text:p>
            <text:p>       ELSE 100.0 * SUM(</text:p>
            <text:p>              CASE </text:p>
            <text:p>                WHEN b.in_laboratorio_informatica = 1</text:p>
            <text:p>                 AND ST_Within(b.geometry, am.geom_alvo)</text:p>
            <text:p>                THEN 1 ELSE 0 </text:p>
            <text:p>              END</text:p>
            <text:p>            )::numeric / MAX(b.total_escolas_mun)</text:p>
            <text:p>  END AS perc_dentro_3km_centro</text:p>
            <text:p>FROM unidade_federativa uf</text:p>
            <text:p>INNER JOIN municipio m   ON m.cd_uf = uf.cd_uf</text:p>
            <text:p>LEFT JOIN alvo_mun am    ON am.cd_mun = m.cd_mun</text:p>
            <text:p>LEFT JOIN base b         ON b.cd_mun = m.cd_mun</text:p>
            <text:p>WHERE uf.nm_uf = 'Ceará'</text:p>
            <text:p>  AND ST_Intersects(m.geometry, m.geometry)</text:p>
            <text:p>GROUP BY m.nm_mun</text:p>
            <text:p>ORDER BY m.nm_mun;</text:p>
          </table:table-cell>
          <table:table-cell table:style-name="ce9" table:number-columns-repeated="20"/>
          <table:table-cell table:number-columns-repeated="998"/>
        </table:table-row>
        <table:table-row table:style-name="ro1">
          <table:table-cell table:style-name="ce2" office:value-type="float" office:value="403" calcext:value-type="float">
            <text:p>403</text:p>
          </table:table-cell>
          <table:table-cell table:style-name="ce4" office:value-type="string" calcext:value-type="string">
            <text:p>No Pará, entre as escolas com acesso à internet, quantas estão dentro do território do distrito e, ao mesmo tempo, a até 2 km da divisa da região imediata, destacando até três por município com menor distância?</text:p>
          </table:table-cell>
          <table:table-cell table:style-name="ce8" table:content-validation-name="val1" office:value-type="string" calcext:value-type="string">
            <text:p>Estado</text:p>
          </table:table-cell>
          <table:table-cell table:style-name="ce11" table:content-validation-name="val2" office:value-type="string" calcext:value-type="string">
            <text:p>Muito Difícil</text:p>
          </table:table-cell>
          <table:table-cell table:style-name="ce5" table:content-validation-name="val3" office:value-type="string" calcext:value-type="string">
            <text:p>ST_Within</text:p>
          </table:table-cell>
          <table:table-cell table:style-name="ce12" office:value-type="string" calcext:value-type="string">
            <text:p>WITH candidatas AS (</text:p>
            <text:p>  SELECT </text:p>
            <text:p>    e.cd_entidade, e.cd_mun, e.geometry,</text:p>
            <text:p>    ST_Distance(e.geometry, ST_Boundary(rgi.geometry)) AS dist_divisa</text:p>
            <text:p>  FROM municipio m</text:p>
            <text:p>  INNER JOIN rg_imediata rgi ON rgi.cd_rgi = m.cd_rgi</text:p>
            <text:p>  RIGHT JOIN escola e        ON e.cd_mun = m.cd_mun</text:p>
            <text:p>  RIGHT JOIN microdados_ed_basica meb</text:p>
            <text:p>    ON meb.cd_entidade = e.cd_entidade</text:p>
            <text:p>  WHERE meb.in_internet = 1</text:p>
            <text:p>),</text:p>
            <text:p>ranqueadas AS (</text:p>
            <text:p>  SELECT </text:p>
            <text:p>    c.*,</text:p>
            <text:p>    ROW_NUMBER() OVER (PARTITION BY c.cd_mun ORDER BY c.dist_divisa ASC) AS rn</text:p>
            <text:p>  FROM candidatas c</text:p>
            <text:p>)</text:p>
            <text:p>SELECT</text:p>
            <text:p>  m.nm_mun,</text:p>
            <text:p>  SUM(</text:p>
            <text:p>    CASE </text:p>
            <text:p>      WHEN d.geometry IS NOT NULL</text:p>
            <text:p>       AND ST_Within(r.geometry, d.geometry)</text:p>
            <text:p>       AND r.dist_divisa &lt;= 2000</text:p>
            <text:p>       AND r.rn &lt;= 3</text:p>
            <text:p>      THEN 1 ELSE 0</text:p>
            <text:p>    END</text:p>
            <text:p>  ) AS qt_top3_dentro_distrito_e_proximas_divisa</text:p>
            <text:p>FROM unidade_federativa uf</text:p>
            <text:p>INNER JOIN municipio m ON m.cd_uf = uf.cd_uf</text:p>
            <text:p>INNER JOIN distrito d  ON d.cd_mun = m.cd_mun</text:p>
            <text:p>RIGHT JOIN ranqueadas r ON r.cd_mun = m.cd_mun</text:p>
            <text:p>WHERE uf.nm_uf = 'Pará'</text:p>
            <text:p>GROUP BY m.nm_mun</text:p>
            <text:p>ORDER BY m.nm_mun;</text:p>
          </table:table-cell>
          <table:table-cell table:style-name="ce9" table:number-columns-repeated="20"/>
          <table:table-cell table:number-columns-repeated="998"/>
        </table:table-row>
        <table:table-row table:style-name="ro1">
          <table:table-cell table:style-name="ce2" office:value-type="float" office:value="404" calcext:value-type="float">
            <text:p>404</text:p>
          </table:table-cell>
          <table:table-cell table:style-name="ce4" office:value-type="string" calcext:value-type="string">
            <text:p>No Rio Grande do Sul, qual é a média, por município, da área de sobreposição entre os distritos e a vizinhança de 1 km ao redor das escolas com sala de leitura, considerando apenas escolas situadas dentro do município?</text:p>
          </table:table-cell>
          <table:table-cell table:style-name="ce8" table:content-validation-name="val1" office:value-type="string" calcext:value-type="string">
            <text:p>Estado</text:p>
          </table:table-cell>
          <table:table-cell table:style-name="ce11" table:content-validation-name="val2" office:value-type="string" calcext:value-type="string">
            <text:p>Muito Difícil</text:p>
          </table:table-cell>
          <table:table-cell table:style-name="ce5" table:content-validation-name="val3" office:value-type="string" calcext:value-type="string">
            <text:p>ST_Within</text:p>
          </table:table-cell>
          <table:table-cell table:style-name="ce12" office:value-type="string" calcext:value-type="string">
            <text:p>WITH escolas_sr AS (</text:p>
            <text:p>  SELECT e.cd_entidade, e.cd_mun, e.geometry</text:p>
            <text:p>  FROM escola e</text:p>
            <text:p>  JOIN microdados_ed_basica meb</text:p>
            <text:p>    ON meb.cd_entidade = e.cd_entidade</text:p>
            <text:p>  WHERE meb.in_sala_leitura = 1</text:p>
            <text:p>),</text:p>
            <text:p>areas AS (</text:p>
            <text:p>  SELECT </text:p>
            <text:p>    m.cd_mun,</text:p>
            <text:p>    ST_Area(ST_Intersection(d.geometry, ST_Buffer(es.geometry, 1000))) AS area_overlap</text:p>
            <text:p>  FROM municipio m</text:p>
            <text:p>  JOIN distrito d   ON d.cd_mun = m.cd_mun</text:p>
            <text:p>  JOIN escolas_sr es ON es.cd_mun = m.cd_mun</text:p>
            <text:p>  WHERE ST_Within(es.geometry, m.geometry)</text:p>
            <text:p>)</text:p>
            <text:p>SELECT </text:p>
            <text:p>  m.nm_mun,</text:p>
            <text:p>  AVG(a.area_overlap) AS area_media_m2</text:p>
            <text:p>FROM unidade_federativa uf</text:p>
            <text:p>JOIN municipio m ON m.cd_uf = uf.cd_uf</text:p>
            <text:p>JOIN areas a     ON a.cd_mun = m.cd_mun</text:p>
            <text:p>WHERE uf.nm_uf = 'Rio Grande do Sul'</text:p>
            <text:p>GROUP BY m.nm_mun</text:p>
            <text:p>ORDER BY m.nm_mun;</text:p>
          </table:table-cell>
          <table:table-cell table:style-name="ce9" table:number-columns-repeated="20"/>
          <table:table-cell table:number-columns-repeated="998"/>
        </table:table-row>
        <table:table-row table:style-name="ro1">
          <table:table-cell table:style-name="ce2" office:value-type="float" office:value="405" calcext:value-type="float">
            <text:p>405</text:p>
          </table:table-cell>
          <table:table-cell table:style-name="ce4" office:value-type="string" calcext:value-type="string">
            <text:p>No Rio de Janeiro, quantas escolas com refeitório ficam dentro da área compartilhada entre o município e a região imediata, e qual a participação de cada município no total estadual, incluindo municípios sem escola ou sem região registrada?</text:p>
          </table:table-cell>
          <table:table-cell table:style-name="ce8" table:content-validation-name="val1" office:value-type="string" calcext:value-type="string">
            <text:p>Estado</text:p>
          </table:table-cell>
          <table:table-cell table:style-name="ce11" table:content-validation-name="val2" office:value-type="string" calcext:value-type="string">
            <text:p>Muito Difícil</text:p>
          </table:table-cell>
          <table:table-cell table:style-name="ce5" table:content-validation-name="val3" office:value-type="string" calcext:value-type="string">
            <text:p>ST_Within</text:p>
          </table:table-cell>
          <table:table-cell table:style-name="ce12" office:value-type="string" calcext:value-type="string">
            <text:p>WITH area_comp AS (</text:p>
            <text:p>  SELECT </text:p>
            <text:p>    m.cd_mun,</text:p>
            <text:p>    CASE </text:p>
            <text:p>      WHEN rgi.geometry IS NOT NULL THEN ST_Intersection(m.geometry, rgi.geometry)</text:p>
            <text:p>      ELSE NULL</text:p>
            <text:p>    END AS geom_comp</text:p>
            <text:p>  FROM municipio m</text:p>
            <text:p>  FULL OUTER JOIN rg_imediata rgi ON rgi.cd_rgi = m.cd_rgi</text:p>
            <text:p>),</text:p>
            <text:p>contagem AS (</text:p>
            <text:p>  SELECT</text:p>
            <text:p>    m.cd_mun,</text:p>
            <text:p>    SUM(</text:p>
            <text:p>      CASE </text:p>
            <text:p>        WHEN e.geometry IS NOT NULL</text:p>
            <text:p>         AND ac.geom_comp IS NOT NULL</text:p>
            <text:p>         AND meb.in_refeitorio = 1</text:p>
            <text:p>         AND ST_Within(e.geometry, ac.geom_comp)</text:p>
            <text:p>        THEN 1 ELSE 0</text:p>
            <text:p>      END</text:p>
            <text:p>    ) AS qt_refeitorio</text:p>
            <text:p>  FROM municipio m</text:p>
            <text:p>  FULL OUTER JOIN escola e   ON e.cd_mun = m.cd_mun</text:p>
            <text:p>  FULL OUTER JOIN microdados_ed_basica meb</text:p>
            <text:p>    ON meb.cd_entidade = e.cd_entidade</text:p>
            <text:p>  FULL OUTER JOIN area_comp ac</text:p>
            <text:p>    ON ac.cd_mun = m.cd_mun</text:p>
            <text:p>  GROUP BY m.cd_mun</text:p>
            <text:p>),</text:p>
            <text:p>tot AS (</text:p>
            <text:p>  SELECT SUM(qt_refeitorio) AS total_estado FROM contagem</text:p>
            <text:p>)</text:p>
            <text:p>SELECT </text:p>
            <text:p>  m.nm_mun,</text:p>
            <text:p>  c.qt_refeitorio,</text:p>
            <text:p>  ROUND(100.0 * c.qt_refeitorio::numeric / NULLIF(t.total_estado,0), 2) AS participacao_percentual</text:p>
            <text:p>FROM unidade_federativa uf</text:p>
            <text:p>INNER JOIN municipio m ON m.cd_uf = uf.cd_uf</text:p>
            <text:p>LEFT JOIN contagem c   ON c.cd_mun = m.cd_mun</text:p>
            <text:p>CROSS JOIN tot t</text:p>
            <text:p>WHERE uf.nm_uf = 'Rio de Janeiro'</text:p>
            <text:p>ORDER BY m.nm_mun;</text:p>
          </table:table-cell>
          <table:table-cell table:style-name="ce9" table:number-columns-repeated="20"/>
          <table:table-cell table:number-columns-repeated="998"/>
        </table:table-row>
        <table:table-row table:style-name="ro1">
          <table:table-cell table:style-name="ce2" office:value-type="float" office:value="406" calcext:value-type="float">
            <text:p>406</text:p>
          </table:table-cell>
          <table:table-cell table:style-name="ce4" office:value-type="string" calcext:value-type="string">
            <text:p>No Piauí, entre as escolas estaduais com biblioteca, quantas ficam dentro da área comum formada pelo distrito e pelo município, e qual a proporção por município?</text:p>
          </table:table-cell>
          <table:table-cell table:style-name="ce8" table:content-validation-name="val1" office:value-type="string" calcext:value-type="string">
            <text:p>Estado</text:p>
          </table:table-cell>
          <table:table-cell table:style-name="ce11" table:content-validation-name="val2" office:value-type="string" calcext:value-type="string">
            <text:p>Muito Difícil</text:p>
          </table:table-cell>
          <table:table-cell table:style-name="ce5" table:content-validation-name="val3" office:value-type="string" calcext:value-type="string">
            <text:p>ST_Intersection</text:p>
          </table:table-cell>
          <table:table-cell table:style-name="ce12" office:value-type="string" calcext:value-type="string">
            <text:p>WITH area_comum AS (</text:p>
            <text:p>  SELECT m.cd_mun, ST_Intersection(d.geometry, m.geometry) AS geom_comum</text:p>
            <text:p>  FROM municipio m</text:p>
            <text:p>  INNER JOIN distrito d ON d.cd_mun = m.cd_mun</text:p>
            <text:p>),</text:p>
            <text:p>escolas_biblio AS (</text:p>
            <text:p>  SELECT e.cd_entidade, e.cd_mun, e.geometry,</text:p>
            <text:p>         COUNT(*) OVER (PARTITION BY e.cd_mun) AS total_biblio_mun</text:p>
            <text:p>  FROM escola e</text:p>
            <text:p>  INNER JOIN microdados_ed_basica meb ON meb.cd_entidade = e.cd_entidade</text:p>
            <text:p>  WHERE meb.tp_dependencia = 2 AND meb.in_biblioteca = 1</text:p>
            <text:p>)</text:p>
            <text:p>SELECT </text:p>
            <text:p>  m.nm_mun,</text:p>
            <text:p>  SUM(CASE WHEN ST_Within(eb.geometry, ac.geom_comum) THEN 1 ELSE 0 END) AS qt_dentro_area_comum,</text:p>
            <text:p>  MAX(eb.total_biblio_mun) AS qt_total_escolas_biblio,</text:p>
            <text:p>  ROUND(</text:p>
            <text:p>    100.0 * SUM(CASE WHEN ST_Within(eb.geometry, ac.geom_comum) THEN 1 ELSE 0 END)::numeric</text:p>
            <text:p>          / NULLIF(MAX(eb.total_biblio_mun),0), 2</text:p>
            <text:p>  ) AS perc_dentro</text:p>
            <text:p>FROM unidade_federativa uf</text:p>
            <text:p>INNER JOIN municipio m      ON m.cd_uf = uf.cd_uf</text:p>
            <text:p>INNER JOIN area_comum ac    ON ac.cd_mun = m.cd_mun</text:p>
            <text:p>INNER JOIN escolas_biblio eb ON eb.cd_mun = m.cd_mun</text:p>
            <text:p>WHERE uf.nm_uf = 'Piauí'</text:p>
            <text:p>  AND ST_Area(ac.geom_comum) &gt; 0</text:p>
            <text:p>GROUP BY m.nm_mun</text:p>
            <text:p>ORDER BY m.nm_mun;</text:p>
          </table:table-cell>
          <table:table-cell table:style-name="ce9" table:number-columns-repeated="20"/>
          <table:table-cell table:number-columns-repeated="998"/>
        </table:table-row>
        <table:table-row table:style-name="ro1">
          <table:table-cell table:style-name="ce2" office:value-type="float" office:value="407" calcext:value-type="float">
            <text:p>407</text:p>
          </table:table-cell>
          <table:table-cell table:style-name="ce4" office:value-type="string" calcext:value-type="string">
            <text:p>No Ceará, qual é a distância média, por município, das escolas estaduais com laboratório de informática até o centro geométrico da área comum entre distrito e município, mantendo municípios mesmo sem escola qualificada?</text:p>
          </table:table-cell>
          <table:table-cell table:style-name="ce8" table:content-validation-name="val1" office:value-type="string" calcext:value-type="string">
            <text:p>Estado</text:p>
          </table:table-cell>
          <table:table-cell table:style-name="ce11" table:content-validation-name="val2" office:value-type="string" calcext:value-type="string">
            <text:p>Muito Difícil</text:p>
          </table:table-cell>
          <table:table-cell table:style-name="ce5" table:content-validation-name="val3" office:value-type="string" calcext:value-type="string">
            <text:p>ST_Intersection</text:p>
          </table:table-cell>
          <table:table-cell table:style-name="ce12" office:value-type="string" calcext:value-type="string">
            <text:p>WITH area_compartilhada AS (</text:p>
            <text:p>  SELECT m.cd_mun, ST_Intersection(m.geometry, d.geometry) AS geom_share</text:p>
            <text:p>  FROM municipio m</text:p>
            <text:p>  LEFT JOIN distrito d ON d.cd_mun = m.cd_mun</text:p>
            <text:p>),</text:p>
            <text:p>base_escola AS (</text:p>
            <text:p>  SELECT e.cd_entidade, e.cd_mun, e.geometry,</text:p>
            <text:p>         meb.in_laboratorio_informatica</text:p>
            <text:p>  FROM escola e</text:p>
            <text:p>  LEFT JOIN microdados_ed_basica meb ON meb.cd_entidade = e.cd_entidade</text:p>
            <text:p>  WHERE meb.tp_dependencia = 2</text:p>
            <text:p>),</text:p>
            <text:p>por_escola AS (</text:p>
            <text:p>  SELECT </text:p>
            <text:p>    b.cd_mun,</text:p>
            <text:p>    CASE </text:p>
            <text:p>      WHEN b.in_laboratorio_informatica = 1 AND ac.geom_share IS NOT NULL</text:p>
            <text:p>      THEN ST_Distance(b.geometry, ST_Centroid(ac.geom_share))</text:p>
            <text:p>      ELSE NULL</text:p>
            <text:p>    END AS dist_centro_share</text:p>
            <text:p>  FROM base_escola b</text:p>
            <text:p>  LEFT JOIN area_compartilhada ac ON ac.cd_mun = b.cd_mun</text:p>
            <text:p>)</text:p>
            <text:p>SELECT</text:p>
            <text:p>  m.nm_mun,</text:p>
            <text:p>  AVG(pe.dist_centro_share) AS distancia_media_m</text:p>
            <text:p>FROM unidade_federativa uf</text:p>
            <text:p>INNER JOIN municipio m ON m.cd_uf = uf.cd_uf</text:p>
            <text:p>LEFT JOIN por_escola pe ON pe.cd_mun = m.cd_mun</text:p>
            <text:p>WHERE uf.nm_uf = 'Ceará'</text:p>
            <text:p>GROUP BY m.nm_mun</text:p>
            <text:p>ORDER BY m.nm_mun;</text:p>
          </table:table-cell>
          <table:table-cell table:style-name="ce9" table:number-columns-repeated="20"/>
          <table:table-cell table:number-columns-repeated="998"/>
        </table:table-row>
        <table:table-row table:style-name="ro1">
          <table:table-cell table:style-name="ce2" office:value-type="float" office:value="408" calcext:value-type="float">
            <text:p>408</text:p>
          </table:table-cell>
          <table:table-cell table:style-name="ce4" office:value-type="string" calcext:value-type="string">
            <text:p>No Pará, entre as escolas estaduais com acesso à internet, quantas têm a vizinhança de 1,5 km cruzando o território do distrito, destacando até três por município com menor distância até a divisa da região imediata?</text:p>
          </table:table-cell>
          <table:table-cell table:style-name="ce8" table:content-validation-name="val1" office:value-type="string" calcext:value-type="string">
            <text:p>Estado</text:p>
          </table:table-cell>
          <table:table-cell table:style-name="ce11" table:content-validation-name="val2" office:value-type="string" calcext:value-type="string">
            <text:p>Muito Difícil</text:p>
          </table:table-cell>
          <table:table-cell table:style-name="ce5" table:content-validation-name="val3" office:value-type="string" calcext:value-type="string">
            <text:p>ST_Intersection</text:p>
          </table:table-cell>
          <table:table-cell table:style-name="ce12" office:value-type="string" calcext:value-type="string">
            <text:p>WITH candidatas AS (</text:p>
            <text:p>  SELECT </text:p>
            <text:p>    e.cd_entidade, e.cd_mun, e.geometry,</text:p>
            <text:p>    ST_Distance(e.geometry, ST_Boundary(rgi.geometry)) AS dist_divisa,</text:p>
            <text:p>    ST_Area(ST_Intersection(ST_Buffer(e.geometry, 1500), d.geometry)) AS area_cruza_distrito</text:p>
            <text:p>  FROM municipio m</text:p>
            <text:p>  INNER JOIN rg_imediata rgi ON rgi.cd_rgi = m.cd_rgi</text:p>
            <text:p>  INNER JOIN distrito d      ON d.cd_mun = m.cd_mun</text:p>
            <text:p>  RIGHT JOIN escola e        ON e.cd_mun = m.cd_mun</text:p>
            <text:p>  RIGHT JOIN microdados_ed_basica meb ON meb.cd_entidade = e.cd_entidade</text:p>
            <text:p>  WHERE meb.tp_dependencia = 2 AND meb.in_internet = 1</text:p>
            <text:p>),</text:p>
            <text:p>ranqueadas AS (</text:p>
            <text:p>  SELECT </text:p>
            <text:p>    c.*,</text:p>
            <text:p>    ROW_NUMBER() OVER (PARTITION BY c.cd_mun ORDER BY c.dist_divisa ASC) AS rn</text:p>
            <text:p>  FROM candidatas c</text:p>
            <text:p>)</text:p>
            <text:p>SELECT</text:p>
            <text:p>  m.nm_mun,</text:p>
            <text:p>  SUM(</text:p>
            <text:p>    CASE </text:p>
            <text:p>      WHEN r.area_cruza_distrito &gt; 0 AND r.rn &lt;= 3</text:p>
            <text:p>      THEN 1 ELSE 0</text:p>
            <text:p>    END</text:p>
            <text:p>  ) AS qt_top3_cruzam_distrito</text:p>
            <text:p>FROM unidade_federativa uf</text:p>
            <text:p>INNER JOIN municipio m ON m.cd_uf = uf.cd_uf</text:p>
            <text:p>RIGHT JOIN ranqueadas r ON r.cd_mun = m.cd_mun</text:p>
            <text:p>WHERE uf.nm_uf = 'Pará'</text:p>
            <text:p>GROUP BY m.nm_mun</text:p>
            <text:p>ORDER BY m.nm_mun;</text:p>
          </table:table-cell>
          <table:table-cell table:style-name="ce9" table:number-columns-repeated="20"/>
          <table:table-cell table:number-columns-repeated="998"/>
        </table:table-row>
        <table:table-row table:style-name="ro1">
          <table:table-cell table:style-name="ce2" office:value-type="float" office:value="409" calcext:value-type="float">
            <text:p>409</text:p>
          </table:table-cell>
          <table:table-cell table:style-name="ce4" office:value-type="string" calcext:value-type="string">
            <text:p>No Rio Grande do Sul, qual é a média, por município, da área de sobreposição entre os distritos e a área de 2 km no entorno das escolas estaduais com sala de leitura, considerando apenas escolas situadas no interior do município?</text:p>
          </table:table-cell>
          <table:table-cell table:style-name="ce8" table:content-validation-name="val1" office:value-type="string" calcext:value-type="string">
            <text:p>Estado</text:p>
          </table:table-cell>
          <table:table-cell table:style-name="ce11" table:content-validation-name="val2" office:value-type="string" calcext:value-type="string">
            <text:p>Muito Difícil</text:p>
          </table:table-cell>
          <table:table-cell table:style-name="ce5" table:content-validation-name="val3" office:value-type="string" calcext:value-type="string">
            <text:p>ST_Intersection</text:p>
          </table:table-cell>
          <table:table-cell table:style-name="ce12" office:value-type="string" calcext:value-type="string">
            <text:p>WITH escolas_sr AS (</text:p>
            <text:p>  SELECT e.cd_entidade, e.cd_mun, e.geometry</text:p>
            <text:p>  FROM escola e</text:p>
            <text:p>  JOIN microdados_ed_basica meb ON meb.cd_entidade = e.cd_entidade</text:p>
            <text:p>  WHERE meb.tp_dependencia = 2 AND meb.in_sala_leitura = 1</text:p>
            <text:p>),</text:p>
            <text:p>areas AS (</text:p>
            <text:p>  SELECT </text:p>
            <text:p>    m.cd_mun,</text:p>
            <text:p>    ST_Area(ST_Intersection(d.geometry, ST_Buffer(es.geometry, 2000))) AS area_overlap</text:p>
            <text:p>  FROM municipio m</text:p>
            <text:p>  JOIN distrito d   ON d.cd_mun = m.cd_mun</text:p>
            <text:p>  JOIN escolas_sr es ON es.cd_mun = m.cd_mun</text:p>
            <text:p>  WHERE ST_Within(es.geometry, m.geometry)</text:p>
            <text:p>)</text:p>
            <text:p>SELECT </text:p>
            <text:p>  m.nm_mun,</text:p>
            <text:p>  AVG(a.area_overlap) AS area_media_m2</text:p>
            <text:p>FROM unidade_federativa uf</text:p>
            <text:p>JOIN municipio m ON m.cd_uf = uf.cd_uf</text:p>
            <text:p>JOIN areas a     ON a.cd_mun = m.cd_mun</text:p>
            <text:p>WHERE uf.nm_uf = 'Rio Grande do Sul'</text:p>
            <text:p>GROUP BY m.nm_mun</text:p>
            <text:p>ORDER BY m.nm_mun;</text:p>
          </table:table-cell>
          <table:table-cell table:style-name="ce9" table:number-columns-repeated="20"/>
          <table:table-cell table:number-columns-repeated="998"/>
        </table:table-row>
        <table:table-row table:style-name="ro1">
          <table:table-cell table:style-name="ce2" office:value-type="float" office:value="410" calcext:value-type="float">
            <text:p>410</text:p>
          </table:table-cell>
          <table:table-cell table:style-name="ce4" office:value-type="string" calcext:value-type="string">
            <text:p>No Rio de Janeiro, quantas escolas estaduais com refeitório ficam dentro da área comum entre o município e a região imediata, e qual a participação de cada município no total estadual, incluindo municípios sem escola ou sem região registrada?</text:p>
          </table:table-cell>
          <table:table-cell table:style-name="ce8" table:content-validation-name="val1" office:value-type="string" calcext:value-type="string">
            <text:p>Estado</text:p>
          </table:table-cell>
          <table:table-cell table:style-name="ce11" table:content-validation-name="val2" office:value-type="string" calcext:value-type="string">
            <text:p>Muito Difícil</text:p>
          </table:table-cell>
          <table:table-cell table:style-name="ce5" table:content-validation-name="val3" office:value-type="string" calcext:value-type="string">
            <text:p>ST_Intersection</text:p>
          </table:table-cell>
          <table:table-cell table:style-name="ce12" office:value-type="string" calcext:value-type="string">
            <text:p>WITH area_comp AS (</text:p>
            <text:p>  SELECT </text:p>
            <text:p>    m.cd_mun,</text:p>
            <text:p>    CASE </text:p>
            <text:p>      WHEN rgi.geometry IS NOT NULL THEN ST_Intersection(m.geometry, rgi.geometry)</text:p>
            <text:p>      ELSE NULL</text:p>
            <text:p>    END AS geom_comp</text:p>
            <text:p>  FROM municipio m</text:p>
            <text:p>  FULL OUTER JOIN rg_imediata rgi ON rgi.cd_rgi = m.cd_rgi</text:p>
            <text:p>),</text:p>
            <text:p>contagem AS (</text:p>
            <text:p>  SELECT</text:p>
            <text:p>    m.cd_mun,</text:p>
            <text:p>    SUM(</text:p>
            <text:p>      CASE </text:p>
            <text:p>        WHEN e.geometry IS NOT NULL</text:p>
            <text:p>         AND ac.geom_comp IS NOT NULL</text:p>
            <text:p>         AND meb.tp_dependencia = 2</text:p>
            <text:p>         AND meb.in_refeitorio = 1</text:p>
            <text:p>         AND ST_Within(e.geometry, ac.geom_comp)</text:p>
            <text:p>        THEN 1 ELSE 0</text:p>
            <text:p>      END</text:p>
            <text:p>    ) AS qt_refeitorio</text:p>
            <text:p>  FROM municipio m</text:p>
            <text:p>  FULL OUTER JOIN escola e   ON e.cd_mun = m.cd_mun</text:p>
            <text:p>  FULL OUTER JOIN microdados_ed_basica meb ON meb.cd_entidade = e.cd_entidade</text:p>
            <text:p>  FULL OUTER JOIN area_comp ac ON ac.cd_mun = m.cd_mun</text:p>
            <text:p>  GROUP BY m.cd_mun</text:p>
            <text:p>),</text:p>
            <text:p>tot AS (</text:p>
            <text:p>  SELECT SUM(qt_refeitorio) AS total_estado FROM contagem</text:p>
            <text:p>)</text:p>
            <text:p>SELECT </text:p>
            <text:p>  m.nm_mun,</text:p>
            <text:p>  c.qt_refeitorio,</text:p>
            <text:p>  ROUND(100.0 * c.qt_refeitorio::numeric / NULLIF(t.total_estado,0), 2) AS participacao_percentual</text:p>
            <text:p>FROM unidade_federativa uf</text:p>
            <text:p>INNER JOIN municipio m ON m.cd_uf = uf.cd_uf</text:p>
            <text:p>LEFT JOIN contagem c   ON c.cd_mun = m.cd_mun</text:p>
            <text:p>CROSS JOIN tot t</text:p>
            <text:p>WHERE uf.nm_uf = 'Rio de Janeiro'</text:p>
            <text:p>ORDER BY m.nm_mun;</text:p>
          </table:table-cell>
          <table:table-cell table:style-name="ce9" table:number-columns-repeated="20"/>
          <table:table-cell table:number-columns-repeated="998"/>
        </table:table-row>
        <table:table-row table:style-name="ro1">
          <table:table-cell table:style-name="ce2" office:value-type="float" office:value="411" calcext:value-type="float">
            <text:p>411</text:p>
          </table:table-cell>
          <table:table-cell table:style-name="ce4" office:value-type="string" calcext:value-type="string">
            <text:p>No estado do Pará, considerando um raio de 500 metros ao redor de cada escola que possui biblioteca e laboratório de informática, quais municípios apresentam a maior média de matrículas no ensino médio, e como essa média se compara entre os municípios do estado?</text:p>
          </table:table-cell>
          <table:table-cell table:style-name="ce8" table:content-validation-name="val1" office:value-type="string" calcext:value-type="string">
            <text:p>Estado</text:p>
          </table:table-cell>
          <table:table-cell table:style-name="ce11" table:content-validation-name="val2" office:value-type="string" calcext:value-type="string">
            <text:p>Muito Difícil</text:p>
          </table:table-cell>
          <table:table-cell table:style-name="ce5" table:content-validation-name="val3" office:value-type="string" calcext:value-type="string">
            <text:p>ST_Buffer</text:p>
          </table:table-cell>
          <table:table-cell table:style-name="ce12" office:value-type="string" calcext:value-type="string">
            <text:p>WITH escolas_buffer AS (</text:p>
            <text:p>    SELECT e.cd_entidade,</text:p>
            <text:p>           ST_Buffer(e.geometry, 500) AS geom_buffer,</text:p>
            <text:p>           m.qt_mat_med</text:p>
            <text:p>    FROM public.escola e</text:p>
            <text:p>    INNER JOIN public.microdados_ed_basica m</text:p>
            <text:p>           ON e.cd_entidade = m.cd_entidade</text:p>
            <text:p>    WHERE e.cd_uf = '15'</text:p>
            <text:p>      AND m.in_biblioteca = 1</text:p>
            <text:p>      AND m.in_laboratorio_informatica = 1</text:p>
            <text:p>),</text:p>
            <text:p>intersecao_municipio AS (</text:p>
            <text:p>    SELECT mu.nm_mun,</text:p>
            <text:p>           AVG(m.qt_mat_med) AS media_mat_med</text:p>
            <text:p>    FROM escolas_buffer m</text:p>
            <text:p>    INNER JOIN public.municipio mu</text:p>
            <text:p>           ON ST_Intersects(m.geom_buffer, mu.geometry)</text:p>
            <text:p>    GROUP BY mu.nm_mun</text:p>
            <text:p>)</text:p>
            <text:p>SELECT nm_mun,</text:p>
            <text:p>       media_mat_med,</text:p>
            <text:p>       RANK() OVER (ORDER BY media_mat_med DESC) AS posicao</text:p>
            <text:p>FROM intersecao_municipio;</text:p>
          </table:table-cell>
          <table:table-cell table:style-name="ce9" table:number-columns-repeated="20"/>
          <table:table-cell table:number-columns-repeated="998"/>
        </table:table-row>
        <table:table-row table:style-name="ro1">
          <table:table-cell table:style-name="ce2" office:value-type="float" office:value="412" calcext:value-type="float">
            <text:p>412</text:p>
          </table:table-cell>
          <table:table-cell table:style-name="ce4" office:value-type="string" calcext:value-type="string">
            <text:p>Em Minas Gerais, quais municípios têm escolas localizadas em áreas verdes registradas, considerando até 300 metros ao redor de cada escola, e qual é a soma total de turmas de educação infantil em cada município?</text:p>
          </table:table-cell>
          <table:table-cell table:style-name="ce8" table:content-validation-name="val1" office:value-type="string" calcext:value-type="string">
            <text:p>Estado</text:p>
          </table:table-cell>
          <table:table-cell table:style-name="ce11" table:content-validation-name="val2" office:value-type="string" calcext:value-type="string">
            <text:p>Muito Difícil</text:p>
          </table:table-cell>
          <table:table-cell table:style-name="ce5" table:content-validation-name="val3" office:value-type="string" calcext:value-type="string">
            <text:p>ST_Buffer</text:p>
          </table:table-cell>
          <table:table-cell table:style-name="ce12" office:value-type="string" calcext:value-type="string">
            <text:p>WITH escolas_verdes AS (</text:p>
            <text:p>    SELECT e.cd_entidade,</text:p>
            <text:p>           ST_Buffer(e.geometry, 300) AS geom_buffer,</text:p>
            <text:p>           m.qt_tur_inf</text:p>
            <text:p>    FROM public.escola e</text:p>
            <text:p>    LEFT JOIN public.microdados_ed_basica m</text:p>
            <text:p>           ON e.cd_entidade = m.cd_entidade</text:p>
            <text:p>    WHERE e.cd_uf = '31'</text:p>
            <text:p>      AND m.in_area_verde = 1</text:p>
            <text:p>),</text:p>
            <text:p>relatorio AS (</text:p>
            <text:p>    SELECT mu.nm_mun,</text:p>
            <text:p>           SUM(ev.qt_tur_inf) AS total_turmas</text:p>
            <text:p>    FROM escolas_verdes ev</text:p>
            <text:p>    INNER JOIN public.municipio mu</text:p>
            <text:p>           ON ST_Within(ev.geom_buffer, mu.geometry)</text:p>
            <text:p>    GROUP BY mu.nm_mun</text:p>
            <text:p>)</text:p>
            <text:p>SELECT nm_mun, total_turmas,</text:p>
            <text:p>       SUM(total_turmas) OVER () AS total_estado</text:p>
            <text:p>FROM relatorio;</text:p>
          </table:table-cell>
          <table:table-cell table:style-name="ce9" table:number-columns-repeated="20"/>
          <table:table-cell table:number-columns-repeated="998"/>
        </table:table-row>
        <table:table-row table:style-name="ro1">
          <table:table-cell table:style-name="ce2" office:value-type="float" office:value="413" calcext:value-type="float">
            <text:p>413</text:p>
          </table:table-cell>
          <table:table-cell table:style-name="ce4" office:value-type="string" calcext:value-type="string">
            <text:p>No estado de Pernambuco, quais distritos possuem escolas com laboratório de ciências, considerando uma área de 400 metros em torno de cada escola, e qual é a média de alunos matriculados no fundamental II por distrito?</text:p>
          </table:table-cell>
          <table:table-cell table:style-name="ce8" table:content-validation-name="val1" office:value-type="string" calcext:value-type="string">
            <text:p>Estado</text:p>
          </table:table-cell>
          <table:table-cell table:style-name="ce11" table:content-validation-name="val2" office:value-type="string" calcext:value-type="string">
            <text:p>Muito Difícil</text:p>
          </table:table-cell>
          <table:table-cell table:style-name="ce5" table:content-validation-name="val3" office:value-type="string" calcext:value-type="string">
            <text:p>ST_Buffer</text:p>
          </table:table-cell>
          <table:table-cell table:style-name="ce12" office:value-type="string" calcext:value-type="string">
            <text:p>WITH escolas_lab AS (</text:p>
            <text:p>    SELECT e.cd_entidade,</text:p>
            <text:p>           ST_Buffer(e.geometry, 400) AS geom_buffer,</text:p>
            <text:p>           m.qt_mat_fund_af</text:p>
            <text:p>    FROM public.escola e</text:p>
            <text:p>    RIGHT JOIN public.microdados_ed_basica m</text:p>
            <text:p>           ON e.cd_entidade = m.cd_entidade</text:p>
            <text:p>    WHERE e.cd_uf = '26'</text:p>
            <text:p>      AND m.in_laboratorio_ciencias = 1</text:p>
            <text:p>),</text:p>
            <text:p>intersecao_distrito AS (</text:p>
            <text:p>    SELECT d.nm_dist,</text:p>
            <text:p>           AVG(el.qt_mat_fund_af) AS media_alunos</text:p>
            <text:p>    FROM escolas_lab el</text:p>
            <text:p>    INNER JOIN public.distrito d</text:p>
            <text:p>           ON ST_Intersects(el.geom_buffer, d.geometry)</text:p>
            <text:p>    GROUP BY d.nm_dist</text:p>
            <text:p>)</text:p>
            <text:p>SELECT nm_dist, media_alunos,</text:p>
            <text:p>       ROW_NUMBER() OVER (ORDER BY media_alunos DESC) AS ranking</text:p>
            <text:p>FROM intersecao_distrito;</text:p>
          </table:table-cell>
          <table:table-cell table:style-name="ce9" table:number-columns-repeated="20"/>
          <table:table-cell table:number-columns-repeated="998"/>
        </table:table-row>
        <table:table-row table:style-name="ro1">
          <table:table-cell table:style-name="ce2" office:value-type="float" office:value="414" calcext:value-type="float">
            <text:p>414</text:p>
          </table:table-cell>
          <table:table-cell table:style-name="ce4" office:value-type="string" calcext:value-type="string">
            <text:p>No estado do Rio Grande do Sul, quais municípios apresentam maior quantidade de equipamentos de informática disponíveis em escolas situadas até 600 metros de setores censitários, e como esses valores variam em relação à média estadual?</text:p>
          </table:table-cell>
          <table:table-cell table:style-name="ce8" table:content-validation-name="val1" office:value-type="string" calcext:value-type="string">
            <text:p>Estado</text:p>
          </table:table-cell>
          <table:table-cell table:style-name="ce11" table:content-validation-name="val2" office:value-type="string" calcext:value-type="string">
            <text:p>Muito Difícil</text:p>
          </table:table-cell>
          <table:table-cell table:style-name="ce5" table:content-validation-name="val3" office:value-type="string" calcext:value-type="string">
            <text:p>ST_Buffer</text:p>
          </table:table-cell>
          <table:table-cell table:style-name="ce12" office:value-type="string" calcext:value-type="string">
            <text:p>WITH escolas_informatica AS (</text:p>
            <text:p>    SELECT e.cd_entidade,</text:p>
            <text:p>           ST_Buffer(e.geometry, 600) AS geom_buffer,</text:p>
            <text:p>           m.qt_comp_portatil_aluno + m.qt_desktop_aluno AS total_computadores</text:p>
            <text:p>    FROM public.escola e, public.microdados_ed_basica m</text:p>
            <text:p>    WHERE e.cd_entidade = m.cd_entidade</text:p>
            <text:p>      AND e.cd_uf = '43'</text:p>
            <text:p>      AND m.in_computador = 1</text:p>
            <text:p>),</text:p>
            <text:p>computadores_mun AS (</text:p>
            <text:p>    SELECT mu.nm_mun,</text:p>
            <text:p>           SUM(ei.total_computadores) AS soma_computadores</text:p>
            <text:p>    FROM escolas_informatica ei</text:p>
            <text:p>    INNER JOIN public.setor s</text:p>
            <text:p>           ON ST_Within(ei.geom_buffer, s.geometry)</text:p>
            <text:p>    INNER JOIN public.municipio mu</text:p>
            <text:p>           ON mu.cd_mun = s.cd_mun</text:p>
            <text:p>    GROUP BY mu.nm_mun</text:p>
            <text:p>)</text:p>
            <text:p>SELECT nm_mun,</text:p>
            <text:p>       soma_computadores,</text:p>
            <text:p>       AVG(soma_computadores) OVER () AS media_estado</text:p>
            <text:p>FROM computadores_mun;</text:p>
          </table:table-cell>
          <table:table-cell table:style-name="ce9" table:number-columns-repeated="20"/>
          <table:table-cell table:number-columns-repeated="998"/>
        </table:table-row>
        <table:table-row table:style-name="ro1">
          <table:table-cell table:style-name="ce2" office:value-type="float" office:value="415" calcext:value-type="float">
            <text:p>415</text:p>
          </table:table-cell>
          <table:table-cell table:style-name="ce4" office:value-type="string" calcext:value-type="string">
            <text:p>No estado da Bahia, quais municípios concentram escolas com quadra de esportes, considerando uma área de 700 metros ao redor dessas escolas, e qual é a proporção de turmas de ensino médio em relação ao total de turmas do município?</text:p>
          </table:table-cell>
          <table:table-cell table:style-name="ce8" table:content-validation-name="val1" office:value-type="string" calcext:value-type="string">
            <text:p>Estado</text:p>
          </table:table-cell>
          <table:table-cell table:style-name="ce11" table:content-validation-name="val2" office:value-type="string" calcext:value-type="string">
            <text:p>Muito Difícil</text:p>
          </table:table-cell>
          <table:table-cell table:style-name="ce5" table:content-validation-name="val3" office:value-type="string" calcext:value-type="string">
            <text:p>ST_Buffer</text:p>
          </table:table-cell>
          <table:table-cell table:style-name="ce12" office:value-type="string" calcext:value-type="string">
            <text:p>WITH escolas_quadra AS (</text:p>
            <text:p>    SELECT e.cd_entidade,</text:p>
            <text:p>           ST_Buffer(e.geometry, 700) AS geom_buffer,</text:p>
            <text:p>           m.qt_tur_med,</text:p>
            <text:p>           m.qt_tur_bas</text:p>
            <text:p>    FROM public.escola e</text:p>
            <text:p>    FULL OUTER JOIN public.microdados_ed_basica m</text:p>
            <text:p>           ON e.cd_entidade = m.cd_entidade</text:p>
            <text:p>    WHERE e.cd_uf = '29'</text:p>
            <text:p>      AND (m.in_quadra_esportes = 1 OR m.in_quadra_esportes_coberta = 1)</text:p>
            <text:p>),</text:p>
            <text:p>analise AS (</text:p>
            <text:p>    SELECT mu.nm_mun,</text:p>
            <text:p>           SUM(eq.qt_tur_med) AS turmas_med,</text:p>
            <text:p>           SUM(eq.qt_tur_bas) AS turmas_bas</text:p>
            <text:p>    FROM escolas_quadra eq</text:p>
            <text:p>    INNER JOIN public.municipio mu</text:p>
            <text:p>           ON ST_Intersects(eq.geom_buffer, mu.geometry)</text:p>
            <text:p>    GROUP BY mu.nm_mun</text:p>
            <text:p>)</text:p>
            <text:p>SELECT nm_mun,</text:p>
            <text:p>       turmas_med,</text:p>
            <text:p>       turmas_bas,</text:p>
            <text:p>       turmas_med::float / NULLIF(turmas_bas,0) AS proporcao</text:p>
            <text:p>FROM analise;</text:p>
          </table:table-cell>
          <table:table-cell table:style-name="ce9" table:number-columns-repeated="20"/>
          <table:table-cell table:number-columns-repeated="998"/>
        </table:table-row>
        <table:table-row table:style-name="ro1">
          <table:table-cell table:style-name="ce2" office:value-type="float" office:value="416" calcext:value-type="float">
            <text:p>416</text:p>
          </table:table-cell>
          <table:table-cell table:style-name="ce4" office:value-type="string" calcext:value-type="string">
            <text:p>Em São Paulo, considerando até 500 metros do limite dos distritos, quais distritos reúnem escolas com sala de leitura e lousa digital, e qual é a média de matrículas do ensino médio por distrito?</text:p>
          </table:table-cell>
          <table:table-cell table:style-name="ce8" table:content-validation-name="val1" office:value-type="string" calcext:value-type="string">
            <text:p>Estado</text:p>
          </table:table-cell>
          <table:table-cell table:style-name="ce11" table:content-validation-name="val2" office:value-type="string" calcext:value-type="string">
            <text:p>Muito Difícil</text:p>
          </table:table-cell>
          <table:table-cell table:style-name="ce5" table:content-validation-name="val3" office:value-type="string" calcext:value-type="string">
            <text:p>ST_DWithin</text:p>
          </table:table-cell>
          <table:table-cell table:style-name="ce12" office:value-type="string" calcext:value-type="string">
            <text:p>WITH escolas_sp AS (</text:p>
            <text:p>  SELECT e.cd_entidade,</text:p>
            <text:p>         e.geometry,</text:p>
            <text:p>         m.in_sala_leitura,</text:p>
            <text:p>         m.in_equip_lousa_digital,</text:p>
            <text:p>         m.qt_mat_med</text:p>
            <text:p>  FROM public.escola e</text:p>
            <text:p>  INNER JOIN public.microdados_ed_basica m</text:p>
            <text:p>          ON m.cd_entidade = e.cd_entidade</text:p>
            <text:p>  INNER JOIN public.unidade_federativa uf</text:p>
            <text:p>          ON uf.cd_uf = e.cd_uf</text:p>
            <text:p>  WHERE uf.cd_uf = '35'</text:p>
            <text:p>    AND m.in_sala_leitura = 1</text:p>
            <text:p>    AND m.in_equip_lousa_digital = 1</text:p>
            <text:p>),</text:p>
            <text:p>dist_alcance AS (</text:p>
            <text:p>  SELECT d.nm_dist,</text:p>
            <text:p>         AVG(es.qt_mat_med) AS media_med</text:p>
            <text:p>  FROM escolas_sp es</text:p>
            <text:p>  INNER JOIN public.distrito d</text:p>
            <text:p>          ON ST_DWithin(es.geometry::geography, d.geometry::geography, 500)</text:p>
            <text:p>         AND ST_Intersects(d.geometry, (SELECT geometry FROM public.unidade_federativa WHERE cd_uf='35'))</text:p>
            <text:p>  GROUP BY d.nm_dist</text:p>
            <text:p>)</text:p>
            <text:p>SELECT nm_dist,</text:p>
            <text:p>       media_med,</text:p>
            <text:p>       RANK() OVER (ORDER BY media_med DESC) AS posicao</text:p>
            <text:p>FROM dist_alcance;</text:p>
          </table:table-cell>
          <table:table-cell table:style-name="ce9" table:number-columns-repeated="20"/>
          <table:table-cell table:number-columns-repeated="998"/>
        </table:table-row>
        <table:table-row table:style-name="ro1">
          <table:table-cell table:style-name="ce2" office:value-type="float" office:value="417" calcext:value-type="float">
            <text:p>417</text:p>
          </table:table-cell>
          <table:table-cell table:style-name="ce4" office:value-type="string" calcext:value-type="string">
            <text:p>No Rio de Janeiro, até 300 metros de bibliotecas, quais municípios somam mais turmas de educação infantil em escolas com área verde registrada?</text:p>
          </table:table-cell>
          <table:table-cell table:style-name="ce8" table:content-validation-name="val1" office:value-type="string" calcext:value-type="string">
            <text:p>Estado</text:p>
          </table:table-cell>
          <table:table-cell table:style-name="ce11" table:content-validation-name="val2" office:value-type="string" calcext:value-type="string">
            <text:p>Muito Difícil</text:p>
          </table:table-cell>
          <table:table-cell table:style-name="ce5" table:content-validation-name="val3" office:value-type="string" calcext:value-type="string">
            <text:p>ST_DWithin</text:p>
          </table:table-cell>
          <table:table-cell table:style-name="ce12" office:value-type="string" calcext:value-type="string">
            <text:p>WITH alvo AS (</text:p>
            <text:p>  SELECT e.cd_entidade,</text:p>
            <text:p>         e.geometry,</text:p>
            <text:p>         m.qt_tur_inf</text:p>
            <text:p>  FROM public.escola e</text:p>
            <text:p>  LEFT JOIN public.microdados_ed_basica m</text:p>
            <text:p>         ON m.cd_entidade = e.cd_entidade</text:p>
            <text:p>  WHERE e.cd_uf = '33'</text:p>
            <text:p>    AND m.in_area_verde = 1</text:p>
            <text:p>),</text:p>
            <text:p>escola_proxima_bib AS (</text:p>
            <text:p>  SELECT a.cd_entidade, a.qt_tur_inf, mu.nm_mun</text:p>
            <text:p>  FROM alvo a</text:p>
            <text:p>  INNER JOIN public.municipio mu</text:p>
            <text:p>          ON ST_Within(a.geometry, mu.geometry)</text:p>
            <text:p>  INNER JOIN public.biblioteca b</text:p>
            <text:p>          ON b.cd_mun = mu.cd_mun</text:p>
            <text:p>         AND ST_DWithin(a.geometry::geography, b.geometry::geography, 300)</text:p>
            <text:p>         AND ST_Intersects(mu.geometry, (SELECT geometry FROM public.unidade_federativa WHERE cd_uf='33'))</text:p>
            <text:p>)</text:p>
            <text:p>SELECT nm_mun,</text:p>
            <text:p>       SUM(qt_tur_inf) AS total_turmas_inf,</text:p>
            <text:p>       SUM(SUM(qt_tur_inf)) OVER () AS total_estado,</text:p>
            <text:p>       1.0 * SUM(qt_tur_inf) / NULLIF(SUM(SUM(qt_tur_inf)) OVER (),0) AS participacao</text:p>
            <text:p>FROM escola_proxima_bib</text:p>
            <text:p>GROUP BY nm_mun</text:p>
            <text:p>ORDER BY total_turmas_inf DESC;</text:p>
          </table:table-cell>
          <table:table-cell table:style-name="ce9" table:number-columns-repeated="20"/>
          <table:table-cell table:number-columns-repeated="998"/>
        </table:table-row>
        <table:table-row table:style-name="ro1">
          <table:table-cell table:style-name="ce2" office:value-type="float" office:value="418" calcext:value-type="float">
            <text:p>418</text:p>
          </table:table-cell>
          <table:table-cell table:style-name="ce4" office:value-type="string" calcext:value-type="string">
            <text:p>No Ceará, até 400 metros de equipamentos públicos de assistência social (CRAS e CREAS), quais distritos concentram mais alunos do fundamental anos finais, e como eles se distribuem entre os distritos?</text:p>
          </table:table-cell>
          <table:table-cell table:style-name="ce8" table:content-validation-name="val1" office:value-type="string" calcext:value-type="string">
            <text:p>Estado</text:p>
          </table:table-cell>
          <table:table-cell table:style-name="ce11" table:content-validation-name="val2" office:value-type="string" calcext:value-type="string">
            <text:p>Muito Difícil</text:p>
          </table:table-cell>
          <table:table-cell table:style-name="ce5" table:content-validation-name="val3" office:value-type="string" calcext:value-type="string">
            <text:p>ST_DWithin</text:p>
          </table:table-cell>
          <table:table-cell table:style-name="ce12" office:value-type="string" calcext:value-type="string">
            <text:p>WITH equipamentos AS (</text:p>
            <text:p>  SELECT nu_identif::text AS id, geometry FROM public.cras</text:p>
            <text:p>  UNION ALL</text:p>
            <text:p>  SELECT nu_identif::text AS id, geometry FROM public.creas</text:p>
            <text:p>),</text:p>
            <text:p>base AS (</text:p>
            <text:p>  SELECT e.cd_entidade,</text:p>
            <text:p>         e.geometry,</text:p>
            <text:p>         m.qt_mat_fund_af</text:p>
            <text:p>  FROM public.microdados_ed_basica m</text:p>
            <text:p>  RIGHT JOIN public.escola e</text:p>
            <text:p>         ON e.cd_entidade = m.cd_entidade</text:p>
            <text:p>  WHERE e.cd_uf = '23'  -- CE</text:p>
            <text:p>),</text:p>
            <text:p>associacao AS (</text:p>
            <text:p>  SELECT d.nm_dist,</text:p>
            <text:p>         SUM(b.qt_mat_fund_af) AS soma_fund_af</text:p>
            <text:p>  FROM base b</text:p>
            <text:p>  INNER JOIN public.distrito d</text:p>
            <text:p>          ON ST_Intersects(d.geometry, (SELECT geometry FROM public.unidade_federativa WHERE cd_uf='23'))</text:p>
            <text:p>  INNER JOIN equipamentos ep</text:p>
            <text:p>          ON ST_DWithin(b.geometry::geography, ep.geometry::geography, 400)</text:p>
            <text:p>         AND ST_Intersects(b.geometry, d.geometry)</text:p>
            <text:p>  GROUP BY d.nm_dist</text:p>
            <text:p>)</text:p>
            <text:p>SELECT nm_dist,</text:p>
            <text:p>       soma_fund_af,</text:p>
            <text:p>       ROW_NUMBER() OVER (ORDER BY soma_fund_af DESC) AS ranking</text:p>
            <text:p>FROM associacao;</text:p>
          </table:table-cell>
          <table:table-cell table:style-name="ce9" table:number-columns-repeated="20"/>
          <table:table-cell table:number-columns-repeated="998"/>
        </table:table-row>
        <table:table-row table:style-name="ro1">
          <table:table-cell table:style-name="ce2" office:value-type="float" office:value="419" calcext:value-type="float">
            <text:p>419</text:p>
          </table:table-cell>
          <table:table-cell table:style-name="ce4" office:value-type="string" calcext:value-type="string">
            <text:p>No Paraná, até 1.000 metros de centros de atendimento a população em situação de rua, quais regiões imediatas apresentam mais escolas com acesso à internet para a comunidade, e qual é a média por região?</text:p>
          </table:table-cell>
          <table:table-cell table:style-name="ce8" table:content-validation-name="val1" office:value-type="string" calcext:value-type="string">
            <text:p>Estado</text:p>
          </table:table-cell>
          <table:table-cell table:style-name="ce11" table:content-validation-name="val2" office:value-type="string" calcext:value-type="string">
            <text:p>Muito Difícil</text:p>
          </table:table-cell>
          <table:table-cell table:style-name="ce5" table:content-validation-name="val3" office:value-type="string" calcext:value-type="string">
            <text:p>ST_DWithin</text:p>
          </table:table-cell>
          <table:table-cell table:style-name="ce12" office:value-type="string" calcext:value-type="string">
            <text:p>WITH alvo AS (</text:p>
            <text:p>  SELECT e.cd_entidade,</text:p>
            <text:p>         e.geometry,</text:p>
            <text:p>         m.in_internet_comunidade</text:p>
            <text:p>  FROM public.escola e, public.microdados_ed_basica m</text:p>
            <text:p>  WHERE e.cd_entidade = m.cd_entidade</text:p>
            <text:p>    AND e.cd_uf = '41'</text:p>
            <text:p>    AND m.in_internet_comunidade = 1</text:p>
            <text:p>),</text:p>
            <text:p>ligacao AS (</text:p>
            <text:p>  SELECT rgi.nm_rgi,</text:p>
            <text:p>         COUNT(*) AS escolas_proximas</text:p>
            <text:p>  FROM alvo a</text:p>
            <text:p>  INNER JOIN public.centro_pop cp</text:p>
            <text:p>          ON ST_DWithin(a.geometry::geography, cp.geometry::geography, 1000)</text:p>
            <text:p>  INNER JOIN public.municipio mu</text:p>
            <text:p>          ON ST_Intersects(a.geometry, mu.geometry)</text:p>
            <text:p>  INNER JOIN public.rg_imediata rgi</text:p>
            <text:p>          ON rgi.cd_rgi = mu.cd_rgi</text:p>
            <text:p>         AND ST_Intersects(rgi.geometry, (SELECT geometry FROM public.unidade_federativa WHERE cd_uf='41'))</text:p>
            <text:p>  GROUP BY rgi.nm_rgi</text:p>
            <text:p>)</text:p>
            <text:p>SELECT nm_rgi,</text:p>
            <text:p>       escolas_proximas,</text:p>
            <text:p>       AVG(escolas_proximas) OVER () AS media_por_regiao</text:p>
            <text:p>FROM ligacao</text:p>
            <text:p>ORDER BY escolas_proximas DESC;</text:p>
          </table:table-cell>
          <table:table-cell table:style-name="ce9" table:number-columns-repeated="20"/>
          <table:table-cell table:number-columns-repeated="998"/>
        </table:table-row>
        <table:table-row table:style-name="ro1">
          <table:table-cell table:style-name="ce2" office:value-type="float" office:value="420" calcext:value-type="float">
            <text:p>420</text:p>
          </table:table-cell>
          <table:table-cell table:style-name="ce4" office:value-type="string" calcext:value-type="string">
            <text:p>Na Bahia, até 600 metros do contorno dos subdistritos, quais municípios reúnem mais escolas com quadra de esportes e qual é a razão entre turmas do ensino médio e o total de turmas desses municípios?</text:p>
          </table:table-cell>
          <table:table-cell table:style-name="ce8" table:content-validation-name="val1" office:value-type="string" calcext:value-type="string">
            <text:p>Estado</text:p>
          </table:table-cell>
          <table:table-cell table:style-name="ce11" table:content-validation-name="val2" office:value-type="string" calcext:value-type="string">
            <text:p>Muito Difícil</text:p>
          </table:table-cell>
          <table:table-cell table:style-name="ce5" table:content-validation-name="val3" office:value-type="string" calcext:value-type="string">
            <text:p>ST_DWithin</text:p>
          </table:table-cell>
          <table:table-cell table:style-name="ce12" office:value-type="string" calcext:value-type="string">
            <text:p>WITH escolas_ba AS (</text:p>
            <text:p>  SELECT e.cd_entidade,</text:p>
            <text:p>         e.geometry,</text:p>
            <text:p>         m.qt_tur_med,</text:p>
            <text:p>         m.qt_tur_bas,</text:p>
            <text:p>         (COALESCE(m.in_quadra_esportes,0) + COALESCE(m.in_quadra_esportes_coberta,0)) AS tem_quadra</text:p>
            <text:p>  FROM public.escola e</text:p>
            <text:p>  FULL OUTER JOIN public.microdados_ed_basica m</text:p>
            <text:p>               ON m.cd_entidade = e.cd_entidade</text:p>
            <text:p>  WHERE e.cd_uf = '29'</text:p>
            <text:p>),</text:p>
            <text:p>agregado AS (</text:p>
            <text:p>  SELECT mu.nm_mun,</text:p>
            <text:p>         SUM(eb.qt_tur_med) AS turmas_med,</text:p>
            <text:p>         SUM(eb.qt_tur_bas) AS turmas_totais</text:p>
            <text:p>  FROM escolas_ba eb</text:p>
            <text:p>  INNER JOIN public.municipio mu</text:p>
            <text:p>          ON ST_Intersects(mu.geometry, (SELECT geometry FROM public.unidade_federativa WHERE cd_uf='29'))</text:p>
            <text:p>  INNER JOIN public.subdistrito sd</text:p>
            <text:p>          ON sd.cd_mun = mu.cd_mun</text:p>
            <text:p>         AND ST_DWithin(eb.geometry::geography, sd.geometry::geography, 600)</text:p>
            <text:p>         AND eb.tem_quadra &gt; 0</text:p>
            <text:p>         AND ST_Within(eb.geometry, mu.geometry)</text:p>
            <text:p>  GROUP BY mu.nm_mun</text:p>
            <text:p>)</text:p>
            <text:p>SELECT nm_mun,</text:p>
            <text:p>       turmas_med,</text:p>
            <text:p>       turmas_totais,</text:p>
            <text:p>       turmas_med::float / NULLIF(turmas_totais,0) AS razao_med_total,</text:p>
            <text:p>       DENSE_RANK() OVER (ORDER BY turmas_med DESC) AS posicao</text:p>
            <text:p>FROM agregado</text:p>
            <text:p>ORDER BY turmas_med DESC;</text:p>
          </table:table-cell>
          <table:table-cell table:style-name="ce9" table:number-columns-repeated="20"/>
          <table:table-cell table:number-columns-repeated="998"/>
        </table:table-row>
        <table:table-row table:style-name="ro1">
          <table:table-cell table:style-name="ce2" office:value-type="float" office:value="421" calcext:value-type="float">
            <text:p>421</text:p>
          </table:table-cell>
          <table:table-cell table:style-name="ce4" office:value-type="string" calcext:value-type="string">
            <text:p>Quais escolas se intersectam com o limite do município de Carapicuíba?</text:p>
          </table:table-cell>
          <table:table-cell table:style-name="ce8" table:content-validation-name="val1" office:value-type="string" calcext:value-type="string">
            <text:p>Município</text:p>
          </table:table-cell>
          <table:table-cell table:style-name="ce11" table:content-validation-name="val2" office:value-type="string" calcext:value-type="string">
            <text:p>Facíl</text:p>
          </table:table-cell>
          <table:table-cell table:style-name="ce5" table:content-validation-name="val3" office:value-type="string" calcext:value-type="string">
            <text:p>ST_Intersects</text:p>
          </table:table-cell>
          <table:table-cell table:style-name="ce5" office:value-type="string" calcext:value-type="string">
            <text:p>SELECT e.cd_entidade, e.nm_entidade, e.geometry</text:p>
            <text:p>FROM public.escola e</text:p>
            <text:p>JOIN public.municipio m</text:p>
            <text:p>  ON ST_Intersects(e.geometry, m.geometry)</text:p>
            <text:p>WHERE m.nm_mun = 'Carapicuíba';</text:p>
          </table:table-cell>
          <table:table-cell table:style-name="ce9" table:number-columns-repeated="20"/>
          <table:table-cell table:number-columns-repeated="998"/>
        </table:table-row>
        <table:table-row table:style-name="ro1">
          <table:table-cell table:style-name="ce2" office:value-type="float" office:value="422" calcext:value-type="float">
            <text:p>422</text:p>
          </table:table-cell>
          <table:table-cell table:style-name="ce4" office:value-type="string" calcext:value-type="string">
            <text:p>Liste as bibliotecas localizadas no município de Abaíra que se intersectam com a área urbana.</text:p>
          </table:table-cell>
          <table:table-cell table:style-name="ce8" table:content-validation-name="val1" office:value-type="string" calcext:value-type="string">
            <text:p>Município</text:p>
          </table:table-cell>
          <table:table-cell table:style-name="ce11" table:content-validation-name="val2" office:value-type="string" calcext:value-type="string">
            <text:p>Facíl</text:p>
          </table:table-cell>
          <table:table-cell table:style-name="ce5" table:content-validation-name="val3" office:value-type="string" calcext:value-type="string">
            <text:p>ST_Intersects</text:p>
          </table:table-cell>
          <table:table-cell table:style-name="ce5" office:value-type="string" calcext:value-type="string">
            <text:p>SELECT b.cd_bib, b.nm_bib, b.geometry</text:p>
            <text:p>FROM public.biblioteca b</text:p>
            <text:p>JOIN public.municipio m</text:p>
            <text:p>  ON ST_Intersects(b.geometry, m.geometry)</text:p>
            <text:p>WHERE m.nm_mun = 'Abaíra';</text:p>
          </table:table-cell>
          <table:table-cell table:style-name="ce9" table:number-columns-repeated="20"/>
          <table:table-cell table:number-columns-repeated="998"/>
        </table:table-row>
        <table:table-row table:style-name="ro1">
          <table:table-cell table:style-name="ce2" office:value-type="float" office:value="423" calcext:value-type="float">
            <text:p>423</text:p>
          </table:table-cell>
          <table:table-cell table:style-name="ce4" office:value-type="string" calcext:value-type="string">
            <text:p>Quais CREAS se intersectam com a área geográfica de Cacoal?</text:p>
          </table:table-cell>
          <table:table-cell table:style-name="ce8" table:content-validation-name="val1" office:value-type="string" calcext:value-type="string">
            <text:p>Município</text:p>
          </table:table-cell>
          <table:table-cell table:style-name="ce11" table:content-validation-name="val2" office:value-type="string" calcext:value-type="string">
            <text:p>Facíl</text:p>
          </table:table-cell>
          <table:table-cell table:style-name="ce5" table:content-validation-name="val3" office:value-type="string" calcext:value-type="string">
            <text:p>ST_Intersects</text:p>
          </table:table-cell>
          <table:table-cell table:style-name="ce5" office:value-type="string" calcext:value-type="string">
            <text:p>SELECT c.nu_identif, c.geometry</text:p>
            <text:p>FROM public.creas c</text:p>
            <text:p>JOIN public.municipio m</text:p>
            <text:p>  ON ST_Intersects(c.geometry, m.geometry)</text:p>
            <text:p>WHERE m.nm_mun = 'Cacoal';</text:p>
          </table:table-cell>
          <table:table-cell table:style-name="ce9" table:number-columns-repeated="20"/>
          <table:table-cell table:number-columns-repeated="998"/>
        </table:table-row>
        <table:table-row table:style-name="ro1">
          <table:table-cell table:style-name="ce2" office:value-type="float" office:value="424" calcext:value-type="float">
            <text:p>424</text:p>
          </table:table-cell>
          <table:table-cell table:style-name="ce4" office:value-type="string" calcext:value-type="string">
            <text:p>Quais CRAS se intersectam com o município de Ariquemes?</text:p>
          </table:table-cell>
          <table:table-cell table:style-name="ce8" table:content-validation-name="val1" office:value-type="string" calcext:value-type="string">
            <text:p>Município</text:p>
          </table:table-cell>
          <table:table-cell table:style-name="ce11" table:content-validation-name="val2" office:value-type="string" calcext:value-type="string">
            <text:p>Facíl</text:p>
          </table:table-cell>
          <table:table-cell table:style-name="ce5" table:content-validation-name="val3" office:value-type="string" calcext:value-type="string">
            <text:p>ST_Intersects</text:p>
          </table:table-cell>
          <table:table-cell table:style-name="ce5" office:value-type="string" calcext:value-type="string">
            <text:p>SELECT c.nu_identif, c.geometry</text:p>
            <text:p>FROM public.cras c</text:p>
            <text:p>JOIN public.municipio m</text:p>
            <text:p>  ON ST_Intersects(c.geometry, m.geometry)</text:p>
            <text:p>WHERE m.nm_mun = 'Ariquemes';</text:p>
          </table:table-cell>
          <table:table-cell table:style-name="ce9" table:number-columns-repeated="20"/>
          <table:table-cell table:number-columns-repeated="998"/>
        </table:table-row>
        <table:table-row table:style-name="ro1">
          <table:table-cell table:style-name="ce2" office:value-type="float" office:value="425" calcext:value-type="float">
            <text:p>425</text:p>
          </table:table-cell>
          <table:table-cell table:style-name="ce4" office:value-type="string" calcext:value-type="string">
            <text:p>Quais bibliotecas se intersectam com o limite do município de Salvador?</text:p>
          </table:table-cell>
          <table:table-cell table:style-name="ce8" table:content-validation-name="val1" office:value-type="string" calcext:value-type="string">
            <text:p>Município</text:p>
          </table:table-cell>
          <table:table-cell table:style-name="ce11" table:content-validation-name="val2" office:value-type="string" calcext:value-type="string">
            <text:p>Facíl</text:p>
          </table:table-cell>
          <table:table-cell table:style-name="ce5" table:content-validation-name="val3" office:value-type="string" calcext:value-type="string">
            <text:p>ST_Intersects</text:p>
          </table:table-cell>
          <table:table-cell table:style-name="ce5" office:value-type="string" calcext:value-type="string">
            <text:p>SELECT b.cd_bib, b.nm_bib, b.geometry</text:p>
            <text:p>FROM public.biblioteca b</text:p>
            <text:p>JOIN public.municipio m</text:p>
            <text:p>  ON ST_Intersects(b.geometry, m.geometry)</text:p>
            <text:p>WHERE m.nm_mun = 'Salvador';</text:p>
          </table:table-cell>
          <table:table-cell table:style-name="ce9" table:number-columns-repeated="20"/>
          <table:table-cell table:number-columns-repeated="998"/>
        </table:table-row>
        <table:table-row table:style-name="ro1">
          <table:table-cell table:style-name="ce2" office:value-type="float" office:value="426" calcext:value-type="float">
            <text:p>426</text:p>
          </table:table-cell>
          <table:table-cell table:style-name="ce5" office:value-type="string" calcext:value-type="string">
            <text:p>Quais bibliotecas estão contidas dentro do limite do município de Abaíra?</text:p>
          </table:table-cell>
          <table:table-cell table:style-name="ce8" table:content-validation-name="val1" office:value-type="string" calcext:value-type="string">
            <text:p>Município</text:p>
          </table:table-cell>
          <table:table-cell table:style-name="ce11" table:content-validation-name="val2" office:value-type="string" calcext:value-type="string">
            <text:p>Facíl</text:p>
          </table:table-cell>
          <table:table-cell table:style-name="ce5" table:content-validation-name="val3" office:value-type="string" calcext:value-type="string">
            <text:p>ST_Contains</text:p>
          </table:table-cell>
          <table:table-cell table:style-name="ce5" office:value-type="string" calcext:value-type="string">
            <text:p>SELECT b.cd_bib, b.nm_bib, b.geometry</text:p>
            <text:p>FROM public.biblioteca b</text:p>
            <text:p>JOIN public.municipio m</text:p>
            <text:p>  ON ST_Contains(m.geometry, b.geometry)</text:p>
            <text:p>WHERE m.nm_mun = 'Abaíra';</text:p>
          </table:table-cell>
          <table:table-cell table:style-name="ce9" table:number-columns-repeated="20"/>
          <table:table-cell table:number-columns-repeated="998"/>
        </table:table-row>
        <table:table-row table:style-name="ro1">
          <table:table-cell table:style-name="ce2" office:value-type="float" office:value="427" calcext:value-type="float">
            <text:p>427</text:p>
          </table:table-cell>
          <table:table-cell table:style-name="ce5" office:value-type="string" calcext:value-type="string">
            <text:p>Liste os CRAS contidos no município de Carapicuíba.</text:p>
          </table:table-cell>
          <table:table-cell table:style-name="ce8" table:content-validation-name="val1" office:value-type="string" calcext:value-type="string">
            <text:p>Município</text:p>
          </table:table-cell>
          <table:table-cell table:style-name="ce11" table:content-validation-name="val2" office:value-type="string" calcext:value-type="string">
            <text:p>Facíl</text:p>
          </table:table-cell>
          <table:table-cell table:style-name="ce5" table:content-validation-name="val3" office:value-type="string" calcext:value-type="string">
            <text:p>ST_Contains</text:p>
          </table:table-cell>
          <table:table-cell table:style-name="ce5" office:value-type="string" calcext:value-type="string">
            <text:p>SELECT c.nu_identif, c.geometry</text:p>
            <text:p>FROM public.cras c</text:p>
            <text:p>JOIN public.municipio m</text:p>
            <text:p>  ON ST_Contains(m.geometry, c.geometry)</text:p>
            <text:p>WHERE m.nm_mun = 'Carapicuíba';</text:p>
          </table:table-cell>
          <table:table-cell table:style-name="ce9" table:number-columns-repeated="20"/>
          <table:table-cell table:number-columns-repeated="998"/>
        </table:table-row>
        <table:table-row table:style-name="ro1">
          <table:table-cell table:style-name="ce2" office:value-type="float" office:value="428" calcext:value-type="float">
            <text:p>428</text:p>
          </table:table-cell>
          <table:table-cell table:style-name="ce5" office:value-type="string" calcext:value-type="string">
            <text:p>Quais CREAS estão contidos no município de Alta Floresta D'Oeste?</text:p>
          </table:table-cell>
          <table:table-cell table:style-name="ce8" table:content-validation-name="val1" office:value-type="string" calcext:value-type="string">
            <text:p>Município</text:p>
          </table:table-cell>
          <table:table-cell table:style-name="ce11" table:content-validation-name="val2" office:value-type="string" calcext:value-type="string">
            <text:p>Facíl</text:p>
          </table:table-cell>
          <table:table-cell table:style-name="ce5" table:content-validation-name="val3" office:value-type="string" calcext:value-type="string">
            <text:p>ST_Contains</text:p>
          </table:table-cell>
          <table:table-cell table:style-name="ce5" office:value-type="string" calcext:value-type="string">
            <text:p>SELECT c.nu_identif, c.geometry</text:p>
            <text:p>FROM public.creas c</text:p>
            <text:p>JOIN public.municipio m</text:p>
            <text:p>  ON ST_Contains(m.geometry, c.geometry)</text:p>
            <text:p>WHERE m.nm_mun = E'Alta Floresta D\'Oeste';</text:p>
          </table:table-cell>
          <table:table-cell table:style-name="ce9" table:number-columns-repeated="20"/>
          <table:table-cell table:number-columns-repeated="998"/>
        </table:table-row>
        <table:table-row table:style-name="ro1">
          <table:table-cell table:style-name="ce2" office:value-type="float" office:value="429" calcext:value-type="float">
            <text:p>429</text:p>
          </table:table-cell>
          <table:table-cell table:style-name="ce5" office:value-type="string" calcext:value-type="string">
            <text:p>Liste as escolas contidas no município de Salvador.</text:p>
          </table:table-cell>
          <table:table-cell table:style-name="ce8" table:content-validation-name="val1" office:value-type="string" calcext:value-type="string">
            <text:p>Município</text:p>
          </table:table-cell>
          <table:table-cell table:style-name="ce11" table:content-validation-name="val2" office:value-type="string" calcext:value-type="string">
            <text:p>Facíl</text:p>
          </table:table-cell>
          <table:table-cell table:style-name="ce5" table:content-validation-name="val3" office:value-type="string" calcext:value-type="string">
            <text:p>ST_Contains</text:p>
          </table:table-cell>
          <table:table-cell table:style-name="ce5" office:value-type="string" calcext:value-type="string">
            <text:p>SELECT e.cd_entidade, e.nm_entidade, e.geometry</text:p>
            <text:p>FROM public.escola e</text:p>
            <text:p>JOIN public.municipio m</text:p>
            <text:p>  ON ST_Contains(m.geometry, e.geometry)</text:p>
            <text:p>WHERE m.nm_mun = 'Salvador';</text:p>
            <text:p/>
          </table:table-cell>
          <table:table-cell table:style-name="ce9" table:number-columns-repeated="20"/>
          <table:table-cell table:number-columns-repeated="998"/>
        </table:table-row>
        <table:table-row table:style-name="ro1">
          <table:table-cell table:style-name="ce2" office:value-type="float" office:value="430" calcext:value-type="float">
            <text:p>430</text:p>
          </table:table-cell>
          <table:table-cell table:style-name="ce5" office:value-type="string" calcext:value-type="string">
            <text:p>Quais bibliotecas estão contidas no município de Acajutiba?</text:p>
          </table:table-cell>
          <table:table-cell table:style-name="ce8" table:content-validation-name="val1" office:value-type="string" calcext:value-type="string">
            <text:p>Município</text:p>
          </table:table-cell>
          <table:table-cell table:style-name="ce11" table:content-validation-name="val2" office:value-type="string" calcext:value-type="string">
            <text:p>Facíl</text:p>
          </table:table-cell>
          <table:table-cell table:style-name="ce5" table:content-validation-name="val3" office:value-type="string" calcext:value-type="string">
            <text:p>ST_Contains</text:p>
          </table:table-cell>
          <table:table-cell table:style-name="ce13" office:value-type="string" calcext:value-type="string">
            <text:p>SELECT b.cd_bib, b.nm_bib, b.geometry</text:p>
            <text:p>FROM public.biblioteca b</text:p>
            <text:p>JOIN public.municipio m</text:p>
            <text:p>  ON ST_Contains(m.geometry, b.geometry)</text:p>
            <text:p>WHERE m.nm_mun = 'Acajutiba';</text:p>
          </table:table-cell>
          <table:table-cell table:style-name="ce9" table:number-columns-repeated="20"/>
          <table:table-cell table:number-columns-repeated="998"/>
        </table:table-row>
        <table:table-row table:style-name="ro1">
          <table:table-cell table:style-name="ce2" office:value-type="float" office:value="431" calcext:value-type="float">
            <text:p>431</text:p>
          </table:table-cell>
          <table:table-cell table:style-name="ce5" office:value-type="string" calcext:value-type="string">
            <text:p>Qual a distância entre a Escola Municipal Santa Angela das Merces e o centro do município de Salvador?</text:p>
          </table:table-cell>
          <table:table-cell table:style-name="ce8" table:content-validation-name="val1" office:value-type="string" calcext:value-type="string">
            <text:p>Município</text:p>
          </table:table-cell>
          <table:table-cell table:style-name="ce11" table:content-validation-name="val2" office:value-type="string" calcext:value-type="string">
            <text:p>Facíl</text:p>
          </table:table-cell>
          <table:table-cell table:style-name="ce5" table:content-validation-name="val3" office:value-type="string" calcext:value-type="string">
            <text:p>ST_Distance</text:p>
          </table:table-cell>
          <table:table-cell table:style-name="ce5" office:value-type="string" calcext:value-type="string">
            <text:p>SELECT e.cd_entidade,</text:p>
            <text:p>       e.nm_entidade,</text:p>
            <text:p>       ST_Distance(e.geometry::geography, ST_Centroid(m.geometry)::geography) AS dist_m</text:p>
            <text:p>FROM public.escola e</text:p>
            <text:p>JOIN public.municipio m</text:p>
            <text:p>  ON e.cd_mun = m.cd_mun</text:p>
            <text:p>WHERE e.nm_entidade = 'ESCOLA MUNICIPAL SANTA ANGELA DAS MERCES'</text:p>
            <text:p>  AND m.nm_mun = 'Salvador';</text:p>
          </table:table-cell>
          <table:table-cell table:style-name="ce9" table:number-columns-repeated="20"/>
          <table:table-cell table:number-columns-repeated="998"/>
        </table:table-row>
        <table:table-row table:style-name="ro1">
          <table:table-cell table:style-name="ce2" office:value-type="float" office:value="432" calcext:value-type="float">
            <text:p>432</text:p>
          </table:table-cell>
          <table:table-cell table:style-name="ce5" office:value-type="string" calcext:value-type="string">
            <text:p>Qual a distância entre a Biblioteca Pública Municipal de Abaíra e o centro do município de Abaíra?</text:p>
          </table:table-cell>
          <table:table-cell table:style-name="ce8" table:content-validation-name="val1" office:value-type="string" calcext:value-type="string">
            <text:p>Município</text:p>
          </table:table-cell>
          <table:table-cell table:style-name="ce11" table:content-validation-name="val2" office:value-type="string" calcext:value-type="string">
            <text:p>Facíl</text:p>
          </table:table-cell>
          <table:table-cell table:style-name="ce5" table:content-validation-name="val3" office:value-type="string" calcext:value-type="string">
            <text:p>ST_Distance</text:p>
          </table:table-cell>
          <table:table-cell table:style-name="ce5" office:value-type="string" calcext:value-type="string">
            <text:p>SELECT b.cd_bib,</text:p>
            <text:p>       b.nm_bib,</text:p>
            <text:p>       ST_Distance(b.geometry::geography, ST_Centroid(m.geometry)::geography) AS dist_m</text:p>
            <text:p>FROM public.biblioteca b</text:p>
            <text:p>JOIN public.municipio m</text:p>
            <text:p>  ON b.cd_mun = m.cd_mun</text:p>
            <text:p>WHERE b.nm_bib = 'Biblioteca Pública Municipal de Abaíra'</text:p>
            <text:p>  AND m.nm_mun = 'Abaíra';</text:p>
          </table:table-cell>
          <table:table-cell table:style-name="ce9" table:number-columns-repeated="20"/>
          <table:table-cell table:number-columns-repeated="998"/>
        </table:table-row>
        <table:table-row table:style-name="ro1">
          <table:table-cell table:style-name="ce2" office:value-type="float" office:value="433" calcext:value-type="float">
            <text:p>433</text:p>
          </table:table-cell>
          <table:table-cell table:style-name="ce5" office:value-type="string" calcext:value-type="string">
            <text:p>Qual a distância entre o CREAS de Cacoal e o centro do município de Cacoal?</text:p>
          </table:table-cell>
          <table:table-cell table:style-name="ce8" table:content-validation-name="val1" office:value-type="string" calcext:value-type="string">
            <text:p>Município</text:p>
          </table:table-cell>
          <table:table-cell table:style-name="ce11" table:content-validation-name="val2" office:value-type="string" calcext:value-type="string">
            <text:p>Facíl</text:p>
          </table:table-cell>
          <table:table-cell table:style-name="ce5" table:content-validation-name="val3" office:value-type="string" calcext:value-type="string">
            <text:p>ST_Distance</text:p>
          </table:table-cell>
          <table:table-cell table:style-name="ce13" office:value-type="string" calcext:value-type="string">
            <text:p>SELECT c.nu_identif,</text:p>
            <text:p>       ST_Distance(c.geometry::geography, ST_Centroid(m.geometry)::geography) AS dist_m</text:p>
            <text:p>FROM public.creas c</text:p>
            <text:p>JOIN public.municipio m</text:p>
            <text:p>  ON c.cd_mun = m.cd_mun</text:p>
            <text:p>WHERE m.nm_mun = 'Cacoal';</text:p>
          </table:table-cell>
          <table:table-cell table:style-name="ce9" table:number-columns-repeated="20"/>
          <table:table-cell table:number-columns-repeated="998"/>
        </table:table-row>
        <table:table-row table:style-name="ro1">
          <table:table-cell table:style-name="ce2" office:value-type="float" office:value="434" calcext:value-type="float">
            <text:p>434</text:p>
          </table:table-cell>
          <table:table-cell table:style-name="ce5" office:value-type="string" calcext:value-type="string">
            <text:p>Qual a distância entre o CRAS Vila Aurora e o centro do município de Itapevi?</text:p>
          </table:table-cell>
          <table:table-cell table:style-name="ce8" table:content-validation-name="val1" office:value-type="string" calcext:value-type="string">
            <text:p>Município</text:p>
          </table:table-cell>
          <table:table-cell table:style-name="ce11" table:content-validation-name="val2" office:value-type="string" calcext:value-type="string">
            <text:p>Facíl</text:p>
          </table:table-cell>
          <table:table-cell table:style-name="ce5" table:content-validation-name="val3" office:value-type="string" calcext:value-type="string">
            <text:p>ST_Distance</text:p>
          </table:table-cell>
          <table:table-cell table:style-name="ce5" office:value-type="string" calcext:value-type="string">
            <text:p>SELECT c.nu_identif,</text:p>
            <text:p>       c.nm_cras,</text:p>
            <text:p>       ST_Distance(c.geometry::geography, ST_Centroid(m.geometry)::geography) AS dist_m</text:p>
            <text:p>FROM public.cras c</text:p>
            <text:p>JOIN public.municipio m</text:p>
            <text:p>  ON c.cd_mun = m.cd_mun</text:p>
            <text:p>WHERE c.nm_cras = 'CRAS Vila Aurora'</text:p>
            <text:p>  AND m.nm_mun = 'Itapevi';</text:p>
          </table:table-cell>
          <table:table-cell table:style-name="ce9" table:number-columns-repeated="20"/>
          <table:table-cell table:number-columns-repeated="998"/>
        </table:table-row>
        <table:table-row table:style-name="ro2">
          <table:table-cell table:style-name="ce2" office:value-type="float" office:value="435" calcext:value-type="float">
            <text:p>435</text:p>
          </table:table-cell>
          <table:table-cell table:style-name="ce5" office:value-type="string" calcext:value-type="string">
            <text:p>Qual a distância entre a Biblioteca Pública Municipal Machado de Assis e o centro do município de Acajutiba?</text:p>
          </table:table-cell>
          <table:table-cell table:style-name="ce8" table:content-validation-name="val1" office:value-type="string" calcext:value-type="string">
            <text:p>Município</text:p>
          </table:table-cell>
          <table:table-cell table:style-name="ce11" table:content-validation-name="val2" office:value-type="string" calcext:value-type="string">
            <text:p>Facíl</text:p>
          </table:table-cell>
          <table:table-cell table:style-name="ce5" table:content-validation-name="val3" office:value-type="string" calcext:value-type="string">
            <text:p>ST_Distance</text:p>
          </table:table-cell>
          <table:table-cell table:style-name="ce5" office:value-type="string" calcext:value-type="string">
            <text:p>SELECT b.cd_bib,</text:p>
            <text:p>       b.nm_bib,</text:p>
            <text:p>       ST_Distance(b.geometry::geography, ST_Centroid(m.geometry)::geography) AS dist_m</text:p>
            <text:p>FROM public.biblioteca b</text:p>
            <text:p>JOIN public.municipio m</text:p>
            <text:p>  ON b.cd_mun = m.cd_mun</text:p>
            <text:p>WHERE b.nm_bib = 'Biblioteca Pública Municipal Machado de Assis'</text:p>
            <text:p>  AND m.nm_mun = 'Acajutiba';</text:p>
          </table:table-cell>
          <table:table-cell table:style-name="ce9" table:number-columns-repeated="20"/>
          <table:table-cell table:number-columns-repeated="998"/>
        </table:table-row>
        <table:table-row table:style-name="ro1">
          <table:table-cell table:style-name="ce2" office:value-type="float" office:value="436" calcext:value-type="float">
            <text:p>436</text:p>
          </table:table-cell>
          <table:table-cell table:style-name="ce5" office:value-type="string" calcext:value-type="string">
            <text:p>Quais escolas estão totalmente dentro do município de Salvador?</text:p>
          </table:table-cell>
          <table:table-cell table:style-name="ce8" table:content-validation-name="val1" office:value-type="string" calcext:value-type="string">
            <text:p>Município</text:p>
          </table:table-cell>
          <table:table-cell table:style-name="ce11" table:content-validation-name="val2" office:value-type="string" calcext:value-type="string">
            <text:p>Facíl</text:p>
          </table:table-cell>
          <table:table-cell table:style-name="ce5" table:content-validation-name="val3" office:value-type="string" calcext:value-type="string">
            <text:p>ST_Within</text:p>
          </table:table-cell>
          <table:table-cell table:style-name="ce13" office:value-type="string" calcext:value-type="string">
            <text:p>SELECT e.cd_entidade, e.nm_entidade, e.geometry</text:p>
            <text:p>FROM public.escola e</text:p>
            <text:p>JOIN public.municipio m</text:p>
            <text:p>  ON ST_Within(e.geometry, m.geometry)</text:p>
            <text:p>WHERE m.nm_mun = 'Salvador';</text:p>
          </table:table-cell>
          <table:table-cell table:style-name="ce9" table:number-columns-repeated="20"/>
          <table:table-cell table:number-columns-repeated="998"/>
        </table:table-row>
        <table:table-row table:style-name="ro1">
          <table:table-cell table:style-name="ce2" office:value-type="float" office:value="437" calcext:value-type="float">
            <text:p>437</text:p>
          </table:table-cell>
          <table:table-cell table:style-name="ce4" office:value-type="string" calcext:value-type="string">
            <text:p>Liste as bibliotecas localizadas dentro do município de Abaíra.</text:p>
          </table:table-cell>
          <table:table-cell table:style-name="ce8" table:content-validation-name="val1" office:value-type="string" calcext:value-type="string">
            <text:p>Município</text:p>
          </table:table-cell>
          <table:table-cell table:style-name="ce11" table:content-validation-name="val2" office:value-type="string" calcext:value-type="string">
            <text:p>Facíl</text:p>
          </table:table-cell>
          <table:table-cell table:style-name="ce5" table:content-validation-name="val3" office:value-type="string" calcext:value-type="string">
            <text:p>ST_Within</text:p>
          </table:table-cell>
          <table:table-cell table:style-name="ce12" office:value-type="string" calcext:value-type="string">
            <text:p>SELECT b.cd_bib, b.nm_bib, b.geometry</text:p>
            <text:p>FROM public.biblioteca b</text:p>
            <text:p>JOIN public.municipio m</text:p>
            <text:p>  ON ST_Within(b.geometry, m.geometry)</text:p>
            <text:p>WHERE m.nm_mun = 'Abaíra';</text:p>
          </table:table-cell>
          <table:table-cell table:style-name="ce9" table:number-columns-repeated="20"/>
          <table:table-cell table:number-columns-repeated="998"/>
        </table:table-row>
        <table:table-row table:style-name="ro1">
          <table:table-cell table:style-name="ce2" office:value-type="float" office:value="438" calcext:value-type="float">
            <text:p>438</text:p>
          </table:table-cell>
          <table:table-cell table:style-name="ce4" office:value-type="string" calcext:value-type="string">
            <text:p>Quais CREAS estão dentro do município de Ariquemes?</text:p>
          </table:table-cell>
          <table:table-cell table:style-name="ce8" table:content-validation-name="val1" office:value-type="string" calcext:value-type="string">
            <text:p>Município</text:p>
          </table:table-cell>
          <table:table-cell table:style-name="ce11" table:content-validation-name="val2" office:value-type="string" calcext:value-type="string">
            <text:p>Facíl</text:p>
          </table:table-cell>
          <table:table-cell table:style-name="ce5" table:content-validation-name="val3" office:value-type="string" calcext:value-type="string">
            <text:p>ST_Within</text:p>
          </table:table-cell>
          <table:table-cell table:style-name="ce12" office:value-type="string" calcext:value-type="string">
            <text:p>SELECT c.nu_identif, c.geometry</text:p>
            <text:p>FROM public.creas c</text:p>
            <text:p>JOIN public.municipio m</text:p>
            <text:p>  ON ST_Within(c.geometry, m.geometry)</text:p>
            <text:p>WHERE m.nm_mun = 'Ariquemes';</text:p>
          </table:table-cell>
          <table:table-cell table:style-name="ce9" table:number-columns-repeated="20"/>
          <table:table-cell table:number-columns-repeated="998"/>
        </table:table-row>
        <table:table-row table:style-name="ro1">
          <table:table-cell table:style-name="ce2" office:value-type="float" office:value="439" calcext:value-type="float">
            <text:p>439</text:p>
          </table:table-cell>
          <table:table-cell table:style-name="ce4" office:value-type="string" calcext:value-type="string">
            <text:p>Liste os CRAS que estão dentro do município de Andradina.</text:p>
          </table:table-cell>
          <table:table-cell table:style-name="ce8" table:content-validation-name="val1" office:value-type="string" calcext:value-type="string">
            <text:p>Município</text:p>
          </table:table-cell>
          <table:table-cell table:style-name="ce11" table:content-validation-name="val2" office:value-type="string" calcext:value-type="string">
            <text:p>Facíl</text:p>
          </table:table-cell>
          <table:table-cell table:style-name="ce5" table:content-validation-name="val3" office:value-type="string" calcext:value-type="string">
            <text:p>ST_Within</text:p>
          </table:table-cell>
          <table:table-cell table:style-name="ce12" office:value-type="string" calcext:value-type="string">
            <text:p>SELECT c.nu_identif, c.geometry</text:p>
            <text:p>FROM public.cras c</text:p>
            <text:p>JOIN public.municipio m</text:p>
            <text:p>  ON ST_Within(c.geometry, m.geometry)</text:p>
            <text:p>WHERE m.nm_mun = 'Andradina';</text:p>
          </table:table-cell>
          <table:table-cell table:style-name="ce9" table:number-columns-repeated="20"/>
          <table:table-cell table:number-columns-repeated="998"/>
        </table:table-row>
        <table:table-row table:style-name="ro1">
          <table:table-cell table:style-name="ce2" office:value-type="float" office:value="440" calcext:value-type="float">
            <text:p>440</text:p>
          </table:table-cell>
          <table:table-cell table:style-name="ce4" office:value-type="string" calcext:value-type="string">
            <text:p>Quais bibliotecas estão dentro do município de Três Lagoas?</text:p>
          </table:table-cell>
          <table:table-cell table:style-name="ce8" table:content-validation-name="val1" office:value-type="string" calcext:value-type="string">
            <text:p>Município</text:p>
          </table:table-cell>
          <table:table-cell table:style-name="ce11" table:content-validation-name="val2" office:value-type="string" calcext:value-type="string">
            <text:p>Facíl</text:p>
          </table:table-cell>
          <table:table-cell table:style-name="ce5" table:content-validation-name="val3" office:value-type="string" calcext:value-type="string">
            <text:p>ST_Within</text:p>
          </table:table-cell>
          <table:table-cell table:style-name="ce12" office:value-type="string" calcext:value-type="string">
            <text:p>SELECT b.cd_bib, b.nm_bib, b.geometry</text:p>
            <text:p>FROM public.biblioteca b</text:p>
            <text:p>JOIN public.municipio m</text:p>
            <text:p>  ON ST_Within(b.geometry, m.geometry)</text:p>
            <text:p>WHERE m.nm_mun = 'Três Lagoas';</text:p>
          </table:table-cell>
          <table:table-cell table:style-name="ce9" table:number-columns-repeated="20"/>
          <table:table-cell table:number-columns-repeated="998"/>
        </table:table-row>
        <table:table-row table:style-name="ro1">
          <table:table-cell table:style-name="ce2" office:value-type="float" office:value="441" calcext:value-type="float">
            <text:p>441</text:p>
          </table:table-cell>
          <table:table-cell table:style-name="ce4" office:value-type="string" calcext:value-type="string">
            <text:p>Qual é a área formada pela parte de Fortaleza que contém escolas municipais?</text:p>
          </table:table-cell>
          <table:table-cell table:style-name="ce8" table:content-validation-name="val1" office:value-type="string" calcext:value-type="string">
            <text:p>Município</text:p>
          </table:table-cell>
          <table:table-cell table:style-name="ce11" table:content-validation-name="val2" office:value-type="string" calcext:value-type="string">
            <text:p>Facíl</text:p>
          </table:table-cell>
          <table:table-cell table:style-name="ce5" table:content-validation-name="val3" office:value-type="string" calcext:value-type="string">
            <text:p>ST_Intersection</text:p>
          </table:table-cell>
          <table:table-cell table:style-name="ce12" office:value-type="string" calcext:value-type="string">
            <text:p>SELECT e.cd_entidade,</text:p>
            <text:p>       e.nm_entidade,</text:p>
            <text:p>       ST_Intersection(m.geometry, e.geometry) AS geom_result</text:p>
            <text:p>FROM public.escola e</text:p>
            <text:p>JOIN public.municipio m</text:p>
            <text:p>  ON e.cd_mun = m.cd_mun</text:p>
            <text:p>WHERE m.nm_mun = 'Fortaleza'</text:p>
            <text:p>  AND e.tp_depende = 3;</text:p>
          </table:table-cell>
          <table:table-cell table:style-name="ce9" table:number-columns-repeated="20"/>
          <table:table-cell table:number-columns-repeated="998"/>
        </table:table-row>
        <table:table-row table:style-name="ro1">
          <table:table-cell table:style-name="ce2" office:value-type="float" office:value="442" calcext:value-type="float">
            <text:p>442</text:p>
          </table:table-cell>
          <table:table-cell table:style-name="ce4" office:value-type="string" calcext:value-type="string">
            <text:p>Que parte do território de Curitiba possui bibliotecas públicas?</text:p>
          </table:table-cell>
          <table:table-cell table:style-name="ce8" table:content-validation-name="val1" office:value-type="string" calcext:value-type="string">
            <text:p>Município</text:p>
          </table:table-cell>
          <table:table-cell table:style-name="ce11" table:content-validation-name="val2" office:value-type="string" calcext:value-type="string">
            <text:p>Facíl</text:p>
          </table:table-cell>
          <table:table-cell table:style-name="ce5" table:content-validation-name="val3" office:value-type="string" calcext:value-type="string">
            <text:p>ST_Intersection</text:p>
          </table:table-cell>
          <table:table-cell table:style-name="ce12" office:value-type="string" calcext:value-type="string">
            <text:p>SELECT b.cd_bib,</text:p>
            <text:p>       b.nm_bib,</text:p>
            <text:p>       ST_Intersection(m.geometry, b.geometry) AS geom_result</text:p>
            <text:p>FROM public.biblioteca b</text:p>
            <text:p>JOIN public.municipio m</text:p>
            <text:p>  ON b.cd_mun = m.cd_mun</text:p>
            <text:p>WHERE m.nm_mun = 'Curitiba';</text:p>
          </table:table-cell>
          <table:table-cell table:style-name="ce9" table:number-columns-repeated="20"/>
          <table:table-cell table:number-columns-repeated="998"/>
        </table:table-row>
        <table:table-row table:style-name="ro1">
          <table:table-cell table:style-name="ce2" office:value-type="float" office:value="443" calcext:value-type="float">
            <text:p>443</text:p>
          </table:table-cell>
          <table:table-cell table:style-name="ce4" office:value-type="string" calcext:value-type="string">
            <text:p>Mostre a região de Belém onde estão localizados os CREAS.</text:p>
          </table:table-cell>
          <table:table-cell table:style-name="ce8" table:content-validation-name="val1" office:value-type="string" calcext:value-type="string">
            <text:p>Município</text:p>
          </table:table-cell>
          <table:table-cell table:style-name="ce11" table:content-validation-name="val2" office:value-type="string" calcext:value-type="string">
            <text:p>Facíl</text:p>
          </table:table-cell>
          <table:table-cell table:style-name="ce5" table:content-validation-name="val3" office:value-type="string" calcext:value-type="string">
            <text:p>ST_Intersection</text:p>
          </table:table-cell>
          <table:table-cell table:style-name="ce12" office:value-type="string" calcext:value-type="string">
            <text:p>SELECT c.nu_identif,</text:p>
            <text:p>       ST_Intersection(m.geometry, c.geometry) AS geom_result</text:p>
            <text:p>FROM public.creas c</text:p>
            <text:p>JOIN public.municipio m</text:p>
            <text:p>  ON c.cd_mun = m.cd_mun</text:p>
            <text:p>WHERE m.nm_mun = 'Belém';</text:p>
          </table:table-cell>
          <table:table-cell table:style-name="ce9" table:number-columns-repeated="20"/>
          <table:table-cell table:number-columns-repeated="998"/>
        </table:table-row>
        <table:table-row table:style-name="ro1">
          <table:table-cell table:style-name="ce2" office:value-type="float" office:value="444" calcext:value-type="float">
            <text:p>444</text:p>
          </table:table-cell>
          <table:table-cell table:style-name="ce4" office:value-type="string" calcext:value-type="string">
            <text:p>Que área de Porto Alegre corresponde à localização dos CRAS existentes?</text:p>
          </table:table-cell>
          <table:table-cell table:style-name="ce8" table:content-validation-name="val1" office:value-type="string" calcext:value-type="string">
            <text:p>Município</text:p>
          </table:table-cell>
          <table:table-cell table:style-name="ce11" table:content-validation-name="val2" office:value-type="string" calcext:value-type="string">
            <text:p>Facíl</text:p>
          </table:table-cell>
          <table:table-cell table:style-name="ce5" table:content-validation-name="val3" office:value-type="string" calcext:value-type="string">
            <text:p>ST_Intersection</text:p>
          </table:table-cell>
          <table:table-cell table:style-name="ce12" office:value-type="string" calcext:value-type="string">
            <text:p>SELECT c.nu_identif,</text:p>
            <text:p>       ST_Intersection(m.geometry, c.geometry) AS geom_result</text:p>
            <text:p>FROM public.cras c</text:p>
            <text:p>JOIN public.municipio m</text:p>
            <text:p>  ON c.cd_mun = m.cd_mun</text:p>
            <text:p>WHERE m.nm_mun = 'Porto Alegre';</text:p>
          </table:table-cell>
          <table:table-cell table:style-name="ce9" table:number-columns-repeated="20"/>
          <table:table-cell table:number-columns-repeated="998"/>
        </table:table-row>
        <table:table-row table:style-name="ro1">
          <table:table-cell table:style-name="ce2" office:value-type="float" office:value="445" calcext:value-type="float">
            <text:p>445</text:p>
          </table:table-cell>
          <table:table-cell table:style-name="ce4" office:value-type="string" calcext:value-type="string">
            <text:p>Qual é a porção de Manaus ocupada por escolas estaduais?</text:p>
          </table:table-cell>
          <table:table-cell table:style-name="ce8" table:content-validation-name="val1" office:value-type="string" calcext:value-type="string">
            <text:p>Município</text:p>
          </table:table-cell>
          <table:table-cell table:style-name="ce11" table:content-validation-name="val2" office:value-type="string" calcext:value-type="string">
            <text:p>Facíl</text:p>
          </table:table-cell>
          <table:table-cell table:style-name="ce5" table:content-validation-name="val3" office:value-type="string" calcext:value-type="string">
            <text:p>ST_Intersection</text:p>
          </table:table-cell>
          <table:table-cell table:style-name="ce12" office:value-type="string" calcext:value-type="string">
            <text:p>SELECT e.cd_entidade,</text:p>
            <text:p>       e.nm_entidade,</text:p>
            <text:p>       ST_Intersection(m.geometry, e.geometry) AS geom_result</text:p>
            <text:p>FROM public.escola e</text:p>
            <text:p>JOIN public.municipio m</text:p>
            <text:p>  ON e.cd_mun = m.cd_mun</text:p>
            <text:p>WHERE m.nm_mun = 'Manaus'</text:p>
            <text:p>  AND e.tp_depende = 2;</text:p>
          </table:table-cell>
          <table:table-cell table:style-name="ce9" table:number-columns-repeated="20"/>
          <table:table-cell table:number-columns-repeated="998"/>
        </table:table-row>
        <table:table-row table:style-name="ro1">
          <table:table-cell table:style-name="ce2" office:value-type="float" office:value="446" calcext:value-type="float">
            <text:p>446</text:p>
          </table:table-cell>
          <table:table-cell table:style-name="ce4" office:value-type="string" calcext:value-type="string">
            <text:p>Delimite a área de atendimento de 500 metros ao redor da Biblioteca Pública Municipal de Abaíra para identificar sua zona de influência no bairro.</text:p>
          </table:table-cell>
          <table:table-cell table:style-name="ce8" table:content-validation-name="val1" office:value-type="string" calcext:value-type="string">
            <text:p>Município</text:p>
          </table:table-cell>
          <table:table-cell table:style-name="ce11" table:content-validation-name="val2" office:value-type="string" calcext:value-type="string">
            <text:p>Facíl</text:p>
          </table:table-cell>
          <table:table-cell table:style-name="ce5" table:content-validation-name="val3" office:value-type="string" calcext:value-type="string">
            <text:p>ST_Buffer</text:p>
          </table:table-cell>
          <table:table-cell table:style-name="ce12" office:value-type="string" calcext:value-type="string">
            <text:p>SELECT b.cd_bib,</text:p>
            <text:p>       b.nm_bib,</text:p>
            <text:p>       ST_Buffer(b.geometry::geography, 500)::geometry AS geom_buffer</text:p>
            <text:p>FROM public.biblioteca b</text:p>
            <text:p>JOIN public.municipio m</text:p>
            <text:p>  ON b.cd_mun = m.cd_mun</text:p>
            <text:p>WHERE m.nm_mun = 'Abaíra'</text:p>
            <text:p>  AND b.nm_bib = 'Biblioteca Pública Municipal de Abaíra';</text:p>
          </table:table-cell>
          <table:table-cell table:style-name="ce9" table:number-columns-repeated="20"/>
          <table:table-cell table:number-columns-repeated="998"/>
        </table:table-row>
        <table:table-row table:style-name="ro1">
          <table:table-cell table:style-name="ce2" office:value-type="float" office:value="447" calcext:value-type="float">
            <text:p>447</text:p>
          </table:table-cell>
          <table:table-cell table:style-name="ce4" office:value-type="string" calcext:value-type="string">
            <text:p>Gere a área de cobertura de 1 km ao redor do CREAS Central em Porto Alegre para planejamento de serviços socioassistenciais.</text:p>
          </table:table-cell>
          <table:table-cell table:style-name="ce8" table:content-validation-name="val1" office:value-type="string" calcext:value-type="string">
            <text:p>Município</text:p>
          </table:table-cell>
          <table:table-cell table:style-name="ce11" table:content-validation-name="val2" office:value-type="string" calcext:value-type="string">
            <text:p>Facíl</text:p>
          </table:table-cell>
          <table:table-cell table:style-name="ce5" table:content-validation-name="val3" office:value-type="string" calcext:value-type="string">
            <text:p>ST_Buffer</text:p>
          </table:table-cell>
          <table:table-cell table:style-name="ce12" office:value-type="string" calcext:value-type="string">
            <text:p>SELECT c.nu_identif,</text:p>
            <text:p>       c.nm_crea,</text:p>
            <text:p>       ST_Buffer(c.geometry::geography, 1000)::geometry AS geom_buffer</text:p>
            <text:p>FROM public.creas c</text:p>
            <text:p>JOIN public.municipio m</text:p>
            <text:p>  ON c.cd_mun = m.cd_mun</text:p>
            <text:p>WHERE m.nm_mun = 'Porto Alegre'</text:p>
            <text:p>  AND c.nm_crea = 'CREAS  Norte e Noroeste';</text:p>
          </table:table-cell>
          <table:table-cell table:style-name="ce9" table:number-columns-repeated="20"/>
          <table:table-cell table:number-columns-repeated="998"/>
        </table:table-row>
        <table:table-row table:style-name="ro1">
          <table:table-cell table:style-name="ce2" office:value-type="float" office:value="448" calcext:value-type="float">
            <text:p>448</text:p>
          </table:table-cell>
          <table:table-cell table:style-name="ce4" office:value-type="string" calcext:value-type="string">
            <text:p>Crie o polígono de 300 metros no entorno do CRAS V - José Elysíario Ribeiro, em Carapicuíba, para avaliar acesso dos moradores.</text:p>
          </table:table-cell>
          <table:table-cell table:style-name="ce8" table:content-validation-name="val1" office:value-type="string" calcext:value-type="string">
            <text:p>Município</text:p>
          </table:table-cell>
          <table:table-cell table:style-name="ce11" table:content-validation-name="val2" office:value-type="string" calcext:value-type="string">
            <text:p>Facíl</text:p>
          </table:table-cell>
          <table:table-cell table:style-name="ce5" table:content-validation-name="val3" office:value-type="string" calcext:value-type="string">
            <text:p>ST_Buffer</text:p>
          </table:table-cell>
          <table:table-cell table:style-name="ce12" office:value-type="string" calcext:value-type="string">
            <text:p>SELECT c.nu_identif,</text:p>
            <text:p>       c.nm_cras,</text:p>
            <text:p>       ST_Buffer(c.geometry::geography, 300)::geometry AS geom_buffer</text:p>
            <text:p>FROM public.cras c</text:p>
            <text:p>JOIN public.municipio m</text:p>
            <text:p>  ON c.cd_mun = m.cd_mun</text:p>
            <text:p>WHERE m.nm_mun = 'Carapicuíba'</text:p>
            <text:p>  AND c.nm_cras = 'CRAS V - JOSÉ ELYSIÁRIO RIBEIRO';</text:p>
          </table:table-cell>
          <table:table-cell table:style-name="ce9" table:number-columns-repeated="20"/>
          <table:table-cell table:number-columns-repeated="998"/>
        </table:table-row>
        <table:table-row table:style-name="ro1">
          <table:table-cell table:style-name="ce2" office:value-type="float" office:value="449" calcext:value-type="float">
            <text:p>449</text:p>
          </table:table-cell>
          <table:table-cell table:style-name="ce4" office:value-type="string" calcext:value-type="string">
            <text:p>Represente a área de alcance de 800 metros ao redor da Escola Municipal Virgilio Tavora, em Fortaleza, para verificar abrangência escolar.</text:p>
          </table:table-cell>
          <table:table-cell table:style-name="ce8" table:content-validation-name="val1" office:value-type="string" calcext:value-type="string">
            <text:p>Município</text:p>
          </table:table-cell>
          <table:table-cell table:style-name="ce11" table:content-validation-name="val2" office:value-type="string" calcext:value-type="string">
            <text:p>Facíl</text:p>
          </table:table-cell>
          <table:table-cell table:style-name="ce5" table:content-validation-name="val3" office:value-type="string" calcext:value-type="string">
            <text:p>ST_Buffer</text:p>
          </table:table-cell>
          <table:table-cell table:style-name="ce12" office:value-type="string" calcext:value-type="string">
            <text:p>SELECT e.cd_entidade,</text:p>
            <text:p>       e.nm_entidade,</text:p>
            <text:p>       ST_Buffer(e.geometry::geography, 800)::geometry AS geom_buffer</text:p>
            <text:p>FROM public.escola e</text:p>
            <text:p>JOIN public.municipio m</text:p>
            <text:p>  ON e.cd_mun = m.cd_mun</text:p>
            <text:p>WHERE m.nm_mun = 'Fortaleza'</text:p>
            <text:p>  AND e.nm_entidade = 'ESCOLA MUNICIPAL VIRGILIO TAVORA';</text:p>
          </table:table-cell>
          <table:table-cell table:style-name="ce9" table:number-columns-repeated="20"/>
          <table:table-cell table:number-columns-repeated="998"/>
        </table:table-row>
        <table:table-row table:style-name="ro1">
          <table:table-cell table:style-name="ce2" office:value-type="float" office:value="450" calcext:value-type="float">
            <text:p>450</text:p>
          </table:table-cell>
          <table:table-cell table:style-name="ce4" office:value-type="string" calcext:value-type="string">
            <text:p>Modele a área de 200 metros no entorno da EscolaEstadual Prof Abelardo Leao Conduru, em Belém, para analisar impacto no tráfego de pedestres.</text:p>
          </table:table-cell>
          <table:table-cell table:style-name="ce8" table:content-validation-name="val1" office:value-type="string" calcext:value-type="string">
            <text:p>Município</text:p>
          </table:table-cell>
          <table:table-cell table:style-name="ce11" table:content-validation-name="val2" office:value-type="string" calcext:value-type="string">
            <text:p>Facíl</text:p>
          </table:table-cell>
          <table:table-cell table:style-name="ce5" table:content-validation-name="val3" office:value-type="string" calcext:value-type="string">
            <text:p>ST_Buffer</text:p>
          </table:table-cell>
          <table:table-cell table:style-name="ce12" office:value-type="string" calcext:value-type="string">
            <text:p>SELECT e.cd_entidade,</text:p>
            <text:p>       e.nm_entidade,</text:p>
            <text:p>       ST_Buffer(e.geometry::geography, 200)::geometry AS geom_buffer</text:p>
            <text:p>FROM public.escola e</text:p>
            <text:p>JOIN public.municipio m</text:p>
            <text:p>  ON e.cd_mun = m.cd_mun</text:p>
            <text:p>WHERE m.nm_mun = 'Belém'</text:p>
            <text:p>  AND e.nm_entidade = 'ESCOLA ESTADUAL PROF ABELARDO LEAO CONDURU';</text:p>
          </table:table-cell>
          <table:table-cell table:style-name="ce9" table:number-columns-repeated="20"/>
          <table:table-cell table:number-columns-repeated="998"/>
        </table:table-row>
        <table:table-row table:style-name="ro1">
          <table:table-cell table:style-name="ce2" office:value-type="float" office:value="451" calcext:value-type="float">
            <text:p>451</text:p>
          </table:table-cell>
          <table:table-cell table:style-name="ce4" office:value-type="string" calcext:value-type="string">
            <text:p>Quais bibliotecas públicas estão a até 500 metros de uma escola municipal em Juazeiro do Norte?</text:p>
          </table:table-cell>
          <table:table-cell table:style-name="ce8" table:content-validation-name="val1" office:value-type="string" calcext:value-type="string">
            <text:p>Município</text:p>
          </table:table-cell>
          <table:table-cell table:style-name="ce11" table:content-validation-name="val2" office:value-type="string" calcext:value-type="string">
            <text:p>Facíl</text:p>
          </table:table-cell>
          <table:table-cell table:style-name="ce5" table:content-validation-name="val3" office:value-type="string" calcext:value-type="string">
            <text:p>ST_DWithin</text:p>
          </table:table-cell>
          <table:table-cell table:style-name="ce12" office:value-type="string" calcext:value-type="string">
            <text:p>SELECT b.cd_bib,</text:p>
            <text:p>       b.nm_bib</text:p>
            <text:p>FROM public.biblioteca b</text:p>
            <text:p>JOIN public.escola e</text:p>
            <text:p>  ON ST_DWithin(b.geometry::geography, e.geometry::geography, 500)</text:p>
            <text:p>WHERE b.cd_mun = '2307304'</text:p>
            <text:p>  AND e.tp_depende = 3;</text:p>
          </table:table-cell>
          <table:table-cell table:style-name="ce9" table:number-columns-repeated="20"/>
          <table:table-cell table:number-columns-repeated="998"/>
        </table:table-row>
        <table:table-row table:style-name="ro1">
          <table:table-cell table:style-name="ce2" office:value-type="float" office:value="452" calcext:value-type="float">
            <text:p>452</text:p>
          </table:table-cell>
          <table:table-cell table:style-name="ce4" office:value-type="string" calcext:value-type="string">
            <text:p>Quais CRAS ficam a até 1 km de uma biblioteca pública em Itabuna?</text:p>
          </table:table-cell>
          <table:table-cell table:style-name="ce8" table:content-validation-name="val1" office:value-type="string" calcext:value-type="string">
            <text:p>Município</text:p>
          </table:table-cell>
          <table:table-cell table:style-name="ce11" table:content-validation-name="val2" office:value-type="string" calcext:value-type="string">
            <text:p>Facíl</text:p>
          </table:table-cell>
          <table:table-cell table:style-name="ce5" table:content-validation-name="val3" office:value-type="string" calcext:value-type="string">
            <text:p>ST_DWithin</text:p>
          </table:table-cell>
          <table:table-cell table:style-name="ce12" office:value-type="string" calcext:value-type="string">
            <text:p>SELECT c.nu_identif,</text:p>
            <text:p>       c.nm_cras</text:p>
            <text:p>FROM public.cras c</text:p>
            <text:p>JOIN public.biblioteca b</text:p>
            <text:p>  ON ST_DWithin(c.geometry::geography, b.geometry::geography, 1000)</text:p>
            <text:p>WHERE c.nm_mun = 'Itabuna';</text:p>
          </table:table-cell>
          <table:table-cell table:style-name="ce9" table:number-columns-repeated="20"/>
          <table:table-cell table:number-columns-repeated="998"/>
        </table:table-row>
        <table:table-row table:style-name="ro1">
          <table:table-cell table:style-name="ce2" office:value-type="float" office:value="453" calcext:value-type="float">
            <text:p>453</text:p>
          </table:table-cell>
          <table:table-cell table:style-name="ce4" office:value-type="string" calcext:value-type="string">
            <text:p>Quais CREAS estão localizados a até 2 km de um CRAS no município de Rio Branco?</text:p>
          </table:table-cell>
          <table:table-cell table:style-name="ce8" table:content-validation-name="val1" office:value-type="string" calcext:value-type="string">
            <text:p>Município</text:p>
          </table:table-cell>
          <table:table-cell table:style-name="ce11" table:content-validation-name="val2" office:value-type="string" calcext:value-type="string">
            <text:p>Facíl</text:p>
          </table:table-cell>
          <table:table-cell table:style-name="ce5" table:content-validation-name="val3" office:value-type="string" calcext:value-type="string">
            <text:p>ST_DWithin</text:p>
          </table:table-cell>
          <table:table-cell table:style-name="ce12" office:value-type="string" calcext:value-type="string">
            <text:p>SELECT c1.nu_identif,</text:p>
            <text:p>       c1.nm_crea</text:p>
            <text:p>FROM public.creas c1</text:p>
            <text:p>JOIN public.cras c2</text:p>
            <text:p>  ON ST_DWithin(c1.geometry::geography, c2.geometry::geography, 2000)</text:p>
            <text:p>WHERE c1.nm_mun = 'Rio Branco';</text:p>
          </table:table-cell>
          <table:table-cell table:style-name="ce9" table:number-columns-repeated="20"/>
          <table:table-cell table:number-columns-repeated="998"/>
        </table:table-row>
        <table:table-row table:style-name="ro1">
          <table:table-cell table:style-name="ce2" office:value-type="float" office:value="454" calcext:value-type="float">
            <text:p>454</text:p>
          </table:table-cell>
          <table:table-cell table:style-name="ce4" office:value-type="string" calcext:value-type="string">
            <text:p>Quais escolas municipais estão a até 300 metros de outra escola no município de Maringá?</text:p>
          </table:table-cell>
          <table:table-cell table:style-name="ce8" table:content-validation-name="val1" office:value-type="string" calcext:value-type="string">
            <text:p>Município</text:p>
          </table:table-cell>
          <table:table-cell table:style-name="ce11" table:content-validation-name="val2" office:value-type="string" calcext:value-type="string">
            <text:p>Facíl</text:p>
          </table:table-cell>
          <table:table-cell table:style-name="ce5" table:content-validation-name="val3" office:value-type="string" calcext:value-type="string">
            <text:p>ST_DWithin</text:p>
          </table:table-cell>
          <table:table-cell table:style-name="ce12" office:value-type="string" calcext:value-type="string">
            <text:p>SELECT e1.cd_entidade,</text:p>
            <text:p>       e1.nm_entidade</text:p>
            <text:p>FROM public.escola e1</text:p>
            <text:p>JOIN public.escola e2</text:p>
            <text:p>  ON ST_DWithin(e1.geometry::geography, e2.geometry::geography, 300)</text:p>
            <text:p>WHERE e1.cd_mun = '4115200'</text:p>
            <text:p>  AND e1.tp_depende = 3;</text:p>
          </table:table-cell>
          <table:table-cell table:style-name="ce9" table:number-columns-repeated="20"/>
          <table:table-cell table:number-columns-repeated="998"/>
        </table:table-row>
        <table:table-row table:style-name="ro1">
          <table:table-cell table:style-name="ce2" office:value-type="float" office:value="455" calcext:value-type="float">
            <text:p>455</text:p>
          </table:table-cell>
          <table:table-cell table:style-name="ce4" office:value-type="string" calcext:value-type="string">
            <text:p>Quais bibliotecas estão a até 800 metros de outra biblioteca no município de Campina Grande?</text:p>
          </table:table-cell>
          <table:table-cell table:style-name="ce8" table:content-validation-name="val1" office:value-type="string" calcext:value-type="string">
            <text:p>Município</text:p>
          </table:table-cell>
          <table:table-cell table:style-name="ce11" table:content-validation-name="val2" office:value-type="string" calcext:value-type="string">
            <text:p>Facíl</text:p>
          </table:table-cell>
          <table:table-cell table:style-name="ce5" table:content-validation-name="val3" office:value-type="string" calcext:value-type="string">
            <text:p>ST_DWithin</text:p>
          </table:table-cell>
          <table:table-cell table:style-name="ce12" office:value-type="string" calcext:value-type="string">
            <text:p>SELECT b1.cd_bib,</text:p>
            <text:p>       b1.nm_bib</text:p>
            <text:p>FROM public.biblioteca b1</text:p>
            <text:p>JOIN public.biblioteca b2</text:p>
            <text:p>  ON ST_DWithin(b1.geometry::geography, b2.geometry::geography, 800)</text:p>
            <text:p>WHERE b1.cd_mun = '2504009'</text:p>
            <text:p>  AND b1.cd_bib &lt;&gt; b2.cd_bib;</text:p>
          </table:table-cell>
          <table:table-cell table:style-name="ce9" table:number-columns-repeated="20"/>
          <table:table-cell table:number-columns-repeated="998"/>
        </table:table-row>
        <table:table-row table:style-name="ro1">
          <table:table-cell table:style-name="ce2" office:value-type="float" office:value="456" calcext:value-type="float">
            <text:p>456</text:p>
          </table:table-cell>
          <table:table-cell table:style-name="ce4" office:value-type="string" calcext:value-type="string">
            <text:p>Quais escolas municipais de Belo Horizonte estão localizadas na área do município e também dentro dos limites de um distrito?</text:p>
          </table:table-cell>
          <table:table-cell table:style-name="ce8" table:content-validation-name="val1" office:value-type="string" calcext:value-type="string">
            <text:p>Município</text:p>
          </table:table-cell>
          <table:table-cell table:style-name="ce11" table:content-validation-name="val2" office:value-type="string" calcext:value-type="string">
            <text:p>Médio</text:p>
          </table:table-cell>
          <table:table-cell table:style-name="ce5" table:content-validation-name="val3" office:value-type="string" calcext:value-type="string">
            <text:p>ST_Intersects</text:p>
          </table:table-cell>
          <table:table-cell table:style-name="ce5" office:value-type="string" calcext:value-type="string">
            <text:p>SELECT e.cd_entidade,</text:p>
            <text:p>       e.nm_entidade</text:p>
            <text:p>FROM public.escola e</text:p>
            <text:p>JOIN public.distrito d</text:p>
            <text:p>  ON e.cd_dist = d.cd_dist</text:p>
            <text:p>JOIN public.municipio m</text:p>
            <text:p>  ON e.cd_mun = m.cd_mun</text:p>
            <text:p>WHERE m.nm_mun = 'Belo Horizonte'</text:p>
            <text:p>  AND ST_Intersects(e.geometry, m.geometry)</text:p>
            <text:p>  AND ST_Within(e.geometry, d.geometry);</text:p>
          </table:table-cell>
          <table:table-cell table:style-name="ce9" table:number-columns-repeated="20"/>
          <table:table-cell table:number-columns-repeated="998"/>
        </table:table-row>
        <table:table-row table:style-name="ro1">
          <table:table-cell table:style-name="ce2" office:value-type="float" office:value="457" calcext:value-type="float">
            <text:p>457</text:p>
          </table:table-cell>
          <table:table-cell table:style-name="ce4" office:value-type="string" calcext:value-type="string">
            <text:p>Quais bibliotecas de Campinas estão localizadas em setores censitários do município e também contidas na área do próprio município?</text:p>
          </table:table-cell>
          <table:table-cell table:style-name="ce8" table:content-validation-name="val1" office:value-type="string" calcext:value-type="string">
            <text:p>Município</text:p>
          </table:table-cell>
          <table:table-cell table:style-name="ce11" table:content-validation-name="val2" office:value-type="string" calcext:value-type="string">
            <text:p>Médio</text:p>
          </table:table-cell>
          <table:table-cell table:style-name="ce5" table:content-validation-name="val3" office:value-type="string" calcext:value-type="string">
            <text:p>ST_Intersects</text:p>
          </table:table-cell>
          <table:table-cell table:style-name="ce12" office:value-type="string" calcext:value-type="string">
            <text:p>SELECT b.cd_bib,</text:p>
            <text:p>       b.nm_bib</text:p>
            <text:p>FROM public.biblioteca b</text:p>
            <text:p>JOIN public.setor s</text:p>
            <text:p>  ON b.cd_bairro = s.cd_bairro</text:p>
            <text:p>  AND b.cd_mun = s.cd_mun</text:p>
            <text:p>JOIN public.municipio m</text:p>
            <text:p>  ON s.cd_mun = m.cd_mun</text:p>
            <text:p>WHERE m.nm_mun = 'Campinas'</text:p>
            <text:p>  AND ST_Intersects(b.geometry, s.geometry)</text:p>
            <text:p>  AND ST_Contains(m.geometry, b.geometry);</text:p>
          </table:table-cell>
          <table:table-cell table:style-name="ce9" table:number-columns-repeated="20"/>
          <table:table-cell table:number-columns-repeated="998"/>
        </table:table-row>
        <table:table-row table:style-name="ro1">
          <table:table-cell table:style-name="ce2" office:value-type="float" office:value="458" calcext:value-type="float">
            <text:p>458</text:p>
          </table:table-cell>
          <table:table-cell table:style-name="ce4" office:value-type="string" calcext:value-type="string">
            <text:p>Quais CREAS de Teresina estão localizados em distritos do município e também dentro da região intermediária a que pertencem?</text:p>
          </table:table-cell>
          <table:table-cell table:style-name="ce8" table:content-validation-name="val1" office:value-type="string" calcext:value-type="string">
            <text:p>Município</text:p>
          </table:table-cell>
          <table:table-cell table:style-name="ce11" table:content-validation-name="val2" office:value-type="string" calcext:value-type="string">
            <text:p>Médio</text:p>
          </table:table-cell>
          <table:table-cell table:style-name="ce5" table:content-validation-name="val3" office:value-type="string" calcext:value-type="string">
            <text:p>ST_Intersects</text:p>
          </table:table-cell>
          <table:table-cell table:style-name="ce12" office:value-type="string" calcext:value-type="string">
            <text:p>SELECT c.nu_identif,</text:p>
            <text:p>       c.nm_crea</text:p>
            <text:p>FROM public.creas c</text:p>
            <text:p>JOIN public.municipio m</text:p>
            <text:p>  ON c.cd_mun = m.cd_mun</text:p>
            <text:p>JOIN public.distrito d</text:p>
            <text:p>  ON d.cd_mun = m.cd_mun</text:p>
            <text:p>JOIN public.rg_intermediaria rgi</text:p>
            <text:p>  ON m.cd_rgint = rgi.cd_rgint</text:p>
            <text:p>WHERE m.nm_mun = 'Teresina'</text:p>
            <text:p>  AND ST_Intersects(c.geometry, d.geometry)</text:p>
            <text:p>  AND ST_Within(c.geometry, rgi.geometry);</text:p>
          </table:table-cell>
          <table:table-cell table:style-name="ce9" table:number-columns-repeated="20"/>
          <table:table-cell table:number-columns-repeated="998"/>
        </table:table-row>
        <table:table-row table:style-name="ro1">
          <table:table-cell table:style-name="ce2" office:value-type="float" office:value="459" calcext:value-type="float">
            <text:p>459</text:p>
          </table:table-cell>
          <table:table-cell table:style-name="ce4" office:value-type="string" calcext:value-type="string">
            <text:p>Quais CRAS de Florianópolis estão localizados em subdistritos e ficam a até 500 metros de alguma biblioteca do município?</text:p>
          </table:table-cell>
          <table:table-cell table:style-name="ce8" table:content-validation-name="val1" office:value-type="string" calcext:value-type="string">
            <text:p>Município</text:p>
          </table:table-cell>
          <table:table-cell table:style-name="ce11" table:content-validation-name="val2" office:value-type="string" calcext:value-type="string">
            <text:p>Médio</text:p>
          </table:table-cell>
          <table:table-cell table:style-name="ce5" table:content-validation-name="val3" office:value-type="string" calcext:value-type="string">
            <text:p>ST_Intersects</text:p>
          </table:table-cell>
          <table:table-cell table:style-name="ce12" office:value-type="string" calcext:value-type="string">
            <text:p>SELECT c.nu_identif,</text:p>
            <text:p>       c.nm_cras</text:p>
            <text:p>FROM public.cras c</text:p>
            <text:p>JOIN public.municipio m</text:p>
            <text:p>  ON c.cd_mun = m.cd_mun</text:p>
            <text:p>JOIN public.subdistrito sd</text:p>
            <text:p>  ON sd.cd_mun = m.cd_mun</text:p>
            <text:p>JOIN public.biblioteca b</text:p>
            <text:p>  ON b.cd_mun = m.cd_mun</text:p>
            <text:p>WHERE m.nm_mun = 'Florianópolis'</text:p>
            <text:p>  AND ST_Intersects(c.geometry, sd.geometry)</text:p>
            <text:p>  AND ST_DWithin(c.geometry::geography, b.geometry::geography, 500);</text:p>
          </table:table-cell>
          <table:table-cell table:style-name="ce9" table:number-columns-repeated="20"/>
          <table:table-cell table:number-columns-repeated="998"/>
        </table:table-row>
        <table:table-row table:style-name="ro1">
          <table:table-cell table:style-name="ce2" office:value-type="float" office:value="460" calcext:value-type="float">
            <text:p>460</text:p>
          </table:table-cell>
          <table:table-cell table:style-name="ce4" office:value-type="string" calcext:value-type="string">
            <text:p>Quais escolas estaduais de Natal estão localizadas na região imediata e também dentro da área do município?</text:p>
          </table:table-cell>
          <table:table-cell table:style-name="ce8" table:content-validation-name="val1" office:value-type="string" calcext:value-type="string">
            <text:p>Município</text:p>
          </table:table-cell>
          <table:table-cell table:style-name="ce11" table:content-validation-name="val2" office:value-type="string" calcext:value-type="string">
            <text:p>Médio</text:p>
          </table:table-cell>
          <table:table-cell table:style-name="ce5" table:content-validation-name="val3" office:value-type="string" calcext:value-type="string">
            <text:p>ST_Intersects</text:p>
          </table:table-cell>
          <table:table-cell table:style-name="ce12" office:value-type="string" calcext:value-type="string">
            <text:p>SELECT e.cd_entidade,</text:p>
            <text:p>       e.nm_entidade</text:p>
            <text:p>FROM public.escola e</text:p>
            <text:p>JOIN public.municipio m</text:p>
            <text:p>  ON e.cd_mun = m.cd_mun</text:p>
            <text:p>JOIN public.rg_imediata rgi</text:p>
            <text:p>  ON m.cd_rgi = rgi.cd_rgi</text:p>
            <text:p>JOIN public.regiao reg</text:p>
            <text:p>  ON m.cd_regia = reg.cd_regia</text:p>
            <text:p>WHERE m.nm_mun = 'Natal'</text:p>
            <text:p>  AND e.tp_depende = 2</text:p>
            <text:p>  AND ST_Intersects(e.geometry, rgi.geometry)</text:p>
            <text:p>  AND ST_Within(e.geometry, m.geometry);</text:p>
            <text:p/>
          </table:table-cell>
          <table:table-cell table:style-name="ce9" table:number-columns-repeated="20"/>
          <table:table-cell table:number-columns-repeated="998"/>
        </table:table-row>
        <table:table-row table:style-name="ro1">
          <table:table-cell table:style-name="ce2" office:value-type="float" office:value="461" calcext:value-type="float">
            <text:p>461</text:p>
          </table:table-cell>
          <table:table-cell table:style-name="ce4" office:value-type="string" calcext:value-type="string">
            <text:p>Quais municípios de Porto Alegre contêm escolas municipais e também se intersectam com os limites de seus distritos?</text:p>
          </table:table-cell>
          <table:table-cell table:style-name="ce8" table:content-validation-name="val1" office:value-type="string" calcext:value-type="string">
            <text:p>Município</text:p>
          </table:table-cell>
          <table:table-cell table:style-name="ce11" table:content-validation-name="val2" office:value-type="string" calcext:value-type="string">
            <text:p>Médio</text:p>
          </table:table-cell>
          <table:table-cell table:style-name="ce5" table:content-validation-name="val3" office:value-type="string" calcext:value-type="string">
            <text:p>ST_Contains</text:p>
          </table:table-cell>
          <table:table-cell table:style-name="ce12" office:value-type="string" calcext:value-type="string">
            <text:p>SELECT m.cd_mun,</text:p>
            <text:p>       m.nm_mun</text:p>
            <text:p>FROM public.municipio m</text:p>
            <text:p>JOIN public.escola e</text:p>
            <text:p>  ON e.cd_mun = m.cd_mun</text:p>
            <text:p>JOIN public.distrito d</text:p>
            <text:p>  ON d.cd_mun = m.cd_mun</text:p>
            <text:p>WHERE m.nm_mun = 'Porto Alegre'</text:p>
            <text:p>  AND e.tp_depende = 3</text:p>
            <text:p>  AND ST_Contains(m.geometry, e.geometry)</text:p>
            <text:p>  AND ST_Intersects(m.geometry, d.geometry);</text:p>
          </table:table-cell>
          <table:table-cell table:style-name="ce9" table:number-columns-repeated="20"/>
          <table:table-cell table:number-columns-repeated="998"/>
        </table:table-row>
        <table:table-row table:style-name="ro1">
          <table:table-cell table:style-name="ce2" office:value-type="float" office:value="462" calcext:value-type="float">
            <text:p>462</text:p>
          </table:table-cell>
          <table:table-cell table:style-name="ce4" office:value-type="string" calcext:value-type="string">
            <text:p>Quais distritos de Salvador contêm bibliotecas públicas e também estão dentro do limite municipal?</text:p>
          </table:table-cell>
          <table:table-cell table:style-name="ce8" table:content-validation-name="val1" office:value-type="string" calcext:value-type="string">
            <text:p>Município</text:p>
          </table:table-cell>
          <table:table-cell table:style-name="ce11" table:content-validation-name="val2" office:value-type="string" calcext:value-type="string">
            <text:p>Médio</text:p>
          </table:table-cell>
          <table:table-cell table:style-name="ce5" table:content-validation-name="val3" office:value-type="string" calcext:value-type="string">
            <text:p>ST_Contains</text:p>
          </table:table-cell>
          <table:table-cell table:style-name="ce12" office:value-type="string" calcext:value-type="string">
            <text:p>SELECT d.cd_dist,</text:p>
            <text:p>       d.nm_dist</text:p>
            <text:p>FROM public.distrito d</text:p>
            <text:p>JOIN public.biblioteca b</text:p>
            <text:p>  ON b.cd_dist = d.cd_dist</text:p>
            <text:p>JOIN public.municipio m</text:p>
            <text:p>  ON d.cd_mun = m.cd_mun</text:p>
            <text:p>WHERE m.nm_mun = 'Salvador'</text:p>
            <text:p>  AND ST_Contains(d.geometry, b.geometry)</text:p>
            <text:p>  AND ST_Within(d.geometry, m.geometry);</text:p>
          </table:table-cell>
          <table:table-cell table:style-name="ce9" table:number-columns-repeated="20"/>
          <table:table-cell table:number-columns-repeated="998"/>
        </table:table-row>
        <table:table-row table:style-name="ro1">
          <table:table-cell table:style-name="ce2" office:value-type="float" office:value="463" calcext:value-type="float">
            <text:p>463</text:p>
          </table:table-cell>
          <table:table-cell table:style-name="ce4" office:value-type="string" calcext:value-type="string">
            <text:p>Quais setores de Fortaleza contêm CRAS e também estão a até 800 metros de alguma escola municipal?</text:p>
          </table:table-cell>
          <table:table-cell table:style-name="ce8" table:content-validation-name="val1" office:value-type="string" calcext:value-type="string">
            <text:p>Município</text:p>
          </table:table-cell>
          <table:table-cell table:style-name="ce11" table:content-validation-name="val2" office:value-type="string" calcext:value-type="string">
            <text:p>Médio</text:p>
          </table:table-cell>
          <table:table-cell table:style-name="ce5" table:content-validation-name="val3" office:value-type="string" calcext:value-type="string">
            <text:p>ST_Contains</text:p>
          </table:table-cell>
          <table:table-cell table:style-name="ce12" office:value-type="string" calcext:value-type="string">
            <text:p>SELECT s.cd_setor</text:p>
            <text:p>FROM public.setor s</text:p>
            <text:p>JOIN public.municipio m</text:p>
            <text:p>  ON s.cd_mun = m.cd_mun</text:p>
            <text:p>JOIN public.escola e</text:p>
            <text:p>  ON e.cd_mun = m.cd_mun</text:p>
            <text:p>JOIN public.cras c</text:p>
            <text:p>  ON c.cd_mun = m.cd_mun</text:p>
            <text:p>WHERE m.nm_mun = 'Fortaleza'</text:p>
            <text:p>  AND e.tp_depende = 3</text:p>
            <text:p>  AND ST_Contains(s.geometry, c.geometry)</text:p>
            <text:p>  AND ST_DWithin(s.geometry::geography, e.geometry::geography, 800);</text:p>
          </table:table-cell>
          <table:table-cell table:style-name="ce9" table:number-columns-repeated="20"/>
          <table:table-cell table:number-columns-repeated="998"/>
        </table:table-row>
        <table:table-row table:style-name="ro1">
          <table:table-cell table:style-name="ce2" office:value-type="float" office:value="464" calcext:value-type="float">
            <text:p>464</text:p>
          </table:table-cell>
          <table:table-cell table:style-name="ce4" office:value-type="string" calcext:value-type="string">
            <text:p>Quais subdistritos de Recife contêm CREAS e também se intersectam com os distritos correspondentes?</text:p>
          </table:table-cell>
          <table:table-cell table:style-name="ce8" table:content-validation-name="val1" office:value-type="string" calcext:value-type="string">
            <text:p>Município</text:p>
          </table:table-cell>
          <table:table-cell table:style-name="ce11" table:content-validation-name="val2" office:value-type="string" calcext:value-type="string">
            <text:p>Médio</text:p>
          </table:table-cell>
          <table:table-cell table:style-name="ce5" table:content-validation-name="val3" office:value-type="string" calcext:value-type="string">
            <text:p>ST_Contains</text:p>
          </table:table-cell>
          <table:table-cell table:style-name="ce12" office:value-type="string" calcext:value-type="string">
            <text:p>SELECT sd.cd_subdist,</text:p>
            <text:p>       sd.nm_subdist</text:p>
            <text:p>FROM public.subdistrito sd</text:p>
            <text:p>JOIN public.municipio m</text:p>
            <text:p>  ON sd.cd_mun = m.cd_mun</text:p>
            <text:p>JOIN public.distrito d</text:p>
            <text:p>  ON d.cd_mun = m.cd_mun</text:p>
            <text:p>JOIN public.creas c</text:p>
            <text:p>  ON c.cd_mun = sd.cd_mun</text:p>
            <text:p>WHERE m.nm_mun = 'Recife'</text:p>
            <text:p>  AND ST_Contains(sd.geometry, c.geometry)</text:p>
            <text:p>  AND ST_Intersects(sd.geometry, d.geometry);</text:p>
          </table:table-cell>
          <table:table-cell table:style-name="ce9" table:number-columns-repeated="20"/>
          <table:table-cell table:number-columns-repeated="998"/>
        </table:table-row>
        <table:table-row table:style-name="ro1">
          <table:table-cell table:style-name="ce2" office:value-type="float" office:value="465" calcext:value-type="float">
            <text:p>465</text:p>
          </table:table-cell>
          <table:table-cell table:style-name="ce4" office:value-type="string" calcext:value-type="string">
            <text:p>Quais municípios de Manaus contêm escolas estaduais e também estão totalmente dentro de sua região imediata?</text:p>
          </table:table-cell>
          <table:table-cell table:style-name="ce8" table:content-validation-name="val1" office:value-type="string" calcext:value-type="string">
            <text:p>Município</text:p>
          </table:table-cell>
          <table:table-cell table:style-name="ce11" table:content-validation-name="val2" office:value-type="string" calcext:value-type="string">
            <text:p>Médio</text:p>
          </table:table-cell>
          <table:table-cell table:style-name="ce5" table:content-validation-name="val3" office:value-type="string" calcext:value-type="string">
            <text:p>ST_Contains</text:p>
          </table:table-cell>
          <table:table-cell table:style-name="ce12" office:value-type="string" calcext:value-type="string">
            <text:p>SELECT m.cd_mun,</text:p>
            <text:p>       m.nm_mun</text:p>
            <text:p>FROM public.municipio m</text:p>
            <text:p>JOIN public.escola e</text:p>
            <text:p>  ON e.cd_mun = m.cd_mun</text:p>
            <text:p>JOIN public.rg_imediata rgi</text:p>
            <text:p>  ON m.cd_rgi = rgi.cd_rgi</text:p>
            <text:p>WHERE m.nm_mun = 'Manaus'</text:p>
            <text:p>  AND e.tp_depende = 2</text:p>
            <text:p>  AND ST_Contains(m.geometry, e.geometry)</text:p>
            <text:p>  AND ST_Within(m.geometry, rgi.geometry);</text:p>
          </table:table-cell>
          <table:table-cell table:style-name="ce9" table:number-columns-repeated="20"/>
          <table:table-cell table:number-columns-repeated="998"/>
        </table:table-row>
        <table:table-row table:style-name="ro1">
          <table:table-cell table:style-name="ce2" office:value-type="float" office:value="466" calcext:value-type="float">
            <text:p>466</text:p>
          </table:table-cell>
          <table:table-cell table:style-name="ce4" office:value-type="string" calcext:value-type="string">
            <text:p>Qual é a distância entre a Biblioteca Municipal de São Carlos e o CRAS mais próximo do mesmo município?</text:p>
          </table:table-cell>
          <table:table-cell table:style-name="ce8" table:content-validation-name="val1" office:value-type="string" calcext:value-type="string">
            <text:p>Município</text:p>
          </table:table-cell>
          <table:table-cell table:style-name="ce11" table:content-validation-name="val2" office:value-type="string" calcext:value-type="string">
            <text:p>Médio</text:p>
          </table:table-cell>
          <table:table-cell table:style-name="ce5" table:content-validation-name="val3" office:value-type="string" calcext:value-type="string">
            <text:p>ST_Distance</text:p>
          </table:table-cell>
          <table:table-cell table:style-name="ce12" office:value-type="string" calcext:value-type="string">
            <text:p>SELECT </text:p>
            <text:p>   b.cd_bib,</text:p>
            <text:p>       c.nu_identif,</text:p>
            <text:p>       ST_Distance(b.geometry::geography, c.geometry::geography) AS distancia_metros</text:p>
            <text:p>FROM public.biblioteca b</text:p>
            <text:p>JOIN public.municipio m</text:p>
            <text:p>  ON b.cd_mun = m.cd_mun</text:p>
            <text:p>JOIN public.cras c</text:p>
            <text:p>  ON c.cd_mun = m.cd_mun</text:p>
            <text:p>JOIN public.distrito d</text:p>
            <text:p>  ON d.cd_mun = m.cd_mun</text:p>
            <text:p>WHERE m.nm_mun = 'São Carlos'</text:p>
            <text:p>  AND ST_Within(b.geometry, d.geometry);</text:p>
          </table:table-cell>
          <table:table-cell table:style-name="ce9" table:number-columns-repeated="20"/>
          <table:table-cell table:number-columns-repeated="998"/>
        </table:table-row>
        <table:table-row table:style-name="ro1">
          <table:table-cell table:style-name="ce2" office:value-type="float" office:value="467" calcext:value-type="float">
            <text:p>467</text:p>
          </table:table-cell>
          <table:table-cell table:style-name="ce4" office:value-type="string" calcext:value-type="string">
            <text:p>Qual é a distância entre o CREAS Central de Londrina e a Escola Estadual mais próxima dentro do município?</text:p>
          </table:table-cell>
          <table:table-cell table:style-name="ce8" table:content-validation-name="val1" office:value-type="string" calcext:value-type="string">
            <text:p>Município</text:p>
          </table:table-cell>
          <table:table-cell table:style-name="ce11" table:content-validation-name="val2" office:value-type="string" calcext:value-type="string">
            <text:p>Médio</text:p>
          </table:table-cell>
          <table:table-cell table:style-name="ce5" table:content-validation-name="val3" office:value-type="string" calcext:value-type="string">
            <text:p>ST_Distance</text:p>
          </table:table-cell>
          <table:table-cell table:style-name="ce12" office:value-type="string" calcext:value-type="string">
            <text:p>SELECT c.nu_identif,</text:p>
            <text:p>       e.cd_entidade,</text:p>
            <text:p>       ST_Distance(c.geometry::geography, e.geometry::geography) AS distancia_metros</text:p>
            <text:p>FROM public.creas c</text:p>
            <text:p>JOIN public.municipio m</text:p>
            <text:p>  ON c.cd_mun = m.cd_mun</text:p>
            <text:p>JOIN public.escola e</text:p>
            <text:p>  ON e.cd_mun = m.cd_mun</text:p>
            <text:p>JOIN public.subdistrito sd</text:p>
            <text:p>  ON sd.cd_mun = m.cd_mun</text:p>
            <text:p>WHERE m.nm_mun = 'Londrina'</text:p>
            <text:p>  AND e.tp_depende = 2</text:p>
            <text:p>  AND ST_Contains(sd.geometry, e.geometry);</text:p>
          </table:table-cell>
          <table:table-cell table:style-name="ce9" table:number-columns-repeated="20"/>
          <table:table-cell table:number-columns-repeated="998"/>
        </table:table-row>
        <table:table-row table:style-name="ro1">
          <table:table-cell table:style-name="ce2" office:value-type="float" office:value="468" calcext:value-type="float">
            <text:p>468</text:p>
          </table:table-cell>
          <table:table-cell table:style-name="ce4" office:value-type="string" calcext:value-type="string">
            <text:p>Qual é a distância entre a Escola Municipal Tiradentes, em Juiz de Fora, e a biblioteca pública mais próxima dentro do mesmo município?</text:p>
          </table:table-cell>
          <table:table-cell table:style-name="ce8" table:content-validation-name="val1" office:value-type="string" calcext:value-type="string">
            <text:p>Município</text:p>
          </table:table-cell>
          <table:table-cell table:style-name="ce11" table:content-validation-name="val2" office:value-type="string" calcext:value-type="string">
            <text:p>Médio</text:p>
          </table:table-cell>
          <table:table-cell table:style-name="ce5" table:content-validation-name="val3" office:value-type="string" calcext:value-type="string">
            <text:p>ST_Distance</text:p>
          </table:table-cell>
          <table:table-cell table:style-name="ce12" office:value-type="string" calcext:value-type="string">
            <text:p>SELECT e.cd_entidade,</text:p>
            <text:p>       b.cd_bib,</text:p>
            <text:p>       ST_Distance(e.geometry::geography, b.geometry::geography) AS distancia_metros</text:p>
            <text:p>FROM public.escola e</text:p>
            <text:p>JOIN public.municipio m</text:p>
            <text:p>  ON e.cd_mun = m.cd_mun</text:p>
            <text:p>JOIN public.biblioteca b</text:p>
            <text:p>  ON b.cd_mun = m.cd_mun</text:p>
            <text:p>JOIN public.rg_imediata rgi</text:p>
            <text:p>  ON m.cd_rgi = rgi.cd_rgi</text:p>
            <text:p>WHERE m.nm_mun = 'Juiz de Fora'</text:p>
            <text:p>  AND e.tp_depende = 3</text:p>
            <text:p>  AND ST_Intersects(m.geometry, rgi.geometry);</text:p>
            <text:p/>
          </table:table-cell>
          <table:table-cell table:style-name="ce9" table:number-columns-repeated="20"/>
          <table:table-cell table:number-columns-repeated="998"/>
        </table:table-row>
        <table:table-row table:style-name="ro1">
          <table:table-cell table:style-name="ce2" office:value-type="float" office:value="469" calcext:value-type="float">
            <text:p>469</text:p>
          </table:table-cell>
          <table:table-cell table:style-name="ce4" office:value-type="string" calcext:value-type="string">
            <text:p>Qual é a distância entre o CRAS Sul de Vitória e o centroide do município?</text:p>
          </table:table-cell>
          <table:table-cell table:style-name="ce8" table:content-validation-name="val1" office:value-type="string" calcext:value-type="string">
            <text:p>Município</text:p>
          </table:table-cell>
          <table:table-cell table:style-name="ce11" table:content-validation-name="val2" office:value-type="string" calcext:value-type="string">
            <text:p>Médio</text:p>
          </table:table-cell>
          <table:table-cell table:style-name="ce5" table:content-validation-name="val3" office:value-type="string" calcext:value-type="string">
            <text:p>ST_Distance</text:p>
          </table:table-cell>
          <table:table-cell table:style-name="ce12" office:value-type="string" calcext:value-type="string">
            <text:p>SELECT c.nu_identif,</text:p>
            <text:p>       ST_Distance(c.geometry::geography, ST_Centroid(m.geometry)::geography) AS distancia_metros</text:p>
            <text:p>FROM public.cras c</text:p>
            <text:p>JOIN public.municipio m</text:p>
            <text:p>  ON c.cd_mun = m.cd_mun</text:p>
            <text:p>JOIN public.setor s</text:p>
            <text:p>  ON s.cd_mun = m.cd_mun</text:p>
            <text:p>WHERE m.nm_mun = 'Vitória'</text:p>
            <text:p>  AND ST_Within(c.geometry, s.geometry);</text:p>
          </table:table-cell>
          <table:table-cell table:style-name="ce9" table:number-columns-repeated="20"/>
          <table:table-cell table:number-columns-repeated="998"/>
        </table:table-row>
        <table:table-row table:style-name="ro1">
          <table:table-cell table:style-name="ce2" office:value-type="float" office:value="470" calcext:value-type="float">
            <text:p>470</text:p>
          </table:table-cell>
          <table:table-cell table:style-name="ce4" office:value-type="string" calcext:value-type="string">
            <text:p>Qual é a distância entre a Biblioteca Comunitária de Pelotas e o CREAS mais próximo que esteja no mesmo distrito?</text:p>
          </table:table-cell>
          <table:table-cell table:style-name="ce8" table:content-validation-name="val1" office:value-type="string" calcext:value-type="string">
            <text:p>Município</text:p>
          </table:table-cell>
          <table:table-cell table:style-name="ce11" table:content-validation-name="val2" office:value-type="string" calcext:value-type="string">
            <text:p>Médio</text:p>
          </table:table-cell>
          <table:table-cell table:style-name="ce5" table:content-validation-name="val3" office:value-type="string" calcext:value-type="string">
            <text:p>ST_Distance</text:p>
          </table:table-cell>
          <table:table-cell table:style-name="ce12" office:value-type="string" calcext:value-type="string">
            <text:p>SELECT b.cd_bib,</text:p>
            <text:p>       c.nu_identif,</text:p>
            <text:p>       ST_Distance(b.geometry::geography, c.geometry::geography) AS distancia_metros</text:p>
            <text:p>FROM public.biblioteca b</text:p>
            <text:p>JOIN public.municipio m</text:p>
            <text:p>  ON b.cd_mun = m.cd_mun</text:p>
            <text:p>JOIN public.creas c</text:p>
            <text:p>  ON c.cd_mun = m.cd_mun</text:p>
            <text:p>JOIN public.distrito d</text:p>
            <text:p>  ON d.cd_mun = m.cd_mun</text:p>
            <text:p>WHERE m.nm_mun = 'Pelotas'</text:p>
            <text:p>  AND ST_Contains(d.geometry, b.geometry);</text:p>
          </table:table-cell>
          <table:table-cell table:style-name="ce9" table:number-columns-repeated="20"/>
          <table:table-cell table:number-columns-repeated="998"/>
        </table:table-row>
        <table:table-row table:style-name="ro1">
          <table:table-cell table:style-name="ce2" office:value-type="float" office:value="471" calcext:value-type="float">
            <text:p>471</text:p>
          </table:table-cell>
          <table:table-cell table:style-name="ce4" office:value-type="string" calcext:value-type="string">
            <text:p>Quais escolas municipais de Cuiabá estão localizadas dentro dos limites de distritos e também se intersectam com a geometria municipal?</text:p>
          </table:table-cell>
          <table:table-cell table:style-name="ce8" table:content-validation-name="val1" office:value-type="string" calcext:value-type="string">
            <text:p>Município</text:p>
          </table:table-cell>
          <table:table-cell table:style-name="ce11" table:content-validation-name="val2" office:value-type="string" calcext:value-type="string">
            <text:p>Médio</text:p>
          </table:table-cell>
          <table:table-cell table:style-name="ce5" table:content-validation-name="val3" office:value-type="string" calcext:value-type="string">
            <text:p>ST_Within</text:p>
          </table:table-cell>
          <table:table-cell table:style-name="ce12" office:value-type="string" calcext:value-type="string">
            <text:p>SELECT e.cd_entidade,</text:p>
            <text:p>       e.nm_entidade</text:p>
            <text:p>FROM public.escola e</text:p>
            <text:p>JOIN public.distrito d</text:p>
            <text:p>  ON e.cd_dist = d.cd_dist</text:p>
            <text:p>JOIN public.municipio m</text:p>
            <text:p>  ON e.cd_mun = m.cd_mun</text:p>
            <text:p>WHERE m.nm_mun = 'Cuiabá'</text:p>
            <text:p>  AND e.tp_depende = 3</text:p>
            <text:p>  AND ST_Within(e.geometry, d.geometry)</text:p>
            <text:p>  AND ST_Intersects(e.geometry, m.geometry);</text:p>
          </table:table-cell>
          <table:table-cell table:style-name="ce9" table:number-columns-repeated="20"/>
          <table:table-cell table:number-columns-repeated="998"/>
        </table:table-row>
        <table:table-row table:style-name="ro1">
          <table:table-cell table:style-name="ce2" office:value-type="float" office:value="472" calcext:value-type="float">
            <text:p>472</text:p>
          </table:table-cell>
          <table:table-cell table:style-name="ce4" office:value-type="string" calcext:value-type="string">
            <text:p>Quais bibliotecas de Uberaba estão localizadas dentro de setores censitários e também contidas no município?</text:p>
          </table:table-cell>
          <table:table-cell table:style-name="ce8" table:content-validation-name="val1" office:value-type="string" calcext:value-type="string">
            <text:p>Município</text:p>
          </table:table-cell>
          <table:table-cell table:style-name="ce11" table:content-validation-name="val2" office:value-type="string" calcext:value-type="string">
            <text:p>Médio</text:p>
          </table:table-cell>
          <table:table-cell table:style-name="ce5" table:content-validation-name="val3" office:value-type="string" calcext:value-type="string">
            <text:p>ST_Within</text:p>
          </table:table-cell>
          <table:table-cell table:style-name="ce12" office:value-type="string" calcext:value-type="string">
            <text:p>SELECT b.cd_bib,</text:p>
            <text:p>       b.nm_bib</text:p>
            <text:p>FROM public.biblioteca b</text:p>
            <text:p>JOIN public.setor s</text:p>
            <text:p>  ON b.cd_bairro = s.cd_bairro</text:p>
            <text:p>  AND b.cd_mun = s.cd_mun</text:p>
            <text:p>JOIN public.municipio m</text:p>
            <text:p>  ON s.cd_mun = m.cd_mun</text:p>
            <text:p>WHERE m.nm_mun = 'Uberaba'</text:p>
            <text:p>  AND ST_Within(b.geometry, s.geometry)</text:p>
            <text:p>  AND ST_Contains(m.geometry, b.geometry);</text:p>
          </table:table-cell>
          <table:table-cell table:style-name="ce9" table:number-columns-repeated="20"/>
          <table:table-cell table:number-columns-repeated="998"/>
        </table:table-row>
        <table:table-row table:style-name="ro1">
          <table:table-cell table:style-name="ce2" office:value-type="float" office:value="473" calcext:value-type="float">
            <text:p>473</text:p>
          </table:table-cell>
          <table:table-cell table:style-name="ce4" office:value-type="string" calcext:value-type="string">
            <text:p>Quais CREAS de Campina Grande estão localizados dentro de subdistritos e também a até 1 km de alguma biblioteca municipal?</text:p>
          </table:table-cell>
          <table:table-cell table:style-name="ce8" table:content-validation-name="val1" office:value-type="string" calcext:value-type="string">
            <text:p>Município</text:p>
          </table:table-cell>
          <table:table-cell table:style-name="ce11" table:content-validation-name="val2" office:value-type="string" calcext:value-type="string">
            <text:p>Médio</text:p>
          </table:table-cell>
          <table:table-cell table:style-name="ce5" table:content-validation-name="val3" office:value-type="string" calcext:value-type="string">
            <text:p>ST_Within</text:p>
          </table:table-cell>
          <table:table-cell table:style-name="ce12" office:value-type="string" calcext:value-type="string">
            <text:p>SELECT c.nu_identif,</text:p>
            <text:p>       c.nm_crea</text:p>
            <text:p>FROM public.creas c</text:p>
            <text:p>JOIN public.municipio m</text:p>
            <text:p>  ON c.cd_mun = m.cd_mun</text:p>
            <text:p>JOIN public.biblioteca b</text:p>
            <text:p>  ON b.cd_mun = m.cd_mun</text:p>
            <text:p>JOIN public.subdistrito sd</text:p>
            <text:p>  ON c.cd_mun = sd.cd_mun</text:p>
            <text:p>WHERE m.nm_mun = 'Campina Grande'</text:p>
            <text:p>  AND ST_Within(c.geometry, sd.geometry)</text:p>
            <text:p>  AND ST_DWithin(c.geometry::geography, b.geometry::geography, 1000);</text:p>
          </table:table-cell>
          <table:table-cell table:style-name="ce9" table:number-columns-repeated="20"/>
          <table:table-cell table:number-columns-repeated="998"/>
        </table:table-row>
        <table:table-row table:style-name="ro1">
          <table:table-cell table:style-name="ce2" office:value-type="float" office:value="474" calcext:value-type="float">
            <text:p>474</text:p>
          </table:table-cell>
          <table:table-cell table:style-name="ce4" office:value-type="string" calcext:value-type="string">
            <text:p>Quais CRAS de Blumenau estão localizados dentro de distritos e também se intersectam com setores censitários?</text:p>
          </table:table-cell>
          <table:table-cell table:style-name="ce8" table:content-validation-name="val1" office:value-type="string" calcext:value-type="string">
            <text:p>Município</text:p>
          </table:table-cell>
          <table:table-cell table:style-name="ce11" table:content-validation-name="val2" office:value-type="string" calcext:value-type="string">
            <text:p>Médio</text:p>
          </table:table-cell>
          <table:table-cell table:style-name="ce5" table:content-validation-name="val3" office:value-type="string" calcext:value-type="string">
            <text:p>ST_Within</text:p>
          </table:table-cell>
          <table:table-cell table:style-name="ce12" office:value-type="string" calcext:value-type="string">
            <text:p>SELECT c.nu_identif,</text:p>
            <text:p>       c.nm_cras</text:p>
            <text:p>FROM public.cras c</text:p>
            <text:p>JOIN public.municipio m</text:p>
            <text:p>  ON c.cd_mun = m.cd_mun</text:p>
            <text:p>JOIN public.setor s</text:p>
            <text:p>  ON s.cd_mun = m.cd_mun</text:p>
            <text:p>JOIN public.distrito d</text:p>
            <text:p>  ON m.cd_mun = d.cd_mun</text:p>
            <text:p>WHERE m.nm_mun = 'Blumenau'</text:p>
            <text:p>  AND ST_Within(c.geometry, d.geometry)</text:p>
            <text:p>  AND ST_Intersects(c.geometry, s.geometry);</text:p>
            <text:p/>
          </table:table-cell>
          <table:table-cell table:style-name="ce9" table:number-columns-repeated="20"/>
          <table:table-cell table:number-columns-repeated="998"/>
        </table:table-row>
        <table:table-row table:style-name="ro1">
          <table:table-cell table:style-name="ce2" office:value-type="float" office:value="475" calcext:value-type="float">
            <text:p>475</text:p>
          </table:table-cell>
          <table:table-cell table:style-name="ce4" office:value-type="string" calcext:value-type="string">
            <text:p>Quais escolas estaduais de Maringá estão localizadas dentro da região imediata e também dentro do município?</text:p>
          </table:table-cell>
          <table:table-cell table:style-name="ce8" table:content-validation-name="val1" office:value-type="string" calcext:value-type="string">
            <text:p>Município</text:p>
          </table:table-cell>
          <table:table-cell table:style-name="ce11" table:content-validation-name="val2" office:value-type="string" calcext:value-type="string">
            <text:p>Médio</text:p>
          </table:table-cell>
          <table:table-cell table:style-name="ce5" table:content-validation-name="val3" office:value-type="string" calcext:value-type="string">
            <text:p>ST_Within</text:p>
          </table:table-cell>
          <table:table-cell table:style-name="ce12" office:value-type="string" calcext:value-type="string">
            <text:p>SELECT e.cd_entidade,</text:p>
            <text:p>       e.nm_entidade</text:p>
            <text:p>FROM public.escola e</text:p>
            <text:p>JOIN public.municipio m</text:p>
            <text:p>  ON e.cd_mun = m.cd_mun</text:p>
            <text:p>JOIN public.rg_imediata rgi</text:p>
            <text:p>  ON m.cd_rgi = rgi.cd_rgi</text:p>
            <text:p>JOIN public.regiao reg</text:p>
            <text:p>  ON m.cd_regia = reg.cd_regia</text:p>
            <text:p>WHERE m.nm_mun = 'Maringá'</text:p>
            <text:p>  AND e.tp_depende = 2</text:p>
            <text:p>  AND ST_Within(e.geometry, rgi.geometry)</text:p>
            <text:p>  AND ST_Within(e.geometry, m.geometry);</text:p>
          </table:table-cell>
          <table:table-cell table:style-name="ce9" table:number-columns-repeated="20"/>
          <table:table-cell table:number-columns-repeated="998"/>
        </table:table-row>
        <table:table-row table:style-name="ro1">
          <table:table-cell table:style-name="ce2" office:value-type="float" office:value="476" calcext:value-type="float">
            <text:p>476</text:p>
          </table:table-cell>
          <table:table-cell table:style-name="ce4" office:value-type="string" calcext:value-type="string">
            <text:p>Quais áreas resultam do cruzamento entre os limites de distritos e as zonas onde estão localizadas escolas municipais em Joinville?</text:p>
          </table:table-cell>
          <table:table-cell table:style-name="ce8" table:content-validation-name="val1" office:value-type="string" calcext:value-type="string">
            <text:p>Município</text:p>
          </table:table-cell>
          <table:table-cell table:style-name="ce11" table:content-validation-name="val2" office:value-type="string" calcext:value-type="string">
            <text:p>Médio</text:p>
          </table:table-cell>
          <table:table-cell table:style-name="ce5" table:content-validation-name="val3" office:value-type="string" calcext:value-type="string">
            <text:p>ST_Intersection</text:p>
          </table:table-cell>
          <table:table-cell table:style-name="ce12" office:value-type="string" calcext:value-type="string">
            <text:p>SELECT ST_Intersection(d.geometry, e.geometry) AS area_intersecao</text:p>
            <text:p>FROM public.distrito d</text:p>
            <text:p>JOIN public.municipio m</text:p>
            <text:p>  ON d.cd_mun = m.cd_mun</text:p>
            <text:p>JOIN public.escola e</text:p>
            <text:p>  ON e.cd_mun = m.cd_mun</text:p>
            <text:p>WHERE m.nm_mun = 'Joinville'</text:p>
            <text:p>  AND e.tp_depende = 3</text:p>
            <text:p>  AND ST_Intersects(d.geometry, e.geometry);</text:p>
          </table:table-cell>
          <table:table-cell table:style-name="ce9" table:number-columns-repeated="20"/>
          <table:table-cell table:number-columns-repeated="998"/>
        </table:table-row>
        <table:table-row table:style-name="ro1">
          <table:table-cell table:style-name="ce2" office:value-type="float" office:value="477" calcext:value-type="float">
            <text:p>477</text:p>
          </table:table-cell>
          <table:table-cell table:style-name="ce4" office:value-type="string" calcext:value-type="string">
            <text:p>Quais áreas são formadas pelo cruzamento da malha de setores censitários com as localizações de bibliotecas públicas em Campo Grande?</text:p>
          </table:table-cell>
          <table:table-cell table:style-name="ce8" table:content-validation-name="val1" office:value-type="string" calcext:value-type="string">
            <text:p>Município</text:p>
          </table:table-cell>
          <table:table-cell table:style-name="ce11" table:content-validation-name="val2" office:value-type="string" calcext:value-type="string">
            <text:p>Médio</text:p>
          </table:table-cell>
          <table:table-cell table:style-name="ce5" table:content-validation-name="val3" office:value-type="string" calcext:value-type="string">
            <text:p>ST_Intersection</text:p>
          </table:table-cell>
          <table:table-cell table:style-name="ce12" office:value-type="string" calcext:value-type="string">
            <text:p>SELECT ST_Intersection(s.geometry, b.geometry) AS area_intersecao</text:p>
            <text:p>FROM public.setor s</text:p>
            <text:p>JOIN public.municipio m</text:p>
            <text:p>  ON s.cd_mun = m.cd_mun</text:p>
            <text:p>JOIN public.biblioteca b</text:p>
            <text:p>  ON b.cd_mun = m.cd_mun</text:p>
            <text:p>JOIN public.rg_intermediaria rgi</text:p>
            <text:p>  ON m.cd_rgint = rgi.cd_rgint</text:p>
            <text:p>WHERE m.nm_mun = 'Campo Grande'</text:p>
            <text:p>  AND ST_Contains(m.geometry, b.geometry);</text:p>
          </table:table-cell>
          <table:table-cell table:style-name="ce9" table:number-columns-repeated="20"/>
          <table:table-cell table:number-columns-repeated="998"/>
        </table:table-row>
        <table:table-row table:style-name="ro1">
          <table:table-cell table:style-name="ce2" office:value-type="float" office:value="478" calcext:value-type="float">
            <text:p>478</text:p>
          </table:table-cell>
          <table:table-cell table:style-name="ce4" office:value-type="string" calcext:value-type="string">
            <text:p>Quais regiões são obtidas ao sobrepor a área de subdistritos com as áreas de atendimento dos CREAS em São Luís?</text:p>
          </table:table-cell>
          <table:table-cell table:style-name="ce8" table:content-validation-name="val1" office:value-type="string" calcext:value-type="string">
            <text:p>Município</text:p>
          </table:table-cell>
          <table:table-cell table:style-name="ce11" table:content-validation-name="val2" office:value-type="string" calcext:value-type="string">
            <text:p>Médio</text:p>
          </table:table-cell>
          <table:table-cell table:style-name="ce5" table:content-validation-name="val3" office:value-type="string" calcext:value-type="string">
            <text:p>ST_Intersection</text:p>
          </table:table-cell>
          <table:table-cell table:style-name="ce12" office:value-type="string" calcext:value-type="string">
            <text:p>SELECT ST_Intersection(sd.geometry, c.geometry) AS area_intersecao</text:p>
            <text:p>FROM public.subdistrito sd</text:p>
            <text:p>JOIN public.municipio m</text:p>
            <text:p>  ON sd.cd_mun = m.cd_mun</text:p>
            <text:p>JOIN public.creas c</text:p>
            <text:p>  ON c.cd_mun = m.cd_mun</text:p>
            <text:p>JOIN public.distrito d</text:p>
            <text:p>  ON d.cd_mun = m.cd_mun</text:p>
            <text:p>WHERE m.nm_mun = 'São Luís'</text:p>
            <text:p>  AND ST_Within(c.geometry, m.geometry);</text:p>
          </table:table-cell>
          <table:table-cell table:style-name="ce9" table:number-columns-repeated="20"/>
          <table:table-cell table:number-columns-repeated="998"/>
        </table:table-row>
        <table:table-row table:style-name="ro1">
          <table:table-cell table:style-name="ce2" office:value-type="float" office:value="479" calcext:value-type="float">
            <text:p>479</text:p>
          </table:table-cell>
          <table:table-cell table:style-name="ce4" office:value-type="string" calcext:value-type="string">
            <text:p>Quais áreas resultam da sobreposição dos distritos com a localização de CRAS e também com setores censitários em Aracaju?</text:p>
          </table:table-cell>
          <table:table-cell table:style-name="ce8" table:content-validation-name="val1" office:value-type="string" calcext:value-type="string">
            <text:p>Município</text:p>
          </table:table-cell>
          <table:table-cell table:style-name="ce11" table:content-validation-name="val2" office:value-type="string" calcext:value-type="string">
            <text:p>Médio</text:p>
          </table:table-cell>
          <table:table-cell table:style-name="ce5" table:content-validation-name="val3" office:value-type="string" calcext:value-type="string">
            <text:p>ST_Intersection</text:p>
          </table:table-cell>
          <table:table-cell table:style-name="ce12" office:value-type="string" calcext:value-type="string">
            <text:p>SELECT ST_Intersection(d.geometry, c.geometry) AS area_intersecao</text:p>
            <text:p>FROM public.distrito d</text:p>
            <text:p>JOIN public.municipio m</text:p>
            <text:p>  ON d.cd_mun = m.cd_mun</text:p>
            <text:p>JOIN public.cras c</text:p>
            <text:p>  ON c.cd_mun = m.cd_mun</text:p>
            <text:p>JOIN public.setor s</text:p>
            <text:p>  ON s.cd_mun = m.cd_mun</text:p>
            <text:p>WHERE m.nm_mun = 'Aracaju'</text:p>
            <text:p>  AND ST_Intersects(c.geometry, s.geometry);</text:p>
          </table:table-cell>
          <table:table-cell table:style-name="ce9" table:number-columns-repeated="20"/>
          <table:table-cell table:number-columns-repeated="998"/>
        </table:table-row>
        <table:table-row table:style-name="ro1">
          <table:table-cell table:style-name="ce2" office:value-type="float" office:value="480" calcext:value-type="float">
            <text:p>480</text:p>
          </table:table-cell>
          <table:table-cell table:style-name="ce4" office:value-type="string" calcext:value-type="string">
            <text:p>Quais áreas são formadas pela sobreposição da região imediata de Belém com as áreas de escolas estaduais localizadas nos distritos?</text:p>
          </table:table-cell>
          <table:table-cell table:style-name="ce8" table:content-validation-name="val1" office:value-type="string" calcext:value-type="string">
            <text:p>Município</text:p>
          </table:table-cell>
          <table:table-cell table:style-name="ce11" table:content-validation-name="val2" office:value-type="string" calcext:value-type="string">
            <text:p>Médio</text:p>
          </table:table-cell>
          <table:table-cell table:style-name="ce5" table:content-validation-name="val3" office:value-type="string" calcext:value-type="string">
            <text:p>ST_Intersection</text:p>
          </table:table-cell>
          <table:table-cell table:style-name="ce12" office:value-type="string" calcext:value-type="string">
            <text:p>SELECT ST_Intersection(rgi.geometry, e.geometry) AS area_intersecao</text:p>
            <text:p>FROM public.rg_imediata rgi</text:p>
            <text:p>JOIN public.municipio m</text:p>
            <text:p>  ON m.cd_rgi = rgi.cd_rgi</text:p>
            <text:p>JOIN public.escola e</text:p>
            <text:p>  ON e.cd_mun = m.cd_mun</text:p>
            <text:p>JOIN public.distrito d</text:p>
            <text:p>  ON d.cd_mun = m.cd_mun</text:p>
            <text:p>WHERE m.nm_mun = 'Belém'</text:p>
            <text:p>  AND e.tp_depende = 2;</text:p>
          </table:table-cell>
          <table:table-cell table:style-name="ce9" table:number-columns-repeated="20"/>
          <table:table-cell table:number-columns-repeated="998"/>
        </table:table-row>
        <table:table-row table:style-name="ro1">
          <table:table-cell table:style-name="ce2" office:value-type="float" office:value="481" calcext:value-type="float">
            <text:p>481</text:p>
          </table:table-cell>
          <table:table-cell table:style-name="ce4" office:value-type="string" calcext:value-type="string">
            <text:p>Quais escolas municipais de São Paulo estão localizadas dentro da área de influência de 2 km em torno das bibliotecas do município?</text:p>
          </table:table-cell>
          <table:table-cell table:style-name="ce8" table:content-validation-name="val1" office:value-type="string" calcext:value-type="string">
            <text:p>Município</text:p>
          </table:table-cell>
          <table:table-cell table:style-name="ce11" table:content-validation-name="val2" office:value-type="string" calcext:value-type="string">
            <text:p>Médio</text:p>
          </table:table-cell>
          <table:table-cell table:style-name="ce5" table:content-validation-name="val3" office:value-type="string" calcext:value-type="string">
            <text:p>ST_Buffer</text:p>
          </table:table-cell>
          <table:table-cell table:style-name="ce12" office:value-type="string" calcext:value-type="string">
            <text:p>SELECT e.cd_entidade, e.nm_entidade, b.nm_bib</text:p>
            <text:p>FROM public.escola e</text:p>
            <text:p>JOIN public.municipio m</text:p>
            <text:p>  ON e.cd_mun = m.cd_mun</text:p>
            <text:p>JOIN public.biblioteca b</text:p>
            <text:p>  ON b.cd_mun = m.cd_mun</text:p>
            <text:p>WHERE m.nm_mun = 'São Paulo'</text:p>
            <text:p>  AND ST_Within(e.geometry, ST_Buffer(b.geometry, 2000))</text:p>
            <text:p>  AND ST_Intersects(m.geometry, e.geometry);</text:p>
          </table:table-cell>
          <table:table-cell table:style-name="ce9" table:number-columns-repeated="20"/>
          <table:table-cell table:number-columns-repeated="998"/>
        </table:table-row>
        <table:table-row table:style-name="ro1">
          <table:table-cell table:style-name="ce2" office:value-type="float" office:value="482" calcext:value-type="float">
            <text:p>482</text:p>
          </table:table-cell>
          <table:table-cell table:style-name="ce4" office:value-type="string" calcext:value-type="string">
            <text:p>Quais CRAS de Salvador estão dentro da zona de 1 km em torno das escolas estaduais e ao mesmo tempo contidos no município?</text:p>
          </table:table-cell>
          <table:table-cell table:style-name="ce8" table:content-validation-name="val1" office:value-type="string" calcext:value-type="string">
            <text:p>Município</text:p>
          </table:table-cell>
          <table:table-cell table:style-name="ce11" table:content-validation-name="val2" office:value-type="string" calcext:value-type="string">
            <text:p>Médio</text:p>
          </table:table-cell>
          <table:table-cell table:style-name="ce5" table:content-validation-name="val3" office:value-type="string" calcext:value-type="string">
            <text:p>ST_Buffer</text:p>
          </table:table-cell>
          <table:table-cell table:style-name="ce12" office:value-type="string" calcext:value-type="string">
            <text:p>SELECT c.nm_cras, e.nm_entidade</text:p>
            <text:p>FROM public.cras c</text:p>
            <text:p>JOIN public.municipio m</text:p>
            <text:p>  ON c.cd_mun = m.cd_mun</text:p>
            <text:p>JOIN public.escola e</text:p>
            <text:p>  ON e.cd_mun = m.cd_mun</text:p>
            <text:p>WHERE m.nm_mun = 'Salvador'</text:p>
            <text:p>  AND e.tp_depende = 2</text:p>
            <text:p>  AND ST_Within(c.geometry, ST_Buffer(e.geometry, 1000))</text:p>
            <text:p>  AND ST_Contains(m.geometry, c.geometry);</text:p>
          </table:table-cell>
          <table:table-cell table:style-name="ce9" table:number-columns-repeated="20"/>
          <table:table-cell table:number-columns-repeated="998"/>
        </table:table-row>
        <table:table-row table:style-name="ro1">
          <table:table-cell table:style-name="ce2" office:value-type="float" office:value="483" calcext:value-type="float">
            <text:p>483</text:p>
          </table:table-cell>
          <table:table-cell table:style-name="ce4" office:value-type="string" calcext:value-type="string">
            <text:p>Quais bibliotecas de Belo Horizonte estão localizadas em até 500 metros de escolas municipais e que também interceptam o território do município?</text:p>
          </table:table-cell>
          <table:table-cell table:style-name="ce8" table:content-validation-name="val1" office:value-type="string" calcext:value-type="string">
            <text:p>Município</text:p>
          </table:table-cell>
          <table:table-cell table:style-name="ce11" table:content-validation-name="val2" office:value-type="string" calcext:value-type="string">
            <text:p>Médio</text:p>
          </table:table-cell>
          <table:table-cell table:style-name="ce5" table:content-validation-name="val3" office:value-type="string" calcext:value-type="string">
            <text:p>ST_Buffer</text:p>
          </table:table-cell>
          <table:table-cell table:style-name="ce12" office:value-type="string" calcext:value-type="string">
            <text:p>SELECT b.nm_bib, e.nm_entidade</text:p>
            <text:p>FROM public.biblioteca b</text:p>
            <text:p>JOIN public.municipio m</text:p>
            <text:p>  ON b.cd_mun = m.cd_mun</text:p>
            <text:p>JOIN public.escola e</text:p>
            <text:p>  ON e.cd_mun = m.cd_mun</text:p>
            <text:p>WHERE m.nm_mun = 'Belo Horizonte'</text:p>
            <text:p>  AND e.tp_depende = 3</text:p>
            <text:p>  AND ST_Intersects(b.geometry, ST_Buffer(e.geometry, 500))</text:p>
            <text:p>  AND ST_Within(b.geometry, m.geometry);</text:p>
          </table:table-cell>
          <table:table-cell table:style-name="ce9" table:number-columns-repeated="20"/>
          <table:table-cell table:number-columns-repeated="998"/>
        </table:table-row>
        <table:table-row table:style-name="ro1">
          <table:table-cell table:style-name="ce2" office:value-type="float" office:value="484" calcext:value-type="float">
            <text:p>484</text:p>
          </table:table-cell>
          <table:table-cell table:style-name="ce4" office:value-type="string" calcext:value-type="string">
            <text:p>Quais CREAS de Recife estão contidos em um raio de 1500 metros em torno das bibliotecas municipais e que também se sobrepõem ao município?</text:p>
          </table:table-cell>
          <table:table-cell table:style-name="ce8" table:content-validation-name="val1" office:value-type="string" calcext:value-type="string">
            <text:p>Município</text:p>
          </table:table-cell>
          <table:table-cell table:style-name="ce11" table:content-validation-name="val2" office:value-type="string" calcext:value-type="string">
            <text:p>Médio</text:p>
          </table:table-cell>
          <table:table-cell table:style-name="ce5" table:content-validation-name="val3" office:value-type="string" calcext:value-type="string">
            <text:p>ST_Buffer</text:p>
          </table:table-cell>
          <table:table-cell table:style-name="ce12" office:value-type="string" calcext:value-type="string">
            <text:p>SELECT c.nm_crea, b.nm_bib</text:p>
            <text:p>FROM public.creas c</text:p>
            <text:p>JOIN public.municipio m</text:p>
            <text:p>  ON c.cd_mun = m.cd_mun</text:p>
            <text:p>JOIN public.biblioteca b</text:p>
            <text:p>  ON b.cd_mun = m.cd_mun</text:p>
            <text:p>WHERE m.nm_mun = 'Recife'</text:p>
            <text:p>  AND ST_Within(c.geometry, ST_Buffer(b.geometry, 1500))</text:p>
            <text:p>  AND ST_Intersects(c.geometry, m.geometry);</text:p>
          </table:table-cell>
          <table:table-cell table:style-name="ce9" table:number-columns-repeated="20"/>
          <table:table-cell table:number-columns-repeated="998"/>
        </table:table-row>
        <table:table-row table:style-name="ro1">
          <table:table-cell table:style-name="ce2" office:value-type="float" office:value="485" calcext:value-type="float">
            <text:p>485</text:p>
          </table:table-cell>
          <table:table-cell table:style-name="ce4" office:value-type="string" calcext:value-type="string">
            <text:p>Quais escolas estaduais de Fortaleza estão localizadas em até 3 km das áreas de CRAS do município e também dentro dos limites municipais?</text:p>
          </table:table-cell>
          <table:table-cell table:style-name="ce8" table:content-validation-name="val1" office:value-type="string" calcext:value-type="string">
            <text:p>Município</text:p>
          </table:table-cell>
          <table:table-cell table:style-name="ce11" table:content-validation-name="val2" office:value-type="string" calcext:value-type="string">
            <text:p>Médio</text:p>
          </table:table-cell>
          <table:table-cell table:style-name="ce5" table:content-validation-name="val3" office:value-type="string" calcext:value-type="string">
            <text:p>ST_Buffer</text:p>
          </table:table-cell>
          <table:table-cell table:style-name="ce12" office:value-type="string" calcext:value-type="string">
            <text:p>SELECT e.cd_entidade, e.nm_entidade, c.nm_cras</text:p>
            <text:p>FROM public.escola e</text:p>
            <text:p>JOIN public.municipio m</text:p>
            <text:p>  ON e.cd_mun = m.cd_mun</text:p>
            <text:p>JOIN public.cras c</text:p>
            <text:p>  ON c.cd_mun = m.cd_mun</text:p>
            <text:p>WHERE m.nm_mun = 'Fortaleza'</text:p>
            <text:p>  AND e.tp_depende = 2</text:p>
            <text:p>  AND ST_Intersects(e.geometry, ST_Buffer(c.geometry, 3000))</text:p>
            <text:p>  AND ST_Contains(m.geometry, e.geometry);</text:p>
          </table:table-cell>
          <table:table-cell table:style-name="ce9" table:number-columns-repeated="20"/>
          <table:table-cell table:number-columns-repeated="998"/>
        </table:table-row>
        <table:table-row table:style-name="ro1">
          <table:table-cell table:style-name="ce2" office:value-type="float" office:value="486" calcext:value-type="float">
            <text:p>486</text:p>
          </table:table-cell>
          <table:table-cell table:style-name="ce4" office:value-type="string" calcext:value-type="string">
            <text:p>Quais bibliotecas de Porto Alegre estão localizadas a até 2 km das escolas estaduais e também dentro do município?</text:p>
          </table:table-cell>
          <table:table-cell table:style-name="ce8" table:content-validation-name="val1" office:value-type="string" calcext:value-type="string">
            <text:p>Município</text:p>
          </table:table-cell>
          <table:table-cell table:style-name="ce11" table:content-validation-name="val2" office:value-type="string" calcext:value-type="string">
            <text:p>Médio</text:p>
          </table:table-cell>
          <table:table-cell table:style-name="ce5" table:content-validation-name="val3" office:value-type="string" calcext:value-type="string">
            <text:p>ST_DWithin</text:p>
          </table:table-cell>
          <table:table-cell table:style-name="ce12" office:value-type="string" calcext:value-type="string">
            <text:p>SELECT b.nm_bib, e.nm_entidade</text:p>
            <text:p>FROM public.biblioteca b</text:p>
            <text:p>JOIN public.municipio m</text:p>
            <text:p>  ON b.cd_mun = m.cd_mun</text:p>
            <text:p>JOIN public.escola e</text:p>
            <text:p>  ON e.cd_mun = m.cd_mun</text:p>
            <text:p>WHERE m.nm_mun = 'Porto Alegre'</text:p>
            <text:p>  AND e.tp_depende = 2</text:p>
            <text:p>  AND ST_DWithin(b.geometry, e.geometry, 2000)</text:p>
            <text:p>  AND ST_Contains(m.geometry, b.geometry);</text:p>
          </table:table-cell>
          <table:table-cell table:style-name="ce9" table:number-columns-repeated="20"/>
          <table:table-cell table:number-columns-repeated="998"/>
        </table:table-row>
        <table:table-row table:style-name="ro1">
          <table:table-cell table:style-name="ce2" office:value-type="float" office:value="487" calcext:value-type="float">
            <text:p>487</text:p>
          </table:table-cell>
          <table:table-cell table:style-name="ce4" office:value-type="string" calcext:value-type="string">
            <text:p>Quais CRAS de Curitiba estão a menos de 1 km das bibliotecas municipais e também se sobrepõem ao município?</text:p>
          </table:table-cell>
          <table:table-cell table:style-name="ce8" table:content-validation-name="val1" office:value-type="string" calcext:value-type="string">
            <text:p>Município</text:p>
          </table:table-cell>
          <table:table-cell table:style-name="ce11" table:content-validation-name="val2" office:value-type="string" calcext:value-type="string">
            <text:p>Médio</text:p>
          </table:table-cell>
          <table:table-cell table:style-name="ce5" table:content-validation-name="val3" office:value-type="string" calcext:value-type="string">
            <text:p>ST_DWithin</text:p>
          </table:table-cell>
          <table:table-cell table:style-name="ce12" office:value-type="string" calcext:value-type="string">
            <text:p>SELECT c.nm_cras, b.nm_bib</text:p>
            <text:p>FROM public.cras c</text:p>
            <text:p>JOIN public.municipio m</text:p>
            <text:p>  ON c.cd_mun = m.cd_mun</text:p>
            <text:p>JOIN public.biblioteca b</text:p>
            <text:p>  ON b.cd_mun = m.cd_mun</text:p>
            <text:p>WHERE m.nm_mun = 'Curitiba'</text:p>
            <text:p>  AND ST_DWithin(c.geometry, b.geometry, 1000)</text:p>
            <text:p>  AND ST_Intersects(c.geometry, m.geometry);</text:p>
          </table:table-cell>
          <table:table-cell table:style-name="ce9" table:number-columns-repeated="20"/>
          <table:table-cell table:number-columns-repeated="998"/>
        </table:table-row>
        <table:table-row table:style-name="ro1">
          <table:table-cell table:style-name="ce2" office:value-type="float" office:value="488" calcext:value-type="float">
            <text:p>488</text:p>
          </table:table-cell>
          <table:table-cell table:style-name="ce4" office:value-type="string" calcext:value-type="string">
            <text:p>Quais CREAS de Manaus estão localizados em até 1500 metros das escolas municipais e também dentro dos limites do município?</text:p>
          </table:table-cell>
          <table:table-cell table:style-name="ce8" table:content-validation-name="val1" office:value-type="string" calcext:value-type="string">
            <text:p>Município</text:p>
          </table:table-cell>
          <table:table-cell table:style-name="ce11" table:content-validation-name="val2" office:value-type="string" calcext:value-type="string">
            <text:p>Médio</text:p>
          </table:table-cell>
          <table:table-cell table:style-name="ce5" table:content-validation-name="val3" office:value-type="string" calcext:value-type="string">
            <text:p>ST_DWithin</text:p>
          </table:table-cell>
          <table:table-cell table:style-name="ce12" office:value-type="string" calcext:value-type="string">
            <text:p>SELECT c.nm_crea, e.nm_entidade</text:p>
            <text:p>FROM public.creas c</text:p>
            <text:p>JOIN public.municipio m</text:p>
            <text:p>  ON c.cd_mun = m.cd_mun</text:p>
            <text:p>JOIN public.escola e</text:p>
            <text:p>  ON e.cd_mun = m.cd_mun</text:p>
            <text:p>WHERE m.nm_mun = 'Manaus'</text:p>
            <text:p>  AND e.tp_depende = 3</text:p>
            <text:p>  AND ST_DWithin(c.geometry, e.geometry, 1500)</text:p>
            <text:p>  AND ST_Within(c.geometry, m.geometry);</text:p>
          </table:table-cell>
          <table:table-cell table:style-name="ce9" table:number-columns-repeated="20"/>
          <table:table-cell table:number-columns-repeated="998"/>
        </table:table-row>
        <table:table-row table:style-name="ro1">
          <table:table-cell table:style-name="ce2" office:value-type="float" office:value="489" calcext:value-type="float">
            <text:p>489</text:p>
          </table:table-cell>
          <table:table-cell table:style-name="ce4" office:value-type="string" calcext:value-type="string">
            <text:p>Quais escolas de Natal estão em até 500 metros dos centros POP e também contidas dentro do município?</text:p>
          </table:table-cell>
          <table:table-cell table:style-name="ce8" table:content-validation-name="val1" office:value-type="string" calcext:value-type="string">
            <text:p>Município</text:p>
          </table:table-cell>
          <table:table-cell table:style-name="ce11" table:content-validation-name="val2" office:value-type="string" calcext:value-type="string">
            <text:p>Médio</text:p>
          </table:table-cell>
          <table:table-cell table:style-name="ce5" table:content-validation-name="val3" office:value-type="string" calcext:value-type="string">
            <text:p>ST_DWithin</text:p>
          </table:table-cell>
          <table:table-cell table:style-name="ce12" office:value-type="string" calcext:value-type="string">
            <text:p>SELECT e.cd_entidade, e.nm_entidade, c.nu_identif</text:p>
            <text:p>FROM public.escola e</text:p>
            <text:p>JOIN public.municipio m</text:p>
            <text:p>  ON e.cd_mun = m.cd_mun</text:p>
            <text:p>JOIN public.centro_pop c</text:p>
            <text:p>  ON c.cd_mun = m.cd_mun</text:p>
            <text:p>WHERE m.nm_mun = 'Natal'</text:p>
            <text:p>  AND ST_DWithin(e.geometry, c.geometry, 500)</text:p>
            <text:p>  AND ST_Contains(m.geometry, e.geometry);</text:p>
          </table:table-cell>
          <table:table-cell table:style-name="ce9" table:number-columns-repeated="20"/>
          <table:table-cell table:number-columns-repeated="998"/>
        </table:table-row>
        <table:table-row table:style-name="ro1">
          <table:table-cell table:style-name="ce2" office:value-type="float" office:value="490" calcext:value-type="float">
            <text:p>490</text:p>
          </table:table-cell>
          <table:table-cell table:style-name="ce4" office:value-type="string" calcext:value-type="string">
            <text:p>Quais bibliotecas de Florianópolis estão a até 3 km de qualquer CRAS e que também interceptam os limites municipais?</text:p>
          </table:table-cell>
          <table:table-cell table:style-name="ce8" table:content-validation-name="val1" office:value-type="string" calcext:value-type="string">
            <text:p>Município</text:p>
          </table:table-cell>
          <table:table-cell table:style-name="ce11" table:content-validation-name="val2" office:value-type="string" calcext:value-type="string">
            <text:p>Médio</text:p>
          </table:table-cell>
          <table:table-cell table:style-name="ce5" table:content-validation-name="val3" office:value-type="string" calcext:value-type="string">
            <text:p>ST_DWithin</text:p>
          </table:table-cell>
          <table:table-cell table:style-name="ce12" office:value-type="string" calcext:value-type="string">
            <text:p>SELECT b.nm_bib, c.nm_cras</text:p>
            <text:p>FROM public.biblioteca b</text:p>
            <text:p>JOIN public.municipio m</text:p>
            <text:p>  ON b.cd_mun = m.cd_mun</text:p>
            <text:p>JOIN public.cras c</text:p>
            <text:p>  ON c.cd_mun = m.cd_mun</text:p>
            <text:p>WHERE m.nm_mun = 'Florianópolis'</text:p>
            <text:p>  AND ST_DWithin(b.geometry, c.geometry, 3000)</text:p>
            <text:p>  AND ST_Intersects(b.geometry, m.geometry);</text:p>
          </table:table-cell>
          <table:table-cell table:style-name="ce9" table:number-columns-repeated="20"/>
          <table:table-cell table:number-columns-repeated="998"/>
        </table:table-row>
        <table:table-row table:style-name="ro1">
          <table:table-cell table:style-name="ce2" office:value-type="float" office:value="491" calcext:value-type="float">
            <text:p>491</text:p>
          </table:table-cell>
          <table:table-cell table:style-name="ce5" office:value-type="string" calcext:value-type="string">
            <text:p>Quantas escolas estaduais de Campinas estão localizadas em setores censitários que interceptam as áreas do município?</text:p>
          </table:table-cell>
          <table:table-cell table:style-name="ce8" table:content-validation-name="val1" office:value-type="string" calcext:value-type="string">
            <text:p>Município</text:p>
          </table:table-cell>
          <table:table-cell table:style-name="ce11" table:content-validation-name="val2" office:value-type="string" calcext:value-type="string">
            <text:p>Difícil</text:p>
          </table:table-cell>
          <table:table-cell table:style-name="ce5" table:content-validation-name="val3" office:value-type="string" calcext:value-type="string">
            <text:p>ST_Intersects</text:p>
          </table:table-cell>
          <table:table-cell table:style-name="ce5" office:value-type="string" calcext:value-type="string">
            <text:p>SELECT COUNT(e.cd_entidade) AS total_escolas</text:p>
            <text:p>FROM public.escola e</text:p>
            <text:p>JOIN public.setor s</text:p>
            <text:p>  ON e.cd_mun = s.cd_mun</text:p>
            <text:p>JOIN public.municipio m</text:p>
            <text:p>  ON s.cd_mun = m.cd_mun</text:p>
            <text:p>WHERE m.nm_mun = 'Campinas'</text:p>
            <text:p>  AND e.tp_depende = 2</text:p>
            <text:p>  AND ST_Intersects(e.geometry, s.geometry)</text:p>
            <text:p>  AND ST_Contains(m.geometry, e.geometry);</text:p>
          </table:table-cell>
          <table:table-cell table:style-name="ce9" table:number-columns-repeated="20"/>
          <table:table-cell table:number-columns-repeated="998"/>
        </table:table-row>
        <table:table-row table:style-name="ro1">
          <table:table-cell table:style-name="ce2" office:value-type="float" office:value="492" calcext:value-type="float">
            <text:p>492</text:p>
          </table:table-cell>
          <table:table-cell table:style-name="ce4" office:value-type="string" calcext:value-type="string">
            <text:p>Qual é o número de bibliotecas de Porto Alegre que se interceptam com escolas municipais e estão dentro dos limites do município?</text:p>
          </table:table-cell>
          <table:table-cell table:style-name="ce8" table:content-validation-name="val1" office:value-type="string" calcext:value-type="string">
            <text:p>Município</text:p>
          </table:table-cell>
          <table:table-cell table:style-name="ce11" table:content-validation-name="val2" office:value-type="string" calcext:value-type="string">
            <text:p>Difícil</text:p>
          </table:table-cell>
          <table:table-cell table:style-name="ce5" table:content-validation-name="val3" office:value-type="string" calcext:value-type="string">
            <text:p>ST_Intersects</text:p>
          </table:table-cell>
          <table:table-cell table:style-name="ce12" office:value-type="string" calcext:value-type="string">
            <text:p>SELECT COUNT(b.cd_bib) AS total_bibliotecas</text:p>
            <text:p>FROM public.biblioteca b</text:p>
            <text:p>JOIN public.escola e</text:p>
            <text:p>  ON b.cd_mun = e.cd_mun</text:p>
            <text:p>JOIN public.municipio m</text:p>
            <text:p>  ON b.cd_mun = m.cd_mun</text:p>
            <text:p>WHERE m.nm_mun = 'Porto Alegre'</text:p>
            <text:p>  AND e.tp_depende = 3</text:p>
            <text:p>  AND ST_Intersects(b.geometry, e.geometry)</text:p>
            <text:p>  AND ST_Within(b.geometry, m.geometry);</text:p>
          </table:table-cell>
          <table:table-cell table:style-name="ce9" table:number-columns-repeated="20"/>
          <table:table-cell table:number-columns-repeated="998"/>
        </table:table-row>
        <table:table-row table:style-name="ro1">
          <table:table-cell table:style-name="ce2" office:value-type="float" office:value="493" calcext:value-type="float">
            <text:p>493</text:p>
          </table:table-cell>
          <table:table-cell table:style-name="ce4" office:value-type="string" calcext:value-type="string">
            <text:p>Quantos CRAS de Salvador estão dentro do município e também interceptam áreas de CREAS?</text:p>
          </table:table-cell>
          <table:table-cell table:style-name="ce8" table:content-validation-name="val1" office:value-type="string" calcext:value-type="string">
            <text:p>Município</text:p>
          </table:table-cell>
          <table:table-cell table:style-name="ce11" table:content-validation-name="val2" office:value-type="string" calcext:value-type="string">
            <text:p>Difícil</text:p>
          </table:table-cell>
          <table:table-cell table:style-name="ce5" table:content-validation-name="val3" office:value-type="string" calcext:value-type="string">
            <text:p>ST_Intersects</text:p>
          </table:table-cell>
          <table:table-cell table:style-name="ce12" office:value-type="string" calcext:value-type="string">
            <text:p>SELECT COUNT(c1.nu_identif) AS total_cras</text:p>
            <text:p>FROM public.cras c1</text:p>
            <text:p>JOIN public.creas c2</text:p>
            <text:p>  ON c1.cd_mun = c2.cd_mun</text:p>
            <text:p>JOIN public.municipio m</text:p>
            <text:p>  ON c1.cd_mun = m.cd_mun</text:p>
            <text:p>WHERE m.nm_mun = 'Salvador'</text:p>
            <text:p>  AND ST_Intersects(c1.geometry, c2.geometry)</text:p>
            <text:p>  AND ST_Contains(m.geometry, c1.geometry);</text:p>
          </table:table-cell>
          <table:table-cell table:style-name="ce9" table:number-columns-repeated="20"/>
          <table:table-cell table:number-columns-repeated="998"/>
        </table:table-row>
        <table:table-row table:style-name="ro1">
          <table:table-cell table:style-name="ce2" office:value-type="float" office:value="494" calcext:value-type="float">
            <text:p>494</text:p>
          </table:table-cell>
          <table:table-cell table:style-name="ce4" office:value-type="string" calcext:value-type="string">
            <text:p>Quantas escolas de Belo Horizonte estão a menos de 1 km das bibliotecas e ao mesmo tempo interceptam o município?</text:p>
          </table:table-cell>
          <table:table-cell table:style-name="ce8" table:content-validation-name="val1" office:value-type="string" calcext:value-type="string">
            <text:p>Município</text:p>
          </table:table-cell>
          <table:table-cell table:style-name="ce11" table:content-validation-name="val2" office:value-type="string" calcext:value-type="string">
            <text:p>Difícil</text:p>
          </table:table-cell>
          <table:table-cell table:style-name="ce5" table:content-validation-name="val3" office:value-type="string" calcext:value-type="string">
            <text:p>ST_Intersects</text:p>
          </table:table-cell>
          <table:table-cell table:style-name="ce12" office:value-type="string" calcext:value-type="string">
            <text:p>SELECT COUNT(e.cd_entidade) AS total_escolas</text:p>
            <text:p>FROM public.escola e</text:p>
            <text:p>JOIN public.biblioteca b</text:p>
            <text:p>  ON e.cd_mun = b.cd_mun</text:p>
            <text:p>JOIN public.municipio m</text:p>
            <text:p>  ON e.cd_mun = m.cd_mun</text:p>
            <text:p>WHERE m.nm_mun = 'Belo Horizonte'</text:p>
            <text:p>  AND ST_DWithin(e.geometry, b.geometry, 1000)</text:p>
            <text:p>  AND ST_Intersects(e.geometry, m.geometry);</text:p>
          </table:table-cell>
          <table:table-cell table:style-name="ce9" table:number-columns-repeated="20"/>
          <table:table-cell table:number-columns-repeated="998"/>
        </table:table-row>
        <table:table-row table:style-name="ro1">
          <table:table-cell table:style-name="ce2" office:value-type="float" office:value="495" calcext:value-type="float">
            <text:p>495</text:p>
          </table:table-cell>
          <table:table-cell table:style-name="ce4" office:value-type="string" calcext:value-type="string">
            <text:p>Quantas bibliotecas de Recife estão localizadas em setores que se interceptam com áreas de escolas estaduais e também estão dentro do município?</text:p>
          </table:table-cell>
          <table:table-cell table:style-name="ce8" table:content-validation-name="val1" office:value-type="string" calcext:value-type="string">
            <text:p>Município</text:p>
          </table:table-cell>
          <table:table-cell table:style-name="ce11" table:content-validation-name="val2" office:value-type="string" calcext:value-type="string">
            <text:p>Difícil</text:p>
          </table:table-cell>
          <table:table-cell table:style-name="ce5" table:content-validation-name="val3" office:value-type="string" calcext:value-type="string">
            <text:p>ST_Intersects</text:p>
          </table:table-cell>
          <table:table-cell table:style-name="ce12" office:value-type="string" calcext:value-type="string">
            <text:p>SELECT COUNT(b.cd_bib) AS total_bibliotecas</text:p>
            <text:p>FROM public.biblioteca b</text:p>
            <text:p>JOIN public.setor s</text:p>
            <text:p>  ON b.cd_mun = s.cd_mun</text:p>
            <text:p>JOIN public.escola e</text:p>
            <text:p>  ON e.cd_mun = s.cd_mun</text:p>
            <text:p>JOIN public.municipio m</text:p>
            <text:p>  ON b.cd_mun = m.cd_mun</text:p>
            <text:p>WHERE m.nm_mun = 'Recife'</text:p>
            <text:p>  AND e.tp_depende = 2</text:p>
            <text:p>  AND ST_Intersects(b.geometry, s.geometry)</text:p>
            <text:p>  AND ST_Within(b.geometry, m.geometry);</text:p>
            <text:p/>
          </table:table-cell>
          <table:table-cell table:style-name="ce9" table:number-columns-repeated="20"/>
          <table:table-cell table:number-columns-repeated="998"/>
        </table:table-row>
        <table:table-row table:style-name="ro1">
          <table:table-cell table:style-name="ce2" office:value-type="float" office:value="496" calcext:value-type="float">
            <text:p>496</text:p>
          </table:table-cell>
          <table:table-cell table:style-name="ce4" office:value-type="string" calcext:value-type="string">
            <text:p>Quantas escolas estaduais de Campinas estão contidas em cada distrito e, ao mesmo tempo, interceptam setores censitários do município?</text:p>
          </table:table-cell>
          <table:table-cell table:style-name="ce8" table:content-validation-name="val1" office:value-type="string" calcext:value-type="string">
            <text:p>Município</text:p>
          </table:table-cell>
          <table:table-cell table:style-name="ce11" table:content-validation-name="val2" office:value-type="string" calcext:value-type="string">
            <text:p>Difícil</text:p>
          </table:table-cell>
          <table:table-cell table:style-name="ce5" table:content-validation-name="val3" office:value-type="string" calcext:value-type="string">
            <text:p>ST_Contains</text:p>
          </table:table-cell>
          <table:table-cell table:style-name="ce12" office:value-type="string" calcext:value-type="string">
            <text:p>SELECT d.nm_dist,</text:p>
            <text:p>       COUNT(e.cd_entidade) AS total_escolas_estaduais</text:p>
            <text:p>FROM public.escola e</text:p>
            <text:p>JOIN public.municipio m</text:p>
            <text:p>  ON e.cd_mun = m.cd_mun</text:p>
            <text:p>JOIN public.distrito d</text:p>
            <text:p>  ON d.cd_mun = m.cd_mun</text:p>
            <text:p>JOIN public.setor s</text:p>
            <text:p>  ON s.cd_mun = m.cd_mun</text:p>
            <text:p>WHERE m.nm_mun = 'Campinas'</text:p>
            <text:p>  AND e.tp_depende = 2</text:p>
            <text:p>  AND ST_Contains(d.geometry, e.geometry)</text:p>
            <text:p>  AND ST_Intersects(e.geometry, s.geometry)</text:p>
            <text:p>  AND ST_Contains(m.geometry, e.geometry)</text:p>
            <text:p>GROUP BY d.nm_dist;</text:p>
          </table:table-cell>
          <table:table-cell table:style-name="ce9" table:number-columns-repeated="20"/>
          <table:table-cell table:number-columns-repeated="998"/>
        </table:table-row>
        <table:table-row table:style-name="ro1">
          <table:table-cell table:style-name="ce2" office:value-type="float" office:value="497" calcext:value-type="float">
            <text:p>497</text:p>
          </table:table-cell>
          <table:table-cell table:style-name="ce4" office:value-type="string" calcext:value-type="string">
            <text:p>Quantas bibliotecas de Salvador estão contidas em cada subdistrito e a até 1 km de escolas municipais?</text:p>
          </table:table-cell>
          <table:table-cell table:style-name="ce8" table:content-validation-name="val1" office:value-type="string" calcext:value-type="string">
            <text:p>Município</text:p>
          </table:table-cell>
          <table:table-cell table:style-name="ce11" table:content-validation-name="val2" office:value-type="string" calcext:value-type="string">
            <text:p>Difícil</text:p>
          </table:table-cell>
          <table:table-cell table:style-name="ce5" table:content-validation-name="val3" office:value-type="string" calcext:value-type="string">
            <text:p>ST_Contains</text:p>
          </table:table-cell>
          <table:table-cell table:style-name="ce12" office:value-type="string" calcext:value-type="string">
            <text:p>SELECT sd.nm_subdist,</text:p>
            <text:p>       COUNT(b.cd_bib) AS total_bibliotecas</text:p>
            <text:p>FROM public.biblioteca b</text:p>
            <text:p>JOIN public.municipio m</text:p>
            <text:p>  ON b.cd_mun = m.cd_mun</text:p>
            <text:p>JOIN public.subdistrito sd</text:p>
            <text:p>  ON sd.cd_mun = m.cd_mun</text:p>
            <text:p>JOIN public.escola e</text:p>
            <text:p>  ON e.cd_mun = m.cd_mun</text:p>
            <text:p>WHERE m.nm_mun = 'Salvador'</text:p>
            <text:p>  AND ST_Contains(sd.geometry, b.geometry)</text:p>
            <text:p>  AND ST_DWithin(b.geometry, e.geometry, 1000)</text:p>
            <text:p>  AND ST_Contains(m.geometry, b.geometry)</text:p>
            <text:p>GROUP BY sd.nm_subdist;</text:p>
          </table:table-cell>
          <table:table-cell table:style-name="ce9" table:number-columns-repeated="20"/>
          <table:table-cell table:number-columns-repeated="998"/>
        </table:table-row>
        <table:table-row table:style-name="ro1">
          <table:table-cell table:style-name="ce2" office:value-type="float" office:value="498" calcext:value-type="float">
            <text:p>498</text:p>
          </table:table-cell>
          <table:table-cell table:style-name="ce4" office:value-type="string" calcext:value-type="string">
            <text:p>Para cada biblioteca de Fortaleza, quantos CRAS estão contidos no município e também dentro de um raio de 1,5 km a partir da biblioteca?</text:p>
          </table:table-cell>
          <table:table-cell table:style-name="ce8" table:content-validation-name="val1" office:value-type="string" calcext:value-type="string">
            <text:p>Município</text:p>
          </table:table-cell>
          <table:table-cell table:style-name="ce11" table:content-validation-name="val2" office:value-type="string" calcext:value-type="string">
            <text:p>Difícil</text:p>
          </table:table-cell>
          <table:table-cell table:style-name="ce5" table:content-validation-name="val3" office:value-type="string" calcext:value-type="string">
            <text:p>ST_Contains</text:p>
          </table:table-cell>
          <table:table-cell table:style-name="ce12" office:value-type="string" calcext:value-type="string">
            <text:p>SELECT b.nm_bib,</text:p>
            <text:p>       COUNT(c.nu_identif) AS total_cras</text:p>
            <text:p>FROM public.biblioteca b</text:p>
            <text:p>JOIN public.municipio m</text:p>
            <text:p>  ON b.cd_mun = m.cd_mun</text:p>
            <text:p>JOIN public.cras c</text:p>
            <text:p>  ON c.cd_mun = m.cd_mun</text:p>
            <text:p>WHERE m.nm_mun = 'Fortaleza'</text:p>
            <text:p>  AND ST_Contains(m.geometry, c.geometry)</text:p>
            <text:p>  AND ST_Intersects(ST_Buffer(b.geometry, 1500), c.geometry)</text:p>
            <text:p>  AND ST_Contains(m.geometry, b.geometry)</text:p>
            <text:p>GROUP BY b.nm_bib;</text:p>
          </table:table-cell>
          <table:table-cell table:style-name="ce9" table:number-columns-repeated="20"/>
          <table:table-cell table:number-columns-repeated="998"/>
        </table:table-row>
        <table:table-row table:style-name="ro1">
          <table:table-cell table:style-name="ce2" office:value-type="float" office:value="499" calcext:value-type="float">
            <text:p>499</text:p>
          </table:table-cell>
          <table:table-cell table:style-name="ce4" office:value-type="string" calcext:value-type="string">
            <text:p>Quantas escolas de Belo Horizonte estão contidas em cada setor censitário, considerando apenas setores contidos no município?</text:p>
          </table:table-cell>
          <table:table-cell table:style-name="ce8" table:content-validation-name="val1" office:value-type="string" calcext:value-type="string">
            <text:p>Município</text:p>
          </table:table-cell>
          <table:table-cell table:style-name="ce11" table:content-validation-name="val2" office:value-type="string" calcext:value-type="string">
            <text:p>Difícil</text:p>
          </table:table-cell>
          <table:table-cell table:style-name="ce5" table:content-validation-name="val3" office:value-type="string" calcext:value-type="string">
            <text:p>ST_Contains</text:p>
          </table:table-cell>
          <table:table-cell table:style-name="ce12" office:value-type="string" calcext:value-type="string">
            <text:p>SELECT s.nm_bairro,</text:p>
            <text:p>       COUNT(e.cd_entidade) AS total_escolas</text:p>
            <text:p>FROM public.escola e</text:p>
            <text:p>JOIN public.municipio m</text:p>
            <text:p>  ON e.cd_mun = m.cd_mun</text:p>
            <text:p>JOIN public.setor s</text:p>
            <text:p>  ON s.cd_mun = m.cd_mun</text:p>
            <text:p>WHERE m.nm_mun = 'Belo Horizonte'</text:p>
            <text:p>  AND ST_Contains(s.geometry, e.geometry)</text:p>
            <text:p>  AND ST_Contains(m.geometry, s.geometry)</text:p>
            <text:p>  AND ST_Intersects(m.geometry, e.geometry)</text:p>
            <text:p>GROUP BY s.nm_bairro;</text:p>
          </table:table-cell>
          <table:table-cell table:style-name="ce9" table:number-columns-repeated="20"/>
          <table:table-cell table:number-columns-repeated="998"/>
        </table:table-row>
        <table:table-row table:style-name="ro1">
          <table:table-cell table:style-name="ce2" office:value-type="float" office:value="500" calcext:value-type="float">
            <text:p>500</text:p>
          </table:table-cell>
          <table:table-cell table:style-name="ce4" office:value-type="string" calcext:value-type="string">
            <text:p>Quantas escolas de Recife, por setor, estão contidas no município e a até 500 metros de um CRAS?</text:p>
          </table:table-cell>
          <table:table-cell table:style-name="ce8" table:content-validation-name="val1" office:value-type="string" calcext:value-type="string">
            <text:p>Município</text:p>
          </table:table-cell>
          <table:table-cell table:style-name="ce11" table:content-validation-name="val2" office:value-type="string" calcext:value-type="string">
            <text:p>Difícil</text:p>
          </table:table-cell>
          <table:table-cell table:style-name="ce5" table:content-validation-name="val3" office:value-type="string" calcext:value-type="string">
            <text:p>ST_Contains</text:p>
          </table:table-cell>
          <table:table-cell table:style-name="ce12" office:value-type="string" calcext:value-type="string">
            <text:p>SELECT s.nm_bairro,</text:p>
            <text:p>       COUNT(e.cd_entidade) AS total_escolas</text:p>
            <text:p>FROM public.escola e</text:p>
            <text:p>JOIN public.municipio m</text:p>
            <text:p>  ON e.cd_mun = m.cd_mun</text:p>
            <text:p>JOIN public.setor s</text:p>
            <text:p>  ON s.cd_mun = m.cd_mun</text:p>
            <text:p>JOIN public.cras c</text:p>
            <text:p>  ON c.cd_mun = m.cd_mun</text:p>
            <text:p>WHERE m.nm_mun = 'Recife'</text:p>
            <text:p>  AND ST_Contains(m.geometry, e.geometry)</text:p>
            <text:p>  AND ST_Contains(s.geometry, e.geometry)</text:p>
            <text:p>  AND ST_DWithin(e.geometry, c.geometry, 500)</text:p>
            <text:p>GROUP BY s.nm_bairro;</text:p>
          </table:table-cell>
          <table:table-cell table:style-name="ce9" table:number-columns-repeated="20"/>
          <table:table-cell table:number-columns-repeated="998"/>
        </table:table-row>
        <table:table-row table:style-name="ro1">
          <table:table-cell table:style-name="ce2" office:value-type="float" office:value="501" calcext:value-type="float">
            <text:p>501</text:p>
          </table:table-cell>
          <table:table-cell table:style-name="ce4" office:value-type="string" calcext:value-type="string">
            <text:p>Em Belém, por setor censitário, qual a distância média entre escolas estaduais e bibliotecas que interceptam o setor e estão dentro do município?</text:p>
          </table:table-cell>
          <table:table-cell table:style-name="ce8" table:content-validation-name="val1" office:value-type="string" calcext:value-type="string">
            <text:p>Município</text:p>
          </table:table-cell>
          <table:table-cell table:style-name="ce11" table:content-validation-name="val2" office:value-type="string" calcext:value-type="string">
            <text:p>Difícil</text:p>
          </table:table-cell>
          <table:table-cell table:style-name="ce5" table:content-validation-name="val3" office:value-type="string" calcext:value-type="string">
            <text:p>ST_Distance</text:p>
          </table:table-cell>
          <table:table-cell table:style-name="ce12" office:value-type="string" calcext:value-type="string">
            <text:p>SELECT s.nm_bairro,</text:p>
            <text:p>       AVG(ST_Distance(e.geometry, b.geometry)) AS dist_media_m</text:p>
            <text:p>FROM public.escola e</text:p>
            <text:p>JOIN public.municipio m</text:p>
            <text:p>  ON e.cd_mun = m.cd_mun</text:p>
            <text:p>JOIN public.setor s</text:p>
            <text:p>  ON s.cd_mun = m.cd_mun</text:p>
            <text:p>JOIN public.biblioteca b</text:p>
            <text:p>  ON b.cd_mun = m.cd_mun</text:p>
            <text:p>WHERE m.nm_mun = 'Belém'</text:p>
            <text:p>  AND e.tp_depende = 2</text:p>
            <text:p>  AND ST_Intersects(s.geometry, b.geometry)</text:p>
            <text:p>  AND ST_Contains(m.geometry, e.geometry)</text:p>
            <text:p>GROUP BY s.nm_bairro;</text:p>
          </table:table-cell>
          <table:table-cell table:style-name="ce9" table:number-columns-repeated="20"/>
          <table:table-cell table:number-columns-repeated="998"/>
        </table:table-row>
        <table:table-row table:style-name="ro1">
          <table:table-cell table:style-name="ce2" office:value-type="float" office:value="502" calcext:value-type="float">
            <text:p>502</text:p>
          </table:table-cell>
          <table:table-cell table:style-name="ce4" office:value-type="string" calcext:value-type="string">
            <text:p>Em Goiânia, por distrito, quantos pares CRAS–escola municipal estão a até 1,2 km, considerando escolas contidas no distrito e CRAS contidos no município?</text:p>
          </table:table-cell>
          <table:table-cell table:style-name="ce8" table:content-validation-name="val1" office:value-type="string" calcext:value-type="string">
            <text:p>Município</text:p>
          </table:table-cell>
          <table:table-cell table:style-name="ce11" table:content-validation-name="val2" office:value-type="string" calcext:value-type="string">
            <text:p>Difícil</text:p>
          </table:table-cell>
          <table:table-cell table:style-name="ce5" table:content-validation-name="val3" office:value-type="string" calcext:value-type="string">
            <text:p>ST_Distance</text:p>
          </table:table-cell>
          <table:table-cell table:style-name="ce12" office:value-type="string" calcext:value-type="string">
            <text:p>SELECT d.nm_dist,</text:p>
            <text:p>       COUNT(*) AS pares_proximos</text:p>
            <text:p>FROM public.cras c</text:p>
            <text:p>JOIN public.municipio m</text:p>
            <text:p>  ON c.cd_mun = m.cd_mun</text:p>
            <text:p>JOIN public.escola e</text:p>
            <text:p>  ON e.cd_mun = m.cd_mun</text:p>
            <text:p>JOIN public.distrito d</text:p>
            <text:p>  ON d.cd_mun = m.cd_mun</text:p>
            <text:p>WHERE m.nm_mun = 'Goiânia'</text:p>
            <text:p>  AND e.tp_depende = 3</text:p>
            <text:p>  AND ST_Distance(c.geometry, e.geometry) &lt;= 1200</text:p>
            <text:p>  AND ST_Contains(d.geometry, e.geometry)</text:p>
            <text:p>  AND ST_Contains(m.geometry, c.geometry)</text:p>
            <text:p>GROUP BY d.nm_dist;</text:p>
          </table:table-cell>
          <table:table-cell table:style-name="ce9" table:number-columns-repeated="20"/>
          <table:table-cell table:number-columns-repeated="998"/>
        </table:table-row>
        <table:table-row table:style-name="ro1">
          <table:table-cell table:style-name="ce2" office:value-type="float" office:value="503" calcext:value-type="float">
            <text:p>503</text:p>
          </table:table-cell>
          <table:table-cell table:style-name="ce4" office:value-type="string" calcext:value-type="string">
            <text:p>Em Porto Alegre, para cada biblioteca, qual a menor distância até qualquer CREAS dentro do município?</text:p>
          </table:table-cell>
          <table:table-cell table:style-name="ce8" table:content-validation-name="val1" office:value-type="string" calcext:value-type="string">
            <text:p>Município</text:p>
          </table:table-cell>
          <table:table-cell table:style-name="ce11" table:content-validation-name="val2" office:value-type="string" calcext:value-type="string">
            <text:p>Difícil</text:p>
          </table:table-cell>
          <table:table-cell table:style-name="ce5" table:content-validation-name="val3" office:value-type="string" calcext:value-type="string">
            <text:p>ST_Distance</text:p>
          </table:table-cell>
          <table:table-cell table:style-name="ce12" office:value-type="string" calcext:value-type="string">
            <text:p>SELECT b.nm_bib,</text:p>
            <text:p>       MIN(ST_Distance(b.geometry, c.geometry)) AS menor_dist_m</text:p>
            <text:p>FROM public.biblioteca b</text:p>
            <text:p>JOIN public.municipio m</text:p>
            <text:p>  ON b.cd_mun = m.cd_mun</text:p>
            <text:p>JOIN public.creas c</text:p>
            <text:p>  ON c.cd_mun = m.cd_mun</text:p>
            <text:p>WHERE m.nm_mun = 'Porto Alegre'</text:p>
            <text:p>  AND ST_Contains(m.geometry, b.geometry)</text:p>
            <text:p>  AND ST_Contains(m.geometry, c.geometry)</text:p>
            <text:p>GROUP BY b.nm_bib;</text:p>
          </table:table-cell>
          <table:table-cell table:style-name="ce9" table:number-columns-repeated="20"/>
          <table:table-cell table:number-columns-repeated="998"/>
        </table:table-row>
        <table:table-row table:style-name="ro1">
          <table:table-cell table:style-name="ce2" office:value-type="float" office:value="504" calcext:value-type="float">
            <text:p>504</text:p>
          </table:table-cell>
          <table:table-cell table:style-name="ce4" office:value-type="string" calcext:value-type="string">
            <text:p>Em João Pessoa, por subdistrito, qual a distância média entre bibliotecas e centros POP que estejam a até 2 km entre si e que também interceptem o município?</text:p>
          </table:table-cell>
          <table:table-cell table:style-name="ce8" table:content-validation-name="val1" office:value-type="string" calcext:value-type="string">
            <text:p>Município</text:p>
          </table:table-cell>
          <table:table-cell table:style-name="ce11" table:content-validation-name="val2" office:value-type="string" calcext:value-type="string">
            <text:p>Difícil</text:p>
          </table:table-cell>
          <table:table-cell table:style-name="ce5" table:content-validation-name="val3" office:value-type="string" calcext:value-type="string">
            <text:p>ST_Distance</text:p>
          </table:table-cell>
          <table:table-cell table:style-name="ce12" office:value-type="string" calcext:value-type="string">
            <text:p>SELECT sd.nm_subdist,</text:p>
            <text:p>       AVG(ST_Distance(b.geometry, cp.geometry)) AS dist_media_m</text:p>
            <text:p>FROM public.biblioteca b</text:p>
            <text:p>JOIN public.municipio m</text:p>
            <text:p>  ON b.cd_mun = m.cd_mun</text:p>
            <text:p>JOIN public.subdistrito sd</text:p>
            <text:p>  ON sd.cd_mun = m.cd_mun</text:p>
            <text:p>JOIN public.centro_pop cp</text:p>
            <text:p>  ON cp.cd_mun = m.cd_mun</text:p>
            <text:p>WHERE m.nm_mun = 'João Pessoa'</text:p>
            <text:p>  AND ST_DWithin(b.geometry, cp.geometry, 2000)</text:p>
            <text:p>  AND ST_Intersects(b.geometry, m.geometry)</text:p>
            <text:p>GROUP BY sd.nm_subdist;</text:p>
          </table:table-cell>
          <table:table-cell table:style-name="ce9" table:number-columns-repeated="20"/>
          <table:table-cell table:number-columns-repeated="998"/>
        </table:table-row>
        <table:table-row table:style-name="ro1">
          <table:table-cell table:style-name="ce2" office:value-type="float" office:value="505" calcext:value-type="float">
            <text:p>505</text:p>
          </table:table-cell>
          <table:table-cell table:style-name="ce4" office:value-type="string" calcext:value-type="string">
            <text:p>Em Manaus, por setor censitário, qual a distância média entre escolas municipais e CRAS quando a escola está contida no setor e ambos estão no município?</text:p>
          </table:table-cell>
          <table:table-cell table:style-name="ce8" table:content-validation-name="val1" office:value-type="string" calcext:value-type="string">
            <text:p>Município</text:p>
          </table:table-cell>
          <table:table-cell table:style-name="ce11" table:content-validation-name="val2" office:value-type="string" calcext:value-type="string">
            <text:p>Difícil</text:p>
          </table:table-cell>
          <table:table-cell table:style-name="ce5" table:content-validation-name="val3" office:value-type="string" calcext:value-type="string">
            <text:p>ST_Distance</text:p>
          </table:table-cell>
          <table:table-cell table:style-name="ce12" office:value-type="string" calcext:value-type="string">
            <text:p>SELECT s.nm_bairro,</text:p>
            <text:p>       AVG(ST_Distance(e.geometry, c.geometry)) AS dist_media_m</text:p>
            <text:p>FROM public.escola e</text:p>
            <text:p>JOIN public.municipio m</text:p>
            <text:p>  ON e.cd_mun = m.cd_mun</text:p>
            <text:p>JOIN public.setor s</text:p>
            <text:p>  ON s.cd_mun = m.cd_mun</text:p>
            <text:p>JOIN public.cras c</text:p>
            <text:p>  ON c.cd_mun = m.cd_mun</text:p>
            <text:p>WHERE m.nm_mun = 'Manaus'</text:p>
            <text:p>  AND e.tp_depende = 3</text:p>
            <text:p>  AND ST_Contains(s.geometry, e.geometry)</text:p>
            <text:p>  AND ST_Within(c.geometry, m.geometry)</text:p>
            <text:p>GROUP BY s.nm_bairro;</text:p>
          </table:table-cell>
          <table:table-cell table:style-name="ce9" table:number-columns-repeated="20"/>
          <table:table-cell table:number-columns-repeated="998"/>
        </table:table-row>
        <table:table-row table:style-name="ro1">
          <table:table-cell table:style-name="ce2" office:value-type="float" office:value="506" calcext:value-type="float">
            <text:p>506</text:p>
          </table:table-cell>
          <table:table-cell table:style-name="ce4" office:value-type="string" calcext:value-type="string">
            <text:p>Por distrito do Rio de Janeiro, quantas escolas estaduais estão contidas no distrito e também se interceptam com setores censitários do município?</text:p>
          </table:table-cell>
          <table:table-cell table:style-name="ce8" table:content-validation-name="val1" office:value-type="string" calcext:value-type="string">
            <text:p>Município</text:p>
          </table:table-cell>
          <table:table-cell table:style-name="ce11" table:content-validation-name="val2" office:value-type="string" calcext:value-type="string">
            <text:p>Difícil</text:p>
          </table:table-cell>
          <table:table-cell table:style-name="ce5" table:content-validation-name="val3" office:value-type="string" calcext:value-type="string">
            <text:p>ST_Within</text:p>
          </table:table-cell>
          <table:table-cell table:style-name="ce12" office:value-type="string" calcext:value-type="string">
            <text:p>SELECT d.nm_dist,</text:p>
            <text:p>       COUNT(e.cd_entidade) AS total_escolas_estaduais</text:p>
            <text:p>FROM public.escola e</text:p>
            <text:p>JOIN public.municipio m</text:p>
            <text:p>  ON e.cd_mun = m.cd_mun</text:p>
            <text:p>JOIN public.distrito d</text:p>
            <text:p>  ON d.cd_mun = m.cd_mun</text:p>
            <text:p>JOIN public.setor s</text:p>
            <text:p>  ON s.cd_mun = m.cd_mun</text:p>
            <text:p>WHERE m.nm_mun = 'Rio de Janeiro'</text:p>
            <text:p>  AND e.tp_depende = 2</text:p>
            <text:p>  AND ST_Within(e.geometry, d.geometry)</text:p>
            <text:p>  AND ST_Intersects(e.geometry, s.geometry)</text:p>
            <text:p>  AND ST_Within(e.geometry, m.geometry)</text:p>
            <text:p>GROUP BY d.nm_dist;</text:p>
          </table:table-cell>
          <table:table-cell table:style-name="ce9" table:number-columns-repeated="20"/>
          <table:table-cell table:number-columns-repeated="998"/>
        </table:table-row>
        <table:table-row table:style-name="ro1">
          <table:table-cell table:style-name="ce2" office:value-type="float" office:value="507" calcext:value-type="float">
            <text:p>507</text:p>
          </table:table-cell>
          <table:table-cell table:style-name="ce4" office:value-type="string" calcext:value-type="string">
            <text:p>Por subdistrito de Curitiba, quantas bibliotecas estão contidas no subdistrito e a até 500 metros de escolas municipais, considerando o recorte do município?</text:p>
          </table:table-cell>
          <table:table-cell table:style-name="ce8" table:content-validation-name="val1" office:value-type="string" calcext:value-type="string">
            <text:p>Município</text:p>
          </table:table-cell>
          <table:table-cell table:style-name="ce11" table:content-validation-name="val2" office:value-type="string" calcext:value-type="string">
            <text:p>Difícil</text:p>
          </table:table-cell>
          <table:table-cell table:style-name="ce5" table:content-validation-name="val3" office:value-type="string" calcext:value-type="string">
            <text:p>ST_Within</text:p>
          </table:table-cell>
          <table:table-cell table:style-name="ce12" office:value-type="string" calcext:value-type="string">
            <text:p>SELECT sd.nm_subdist,</text:p>
            <text:p>       COUNT(b.cd_bib) AS total_bibliotecas</text:p>
            <text:p>FROM public.biblioteca b</text:p>
            <text:p>JOIN public.municipio m</text:p>
            <text:p>  ON b.cd_mun = m.cd_mun</text:p>
            <text:p>JOIN public.subdistrito sd</text:p>
            <text:p>  ON sd.cd_mun = m.cd_mun</text:p>
            <text:p>JOIN public.escola e</text:p>
            <text:p>  ON e.cd_mun = m.cd_mun</text:p>
            <text:p>WHERE m.nm_mun = 'Curitiba'</text:p>
            <text:p>  AND ST_Within(b.geometry, sd.geometry)</text:p>
            <text:p>  AND ST_DWithin(b.geometry, e.geometry, 500)</text:p>
            <text:p>  AND ST_Within(b.geometry, m.geometry)</text:p>
            <text:p>GROUP BY sd.nm_subdist;</text:p>
          </table:table-cell>
          <table:table-cell table:style-name="ce9" table:number-columns-repeated="20"/>
          <table:table-cell table:number-columns-repeated="998"/>
        </table:table-row>
        <table:table-row table:style-name="ro1">
          <table:table-cell table:style-name="ce2" office:value-type="float" office:value="508" calcext:value-type="float">
            <text:p>508</text:p>
          </table:table-cell>
          <table:table-cell table:style-name="ce4" office:value-type="string" calcext:value-type="string">
            <text:p>Por setor censitário de São Luís, quantos CRAS estão contidos no setor e a até 1 km de um CREAS, mantendo o recorte municipal?</text:p>
          </table:table-cell>
          <table:table-cell table:style-name="ce8" table:content-validation-name="val1" office:value-type="string" calcext:value-type="string">
            <text:p>Município</text:p>
          </table:table-cell>
          <table:table-cell table:style-name="ce11" table:content-validation-name="val2" office:value-type="string" calcext:value-type="string">
            <text:p>Difícil</text:p>
          </table:table-cell>
          <table:table-cell table:style-name="ce5" table:content-validation-name="val3" office:value-type="string" calcext:value-type="string">
            <text:p>ST_Within</text:p>
          </table:table-cell>
          <table:table-cell table:style-name="ce12" office:value-type="string" calcext:value-type="string">
            <text:p>SELECT s.nm_bairro,</text:p>
            <text:p>       COUNT(c.nu_identif) AS total_cras</text:p>
            <text:p>FROM public.cras c</text:p>
            <text:p>JOIN public.municipio m</text:p>
            <text:p>  ON c.cd_mun = m.cd_mun</text:p>
            <text:p>JOIN public.setor s</text:p>
            <text:p>  ON s.cd_mun = m.cd_mun</text:p>
            <text:p>JOIN public.creas r</text:p>
            <text:p>  ON r.cd_mun = m.cd_mun</text:p>
            <text:p>WHERE m.nm_mun = 'São Luís'</text:p>
            <text:p>  AND ST_Within(c.geometry, s.geometry)</text:p>
            <text:p>  AND ST_DWithin(c.geometry, r.geometry, 1000)</text:p>
            <text:p>  AND ST_Within(c.geometry, m.geometry)</text:p>
            <text:p>GROUP BY s.nm_bairro;</text:p>
          </table:table-cell>
          <table:table-cell table:style-name="ce9" table:number-columns-repeated="20"/>
          <table:table-cell table:number-columns-repeated="998"/>
        </table:table-row>
        <table:table-row table:style-name="ro1">
          <table:table-cell table:style-name="ce2" office:value-type="float" office:value="509" calcext:value-type="float">
            <text:p>509</text:p>
          </table:table-cell>
          <table:table-cell table:style-name="ce4" office:value-type="string" calcext:value-type="string">
            <text:p>Para cada biblioteca de Teresina, quantas escolas municipais estão contidas no município e a até 1 km da biblioteca, considerando também interseção com setores?</text:p>
          </table:table-cell>
          <table:table-cell table:style-name="ce8" table:content-validation-name="val1" office:value-type="string" calcext:value-type="string">
            <text:p>Município</text:p>
          </table:table-cell>
          <table:table-cell table:style-name="ce11" table:content-validation-name="val2" office:value-type="string" calcext:value-type="string">
            <text:p>Difícil</text:p>
          </table:table-cell>
          <table:table-cell table:style-name="ce5" table:content-validation-name="val3" office:value-type="string" calcext:value-type="string">
            <text:p>ST_Within</text:p>
          </table:table-cell>
          <table:table-cell table:style-name="ce12" office:value-type="string" calcext:value-type="string">
            <text:p>SELECT b.nm_bib,</text:p>
            <text:p>       COUNT(e.cd_entidade) AS total_escolas</text:p>
            <text:p>FROM public.biblioteca b</text:p>
            <text:p>JOIN public.municipio m</text:p>
            <text:p>  ON b.cd_mun = m.cd_mun</text:p>
            <text:p>JOIN public.escola e</text:p>
            <text:p>  ON e.cd_mun = m.cd_mun</text:p>
            <text:p>JOIN public.setor s</text:p>
            <text:p>  ON s.cd_mun = m.cd_mun</text:p>
            <text:p>WHERE m.nm_mun = 'Teresina'</text:p>
            <text:p>  AND e.tp_depende = 3</text:p>
            <text:p>  AND ST_DWithin(e.geometry, b.geometry, 1000)</text:p>
            <text:p>  AND ST_Intersects(e.geometry, s.geometry)</text:p>
            <text:p>  AND ST_Within(e.geometry, m.geometry)</text:p>
            <text:p>GROUP BY b.nm_bib;</text:p>
          </table:table-cell>
          <table:table-cell table:style-name="ce9" table:number-columns-repeated="20"/>
          <table:table-cell table:number-columns-repeated="998"/>
        </table:table-row>
        <table:table-row table:style-name="ro1">
          <table:table-cell table:style-name="ce2" office:value-type="float" office:value="510" calcext:value-type="float">
            <text:p>510</text:p>
          </table:table-cell>
          <table:table-cell table:style-name="ce4" office:value-type="string" calcext:value-type="string">
            <text:p>Por distrito de Aracaju, qual a distância média entre escolas estaduais contidas no distrito e centros POP contidos no município?</text:p>
          </table:table-cell>
          <table:table-cell table:style-name="ce8" table:content-validation-name="val1" office:value-type="string" calcext:value-type="string">
            <text:p>Município</text:p>
          </table:table-cell>
          <table:table-cell table:style-name="ce11" table:content-validation-name="val2" office:value-type="string" calcext:value-type="string">
            <text:p>Difícil</text:p>
          </table:table-cell>
          <table:table-cell table:style-name="ce5" table:content-validation-name="val3" office:value-type="string" calcext:value-type="string">
            <text:p>ST_Within</text:p>
          </table:table-cell>
          <table:table-cell table:style-name="ce12" office:value-type="string" calcext:value-type="string">
            <text:p>SELECT d.nm_dist,</text:p>
            <text:p>       AVG(ST_Distance(e.geometry, cp.geometry)) AS dist_media_m</text:p>
            <text:p>FROM public.escola e</text:p>
            <text:p>JOIN public.municipio m</text:p>
            <text:p>  ON e.cd_mun = m.cd_mun</text:p>
            <text:p>JOIN public.distrito d</text:p>
            <text:p>  ON d.cd_mun = m.cd_mun</text:p>
            <text:p>JOIN public.centro_pop cp</text:p>
            <text:p>  ON cp.cd_mun = m.cd_mun</text:p>
            <text:p>WHERE m.nm_mun = 'Aracaju'</text:p>
            <text:p>  AND e.tp_depende = 2</text:p>
            <text:p>  AND ST_Within(e.geometry, d.geometry)</text:p>
            <text:p>  AND ST_Within(cp.geometry, m.geometry)</text:p>
            <text:p>GROUP BY d.nm_dist;</text:p>
          </table:table-cell>
          <table:table-cell table:style-name="ce9" table:number-columns-repeated="20"/>
          <table:table-cell table:number-columns-repeated="998"/>
        </table:table-row>
        <table:table-row table:style-name="ro1">
          <table:table-cell table:style-name="ce2" office:value-type="float" office:value="511" calcext:value-type="float">
            <text:p>511</text:p>
          </table:table-cell>
          <table:table-cell table:style-name="ce4" office:value-type="string" calcext:value-type="string">
            <text:p>Por distrito de Recife, qual a área total de sobreposição entre os buffers de 1 km das bibliotecas e os setores censitários do município?</text:p>
          </table:table-cell>
          <table:table-cell table:style-name="ce8" table:content-validation-name="val1" office:value-type="string" calcext:value-type="string">
            <text:p>Município</text:p>
          </table:table-cell>
          <table:table-cell table:style-name="ce11" table:content-validation-name="val2" office:value-type="string" calcext:value-type="string">
            <text:p>Difícil</text:p>
          </table:table-cell>
          <table:table-cell table:style-name="ce5" table:content-validation-name="val3" office:value-type="string" calcext:value-type="string">
            <text:p>ST_Intersection</text:p>
          </table:table-cell>
          <table:table-cell table:style-name="ce12" office:value-type="string" calcext:value-type="string">
            <text:p>SELECT d.nm_dist,</text:p>
            <text:p>       SUM(ST_Area(ST_Intersection(ST_Buffer(b.geometry, 1000), s.geometry))) AS area_intersecao_m2</text:p>
            <text:p>FROM public.biblioteca b</text:p>
            <text:p>JOIN public.municipio m</text:p>
            <text:p>  ON b.cd_mun = m.cd_mun</text:p>
            <text:p>JOIN public.setor s</text:p>
            <text:p>  ON s.cd_mun = m.cd_mun</text:p>
            <text:p>JOIN public.distrito d</text:p>
            <text:p>  ON d.cd_mun = m.cd_mun</text:p>
            <text:p>WHERE m.nm_mun = 'Recife'</text:p>
            <text:p>  AND ST_Intersects(ST_Buffer(b.geometry, 1000), s.geometry)</text:p>
            <text:p>  AND ST_Intersects(d.geometry, s.geometry)</text:p>
            <text:p>  AND ST_Contains(m.geometry, d.geometry)</text:p>
            <text:p>GROUP BY d.nm_dist;</text:p>
          </table:table-cell>
          <table:table-cell table:style-name="ce9" table:number-columns-repeated="20"/>
          <table:table-cell table:number-columns-repeated="998"/>
        </table:table-row>
        <table:table-row table:style-name="ro1">
          <table:table-cell table:style-name="ce2" office:value-type="float" office:value="512" calcext:value-type="float">
            <text:p>512</text:p>
          </table:table-cell>
          <table:table-cell table:style-name="ce4" office:value-type="string" calcext:value-type="string">
            <text:p>Por subdistrito de Belo Horizonte, quantas escolas municipais possuem interseção positiva entre o buffer de 500 m da escola e o buffer de 500 m de bibliotecas, considerando o recorte do município?</text:p>
          </table:table-cell>
          <table:table-cell table:style-name="ce8" table:content-validation-name="val1" office:value-type="string" calcext:value-type="string">
            <text:p>Município</text:p>
          </table:table-cell>
          <table:table-cell table:style-name="ce11" table:content-validation-name="val2" office:value-type="string" calcext:value-type="string">
            <text:p>Difícil</text:p>
          </table:table-cell>
          <table:table-cell table:style-name="ce5" table:content-validation-name="val3" office:value-type="string" calcext:value-type="string">
            <text:p>ST_Intersection</text:p>
          </table:table-cell>
          <table:table-cell table:style-name="ce12" office:value-type="string" calcext:value-type="string">
            <text:p>SELECT sd.nm_subdist,</text:p>
            <text:p>       COUNT(e.cd_entidade) AS total_escolas</text:p>
            <text:p>FROM public.escola e</text:p>
            <text:p>JOIN public.municipio m</text:p>
            <text:p>  ON e.cd_mun = m.cd_mun</text:p>
            <text:p>JOIN public.subdistrito sd</text:p>
            <text:p>  ON sd.cd_mun = m.cd_mun</text:p>
            <text:p>JOIN public.biblioteca b</text:p>
            <text:p>  ON b.cd_mun = m.cd_mun</text:p>
            <text:p>WHERE m.nm_mun = 'Belo Horizonte'</text:p>
            <text:p>  AND e.tp_depende = 3</text:p>
            <text:p>  AND ST_Area(ST_Intersection(ST_Buffer(e.geometry, 500), ST_Buffer(b.geometry, 500))) &gt; 0</text:p>
            <text:p>  AND ST_Contains(sd.geometry, e.geometry)</text:p>
            <text:p>  AND ST_Within(b.geometry, m.geometry)</text:p>
            <text:p>GROUP BY sd.nm_subdist;</text:p>
          </table:table-cell>
          <table:table-cell table:style-name="ce9" table:number-columns-repeated="20"/>
          <table:table-cell table:number-columns-repeated="998"/>
        </table:table-row>
        <table:table-row table:style-name="ro1">
          <table:table-cell table:style-name="ce2" office:value-type="float" office:value="513" calcext:value-type="float">
            <text:p>513</text:p>
          </table:table-cell>
          <table:table-cell table:style-name="ce4" office:value-type="string" calcext:value-type="string">
            <text:p>Por setor censitário de Porto Velho, qual a área média de interseção entre o buffer de 300 m dos CRAS e o próprio setor, dentro dos limites do município?</text:p>
          </table:table-cell>
          <table:table-cell table:style-name="ce8" table:content-validation-name="val1" office:value-type="string" calcext:value-type="string">
            <text:p>Município</text:p>
          </table:table-cell>
          <table:table-cell table:style-name="ce11" table:content-validation-name="val2" office:value-type="string" calcext:value-type="string">
            <text:p>Difícil</text:p>
          </table:table-cell>
          <table:table-cell table:style-name="ce5" table:content-validation-name="val3" office:value-type="string" calcext:value-type="string">
            <text:p>ST_Intersection</text:p>
          </table:table-cell>
          <table:table-cell table:style-name="ce12" office:value-type="string" calcext:value-type="string">
            <text:p>SELECT s.nm_bairro,</text:p>
            <text:p>       AVG(ST_Area(ST_Intersection(ST_Buffer(c.geometry, 300), s.geometry))) AS area_media_m2</text:p>
            <text:p>FROM public.cras c</text:p>
            <text:p>JOIN public.municipio m</text:p>
            <text:p>  ON c.cd_mun = m.cd_mun</text:p>
            <text:p>JOIN public.setor s</text:p>
            <text:p>  ON s.cd_mun = m.cd_mun</text:p>
            <text:p>WHERE m.nm_mun = 'Porto Velho'</text:p>
            <text:p>  AND ST_Intersects(ST_Buffer(c.geometry, 300), s.geometry)</text:p>
            <text:p>  AND ST_Contains(m.geometry, s.geometry)</text:p>
            <text:p>GROUP BY s.nm_bairro;</text:p>
          </table:table-cell>
          <table:table-cell table:style-name="ce9" table:number-columns-repeated="20"/>
          <table:table-cell table:number-columns-repeated="998"/>
        </table:table-row>
        <table:table-row table:style-name="ro1">
          <table:table-cell table:style-name="ce2" office:value-type="float" office:value="514" calcext:value-type="float">
            <text:p>514</text:p>
          </table:table-cell>
          <table:table-cell table:style-name="ce4" office:value-type="string" calcext:value-type="string">
            <text:p>Para cada biblioteca de Campinas, qual a soma das áreas de interseção entre o buffer de 1,5 km da biblioteca e os distritos do município?</text:p>
          </table:table-cell>
          <table:table-cell table:style-name="ce8" table:content-validation-name="val1" office:value-type="string" calcext:value-type="string">
            <text:p>Município</text:p>
          </table:table-cell>
          <table:table-cell table:style-name="ce11" table:content-validation-name="val2" office:value-type="string" calcext:value-type="string">
            <text:p>Difícil</text:p>
          </table:table-cell>
          <table:table-cell table:style-name="ce5" table:content-validation-name="val3" office:value-type="string" calcext:value-type="string">
            <text:p>ST_Intersection</text:p>
          </table:table-cell>
          <table:table-cell table:style-name="ce12" office:value-type="string" calcext:value-type="string">
            <text:p>SELECT b.nm_bib,</text:p>
            <text:p>       SUM(ST_Area(ST_Intersection(ST_Buffer(b.geometry, 1500), d.geometry))) AS area_total_m2</text:p>
            <text:p>FROM public.biblioteca b</text:p>
            <text:p>JOIN public.municipio m</text:p>
            <text:p>  ON b.cd_mun = m.cd_mun</text:p>
            <text:p>JOIN public.distrito d</text:p>
            <text:p>  ON d.cd_mun = m.cd_mun</text:p>
            <text:p>WHERE m.nm_mun = 'Campinas'</text:p>
            <text:p>  AND ST_Intersects(ST_Buffer(b.geometry, 1500), d.geometry)</text:p>
            <text:p>  AND ST_Contains(m.geometry, d.geometry)</text:p>
            <text:p>GROUP BY b.nm_bib;</text:p>
          </table:table-cell>
          <table:table-cell table:style-name="ce9" table:number-columns-repeated="20"/>
          <table:table-cell table:number-columns-repeated="998"/>
        </table:table-row>
        <table:table-row table:style-name="ro1">
          <table:table-cell table:style-name="ce2" office:value-type="float" office:value="515" calcext:value-type="float">
            <text:p>515</text:p>
          </table:table-cell>
          <table:table-cell table:style-name="ce4" office:value-type="string" calcext:value-type="string">
            <text:p>Para cada CREAS de João Pessoa, quantas escolas estaduais têm interseção positiva entre o buffer de 800 m do CREAS e o buffer de 800 m da escola, considerando também interseção com setores do município?</text:p>
          </table:table-cell>
          <table:table-cell table:style-name="ce8" table:content-validation-name="val1" office:value-type="string" calcext:value-type="string">
            <text:p>Município</text:p>
          </table:table-cell>
          <table:table-cell table:style-name="ce11" table:content-validation-name="val2" office:value-type="string" calcext:value-type="string">
            <text:p>Difícil</text:p>
          </table:table-cell>
          <table:table-cell table:style-name="ce5" table:content-validation-name="val3" office:value-type="string" calcext:value-type="string">
            <text:p>ST_Intersection</text:p>
          </table:table-cell>
          <table:table-cell table:style-name="ce12" office:value-type="string" calcext:value-type="string">
            <text:p>SELECT r.nm_crea,</text:p>
            <text:p>       COUNT(e.cd_entidade) AS total_escolas_estaduais</text:p>
            <text:p>FROM public.creas r</text:p>
            <text:p>JOIN public.municipio m</text:p>
            <text:p>  ON r.cd_mun = m.cd_mun</text:p>
            <text:p>JOIN public.escola e</text:p>
            <text:p>  ON e.cd_mun = m.cd_mun</text:p>
            <text:p>JOIN public.setor s</text:p>
            <text:p>  ON s.cd_mun = m.cd_mun</text:p>
            <text:p>WHERE m.nm_mun = 'João Pessoa'</text:p>
            <text:p>  AND e.tp_depende = 2</text:p>
            <text:p>  AND ST_Area(ST_Intersection(ST_Buffer(r.geometry, 800), ST_Buffer(e.geometry, 800))) &gt; 0</text:p>
            <text:p>  AND ST_Intersects(e.geometry, s.geometry)</text:p>
            <text:p>  AND ST_Within(r.geometry, m.geometry)</text:p>
            <text:p>GROUP BY r.nm_crea;</text:p>
          </table:table-cell>
          <table:table-cell table:style-name="ce9" table:number-columns-repeated="20"/>
          <table:table-cell table:number-columns-repeated="998"/>
        </table:table-row>
        <table:table-row table:style-name="ro1">
          <table:table-cell table:style-name="ce2" office:value-type="float" office:value="516" calcext:value-type="float">
            <text:p>516</text:p>
          </table:table-cell>
          <table:table-cell table:style-name="ce4" office:value-type="string" calcext:value-type="string">
            <text:p>Por distrito de São Paulo, qual a soma das áreas de interseção entre o buffer de 1 km das escolas estaduais e os distritos do município?</text:p>
          </table:table-cell>
          <table:table-cell table:style-name="ce8" table:content-validation-name="val1" office:value-type="string" calcext:value-type="string">
            <text:p>Município</text:p>
          </table:table-cell>
          <table:table-cell table:style-name="ce11" table:content-validation-name="val2" office:value-type="string" calcext:value-type="string">
            <text:p>Difícil</text:p>
          </table:table-cell>
          <table:table-cell table:style-name="ce5" table:content-validation-name="val3" office:value-type="string" calcext:value-type="string">
            <text:p>ST_Buffer</text:p>
          </table:table-cell>
          <table:table-cell table:style-name="ce12" office:value-type="string" calcext:value-type="string">
            <text:p>SELECT d.nm_dist,</text:p>
            <text:p>       SUM(ST_Area(ST_Intersection(ST_Buffer(e.geometry, 1000), d.geometry))) AS area_intersecao_m2</text:p>
            <text:p>FROM public.escola e</text:p>
            <text:p>JOIN public.municipio m</text:p>
            <text:p>  ON e.cd_mun = m.cd_mun</text:p>
            <text:p>JOIN public.distrito d</text:p>
            <text:p>  ON d.cd_mun = m.cd_mun</text:p>
            <text:p>WHERE m.nm_mun = 'São Paulo'</text:p>
            <text:p>  AND e.tp_depende = 2</text:p>
            <text:p>  AND ST_Intersects(ST_Buffer(e.geometry, 1000), d.geometry)</text:p>
            <text:p>  AND ST_Contains(m.geometry, d.geometry)</text:p>
            <text:p>GROUP BY d.nm_dist;</text:p>
          </table:table-cell>
          <table:table-cell table:style-name="ce9" table:number-columns-repeated="20"/>
          <table:table-cell table:number-columns-repeated="998"/>
        </table:table-row>
        <table:table-row table:style-name="ro1">
          <table:table-cell table:style-name="ce2" office:value-type="float" office:value="517" calcext:value-type="float">
            <text:p>517</text:p>
          </table:table-cell>
          <table:table-cell table:style-name="ce4" office:value-type="string" calcext:value-type="string">
            <text:p>Para cada biblioteca de Salvador, quantos setores censitários intersectam o buffer de 800 m da biblioteca e estão contidos no município?</text:p>
          </table:table-cell>
          <table:table-cell table:style-name="ce8" table:content-validation-name="val1" office:value-type="string" calcext:value-type="string">
            <text:p>Município</text:p>
          </table:table-cell>
          <table:table-cell table:style-name="ce11" table:content-validation-name="val2" office:value-type="string" calcext:value-type="string">
            <text:p>Difícil</text:p>
          </table:table-cell>
          <table:table-cell table:style-name="ce5" table:content-validation-name="val3" office:value-type="string" calcext:value-type="string">
            <text:p>ST_Buffer</text:p>
          </table:table-cell>
          <table:table-cell table:style-name="ce12" office:value-type="string" calcext:value-type="string">
            <text:p>SELECT b.nm_bib,</text:p>
            <text:p>       COUNT(s.cd_setor) AS setores_afetados</text:p>
            <text:p>FROM public.biblioteca b</text:p>
            <text:p>JOIN public.municipio m</text:p>
            <text:p>  ON b.cd_mun = m.cd_mun</text:p>
            <text:p>JOIN public.setor s</text:p>
            <text:p>  ON s.cd_mun = m.cd_mun</text:p>
            <text:p>WHERE m.nm_mun = 'Salvador'</text:p>
            <text:p>  AND ST_Intersects(ST_Buffer(b.geometry, 800), s.geometry)</text:p>
            <text:p>  AND ST_Contains(m.geometry, s.geometry)</text:p>
            <text:p>GROUP BY b.nm_bib;</text:p>
          </table:table-cell>
          <table:table-cell table:style-name="ce9" table:number-columns-repeated="20"/>
          <table:table-cell table:number-columns-repeated="998"/>
        </table:table-row>
        <table:table-row table:style-name="ro1">
          <table:table-cell table:style-name="ce2" office:value-type="float" office:value="518" calcext:value-type="float">
            <text:p>518</text:p>
          </table:table-cell>
          <table:table-cell table:style-name="ce4" office:value-type="string" calcext:value-type="string">
            <text:p>Por subdistrito de Manaus, qual a área média de interseção entre o buffer de 500 m dos CRAS e o subdistrito, considerando o recorte municipal?</text:p>
          </table:table-cell>
          <table:table-cell table:style-name="ce8" table:content-validation-name="val1" office:value-type="string" calcext:value-type="string">
            <text:p>Município</text:p>
          </table:table-cell>
          <table:table-cell table:style-name="ce11" table:content-validation-name="val2" office:value-type="string" calcext:value-type="string">
            <text:p>Difícil</text:p>
          </table:table-cell>
          <table:table-cell table:style-name="ce5" table:content-validation-name="val3" office:value-type="string" calcext:value-type="string">
            <text:p>ST_Buffer</text:p>
          </table:table-cell>
          <table:table-cell table:style-name="ce12" office:value-type="string" calcext:value-type="string">
            <text:p>SELECT sd.nm_subdist,</text:p>
            <text:p>       AVG(ST_Area(ST_Intersection(ST_Buffer(c.geometry, 500), sd.geometry))) AS area_media_m2</text:p>
            <text:p>FROM public.cras c</text:p>
            <text:p>JOIN public.municipio m</text:p>
            <text:p>  ON c.cd_mun = m.cd_mun</text:p>
            <text:p>JOIN public.subdistrito sd</text:p>
            <text:p>  ON sd.cd_mun = m.cd_mun</text:p>
            <text:p>WHERE m.nm_mun = 'Manaus'</text:p>
            <text:p>  AND ST_Intersects(ST_Buffer(c.geometry, 500), sd.geometry)</text:p>
            <text:p>  AND ST_Contains(m.geometry, sd.geometry)</text:p>
            <text:p>GROUP BY sd.nm_subdist;</text:p>
          </table:table-cell>
          <table:table-cell table:style-name="ce9" table:number-columns-repeated="20"/>
          <table:table-cell table:number-columns-repeated="998"/>
        </table:table-row>
        <table:table-row table:style-name="ro1">
          <table:table-cell table:style-name="ce2" office:value-type="float" office:value="519" calcext:value-type="float">
            <text:p>519</text:p>
          </table:table-cell>
          <table:table-cell table:style-name="ce4" office:value-type="string" calcext:value-type="string">
            <text:p>Para cada CREAS de Curitiba, quantas escolas municipais estão dentro do buffer de 1,5 km do CREAS, intersectando setores e mantendo o recorte do município?</text:p>
          </table:table-cell>
          <table:table-cell table:style-name="ce8" table:content-validation-name="val1" office:value-type="string" calcext:value-type="string">
            <text:p>Município</text:p>
          </table:table-cell>
          <table:table-cell table:style-name="ce11" table:content-validation-name="val2" office:value-type="string" calcext:value-type="string">
            <text:p>Difícil</text:p>
          </table:table-cell>
          <table:table-cell table:style-name="ce5" table:content-validation-name="val3" office:value-type="string" calcext:value-type="string">
            <text:p>ST_Buffer</text:p>
          </table:table-cell>
          <table:table-cell table:style-name="ce12" office:value-type="string" calcext:value-type="string">
            <text:p>SELECT r.nm_crea,</text:p>
            <text:p>       COUNT(e.cd_entidade) AS escolas_proximas</text:p>
            <text:p>FROM public.creas r</text:p>
            <text:p>JOIN public.municipio m</text:p>
            <text:p>  ON r.cd_mun = m.cd_mun</text:p>
            <text:p>JOIN public.escola e</text:p>
            <text:p>  ON e.cd_mun = m.cd_mun</text:p>
            <text:p>JOIN public.setor s</text:p>
            <text:p>  ON s.cd_mun = m.cd_mun</text:p>
            <text:p>WHERE m.nm_mun = 'Curitiba'</text:p>
            <text:p>  AND e.tp_depende = 3</text:p>
            <text:p>  AND ST_Within(e.geometry, ST_Buffer(r.geometry, 1500))</text:p>
            <text:p>  AND ST_Intersects(e.geometry, s.geometry)</text:p>
            <text:p>  AND ST_Within(r.geometry, m.geometry)</text:p>
            <text:p>GROUP BY r.nm_crea;</text:p>
          </table:table-cell>
          <table:table-cell table:style-name="ce9" table:number-columns-repeated="20"/>
          <table:table-cell table:number-columns-repeated="998"/>
        </table:table-row>
        <table:table-row table:style-name="ro1">
          <table:table-cell table:style-name="ce2" office:value-type="float" office:value="520" calcext:value-type="float">
            <text:p>520</text:p>
          </table:table-cell>
          <table:table-cell table:style-name="ce4" office:value-type="string" calcext:value-type="string">
            <text:p>Por distrito de Fortaleza, quantas bibliotecas possuem sobreposição positiva entre o buffer de 300 m da biblioteca e o buffer de 300 m de escolas municipais, com a biblioteca contida no distrito e o distrito no município?</text:p>
          </table:table-cell>
          <table:table-cell table:style-name="ce8" table:content-validation-name="val1" office:value-type="string" calcext:value-type="string">
            <text:p>Município</text:p>
          </table:table-cell>
          <table:table-cell table:style-name="ce11" table:content-validation-name="val2" office:value-type="string" calcext:value-type="string">
            <text:p>Difícil</text:p>
          </table:table-cell>
          <table:table-cell table:style-name="ce5" table:content-validation-name="val3" office:value-type="string" calcext:value-type="string">
            <text:p>ST_Buffer</text:p>
          </table:table-cell>
          <table:table-cell table:style-name="ce12" office:value-type="string" calcext:value-type="string">
            <text:p>SELECT d.nm_dist,</text:p>
            <text:p>       COUNT(DISTINCT b.cd_bib) AS bibliotecas_com_sobreposicao</text:p>
            <text:p>FROM public.distrito d</text:p>
            <text:p>JOIN public.municipio m</text:p>
            <text:p>  ON d.cd_mun = m.cd_mun</text:p>
            <text:p>JOIN public.biblioteca b</text:p>
            <text:p>  ON b.cd_mun = m.cd_mun</text:p>
            <text:p>JOIN public.escola e</text:p>
            <text:p>  ON e.cd_mun = m.cd_mun</text:p>
            <text:p>WHERE m.nm_mun = 'Fortaleza'</text:p>
            <text:p>  AND e.tp_depende = 3</text:p>
            <text:p>  AND ST_Area(ST_Intersection(ST_Buffer(b.geometry, 300), ST_Buffer(e.geometry, 300))) &gt; 0</text:p>
            <text:p>  AND ST_Contains(d.geometry, b.geometry)</text:p>
            <text:p>  AND ST_Contains(m.geometry, d.geometry)</text:p>
            <text:p>GROUP BY d.nm_dist;</text:p>
          </table:table-cell>
          <table:table-cell table:style-name="ce9" table:number-columns-repeated="20"/>
          <table:table-cell table:number-columns-repeated="998"/>
        </table:table-row>
        <table:table-row table:style-name="ro1">
          <table:table-cell table:style-name="ce2" office:value-type="float" office:value="521" calcext:value-type="float">
            <text:p>521</text:p>
          </table:table-cell>
          <table:table-cell table:style-name="ce4" office:value-type="string" calcext:value-type="string">
            <text:p>Por distrito de São Paulo, quantas escolas estaduais estão a até 800 m de bibliotecas, com a escola contida no distrito e ambas no município?</text:p>
          </table:table-cell>
          <table:table-cell table:style-name="ce8" table:content-validation-name="val1" office:value-type="string" calcext:value-type="string">
            <text:p>Município</text:p>
          </table:table-cell>
          <table:table-cell table:style-name="ce11" table:content-validation-name="val2" office:value-type="string" calcext:value-type="string">
            <text:p>Difícil</text:p>
          </table:table-cell>
          <table:table-cell table:style-name="ce5" table:content-validation-name="val3" office:value-type="string" calcext:value-type="string">
            <text:p>ST_DWithin</text:p>
          </table:table-cell>
          <table:table-cell table:style-name="ce12" office:value-type="string" calcext:value-type="string">
            <text:p>SELECT d.nm_dist,</text:p>
            <text:p>       COUNT(e.cd_entidade) AS total_escolas_estaduais</text:p>
            <text:p>FROM public.escola e</text:p>
            <text:p>JOIN public.municipio m</text:p>
            <text:p>  ON e.cd_mun = m.cd_mun</text:p>
            <text:p>JOIN public.distrito d</text:p>
            <text:p>  ON d.cd_mun = m.cd_mun</text:p>
            <text:p>JOIN public.biblioteca b</text:p>
            <text:p>  ON b.cd_mun = m.cd_mun</text:p>
            <text:p>WHERE m.nm_mun = 'São Paulo'</text:p>
            <text:p>  AND e.tp_depende = 2</text:p>
            <text:p>  AND ST_DWithin(e.geometry, b.geometry, 800)</text:p>
            <text:p>  AND ST_Contains(d.geometry, e.geometry)</text:p>
            <text:p>  AND ST_Contains(m.geometry, b.geometry)</text:p>
            <text:p>GROUP BY d.nm_dist;</text:p>
          </table:table-cell>
          <table:table-cell table:style-name="ce9" table:number-columns-repeated="20"/>
          <table:table-cell table:number-columns-repeated="998"/>
        </table:table-row>
        <table:table-row table:style-name="ro1">
          <table:table-cell table:style-name="ce2" office:value-type="float" office:value="522" calcext:value-type="float">
            <text:p>522</text:p>
          </table:table-cell>
          <table:table-cell table:style-name="ce4" office:value-type="string" calcext:value-type="string">
            <text:p>Por setor censitário de Belém, quantos pares escola municipal–CRAS estão a até 1 km, considerando a escola contida no setor e o CRAS dentro do município?</text:p>
          </table:table-cell>
          <table:table-cell table:style-name="ce8" table:content-validation-name="val1" office:value-type="string" calcext:value-type="string">
            <text:p>Município</text:p>
          </table:table-cell>
          <table:table-cell table:style-name="ce11" table:content-validation-name="val2" office:value-type="string" calcext:value-type="string">
            <text:p>Difícil</text:p>
          </table:table-cell>
          <table:table-cell table:style-name="ce5" table:content-validation-name="val3" office:value-type="string" calcext:value-type="string">
            <text:p>ST_DWithin</text:p>
          </table:table-cell>
          <table:table-cell table:style-name="ce12" office:value-type="string" calcext:value-type="string">
            <text:p>SELECT s.nm_bairro,</text:p>
            <text:p>       COUNT(*) AS pares_proximos</text:p>
            <text:p>FROM public.escola e</text:p>
            <text:p>JOIN public.municipio m</text:p>
            <text:p>  ON e.cd_mun = m.cd_mun</text:p>
            <text:p>JOIN public.cras c</text:p>
            <text:p>  ON c.cd_mun = m.cd_mun</text:p>
            <text:p>JOIN public.setor s</text:p>
            <text:p>  ON s.cd_mun = m.cd_mun</text:p>
            <text:p>WHERE m.nm_mun = 'Belém'</text:p>
            <text:p>  AND e.tp_depende = 3</text:p>
            <text:p>  AND ST_DWithin(e.geometry, c.geometry, 1000)</text:p>
            <text:p>  AND ST_Contains(s.geometry, e.geometry)</text:p>
            <text:p>  AND ST_Within(c.geometry, m.geometry)</text:p>
            <text:p>GROUP BY s.nm_bairro;</text:p>
          </table:table-cell>
          <table:table-cell table:style-name="ce9" table:number-columns-repeated="20"/>
          <table:table-cell table:number-columns-repeated="998"/>
        </table:table-row>
        <table:table-row table:style-name="ro1">
          <table:table-cell table:style-name="ce2" office:value-type="float" office:value="523" calcext:value-type="float">
            <text:p>523</text:p>
          </table:table-cell>
          <table:table-cell table:style-name="ce4" office:value-type="string" calcext:value-type="string">
            <text:p>Para cada biblioteca de Porto Alegre, quantos CRAS estão a até 1,5 km e contidos no município, considerando também a biblioteca dentro do município?</text:p>
          </table:table-cell>
          <table:table-cell table:style-name="ce8" table:content-validation-name="val1" office:value-type="string" calcext:value-type="string">
            <text:p>Município</text:p>
          </table:table-cell>
          <table:table-cell table:style-name="ce11" table:content-validation-name="val2" office:value-type="string" calcext:value-type="string">
            <text:p>Difícil</text:p>
          </table:table-cell>
          <table:table-cell table:style-name="ce5" table:content-validation-name="val3" office:value-type="string" calcext:value-type="string">
            <text:p>ST_DWithin</text:p>
          </table:table-cell>
          <table:table-cell table:style-name="ce12" office:value-type="string" calcext:value-type="string">
            <text:p>SELECT b.nm_bib,</text:p>
            <text:p>       COUNT(c.nu_identif) AS total_cras</text:p>
            <text:p>FROM public.biblioteca b</text:p>
            <text:p>JOIN public.municipio m</text:p>
            <text:p>  ON b.cd_mun = m.cd_mun</text:p>
            <text:p>JOIN public.cras c</text:p>
            <text:p>  ON c.cd_mun = m.cd_mun</text:p>
            <text:p>WHERE m.nm_mun = 'Porto Alegre'</text:p>
            <text:p>  AND ST_DWithin(b.geometry, c.geometry, 1500)</text:p>
            <text:p>  AND ST_Contains(m.geometry, c.geometry)</text:p>
            <text:p>  AND ST_Contains(m.geometry, b.geometry)</text:p>
            <text:p>GROUP BY b.nm_bib;</text:p>
          </table:table-cell>
          <table:table-cell table:style-name="ce9" table:number-columns-repeated="20"/>
          <table:table-cell table:number-columns-repeated="998"/>
        </table:table-row>
        <table:table-row table:style-name="ro1">
          <table:table-cell table:style-name="ce2" office:value-type="float" office:value="524" calcext:value-type="float">
            <text:p>524</text:p>
          </table:table-cell>
          <table:table-cell table:style-name="ce4" office:value-type="string" calcext:value-type="string">
            <text:p>Por subdistrito de Salvador, quantos CREAS estão a até 2 km de escolas estaduais, com a escola contida no subdistrito e ambos no município?</text:p>
          </table:table-cell>
          <table:table-cell table:style-name="ce8" table:content-validation-name="val1" office:value-type="string" calcext:value-type="string">
            <text:p>Município</text:p>
          </table:table-cell>
          <table:table-cell table:style-name="ce11" table:content-validation-name="val2" office:value-type="string" calcext:value-type="string">
            <text:p>Difícil</text:p>
          </table:table-cell>
          <table:table-cell table:style-name="ce5" table:content-validation-name="val3" office:value-type="string" calcext:value-type="string">
            <text:p>ST_DWithin</text:p>
          </table:table-cell>
          <table:table-cell table:style-name="ce12" office:value-type="string" calcext:value-type="string">
            <text:p>SELECT sd.nm_subdist,</text:p>
            <text:p>       COUNT(r.nu_identif) AS total_creas_proximos</text:p>
            <text:p>FROM public.escola e</text:p>
            <text:p>JOIN public.municipio m</text:p>
            <text:p>  ON e.cd_mun = m.cd_mun</text:p>
            <text:p>JOIN public.subdistrito sd</text:p>
            <text:p>  ON sd.cd_mun = m.cd_mun</text:p>
            <text:p>JOIN public.creas r</text:p>
            <text:p>  ON r.cd_mun = m.cd_mun</text:p>
            <text:p>WHERE m.nm_mun = 'Salvador'</text:p>
            <text:p>  AND e.tp_depende = 2</text:p>
            <text:p>  AND ST_DWithin(e.geometry, r.geometry, 2000)</text:p>
            <text:p>  AND ST_Contains(sd.geometry, e.geometry)</text:p>
            <text:p>  AND ST_Within(r.geometry, m.geometry)</text:p>
            <text:p>GROUP BY sd.nm_subdist;</text:p>
          </table:table-cell>
          <table:table-cell table:style-name="ce9" table:number-columns-repeated="20"/>
          <table:table-cell table:number-columns-repeated="998"/>
        </table:table-row>
        <table:table-row table:style-name="ro1">
          <table:table-cell table:style-name="ce2" office:value-type="float" office:value="525" calcext:value-type="float">
            <text:p>525</text:p>
          </table:table-cell>
          <table:table-cell table:style-name="ce4" office:value-type="string" calcext:value-type="string">
            <text:p>Por setor censitário de Fortaleza, quantas escolas municipais estão a até 500 m de centros POP, com a escola contida no setor e ambos no município?</text:p>
          </table:table-cell>
          <table:table-cell table:style-name="ce8" table:content-validation-name="val1" office:value-type="string" calcext:value-type="string">
            <text:p>Município</text:p>
          </table:table-cell>
          <table:table-cell table:style-name="ce11" table:content-validation-name="val2" office:value-type="string" calcext:value-type="string">
            <text:p>Difícil</text:p>
          </table:table-cell>
          <table:table-cell table:style-name="ce5" table:content-validation-name="val3" office:value-type="string" calcext:value-type="string">
            <text:p>ST_DWithin</text:p>
          </table:table-cell>
          <table:table-cell table:style-name="ce12" office:value-type="string" calcext:value-type="string">
            <text:p>SELECT s.nm_bairro,</text:p>
            <text:p>       COUNT(e.cd_entidade) AS total_escolas</text:p>
            <text:p>FROM public.escola e</text:p>
            <text:p>JOIN public.municipio m</text:p>
            <text:p>  ON e.cd_mun = m.cd_mun</text:p>
            <text:p>JOIN public.centro_pop cp</text:p>
            <text:p>  ON cp.cd_mun = m.cd_mun</text:p>
            <text:p>JOIN public.setor s</text:p>
            <text:p>  ON s.cd_mun = m.cd_mun</text:p>
            <text:p>WHERE m.nm_mun = 'Fortaleza'</text:p>
            <text:p>  AND e.tp_depende = 3</text:p>
            <text:p>  AND ST_DWithin(e.geometry, cp.geometry, 500)</text:p>
            <text:p>  AND ST_Contains(s.geometry, e.geometry)</text:p>
            <text:p>  AND ST_Within(cp.geometry, m.geometry)</text:p>
            <text:p>GROUP BY s.nm_bairro;</text:p>
          </table:table-cell>
          <table:table-cell table:style-name="ce9" table:number-columns-repeated="20"/>
          <table:table-cell table:number-columns-repeated="998"/>
        </table:table-row>
        <table:table-row table:style-name="ro1">
          <table:table-cell table:style-name="ce2" office:value-type="float" office:value="526" calcext:value-type="float">
            <text:p>526</text:p>
          </table:table-cell>
          <table:table-cell table:style-name="ce5" office:value-type="string" calcext:value-type="string">
            <text:p>Em cada distrito de São Paulo, qual a porcentagem de escolas estaduais que ficam dentro do distrito, cruzam alguma área de setor do município e também estão até 1 km de alguma biblioteca?</text:p>
          </table:table-cell>
          <table:table-cell table:style-name="ce8" table:content-validation-name="val1" office:value-type="string" calcext:value-type="string">
            <text:p>Município</text:p>
          </table:table-cell>
          <table:table-cell table:style-name="ce11" table:content-validation-name="val2" office:value-type="string" calcext:value-type="string">
            <text:p>Muito Difícil</text:p>
          </table:table-cell>
          <table:table-cell table:style-name="ce5" table:content-validation-name="val3" office:value-type="string" calcext:value-type="string">
            <text:p>ST_Intersects</text:p>
          </table:table-cell>
          <table:table-cell table:style-name="ce5" office:value-type="string" calcext:value-type="string">
            <text:p>WITH base AS (</text:p>
            <text:p>  SELECT d.nm_dist,</text:p>
            <text:p>         e.cd_entidade,</text:p>
            <text:p>         EXISTS (</text:p>
            <text:p>           SELECT 1</text:p>
            <text:p>           FROM public.biblioteca b</text:p>
            <text:p>           WHERE b.cd_mun = m.cd_mun</text:p>
            <text:p>             AND ST_DWithin(e.geometry, b.geometry, 1000)</text:p>
            <text:p>             AND ST_Intersects(e.geometry, b.geometry)</text:p>
            <text:p>         ) AS perto_bib</text:p>
            <text:p>  FROM public.escola e</text:p>
            <text:p>  JOIN public.municipio m ON e.cd_mun = m.cd_mun</text:p>
            <text:p>  JOIN public.distrito d ON d.cd_mun = m.cd_mun AND ST_Contains(d.geometry, e.geometry)</text:p>
            <text:p>  JOIN public.setor s ON s.cd_mun = m.cd_mun AND ST_Intersects(e.geometry, s.geometry)</text:p>
            <text:p>  WHERE m.nm_mun = 'São Paulo'</text:p>
            <text:p>    AND e.tp_depende = 2</text:p>
            <text:p>)</text:p>
            <text:p>SELECT nm_dist,</text:p>
            <text:p>       ROUND(100.0 * SUM(CASE WHEN perto_bib THEN 1 ELSE 0 END)::numeric / COUNT(*), 2) AS porcentagem</text:p>
            <text:p>FROM base</text:p>
            <text:p>GROUP BY nm_dist</text:p>
            <text:p>ORDER BY porcentagem DESC;</text:p>
          </table:table-cell>
          <table:table-cell table:style-name="ce9" table:number-columns-repeated="20"/>
          <table:table-cell table:number-columns-repeated="998"/>
        </table:table-row>
        <table:table-row table:style-name="ro1">
          <table:table-cell table:style-name="ce2" office:value-type="float" office:value="527" calcext:value-type="float">
            <text:p>527</text:p>
          </table:table-cell>
          <table:table-cell table:style-name="ce5" office:value-type="string" calcext:value-type="string">
            <text:p>Em cada distrito de Recife, qual é a soma da área onde as regiões até 800 m dos equipamentos de assistência social se sobrepõem aos setores do município?</text:p>
          </table:table-cell>
          <table:table-cell table:style-name="ce8" table:content-validation-name="val1" office:value-type="string" calcext:value-type="string">
            <text:p>Município</text:p>
          </table:table-cell>
          <table:table-cell table:style-name="ce11" table:content-validation-name="val2" office:value-type="string" calcext:value-type="string">
            <text:p>Muito Difícil</text:p>
          </table:table-cell>
          <table:table-cell table:style-name="ce5" table:content-validation-name="val3" office:value-type="string" calcext:value-type="string">
            <text:p>ST_Intersects</text:p>
          </table:table-cell>
          <table:table-cell table:style-name="ce5" office:value-type="string" calcext:value-type="string">
            <text:p>WITH cras_buf AS (</text:p>
            <text:p>  SELECT c.cd_mun, ST_Buffer(c.geometry, 800) AS geom</text:p>
            <text:p>  FROM public.cras c</text:p>
            <text:p>)</text:p>
            <text:p>SELECT d.nm_dist,</text:p>
            <text:p>       SUM(ST_Area(ST_Intersection(cb.geom, s.geometry))) AS area_intersecao_m2</text:p>
            <text:p>FROM cras_buf cb</text:p>
            <text:p>JOIN public.municipio m ON cb.cd_mun = m.cd_mun</text:p>
            <text:p>JOIN public.setor s ON s.cd_mun = m.cd_mun AND ST_Intersects(cb.geom, s.geometry)</text:p>
            <text:p>JOIN public.distrito d ON d.cd_mun = m.cd_mun AND ST_Intersects(s.geometry, d.geometry)</text:p>
            <text:p>WHERE m.nm_mun = 'Recife'</text:p>
            <text:p>GROUP BY d.nm_dist</text:p>
            <text:p>ORDER BY area_intersecao_m2 DESC;</text:p>
          </table:table-cell>
          <table:table-cell table:style-name="ce9" table:number-columns-repeated="20"/>
          <table:table-cell table:number-columns-repeated="998"/>
        </table:table-row>
        <table:table-row table:style-name="ro1">
          <table:table-cell table:style-name="ce2" office:value-type="float" office:value="528" calcext:value-type="float">
            <text:p>528</text:p>
          </table:table-cell>
          <table:table-cell table:style-name="ce4" office:value-type="string" calcext:value-type="string">
            <text:p>Em cada subdistrito de Porto Alegre, quantas escolas municipais ficam em áreas de setores do município e têm pelo menos uma unidade de CREAS a até 2 km cuja área também cruza algum desses setores?</text:p>
          </table:table-cell>
          <table:table-cell table:style-name="ce8" table:content-validation-name="val1" office:value-type="string" calcext:value-type="string">
            <text:p>Município</text:p>
          </table:table-cell>
          <table:table-cell table:style-name="ce11" table:content-validation-name="val2" office:value-type="string" calcext:value-type="string">
            <text:p>Muito Difícil</text:p>
          </table:table-cell>
          <table:table-cell table:style-name="ce5" table:content-validation-name="val3" office:value-type="string" calcext:value-type="string">
            <text:p>ST_Intersects</text:p>
          </table:table-cell>
          <table:table-cell table:style-name="ce12" office:value-type="string" calcext:value-type="string">
            <text:p>SELECT sd.nm_subdist,</text:p>
            <text:p>       COUNT(DISTINCT e.cd_entidade) AS total_escolas</text:p>
            <text:p>FROM public.escola e</text:p>
            <text:p>JOIN public.municipio m ON e.cd_mun = m.cd_mun</text:p>
            <text:p>JOIN public.subdistrito sd ON sd.cd_mun = m.cd_mun AND ST_Contains(sd.geometry, e.geometry)</text:p>
            <text:p>JOIN public.setor s ON s.cd_mun = m.cd_mun AND ST_Intersects(e.geometry, s.geometry)</text:p>
            <text:p>WHERE m.nm_mun = 'Porto Alegre'</text:p>
            <text:p>  AND e.tp_depende = 3</text:p>
            <text:p>  AND EXISTS (</text:p>
            <text:p>    SELECT 1</text:p>
            <text:p>    FROM public.creas r</text:p>
            <text:p>    WHERE r.cd_mun = m.cd_mun</text:p>
            <text:p>      AND ST_DWithin(e.geometry, r.geometry, 2000)</text:p>
            <text:p>      AND ST_Intersects(r.geometry, s.geometry)</text:p>
            <text:p>  )</text:p>
            <text:p>GROUP BY sd.nm_subdist</text:p>
            <text:p>ORDER BY total_escolas DESC;</text:p>
          </table:table-cell>
          <table:table-cell table:style-name="ce9" table:number-columns-repeated="20"/>
          <table:table-cell table:number-columns-repeated="998"/>
        </table:table-row>
        <table:table-row table:style-name="ro1">
          <table:table-cell table:style-name="ce2" office:value-type="float" office:value="529" calcext:value-type="float">
            <text:p>529</text:p>
          </table:table-cell>
          <table:table-cell table:style-name="ce4" office:value-type="string" calcext:value-type="string">
            <text:p>Quais são os 10 setores de Manaus com mais casos em que um centro de apoio social e uma biblioteca estão próximos (até 2 km) e ambos ficam em áreas que cruzam o mesmo setor?</text:p>
          </table:table-cell>
          <table:table-cell table:style-name="ce8" table:content-validation-name="val1" office:value-type="string" calcext:value-type="string">
            <text:p>Município</text:p>
          </table:table-cell>
          <table:table-cell table:style-name="ce11" table:content-validation-name="val2" office:value-type="string" calcext:value-type="string">
            <text:p>Muito Difícil</text:p>
          </table:table-cell>
          <table:table-cell table:style-name="ce5" table:content-validation-name="val3" office:value-type="string" calcext:value-type="string">
            <text:p>ST_Intersects</text:p>
          </table:table-cell>
          <table:table-cell table:style-name="ce12" office:value-type="string" calcext:value-type="string">
            <text:p>WITH pares AS (</text:p>
            <text:p>  SELECT s.cd_setor, COUNT(*) AS total_pares</text:p>
            <text:p>  FROM public.centro_pop cp</text:p>
            <text:p>  JOIN public.municipio m ON cp.cd_mun = m.cd_mun</text:p>
            <text:p>  JOIN public.biblioteca b ON b.cd_mun = m.cd_mun</text:p>
            <text:p>  JOIN public.setor s ON s.cd_mun = m.cd_mun</text:p>
            <text:p>  WHERE m.nm_mun = 'Manaus'</text:p>
            <text:p>    AND ST_DWithin(cp.geometry, b.geometry, 2000)</text:p>
            <text:p>    AND ST_Intersects(cp.geometry, s.geometry)</text:p>
            <text:p>    AND ST_Intersects(b.geometry, s.geometry)</text:p>
            <text:p>  GROUP BY s.cd_setor</text:p>
            <text:p>)</text:p>
            <text:p>SELECT cd_setor, total_pares</text:p>
            <text:p>FROM pares</text:p>
            <text:p>ORDER BY total_pares DESC</text:p>
            <text:p>LIMIT 10;</text:p>
          </table:table-cell>
          <table:table-cell table:style-name="ce9" table:number-columns-repeated="20"/>
          <table:table-cell table:number-columns-repeated="998"/>
        </table:table-row>
        <table:table-row table:style-name="ro1">
          <table:table-cell table:style-name="ce2" office:value-type="float" office:value="530" calcext:value-type="float">
            <text:p>530</text:p>
          </table:table-cell>
          <table:table-cell table:style-name="ce4" office:value-type="string" calcext:value-type="string">
            <text:p>Em cada distrito de Salvador, qual é a média da área onde as regiões de até 600 m das escolas estaduais se sobrepõem aos setores do município?</text:p>
          </table:table-cell>
          <table:table-cell table:style-name="ce8" table:content-validation-name="val1" office:value-type="string" calcext:value-type="string">
            <text:p>Município</text:p>
          </table:table-cell>
          <table:table-cell table:style-name="ce11" table:content-validation-name="val2" office:value-type="string" calcext:value-type="string">
            <text:p>Muito Difícil</text:p>
          </table:table-cell>
          <table:table-cell table:style-name="ce5" table:content-validation-name="val3" office:value-type="string" calcext:value-type="string">
            <text:p>ST_Intersects</text:p>
          </table:table-cell>
          <table:table-cell table:style-name="ce12" office:value-type="string" calcext:value-type="string">
            <text:p>WITH inters AS (</text:p>
            <text:p>  SELECT d.nm_dist,</text:p>
            <text:p>         ST_Area(ST_Intersection(ST_Buffer(e.geometry, 600), s.geometry)) AS area_m2</text:p>
            <text:p>  FROM public.escola e</text:p>
            <text:p>  JOIN public.municipio m ON e.cd_mun = m.cd_mun</text:p>
            <text:p>  JOIN public.distrito d ON d.cd_mun = m.cd_mun AND ST_Contains(d.geometry, e.geometry)</text:p>
            <text:p>  JOIN public.setor s ON s.cd_mun = m.cd_mun AND ST_Intersects(e.geometry, s.geometry)</text:p>
            <text:p>  WHERE m.nm_mun = 'Salvador'</text:p>
            <text:p>    AND e.tp_depende = 2</text:p>
            <text:p>)</text:p>
            <text:p>SELECT nm_dist, AVG(area_m2) AS area_media_m2</text:p>
            <text:p>FROM inters</text:p>
            <text:p>GROUP BY nm_dist</text:p>
            <text:p>ORDER BY area_media_m2 DESC;</text:p>
            <text:p/>
          </table:table-cell>
          <table:table-cell table:style-name="ce9" table:number-columns-repeated="20"/>
          <table:table-cell table:number-columns-repeated="998"/>
        </table:table-row>
        <table:table-row table:style-name="ro1">
          <table:table-cell table:style-name="ce2" office:value-type="float" office:value="531" calcext:value-type="float">
            <text:p>531</text:p>
          </table:table-cell>
          <table:table-cell table:style-name="ce4" office:value-type="string" calcext:value-type="string">
            <text:p>Em cada distrito de São Paulo, qual a porcentagem de bibliotecas que ficam dentro do distrito e também a até 500 m de alguma escola estadual?</text:p>
          </table:table-cell>
          <table:table-cell table:style-name="ce8" table:content-validation-name="val1" office:value-type="string" calcext:value-type="string">
            <text:p>Município</text:p>
          </table:table-cell>
          <table:table-cell table:style-name="ce11" table:content-validation-name="val2" office:value-type="string" calcext:value-type="string">
            <text:p>Muito Difícil</text:p>
          </table:table-cell>
          <table:table-cell table:style-name="ce5" table:content-validation-name="val3" office:value-type="string" calcext:value-type="string">
            <text:p>ST_Contains</text:p>
          </table:table-cell>
          <table:table-cell table:style-name="ce12" office:value-type="string" calcext:value-type="string">
            <text:p>SELECT d.nm_dist,</text:p>
            <text:p>       ROUND(</text:p>
            <text:p>         100.0 * SUM(</text:p>
            <text:p>           CASE WHEN EXISTS (</text:p>
            <text:p>             SELECT 1</text:p>
            <text:p>             FROM public.escola e2</text:p>
            <text:p>             WHERE e2.cd_mun = m.cd_mun</text:p>
            <text:p>               AND e2.tp_depende = 2</text:p>
            <text:p>               AND ST_DWithin(b.geometry, e2.geometry, 500)</text:p>
            <text:p>           ) THEN 1 ELSE 0 END</text:p>
            <text:p>         )::numeric / COUNT(*), 2</text:p>
            <text:p>       ) AS porcentagem</text:p>
            <text:p>FROM public.biblioteca b</text:p>
            <text:p>JOIN public.municipio m ON b.cd_mun = m.cd_mun</text:p>
            <text:p>JOIN public.distrito d ON d.cd_mun = m.cd_mun</text:p>
            <text:p>WHERE m.nm_mun = 'São Paulo'</text:p>
            <text:p>  AND ST_Contains(d.geometry, b.geometry)</text:p>
            <text:p>  AND ST_Contains(m.geometry, b.geometry)</text:p>
            <text:p>GROUP BY d.nm_dist</text:p>
            <text:p>ORDER BY porcentagem DESC;</text:p>
          </table:table-cell>
          <table:table-cell table:style-name="ce9" table:number-columns-repeated="20"/>
          <table:table-cell table:number-columns-repeated="998"/>
        </table:table-row>
        <table:table-row table:style-name="ro1">
          <table:table-cell table:style-name="ce2" office:value-type="float" office:value="532" calcext:value-type="float">
            <text:p>532</text:p>
          </table:table-cell>
          <table:table-cell table:style-name="ce4" office:value-type="string" calcext:value-type="string">
            <text:p>Quais são os três subdistritos de Recife com maior número de escolas municipais que ficam dentro do subdistrito e também em áreas que se cruzam com setores do município?</text:p>
          </table:table-cell>
          <table:table-cell table:style-name="ce8" table:content-validation-name="val1" office:value-type="string" calcext:value-type="string">
            <text:p>Município</text:p>
          </table:table-cell>
          <table:table-cell table:style-name="ce11" table:content-validation-name="val2" office:value-type="string" calcext:value-type="string">
            <text:p>Muito Difícil</text:p>
          </table:table-cell>
          <table:table-cell table:style-name="ce5" table:content-validation-name="val3" office:value-type="string" calcext:value-type="string">
            <text:p>ST_Contains</text:p>
          </table:table-cell>
          <table:table-cell table:style-name="ce12" office:value-type="string" calcext:value-type="string">
            <text:p>WITH contagem AS (</text:p>
            <text:p>  SELECT sd.nm_subdist, COUNT(e.cd_entidade) AS total_escolas</text:p>
            <text:p>  FROM public.escola e</text:p>
            <text:p>  JOIN public.municipio m ON e.cd_mun = m.cd_mun</text:p>
            <text:p>  JOIN public.subdistrito sd ON sd.cd_mun = m.cd_mun</text:p>
            <text:p>  JOIN public.setor s ON s.cd_mun = m.cd_mun</text:p>
            <text:p>  WHERE m.nm_mun = 'Recife'</text:p>
            <text:p>    AND e.tp_depende = 3</text:p>
            <text:p>    AND ST_Contains(sd.geometry, e.geometry)</text:p>
            <text:p>    AND ST_Intersects(e.geometry, s.geometry)</text:p>
            <text:p>  GROUP BY sd.nm_subdist</text:p>
            <text:p>)</text:p>
            <text:p>SELECT nm_subdist, total_escolas</text:p>
            <text:p>FROM contagem</text:p>
            <text:p>ORDER BY total_escolas DESC</text:p>
            <text:p>LIMIT 3;</text:p>
          </table:table-cell>
          <table:table-cell table:style-name="ce9" table:number-columns-repeated="20"/>
          <table:table-cell table:number-columns-repeated="998"/>
        </table:table-row>
        <table:table-row table:style-name="ro1">
          <table:table-cell table:style-name="ce2" office:value-type="float" office:value="533" calcext:value-type="float">
            <text:p>533</text:p>
          </table:table-cell>
          <table:table-cell table:style-name="ce4" office:value-type="string" calcext:value-type="string">
            <text:p>Em cada subdistrito de Porto Alegre, qual é a distância média dos CRAS até a biblioteca mais próxima, considerando apenas CRAS e bibliotecas que ficam dentro do mesmo subdistrito?</text:p>
          </table:table-cell>
          <table:table-cell table:style-name="ce8" table:content-validation-name="val1" office:value-type="string" calcext:value-type="string">
            <text:p>Município</text:p>
          </table:table-cell>
          <table:table-cell table:style-name="ce11" table:content-validation-name="val2" office:value-type="string" calcext:value-type="string">
            <text:p>Muito Difícil</text:p>
          </table:table-cell>
          <table:table-cell table:style-name="ce5" table:content-validation-name="val3" office:value-type="string" calcext:value-type="string">
            <text:p>ST_Contains</text:p>
          </table:table-cell>
          <table:table-cell table:style-name="ce12" office:value-type="string" calcext:value-type="string">
            <text:p>WITH dist_min AS (</text:p>
            <text:p>  SELECT sd.nm_subdist, c.nu_identif,</text:p>
            <text:p>         MIN(ST_Distance(c.geometry, b.geometry)) AS dist_min_m</text:p>
            <text:p>  FROM public.cras c</text:p>
            <text:p>  JOIN public.municipio m ON c.cd_mun = m.cd_mun</text:p>
            <text:p>  JOIN public.subdistrito sd ON sd.cd_mun = m.cd_mun</text:p>
            <text:p>  JOIN public.biblioteca b ON b.cd_mun = m.cd_mun</text:p>
            <text:p>  WHERE m.nm_mun = 'Porto Alegre'</text:p>
            <text:p>    AND ST_Contains(sd.geometry, c.geometry)</text:p>
            <text:p>    AND ST_Contains(sd.geometry, b.geometry)</text:p>
            <text:p>  GROUP BY sd.nm_subdist, c.nu_identif</text:p>
            <text:p>)</text:p>
            <text:p>SELECT nm_subdist, AVG(dist_min_m) AS distancia_media_m</text:p>
            <text:p>FROM dist_min</text:p>
            <text:p>GROUP BY nm_subdist</text:p>
            <text:p>ORDER BY distancia_media_m;</text:p>
          </table:table-cell>
          <table:table-cell table:style-name="ce9" table:number-columns-repeated="20"/>
          <table:table-cell table:number-columns-repeated="998"/>
        </table:table-row>
        <table:table-row table:style-name="ro1">
          <table:table-cell table:style-name="ce2" office:value-type="float" office:value="534" calcext:value-type="float">
            <text:p>534</text:p>
          </table:table-cell>
          <table:table-cell table:style-name="ce4" office:value-type="string" calcext:value-type="string">
            <text:p>Quais setores de Manaus estão entre os 10% com maior número de escolas estaduais que ficam dentro do setor e também até 2 km de alguma unidade de CREAS?</text:p>
          </table:table-cell>
          <table:table-cell table:style-name="ce8" table:content-validation-name="val1" office:value-type="string" calcext:value-type="string">
            <text:p>Município</text:p>
          </table:table-cell>
          <table:table-cell table:style-name="ce11" table:content-validation-name="val2" office:value-type="string" calcext:value-type="string">
            <text:p>Muito Difícil</text:p>
          </table:table-cell>
          <table:table-cell table:style-name="ce5" table:content-validation-name="val3" office:value-type="string" calcext:value-type="string">
            <text:p>ST_Contains</text:p>
          </table:table-cell>
          <table:table-cell table:style-name="ce12" office:value-type="string" calcext:value-type="string">
            <text:p>SELECT cd_setor, total_escolas</text:p>
            <text:p>FROM (</text:p>
            <text:p>  SELECT s.cd_setor,</text:p>
            <text:p>         COUNT(*) AS total_escolas,</text:p>
            <text:p>         NTILE(10) OVER (ORDER BY COUNT(*) DESC) AS decil</text:p>
            <text:p>  FROM public.escola e</text:p>
            <text:p>  JOIN public.municipio m ON e.cd_mun = m.cd_mun</text:p>
            <text:p>  JOIN public.setor s ON s.cd_mun = m.cd_mun</text:p>
            <text:p>  JOIN public.creas r ON r.cd_mun = m.cd_mun</text:p>
            <text:p>  WHERE m.nm_mun = 'Manaus'</text:p>
            <text:p>    AND e.tp_depende = 2</text:p>
            <text:p>    AND ST_Contains(s.geometry, e.geometry)</text:p>
            <text:p>    AND ST_DWithin(e.geometry, r.geometry, 2000)</text:p>
            <text:p>  GROUP BY s.cd_setor</text:p>
            <text:p>) t</text:p>
            <text:p>WHERE decil = 1</text:p>
            <text:p>ORDER BY total_escolas DESC;</text:p>
          </table:table-cell>
          <table:table-cell table:style-name="ce9" table:number-columns-repeated="20"/>
          <table:table-cell table:number-columns-repeated="998"/>
        </table:table-row>
        <table:table-row table:style-name="ro1">
          <table:table-cell table:style-name="ce2" office:value-type="float" office:value="535" calcext:value-type="float">
            <text:p>535</text:p>
          </table:table-cell>
          <table:table-cell table:style-name="ce4" office:value-type="string" calcext:value-type="string">
            <text:p>Em cada distrito de Salvador, qual é a soma da área onde as regiões de até 600 m ao redor das escolas estaduais ficam dentro do município e também se cruzam com setores do município?</text:p>
          </table:table-cell>
          <table:table-cell table:style-name="ce8" table:content-validation-name="val1" office:value-type="string" calcext:value-type="string">
            <text:p>Município</text:p>
          </table:table-cell>
          <table:table-cell table:style-name="ce11" table:content-validation-name="val2" office:value-type="string" calcext:value-type="string">
            <text:p>Muito Difícil</text:p>
          </table:table-cell>
          <table:table-cell table:style-name="ce5" table:content-validation-name="val3" office:value-type="string" calcext:value-type="string">
            <text:p>ST_Contains</text:p>
          </table:table-cell>
          <table:table-cell table:style-name="ce12" office:value-type="string" calcext:value-type="string">
            <text:p>WITH areas AS (</text:p>
            <text:p>  SELECT d.nm_dist,</text:p>
            <text:p>         ST_Area(ST_Intersection(ST_Buffer(e.geometry, 600), s.geometry)) AS area_m2</text:p>
            <text:p>  FROM public.escola e</text:p>
            <text:p>  JOIN public.municipio m ON e.cd_mun = m.cd_mun</text:p>
            <text:p>  JOIN public.distrito d ON d.cd_mun = m.cd_mun</text:p>
            <text:p>  JOIN public.setor s ON s.cd_mun = m.cd_mun</text:p>
            <text:p>  WHERE m.nm_mun = 'Salvador'</text:p>
            <text:p>    AND e.tp_depende = 2</text:p>
            <text:p>    AND ST_Contains(m.geometry, e.geometry)</text:p>
            <text:p>    AND ST_Intersects(e.geometry, s.geometry)</text:p>
            <text:p>    AND ST_Contains(m.geometry, s.geometry)</text:p>
            <text:p>)</text:p>
            <text:p>SELECT nm_dist, SUM(area_m2) AS area_total_m2</text:p>
            <text:p>FROM areas</text:p>
            <text:p>GROUP BY nm_dist</text:p>
            <text:p>ORDER BY area_total_m2 DESC;</text:p>
          </table:table-cell>
          <table:table-cell table:style-name="ce9" table:number-columns-repeated="20"/>
          <table:table-cell table:number-columns-repeated="998"/>
        </table:table-row>
        <table:table-row table:style-name="ro1">
          <table:table-cell table:style-name="ce2" office:value-type="float" office:value="536" calcext:value-type="float">
            <text:p>536</text:p>
          </table:table-cell>
          <table:table-cell table:style-name="ce4" office:value-type="string" calcext:value-type="string">
            <text:p>Em cada distrito do Rio de Janeiro, qual é a distância média das escolas estaduais até a biblioteca mais próxima quando a escola cruza alguma área de setor do município?</text:p>
          </table:table-cell>
          <table:table-cell table:style-name="ce8" table:content-validation-name="val1" office:value-type="string" calcext:value-type="string">
            <text:p>Município</text:p>
          </table:table-cell>
          <table:table-cell table:style-name="ce11" table:content-validation-name="val2" office:value-type="string" calcext:value-type="string">
            <text:p>Muito Difícil</text:p>
          </table:table-cell>
          <table:table-cell table:style-name="ce5" table:content-validation-name="val3" office:value-type="string" calcext:value-type="string">
            <text:p>ST_Distance</text:p>
          </table:table-cell>
          <table:table-cell table:style-name="ce12" office:value-type="string" calcext:value-type="string">
            <text:p>SELECT d.nm_dist, AVG(x.dist_m) AS distancia_media_m</text:p>
            <text:p>FROM public.escola e</text:p>
            <text:p>JOIN public.municipio m ON e.cd_mun = m.cd_mun</text:p>
            <text:p>JOIN public.distrito d ON d.cd_mun = m.cd_mun</text:p>
            <text:p>JOIN public.setor s ON s.cd_mun = m.cd_mun</text:p>
            <text:p>JOIN LATERAL (</text:p>
            <text:p>  SELECT ST_Distance(e.geometry, b.geometry) AS dist_m</text:p>
            <text:p>  FROM public.biblioteca b</text:p>
            <text:p>  WHERE b.cd_mun = m.cd_mun</text:p>
            <text:p>    AND ST_Contains(m.geometry, b.geometry)</text:p>
            <text:p>    AND ST_Intersects(b.geometry, s.geometry)</text:p>
            <text:p>  ORDER BY ST_Distance(e.geometry, b.geometry)</text:p>
            <text:p>) x ON TRUE</text:p>
            <text:p>WHERE m.nm_mun = 'Rio de Janeiro'</text:p>
            <text:p>  AND e.tp_depende = 2</text:p>
            <text:p>  AND ST_Contains(d.geometry, e.geometry)</text:p>
            <text:p>  AND ST_Intersects(e.geometry, s.geometry)</text:p>
            <text:p>GROUP BY d.nm_dist</text:p>
            <text:p>ORDER BY distancia_media_m;</text:p>
          </table:table-cell>
          <table:table-cell table:style-name="ce9" table:number-columns-repeated="20"/>
          <table:table-cell table:number-columns-repeated="998"/>
        </table:table-row>
        <table:table-row table:style-name="ro1">
          <table:table-cell table:style-name="ce2" office:value-type="float" office:value="537" calcext:value-type="float">
            <text:p>537</text:p>
          </table:table-cell>
          <table:table-cell table:style-name="ce4" office:value-type="string" calcext:value-type="string">
            <text:p>Quais são os 5 setores de Curitiba com menor distância média entre escolas municipais e unidades de CRAS situadas a até 1 km?</text:p>
          </table:table-cell>
          <table:table-cell table:style-name="ce8" table:content-validation-name="val1" office:value-type="string" calcext:value-type="string">
            <text:p>Município</text:p>
          </table:table-cell>
          <table:table-cell table:style-name="ce11" table:content-validation-name="val2" office:value-type="string" calcext:value-type="string">
            <text:p>Muito Difícil</text:p>
          </table:table-cell>
          <table:table-cell table:style-name="ce5" table:content-validation-name="val3" office:value-type="string" calcext:value-type="string">
            <text:p>ST_Distance</text:p>
          </table:table-cell>
          <table:table-cell table:style-name="ce12" office:value-type="string" calcext:value-type="string">
            <text:p>WITH dist_escola_cras AS (</text:p>
            <text:p>  SELECT e.cd_entidade, s.cd_setor,</text:p>
            <text:p>         MIN(ST_Distance(e.geometry, c.geometry)) AS dist_min_m</text:p>
            <text:p>  FROM public.escola e</text:p>
            <text:p>  JOIN public.municipio m ON e.cd_mun = m.cd_mun</text:p>
            <text:p>  JOIN public.setor s ON s.cd_mun = m.cd_mun AND ST_Intersects(e.geometry, s.geometry)</text:p>
            <text:p>  JOIN public.cras c ON c.cd_mun = m.cd_mun AND ST_DWithin(e.geometry, c.geometry, 1000)</text:p>
            <text:p>  WHERE m.nm_mun = 'Curitiba' AND e.tp_depende = 3 AND ST_Contains(m.geometry, e.geometry)</text:p>
            <text:p>  GROUP BY e.cd_entidade, s.cd_setor</text:p>
            <text:p>)</text:p>
            <text:p>SELECT cd_setor, AVG(dist_min_m) AS distancia_media_m</text:p>
            <text:p>FROM dist_escola_cras</text:p>
            <text:p>GROUP BY cd_setor</text:p>
            <text:p>ORDER BY distancia_media_m</text:p>
            <text:p>LIMIT 5;</text:p>
          </table:table-cell>
          <table:table-cell table:style-name="ce9" table:number-columns-repeated="20"/>
          <table:table-cell table:number-columns-repeated="998"/>
        </table:table-row>
        <table:table-row table:style-name="ro1">
          <table:table-cell table:style-name="ce2" office:value-type="float" office:value="538" calcext:value-type="float">
            <text:p>538</text:p>
          </table:table-cell>
          <table:table-cell table:style-name="ce4" office:value-type="string" calcext:value-type="string">
            <text:p>Em cada distrito de Belém, qual a porcentagem de bibliotecas que têm uma unidade de CREAS a até 1,5 km e ficam em áreas que cruzam setores do município?</text:p>
          </table:table-cell>
          <table:table-cell table:style-name="ce8" table:content-validation-name="val1" office:value-type="string" calcext:value-type="string">
            <text:p>Município</text:p>
          </table:table-cell>
          <table:table-cell table:style-name="ce11" table:content-validation-name="val2" office:value-type="string" calcext:value-type="string">
            <text:p>Muito Difícil</text:p>
          </table:table-cell>
          <table:table-cell table:style-name="ce5" table:content-validation-name="val3" office:value-type="string" calcext:value-type="string">
            <text:p>ST_Distance</text:p>
          </table:table-cell>
          <table:table-cell table:style-name="ce12" office:value-type="string" calcext:value-type="string">
            <text:p>SELECT d.nm_dist,</text:p>
            <text:p>       ROUND(</text:p>
            <text:p>         100.0 * SUM(</text:p>
            <text:p>           CASE WHEN r.rn = 1 AND r.dist_m &lt;= 1500 THEN 1 ELSE 0 END</text:p>
            <text:p>         )::numeric / COUNT(*), 2</text:p>
            <text:p>       ) AS porcentagem</text:p>
            <text:p>FROM public.biblioteca b</text:p>
            <text:p>JOIN public.municipio m ON b.cd_mun = m.cd_mun</text:p>
            <text:p>JOIN public.distrito d ON d.cd_mun = m.cd_mun AND ST_Contains(d.geometry, b.geometry)</text:p>
            <text:p>JOIN public.setor s ON s.cd_mun = m.cd_mun AND ST_Intersects(b.geometry, s.geometry)</text:p>
            <text:p>JOIN (</text:p>
            <text:p>  SELECT b2.cd_bib,</text:p>
            <text:p>         ROW_NUMBER() OVER (PARTITION BY b2.cd_bib ORDER BY ST_Distance(b2.geometry, r2.geometry)) AS rn,</text:p>
            <text:p>         ST_Distance(b2.geometry, r2.geometry) AS dist_m</text:p>
            <text:p>  FROM public.biblioteca b2</text:p>
            <text:p>  JOIN public.creas r2 ON r2.cd_mun = b2.cd_mun</text:p>
            <text:p>  JOIN public.municipio m2 ON m2.cd_mun = b2.cd_mun</text:p>
            <text:p>  WHERE m2.nm_mun = 'Belém'</text:p>
            <text:p>) r ON r.cd_bib = b.cd_bib</text:p>
            <text:p>WHERE m.nm_mun = 'Belém'</text:p>
            <text:p>GROUP BY d.nm_dist</text:p>
            <text:p>ORDER BY porcentagem DESC;</text:p>
          </table:table-cell>
          <table:table-cell table:style-name="ce9" table:number-columns-repeated="20"/>
          <table:table-cell table:number-columns-repeated="998"/>
        </table:table-row>
        <table:table-row table:style-name="ro1">
          <table:table-cell table:style-name="ce2" office:value-type="float" office:value="539" calcext:value-type="float">
            <text:p>539</text:p>
          </table:table-cell>
          <table:table-cell table:style-name="ce4" office:value-type="string" calcext:value-type="string">
            <text:p>Em cada setor de Fortaleza, qual é a soma das distâncias entre cada escola municipal e a biblioteca mais próxima localizada no mesmo setor?</text:p>
          </table:table-cell>
          <table:table-cell table:style-name="ce8" table:content-validation-name="val1" office:value-type="string" calcext:value-type="string">
            <text:p>Município</text:p>
          </table:table-cell>
          <table:table-cell table:style-name="ce11" table:content-validation-name="val2" office:value-type="string" calcext:value-type="string">
            <text:p>Muito Difícil</text:p>
          </table:table-cell>
          <table:table-cell table:style-name="ce5" table:content-validation-name="val3" office:value-type="string" calcext:value-type="string">
            <text:p>ST_Distance</text:p>
          </table:table-cell>
          <table:table-cell table:style-name="ce12" office:value-type="string" calcext:value-type="string">
            <text:p>SELECT s.cd_setor, SUM(x.dist_m) AS soma_distancias_m</text:p>
            <text:p>FROM public.escola e</text:p>
            <text:p>JOIN public.municipio m ON e.cd_mun = m.cd_mun</text:p>
            <text:p>JOIN public.setor s ON s.cd_mun = m.cd_mun</text:p>
            <text:p>JOIN LATERAL (</text:p>
            <text:p>  SELECT ST_Distance(e.geometry, b.geometry) AS dist_m</text:p>
            <text:p>  FROM public.biblioteca b</text:p>
            <text:p>  WHERE b.cd_mun = m.cd_mun</text:p>
            <text:p>    AND ST_Intersects(b.geometry, s.geometry)</text:p>
            <text:p>    AND ST_Contains(m.geometry, b.geometry)</text:p>
            <text:p>  ORDER BY ST_Distance(e.geometry, b.geometry)</text:p>
            <text:p>  LIMIT 1</text:p>
            <text:p>) x ON TRUE</text:p>
            <text:p>WHERE m.nm_mun = 'Fortaleza'</text:p>
            <text:p>  AND e.tp_depende = 3</text:p>
            <text:p>  AND ST_Intersects(e.geometry, s.geometry)</text:p>
            <text:p>GROUP BY s.cd_setor</text:p>
            <text:p>ORDER BY soma_distancias_m DESC;</text:p>
          </table:table-cell>
          <table:table-cell table:style-name="ce9" table:number-columns-repeated="20"/>
          <table:table-cell table:number-columns-repeated="998"/>
        </table:table-row>
        <table:table-row table:style-name="ro1">
          <table:table-cell table:style-name="ce2" office:value-type="float" office:value="540" calcext:value-type="float">
            <text:p>540</text:p>
          </table:table-cell>
          <table:table-cell table:style-name="ce4" office:value-type="string" calcext:value-type="string">
            <text:p>Em cada distrito de Salvador, qual é a mediana da menor distância entre unidades de CREAS e alguma escola estadual que esteja até 2 km e dentro do mesmo distrito?</text:p>
          </table:table-cell>
          <table:table-cell table:style-name="ce8" table:content-validation-name="val1" office:value-type="string" calcext:value-type="string">
            <text:p>Município</text:p>
          </table:table-cell>
          <table:table-cell table:style-name="ce11" table:content-validation-name="val2" office:value-type="string" calcext:value-type="string">
            <text:p>Muito Difícil</text:p>
          </table:table-cell>
          <table:table-cell table:style-name="ce5" table:content-validation-name="val3" office:value-type="string" calcext:value-type="string">
            <text:p>ST_Distance</text:p>
          </table:table-cell>
          <table:table-cell table:style-name="ce12" office:value-type="string" calcext:value-type="string">
            <text:p>WITH dist_min AS (</text:p>
            <text:p>  SELECT d.nm_dist, r.nu_identif,</text:p>
            <text:p>         MIN(ST_Distance(r.geometry, e.geometry)) AS dist_m</text:p>
            <text:p>  FROM public.creas r</text:p>
            <text:p>  JOIN public.municipio m ON r.cd_mun = m.cd_mun</text:p>
            <text:p>  JOIN public.distrito d ON d.cd_mun = m.cd_mun AND ST_Contains(d.geometry, r.geometry)</text:p>
            <text:p>  JOIN public.escola e ON e.cd_mun = m.cd_mun AND e.tp_depende = 2 AND ST_Contains(d.geometry, e.geometry) AND ST_DWithin(r.geometry, e.geometry, 2000)</text:p>
            <text:p>  WHERE m.nm_mun = 'Salvador'</text:p>
            <text:p>  GROUP BY d.nm_dist, r.nu_identif</text:p>
            <text:p>)</text:p>
            <text:p>SELECT nm_dist,</text:p>
            <text:p>       percentile_cont(0.5) WITHIN GROUP (ORDER BY dist_m) AS mediana_dist_m</text:p>
            <text:p>FROM dist_min</text:p>
            <text:p>GROUP BY nm_dist</text:p>
            <text:p>ORDER BY mediana_dist_m;</text:p>
          </table:table-cell>
          <table:table-cell table:style-name="ce9" table:number-columns-repeated="20"/>
          <table:table-cell table:number-columns-repeated="998"/>
        </table:table-row>
        <table:table-row table:style-name="ro1">
          <table:table-cell table:style-name="ce2" office:value-type="float" office:value="541" calcext:value-type="float">
            <text:p>541</text:p>
          </table:table-cell>
          <table:table-cell table:style-name="ce4" office:value-type="string" calcext:value-type="string">
            <text:p>Em São Luís, qual a porcentagem de escolas estaduais que ficam dentro do município, cruzam áreas de setor e também estão até 800 m de algum CRAS?</text:p>
          </table:table-cell>
          <table:table-cell table:style-name="ce8" table:content-validation-name="val1" office:value-type="string" calcext:value-type="string">
            <text:p>Município</text:p>
          </table:table-cell>
          <table:table-cell table:style-name="ce11" table:content-validation-name="val2" office:value-type="string" calcext:value-type="string">
            <text:p>Muito Difícil</text:p>
          </table:table-cell>
          <table:table-cell table:style-name="ce5" table:content-validation-name="val3" office:value-type="string" calcext:value-type="string">
            <text:p>ST_Within</text:p>
          </table:table-cell>
          <table:table-cell table:style-name="ce12" office:value-type="string" calcext:value-type="string">
            <text:p>WITH base AS (</text:p>
            <text:p>  SELECT m.nm_mun,</text:p>
            <text:p>         e.cd_entidade,</text:p>
            <text:p>         CASE WHEN EXISTS (</text:p>
            <text:p>           SELECT 1</text:p>
            <text:p>           FROM public.cras c</text:p>
            <text:p>           WHERE c.cd_mun = m.cd_mun</text:p>
            <text:p>             AND ST_DWithin(e.geometry, c.geometry, 800)</text:p>
            <text:p>         ) THEN 1 ELSE 0 END AS perto_cras</text:p>
            <text:p>  FROM public.escola e</text:p>
            <text:p>  JOIN public.municipio m ON e.cd_mun = m.cd_mun</text:p>
            <text:p>  JOIN public.setor s ON s.cd_mun = m.cd_mun AND ST_Intersects(e.geometry, s.geometry)</text:p>
            <text:p>  WHERE m.nm_mun = 'São Luís'</text:p>
            <text:p>    AND e.tp_depende = 2</text:p>
            <text:p>    AND ST_Within(e.geometry, m.geometry)</text:p>
            <text:p>)</text:p>
            <text:p>SELECT nm_mun,</text:p>
            <text:p>       ROUND(100.0 * SUM(perto_cras)::numeric / COUNT(*), 2) AS porcentagem</text:p>
            <text:p>FROM base</text:p>
            <text:p>GROUP BY nm_mun;</text:p>
          </table:table-cell>
          <table:table-cell table:style-name="ce9" table:number-columns-repeated="20"/>
          <table:table-cell table:number-columns-repeated="998"/>
        </table:table-row>
        <table:table-row table:style-name="ro1">
          <table:table-cell table:style-name="ce2" office:value-type="float" office:value="542" calcext:value-type="float">
            <text:p>542</text:p>
          </table:table-cell>
          <table:table-cell table:style-name="ce4" office:value-type="string" calcext:value-type="string">
            <text:p>Em Goiânia, quantas bibliotecas ficam dentro do município e, ao mesmo tempo, têm a área de até 600 m ao redor cruzando alguma área de setor?</text:p>
          </table:table-cell>
          <table:table-cell table:style-name="ce8" table:content-validation-name="val1" office:value-type="string" calcext:value-type="string">
            <text:p>Município</text:p>
          </table:table-cell>
          <table:table-cell table:style-name="ce11" table:content-validation-name="val2" office:value-type="string" calcext:value-type="string">
            <text:p>Muito Difícil</text:p>
          </table:table-cell>
          <table:table-cell table:style-name="ce5" table:content-validation-name="val3" office:value-type="string" calcext:value-type="string">
            <text:p>ST_Within</text:p>
          </table:table-cell>
          <table:table-cell table:style-name="ce12" office:value-type="string" calcext:value-type="string">
            <text:p>SELECT m.nm_mun,</text:p>
            <text:p>       SUM(</text:p>
            <text:p>         CASE WHEN EXISTS (</text:p>
            <text:p>           SELECT 1</text:p>
            <text:p>           FROM public.setor s</text:p>
            <text:p>           WHERE s.cd_mun = m.cd_mun</text:p>
            <text:p>             AND ST_Intersects(ST_Buffer(b.geometry, 600), s.geometry)</text:p>
            <text:p>         ) THEN 1 ELSE 0 END</text:p>
            <text:p>       ) AS total_bibliotecas</text:p>
            <text:p>FROM public.biblioteca b</text:p>
            <text:p>JOIN public.municipio m ON b.cd_mun = m.cd_mun</text:p>
            <text:p>WHERE m.nm_mun = 'Goiânia'</text:p>
            <text:p>  AND ST_Within(b.geometry, m.geometry)</text:p>
            <text:p>GROUP BY m.nm_mun;</text:p>
          </table:table-cell>
          <table:table-cell table:style-name="ce9" table:number-columns-repeated="20"/>
          <table:table-cell table:number-columns-repeated="998"/>
        </table:table-row>
        <table:table-row table:style-name="ro1">
          <table:table-cell table:style-name="ce2" office:value-type="float" office:value="543" calcext:value-type="float">
            <text:p>543</text:p>
          </table:table-cell>
          <table:table-cell table:style-name="ce4" office:value-type="string" calcext:value-type="string">
            <text:p>Em Porto Velho, quantos CRAS ficam dentro do município e também até 1 km de alguma unidade de CREAS?</text:p>
          </table:table-cell>
          <table:table-cell table:style-name="ce8" table:content-validation-name="val1" office:value-type="string" calcext:value-type="string">
            <text:p>Município</text:p>
          </table:table-cell>
          <table:table-cell table:style-name="ce11" table:content-validation-name="val2" office:value-type="string" calcext:value-type="string">
            <text:p>Muito Difícil</text:p>
          </table:table-cell>
          <table:table-cell table:style-name="ce5" table:content-validation-name="val3" office:value-type="string" calcext:value-type="string">
            <text:p>ST_Within</text:p>
          </table:table-cell>
          <table:table-cell table:style-name="ce12" office:value-type="string" calcext:value-type="string">
            <text:p>WITH cras_validos AS (</text:p>
            <text:p>  SELECT c.nu_identif</text:p>
            <text:p>  FROM public.cras c</text:p>
            <text:p>  JOIN public.municipio m ON c.cd_mun = m.cd_mun</text:p>
            <text:p>  JOIN public.creas r ON r.cd_mun = m.cd_mun</text:p>
            <text:p>  WHERE m.nm_mun = 'Porto Velho'</text:p>
            <text:p>    AND ST_Within(c.geometry, m.geometry</text:p>
            <text:p>)</text:p>
            <text:p>  AND ST_DWithin(c.geometry, r.geometry, 1000)</text:p>
            <text:p>)</text:p>
            <text:p>SELECT 'Porto Velho' AS nm_mun,</text:p>
            <text:p>       COUNT(DISTINCT nu_identif) AS total_cras</text:p>
            <text:p>FROM cras_validos;</text:p>
          </table:table-cell>
          <table:table-cell table:style-name="ce9" table:number-columns-repeated="20"/>
          <table:table-cell table:number-columns-repeated="998"/>
        </table:table-row>
        <table:table-row table:style-name="ro1">
          <table:table-cell table:style-name="ce2" office:value-type="float" office:value="544" calcext:value-type="float">
            <text:p>544</text:p>
          </table:table-cell>
          <table:table-cell table:style-name="ce4" office:value-type="string" calcext:value-type="string">
            <text:p>Em Florianópolis, qual é a área média em que regiões de até 400 m ao redor das escolas, que ficam dentro do município, se sobrepõem às áreas de setor?</text:p>
          </table:table-cell>
          <table:table-cell table:style-name="ce8" table:content-validation-name="val1" office:value-type="string" calcext:value-type="string">
            <text:p>Município</text:p>
          </table:table-cell>
          <table:table-cell table:style-name="ce11" table:content-validation-name="val2" office:value-type="string" calcext:value-type="string">
            <text:p>Muito Difícil</text:p>
          </table:table-cell>
          <table:table-cell table:style-name="ce5" table:content-validation-name="val3" office:value-type="string" calcext:value-type="string">
            <text:p>ST_Within</text:p>
          </table:table-cell>
          <table:table-cell table:style-name="ce12" office:value-type="string" calcext:value-type="string">
            <text:p>WITH areas AS (</text:p>
            <text:p>  SELECT m.nm_mun,</text:p>
            <text:p>         ST_Area(ST_Intersection(ST_Buffer(e.geometry, 400), s.geometry)) AS area_m2</text:p>
            <text:p>  FROM public.escola e</text:p>
            <text:p>  JOIN public.municipio m ON e.cd_mun = m.cd_mun</text:p>
            <text:p>  JOIN public.setor s ON s.cd_mun = m.cd_mun</text:p>
            <text:p>  WHERE m.nm_mun = 'Florianópolis'</text:p>
            <text:p>    AND ST_Within(e.geometry, m.geometry)</text:p>
            <text:p>    AND ST_Intersects(e.geometry, s.geometry)</text:p>
            <text:p>)</text:p>
            <text:p>SELECT nm_mun, AVG(area_m2) AS area_media_m2</text:p>
            <text:p>FROM areas</text:p>
            <text:p>GROUP BY nm_mun;</text:p>
          </table:table-cell>
          <table:table-cell table:style-name="ce9" table:number-columns-repeated="20"/>
          <table:table-cell table:number-columns-repeated="998"/>
        </table:table-row>
        <table:table-row table:style-name="ro1">
          <table:table-cell table:style-name="ce2" office:value-type="float" office:value="545" calcext:value-type="float">
            <text:p>545</text:p>
          </table:table-cell>
          <table:table-cell table:style-name="ce4" office:value-type="string" calcext:value-type="string">
            <text:p>Em Belém, qual é a mediana da menor distância entre cada biblioteca e alguma escola municipal, considerando apenas bibliotecas e escolas que ficam dentro do município?</text:p>
          </table:table-cell>
          <table:table-cell table:style-name="ce8" table:content-validation-name="val1" office:value-type="string" calcext:value-type="string">
            <text:p>Município</text:p>
          </table:table-cell>
          <table:table-cell table:style-name="ce11" table:content-validation-name="val2" office:value-type="string" calcext:value-type="string">
            <text:p>Muito Difícil</text:p>
          </table:table-cell>
          <table:table-cell table:style-name="ce5" table:content-validation-name="val3" office:value-type="string" calcext:value-type="string">
            <text:p>ST_Within</text:p>
          </table:table-cell>
          <table:table-cell table:style-name="ce12" office:value-type="string" calcext:value-type="string">
            <text:p>WITH dist_min AS (</text:p>
            <text:p>  SELECT m.nm_mun, b.cd_bib,</text:p>
            <text:p>         MIN(ST_Distance(b.geometry, e.geometry)) AS dist_min_m</text:p>
            <text:p>  FROM public.biblioteca b</text:p>
            <text:p>  JOIN public.municipio m ON b.cd_mun = m.cd_mun</text:p>
            <text:p>  JOIN public.escola e ON e.cd_mun = m.cd_mun AND e.tp_depende = 3</text:p>
            <text:p>  WHERE m.nm_mun = 'Belém'</text:p>
            <text:p>    AND ST_Within(b.geometry, m.geometry)</text:p>
            <text:p>    AND ST_Within(e.geometry, m.geometry)</text:p>
            <text:p>  GROUP BY m.nm_mun, b.cd_bib</text:p>
            <text:p>)</text:p>
            <text:p>SELECT nm_mun,</text:p>
            <text:p>       percentile_cont(0.5) WITHIN GROUP (ORDER BY dist_min_m) AS mediana_dist_m</text:p>
            <text:p>FROM dist_min</text:p>
            <text:p>GROUP BY nm_mun;</text:p>
          </table:table-cell>
          <table:table-cell table:style-name="ce9" table:number-columns-repeated="20"/>
          <table:table-cell table:number-columns-repeated="998"/>
        </table:table-row>
        <table:table-row table:style-name="ro1">
          <table:table-cell table:style-name="ce2" office:value-type="float" office:value="546" calcext:value-type="float">
            <text:p>546</text:p>
          </table:table-cell>
          <table:table-cell table:style-name="ce4" office:value-type="string" calcext:value-type="string">
            <text:p>Em São Paulo, qual é a área média em que as regiões de até 800 m ao redor das bibliotecas se sobrepõem às áreas de setores do município?</text:p>
          </table:table-cell>
          <table:table-cell table:style-name="ce8" table:content-validation-name="val1" office:value-type="string" calcext:value-type="string">
            <text:p>Município</text:p>
          </table:table-cell>
          <table:table-cell table:style-name="ce11" table:content-validation-name="val2" office:value-type="string" calcext:value-type="string">
            <text:p>Muito Difícil</text:p>
          </table:table-cell>
          <table:table-cell table:style-name="ce5" table:content-validation-name="val3" office:value-type="string" calcext:value-type="string">
            <text:p>ST_Intersection</text:p>
          </table:table-cell>
          <table:table-cell table:style-name="ce12" office:value-type="string" calcext:value-type="string">
            <text:p>WITH areas AS (</text:p>
            <text:p>  SELECT m.nm_mun,</text:p>
            <text:p>         ST_Area(ST_Intersection(ST_Buffer(b.geometry, 800), s.geometry)) AS area_m2</text:p>
            <text:p>  FROM public.biblioteca b</text:p>
            <text:p>  JOIN public.municipio m ON b.cd_mun = m.cd_mun</text:p>
            <text:p>  JOIN public.setor s ON s.cd_mun = m.cd_mun</text:p>
            <text:p>  WHERE m.nm_mun = 'São Paulo'</text:p>
            <text:p>    AND ST_Within(b.geometry, m.geometry)</text:p>
            <text:p>    AND ST_Intersects(s.geometry, m.geometry)</text:p>
            <text:p>    AND ST_Intersects(ST_Buffer(b.geometry, 800), s.geometry)</text:p>
            <text:p>)</text:p>
            <text:p>SELECT nm_mun, AVG(area_m2) AS area_media_m2</text:p>
            <text:p>FROM areas</text:p>
            <text:p>GROUP BY nm_mun;</text:p>
          </table:table-cell>
          <table:table-cell table:style-name="ce9" table:number-columns-repeated="20"/>
          <table:table-cell table:number-columns-repeated="998"/>
        </table:table-row>
        <table:table-row table:style-name="ro1">
          <table:table-cell table:style-name="ce2" office:value-type="float" office:value="547" calcext:value-type="float">
            <text:p>547</text:p>
          </table:table-cell>
          <table:table-cell table:style-name="ce4" office:value-type="string" calcext:value-type="string">
            <text:p>Em Recife, quantas escolas municipais têm alguma parte da área de até 600 m ao redor que se sobrepõe à área de até 600 m de um CRAS, considerando também que a escola cruza alguma área de setor do município?</text:p>
          </table:table-cell>
          <table:table-cell table:style-name="ce8" table:content-validation-name="val1" office:value-type="string" calcext:value-type="string">
            <text:p>Município</text:p>
          </table:table-cell>
          <table:table-cell table:style-name="ce11" table:content-validation-name="val2" office:value-type="string" calcext:value-type="string">
            <text:p>Muito Difícil</text:p>
          </table:table-cell>
          <table:table-cell table:style-name="ce5" table:content-validation-name="val3" office:value-type="string" calcext:value-type="string">
            <text:p>ST_Intersection</text:p>
          </table:table-cell>
          <table:table-cell table:style-name="ce12" office:value-type="string" calcext:value-type="string">
            <text:p>SELECT m.nm_mun,</text:p>
            <text:p>       COUNT(DISTINCT e.cd_entidade) AS total_escolas</text:p>
            <text:p>FROM public.escola e</text:p>
            <text:p>JOIN public.municipio m ON e.cd_mun = m.cd_mun</text:p>
            <text:p>JOIN public.setor s ON s.cd_mun = m.cd_mun</text:p>
            <text:p>WHERE m.nm_mun = 'Recife'</text:p>
            <text:p>  AND e.tp_depende = 3</text:p>
            <text:p>  AND ST_Intersects(e.geometry, s.geometry)</text:p>
            <text:p>  AND ST_Within(e.geometry, m.geometry)</text:p>
            <text:p>  AND EXISTS (</text:p>
            <text:p>    SELECT 1</text:p>
            <text:p>    FROM public.cras c</text:p>
            <text:p>    WHERE c.cd_mun = m.cd_mun</text:p>
            <text:p>      AND ST_Area(ST_Intersection(ST_Buffer(e.geometry, 600), ST_Buffer(c.geometry, 600))) &gt; 0</text:p>
            <text:p>  )</text:p>
            <text:p>GROUP BY m.nm_mun;</text:p>
          </table:table-cell>
          <table:table-cell table:style-name="ce9" table:number-columns-repeated="20"/>
          <table:table-cell table:number-columns-repeated="998"/>
        </table:table-row>
        <table:table-row table:style-name="ro1">
          <table:table-cell table:style-name="ce2" office:value-type="float" office:value="548" calcext:value-type="float">
            <text:p>548</text:p>
          </table:table-cell>
          <table:table-cell table:style-name="ce4" office:value-type="string" calcext:value-type="string">
            <text:p>Em Porto Alegre, qual é a soma das áreas em que as regiões de até 1 km ao redor das unidades de CREAS e das bibliotecas se sobrepõem e, ao mesmo tempo, ficam sobre áreas de setores do município?</text:p>
          </table:table-cell>
          <table:table-cell table:style-name="ce8" table:content-validation-name="val1" office:value-type="string" calcext:value-type="string">
            <text:p>Município</text:p>
          </table:table-cell>
          <table:table-cell table:style-name="ce11" table:content-validation-name="val2" office:value-type="string" calcext:value-type="string">
            <text:p>Muito Difícil</text:p>
          </table:table-cell>
          <table:table-cell table:style-name="ce5" table:content-validation-name="val3" office:value-type="string" calcext:value-type="string">
            <text:p>ST_Intersection</text:p>
          </table:table-cell>
          <table:table-cell table:style-name="ce12" office:value-type="string" calcext:value-type="string">
            <text:p>WITH sobrepos AS (</text:p>
            <text:p>  SELECT m.nm_mun,</text:p>
            <text:p>         ST_Area(ST_Intersection(ST_Intersection(ST_Buffer(r.geometry, 1000), ST_Buffer(b.geometry, 1000)), s.geometry)) AS area_m2</text:p>
            <text:p>  FROM public.creas r</text:p>
            <text:p>  JOIN public.municipio m ON r.cd_mun = m.cd_mun</text:p>
            <text:p>  JOIN public.biblioteca b ON b.cd_mun = m.cd_mun</text:p>
            <text:p>  JOIN public.setor s ON s.cd_mun = m.cd_mun</text:p>
            <text:p>  WHERE m.nm_mun = 'Porto Alegre'</text:p>
            <text:p>    AND ST_Intersects(ST_Buffer(r.geometry, 1000), ST_Buffer(b.geometry, 1000))</text:p>
            <text:p>    AND ST_Intersects(s.geometry, m.geometry)</text:p>
            <text:p>    AND ST_Intersects(ST_Intersection(ST_Buffer(r.geometry, 1000), ST_Buffer(b.geometry, 1000)), s.geometry)</text:p>
            <text:p>)</text:p>
            <text:p>SELECT nm_mun, SUM(area_m2) AS area_total_m2</text:p>
            <text:p>FROM sobrepos</text:p>
            <text:p>GROUP BY nm_mun;</text:p>
          </table:table-cell>
          <table:table-cell table:style-name="ce9" table:number-columns-repeated="20"/>
          <table:table-cell table:number-columns-repeated="998"/>
        </table:table-row>
        <table:table-row table:style-name="ro1">
          <table:table-cell table:style-name="ce2" office:value-type="float" office:value="549" calcext:value-type="float">
            <text:p>549</text:p>
          </table:table-cell>
          <table:table-cell table:style-name="ce4" office:value-type="string" calcext:value-type="string">
            <text:p>Em Fortaleza, quantos setores têm alguma área em comum com as regiões de até 400 m ao redor das escolas estaduais que ficam dentro do município?</text:p>
          </table:table-cell>
          <table:table-cell table:style-name="ce8" table:content-validation-name="val1" office:value-type="string" calcext:value-type="string">
            <text:p>Município</text:p>
          </table:table-cell>
          <table:table-cell table:style-name="ce11" table:content-validation-name="val2" office:value-type="string" calcext:value-type="string">
            <text:p>Muito Difícil</text:p>
          </table:table-cell>
          <table:table-cell table:style-name="ce5" table:content-validation-name="val3" office:value-type="string" calcext:value-type="string">
            <text:p>ST_Intersection</text:p>
          </table:table-cell>
          <table:table-cell table:style-name="ce12" office:value-type="string" calcext:value-type="string">
            <text:p>WITH setores_afetados AS (</text:p>
            <text:p>  SELECT s.cd_setor,</text:p>
            <text:p>         MAX(</text:p>
            <text:p>           CASE WHEN ST_Area(ST_Intersection(ST_Buffer(e.geometry, 400), s.geometry)) &gt; 0 THEN 1 ELSE 0 END</text:p>
            <text:p>         ) AS afetado</text:p>
            <text:p>  FROM public.escola e</text:p>
            <text:p>  JOIN public.municipio m ON e.cd_mun = m.cd_mun</text:p>
            <text:p>  JOIN public.setor s ON s.cd_mun = m.cd_mun</text:p>
            <text:p>  WHERE m.nm_mun = 'Fortaleza'</text:p>
            <text:p>    AND e.tp_depende = 2</text:p>
            <text:p>    AND ST_Within(e.geometry, m.geometry)</text:p>
            <text:p>    AND ST_Intersects(e.geometry, s.geometry)</text:p>
            <text:p>  GROUP BY s.cd_setor</text:p>
            <text:p>)</text:p>
            <text:p>SELECT COUNT(*) AS setores_com_sobreposicao</text:p>
            <text:p>FROM setores_afetados</text:p>
            <text:p>WHERE afetado = 1;</text:p>
          </table:table-cell>
          <table:table-cell table:style-name="ce9" table:number-columns-repeated="20"/>
          <table:table-cell table:number-columns-repeated="998"/>
        </table:table-row>
        <table:table-row table:style-name="ro1">
          <table:table-cell table:style-name="ce2" office:value-type="float" office:value="550" calcext:value-type="float">
            <text:p>550</text:p>
          </table:table-cell>
          <table:table-cell table:style-name="ce4" office:value-type="string" calcext:value-type="string">
            <text:p>Em Belém, qual é a mediana das áreas de sobreposição entre as regiões de até 300 m ao redor dos centros de atendimento social e as áreas de setores do município?</text:p>
          </table:table-cell>
          <table:table-cell table:style-name="ce8" table:content-validation-name="val1" office:value-type="string" calcext:value-type="string">
            <text:p>Município</text:p>
          </table:table-cell>
          <table:table-cell table:style-name="ce11" table:content-validation-name="val2" office:value-type="string" calcext:value-type="string">
            <text:p>Muito Difícil</text:p>
          </table:table-cell>
          <table:table-cell table:style-name="ce5" table:content-validation-name="val3" office:value-type="string" calcext:value-type="string">
            <text:p>ST_Intersection</text:p>
          </table:table-cell>
          <table:table-cell table:style-name="ce12" office:value-type="string" calcext:value-type="string">
            <text:p>WITH areas AS (</text:p>
            <text:p>  SELECT m.nm_mun,</text:p>
            <text:p>         ST_Area(ST_Intersection(ST_Buffer(cp.geometry, 300), s.geometry)) AS area_m2</text:p>
            <text:p>  FROM public.centro_pop cp</text:p>
            <text:p>  JOIN public.municipio m ON cp.cd_mun = m.cd_mun</text:p>
            <text:p>  JOIN public.setor s ON s.cd_mun = m.cd_mun</text:p>
            <text:p>  WHERE m.nm_mun = 'Belém'</text:p>
            <text:p>    AND ST_Within(cp.geometry, m.geometry)</text:p>
            <text:p>    AND ST_Intersects(s.geometry, m.geometry)</text:p>
            <text:p>    AND ST_Intersects(ST_Buffer(cp.geometry, 300), s.geometry)</text:p>
            <text:p>)</text:p>
            <text:p>SELECT nm_mun,</text:p>
            <text:p>       percentile_cont(0.5) WITHIN GROUP (ORDER BY area_m2) AS mediana_area_m2</text:p>
            <text:p>FROM areas</text:p>
            <text:p>GROUP BY nm_mun;</text:p>
          </table:table-cell>
          <table:table-cell table:style-name="ce9" table:number-columns-repeated="20"/>
          <table:table-cell table:number-columns-repeated="998"/>
        </table:table-row>
        <table:table-row table:style-name="ro1">
          <table:table-cell table:style-name="ce2" office:value-type="float" office:value="551" calcext:value-type="float">
            <text:p>551</text:p>
          </table:table-cell>
          <table:table-cell table:style-name="ce4" office:value-type="string" calcext:value-type="string">
            <text:p>Em São Paulo, qual a porcentagem de setores que ficam sem cobertura por bibliotecas quando consideramos uma região de até 800 m ao redor de cada biblioteca?</text:p>
          </table:table-cell>
          <table:table-cell table:style-name="ce8" table:content-validation-name="val1" office:value-type="string" calcext:value-type="string">
            <text:p>Município</text:p>
          </table:table-cell>
          <table:table-cell table:style-name="ce11" table:content-validation-name="val2" office:value-type="string" calcext:value-type="string">
            <text:p>Muito Difícil</text:p>
          </table:table-cell>
          <table:table-cell table:style-name="ce5" table:content-validation-name="val3" office:value-type="string" calcext:value-type="string">
            <text:p>ST_Buffer</text:p>
          </table:table-cell>
          <table:table-cell table:style-name="ce12" office:value-type="string" calcext:value-type="string">
            <text:p>WITH setor_cobertura AS (</text:p>
            <text:p>  SELECT </text:p>
            <text:p>   m.nm_mun,</text:p>
            <text:p>   s.cd_setor,</text:p>
            <text:p>         MAX(</text:p>
            <text:p>           CASE WHEN ST_Intersects(ST_Buffer(b.geometry, 800), s.geometry) THEN 1 ELSE 0 END</text:p>
            <text:p>         ) AS coberto</text:p>
            <text:p>  FROM public.setor s</text:p>
            <text:p>  JOIN public.municipio m ON s.cd_mun = m.cd_mun</text:p>
            <text:p>  JOIN public.biblioteca b ON b.cd_mun = m.cd_mun</text:p>
            <text:p>  WHERE m.nm_mun = 'São Paulo'</text:p>
            <text:p>    AND ST_Within(s.geometry, m.geometry)</text:p>
            <text:p>  GROUP BY m.nm_mun, s.cd_setor</text:p>
            <text:p>)</text:p>
            <text:p>SELECT nm_mun,</text:p>
            <text:p>       ROUND(100.0 * SUM(CASE WHEN coberto = 0 THEN 1 ELSE 0 END)::numeric / COUNT(*), 2) AS percentual_setores_sem_cobertura</text:p>
            <text:p>FROM setor_cobertura</text:p>
            <text:p>GROUP BY nm_mun;</text:p>
          </table:table-cell>
          <table:table-cell table:style-name="ce9" table:number-columns-repeated="20"/>
          <table:table-cell table:number-columns-repeated="998"/>
        </table:table-row>
        <table:table-row table:style-name="ro1">
          <table:table-cell table:style-name="ce2" office:value-type="float" office:value="552" calcext:value-type="float">
            <text:p>552</text:p>
          </table:table-cell>
          <table:table-cell table:style-name="ce4" office:value-type="string" calcext:value-type="string">
            <text:p>Em Recife, quantas escolas municipais têm sua área de até 500 m ao redor sobreposta à área de ao menos duas outras escolas municipais?</text:p>
          </table:table-cell>
          <table:table-cell table:style-name="ce8" table:content-validation-name="val1" office:value-type="string" calcext:value-type="string">
            <text:p>Município</text:p>
          </table:table-cell>
          <table:table-cell table:style-name="ce11" table:content-validation-name="val2" office:value-type="string" calcext:value-type="string">
            <text:p>Muito Difícil</text:p>
          </table:table-cell>
          <table:table-cell table:style-name="ce5" table:content-validation-name="val3" office:value-type="string" calcext:value-type="string">
            <text:p>ST_Buffer</text:p>
          </table:table-cell>
          <table:table-cell table:style-name="ce12" office:value-type="string" calcext:value-type="string">
            <text:p>SELECT m.nm_mun,</text:p>
            <text:p>       COUNT(*) AS escolas_com_alta_sobreposicao</text:p>
            <text:p>FROM public.escola e</text:p>
            <text:p>JOIN public.municipio m </text:p>
            <text:p>ON e.cd_mun = m.cd_mun</text:p>
            <text:p>WHERE m.nm_mun = 'Recife'</text:p>
            <text:p>  AND e.tp_depende = 3</text:p>
            <text:p>  AND ST_Within(e.geometry, m.geometry)</text:p>
            <text:p>  AND (</text:p>
            <text:p>    SELECT COUNT(*)</text:p>
            <text:p>    FROM public.escola e2</text:p>
            <text:p>    WHERE e2.cd_mun = m.cd_mun</text:p>
            <text:p>      AND e2.tp_depende = 3</text:p>
            <text:p>      AND e2.cd_entidade &lt;&gt; e.cd_entidade</text:p>
            <text:p>      AND ST_Intersects(ST_Buffer(e.geometry, 500), ST_Buffer(e2.geometry, 500))</text:p>
            <text:p>  ) &gt;= 2</text:p>
            <text:p>GROUP BY m.nm_mun;</text:p>
          </table:table-cell>
          <table:table-cell table:style-name="ce9" table:number-columns-repeated="20"/>
          <table:table-cell table:number-columns-repeated="998"/>
        </table:table-row>
        <table:table-row table:style-name="ro1">
          <table:table-cell table:style-name="ce2" office:value-type="float" office:value="553" calcext:value-type="float">
            <text:p>553</text:p>
          </table:table-cell>
          <table:table-cell table:style-name="ce4" office:value-type="string" calcext:value-type="string">
            <text:p>Em Manaus, qual é a área do município que fica fora das regiões de até 1 km ao redor dos CRAS?</text:p>
          </table:table-cell>
          <table:table-cell table:style-name="ce8" table:content-validation-name="val1" office:value-type="string" calcext:value-type="string">
            <text:p>Município</text:p>
          </table:table-cell>
          <table:table-cell table:style-name="ce11" table:content-validation-name="val2" office:value-type="string" calcext:value-type="string">
            <text:p>Muito Difícil</text:p>
          </table:table-cell>
          <table:table-cell table:style-name="ce5" table:content-validation-name="val3" office:value-type="string" calcext:value-type="string">
            <text:p>ST_Buffer</text:p>
          </table:table-cell>
          <table:table-cell table:style-name="ce13" office:value-type="string" calcext:value-type="string">
            <text:p>WITH cobertura AS (</text:p>
            <text:p>  SELECT m.nm_mun,</text:p>
            <text:p>         ST_UnaryUnion(ST_Union(ST_Buffer(c.geometry, 1000))) AS geom_coberto</text:p>
            <text:p>  FROM public.cras c</text:p>
            <text:p>  JOIN public.municipio m ON c.cd_mun = m.cd_mun</text:p>
            <text:p>  WHERE m.nm_mun = 'Manaus'</text:p>
            <text:p>  GROUP BY m.nm_mun</text:p>
            <text:p>)</text:p>
            <text:p>SELECT m.nm_mun,</text:p>
            <text:p>       ST_Area(ST_Difference(m.geometry, c.geom_coberto)) AS area_sem_cobertura_m2</text:p>
            <text:p>FROM public.municipio m</text:p>
            <text:p>JOIN cobertura c </text:p>
            <text:p>ON c.nm_mun = m.nm_mun;</text:p>
          </table:table-cell>
          <table:table-cell table:style-name="ce9" table:number-columns-repeated="20"/>
          <table:table-cell table:number-columns-repeated="998"/>
        </table:table-row>
        <table:table-row table:style-name="ro1">
          <table:table-cell table:style-name="ce2" office:value-type="float" office:value="554" calcext:value-type="float">
            <text:p>554</text:p>
          </table:table-cell>
          <table:table-cell table:style-name="ce4" office:value-type="string" calcext:value-type="string">
            <text:p>Em Porto Alegre, quantas unidades de CREAS têm sua região de até 800 m ao redor cruzando ao mesmo tempo uma área de setor e também a região de até 800 m de alguma biblioteca?</text:p>
          </table:table-cell>
          <table:table-cell table:style-name="ce8" table:content-validation-name="val1" office:value-type="string" calcext:value-type="string">
            <text:p>Município</text:p>
          </table:table-cell>
          <table:table-cell table:style-name="ce11" table:content-validation-name="val2" office:value-type="string" calcext:value-type="string">
            <text:p>Muito Difícil</text:p>
          </table:table-cell>
          <table:table-cell table:style-name="ce5" table:content-validation-name="val3" office:value-type="string" calcext:value-type="string">
            <text:p>ST_Buffer</text:p>
          </table:table-cell>
          <table:table-cell table:style-name="ce12" office:value-type="string" calcext:value-type="string">
            <text:p>SELECT m.nm_mun,</text:p>
            <text:p>       COUNT(DISTINCT r.nu_identif) AS creas_com_encontro_duplo</text:p>
            <text:p>FROM public.creas r</text:p>
            <text:p>JOIN public.municipio m </text:p>
            <text:p>ON r.cd_mun = m.cd_mun</text:p>
            <text:p>JOIN public.setor s </text:p>
            <text:p>ON s.cd_mun = m.cd_mun</text:p>
            <text:p>JOIN public.biblioteca b </text:p>
            <text:p>ON b.cd_mun = m.cd_mun</text:p>
            <text:p>WHERE m.nm_mun = 'Porto Alegre'</text:p>
            <text:p>  AND ST_Within(r.geometry, m.geometry)</text:p>
            <text:p>  AND ST_Intersects(ST_Buffer(r.geometry, 800), s.geometry)</text:p>
            <text:p>  AND ST_Intersects(ST_Buffer(r.geometry, 800), ST_Buffer(b.geometry, 800))</text:p>
            <text:p>GROUP BY m.nm_mun;</text:p>
          </table:table-cell>
          <table:table-cell table:style-name="ce9" table:number-columns-repeated="20"/>
          <table:table-cell table:number-columns-repeated="998"/>
        </table:table-row>
        <table:table-row table:style-name="ro1">
          <table:table-cell table:style-name="ce2" office:value-type="float" office:value="555" calcext:value-type="float">
            <text:p>555</text:p>
          </table:table-cell>
          <table:table-cell table:style-name="ce4" office:value-type="string" calcext:value-type="string">
            <text:p>Em Belém, quais são os setores no topo de cobertura quando olhamos a proporção da área do setor coberta por regiões de até 400 m ao redor das bibliotecas?</text:p>
          </table:table-cell>
          <table:table-cell table:style-name="ce8" table:content-validation-name="val1" office:value-type="string" calcext:value-type="string">
            <text:p>Município</text:p>
          </table:table-cell>
          <table:table-cell table:style-name="ce11" table:content-validation-name="val2" office:value-type="string" calcext:value-type="string">
            <text:p>Muito Difícil</text:p>
          </table:table-cell>
          <table:table-cell table:style-name="ce5" table:content-validation-name="val3" office:value-type="string" calcext:value-type="string">
            <text:p>ST_Buffer</text:p>
          </table:table-cell>
          <table:table-cell table:style-name="ce12" office:value-type="string" calcext:value-type="string">
            <text:p>WITH cobertura_setor AS (</text:p>
            <text:p>  SELECT s.cd_setor,</text:p>
            <text:p>         SUM(ST_Area(ST_Intersection(ST_Buffer(b.geometry, 400), s.geometry))) AS area_coberta_m2,</text:p>
            <text:p>         ST_Area(s.geometry) AS area_setor_m2</text:p>
            <text:p>  FROM public.setor s</text:p>
            <text:p>  JOIN public.municipio m ON s.cd_mun = m.cd_mun</text:p>
            <text:p>  JOIN public.biblioteca b ON b.cd_mun = m.cd_mun</text:p>
            <text:p>  WHERE m.nm_mun = 'Belém'</text:p>
            <text:p>    AND ST_Within(s.geometry, m.geometry)</text:p>
            <text:p>    AND ST_Intersects(ST_Buffer(b.geometry, 400), s.geometry)</text:p>
            <text:p>  GROUP BY s.cd_setor, s.geometry</text:p>
            <text:p>)</text:p>
            <text:p>SELECT cd_setor,</text:p>
            <text:p>       area_coberta_m2,</text:p>
            <text:p>       area_setor_m2,</text:p>
            <text:p>       ROUND( (100.0 * area_coberta_m2 / NULLIF(area_setor_m2, 0.0))::numeric , 2) AS porcentagem_coberta</text:p>
            <text:p>FROM (</text:p>
            <text:p>  SELECT cd_setor, area_coberta_m2, area_setor_m2,</text:p>
            <text:p>         NTILE(10) OVER (ORDER BY area_coberta_m2 / NULLIF(area_setor_m2, 0.0) DESC) AS decil</text:p>
            <text:p>  FROM cobertura_setor</text:p>
            <text:p>) t</text:p>
            <text:p>WHERE decil = 1</text:p>
            <text:p>ORDER BY porcentagem_coberta DESC;</text:p>
          </table:table-cell>
          <table:table-cell table:style-name="ce9" table:number-columns-repeated="20"/>
          <table:table-cell table:number-columns-repeated="998"/>
        </table:table-row>
        <table:table-row table:style-name="ro1">
          <table:table-cell table:style-name="ce2" office:value-type="float" office:value="556" calcext:value-type="float">
            <text:p>556</text:p>
          </table:table-cell>
          <table:table-cell table:style-name="ce4" office:value-type="string" calcext:value-type="string">
            <text:p>Em São Paulo, qual a porcentagem de escolas estaduais que ficam dentro do município, cruzam áreas de setor e estão a até 800 m de uma biblioteca e também de um CRAS?</text:p>
          </table:table-cell>
          <table:table-cell table:style-name="ce8" table:content-validation-name="val1" office:value-type="string" calcext:value-type="string">
            <text:p>Município</text:p>
          </table:table-cell>
          <table:table-cell table:style-name="ce11" table:content-validation-name="val2" office:value-type="string" calcext:value-type="string">
            <text:p>Muito Difícil</text:p>
          </table:table-cell>
          <table:table-cell table:style-name="ce5" table:content-validation-name="val3" office:value-type="string" calcext:value-type="string">
            <text:p>ST_DWithin</text:p>
          </table:table-cell>
          <table:table-cell table:style-name="ce12" office:value-type="string" calcext:value-type="string">
            <text:p>WITH base AS (</text:p>
            <text:p>  SELECT m.nm_mun,</text:p>
            <text:p>         e.cd_entidade,</text:p>
            <text:p>         MAX(CASE WHEN ST_DWithin(e.geometry, b.geometry, 800) THEN 1 ELSE 0 END) AS perto_bib,</text:p>
            <text:p>         MAX(CASE WHEN ST_DWithin(e.geometry, c.geometry, 800) THEN 1 ELSE 0 END) AS perto_cras</text:p>
            <text:p>  FROM public.escola e</text:p>
            <text:p>  JOIN public.municipio m ON e.cd_mun = m.cd_mun</text:p>
            <text:p>  JOIN public.setor s ON s.cd_mun = m.cd_mun AND ST_Intersects(e.geometry, s.geometry)</text:p>
            <text:p>  LEFT JOIN public.biblioteca b ON b.cd_mun = m.cd_mun</text:p>
            <text:p>  LEFT JOIN public.cras c ON c.cd_mun = m.cd_mun</text:p>
            <text:p>  WHERE m.nm_mun = 'São Paulo'</text:p>
            <text:p>    AND e.tp_depende = 2</text:p>
            <text:p>    AND ST_Within(e.geometry, m.geometry)</text:p>
            <text:p>  GROUP BY m.nm_mun, e.cd_entidade</text:p>
            <text:p>)</text:p>
            <text:p>SELECT nm_mun,</text:p>
            <text:p>       ROUND(100.0 * SUM(CASE WHEN perto_bib = 1 AND perto_cras = 1 THEN 1 ELSE 0 END)::numeric / COUNT(*), 2) AS porcentagem</text:p>
            <text:p>FROM base</text:p>
            <text:p>GROUP BY nm_mun;</text:p>
          </table:table-cell>
          <table:table-cell table:style-name="ce9" table:number-columns-repeated="20"/>
          <table:table-cell table:number-columns-repeated="998"/>
        </table:table-row>
        <table:table-row table:style-name="ro1">
          <table:table-cell table:style-name="ce2" office:value-type="float" office:value="557" calcext:value-type="float">
            <text:p>557</text:p>
          </table:table-cell>
          <table:table-cell table:style-name="ce4" office:value-type="string" calcext:value-type="string">
            <text:p>Em Recife, qual a proporção de unidades de CRAS que têm pelo menos 3 escolas municipais a até 700 m e com as escolas dentro do município e cruzando áreas de setor?</text:p>
          </table:table-cell>
          <table:table-cell table:style-name="ce8" table:content-validation-name="val1" office:value-type="string" calcext:value-type="string">
            <text:p>Município</text:p>
          </table:table-cell>
          <table:table-cell table:style-name="ce11" table:content-validation-name="val2" office:value-type="string" calcext:value-type="string">
            <text:p>Muito Difícil</text:p>
          </table:table-cell>
          <table:table-cell table:style-name="ce5" table:content-validation-name="val3" office:value-type="string" calcext:value-type="string">
            <text:p>ST_DWithin</text:p>
          </table:table-cell>
          <table:table-cell table:style-name="ce12" office:value-type="string" calcext:value-type="string">
            <text:p>SELECT nm_mun,</text:p>
            <text:p>       ROUND(100.0 * SUM(CASE WHEN num_escolas &gt;= 3 THEN 1 ELSE 0 END)::numeric / COUNT(*), 2) AS porcentagem_cras_bem_atendidos</text:p>
            <text:p>FROM (</text:p>
            <text:p>  SELECT m.nm_mun,</text:p>
            <text:p>         c.nu_identif,</text:p>
            <text:p>         COUNT(DISTINCT e.cd_entidade) AS num_escolas</text:p>
            <text:p>  FROM public.cras c</text:p>
            <text:p>  JOIN public.municipio m ON c.cd_mun = m.cd_mun</text:p>
            <text:p>  JOIN public.escola e ON e.cd_mun = m.cd_mun AND e.tp_depende = 3</text:p>
            <text:p>  JOIN public.setor s ON s.cd_mun = m.cd_mun AND ST_Intersects(e.geometry, s.geometry)</text:p>
            <text:p>  WHERE m.nm_mun = 'Recife'</text:p>
            <text:p>    AND ST_Within(e.geometry, m.geometry)</text:p>
            <text:p>    AND ST_DWithin(c.geometry, e.geometry, 700)</text:p>
            <text:p>  GROUP BY m.nm_mun, c.nu_identif</text:p>
            <text:p>) t</text:p>
            <text:p>GROUP BY nm_mun;</text:p>
          </table:table-cell>
          <table:table-cell table:style-name="ce9" table:number-columns-repeated="20"/>
          <table:table-cell table:number-columns-repeated="998"/>
        </table:table-row>
        <table:table-row table:style-name="ro1">
          <table:table-cell table:style-name="ce2" office:value-type="float" office:value="558" calcext:value-type="float">
            <text:p>558</text:p>
          </table:table-cell>
          <table:table-cell table:style-name="ce4" office:value-type="string" calcext:value-type="string">
            <text:p>Em Manaus, qual é a mediana da menor distância entre cada biblioteca e alguma unidade de CREAS quando eles estão a até 2 km e ambos ficam no município, considerando também áreas de setor?</text:p>
          </table:table-cell>
          <table:table-cell table:style-name="ce8" table:content-validation-name="val1" office:value-type="string" calcext:value-type="string">
            <text:p>Município</text:p>
          </table:table-cell>
          <table:table-cell table:style-name="ce11" table:content-validation-name="val2" office:value-type="string" calcext:value-type="string">
            <text:p>Muito Difícil</text:p>
          </table:table-cell>
          <table:table-cell table:style-name="ce5" table:content-validation-name="val3" office:value-type="string" calcext:value-type="string">
            <text:p>ST_DWithin</text:p>
          </table:table-cell>
          <table:table-cell table:style-name="ce12" office:value-type="string" calcext:value-type="string">
            <text:p>SELECT nm_mun,</text:p>
            <text:p>       percentile_cont(0.5) WITHIN GROUP (ORDER BY dist_m) AS mediana_dist_m</text:p>
            <text:p>FROM (</text:p>
            <text:p>  SELECT m.nm_mun,</text:p>
            <text:p>         b.cd_bib,</text:p>
            <text:p>         x.dist_m</text:p>
            <text:p>  FROM public.biblioteca b</text:p>
            <text:p>  JOIN public.municipio m ON b.cd_mun = m.cd_mun</text:p>
            <text:p>  JOIN public.setor s ON s.cd_mun = m.cd_mun AND ST_Intersects(b.geometry, s.geometry)</text:p>
            <text:p>  JOIN LATERAL (</text:p>
            <text:p>    SELECT ST_Distance(b.geometry, r.geometry) AS dist_m</text:p>
            <text:p>    FROM public.creas r</text:p>
            <text:p>    WHERE r.cd_mun = m.cd_mun</text:p>
            <text:p>      AND ST_Within(r.geometry, m.geometry)</text:p>
            <text:p>      AND ST_DWithin(b.geometry, r.geometry, 2000)</text:p>
            <text:p>    ORDER BY ST_Distance(b.geometry, r.geometry)</text:p>
            <text:p>    LIMIT 1</text:p>
            <text:p>  ) x ON TRUE</text:p>
            <text:p>  WHERE m.nm_mun = 'Manaus'</text:p>
            <text:p>    AND ST_Within(b.geometry, m.geometry)</text:p>
            <text:p>) q</text:p>
            <text:p>GROUP BY nm_mun;</text:p>
          </table:table-cell>
          <table:table-cell table:style-name="ce9" table:number-columns-repeated="20"/>
          <table:table-cell table:number-columns-repeated="998"/>
        </table:table-row>
        <table:table-row table:style-name="ro1">
          <table:table-cell table:style-name="ce2" office:value-type="float" office:value="559" calcext:value-type="float">
            <text:p>559</text:p>
          </table:table-cell>
          <table:table-cell table:style-name="ce4" office:value-type="string" calcext:value-type="string">
            <text:p>Em Porto Alegre, quais setores estão no topo quando olhamos a maior razão entre escolas municipais que estão a até 1 km de uma biblioteca e o total de escolas do setor?</text:p>
          </table:table-cell>
          <table:table-cell table:style-name="ce8" table:content-validation-name="val1" office:value-type="string" calcext:value-type="string">
            <text:p>Município</text:p>
          </table:table-cell>
          <table:table-cell table:style-name="ce11" table:content-validation-name="val2" office:value-type="string" calcext:value-type="string">
            <text:p>Muito Difícil</text:p>
          </table:table-cell>
          <table:table-cell table:style-name="ce5" table:content-validation-name="val3" office:value-type="string" calcext:value-type="string">
            <text:p>ST_DWithin</text:p>
          </table:table-cell>
          <table:table-cell table:style-name="ce12" office:value-type="string" calcext:value-type="string">
            <text:p>SELECT cd_setor, razao</text:p>
            <text:p>FROM (</text:p>
            <text:p>  SELECT s.cd_setor,</text:p>
            <text:p>         COUNT(*) FILTER (WHERE ST_DWithin(e.geometry, b.geometry, 1000))::numeric</text:p>
            <text:p>         / NULLIF(COUNT(*), 0) AS razao,</text:p>
            <text:p>         NTILE(10) OVER (ORDER BY COUNT(*) FILTER (WHERE ST_DWithin(e.geometry, b.geometry, 1000))::numeric</text:p>
            <text:p>                                    / NULLIF(COUNT(*), 0) DESC) AS decil</text:p>
            <text:p>  FROM public.escola e</text:p>
            <text:p>  JOIN public.municipio m ON e.cd_mun = m.cd_mun</text:p>
            <text:p>  JOIN public.setor s ON s.cd_mun = m.cd_mun AND ST_Intersects(e.geometry, s.geometry)</text:p>
            <text:p>  JOIN public.biblioteca b ON b.cd_mun = m.cd_mun</text:p>
            <text:p>  WHERE m.nm_mun = 'Porto Alegre'</text:p>
            <text:p>    AND e.tp_depende = 3</text:p>
            <text:p>    AND ST_Within(e.geometry, m.geometry)</text:p>
            <text:p>    AND ST_Within(b.geometry, m.geometry)</text:p>
            <text:p>  GROUP BY s.cd_setor</text:p>
            <text:p>) r</text:p>
            <text:p>WHERE decil = 1</text:p>
            <text:p>ORDER BY razao DESC;</text:p>
          </table:table-cell>
          <table:table-cell table:style-name="ce9" table:number-columns-repeated="20"/>
          <table:table-cell table:number-columns-repeated="998"/>
        </table:table-row>
        <table:table-row table:style-name="ro1">
          <table:table-cell table:style-name="ce2" office:value-type="float" office:value="560" calcext:value-type="float">
            <text:p>560</text:p>
          </table:table-cell>
          <table:table-cell table:style-name="ce4" office:value-type="string" calcext:value-type="string">
            <text:p>Em Belém, quantas bibliotecas têm alcance de pelo menos 5 escolas municipais a até 600 m, considerando escolas dentro do município e que cruzam áreas de setor?</text:p>
          </table:table-cell>
          <table:table-cell table:style-name="ce8" table:content-validation-name="val1" office:value-type="string" calcext:value-type="string">
            <text:p>Município</text:p>
          </table:table-cell>
          <table:table-cell table:style-name="ce11" table:content-validation-name="val2" office:value-type="string" calcext:value-type="string">
            <text:p>Muito Difícil</text:p>
          </table:table-cell>
          <table:table-cell table:style-name="ce5" table:content-validation-name="val3" office:value-type="string" calcext:value-type="string">
            <text:p>ST_DWithin</text:p>
          </table:table-cell>
          <table:table-cell table:style-name="ce12" office:value-type="string" calcext:value-type="string">
            <text:p>SELECT nm_mun,</text:p>
            <text:p>       COUNT(*) AS bibliotecas_com_alcance_minimo</text:p>
            <text:p>FROM (</text:p>
            <text:p>  SELECT m.nm_mun,</text:p>
            <text:p>         b.cd_bib,</text:p>
            <text:p>         COUNT(DISTINCT e.cd_entidade) AS qtd_escolas</text:p>
            <text:p>  FROM public.biblioteca b</text:p>
            <text:p>  JOIN public.municipio m ON b.cd_mun = m.cd_mun</text:p>
            <text:p>  JOIN public.escola e ON e.cd_mun = m.cd_mun AND e.tp_depende = 3</text:p>
            <text:p>  JOIN public.setor s ON s.cd_mun = m.cd_mun AND ST_Intersects(e.geometry, s.geometry)</text:p>
            <text:p>  WHERE m.nm_mun = 'Belém'</text:p>
            <text:p>    AND ST_Within(b.geometry, m.geometry)</text:p>
            <text:p>    AND ST_Within(e.geometry, m.geometry)</text:p>
            <text:p>    AND ST_DWithin(b.geometry, e.geometry, 600)</text:p>
            <text:p>  GROUP BY m.nm_mun, b.cd_bib</text:p>
            <text:p>  HAVING COUNT(DISTINCT e.cd_entidade) &gt;= 5</text:p>
            <text:p>) t</text:p>
            <text:p>GROUP BY nm_mun;</text:p>
          </table:table-cell>
          <table:table-cell table:style-name="ce9" table:number-columns-repeated="20"/>
          <table:table-cell table:number-columns-repeated="998"/>
        </table:table-row>
        <table:table-row table:style-name="ro1">
          <table:table-cell table:style-name="ce2" office:value-type="float" office:value="561" calcext:value-type="float">
            <text:p>561</text:p>
          </table:table-cell>
          <table:table-cell table:style-name="ce4" office:value-type="string" calcext:value-type="string">
            <text:p>Em São Paulo (SP), liste os distritos que se cruzam com o limite do município de São Paulo.</text:p>
          </table:table-cell>
          <table:table-cell table:style-name="ce8" table:content-validation-name="val1" office:value-type="string" calcext:value-type="string">
            <text:p>Distrito</text:p>
          </table:table-cell>
          <table:table-cell table:style-name="ce11" table:content-validation-name="val2" office:value-type="string" calcext:value-type="string">
            <text:p>Facíl</text:p>
          </table:table-cell>
          <table:table-cell table:style-name="ce5" table:content-validation-name="val3" office:value-type="string" calcext:value-type="string">
            <text:p>ST_Intersects</text:p>
          </table:table-cell>
          <table:table-cell table:style-name="ce12" office:value-type="string" calcext:value-type="string">
            <text:p>SELECT</text:p>
            <text:p>  d.cd_dist,</text:p>
            <text:p>  d.nm_dist</text:p>
            <text:p>FROM public.distrito d</text:p>
            <text:p>INNER JOIN public.municipio m</text:p>
            <text:p>  ON ST_Intersects(d.geometry, m.geometry)</text:p>
            <text:p>WHERE m.nm_mun = 'São Paulo';</text:p>
          </table:table-cell>
          <table:table-cell table:style-name="ce9" table:number-columns-repeated="20"/>
          <table:table-cell table:number-columns-repeated="998"/>
        </table:table-row>
        <table:table-row table:style-name="ro1">
          <table:table-cell table:style-name="ce2" office:value-type="float" office:value="562" calcext:value-type="float">
            <text:p>562</text:p>
          </table:table-cell>
          <table:table-cell table:style-name="ce4" office:value-type="string" calcext:value-type="string">
            <text:p>Em Belo Horizonte (MG), traga todos os distritos e, quando houver, o município de Belo Horizonte com o qual se cruzam (mostre o distrito mesmo se não houver interseção).</text:p>
          </table:table-cell>
          <table:table-cell table:style-name="ce8" table:content-validation-name="val1" office:value-type="string" calcext:value-type="string">
            <text:p>Distrito</text:p>
          </table:table-cell>
          <table:table-cell table:style-name="ce11" table:content-validation-name="val2" office:value-type="string" calcext:value-type="string">
            <text:p>Facíl</text:p>
          </table:table-cell>
          <table:table-cell table:style-name="ce5" table:content-validation-name="val3" office:value-type="string" calcext:value-type="string">
            <text:p>ST_Intersects</text:p>
          </table:table-cell>
          <table:table-cell table:style-name="ce12" office:value-type="string" calcext:value-type="string">
            <text:p>SELECT</text:p>
            <text:p>  d.cd_dist,</text:p>
            <text:p>  d.nm_dist,</text:p>
            <text:p>  m.nm_mun</text:p>
            <text:p>FROM public.distrito d</text:p>
            <text:p>LEFT JOIN public.municipio m</text:p>
            <text:p>  ON ST_Intersects(d.geometry, m.geometry)</text:p>
            <text:p>WHERE m.nm_mun IS NULL OR m.nm_mun = 'Belo Horizonte';</text:p>
          </table:table-cell>
          <table:table-cell table:style-name="ce9" table:number-columns-repeated="20"/>
          <table:table-cell table:number-columns-repeated="998"/>
        </table:table-row>
        <table:table-row table:style-name="ro1">
          <table:table-cell table:style-name="ce2" office:value-type="float" office:value="563" calcext:value-type="float">
            <text:p>563</text:p>
          </table:table-cell>
          <table:table-cell table:style-name="ce4" office:value-type="string" calcext:value-type="string">
            <text:p>Em Curitiba (PR), liste o município de Curitiba com os distritos que se cruzam com ele (mostre o município mesmo se algum distrito não aparecer).</text:p>
          </table:table-cell>
          <table:table-cell table:style-name="ce8" table:content-validation-name="val1" office:value-type="string" calcext:value-type="string">
            <text:p>Distrito</text:p>
          </table:table-cell>
          <table:table-cell table:style-name="ce11" table:content-validation-name="val2" office:value-type="string" calcext:value-type="string">
            <text:p>Facíl</text:p>
          </table:table-cell>
          <table:table-cell table:style-name="ce5" table:content-validation-name="val3" office:value-type="string" calcext:value-type="string">
            <text:p>ST_Intersects</text:p>
          </table:table-cell>
          <table:table-cell table:style-name="ce12" office:value-type="string" calcext:value-type="string">
            <text:p>SELECT</text:p>
            <text:p>  m.nm_mun,</text:p>
            <text:p>  d.cd_dist,</text:p>
            <text:p>  d.nm_dist</text:p>
            <text:p>FROM public.distrito d</text:p>
            <text:p>RIGHT JOIN public.municipio m</text:p>
            <text:p>  ON ST_Intersects(d.geometry, m.geometry)</text:p>
            <text:p>WHERE m.nm_mun = 'Curitiba';</text:p>
          </table:table-cell>
          <table:table-cell table:style-name="ce9" table:number-columns-repeated="20"/>
          <table:table-cell table:number-columns-repeated="998"/>
        </table:table-row>
        <table:table-row table:style-name="ro1">
          <table:table-cell table:style-name="ce2" office:value-type="float" office:value="564" calcext:value-type="float">
            <text:p>564</text:p>
          </table:table-cell>
          <table:table-cell table:style-name="ce4" office:value-type="string" calcext:value-type="string">
            <text:p>Em Recife (PE), mostre os distritos que se cruzam com o limite do município de Recife.</text:p>
          </table:table-cell>
          <table:table-cell table:style-name="ce8" table:content-validation-name="val1" office:value-type="string" calcext:value-type="string">
            <text:p>Distrito</text:p>
          </table:table-cell>
          <table:table-cell table:style-name="ce11" table:content-validation-name="val2" office:value-type="string" calcext:value-type="string">
            <text:p>Facíl</text:p>
          </table:table-cell>
          <table:table-cell table:style-name="ce5" table:content-validation-name="val3" office:value-type="string" calcext:value-type="string">
            <text:p>ST_Intersects</text:p>
          </table:table-cell>
          <table:table-cell table:style-name="ce12" office:value-type="string" calcext:value-type="string">
            <text:p>SELECT</text:p>
            <text:p>  d.cd_dist,</text:p>
            <text:p>  d.nm_dist</text:p>
            <text:p>FROM public.distrito d</text:p>
            <text:p>JOIN public.municipio m</text:p>
            <text:p>  ON ST_Intersects(d.geometry, m.geometry)</text:p>
            <text:p>WHERE m.nm_mun = 'Recife';</text:p>
          </table:table-cell>
          <table:table-cell table:style-name="ce9" table:number-columns-repeated="20"/>
          <table:table-cell table:number-columns-repeated="998"/>
        </table:table-row>
        <table:table-row table:style-name="ro1">
          <table:table-cell table:style-name="ce2" office:value-type="float" office:value="565" calcext:value-type="float">
            <text:p>565</text:p>
          </table:table-cell>
          <table:table-cell table:style-name="ce4" office:value-type="string" calcext:value-type="string">
            <text:p>Entre Porto Alegre (RS) e Viamão (RS), mostre distritos e o município correspondente quando houver cruzamento; inclua linhas mesmo se aparecer apenas distrito ou apenas município.</text:p>
          </table:table-cell>
          <table:table-cell table:style-name="ce8" table:content-validation-name="val1" office:value-type="string" calcext:value-type="string">
            <text:p>Distrito</text:p>
          </table:table-cell>
          <table:table-cell table:style-name="ce11" table:content-validation-name="val2" office:value-type="string" calcext:value-type="string">
            <text:p>Facíl</text:p>
          </table:table-cell>
          <table:table-cell table:style-name="ce5" table:content-validation-name="val3" office:value-type="string" calcext:value-type="string">
            <text:p>ST_Intersects</text:p>
          </table:table-cell>
          <table:table-cell table:style-name="ce12" office:value-type="string" calcext:value-type="string">
            <text:p>SELECT</text:p>
            <text:p>  d.cd_dist,</text:p>
            <text:p>  d.nm_dist,</text:p>
            <text:p>  m.nm_mun,</text:p>
            <text:p>  ST_Intersects(d.geometry, m.geometry) AS cruza</text:p>
            <text:p>FROM public.distrito d</text:p>
            <text:p>FULL OUTER JOIN public.municipio m</text:p>
            <text:p>  ON d.cd_mun = m.cd_mun</text:p>
            <text:p>WHERE m.nm_mun IN ('Porto Alegre','Viamão');</text:p>
          </table:table-cell>
          <table:table-cell table:style-name="ce9" table:number-columns-repeated="20"/>
          <table:table-cell table:number-columns-repeated="998"/>
        </table:table-row>
        <table:table-row table:style-name="ro1">
          <table:table-cell table:style-name="ce2" office:value-type="float" office:value="566" calcext:value-type="float">
            <text:p>566</text:p>
          </table:table-cell>
          <table:table-cell table:style-name="ce4" office:value-type="string" calcext:value-type="string">
            <text:p>No município de São Paulo/SP, quais escolas com bairro contendo “Moema” estão contidas no distrito onde se localizam?</text:p>
          </table:table-cell>
          <table:table-cell table:style-name="ce8" table:content-validation-name="val1" office:value-type="string" calcext:value-type="string">
            <text:p>Distrito</text:p>
          </table:table-cell>
          <table:table-cell table:style-name="ce11" table:content-validation-name="val2" office:value-type="string" calcext:value-type="string">
            <text:p>Facíl</text:p>
          </table:table-cell>
          <table:table-cell table:style-name="ce5" table:content-validation-name="val3" office:value-type="string" calcext:value-type="string">
            <text:p>ST_Contains</text:p>
          </table:table-cell>
          <table:table-cell table:style-name="ce12" office:value-type="string" calcext:value-type="string">
            <text:p>SELECT</text:p>
            <text:p>  e.cd_entidade,</text:p>
            <text:p>  e.nm_bairro,</text:p>
            <text:p>  d.cd_mun</text:p>
            <text:p>FROM public.distrito d</text:p>
            <text:p>JOIN public.escola e</text:p>
            <text:p>  ON e.cd_mun = d.cd_mun</text:p>
            <text:p>WHERE e.nm_bairro ILIKE '%Moema%'</text:p>
            <text:p>  AND ST_Contains(d.geometry, e.geometry);</text:p>
          </table:table-cell>
          <table:table-cell table:style-name="ce9" table:number-columns-repeated="20"/>
          <table:table-cell table:number-columns-repeated="998"/>
        </table:table-row>
        <table:table-row table:style-name="ro1">
          <table:table-cell table:style-name="ce2" office:value-type="float" office:value="567" calcext:value-type="float">
            <text:p>567</text:p>
          </table:table-cell>
          <table:table-cell table:style-name="ce4" office:value-type="string" calcext:value-type="string">
            <text:p>Em Belo Horizonte/MG, quais escolas com bairro contendo “Santa” estão contidas no respectivo distrito?</text:p>
          </table:table-cell>
          <table:table-cell table:style-name="ce8" table:content-validation-name="val1" office:value-type="string" calcext:value-type="string">
            <text:p>Distrito</text:p>
          </table:table-cell>
          <table:table-cell table:style-name="ce11" table:content-validation-name="val2" office:value-type="string" calcext:value-type="string">
            <text:p>Facíl</text:p>
          </table:table-cell>
          <table:table-cell table:style-name="ce5" table:content-validation-name="val3" office:value-type="string" calcext:value-type="string">
            <text:p>ST_Contains</text:p>
          </table:table-cell>
          <table:table-cell table:style-name="ce12" office:value-type="string" calcext:value-type="string">
            <text:p>SELECT</text:p>
            <text:p>  e.cd_entidade,</text:p>
            <text:p>  e.nm_bairro,</text:p>
            <text:p>  d.cd_mun</text:p>
            <text:p>FROM public.distrito d</text:p>
            <text:p>INNER JOIN public.escola e</text:p>
            <text:p>  ON e.cd_mun = d.cd_mun</text:p>
            <text:p>WHERE e.nm_bairro ILIKE 'Santa%'</text:p>
            <text:p>  AND ST_Contains(d.geometry, e.geometry);</text:p>
          </table:table-cell>
          <table:table-cell table:style-name="ce9" table:number-columns-repeated="20"/>
          <table:table-cell table:number-columns-repeated="998"/>
        </table:table-row>
        <table:table-row table:style-name="ro1">
          <table:table-cell table:style-name="ce2" office:value-type="float" office:value="568" calcext:value-type="float">
            <text:p>568</text:p>
          </table:table-cell>
          <table:table-cell table:style-name="ce4" office:value-type="string" calcext:value-type="string">
            <text:p>No Rio de Janeiro/RJ, liste as escolas cujo bairro contém “Jardim” que estejam contidas no seu distrito.</text:p>
          </table:table-cell>
          <table:table-cell table:style-name="ce8" table:content-validation-name="val1" office:value-type="string" calcext:value-type="string">
            <text:p>Distrito</text:p>
          </table:table-cell>
          <table:table-cell table:style-name="ce11" table:content-validation-name="val2" office:value-type="string" calcext:value-type="string">
            <text:p>Facíl</text:p>
          </table:table-cell>
          <table:table-cell table:style-name="ce5" table:content-validation-name="val3" office:value-type="string" calcext:value-type="string">
            <text:p>ST_Contains</text:p>
          </table:table-cell>
          <table:table-cell table:style-name="ce12" office:value-type="string" calcext:value-type="string">
            <text:p>SELECT</text:p>
            <text:p>  e.cd_entidade,</text:p>
            <text:p>  e.nm_bairro,</text:p>
            <text:p>  d.cd_mun</text:p>
            <text:p>FROM public.distrito d</text:p>
            <text:p>LEFT JOIN public.escola e</text:p>
            <text:p>  ON e.cd_mun = d.cd_mun</text:p>
            <text:p>WHERE e.nm_bairro ILIKE '%Jardim%'</text:p>
            <text:p>  AND ST_Contains(d.geometry, e.geometry);</text:p>
          </table:table-cell>
          <table:table-cell table:style-name="ce9" table:number-columns-repeated="20"/>
          <table:table-cell table:number-columns-repeated="998"/>
        </table:table-row>
        <table:table-row table:style-name="ro1">
          <table:table-cell table:style-name="ce2" office:value-type="float" office:value="569" calcext:value-type="float">
            <text:p>569</text:p>
          </table:table-cell>
          <table:table-cell table:style-name="ce4" office:value-type="string" calcext:value-type="string">
            <text:p>Em Curitiba/PR, quais escolas com bairro contendo “Vila” estão contidas no distrito correspondente?</text:p>
          </table:table-cell>
          <table:table-cell table:style-name="ce8" table:content-validation-name="val1" office:value-type="string" calcext:value-type="string">
            <text:p>Distrito</text:p>
          </table:table-cell>
          <table:table-cell table:style-name="ce11" table:content-validation-name="val2" office:value-type="string" calcext:value-type="string">
            <text:p>Facíl</text:p>
          </table:table-cell>
          <table:table-cell table:style-name="ce5" table:content-validation-name="val3" office:value-type="string" calcext:value-type="string">
            <text:p>ST_Contains</text:p>
          </table:table-cell>
          <table:table-cell table:style-name="ce12" office:value-type="string" calcext:value-type="string">
            <text:p>SELECT</text:p>
            <text:p>  e.cd_entidade,</text:p>
            <text:p>  e.nm_bairro,</text:p>
            <text:p>  d.cd_mun</text:p>
            <text:p>FROM public.distrito d</text:p>
            <text:p>RIGHT JOIN public.escola e</text:p>
            <text:p>  ON e.cd_mun = d.cd_mun</text:p>
            <text:p>WHERE e.nm_bairro ILIKE 'Vila%'</text:p>
            <text:p>  AND ST_Contains(d.geometry, e.geometry);</text:p>
          </table:table-cell>
          <table:table-cell table:style-name="ce9" table:number-columns-repeated="20"/>
          <table:table-cell table:number-columns-repeated="998"/>
        </table:table-row>
        <table:table-row table:style-name="ro1">
          <table:table-cell table:style-name="ce2" office:value-type="float" office:value="570" calcext:value-type="float">
            <text:p>570</text:p>
          </table:table-cell>
          <table:table-cell table:style-name="ce4" office:value-type="string" calcext:value-type="string">
            <text:p>Em Porto Alegre/RS, quais escolas com bairro contendo “Nossa Senhora” estão contidas no distrito onde ficam?</text:p>
          </table:table-cell>
          <table:table-cell table:style-name="ce8" table:content-validation-name="val1" office:value-type="string" calcext:value-type="string">
            <text:p>Distrito</text:p>
          </table:table-cell>
          <table:table-cell table:style-name="ce11" table:content-validation-name="val2" office:value-type="string" calcext:value-type="string">
            <text:p>Facíl</text:p>
          </table:table-cell>
          <table:table-cell table:style-name="ce5" table:content-validation-name="val3" office:value-type="string" calcext:value-type="string">
            <text:p>ST_Contains</text:p>
          </table:table-cell>
          <table:table-cell table:style-name="ce12" office:value-type="string" calcext:value-type="string">
            <text:p>SELECT</text:p>
            <text:p>  e.cd_entidade,</text:p>
            <text:p>  e.nm_bairro,</text:p>
            <text:p>  d.cd_mun</text:p>
            <text:p>FROM public.distrito d</text:p>
            <text:p>FULL OUTER JOIN public.escola e</text:p>
            <text:p>  ON e.cd_mun = d.cd_mun</text:p>
            <text:p>WHERE e.nm_bairro ILIKE '%Nossa Senhora%'</text:p>
            <text:p>  AND ST_Contains(d.geometry, e.geometry);</text:p>
          </table:table-cell>
          <table:table-cell table:style-name="ce9" table:number-columns-repeated="20"/>
          <table:table-cell table:number-columns-repeated="998"/>
        </table:table-row>
        <table:table-row table:style-name="ro1">
          <table:table-cell table:style-name="ce2" office:value-type="float" office:value="571" calcext:value-type="float">
            <text:p>571</text:p>
          </table:table-cell>
          <table:table-cell table:style-name="ce4" office:value-type="string" calcext:value-type="string">
            <text:p>Qual é a distância das escolas municipais até o centro do distrito de Pinheiros em São Paulo/SP?</text:p>
          </table:table-cell>
          <table:table-cell table:style-name="ce8" table:content-validation-name="val1" office:value-type="string" calcext:value-type="string">
            <text:p>Distrito</text:p>
          </table:table-cell>
          <table:table-cell table:style-name="ce11" table:content-validation-name="val2" office:value-type="string" calcext:value-type="string">
            <text:p>Facíl</text:p>
          </table:table-cell>
          <table:table-cell table:style-name="ce5" table:content-validation-name="val3" office:value-type="string" calcext:value-type="string">
            <text:p>ST_Distance</text:p>
          </table:table-cell>
          <table:table-cell table:style-name="ce12" office:value-type="string" calcext:value-type="string">
            <text:p>SELECT e.nm_entidade, d.nm_dist, ST_Distance(e.geometry, ST_Centroid(d.geometry)) AS distancia_metros</text:p>
            <text:p>FROM public.escola e</text:p>
            <text:p>INNER JOIN public.distrito d ON e.cd_dist = d.cd_dist AND e.cd_mun = d.cd_mun</text:p>
            <text:p>WHERE d.nm_dist ILIKE 'Pinheiros' AND e.cd_uf = '35';</text:p>
          </table:table-cell>
          <table:table-cell table:style-name="ce9" table:number-columns-repeated="20"/>
          <table:table-cell table:number-columns-repeated="998"/>
        </table:table-row>
        <table:table-row table:style-name="ro1">
          <table:table-cell table:style-name="ce2" office:value-type="float" office:value="572" calcext:value-type="float">
            <text:p>572</text:p>
          </table:table-cell>
          <table:table-cell table:style-name="ce4" office:value-type="string" calcext:value-type="string">
            <text:p>Quais escolas estaduais estão localizadas a até 500 metros do centro do distrito da Mooca em São Paulo/SP?</text:p>
          </table:table-cell>
          <table:table-cell table:style-name="ce8" table:content-validation-name="val1" office:value-type="string" calcext:value-type="string">
            <text:p>Distrito</text:p>
          </table:table-cell>
          <table:table-cell table:style-name="ce11" table:content-validation-name="val2" office:value-type="string" calcext:value-type="string">
            <text:p>Facíl</text:p>
          </table:table-cell>
          <table:table-cell table:style-name="ce5" table:content-validation-name="val3" office:value-type="string" calcext:value-type="string">
            <text:p>ST_Distance</text:p>
          </table:table-cell>
          <table:table-cell table:style-name="ce12" office:value-type="string" calcext:value-type="string">
            <text:p>SELECT e.nm_entidade, d.nm_dist, ST_Distance(e.geometry, ST_Centroid(d.geometry)) AS distancia_metros</text:p>
            <text:p>FROM public.escola e</text:p>
            <text:p>LEFT JOIN public.distrito d ON e.cd_dist = d.cd_dist AND e.cd_mun = d.cd_mun</text:p>
            <text:p>WHERE d.nm_dist ILIKE 'Mooca' AND e.cd_uf = '35' AND e.tp_depende = 2</text:p>
            <text:p>  AND ST_Distance(e.geometry, ST_Centroid(d.geometry)) &lt;= 500;</text:p>
          </table:table-cell>
          <table:table-cell table:style-name="ce9" table:number-columns-repeated="20"/>
          <table:table-cell table:number-columns-repeated="998"/>
        </table:table-row>
        <table:table-row table:style-name="ro1">
          <table:table-cell table:style-name="ce2" office:value-type="float" office:value="573" calcext:value-type="float">
            <text:p>573</text:p>
          </table:table-cell>
          <table:table-cell table:style-name="ce4" office:value-type="string" calcext:value-type="string">
            <text:p>Qual a distância entre cada escola e o limite do distrito de Santo Amaro em São Paulo/SP?</text:p>
          </table:table-cell>
          <table:table-cell table:style-name="ce8" table:content-validation-name="val1" office:value-type="string" calcext:value-type="string">
            <text:p>Distrito</text:p>
          </table:table-cell>
          <table:table-cell table:style-name="ce11" table:content-validation-name="val2" office:value-type="string" calcext:value-type="string">
            <text:p>Facíl</text:p>
          </table:table-cell>
          <table:table-cell table:style-name="ce5" table:content-validation-name="val3" office:value-type="string" calcext:value-type="string">
            <text:p>ST_Distance</text:p>
          </table:table-cell>
          <table:table-cell table:style-name="ce12" office:value-type="string" calcext:value-type="string">
            <text:p>SELECT e.nm_entidade, d.nm_dist, ST_Distance(e.geometry, d.geometry) AS distancia_metros</text:p>
            <text:p>FROM public.escola e</text:p>
            <text:p>RIGHT JOIN public.distrito d ON e.cd_dist = d.cd_dist AND e.cd_mun = d.cd_mun</text:p>
            <text:p>WHERE d.nm_dist ILIKE 'Santo Amaro' AND e.cd_uf = '35';</text:p>
          </table:table-cell>
          <table:table-cell table:style-name="ce9" table:number-columns-repeated="20"/>
          <table:table-cell table:number-columns-repeated="998"/>
        </table:table-row>
        <table:table-row table:style-name="ro1">
          <table:table-cell table:style-name="ce2" office:value-type="float" office:value="574" calcext:value-type="float">
            <text:p>574</text:p>
          </table:table-cell>
          <table:table-cell table:style-name="ce4" office:value-type="string" calcext:value-type="string">
            <text:p>Liste a distância em metros das escolas particulares até o centro do distrito de Perdizes em São Paulo/SP.</text:p>
          </table:table-cell>
          <table:table-cell table:style-name="ce8" table:content-validation-name="val1" office:value-type="string" calcext:value-type="string">
            <text:p>Distrito</text:p>
          </table:table-cell>
          <table:table-cell table:style-name="ce11" table:content-validation-name="val2" office:value-type="string" calcext:value-type="string">
            <text:p>Facíl</text:p>
          </table:table-cell>
          <table:table-cell table:style-name="ce5" table:content-validation-name="val3" office:value-type="string" calcext:value-type="string">
            <text:p>ST_Distance</text:p>
          </table:table-cell>
          <table:table-cell table:style-name="ce12" office:value-type="string" calcext:value-type="string">
            <text:p>SELECT e.nm_entidade, d.nm_dist, ST_Distance(e.geometry, ST_Centroid(d.geometry)) AS distancia_metros</text:p>
            <text:p>FROM public.escola e</text:p>
            <text:p>JOIN public.distrito d ON e.cd_dist = d.cd_dist AND e.cd_mun = d.cd_mun</text:p>
            <text:p>WHERE d.nm_dist ILIKE 'Perdizes' AND e.cd_uf = '35' AND e.tp_depende = 4;</text:p>
          </table:table-cell>
          <table:table-cell table:style-name="ce9" table:number-columns-repeated="20"/>
          <table:table-cell table:number-columns-repeated="998"/>
        </table:table-row>
        <table:table-row table:style-name="ro1">
          <table:table-cell table:style-name="ce2" office:value-type="float" office:value="575" calcext:value-type="float">
            <text:p>575</text:p>
          </table:table-cell>
          <table:table-cell table:style-name="ce4" office:value-type="string" calcext:value-type="string">
            <text:p>Quais escolas em São Paulo/SP estão localizadas a até 1 km do centro do distrito da Lapa?</text:p>
          </table:table-cell>
          <table:table-cell table:style-name="ce8" table:content-validation-name="val1" office:value-type="string" calcext:value-type="string">
            <text:p>Distrito</text:p>
          </table:table-cell>
          <table:table-cell table:style-name="ce11" table:content-validation-name="val2" office:value-type="string" calcext:value-type="string">
            <text:p>Facíl</text:p>
          </table:table-cell>
          <table:table-cell table:style-name="ce5" table:content-validation-name="val3" office:value-type="string" calcext:value-type="string">
            <text:p>ST_Distance</text:p>
          </table:table-cell>
          <table:table-cell table:style-name="ce12" office:value-type="string" calcext:value-type="string">
            <text:p>SELECT e.nm_entidade, d.nm_dist, ST_Distance(e.geometry, ST_Centroid(d.geometry)) AS distancia_metros</text:p>
            <text:p>FROM public.escola e</text:p>
            <text:p>FULL OUTER JOIN public.distrito d ON e.cd_dist = d.cd_dist AND e.cd_mun = d.cd_mun</text:p>
            <text:p>WHERE d.nm_dist ILIKE 'Lapa' AND e.cd_uf = '35'</text:p>
            <text:p>  AND ST_Distance(e.geometry, ST_Centroid(d.geometry)) &lt;= 1000;</text:p>
          </table:table-cell>
          <table:table-cell table:style-name="ce9" table:number-columns-repeated="20"/>
          <table:table-cell table:number-columns-repeated="998"/>
        </table:table-row>
        <table:table-row table:style-name="ro1">
          <table:table-cell table:style-name="ce2" office:value-type="float" office:value="576" calcext:value-type="float">
            <text:p>576</text:p>
          </table:table-cell>
          <table:table-cell table:style-name="ce4" office:value-type="string" calcext:value-type="string">
            <text:p>No distrito Mooca, quais escolas estaduais estão dentro do distrito?</text:p>
          </table:table-cell>
          <table:table-cell table:style-name="ce8" table:content-validation-name="val1" office:value-type="string" calcext:value-type="string">
            <text:p>Distrito</text:p>
          </table:table-cell>
          <table:table-cell table:style-name="ce11" table:content-validation-name="val2" office:value-type="string" calcext:value-type="string">
            <text:p>Facíl</text:p>
          </table:table-cell>
          <table:table-cell table:style-name="ce5" table:content-validation-name="val3" office:value-type="string" calcext:value-type="string">
            <text:p>ST_Within</text:p>
          </table:table-cell>
          <table:table-cell table:style-name="ce12" office:value-type="string" calcext:value-type="string">
            <text:p>SELECT</text:p>
            <text:p>  e.cd_entidade,</text:p>
            <text:p>  e.nm_entidade,</text:p>
            <text:p>  e.nm_bairro,</text:p>
            <text:p>  d.nm_dist AS distrito</text:p>
            <text:p>FROM public.distrito d</text:p>
            <text:p>JOIN public.escola e</text:p>
            <text:p>  ON e.cd_mun = d.cd_mun AND e.cd_dist = d.cd_dist</text:p>
            <text:p>WHERE d.nm_dist = 'Mooca'</text:p>
            <text:p>  AND ST_Within(e.geometry, d.geometry)</text:p>
            <text:p>  AND e.tp_depende = 2;</text:p>
          </table:table-cell>
          <table:table-cell table:style-name="ce9" table:number-columns-repeated="20"/>
          <table:table-cell table:number-columns-repeated="998"/>
        </table:table-row>
        <table:table-row table:style-name="ro1">
          <table:table-cell table:style-name="ce2" office:value-type="float" office:value="577" calcext:value-type="float">
            <text:p>577</text:p>
          </table:table-cell>
          <table:table-cell table:style-name="ce4" office:value-type="string" calcext:value-type="string">
            <text:p>No distrito Lapa, quais escolas municipais ficam dentro do distrito e têm bairro contendo “Vila”?</text:p>
          </table:table-cell>
          <table:table-cell table:style-name="ce8" table:content-validation-name="val1" office:value-type="string" calcext:value-type="string">
            <text:p>Distrito</text:p>
          </table:table-cell>
          <table:table-cell table:style-name="ce11" table:content-validation-name="val2" office:value-type="string" calcext:value-type="string">
            <text:p>Facíl</text:p>
          </table:table-cell>
          <table:table-cell table:style-name="ce5" table:content-validation-name="val3" office:value-type="string" calcext:value-type="string">
            <text:p>ST_Within</text:p>
          </table:table-cell>
          <table:table-cell table:style-name="ce12" office:value-type="string" calcext:value-type="string">
            <text:p>SELECT</text:p>
            <text:p>  e.cd_entidade,</text:p>
            <text:p>  e.nm_entidade,</text:p>
            <text:p>  e.nm_bairro,</text:p>
            <text:p>  d.nm_dist AS distrito</text:p>
            <text:p>FROM public.distrito d</text:p>
            <text:p>INNER JOIN public.escola e</text:p>
            <text:p>  ON e.cd_mun = d.cd_mun AND e.cd_dist = d.cd_dist</text:p>
            <text:p>WHERE d.nm_dist = 'Lapa'</text:p>
            <text:p>  AND ST_Within(e.geometry, d.geometry)</text:p>
            <text:p>  AND e.tp_depende = 1</text:p>
            <text:p>  AND e.nm_bairro ILIKE '%Vila%';</text:p>
          </table:table-cell>
          <table:table-cell table:style-name="ce9" table:number-columns-repeated="20"/>
          <table:table-cell table:number-columns-repeated="998"/>
        </table:table-row>
        <table:table-row table:style-name="ro1">
          <table:table-cell table:style-name="ce2" office:value-type="float" office:value="578" calcext:value-type="float">
            <text:p>578</text:p>
          </table:table-cell>
          <table:table-cell table:style-name="ce4" office:value-type="string" calcext:value-type="string">
            <text:p>No distrito Butantã, quais escolas privadas estão dentro do distrito?</text:p>
          </table:table-cell>
          <table:table-cell table:style-name="ce8" table:content-validation-name="val1" office:value-type="string" calcext:value-type="string">
            <text:p>Distrito</text:p>
          </table:table-cell>
          <table:table-cell table:style-name="ce11" table:content-validation-name="val2" office:value-type="string" calcext:value-type="string">
            <text:p>Facíl</text:p>
          </table:table-cell>
          <table:table-cell table:style-name="ce5" table:content-validation-name="val3" office:value-type="string" calcext:value-type="string">
            <text:p>ST_Within</text:p>
          </table:table-cell>
          <table:table-cell table:style-name="ce12" office:value-type="string" calcext:value-type="string">
            <text:p>SELECT</text:p>
            <text:p>  e.cd_entidade,</text:p>
            <text:p>  e.nm_entidade,</text:p>
            <text:p>  e.nm_bairro,</text:p>
            <text:p>  d.nm_dist AS distrito</text:p>
            <text:p>FROM public.distrito d</text:p>
            <text:p>LEFT JOIN public.escola e</text:p>
            <text:p>  ON e.cd_mun = d.cd_mun AND e.cd_dist = d.cd_dist</text:p>
            <text:p>WHERE d.nm_dist = 'Butantã'</text:p>
            <text:p>  AND ST_Within(e.geometry, d.geometry)</text:p>
            <text:p>  AND e.tp_depende = 4;</text:p>
          </table:table-cell>
          <table:table-cell table:style-name="ce9" table:number-columns-repeated="20"/>
          <table:table-cell table:number-columns-repeated="998"/>
        </table:table-row>
        <table:table-row table:style-name="ro1">
          <table:table-cell table:style-name="ce2" office:value-type="float" office:value="579" calcext:value-type="float">
            <text:p>579</text:p>
          </table:table-cell>
          <table:table-cell table:style-name="ce4" office:value-type="string" calcext:value-type="string">
            <text:p>No distrito Sé, liste as escolas que estão dentro do distrito e cujo bairro contenha “Centro”.</text:p>
          </table:table-cell>
          <table:table-cell table:style-name="ce8" table:content-validation-name="val1" office:value-type="string" calcext:value-type="string">
            <text:p>Distrito</text:p>
          </table:table-cell>
          <table:table-cell table:style-name="ce11" table:content-validation-name="val2" office:value-type="string" calcext:value-type="string">
            <text:p>Facíl</text:p>
          </table:table-cell>
          <table:table-cell table:style-name="ce5" table:content-validation-name="val3" office:value-type="string" calcext:value-type="string">
            <text:p>ST_Within</text:p>
          </table:table-cell>
          <table:table-cell table:style-name="ce12" office:value-type="string" calcext:value-type="string">
            <text:p>SELECT</text:p>
            <text:p>  e.cd_entidade,</text:p>
            <text:p>  e.nm_entidade,</text:p>
            <text:p>  e.nm_bairro,</text:p>
            <text:p>  d.nm_dist AS distrito</text:p>
            <text:p>FROM public.distrito d</text:p>
            <text:p>RIGHT JOIN public.escola e</text:p>
            <text:p>  ON e.cd_mun = d.cd_mun AND e.cd_dist = d.cd_dist</text:p>
            <text:p>WHERE d.nm_dist = 'Sé'</text:p>
            <text:p>  AND ST_Within(e.geometry, d.geometry)</text:p>
            <text:p>  AND e.nm_bairro ILIKE '%Centro%';</text:p>
          </table:table-cell>
          <table:table-cell table:style-name="ce9" table:number-columns-repeated="20"/>
          <table:table-cell table:number-columns-repeated="998"/>
        </table:table-row>
        <table:table-row table:style-name="ro1">
          <table:table-cell table:style-name="ce2" office:value-type="float" office:value="580" calcext:value-type="float">
            <text:p>580</text:p>
          </table:table-cell>
          <table:table-cell table:style-name="ce4" office:value-type="string" calcext:value-type="string">
            <text:p>No distrito Santo Amaro, quais escolas estão dentro do distrito?</text:p>
          </table:table-cell>
          <table:table-cell table:style-name="ce8" table:content-validation-name="val1" office:value-type="string" calcext:value-type="string">
            <text:p>Distrito</text:p>
          </table:table-cell>
          <table:table-cell table:style-name="ce11" table:content-validation-name="val2" office:value-type="string" calcext:value-type="string">
            <text:p>Facíl</text:p>
          </table:table-cell>
          <table:table-cell table:style-name="ce5" table:content-validation-name="val3" office:value-type="string" calcext:value-type="string">
            <text:p>ST_Within</text:p>
          </table:table-cell>
          <table:table-cell table:style-name="ce12" office:value-type="string" calcext:value-type="string">
            <text:p>SELECT</text:p>
            <text:p>  e.cd_entidade,</text:p>
            <text:p>  e.nm_entidade,</text:p>
            <text:p>  e.nm_bairro,</text:p>
            <text:p>  d.nm_dist AS distrito</text:p>
            <text:p>FROM public.distrito d</text:p>
            <text:p>FULL OUTER JOIN public.escola e</text:p>
            <text:p>  ON e.cd_mun = d.cd_mun AND e.cd_dist = d.cd_dist</text:p>
            <text:p>WHERE d.nm_dist = 'Santo Amaro'</text:p>
            <text:p>  AND ST_Within(e.geometry, d.geometry);</text:p>
          </table:table-cell>
          <table:table-cell table:style-name="ce9" table:number-columns-repeated="20"/>
          <table:table-cell table:number-columns-repeated="998"/>
        </table:table-row>
        <table:table-row table:style-name="ro1">
          <table:table-cell table:style-name="ce2" office:value-type="float" office:value="581" calcext:value-type="float">
            <text:p>581</text:p>
          </table:table-cell>
          <table:table-cell table:style-name="ce4" office:value-type="string" calcext:value-type="string">
            <text:p>No distrito Jabaquara, quais escolas municipais têm interseção com o território do distrito?</text:p>
          </table:table-cell>
          <table:table-cell table:style-name="ce8" table:content-validation-name="val1" office:value-type="string" calcext:value-type="string">
            <text:p>Distrito</text:p>
          </table:table-cell>
          <table:table-cell table:style-name="ce11" table:content-validation-name="val2" office:value-type="string" calcext:value-type="string">
            <text:p>Facíl</text:p>
          </table:table-cell>
          <table:table-cell table:style-name="ce5" table:content-validation-name="val3" office:value-type="string" calcext:value-type="string">
            <text:p>ST_Intersection</text:p>
          </table:table-cell>
          <table:table-cell table:style-name="ce12" office:value-type="string" calcext:value-type="string">
            <text:p>SELECT</text:p>
            <text:p>  e.cd_entidade,</text:p>
            <text:p>  e.nm_entidade,</text:p>
            <text:p>  e.nm_bairro,</text:p>
            <text:p>  d.nm_dist AS distrito,</text:p>
            <text:p>  ST_Intersection(d.geometry, e.geometry) AS geom_intersecao</text:p>
            <text:p>FROM public.distrito d</text:p>
            <text:p>JOIN public.escola e</text:p>
            <text:p>  ON e.cd_mun = d.cd_mun AND e.cd_dist = d.cd_dist</text:p>
            <text:p>WHERE d.nm_dist = 'Jabaquara'</text:p>
            <text:p>  AND e.tp_depende = 1;</text:p>
          </table:table-cell>
          <table:table-cell table:style-name="ce9" table:number-columns-repeated="20"/>
          <table:table-cell table:number-columns-repeated="998"/>
        </table:table-row>
        <table:table-row table:style-name="ro1">
          <table:table-cell table:style-name="ce2" office:value-type="float" office:value="582" calcext:value-type="float">
            <text:p>582</text:p>
          </table:table-cell>
          <table:table-cell table:style-name="ce4" office:value-type="string" calcext:value-type="string">
            <text:p>No distrito Itaim Bibi, quais escolas privadas com nome contendo “Colégio” intersectam o distrito?</text:p>
          </table:table-cell>
          <table:table-cell table:style-name="ce8" table:content-validation-name="val1" office:value-type="string" calcext:value-type="string">
            <text:p>Distrito</text:p>
          </table:table-cell>
          <table:table-cell table:style-name="ce11" table:content-validation-name="val2" office:value-type="string" calcext:value-type="string">
            <text:p>Facíl</text:p>
          </table:table-cell>
          <table:table-cell table:style-name="ce5" table:content-validation-name="val3" office:value-type="string" calcext:value-type="string">
            <text:p>ST_Intersection</text:p>
          </table:table-cell>
          <table:table-cell table:style-name="ce12" office:value-type="string" calcext:value-type="string">
            <text:p>SELECT</text:p>
            <text:p>  e.cd_entidade,</text:p>
            <text:p>  e.nm_entidade,</text:p>
            <text:p>  e.nm_bairro,</text:p>
            <text:p>  d.nm_dist AS distrito,</text:p>
            <text:p>  ST_Intersection(d.geometry, e.geometry) AS geom_intersecao</text:p>
            <text:p>FROM public.distrito d</text:p>
            <text:p>INNER JOIN public.escola e</text:p>
            <text:p>  ON e.cd_mun = d.cd_mun AND e.cd_dist = d.cd_dist</text:p>
            <text:p>WHERE d.nm_dist = 'Itaim Bibi'</text:p>
            <text:p>  AND e.tp_depende = 4</text:p>
            <text:p>  AND e.nm_entidade ILIKE '%Colégio%';</text:p>
          </table:table-cell>
          <table:table-cell table:style-name="ce9" table:number-columns-repeated="20"/>
          <table:table-cell table:number-columns-repeated="998"/>
        </table:table-row>
        <table:table-row table:style-name="ro1">
          <table:table-cell table:style-name="ce2" office:value-type="float" office:value="583" calcext:value-type="float">
            <text:p>583</text:p>
          </table:table-cell>
          <table:table-cell table:style-name="ce4" office:value-type="string" calcext:value-type="string">
            <text:p>No distrito Pirituba, liste as escolas cujo bairro contenha “Jardim” e que intersectem o distrito.</text:p>
          </table:table-cell>
          <table:table-cell table:style-name="ce8" table:content-validation-name="val1" office:value-type="string" calcext:value-type="string">
            <text:p>Distrito</text:p>
          </table:table-cell>
          <table:table-cell table:style-name="ce11" table:content-validation-name="val2" office:value-type="string" calcext:value-type="string">
            <text:p>Facíl</text:p>
          </table:table-cell>
          <table:table-cell table:style-name="ce5" table:content-validation-name="val3" office:value-type="string" calcext:value-type="string">
            <text:p>ST_Intersection</text:p>
          </table:table-cell>
          <table:table-cell table:style-name="ce12" office:value-type="string" calcext:value-type="string">
            <text:p>SELECT</text:p>
            <text:p>  e.cd_entidade,</text:p>
            <text:p>  e.nm_entidade,</text:p>
            <text:p>  e.nm_bairro,</text:p>
            <text:p>  d.nm_dist AS distrito,</text:p>
            <text:p>  ST_Intersection(d.geometry, e.geometry) AS geom_intersecao</text:p>
            <text:p>FROM public.distrito d</text:p>
            <text:p>LEFT JOIN public.escola e</text:p>
            <text:p>  ON e.cd_mun = d.cd_mun AND e.cd_dist = d.cd_dist</text:p>
            <text:p>WHERE d.nm_dist = 'Pirituba'</text:p>
            <text:p>  AND e.nm_bairro ILIKE '%Jardim%';</text:p>
          </table:table-cell>
          <table:table-cell table:style-name="ce9" table:number-columns-repeated="20"/>
          <table:table-cell table:number-columns-repeated="998"/>
        </table:table-row>
        <table:table-row table:style-name="ro1">
          <table:table-cell table:style-name="ce2" office:value-type="float" office:value="584" calcext:value-type="float">
            <text:p>584</text:p>
          </table:table-cell>
          <table:table-cell table:style-name="ce4" office:value-type="string" calcext:value-type="string">
            <text:p>No distrito Vila Mariana, quais escolas estaduais com nome contendo “Prof.” intersectam o distrito?</text:p>
          </table:table-cell>
          <table:table-cell table:style-name="ce8" table:content-validation-name="val1" office:value-type="string" calcext:value-type="string">
            <text:p>Distrito</text:p>
          </table:table-cell>
          <table:table-cell table:style-name="ce11" table:content-validation-name="val2" office:value-type="string" calcext:value-type="string">
            <text:p>Facíl</text:p>
          </table:table-cell>
          <table:table-cell table:style-name="ce5" table:content-validation-name="val3" office:value-type="string" calcext:value-type="string">
            <text:p>ST_Intersection</text:p>
          </table:table-cell>
          <table:table-cell table:style-name="ce12" office:value-type="string" calcext:value-type="string">
            <text:p>SELECT</text:p>
            <text:p>  e.cd_entidade,</text:p>
            <text:p>  e.nm_entidade,</text:p>
            <text:p>  e.nm_bairro,</text:p>
            <text:p>  d.nm_dist AS distrito,</text:p>
            <text:p>  ST_Intersection(d.geometry, e.geometry) AS geom_intersecao</text:p>
            <text:p>FROM public.distrito d</text:p>
            <text:p>RIGHT JOIN public.escola e</text:p>
            <text:p>  ON e.cd_mun = d.cd_mun AND e.cd_dist = d.cd_dist</text:p>
            <text:p>WHERE d.nm_dist = 'Vila Mariana'</text:p>
            <text:p>  AND e.tp_depende = 2</text:p>
            <text:p>  AND e.nm_entidade ILIKE '%Prof.%';</text:p>
          </table:table-cell>
          <table:table-cell table:style-name="ce9" table:number-columns-repeated="20"/>
          <table:table-cell table:number-columns-repeated="998"/>
        </table:table-row>
        <table:table-row table:style-name="ro1">
          <table:table-cell table:style-name="ce2" office:value-type="float" office:value="585" calcext:value-type="float">
            <text:p>585</text:p>
          </table:table-cell>
          <table:table-cell table:style-name="ce4" office:value-type="string" calcext:value-type="string">
            <text:p>No distrito Casa Verde, quais escolas com bairro iniciando por “Parque” têm interseção com o distrito?</text:p>
          </table:table-cell>
          <table:table-cell table:style-name="ce8" table:content-validation-name="val1" office:value-type="string" calcext:value-type="string">
            <text:p>Distrito</text:p>
          </table:table-cell>
          <table:table-cell table:style-name="ce11" table:content-validation-name="val2" office:value-type="string" calcext:value-type="string">
            <text:p>Facíl</text:p>
          </table:table-cell>
          <table:table-cell table:style-name="ce5" table:content-validation-name="val3" office:value-type="string" calcext:value-type="string">
            <text:p>ST_Intersection</text:p>
          </table:table-cell>
          <table:table-cell table:style-name="ce12" office:value-type="string" calcext:value-type="string">
            <text:p>SELECT</text:p>
            <text:p>  e.cd_entidade,</text:p>
            <text:p>  e.nm_entidade,</text:p>
            <text:p>  e.nm_bairro,</text:p>
            <text:p>  d.nm_dist AS distrito,</text:p>
            <text:p>  ST_Intersection(d.geometry, e.geometry) AS geom_intersecao</text:p>
            <text:p>FROM public.distrito d</text:p>
            <text:p>FULL OUTER JOIN public.escola e</text:p>
            <text:p>  ON e.cd_mun = d.cd_mun AND e.cd_dist = d.cd_dist</text:p>
            <text:p>WHERE d.nm_dist = 'Casa Verde'</text:p>
            <text:p>  AND e.nm_bairro ILIKE 'Parque%';</text:p>
          </table:table-cell>
          <table:table-cell table:style-name="ce9" table:number-columns-repeated="20"/>
          <table:table-cell table:number-columns-repeated="998"/>
        </table:table-row>
        <table:table-row table:style-name="ro1">
          <table:table-cell table:style-name="ce2" office:value-type="float" office:value="586" calcext:value-type="float">
            <text:p>586</text:p>
          </table:table-cell>
          <table:table-cell table:style-name="ce4" office:value-type="string" calcext:value-type="string">
            <text:p>No distrito Mooca, gere a área de influência de 300 m ao redor de cada escola estadual do distrito.</text:p>
          </table:table-cell>
          <table:table-cell table:style-name="ce8" table:content-validation-name="val1" office:value-type="string" calcext:value-type="string">
            <text:p>Distrito</text:p>
          </table:table-cell>
          <table:table-cell table:style-name="ce11" table:content-validation-name="val2" office:value-type="string" calcext:value-type="string">
            <text:p>Facíl</text:p>
          </table:table-cell>
          <table:table-cell table:style-name="ce5" table:content-validation-name="val3" office:value-type="string" calcext:value-type="string">
            <text:p>ST_Buffer</text:p>
          </table:table-cell>
          <table:table-cell table:style-name="ce12" office:value-type="string" calcext:value-type="string">
            <text:p>SELECT</text:p>
            <text:p>  e.cd_entidade,</text:p>
            <text:p>  e.nm_entidade,</text:p>
            <text:p>  d.nm_dist AS distrito,</text:p>
            <text:p>  ST_Buffer(e.geometry::geography, 300)::geometry AS area_influencia</text:p>
            <text:p>FROM public.distrito d</text:p>
            <text:p>JOIN public.escola e</text:p>
            <text:p>  ON e.cd_mun = d.cd_mun AND e.cd_dist = d.cd_dist</text:p>
            <text:p>WHERE d.nm_dist = 'Mooca'</text:p>
            <text:p>  AND e.tp_depende = 2;</text:p>
          </table:table-cell>
          <table:table-cell table:style-name="ce9" table:number-columns-repeated="20"/>
          <table:table-cell table:number-columns-repeated="998"/>
        </table:table-row>
        <table:table-row table:style-name="ro1">
          <table:table-cell table:style-name="ce2" office:value-type="float" office:value="587" calcext:value-type="float">
            <text:p>587</text:p>
          </table:table-cell>
          <table:table-cell table:style-name="ce4" office:value-type="string" calcext:value-type="string">
            <text:p>No distrito Lapa, gere a faixa de 200 m no entorno de cada escola privada do distrito.</text:p>
          </table:table-cell>
          <table:table-cell table:style-name="ce8" table:content-validation-name="val1" office:value-type="string" calcext:value-type="string">
            <text:p>Distrito</text:p>
          </table:table-cell>
          <table:table-cell table:style-name="ce11" table:content-validation-name="val2" office:value-type="string" calcext:value-type="string">
            <text:p>Facíl</text:p>
          </table:table-cell>
          <table:table-cell table:style-name="ce5" table:content-validation-name="val3" office:value-type="string" calcext:value-type="string">
            <text:p>ST_Buffer</text:p>
          </table:table-cell>
          <table:table-cell table:style-name="ce12" office:value-type="string" calcext:value-type="string">
            <text:p>SELECT</text:p>
            <text:p>  e.cd_entidade,</text:p>
            <text:p>  e.nm_entidade,</text:p>
            <text:p>  d.nm_dist AS distrito,</text:p>
            <text:p>  ST_Buffer(e.geometry::geography, 200)::geometry AS area_influencia</text:p>
            <text:p>FROM public.distrito d</text:p>
            <text:p>INNER JOIN public.escola e</text:p>
            <text:p>  ON e.cd_mun = d.cd_mun AND e.cd_dist = d.cd_dist</text:p>
            <text:p>WHERE d.nm_dist = 'Lapa'</text:p>
            <text:p>  AND e.tp_depende = 4;</text:p>
          </table:table-cell>
          <table:table-cell table:style-name="ce9" table:number-columns-repeated="20"/>
          <table:table-cell table:number-columns-repeated="998"/>
        </table:table-row>
        <table:table-row table:style-name="ro1">
          <table:table-cell table:style-name="ce2" office:value-type="float" office:value="588" calcext:value-type="float">
            <text:p>588</text:p>
          </table:table-cell>
          <table:table-cell table:style-name="ce4" office:value-type="string" calcext:value-type="string">
            <text:p>No distrito Butantã, construa a zona de 150 m ao redor das escolas cujo bairro contenha “Jardim”.</text:p>
          </table:table-cell>
          <table:table-cell table:style-name="ce8" table:content-validation-name="val1" office:value-type="string" calcext:value-type="string">
            <text:p>Distrito</text:p>
          </table:table-cell>
          <table:table-cell table:style-name="ce11" table:content-validation-name="val2" office:value-type="string" calcext:value-type="string">
            <text:p>Facíl</text:p>
          </table:table-cell>
          <table:table-cell table:style-name="ce5" table:content-validation-name="val3" office:value-type="string" calcext:value-type="string">
            <text:p>ST_Buffer</text:p>
          </table:table-cell>
          <table:table-cell table:style-name="ce12" office:value-type="string" calcext:value-type="string">
            <text:p>SELECT</text:p>
            <text:p>  e.cd_entidade,</text:p>
            <text:p>  e.nm_entidade,</text:p>
            <text:p>  e.nm_bairro,</text:p>
            <text:p>  d.nm_dist AS distrito,</text:p>
            <text:p>  ST_Buffer(e.geometry::geography, 150)::geometry AS area_influencia</text:p>
            <text:p>FROM public.distrito d</text:p>
            <text:p>LEFT JOIN public.escola e</text:p>
            <text:p>  ON e.cd_mun = d.cd_mun AND e.cd_dist = d.cd_dist</text:p>
            <text:p>WHERE d.nm_dist = 'Butantã'</text:p>
            <text:p>  AND e.nm_bairro ILIKE '%Jardim%';</text:p>
          </table:table-cell>
          <table:table-cell table:style-name="ce9" table:number-columns-repeated="20"/>
          <table:table-cell table:number-columns-repeated="998"/>
        </table:table-row>
        <table:table-row table:style-name="ro1">
          <table:table-cell table:style-name="ce2" office:value-type="float" office:value="589" calcext:value-type="float">
            <text:p>589</text:p>
          </table:table-cell>
          <table:table-cell table:style-name="ce4" office:value-type="string" calcext:value-type="string">
            <text:p>No distrito Vila Mariana, crie a área de 250 m em torno de cada escola municipal do distrito.</text:p>
          </table:table-cell>
          <table:table-cell table:style-name="ce8" table:content-validation-name="val1" office:value-type="string" calcext:value-type="string">
            <text:p>Distrito</text:p>
          </table:table-cell>
          <table:table-cell table:style-name="ce11" table:content-validation-name="val2" office:value-type="string" calcext:value-type="string">
            <text:p>Facíl</text:p>
          </table:table-cell>
          <table:table-cell table:style-name="ce5" table:content-validation-name="val3" office:value-type="string" calcext:value-type="string">
            <text:p>ST_Buffer</text:p>
          </table:table-cell>
          <table:table-cell table:style-name="ce12" office:value-type="string" calcext:value-type="string">
            <text:p>SELECT</text:p>
            <text:p>  e.cd_entidade,</text:p>
            <text:p>  e.nm_entidade,</text:p>
            <text:p>  d.nm_dist AS distrito,</text:p>
            <text:p>  ST_Buffer(e.geometry::geography, 250)::geometry AS area_influencia</text:p>
            <text:p>FROM public.distrito d</text:p>
            <text:p>RIGHT JOIN public.escola e</text:p>
            <text:p>  ON e.cd_mun = d.cd_mun AND e.cd_dist = d.cd_dist</text:p>
            <text:p>WHERE d.nm_dist = 'Vila Mariana'</text:p>
            <text:p>  AND e.tp_depende = 1</text:p>
            <text:p>  AND e.cd_entidade IS NOT NULL;</text:p>
          </table:table-cell>
          <table:table-cell table:style-name="ce9" table:number-columns-repeated="20"/>
          <table:table-cell table:number-columns-repeated="998"/>
        </table:table-row>
        <table:table-row table:style-name="ro1">
          <table:table-cell table:style-name="ce2" office:value-type="float" office:value="590" calcext:value-type="float">
            <text:p>590</text:p>
          </table:table-cell>
          <table:table-cell table:style-name="ce4" office:value-type="string" calcext:value-type="string">
            <text:p>No distrito Santo Amaro, gere a área de 400 m ao redor de cada escola do distrito.</text:p>
          </table:table-cell>
          <table:table-cell table:style-name="ce8" table:content-validation-name="val1" office:value-type="string" calcext:value-type="string">
            <text:p>Distrito</text:p>
          </table:table-cell>
          <table:table-cell table:style-name="ce11" table:content-validation-name="val2" office:value-type="string" calcext:value-type="string">
            <text:p>Facíl</text:p>
          </table:table-cell>
          <table:table-cell table:style-name="ce5" table:content-validation-name="val3" office:value-type="string" calcext:value-type="string">
            <text:p>ST_Buffer</text:p>
          </table:table-cell>
          <table:table-cell table:style-name="ce12" office:value-type="string" calcext:value-type="string">
            <text:p>SELECT</text:p>
            <text:p>  e.cd_entidade,</text:p>
            <text:p>  e.nm_entidade,</text:p>
            <text:p>  d.nm_dist AS distrito,</text:p>
            <text:p>  ST_Buffer(e.geometry::geography, 400)::geometry AS area_influencia</text:p>
            <text:p>FROM public.distrito d</text:p>
            <text:p>FULL OUTER JOIN public.escola e</text:p>
            <text:p>  ON e.cd_mun = d.cd_mun AND e.cd_dist = d.cd_dist</text:p>
            <text:p>WHERE d.nm_dist = 'Santo Amaro'</text:p>
            <text:p>  AND e.cd_entidade IS NOT NULL;</text:p>
          </table:table-cell>
          <table:table-cell table:style-name="ce9" table:number-columns-repeated="20"/>
          <table:table-cell table:number-columns-repeated="998"/>
        </table:table-row>
        <table:table-row table:style-name="ro1">
          <table:table-cell table:style-name="ce2" office:value-type="float" office:value="591" calcext:value-type="float">
            <text:p>591</text:p>
          </table:table-cell>
          <table:table-cell table:style-name="ce4" office:value-type="string" calcext:value-type="string">
            <text:p>No distrito Mooca, quais escolas estaduais estão a até 300 m do território do distrito?</text:p>
          </table:table-cell>
          <table:table-cell table:style-name="ce8" table:content-validation-name="val1" office:value-type="string" calcext:value-type="string">
            <text:p>Distrito</text:p>
          </table:table-cell>
          <table:table-cell table:style-name="ce11" table:content-validation-name="val2" office:value-type="string" calcext:value-type="string">
            <text:p>Facíl</text:p>
          </table:table-cell>
          <table:table-cell table:style-name="ce5" table:content-validation-name="val3" office:value-type="string" calcext:value-type="string">
            <text:p>ST_DWithin</text:p>
          </table:table-cell>
          <table:table-cell table:style-name="ce12" office:value-type="string" calcext:value-type="string">
            <text:p>SELECT</text:p>
            <text:p>  e.cd_entidade,</text:p>
            <text:p>  e.nm_entidade,</text:p>
            <text:p>  e.nm_bairro,</text:p>
            <text:p>  d.nm_dist AS distrito</text:p>
            <text:p>FROM public.distrito d</text:p>
            <text:p>JOIN public.escola e</text:p>
            <text:p>  ON e.cd_mun = d.cd_mun AND e.cd_dist = d.cd_dist</text:p>
            <text:p>WHERE d.nm_dist = 'Mooca'</text:p>
            <text:p>  AND e.tp_depende = 2</text:p>
            <text:p>  AND ST_DWithin(e.geometry::geography, d.geometry::geography, 300);</text:p>
          </table:table-cell>
          <table:table-cell table:style-name="ce9" table:number-columns-repeated="20"/>
          <table:table-cell table:number-columns-repeated="998"/>
        </table:table-row>
        <table:table-row table:style-name="ro1">
          <table:table-cell table:style-name="ce2" office:value-type="float" office:value="592" calcext:value-type="float">
            <text:p>592</text:p>
          </table:table-cell>
          <table:table-cell table:style-name="ce4" office:value-type="string" calcext:value-type="string">
            <text:p>No distrito Lapa, quais escolas com bairro iniciando por “Vila” estão a até 200 m do distrito?</text:p>
          </table:table-cell>
          <table:table-cell table:style-name="ce8" table:content-validation-name="val1" office:value-type="string" calcext:value-type="string">
            <text:p>Distrito</text:p>
          </table:table-cell>
          <table:table-cell table:style-name="ce11" table:content-validation-name="val2" office:value-type="string" calcext:value-type="string">
            <text:p>Facíl</text:p>
          </table:table-cell>
          <table:table-cell table:style-name="ce5" table:content-validation-name="val3" office:value-type="string" calcext:value-type="string">
            <text:p>ST_DWithin</text:p>
          </table:table-cell>
          <table:table-cell table:style-name="ce12" office:value-type="string" calcext:value-type="string">
            <text:p>SELECT</text:p>
            <text:p>  e.cd_entidade,</text:p>
            <text:p>  e.nm_entidade,</text:p>
            <text:p>  e.nm_bairro,</text:p>
            <text:p>  d.nm_dist AS distrito</text:p>
            <text:p>FROM public.distrito d</text:p>
            <text:p>INNER JOIN public.escola e</text:p>
            <text:p>  ON e.cd_mun = d.cd_mun AND e.cd_dist = d.cd_dist</text:p>
            <text:p>WHERE d.nm_dist = 'Lapa'</text:p>
            <text:p>  AND e.nm_bairro ILIKE 'Vila%'</text:p>
            <text:p>  AND ST_DWithin(e.geometry::geography, d.geometry::geography, 200);</text:p>
          </table:table-cell>
          <table:table-cell table:style-name="ce9" table:number-columns-repeated="20"/>
          <table:table-cell table:number-columns-repeated="998"/>
        </table:table-row>
        <table:table-row table:style-name="ro1">
          <table:table-cell table:style-name="ce2" office:value-type="float" office:value="593" calcext:value-type="float">
            <text:p>593</text:p>
          </table:table-cell>
          <table:table-cell table:style-name="ce4" office:value-type="string" calcext:value-type="string">
            <text:p>No distrito Butantã, liste as escolas privadas que ficam a até 400 m do distrito.</text:p>
          </table:table-cell>
          <table:table-cell table:style-name="ce8" table:content-validation-name="val1" office:value-type="string" calcext:value-type="string">
            <text:p>Distrito</text:p>
          </table:table-cell>
          <table:table-cell table:style-name="ce11" table:content-validation-name="val2" office:value-type="string" calcext:value-type="string">
            <text:p>Facíl</text:p>
          </table:table-cell>
          <table:table-cell table:style-name="ce5" table:content-validation-name="val3" office:value-type="string" calcext:value-type="string">
            <text:p>ST_DWithin</text:p>
          </table:table-cell>
          <table:table-cell table:style-name="ce12" office:value-type="string" calcext:value-type="string">
            <text:p>SELECT</text:p>
            <text:p>  e.cd_entidade,</text:p>
            <text:p>  e.nm_entidade,</text:p>
            <text:p>  e.nm_bairro,</text:p>
            <text:p>  d.nm_dist AS distrito</text:p>
            <text:p>FROM public.distrito d</text:p>
            <text:p>LEFT JOIN public.escola e</text:p>
            <text:p>  ON e.cd_mun = d.cd_mun AND e.cd_dist = d.cd_dist</text:p>
            <text:p>WHERE d.nm_dist = 'Butantã'</text:p>
            <text:p>  AND e.tp_depende = 4</text:p>
            <text:p>  AND ST_DWithin(e.geometry::geography, d.geometry::geography, 400);</text:p>
          </table:table-cell>
          <table:table-cell table:style-name="ce9" table:number-columns-repeated="20"/>
          <table:table-cell table:number-columns-repeated="998"/>
        </table:table-row>
        <table:table-row table:style-name="ro1">
          <table:table-cell table:style-name="ce2" office:value-type="float" office:value="594" calcext:value-type="float">
            <text:p>594</text:p>
          </table:table-cell>
          <table:table-cell table:style-name="ce4" office:value-type="string" calcext:value-type="string">
            <text:p>No distrito Sé, quais escolas municipais cujo nome contenha “Prof.” estão a até 150 m do distrito?</text:p>
          </table:table-cell>
          <table:table-cell table:style-name="ce8" table:content-validation-name="val1" office:value-type="string" calcext:value-type="string">
            <text:p>Distrito</text:p>
          </table:table-cell>
          <table:table-cell table:style-name="ce11" table:content-validation-name="val2" office:value-type="string" calcext:value-type="string">
            <text:p>Facíl</text:p>
          </table:table-cell>
          <table:table-cell table:style-name="ce5" table:content-validation-name="val3" office:value-type="string" calcext:value-type="string">
            <text:p>ST_DWithin</text:p>
          </table:table-cell>
          <table:table-cell table:style-name="ce12" office:value-type="string" calcext:value-type="string">
            <text:p>SELECT</text:p>
            <text:p>  e.cd_entidade,</text:p>
            <text:p>  e.nm_entidade,</text:p>
            <text:p>  e.nm_bairro,</text:p>
            <text:p>  d.nm_dist AS distrito</text:p>
            <text:p>FROM public.distrito d</text:p>
            <text:p>RIGHT JOIN public.escola e</text:p>
            <text:p>  ON e.cd_mun = d.cd_mun AND e.cd_dist = d.cd_dist</text:p>
            <text:p>WHERE d.nm_dist = 'Sé'</text:p>
            <text:p>  AND e.tp_depende = 1</text:p>
            <text:p>  AND e.nm_entidade ILIKE '%Prof.%'</text:p>
            <text:p>  AND ST_DWithin(e.geometry::geography, d.geometry::geography, 150);</text:p>
          </table:table-cell>
          <table:table-cell table:style-name="ce9" table:number-columns-repeated="20"/>
          <table:table-cell table:number-columns-repeated="998"/>
        </table:table-row>
        <table:table-row table:style-name="ro1">
          <table:table-cell table:style-name="ce2" office:value-type="float" office:value="595" calcext:value-type="float">
            <text:p>595</text:p>
          </table:table-cell>
          <table:table-cell table:style-name="ce4" office:value-type="string" calcext:value-type="string">
            <text:p>No distrito Santo Amaro, quais escolas estão a até 800 m do território do distrito?</text:p>
          </table:table-cell>
          <table:table-cell table:style-name="ce8" table:content-validation-name="val1" office:value-type="string" calcext:value-type="string">
            <text:p>Distrito</text:p>
          </table:table-cell>
          <table:table-cell table:style-name="ce11" table:content-validation-name="val2" office:value-type="string" calcext:value-type="string">
            <text:p>Facíl</text:p>
          </table:table-cell>
          <table:table-cell table:style-name="ce5" table:content-validation-name="val3" office:value-type="string" calcext:value-type="string">
            <text:p>ST_DWithin</text:p>
          </table:table-cell>
          <table:table-cell table:style-name="ce12" office:value-type="string" calcext:value-type="string">
            <text:p>SELECT</text:p>
            <text:p>  e.cd_entidade,</text:p>
            <text:p>  e.nm_entidade,</text:p>
            <text:p>  e.nm_bairro,</text:p>
            <text:p>  d.nm_dist AS distrito</text:p>
            <text:p>FROM public.distrito d</text:p>
            <text:p>FULL OUTER JOIN public.escola e</text:p>
            <text:p>  ON e.cd_mun = d.cd_mun AND e.cd_dist = d.cd_dist</text:p>
            <text:p>WHERE d.nm_dist = 'Santo Amaro'</text:p>
            <text:p>  AND ST_DWithin(e.geometry::geography, d.geometry::geography, 800);</text:p>
          </table:table-cell>
          <table:table-cell table:style-name="ce9" table:number-columns-repeated="20"/>
          <table:table-cell table:number-columns-repeated="998"/>
        </table:table-row>
        <table:table-row table:style-name="ro1">
          <table:table-cell table:style-name="ce2" office:value-type="float" office:value="596" calcext:value-type="float">
            <text:p>596</text:p>
          </table:table-cell>
          <table:table-cell table:style-name="ce4" office:value-type="string" calcext:value-type="string">
            <text:p>Em São Paulo/SP, no distrito Tatuapé, quais escolas com laboratório de informática ficam até 300 m do limite do distrito e intersectam seu território?</text:p>
          </table:table-cell>
          <table:table-cell table:style-name="ce8" table:content-validation-name="val1" office:value-type="string" calcext:value-type="string">
            <text:p>Distrito</text:p>
          </table:table-cell>
          <table:table-cell table:style-name="ce11" table:content-validation-name="val2" office:value-type="string" calcext:value-type="string">
            <text:p>Médio</text:p>
          </table:table-cell>
          <table:table-cell table:style-name="ce5" table:content-validation-name="val3" office:value-type="string" calcext:value-type="string">
            <text:p>ST_Intersects</text:p>
          </table:table-cell>
          <table:table-cell table:style-name="ce12" office:value-type="string" calcext:value-type="string">
            <text:p>SELECT</text:p>
            <text:p>  e.cd_entidade,</text:p>
            <text:p>  e.nm_entidade,</text:p>
            <text:p>  e.nm_bairro,</text:p>
            <text:p>  d.nm_dist AS distrito</text:p>
            <text:p>FROM public.distrito d</text:p>
            <text:p>JOIN public.escola e</text:p>
            <text:p>  ON e.cd_mun = d.cd_mun AND e.cd_dist = d.cd_dist</text:p>
            <text:p>JOIN public.microdados_ed_basica meb</text:p>
            <text:p>  ON meb.cd_entidade = e.cd_entidade</text:p>
            <text:p>JOIN public.municipio m</text:p>
            <text:p>  ON m.cd_mun = d.cd_mun</text:p>
            <text:p>WHERE m.nm_mun = 'São Paulo'</text:p>
            <text:p>  AND d.nm_dist = 'Tatuapé'</text:p>
            <text:p>  AND meb.in_laboratorio_informatica = 1</text:p>
            <text:p>  AND ST_Intersects(d.geometry, e.geometry)</text:p>
            <text:p>  AND ST_DWithin(e.geometry::geography, d.geometry::geography, 300);</text:p>
          </table:table-cell>
          <table:table-cell table:style-name="ce9" table:number-columns-repeated="20"/>
          <table:table-cell table:number-columns-repeated="998"/>
        </table:table-row>
        <table:table-row table:style-name="ro1">
          <table:table-cell table:style-name="ce2" office:value-type="float" office:value="597" calcext:value-type="float">
            <text:p>597</text:p>
          </table:table-cell>
          <table:table-cell table:style-name="ce4" office:value-type="string" calcext:value-type="string">
            <text:p>Em São Paulo/SP, no distrito Santana, quais escolas com biblioteca e internet banda larga estão localizadas no distrito (intersectam) e também estão dentro do polígono distrital?</text:p>
          </table:table-cell>
          <table:table-cell table:style-name="ce8" table:content-validation-name="val1" office:value-type="string" calcext:value-type="string">
            <text:p>Distrito</text:p>
          </table:table-cell>
          <table:table-cell table:style-name="ce11" table:content-validation-name="val2" office:value-type="string" calcext:value-type="string">
            <text:p>Médio</text:p>
          </table:table-cell>
          <table:table-cell table:style-name="ce5" table:content-validation-name="val3" office:value-type="string" calcext:value-type="string">
            <text:p>ST_Intersects</text:p>
          </table:table-cell>
          <table:table-cell table:style-name="ce12" office:value-type="string" calcext:value-type="string">
            <text:p>SELECT</text:p>
            <text:p>  e.cd_entidade,</text:p>
            <text:p>  e.nm_entidade,</text:p>
            <text:p>  e.nm_bairro,</text:p>
            <text:p>  d.nm_dist AS distrito</text:p>
            <text:p>FROM public.distrito d</text:p>
            <text:p>INNER JOIN public.escola e</text:p>
            <text:p>  ON e.cd_mun = d.cd_mun AND e.cd_dist = d.cd_dist</text:p>
            <text:p>INNER JOIN public.microdados_ed_basica meb</text:p>
            <text:p>  ON meb.cd_entidade = e.cd_entidade</text:p>
            <text:p>INNER JOIN public.municipio m</text:p>
            <text:p>  ON m.cd_mun = d.cd_mun</text:p>
            <text:p>WHERE m.nm_mun = 'São Paulo'</text:p>
            <text:p>  AND d.nm_dist = 'Santana'</text:p>
            <text:p>  AND meb.in_biblioteca = 1</text:p>
            <text:p>  AND meb.in_banda_larga = 1</text:p>
            <text:p>  AND ST_Intersects(d.geometry, e.geometry)</text:p>
            <text:p>  AND ST_Within(e.geometry, d.geometry);</text:p>
          </table:table-cell>
          <table:table-cell table:style-name="ce9" table:number-columns-repeated="20"/>
          <table:table-cell table:number-columns-repeated="998"/>
        </table:table-row>
        <table:table-row table:style-name="ro1">
          <table:table-cell table:style-name="ce2" office:value-type="float" office:value="598" calcext:value-type="float">
            <text:p>598</text:p>
          </table:table-cell>
          <table:table-cell table:style-name="ce4" office:value-type="string" calcext:value-type="string">
            <text:p>Em São Paulo/SP, no distrito Campo Limpo, liste as escolas particulares cujo bairro começa com “Jardim” que intersectam o distrito e estão a até 500 m do seu perímetro.</text:p>
          </table:table-cell>
          <table:table-cell table:style-name="ce8" table:content-validation-name="val1" office:value-type="string" calcext:value-type="string">
            <text:p>Distrito</text:p>
          </table:table-cell>
          <table:table-cell table:style-name="ce11" table:content-validation-name="val2" office:value-type="string" calcext:value-type="string">
            <text:p>Médio</text:p>
          </table:table-cell>
          <table:table-cell table:style-name="ce5" table:content-validation-name="val3" office:value-type="string" calcext:value-type="string">
            <text:p>ST_Intersects</text:p>
          </table:table-cell>
          <table:table-cell table:style-name="ce12" office:value-type="string" calcext:value-type="string">
            <text:p>SELECT</text:p>
            <text:p>  e.cd_entidade,</text:p>
            <text:p>  e.nm_entidade,</text:p>
            <text:p>  e.nm_bairro,</text:p>
            <text:p>  d.nm_dist AS distrito</text:p>
            <text:p>FROM public.distrito d</text:p>
            <text:p>LEFT JOIN public.escola e</text:p>
            <text:p>  ON e.cd_mun = d.cd_mun AND e.cd_dist = d.cd_dist</text:p>
            <text:p>LEFT JOIN public.microdados_ed_basica meb</text:p>
            <text:p>  ON meb.cd_entidade = e.cd_entidade</text:p>
            <text:p>LEFT JOIN public.municipio m</text:p>
            <text:p>  ON m.cd_mun = d.cd_mun</text:p>
            <text:p>WHERE m.nm_mun = 'São Paulo'</text:p>
            <text:p>  AND d.nm_dist = 'Campo Limpo'</text:p>
            <text:p>  AND meb.tp_dependencia = 4</text:p>
            <text:p>  AND e.nm_bairro ILIKE 'Jardim%'</text:p>
            <text:p>  AND ST_Intersects(d.geometry, e.geometry)</text:p>
            <text:p>  AND ST_Distance(e.geometry::geography, d.geometry::geography) &lt;= 500;</text:p>
          </table:table-cell>
          <table:table-cell table:style-name="ce9" table:number-columns-repeated="20"/>
          <table:table-cell table:number-columns-repeated="998"/>
        </table:table-row>
        <table:table-row table:style-name="ro1">
          <table:table-cell table:style-name="ce2" office:value-type="float" office:value="599" calcext:value-type="float">
            <text:p>599</text:p>
          </table:table-cell>
          <table:table-cell table:style-name="ce4" office:value-type="string" calcext:value-type="string">
            <text:p>Em São Paulo/SP, no distrito Brasilândia, quais escolas municipais intersectam o distrito e ficam até 250 m do centro do distrito?</text:p>
          </table:table-cell>
          <table:table-cell table:style-name="ce8" table:content-validation-name="val1" office:value-type="string" calcext:value-type="string">
            <text:p>Distrito</text:p>
          </table:table-cell>
          <table:table-cell table:style-name="ce11" table:content-validation-name="val2" office:value-type="string" calcext:value-type="string">
            <text:p>Médio</text:p>
          </table:table-cell>
          <table:table-cell table:style-name="ce5" table:content-validation-name="val3" office:value-type="string" calcext:value-type="string">
            <text:p>ST_Intersects</text:p>
          </table:table-cell>
          <table:table-cell table:style-name="ce12" office:value-type="string" calcext:value-type="string">
            <text:p>SELECT</text:p>
            <text:p>  e.cd_entidade,</text:p>
            <text:p>  e.nm_entidade,</text:p>
            <text:p>  e.nm_bairro,</text:p>
            <text:p>  d.nm_dist AS distrito</text:p>
            <text:p>FROM public.distrito d</text:p>
            <text:p>RIGHT JOIN public.escola e</text:p>
            <text:p>  ON e.cd_mun = d.cd_mun AND e.cd_dist = d.cd_dist</text:p>
            <text:p>RIGHT JOIN public.microdados_ed_basica meb</text:p>
            <text:p>  ON meb.cd_entidade = e.cd_entidade</text:p>
            <text:p>RIGHT JOIN public.municipio m</text:p>
            <text:p>  ON m.cd_mun = d.cd_mun</text:p>
            <text:p>WHERE m.nm_mun = 'São Paulo'</text:p>
            <text:p>  AND d.nm_dist = 'Brasilândia'</text:p>
            <text:p>  AND meb.tp_dependencia = 1</text:p>
            <text:p>  AND ST_Intersects(d.geometry, e.geometry)</text:p>
            <text:p>  AND ST_DWithin(e.geometry::geography, ST_Centroid(d.geometry)::geography, 250);</text:p>
          </table:table-cell>
          <table:table-cell table:style-name="ce9" table:number-columns-repeated="20"/>
          <table:table-cell table:number-columns-repeated="998"/>
        </table:table-row>
        <table:table-row table:style-name="ro1">
          <table:table-cell table:style-name="ce2" office:value-type="float" office:value="600" calcext:value-type="float">
            <text:p>600</text:p>
          </table:table-cell>
          <table:table-cell table:style-name="ce4" office:value-type="string" calcext:value-type="string">
            <text:p>Em São Paulo/SP, no distrito Ermelino Matarazzo, quais escolas com computadores e acesso à internet intersectam o distrito e estão até 600 m do seu limite, com bairro contendo “Vila”?</text:p>
          </table:table-cell>
          <table:table-cell table:style-name="ce8" table:content-validation-name="val1" office:value-type="string" calcext:value-type="string">
            <text:p>Distrito</text:p>
          </table:table-cell>
          <table:table-cell table:style-name="ce11" table:content-validation-name="val2" office:value-type="string" calcext:value-type="string">
            <text:p>Médio</text:p>
          </table:table-cell>
          <table:table-cell table:style-name="ce5" table:content-validation-name="val3" office:value-type="string" calcext:value-type="string">
            <text:p>ST_Intersects</text:p>
          </table:table-cell>
          <table:table-cell table:style-name="ce12" office:value-type="string" calcext:value-type="string">
            <text:p>SELECT</text:p>
            <text:p>  e.cd_entidade,</text:p>
            <text:p>  e.nm_entidade,</text:p>
            <text:p>  e.nm_bairro,</text:p>
            <text:p>  d.nm_dist AS distrito</text:p>
            <text:p>FROM public.distrito d</text:p>
            <text:p>FULL OUTER JOIN public.escola e</text:p>
            <text:p>  ON e.cd_mun = d.cd_mun AND e.cd_dist = d.cd_dist</text:p>
            <text:p>JOIN public.microdados_ed_basica meb</text:p>
            <text:p>  ON meb.cd_entidade = e.cd_entidade</text:p>
            <text:p>WHERE d.nm_dist = 'Ermelino Matarazzo'</text:p>
            <text:p>  AND meb.in_computador = 1</text:p>
            <text:p>  AND meb.in_internet = 1</text:p>
            <text:p>  AND e.nm_bairro ILIKE '%Vila%'</text:p>
            <text:p>  AND ST_Intersects(d.geometry, e.geometry)</text:p>
            <text:p>  AND ST_DWithin(e.geometry::geography, d.geometry::geography, 600);</text:p>
          </table:table-cell>
          <table:table-cell table:style-name="ce9" table:number-columns-repeated="20"/>
          <table:table-cell table:number-columns-repeated="998"/>
        </table:table-row>
        <table:table-row table:style-name="ro1">
          <table:table-cell table:style-name="ce2" office:value-type="float" office:value="601" calcext:value-type="float">
            <text:p>601</text:p>
          </table:table-cell>
          <table:table-cell table:style-name="ce4" office:value-type="string" calcext:value-type="string">
            <text:p>Em São Paulo/SP, no distrito Liberdade, quais escolas com biblioteca ficam contidas no distrito e a até 200 m do seu perímetro?</text:p>
          </table:table-cell>
          <table:table-cell table:style-name="ce8" table:content-validation-name="val1" office:value-type="string" calcext:value-type="string">
            <text:p>Distrito</text:p>
          </table:table-cell>
          <table:table-cell table:style-name="ce11" table:content-validation-name="val2" office:value-type="string" calcext:value-type="string">
            <text:p>Médio</text:p>
          </table:table-cell>
          <table:table-cell table:style-name="ce5" table:content-validation-name="val3" office:value-type="string" calcext:value-type="string">
            <text:p>ST_Contains</text:p>
          </table:table-cell>
          <table:table-cell table:style-name="ce12" office:value-type="string" calcext:value-type="string">
            <text:p>SELECT</text:p>
            <text:p>  e.cd_entidade,</text:p>
            <text:p>  e.nm_entidade,</text:p>
            <text:p>  e.nm_bairro,</text:p>
            <text:p>  d.nm_dist AS distrito</text:p>
            <text:p>FROM public.distrito d</text:p>
            <text:p>JOIN public.escola e</text:p>
            <text:p>  ON e.cd_mun = d.cd_mun AND e.cd_dist = d.cd_dist</text:p>
            <text:p>JOIN public.microdados_ed_basica meb</text:p>
            <text:p>  ON meb.cd_entidade = e.cd_entidade</text:p>
            <text:p>JOIN public.municipio m</text:p>
            <text:p>  ON m.cd_mun = d.cd_mun</text:p>
            <text:p>WHERE m.nm_mun = 'São Paulo'</text:p>
            <text:p>  AND d.nm_dist = 'Liberdade'</text:p>
            <text:p>  AND meb.in_biblioteca = 1</text:p>
            <text:p>  AND ST_Contains(d.geometry, e.geometry)</text:p>
            <text:p>  AND ST_DWithin(e.geometry::geography, d.geometry::geography, 200);</text:p>
          </table:table-cell>
          <table:table-cell table:style-name="ce9" table:number-columns-repeated="20"/>
          <table:table-cell table:number-columns-repeated="998"/>
        </table:table-row>
        <table:table-row table:style-name="ro1">
          <table:table-cell table:style-name="ce2" office:value-type="float" office:value="602" calcext:value-type="float">
            <text:p>602</text:p>
          </table:table-cell>
          <table:table-cell table:style-name="ce4" office:value-type="string" calcext:value-type="string">
            <text:p>Em São Paulo/SP, no distrito Barra Funda, quais escolas privadas com nome contendo “Colégio” estão contidas no distrito e a até 300 m do centro do distrito?</text:p>
          </table:table-cell>
          <table:table-cell table:style-name="ce8" table:content-validation-name="val1" office:value-type="string" calcext:value-type="string">
            <text:p>Distrito</text:p>
          </table:table-cell>
          <table:table-cell table:style-name="ce11" table:content-validation-name="val2" office:value-type="string" calcext:value-type="string">
            <text:p>Médio</text:p>
          </table:table-cell>
          <table:table-cell table:style-name="ce5" table:content-validation-name="val3" office:value-type="string" calcext:value-type="string">
            <text:p>ST_Contains</text:p>
          </table:table-cell>
          <table:table-cell table:style-name="ce12" office:value-type="string" calcext:value-type="string">
            <text:p>SELECT</text:p>
            <text:p>  e.cd_entidade,</text:p>
            <text:p>  e.nm_entidade,</text:p>
            <text:p>  e.nm_bairro,</text:p>
            <text:p>  d.nm_dist AS distrito</text:p>
            <text:p>FROM public.distrito d</text:p>
            <text:p>INNER JOIN public.escola e</text:p>
            <text:p>  ON e.cd_mun = d.cd_mun AND e.cd_dist = d.cd_dist</text:p>
            <text:p>INNER JOIN public.microdados_ed_basica meb</text:p>
            <text:p>  ON meb.cd_entidade = e.cd_entidade</text:p>
            <text:p>INNER JOIN public.municipio m</text:p>
            <text:p>  ON m.cd_mun = d.cd_mun</text:p>
            <text:p>WHERE m.nm_mun = 'São Paulo'</text:p>
            <text:p>  AND d.nm_dist = 'Barra Funda'</text:p>
            <text:p>  AND meb.tp_dependencia = 4</text:p>
            <text:p>  AND e.nm_entidade ILIKE '%Colégio%'</text:p>
            <text:p>  AND ST_Contains(d.geometry, e.geometry)</text:p>
            <text:p>  AND ST_DWithin(e.geometry::geography, ST_Centroid(d.geometry)::geography, 300);</text:p>
          </table:table-cell>
          <table:table-cell table:style-name="ce9" table:number-columns-repeated="20"/>
          <table:table-cell table:number-columns-repeated="998"/>
        </table:table-row>
        <table:table-row table:style-name="ro1">
          <table:table-cell table:style-name="ce2" office:value-type="float" office:value="603" calcext:value-type="float">
            <text:p>603</text:p>
          </table:table-cell>
          <table:table-cell table:style-name="ce4" office:value-type="string" calcext:value-type="string">
            <text:p>Em São Paulo/SP, no distrito Jaçanã, liste escolas com quadra de esportes que estejam contidas no distrito e a até 400 m do seu perímetro.</text:p>
          </table:table-cell>
          <table:table-cell table:style-name="ce8" table:content-validation-name="val1" office:value-type="string" calcext:value-type="string">
            <text:p>Distrito</text:p>
          </table:table-cell>
          <table:table-cell table:style-name="ce11" table:content-validation-name="val2" office:value-type="string" calcext:value-type="string">
            <text:p>Médio</text:p>
          </table:table-cell>
          <table:table-cell table:style-name="ce5" table:content-validation-name="val3" office:value-type="string" calcext:value-type="string">
            <text:p>ST_Contains</text:p>
          </table:table-cell>
          <table:table-cell table:style-name="ce12" office:value-type="string" calcext:value-type="string">
            <text:p>SELECT</text:p>
            <text:p>  e.cd_entidade,</text:p>
            <text:p>  e.nm_entidade,</text:p>
            <text:p>  e.nm_bairro,</text:p>
            <text:p>  d.nm_dist AS distrito</text:p>
            <text:p>FROM public.distrito d</text:p>
            <text:p>LEFT JOIN public.escola e</text:p>
            <text:p>  ON e.cd_mun = d.cd_mun AND e.cd_dist = d.cd_dist</text:p>
            <text:p>LEFT JOIN public.microdados_ed_basica meb</text:p>
            <text:p>  ON meb.cd_entidade = e.cd_entidade</text:p>
            <text:p>LEFT JOIN public.municipio m</text:p>
            <text:p>  ON m.cd_mun = d.cd_mun</text:p>
            <text:p>WHERE m.nm_mun = 'São Paulo'</text:p>
            <text:p>  AND d.nm_dist = 'Jaçanã'</text:p>
            <text:p>  AND meb.in_quadra_esportes = 1</text:p>
            <text:p>  AND ST_Contains(d.geometry, e.geometry)</text:p>
            <text:p>  AND ST_DWithin(e.geometry::geography, d.geometry::geography, 400);</text:p>
          </table:table-cell>
          <table:table-cell table:style-name="ce9" table:number-columns-repeated="20"/>
          <table:table-cell table:number-columns-repeated="998"/>
        </table:table-row>
        <table:table-row table:style-name="ro1">
          <table:table-cell table:style-name="ce2" office:value-type="float" office:value="604" calcext:value-type="float">
            <text:p>604</text:p>
          </table:table-cell>
          <table:table-cell table:style-name="ce4" office:value-type="string" calcext:value-type="string">
            <text:p>Em São Paulo/SP, no distrito Vila Prudente, quais escolas com internet e bairro iniciando por “Parque” estão contidas no distrito e a até 250 m do seu perímetro?</text:p>
          </table:table-cell>
          <table:table-cell table:style-name="ce8" table:content-validation-name="val1" office:value-type="string" calcext:value-type="string">
            <text:p>Distrito</text:p>
          </table:table-cell>
          <table:table-cell table:style-name="ce11" table:content-validation-name="val2" office:value-type="string" calcext:value-type="string">
            <text:p>Médio</text:p>
          </table:table-cell>
          <table:table-cell table:style-name="ce5" table:content-validation-name="val3" office:value-type="string" calcext:value-type="string">
            <text:p>ST_Contains</text:p>
          </table:table-cell>
          <table:table-cell table:style-name="ce12" office:value-type="string" calcext:value-type="string">
            <text:p>SELECT</text:p>
            <text:p>  e.cd_entidade,</text:p>
            <text:p>  e.nm_entidade,</text:p>
            <text:p>  e.nm_bairro,</text:p>
            <text:p>  d.nm_dist AS distrito</text:p>
            <text:p>FROM public.distrito d</text:p>
            <text:p>RIGHT JOIN public.escola e</text:p>
            <text:p>  ON e.cd_mun = d.cd_mun AND e.cd_dist = d.cd_dist</text:p>
            <text:p>RIGHT JOIN public.microdados_ed_basica meb</text:p>
            <text:p>  ON meb.cd_entidade = e.cd_entidade</text:p>
            <text:p>RIGHT JOIN public.municipio m</text:p>
            <text:p>  ON m.cd_mun = d.cd_mun</text:p>
            <text:p>WHERE m.nm_mun = 'São Paulo'</text:p>
            <text:p>  AND d.nm_dist = 'Vila Prudente'</text:p>
            <text:p>  AND meb.in_internet = 1</text:p>
            <text:p>  AND e.nm_bairro ILIKE 'Parque%'</text:p>
            <text:p>  AND ST_Contains(d.geometry, e.geometry)</text:p>
            <text:p>  AND ST_DWithin(e.geometry::geography, d.geometry::geography, 250);</text:p>
          </table:table-cell>
          <table:table-cell table:style-name="ce9" table:number-columns-repeated="20"/>
          <table:table-cell table:number-columns-repeated="998"/>
        </table:table-row>
        <table:table-row table:style-name="ro1">
          <table:table-cell table:style-name="ce2" office:value-type="float" office:value="605" calcext:value-type="float">
            <text:p>605</text:p>
          </table:table-cell>
          <table:table-cell table:style-name="ce4" office:value-type="string" calcext:value-type="string">
            <text:p>Em São Paulo/SP, no distrito Tremembé, quais escolas com computadores e banda larga estão contidas no distrito e a até 600 m do centro distrital?</text:p>
          </table:table-cell>
          <table:table-cell table:style-name="ce8" table:content-validation-name="val1" office:value-type="string" calcext:value-type="string">
            <text:p>Distrito</text:p>
          </table:table-cell>
          <table:table-cell table:style-name="ce11" table:content-validation-name="val2" office:value-type="string" calcext:value-type="string">
            <text:p>Médio</text:p>
          </table:table-cell>
          <table:table-cell table:style-name="ce5" table:content-validation-name="val3" office:value-type="string" calcext:value-type="string">
            <text:p>ST_Contains</text:p>
          </table:table-cell>
          <table:table-cell table:style-name="ce12" office:value-type="string" calcext:value-type="string">
            <text:p>SELECT</text:p>
            <text:p>  e.cd_entidade,</text:p>
            <text:p>  e.nm_entidade,</text:p>
            <text:p>  e.nm_bairro,</text:p>
            <text:p>  d.nm_dist AS distrito</text:p>
            <text:p>FROM public.distrito d</text:p>
            <text:p>FULL OUTER JOIN public.escola e</text:p>
            <text:p>  ON e.cd_mun = d.cd_mun AND e.cd_dist = d.cd_dist</text:p>
            <text:p>JOIN public.microdados_ed_basica meb</text:p>
            <text:p>  ON meb.cd_entidade = e.cd_entidade</text:p>
            <text:p>JOIN public.municipio m</text:p>
            <text:p>  ON m.cd_mun = d.cd_mun</text:p>
            <text:p>WHERE m.nm_mun = 'São Paulo'</text:p>
            <text:p>  AND d.nm_dist = 'Tremembé'</text:p>
            <text:p>  AND meb.in_computador = 1</text:p>
            <text:p>  AND meb.in_banda_larga = 1</text:p>
            <text:p>  AND ST_Contains(d.geometry, e.geometry)</text:p>
            <text:p>  AND ST_DWithin(e.geometry::geography, ST_Centroid(d.geometry)::geography, 600);</text:p>
          </table:table-cell>
          <table:table-cell table:style-name="ce9" table:number-columns-repeated="20"/>
          <table:table-cell table:number-columns-repeated="998"/>
        </table:table-row>
        <table:table-row table:style-name="ro1">
          <table:table-cell table:style-name="ce2" office:value-type="float" office:value="606" calcext:value-type="float">
            <text:p>606</text:p>
          </table:table-cell>
          <table:table-cell table:style-name="ce4" office:value-type="string" calcext:value-type="string">
            <text:p>No distrito Ermelino Matarazzo (São Paulo), quais pares escola–biblioteca dentro do próprio distrito e qual a distância entre eles para escolas com internet ativa?</text:p>
          </table:table-cell>
          <table:table-cell table:style-name="ce8" table:content-validation-name="val1" office:value-type="string" calcext:value-type="string">
            <text:p>Distrito</text:p>
          </table:table-cell>
          <table:table-cell table:style-name="ce11" table:content-validation-name="val2" office:value-type="string" calcext:value-type="string">
            <text:p>Médio</text:p>
          </table:table-cell>
          <table:table-cell table:style-name="ce5" table:content-validation-name="val3" office:value-type="string" calcext:value-type="string">
            <text:p>ST_Distance</text:p>
          </table:table-cell>
          <table:table-cell table:style-name="ce12" office:value-type="string" calcext:value-type="string">
            <text:p>SELECT e.cd_entidade, e.nm_entidade, b.cd_bib, b.nm_bib, ST_Distance(e.geometry, b.geometry) AS dist</text:p>
            <text:p>FROM public.distrito d</text:p>
            <text:p>JOIN public.escola e ON e.cd_dist = d.cd_dist</text:p>
            <text:p>JOIN public.microdados_ed_basica meb ON meb.cd_entidade = e.cd_entidade</text:p>
            <text:p>JOIN public.biblioteca b ON b.cd_mun = e.cd_mun</text:p>
            <text:p>WHERE d.nm_dist = 'Ermelino Matarazzo'</text:p>
            <text:p>  AND ST_Within(e.geometry, d.geometry)</text:p>
            <text:p>  AND ST_Within(b.geometry, d.geometry)</text:p>
            <text:p>  AND meb.in_internet = 1;</text:p>
          </table:table-cell>
          <table:table-cell table:style-name="ce9" table:number-columns-repeated="20"/>
          <table:table-cell table:number-columns-repeated="998"/>
        </table:table-row>
        <table:table-row table:style-name="ro1">
          <table:table-cell table:style-name="ce2" office:value-type="float" office:value="607" calcext:value-type="float">
            <text:p>607</text:p>
          </table:table-cell>
          <table:table-cell table:style-name="ce4" office:value-type="string" calcext:value-type="string">
            <text:p>No distrito Cidade Tiradentes (São Paulo), para escolas com quadra de esportes, quais CRAS do mesmo distrito estão até ~2 km e qual a distância de cada par?</text:p>
          </table:table-cell>
          <table:table-cell table:style-name="ce8" table:content-validation-name="val1" office:value-type="string" calcext:value-type="string">
            <text:p>Distrito</text:p>
          </table:table-cell>
          <table:table-cell table:style-name="ce11" table:content-validation-name="val2" office:value-type="string" calcext:value-type="string">
            <text:p>Médio</text:p>
          </table:table-cell>
          <table:table-cell table:style-name="ce5" table:content-validation-name="val3" office:value-type="string" calcext:value-type="string">
            <text:p>ST_Distance</text:p>
          </table:table-cell>
          <table:table-cell table:style-name="ce12" office:value-type="string" calcext:value-type="string">
            <text:p>SELECT e.cd_entidade, e.nm_entidade, c.nu_identif, ST_Distance(e.geometry, c.geometry) AS dist</text:p>
            <text:p>FROM public.distrito d</text:p>
            <text:p>INNER JOIN public.escola e ON e.cd_dist = d.cd_dist</text:p>
            <text:p>INNER JOIN public.microdados_ed_basica meb ON meb.cd_entidade = e.cd_entidade</text:p>
            <text:p>INNER JOIN public.cras c ON c.cd_mun = e.cd_mun</text:p>
            <text:p>WHERE d.nm_dist = 'Cidade Tiradentes'</text:p>
            <text:p>  AND ST_Within(e.geometry, d.geometry)</text:p>
            <text:p>  AND ST_Within(c.geometry, d.geometry)</text:p>
            <text:p>  AND meb.in_quadra_esportes = 1</text:p>
            <text:p>  AND ST_DWithin(e.geometry, c.geometry, 0.02);</text:p>
          </table:table-cell>
          <table:table-cell table:style-name="ce9" table:number-columns-repeated="20"/>
          <table:table-cell table:number-columns-repeated="998"/>
        </table:table-row>
        <table:table-row table:style-name="ro1">
          <table:table-cell table:style-name="ce2" office:value-type="float" office:value="608" calcext:value-type="float">
            <text:p>608</text:p>
          </table:table-cell>
          <table:table-cell table:style-name="ce4" office:value-type="string" calcext:value-type="string">
            <text:p>Em Sapopemba (São Paulo), liste escolas com sala de leitura e a distância até qualquer CREAS do distrito (se existir), priorizando escolas na borda do distrito.</text:p>
          </table:table-cell>
          <table:table-cell table:style-name="ce8" table:content-validation-name="val1" office:value-type="string" calcext:value-type="string">
            <text:p>Distrito</text:p>
          </table:table-cell>
          <table:table-cell table:style-name="ce11" table:content-validation-name="val2" office:value-type="string" calcext:value-type="string">
            <text:p>Médio</text:p>
          </table:table-cell>
          <table:table-cell table:style-name="ce5" table:content-validation-name="val3" office:value-type="string" calcext:value-type="string">
            <text:p>ST_Distance</text:p>
          </table:table-cell>
          <table:table-cell table:style-name="ce12" office:value-type="string" calcext:value-type="string">
            <text:p>SELECT e.cd_entidade, e.nm_entidade, c.nu_identif, ST_Distance(e.geometry, c.geometry) AS dist</text:p>
            <text:p>FROM public.distrito d</text:p>
            <text:p>JOIN public.escola e ON e.cd_dist = d.cd_dist</text:p>
            <text:p>JOIN public.microdados_ed_basica meb ON meb.cd_entidade = e.cd_entidade</text:p>
            <text:p>LEFT JOIN public.creas c ON c.cd_mun = e.cd_mun AND ST_Within(c.geometry, d.geometry)</text:p>
            <text:p>WHERE d.nm_dist = 'Sapopemba'</text:p>
            <text:p>  AND ST_Within(e.geometry, d.geometry)</text:p>
            <text:p>  AND meb.in_sala_leitura = 1</text:p>
            <text:p>  AND ST_Intersects(d.geometry, ST_Buffer(e.geometry, 0.005));</text:p>
          </table:table-cell>
          <table:table-cell table:style-name="ce9" table:number-columns-repeated="20"/>
          <table:table-cell table:number-columns-repeated="998"/>
        </table:table-row>
        <table:table-row table:style-name="ro1">
          <table:table-cell table:style-name="ce2" office:value-type="float" office:value="609" calcext:value-type="float">
            <text:p>609</text:p>
          </table:table-cell>
          <table:table-cell table:style-name="ce4" office:value-type="string" calcext:value-type="string">
            <text:p>Em Campo Limpo (São Paulo), para escolas com biblioteca interna, retorne bibliotecas municipais a até ~3 km e a distância correspondente.</text:p>
          </table:table-cell>
          <table:table-cell table:style-name="ce8" table:content-validation-name="val1" office:value-type="string" calcext:value-type="string">
            <text:p>Distrito</text:p>
          </table:table-cell>
          <table:table-cell table:style-name="ce11" table:content-validation-name="val2" office:value-type="string" calcext:value-type="string">
            <text:p>Médio</text:p>
          </table:table-cell>
          <table:table-cell table:style-name="ce5" table:content-validation-name="val3" office:value-type="string" calcext:value-type="string">
            <text:p>ST_Distance</text:p>
          </table:table-cell>
          <table:table-cell table:style-name="ce12" office:value-type="string" calcext:value-type="string">
            <text:p>SELECT e.cd_entidade, e.nm_entidade, b.cd_bib, b.nm_bib, ST_Distance(e.geometry, b.geometry) AS dist</text:p>
            <text:p>FROM public.escola e</text:p>
            <text:p>RIGHT JOIN public.distrito d ON e.cd_dist = d.cd_dist</text:p>
            <text:p>JOIN public.microdados_ed_basica meb ON meb.cd_entidade = e.cd_entidade</text:p>
            <text:p>JOIN public.biblioteca b ON b.cd_mun = d.cd_mun</text:p>
            <text:p>WHERE d.nm_dist = 'Campo Limpo'</text:p>
            <text:p>  AND ST_Within(e.geometry, d.geometry)</text:p>
            <text:p>  AND ST_DWithin(e.geometry, b.geometry, 0.03)</text:p>
            <text:p>  AND meb.in_biblioteca = 1;</text:p>
          </table:table-cell>
          <table:table-cell table:style-name="ce9" table:number-columns-repeated="20"/>
          <table:table-cell table:number-columns-repeated="998"/>
        </table:table-row>
        <table:table-row table:style-name="ro1">
          <table:table-cell table:style-name="ce2" office:value-type="float" office:value="610" calcext:value-type="float">
            <text:p>610</text:p>
          </table:table-cell>
          <table:table-cell table:style-name="ce4" office:value-type="string" calcext:value-type="string">
            <text:p>Em Vila Maria (São Paulo), considere escolas com sala de leitura e bibliotecas do distrito; retorne a distância entre cada par próximo (até ~5 km), preservando casos em que só exista um dos lados.</text:p>
          </table:table-cell>
          <table:table-cell table:style-name="ce8" table:content-validation-name="val1" office:value-type="string" calcext:value-type="string">
            <text:p>Distrito</text:p>
          </table:table-cell>
          <table:table-cell table:style-name="ce11" table:content-validation-name="val2" office:value-type="string" calcext:value-type="string">
            <text:p>Médio</text:p>
          </table:table-cell>
          <table:table-cell table:style-name="ce5" table:content-validation-name="val3" office:value-type="string" calcext:value-type="string">
            <text:p>ST_Distance</text:p>
          </table:table-cell>
          <table:table-cell table:style-name="ce12" office:value-type="string" calcext:value-type="string">
            <text:p>SELECT e.cd_entidade, e.nm_entidade, b.cd_bib, b.nm_bib, ST_Distance(e.geometry, b.geometry) AS dist</text:p>
            <text:p>FROM public.escola e</text:p>
            <text:p>FULL OUTER JOIN public.biblioteca b</text:p>
            <text:p>  ON e.cd_mun = b.cd_mun</text:p>
            <text:p> AND ST_DWithin(e.geometry, b.geometry, 0.05)</text:p>
            <text:p>JOIN public.distrito d ON (e.cd_dist = d.cd_dist OR b.cd_dist = d.cd_dist)</text:p>
            <text:p>JOIN public.microdados_ed_basica meb ON meb.cd_entidade = e.cd_entidade</text:p>
            <text:p>WHERE d.nm_dist = 'Vila Maria'</text:p>
            <text:p>  AND (ST_Within(e.geometry, d.geometry) OR ST_Within(b.geometry, d.geometry))</text:p>
            <text:p>  AND meb.in_biblioteca_sala_leitura = 1;</text:p>
          </table:table-cell>
          <table:table-cell table:style-name="ce9" table:number-columns-repeated="20"/>
          <table:table-cell table:number-columns-repeated="998"/>
        </table:table-row>
        <table:table-row table:style-name="ro1">
          <table:table-cell table:style-name="ce2" office:value-type="float" office:value="611" calcext:value-type="float">
            <text:p>611</text:p>
          </table:table-cell>
          <table:table-cell table:style-name="ce4" office:value-type="string" calcext:value-type="string">
            <text:p>No distrito Ipiranga (São Paulo), quais escolas com laboratório de ciências e banda larga estão dentro do distrito e a até 350 m do seu centro?</text:p>
          </table:table-cell>
          <table:table-cell table:style-name="ce8" table:content-validation-name="val1" office:value-type="string" calcext:value-type="string">
            <text:p>Distrito</text:p>
          </table:table-cell>
          <table:table-cell table:style-name="ce11" table:content-validation-name="val2" office:value-type="string" calcext:value-type="string">
            <text:p>Médio</text:p>
          </table:table-cell>
          <table:table-cell table:style-name="ce5" table:content-validation-name="val3" office:value-type="string" calcext:value-type="string">
            <text:p>ST_Within</text:p>
          </table:table-cell>
          <table:table-cell table:style-name="ce12" office:value-type="string" calcext:value-type="string">
            <text:p>SELECT</text:p>
            <text:p>  e.cd_entidade,</text:p>
            <text:p>  e.nm_entidade,</text:p>
            <text:p>  d.nm_dist AS distrito</text:p>
            <text:p>FROM public.distrito d</text:p>
            <text:p>JOIN public.escola e</text:p>
            <text:p>  ON e.cd_mun = d.cd_mun AND e.cd_dist = d.cd_dist</text:p>
            <text:p>JOIN public.microdados_ed_basica meb</text:p>
            <text:p>  ON meb.cd_entidade = e.cd_entidade</text:p>
            <text:p>JOIN public.municipio m</text:p>
            <text:p>  ON m.cd_mun = d.cd_mun</text:p>
            <text:p>WHERE m.nm_mun = 'São Paulo'</text:p>
            <text:p>  AND d.nm_dist = 'Ipiranga'</text:p>
            <text:p>  AND meb.in_laboratorio_ciencias = 1</text:p>
            <text:p>  AND meb.in_banda_larga = 1</text:p>
            <text:p>  AND ST_Within(e.geometry, d.geometry)</text:p>
            <text:p>  AND ST_DWithin(e.geometry::geography, ST_Centroid(d.geometry)::geography, 350);</text:p>
          </table:table-cell>
          <table:table-cell table:style-name="ce9" table:number-columns-repeated="20"/>
          <table:table-cell table:number-columns-repeated="998"/>
        </table:table-row>
        <table:table-row table:style-name="ro1">
          <table:table-cell table:style-name="ce2" office:value-type="float" office:value="612" calcext:value-type="float">
            <text:p>612</text:p>
          </table:table-cell>
          <table:table-cell table:style-name="ce4" office:value-type="string" calcext:value-type="string">
            <text:p>No distrito Penha (São Paulo), quais escolas municipais com quadra de esportes coberta estão dentro do distrito e próximas da fronteira (até 300 m do limite)?</text:p>
          </table:table-cell>
          <table:table-cell table:style-name="ce8" table:content-validation-name="val1" office:value-type="string" calcext:value-type="string">
            <text:p>Distrito</text:p>
          </table:table-cell>
          <table:table-cell table:style-name="ce11" table:content-validation-name="val2" office:value-type="string" calcext:value-type="string">
            <text:p>Médio</text:p>
          </table:table-cell>
          <table:table-cell table:style-name="ce5" table:content-validation-name="val3" office:value-type="string" calcext:value-type="string">
            <text:p>ST_Within</text:p>
          </table:table-cell>
          <table:table-cell table:style-name="ce12" office:value-type="string" calcext:value-type="string">
            <text:p>SELECT</text:p>
            <text:p>  e.cd_entidade,</text:p>
            <text:p>  e.nm_entidade,</text:p>
            <text:p>  d.nm_dist AS distrito</text:p>
            <text:p>FROM public.distrito d</text:p>
            <text:p>INNER JOIN public.escola e</text:p>
            <text:p>  ON e.cd_mun = d.cd_mun AND e.cd_dist = d.cd_dist</text:p>
            <text:p>INNER JOIN public.microdados_ed_basica meb</text:p>
            <text:p>  ON meb.cd_entidade = e.cd_entidade</text:p>
            <text:p>INNER JOIN public.municipio m</text:p>
            <text:p>  ON m.cd_mun = d.cd_mun</text:p>
            <text:p>WHERE m.nm_mun = 'São Paulo'</text:p>
            <text:p>  AND d.nm_dist = 'Penha'</text:p>
            <text:p>  AND meb.tp_dependencia = 1</text:p>
            <text:p>  AND meb.in_quadra_esportes_coberta = 1</text:p>
            <text:p>  AND ST_Within(e.geometry, d.geometry)</text:p>
            <text:p>  AND NOT ST_Within(e.geometry, ST_Buffer(d.geometry::geography, -300)::geometry);</text:p>
          </table:table-cell>
          <table:table-cell table:style-name="ce9" table:number-columns-repeated="20"/>
          <table:table-cell table:number-columns-repeated="998"/>
        </table:table-row>
        <table:table-row table:style-name="ro1">
          <table:table-cell table:style-name="ce2" office:value-type="float" office:value="613" calcext:value-type="float">
            <text:p>613</text:p>
          </table:table-cell>
          <table:table-cell table:style-name="ce4" office:value-type="string" calcext:value-type="string">
            <text:p>No distrito Freguesia do Ó (São Paulo), quais escolas privadas com sala de leitura e internet estão dentro do distrito e também cobertas por um raio de 300 m em torno do centro distrital?</text:p>
          </table:table-cell>
          <table:table-cell table:style-name="ce8" table:content-validation-name="val1" office:value-type="string" calcext:value-type="string">
            <text:p>Distrito</text:p>
          </table:table-cell>
          <table:table-cell table:style-name="ce11" table:content-validation-name="val2" office:value-type="string" calcext:value-type="string">
            <text:p>Médio</text:p>
          </table:table-cell>
          <table:table-cell table:style-name="ce5" table:content-validation-name="val3" office:value-type="string" calcext:value-type="string">
            <text:p>ST_Within</text:p>
          </table:table-cell>
          <table:table-cell table:style-name="ce12" office:value-type="string" calcext:value-type="string">
            <text:p>SELECT</text:p>
            <text:p>  e.cd_entidade,</text:p>
            <text:p>  e.nm_entidade,</text:p>
            <text:p>  d.nm_dist AS distrito</text:p>
            <text:p>FROM public.distrito d</text:p>
            <text:p>LEFT JOIN public.escola e</text:p>
            <text:p>  ON e.cd_mun = d.cd_mun AND e.cd_dist = d.cd_dist</text:p>
            <text:p>LEFT JOIN public.microdados_ed_basica meb</text:p>
            <text:p>  ON meb.cd_entidade = e.cd_entidade</text:p>
            <text:p>LEFT JOIN public.municipio m</text:p>
            <text:p>  ON m.cd_mun = d.cd_mun</text:p>
            <text:p>WHERE m.nm_mun = 'São Paulo'</text:p>
            <text:p>  AND d.nm_dist = 'Freguesia do Ó'</text:p>
            <text:p>  AND meb.tp_dependencia = 4</text:p>
            <text:p>  AND meb.in_sala_leitura = 1</text:p>
            <text:p>  AND meb.in_internet = 1</text:p>
            <text:p>  AND ST_Within(e.geometry, d.geometry)</text:p>
            <text:p>  AND ST_Intersects(ST_Buffer(ST_Centroid(d.geometry)::geography, 300)::geometry, e.geometry);</text:p>
          </table:table-cell>
          <table:table-cell table:style-name="ce9" table:number-columns-repeated="20"/>
          <table:table-cell table:number-columns-repeated="998"/>
        </table:table-row>
        <table:table-row table:style-name="ro1">
          <table:table-cell table:style-name="ce2" office:value-type="float" office:value="614" calcext:value-type="float">
            <text:p>614</text:p>
          </table:table-cell>
          <table:table-cell table:style-name="ce4" office:value-type="string" calcext:value-type="string">
            <text:p>No distrito Parelheiros (São Paulo), quais escolas com área verde e água potável estão dentro do distrito e próximas do limite (até 500 m da borda)?</text:p>
          </table:table-cell>
          <table:table-cell table:style-name="ce8" table:content-validation-name="val1" office:value-type="string" calcext:value-type="string">
            <text:p>Distrito</text:p>
          </table:table-cell>
          <table:table-cell table:style-name="ce11" table:content-validation-name="val2" office:value-type="string" calcext:value-type="string">
            <text:p>Médio</text:p>
          </table:table-cell>
          <table:table-cell table:style-name="ce5" table:content-validation-name="val3" office:value-type="string" calcext:value-type="string">
            <text:p>ST_Within</text:p>
          </table:table-cell>
          <table:table-cell table:style-name="ce12" office:value-type="string" calcext:value-type="string">
            <text:p>SELECT</text:p>
            <text:p>  e.cd_entidade,</text:p>
            <text:p>  e.nm_entidade,</text:p>
            <text:p>  d.nm_dist AS distrito</text:p>
            <text:p>FROM public.distrito d</text:p>
            <text:p>RIGHT JOIN public.escola e</text:p>
            <text:p>  ON e.cd_mun = d.cd_mun AND e.cd_dist = d.cd_dist</text:p>
            <text:p>RIGHT JOIN public.microdados_ed_basica meb</text:p>
            <text:p>  ON meb.cd_entidade = e.cd_entidade</text:p>
            <text:p>RIGHT JOIN public.municipio m</text:p>
            <text:p>  ON m.cd_mun = d.cd_mun</text:p>
            <text:p>WHERE m.nm_mun = 'São Paulo'</text:p>
            <text:p>  AND d.nm_dist = 'Parelheiros'</text:p>
            <text:p>  AND meb.in_area_verde = 1</text:p>
            <text:p>  AND meb.in_agua_potavel = 1</text:p>
            <text:p>  AND ST_Within(e.geometry, d.geometry)</text:p>
            <text:p>  AND NOT ST_Within(e.geometry, ST_Buffer(d.geometry::geography, -500)::geometry);</text:p>
          </table:table-cell>
          <table:table-cell table:style-name="ce9" table:number-columns-repeated="20"/>
          <table:table-cell table:number-columns-repeated="998"/>
        </table:table-row>
        <table:table-row table:style-name="ro1">
          <table:table-cell table:style-name="ce2" office:value-type="float" office:value="615" calcext:value-type="float">
            <text:p>615</text:p>
          </table:table-cell>
          <table:table-cell table:style-name="ce4" office:value-type="string" calcext:value-type="string">
            <text:p>No distrito Capão Redondo (São Paulo), quais escolas com computadores e laboratório de informática estão dentro do distrito e a até 700 m do centro do distrito?</text:p>
          </table:table-cell>
          <table:table-cell table:style-name="ce8" table:content-validation-name="val1" office:value-type="string" calcext:value-type="string">
            <text:p>Distrito</text:p>
          </table:table-cell>
          <table:table-cell table:style-name="ce11" table:content-validation-name="val2" office:value-type="string" calcext:value-type="string">
            <text:p>Médio</text:p>
          </table:table-cell>
          <table:table-cell table:style-name="ce5" table:content-validation-name="val3" office:value-type="string" calcext:value-type="string">
            <text:p>ST_Within</text:p>
          </table:table-cell>
          <table:table-cell table:style-name="ce12" office:value-type="string" calcext:value-type="string">
            <text:p>SELECT</text:p>
            <text:p>  e.cd_entidade,</text:p>
            <text:p>  e.nm_entidade,</text:p>
            <text:p>  d.nm_dist AS distrito</text:p>
            <text:p>FROM public.distrito d</text:p>
            <text:p>FULL OUTER JOIN public.escola e</text:p>
            <text:p>  ON e.cd_mun = d.cd_mun AND e.cd_dist = d.cd_dist</text:p>
            <text:p>LEFT JOIN public.microdados_ed_basica meb</text:p>
            <text:p>  ON meb.cd_entidade = e.cd_entidade</text:p>
            <text:p>JOIN public.municipio m</text:p>
            <text:p>  ON m.cd_mun = d.cd_mun</text:p>
            <text:p>WHERE m.nm_mun = 'São Paulo'</text:p>
            <text:p>  AND d.nm_dist = 'Capão Redondo'</text:p>
            <text:p>  AND meb.in_computador = 1</text:p>
            <text:p>  AND meb.in_laboratorio_informatica = 1</text:p>
            <text:p>  AND ST_Within(e.geometry, d.geometry)</text:p>
            <text:p>  AND ST_DWithin(e.geometry::geography, ST_Centroid(d.geometry)::geography, 700);</text:p>
          </table:table-cell>
          <table:table-cell table:style-name="ce9" table:number-columns-repeated="20"/>
          <table:table-cell table:number-columns-repeated="998"/>
        </table:table-row>
        <table:table-row table:style-name="ro1">
          <table:table-cell table:style-name="ce2" office:value-type="float" office:value="616" calcext:value-type="float">
            <text:p>616</text:p>
          </table:table-cell>
          <table:table-cell table:style-name="ce4" office:value-type="string" calcext:value-type="string">
            <text:p>No distrito Vila Sônia (São Paulo), quais escolas com biblioteca e banda larga geram uma geometria de interseção com o distrito e ficam a até 300 m do centro distrital?</text:p>
          </table:table-cell>
          <table:table-cell table:style-name="ce8" table:content-validation-name="val1" office:value-type="string" calcext:value-type="string">
            <text:p>Distrito</text:p>
          </table:table-cell>
          <table:table-cell table:style-name="ce11" table:content-validation-name="val2" office:value-type="string" calcext:value-type="string">
            <text:p>Médio</text:p>
          </table:table-cell>
          <table:table-cell table:style-name="ce5" table:content-validation-name="val3" office:value-type="string" calcext:value-type="string">
            <text:p>ST_Intersection</text:p>
          </table:table-cell>
          <table:table-cell table:style-name="ce12" office:value-type="string" calcext:value-type="string">
            <text:p>SELECT</text:p>
            <text:p>  e.cd_entidade,</text:p>
            <text:p>  e.nm_entidade,</text:p>
            <text:p>  e.nm_bairro,</text:p>
            <text:p>  d.nm_dist AS distrito,</text:p>
            <text:p>  ST_Intersection(d.geometry, e.geometry) AS geom_intersecao</text:p>
            <text:p>FROM public.distrito d</text:p>
            <text:p>JOIN public.escola e</text:p>
            <text:p>  ON e.cd_mun = d.cd_mun AND e.cd_dist = d.cd_dist</text:p>
            <text:p>JOIN public.microdados_ed_basica meb</text:p>
            <text:p>  ON meb.cd_entidade = e.cd_entidade</text:p>
            <text:p>JOIN public.municipio m</text:p>
            <text:p>  ON m.cd_mun = d.cd_mun</text:p>
            <text:p>WHERE m.nm_mun = 'São Paulo'</text:p>
            <text:p>  AND d.nm_dist = 'Vila Sônia'</text:p>
            <text:p>  AND meb.in_biblioteca = 1</text:p>
            <text:p>  AND meb.in_banda_larga = 1</text:p>
            <text:p>  AND ST_Intersects(d.geometry, e.geometry)</text:p>
            <text:p>  AND ST_DWithin(e.geometry::geography, ST_Centroid(d.geometry)::geography, 300);</text:p>
          </table:table-cell>
          <table:table-cell table:style-name="ce9" table:number-columns-repeated="20"/>
          <table:table-cell table:number-columns-repeated="998"/>
        </table:table-row>
        <table:table-row table:style-name="ro1">
          <table:table-cell table:style-name="ce2" office:value-type="float" office:value="617" calcext:value-type="float">
            <text:p>617</text:p>
          </table:table-cell>
          <table:table-cell table:style-name="ce4" office:value-type="string" calcext:value-type="string">
            <text:p>No distrito Tucuruvi (São Paulo), quais escolas com laboratório de informática e computadores intersectam o distrito e estão dentro do polígono distrital?</text:p>
          </table:table-cell>
          <table:table-cell table:style-name="ce8" table:content-validation-name="val1" office:value-type="string" calcext:value-type="string">
            <text:p>Distrito</text:p>
          </table:table-cell>
          <table:table-cell table:style-name="ce11" table:content-validation-name="val2" office:value-type="string" calcext:value-type="string">
            <text:p>Médio</text:p>
          </table:table-cell>
          <table:table-cell table:style-name="ce5" table:content-validation-name="val3" office:value-type="string" calcext:value-type="string">
            <text:p>ST_Intersection</text:p>
          </table:table-cell>
          <table:table-cell table:style-name="ce12" office:value-type="string" calcext:value-type="string">
            <text:p>SELECT</text:p>
            <text:p>  e.cd_entidade,</text:p>
            <text:p>  e.nm_entidade,</text:p>
            <text:p>  e.nm_bairro,</text:p>
            <text:p>  d.nm_dist AS distrito,</text:p>
            <text:p>  ST_Intersection(d.geometry, e.geometry) AS geom_intersecao</text:p>
            <text:p>FROM public.distrito d</text:p>
            <text:p>INNER JOIN public.escola e</text:p>
            <text:p>  ON e.cd_mun = d.cd_mun AND e.cd_dist = d.cd_dist</text:p>
            <text:p>INNER JOIN public.microdados_ed_basica meb</text:p>
            <text:p>  ON meb.cd_entidade = e.cd_entidade</text:p>
            <text:p>INNER JOIN public.municipio m</text:p>
            <text:p>  ON m.cd_mun = d.cd_mun</text:p>
            <text:p>WHERE m.nm_mun = 'São Paulo'</text:p>
            <text:p>  AND d.nm_dist = 'Tucuruvi'</text:p>
            <text:p>  AND meb.in_laboratorio_informatica = 1</text:p>
            <text:p>  AND meb.in_computador = 1</text:p>
            <text:p>  AND ST_Intersects(d.geometry, e.geometry)</text:p>
            <text:p>  AND ST_Within(e.geometry, d.geometry);</text:p>
          </table:table-cell>
          <table:table-cell table:style-name="ce9" table:number-columns-repeated="20"/>
          <table:table-cell table:number-columns-repeated="998"/>
        </table:table-row>
        <table:table-row table:style-name="ro1">
          <table:table-cell table:style-name="ce2" office:value-type="float" office:value="618" calcext:value-type="float">
            <text:p>618</text:p>
          </table:table-cell>
          <table:table-cell table:style-name="ce4" office:value-type="string" calcext:value-type="string">
            <text:p>No distrito Saúde (São Paulo), quais escolas com sala de leitura intersectam o distrito e estão a até 1 km de uma biblioteca localizada no mesmo distrito?</text:p>
          </table:table-cell>
          <table:table-cell table:style-name="ce8" table:content-validation-name="val1" office:value-type="string" calcext:value-type="string">
            <text:p>Distrito</text:p>
          </table:table-cell>
          <table:table-cell table:style-name="ce11" table:content-validation-name="val2" office:value-type="string" calcext:value-type="string">
            <text:p>Médio</text:p>
          </table:table-cell>
          <table:table-cell table:style-name="ce5" table:content-validation-name="val3" office:value-type="string" calcext:value-type="string">
            <text:p>ST_Intersection</text:p>
          </table:table-cell>
          <table:table-cell table:style-name="ce12" office:value-type="string" calcext:value-type="string">
            <text:p>SELECT</text:p>
            <text:p>  e.cd_entidade,</text:p>
            <text:p>  e.nm_entidade,</text:p>
            <text:p>  b.cd_bib,</text:p>
            <text:p>  b.nm_bib,</text:p>
            <text:p>  d.nm_dist AS distrito,</text:p>
            <text:p>  ST_Intersection(d.geometry, e.geometry) AS geom_intersecao</text:p>
            <text:p>FROM public.distrito d</text:p>
            <text:p>LEFT JOIN public.escola e</text:p>
            <text:p>  ON e.cd_mun = d.cd_mun AND e.cd_dist = d.cd_dist</text:p>
            <text:p>JOIN public.microdados_ed_basica meb</text:p>
            <text:p>  ON meb.cd_entidade = e.cd_entidade</text:p>
            <text:p>JOIN public.biblioteca b</text:p>
            <text:p>  ON b.cd_mun = d.cd_mun</text:p>
            <text:p>JOIN public.municipio m</text:p>
            <text:p>  ON m.cd_mun = d.cd_mun</text:p>
            <text:p>WHERE m.nm_mun = 'São Paulo'</text:p>
            <text:p>  AND d.nm_dist = 'Saúde'</text:p>
            <text:p>  AND meb.in_sala_leitura = 1</text:p>
            <text:p>  AND ST_Within(b.geometry, d.geometry)</text:p>
            <text:p>  AND ST_Intersects(d.geometry, e.geometry)</text:p>
            <text:p>  AND ST_DWithin(e.geometry::geography, b.geometry::geography, 1000);</text:p>
          </table:table-cell>
          <table:table-cell table:style-name="ce9" table:number-columns-repeated="20"/>
          <table:table-cell table:number-columns-repeated="998"/>
        </table:table-row>
        <table:table-row table:style-name="ro1">
          <table:table-cell table:style-name="ce2" office:value-type="float" office:value="619" calcext:value-type="float">
            <text:p>619</text:p>
          </table:table-cell>
          <table:table-cell table:style-name="ce4" office:value-type="string" calcext:value-type="string">
            <text:p>No distrito Aricanduva (São Paulo), quais escolas com quadra de esportes e pátio descoberto intersectam o distrito e ficam a até 400 m do centro distrital?</text:p>
          </table:table-cell>
          <table:table-cell table:style-name="ce8" table:content-validation-name="val1" office:value-type="string" calcext:value-type="string">
            <text:p>Distrito</text:p>
          </table:table-cell>
          <table:table-cell table:style-name="ce11" table:content-validation-name="val2" office:value-type="string" calcext:value-type="string">
            <text:p>Médio</text:p>
          </table:table-cell>
          <table:table-cell table:style-name="ce5" table:content-validation-name="val3" office:value-type="string" calcext:value-type="string">
            <text:p>ST_Intersection</text:p>
          </table:table-cell>
          <table:table-cell table:style-name="ce12" office:value-type="string" calcext:value-type="string">
            <text:p>SELECT</text:p>
            <text:p>  e.cd_entidade,</text:p>
            <text:p>  e.nm_entidade,</text:p>
            <text:p>  e.nm_bairro,</text:p>
            <text:p>  d.nm_dist AS distrito,</text:p>
            <text:p>  ST_Intersection(d.geometry, e.geometry) AS geom_intersecao</text:p>
            <text:p>FROM public.distrito d</text:p>
            <text:p>RIGHT JOIN public.escola e</text:p>
            <text:p>  ON e.cd_mun = d.cd_mun AND e.cd_dist = d.cd_dist</text:p>
            <text:p>RIGHT JOIN public.microdados_ed_basica meb</text:p>
            <text:p>  ON meb.cd_entidade = e.cd_entidade</text:p>
            <text:p>RIGHT JOIN public.municipio m</text:p>
            <text:p>  ON m.cd_mun = d.cd_mun</text:p>
            <text:p>WHERE m.nm_mun = 'São Paulo'</text:p>
            <text:p>  AND d.nm_dist = 'Aricanduva'</text:p>
            <text:p>  AND meb.in_quadra_esportes = 1</text:p>
            <text:p>  AND meb.in_patio_descoberto = 1</text:p>
            <text:p>  AND ST_Intersects(d.geometry, e.geometry)</text:p>
            <text:p>  AND ST_DWithin(e.geometry::geography, ST_Centroid(d.geometry)::geography, 400);</text:p>
          </table:table-cell>
          <table:table-cell table:style-name="ce9" table:number-columns-repeated="20"/>
          <table:table-cell table:number-columns-repeated="998"/>
        </table:table-row>
        <table:table-row table:style-name="ro1">
          <table:table-cell table:style-name="ce2" office:value-type="float" office:value="620" calcext:value-type="float">
            <text:p>620</text:p>
          </table:table-cell>
          <table:table-cell table:style-name="ce4" office:value-type="string" calcext:value-type="string">
            <text:p>No distrito Vila Matilde (São Paulo), quais escolas com internet e sala de leitura geram interseção com o distrito e estão dentro do polígono distrital?</text:p>
          </table:table-cell>
          <table:table-cell table:style-name="ce8" table:content-validation-name="val1" office:value-type="string" calcext:value-type="string">
            <text:p>Distrito</text:p>
          </table:table-cell>
          <table:table-cell table:style-name="ce11" table:content-validation-name="val2" office:value-type="string" calcext:value-type="string">
            <text:p>Médio</text:p>
          </table:table-cell>
          <table:table-cell table:style-name="ce5" table:content-validation-name="val3" office:value-type="string" calcext:value-type="string">
            <text:p>ST_Intersection</text:p>
          </table:table-cell>
          <table:table-cell table:style-name="ce12" office:value-type="string" calcext:value-type="string">
            <text:p>SELECT</text:p>
            <text:p>  e.cd_entidade,</text:p>
            <text:p>  e.nm_entidade,</text:p>
            <text:p>  e.nm_bairro,</text:p>
            <text:p>  d.nm_dist AS distrito,</text:p>
            <text:p>  ST_Intersection(d.geometry, e.geometry) AS geom_intersecao</text:p>
            <text:p>FROM public.distrito d</text:p>
            <text:p>FULL OUTER JOIN public.escola e</text:p>
            <text:p>  ON e.cd_mun = d.cd_mun AND e.cd_dist = d.cd_dist</text:p>
            <text:p>LEFT JOIN public.microdados_ed_basica meb</text:p>
            <text:p>  ON meb.cd_entidade = e.cd_entidade</text:p>
            <text:p>JOIN public.municipio m</text:p>
            <text:p>  ON m.cd_mun = d.cd_mun</text:p>
            <text:p>WHERE m.nm_mun = 'São Paulo'</text:p>
            <text:p>  AND d.nm_dist = 'Vila Matilde'</text:p>
            <text:p>  AND meb.in_internet = 1</text:p>
            <text:p>  AND meb.in_sala_leitura = 1</text:p>
            <text:p>  AND ST_Intersects(d.geometry, e.geometry)</text:p>
            <text:p>  AND ST_Within(e.geometry, d.geometry);</text:p>
          </table:table-cell>
          <table:table-cell table:style-name="ce9" table:number-columns-repeated="20"/>
          <table:table-cell table:number-columns-repeated="998"/>
        </table:table-row>
        <table:table-row table:style-name="ro1">
          <table:table-cell table:style-name="ce2" office:value-type="float" office:value="621" calcext:value-type="float">
            <text:p>621</text:p>
          </table:table-cell>
          <table:table-cell table:style-name="ce4" office:value-type="string" calcext:value-type="string">
            <text:p>Em São Paulo/SP, no distrito Bela Vista, liste as escolas com biblioteca e banda larga cuja faixa de 200 m ao redor intersecta o território do distrito e cuja escola também está dentro dele.</text:p>
          </table:table-cell>
          <table:table-cell table:style-name="ce8" table:content-validation-name="val1" office:value-type="string" calcext:value-type="string">
            <text:p>Distrito</text:p>
          </table:table-cell>
          <table:table-cell table:style-name="ce11" table:content-validation-name="val2" office:value-type="string" calcext:value-type="string">
            <text:p>Médio</text:p>
          </table:table-cell>
          <table:table-cell table:style-name="ce5" table:content-validation-name="val3" office:value-type="string" calcext:value-type="string">
            <text:p>ST_Buffer</text:p>
          </table:table-cell>
          <table:table-cell table:style-name="ce12" office:value-type="string" calcext:value-type="string">
            <text:p>SELECT</text:p>
            <text:p>  e.cd_entidade,</text:p>
            <text:p>  e.nm_entidade,</text:p>
            <text:p>  d.nm_dist AS distrito,</text:p>
            <text:p>  ST_Buffer(e.geometry::geography, 200)::geometry AS faixa_200m</text:p>
            <text:p>FROM public.distrito d</text:p>
            <text:p>JOIN public.escola e</text:p>
            <text:p>  ON e.cd_mun = d.cd_mun AND e.cd_dist = d.cd_dist</text:p>
            <text:p>JOIN public.microdados_ed_basica meb</text:p>
            <text:p>  ON meb.cd_entidade = e.cd_entidade</text:p>
            <text:p>JOIN public.municipio m</text:p>
            <text:p>  ON m.cd_mun = d.cd_mun</text:p>
            <text:p>WHERE m.nm_mun = 'São Paulo'</text:p>
            <text:p>  AND d.nm_dist = 'Bela Vista'</text:p>
            <text:p>  AND meb.in_biblioteca = 1</text:p>
            <text:p>  AND meb.in_banda_larga = 1</text:p>
            <text:p>  AND ST_Intersects(d.geometry, ST_Buffer(e.geometry::geography, 200)::geometry)</text:p>
            <text:p>  AND ST_Within(e.geometry, d.geometry);</text:p>
          </table:table-cell>
          <table:table-cell table:style-name="ce9" table:number-columns-repeated="20"/>
          <table:table-cell table:number-columns-repeated="998"/>
        </table:table-row>
        <table:table-row table:style-name="ro1">
          <table:table-cell table:style-name="ce2" office:value-type="float" office:value="622" calcext:value-type="float">
            <text:p>622</text:p>
          </table:table-cell>
          <table:table-cell table:style-name="ce4" office:value-type="string" calcext:value-type="string">
            <text:p>No distrito Consolação, quais escolas com laboratório de informática e computadores têm um raio de 150 m que contém o centro do distrito e cuja escola está dentro do distrito?</text:p>
          </table:table-cell>
          <table:table-cell table:style-name="ce8" table:content-validation-name="val1" office:value-type="string" calcext:value-type="string">
            <text:p>Distrito</text:p>
          </table:table-cell>
          <table:table-cell table:style-name="ce11" table:content-validation-name="val2" office:value-type="string" calcext:value-type="string">
            <text:p>Médio</text:p>
          </table:table-cell>
          <table:table-cell table:style-name="ce5" table:content-validation-name="val3" office:value-type="string" calcext:value-type="string">
            <text:p>ST_Buffer</text:p>
          </table:table-cell>
          <table:table-cell table:style-name="ce12" office:value-type="string" calcext:value-type="string">
            <text:p>SELECT</text:p>
            <text:p>  e.cd_entidade,</text:p>
            <text:p>  e.nm_entidade,</text:p>
            <text:p>  d.nm_dist AS distrito</text:p>
            <text:p>FROM public.distrito d</text:p>
            <text:p>INNER JOIN public.escola e</text:p>
            <text:p>  ON e.cd_mun = d.cd_mun AND e.cd_dist = d.cd_dist</text:p>
            <text:p>INNER JOIN public.microdados_ed_basica meb</text:p>
            <text:p>  ON meb.cd_entidade = e.cd_entidade</text:p>
            <text:p>INNER JOIN public.municipio m</text:p>
            <text:p>  ON m.cd_mun = d.cd_mun</text:p>
            <text:p>WHERE m.nm_mun = 'São Paulo'</text:p>
            <text:p>  AND d.nm_dist = 'Consolação'</text:p>
            <text:p>  AND meb.in_laboratorio_informatica = 1</text:p>
            <text:p>  AND meb.in_computador = 1</text:p>
            <text:p>  AND ST_Contains(ST_Buffer(e.geometry::geography, 150)::geometry, ST_Centroid(d.geometry))</text:p>
            <text:p>  AND ST_Within(e.geometry, d.geometry);</text:p>
          </table:table-cell>
          <table:table-cell table:style-name="ce9" table:number-columns-repeated="20"/>
          <table:table-cell table:number-columns-repeated="998"/>
        </table:table-row>
        <table:table-row table:style-name="ro1">
          <table:table-cell table:style-name="ce2" office:value-type="float" office:value="623" calcext:value-type="float">
            <text:p>623</text:p>
          </table:table-cell>
          <table:table-cell table:style-name="ce4" office:value-type="string" calcext:value-type="string">
            <text:p>No Cambuci, liste escolas privadas com sala de leitura cuja faixa de 100 m ao redor cruza uma biblioteca do mesmo distrito e cuja escola esteja a até 800 m dessa biblioteca.</text:p>
          </table:table-cell>
          <table:table-cell table:style-name="ce8" table:content-validation-name="val1" office:value-type="string" calcext:value-type="string">
            <text:p>Distrito</text:p>
          </table:table-cell>
          <table:table-cell table:style-name="ce11" table:content-validation-name="val2" office:value-type="string" calcext:value-type="string">
            <text:p>Médio</text:p>
          </table:table-cell>
          <table:table-cell table:style-name="ce5" table:content-validation-name="val3" office:value-type="string" calcext:value-type="string">
            <text:p>ST_Buffer</text:p>
          </table:table-cell>
          <table:table-cell table:style-name="ce12" office:value-type="string" calcext:value-type="string">
            <text:p>SELECT</text:p>
            <text:p>  e.cd_entidade,</text:p>
            <text:p>  e.nm_entidade,</text:p>
            <text:p>  b.cd_bib,</text:p>
            <text:p>  b.nm_bib,</text:p>
            <text:p>  d.nm_dist AS distrito</text:p>
            <text:p>FROM public.distrito d</text:p>
            <text:p>LEFT JOIN public.escola e</text:p>
            <text:p>  ON e.cd_mun = d.cd_mun AND e.cd_dist = d.cd_dist</text:p>
            <text:p>LEFT JOIN public.microdados_ed_basica meb</text:p>
            <text:p>  ON meb.cd_entidade = e.cd_entidade</text:p>
            <text:p>LEFT JOIN public.biblioteca b</text:p>
            <text:p>  ON b.cd_mun = d.cd_mun</text:p>
            <text:p>JOIN public.municipio m</text:p>
            <text:p>  ON m.cd_mun = d.cd_mun</text:p>
            <text:p>WHERE m.nm_mun = 'São Paulo'</text:p>
            <text:p>  AND d.nm_dist = 'Cambuci'</text:p>
            <text:p>  AND meb.tp_dependencia = 4</text:p>
            <text:p>  AND meb.in_sala_leitura = 1</text:p>
            <text:p>  AND ST_Within(e.geometry, d.geometry)</text:p>
            <text:p>  AND ST_Within(b.geometry, d.geometry)</text:p>
            <text:p>  AND ST_Intersects(ST_Buffer(e.geometry::geography, 100)::geometry, b.geometry)</text:p>
            <text:p>  AND ST_DWithin(e.geometry::geography, b.geometry::geography, 800);</text:p>
          </table:table-cell>
          <table:table-cell table:style-name="ce9" table:number-columns-repeated="20"/>
          <table:table-cell table:number-columns-repeated="998"/>
        </table:table-row>
        <table:table-row table:style-name="ro1">
          <table:table-cell table:style-name="ce2" office:value-type="float" office:value="624" calcext:value-type="float">
            <text:p>624</text:p>
          </table:table-cell>
          <table:table-cell table:style-name="ce4" office:value-type="string" calcext:value-type="string">
            <text:p>No Bom Retiro, quais escolas municipais com pátio descoberto têm a faixa de 250 m ao redor cruzando o território do distrito e ficam a até 400 m do centro distrital?</text:p>
          </table:table-cell>
          <table:table-cell table:style-name="ce8" table:content-validation-name="val1" office:value-type="string" calcext:value-type="string">
            <text:p>Distrito</text:p>
          </table:table-cell>
          <table:table-cell table:style-name="ce11" table:content-validation-name="val2" office:value-type="string" calcext:value-type="string">
            <text:p>Médio</text:p>
          </table:table-cell>
          <table:table-cell table:style-name="ce5" table:content-validation-name="val3" office:value-type="string" calcext:value-type="string">
            <text:p>ST_Buffer</text:p>
          </table:table-cell>
          <table:table-cell table:style-name="ce12" office:value-type="string" calcext:value-type="string">
            <text:p>SELECT</text:p>
            <text:p>  e.cd_entidade,</text:p>
            <text:p>  e.nm_entidade,</text:p>
            <text:p>  d.nm_dist AS distrito</text:p>
            <text:p>FROM public.distrito d</text:p>
            <text:p>RIGHT JOIN public.escola e</text:p>
            <text:p>  ON e.cd_mun = d.cd_mun AND e.cd_dist = d.cd_dist</text:p>
            <text:p>RIGHT JOIN public.microdados_ed_basica meb</text:p>
            <text:p>  ON meb.cd_entidade = e.cd_entidade</text:p>
            <text:p>RIGHT JOIN public.municipio m</text:p>
            <text:p>  ON m.cd_mun = d.cd_mun</text:p>
            <text:p>WHERE m.nm_mun = 'São Paulo'</text:p>
            <text:p>  AND d.nm_dist = 'Bom Retiro'</text:p>
            <text:p>  AND meb.tp_dependencia = 1</text:p>
            <text:p>  AND meb.in_patio_descoberto = 1</text:p>
            <text:p>  AND ST_Intersects(d.geometry, ST_Buffer(e.geometry::geography, 250)::geometry)</text:p>
            <text:p>  AND ST_DWithin(e.geometry::geography, ST_Centroid(d.geometry)::geography, 400);</text:p>
          </table:table-cell>
          <table:table-cell table:style-name="ce9" table:number-columns-repeated="20"/>
          <table:table-cell table:number-columns-repeated="998"/>
        </table:table-row>
        <table:table-row table:style-name="ro1">
          <table:table-cell table:style-name="ce2" office:value-type="float" office:value="625" calcext:value-type="float">
            <text:p>625</text:p>
          </table:table-cell>
          <table:table-cell table:style-name="ce4" office:value-type="string" calcext:value-type="string">
            <text:p>No Mandaqui, liste escolas com área verde e água potável cuja escola esteja dentro do distrito e para as quais o distrito, ampliado em 300 m, também cruza a localização da escola.</text:p>
          </table:table-cell>
          <table:table-cell table:style-name="ce8" table:content-validation-name="val1" office:value-type="string" calcext:value-type="string">
            <text:p>Distrito</text:p>
          </table:table-cell>
          <table:table-cell table:style-name="ce11" table:content-validation-name="val2" office:value-type="string" calcext:value-type="string">
            <text:p>Médio</text:p>
          </table:table-cell>
          <table:table-cell table:style-name="ce5" table:content-validation-name="val3" office:value-type="string" calcext:value-type="string">
            <text:p>ST_Buffer</text:p>
          </table:table-cell>
          <table:table-cell table:style-name="ce12" office:value-type="string" calcext:value-type="string">
            <text:p>SELECT</text:p>
            <text:p>  e.cd_entidade,</text:p>
            <text:p>  e.nm_entidade,</text:p>
            <text:p>  d.nm_dist AS distrito</text:p>
            <text:p>FROM public.distrito d</text:p>
            <text:p>FULL OUTER JOIN public.escola e</text:p>
            <text:p>  ON e.cd_mun = d.cd_mun AND e.cd_dist = d.cd_dist</text:p>
            <text:p>LEFT JOIN public.microdados_ed_basica meb</text:p>
            <text:p>  ON meb.cd_entidade = e.cd_entidade</text:p>
            <text:p>JOIN public.municipio m</text:p>
            <text:p>  ON m.cd_mun = d.cd_mun</text:p>
            <text:p>WHERE m.nm_mun = 'São Paulo'</text:p>
            <text:p>  AND d.nm_dist = 'Mandaqui'</text:p>
            <text:p>  AND meb.in_area_verde = 1</text:p>
            <text:p>  AND meb.in_agua_potavel = 1</text:p>
            <text:p>  AND ST_Intersects(ST_Buffer(d.geometry::geography, 300)::geometry, e.geometry)</text:p>
            <text:p>  AND ST_Within(e.geometry, d.geometry);</text:p>
          </table:table-cell>
          <table:table-cell table:style-name="ce9" table:number-columns-repeated="20"/>
          <table:table-cell table:number-columns-repeated="998"/>
        </table:table-row>
        <table:table-row table:style-name="ro1">
          <table:table-cell table:style-name="ce2" office:value-type="float" office:value="626" calcext:value-type="float">
            <text:p>626</text:p>
          </table:table-cell>
          <table:table-cell table:style-name="ce4" office:value-type="string" calcext:value-type="string">
            <text:p>No distrito Água Rasa (São Paulo), quais escolas com biblioteca e sala de leitura estão dentro do distrito e a até 300 m do seu limite?</text:p>
          </table:table-cell>
          <table:table-cell table:style-name="ce8" table:content-validation-name="val1" office:value-type="string" calcext:value-type="string">
            <text:p>Distrito</text:p>
          </table:table-cell>
          <table:table-cell table:style-name="ce11" table:content-validation-name="val2" office:value-type="string" calcext:value-type="string">
            <text:p>Médio</text:p>
          </table:table-cell>
          <table:table-cell table:style-name="ce5" table:content-validation-name="val3" office:value-type="string" calcext:value-type="string">
            <text:p>ST_DWithin</text:p>
          </table:table-cell>
          <table:table-cell table:style-name="ce12" office:value-type="string" calcext:value-type="string">
            <text:p>SELECT</text:p>
            <text:p>  e.cd_entidade,</text:p>
            <text:p>  e.nm_entidade,</text:p>
            <text:p>  d.nm_dist AS distrito</text:p>
            <text:p>FROM public.distrito d</text:p>
            <text:p>JOIN public.escola e</text:p>
            <text:p>  ON e.cd_mun = d.cd_mun AND e.cd_dist = d.cd_dist</text:p>
            <text:p>JOIN public.microdados_ed_basica meb</text:p>
            <text:p>  ON meb.cd_entidade = e.cd_entidade</text:p>
            <text:p>JOIN public.municipio m</text:p>
            <text:p>  ON m.cd_mun = d.cd_mun</text:p>
            <text:p>WHERE m.nm_mun = 'São Paulo'</text:p>
            <text:p>  AND d.nm_dist = 'Água Rasa'</text:p>
            <text:p>  AND meb.in_biblioteca = 1</text:p>
            <text:p>  AND meb.in_sala_leitura = 1</text:p>
            <text:p>  AND ST_Within(e.geometry, d.geometry)</text:p>
            <text:p>  AND ST_DWithin(e.geometry::geography, d.geometry::geography, 300);</text:p>
          </table:table-cell>
          <table:table-cell table:style-name="ce9" table:number-columns-repeated="20"/>
          <table:table-cell table:number-columns-repeated="998"/>
        </table:table-row>
        <table:table-row table:style-name="ro1">
          <table:table-cell table:style-name="ce2" office:value-type="float" office:value="627" calcext:value-type="float">
            <text:p>627</text:p>
          </table:table-cell>
          <table:table-cell table:style-name="ce4" office:value-type="string" calcext:value-type="string">
            <text:p>No Grajaú, quais escolas com quadra de esportes e pátio descoberto estão a até 500 m do centro do distrito e também dentro da faixa de 200 m ao redor do perímetro distrital?</text:p>
          </table:table-cell>
          <table:table-cell table:style-name="ce8" table:content-validation-name="val1" office:value-type="string" calcext:value-type="string">
            <text:p>Distrito</text:p>
          </table:table-cell>
          <table:table-cell table:style-name="ce11" table:content-validation-name="val2" office:value-type="string" calcext:value-type="string">
            <text:p>Médio</text:p>
          </table:table-cell>
          <table:table-cell table:style-name="ce5" table:content-validation-name="val3" office:value-type="string" calcext:value-type="string">
            <text:p>ST_DWithin</text:p>
          </table:table-cell>
          <table:table-cell table:style-name="ce12" office:value-type="string" calcext:value-type="string">
            <text:p>SELECT</text:p>
            <text:p>  e.cd_entidade,</text:p>
            <text:p>  e.nm_entidade,</text:p>
            <text:p>  d.nm_dist AS distrito</text:p>
            <text:p>FROM public.distrito d</text:p>
            <text:p>INNER JOIN public.escola e</text:p>
            <text:p>  ON e.cd_mun = d.cd_mun AND e.cd_dist = d.cd_dist</text:p>
            <text:p>INNER JOIN public.microdados_ed_basica meb</text:p>
            <text:p>  ON meb.cd_entidade = e.cd_entidade</text:p>
            <text:p>INNER JOIN public.municipio m</text:p>
            <text:p>  ON m.cd_mun = d.cd_mun</text:p>
            <text:p>WHERE m.nm_mun = 'São Paulo'</text:p>
            <text:p>  AND d.nm_dist = 'Grajaú'</text:p>
            <text:p>  AND meb.in_quadra_esportes = 1</text:p>
            <text:p>  AND meb.in_patio_descoberto = 1</text:p>
            <text:p>  AND ST_Intersects(ST_Buffer(d.geometry::geography, 200)::geometry, e.geometry)</text:p>
            <text:p>  AND ST_DWithin(e.geometry::geography, ST_Centroid(d.geometry)::geography, 500);</text:p>
          </table:table-cell>
          <table:table-cell table:style-name="ce9" table:number-columns-repeated="20"/>
          <table:table-cell table:number-columns-repeated="998"/>
        </table:table-row>
        <table:table-row table:style-name="ro1">
          <table:table-cell table:style-name="ce2" office:value-type="float" office:value="628" calcext:value-type="float">
            <text:p>628</text:p>
          </table:table-cell>
          <table:table-cell table:style-name="ce4" office:value-type="string" calcext:value-type="string">
            <text:p>No Jardim Paulista, quais escolas privadas com banda larga e computadores estão dentro do distrito, a até 250 m do seu limite e com o entorno de 150 m da escola cruzando o território distrital?</text:p>
          </table:table-cell>
          <table:table-cell table:style-name="ce8" table:content-validation-name="val1" office:value-type="string" calcext:value-type="string">
            <text:p>Distrito</text:p>
          </table:table-cell>
          <table:table-cell table:style-name="ce11" table:content-validation-name="val2" office:value-type="string" calcext:value-type="string">
            <text:p>Médio</text:p>
          </table:table-cell>
          <table:table-cell table:style-name="ce5" table:content-validation-name="val3" office:value-type="string" calcext:value-type="string">
            <text:p>ST_DWithin</text:p>
          </table:table-cell>
          <table:table-cell table:style-name="ce12" office:value-type="string" calcext:value-type="string">
            <text:p>SELECT</text:p>
            <text:p>  e.cd_entidade,</text:p>
            <text:p>  e.nm_entidade,</text:p>
            <text:p>  d.nm_dist AS distrito</text:p>
            <text:p>FROM public.distrito d</text:p>
            <text:p>LEFT JOIN public.escola e</text:p>
            <text:p>  ON e.cd_mun = d.cd_mun AND e.cd_dist = d.cd_dist</text:p>
            <text:p>LEFT JOIN public.microdados_ed_basica meb</text:p>
            <text:p>  ON meb.cd_entidade = e.cd_entidade</text:p>
            <text:p>JOIN public.municipio m</text:p>
            <text:p>  ON m.cd_mun = d.cd_mun</text:p>
            <text:p>WHERE m.nm_mun = 'São Paulo'</text:p>
            <text:p>  AND d.nm_dist = 'Jardim Paulista'</text:p>
            <text:p>  AND meb.tp_dependencia = 4</text:p>
            <text:p>  AND meb.in_banda_larga = 1</text:p>
            <text:p>  AND meb.in_computador = 1</text:p>
            <text:p>  AND ST_Within(e.geometry, d.geometry)</text:p>
            <text:p>  AND ST_DWithin(e.geometry::geography, d.geometry::geography, 250)</text:p>
            <text:p>  AND ST_Intersects(ST_Buffer(e.geometry::geography, 150)::geometry, d.geometry);</text:p>
          </table:table-cell>
          <table:table-cell table:style-name="ce9" table:number-columns-repeated="20"/>
          <table:table-cell table:number-columns-repeated="998"/>
        </table:table-row>
        <table:table-row table:style-name="ro1">
          <table:table-cell table:style-name="ce2" office:value-type="float" office:value="629" calcext:value-type="float">
            <text:p>629</text:p>
          </table:table-cell>
          <table:table-cell table:style-name="ce4" office:value-type="string" calcext:value-type="string">
            <text:p>Em São Mateus, quais escolas estaduais com banheiro PNE e água potável estão dentro do distrito e a até 400 m do centro distrital?</text:p>
          </table:table-cell>
          <table:table-cell table:style-name="ce8" table:content-validation-name="val1" office:value-type="string" calcext:value-type="string">
            <text:p>Distrito</text:p>
          </table:table-cell>
          <table:table-cell table:style-name="ce11" table:content-validation-name="val2" office:value-type="string" calcext:value-type="string">
            <text:p>Médio</text:p>
          </table:table-cell>
          <table:table-cell table:style-name="ce5" table:content-validation-name="val3" office:value-type="string" calcext:value-type="string">
            <text:p>ST_DWithin</text:p>
          </table:table-cell>
          <table:table-cell table:style-name="ce12" office:value-type="string" calcext:value-type="string">
            <text:p>SELECT</text:p>
            <text:p>  e.cd_entidade,</text:p>
            <text:p>  e.nm_entidade,</text:p>
            <text:p>  d.nm_dist AS distrito</text:p>
            <text:p>FROM public.distrito d</text:p>
            <text:p>RIGHT JOIN public.escola e</text:p>
            <text:p>  ON e.cd_mun = d.cd_mun AND e.cd_dist = d.cd_dist</text:p>
            <text:p>RIGHT JOIN public.microdados_ed_basica meb</text:p>
            <text:p>  ON meb.cd_entidade = e.cd_entidade</text:p>
            <text:p>RIGHT JOIN public.municipio m</text:p>
            <text:p>  ON m.cd_mun = d.cd_mun</text:p>
            <text:p>WHERE m.nm_mun = 'São Paulo'</text:p>
            <text:p>  AND d.nm_dist = 'São Mateus'</text:p>
            <text:p>  AND meb.tp_dependencia = 2</text:p>
            <text:p>  AND meb.in_banheiro_pne = 1</text:p>
            <text:p>  AND meb.in_agua_potavel = 1</text:p>
            <text:p>  AND ST_Within(e.geometry, d.geometry)</text:p>
            <text:p>  AND ST_DWithin(e.geometry::geography, ST_Centroid(d.geometry)::geography, 400);</text:p>
          </table:table-cell>
          <table:table-cell table:style-name="ce9" table:number-columns-repeated="20"/>
          <table:table-cell table:number-columns-repeated="998"/>
        </table:table-row>
        <table:table-row table:style-name="ro1">
          <table:table-cell table:style-name="ce2" office:value-type="float" office:value="630" calcext:value-type="float">
            <text:p>630</text:p>
          </table:table-cell>
          <table:table-cell table:style-name="ce4" office:value-type="string" calcext:value-type="string">
            <text:p>Na Vila Leopoldina, quais escolas com área verde e internet estão dentro do distrito, a até 600 m do limite distrital e também a até 1 km de uma biblioteca do mesmo distrito?</text:p>
          </table:table-cell>
          <table:table-cell table:style-name="ce8" table:content-validation-name="val1" office:value-type="string" calcext:value-type="string">
            <text:p>Distrito</text:p>
          </table:table-cell>
          <table:table-cell table:style-name="ce11" table:content-validation-name="val2" office:value-type="string" calcext:value-type="string">
            <text:p>Médio</text:p>
          </table:table-cell>
          <table:table-cell table:style-name="ce5" table:content-validation-name="val3" office:value-type="string" calcext:value-type="string">
            <text:p>ST_DWithin</text:p>
          </table:table-cell>
          <table:table-cell table:style-name="ce12" office:value-type="string" calcext:value-type="string">
            <text:p>SELECT</text:p>
            <text:p>  e.cd_entidade,</text:p>
            <text:p>  e.nm_entidade,</text:p>
            <text:p>  b.cd_bib,</text:p>
            <text:p>  b.nm_bib,</text:p>
            <text:p>  d.nm_dist AS distrito</text:p>
            <text:p>FROM public.distrito d</text:p>
            <text:p>FULL OUTER JOIN public.escola e</text:p>
            <text:p>  ON e.cd_mun = d.cd_mun AND e.cd_dist = d.cd_dist</text:p>
            <text:p>LEFT JOIN public.microdados_ed_basica meb</text:p>
            <text:p>  ON meb.cd_entidade = e.cd_entidade</text:p>
            <text:p>JOIN public.biblioteca b</text:p>
            <text:p>  ON b.cd_mun = d.cd_mun</text:p>
            <text:p>JOIN public.municipio m</text:p>
            <text:p>  ON m.cd_mun = d.cd_mun</text:p>
            <text:p>WHERE m.nm_mun = 'São Paulo'</text:p>
            <text:p>  AND d.nm_dist = 'Vila Leopoldina'</text:p>
            <text:p>  AND meb.in_area_verde = 1</text:p>
            <text:p>  AND meb.in_internet = 1</text:p>
            <text:p>  AND ST_Within(e.geometry, d.geometry)</text:p>
            <text:p>  AND ST_Within(b.geometry, d.geometry)</text:p>
            <text:p>  AND ST_DWithin(e.geometry::geography, d.geometry::geography, 600)</text:p>
            <text:p>  AND ST_DWithin(e.geometry::geography, b.geometry::geography, 1000);</text:p>
          </table:table-cell>
          <table:table-cell table:style-name="ce9" table:number-columns-repeated="20"/>
          <table:table-cell table:number-columns-repeated="998"/>
        </table:table-row>
        <table:table-row table:style-name="ro1">
          <table:table-cell table:style-name="ce2" office:value-type="float" office:value="631" calcext:value-type="float">
            <text:p>631</text:p>
          </table:table-cell>
          <table:table-cell table:style-name="ce4" office:value-type="string" calcext:value-type="string">
            <text:p>Em Recife/PE, por distrito, quantas escolas com rampas de acessibilidade e corrimão intersectam o território do distrito e ficam até 600 m do centro distrital? Traga também a distância média ao centro e o total de TVs por distrito.</text:p>
          </table:table-cell>
          <table:table-cell table:style-name="ce8" table:content-validation-name="val1" office:value-type="string" calcext:value-type="string">
            <text:p>Distrito</text:p>
          </table:table-cell>
          <table:table-cell table:style-name="ce11" table:content-validation-name="val2" office:value-type="string" calcext:value-type="string">
            <text:p>Difícil</text:p>
          </table:table-cell>
          <table:table-cell table:style-name="ce5" table:content-validation-name="val3" office:value-type="string" calcext:value-type="string">
            <text:p>ST_Intersects</text:p>
          </table:table-cell>
          <table:table-cell table:style-name="ce12" office:value-type="string" calcext:value-type="string">
            <text:p>SELECT</text:p>
            <text:p>  m.nm_mun,</text:p>
            <text:p>  d.nm_dist AS distrito,</text:p>
            <text:p>  COUNT(*) AS qt_escolas,</text:p>
            <text:p>  SUM(meb.qt_equip_tv) AS total_tv,</text:p>
            <text:p>  AVG(ST_Distance(e.geometry::geography, ST_Centroid(d.geometry)::geography)) AS dist_media_centro_m</text:p>
            <text:p>FROM public.distrito d</text:p>
            <text:p>JOIN public.escola e</text:p>
            <text:p>  ON e.cd_mun = d.cd_mun AND e.cd_dist = d.cd_dist</text:p>
            <text:p>JOIN public.microdados_ed_basica meb</text:p>
            <text:p>  ON meb.cd_entidade = e.cd_entidade</text:p>
            <text:p>JOIN public.municipio m</text:p>
            <text:p>  ON m.cd_mun = d.cd_mun</text:p>
            <text:p>JOIN public.unidade_federativa uf</text:p>
            <text:p>  ON uf.cd_uf = m.cd_uf</text:p>
            <text:p>WHERE m.nm_mun = 'Recife'</text:p>
            <text:p>  AND uf.sigla_uf = 'PE'</text:p>
            <text:p>  AND meb.in_acessibilidade_rampas = 1</text:p>
            <text:p>  AND meb.in_acessibilidade_corrimao = 1</text:p>
            <text:p>  AND ST_Intersects(d.geometry, e.geometry)</text:p>
            <text:p>  AND ST_DWithin(e.geometry::geography, ST_Centroid(d.geometry)::geography, 600)</text:p>
            <text:p>GROUP BY m.nm_mun, d.nm_dist</text:p>
            <text:p>ORDER BY qt_escolas DESC;</text:p>
          </table:table-cell>
          <table:table-cell table:style-name="ce9" table:number-columns-repeated="20"/>
          <table:table-cell table:number-columns-repeated="998"/>
        </table:table-row>
        <table:table-row table:style-name="ro1">
          <table:table-cell table:style-name="ce2" office:value-type="float" office:value="632" calcext:value-type="float">
            <text:p>632</text:p>
          </table:table-cell>
          <table:table-cell table:style-name="ce4" office:value-type="string" calcext:value-type="string">
            <text:p>Em Belo Horizonte/MG, por distrito, quantas escolas com cozinha e refeitório estão dentro do distrito, cuja faixa de 200 m ao redor do perímetro também cruza a escola, e qual a distância média até o limite?</text:p>
          </table:table-cell>
          <table:table-cell table:style-name="ce8" table:content-validation-name="val1" office:value-type="string" calcext:value-type="string">
            <text:p>Distrito</text:p>
          </table:table-cell>
          <table:table-cell table:style-name="ce11" table:content-validation-name="val2" office:value-type="string" calcext:value-type="string">
            <text:p>Difícil</text:p>
          </table:table-cell>
          <table:table-cell table:style-name="ce5" table:content-validation-name="val3" office:value-type="string" calcext:value-type="string">
            <text:p>ST_Intersects</text:p>
          </table:table-cell>
          <table:table-cell table:style-name="ce12" office:value-type="string" calcext:value-type="string">
            <text:p>SELECT</text:p>
            <text:p>  m.nm_mun,</text:p>
            <text:p>  d.nm_dist AS distrito,</text:p>
            <text:p>  COUNT(*) AS qt_escolas,</text:p>
            <text:p>  SUM(meb.in_cozinha) AS com_cozinha,</text:p>
            <text:p>  SUM(meb.in_refeitorio) AS com_refeitorio,</text:p>
            <text:p>  AVG(ST_Distance(e.geometry::geography, d.geometry::geography)) AS dist_media_borda_m</text:p>
            <text:p>FROM public.distrito d</text:p>
            <text:p>INNER JOIN public.escola e</text:p>
            <text:p>  ON e.cd_mun = d.cd_mun AND e.cd_dist = d.cd_dist</text:p>
            <text:p>INNER JOIN public.microdados_ed_basica meb</text:p>
            <text:p>  ON meb.cd_entidade = e.cd_entidade</text:p>
            <text:p>INNER JOIN public.municipio m</text:p>
            <text:p>  ON m.cd_mun = d.cd_mun</text:p>
            <text:p>INNER JOIN public.unidade_federativa uf</text:p>
            <text:p>  ON uf.cd_uf = m.cd_uf</text:p>
            <text:p>WHERE m.nm_mun = 'Belo Horizonte'</text:p>
            <text:p>  AND uf.sigla_uf = 'MG'</text:p>
            <text:p>  AND meb.in_cozinha = 1</text:p>
            <text:p>  AND meb.in_refeitorio = 1</text:p>
            <text:p>  AND ST_Intersects(d.geometry, e.geometry)</text:p>
            <text:p>  AND ST_Intersects(ST_Buffer(d.geometry::geography, 200)::geometry, e.geometry)</text:p>
            <text:p>  AND ST_Within(e.geometry, d.geometry)</text:p>
            <text:p>GROUP BY m.nm_mun, d.nm_dist</text:p>
            <text:p>ORDER BY qt_escolas DESC;</text:p>
          </table:table-cell>
          <table:table-cell table:style-name="ce9" table:number-columns-repeated="20"/>
          <table:table-cell table:number-columns-repeated="998"/>
        </table:table-row>
        <table:table-row table:style-name="ro1">
          <table:table-cell table:style-name="ce2" office:value-type="float" office:value="633" calcext:value-type="float">
            <text:p>633</text:p>
          </table:table-cell>
          <table:table-cell table:style-name="ce4" office:value-type="string" calcext:value-type="string">
            <text:p>Em Curitiba/PR, por distrito, quantas escolas com lousa digital e equipamentos multimídia intersectam o distrito e têm um entorno de 150 m que também toca o território do distrito? Some o total de equipamentos multimídia.</text:p>
          </table:table-cell>
          <table:table-cell table:style-name="ce8" table:content-validation-name="val1" office:value-type="string" calcext:value-type="string">
            <text:p>Distrito</text:p>
          </table:table-cell>
          <table:table-cell table:style-name="ce11" table:content-validation-name="val2" office:value-type="string" calcext:value-type="string">
            <text:p>Difícil</text:p>
          </table:table-cell>
          <table:table-cell table:style-name="ce5" table:content-validation-name="val3" office:value-type="string" calcext:value-type="string">
            <text:p>ST_Intersects</text:p>
          </table:table-cell>
          <table:table-cell table:style-name="ce12" office:value-type="string" calcext:value-type="string">
            <text:p>SELECT</text:p>
            <text:p>  m.nm_mun,</text:p>
            <text:p>  d.nm_dist AS distrito,</text:p>
            <text:p>  COUNT(*) AS qt_escolas,</text:p>
            <text:p>  SUM(meb.in_equip_lousa_digital) AS com_lousa_digital,</text:p>
            <text:p>  SUM(meb.qt_equip_multimidia) AS total_multimidia</text:p>
            <text:p>FROM public.distrito d</text:p>
            <text:p>LEFT JOIN public.escola e</text:p>
            <text:p>  ON e.cd_mun = d.cd_mun AND e.cd_dist = d.cd_dist</text:p>
            <text:p>LEFT JOIN public.microdados_ed_basica meb</text:p>
            <text:p>  ON meb.cd_entidade = e.cd_entidade</text:p>
            <text:p>JOIN public.municipio m</text:p>
            <text:p>  ON m.cd_mun = d.cd_mun</text:p>
            <text:p>JOIN public.unidade_federativa uf</text:p>
            <text:p>  ON uf.cd_uf = m.cd_uf</text:p>
            <text:p>WHERE m.nm_mun = 'Curitiba'</text:p>
            <text:p>  AND uf.sigla_uf = 'PR'</text:p>
            <text:p>  AND meb.in_equip_lousa_digital = 1</text:p>
            <text:p>  AND meb.in_equip_multimidia = 1</text:p>
            <text:p>  AND ST_Intersects(d.geometry, e.geometry)</text:p>
            <text:p>  AND ST_Intersects(ST_Buffer(e.geometry::geography, 150)::geometry, d.geometry)</text:p>
            <text:p>GROUP BY m.nm_mun, d.nm_dist</text:p>
            <text:p>ORDER BY qt_escolas DESC;</text:p>
          </table:table-cell>
          <table:table-cell table:style-name="ce9" table:number-columns-repeated="20"/>
          <table:table-cell table:number-columns-repeated="998"/>
        </table:table-row>
        <table:table-row table:style-name="ro1">
          <table:table-cell table:style-name="ce2" office:value-type="float" office:value="634" calcext:value-type="float">
            <text:p>634</text:p>
          </table:table-cell>
          <table:table-cell table:style-name="ce4" office:value-type="string" calcext:value-type="string">
            <text:p>Em Salvador/BA, por distrito, quantas escolas com água da rede pública e esgoto da rede pública intersectam o distrito e ficam até 300 m do limite?</text:p>
          </table:table-cell>
          <table:table-cell table:style-name="ce8" table:content-validation-name="val1" office:value-type="string" calcext:value-type="string">
            <text:p>Distrito</text:p>
          </table:table-cell>
          <table:table-cell table:style-name="ce11" table:content-validation-name="val2" office:value-type="string" calcext:value-type="string">
            <text:p>Difícil</text:p>
          </table:table-cell>
          <table:table-cell table:style-name="ce5" table:content-validation-name="val3" office:value-type="string" calcext:value-type="string">
            <text:p>ST_Intersects</text:p>
          </table:table-cell>
          <table:table-cell table:style-name="ce12" office:value-type="string" calcext:value-type="string">
            <text:p>SELECT</text:p>
            <text:p>  m.nm_mun,</text:p>
            <text:p>  d.nm_dist AS distrito,</text:p>
            <text:p>  COUNT(*) AS qt_escolas,</text:p>
            <text:p>  SUM(meb.in_agua_rede_publica) AS com_agua_rede,</text:p>
            <text:p>  SUM(meb.in_esgoto_rede_publica) AS com_esgoto_rede</text:p>
            <text:p>FROM public.distrito d</text:p>
            <text:p>RIGHT JOIN public.escola e</text:p>
            <text:p>  ON e.cd_mun = d.cd_mun AND e.cd_dist = d.cd_dist</text:p>
            <text:p>JOIN public.microdados_ed_basica meb</text:p>
            <text:p>  ON meb.cd_entidade = e.cd_entidade</text:p>
            <text:p>JOIN public.municipio m</text:p>
            <text:p>  ON m.cd_mun = e.cd_mun</text:p>
            <text:p>JOIN public.unidade_federativa uf</text:p>
            <text:p>  ON uf.cd_uf = m.cd_uf</text:p>
            <text:p>WHERE m.nm_mun = 'Salvador'</text:p>
            <text:p>  AND uf.sigla_uf = 'BA'</text:p>
            <text:p>  AND meb.in_agua_rede_publica = 1</text:p>
            <text:p>  AND meb.in_esgoto_rede_publica = 1</text:p>
            <text:p>  AND ST_Intersects(d.geometry, e.geometry)</text:p>
            <text:p>  AND ST_DWithin(e.geometry::geography, d.geometry::geography, 300)</text:p>
            <text:p>GROUP BY m.nm_mun, d.nm_dist</text:p>
            <text:p>ORDER BY qt_escolas DESC;</text:p>
          </table:table-cell>
          <table:table-cell table:style-name="ce9" table:number-columns-repeated="20"/>
          <table:table-cell table:number-columns-repeated="998"/>
        </table:table-row>
        <table:table-row table:style-name="ro1">
          <table:table-cell table:style-name="ce2" office:value-type="float" office:value="635" calcext:value-type="float">
            <text:p>635</text:p>
          </table:table-cell>
          <table:table-cell table:style-name="ce4" office:value-type="string" calcext:value-type="string">
            <text:p>Em Belém/PA, por distrito, quantas escolas com sala de música/coral e materiais pedagógicos artísticos intersectam o distrito e também são alcançadas pelo distrito ampliado em 250 m? Informe a distância média ao centro.</text:p>
          </table:table-cell>
          <table:table-cell table:style-name="ce8" table:content-validation-name="val1" office:value-type="string" calcext:value-type="string">
            <text:p>Distrito</text:p>
          </table:table-cell>
          <table:table-cell table:style-name="ce11" table:content-validation-name="val2" office:value-type="string" calcext:value-type="string">
            <text:p>Difícil</text:p>
          </table:table-cell>
          <table:table-cell table:style-name="ce5" table:content-validation-name="val3" office:value-type="string" calcext:value-type="string">
            <text:p>ST_Intersects</text:p>
          </table:table-cell>
          <table:table-cell table:style-name="ce12" office:value-type="string" calcext:value-type="string">
            <text:p>SELECT</text:p>
            <text:p>  m.nm_mun,</text:p>
            <text:p>  d.nm_dist AS distrito,</text:p>
            <text:p>  COUNT(*) AS qt_escolas,</text:p>
            <text:p>  SUM(meb.in_sala_musica_coral) AS com_sala_musica,</text:p>
            <text:p>  SUM(meb.in_material_ped_artisticas) AS com_materiais_artisticas,</text:p>
            <text:p>  AVG(ST_Distance(e.geometry::geography, ST_Centroid(d.geometry)::geography)) AS dist_media_centro_m</text:p>
            <text:p>FROM public.distrito d</text:p>
            <text:p>FULL OUTER JOIN public.escola e</text:p>
            <text:p>  ON e.cd_mun = d.cd_mun AND e.cd_dist = d.cd_dist</text:p>
            <text:p>JOIN public.microdados_ed_basica meb</text:p>
            <text:p>  ON meb.cd_entidade = e.cd_entidade</text:p>
            <text:p>JOIN public.municipio m</text:p>
            <text:p>  ON m.cd_mun = COALESCE(d.cd_mun, e.cd_mun)</text:p>
            <text:p>JOIN public.unidade_federativa uf</text:p>
            <text:p>  ON uf.cd_uf = m.cd_uf</text:p>
            <text:p>WHERE m.nm_mun = 'Belém'</text:p>
            <text:p>  AND uf.sigla_uf = 'PA'</text:p>
            <text:p>  AND meb.in_sala_musica_coral = 1</text:p>
            <text:p>  AND meb.in_material_ped_artisticas = 1</text:p>
            <text:p>  AND ST_Intersects(d.geometry, e.geometry)</text:p>
            <text:p>  AND ST_Intersects(ST_Buffer(d.geometry::geography, 250)::geometry, e.geometry)</text:p>
            <text:p>GROUP BY m.nm_mun, d.nm_dist</text:p>
            <text:p>ORDER BY qt_escolas DESC;</text:p>
          </table:table-cell>
          <table:table-cell table:style-name="ce9" table:number-columns-repeated="20"/>
          <table:table-cell table:number-columns-repeated="998"/>
        </table:table-row>
        <table:table-row table:style-name="ro1">
          <table:table-cell table:style-name="ce2" office:value-type="float" office:value="636" calcext:value-type="float">
            <text:p>636</text:p>
          </table:table-cell>
          <table:table-cell table:style-name="ce4" office:value-type="string" calcext:value-type="string">
            <text:p>Em Porto Alegre/RS, por distrito, quantas escolas com estúdio de dança e ateliê de artes estão contidas no distrito e a até 400 m do centro distrital? Traga a soma de equipamentos de som e a distância média ao centro.</text:p>
          </table:table-cell>
          <table:table-cell table:style-name="ce8" table:content-validation-name="val1" office:value-type="string" calcext:value-type="string">
            <text:p>Distrito</text:p>
          </table:table-cell>
          <table:table-cell table:style-name="ce11" table:content-validation-name="val2" office:value-type="string" calcext:value-type="string">
            <text:p>Difícil</text:p>
          </table:table-cell>
          <table:table-cell table:style-name="ce5" table:content-validation-name="val3" office:value-type="string" calcext:value-type="string">
            <text:p>ST_Contains</text:p>
          </table:table-cell>
          <table:table-cell table:style-name="ce12" office:value-type="string" calcext:value-type="string">
            <text:p>SELECT</text:p>
            <text:p>  m.nm_mun,</text:p>
            <text:p>  d.nm_dist AS distrito,</text:p>
            <text:p>  COUNT(*) AS qt_escolas,</text:p>
            <text:p>  SUM(meb.qt_equip_som) AS total_equip_som,</text:p>
            <text:p>  AVG(ST_Distance(e.geometry::geography, ST_Centroid(d.geometry)::geography)) AS dist_media_centro_m</text:p>
            <text:p>FROM public.distrito d</text:p>
            <text:p>JOIN public.escola e</text:p>
            <text:p>  ON e.cd_mun = d.cd_mun AND e.cd_dist = d.cd_dist</text:p>
            <text:p>JOIN public.microdados_ed_basica meb</text:p>
            <text:p>  ON meb.cd_entidade = e.cd_entidade</text:p>
            <text:p>JOIN public.municipio m</text:p>
            <text:p>  ON m.cd_mun = d.cd_mun</text:p>
            <text:p>JOIN public.unidade_federativa uf</text:p>
            <text:p>  ON uf.cd_uf = m.cd_uf</text:p>
            <text:p>WHERE m.nm_mun = 'Porto Alegre'</text:p>
            <text:p>  AND uf.sigla_uf = 'RS'</text:p>
            <text:p>  AND meb.in_sala_estudio_danca = 1</text:p>
            <text:p>  AND meb.in_sala_atelie_artes = 1</text:p>
            <text:p>  AND ST_Contains(d.geometry, e.geometry)</text:p>
            <text:p>  AND ST_DWithin(e.geometry::geography, ST_Centroid(d.geometry)::geography, 400)</text:p>
            <text:p>GROUP BY m.nm_mun, d.nm_dist</text:p>
            <text:p>ORDER BY qt_escolas DESC;</text:p>
          </table:table-cell>
          <table:table-cell table:style-name="ce9" table:number-columns-repeated="20"/>
          <table:table-cell table:number-columns-repeated="998"/>
        </table:table-row>
        <table:table-row table:style-name="ro1">
          <table:table-cell table:style-name="ce2" office:value-type="float" office:value="637" calcext:value-type="float">
            <text:p>637</text:p>
          </table:table-cell>
          <table:table-cell table:style-name="ce4" office:value-type="string" calcext:value-type="string">
            <text:p>Em Fortaleza/CE, por distrito, conte escolas com elevador e pisos táteis que estão contidas no distrito e cuja faixa de 150 m ao redor da escola também intersecta o território distrital; informe a média da distância ao limite e o total de tablets.</text:p>
          </table:table-cell>
          <table:table-cell table:style-name="ce8" table:content-validation-name="val1" office:value-type="string" calcext:value-type="string">
            <text:p>Distrito</text:p>
          </table:table-cell>
          <table:table-cell table:style-name="ce11" table:content-validation-name="val2" office:value-type="string" calcext:value-type="string">
            <text:p>Difícil</text:p>
          </table:table-cell>
          <table:table-cell table:style-name="ce5" table:content-validation-name="val3" office:value-type="string" calcext:value-type="string">
            <text:p>ST_Contains</text:p>
          </table:table-cell>
          <table:table-cell table:style-name="ce12" office:value-type="string" calcext:value-type="string">
            <text:p>SELECT</text:p>
            <text:p>  m.nm_mun,</text:p>
            <text:p>  d.nm_dist AS distrito,</text:p>
            <text:p>  COUNT(*) AS qt_escolas,</text:p>
            <text:p>  SUM(meb.qt_tablet_aluno) AS total_tablets,</text:p>
            <text:p>  AVG(ST_Distance(e.geometry::geography, d.geometry::geography)) AS dist_media_borda_m</text:p>
            <text:p>FROM public.distrito d</text:p>
            <text:p>INNER JOIN public.escola e</text:p>
            <text:p>  ON e.cd_mun = d.cd_mun AND e.cd_dist = d.cd_dist</text:p>
            <text:p>INNER JOIN public.microdados_ed_basica meb</text:p>
            <text:p>  ON meb.cd_entidade = e.cd_entidade</text:p>
            <text:p>INNER JOIN public.municipio m</text:p>
            <text:p>  ON m.cd_mun = d.cd_mun</text:p>
            <text:p>INNER JOIN public.unidade_federativa uf</text:p>
            <text:p>  ON uf.cd_uf = m.cd_uf</text:p>
            <text:p>WHERE m.nm_mun = 'Fortaleza'</text:p>
            <text:p>  AND uf.sigla_uf = 'CE'</text:p>
            <text:p>  AND meb.in_acessibilidade_elevador = 1</text:p>
            <text:p>  AND meb.in_acessibilidade_pisos_tateis = 1</text:p>
            <text:p>  AND ST_Contains(d.geometry, e.geometry)</text:p>
            <text:p>  AND ST_Intersects(ST_Buffer(e.geometry::geography, 150)::geometry, d.geometry)</text:p>
            <text:p>GROUP BY m.nm_mun, d.nm_dist</text:p>
            <text:p>ORDER BY qt_escolas DESC;</text:p>
          </table:table-cell>
          <table:table-cell table:style-name="ce9" table:number-columns-repeated="20"/>
          <table:table-cell table:number-columns-repeated="998"/>
        </table:table-row>
        <table:table-row table:style-name="ro1">
          <table:table-cell table:style-name="ce2" office:value-type="float" office:value="638" calcext:value-type="float">
            <text:p>638</text:p>
          </table:table-cell>
          <table:table-cell table:style-name="ce4" office:value-type="string" calcext:value-type="string">
            <text:p>Em Manaus/AM, por distrito, quantas escolas com atendimento educacional especial e internet estão contidas no distrito e a até 1 km de uma biblioteca localizada no mesmo distrito? Traga também a soma de computadores portáteis de aluno.</text:p>
          </table:table-cell>
          <table:table-cell table:style-name="ce8" table:content-validation-name="val1" office:value-type="string" calcext:value-type="string">
            <text:p>Distrito</text:p>
          </table:table-cell>
          <table:table-cell table:style-name="ce11" table:content-validation-name="val2" office:value-type="string" calcext:value-type="string">
            <text:p>Difícil</text:p>
          </table:table-cell>
          <table:table-cell table:style-name="ce5" table:content-validation-name="val3" office:value-type="string" calcext:value-type="string">
            <text:p>ST_Contains</text:p>
          </table:table-cell>
          <table:table-cell table:style-name="ce12" office:value-type="string" calcext:value-type="string">
            <text:p>SELECT</text:p>
            <text:p>  m.nm_mun,</text:p>
            <text:p>  d.nm_dist AS distrito,</text:p>
            <text:p>  COUNT(*) AS qt_escolas,</text:p>
            <text:p>  SUM(meb.qt_comp_portatil_aluno) AS total_notebooks_aluno</text:p>
            <text:p>FROM public.distrito d</text:p>
            <text:p>LEFT JOIN public.escola e</text:p>
            <text:p>  ON e.cd_mun = d.cd_mun AND e.cd_dist = d.cd_dist</text:p>
            <text:p>LEFT JOIN public.microdados_ed_basica meb</text:p>
            <text:p>  ON meb.cd_entidade = e.cd_entidade</text:p>
            <text:p>JOIN public.biblioteca b</text:p>
            <text:p>  ON b.cd_mun = d.cd_mun</text:p>
            <text:p>JOIN public.municipio m</text:p>
            <text:p>  ON m.cd_mun = d.cd_mun</text:p>
            <text:p>JOIN public.unidade_federativa uf</text:p>
            <text:p>  ON uf.cd_uf = m.cd_uf</text:p>
            <text:p>WHERE m.nm_mun = 'Manaus'</text:p>
            <text:p>  AND uf.sigla_uf = 'AM'</text:p>
            <text:p>  AND meb.in_sala_atendimento_especial = 1</text:p>
            <text:p>  AND meb.in_internet = 1</text:p>
            <text:p>  AND ST_Contains(d.geometry, e.geometry)</text:p>
            <text:p>  AND ST_Within(b.geometry, d.geometry)</text:p>
            <text:p>  AND ST_DWithin(e.geometry::geography, b.geometry::geography, 1000)</text:p>
            <text:p>GROUP BY m.nm_mun, d.nm_dist</text:p>
            <text:p>ORDER BY qt_escolas DESC;</text:p>
          </table:table-cell>
          <table:table-cell table:style-name="ce9" table:number-columns-repeated="20"/>
          <table:table-cell table:number-columns-repeated="998"/>
        </table:table-row>
        <table:table-row table:style-name="ro1">
          <table:table-cell table:style-name="ce2" office:value-type="float" office:value="639" calcext:value-type="float">
            <text:p>639</text:p>
          </table:table-cell>
          <table:table-cell table:style-name="ce4" office:value-type="string" calcext:value-type="string">
            <text:p>Em Goiânia/GO, por distrito, conte escolas com materiais pedagógicos científicos e multimídia que estejam contidas no distrito, a até 500 m do centro e ainda intersectem o distrito ampliado em 200 m; some o total de psicólogos.</text:p>
          </table:table-cell>
          <table:table-cell table:style-name="ce8" table:content-validation-name="val1" office:value-type="string" calcext:value-type="string">
            <text:p>Distrito</text:p>
          </table:table-cell>
          <table:table-cell table:style-name="ce11" table:content-validation-name="val2" office:value-type="string" calcext:value-type="string">
            <text:p>Difícil</text:p>
          </table:table-cell>
          <table:table-cell table:style-name="ce5" table:content-validation-name="val3" office:value-type="string" calcext:value-type="string">
            <text:p>ST_Contains</text:p>
          </table:table-cell>
          <table:table-cell table:style-name="ce12" office:value-type="string" calcext:value-type="string">
            <text:p>SELECT</text:p>
            <text:p>  m.nm_mun,</text:p>
            <text:p>  d.nm_dist AS distrito,</text:p>
            <text:p>  COUNT(*) AS qt_escolas,</text:p>
            <text:p>  SUM(meb.qt_prof_psicologo) AS total_psicologos</text:p>
            <text:p>FROM public.distrito d</text:p>
            <text:p>RIGHT JOIN public.escola e</text:p>
            <text:p>  ON e.cd_mun = d.cd_mun AND e.cd_dist = d.cd_dist</text:p>
            <text:p>RIGHT JOIN public.microdados_ed_basica meb</text:p>
            <text:p>  ON meb.cd_entidade = e.cd_entidade</text:p>
            <text:p>RIGHT JOIN public.municipio m</text:p>
            <text:p>  ON m.cd_mun = d.cd_mun</text:p>
            <text:p>RIGHT JOIN public.unidade_federativa uf</text:p>
            <text:p>  ON uf.cd_uf = m.cd_uf</text:p>
            <text:p>WHERE m.nm_mun = 'Goiânia'</text:p>
            <text:p>  AND uf.sigla_uf = 'GO'</text:p>
            <text:p>  AND meb.in_material_ped_cientifico = 1</text:p>
            <text:p>  AND meb.in_material_ped_multimidia = 1</text:p>
            <text:p>  AND ST_Contains(d.geometry, e.geometry)</text:p>
            <text:p>  AND ST_DWithin(e.geometry::geography, ST_Centroid(d.geometry)::geography, 500)</text:p>
            <text:p>  AND ST_Intersects(ST_Buffer(d.geometry::geography, 200)::geometry, e.geometry)</text:p>
            <text:p>GROUP BY m.nm_mun, d.nm_dist</text:p>
            <text:p>ORDER BY qt_escolas DESC;</text:p>
          </table:table-cell>
          <table:table-cell table:style-name="ce9" table:number-columns-repeated="20"/>
          <table:table-cell table:number-columns-repeated="998"/>
        </table:table-row>
        <table:table-row table:style-name="ro1">
          <table:table-cell table:style-name="ce2" office:value-type="float" office:value="640" calcext:value-type="float">
            <text:p>640</text:p>
          </table:table-cell>
          <table:table-cell table:style-name="ce4" office:value-type="string" calcext:value-type="string">
            <text:p>Em Florianópolis/SC, por distrito, quantas escolas com sala da diretoria e secretaria estão contidas no distrito e a até 800 m de um CRAS no mesmo distrito? Informe também o total de bibliotecários e a média da distância escola–CRAS (para os pares até 800 m).</text:p>
          </table:table-cell>
          <table:table-cell table:style-name="ce8" table:content-validation-name="val1" office:value-type="string" calcext:value-type="string">
            <text:p>Distrito</text:p>
          </table:table-cell>
          <table:table-cell table:style-name="ce11" table:content-validation-name="val2" office:value-type="string" calcext:value-type="string">
            <text:p>Difícil</text:p>
          </table:table-cell>
          <table:table-cell table:style-name="ce5" table:content-validation-name="val3" office:value-type="string" calcext:value-type="string">
            <text:p>ST_Contains</text:p>
          </table:table-cell>
          <table:table-cell table:style-name="ce12" office:value-type="string" calcext:value-type="string">
            <text:p>SELECT</text:p>
            <text:p>  m.nm_mun,</text:p>
            <text:p>  d.nm_dist AS distrito,</text:p>
            <text:p>  COUNT(*) AS qt_escolas,</text:p>
            <text:p>  SUM(meb.qt_prof_bibliotecario) AS total_bibliotecarios,</text:p>
            <text:p>  AVG(ST_Distance(e.geometry::geography, c.geometry::geography)) AS dist_media_escola_cras_m</text:p>
            <text:p>FROM public.distrito d</text:p>
            <text:p>FULL OUTER JOIN public.escola e</text:p>
            <text:p>  ON e.cd_mun = d.cd_mun AND e.cd_dist = d.cd_dist</text:p>
            <text:p>LEFT JOIN public.microdados_ed_basica meb</text:p>
            <text:p>  ON meb.cd_entidade = e.cd_entidade</text:p>
            <text:p>JOIN public.cras c</text:p>
            <text:p>  ON c.cd_mun = COALESCE(d.cd_mun, e.cd_mun)</text:p>
            <text:p>JOIN public.municipio m</text:p>
            <text:p>  ON m.cd_mun = COALESCE(d.cd_mun, e.cd_mun)</text:p>
            <text:p>JOIN public.unidade_federativa uf</text:p>
            <text:p>  ON uf.cd_uf = m.cd_uf</text:p>
            <text:p>WHERE m.nm_mun = 'Florianópolis'</text:p>
            <text:p>  AND uf.sigla_uf = 'SC'</text:p>
            <text:p>  AND meb.in_sala_diretoria = 1</text:p>
            <text:p>  AND meb.in_secretaria = 1</text:p>
            <text:p>  AND ST_Within(c.geometry, d.geometry)</text:p>
            <text:p>  AND ST_Contains(d.geometry, e.geometry)</text:p>
            <text:p>  AND ST_DWithin(e.geometry::geography, c.geometry::geography, 800)</text:p>
            <text:p>GROUP BY m.nm_mun, d.nm_dist</text:p>
            <text:p>ORDER BY qt_escolas DESC;</text:p>
          </table:table-cell>
          <table:table-cell table:style-name="ce9" table:number-columns-repeated="20"/>
          <table:table-cell table:number-columns-repeated="998"/>
        </table:table-row>
        <table:table-row table:style-name="ro1">
          <table:table-cell table:style-name="ce2" office:value-type="float" office:value="641" calcext:value-type="float">
            <text:p>641</text:p>
          </table:table-cell>
          <table:table-cell table:style-name="ce4" office:value-type="string" calcext:value-type="string">
            <text:p>Em Natal/RN, por distrito, quantas escolas com energia renovável e serviço de coleta de lixo estão dentro do distrito e a até 400 m do seu limite? Informe também a distância média ao centro do distrito.</text:p>
          </table:table-cell>
          <table:table-cell table:style-name="ce8" table:content-validation-name="val1" office:value-type="string" calcext:value-type="string">
            <text:p>Distrito</text:p>
          </table:table-cell>
          <table:table-cell table:style-name="ce11" table:content-validation-name="val2" office:value-type="string" calcext:value-type="string">
            <text:p>Difícil</text:p>
          </table:table-cell>
          <table:table-cell table:style-name="ce5" table:content-validation-name="val3" office:value-type="string" calcext:value-type="string">
            <text:p>ST_Distance</text:p>
          </table:table-cell>
          <table:table-cell table:style-name="ce12" office:value-type="string" calcext:value-type="string">
            <text:p>SELECT</text:p>
            <text:p>  m.nm_mun,</text:p>
            <text:p>  d.nm_dist AS distrito,</text:p>
            <text:p>  COUNT(*) AS qt_escolas,</text:p>
            <text:p>  AVG(ST_Distance(e.geometry::geography, ST_Centroid(d.geometry)::geography)) AS dist_media_centro_m</text:p>
            <text:p>FROM public.distrito d</text:p>
            <text:p>JOIN public.escola e</text:p>
            <text:p>  ON e.cd_mun = d.cd_mun AND e.cd_dist = d.cd_dist</text:p>
            <text:p>JOIN public.microdados_ed_basica meb</text:p>
            <text:p>  ON meb.cd_entidade = e.cd_entidade</text:p>
            <text:p>JOIN public.municipio m</text:p>
            <text:p>  ON m.cd_mun = d.cd_mun</text:p>
            <text:p>JOIN public.unidade_federativa uf</text:p>
            <text:p>  ON uf.cd_uf = m.cd_uf</text:p>
            <text:p>WHERE m.nm_mun = 'Natal'</text:p>
            <text:p>  AND uf.sigla_uf = 'RN'</text:p>
            <text:p>  AND meb.in_energia_renovavel = 1</text:p>
            <text:p>  AND meb.in_lixo_servico_coleta = 1</text:p>
            <text:p>  AND ST_Within(e.geometry, d.geometry)</text:p>
            <text:p>  AND ST_DWithin(e.geometry::geography, d.geometry::geography, 400)</text:p>
            <text:p>GROUP BY m.nm_mun, d.nm_dist</text:p>
            <text:p>ORDER BY qt_escolas DESC;</text:p>
          </table:table-cell>
          <table:table-cell table:style-name="ce9" table:number-columns-repeated="20"/>
          <table:table-cell table:number-columns-repeated="998"/>
        </table:table-row>
        <table:table-row table:style-name="ro1">
          <table:table-cell table:style-name="ce2" office:value-type="float" office:value="642" calcext:value-type="float">
            <text:p>642</text:p>
          </table:table-cell>
          <table:table-cell table:style-name="ce4" office:value-type="string" calcext:value-type="string">
            <text:p>Em Vitória/ES, por distrito, quantas escolas com lousa digital e salas acessíveis estão dentro do distrito, com a escola tocando a faixa de 150 m ao redor do perímetro? Mostre também a distância média até a borda do distrito e o total de lousas digitais.</text:p>
          </table:table-cell>
          <table:table-cell table:style-name="ce8" table:content-validation-name="val1" office:value-type="string" calcext:value-type="string">
            <text:p>Distrito</text:p>
          </table:table-cell>
          <table:table-cell table:style-name="ce11" table:content-validation-name="val2" office:value-type="string" calcext:value-type="string">
            <text:p>Difícil</text:p>
          </table:table-cell>
          <table:table-cell table:style-name="ce5" table:content-validation-name="val3" office:value-type="string" calcext:value-type="string">
            <text:p>ST_Distance</text:p>
          </table:table-cell>
          <table:table-cell table:style-name="ce12" office:value-type="string" calcext:value-type="string">
            <text:p>SELECT</text:p>
            <text:p>  m.nm_mun,</text:p>
            <text:p>  d.nm_dist AS distrito,</text:p>
            <text:p>  COUNT(*) AS qt_escolas,</text:p>
            <text:p>  SUM(meb.qt_salas_utilizadas_acessiveis) AS total_salas_acessiveis,</text:p>
            <text:p>  SUM(meb.qt_equip_lousa_digital) AS total_lousas_digitais,</text:p>
            <text:p>  AVG(ST_Distance(e.geometry::geography, d.geometry::geography)) AS dist_media_borda_m</text:p>
            <text:p>FROM public.distrito d</text:p>
            <text:p>INNER JOIN public.escola e</text:p>
            <text:p>  ON e.cd_mun = d.cd_mun AND e.cd_dist = d.cd_dist</text:p>
            <text:p>INNER JOIN public.microdados_ed_basica meb</text:p>
            <text:p>  ON meb.cd_entidade = e.cd_entidade</text:p>
            <text:p>INNER JOIN public.municipio m</text:p>
            <text:p>  ON m.cd_mun = d.cd_mun</text:p>
            <text:p>INNER JOIN public.unidade_federativa uf</text:p>
            <text:p>  ON uf.cd_uf = m.cd_uf</text:p>
            <text:p>WHERE m.nm_mun = 'Vitória'</text:p>
            <text:p>  AND uf.sigla_uf = 'ES'</text:p>
            <text:p>  AND meb.in_equip_lousa_digital = 1</text:p>
            <text:p>  AND ST_Intersects(ST_Buffer(d.geometry::geography, 150)::geometry, e.geometry)</text:p>
            <text:p>  AND ST_Within(e.geometry, d.geometry)</text:p>
            <text:p>GROUP BY m.nm_mun, d.nm_dist</text:p>
            <text:p>ORDER BY qt_escolas DESC;</text:p>
          </table:table-cell>
          <table:table-cell table:style-name="ce9" table:number-columns-repeated="20"/>
          <table:table-cell table:number-columns-repeated="998"/>
        </table:table-row>
        <table:table-row table:style-name="ro1">
          <table:table-cell table:style-name="ce2" office:value-type="float" office:value="643" calcext:value-type="float">
            <text:p>643</text:p>
          </table:table-cell>
          <table:table-cell table:style-name="ce4" office:value-type="string" calcext:value-type="string">
            <text:p>Em Maceió/AL, por distrito, para escolas com educação ambiental (eventos) e parque infantil, quantos pares escola–biblioteca existem a até 1,2 km no mesmo distrito? Traga também a distância média escola–biblioteca.</text:p>
          </table:table-cell>
          <table:table-cell table:style-name="ce8" table:content-validation-name="val1" office:value-type="string" calcext:value-type="string">
            <text:p>Distrito</text:p>
          </table:table-cell>
          <table:table-cell table:style-name="ce11" table:content-validation-name="val2" office:value-type="string" calcext:value-type="string">
            <text:p>Difícil</text:p>
          </table:table-cell>
          <table:table-cell table:style-name="ce5" table:content-validation-name="val3" office:value-type="string" calcext:value-type="string">
            <text:p>ST_Distance</text:p>
          </table:table-cell>
          <table:table-cell table:style-name="ce12" office:value-type="string" calcext:value-type="string">
            <text:p>SELECT</text:p>
            <text:p>  m.nm_mun,</text:p>
            <text:p>  d.nm_dist AS distrito,</text:p>
            <text:p>  COUNT(*) AS pares_escola_biblioteca_ate_1200m,</text:p>
            <text:p>  AVG(ST_Distance(e.geometry::geography, b.geometry::geography)) AS dist_media_escola_bib_m</text:p>
            <text:p>FROM public.distrito d</text:p>
            <text:p>LEFT JOIN public.escola e</text:p>
            <text:p>  ON e.cd_mun = d.cd_mun AND e.cd_dist = d.cd_dist</text:p>
            <text:p>LEFT JOIN public.microdados_ed_basica meb</text:p>
            <text:p>  ON meb.cd_entidade = e.cd_entidade</text:p>
            <text:p>LEFT JOIN public.biblioteca b</text:p>
            <text:p>  ON b.cd_mun = d.cd_mun</text:p>
            <text:p>JOIN public.municipio m</text:p>
            <text:p>  ON m.cd_mun = d.cd_mun</text:p>
            <text:p>JOIN public.unidade_federativa uf</text:p>
            <text:p>  ON uf.cd_uf = m.cd_uf</text:p>
            <text:p>WHERE m.nm_mun = 'Maceió'</text:p>
            <text:p>  AND uf.sigla_uf = 'AL'</text:p>
            <text:p>  AND meb.in_educ_amb_eventos = 1</text:p>
            <text:p>  AND meb.in_parque_infantil = 1</text:p>
            <text:p>  AND ST_Within(e.geometry, d.geometry)</text:p>
            <text:p>  AND ST_Within(b.geometry, d.geometry)</text:p>
            <text:p>  AND ST_DWithin(e.geometry::geography, b.geometry::geography, 1200)</text:p>
            <text:p>GROUP BY m.nm_mun, d.nm_dist</text:p>
            <text:p>ORDER BY pares_escola_biblioteca_ate_1200m DESC;</text:p>
          </table:table-cell>
          <table:table-cell table:style-name="ce9" table:number-columns-repeated="20"/>
          <table:table-cell table:number-columns-repeated="998"/>
        </table:table-row>
        <table:table-row table:style-name="ro1">
          <table:table-cell table:style-name="ce2" office:value-type="float" office:value="644" calcext:value-type="float">
            <text:p>644</text:p>
          </table:table-cell>
          <table:table-cell table:style-name="ce4" office:value-type="string" calcext:value-type="string">
            <text:p>Em João Pessoa/PB, por distrito, quantas escolas com reciclagem de lixo e água de poço artesiano estão dentro do distrito, com a escola cruzando a faixa de 200 m ao redor do perímetro? Informe a distância média ao centro.</text:p>
          </table:table-cell>
          <table:table-cell table:style-name="ce8" table:content-validation-name="val1" office:value-type="string" calcext:value-type="string">
            <text:p>Distrito</text:p>
          </table:table-cell>
          <table:table-cell table:style-name="ce11" table:content-validation-name="val2" office:value-type="string" calcext:value-type="string">
            <text:p>Difícil</text:p>
          </table:table-cell>
          <table:table-cell table:style-name="ce5" table:content-validation-name="val3" office:value-type="string" calcext:value-type="string">
            <text:p>ST_Distance</text:p>
          </table:table-cell>
          <table:table-cell table:style-name="ce12" office:value-type="string" calcext:value-type="string">
            <text:p>SELECT</text:p>
            <text:p>  m.nm_mun,</text:p>
            <text:p>  d.nm_dist AS distrito,</text:p>
            <text:p>  COUNT(*) AS qt_escolas,</text:p>
            <text:p>  SUM(meb.in_tratamento_lixo_reciclagem) AS com_reciclagem,</text:p>
            <text:p>  SUM(meb.in_agua_poco_artesiano) AS com_agua_poco,</text:p>
            <text:p>  AVG(ST_Distance(e.geometry::geography, ST_Centroid(d.geometry)::geography)) AS dist_media_centro_m</text:p>
            <text:p>FROM public.distrito d</text:p>
            <text:p>RIGHT JOIN public.escola e</text:p>
            <text:p>  ON e.cd_mun = d.cd_mun AND e.cd_dist = d.cd_dist</text:p>
            <text:p>RIGHT JOIN public.microdados_ed_basica meb</text:p>
            <text:p>  ON meb.cd_entidade = e.cd_entidade</text:p>
            <text:p>RIGHT JOIN public.municipio m</text:p>
            <text:p>  ON m.cd_mun = e.cd_mun</text:p>
            <text:p>RIGHT JOIN public.unidade_federativa uf</text:p>
            <text:p>  ON uf.cd_uf = m.cd_uf</text:p>
            <text:p>WHERE m.nm_mun = 'João Pessoa'</text:p>
            <text:p>  AND uf.sigla_uf = 'PB'</text:p>
            <text:p>  AND meb.in_tratamento_lixo_reciclagem = 1</text:p>
            <text:p>  AND meb.in_agua_poco_artesiano = 1</text:p>
            <text:p>  AND ST_Within(e.geometry, d.geometry)</text:p>
            <text:p>  AND ST_Intersects(ST_Buffer(e.geometry::geography, 200)::geometry, d.geometry)</text:p>
            <text:p>GROUP BY m.nm_mun, d.nm_dist</text:p>
            <text:p>ORDER BY qt_escolas DESC;</text:p>
          </table:table-cell>
          <table:table-cell table:style-name="ce9" table:number-columns-repeated="20"/>
          <table:table-cell table:number-columns-repeated="998"/>
        </table:table-row>
        <table:table-row table:style-name="ro1">
          <table:table-cell table:style-name="ce2" office:value-type="float" office:value="645" calcext:value-type="float">
            <text:p>645</text:p>
          </table:table-cell>
          <table:table-cell table:style-name="ce4" office:value-type="string" calcext:value-type="string">
            <text:p>Em Cuiabá/MT, por distrito, quantos pares escola–CRAS existem a até 1,5 km, considerando escolas com coordenador e monitores? Mostre também a distância média escola–CRAS.</text:p>
          </table:table-cell>
          <table:table-cell table:style-name="ce8" table:content-validation-name="val1" office:value-type="string" calcext:value-type="string">
            <text:p>Distrito</text:p>
          </table:table-cell>
          <table:table-cell table:style-name="ce11" table:content-validation-name="val2" office:value-type="string" calcext:value-type="string">
            <text:p>Difícil</text:p>
          </table:table-cell>
          <table:table-cell table:style-name="ce5" table:content-validation-name="val3" office:value-type="string" calcext:value-type="string">
            <text:p>ST_Distance</text:p>
          </table:table-cell>
          <table:table-cell table:style-name="ce12" office:value-type="string" calcext:value-type="string">
            <text:p>SELECT</text:p>
            <text:p>  m.nm_mun,</text:p>
            <text:p>  d.nm_dist AS distrito,</text:p>
            <text:p>  COUNT(*) AS pares_escola_cras_ate_1500m,</text:p>
            <text:p>  SUM(meb.in_prof_coordenador) AS escolas_com_coordenador,</text:p>
            <text:p>  SUM(meb.qt_prof_monitores) AS total_monitores,</text:p>
            <text:p>  AVG(ST_Distance(e.geometry::geography, c.geometry::geography)) AS dist_media_escola_cras_m</text:p>
            <text:p>FROM public.distrito d</text:p>
            <text:p>FULL OUTER JOIN public.escola e</text:p>
            <text:p>  ON e.cd_mun = d.cd_mun AND e.cd_dist = d.cd_dist</text:p>
            <text:p>JOIN public.cras c</text:p>
            <text:p>  ON c.cd_mun = COALESCE(d.cd_mun, e.cd_mun)</text:p>
            <text:p>JOIN public.municipio m</text:p>
            <text:p>  ON m.cd_mun = COALESCE(d.cd_mun, e.cd_mun)</text:p>
            <text:p>JOIN public.unidade_federativa uf</text:p>
            <text:p>  ON uf.cd_uf = m.cd_uf</text:p>
            <text:p>JOIN public.microdados_ed_basica meb</text:p>
            <text:p>  ON meb.cd_entidade = e.cd_entidade</text:p>
            <text:p>WHERE m.nm_mun = 'Cuiabá'</text:p>
            <text:p>  AND uf.sigla_uf = 'MT'</text:p>
            <text:p>  AND ST_Within(c.geometry, d.geometry)</text:p>
            <text:p>  AND ST_Within(e.geometry, d.geometry)</text:p>
            <text:p>  AND ST_DWithin(e.geometry::geography, c.geometry::geography, 1500)</text:p>
            <text:p>GROUP BY m.nm_mun, d.nm_dist</text:p>
            <text:p>ORDER BY pares_escola_cras_ate_1500m DESC;</text:p>
          </table:table-cell>
          <table:table-cell table:style-name="ce9" table:number-columns-repeated="20"/>
          <table:table-cell table:number-columns-repeated="998"/>
        </table:table-row>
        <table:table-row table:style-name="ro1">
          <table:table-cell table:style-name="ce2" office:value-type="float" office:value="646" calcext:value-type="float">
            <text:p>646</text:p>
          </table:table-cell>
          <table:table-cell table:style-name="ce4" office:value-type="string" calcext:value-type="string">
            <text:p>No distrito Tijuca (Rio de Janeiro/RJ), quantas escolas com internet para aprendizagem e sala de professores estão dentro do distrito e a até 400 m do centro? Mostre também a distância média ao centro.</text:p>
          </table:table-cell>
          <table:table-cell table:style-name="ce8" table:content-validation-name="val1" office:value-type="string" calcext:value-type="string">
            <text:p>Distrito</text:p>
          </table:table-cell>
          <table:table-cell table:style-name="ce11" table:content-validation-name="val2" office:value-type="string" calcext:value-type="string">
            <text:p>Difícil</text:p>
          </table:table-cell>
          <table:table-cell table:style-name="ce5" table:content-validation-name="val3" office:value-type="string" calcext:value-type="string">
            <text:p>ST_Within</text:p>
          </table:table-cell>
          <table:table-cell table:style-name="ce12" office:value-type="string" calcext:value-type="string">
            <text:p>SELECT</text:p>
            <text:p>  m.nm_mun,</text:p>
            <text:p>  d.nm_dist AS distrito,</text:p>
            <text:p>  COUNT(*) AS qt_escolas,</text:p>
            <text:p>  SUM(meb.in_internet_aprendizagem) AS com_internet_aprendizagem,</text:p>
            <text:p>  SUM(meb.in_sala_professor) AS com_sala_prof,</text:p>
            <text:p>  AVG(ST_Distance(e.geometry::geography, ST_Centroid(d.geometry)::geography)) AS dist_media_centro_m</text:p>
            <text:p>FROM public.distrito d</text:p>
            <text:p>JOIN public.escola e</text:p>
            <text:p>  ON e.cd_mun = d.cd_mun AND e.cd_dist = d.cd_dist</text:p>
            <text:p>JOIN public.microdados_ed_basica meb</text:p>
            <text:p>  ON meb.cd_entidade = e.cd_entidade</text:p>
            <text:p>JOIN public.municipio m</text:p>
            <text:p>  ON m.cd_mun = d.cd_mun</text:p>
            <text:p>JOIN public.unidade_federativa uf</text:p>
            <text:p>  ON uf.cd_uf = m.cd_uf</text:p>
            <text:p>WHERE m.nm_mun = 'Rio de Janeiro'</text:p>
            <text:p>  AND uf.sigla_uf = 'RJ'</text:p>
            <text:p>  AND d.nm_dist = 'Tijuca'</text:p>
            <text:p>  AND meb.in_internet_aprendizagem = 1</text:p>
            <text:p>  AND meb.in_sala_professor = 1</text:p>
            <text:p>  AND ST_Within(e.geometry, d.geometry)</text:p>
            <text:p>  AND ST_DWithin(e.geometry::geography, ST_Centroid(d.geometry)::geography, 400)</text:p>
            <text:p>GROUP BY m.nm_mun, d.nm_dist</text:p>
            <text:p>ORDER BY qt_escolas DESC;</text:p>
          </table:table-cell>
          <table:table-cell table:style-name="ce9" table:number-columns-repeated="20"/>
          <table:table-cell table:number-columns-repeated="998"/>
        </table:table-row>
        <table:table-row table:style-name="ro1">
          <table:table-cell table:style-name="ce2" office:value-type="float" office:value="647" calcext:value-type="float">
            <text:p>647</text:p>
          </table:table-cell>
          <table:table-cell table:style-name="ce4" office:value-type="string" calcext:value-type="string">
            <text:p>No distrito Centro (Porto Velho/RO), quantas escolas com banheiros para funcionários e banheiros para educação infantil estão dentro do distrito e também tocam a faixa de 200 m ao redor do perímetro? Informe a distância média até a borda.</text:p>
          </table:table-cell>
          <table:table-cell table:style-name="ce8" table:content-validation-name="val1" office:value-type="string" calcext:value-type="string">
            <text:p>Distrito</text:p>
          </table:table-cell>
          <table:table-cell table:style-name="ce11" table:content-validation-name="val2" office:value-type="string" calcext:value-type="string">
            <text:p>Difícil</text:p>
          </table:table-cell>
          <table:table-cell table:style-name="ce5" table:content-validation-name="val3" office:value-type="string" calcext:value-type="string">
            <text:p>ST_Within</text:p>
          </table:table-cell>
          <table:table-cell table:style-name="ce12" office:value-type="string" calcext:value-type="string">
            <text:p>SELECT</text:p>
            <text:p>  m.nm_mun,</text:p>
            <text:p>  d.nm_dist AS distrito,</text:p>
            <text:p>  COUNT(*) AS qt_escolas,</text:p>
            <text:p>  SUM(meb.in_banheiro_funcionarios) AS com_banheiro_func,</text:p>
            <text:p>  SUM(meb.in_banheiro_ei) AS com_banheiro_ei,</text:p>
            <text:p>  AVG(ST_Distance(e.geometry::geography, d.geometry::geography)) AS dist_media_borda_m</text:p>
            <text:p>FROM public.distrito d</text:p>
            <text:p>INNER JOIN public.escola e</text:p>
            <text:p>  ON e.cd_mun = d.cd_mun AND e.cd_dist = d.cd_dist</text:p>
            <text:p>INNER JOIN public.microdados_ed_basica meb</text:p>
            <text:p>  ON meb.cd_entidade = e.cd_entidade</text:p>
            <text:p>INNER JOIN public.municipio m</text:p>
            <text:p>  ON m.cd_mun = d.cd_mun</text:p>
            <text:p>INNER JOIN public.unidade_federativa uf</text:p>
            <text:p>  ON uf.cd_uf = m.cd_uf</text:p>
            <text:p>WHERE m.nm_mun = 'Porto Velho'</text:p>
            <text:p>  AND uf.sigla_uf = 'RO'</text:p>
            <text:p>  AND d.nm_dist = 'Centro'</text:p>
            <text:p>  AND meb.in_banheiro_funcionarios = 1</text:p>
            <text:p>  AND meb.in_banheiro_ei = 1</text:p>
            <text:p>  AND ST_Within(e.geometry, d.geometry)</text:p>
            <text:p>  AND ST_Intersects(ST_Buffer(d.geometry::geography, 200)::geometry, e.geometry)</text:p>
            <text:p>GROUP BY m.nm_mun, d.nm_dist</text:p>
            <text:p>ORDER BY qt_escolas DESC;</text:p>
          </table:table-cell>
          <table:table-cell table:style-name="ce9" table:number-columns-repeated="20"/>
          <table:table-cell table:number-columns-repeated="998"/>
        </table:table-row>
        <table:table-row table:style-name="ro1">
          <table:table-cell table:style-name="ce2" office:value-type="float" office:value="648" calcext:value-type="float">
            <text:p>648</text:p>
          </table:table-cell>
          <table:table-cell table:style-name="ce4" office:value-type="string" calcext:value-type="string">
            <text:p>No distrito Ilhotas (Teresina/PI), quantas escolas com separação e reutilização de lixo estão dentro do distrito e a até 1 km de uma biblioteca do mesmo distrito? Traga também a média da distância escola–biblioteca.</text:p>
          </table:table-cell>
          <table:table-cell table:style-name="ce8" table:content-validation-name="val1" office:value-type="string" calcext:value-type="string">
            <text:p>Distrito</text:p>
          </table:table-cell>
          <table:table-cell table:style-name="ce11" table:content-validation-name="val2" office:value-type="string" calcext:value-type="string">
            <text:p>Difícil</text:p>
          </table:table-cell>
          <table:table-cell table:style-name="ce5" table:content-validation-name="val3" office:value-type="string" calcext:value-type="string">
            <text:p>ST_Within</text:p>
          </table:table-cell>
          <table:table-cell table:style-name="ce12" office:value-type="string" calcext:value-type="string">
            <text:p>SELECT</text:p>
            <text:p>  m.nm_mun,</text:p>
            <text:p>  d.nm_dist AS distrito,</text:p>
            <text:p>  COUNT(*) AS pares_escola_biblioteca_ate_1000m,</text:p>
            <text:p>  SUM(meb.in_tratamento_lixo_separacao) AS com_separacao,</text:p>
            <text:p>  SUM(meb.in_tratamento_lixo_reutiliza) AS com_reutiliza,</text:p>
            <text:p>  AVG(ST_Distance(e.geometry::geography, b.geometry::geography)) AS dist_media_escola_bib_m</text:p>
            <text:p>FROM public.distrito d</text:p>
            <text:p>LEFT JOIN public.escola e</text:p>
            <text:p>  ON e.cd_mun = d.cd_mun AND e.cd_dist = d.cd_dist</text:p>
            <text:p>LEFT JOIN public.microdados_ed_basica meb</text:p>
            <text:p>  ON meb.cd_entidade = e.cd_entidade</text:p>
            <text:p>LEFT JOIN public.biblioteca b</text:p>
            <text:p>  ON b.cd_mun = d.cd_mun</text:p>
            <text:p>JOIN public.municipio m</text:p>
            <text:p>  ON m.cd_mun = d.cd_mun</text:p>
            <text:p>JOIN public.unidade_federativa uf</text:p>
            <text:p>  ON uf.cd_uf = m.cd_uf</text:p>
            <text:p>WHERE m.nm_mun = 'Teresina'</text:p>
            <text:p>  AND uf.sigla_uf = 'PI'</text:p>
            <text:p>  AND d.nm_dist = 'Ilhotas'</text:p>
            <text:p>  AND meb.in_tratamento_lixo_separacao = 1</text:p>
            <text:p>  AND meb.in_tratamento_lixo_reutiliza = 1</text:p>
            <text:p>  AND ST_Within(e.geometry, d.geometry)</text:p>
            <text:p>  AND ST_Within(b.geometry, d.geometry)</text:p>
            <text:p>  AND ST_DWithin(e.geometry::geography, b.geometry::geography, 1000)</text:p>
            <text:p>GROUP BY m.nm_mun, d.nm_dist</text:p>
            <text:p>ORDER BY pares_escola_biblioteca_ate_1000m DESC;</text:p>
          </table:table-cell>
          <table:table-cell table:style-name="ce9" table:number-columns-repeated="20"/>
          <table:table-cell table:number-columns-repeated="998"/>
        </table:table-row>
        <table:table-row table:style-name="ro1">
          <table:table-cell table:style-name="ce2" office:value-type="float" office:value="649" calcext:value-type="float">
            <text:p>649</text:p>
          </table:table-cell>
          <table:table-cell table:style-name="ce4" office:value-type="string" calcext:value-type="string">
            <text:p>No distrito Atalaia (Aracaju/SE), quantas escolas com psicólogo e nutricionista estão dentro do distrito e a até 350 m do centro distrital, considerando também se a faixa de 150 m em torno do perímetro toca a escola?</text:p>
          </table:table-cell>
          <table:table-cell table:style-name="ce8" table:content-validation-name="val1" office:value-type="string" calcext:value-type="string">
            <text:p>Distrito</text:p>
          </table:table-cell>
          <table:table-cell table:style-name="ce11" table:content-validation-name="val2" office:value-type="string" calcext:value-type="string">
            <text:p>Difícil</text:p>
          </table:table-cell>
          <table:table-cell table:style-name="ce5" table:content-validation-name="val3" office:value-type="string" calcext:value-type="string">
            <text:p>ST_Within</text:p>
          </table:table-cell>
          <table:table-cell table:style-name="ce12" office:value-type="string" calcext:value-type="string">
            <text:p>SELECT</text:p>
            <text:p>  m.nm_mun,</text:p>
            <text:p>  d.nm_dist AS distrito,</text:p>
            <text:p>  COUNT(*) AS qt_escolas,</text:p>
            <text:p>  SUM(meb.in_prof_psicologo) AS com_psicologo,</text:p>
            <text:p>  SUM(meb.in_prof_nutricionista) AS com_nutricionista,</text:p>
            <text:p>  AVG(ST_Distance(e.geometry::geography, ST_Centroid(d.geometry)::geography)) AS dist_media_centro_m</text:p>
            <text:p>FROM public.distrito d</text:p>
            <text:p>RIGHT JOIN public.escola e</text:p>
            <text:p>  ON e.cd_mun = d.cd_mun AND e.cd_dist = d.cd_dist</text:p>
            <text:p>RIGHT JOIN public.microdados_ed_basica meb</text:p>
            <text:p>  ON meb.cd_entidade = e.cd_entidade</text:p>
            <text:p>RIGHT JOIN public.municipio m</text:p>
            <text:p>  ON m.cd_mun = d.cd_mun</text:p>
            <text:p>RIGHT JOIN public.unidade_federativa uf</text:p>
            <text:p>  ON uf.cd_uf = m.cd_uf</text:p>
            <text:p>WHERE m.nm_mun = 'Aracaju'</text:p>
            <text:p>  AND uf.sigla_uf = 'SE'</text:p>
            <text:p>  AND d.nm_dist = 'Atalaia'</text:p>
            <text:p>  AND meb.in_prof_psicologo = 1</text:p>
            <text:p>  AND meb.in_prof_nutricionista = 1</text:p>
            <text:p>  AND ST_Within(e.geometry, d.geometry)</text:p>
            <text:p>  AND ST_Intersects(ST_Buffer(d.geometry::geography, 150)::geometry, e.geometry)</text:p>
            <text:p>  AND ST_DWithin(e.geometry::geography, ST_Centroid(d.geometry)::geography, 350)</text:p>
            <text:p>GROUP BY m.nm_mun, d.nm_dist</text:p>
            <text:p>ORDER BY qt_escolas DESC;</text:p>
          </table:table-cell>
          <table:table-cell table:style-name="ce9" table:number-columns-repeated="20"/>
          <table:table-cell table:number-columns-repeated="998"/>
        </table:table-row>
        <table:table-row table:style-name="ro1">
          <table:table-cell table:style-name="ce2" office:value-type="float" office:value="650" calcext:value-type="float">
            <text:p>650</text:p>
          </table:table-cell>
          <table:table-cell table:style-name="ce4" office:value-type="string" calcext:value-type="string">
            <text:p>No distrito Amambaí (Campo Grande/MS), quantas escolas com conselho escolar e associação de pais estão dentro do distrito e a até 700 m do limite, e quantos pares escola–CRAS existem a até 1,2 km no mesmo distrito? Informe também a média da distância escola–CRAS.</text:p>
          </table:table-cell>
          <table:table-cell table:style-name="ce8" table:content-validation-name="val1" office:value-type="string" calcext:value-type="string">
            <text:p>Distrito</text:p>
          </table:table-cell>
          <table:table-cell table:style-name="ce11" table:content-validation-name="val2" office:value-type="string" calcext:value-type="string">
            <text:p>Difícil</text:p>
          </table:table-cell>
          <table:table-cell table:style-name="ce5" table:content-validation-name="val3" office:value-type="string" calcext:value-type="string">
            <text:p>ST_Within</text:p>
          </table:table-cell>
          <table:table-cell table:style-name="ce12" office:value-type="string" calcext:value-type="string">
            <text:p>SELECT</text:p>
            <text:p>  m.nm_mun,</text:p>
            <text:p>  d.nm_dist AS distrito,</text:p>
            <text:p>  COUNT(*) FILTER (WHERE ST_DWithin(e.geometry::geography, d.geometry::geography, 700) AND ST_Within(e.geometry, d.geometry)) AS qt_escolas_criterio,</text:p>
            <text:p>  SUM(meb.in_orgao_conselho_escolar) AS com_conselho,</text:p>
            <text:p>  SUM(meb.in_orgao_ass_pais) AS com_ass_pais,</text:p>
            <text:p>  COUNT(*) FILTER (WHERE ST_Within(c.geometry, d.geometry) AND ST_DWithin(e.geometry::geography, c.geometry::geography, 1200)) AS pares_escola_cras_ate_1200m,</text:p>
            <text:p>  AVG(NULLIF(ST_Distance(e.geometry::geography, c.geometry::geography),0)) AS dist_media_escola_cras_m</text:p>
            <text:p>FROM public.distrito d</text:p>
            <text:p>FULL OUTER JOIN public.escola e</text:p>
            <text:p>  ON e.cd_mun = d.cd_mun AND e.cd_dist = d.cd_dist</text:p>
            <text:p>LEFT JOIN public.microdados_ed_basica meb</text:p>
            <text:p>  ON meb.cd_entidade = e.cd_entidade</text:p>
            <text:p>LEFT JOIN public.cras c</text:p>
            <text:p>  ON c.cd_mun = COALESCE(d.cd_mun, e.cd_mun)</text:p>
            <text:p>JOIN public.municipio m</text:p>
            <text:p>  ON m.cd_mun = COALESCE(d.cd_mun, e.cd_mun)</text:p>
            <text:p>JOIN public.unidade_federativa uf</text:p>
            <text:p>  ON uf.cd_uf = m.cd_uf</text:p>
            <text:p>WHERE m.nm_mun = 'Campo Grande'</text:p>
            <text:p>  AND uf.sigla_uf = 'MS'</text:p>
            <text:p>  AND d.nm_dist = 'Amambaí'</text:p>
            <text:p>  AND meb.in_orgao_conselho_escolar = 1</text:p>
            <text:p>  AND meb.in_orgao_ass_pais = 1</text:p>
            <text:p>GROUP BY m.nm_mun, d.nm_dist</text:p>
            <text:p>ORDER BY qt_escolas_criterio DESC;</text:p>
          </table:table-cell>
          <table:table-cell table:style-name="ce9" table:number-columns-repeated="20"/>
          <table:table-cell table:number-columns-repeated="998"/>
        </table:table-row>
        <table:table-row table:style-name="ro1">
          <table:table-cell table:style-name="ce2" office:value-type="float" office:value="651" calcext:value-type="float">
            <text:p>651</text:p>
          </table:table-cell>
          <table:table-cell table:style-name="ce4" office:value-type="string" calcext:value-type="string">
            <text:p>Em São Luís/MA, por distrito, quantas escolas com almoxarifado e auditório estão dentro do distrito e cuja interseção com o distrito fica a até 500 m do centro? Informe também a média de distância ao centro e a soma de desktops de aluno.</text:p>
          </table:table-cell>
          <table:table-cell table:style-name="ce8" table:content-validation-name="val1" office:value-type="string" calcext:value-type="string">
            <text:p>Distrito</text:p>
          </table:table-cell>
          <table:table-cell table:style-name="ce11" table:content-validation-name="val2" office:value-type="string" calcext:value-type="string">
            <text:p>Difícil</text:p>
          </table:table-cell>
          <table:table-cell table:style-name="ce5" table:content-validation-name="val3" office:value-type="string" calcext:value-type="string">
            <text:p>ST_Intersection</text:p>
          </table:table-cell>
          <table:table-cell table:style-name="ce12" office:value-type="string" calcext:value-type="string">
            <text:p>SELECT</text:p>
            <text:p>  m.nm_mun,</text:p>
            <text:p>  d.nm_dist AS distrito,</text:p>
            <text:p>  COUNT(*) AS qt_escolas,</text:p>
            <text:p>  SUM(meb.qt_desktop_aluno) AS total_desktop_aluno,</text:p>
            <text:p>  AVG(ST_Distance(e.geometry::geography, ST_Centroid(d.geometry)::geography)) AS dist_media_centro_m</text:p>
            <text:p>FROM public.distrito d</text:p>
            <text:p>JOIN public.escola e</text:p>
            <text:p>  ON e.cd_mun = d.cd_mun AND e.cd_dist = d.cd_dist</text:p>
            <text:p>JOIN public.microdados_ed_basica meb</text:p>
            <text:p>  ON meb.cd_entidade = e.cd_entidade</text:p>
            <text:p>JOIN public.municipio m</text:p>
            <text:p>  ON m.cd_mun = d.cd_mun</text:p>
            <text:p>JOIN public.unidade_federativa uf</text:p>
            <text:p>  ON uf.cd_uf = m.cd_uf</text:p>
            <text:p>WHERE m.nm_mun = 'São Luís'</text:p>
            <text:p>  AND uf.sigla_uf = 'MA'</text:p>
            <text:p>  AND meb.in_almoxarifado = 1</text:p>
            <text:p>  AND meb.in_auditorio = 1</text:p>
            <text:p>  AND ST_Within(e.geometry, d.geometry)</text:p>
            <text:p>  AND ST_DWithin(ST_Intersection(d.geometry, e.geometry)::geography, ST_Centroid(d.geometry)::geography, 500)</text:p>
            <text:p>GROUP BY m.nm_mun, d.nm_dist</text:p>
            <text:p>ORDER BY qt_escolas DESC;</text:p>
          </table:table-cell>
          <table:table-cell table:style-name="ce9" table:number-columns-repeated="20"/>
          <table:table-cell table:number-columns-repeated="998"/>
        </table:table-row>
        <table:table-row table:style-name="ro1">
          <table:table-cell table:style-name="ce2" office:value-type="float" office:value="652" calcext:value-type="float">
            <text:p>652</text:p>
          </table:table-cell>
          <table:table-cell table:style-name="ce4" office:value-type="string" calcext:value-type="string">
            <text:p>Em Palmas/TO, por distrito, conte escolas com energia de fonte renovável e abastecimento de água pela rede, contidas no distrito, cujo raio de 200 m da escola também cruza a interseção com o distrito; traga a soma de salas climatizadas.</text:p>
          </table:table-cell>
          <table:table-cell table:style-name="ce8" table:content-validation-name="val1" office:value-type="string" calcext:value-type="string">
            <text:p>Distrito</text:p>
          </table:table-cell>
          <table:table-cell table:style-name="ce11" table:content-validation-name="val2" office:value-type="string" calcext:value-type="string">
            <text:p>Difícil</text:p>
          </table:table-cell>
          <table:table-cell table:style-name="ce5" table:content-validation-name="val3" office:value-type="string" calcext:value-type="string">
            <text:p>ST_Intersection</text:p>
          </table:table-cell>
          <table:table-cell table:style-name="ce12" office:value-type="string" calcext:value-type="string">
            <text:p>SELECT</text:p>
            <text:p>  m.nm_mun,</text:p>
            <text:p>  d.nm_dist AS distrito,</text:p>
            <text:p>  COUNT(*) AS qt_escolas,</text:p>
            <text:p>  SUM(meb.qt_salas_utiliza_climatizadas) AS total_salas_climatizadas</text:p>
            <text:p>FROM public.distrito d</text:p>
            <text:p>INNER JOIN public.escola e</text:p>
            <text:p>  ON e.cd_mun = d.cd_mun AND e.cd_dist = d.cd_dist</text:p>
            <text:p>INNER JOIN public.microdados_ed_basica meb</text:p>
            <text:p>  ON meb.cd_entidade = e.cd_entidade</text:p>
            <text:p>INNER JOIN public.municipio m</text:p>
            <text:p>  ON m.cd_mun = d.cd_mun</text:p>
            <text:p>INNER JOIN public.unidade_federativa uf</text:p>
            <text:p>  ON uf.cd_uf = m.cd_uf</text:p>
            <text:p>WHERE m.nm_mun = 'Palmas'</text:p>
            <text:p>  AND uf.sigla_uf = 'TO'</text:p>
            <text:p>  AND meb.in_energia_renovavel = 1</text:p>
            <text:p>  AND meb.in_agua_rede_publica = 1</text:p>
            <text:p>  AND ST_Contains(d.geometry, e.geometry)</text:p>
            <text:p>  AND ST_Intersects(ST_Buffer(e.geometry::geography, 200)::geometry, ST_Intersection(d.geometry, e.geometry))</text:p>
            <text:p>GROUP BY m.nm_mun, d.nm_dist</text:p>
            <text:p>ORDER BY qt_escolas DESC;</text:p>
          </table:table-cell>
          <table:table-cell table:style-name="ce9" table:number-columns-repeated="20"/>
          <table:table-cell table:number-columns-repeated="998"/>
        </table:table-row>
        <table:table-row table:style-name="ro1">
          <table:table-cell table:style-name="ce2" office:value-type="float" office:value="653" calcext:value-type="float">
            <text:p>653</text:p>
          </table:table-cell>
          <table:table-cell table:style-name="ce4" office:value-type="string" calcext:value-type="string">
            <text:p>Em Boa Vista/RR, por distrito, quantas escolas que usam gerador a combustível fóssil e carro-pipa intersectam o distrito, mantendo a interseção a até 600 m do centro? Informe também a distância média à borda e o total de salas acessíveis.</text:p>
          </table:table-cell>
          <table:table-cell table:style-name="ce8" table:content-validation-name="val1" office:value-type="string" calcext:value-type="string">
            <text:p>Distrito</text:p>
          </table:table-cell>
          <table:table-cell table:style-name="ce11" table:content-validation-name="val2" office:value-type="string" calcext:value-type="string">
            <text:p>Difícil</text:p>
          </table:table-cell>
          <table:table-cell table:style-name="ce5" table:content-validation-name="val3" office:value-type="string" calcext:value-type="string">
            <text:p>ST_Intersection</text:p>
          </table:table-cell>
          <table:table-cell table:style-name="ce12" office:value-type="string" calcext:value-type="string">
            <text:p>SELECT</text:p>
            <text:p>  m.nm_mun,</text:p>
            <text:p>  d.nm_dist AS distrito,</text:p>
            <text:p>  COUNT(*) AS qt_escolas,</text:p>
            <text:p>  SUM(meb.qt_salas_utilizadas_acessiveis) AS total_salas_acessiveis,</text:p>
            <text:p>  AVG(ST_Distance(e.geometry::geography, d.geometry::geography)) AS dist_media_borda_m</text:p>
            <text:p>FROM public.distrito d</text:p>
            <text:p>LEFT JOIN public.escola e</text:p>
            <text:p>  ON e.cd_mun = d.cd_mun AND e.cd_dist = d.cd_dist</text:p>
            <text:p>LEFT JOIN public.microdados_ed_basica meb</text:p>
            <text:p>  ON meb.cd_entidade = e.cd_entidade</text:p>
            <text:p>JOIN public.municipio m</text:p>
            <text:p>  ON m.cd_mun = d.cd_mun</text:p>
            <text:p>JOIN public.unidade_federativa uf</text:p>
            <text:p>  ON uf.cd_uf = m.cd_uf</text:p>
            <text:p>WHERE m.nm_mun = 'Boa Vista'</text:p>
            <text:p>  AND uf.sigla_uf = 'RR'</text:p>
            <text:p>  AND meb.in_energia_gerador_fossil = 1</text:p>
            <text:p>  AND meb.in_agua_carro_pipa = 1</text:p>
            <text:p>  AND ST_Intersects(d.geometry, e.geometry)</text:p>
            <text:p>  AND ST_DWithin(ST_Centroid(ST_Intersection(d.geometry, e.geometry))::geography, ST_Centroid(d.geometry)::geography, 600)</text:p>
            <text:p>GROUP BY m.nm_mun, d.nm_dist</text:p>
            <text:p>ORDER BY qt_escolas DESC;</text:p>
          </table:table-cell>
          <table:table-cell table:style-name="ce9" table:number-columns-repeated="20"/>
          <table:table-cell table:number-columns-repeated="998"/>
        </table:table-row>
        <table:table-row table:style-name="ro1">
          <table:table-cell table:style-name="ce2" office:value-type="float" office:value="654" calcext:value-type="float">
            <text:p>654</text:p>
          </table:table-cell>
          <table:table-cell table:style-name="ce4" office:value-type="string" calcext:value-type="string">
            <text:p>Em Rio Branco/AC, por distrito, conte escolas cuja interseção com o distrito esteja a até 450 m do centro, com abastecimento por carro-pipa e energia por gerador; mostre também a soma de salas utilizadas fora do prédio.</text:p>
          </table:table-cell>
          <table:table-cell table:style-name="ce8" table:content-validation-name="val1" office:value-type="string" calcext:value-type="string">
            <text:p>Distrito</text:p>
          </table:table-cell>
          <table:table-cell table:style-name="ce11" table:content-validation-name="val2" office:value-type="string" calcext:value-type="string">
            <text:p>Difícil</text:p>
          </table:table-cell>
          <table:table-cell table:style-name="ce5" table:content-validation-name="val3" office:value-type="string" calcext:value-type="string">
            <text:p>ST_Intersection</text:p>
          </table:table-cell>
          <table:table-cell table:style-name="ce12" office:value-type="string" calcext:value-type="string">
            <text:p>SELECT</text:p>
            <text:p>  m.nm_mun,</text:p>
            <text:p>  d.nm_dist AS distrito,</text:p>
            <text:p>  COUNT(*) AS qt_escolas,</text:p>
            <text:p>  SUM(meb.qt_salas_utilizadas_fora) AS total_salas_fora</text:p>
            <text:p>FROM public.distrito d</text:p>
            <text:p>RIGHT JOIN public.escola e</text:p>
            <text:p>  ON e.cd_mun = d.cd_mun AND e.cd_dist = d.cd_dist</text:p>
            <text:p>RIGHT JOIN public.microdados_ed_basica meb</text:p>
            <text:p>  ON meb.cd_entidade = e.cd_entidade</text:p>
            <text:p>RIGHT JOIN public.municipio m</text:p>
            <text:p>  ON m.cd_mun = d.cd_mun</text:p>
            <text:p>RIGHT JOIN public.unidade_federativa uf</text:p>
            <text:p>  ON uf.cd_uf = m.cd_uf</text:p>
            <text:p>WHERE m.nm_mun = 'Rio Branco'</text:p>
            <text:p>  AND uf.sigla_uf = 'AC'</text:p>
            <text:p>  AND meb.in_agua_carro_pipa = 1</text:p>
            <text:p>  AND meb.in_energia_gerador_fossil = 1</text:p>
            <text:p>  AND ST_Intersects(d.geometry, e.geometry)</text:p>
            <text:p>  AND ST_DWithin(ST_Intersection(d.geometry, e.geometry)::geography, ST_Centroid(d.geometry)::geography, 450)</text:p>
            <text:p>GROUP BY m.nm_mun, d.nm_dist</text:p>
            <text:p>ORDER BY qt_escolas DESC;</text:p>
          </table:table-cell>
          <table:table-cell table:style-name="ce9" table:number-columns-repeated="20"/>
          <table:table-cell table:number-columns-repeated="998"/>
        </table:table-row>
        <table:table-row table:style-name="ro1">
          <table:table-cell table:style-name="ce2" office:value-type="float" office:value="655" calcext:value-type="float">
            <text:p>655</text:p>
          </table:table-cell>
          <table:table-cell table:style-name="ce4" office:value-type="string" calcext:value-type="string">
            <text:p>Em Macapá/AP, por distrito, quantas escolas com água de cacimba e energia inexistente têm interseção com o distrito e estão a até 900 m de um CREAS do mesmo distrito? Traga também a média da distância escola–CREAS.</text:p>
          </table:table-cell>
          <table:table-cell table:style-name="ce8" table:content-validation-name="val1" office:value-type="string" calcext:value-type="string">
            <text:p>Distrito</text:p>
          </table:table-cell>
          <table:table-cell table:style-name="ce11" table:content-validation-name="val2" office:value-type="string" calcext:value-type="string">
            <text:p>Difícil</text:p>
          </table:table-cell>
          <table:table-cell table:style-name="ce5" table:content-validation-name="val3" office:value-type="string" calcext:value-type="string">
            <text:p>ST_Intersection</text:p>
          </table:table-cell>
          <table:table-cell table:style-name="ce12" office:value-type="string" calcext:value-type="string">
            <text:p>SELECT</text:p>
            <text:p>  m.nm_mun,</text:p>
            <text:p>  d.nm_dist AS distrito,</text:p>
            <text:p>  COUNT(*) AS qt_escolas,</text:p>
            <text:p>  COUNT(*) FILTER (WHERE ST_Within(c.geometry, d.geometry) AND ST_DWithin(e.geometry::geography, c.geometry::geography, 900)) AS pares_escola_creas_ate_900m,</text:p>
            <text:p>  AVG(NULLIF(ST_Distance(e.geometry::geography, c.geometry::geography),0)) AS dist_media_escola_creas_m</text:p>
            <text:p>FROM public.distrito d</text:p>
            <text:p>FULL OUTER JOIN public.escola e</text:p>
            <text:p>  ON e.cd_mun = d.cd_mun AND e.cd_dist = d.cd_dist</text:p>
            <text:p>JOIN public.microdados_ed_basica meb</text:p>
            <text:p>  ON meb.cd_entidade = e.cd_entidade</text:p>
            <text:p>JOIN public.creas c</text:p>
            <text:p>  ON c.cd_mun = COALESCE(d.cd_mun, e.cd_mun)</text:p>
            <text:p>JOIN public.municipio m</text:p>
            <text:p>  ON m.cd_mun = COALESCE(d.cd_mun, e.cd_mun)</text:p>
            <text:p>JOIN public.unidade_federativa uf</text:p>
            <text:p>  ON uf.cd_uf = m.cd_uf</text:p>
            <text:p>WHERE m.nm_mun = 'Macapá'</text:p>
            <text:p>  AND uf.sigla_uf = 'AP'</text:p>
            <text:p>  AND meb.in_agua_cacimba = 1</text:p>
            <text:p>  AND meb.in_energia_inexistente = 1</text:p>
            <text:p>  AND ST_Intersects(d.geometry, e.geometry)</text:p>
            <text:p>GROUP BY m.nm_mun, d.nm_dist</text:p>
            <text:p>ORDER BY qt_escolas DESC;</text:p>
          </table:table-cell>
          <table:table-cell table:style-name="ce9" table:number-columns-repeated="20"/>
          <table:table-cell table:number-columns-repeated="998"/>
        </table:table-row>
        <table:table-row table:style-name="ro1">
          <table:table-cell table:style-name="ce2" office:value-type="float" office:value="656" calcext:value-type="float">
            <text:p>656</text:p>
          </table:table-cell>
          <table:table-cell table:style-name="ce4" office:value-type="string" calcext:value-type="string">
            <text:p>Em Belém/PA, por distrito, quantas escolas com pátio coberto e dormitório para alunos têm uma faixa de 200 m no entorno da escola que cruza o território do distrito, estando a própria escola dentro do distrito? Traga a soma de matrículas do ensino básico masculino e a distância média ao centro distrital.</text:p>
          </table:table-cell>
          <table:table-cell table:style-name="ce8" table:content-validation-name="val1" office:value-type="string" calcext:value-type="string">
            <text:p>Distrito</text:p>
          </table:table-cell>
          <table:table-cell table:style-name="ce11" table:content-validation-name="val2" office:value-type="string" calcext:value-type="string">
            <text:p>Difícil</text:p>
          </table:table-cell>
          <table:table-cell table:style-name="ce5" table:content-validation-name="val3" office:value-type="string" calcext:value-type="string">
            <text:p>ST_Buffer</text:p>
          </table:table-cell>
          <table:table-cell table:style-name="ce12" office:value-type="string" calcext:value-type="string">
            <text:p>SELECT</text:p>
            <text:p>  m.nm_mun,</text:p>
            <text:p>  d.nm_dist AS distrito,</text:p>
            <text:p>  COUNT(*) AS qt_escolas,</text:p>
            <text:p>  SUM(meb.qt_mat_bas_masc) AS total_mat_bas_masc,</text:p>
            <text:p>  AVG(ST_Distance(e.geometry::geography, ST_Centroid(d.geometry)::geography)) AS dist_media_centro_m</text:p>
            <text:p>FROM public.distrito d</text:p>
            <text:p>JOIN public.escola e</text:p>
            <text:p>  ON e.cd_mun = d.cd_mun AND e.cd_dist = d.cd_dist</text:p>
            <text:p>JOIN public.microdados_ed_basica meb</text:p>
            <text:p>  ON meb.cd_entidade = e.cd_entidade</text:p>
            <text:p>JOIN public.municipio m</text:p>
            <text:p>  ON m.cd_mun = d.cd_mun</text:p>
            <text:p>JOIN public.unidade_federativa uf</text:p>
            <text:p>  ON uf.cd_uf = m.cd_uf</text:p>
            <text:p>WHERE m.nm_mun = 'Belém'</text:p>
            <text:p>  AND uf.sigla_uf = 'PA'</text:p>
            <text:p>  AND meb.in_patio_coberto = 1</text:p>
            <text:p>  AND meb.in_dormitorio_aluno = 1</text:p>
            <text:p>  AND ST_Within(e.geometry, d.geometry)</text:p>
            <text:p>  AND ST_Intersects(ST_Buffer(e.geometry::geography, 200)::geometry, d.geometry)</text:p>
            <text:p>GROUP BY m.nm_mun, d.nm_dist</text:p>
            <text:p>ORDER BY qt_escolas DESC;</text:p>
          </table:table-cell>
          <table:table-cell table:style-name="ce9" table:number-columns-repeated="20"/>
          <table:table-cell table:number-columns-repeated="998"/>
        </table:table-row>
        <table:table-row table:style-name="ro1">
          <table:table-cell table:style-name="ce2" office:value-type="float" office:value="657" calcext:value-type="float">
            <text:p>657</text:p>
          </table:table-cell>
          <table:table-cell table:style-name="ce4" office:value-type="string" calcext:value-type="string">
            <text:p>Em Fortaleza/CE, por distrito, quantas escolas com banheiro com chuveiro e prédio compartilhado estão dentro do distrito e têm o centro do distrito coberto por uma zona de 250 m no entorno da escola? Some também as turmas do ensino médio integral.</text:p>
          </table:table-cell>
          <table:table-cell table:style-name="ce8" table:content-validation-name="val1" office:value-type="string" calcext:value-type="string">
            <text:p>Distrito</text:p>
          </table:table-cell>
          <table:table-cell table:style-name="ce11" table:content-validation-name="val2" office:value-type="string" calcext:value-type="string">
            <text:p>Difícil</text:p>
          </table:table-cell>
          <table:table-cell table:style-name="ce5" table:content-validation-name="val3" office:value-type="string" calcext:value-type="string">
            <text:p>ST_Buffer</text:p>
          </table:table-cell>
          <table:table-cell table:style-name="ce12" office:value-type="string" calcext:value-type="string">
            <text:p>SELECT</text:p>
            <text:p>  m.nm_mun,</text:p>
            <text:p>  d.nm_dist AS distrito,</text:p>
            <text:p>  COUNT(*) AS qt_escolas,</text:p>
            <text:p>  SUM(meb.qt_tur_med_int) AS total_turmas_med_int</text:p>
            <text:p>FROM public.distrito d</text:p>
            <text:p>INNER JOIN public.escola e</text:p>
            <text:p>  ON e.cd_mun = d.cd_mun AND e.cd_dist = d.cd_dist</text:p>
            <text:p>INNER JOIN public.microdados_ed_basica meb</text:p>
            <text:p>  ON meb.cd_entidade = e.cd_entidade</text:p>
            <text:p>INNER JOIN public.municipio m</text:p>
            <text:p>  ON m.cd_mun = d.cd_mun</text:p>
            <text:p>INNER JOIN public.unidade_federativa uf</text:p>
            <text:p>  ON uf.cd_uf = m.cd_uf</text:p>
            <text:p>WHERE m.nm_mun = 'Fortaleza'</text:p>
            <text:p>  AND uf.sigla_uf = 'CE'</text:p>
            <text:p>  AND meb.in_banheiro_chuveiro = 1</text:p>
            <text:p>  AND meb.in_predio_compartilhado = 1</text:p>
            <text:p>  AND ST_Within(e.geometry, d.geometry)</text:p>
            <text:p>  AND ST_Contains(ST_Buffer(e.geometry::geography, 250)::geometry, ST_Centroid(d.geometry))</text:p>
            <text:p>GROUP BY m.nm_mun, d.nm_dist</text:p>
            <text:p>ORDER BY qt_escolas DESC;</text:p>
          </table:table-cell>
          <table:table-cell table:style-name="ce9" table:number-columns-repeated="20"/>
          <table:table-cell table:number-columns-repeated="998"/>
        </table:table-row>
        <table:table-row table:style-name="ro1">
          <table:table-cell table:style-name="ce2" office:value-type="float" office:value="658" calcext:value-type="float">
            <text:p>658</text:p>
          </table:table-cell>
          <table:table-cell table:style-name="ce4" office:value-type="string" calcext:value-type="string">
            <text:p>Em Porto Alegre/RS, por distrito, quantos pares escola–biblioteca existem quando a escola tem sala de leitura e materiais pedagógicos musicais, ambos estão dentro do distrito, a faixa de 120 m em torno da escola toca a biblioteca e a distância escola–biblioteca é de até 900 m? Traga também a distância média escola–biblioteca.</text:p>
          </table:table-cell>
          <table:table-cell table:style-name="ce8" table:content-validation-name="val1" office:value-type="string" calcext:value-type="string">
            <text:p>Distrito</text:p>
          </table:table-cell>
          <table:table-cell table:style-name="ce11" table:content-validation-name="val2" office:value-type="string" calcext:value-type="string">
            <text:p>Difícil</text:p>
          </table:table-cell>
          <table:table-cell table:style-name="ce5" table:content-validation-name="val3" office:value-type="string" calcext:value-type="string">
            <text:p>ST_Buffer</text:p>
          </table:table-cell>
          <table:table-cell table:style-name="ce12" office:value-type="string" calcext:value-type="string">
            <text:p>SELECT</text:p>
            <text:p>  m.nm_mun,</text:p>
            <text:p>  d.nm_dist AS distrito,</text:p>
            <text:p>  COUNT(*) AS pares_escola_biblioteca_ate_900m,</text:p>
            <text:p>  AVG(ST_Distance(e.geometry::geography, b.geometry::geography)) AS dist_media_escola_bib_m</text:p>
            <text:p>FROM public.distrito d</text:p>
            <text:p>LEFT JOIN public.escola e</text:p>
            <text:p>  ON e.cd_mun = d.cd_mun AND e.cd_dist = d.cd_dist</text:p>
            <text:p>LEFT JOIN public.microdados_ed_basica meb</text:p>
            <text:p>  ON meb.cd_entidade = e.cd_entidade</text:p>
            <text:p>LEFT JOIN public.biblioteca b</text:p>
            <text:p>  ON b.cd_mun = d.cd_mun</text:p>
            <text:p>JOIN public.municipio m</text:p>
            <text:p>  ON m.cd_mun = d.cd_mun</text:p>
            <text:p>JOIN public.unidade_federativa uf</text:p>
            <text:p>  ON uf.cd_uf = m.cd_uf</text:p>
            <text:p>WHERE m.nm_mun = 'Porto Alegre'</text:p>
            <text:p>  AND uf.sigla_uf = 'RS'</text:p>
            <text:p>  AND meb.in_sala_leitura = 1</text:p>
            <text:p>  AND meb.in_material_ped_musical = 1</text:p>
            <text:p>  AND ST_Within(e.geometry, d.geometry)</text:p>
            <text:p>  AND ST_Within(b.geometry, d.geometry)</text:p>
            <text:p>  AND ST_Intersects(ST_Buffer(e.geometry::geography, 120)::geometry, b.geometry)</text:p>
            <text:p>  AND ST_DWithin(e.geometry::geography, b.geometry::geography, 900)</text:p>
            <text:p>GROUP BY m.nm_mun, d.nm_dist</text:p>
            <text:p>ORDER BY pares_escola_biblioteca_ate_900m DESC;</text:p>
          </table:table-cell>
          <table:table-cell table:style-name="ce9" table:number-columns-repeated="20"/>
          <table:table-cell table:number-columns-repeated="998"/>
        </table:table-row>
        <table:table-row table:style-name="ro1">
          <table:table-cell table:style-name="ce2" office:value-type="float" office:value="659" calcext:value-type="float">
            <text:p>659</text:p>
          </table:table-cell>
          <table:table-cell table:style-name="ce4" office:value-type="string" calcext:value-type="string">
            <text:p>Em Goiânia/GO, por distrito, conte escolas com área verde e parque infantil que estão dentro do distrito, cuja faixa de 100 m no entorno da escola cruza o território distrital e que ficam a até 300 m do limite do distrito. Some também o número de monitores.</text:p>
          </table:table-cell>
          <table:table-cell table:style-name="ce8" table:content-validation-name="val1" office:value-type="string" calcext:value-type="string">
            <text:p>Distrito</text:p>
          </table:table-cell>
          <table:table-cell table:style-name="ce11" table:content-validation-name="val2" office:value-type="string" calcext:value-type="string">
            <text:p>Difícil</text:p>
          </table:table-cell>
          <table:table-cell table:style-name="ce5" table:content-validation-name="val3" office:value-type="string" calcext:value-type="string">
            <text:p>ST_Buffer</text:p>
          </table:table-cell>
          <table:table-cell table:style-name="ce12" office:value-type="string" calcext:value-type="string">
            <text:p>SELECT</text:p>
            <text:p>  m.nm_mun,</text:p>
            <text:p>  d.nm_dist AS distrito,</text:p>
            <text:p>  COUNT(*) AS qt_escolas,</text:p>
            <text:p>  SUM(meb.qt_prof_monitores) AS total_monitores</text:p>
            <text:p>FROM public.distrito d</text:p>
            <text:p>RIGHT JOIN public.escola e</text:p>
            <text:p>  ON e.cd_mun = d.cd_mun AND e.cd_dist = d.cd_dist</text:p>
            <text:p>RIGHT JOIN public.microdados_ed_basica meb</text:p>
            <text:p>  ON meb.cd_entidade = e.cd_entidade</text:p>
            <text:p>RIGHT JOIN public.municipio m</text:p>
            <text:p>  ON m.cd_mun = d.cd_mun</text:p>
            <text:p>RIGHT JOIN public.unidade_federativa uf</text:p>
            <text:p>  ON uf.cd_uf = m.cd_uf</text:p>
            <text:p>WHERE m.nm_mun = 'Goiânia'</text:p>
            <text:p>  AND uf.sigla_uf = 'GO'</text:p>
            <text:p>  AND meb.in_area_verde = 1</text:p>
            <text:p>  AND meb.in_parque_infantil = 1</text:p>
            <text:p>  AND ST_Within(e.geometry, d.geometry)</text:p>
            <text:p>  AND ST_Intersects(ST_Buffer(e.geometry::geography, 100)::geometry, d.geometry)</text:p>
            <text:p>  AND ST_DWithin(e.geometry::geography, d.geometry::geography, 300)</text:p>
            <text:p>GROUP BY m.nm_mun, d.nm_dist</text:p>
            <text:p>ORDER BY qt_escolas DESC;</text:p>
          </table:table-cell>
          <table:table-cell table:style-name="ce9" table:number-columns-repeated="20"/>
          <table:table-cell table:number-columns-repeated="998"/>
        </table:table-row>
        <table:table-row table:style-name="ro1">
          <table:table-cell table:style-name="ce2" office:value-type="float" office:value="660" calcext:value-type="float">
            <text:p>660</text:p>
          </table:table-cell>
          <table:table-cell table:style-name="ce4" office:value-type="string" calcext:value-type="string">
            <text:p>Em Natal/RN, por distrito, quantos pares escola–CRAS existem quando a escola possui conselho escolar, ambos estão dentro do distrito, a faixa de 150 m no entorno da escola cruza o território distrital e a distância escola–CRAS é de até 1 km? Traga também a distância média escola–CRAS.</text:p>
          </table:table-cell>
          <table:table-cell table:style-name="ce8" table:content-validation-name="val1" office:value-type="string" calcext:value-type="string">
            <text:p>Distrito</text:p>
          </table:table-cell>
          <table:table-cell table:style-name="ce11" table:content-validation-name="val2" office:value-type="string" calcext:value-type="string">
            <text:p>Difícil</text:p>
          </table:table-cell>
          <table:table-cell table:style-name="ce5" table:content-validation-name="val3" office:value-type="string" calcext:value-type="string">
            <text:p>ST_Buffer</text:p>
          </table:table-cell>
          <table:table-cell table:style-name="ce12" office:value-type="string" calcext:value-type="string">
            <text:p>SELECT</text:p>
            <text:p>  m.nm_mun,</text:p>
            <text:p>  d.nm_dist AS distrito,</text:p>
            <text:p>  COUNT(*) AS pares_escola_cras_ate_1000m,</text:p>
            <text:p>  AVG(ST_Distance(e.geometry::geography, c.geometry::geography)) AS dist_media_escola_cras_m</text:p>
            <text:p>FROM public.distrito d</text:p>
            <text:p>FULL OUTER JOIN public.escola e</text:p>
            <text:p>  ON e.cd_mun = d.cd_mun AND e.cd_dist = d.cd_dist</text:p>
            <text:p>LEFT JOIN public.microdados_ed_basica meb</text:p>
            <text:p>  ON meb.cd_entidade = e.cd_entidade</text:p>
            <text:p>JOIN public.cras c</text:p>
            <text:p>  ON c.cd_mun = COALESCE(d.cd_mun, e.cd_mun)</text:p>
            <text:p>JOIN public.municipio m</text:p>
            <text:p>  ON m.cd_mun = COALESCE(d.cd_mun, e.cd_mun)</text:p>
            <text:p>JOIN public.unidade_federativa uf</text:p>
            <text:p>  ON uf.cd_uf = m.cd_uf</text:p>
            <text:p>WHERE m.nm_mun = 'Natal'</text:p>
            <text:p>  AND uf.sigla_uf = 'RN'</text:p>
            <text:p>  AND meb.in_orgao_conselho_escolar = 1</text:p>
            <text:p>  AND ST_Within(e.geometry, d.geometry)</text:p>
            <text:p>  AND ST_Within(c.geometry, d.geometry)</text:p>
            <text:p>  AND ST_Intersects(ST_Buffer(e.geometry::geography, 150)::geometry, d.geometry)</text:p>
            <text:p>  AND ST_DWithin(e.geometry::geography, c.geometry::geography, 1000)</text:p>
            <text:p>GROUP BY m.nm_mun, d.nm_dist</text:p>
            <text:p>ORDER BY pares_escola_cras_ate_1000m DESC;</text:p>
          </table:table-cell>
          <table:table-cell table:style-name="ce9" table:number-columns-repeated="20"/>
          <table:table-cell table:number-columns-repeated="998"/>
        </table:table-row>
        <table:table-row table:style-name="ro1">
          <table:table-cell table:style-name="ce2" office:value-type="float" office:value="661" calcext:value-type="float">
            <text:p>661</text:p>
          </table:table-cell>
          <table:table-cell table:style-name="ce4" office:value-type="string" calcext:value-type="string">
            <text:p>Em Niterói/RJ, por distrito, quantas escolas com internet para aprendizagem e sala multiuso estão dentro do distrito e a até 350 m do centro distrital? Traga também a distância média ao centro e o total de tablets.</text:p>
          </table:table-cell>
          <table:table-cell table:style-name="ce8" table:content-validation-name="val1" office:value-type="string" calcext:value-type="string">
            <text:p>Distrito</text:p>
          </table:table-cell>
          <table:table-cell table:style-name="ce11" table:content-validation-name="val2" office:value-type="string" calcext:value-type="string">
            <text:p>Difícil</text:p>
          </table:table-cell>
          <table:table-cell table:style-name="ce5" table:content-validation-name="val3" office:value-type="string" calcext:value-type="string">
            <text:p>ST_DWithin</text:p>
          </table:table-cell>
          <table:table-cell table:style-name="ce12" office:value-type="string" calcext:value-type="string">
            <text:p>SELECT</text:p>
            <text:p>  m.nm_mun,</text:p>
            <text:p>  d.nm_dist AS distrito,</text:p>
            <text:p>  COUNT(*) AS qt_escolas,</text:p>
            <text:p>  SUM(meb.qt_tablet_aluno) AS total_tablets,</text:p>
            <text:p>  AVG(ST_Distance(e.geometry::geography, ST_Centroid(d.geometry)::geography)) AS dist_media_centro_m</text:p>
            <text:p>FROM public.distrito d</text:p>
            <text:p>JOIN public.escola e</text:p>
            <text:p>  ON e.cd_mun = d.cd_mun AND e.cd_dist = d.cd_dist</text:p>
            <text:p>JOIN public.microdados_ed_basica meb</text:p>
            <text:p>  ON meb.cd_entidade = e.cd_entidade</text:p>
            <text:p>JOIN public.municipio m</text:p>
            <text:p>  ON m.cd_mun = d.cd_mun</text:p>
            <text:p>JOIN public.unidade_federativa uf</text:p>
            <text:p>  ON uf.cd_uf = m.cd_uf</text:p>
            <text:p>WHERE m.nm_mun = 'Niterói'</text:p>
            <text:p>  AND uf.sigla_uf = 'RJ'</text:p>
            <text:p>  AND meb.in_internet_aprendizagem = 1</text:p>
            <text:p>  AND meb.in_sala_multiuso = 1</text:p>
            <text:p>  AND ST_Within(e.geometry, d.geometry)</text:p>
            <text:p>  AND ST_DWithin(e.geometry::geography, ST_Centroid(d.geometry)::geography, 350)</text:p>
            <text:p>GROUP BY m.nm_mun, d.nm_dist</text:p>
            <text:p>ORDER BY qt_escolas DESC;</text:p>
          </table:table-cell>
          <table:table-cell table:style-name="ce9" table:number-columns-repeated="20"/>
          <table:table-cell table:number-columns-repeated="998"/>
        </table:table-row>
        <table:table-row table:style-name="ro1">
          <table:table-cell table:style-name="ce2" office:value-type="float" office:value="662" calcext:value-type="float">
            <text:p>662</text:p>
          </table:table-cell>
          <table:table-cell table:style-name="ce4" office:value-type="string" calcext:value-type="string">
            <text:p>Em Campinas/SP, por distrito, conte escolas com scanner e antena parabólica que estejam dentro do distrito, a até 300 m do limite distrital e também toquem a faixa de 150 m em torno do perímetro. Some as TVs.</text:p>
          </table:table-cell>
          <table:table-cell table:style-name="ce8" table:content-validation-name="val1" office:value-type="string" calcext:value-type="string">
            <text:p>Distrito</text:p>
          </table:table-cell>
          <table:table-cell table:style-name="ce11" table:content-validation-name="val2" office:value-type="string" calcext:value-type="string">
            <text:p>Difícil</text:p>
          </table:table-cell>
          <table:table-cell table:style-name="ce5" table:content-validation-name="val3" office:value-type="string" calcext:value-type="string">
            <text:p>ST_DWithin</text:p>
          </table:table-cell>
          <table:table-cell table:style-name="ce12" office:value-type="string" calcext:value-type="string">
            <text:p>SELECT</text:p>
            <text:p>  m.nm_mun,</text:p>
            <text:p>  d.nm_dist AS distrito,</text:p>
            <text:p>  COUNT(*) AS qt_escolas,</text:p>
            <text:p>  SUM(meb.qt_equip_tv) AS total_tvs,</text:p>
            <text:p>  AVG(ST_Distance(e.geometry::geography, d.geometry::geography)) AS dist_media_borda_m</text:p>
            <text:p>FROM public.distrito d</text:p>
            <text:p>INNER JOIN public.escola e</text:p>
            <text:p>  ON e.cd_mun = d.cd_mun AND e.cd_dist = d.cd_dist</text:p>
            <text:p>INNER JOIN public.microdados_ed_basica meb</text:p>
            <text:p>  ON meb.cd_entidade = e.cd_entidade</text:p>
            <text:p>INNER JOIN public.municipio m</text:p>
            <text:p>  ON m.cd_mun = d.cd_mun</text:p>
            <text:p>INNER JOIN public.unidade_federativa uf</text:p>
            <text:p>  ON uf.cd_uf = m.cd_uf</text:p>
            <text:p>WHERE m.nm_mun = 'Campinas'</text:p>
            <text:p>  AND uf.sigla_uf = 'SP'</text:p>
            <text:p>  AND meb.in_equip_scanner = 1</text:p>
            <text:p>  AND meb.in_equip_parabolica = 1</text:p>
            <text:p>  AND ST_Within(e.geometry, d.geometry)</text:p>
            <text:p>  AND ST_DWithin(e.geometry::geography, d.geometry::geography, 300)</text:p>
            <text:p>  AND ST_Intersects(ST_Buffer(d.geometry::geography, 150)::geometry, e.geometry)</text:p>
            <text:p>GROUP BY m.nm_mun, d.nm_dist</text:p>
            <text:p>ORDER BY qt_escolas DESC;</text:p>
          </table:table-cell>
          <table:table-cell table:style-name="ce9" table:number-columns-repeated="20"/>
          <table:table-cell table:number-columns-repeated="998"/>
        </table:table-row>
        <table:table-row table:style-name="ro1">
          <table:table-cell table:style-name="ce2" office:value-type="float" office:value="663" calcext:value-type="float">
            <text:p>663</text:p>
          </table:table-cell>
          <table:table-cell table:style-name="ce4" office:value-type="string" calcext:value-type="string">
            <text:p>Em Joinville/SC, por distrito, quantos pares escola–biblioteca existem quando a escola tem sala de leitura e materiais pedagógicos musicais, ambos estão dentro do distrito, a faixa de 120 m ao redor da escola cruza o território distrital e a distância escola–biblioteca é de até 900 m? Mostre a distância média do par.</text:p>
          </table:table-cell>
          <table:table-cell table:style-name="ce8" table:content-validation-name="val1" office:value-type="string" calcext:value-type="string">
            <text:p>Distrito</text:p>
          </table:table-cell>
          <table:table-cell table:style-name="ce11" table:content-validation-name="val2" office:value-type="string" calcext:value-type="string">
            <text:p>Difícil</text:p>
          </table:table-cell>
          <table:table-cell table:style-name="ce5" table:content-validation-name="val3" office:value-type="string" calcext:value-type="string">
            <text:p>ST_DWithin</text:p>
          </table:table-cell>
          <table:table-cell table:style-name="ce12" office:value-type="string" calcext:value-type="string">
            <text:p>SELECT</text:p>
            <text:p>  m.nm_mun,</text:p>
            <text:p>  d.nm_dist AS distrito,</text:p>
            <text:p>  COUNT(*) AS pares_escola_biblioteca_ate_900m,</text:p>
            <text:p>  AVG(ST_Distance(e.geometry::geography, b.geometry::geography)) AS dist_media_escola_bib_m</text:p>
            <text:p>FROM public.distrito d</text:p>
            <text:p>LEFT JOIN public.escola e</text:p>
            <text:p>  ON e.cd_mun = d.cd_mun AND e.cd_dist = d.cd_dist</text:p>
            <text:p>LEFT JOIN public.microdados_ed_basica meb</text:p>
            <text:p>  ON meb.cd_entidade = e.cd_entidade</text:p>
            <text:p>LEFT JOIN public.biblioteca b</text:p>
            <text:p>  ON b.cd_mun = d.cd_mun</text:p>
            <text:p>JOIN public.municipio m</text:p>
            <text:p>  ON m.cd_mun = d.cd_mun</text:p>
            <text:p>JOIN public.unidade_federativa uf</text:p>
            <text:p>  ON uf.cd_uf = m.cd_uf</text:p>
            <text:p>WHERE m.nm_mun = 'Joinville'</text:p>
            <text:p>  AND uf.sigla_uf = 'SC'</text:p>
            <text:p>  AND meb.in_sala_leitura = 1</text:p>
            <text:p>  AND meb.in_material_ped_musical = 1</text:p>
            <text:p>  AND ST_Within(e.geometry, d.geometry)</text:p>
            <text:p>  AND ST_Within(b.geometry, d.geometry)</text:p>
            <text:p>  AND ST_Intersects(ST_Buffer(e.geometry::geography, 120)::geometry, d.geometry)</text:p>
            <text:p>  AND ST_DWithin(e.geometry::geography, b.geometry::geography, 900)</text:p>
            <text:p>GROUP BY m.nm_mun, d.nm_dist</text:p>
            <text:p>ORDER BY pares_escola_biblioteca_ate_900m DESC;</text:p>
          </table:table-cell>
          <table:table-cell table:style-name="ce9" table:number-columns-repeated="20"/>
          <table:table-cell table:number-columns-repeated="998"/>
        </table:table-row>
        <table:table-row table:style-name="ro1">
          <table:table-cell table:style-name="ce2" office:value-type="float" office:value="664" calcext:value-type="float">
            <text:p>664</text:p>
          </table:table-cell>
          <table:table-cell table:style-name="ce4" office:value-type="string" calcext:value-type="string">
            <text:p>Em Uberlândia/MG, por distrito, quantas escolas com internet administrativa e acesso à internet por computador estão dentro do distrito, a até 400 m do limite, e também tocam a faixa de 100 m em torno do perímetro? Some o total de coordenadores.</text:p>
          </table:table-cell>
          <table:table-cell table:style-name="ce8" table:content-validation-name="val1" office:value-type="string" calcext:value-type="string">
            <text:p>Distrito</text:p>
          </table:table-cell>
          <table:table-cell table:style-name="ce11" table:content-validation-name="val2" office:value-type="string" calcext:value-type="string">
            <text:p>Difícil</text:p>
          </table:table-cell>
          <table:table-cell table:style-name="ce5" table:content-validation-name="val3" office:value-type="string" calcext:value-type="string">
            <text:p>ST_DWithin</text:p>
          </table:table-cell>
          <table:table-cell table:style-name="ce12" office:value-type="string" calcext:value-type="string">
            <text:p>SELECT</text:p>
            <text:p>  m.nm_mun,</text:p>
            <text:p>  d.nm_dist AS distrito,</text:p>
            <text:p>  COUNT(*) AS qt_escolas,</text:p>
            <text:p>  SUM(meb.qt_prof_coordenador) AS total_coordenadores</text:p>
            <text:p>FROM public.distrito d</text:p>
            <text:p>RIGHT JOIN public.escola e</text:p>
            <text:p>  ON e.cd_mun = d.cd_mun AND e.cd_dist = d.cd_dist</text:p>
            <text:p>RIGHT JOIN public.microdados_ed_basica meb</text:p>
            <text:p>  ON meb.cd_entidade = e.cd_entidade</text:p>
            <text:p>RIGHT JOIN public.municipio m</text:p>
            <text:p>  ON m.cd_mun = e.cd_mun</text:p>
            <text:p>RIGHT JOIN public.unidade_federativa uf</text:p>
            <text:p>  ON uf.cd_uf = m.cd_uf</text:p>
            <text:p>WHERE m.nm_mun = 'Uberlândia'</text:p>
            <text:p>  AND uf.sigla_uf = 'MG'</text:p>
            <text:p>  AND meb.in_internet_administrativo = 1</text:p>
            <text:p>  AND meb.in_acesso_internet_computador = 1</text:p>
            <text:p>  AND ST_Within(e.geometry, d.geometry)</text:p>
            <text:p>  AND ST_DWithin(e.geometry::geography, d.geometry::geography, 400)</text:p>
            <text:p>  AND ST_Intersects(ST_Buffer(d.geometry::geography, 100)::geometry, e.geometry)</text:p>
            <text:p>GROUP BY m.nm_mun, d.nm_dist</text:p>
            <text:p>ORDER BY qt_escolas DESC;</text:p>
          </table:table-cell>
          <table:table-cell table:style-name="ce9" table:number-columns-repeated="20"/>
          <table:table-cell table:number-columns-repeated="998"/>
        </table:table-row>
        <table:table-row table:style-name="ro1">
          <table:table-cell table:style-name="ce2" office:value-type="float" office:value="665" calcext:value-type="float">
            <text:p>665</text:p>
          </table:table-cell>
          <table:table-cell table:style-name="ce4" office:value-type="string" calcext:value-type="string">
            <text:p>Em Feira de Santana/BA, por distrito, quantos pares escola–CRAS existem quando a escola tem equipamentos multimídia e materiais pedagógicos de jogos, ambos estão dentro do distrito, a faixa de 150 m ao redor da escola cruza o território distrital e a distância escola–CRAS é de até 1 km? Traga também a distância média.</text:p>
          </table:table-cell>
          <table:table-cell table:style-name="ce8" table:content-validation-name="val1" office:value-type="string" calcext:value-type="string">
            <text:p>Distrito</text:p>
          </table:table-cell>
          <table:table-cell table:style-name="ce11" table:content-validation-name="val2" office:value-type="string" calcext:value-type="string">
            <text:p>Difícil</text:p>
          </table:table-cell>
          <table:table-cell table:style-name="ce5" table:content-validation-name="val3" office:value-type="string" calcext:value-type="string">
            <text:p>ST_DWithin</text:p>
          </table:table-cell>
          <table:table-cell table:style-name="ce12" office:value-type="string" calcext:value-type="string">
            <text:p>SELECT</text:p>
            <text:p>  m.nm_mun,</text:p>
            <text:p>  d.nm_dist AS distrito,</text:p>
            <text:p>  COUNT(*) AS pares_escola_cras_ate_1000m,</text:p>
            <text:p>  AVG(ST_Distance(e.geometry::geography, c.geometry::geography)) AS dist_media_escola_cras_m</text:p>
            <text:p>FROM public.distrito d</text:p>
            <text:p>FULL OUTER JOIN public.escola e</text:p>
            <text:p>  ON e.cd_mun = d.cd_mun AND e.cd_dist = d.cd_dist</text:p>
            <text:p>JOIN public.microdados_ed_basica meb</text:p>
            <text:p>  ON meb.cd_entidade = e.cd_entidade</text:p>
            <text:p>JOIN public.cras c</text:p>
            <text:p>  ON c.cd_mun = COALESCE(d.cd_mun, e.cd_mun)</text:p>
            <text:p>JOIN public.municipio m</text:p>
            <text:p>  ON m.cd_mun = COALESCE(d.cd_mun, e.cd_mun)</text:p>
            <text:p>JOIN public.unidade_federativa uf</text:p>
            <text:p>  ON uf.cd_uf = m.cd_uf</text:p>
            <text:p>WHERE m.nm_mun = 'Feira de Santana'</text:p>
            <text:p>  AND uf.sigla_uf = 'BA'</text:p>
            <text:p>  AND meb.in_equip_multimidia = 1</text:p>
            <text:p>  AND meb.in_material_ped_jogos = 1</text:p>
            <text:p>  AND ST_Within(e.geometry, d.geometry)</text:p>
            <text:p>  AND ST_Within(c.geometry, d.geometry)</text:p>
            <text:p>  AND ST_Intersects(ST_Buffer(e.geometry::geography, 150)::geometry, d.geometry)</text:p>
            <text:p>  AND ST_DWithin(e.geometry::geography, c.geometry::geography, 1000)</text:p>
            <text:p>GROUP BY m.nm_mun, d.nm_dist</text:p>
            <text:p>ORDER BY pares_escola_cras_ate_1000m DESC;</text:p>
          </table:table-cell>
          <table:table-cell table:style-name="ce9" table:number-columns-repeated="20"/>
          <table:table-cell table:number-columns-repeated="998"/>
        </table:table-row>
        <table:table-row table:style-name="ro1">
          <table:table-cell table:style-name="ce2" office:value-type="float" office:value="666" calcext:value-type="float">
            <text:p>666</text:p>
          </table:table-cell>
          <table:table-cell table:style-name="ce4" office:value-type="string" calcext:value-type="string">
            <text:p>Nos distritos de Recife/PE, quais distritos têm mais escolas que oferecem biblioteca e laboratório de informática, considerando apenas escolas que ficam, de fato, dentro do município, e qual a posição de cada distrito nesse ranking?</text:p>
          </table:table-cell>
          <table:table-cell table:style-name="ce8" table:content-validation-name="val1" office:value-type="string" calcext:value-type="string">
            <text:p>Distrito</text:p>
          </table:table-cell>
          <table:table-cell table:style-name="ce11" table:content-validation-name="val2" office:value-type="string" calcext:value-type="string">
            <text:p>Muito Difícil</text:p>
          </table:table-cell>
          <table:table-cell table:style-name="ce5" table:content-validation-name="val3" office:value-type="string" calcext:value-type="string">
            <text:p>ST_Intersects</text:p>
          </table:table-cell>
          <table:table-cell table:style-name="ce12" office:value-type="string" calcext:value-type="string">
            <text:p>WITH muni AS (</text:p>
            <text:p>  SELECT m.cd_mun, m.geometry</text:p>
            <text:p>  FROM public.municipio m</text:p>
            <text:p>  JOIN public.unidade_federativa uf ON uf.cd_uf = m.cd_uf</text:p>
            <text:p>  WHERE m.nm_mun = 'Recife' AND uf.sigla_uf = 'PE'</text:p>
            <text:p>),</text:p>
            <text:p>escolas_filtradas AS (</text:p>
            <text:p>  SELECT e.cd_entidade, e.cd_mun, e.geometry</text:p>
            <text:p>  FROM public.escola e</text:p>
            <text:p>  JOIN muni ON e.cd_mun = muni.cd_mun</text:p>
            <text:p>  WHERE ST_Within(e.geometry, muni.geometry)</text:p>
            <text:p>),</text:p>
            <text:p>alvos AS (</text:p>
            <text:p>  SELECT d.cd_dist, d.nm_dist, d.cd_mun</text:p>
            <text:p>  FROM public.distrito d</text:p>
            <text:p>  JOIN muni ON d.cd_mun = muni.cd_mun</text:p>
            <text:p>),</text:p>
            <text:p>contagem AS (</text:p>
            <text:p>  SELECT</text:p>
            <text:p>    a.cd_dist,</text:p>
            <text:p>    COUNT(*) AS qt_escolas</text:p>
            <text:p>  FROM alvos a</text:p>
            <text:p>  INNER JOIN escolas_filtradas ef ON ef.cd_mun = a.cd_mun</text:p>
            <text:p>  INNER JOIN public.microdados_ed_basica meb ON meb.cd_entidade = ef.cd_entidade</text:p>
            <text:p>  WHERE ST_Intersects(ef.geometry, (SELECT d2.geometry FROM public.distrito d2 WHERE d2.cd_dist = a.cd_dist))</text:p>
            <text:p>    AND COALESCE(meb.in_biblioteca,0) = 1</text:p>
            <text:p>    AND COALESCE(meb.in_laboratorio_informatica,0) = 1</text:p>
            <text:p>  GROUP BY a.cd_dist</text:p>
            <text:p>)</text:p>
            <text:p>SELECT</text:p>
            <text:p>  a.nm_dist AS distrito,</text:p>
            <text:p>  COALESCE(c.qt_escolas,0) AS qt_escolas,</text:p>
            <text:p>  RANK() OVER (ORDER BY COALESCE(c.qt_escolas,0) DESC) AS posicao_no_municipio</text:p>
            <text:p>FROM alvos a</text:p>
            <text:p>LEFT JOIN contagem c ON c.cd_dist = a.cd_dist</text:p>
            <text:p>ORDER BY qt_escolas DESC, distrito;</text:p>
          </table:table-cell>
          <table:table-cell table:style-name="ce9" table:number-columns-repeated="20"/>
          <table:table-cell table:number-columns-repeated="998"/>
        </table:table-row>
        <table:table-row table:style-name="ro1">
          <table:table-cell table:style-name="ce2" office:value-type="float" office:value="667" calcext:value-type="float">
            <text:p>667</text:p>
          </table:table-cell>
          <table:table-cell table:style-name="ce4" office:value-type="string" calcext:value-type="string">
            <text:p>Em Belo Horizonte/MG, qual é, por distrito, a média de turmas do fundamental e médio nas escolas que têm internet e banda larga, juntamente com a distância média dessas escolas até o centróide do distrito? Quais distritos ficam no topo quando ordenamos pela menor distância média?</text:p>
          </table:table-cell>
          <table:table-cell table:style-name="ce8" table:content-validation-name="val1" office:value-type="string" calcext:value-type="string">
            <text:p>Distrito</text:p>
          </table:table-cell>
          <table:table-cell table:style-name="ce11" table:content-validation-name="val2" office:value-type="string" calcext:value-type="string">
            <text:p>Muito Difícil</text:p>
          </table:table-cell>
          <table:table-cell table:style-name="ce5" table:content-validation-name="val3" office:value-type="string" calcext:value-type="string">
            <text:p>ST_Intersects</text:p>
          </table:table-cell>
          <table:table-cell table:style-name="ce12" office:value-type="string" calcext:value-type="string">
            <text:p>WITH muni AS (</text:p>
            <text:p>  SELECT m.cd_mun, m.geometry</text:p>
            <text:p>  FROM public.municipio m</text:p>
            <text:p>  JOIN public.unidade_federativa uf ON uf.cd_uf = m.cd_uf</text:p>
            <text:p>  WHERE m.nm_mun = 'Belo Horizonte' AND uf.sigla_uf = 'MG'</text:p>
            <text:p>),</text:p>
            <text:p>alvos AS (</text:p>
            <text:p>  SELECT d.cd_dist, d.nm_dist, d.cd_mun, d.geometry AS geom_dist, ST_Centroid(d.geometry) AS centroide</text:p>
            <text:p>  FROM public.distrito d</text:p>
            <text:p>  JOIN muni ON d.cd_mun = muni.cd_mun</text:p>
            <text:p>),</text:p>
            <text:p>escolas_ok AS (</text:p>
            <text:p>  SELECT e.cd_entidade, e.cd_mun, e.geometry</text:p>
            <text:p>  FROM public.escola e</text:p>
            <text:p>  JOIN muni ON e.cd_mun = muni.cd_mun</text:p>
            <text:p>),</text:p>
            <text:p>medidas AS (</text:p>
            <text:p>  SELECT</text:p>
            <text:p>    a.cd_dist,</text:p>
            <text:p>    AVG(COALESCE(meb.qt_tur_fund,0) + COALESCE(meb.qt_tur_med,0)) AS media_turmas,</text:p>
            <text:p>    AVG(ST_Distance(esk.geometry, a.centroide)) AS media_dist_m</text:p>
            <text:p>  FROM alvos a</text:p>
            <text:p>  LEFT JOIN escolas_ok esk ON esk.cd_mun = a.cd_mun</text:p>
            <text:p>  LEFT JOIN public.microdados_ed_basica meb ON meb.cd_entidade = esk.cd_entidade</text:p>
            <text:p>  WHERE ST_Intersects(esk.geometry, a.geom_dist)</text:p>
            <text:p>    AND COALESCE(meb.in_internet,0) = 1</text:p>
            <text:p>    AND COALESCE(meb.in_banda_larga,0) = 1</text:p>
            <text:p>  GROUP BY a.cd_dist</text:p>
            <text:p>)</text:p>
            <text:p>SELECT</text:p>
            <text:p>  a.nm_dist AS distrito,</text:p>
            <text:p>  ROUND(CAST(m.media_turmas AS numeric), 2) AS media_turmas,</text:p>
            <text:p>  ROUND(CAST(m.media_dist_m AS numeric), 2) AS media_dist_m,</text:p>
            <text:p>  DENSE_RANK() OVER (ORDER BY m.media_dist_m ASC NULLS LAST) AS ranking_menor_distancia</text:p>
            <text:p>FROM alvos a</text:p>
            <text:p>LEFT JOIN medidas m ON m.cd_dist = a.cd_dist</text:p>
            <text:p>ORDER BY ranking_menor_distancia, distrito;</text:p>
          </table:table-cell>
          <table:table-cell table:style-name="ce9" table:number-columns-repeated="20"/>
          <table:table-cell table:number-columns-repeated="998"/>
        </table:table-row>
        <table:table-row table:style-name="ro1">
          <table:table-cell table:style-name="ce2" office:value-type="float" office:value="668" calcext:value-type="float">
            <text:p>668</text:p>
          </table:table-cell>
          <table:table-cell table:style-name="ce4" office:value-type="string" calcext:value-type="string">
            <text:p>Em Porto Alegre/RS, qual é, por distrito, a proporção de escolas que funcionam no período diurno e possuem rampas de acessibilidade? Liste os distritos do maior para o menor percentual.</text:p>
          </table:table-cell>
          <table:table-cell table:style-name="ce8" table:content-validation-name="val1" office:value-type="string" calcext:value-type="string">
            <text:p>Distrito</text:p>
          </table:table-cell>
          <table:table-cell table:style-name="ce11" table:content-validation-name="val2" office:value-type="string" calcext:value-type="string">
            <text:p>Muito Difícil</text:p>
          </table:table-cell>
          <table:table-cell table:style-name="ce5" table:content-validation-name="val3" office:value-type="string" calcext:value-type="string">
            <text:p>ST_Intersects</text:p>
          </table:table-cell>
          <table:table-cell table:style-name="ce12" office:value-type="string" calcext:value-type="string">
            <text:p>WITH muni AS (</text:p>
            <text:p>  SELECT m.cd_mun</text:p>
            <text:p>  FROM public.municipio m</text:p>
            <text:p>  JOIN public.unidade_federativa uf ON uf.cd_uf = m.cd_uf</text:p>
            <text:p>  WHERE m.nm_mun = 'Porto Alegre' AND uf.sigla_uf = 'RS'</text:p>
            <text:p>),</text:p>
            <text:p>base AS (</text:p>
            <text:p>  SELECT d.cd_dist, d.nm_dist, d.cd_mun, d.geometry AS geom_dist</text:p>
            <text:p>  FROM public.distrito d</text:p>
            <text:p>  JOIN muni ON d.cd_mun = muni.cd_mun</text:p>
            <text:p>),</text:p>
            <text:p>escolas AS (</text:p>
            <text:p>  SELECT e.cd_entidade, e.cd_mun, e.geometry</text:p>
            <text:p>  FROM public.escola e</text:p>
            <text:p>  JOIN muni ON e.cd_mun = muni.cd_mun</text:p>
            <text:p>),</text:p>
            <text:p>marcacoes AS (</text:p>
            <text:p>  SELECT</text:p>
            <text:p>    b.cd_dist,</text:p>
            <text:p>    COUNT(*) FILTER (WHERE ST_Intersects(es.geometry, b.geom_dist)) AS total_intersecta,</text:p>
            <text:p>    COUNT(*) FILTER (</text:p>
            <text:p>      WHERE ST_Intersects(es.geometry, b.geom_dist)</text:p>
            <text:p>        AND COALESCE(meb.in_diurno,0) = 1</text:p>
            <text:p>        AND COALESCE(meb.in_acessibilidade_rampas,0) = 1</text:p>
            <text:p>    ) AS total_criterio</text:p>
            <text:p>  FROM base b</text:p>
            <text:p>  RIGHT JOIN escolas es ON es.cd_mun = b.cd_mun</text:p>
            <text:p>  RIGHT JOIN public.microdados_ed_basica meb ON meb.cd_entidade = es.cd_entidade</text:p>
            <text:p>  GROUP BY b.cd_dist</text:p>
            <text:p>)</text:p>
            <text:p>SELECT</text:p>
            <text:p>  b.nm_dist AS distrito,</text:p>
            <text:p>  ROUND(CAST(100.0 * COALESCE(m.total_criterio,0) / NULLIF(m.total_intersecta,0) AS numeric), 2) AS perc_escolas_criterio</text:p>
            <text:p>FROM base b</text:p>
            <text:p>LEFT JOIN marcacoes m ON m.cd_dist = b.cd_dist</text:p>
            <text:p>ORDER BY perc_escolas_criterio DESC NULLS LAST, distrito;</text:p>
          </table:table-cell>
          <table:table-cell table:style-name="ce9" table:number-columns-repeated="20"/>
          <table:table-cell table:number-columns-repeated="998"/>
        </table:table-row>
        <table:table-row table:style-name="ro1">
          <table:table-cell table:style-name="ce2" office:value-type="float" office:value="669" calcext:value-type="float">
            <text:p>669</text:p>
          </table:table-cell>
          <table:table-cell table:style-name="ce4" office:value-type="string" calcext:value-type="string">
            <text:p>Em Curitiba/PR, para cada distrito, qual é a escola com maior razão “computadores de aluno por matrícula do ensino básico”, e qual é a distância até o CRAS mais próximo desse distrito?</text:p>
          </table:table-cell>
          <table:table-cell table:style-name="ce8" table:content-validation-name="val1" office:value-type="string" calcext:value-type="string">
            <text:p>Distrito</text:p>
          </table:table-cell>
          <table:table-cell table:style-name="ce11" table:content-validation-name="val2" office:value-type="string" calcext:value-type="string">
            <text:p>Muito Difícil</text:p>
          </table:table-cell>
          <table:table-cell table:style-name="ce5" table:content-validation-name="val3" office:value-type="string" calcext:value-type="string">
            <text:p>ST_Intersects</text:p>
          </table:table-cell>
          <table:table-cell table:style-name="ce12" office:value-type="string" calcext:value-type="string">
            <text:p>WITH muni AS (</text:p>
            <text:p>  SELECT m.cd_mun, m.geometry</text:p>
            <text:p>  FROM public.municipio m</text:p>
            <text:p>  JOIN public.unidade_federativa uf ON uf.cd_uf = m.cd_uf</text:p>
            <text:p>  WHERE m.nm_mun = 'Curitiba' AND uf.sigla_uf = 'PR'</text:p>
            <text:p>),</text:p>
            <text:p>distritos AS (</text:p>
            <text:p>  SELECT d.cd_dist, d.nm_dist, d.cd_mun, d.geometry AS geom_dist, ST_Centroid(d.geometry) AS centroide</text:p>
            <text:p>  FROM public.distrito d</text:p>
            <text:p>  JOIN muni ON d.cd_mun = muni.cd_mun</text:p>
            <text:p>),</text:p>
            <text:p>escolas_ratio AS (</text:p>
            <text:p>  SELECT</text:p>
            <text:p>    e.cd_entidade,</text:p>
            <text:p>    e.cd_mun,</text:p>
            <text:p>    e.geometry,</text:p>
            <text:p>    CASE</text:p>
            <text:p>      WHEN (COALESCE(meb.qt_mat_bas,0)) = 0 THEN 0.0</text:p>
            <text:p>      ELSE (COALESCE(meb.qt_desktop_aluno,0) + COALESCE(meb.qt_comp_portatil_aluno,0) + COALESCE(meb.qt_tablet_aluno,0)) / NULLIF(meb.qt_mat_bas,0)</text:p>
            <text:p>    END AS ratio_comp_por_matricula</text:p>
            <text:p>  FROM public.escola e</text:p>
            <text:p>  JOIN public.microdados_ed_basica meb ON meb.cd_entidade = e.cd_entidade</text:p>
            <text:p>  JOIN muni ON e.cd_mun = muni.cd_mun</text:p>
            <text:p>),</text:p>
            <text:p>melhor_escola_por_distrito AS (</text:p>
            <text:p>  SELECT</text:p>
            <text:p>    d.cd_dist,</text:p>
            <text:p>    d.nm_dist,</text:p>
            <text:p>    er.cd_entidade,</text:p>
            <text:p>    er.ratio_comp_por_matricula,</text:p>
            <text:p>    ROW_NUMBER() OVER (PARTITION BY d.cd_dist ORDER BY er.ratio_comp_por_matricula DESC NULLS LAST) AS rn</text:p>
            <text:p>  FROM distritos d</text:p>
            <text:p>  JOIN escolas_ratio er ON er.cd_mun = d.cd_mun</text:p>
            <text:p>  WHERE ST_Intersects(er.geometry, d.geom_dist)</text:p>
            <text:p>),</text:p>
            <text:p>cras_proximo AS (</text:p>
            <text:p>  SELECT</text:p>
            <text:p>    d.cd_dist,</text:p>
            <text:p>    (SELECT ST_Distance(d.centroide, c.geometry)</text:p>
            <text:p>     FROM public.cras c</text:p>
            <text:p>     JOIN muni ON c.cd_mun = muni.cd_mun</text:p>
            <text:p>     ORDER BY d.centroide &lt;-&gt; c.geometry</text:p>
            <text:p>     LIMIT 1) AS dist_cras_mais_proximo_m</text:p>
            <text:p>  FROM distritos d</text:p>
            <text:p>)</text:p>
            <text:p>SELECT</text:p>
            <text:p>  d.nm_dist AS distrito,</text:p>
            <text:p>  me.nm_entidade AS escola_top_ratio,</text:p>
            <text:p>  ROUND(CAST(mb.ratio_comp_por_matricula AS numeric), 4) AS ratio_comp_por_matricula,</text:p>
            <text:p>  ROUND(CAST(cp.dist_cras_mais_proximo_m AS numeric), 2) AS dist_cras_mais_proximo_m</text:p>
            <text:p>FROM distritos d</text:p>
            <text:p>JOIN melhor_escola_por_distrito mb ON mb.cd_dist = d.cd_dist AND mb.rn = 1</text:p>
            <text:p>JOIN public.escola me ON me.cd_entidade = mb.cd_entidade</text:p>
            <text:p>JOIN cras_proximo cp ON cp.cd_dist = d.cd_dist</text:p>
            <text:p>ORDER BY ratio_comp_por_matricula DESC NULLS LAST, distrito;</text:p>
          </table:table-cell>
          <table:table-cell table:style-name="ce9" table:number-columns-repeated="20"/>
          <table:table-cell table:number-columns-repeated="998"/>
        </table:table-row>
        <table:table-row table:style-name="ro1">
          <table:table-cell table:style-name="ce2" office:value-type="float" office:value="670" calcext:value-type="float">
            <text:p>670</text:p>
          </table:table-cell>
          <table:table-cell table:style-name="ce4" office:value-type="string" calcext:value-type="string">
            <text:p>Em Salvador/BA, quais distritos apresentam maior diferença entre a quantidade de bibliotecas mapeadas e a quantidade de escolas com biblioteca, e qual a participação de cada distrito no total dessa diferença no município?</text:p>
          </table:table-cell>
          <table:table-cell table:style-name="ce8" table:content-validation-name="val1" office:value-type="string" calcext:value-type="string">
            <text:p>Distrito</text:p>
          </table:table-cell>
          <table:table-cell table:style-name="ce11" table:content-validation-name="val2" office:value-type="string" calcext:value-type="string">
            <text:p>Muito Difícil</text:p>
          </table:table-cell>
          <table:table-cell table:style-name="ce5" table:content-validation-name="val3" office:value-type="string" calcext:value-type="string">
            <text:p>ST_Intersects</text:p>
          </table:table-cell>
          <table:table-cell table:style-name="ce12" office:value-type="string" calcext:value-type="string">
            <text:p>WITH muni AS (</text:p>
            <text:p>  SELECT m.cd_mun, m.geometry</text:p>
            <text:p>  FROM public.municipio m</text:p>
            <text:p>  JOIN public.unidade_federativa uf ON uf.cd_uf = m.cd_uf</text:p>
            <text:p>  WHERE m.nm_mun = 'Salvador' AND uf.sigla_uf = 'BA'</text:p>
            <text:p>),</text:p>
            <text:p>distritos AS (</text:p>
            <text:p>  SELECT d.cd_dist, d.nm_dist, d.cd_mun, d.geometry</text:p>
            <text:p>  FROM public.distrito d</text:p>
            <text:p>  JOIN muni ON d.cd_mun = muni.cd_mun</text:p>
            <text:p>),</text:p>
            <text:p>bib_por_distrito AS (</text:p>
            <text:p>  SELECT</text:p>
            <text:p>    d.cd_dist,</text:p>
            <text:p>    COUNT(*) AS qt_bibliotecas</text:p>
            <text:p>  FROM distritos d</text:p>
            <text:p>  JOIN public.biblioteca b ON b.cd_mun = d.cd_mun</text:p>
            <text:p>  WHERE ST_Intersects(b.geometry, d.geometry)</text:p>
            <text:p>    AND ST_Within(b.geometry, (SELECT geometry FROM muni))</text:p>
            <text:p>  GROUP BY d.cd_dist</text:p>
            <text:p>),</text:p>
            <text:p>escolas_com_bib AS (</text:p>
            <text:p>  SELECT</text:p>
            <text:p>    d.cd_dist,</text:p>
            <text:p>    COUNT(*) AS qt_escolas_bib</text:p>
            <text:p>  FROM distritos d</text:p>
            <text:p>  JOIN public.escola e ON e.cd_mun = d.cd_mun</text:p>
            <text:p>  JOIN public.microdados_ed_basica meb ON meb.cd_entidade = e.cd_entidade</text:p>
            <text:p>  WHERE ST_Intersects(e.geometry, d.geometry)</text:p>
            <text:p>    AND ST_Within(e.geometry, (SELECT geometry FROM muni))</text:p>
            <text:p>    AND COALESCE(meb.in_biblioteca,0) = 1</text:p>
            <text:p>  GROUP BY d.cd_dist</text:p>
            <text:p>),</text:p>
            <text:p>comparativo AS (</text:p>
            <text:p>  SELECT</text:p>
            <text:p>    COALESCE(b.cd_dist, e.cd_dist) AS cd_dist,</text:p>
            <text:p>    COALESCE(b.qt_bibliotecas,0) AS qt_bibliotecas,</text:p>
            <text:p>    COALESCE(e.qt_escolas_bib,0) AS qt_escolas_bib</text:p>
            <text:p>  FROM bib_por_distrito b</text:p>
            <text:p>  FULL OUTER JOIN escolas_com_bib e ON e.cd_dist = b.cd_dist</text:p>
            <text:p>),</text:p>
            <text:p>final AS (</text:p>
            <text:p>  SELECT</text:p>
            <text:p>    d.nm_dist AS distrito,</text:p>
            <text:p>    c.qt_bibliotecas,</text:p>
            <text:p>    c.qt_escolas_bib,</text:p>
            <text:p>    (c.qt_bibliotecas - c.qt_escolas_bib) AS diferenca</text:p>
            <text:p>  FROM distritos d</text:p>
            <text:p>  JOIN comparativo c ON c.cd_dist = d.cd_dist</text:p>
            <text:p>)</text:p>
            <text:p>SELECT</text:p>
            <text:p>  distrito,</text:p>
            <text:p>  qt_bibliotecas,</text:p>
            <text:p>  qt_escolas_bib,</text:p>
            <text:p>  diferenca,</text:p>
            <text:p>  ROUND(</text:p>
            <text:p>    CAST(100.0 * diferenca / NULLIF(SUM(diferenca) OVER (),0) AS numeric)</text:p>
            <text:p>  ,2) AS participacao_perc</text:p>
            <text:p>FROM final</text:p>
            <text:p>ORDER BY diferenca DESC, distrito;</text:p>
          </table:table-cell>
          <table:table-cell table:style-name="ce9" table:number-columns-repeated="20"/>
          <table:table-cell table:number-columns-repeated="998"/>
        </table:table-row>
        <table:table-row table:style-name="ro1">
          <table:table-cell table:style-name="ce2" office:value-type="float" office:value="671" calcext:value-type="float">
            <text:p>671</text:p>
          </table:table-cell>
          <table:table-cell table:style-name="ce4" office:value-type="string" calcext:value-type="string">
            <text:p>Em Fortaleza/CE, por distrito, qual o percentual de escolas com internet e banda larga entre as escolas contidas no distrito, e qual a distância média dessas escolas até o próprio distrito (borda mais próxima)?</text:p>
          </table:table-cell>
          <table:table-cell table:style-name="ce8" table:content-validation-name="val1" office:value-type="string" calcext:value-type="string">
            <text:p>Distrito</text:p>
          </table:table-cell>
          <table:table-cell table:style-name="ce11" table:content-validation-name="val2" office:value-type="string" calcext:value-type="string">
            <text:p>Muito Difícil</text:p>
          </table:table-cell>
          <table:table-cell table:style-name="ce5" table:content-validation-name="val3" office:value-type="string" calcext:value-type="string">
            <text:p>ST_Contains</text:p>
          </table:table-cell>
          <table:table-cell table:style-name="ce12" office:value-type="string" calcext:value-type="string">
            <text:p>WITH muni AS (</text:p>
            <text:p>  SELECT m.cd_mun, m.geometry</text:p>
            <text:p>  FROM public.municipio m</text:p>
            <text:p>  JOIN public.unidade_federativa uf ON uf.cd_uf = m.cd_uf</text:p>
            <text:p>  WHERE m.nm_mun = 'Fortaleza' AND uf.sigla_uf = 'CE'</text:p>
            <text:p>),</text:p>
            <text:p>distritos AS (</text:p>
            <text:p>  SELECT d.cd_dist, d.nm_dist, d.cd_mun, d.geometry AS geom_dist</text:p>
            <text:p>  FROM public.distrito d</text:p>
            <text:p>  JOIN muni ON d.cd_mun = muni.cd_mun</text:p>
            <text:p>),</text:p>
            <text:p>escolas AS (</text:p>
            <text:p>  SELECT e.cd_entidade, e.cd_mun, e.geometry</text:p>
            <text:p>  FROM public.escola e</text:p>
            <text:p>  JOIN muni ON e.cd_mun = muni.cd_mun</text:p>
            <text:p>),</text:p>
            <text:p>base AS (</text:p>
            <text:p>  SELECT</text:p>
            <text:p>    d.cd_dist,</text:p>
            <text:p>    COUNT(*) FILTER (WHERE ST_Contains(d.geom_dist, es.geometry)) AS tot_contidas,</text:p>
            <text:p>    COUNT(*) FILTER (</text:p>
            <text:p>      WHERE ST_Contains(d.geom_dist, es.geometry)</text:p>
            <text:p>        AND COALESCE(meb.in_internet,0)=1</text:p>
            <text:p>        AND COALESCE(meb.in_banda_larga,0)=1</text:p>
            <text:p>    ) AS tot_criterio,</text:p>
            <text:p>    AVG(ST_Distance(es.geometry, d.geom_dist)) FILTER (WHERE ST_Contains(d.geom_dist, es.geometry)) AS dist_media_m</text:p>
            <text:p>  FROM distritos d</text:p>
            <text:p>  JOIN escolas es ON es.cd_mun = d.cd_mun</text:p>
            <text:p>  JOIN public.microdados_ed_basica meb ON meb.cd_entidade = es.cd_entidade</text:p>
            <text:p>  WHERE ST_Within(es.geometry, (SELECT geometry FROM muni))</text:p>
            <text:p>  GROUP BY d.cd_dist</text:p>
            <text:p>)</text:p>
            <text:p>SELECT</text:p>
            <text:p>  d.nm_dist AS distrito,</text:p>
            <text:p>  ROUND(CAST(100.0 * COALESCE(b.tot_criterio,0) / NULLIF(b.tot_contidas,0) AS numeric),2) AS perc_escolas_internet_banda_larga,</text:p>
            <text:p>  ROUND(CAST(b.dist_media_m AS numeric),2) AS distancia_media_m</text:p>
            <text:p>FROM distritos d</text:p>
            <text:p>JOIN base b ON b.cd_dist = d.cd_dist</text:p>
            <text:p>ORDER BY perc_escolas_internet_banda_larga DESC NULLS LAST, distancia_media_m ASC NULLS LAST, distrito;</text:p>
          </table:table-cell>
          <table:table-cell table:style-name="ce9" table:number-columns-repeated="20"/>
          <table:table-cell table:number-columns-repeated="998"/>
        </table:table-row>
        <table:table-row table:style-name="ro1">
          <table:table-cell table:style-name="ce2" office:value-type="float" office:value="672" calcext:value-type="float">
            <text:p>672</text:p>
          </table:table-cell>
          <table:table-cell table:style-name="ce4" office:value-type="string" calcext:value-type="string">
            <text:p>Em Manaus/AM, para cada distrito, qual a escola, entre as contidas no distrito, com maior total de matrículas no fundamental + médio e que também esteja a até 1.000 m de alguma biblioteca contida no mesmo distrito? Traga a distância até a biblioteca mais próxima.</text:p>
          </table:table-cell>
          <table:table-cell table:style-name="ce8" table:content-validation-name="val1" office:value-type="string" calcext:value-type="string">
            <text:p>Distrito</text:p>
          </table:table-cell>
          <table:table-cell table:style-name="ce11" table:content-validation-name="val2" office:value-type="string" calcext:value-type="string">
            <text:p>Muito Difícil</text:p>
          </table:table-cell>
          <table:table-cell table:style-name="ce5" table:content-validation-name="val3" office:value-type="string" calcext:value-type="string">
            <text:p>ST_Contains</text:p>
          </table:table-cell>
          <table:table-cell table:style-name="ce12" office:value-type="string" calcext:value-type="string">
            <text:p>WITH muni AS (</text:p>
            <text:p>  SELECT m.cd_mun</text:p>
            <text:p>  FROM public.municipio m</text:p>
            <text:p>  INNER JOIN public.unidade_federativa uf ON uf.cd_uf = m.cd_uf</text:p>
            <text:p>  WHERE m.nm_mun = 'Manaus' AND uf.sigla_uf = 'AM'</text:p>
            <text:p>),</text:p>
            <text:p>distritos AS (</text:p>
            <text:p>  SELECT d.cd_dist, d.nm_dist, d.cd_mun, d.geometry AS geom_dist</text:p>
            <text:p>  FROM public.distrito d</text:p>
            <text:p>  INNER JOIN muni ON d.cd_mun = muni.cd_mun</text:p>
            <text:p>),</text:p>
            <text:p>escolas_matriculas AS (</text:p>
            <text:p>  SELECT</text:p>
            <text:p>    e.cd_entidade, e.cd_mun, e.geometry,</text:p>
            <text:p>    COALESCE(meb.qt_mat_fund,0) + COALESCE(meb.qt_mat_med,0) AS tot_mat</text:p>
            <text:p>  FROM public.escola e</text:p>
            <text:p>  INNER JOIN public.microdados_ed_basica meb ON meb.cd_entidade = e.cd_entidade</text:p>
            <text:p>  INNER JOIN muni ON e.cd_mun = muni.cd_mun</text:p>
            <text:p>),</text:p>
            <text:p>cand AS (</text:p>
            <text:p>  SELECT</text:p>
            <text:p>    d.cd_dist,</text:p>
            <text:p>    e.cd_entidade,</text:p>
            <text:p>    e.tot_mat,</text:p>
            <text:p>    (SELECT MIN(ST_Distance(e.geometry, b.geometry))</text:p>
            <text:p>     FROM public.biblioteca b</text:p>
            <text:p>     WHERE b.cd_mun = d.cd_mun</text:p>
            <text:p>       AND ST_Contains(d.geom_dist, b.geometry)</text:p>
            <text:p>       AND ST_DWithin(e.geometry, b.geometry, 1000)</text:p>
            <text:p>    ) AS dist_bib_mais_proxima_m</text:p>
            <text:p>  FROM distritos d</text:p>
            <text:p>  INNER JOIN escolas_matriculas e ON e.cd_mun = d.cd_mun</text:p>
            <text:p>  WHERE ST_Contains(d.geom_dist, e.geometry)</text:p>
            <text:p>),</text:p>
            <text:p>ranked AS (</text:p>
            <text:p>  SELECT</text:p>
            <text:p>    cd_dist, cd_entidade, tot_mat, dist_bib_mais_proxima_m,</text:p>
            <text:p>    ROW_NUMBER() OVER (PARTITION BY cd_dist ORDER BY tot_mat DESC NULLS LAST, dist_bib_mais_proxima_m ASC NULLS LAST) AS rn</text:p>
            <text:p>  FROM cand</text:p>
            <text:p>  WHERE dist_bib_mais_proxima_m IS NOT NULL</text:p>
            <text:p>)</text:p>
            <text:p>SELECT</text:p>
            <text:p>  d.nm_dist AS distrito,</text:p>
            <text:p>  es.nm_entidade AS escola_top,</text:p>
            <text:p>  r.tot_mat,</text:p>
            <text:p>  ROUND(CAST(r.dist_bib_mais_proxima_m AS numeric),2) AS dist_biblioteca_mais_proxima_m</text:p>
            <text:p>FROM distritos d</text:p>
            <text:p>INNER JOIN ranked r ON r.cd_dist = d.cd_dist AND r.rn = 1</text:p>
            <text:p>INNER JOIN public.escola es ON es.cd_entidade = r.cd_entidade</text:p>
            <text:p>ORDER BY tot_mat DESC, distrito;</text:p>
          </table:table-cell>
          <table:table-cell table:style-name="ce9" table:number-columns-repeated="20"/>
          <table:table-cell table:number-columns-repeated="998"/>
        </table:table-row>
        <table:table-row table:style-name="ro1">
          <table:table-cell table:style-name="ce2" office:value-type="float" office:value="673" calcext:value-type="float">
            <text:p>673</text:p>
          </table:table-cell>
          <table:table-cell table:style-name="ce4" office:value-type="string" calcext:value-type="string">
            <text:p>Em Goiânia/GO, qual é, por distrito, a proporção de escolas contidas no distrito que funcionam no período noturno e possuem rampas de acessibilidade? Liste do maior para o menor percentual.</text:p>
          </table:table-cell>
          <table:table-cell table:style-name="ce8" table:content-validation-name="val1" office:value-type="string" calcext:value-type="string">
            <text:p>Distrito</text:p>
          </table:table-cell>
          <table:table-cell table:style-name="ce11" table:content-validation-name="val2" office:value-type="string" calcext:value-type="string">
            <text:p>Muito Difícil</text:p>
          </table:table-cell>
          <table:table-cell table:style-name="ce5" table:content-validation-name="val3" office:value-type="string" calcext:value-type="string">
            <text:p>ST_Contains</text:p>
          </table:table-cell>
          <table:table-cell table:style-name="ce12" office:value-type="string" calcext:value-type="string">
            <text:p>WITH muni AS (</text:p>
            <text:p>  SELECT m.cd_mun</text:p>
            <text:p>  FROM public.municipio m</text:p>
            <text:p>  JOIN public.unidade_federativa uf ON uf.cd_uf = m.cd_uf</text:p>
            <text:p>  WHERE m.nm_mun = 'Goiânia' AND uf.sigla_uf = 'GO'</text:p>
            <text:p>),</text:p>
            <text:p>dist AS (</text:p>
            <text:p>  SELECT d.cd_dist, d.nm_dist, d.cd_mun, d.geometry AS geom_dist</text:p>
            <text:p>  FROM public.distrito d</text:p>
            <text:p>  JOIN muni ON d.cd_mun = muni.cd_mun</text:p>
            <text:p>),</text:p>
            <text:p>esc AS (</text:p>
            <text:p>  SELECT e.cd_entidade, e.cd_mun, e.geometry</text:p>
            <text:p>  FROM public.escola e</text:p>
            <text:p>  JOIN muni ON e.cd_mun = muni.cd_mun</text:p>
            <text:p>),</text:p>
            <text:p>agg AS (</text:p>
            <text:p>  SELECT</text:p>
            <text:p>    d.cd_dist,</text:p>
            <text:p>    COUNT(*) FILTER (WHERE ST_Contains(d.geom_dist, e.geometry)) AS tot_contidas,</text:p>
            <text:p>    COUNT(*) FILTER (</text:p>
            <text:p>      WHERE ST_Contains(d.geom_dist, e.geometry)</text:p>
            <text:p>        AND COALESCE(meb.in_noturno,0)=1</text:p>
            <text:p>        AND COALESCE(meb.in_acessibilidade_rampas,0)=1</text:p>
            <text:p>    ) AS tot_noturno_rampa</text:p>
            <text:p>  FROM dist d</text:p>
            <text:p>  LEFT JOIN esc e ON e.cd_mun = d.cd_mun</text:p>
            <text:p>  LEFT JOIN public.microdados_ed_basica meb ON meb.cd_entidade = e.cd_entidade</text:p>
            <text:p>  GROUP BY d.cd_dist</text:p>
            <text:p>)</text:p>
            <text:p>SELECT</text:p>
            <text:p>  d.nm_dist AS distrito,</text:p>
            <text:p>  ROUND(CAST(100.0 * COALESCE(a.tot_noturno_rampa,0) / NULLIF(a.tot_contidas,0) AS numeric),2) AS perc_noturno_com_rampa</text:p>
            <text:p>FROM dist d</text:p>
            <text:p>LEFT JOIN agg a ON a.cd_dist = d.cd_dist</text:p>
            <text:p>ORDER BY perc_noturno_com_rampa DESC NULLS LAST, distrito;</text:p>
          </table:table-cell>
          <table:table-cell table:style-name="ce9" table:number-columns-repeated="20"/>
          <table:table-cell table:number-columns-repeated="998"/>
        </table:table-row>
        <table:table-row table:style-name="ro1">
          <table:table-cell table:style-name="ce2" office:value-type="float" office:value="674" calcext:value-type="float">
            <text:p>674</text:p>
          </table:table-cell>
          <table:table-cell table:style-name="ce4" office:value-type="string" calcext:value-type="string">
            <text:p>Em Belém/PA, por distrito, quantas escolas contidas no distrito possuem laboratório de informática e ficam a até 500 m de um CRAS também contido no mesmo distrito?</text:p>
          </table:table-cell>
          <table:table-cell table:style-name="ce8" table:content-validation-name="val1" office:value-type="string" calcext:value-type="string">
            <text:p>Distrito</text:p>
          </table:table-cell>
          <table:table-cell table:style-name="ce11" table:content-validation-name="val2" office:value-type="string" calcext:value-type="string">
            <text:p>Muito Difícil</text:p>
          </table:table-cell>
          <table:table-cell table:style-name="ce5" table:content-validation-name="val3" office:value-type="string" calcext:value-type="string">
            <text:p>ST_Contains</text:p>
          </table:table-cell>
          <table:table-cell table:style-name="ce12" office:value-type="string" calcext:value-type="string">
            <text:p>WITH muni AS (</text:p>
            <text:p>  SELECT m.cd_mun</text:p>
            <text:p>  FROM public.municipio m</text:p>
            <text:p>  JOIN public.unidade_federativa uf ON uf.cd_uf = m.cd_uf</text:p>
            <text:p>  WHERE m.nm_mun = 'Belém' AND uf.sigla_uf = 'PA'</text:p>
            <text:p>),</text:p>
            <text:p>distritos AS (</text:p>
            <text:p>  SELECT d.cd_dist, d.nm_dist, d.cd_mun, d.geometry AS geom_dist</text:p>
            <text:p>  FROM public.distrito d</text:p>
            <text:p>  JOIN muni ON d.cd_mun = muni.cd_mun</text:p>
            <text:p>),</text:p>
            <text:p>esc AS (</text:p>
            <text:p>  SELECT e.cd_entidade, e.cd_mun, e.geometry</text:p>
            <text:p>  FROM public.escola e</text:p>
            <text:p>  JOIN muni ON e.cd_mun = muni.cd_mun</text:p>
            <text:p>),</text:p>
            <text:p>marcados AS (</text:p>
            <text:p>  SELECT</text:p>
            <text:p>    d.cd_dist,</text:p>
            <text:p>    COUNT(*) FILTER (</text:p>
            <text:p>      WHERE ST_Contains(d.geom_dist, e.geometry)</text:p>
            <text:p>        AND COALESCE(meb.in_laboratorio_informatica,0)=1</text:p>
            <text:p>        AND EXISTS (</text:p>
            <text:p>          SELECT 1</text:p>
            <text:p>          FROM public.cras c</text:p>
            <text:p>          WHERE c.cd_mun = d.cd_mun</text:p>
            <text:p>            AND ST_Contains(d.geom_dist, c.geometry)</text:p>
            <text:p>            AND ST_DWithin(e.geometry, c.geometry, 500)</text:p>
            <text:p>        )</text:p>
            <text:p>    ) AS qt_escolas_criterio</text:p>
            <text:p>  FROM distritos d</text:p>
            <text:p>  RIGHT JOIN esc e ON e.cd_mun = d.cd_mun</text:p>
            <text:p>  RIGHT JOIN public.microdados_ed_basica meb ON meb.cd_entidade = e.cd_entidade</text:p>
            <text:p>  GROUP BY d.cd_dist</text:p>
            <text:p>)</text:p>
            <text:p>SELECT</text:p>
            <text:p>  d.nm_dist AS distrito,</text:p>
            <text:p>  COALESCE(m.qt_escolas_criterio,0) AS qt_escolas</text:p>
            <text:p>FROM distritos d</text:p>
            <text:p>LEFT JOIN marcados m ON m.cd_dist = d.cd_dist</text:p>
            <text:p>ORDER BY qt_escolas DESC, distrito;</text:p>
          </table:table-cell>
          <table:table-cell table:style-name="ce9" table:number-columns-repeated="20"/>
          <table:table-cell table:number-columns-repeated="998"/>
        </table:table-row>
        <table:table-row table:style-name="ro1">
          <table:table-cell table:style-name="ce2" office:value-type="float" office:value="675" calcext:value-type="float">
            <text:p>675</text:p>
          </table:table-cell>
          <table:table-cell table:style-name="ce4" office:value-type="string" calcext:value-type="string">
            <text:p>No Rio de Janeiro/RJ, por distrito, qual a diferença entre a quantidade de bibliotecas contidas no distrito e a quantidade de escolas contidas no distrito que possuem biblioteca? Traga também a participação percentual de cada distrito no total dessa diferença no município.</text:p>
          </table:table-cell>
          <table:table-cell table:style-name="ce8" table:content-validation-name="val1" office:value-type="string" calcext:value-type="string">
            <text:p>Distrito</text:p>
          </table:table-cell>
          <table:table-cell table:style-name="ce11" table:content-validation-name="val2" office:value-type="string" calcext:value-type="string">
            <text:p>Muito Difícil</text:p>
          </table:table-cell>
          <table:table-cell table:style-name="ce5" table:content-validation-name="val3" office:value-type="string" calcext:value-type="string">
            <text:p>ST_Contains</text:p>
          </table:table-cell>
          <table:table-cell table:style-name="ce12" office:value-type="string" calcext:value-type="string">
            <text:p>WITH muni AS (</text:p>
            <text:p>  SELECT m.cd_mun</text:p>
            <text:p>  FROM public.municipio m</text:p>
            <text:p>  JOIN public.unidade_federativa uf ON uf.cd_uf = m.cd_uf</text:p>
            <text:p>  WHERE m.nm_mun = 'Rio de Janeiro' AND uf.sigla_uf = 'RJ'</text:p>
            <text:p>),</text:p>
            <text:p>distritos AS (</text:p>
            <text:p>  SELECT d.cd_dist, d.nm_dist, d.cd_mun, d.geometry AS geom_dist</text:p>
            <text:p>  FROM public.distrito d</text:p>
            <text:p>  JOIN muni ON d.cd_mun = muni.cd_mun</text:p>
            <text:p>),</text:p>
            <text:p>bib AS (</text:p>
            <text:p>  SELECT d.cd_dist, COUNT(*) AS qt_bib</text:p>
            <text:p>  FROM distritos d</text:p>
            <text:p>  JOIN public.biblioteca b ON b.cd_mun = d.cd_mun</text:p>
            <text:p>  WHERE ST_Contains(d.geom_dist, b.geometry)</text:p>
            <text:p>  GROUP BY d.cd_dist</text:p>
            <text:p>),</text:p>
            <text:p>esc_bib AS (</text:p>
            <text:p>  SELECT d.cd_dist, COUNT(*) AS qt_escolas_bib</text:p>
            <text:p>  FROM distritos d</text:p>
            <text:p>  JOIN public.escola e ON e.cd_mun = d.cd_mun</text:p>
            <text:p>  JOIN public.microdados_ed_basica meb ON meb.cd_entidade = e.cd_entidade</text:p>
            <text:p>  WHERE ST_Contains(d.geom_dist, e.geometry)</text:p>
            <text:p>    AND COALESCE(meb.in_biblioteca,0)=1</text:p>
            <text:p>  GROUP BY d.cd_dist</text:p>
            <text:p>),</text:p>
            <text:p>cmp AS (</text:p>
            <text:p>  SELECT</text:p>
            <text:p>    COALESCE(b.cd_dist, e.cd_dist) AS cd_dist,</text:p>
            <text:p>    COALESCE(b.qt_bib,0) AS qt_bibliotecas,</text:p>
            <text:p>    COALESCE(e.qt_escolas_bib,0) AS qt_escolas_biblioteca</text:p>
            <text:p>  FROM bib b</text:p>
            <text:p>  FULL OUTER JOIN esc_bib e ON e.cd_dist = b.cd_dist</text:p>
            <text:p>),</text:p>
            <text:p>fin AS (</text:p>
            <text:p>  SELECT</text:p>
            <text:p>    d.nm_dist AS distrito,</text:p>
            <text:p>    c.qt_bibliotecas,</text:p>
            <text:p>    c.qt_escolas_biblioteca,</text:p>
            <text:p>    (c.qt_bibliotecas - c.qt_escolas_biblioteca) AS diferenca</text:p>
            <text:p>  FROM distritos d</text:p>
            <text:p>  JOIN cmp c ON c.cd_dist = d.cd_dist</text:p>
            <text:p>)</text:p>
            <text:p>SELECT</text:p>
            <text:p>  distrito,</text:p>
            <text:p>  qt_bibliotecas,</text:p>
            <text:p>  qt_escolas_biblioteca,</text:p>
            <text:p>  diferenca,</text:p>
            <text:p>  ROUND(CAST(100.0 * diferenca / NULLIF(SUM(diferenca) OVER (),0) AS numeric),2) AS participacao_perc</text:p>
            <text:p>FROM fin</text:p>
            <text:p>ORDER BY diferenca DESC, distrito;</text:p>
          </table:table-cell>
          <table:table-cell table:style-name="ce9" table:number-columns-repeated="20"/>
          <table:table-cell table:number-columns-repeated="998"/>
        </table:table-row>
        <table:table-row table:style-name="ro1">
          <table:table-cell table:style-name="ce2" office:value-type="float" office:value="676" calcext:value-type="float">
            <text:p>676</text:p>
          </table:table-cell>
          <table:table-cell table:style-name="ce4" office:value-type="string" calcext:value-type="string">
            <text:p>Em Florianópolis/SC, qual é, por distrito, a distância média das escolas com internet e banda larga até o centróide do próprio distrito, considerando apenas escolas contidas no município e no respectivo distrito? Ordene do menor para o maior.</text:p>
          </table:table-cell>
          <table:table-cell table:style-name="ce8" table:content-validation-name="val1" office:value-type="string" calcext:value-type="string">
            <text:p>Distrito</text:p>
          </table:table-cell>
          <table:table-cell table:style-name="ce11" table:content-validation-name="val2" office:value-type="string" calcext:value-type="string">
            <text:p>Muito Difícil</text:p>
          </table:table-cell>
          <table:table-cell table:style-name="ce5" table:content-validation-name="val3" office:value-type="string" calcext:value-type="string">
            <text:p>ST_Distance</text:p>
          </table:table-cell>
          <table:table-cell table:style-name="ce12" office:value-type="string" calcext:value-type="string">
            <text:p>WITH muni AS (</text:p>
            <text:p>  SELECT m.cd_mun, m.geometry</text:p>
            <text:p>  FROM public.municipio m</text:p>
            <text:p>  JOIN public.unidade_federativa uf ON uf.cd_uf = m.cd_uf</text:p>
            <text:p>  WHERE m.nm_mun = 'Florianópolis' AND uf.sigla_uf = 'SC'</text:p>
            <text:p>),</text:p>
            <text:p>dist AS (</text:p>
            <text:p>  SELECT d.cd_dist, d.nm_dist, d.cd_mun, d.geometry AS geom_dist, ST_Centroid(d.geometry) AS centroide</text:p>
            <text:p>  FROM public.distrito d</text:p>
            <text:p>  JOIN muni ON d.cd_mun = muni.cd_mun</text:p>
            <text:p>),</text:p>
            <text:p>esc AS (</text:p>
            <text:p>  SELECT e.cd_entidade, e.cd_mun, e.geometry</text:p>
            <text:p>  FROM public.escola e</text:p>
            <text:p>  JOIN muni ON e.cd_mun = muni.cd_mun</text:p>
            <text:p>),</text:p>
            <text:p>agg AS (</text:p>
            <text:p>  SELECT</text:p>
            <text:p>    d.cd_dist,</text:p>
            <text:p>    AVG(ST_Distance(e.geometry, d.centroide)) FILTER (</text:p>
            <text:p>      WHERE ST_Contains(d.geom_dist, e.geometry)</text:p>
            <text:p>    ) AS dist_media_m</text:p>
            <text:p>  FROM dist d</text:p>
            <text:p>  JOIN esc e ON e.cd_mun = d.cd_mun</text:p>
            <text:p>  JOIN public.microdados_ed_basica meb ON meb.cd_entidade = e.cd_entidade</text:p>
            <text:p>  WHERE ST_Within(e.geometry, (SELECT geometry FROM muni))</text:p>
            <text:p>    AND COALESCE(meb.in_internet,0)=1</text:p>
            <text:p>    AND COALESCE(meb.in_banda_larga,0)=1</text:p>
            <text:p>  GROUP BY d.cd_dist</text:p>
            <text:p>)</text:p>
            <text:p>SELECT</text:p>
            <text:p>  d.nm_dist AS distrito,</text:p>
            <text:p>  ROUND(CAST(a.dist_media_m AS numeric),2) AS distancia_media_m,</text:p>
            <text:p>  DENSE_RANK() OVER (ORDER BY a.dist_media_m ASC NULLS LAST) AS ranking_menor_dist</text:p>
            <text:p>FROM dist d</text:p>
            <text:p>JOIN agg a ON a.cd_dist = d.cd_dist</text:p>
            <text:p>ORDER BY ranking_menor_dist, distrito;</text:p>
          </table:table-cell>
          <table:table-cell table:style-name="ce9" table:number-columns-repeated="20"/>
          <table:table-cell table:number-columns-repeated="998"/>
        </table:table-row>
        <table:table-row table:style-name="ro1">
          <table:table-cell table:style-name="ce2" office:value-type="float" office:value="677" calcext:value-type="float">
            <text:p>677</text:p>
          </table:table-cell>
          <table:table-cell table:style-name="ce4" office:value-type="string" calcext:value-type="string">
            <text:p>Em Teresina/PI, para cada distrito, qual a menor distância entre as escolas com biblioteca e o CRAS mais próximo contido no mesmo distrito? Mostre também o total de escolas que atingem essa menor distância por distrito.</text:p>
          </table:table-cell>
          <table:table-cell table:style-name="ce8" table:content-validation-name="val1" office:value-type="string" calcext:value-type="string">
            <text:p>Distrito</text:p>
          </table:table-cell>
          <table:table-cell table:style-name="ce11" table:content-validation-name="val2" office:value-type="string" calcext:value-type="string">
            <text:p>Muito Difícil</text:p>
          </table:table-cell>
          <table:table-cell table:style-name="ce5" table:content-validation-name="val3" office:value-type="string" calcext:value-type="string">
            <text:p>ST_Distance</text:p>
          </table:table-cell>
          <table:table-cell table:style-name="ce12" office:value-type="string" calcext:value-type="string">
            <text:p>WITH muni AS (</text:p>
            <text:p>  SELECT m.cd_mun</text:p>
            <text:p>  FROM public.municipio m</text:p>
            <text:p>  INNER JOIN public.unidade_federativa uf ON uf.cd_uf = m.cd_uf</text:p>
            <text:p>  WHERE m.nm_mun = 'Teresina' AND uf.sigla_uf = 'PI'</text:p>
            <text:p>),</text:p>
            <text:p>dist AS (</text:p>
            <text:p>  SELECT d.cd_dist, d.nm_dist, d.cd_mun, d.geometry AS geom_dist</text:p>
            <text:p>  FROM public.distrito d</text:p>
            <text:p>  INNER JOIN muni ON d.cd_mun = muni.cd_mun</text:p>
            <text:p>),</text:p>
            <text:p>esc AS (</text:p>
            <text:p>  SELECT e.cd_entidade, e.cd_mun, e.geometry</text:p>
            <text:p>  FROM public.escola e</text:p>
            <text:p>  INNER JOIN muni ON e.cd_mun = muni.cd_mun</text:p>
            <text:p>),</text:p>
            <text:p>min_por_distrito AS (</text:p>
            <text:p>  SELECT</text:p>
            <text:p>    d.cd_dist,</text:p>
            <text:p>    MIN(</text:p>
            <text:p>      (SELECT ST_Distance(e.geometry, c.geometry)</text:p>
            <text:p>       FROM public.cras c</text:p>
            <text:p>       WHERE c.cd_mun = d.cd_mun</text:p>
            <text:p>         AND ST_Contains(d.geom_dist, c.geometry)</text:p>
            <text:p>       ORDER BY e.geometry &lt;-&gt; c.geometry</text:p>
            <text:p>       LIMIT 1)</text:p>
            <text:p>    ) AS menor_dist_m</text:p>
            <text:p>  FROM dist d</text:p>
            <text:p>  INNER JOIN esc e ON e.cd_mun = d.cd_mun</text:p>
            <text:p>  INNER JOIN public.microdados_ed_basica meb ON meb.cd_entidade = e.cd_entidade</text:p>
            <text:p>  WHERE ST_Contains(d.geom_dist, e.geometry)</text:p>
            <text:p>    AND COALESCE(meb.in_biblioteca,0)=1</text:p>
            <text:p>  GROUP BY d.cd_dist</text:p>
            <text:p>),</text:p>
            <text:p>contagem_no_min AS (</text:p>
            <text:p>  SELECT</text:p>
            <text:p>    d.cd_dist,</text:p>
            <text:p>    COUNT(*) AS qt_escolas_no_min</text:p>
            <text:p>  FROM dist d</text:p>
            <text:p>  INNER JOIN esc e ON e.cd_mun = d.cd_mun</text:p>
            <text:p>  INNER JOIN public.microdados_ed_basica meb ON meb.cd_entidade = e.cd_entidade</text:p>
            <text:p>  WHERE ST_Contains(d.geom_dist, e.geometry)</text:p>
            <text:p>    AND COALESCE(meb.in_biblioteca,0)=1</text:p>
            <text:p>    AND (SELECT ST_Distance(e.geometry, c.geometry)</text:p>
            <text:p>         FROM public.cras c</text:p>
            <text:p>         WHERE c.cd_mun = d.cd_mun</text:p>
            <text:p>           AND ST_Contains(d.geom_dist, c.geometry)</text:p>
            <text:p>         ORDER BY e.geometry &lt;-&gt; c.geometry</text:p>
            <text:p>         LIMIT 1) = (SELECT menor_dist_m FROM min_por_distrito md WHERE md.cd_dist = d.cd_dist)</text:p>
            <text:p>  GROUP BY d.cd_dist</text:p>
            <text:p>)</text:p>
            <text:p>SELECT</text:p>
            <text:p>  d.nm_dist AS distrito,</text:p>
            <text:p>  ROUND(CAST(md.menor_dist_m AS numeric),2) AS menor_distancia_cras_m,</text:p>
            <text:p>  COALESCE(cm.qt_escolas_no_min,0) AS qt_escolas_no_minimo</text:p>
            <text:p>FROM dist d</text:p>
            <text:p>INNER JOIN min_por_distrito md ON md.cd_dist = d.cd_dist</text:p>
            <text:p>INNER JOIN contagem_no_min cm ON cm.cd_dist = d.cd_dist</text:p>
            <text:p>ORDER BY menor_distancia_cras_m ASC, distrito;</text:p>
          </table:table-cell>
          <table:table-cell table:style-name="ce9" table:number-columns-repeated="20"/>
          <table:table-cell table:number-columns-repeated="998"/>
        </table:table-row>
        <table:table-row table:style-name="ro1">
          <table:table-cell table:style-name="ce2" office:value-type="float" office:value="678" calcext:value-type="float">
            <text:p>678</text:p>
          </table:table-cell>
          <table:table-cell table:style-name="ce4" office:value-type="string" calcext:value-type="string">
            <text:p>Em Natal/RN, qual é, por distrito, a proporção de escolas contidas no distrito que ficam até 1.000 m de alguma biblioteca também contida no mesmo distrito? Informe também a distância média até a biblioteca mais próxima.</text:p>
          </table:table-cell>
          <table:table-cell table:style-name="ce8" table:content-validation-name="val1" office:value-type="string" calcext:value-type="string">
            <text:p>Distrito</text:p>
          </table:table-cell>
          <table:table-cell table:style-name="ce11" table:content-validation-name="val2" office:value-type="string" calcext:value-type="string">
            <text:p>Muito Difícil</text:p>
          </table:table-cell>
          <table:table-cell table:style-name="ce5" table:content-validation-name="val3" office:value-type="string" calcext:value-type="string">
            <text:p>ST_Distance</text:p>
          </table:table-cell>
          <table:table-cell table:style-name="ce12" office:value-type="string" calcext:value-type="string">
            <text:p>WITH muni AS (</text:p>
            <text:p>  SELECT m.cd_mun</text:p>
            <text:p>  FROM public.municipio m</text:p>
            <text:p>  JOIN public.unidade_federativa uf ON uf.cd_uf = m.cd_uf</text:p>
            <text:p>  WHERE m.nm_mun = 'Natal' AND uf.sigla_uf = 'RN'</text:p>
            <text:p>),</text:p>
            <text:p>dist AS (</text:p>
            <text:p>  SELECT d.cd_dist, d.nm_dist, d.cd_mun, d.geometry AS geom_dist</text:p>
            <text:p>  FROM public.distrito d</text:p>
            <text:p>  JOIN muni ON d.cd_mun = muni.cd_mun</text:p>
            <text:p>),</text:p>
            <text:p>esc AS (</text:p>
            <text:p>  SELECT e.cd_entidade, e.cd_mun, e.geometry</text:p>
            <text:p>  FROM public.escola e</text:p>
            <text:p>  JOIN muni ON e.cd_mun = muni.cd_mun</text:p>
            <text:p>),</text:p>
            <text:p>medidas AS (</text:p>
            <text:p>  SELECT</text:p>
            <text:p>    d.cd_dist,</text:p>
            <text:p>    COUNT(*) FILTER (WHERE ST_Contains(d.geom_dist, e.geometry)) AS tot_escolas,</text:p>
            <text:p>    COUNT(*) FILTER (</text:p>
            <text:p>      WHERE ST_Contains(d.geom_dist, e.geometry)</text:p>
            <text:p>        AND EXISTS (</text:p>
            <text:p>          SELECT 1</text:p>
            <text:p>          FROM public.biblioteca b</text:p>
            <text:p>          WHERE b.cd_mun = d.cd_mun</text:p>
            <text:p>            AND ST_Contains(d.geom_dist, b.geometry)</text:p>
            <text:p>            AND ST_DWithin(e.geometry, b.geometry, 1000)</text:p>
            <text:p>        )</text:p>
            <text:p>    ) AS tot_ate_1000m,</text:p>
            <text:p>    AVG(</text:p>
            <text:p>      (SELECT MIN(ST_Distance(e.geometry, b2.geometry))</text:p>
            <text:p>       FROM public.biblioteca b2</text:p>
            <text:p>       WHERE b2.cd_mun = d.cd_mun</text:p>
            <text:p>         AND ST_Contains(d.geom_dist, b2.geometry))</text:p>
            <text:p>    ) FILTER (WHERE ST_Contains(d.geom_dist, e.geometry)) AS dist_media_bib_m</text:p>
            <text:p>  FROM dist d</text:p>
            <text:p>  RIGHT JOIN esc e ON e.cd_mun = d.cd_mun</text:p>
            <text:p>  RIGHT JOIN public.microdados_ed_basica meb ON meb.cd_entidade = e.cd_entidade</text:p>
            <text:p>  GROUP BY d.cd_dist</text:p>
            <text:p>)</text:p>
            <text:p>SELECT</text:p>
            <text:p>  d.nm_dist AS distrito,</text:p>
            <text:p>  ROUND(CAST(100.0 * COALESCE(m.tot_ate_1000m,0) / NULLIF(m.tot_escolas,0) AS numeric),2) AS perc_escolas_ate_1000m_biblioteca,</text:p>
            <text:p>  ROUND(CAST(m.dist_media_bib_m AS numeric),2) AS distancia_media_bib_m</text:p>
            <text:p>FROM dist d</text:p>
            <text:p>LEFT JOIN medidas m ON m.cd_dist = d.cd_dist</text:p>
            <text:p>ORDER BY perc_escolas_ate_1000m_biblioteca DESC NULLS LAST, distancia_media_bib_m ASC NULLS LAST, distrito;</text:p>
          </table:table-cell>
          <table:table-cell table:style-name="ce9" table:number-columns-repeated="20"/>
          <table:table-cell table:number-columns-repeated="998"/>
        </table:table-row>
        <table:table-row table:style-name="ro1">
          <table:table-cell table:style-name="ce2" office:value-type="float" office:value="679" calcext:value-type="float">
            <text:p>679</text:p>
          </table:table-cell>
          <table:table-cell table:style-name="ce4" office:value-type="string" calcext:value-type="string">
            <text:p>Em São Luís/MA, por distrito, qual é a distância média das escolas noturnas até o centróide do distrito e, no mesmo distrito, qual é a distância média das escolas diurnas? Traga também a diferença (noturno − diurno) e ordene da maior diferença para a menor.</text:p>
          </table:table-cell>
          <table:table-cell table:style-name="ce8" table:content-validation-name="val1" office:value-type="string" calcext:value-type="string">
            <text:p>Distrito</text:p>
          </table:table-cell>
          <table:table-cell table:style-name="ce11" table:content-validation-name="val2" office:value-type="string" calcext:value-type="string">
            <text:p>Muito Difícil</text:p>
          </table:table-cell>
          <table:table-cell table:style-name="ce5" table:content-validation-name="val3" office:value-type="string" calcext:value-type="string">
            <text:p>ST_Distance</text:p>
          </table:table-cell>
          <table:table-cell table:style-name="ce12" office:value-type="string" calcext:value-type="string">
            <text:p>WITH muni AS (</text:p>
            <text:p>  SELECT m.cd_mun, m.geometry</text:p>
            <text:p>  FROM public.municipio m</text:p>
            <text:p>  JOIN public.unidade_federativa uf ON uf.cd_uf = m.cd_uf</text:p>
            <text:p>  WHERE m.nm_mun = 'São Luís' AND uf.sigla_uf = 'MA'</text:p>
            <text:p>),</text:p>
            <text:p>dist AS (</text:p>
            <text:p>  SELECT d.cd_dist, d.nm_dist, d.cd_mun, d.geometry AS geom_dist, ST_Centroid(d.geometry) AS centroide</text:p>
            <text:p>  FROM public.distrito d</text:p>
            <text:p>  JOIN muni ON d.cd_mun = muni.cd_mun</text:p>
            <text:p>),</text:p>
            <text:p>esc AS (</text:p>
            <text:p>  SELECT e.cd_entidade, e.cd_mun, e.geometry</text:p>
            <text:p>  FROM public.escola e</text:p>
            <text:p>  JOIN muni ON e.cd_mun = muni.cd_mun</text:p>
            <text:p>),</text:p>
            <text:p>agg AS (</text:p>
            <text:p>  SELECT</text:p>
            <text:p>    d.cd_dist,</text:p>
            <text:p>    AVG(ST_Distance(e.geometry, d.centroide)) FILTER (</text:p>
            <text:p>      WHERE ST_Contains(d.geom_dist, e.geometry) AND COALESCE(meb.in_noturno,0)=1</text:p>
            <text:p>    ) AS dist_media_noturno_m,</text:p>
            <text:p>    AVG(ST_Distance(e.geometry, d.centroide)) FILTER (</text:p>
            <text:p>      WHERE ST_Contains(d.geom_dist, e.geometry) AND COALESCE(meb.in_diurno,0)=1</text:p>
            <text:p>    ) AS dist_media_diurno_m</text:p>
            <text:p>  FROM dist d</text:p>
            <text:p>  LEFT JOIN esc e ON e.cd_mun = d.cd_mun</text:p>
            <text:p>  LEFT JOIN public.microdados_ed_basica meb ON meb.cd_entidade = e.cd_entidade</text:p>
            <text:p>  WHERE ST_Within(d.geom_dist, (SELECT geometry FROM muni))</text:p>
            <text:p>  GROUP BY d.cd_dist</text:p>
            <text:p>)</text:p>
            <text:p>SELECT</text:p>
            <text:p>  d.nm_dist AS distrito,</text:p>
            <text:p>  ROUND(CAST(a.dist_media_noturno_m AS numeric),2) AS dist_media_noturno_m,</text:p>
            <text:p>  ROUND(CAST(a.dist_media_diurno_m AS numeric),2) AS dist_media_diurno_m,</text:p>
            <text:p>  ROUND(CAST(a.dist_media_noturno_m - a.dist_media_diurno_m AS numeric),2) AS diferenca_m</text:p>
            <text:p>FROM dist d</text:p>
            <text:p>LEFT JOIN agg a ON a.cd_dist = d.cd_dist</text:p>
            <text:p>ORDER BY diferenca_m DESC NULLS LAST, distrito;</text:p>
          </table:table-cell>
          <table:table-cell table:style-name="ce9" table:number-columns-repeated="20"/>
          <table:table-cell table:number-columns-repeated="998"/>
        </table:table-row>
        <table:table-row table:style-name="ro1">
          <table:table-cell table:style-name="ce2" office:value-type="float" office:value="680" calcext:value-type="float">
            <text:p>680</text:p>
          </table:table-cell>
          <table:table-cell table:style-name="ce4" office:value-type="string" calcext:value-type="string">
            <text:p>Em João Pessoa/PB, por distrito, compare: (a) a distância média das escolas com laboratório de informática até o CRAS mais próximo contido no distrito e (b) a distância média dessas escolas até a biblioteca mais próxima contida no distrito. Traga também a razão (a/b).</text:p>
          </table:table-cell>
          <table:table-cell table:style-name="ce8" table:content-validation-name="val1" office:value-type="string" calcext:value-type="string">
            <text:p>Distrito</text:p>
          </table:table-cell>
          <table:table-cell table:style-name="ce11" table:content-validation-name="val2" office:value-type="string" calcext:value-type="string">
            <text:p>Muito Difícil</text:p>
          </table:table-cell>
          <table:table-cell table:style-name="ce5" table:content-validation-name="val3" office:value-type="string" calcext:value-type="string">
            <text:p>ST_Distance</text:p>
          </table:table-cell>
          <table:table-cell table:style-name="ce12" office:value-type="string" calcext:value-type="string">
            <text:p>WITH muni AS (</text:p>
            <text:p>  SELECT m.cd_mun</text:p>
            <text:p>  FROM public.municipio m</text:p>
            <text:p>  JOIN public.unidade_federativa uf ON uf.cd_uf = m.cd_uf</text:p>
            <text:p>  WHERE m.nm_mun = 'João Pessoa' AND uf.sigla_uf = 'PB'</text:p>
            <text:p>),</text:p>
            <text:p>dist AS (</text:p>
            <text:p>  SELECT d.cd_dist, d.nm_dist, d.cd_mun, d.geometry AS geom_dist</text:p>
            <text:p>  FROM public.distrito d</text:p>
            <text:p>  JOIN muni ON d.cd_mun = muni.cd_mun</text:p>
            <text:p>),</text:p>
            <text:p>esc_lab AS (</text:p>
            <text:p>  SELECT e.cd_entidade, e.cd_mun, e.geometry</text:p>
            <text:p>  FROM public.escola e</text:p>
            <text:p>  JOIN muni ON e.cd_mun = muni.cd_mun</text:p>
            <text:p>  JOIN public.microdados_ed_basica meb ON meb.cd_entidade = e.cd_entidade</text:p>
            <text:p>  WHERE COALESCE(meb.in_laboratorio_informatica,0)=1</text:p>
            <text:p>),</text:p>
            <text:p>cras_dist AS (</text:p>
            <text:p>  SELECT</text:p>
            <text:p>    d.cd_dist,</text:p>
            <text:p>    AVG(</text:p>
            <text:p>      (SELECT MIN(ST_Distance(e.geometry, c.geometry))</text:p>
            <text:p>       FROM public.cras c</text:p>
            <text:p>       WHERE c.cd_mun = d.cd_mun</text:p>
            <text:p>         AND ST_Contains(d.geom_dist, c.geometry))</text:p>
            <text:p>    ) AS dist_media_cras_m</text:p>
            <text:p>  FROM dist d</text:p>
            <text:p>  JOIN esc_lab e ON e.cd_mun = d.cd_mun</text:p>
            <text:p>  WHERE ST_Contains(d.geom_dist, e.geometry)</text:p>
            <text:p>  GROUP BY d.cd_dist</text:p>
            <text:p>),</text:p>
            <text:p>bib_dist AS (</text:p>
            <text:p>  SELECT</text:p>
            <text:p>    d.cd_dist,</text:p>
            <text:p>    AVG(</text:p>
            <text:p>      (SELECT MIN(ST_Distance(e.geometry, b.geometry))</text:p>
            <text:p>       FROM public.biblioteca b</text:p>
            <text:p>       WHERE b.cd_mun = d.cd_mun</text:p>
            <text:p>         AND ST_Contains(d.geom_dist, b.geometry))</text:p>
            <text:p>    ) AS dist_media_bib_m</text:p>
            <text:p>  FROM dist d</text:p>
            <text:p>  JOIN esc_lab e ON e.cd_mun = d.cd_mun</text:p>
            <text:p>  WHERE ST_Contains(d.geom_dist, e.geometry)</text:p>
            <text:p>  GROUP BY d.cd_dist</text:p>
            <text:p>),</text:p>
            <text:p>cmp AS (</text:p>
            <text:p>  SELECT</text:p>
            <text:p>    COALESCE(c.cd_dist, b.cd_dist) AS cd_dist,</text:p>
            <text:p>    c.dist_media_cras_m,</text:p>
            <text:p>    b.dist_media_bib_m</text:p>
            <text:p>  FROM cras_dist c</text:p>
            <text:p>  FULL OUTER JOIN bib_dist b ON b.cd_dist = c.cd_dist</text:p>
            <text:p>)</text:p>
            <text:p>SELECT</text:p>
            <text:p>  d.nm_dist AS distrito,</text:p>
            <text:p>  ROUND(CAST(cmp.dist_media_cras_m AS numeric),2) AS dist_media_cras_m,</text:p>
            <text:p>  ROUND(CAST(cmp.dist_media_bib_m AS numeric),2) AS dist_media_bib_m,</text:p>
            <text:p>  ROUND(CAST(cmp.dist_media_cras_m / NULLIF(cmp.dist_media_bib_m,0) AS numeric),3) AS razao_cras_por_bib</text:p>
            <text:p>FROM dist d</text:p>
            <text:p>FULL OUTER JOIN cmp ON cmp.cd_dist = d.cd_dist</text:p>
            <text:p>ORDER BY razao_cras_por_bib DESC NULLS LAST, distrito;</text:p>
          </table:table-cell>
          <table:table-cell table:style-name="ce9" table:number-columns-repeated="20"/>
          <table:table-cell table:number-columns-repeated="998"/>
        </table:table-row>
        <table:table-row table:style-name="ro1">
          <table:table-cell table:style-name="ce2" office:value-type="float" office:value="681" calcext:value-type="float">
            <text:p>681</text:p>
          </table:table-cell>
          <table:table-cell table:style-name="ce4" office:value-type="string" calcext:value-type="string">
            <text:p>Em Vitória/ES, por distrito, qual o percentual de escolas com internet e banda larga que estão dentro do distrito e qual a distância média delas até a borda do próprio distrito?</text:p>
          </table:table-cell>
          <table:table-cell table:style-name="ce8" table:content-validation-name="val1" office:value-type="string" calcext:value-type="string">
            <text:p>Distrito</text:p>
          </table:table-cell>
          <table:table-cell table:style-name="ce11" table:content-validation-name="val2" office:value-type="string" calcext:value-type="string">
            <text:p>Muito Difícil</text:p>
          </table:table-cell>
          <table:table-cell table:style-name="ce5" table:content-validation-name="val3" office:value-type="string" calcext:value-type="string">
            <text:p>ST_Within</text:p>
          </table:table-cell>
          <table:table-cell table:style-name="ce12" office:value-type="string" calcext:value-type="string">
            <text:p>WITH muni AS (</text:p>
            <text:p>  SELECT m.cd_mun, m.geometry</text:p>
            <text:p>  FROM public.municipio m</text:p>
            <text:p>  JOIN public.unidade_federativa uf ON uf.cd_uf = m.cd_uf</text:p>
            <text:p>  WHERE m.nm_mun = 'Vitória' AND uf.sigla_uf = 'ES'</text:p>
            <text:p>),</text:p>
            <text:p>dist AS (</text:p>
            <text:p>  SELECT d.cd_dist, d.nm_dist, d.cd_mun, d.geometry AS geom_dist</text:p>
            <text:p>  FROM public.distrito d</text:p>
            <text:p>  JOIN muni ON d.cd_mun = muni.cd_mun</text:p>
            <text:p>),</text:p>
            <text:p>esc AS (</text:p>
            <text:p>  SELECT e.cd_entidade, e.cd_mun, e.geometry</text:p>
            <text:p>  FROM public.escola e</text:p>
            <text:p>  JOIN muni ON e.cd_mun = muni.cd_mun</text:p>
            <text:p>),</text:p>
            <text:p>agg AS (</text:p>
            <text:p>  SELECT</text:p>
            <text:p>    d.cd_dist,</text:p>
            <text:p>    COUNT(*) FILTER (WHERE ST_Within(e.geometry, d.geom_dist)) AS tot_dentro,</text:p>
            <text:p>    COUNT(*) FILTER (</text:p>
            <text:p>      WHERE ST_Within(e.geometry, d.geom_dist)</text:p>
            <text:p>        AND COALESCE(meb.in_internet,0)=1</text:p>
            <text:p>        AND COALESCE(meb.in_banda_larga,0)=1</text:p>
            <text:p>    ) AS tot_internet_bl,</text:p>
            <text:p>    AVG(ST_Distance(e.geometry, ST_Boundary(d.geom_dist))) FILTER (</text:p>
            <text:p>      WHERE ST_Within(e.geometry, d.geom_dist)</text:p>
            <text:p>        AND COALESCE(meb.in_internet,0)=1</text:p>
            <text:p>        AND COALESCE(meb.in_banda_larga,0)=1</text:p>
            <text:p>    ) AS dist_media_borda_m</text:p>
            <text:p>  FROM dist d</text:p>
            <text:p>  JOIN esc e ON e.cd_mun = d.cd_mun</text:p>
            <text:p>  JOIN public.microdados_ed_basica meb ON meb.cd_entidade = e.cd_entidade</text:p>
            <text:p>  WHERE ST_Intersects(d.geom_dist, (SELECT geometry FROM muni))</text:p>
            <text:p>  GROUP BY d.cd_dist</text:p>
            <text:p>)</text:p>
            <text:p>SELECT</text:p>
            <text:p>  d.nm_dist AS distrito,</text:p>
            <text:p>  ROUND(CAST(100.0 * COALESCE(a.tot_internet_bl,0) / NULLIF(a.tot_dentro,0) AS numeric),2) AS perc_escolas_internet_banda_larga,</text:p>
            <text:p>  ROUND(CAST(a.dist_media_borda_m AS numeric),2) AS distancia_media_borda_m</text:p>
            <text:p>FROM dist d</text:p>
            <text:p>JOIN agg a ON a.cd_dist = d.cd_dist</text:p>
            <text:p>ORDER BY perc_escolas_internet_banda_larga DESC NULLS LAST, distancia_media_borda_m ASC NULLS LAST, distrito;</text:p>
          </table:table-cell>
          <table:table-cell table:style-name="ce9" table:number-columns-repeated="20"/>
          <table:table-cell table:number-columns-repeated="998"/>
        </table:table-row>
        <table:table-row table:style-name="ro1">
          <table:table-cell table:style-name="ce2" office:value-type="float" office:value="682" calcext:value-type="float">
            <text:p>682</text:p>
          </table:table-cell>
          <table:table-cell table:style-name="ce4" office:value-type="string" calcext:value-type="string">
            <text:p>Em Maceió/AL, para cada distrito, entre as escolas que estão dentro do distrito e não possuem biblioteca, qual a menor distância até uma biblioteca localizada dentro do mesmo distrito? Mostre também quantas escolas atingem essa menor distância por distrito.</text:p>
          </table:table-cell>
          <table:table-cell table:style-name="ce8" table:content-validation-name="val1" office:value-type="string" calcext:value-type="string">
            <text:p>Distrito</text:p>
          </table:table-cell>
          <table:table-cell table:style-name="ce11" table:content-validation-name="val2" office:value-type="string" calcext:value-type="string">
            <text:p>Muito Difícil</text:p>
          </table:table-cell>
          <table:table-cell table:style-name="ce5" table:content-validation-name="val3" office:value-type="string" calcext:value-type="string">
            <text:p>ST_Within</text:p>
          </table:table-cell>
          <table:table-cell table:style-name="ce12" office:value-type="string" calcext:value-type="string">
            <text:p>WITH muni AS (</text:p>
            <text:p>  SELECT m.cd_mun</text:p>
            <text:p>  FROM public.municipio m</text:p>
            <text:p>  INNER JOIN public.unidade_federativa uf ON uf.cd_uf = m.cd_uf</text:p>
            <text:p>  WHERE m.nm_mun = 'Maceió' AND uf.sigla_uf = 'AL'</text:p>
            <text:p>),</text:p>
            <text:p>distritos AS (</text:p>
            <text:p>  SELECT d.cd_dist, d.nm_dist, d.cd_mun, d.geometry AS geom_dist</text:p>
            <text:p>  FROM public.distrito d</text:p>
            <text:p>  INNER JOIN muni ON d.cd_mun = muni.cd_mun</text:p>
            <text:p>),</text:p>
            <text:p>escolas AS (</text:p>
            <text:p>  SELECT e.cd_entidade, e.cd_mun, e.geometry</text:p>
            <text:p>  FROM public.escola e</text:p>
            <text:p>  INNER JOIN muni ON e.cd_mun = muni.cd_mun</text:p>
            <text:p>),</text:p>
            <text:p>min_por_distrito AS (</text:p>
            <text:p>  SELECT</text:p>
            <text:p>    d.cd_dist,</text:p>
            <text:p>    MIN(</text:p>
            <text:p>      (SELECT ST_Distance(e.geometry, b.geometry)</text:p>
            <text:p>       FROM public.biblioteca b</text:p>
            <text:p>       WHERE b.cd_mun = d.cd_mun</text:p>
            <text:p>         AND ST_Within(b.geometry, d.geom_dist)</text:p>
            <text:p>       ORDER BY e.geometry &lt;-&gt; b.geometry</text:p>
            <text:p>       LIMIT 1)</text:p>
            <text:p>    ) AS menor_dist_m</text:p>
            <text:p>  FROM distritos d</text:p>
            <text:p>  INNER JOIN escolas e ON e.cd_mun = d.cd_mun</text:p>
            <text:p>  INNER JOIN public.microdados_ed_basica meb ON meb.cd_entidade = e.cd_entidade</text:p>
            <text:p>  WHERE ST_Within(e.geometry, d.geom_dist)</text:p>
            <text:p>    AND COALESCE(meb.in_biblioteca,0)=0</text:p>
            <text:p>  GROUP BY d.cd_dist</text:p>
            <text:p>),</text:p>
            <text:p>contagem_no_min AS (</text:p>
            <text:p>  SELECT</text:p>
            <text:p>    d.cd_dist,</text:p>
            <text:p>    COUNT(*) AS qt_escolas_no_min</text:p>
            <text:p>  FROM distritos d</text:p>
            <text:p>  INNER JOIN escolas e ON e.cd_mun = d.cd_mun</text:p>
            <text:p>  INNER JOIN public.microdados_ed_basica meb ON meb.cd_entidade = e.cd_entidade</text:p>
            <text:p>  WHERE ST_Within(e.geometry, d.geom_dist)</text:p>
            <text:p>    AND COALESCE(meb.in_biblioteca,0)=0</text:p>
            <text:p>    AND (SELECT ST_Distance(e.geometry, b.geometry)</text:p>
            <text:p>         FROM public.biblioteca b</text:p>
            <text:p>         WHERE b.cd_mun = d.cd_mun</text:p>
            <text:p>           AND ST_Within(b.geometry, d.geom_dist)</text:p>
            <text:p>         ORDER BY e.geometry &lt;-&gt; b.geometry</text:p>
            <text:p>         LIMIT 1) = (SELECT menor_dist_m FROM min_por_distrito md WHERE md.cd_dist = d.cd_dist)</text:p>
            <text:p>  GROUP BY d.cd_dist</text:p>
            <text:p>)</text:p>
            <text:p>SELECT</text:p>
            <text:p>  d.nm_dist AS distrito,</text:p>
            <text:p>  ROUND(CAST(md.menor_dist_m AS numeric),2) AS menor_distancia_biblioteca_m,</text:p>
            <text:p>  COALESCE(cm.qt_escolas_no_min,0) AS qt_escolas_no_minimo</text:p>
            <text:p>FROM distritos d</text:p>
            <text:p>INNER JOIN min_por_distrito md ON md.cd_dist = d.cd_dist</text:p>
            <text:p>INNER JOIN contagem_no_min cm ON cm.cd_dist = d.cd_dist</text:p>
            <text:p>ORDER BY menor_distancia_biblioteca_m ASC, distrito;</text:p>
          </table:table-cell>
          <table:table-cell table:style-name="ce9" table:number-columns-repeated="20"/>
          <table:table-cell table:number-columns-repeated="998"/>
        </table:table-row>
        <table:table-row table:style-name="ro1">
          <table:table-cell table:style-name="ce2" office:value-type="float" office:value="683" calcext:value-type="float">
            <text:p>683</text:p>
          </table:table-cell>
          <table:table-cell table:style-name="ce4" office:value-type="string" calcext:value-type="string">
            <text:p>Em Cuiabá/MT, por distrito, entre as escolas dentro do distrito, qual a distância média até o centróide do distrito para escolas diurnas e para escolas noturnas? Traga também a diferença (noturno − diurno) e ordene da maior diferença para a menor.</text:p>
          </table:table-cell>
          <table:table-cell table:style-name="ce8" table:content-validation-name="val1" office:value-type="string" calcext:value-type="string">
            <text:p>Distrito</text:p>
          </table:table-cell>
          <table:table-cell table:style-name="ce11" table:content-validation-name="val2" office:value-type="string" calcext:value-type="string">
            <text:p>Muito Difícil</text:p>
          </table:table-cell>
          <table:table-cell table:style-name="ce5" table:content-validation-name="val3" office:value-type="string" calcext:value-type="string">
            <text:p>ST_Within</text:p>
          </table:table-cell>
          <table:table-cell table:style-name="ce12" office:value-type="string" calcext:value-type="string">
            <text:p>WITH muni AS (</text:p>
            <text:p>  SELECT m.cd_mun, m.geometry</text:p>
            <text:p>  FROM public.municipio m</text:p>
            <text:p>  JOIN public.unidade_federativa uf ON uf.cd_uf = m.cd_uf</text:p>
            <text:p>  WHERE m.nm_mun = 'Cuiabá' AND uf.sigla_uf = 'MT'</text:p>
            <text:p>),</text:p>
            <text:p>dist AS (</text:p>
            <text:p>  SELECT d.cd_dist, d.nm_dist, d.cd_mun, d.geometry AS geom_dist, ST_Centroid(d.geometry) AS centroide</text:p>
            <text:p>  FROM public.distrito d</text:p>
            <text:p>  JOIN muni ON d.cd_mun = muni.cd_mun</text:p>
            <text:p>),</text:p>
            <text:p>esc AS (</text:p>
            <text:p>  SELECT e.cd_entidade, e.cd_mun, e.geometry</text:p>
            <text:p>  FROM public.escola e</text:p>
            <text:p>  JOIN muni ON e.cd_mun = muni.cd_mun</text:p>
            <text:p>),</text:p>
            <text:p>agg AS (</text:p>
            <text:p>  SELECT</text:p>
            <text:p>    d.cd_dist,</text:p>
            <text:p>    AVG(ST_Distance(e.geometry, d.centroide)) FILTER (</text:p>
            <text:p>      WHERE ST_Within(e.geometry, d.geom_dist) AND COALESCE(meb.in_diurno,0)=1</text:p>
            <text:p>    ) AS dist_media_diurno_m,</text:p>
            <text:p>    AVG(ST_Distance(e.geometry, d.centroide)) FILTER (</text:p>
            <text:p>      WHERE ST_Within(e.geometry, d.geom_dist) AND COALESCE(meb.in_noturno,0)=1</text:p>
            <text:p>    ) AS dist_media_noturno_m</text:p>
            <text:p>  FROM dist d</text:p>
            <text:p>  LEFT JOIN esc e ON e.cd_mun = d.cd_mun</text:p>
            <text:p>  LEFT JOIN public.microdados_ed_basica meb ON meb.cd_entidade = e.cd_entidade</text:p>
            <text:p>  WHERE ST_Intersects(d.geom_dist, (SELECT geometry FROM muni))</text:p>
            <text:p>  GROUP BY d.cd_dist</text:p>
            <text:p>)</text:p>
            <text:p>SELECT</text:p>
            <text:p>  d.nm_dist AS distrito,</text:p>
            <text:p>  ROUND(CAST(a.dist_media_diurno_m AS numeric),2) AS dist_media_diurno_m,</text:p>
            <text:p>  ROUND(CAST(a.dist_media_noturno_m AS numeric),2) AS dist_media_noturno_m,</text:p>
            <text:p>  ROUND(CAST(a.dist_media_noturno_m - a.dist_media_diurno_m AS numeric),2) AS diferenca_m</text:p>
            <text:p>FROM dist d</text:p>
            <text:p>LEFT JOIN agg a ON a.cd_dist = d.cd_dist</text:p>
            <text:p>ORDER BY diferenca_m DESC NULLS LAST, distrito;</text:p>
          </table:table-cell>
          <table:table-cell table:style-name="ce9" table:number-columns-repeated="20"/>
          <table:table-cell table:number-columns-repeated="998"/>
        </table:table-row>
        <table:table-row table:style-name="ro1">
          <table:table-cell table:style-name="ce2" office:value-type="float" office:value="684" calcext:value-type="float">
            <text:p>684</text:p>
          </table:table-cell>
          <table:table-cell table:style-name="ce4" office:value-type="string" calcext:value-type="string">
            <text:p>Em Aracaju/SE, por distrito, qual a proporção de escolas dentro do distrito que estão até 800 m de um CRAS dentro do mesmo distrito? Informe também a distância média até o CRAS mais próximo.</text:p>
          </table:table-cell>
          <table:table-cell table:style-name="ce8" table:content-validation-name="val1" office:value-type="string" calcext:value-type="string">
            <text:p>Distrito</text:p>
          </table:table-cell>
          <table:table-cell table:style-name="ce11" table:content-validation-name="val2" office:value-type="string" calcext:value-type="string">
            <text:p>Muito Difícil</text:p>
          </table:table-cell>
          <table:table-cell table:style-name="ce5" table:content-validation-name="val3" office:value-type="string" calcext:value-type="string">
            <text:p>ST_Within</text:p>
          </table:table-cell>
          <table:table-cell table:style-name="ce12" office:value-type="string" calcext:value-type="string">
            <text:p>WITH muni AS (</text:p>
            <text:p>  SELECT m.cd_mun</text:p>
            <text:p>  FROM public.municipio m</text:p>
            <text:p>  JOIN public.unidade_federativa uf ON uf.cd_uf = m.cd_uf</text:p>
            <text:p>  WHERE m.nm_mun = 'Aracaju' AND uf.sigla_uf = 'SE'</text:p>
            <text:p>),</text:p>
            <text:p>distritos AS (</text:p>
            <text:p>  SELECT d.cd_dist, d.nm_dist, d.cd_mun, d.geometry AS geom_dist</text:p>
            <text:p>  FROM public.distrito d</text:p>
            <text:p>  JOIN muni ON d.cd_mun = muni.cd_mun</text:p>
            <text:p>),</text:p>
            <text:p>escolas AS (</text:p>
            <text:p>  SELECT e.cd_entidade, e.cd_mun, e.geometry</text:p>
            <text:p>  FROM public.escola e</text:p>
            <text:p>  JOIN muni ON e.cd_mun = muni.cd_mun</text:p>
            <text:p>),</text:p>
            <text:p>medidas AS (</text:p>
            <text:p>  SELECT</text:p>
            <text:p>    d.cd_dist,</text:p>
            <text:p>    COUNT(*) FILTER (WHERE ST_Within(e.geometry, d.geom_dist)) AS tot_dentro,</text:p>
            <text:p>    COUNT(*) FILTER (</text:p>
            <text:p>      WHERE ST_Within(e.geometry, d.geom_dist)</text:p>
            <text:p>        AND EXISTS (</text:p>
            <text:p>          SELECT 1</text:p>
            <text:p>          FROM public.cras c</text:p>
            <text:p>          WHERE c.cd_mun = d.cd_mun</text:p>
            <text:p>            AND ST_Within(c.geometry, d.geom_dist)</text:p>
            <text:p>            AND ST_DWithin(e.geometry, c.geometry, 800)</text:p>
            <text:p>        )</text:p>
            <text:p>    ) AS tot_ate_800m,</text:p>
            <text:p>    AVG(</text:p>
            <text:p>      (SELECT MIN(ST_Distance(e.geometry, c2.geometry))</text:p>
            <text:p>       FROM public.cras c2</text:p>
            <text:p>       WHERE c2.cd_mun = d.cd_mun</text:p>
            <text:p>         AND ST_Within(c2.geometry, d.geom_dist))</text:p>
            <text:p>    ) FILTER (WHERE ST_Within(e.geometry, d.geom_dist)) AS dist_media_cras_m</text:p>
            <text:p>  FROM distritos d</text:p>
            <text:p>  RIGHT JOIN escolas e ON e.cd_mun = d.cd_mun</text:p>
            <text:p>  RIGHT JOIN public.microdados_ed_basica meb ON meb.cd_entidade = e.cd_entidade</text:p>
            <text:p>  GROUP BY d.cd_dist</text:p>
            <text:p>)</text:p>
            <text:p>SELECT</text:p>
            <text:p>  d.nm_dist AS distrito,</text:p>
            <text:p>  ROUND(CAST(100.0 * COALESCE(m.tot_ate_800m,0) / NULLIF(m.tot_dentro,0) AS numeric),2) AS perc_escolas_ate_800m_cras,</text:p>
            <text:p>  ROUND(CAST(m.dist_media_cras_m AS numeric),2) AS distancia_media_cras_m</text:p>
            <text:p>FROM distritos d</text:p>
            <text:p>RIGHT JOIN medidas m ON m.cd_dist = d.cd_dist</text:p>
            <text:p>ORDER BY perc_escolas_ate_800m_cras DESC NULLS LAST, distancia_media_cras_m ASC NULLS LAST, distrito;</text:p>
          </table:table-cell>
          <table:table-cell table:style-name="ce9" table:number-columns-repeated="20"/>
          <table:table-cell table:number-columns-repeated="998"/>
        </table:table-row>
        <table:table-row table:style-name="ro1">
          <table:table-cell table:style-name="ce2" office:value-type="float" office:value="685" calcext:value-type="float">
            <text:p>685</text:p>
          </table:table-cell>
          <table:table-cell table:style-name="ce4" office:value-type="string" calcext:value-type="string">
            <text:p>Em Campo Grande/MS, por distrito, compare a quantidade de bibliotecas dentro do distrito com a quantidade de escolas dentro do distrito que possuem laboratório de informática; traga também a participação percentual de cada distrito no total da diferença no município.</text:p>
          </table:table-cell>
          <table:table-cell table:style-name="ce8" table:content-validation-name="val1" office:value-type="string" calcext:value-type="string">
            <text:p>Distrito</text:p>
          </table:table-cell>
          <table:table-cell table:style-name="ce11" table:content-validation-name="val2" office:value-type="string" calcext:value-type="string">
            <text:p>Muito Difícil</text:p>
          </table:table-cell>
          <table:table-cell table:style-name="ce5" table:content-validation-name="val3" office:value-type="string" calcext:value-type="string">
            <text:p>ST_Within</text:p>
          </table:table-cell>
          <table:table-cell table:style-name="ce12" office:value-type="string" calcext:value-type="string">
            <text:p>WITH muni AS (</text:p>
            <text:p>  SELECT m.cd_mun</text:p>
            <text:p>  FROM public.municipio m</text:p>
            <text:p>  JOIN public.unidade_federativa uf ON uf.cd_uf = m.cd_uf</text:p>
            <text:p>  WHERE m.nm_mun = 'Campo Grande' AND uf.sigla_uf = 'MS'</text:p>
            <text:p>),</text:p>
            <text:p>distritos AS (</text:p>
            <text:p>  SELECT d.cd_dist, d.nm_dist, d.cd_mun, d.geometry AS geom_dist</text:p>
            <text:p>  FROM public.distrito d</text:p>
            <text:p>  JOIN muni ON d.cd_mun = muni.cd_mun</text:p>
            <text:p>),</text:p>
            <text:p>bib AS (</text:p>
            <text:p>  SELECT d.cd_dist, COUNT(*) AS qt_bibliotecas</text:p>
            <text:p>  FROM distritos d</text:p>
            <text:p>  JOIN public.biblioteca b ON b.cd_mun = d.cd_mun</text:p>
            <text:p>  WHERE ST_Within(b.geometry, d.geom_dist)</text:p>
            <text:p>  GROUP BY d.cd_dist</text:p>
            <text:p>),</text:p>
            <text:p>esc_lab AS (</text:p>
            <text:p>  SELECT d.cd_dist, COUNT(*) AS qt_escolas_lab</text:p>
            <text:p>  FROM distritos d</text:p>
            <text:p>  JOIN public.escola e ON e.cd_mun = d.cd_mun</text:p>
            <text:p>  JOIN public.microdados_ed_basica meb ON meb.cd_entidade = e.cd_entidade</text:p>
            <text:p>  WHERE ST_Within(e.geometry, d.geom_dist)</text:p>
            <text:p>    AND COALESCE(meb.in_laboratorio_informatica,0)=1</text:p>
            <text:p>  GROUP BY d.cd_dist</text:p>
            <text:p>),</text:p>
            <text:p>cmp AS (</text:p>
            <text:p>  SELECT</text:p>
            <text:p>    COALESCE(b.cd_dist, e.cd_dist) AS cd_dist,</text:p>
            <text:p>    COALESCE(b.qt_bibliotecas,0) AS qt_bibliotecas,</text:p>
            <text:p>    COALESCE(e.qt_escolas_lab,0) AS qt_escolas_lab</text:p>
            <text:p>  FROM bib b</text:p>
            <text:p>  FULL OUTER JOIN esc_lab e ON e.cd_dist = b.cd_dist</text:p>
            <text:p>),</text:p>
            <text:p>fin AS (</text:p>
            <text:p>  SELECT</text:p>
            <text:p>    d.nm_dist AS distrito,</text:p>
            <text:p>    c.qt_bibliotecas,</text:p>
            <text:p>    c.qt_escolas_lab,</text:p>
            <text:p>    (c.qt_bibliotecas - c.qt_escolas_lab) AS diferenca</text:p>
            <text:p>  FROM distritos d</text:p>
            <text:p>  JOIN cmp c ON c.cd_dist = d.cd_dist</text:p>
            <text:p>)</text:p>
            <text:p>SELECT</text:p>
            <text:p>  distrito,</text:p>
            <text:p>  qt_bibliotecas,</text:p>
            <text:p>  qt_escolas_lab,</text:p>
            <text:p>  diferenca,</text:p>
            <text:p>  ROUND(CAST(100.0 * diferenca / NULLIF(SUM(diferenca) OVER (),0) AS numeric),2) AS participacao_perc</text:p>
            <text:p>FROM fin</text:p>
            <text:p>ORDER BY diferenca DESC, distrito;</text:p>
          </table:table-cell>
          <table:table-cell table:style-name="ce9" table:number-columns-repeated="20"/>
          <table:table-cell table:number-columns-repeated="998"/>
        </table:table-row>
        <table:table-row table:style-name="ro1">
          <table:table-cell table:style-name="ce2" office:value-type="float" office:value="686" calcext:value-type="float">
            <text:p>686</text:p>
          </table:table-cell>
          <table:table-cell table:style-name="ce4" office:value-type="string" calcext:value-type="string">
            <text:p>Em Palmas/TO, qual é, por distrito, a área total (em km²) formada pela interseção entre o distrito e as zonas de influência de 300 m ao redor das escolas com internet e banda larga? Traga também o percentual dessa área em relação à área do distrito.</text:p>
          </table:table-cell>
          <table:table-cell table:style-name="ce8" table:content-validation-name="val1" office:value-type="string" calcext:value-type="string">
            <text:p>Distrito</text:p>
          </table:table-cell>
          <table:table-cell table:style-name="ce11" table:content-validation-name="val2" office:value-type="string" calcext:value-type="string">
            <text:p>Muito Difícil</text:p>
          </table:table-cell>
          <table:table-cell table:style-name="ce5" table:content-validation-name="val3" office:value-type="string" calcext:value-type="string">
            <text:p>ST_Intersection</text:p>
          </table:table-cell>
          <table:table-cell table:style-name="ce12" office:value-type="string" calcext:value-type="string">
            <text:p>WITH muni AS (</text:p>
            <text:p>  SELECT m.cd_mun, m.geometry</text:p>
            <text:p>  FROM public.municipio m</text:p>
            <text:p>  JOIN public.unidade_federativa uf ON uf.cd_uf = m.cd_uf</text:p>
            <text:p>  WHERE m.nm_mun = 'Palmas' AND uf.sigla_uf = 'TO'</text:p>
            <text:p>),</text:p>
            <text:p>dist AS (</text:p>
            <text:p>  SELECT d.cd_dist, d.nm_dist, d.cd_mun, d.geometry AS geom_dist, ST_Area(d.geometry::geography)/1e6 AS area_dist_km2</text:p>
            <text:p>  FROM public.distrito d</text:p>
            <text:p>  JOIN muni ON d.cd_mun = muni.cd_mun</text:p>
            <text:p>),</text:p>
            <text:p>escolas_buf AS (</text:p>
            <text:p>  SELECT e.cd_mun, ST_Buffer(e.geometry::geography, 300)::geometry AS geom_buf</text:p>
            <text:p>  FROM public.escola e</text:p>
            <text:p>  JOIN muni ON e.cd_mun = muni.cd_mun</text:p>
            <text:p>  JOIN public.microdados_ed_basica meb ON meb.cd_entidade = e.cd_entidade</text:p>
            <text:p>  WHERE COALESCE(meb.in_internet,0)=1 AND COALESCE(meb.in_banda_larga,0)=1</text:p>
            <text:p>),</text:p>
            <text:p>intersec AS (</text:p>
            <text:p>  SELECT</text:p>
            <text:p>    d.cd_dist,</text:p>
            <text:p>    ST_Union(ST_Intersection(d.geom_dist, b.geom_buf)) AS geom_inter</text:p>
            <text:p>  FROM dist d</text:p>
            <text:p>  JOIN escolas_buf b ON b.cd_mun = d.cd_mun</text:p>
            <text:p>  WHERE ST_Intersects(d.geom_dist, b.geom_buf)</text:p>
            <text:p>  GROUP BY d.cd_dist</text:p>
            <text:p>)</text:p>
            <text:p>SELECT</text:p>
            <text:p>  d.nm_dist AS distrito,</text:p>
            <text:p>  ROUND(CAST(ST_Area(i.geom_inter::geography)/1e6 AS numeric),4) AS area_intersec_km2,</text:p>
            <text:p>  ROUND(CAST(100.0 * ST_Area(i.geom_inter::geography)/NULLIF(d.area_dist_km2*1e6,0) AS numeric),2) AS perc_do_distrito</text:p>
            <text:p>FROM dist d</text:p>
            <text:p>JOIN intersec i ON i.cd_dist = d.cd_dist</text:p>
            <text:p>ORDER BY area_intersec_km2 DESC, distrito;</text:p>
          </table:table-cell>
          <table:table-cell table:style-name="ce9" table:number-columns-repeated="20"/>
          <table:table-cell table:number-columns-repeated="998"/>
        </table:table-row>
        <table:table-row table:style-name="ro1">
          <table:table-cell table:style-name="ce2" office:value-type="float" office:value="687" calcext:value-type="float">
            <text:p>687</text:p>
          </table:table-cell>
          <table:table-cell table:style-name="ce4" office:value-type="string" calcext:value-type="string">
            <text:p>Em Londrina/PR, por distrito, quantas escolas que funcionam no período noturno ficam a até 800 m de um CRAS quando consideramos apenas a área de interseção entre distrito e um buffer de 100 m do seu contorno? Informe também a distância média dessas escolas até o centróide do distrito.</text:p>
          </table:table-cell>
          <table:table-cell table:style-name="ce8" table:content-validation-name="val1" office:value-type="string" calcext:value-type="string">
            <text:p>Distrito</text:p>
          </table:table-cell>
          <table:table-cell table:style-name="ce11" table:content-validation-name="val2" office:value-type="string" calcext:value-type="string">
            <text:p>Muito Difícil</text:p>
          </table:table-cell>
          <table:table-cell table:style-name="ce5" table:content-validation-name="val3" office:value-type="string" calcext:value-type="string">
            <text:p>ST_Intersection</text:p>
          </table:table-cell>
          <table:table-cell table:style-name="ce12" office:value-type="string" calcext:value-type="string">
            <text:p>WITH muni AS (</text:p>
            <text:p>  SELECT m.cd_mun, m.geometry</text:p>
            <text:p>  FROM public.municipio m</text:p>
            <text:p>  INNER JOIN public.unidade_federativa uf ON uf.cd_uf = m.cd_uf</text:p>
            <text:p>  WHERE m.nm_mun = 'Londrina' AND uf.sigla_uf = 'PR'</text:p>
            <text:p>),</text:p>
            <text:p>dist AS (</text:p>
            <text:p>  SELECT d.cd_dist, d.nm_dist, d.cd_mun,</text:p>
            <text:p>         d.geometry AS geom_dist,</text:p>
            <text:p>         ST_Centroid(d.geometry) AS centroide,</text:p>
            <text:p>         ST_Buffer(ST_Boundary(d.geometry)::geography, 100)::geometry AS cinta_100m</text:p>
            <text:p>  FROM public.distrito d</text:p>
            <text:p>  INNER JOIN muni ON d.cd_mun = muni.cd_mun</text:p>
            <text:p>),</text:p>
            <text:p>zona_analise AS (</text:p>
            <text:p>  SELECT cd_dist, ST_Intersection(geom_dist, cinta_100m) AS geom_zona</text:p>
            <text:p>  FROM dist</text:p>
            <text:p>),</text:p>
            <text:p>esc AS (</text:p>
            <text:p>  SELECT e.cd_entidade, e.cd_mun, e.geometry</text:p>
            <text:p>  FROM public.escola e</text:p>
            <text:p>  INNER JOIN muni ON e.cd_mun = muni.cd_mun</text:p>
            <text:p>  INNER JOIN public.microdados_ed_basica meb ON meb.cd_entidade = e.cd_entidade</text:p>
            <text:p>  WHERE COALESCE(meb.in_noturno,0)=1</text:p>
            <text:p>),</text:p>
            <text:p>agg AS (</text:p>
            <text:p>  SELECT</text:p>
            <text:p>    d.cd_dist,</text:p>
            <text:p>    COUNT(*) FILTER (</text:p>
            <text:p>      WHERE ST_Intersects(e.geometry, z.geom_zona)</text:p>
            <text:p>        AND EXISTS (</text:p>
            <text:p>          SELECT 1 FROM public.cras c</text:p>
            <text:p>          WHERE c.cd_mun = d.cd_mun</text:p>
            <text:p>            AND ST_Intersects(c.geometry, d.geom_dist)</text:p>
            <text:p>            AND ST_DWithin(e.geometry, c.geometry, 800)</text:p>
            <text:p>        )</text:p>
            <text:p>    ) AS qt_escolas_criterio,</text:p>
            <text:p>    AVG(ST_Distance(e.geometry, d.centroide)) FILTER (WHERE ST_Intersects(e.geometry, z.geom_zona)) AS dist_media_centroide_m</text:p>
            <text:p>  FROM dist d</text:p>
            <text:p>  RIGHT JOIN zona_analise z ON z.cd_dist = d.cd_dist</text:p>
            <text:p>  RIGHT JOIN esc e ON e.cd_mun = d.cd_mun</text:p>
            <text:p>  GROUP BY d.cd_dist</text:p>
            <text:p>)</text:p>
            <text:p>SELECT</text:p>
            <text:p>  d.nm_dist AS distrito,</text:p>
            <text:p>  COALESCE(a.qt_escolas_criterio,0) AS qt_escolas_criterio,</text:p>
            <text:p>  ROUND(CAST(a.dist_media_centroide_m AS numeric),2) AS dist_media_centroide_m</text:p>
            <text:p>FROM dist d</text:p>
            <text:p>RIGHT JOIN agg a ON a.cd_dist = d.cd_dist</text:p>
            <text:p>ORDER BY qt_escolas_criterio DESC, dist_media_centroide_m ASC NULLS LAST, distrito;</text:p>
          </table:table-cell>
          <table:table-cell table:style-name="ce9" table:number-columns-repeated="20"/>
          <table:table-cell table:number-columns-repeated="998"/>
        </table:table-row>
        <table:table-row table:style-name="ro1">
          <table:table-cell table:style-name="ce2" office:value-type="float" office:value="688" calcext:value-type="float">
            <text:p>688</text:p>
          </table:table-cell>
          <table:table-cell table:style-name="ce4" office:value-type="string" calcext:value-type="string">
            <text:p>Em Uberlândia/MG, por distrito, qual é a escola com maior total de matrículas no fundamental + médio dentre as que estão na interseção entre o distrito e um buffer de 200 m aplicado às próprias escolas; e qual a distância dessa escola até a biblioteca mais próxima contida no mesmo distrito?</text:p>
          </table:table-cell>
          <table:table-cell table:style-name="ce8" table:content-validation-name="val1" office:value-type="string" calcext:value-type="string">
            <text:p>Distrito</text:p>
          </table:table-cell>
          <table:table-cell table:style-name="ce11" table:content-validation-name="val2" office:value-type="string" calcext:value-type="string">
            <text:p>Muito Difícil</text:p>
          </table:table-cell>
          <table:table-cell table:style-name="ce5" table:content-validation-name="val3" office:value-type="string" calcext:value-type="string">
            <text:p>ST_Intersection</text:p>
          </table:table-cell>
          <table:table-cell table:style-name="ce12" office:value-type="string" calcext:value-type="string">
            <text:p>WITH muni AS (</text:p>
            <text:p>  SELECT m.cd_mun</text:p>
            <text:p>  FROM public.municipio m</text:p>
            <text:p>  INNER JOIN public.unidade_federativa uf ON uf.cd_uf = m.cd_uf</text:p>
            <text:p>  WHERE m.nm_mun = 'Uberlândia' AND uf.sigla_uf = 'MG'</text:p>
            <text:p>),</text:p>
            <text:p>distritos AS (</text:p>
            <text:p>  SELECT d.cd_dist, d.nm_dist, d.cd_mun, d.geometry AS geom_dist</text:p>
            <text:p>  FROM public.distrito d</text:p>
            <text:p>  INNER JOIN muni ON d.cd_mun = muni.cd_mun</text:p>
            <text:p>),</text:p>
            <text:p>escolas_mat AS (</text:p>
            <text:p>  SELECT</text:p>
            <text:p>    e.cd_entidade, e.cd_mun, e.geometry,</text:p>
            <text:p>    COALESCE(meb.qt_mat_fund,0) + COALESCE(meb.qt_mat_med,0) AS tot_mat,</text:p>
            <text:p>    ST_Buffer(e.geometry::geography, 200)::geometry AS buf200</text:p>
            <text:p>  FROM public.escola e</text:p>
            <text:p>  INNER JOIN public.microdados_ed_basica meb ON meb.cd_entidade = e.cd_entidade</text:p>
            <text:p>  INNER JOIN muni ON e.cd_mun = muni.cd_mun</text:p>
            <text:p>),</text:p>
            <text:p>cand AS (</text:p>
            <text:p>  SELECT</text:p>
            <text:p>    d.cd_dist,</text:p>
            <text:p>    em.cd_entidade,</text:p>
            <text:p>    em.tot_mat,</text:p>
            <text:p>    ST_Intersection(d.geom_dist, em.buf200) AS geom_int</text:p>
            <text:p>  FROM distritos d</text:p>
            <text:p>  JOIN escolas_mat em ON em.cd_mun = d.cd_mun</text:p>
            <text:p>  WHERE ST_Intersects(d.geom_dist, em.buf200)</text:p>
            <text:p>),</text:p>
            <text:p>ranked AS (</text:p>
            <text:p>  SELECT</text:p>
            <text:p>    cd_dist, cd_entidade, tot_mat,</text:p>
            <text:p>    ROW_NUMBER() OVER (PARTITION BY cd_dist ORDER BY tot_mat DESC NULLS LAST) AS rn</text:p>
            <text:p>  FROM cand</text:p>
            <text:p>)</text:p>
            <text:p>SELECT</text:p>
            <text:p>  d.nm_dist AS distrito,</text:p>
            <text:p>  e.nm_entidade AS escola_top,</text:p>
            <text:p>  r.tot_mat,</text:p>
            <text:p>  ROUND(CAST(</text:p>
            <text:p>    (SELECT MIN(ST_Distance(e.geometry, b.geometry))</text:p>
            <text:p>     FROM public.biblioteca b</text:p>
            <text:p>     WHERE b.cd_mun = d.cd_mun</text:p>
            <text:p>       AND ST_Contains(d.geom_dist, b.geometry))</text:p>
            <text:p>  AS numeric),2) AS dist_biblioteca_mais_proxima_m</text:p>
            <text:p>FROM distritos d</text:p>
            <text:p>INNER JOIN ranked r ON r.cd_dist = d.cd_dist AND r.rn = 1</text:p>
            <text:p>INNER JOIN public.escola e ON e.cd_entidade = r.cd_entidade</text:p>
            <text:p>ORDER BY tot_mat DESC, distrito;</text:p>
          </table:table-cell>
          <table:table-cell table:style-name="ce9" table:number-columns-repeated="20"/>
          <table:table-cell table:number-columns-repeated="998"/>
        </table:table-row>
        <table:table-row table:style-name="ro1">
          <table:table-cell table:style-name="ce2" office:value-type="float" office:value="689" calcext:value-type="float">
            <text:p>689</text:p>
          </table:table-cell>
          <table:table-cell table:style-name="ce4" office:value-type="string" calcext:value-type="string">
            <text:p>Em Macapá/AP, por distrito, qual a diferença entre: (a) o número de bibliotecas que intersectam o distrito e (b) o número de escolas com laboratório de informática que intersectam o distrito; e qual a participação percentual de cada distrito no total dessa diferença no município?</text:p>
          </table:table-cell>
          <table:table-cell table:style-name="ce8" table:content-validation-name="val1" office:value-type="string" calcext:value-type="string">
            <text:p>Distrito</text:p>
          </table:table-cell>
          <table:table-cell table:style-name="ce11" table:content-validation-name="val2" office:value-type="string" calcext:value-type="string">
            <text:p>Muito Difícil</text:p>
          </table:table-cell>
          <table:table-cell table:style-name="ce5" table:content-validation-name="val3" office:value-type="string" calcext:value-type="string">
            <text:p>ST_Intersection</text:p>
          </table:table-cell>
          <table:table-cell table:style-name="ce12" office:value-type="string" calcext:value-type="string">
            <text:p>WITH muni AS (</text:p>
            <text:p>  SELECT m.cd_mun</text:p>
            <text:p>  FROM public.municipio m</text:p>
            <text:p>  JOIN public.unidade_federativa uf ON uf.cd_uf = m.cd_uf</text:p>
            <text:p>  WHERE m.nm_mun = 'Macapá' AND uf.sigla_uf = 'AP'</text:p>
            <text:p>),</text:p>
            <text:p>distritos AS (</text:p>
            <text:p>  SELECT d.cd_dist, d.nm_dist, d.cd_mun, d.geometry AS geom_dist</text:p>
            <text:p>  FROM public.distrito d</text:p>
            <text:p>  JOIN muni ON d.cd_mun = muni.cd_mun</text:p>
            <text:p>),</text:p>
            <text:p>bib AS (</text:p>
            <text:p>  SELECT d.cd_dist, COUNT(*) AS qt_bib</text:p>
            <text:p>  FROM distritos d</text:p>
            <text:p>  JOIN public.biblioteca b ON b.cd_mun = d.cd_mun</text:p>
            <text:p>  WHERE ST_Intersects(b.geometry, d.geom_dist)</text:p>
            <text:p>  GROUP BY d.cd_dist</text:p>
            <text:p>),</text:p>
            <text:p>esc_lab AS (</text:p>
            <text:p>  SELECT d.cd_dist, COUNT(*) AS qt_escolas_lab</text:p>
            <text:p>  FROM distritos d</text:p>
            <text:p>  JOIN public.escola e ON e.cd_mun = d.cd_mun</text:p>
            <text:p>  JOIN public.microdados_ed_basica meb ON meb.cd_entidade = e.cd_entidade</text:p>
            <text:p>  WHERE ST_Intersects(e.geometry, d.geom_dist)</text:p>
            <text:p>    AND COALESCE(meb.in_laboratorio_informatica,0)=1</text:p>
            <text:p>  GROUP BY d.cd_dist</text:p>
            <text:p>),</text:p>
            <text:p>cmp AS (</text:p>
            <text:p>  SELECT</text:p>
            <text:p>    COALESCE(b.cd_dist, e.cd_dist) AS cd_dist,</text:p>
            <text:p>    COALESCE(b.qt_bib,0) AS qt_bib,</text:p>
            <text:p>    COALESCE(e.qt_escolas_lab,0) AS qt_escolas_lab</text:p>
            <text:p>  FROM bib b</text:p>
            <text:p>  FULL OUTER JOIN esc_lab e ON e.cd_dist = b.cd_dist</text:p>
            <text:p>),</text:p>
            <text:p>fin AS (</text:p>
            <text:p>  SELECT</text:p>
            <text:p>    d.nm_dist AS distrito,</text:p>
            <text:p>    c.qt_bib,</text:p>
            <text:p>    c.qt_escolas_lab,</text:p>
            <text:p>    (c.qt_bib - c.qt_escolas_lab) AS diferenca</text:p>
            <text:p>  FROM distritos d</text:p>
            <text:p>  JOIN cmp c ON c.cd_dist = d.cd_dist</text:p>
            <text:p>)</text:p>
            <text:p>SELECT</text:p>
            <text:p>  distrito,</text:p>
            <text:p>  qt_bib,</text:p>
            <text:p>  qt_escolas_lab,</text:p>
            <text:p>  diferenca,</text:p>
            <text:p>  ROUND(CAST(100.0 * diferenca / NULLIF(SUM(diferenca) OVER (),0) AS numeric),2) AS participacao_perc</text:p>
            <text:p>FROM fin</text:p>
            <text:p>ORDER BY diferenca DESC, distrito;</text:p>
          </table:table-cell>
          <table:table-cell table:style-name="ce9" table:number-columns-repeated="20"/>
          <table:table-cell table:number-columns-repeated="998"/>
        </table:table-row>
        <table:table-row table:style-name="ro1">
          <table:table-cell table:style-name="ce2" office:value-type="float" office:value="690" calcext:value-type="float">
            <text:p>690</text:p>
          </table:table-cell>
          <table:table-cell table:style-name="ce4" office:value-type="string" calcext:value-type="string">
            <text:p>Em Porto Velho/RO, por distrito, entre as escolas que intersectam o distrito e possuem acessibilidade por rampas, qual é a distância média até o centróide do distrito e qual é a razão entre essa distância média e a distância média das escolas sem rampas? Ordene da maior razão para a menor.</text:p>
          </table:table-cell>
          <table:table-cell table:style-name="ce8" table:content-validation-name="val1" office:value-type="string" calcext:value-type="string">
            <text:p>Distrito</text:p>
          </table:table-cell>
          <table:table-cell table:style-name="ce11" table:content-validation-name="val2" office:value-type="string" calcext:value-type="string">
            <text:p>Muito Difícil</text:p>
          </table:table-cell>
          <table:table-cell table:style-name="ce5" table:content-validation-name="val3" office:value-type="string" calcext:value-type="string">
            <text:p>ST_Intersection</text:p>
          </table:table-cell>
          <table:table-cell table:style-name="ce12" office:value-type="string" calcext:value-type="string">
            <text:p>WITH muni AS (</text:p>
            <text:p>  SELECT m.cd_mun, m.geometry</text:p>
            <text:p>  FROM public.municipio m</text:p>
            <text:p>  LEFT JOIN public.unidade_federativa uf ON uf.cd_uf = m.cd_uf</text:p>
            <text:p>  WHERE m.nm_mun = 'Porto Velho' AND uf.sigla_uf = 'RO'</text:p>
            <text:p>),</text:p>
            <text:p>dist AS (</text:p>
            <text:p>  SELECT d.cd_dist, d.nm_dist, d.cd_mun, d.geometry AS geom_dist, ST_Centroid(d.geometry) AS centroide</text:p>
            <text:p>  FROM public.distrito d</text:p>
            <text:p>  LEFT JOIN muni ON d.cd_mun = muni.cd_mun</text:p>
            <text:p>),</text:p>
            <text:p>esc AS (</text:p>
            <text:p>  SELECT e.cd_entidade, e.cd_mun, e.geometry</text:p>
            <text:p>  FROM public.escola e</text:p>
            <text:p>  LEFT JOIN muni ON e.cd_mun = muni.cd_mun</text:p>
            <text:p>),</text:p>
            <text:p>agg AS (</text:p>
            <text:p>  SELECT</text:p>
            <text:p>    d.cd_dist,</text:p>
            <text:p>    AVG(ST_Distance(e.geometry, d.centroide)) FILTER (</text:p>
            <text:p>      WHERE ST_Intersects(e.geometry, d.geom_dist) AND COALESCE(meb.in_acessibilidade_rampas,0)=1</text:p>
            <text:p>    ) AS dist_media_rampa_m,</text:p>
            <text:p>    AVG(ST_Distance(e.geometry, d.centroide)) FILTER (</text:p>
            <text:p>      WHERE ST_Intersects(e.geometry, d.geom_dist) AND COALESCE(meb.in_acessibilidade_rampas,0)=0</text:p>
            <text:p>    ) AS dist_media_sem_rampa_m</text:p>
            <text:p>  FROM dist d</text:p>
            <text:p>  LEFT JOIN esc e ON e.cd_mun = d.cd_mun</text:p>
            <text:p>  LEFT JOIN public.microdados_ed_basica meb ON meb.cd_entidade = e.cd_entidade</text:p>
            <text:p>  WHERE ST_Within(d.geom_dist, (SELECT geometry FROM muni))</text:p>
            <text:p>  GROUP BY d.cd_dist</text:p>
            <text:p>)</text:p>
            <text:p>SELECT</text:p>
            <text:p>  d.nm_dist AS distrito,</text:p>
            <text:p>  ROUND(CAST(a.dist_media_rampa_m AS numeric),2) AS dist_media_rampa_m,</text:p>
            <text:p>  ROUND(CAST(a.dist_media_sem_rampa_m AS numeric),2) AS dist_media_sem_rampa_m,</text:p>
            <text:p>  ROUND(CAST(a.dist_media_rampa_m / NULLIF(a.dist_media_sem_rampa_m,0) AS numeric),3) AS razao_rampa_vs_sem</text:p>
            <text:p>FROM dist d</text:p>
            <text:p>LEFT JOIN agg a ON a.cd_dist = d.cd_dist</text:p>
            <text:p>ORDER BY razao_rampa_vs_sem DESC NULLS LAST, distrito;</text:p>
          </table:table-cell>
          <table:table-cell table:style-name="ce9" table:number-columns-repeated="20"/>
          <table:table-cell table:number-columns-repeated="998"/>
        </table:table-row>
        <table:table-row table:style-name="ro1">
          <table:table-cell table:style-name="ce2" office:value-type="float" office:value="691" calcext:value-type="float">
            <text:p>691</text:p>
          </table:table-cell>
          <table:table-cell table:style-name="ce4" office:value-type="string" calcext:value-type="string">
            <text:p>Em Joinville/SC, por distrito, qual é a área (km2) resultante da interseção entre o distrito e a zona de 250 m ao redor das escolas que possuem quadra de esportes? Informe também o percentual dessa área em relação à área do distrito.</text:p>
          </table:table-cell>
          <table:table-cell table:style-name="ce8" table:content-validation-name="val1" office:value-type="string" calcext:value-type="string">
            <text:p>Distrito</text:p>
          </table:table-cell>
          <table:table-cell table:style-name="ce11" table:content-validation-name="val2" office:value-type="string" calcext:value-type="string">
            <text:p>Muito Difícil</text:p>
          </table:table-cell>
          <table:table-cell table:style-name="ce5" table:content-validation-name="val3" office:value-type="string" calcext:value-type="string">
            <text:p>ST_Buffer</text:p>
          </table:table-cell>
          <table:table-cell table:style-name="ce12" office:value-type="string" calcext:value-type="string">
            <text:p>WITH muni AS (</text:p>
            <text:p>  SELECT m.cd_mun, m.geometry</text:p>
            <text:p>  FROM public.municipio m</text:p>
            <text:p>  INNER JOIN public.unidade_federativa uf ON uf.cd_uf = m.cd_uf</text:p>
            <text:p>  WHERE m.nm_mun = 'Joinville' AND uf.sigla_uf = 'SC'</text:p>
            <text:p>),</text:p>
            <text:p>dist AS (</text:p>
            <text:p>  SELECT d.cd_dist, d.nm_dist, d.cd_mun,</text:p>
            <text:p>         d.geometry AS geom_dist,</text:p>
            <text:p>         ST_Area(d.geometry::geography)/1e6 AS area_dist_km2</text:p>
            <text:p>  FROM public.distrito d</text:p>
            <text:p>  INNER JOIN muni ON d.cd_mun = muni.cd_mun</text:p>
            <text:p>),</text:p>
            <text:p>escolas_buf AS (</text:p>
            <text:p>  SELECT e.cd_mun,</text:p>
            <text:p>         ST_Buffer(e.geometry::geography, 250)::geometry AS geom_buf</text:p>
            <text:p>  FROM public.escola e</text:p>
            <text:p>  INNER JOIN public.microdados_ed_basica meb ON meb.cd_entidade = e.cd_entidade</text:p>
            <text:p>  INNER JOIN muni ON e.cd_mun = muni.cd_mun</text:p>
            <text:p>  WHERE COALESCE(meb.in_quadra_esportes,0) = 1</text:p>
            <text:p>),</text:p>
            <text:p>intersec AS (</text:p>
            <text:p>  SELECT d.cd_dist,</text:p>
            <text:p>         ST_Union(ST_Intersection(d.geom_dist, b.geom_buf)) AS geom_inter</text:p>
            <text:p>  FROM dist d</text:p>
            <text:p>  INNER JOIN escolas_buf b ON b.cd_mun = d.cd_mun</text:p>
            <text:p>  WHERE ST_Intersects(d.geom_dist, b.geom_buf)</text:p>
            <text:p>  GROUP BY d.cd_dist</text:p>
            <text:p>)</text:p>
            <text:p>SELECT</text:p>
            <text:p>  d.nm_dist AS distrito,</text:p>
            <text:p>  ROUND(CAST(ST_Area(i.geom_inter::geography)/1e6 AS numeric),4) AS area_intersec_km2,</text:p>
            <text:p>  ROUND(CAST(100.0 * ST_Area(i.geom_inter::geography) / NULLIF(d.area_dist_km2*1e6,0) AS numeric),2) AS perc_do_distrito</text:p>
            <text:p>FROM dist d</text:p>
            <text:p>INNER JOIN intersec i ON i.cd_dist = d.cd_dist</text:p>
            <text:p>ORDER BY area_intersec_km2 DESC, distrito;</text:p>
          </table:table-cell>
          <table:table-cell table:style-name="ce9" table:number-columns-repeated="20"/>
          <table:table-cell table:number-columns-repeated="998"/>
        </table:table-row>
        <table:table-row table:style-name="ro1">
          <table:table-cell table:style-name="ce2" office:value-type="float" office:value="692" calcext:value-type="float">
            <text:p>692</text:p>
          </table:table-cell>
          <table:table-cell table:style-name="ce4" office:value-type="string" calcext:value-type="string">
            <text:p>Em Contagem/MG, por distrito, entre as escolas dentro do distrito, qual o percentual das que estão até 200 m da borda do distrito e possuem laboratório de ciências e refeitório? Informe também a distância média até a borda.</text:p>
          </table:table-cell>
          <table:table-cell table:style-name="ce8" table:content-validation-name="val1" office:value-type="string" calcext:value-type="string">
            <text:p>Distrito</text:p>
          </table:table-cell>
          <table:table-cell table:style-name="ce11" table:content-validation-name="val2" office:value-type="string" calcext:value-type="string">
            <text:p>Muito Difícil</text:p>
          </table:table-cell>
          <table:table-cell table:style-name="ce5" table:content-validation-name="val3" office:value-type="string" calcext:value-type="string">
            <text:p>ST_Buffer</text:p>
          </table:table-cell>
          <table:table-cell table:style-name="ce12" office:value-type="string" calcext:value-type="string">
            <text:p>WITH muni AS (</text:p>
            <text:p>  SELECT m.cd_mun, m.geometry</text:p>
            <text:p>  FROM public.municipio m</text:p>
            <text:p>  LEFT JOIN public.unidade_federativa uf ON uf.cd_uf = m.cd_uf</text:p>
            <text:p>  WHERE m.nm_mun = 'Contagem' AND uf.sigla_uf = 'MG'</text:p>
            <text:p>),</text:p>
            <text:p>dist AS (</text:p>
            <text:p>  SELECT d.cd_dist, d.nm_dist, d.cd_mun,</text:p>
            <text:p>         d.geometry AS geom_dist,</text:p>
            <text:p>         ST_Buffer(ST_Boundary(d.geometry)::geography, 200)::geometry AS faixa_200m</text:p>
            <text:p>  FROM public.distrito d</text:p>
            <text:p>  LEFT JOIN muni ON d.cd_mun = muni.cd_mun</text:p>
            <text:p>),</text:p>
            <text:p>esc AS (</text:p>
            <text:p>  SELECT e.cd_entidade, e.cd_mun, e.geometry</text:p>
            <text:p>  FROM public.escola e</text:p>
            <text:p>  LEFT JOIN muni ON e.cd_mun = muni.cd_mun</text:p>
            <text:p>),</text:p>
            <text:p>agg AS (</text:p>
            <text:p>  SELECT</text:p>
            <text:p>    d.cd_dist,</text:p>
            <text:p>    COUNT(*) FILTER (WHERE ST_Within(e.geometry, d.geom_dist)) AS tot_dentro,</text:p>
            <text:p>    COUNT(*) FILTER (</text:p>
            <text:p>      WHERE ST_Within(e.geometry, d.geom_dist)</text:p>
            <text:p>        AND ST_Intersects(e.geometry, d.faixa_200m)</text:p>
            <text:p>        AND COALESCE(meb.in_laboratorio_ciencias,0)=1</text:p>
            <text:p>        AND COALESCE(meb.in_refeitorio,0)=1</text:p>
            <text:p>    ) AS tot_criterio,</text:p>
            <text:p>    AVG(ST_Distance(e.geometry, ST_Boundary(d.geom_dist))) FILTER (</text:p>
            <text:p>      WHERE ST_Within(e.geometry, d.geom_dist)</text:p>
            <text:p>        AND ST_Intersects(e.geometry, d.faixa_200m)</text:p>
            <text:p>        AND COALESCE(meb.in_laboratorio_ciencias,0)=1</text:p>
            <text:p>        AND COALESCE(meb.in_refeitorio,0)=1</text:p>
            <text:p>    ) AS dist_media_borda_m</text:p>
            <text:p>  FROM dist d</text:p>
            <text:p>  LEFT JOIN esc e ON e.cd_mun = d.cd_mun</text:p>
            <text:p>  LEFT JOIN public.microdados_ed_basica meb ON meb.cd_entidade = e.cd_entidade</text:p>
            <text:p>  GROUP BY d.cd_dist</text:p>
            <text:p>)</text:p>
            <text:p>SELECT</text:p>
            <text:p>  d.nm_dist AS distrito,</text:p>
            <text:p>  ROUND(CAST(100.0 * COALESCE(a.tot_criterio,0) / NULLIF(a.tot_dentro,0) AS numeric),2) AS perc_criterio,</text:p>
            <text:p>  ROUND(CAST(a.dist_media_borda_m AS numeric),2) AS distancia_media_borda_m</text:p>
            <text:p>FROM dist d</text:p>
            <text:p>LEFT JOIN agg a ON a.cd_dist = d.cd_dist</text:p>
            <text:p>ORDER BY perc_criterio DESC NULLS LAST, distancia_media_borda_m ASC NULLS LAST, distrito;</text:p>
          </table:table-cell>
          <table:table-cell table:style-name="ce9" table:number-columns-repeated="20"/>
          <table:table-cell table:number-columns-repeated="998"/>
        </table:table-row>
        <table:table-row table:style-name="ro1">
          <table:table-cell table:style-name="ce2" office:value-type="float" office:value="693" calcext:value-type="float">
            <text:p>693</text:p>
          </table:table-cell>
          <table:table-cell table:style-name="ce4" office:value-type="string" calcext:value-type="string">
            <text:p>Em Boa Vista/RR, por distrito, quantas escolas dentro do distrito têm parque infantil e ficam a até 500 m de alguma biblioteca também dentro do mesmo distrito, considerando o buffer de 500 m ao redor de cada escola?</text:p>
          </table:table-cell>
          <table:table-cell table:style-name="ce8" table:content-validation-name="val1" office:value-type="string" calcext:value-type="string">
            <text:p>Distrito</text:p>
          </table:table-cell>
          <table:table-cell table:style-name="ce11" table:content-validation-name="val2" office:value-type="string" calcext:value-type="string">
            <text:p>Muito Difícil</text:p>
          </table:table-cell>
          <table:table-cell table:style-name="ce5" table:content-validation-name="val3" office:value-type="string" calcext:value-type="string">
            <text:p>ST_Buffer</text:p>
          </table:table-cell>
          <table:table-cell table:style-name="ce12" office:value-type="string" calcext:value-type="string">
            <text:p>WITH muni AS (</text:p>
            <text:p>  SELECT m.cd_mun</text:p>
            <text:p>  FROM public.municipio m</text:p>
            <text:p>  RIGHT JOIN public.unidade_federativa uf ON uf.cd_uf = m.cd_uf</text:p>
            <text:p>  WHERE m.nm_mun = 'Boa Vista' AND uf.sigla_uf = 'RR'</text:p>
            <text:p>),</text:p>
            <text:p>distritos AS (</text:p>
            <text:p>  SELECT d.cd_dist, d.nm_dist, d.cd_mun, d.geometry AS geom_dist</text:p>
            <text:p>  FROM public.distrito d</text:p>
            <text:p>  RIGHT JOIN muni ON d.cd_mun = muni.cd_mun</text:p>
            <text:p>),</text:p>
            <text:p>esc_buf AS (</text:p>
            <text:p>  SELECT e.cd_entidade, e.cd_mun,</text:p>
            <text:p>         ST_Buffer(e.geometry::geography, 500)::geometry AS buf500,</text:p>
            <text:p>         e.geometry</text:p>
            <text:p>  FROM public.escola e</text:p>
            <text:p>  RIGHT JOIN public.microdados_ed_basica meb ON meb.cd_entidade = e.cd_entidade</text:p>
            <text:p>  RIGHT JOIN muni ON e.cd_mun = muni.cd_mun</text:p>
            <text:p>  WHERE COALESCE(meb.in_parque_infantil,0)=1</text:p>
            <text:p>),</text:p>
            <text:p>cont AS (</text:p>
            <text:p>  SELECT</text:p>
            <text:p>    d.cd_dist,</text:p>
            <text:p>    COUNT(*) FILTER (</text:p>
            <text:p>      WHERE ST_Within(e.geometry, d.geom_dist)</text:p>
            <text:p>        AND EXISTS (</text:p>
            <text:p>          SELECT 1 FROM public.biblioteca b</text:p>
            <text:p>          WHERE b.cd_mun = d.cd_mun</text:p>
            <text:p>            AND ST_Within(b.geometry, d.geom_dist)</text:p>
            <text:p>            AND ST_Intersects(e.buf500, b.geometry)</text:p>
            <text:p>        )</text:p>
            <text:p>    ) AS qt_escolas_criterio</text:p>
            <text:p>  FROM distritos d</text:p>
            <text:p>  RIGHT JOIN esc_buf e ON e.cd_mun = d.cd_mun</text:p>
            <text:p>  GROUP BY d.cd_dist</text:p>
            <text:p>)</text:p>
            <text:p>SELECT</text:p>
            <text:p>  d.nm_dist AS distrito,</text:p>
            <text:p>  COALESCE(c.qt_escolas_criterio,0) AS qt_escolas</text:p>
            <text:p>FROM distritos d</text:p>
            <text:p>RIGHT JOIN cont c ON c.cd_dist = d.cd_dist</text:p>
            <text:p>ORDER BY qt_escolas DESC, distrito;</text:p>
          </table:table-cell>
          <table:table-cell table:style-name="ce9" table:number-columns-repeated="20"/>
          <table:table-cell table:number-columns-repeated="998"/>
        </table:table-row>
        <table:table-row table:style-name="ro1">
          <table:table-cell table:style-name="ce2" office:value-type="float" office:value="694" calcext:value-type="float">
            <text:p>694</text:p>
          </table:table-cell>
          <table:table-cell table:style-name="ce4" office:value-type="string" calcext:value-type="string">
            <text:p>Em Caxias do Sul/RS, por distrito, entre as escolas a até 800 m de um CRAS (usando um buffer de 800 m no CRAS), qual escola tem a maior razão de computadores por matrícula do ensino básico? Mostre também a distância dessa escola até o centróide do distrito.</text:p>
          </table:table-cell>
          <table:table-cell table:style-name="ce8" table:content-validation-name="val1" office:value-type="string" calcext:value-type="string">
            <text:p>Distrito</text:p>
          </table:table-cell>
          <table:table-cell table:style-name="ce11" table:content-validation-name="val2" office:value-type="string" calcext:value-type="string">
            <text:p>Muito Difícil</text:p>
          </table:table-cell>
          <table:table-cell table:style-name="ce5" table:content-validation-name="val3" office:value-type="string" calcext:value-type="string">
            <text:p>ST_Buffer</text:p>
          </table:table-cell>
          <table:table-cell table:style-name="ce12" office:value-type="string" calcext:value-type="string">
            <text:p>WITH muni AS (</text:p>
            <text:p>  SELECT m.cd_mun</text:p>
            <text:p>  FROM public.municipio m</text:p>
            <text:p>  JOIN public.unidade_federativa uf ON uf.cd_uf = m.cd_uf</text:p>
            <text:p>  WHERE m.nm_mun = 'Caxias do Sul' AND uf.sigla_uf = 'RS'</text:p>
            <text:p>),</text:p>
            <text:p>dist AS (</text:p>
            <text:p>  SELECT d.cd_dist, d.nm_dist, d.cd_mun,</text:p>
            <text:p>         d.geometry AS geom_dist, ST_Centroid(d.geometry) AS centroide</text:p>
            <text:p>  FROM public.distrito d</text:p>
            <text:p>  JOIN muni ON d.cd_mun = muni.cd_mun</text:p>
            <text:p>),</text:p>
            <text:p>cras_buf AS (</text:p>
            <text:p>  SELECT c.cd_mun, ST_Buffer(c.geometry::geography, 800)::geometry AS buf800</text:p>
            <text:p>  FROM public.cras c</text:p>
            <text:p>  JOIN muni ON c.cd_mun = muni.cd_mun</text:p>
            <text:p>),</text:p>
            <text:p>esc_ratio AS (</text:p>
            <text:p>  SELECT</text:p>
            <text:p>    e.cd_entidade, e.cd_mun, e.geometry,</text:p>
            <text:p>    (COALESCE(meb.qt_desktop_aluno,0) + COALESCE(meb.qt_comp_portatil_aluno,0) + COALESCE(meb.qt_tablet_aluno,0))</text:p>
            <text:p>      / NULLIF( (COALESCE(meb.qt_mat_bas,0)), 0 )::numeric AS ratio_comp_por_matricula</text:p>
            <text:p>  FROM public.escola e</text:p>
            <text:p>  JOIN public.microdados_ed_basica meb ON meb.cd_entidade = e.cd_entidade</text:p>
            <text:p>  JOIN muni ON e.cd_mun = muni.cd_mun</text:p>
            <text:p>),</text:p>
            <text:p>cand AS (</text:p>
            <text:p>  SELECT</text:p>
            <text:p>    d.cd_dist, e.cd_entidade, e.geometry, e.ratio_comp_por_matricula</text:p>
            <text:p>  FROM dist d</text:p>
            <text:p>  JOIN esc_ratio e ON e.cd_mun = d.cd_mun</text:p>
            <text:p>  JOIN cras_buf cb ON cb.cd_mun = d.cd_mun</text:p>
            <text:p>  WHERE ST_Within(e.geometry, d.geom_dist)</text:p>
            <text:p>    AND ST_Intersects(e.geometry, cb.buf800)</text:p>
            <text:p>),</text:p>
            <text:p>ranked AS (</text:p>
            <text:p>  SELECT</text:p>
            <text:p>    cd_dist, cd_entidade, ratio_comp_por_matricula,</text:p>
            <text:p>    ROW_NUMBER() OVER (PARTITION BY cd_dist ORDER BY ratio_comp_por_matricula DESC NULLS LAST) AS rn</text:p>
            <text:p>  FROM cand</text:p>
            <text:p>)</text:p>
            <text:p>SELECT</text:p>
            <text:p>  d.nm_dist AS distrito,</text:p>
            <text:p>  es.nm_entidade AS escola_top,</text:p>
            <text:p>  ROUND(CAST(r.ratio_comp_por_matricula AS numeric),4) AS ratio_comp_por_matricula,</text:p>
            <text:p>  ROUND(CAST(ST_Distance(es.geometry, d.centroide) AS numeric),2) AS dist_ate_centroide_m</text:p>
            <text:p>FROM dist d</text:p>
            <text:p>JOIN ranked r ON r.cd_dist = d.cd_dist AND r.rn = 1</text:p>
            <text:p>JOIN public.escola es ON es.cd_entidade = r.cd_entidade</text:p>
            <text:p>ORDER BY ratio_comp_por_matricula DESC NULLS LAST, distrito;</text:p>
          </table:table-cell>
          <table:table-cell table:style-name="ce9" table:number-columns-repeated="20"/>
          <table:table-cell table:number-columns-repeated="998"/>
        </table:table-row>
        <table:table-row table:style-name="ro1">
          <table:table-cell table:style-name="ce2" office:value-type="float" office:value="695" calcext:value-type="float">
            <text:p>695</text:p>
          </table:table-cell>
          <table:table-cell table:style-name="ce4" office:value-type="string" calcext:value-type="string">
            <text:p>Em Feira de Santana/BA, por distrito, compare a área (km²) coberta pela união dos buffers de 300 m ao redor das escolas com parque infantil versus a área coberta pelos buffers de 300 m ao redor das escolas sem parque infantil; traga também a participação percentual de cada distrito no total da diferença do município.</text:p>
          </table:table-cell>
          <table:table-cell table:style-name="ce8" table:content-validation-name="val1" office:value-type="string" calcext:value-type="string">
            <text:p>Distrito</text:p>
          </table:table-cell>
          <table:table-cell table:style-name="ce11" table:content-validation-name="val2" office:value-type="string" calcext:value-type="string">
            <text:p>Muito Difícil</text:p>
          </table:table-cell>
          <table:table-cell table:style-name="ce5" table:content-validation-name="val3" office:value-type="string" calcext:value-type="string">
            <text:p>ST_Buffer</text:p>
          </table:table-cell>
          <table:table-cell table:style-name="ce12" office:value-type="string" calcext:value-type="string">
            <text:p>WITH muni AS (</text:p>
            <text:p>  SELECT m.cd_mun, m.geometry</text:p>
            <text:p>  FROM public.municipio m</text:p>
            <text:p>  FULL OUTER JOIN public.unidade_federativa uf ON uf.cd_uf = m.cd_uf</text:p>
            <text:p>  WHERE m.nm_mun = 'Feira de Santana' AND uf.sigla_uf = 'BA'</text:p>
            <text:p>),</text:p>
            <text:p>dist AS (</text:p>
            <text:p>  SELECT d.cd_dist, d.nm_dist, d.cd_mun, d.geometry AS geom_dist</text:p>
            <text:p>  FROM public.distrito d</text:p>
            <text:p>  FULL OUTER JOIN muni ON d.cd_mun = muni.cd_mun</text:p>
            <text:p>),</text:p>
            <text:p>buf_com_parque AS (</text:p>
            <text:p>  SELECT d.cd_dist,</text:p>
            <text:p>         ST_Union(ST_Buffer(e.geometry::geography, 300)::geometry) AS geom_union</text:p>
            <text:p>  FROM dist d</text:p>
            <text:p>  JOIN public.escola e ON e.cd_mun = d.cd_mun</text:p>
            <text:p>  JOIN public.microdados_ed_basica meb ON meb.cd_entidade = e.cd_entidade</text:p>
            <text:p>  WHERE ST_Within(e.geometry, d.geom_dist)</text:p>
            <text:p>    AND COALESCE(meb.in_parque_infantil,0)=1</text:p>
            <text:p>  GROUP BY d.cd_dist</text:p>
            <text:p>),</text:p>
            <text:p>buf_sem_parque AS (</text:p>
            <text:p>  SELECT d.cd_dist,</text:p>
            <text:p>         ST_Union(ST_Buffer(e.geometry::geography, 300)::geometry) AS geom_union</text:p>
            <text:p>  FROM dist d</text:p>
            <text:p>  JOIN public.escola e ON e.cd_mun = d.cd_mun</text:p>
            <text:p>  JOIN public.microdados_ed_basica meb ON meb.cd_entidade = e.cd_entidade</text:p>
            <text:p>  WHERE ST_Within(e.geometry, d.geom_dist)</text:p>
            <text:p>    AND COALESCE(meb.in_parque_infantil,0)=0</text:p>
            <text:p>  GROUP BY d.cd_dist</text:p>
            <text:p>),</text:p>
            <text:p>cmp AS (</text:p>
            <text:p>  SELECT</text:p>
            <text:p>    COALESCE(cp.cd_dist, sp.cd_dist) AS cd_dist,</text:p>
            <text:p>    COALESCE(cp.geom_union, ST_GeomFromText('POLYGON EMPTY', 4674)) AS geom_com,</text:p>
            <text:p>    COALESCE(sp.geom_union, ST_GeomFromText('POLYGON EMPTY', 4674)) AS geom_sem</text:p>
            <text:p>  FROM buf_com_parque cp</text:p>
            <text:p>  FULL OUTER JOIN buf_sem_parque sp ON sp.cd_dist = cp.cd_dist</text:p>
            <text:p>),</text:p>
            <text:p>areas AS (</text:p>
            <text:p>  SELECT</text:p>
            <text:p>    d.nm_dist AS distrito,</text:p>
            <text:p>    ST_Area(ST_Intersection(d.geom_dist, c.geom_com)::geography)/1e6 AS area_com_km2,</text:p>
            <text:p>    ST_Area(ST_Intersection(d.geom_dist, c.geom_sem)::geography)/1e6 AS area_sem_km2,</text:p>
            <text:p>    (ST_Area(ST_Intersection(d.geom_dist, c.geom_com)::geography)</text:p>
            <text:p>     - ST_Area(ST_Intersection(d.geom_dist, c.geom_sem)::geography))/1e6 AS diferenca_km2</text:p>
            <text:p>  FROM dist d</text:p>
            <text:p>  FULL OUTER JOIN cmp c ON c.cd_dist = d.cd_dist</text:p>
            <text:p>)</text:p>
            <text:p>SELECT</text:p>
            <text:p>  distrito,</text:p>
            <text:p>  ROUND(CAST(area_com_km2 AS numeric),4) AS area_com_parque_km2,</text:p>
            <text:p>  ROUND(CAST(area_sem_km2 AS numeric),4) AS area_sem_parque_km2,</text:p>
            <text:p>  ROUND(CAST(diferenca_km2 AS numeric),4) AS diferenca_km2,</text:p>
            <text:p>  ROUND(CAST(100.0 * diferenca_km2 / NULLIF(SUM(diferenca_km2) OVER (),0) AS numeric),2) AS participacao_perc</text:p>
            <text:p>FROM areas</text:p>
            <text:p>ORDER BY diferenca_km2 DESC NULLS LAST, distrito;</text:p>
          </table:table-cell>
          <table:table-cell table:style-name="ce9" table:number-columns-repeated="20"/>
          <table:table-cell table:number-columns-repeated="998"/>
        </table:table-row>
        <table:table-row table:style-name="ro1">
          <table:table-cell table:style-name="ce2" office:value-type="float" office:value="696" calcext:value-type="float">
            <text:p>696</text:p>
          </table:table-cell>
          <table:table-cell table:style-name="ce4" office:value-type="string" calcext:value-type="string">
            <text:p>Em Niterói/RJ, por distrito, qual o percentual de escolas (dentro do distrito) que estão até 400 m de alguma biblioteca também no mesmo distrito e possuem internet e banda larga? Traga também a distância média até a biblioteca mais próxima.</text:p>
          </table:table-cell>
          <table:table-cell table:style-name="ce8" table:content-validation-name="val1" office:value-type="string" calcext:value-type="string">
            <text:p>Distrito</text:p>
          </table:table-cell>
          <table:table-cell table:style-name="ce11" table:content-validation-name="val2" office:value-type="string" calcext:value-type="string">
            <text:p>Muito Difícil</text:p>
          </table:table-cell>
          <table:table-cell table:style-name="ce5" table:content-validation-name="val3" office:value-type="string" calcext:value-type="string">
            <text:p>ST_DWithin</text:p>
          </table:table-cell>
          <table:table-cell table:style-name="ce12" office:value-type="string" calcext:value-type="string">
            <text:p>WITH muni AS (</text:p>
            <text:p>  SELECT m.cd_mun, m.geometry</text:p>
            <text:p>  FROM public.municipio m</text:p>
            <text:p>  JOIN public.unidade_federativa uf ON uf.cd_uf = m.cd_uf</text:p>
            <text:p>  WHERE m.nm_mun = 'Niterói' AND uf.sigla_uf = 'RJ'</text:p>
            <text:p>),</text:p>
            <text:p>dist AS (</text:p>
            <text:p>  SELECT d.cd_dist, d.nm_dist, d.cd_mun, d.geometry AS geom_dist</text:p>
            <text:p>  FROM public.distrito d</text:p>
            <text:p>  JOIN muni ON d.cd_mun = muni.cd_mun</text:p>
            <text:p>),</text:p>
            <text:p>esc AS (</text:p>
            <text:p>  SELECT e.cd_entidade, e.cd_mun, e.geometry</text:p>
            <text:p>  FROM public.escola e</text:p>
            <text:p>  JOIN muni ON e.cd_mun = muni.cd_mun</text:p>
            <text:p>),</text:p>
            <text:p>medidas AS (</text:p>
            <text:p>  SELECT</text:p>
            <text:p>    d.cd_dist,</text:p>
            <text:p>    COUNT(*) FILTER (WHERE ST_Within(e.geometry, d.geom_dist)) AS tot_dentro,</text:p>
            <text:p>    COUNT(*) FILTER (</text:p>
            <text:p>      WHERE ST_Within(e.geometry, d.geom_dist)</text:p>
            <text:p>        AND COALESCE(meb.in_internet,0)=1</text:p>
            <text:p>        AND COALESCE(meb.in_banda_larga,0)=1</text:p>
            <text:p>        AND EXISTS (</text:p>
            <text:p>          SELECT 1</text:p>
            <text:p>          FROM public.biblioteca b</text:p>
            <text:p>          WHERE b.cd_mun = d.cd_mun</text:p>
            <text:p>            AND ST_Within(b.geometry, d.geom_dist)</text:p>
            <text:p>            AND ST_DWithin(e.geometry::geography, b.geometry::geography, 400)</text:p>
            <text:p>        )</text:p>
            <text:p>    ) AS tot_criterio,</text:p>
            <text:p>    AVG((</text:p>
            <text:p>      SELECT MIN(ST_Distance(e.geometry::geography, b2.geometry::geography))</text:p>
            <text:p>      FROM public.biblioteca b2</text:p>
            <text:p>      WHERE b2.cd_mun = d.cd_mun</text:p>
            <text:p>        AND ST_Within(b2.geometry, d.geom_dist)</text:p>
            <text:p>    )) FILTER (WHERE ST_Within(e.geometry, d.geom_dist)) AS dist_media_bib_m</text:p>
            <text:p>  FROM dist d</text:p>
            <text:p>  JOIN esc e ON e.cd_mun = d.cd_mun</text:p>
            <text:p>  JOIN public.microdados_ed_basica meb ON meb.cd_entidade = e.cd_entidade</text:p>
            <text:p>  GROUP BY d.cd_dist</text:p>
            <text:p>)</text:p>
            <text:p>SELECT</text:p>
            <text:p>  d.nm_dist AS distrito,</text:p>
            <text:p>  ROUND(CAST(100.0 * COALESCE(m.tot_criterio,0) / NULLIF(m.tot_dentro,0) AS numeric),2) AS perc_escolas_ate400m_bib_internet_bl,</text:p>
            <text:p>  ROUND(CAST(m.dist_media_bib_m AS numeric),2) AS distancia_media_biblioteca_m</text:p>
            <text:p>FROM dist d</text:p>
            <text:p>JOIN medidas m ON m.cd_dist = d.cd_dist</text:p>
            <text:p>ORDER BY perc_escolas_ate400m_bib_internet_bl DESC NULLS LAST, distancia_media_biblioteca_m ASC NULLS LAST, distrito;</text:p>
          </table:table-cell>
          <table:table-cell table:style-name="ce9" table:number-columns-repeated="20"/>
          <table:table-cell table:number-columns-repeated="998"/>
        </table:table-row>
        <table:table-row table:style-name="ro1">
          <table:table-cell table:style-name="ce2" office:value-type="float" office:value="697" calcext:value-type="float">
            <text:p>697</text:p>
          </table:table-cell>
          <table:table-cell table:style-name="ce4" office:value-type="string" calcext:value-type="string">
            <text:p>Em Maringá/PR, por distrito, entre as escolas dentro do distrito e com período noturno, qual a proporção das que ficam até 600 m de um CRAS do mesmo distrito e até 150 m da borda do distrito? Traga também a distância média até o centróide do distrito para esse grupo.</text:p>
          </table:table-cell>
          <table:table-cell table:style-name="ce8" table:content-validation-name="val1" office:value-type="string" calcext:value-type="string">
            <text:p>Distrito</text:p>
          </table:table-cell>
          <table:table-cell table:style-name="ce11" table:content-validation-name="val2" office:value-type="string" calcext:value-type="string">
            <text:p>Muito Difícil</text:p>
          </table:table-cell>
          <table:table-cell table:style-name="ce5" table:content-validation-name="val3" office:value-type="string" calcext:value-type="string">
            <text:p>ST_DWithin</text:p>
          </table:table-cell>
          <table:table-cell table:style-name="ce12" office:value-type="string" calcext:value-type="string">
            <text:p>WITH muni AS (</text:p>
            <text:p>  SELECT m.cd_mun, m.geometry</text:p>
            <text:p>  FROM public.municipio m</text:p>
            <text:p>  LEFT JOIN public.unidade_federativa uf ON uf.cd_uf = m.cd_uf</text:p>
            <text:p>  WHERE m.nm_mun = 'Maringá' AND uf.sigla_uf = 'PR'</text:p>
            <text:p>),</text:p>
            <text:p>dist AS (</text:p>
            <text:p>  SELECT d.cd_dist, d.nm_dist, d.cd_mun,</text:p>
            <text:p>         d.geometry AS geom_dist,</text:p>
            <text:p>         ST_Centroid(d.geometry) AS centroide</text:p>
            <text:p>  FROM public.distrito d</text:p>
            <text:p>  LEFT JOIN muni ON d.cd_mun = muni.cd_mun</text:p>
            <text:p>),</text:p>
            <text:p>esc AS (</text:p>
            <text:p>  SELECT e.cd_entidade, e.cd_mun, e.geometry</text:p>
            <text:p>  FROM public.escola e</text:p>
            <text:p>  LEFT JOIN muni ON e.cd_mun = muni.cd_mun</text:p>
            <text:p>),</text:p>
            <text:p>agg AS (</text:p>
            <text:p>  SELECT</text:p>
            <text:p>    d.cd_dist,</text:p>
            <text:p>    COUNT(*) FILTER (</text:p>
            <text:p>      WHERE ST_Within(e.geometry, d.geom_dist) AND COALESCE(meb.in_noturno,0)=1</text:p>
            <text:p>    ) AS tot_noturno_dentro,</text:p>
            <text:p>    COUNT(*) FILTER (</text:p>
            <text:p>      WHERE ST_Within(e.geometry, d.geom_dist)</text:p>
            <text:p>        AND COALESCE(meb.in_noturno,0)=1</text:p>
            <text:p>        AND EXISTS (</text:p>
            <text:p>          SELECT 1 FROM public.cras c</text:p>
            <text:p>          WHERE c.cd_mun = d.cd_mun</text:p>
            <text:p>            AND ST_Within(c.geometry, d.geom_dist)</text:p>
            <text:p>            AND ST_DWithin(e.geometry::geography, c.geometry::geography, 600)</text:p>
            <text:p>        )</text:p>
            <text:p>        AND ST_DWithin(e.geometry::geography, ST_Boundary(d.geom_dist)::geography, 150)</text:p>
            <text:p>    ) AS tot_criterio,</text:p>
            <text:p>    AVG(ST_Distance(e.geometry::geography, d.centroide::geography)) FILTER (</text:p>
            <text:p>      WHERE ST_Within(e.geometry, d.geom_dist)</text:p>
            <text:p>        AND COALESCE(meb.in_noturno,0)=1</text:p>
            <text:p>        AND EXISTS (</text:p>
            <text:p>          SELECT 1 FROM public.cras c2</text:p>
            <text:p>          WHERE c2.cd_mun = d.cd_mun</text:p>
            <text:p>            AND ST_Within(c2.geometry, d.geom_dist)</text:p>
            <text:p>            AND ST_DWithin(e.geometry::geography, c2.geometry::geography, 600)</text:p>
            <text:p>        )</text:p>
            <text:p>        AND ST_DWithin(e.geometry::geography, ST_Boundary(d.geom_dist)::geography, 150)</text:p>
            <text:p>    ) AS dist_media_centroide_m</text:p>
            <text:p>  FROM dist d</text:p>
            <text:p>  LEFT JOIN esc e ON e.cd_mun = d.cd_mun</text:p>
            <text:p>  LEFT JOIN public.microdados_ed_basica meb ON meb.cd_entidade = e.cd_entidade</text:p>
            <text:p>  GROUP BY d.cd_dist</text:p>
            <text:p>)</text:p>
            <text:p>SELECT</text:p>
            <text:p>  d.nm_dist AS distrito,</text:p>
            <text:p>  ROUND(CAST(100.0 * COALESCE(a.tot_criterio,0) / NULLIF(a.tot_noturno_dentro,0) AS numeric),2) AS perc_noturno_criterio,</text:p>
            <text:p>  ROUND(CAST(a.dist_media_centroide_m AS numeric),2) AS distancia_media_centroide_m</text:p>
            <text:p>FROM dist d</text:p>
            <text:p>LEFT JOIN agg a ON a.cd_dist = d.cd_dist</text:p>
            <text:p>ORDER BY perc_noturno_criterio DESC NULLS LAST, distancia_media_centroide_m ASC NULLS LAST, distrito;</text:p>
          </table:table-cell>
          <table:table-cell table:style-name="ce9" table:number-columns-repeated="20"/>
          <table:table-cell table:number-columns-repeated="998"/>
        </table:table-row>
        <table:table-row table:style-name="ro1">
          <table:table-cell table:style-name="ce2" office:value-type="float" office:value="698" calcext:value-type="float">
            <text:p>698</text:p>
          </table:table-cell>
          <table:table-cell table:style-name="ce4" office:value-type="string" calcext:value-type="string">
            <text:p>Em Juiz de Fora/MG, por distrito, qual é a escola dentro do distrito com maior razão de computadores por matrícula do ensino básico entre as que ficam até 500 m de uma biblioteca do mesmo distrito? Informe também a distância dessa escola até o centróide do distrito.</text:p>
          </table:table-cell>
          <table:table-cell table:style-name="ce8" table:content-validation-name="val1" office:value-type="string" calcext:value-type="string">
            <text:p>Distrito</text:p>
          </table:table-cell>
          <table:table-cell table:style-name="ce11" table:content-validation-name="val2" office:value-type="string" calcext:value-type="string">
            <text:p>Muito Difícil</text:p>
          </table:table-cell>
          <table:table-cell table:style-name="ce5" table:content-validation-name="val3" office:value-type="string" calcext:value-type="string">
            <text:p>ST_DWithin</text:p>
          </table:table-cell>
          <table:table-cell table:style-name="ce12" office:value-type="string" calcext:value-type="string">
            <text:p>WITH muni AS (</text:p>
            <text:p>  SELECT m.cd_mun</text:p>
            <text:p>  FROM public.municipio m</text:p>
            <text:p>  RIGHT JOIN public.unidade_federativa uf ON uf.cd_uf = m.cd_uf</text:p>
            <text:p>  WHERE m.nm_mun = 'Juiz de Fora' AND uf.sigla_uf = 'MG'</text:p>
            <text:p>),</text:p>
            <text:p>dist AS (</text:p>
            <text:p>  SELECT d.cd_dist, d.nm_dist, d.cd_mun,</text:p>
            <text:p>         d.geometry AS geom_dist,</text:p>
            <text:p>         ST_Centroid(d.geometry) AS centroide</text:p>
            <text:p>  FROM public.distrito d</text:p>
            <text:p>  RIGHT JOIN muni ON d.cd_mun = muni.cd_mun</text:p>
            <text:p>),</text:p>
            <text:p>esc_ratio AS (</text:p>
            <text:p>  SELECT</text:p>
            <text:p>    e.cd_entidade, e.cd_mun, e.geometry,</text:p>
            <text:p>    (COALESCE(meb.qt_desktop_aluno,0) + COALESCE(meb.qt_comp_portatil_aluno,0) + COALESCE(meb.qt_tablet_aluno,0))</text:p>
            <text:p>      / NULLIF(COALESCE(meb.qt_mat_bas,0),0)::numeric AS ratio_comp_por_matricula</text:p>
            <text:p>  FROM public.escola e</text:p>
            <text:p>  RIGHT JOIN public.microdados_ed_basica meb ON meb.cd_entidade = e.cd_entidade</text:p>
            <text:p>  RIGHT JOIN muni ON e.cd_mun = muni.cd_mun</text:p>
            <text:p>),</text:p>
            <text:p>cand AS (</text:p>
            <text:p>  SELECT</text:p>
            <text:p>    d.cd_dist, e.cd_entidade, e.geometry, e.ratio_comp_por_matricula</text:p>
            <text:p>  FROM dist d</text:p>
            <text:p>  RIGHT JOIN esc_ratio e ON e.cd_mun = d.cd_mun</text:p>
            <text:p>  WHERE ST_Within(e.geometry, d.geom_dist)</text:p>
            <text:p>    AND EXISTS (</text:p>
            <text:p>      SELECT 1 FROM public.biblioteca b</text:p>
            <text:p>      WHERE b.cd_mun = d.cd_mun</text:p>
            <text:p>        AND ST_Within(b.geometry, d.geom_dist)</text:p>
            <text:p>        AND ST_DWithin(e.geometry::geography, b.geometry::geography, 500)</text:p>
            <text:p>    )</text:p>
            <text:p>),</text:p>
            <text:p>ranked AS (</text:p>
            <text:p>  SELECT</text:p>
            <text:p>    cd_dist, cd_entidade, ratio_comp_por_matricula,</text:p>
            <text:p>    ROW_NUMBER() OVER (PARTITION BY cd_dist ORDER BY ratio_comp_por_matricula DESC NULLS LAST) AS rn</text:p>
            <text:p>  FROM cand</text:p>
            <text:p>)</text:p>
            <text:p>SELECT</text:p>
            <text:p>  d.nm_dist AS distrito,</text:p>
            <text:p>  es.nm_entidade AS escola_top,</text:p>
            <text:p>  ROUND(CAST(r.ratio_comp_por_matricula AS numeric),4) AS ratio_comp_por_matricula,</text:p>
            <text:p>  ROUND(CAST(ST_Distance(es.geometry::geography, d.centroide::geography) AS numeric),2) AS dist_ate_centroide_m</text:p>
            <text:p>FROM dist d</text:p>
            <text:p>RIGHT JOIN ranked r ON r.cd_dist = d.cd_dist AND r.rn = 1</text:p>
            <text:p>RIGHT JOIN public.escola es ON es.cd_entidade = r.cd_entidade</text:p>
            <text:p>ORDER BY ratio_comp_por_matricula DESC NULLS LAST, distrito;</text:p>
          </table:table-cell>
          <table:table-cell table:style-name="ce9" table:number-columns-repeated="20"/>
          <table:table-cell table:number-columns-repeated="998"/>
        </table:table-row>
        <table:table-row table:style-name="ro1">
          <table:table-cell table:style-name="ce2" office:value-type="float" office:value="699" calcext:value-type="float">
            <text:p>699</text:p>
          </table:table-cell>
          <table:table-cell table:style-name="ce4" office:value-type="string" calcext:value-type="string">
            <text:p>Em Blumenau/SC, por distrito, qual a proporção de escolas dentro do distrito que estão simultaneamente até 300 m de um CRAS e até 300 m de uma biblioteca, ambos no mesmo distrito? Traga também a distância média até o centróide do distrito para esse grupo.</text:p>
          </table:table-cell>
          <table:table-cell table:style-name="ce8" table:content-validation-name="val1" office:value-type="string" calcext:value-type="string">
            <text:p>Distrito</text:p>
          </table:table-cell>
          <table:table-cell table:style-name="ce11" table:content-validation-name="val2" office:value-type="string" calcext:value-type="string">
            <text:p>Muito Difícil</text:p>
          </table:table-cell>
          <table:table-cell table:style-name="ce5" table:content-validation-name="val3" office:value-type="string" calcext:value-type="string">
            <text:p>ST_DWithin</text:p>
          </table:table-cell>
          <table:table-cell table:style-name="ce12" office:value-type="string" calcext:value-type="string">
            <text:p>WITH muni AS (</text:p>
            <text:p>  SELECT m.cd_mun, m.geometry</text:p>
            <text:p>  FROM public.municipio m</text:p>
            <text:p>  INNER JOIN public.unidade_federativa uf ON uf.cd_uf = m.cd_uf</text:p>
            <text:p>  WHERE m.nm_mun = 'Blumenau' AND uf.sigla_uf = 'SC'</text:p>
            <text:p>),</text:p>
            <text:p>dist AS (</text:p>
            <text:p>  SELECT d.cd_dist, d.nm_dist, d.cd_mun,</text:p>
            <text:p>         d.geometry AS geom_dist,</text:p>
            <text:p>         ST_Centroid(d.geometry) AS centroide</text:p>
            <text:p>  FROM public.distrito d</text:p>
            <text:p>  INNER JOIN muni ON d.cd_mun = muni.cd_mun</text:p>
            <text:p>),</text:p>
            <text:p>esc AS (</text:p>
            <text:p>  SELECT e.cd_entidade, e.cd_mun, e.geometry</text:p>
            <text:p>  FROM public.escola e</text:p>
            <text:p>  INNER JOIN muni ON e.cd_mun = muni.cd_mun</text:p>
            <text:p>),</text:p>
            <text:p>agg AS (</text:p>
            <text:p>  SELECT</text:p>
            <text:p>    d.cd_dist,</text:p>
            <text:p>    COUNT(*) FILTER (WHERE ST_Within(e.geometry, d.geom_dist)) AS tot_dentro,</text:p>
            <text:p>    COUNT(*) FILTER (</text:p>
            <text:p>      WHERE ST_Within(e.geometry, d.geom_dist)</text:p>
            <text:p>        AND EXISTS (</text:p>
            <text:p>          SELECT 1 FROM public.cras c</text:p>
            <text:p>          WHERE c.cd_mun = d.cd_mun</text:p>
            <text:p>            AND ST_Within(c.geometry, d.geom_dist)</text:p>
            <text:p>            AND ST_DWithin(e.geometry::geography, c.geometry::geography, 300)</text:p>
            <text:p>        )</text:p>
            <text:p>        AND EXISTS (</text:p>
            <text:p>          SELECT 1 FROM public.biblioteca b</text:p>
            <text:p>          WHERE b.cd_mun = d.cd_mun</text:p>
            <text:p>            AND ST_Within(b.geometry, d.geom_dist)</text:p>
            <text:p>            AND ST_DWithin(e.geometry::geography, b.geometry::geography, 300)</text:p>
            <text:p>        )</text:p>
            <text:p>    ) AS tot_cras_e_bib_ate300m,</text:p>
            <text:p>    AVG(ST_Distance(e.geometry::geography, d.centroide::geography)) FILTER (</text:p>
            <text:p>      WHERE ST_Within(e.geometry, d.geom_dist)</text:p>
            <text:p>        AND EXISTS (</text:p>
            <text:p>          SELECT 1 FROM public.cras c2</text:p>
            <text:p>          WHERE c2.cd_mun = d.cd_mun</text:p>
            <text:p>            AND ST_Within(c2.geometry, d.geom_dist)</text:p>
            <text:p>            AND ST_DWithin(e.geometry::geography, c2.geometry::geography, 300)</text:p>
            <text:p>        )</text:p>
            <text:p>        AND EXISTS (</text:p>
            <text:p>          SELECT 1 FROM public.biblioteca b2</text:p>
            <text:p>          WHERE b2.cd_mun = d.cd_mun</text:p>
            <text:p>            AND ST_Within(b2.geometry, d.geom_dist)</text:p>
            <text:p>            AND ST_DWithin(e.geometry::geography, b2.geometry::geography, 300)</text:p>
            <text:p>        )</text:p>
            <text:p>    ) AS dist_media_centroide_m</text:p>
            <text:p>  FROM dist d</text:p>
            <text:p>  INNER JOIN esc e ON e.cd_mun = d.cd_mun</text:p>
            <text:p>  INNER JOIN public.microdados_ed_basica meb ON meb.cd_entidade = e.cd_entidade</text:p>
            <text:p>  GROUP BY d.cd_dist</text:p>
            <text:p>)</text:p>
            <text:p>SELECT</text:p>
            <text:p>  d.nm_dist AS distrito,</text:p>
            <text:p>  ROUND(CAST(100.0 * COALESCE(a.tot_cras_e_bib_ate300m,0) / NULLIF(a.tot_dentro,0) AS numeric),2) AS perc_escolas_ambos_ate300m,</text:p>
            <text:p>  ROUND(CAST(a.dist_media_centroide_m AS numeric),2) AS distancia_media_centroide_m</text:p>
            <text:p>FROM dist d</text:p>
            <text:p>INNER JOIN agg a ON a.cd_dist = d.cd_dist</text:p>
            <text:p>ORDER BY perc_escolas_ambos_ate300m DESC NULLS LAST, distancia_media_centroide_m ASC NULLS LAST, distrito;</text:p>
          </table:table-cell>
          <table:table-cell table:style-name="ce9" table:number-columns-repeated="20"/>
          <table:table-cell table:number-columns-repeated="998"/>
        </table:table-row>
        <table:table-row table:style-name="ro1">
          <table:table-cell table:style-name="ce2" office:value-type="float" office:value="700" calcext:value-type="float">
            <text:p>700</text:p>
          </table:table-cell>
          <table:table-cell table:style-name="ce4" office:value-type="string" calcext:value-type="string">
            <text:p>Em Pelotas/RS, por distrito, para as escolas dentro do distrito e com laboratório de informática, compare a distância média até a biblioteca mais próxima com a distância média até o CRAS mais próximo (ambos no mesmo distrito). Traga também a razão (biblioteca ÷ CRAS).</text:p>
          </table:table-cell>
          <table:table-cell table:style-name="ce8" table:content-validation-name="val1" office:value-type="string" calcext:value-type="string">
            <text:p>Distrito</text:p>
          </table:table-cell>
          <table:table-cell table:style-name="ce11" table:content-validation-name="val2" office:value-type="string" calcext:value-type="string">
            <text:p>Muito Difícil</text:p>
          </table:table-cell>
          <table:table-cell table:style-name="ce5" table:content-validation-name="val3" office:value-type="string" calcext:value-type="string">
            <text:p>ST_DWithin</text:p>
          </table:table-cell>
          <table:table-cell table:style-name="ce12" office:value-type="string" calcext:value-type="string">
            <text:p>WITH muni AS (</text:p>
            <text:p>  SELECT m.cd_mun</text:p>
            <text:p>  FROM public.municipio m</text:p>
            <text:p>  FULL OUTER JOIN public.unidade_federativa uf ON uf.cd_uf = m.cd_uf</text:p>
            <text:p>  WHERE m.nm_mun = 'Pelotas' AND uf.sigla_uf = 'RS'</text:p>
            <text:p>),</text:p>
            <text:p>dist AS (</text:p>
            <text:p>  SELECT d.cd_dist, d.nm_dist, d.cd_mun, d.geometry AS geom_dist</text:p>
            <text:p>  FROM public.distrito d</text:p>
            <text:p>  FULL OUTER JOIN muni ON d.cd_mun = muni.cd_mun</text:p>
            <text:p>),</text:p>
            <text:p>esc_lab AS (</text:p>
            <text:p>  SELECT e.cd_entidade, e.cd_mun, e.geometry</text:p>
            <text:p>  FROM public.escola e</text:p>
            <text:p>  FULL OUTER JOIN public.microdados_ed_basica meb ON meb.cd_entidade = e.cd_entidade</text:p>
            <text:p>  FULL OUTER JOIN muni ON e.cd_mun = muni.cd_mun</text:p>
            <text:p>  WHERE COALESCE(meb.in_laboratorio_informatica,0)=1</text:p>
            <text:p>),</text:p>
            <text:p>bib_media AS (</text:p>
            <text:p>  SELECT</text:p>
            <text:p>    d.cd_dist,</text:p>
            <text:p>    AVG((</text:p>
            <text:p>      SELECT MIN(ST_Distance(e.geometry::geography, b.geometry::geography))</text:p>
            <text:p>      FROM public.biblioteca b</text:p>
            <text:p>      WHERE b.cd_mun = d.cd_mun</text:p>
            <text:p>        AND ST_Within(b.geometry, d.geom_dist)</text:p>
            <text:p>        AND ST_DWithin(e.geometry::geography, b.geometry::geography, 2000)</text:p>
            <text:p>    )) AS dist_media_bib_m</text:p>
            <text:p>  FROM dist d</text:p>
            <text:p>  JOIN esc_lab e ON e.cd_mun = d.cd_mun</text:p>
            <text:p>  WHERE ST_Within(e.geometry, d.geom_dist)</text:p>
            <text:p>  GROUP BY d.cd_dist</text:p>
            <text:p>),</text:p>
            <text:p>cras_media AS (</text:p>
            <text:p>  SELECT</text:p>
            <text:p>    d.cd_dist,</text:p>
            <text:p>    AVG((</text:p>
            <text:p>      SELECT MIN(ST_Distance(e.geometry::geography, c.geometry::geography))</text:p>
            <text:p>      FROM public.cras c</text:p>
            <text:p>      WHERE c.cd_mun = d.cd_mun</text:p>
            <text:p>        AND ST_Within(c.geometry, d.geom_dist)</text:p>
            <text:p>        AND ST_DWithin(e.geometry::geography, c.geometry::geography, 2000)</text:p>
            <text:p>    )) AS dist_media_cras_m</text:p>
            <text:p>  FROM dist d</text:p>
            <text:p>  JOIN esc_lab e ON e.cd_mun = d.cd_mun</text:p>
            <text:p>  WHERE ST_Within(e.geometry, d.geom_dist)</text:p>
            <text:p>  GROUP BY d.cd_dist</text:p>
            <text:p>),</text:p>
            <text:p>cmp AS (</text:p>
            <text:p>  SELECT</text:p>
            <text:p>    COALESCE(b.cd_dist, c.cd_dist) AS cd_dist,</text:p>
            <text:p>    b.dist_media_bib_m,</text:p>
            <text:p>    c.dist_media_cras_m</text:p>
            <text:p>  FROM bib_media b</text:p>
            <text:p>  FULL OUTER JOIN cras_media c ON c.cd_dist = b.cd_dist</text:p>
            <text:p>)</text:p>
            <text:p>SELECT</text:p>
            <text:p>  d.nm_dist AS distrito,</text:p>
            <text:p>  ROUND(CAST(cmp.dist_media_bib_m AS numeric),2) AS dist_media_biblioteca_m,</text:p>
            <text:p>  ROUND(CAST(cmp.dist_media_cras_m AS numeric),2) AS dist_media_cras_m,</text:p>
            <text:p>  ROUND(CAST(cmp.dist_media_bib_m / NULLIF(cmp.dist_media_cras_m,0) AS numeric),3) AS razao_bib_por_cras</text:p>
            <text:p>FROM dist d</text:p>
            <text:p>FULL OUTER JOIN cmp ON cmp.cd_dist = d.cd_dist</text:p>
            <text:p>ORDER BY razao_bib_por_cras DESC NULLS LAST, distrito;</text:p>
          </table:table-cell>
          <table:table-cell table:style-name="ce9" table:number-columns-repeated="20"/>
          <table:table-cell table:number-columns-repeated="998"/>
        </table:table-row>
        <table:table-row table:style-name="ro1">
          <table:table-cell table:style-name="ce2" office:value-type="float" office:value="701" calcext:value-type="float">
            <text:p>701</text:p>
          </table:table-cell>
          <table:table-cell table:style-name="ce4" office:value-type="string" calcext:value-type="string">
            <text:p>No bairro “Centro” de Belo Horizonte, quais escolas estão dentro dos limites do município?</text:p>
          </table:table-cell>
          <table:table-cell table:style-name="ce8" table:content-validation-name="val1" office:value-type="string" calcext:value-type="string">
            <text:p>Bairro</text:p>
          </table:table-cell>
          <table:table-cell table:style-name="ce11" table:content-validation-name="val2" office:value-type="string" calcext:value-type="string">
            <text:p>Facíl</text:p>
          </table:table-cell>
          <table:table-cell table:style-name="ce5" table:content-validation-name="val3" office:value-type="string" calcext:value-type="string">
            <text:p>ST_Intersects</text:p>
          </table:table-cell>
          <table:table-cell table:style-name="ce12" office:value-type="string" calcext:value-type="string">
            <text:p>SELECT</text:p>
            <text:p>  e.cd_entidade,</text:p>
            <text:p>  e.nm_entidade,</text:p>
            <text:p>  e.nm_bairro,</text:p>
            <text:p>  mu.nm_mun</text:p>
            <text:p>FROM public.escola e</text:p>
            <text:p>INNER JOIN public.municipio mu</text:p>
            <text:p>  ON mu.cd_mun = e.cd_mun</text:p>
            <text:p>WHERE mu.nm_mun = 'Belo Horizonte'</text:p>
            <text:p>  AND e.nm_bairro ILIKE 'Centro%'</text:p>
            <text:p>  AND ST_Intersects(e.geometry, mu.geometry);</text:p>
          </table:table-cell>
          <table:table-cell table:style-name="ce9" table:number-columns-repeated="20"/>
          <table:table-cell table:number-columns-repeated="998"/>
        </table:table-row>
        <table:table-row table:style-name="ro1">
          <table:table-cell table:style-name="ce2" office:value-type="float" office:value="702" calcext:value-type="float">
            <text:p>702</text:p>
          </table:table-cell>
          <table:table-cell table:style-name="ce4" office:value-type="string" calcext:value-type="string">
            <text:p>No bairro “Boa Viagem” de Recife, quais escolas aparecem associadas ao município?</text:p>
          </table:table-cell>
          <table:table-cell table:style-name="ce8" table:content-validation-name="val1" office:value-type="string" calcext:value-type="string">
            <text:p>Bairro</text:p>
          </table:table-cell>
          <table:table-cell table:style-name="ce11" table:content-validation-name="val2" office:value-type="string" calcext:value-type="string">
            <text:p>Facíl</text:p>
          </table:table-cell>
          <table:table-cell table:style-name="ce5" table:content-validation-name="val3" office:value-type="string" calcext:value-type="string">
            <text:p>ST_Intersects</text:p>
          </table:table-cell>
          <table:table-cell table:style-name="ce12" office:value-type="string" calcext:value-type="string">
            <text:p>SELECT</text:p>
            <text:p>  e.cd_entidade,</text:p>
            <text:p>  e.nm_entidade,</text:p>
            <text:p>  e.nm_bairro,</text:p>
            <text:p>  mu.nm_mun</text:p>
            <text:p>FROM public.escola e</text:p>
            <text:p>LEFT JOIN public.municipio mu</text:p>
            <text:p>  ON mu.cd_mun = e.cd_mun</text:p>
            <text:p> AND mu.nm_mun = 'Recife'</text:p>
            <text:p> AND ST_Intersects(e.geometry, mu.geometry)</text:p>
            <text:p>WHERE e.nm_bairro = 'Boa Viagem';</text:p>
          </table:table-cell>
          <table:table-cell table:style-name="ce9" table:number-columns-repeated="20"/>
          <table:table-cell table:number-columns-repeated="998"/>
        </table:table-row>
        <table:table-row table:style-name="ro1">
          <table:table-cell table:style-name="ce2" office:value-type="float" office:value="703" calcext:value-type="float">
            <text:p>703</text:p>
          </table:table-cell>
          <table:table-cell table:style-name="ce4" office:value-type="string" calcext:value-type="string">
            <text:p>Nos bairros “Savassi” e “Funcionários” de Belo Horizonte, quais escolas estão associadas ao município?</text:p>
          </table:table-cell>
          <table:table-cell table:style-name="ce8" table:content-validation-name="val1" office:value-type="string" calcext:value-type="string">
            <text:p>Bairro</text:p>
          </table:table-cell>
          <table:table-cell table:style-name="ce11" table:content-validation-name="val2" office:value-type="string" calcext:value-type="string">
            <text:p>Facíl</text:p>
          </table:table-cell>
          <table:table-cell table:style-name="ce5" table:content-validation-name="val3" office:value-type="string" calcext:value-type="string">
            <text:p>ST_Intersects</text:p>
          </table:table-cell>
          <table:table-cell table:style-name="ce12" office:value-type="string" calcext:value-type="string">
            <text:p>SELECT</text:p>
            <text:p>  mu.nm_mun,</text:p>
            <text:p>  e.cd_entidade,</text:p>
            <text:p>  e.nm_bairro</text:p>
            <text:p>FROM public.municipio mu</text:p>
            <text:p>RIGHT JOIN public.escola e</text:p>
            <text:p>  ON mu.cd_mun = e.cd_mun</text:p>
            <text:p> AND mu.nm_mun = 'Belo Horizonte'</text:p>
            <text:p> AND e.nm_bairro IN ('Savassi','Funcionários')</text:p>
            <text:p> AND ST_Intersects(e.geometry, mu.geometry);</text:p>
          </table:table-cell>
          <table:table-cell table:style-name="ce9" table:number-columns-repeated="20"/>
          <table:table-cell table:number-columns-repeated="998"/>
        </table:table-row>
        <table:table-row table:style-name="ro1">
          <table:table-cell table:style-name="ce2" office:value-type="float" office:value="704" calcext:value-type="float">
            <text:p>704</text:p>
          </table:table-cell>
          <table:table-cell table:style-name="ce4" office:value-type="string" calcext:value-type="string">
            <text:p>No bairro “Jurunas” de Belém, quais escolas estão dentro do município?</text:p>
          </table:table-cell>
          <table:table-cell table:style-name="ce8" table:content-validation-name="val1" office:value-type="string" calcext:value-type="string">
            <text:p>Bairro</text:p>
          </table:table-cell>
          <table:table-cell table:style-name="ce11" table:content-validation-name="val2" office:value-type="string" calcext:value-type="string">
            <text:p>Facíl</text:p>
          </table:table-cell>
          <table:table-cell table:style-name="ce5" table:content-validation-name="val3" office:value-type="string" calcext:value-type="string">
            <text:p>ST_Intersects</text:p>
          </table:table-cell>
          <table:table-cell table:style-name="ce12" office:value-type="string" calcext:value-type="string">
            <text:p>SELECT</text:p>
            <text:p>  e.cd_entidade,</text:p>
            <text:p>  e.nm_entidade,</text:p>
            <text:p>  e.nm_bairro,</text:p>
            <text:p>  mu.nm_mun</text:p>
            <text:p>FROM public.escola e, public.municipio mu</text:p>
            <text:p>WHERE e.cd_entidade IS NOT NULL</text:p>
            <text:p>  AND mu.cd_mun = e.cd_mun</text:p>
            <text:p>  AND mu.nm_mun = 'Belém'</text:p>
            <text:p>  AND e.nm_bairro = 'Jurunas'</text:p>
            <text:p>  AND ST_Intersects(e.geometry, mu.geometry);</text:p>
          </table:table-cell>
          <table:table-cell table:style-name="ce9" table:number-columns-repeated="20"/>
          <table:table-cell table:number-columns-repeated="998"/>
        </table:table-row>
        <table:table-row table:style-name="ro1">
          <table:table-cell table:style-name="ce2" office:value-type="float" office:value="705" calcext:value-type="float">
            <text:p>705</text:p>
          </table:table-cell>
          <table:table-cell table:style-name="ce4" office:value-type="string" calcext:value-type="string">
            <text:p>No bairro “Centro” de Salvador, quais escolas estão dentro do município?</text:p>
          </table:table-cell>
          <table:table-cell table:style-name="ce8" table:content-validation-name="val1" office:value-type="string" calcext:value-type="string">
            <text:p>Bairro</text:p>
          </table:table-cell>
          <table:table-cell table:style-name="ce11" table:content-validation-name="val2" office:value-type="string" calcext:value-type="string">
            <text:p>Facíl</text:p>
          </table:table-cell>
          <table:table-cell table:style-name="ce5" table:content-validation-name="val3" office:value-type="string" calcext:value-type="string">
            <text:p>ST_Intersects</text:p>
          </table:table-cell>
          <table:table-cell table:style-name="ce12" office:value-type="string" calcext:value-type="string">
            <text:p>SELECT</text:p>
            <text:p>  mu.nm_mun,</text:p>
            <text:p>  e.cd_entidade,</text:p>
            <text:p>  e.nm_bairro</text:p>
            <text:p>FROM public.escola e</text:p>
            <text:p>FULL OUTER JOIN public.municipio mu</text:p>
            <text:p>  ON mu.cd_mun = e.cd_mun</text:p>
            <text:p> AND mu.nm_mun = 'Salvador'</text:p>
            <text:p> AND ST_Intersects(e.geometry, mu.geometry)</text:p>
            <text:p>WHERE e.nm_bairro ILIKE 'Centro%';</text:p>
          </table:table-cell>
          <table:table-cell table:style-name="ce9" table:number-columns-repeated="20"/>
          <table:table-cell table:number-columns-repeated="998"/>
        </table:table-row>
        <table:table-row table:style-name="ro1">
          <table:table-cell table:style-name="ce2" office:value-type="float" office:value="706" calcext:value-type="float">
            <text:p>706</text:p>
          </table:table-cell>
          <table:table-cell table:style-name="ce4" office:value-type="string" calcext:value-type="string">
            <text:p>No bairro “Centro” de Porto Alegre, quais escolas estão contidas nos limites do município?</text:p>
          </table:table-cell>
          <table:table-cell table:style-name="ce8" table:content-validation-name="val1" office:value-type="string" calcext:value-type="string">
            <text:p>Bairro</text:p>
          </table:table-cell>
          <table:table-cell table:style-name="ce11" table:content-validation-name="val2" office:value-type="string" calcext:value-type="string">
            <text:p>Facíl</text:p>
          </table:table-cell>
          <table:table-cell table:style-name="ce5" table:content-validation-name="val3" office:value-type="string" calcext:value-type="string">
            <text:p>ST_Contains</text:p>
          </table:table-cell>
          <table:table-cell table:style-name="ce12" office:value-type="string" calcext:value-type="string">
            <text:p>SELECT</text:p>
            <text:p>  e.cd_entidade,</text:p>
            <text:p>  e.nm_entidade,</text:p>
            <text:p>  e.nm_bairro,</text:p>
            <text:p>  mu.nm_mun</text:p>
            <text:p>FROM public.escola e</text:p>
            <text:p>INNER JOIN public.municipio mu</text:p>
            <text:p>  ON mu.cd_mun = e.cd_mun</text:p>
            <text:p>WHERE mu.nm_mun = 'Porto Alegre'</text:p>
            <text:p>  AND e.nm_bairro ILIKE 'Centro%'</text:p>
            <text:p>  AND ST_Contains(mu.geometry, e.geometry);</text:p>
          </table:table-cell>
          <table:table-cell table:style-name="ce9" table:number-columns-repeated="20"/>
          <table:table-cell table:number-columns-repeated="998"/>
        </table:table-row>
        <table:table-row table:style-name="ro1">
          <table:table-cell table:style-name="ce2" office:value-type="float" office:value="707" calcext:value-type="float">
            <text:p>707</text:p>
          </table:table-cell>
          <table:table-cell table:style-name="ce4" office:value-type="string" calcext:value-type="string">
            <text:p>No bairro “Boa Viagem” de Recife, quais escolas aparecem como contidas no município?</text:p>
          </table:table-cell>
          <table:table-cell table:style-name="ce8" table:content-validation-name="val1" office:value-type="string" calcext:value-type="string">
            <text:p>Bairro</text:p>
          </table:table-cell>
          <table:table-cell table:style-name="ce11" table:content-validation-name="val2" office:value-type="string" calcext:value-type="string">
            <text:p>Facíl</text:p>
          </table:table-cell>
          <table:table-cell table:style-name="ce5" table:content-validation-name="val3" office:value-type="string" calcext:value-type="string">
            <text:p>ST_Contains</text:p>
          </table:table-cell>
          <table:table-cell table:style-name="ce12" office:value-type="string" calcext:value-type="string">
            <text:p>SELECT</text:p>
            <text:p>  e.cd_entidade,</text:p>
            <text:p>  e.nm_entidade,</text:p>
            <text:p>  e.nm_bairro,</text:p>
            <text:p>  mu.nm_mun</text:p>
            <text:p>FROM public.escola e</text:p>
            <text:p>LEFT JOIN public.municipio mu</text:p>
            <text:p>  ON mu.cd_mun = e.cd_mun</text:p>
            <text:p> AND mu.nm_mun = 'Recife'</text:p>
            <text:p> AND ST_Contains(mu.geometry, e.geometry)</text:p>
            <text:p>WHERE e.nm_bairro = 'Boa Viagem';</text:p>
          </table:table-cell>
          <table:table-cell table:style-name="ce9" table:number-columns-repeated="20"/>
          <table:table-cell table:number-columns-repeated="998"/>
        </table:table-row>
        <table:table-row table:style-name="ro1">
          <table:table-cell table:style-name="ce2" office:value-type="float" office:value="708" calcext:value-type="float">
            <text:p>708</text:p>
          </table:table-cell>
          <table:table-cell table:style-name="ce4" office:value-type="string" calcext:value-type="string">
            <text:p>Nos bairros “Savassi” e “Funcionários” de Belo Horizonte, quais escolas estão dentro do município?</text:p>
          </table:table-cell>
          <table:table-cell table:style-name="ce8" table:content-validation-name="val1" office:value-type="string" calcext:value-type="string">
            <text:p>Bairro</text:p>
          </table:table-cell>
          <table:table-cell table:style-name="ce11" table:content-validation-name="val2" office:value-type="string" calcext:value-type="string">
            <text:p>Facíl</text:p>
          </table:table-cell>
          <table:table-cell table:style-name="ce5" table:content-validation-name="val3" office:value-type="string" calcext:value-type="string">
            <text:p>ST_Contains</text:p>
          </table:table-cell>
          <table:table-cell table:style-name="ce12" office:value-type="string" calcext:value-type="string">
            <text:p>SELECT</text:p>
            <text:p>  mu.nm_mun,</text:p>
            <text:p>  e.cd_entidade,</text:p>
            <text:p>  e.nm_bairro</text:p>
            <text:p>FROM public.municipio mu</text:p>
            <text:p>RIGHT JOIN public.escola e</text:p>
            <text:p>  ON mu.cd_mun = e.cd_mun</text:p>
            <text:p> AND mu.nm_mun = 'Belo Horizonte'</text:p>
            <text:p> AND ST_Contains(mu.geometry, e.geometry)</text:p>
            <text:p>WHERE e.nm_bairro IN ('Savassi','Funcionários');</text:p>
            <text:p/>
          </table:table-cell>
          <table:table-cell table:style-name="ce9" table:number-columns-repeated="20"/>
          <table:table-cell table:number-columns-repeated="998"/>
        </table:table-row>
        <table:table-row table:style-name="ro1">
          <table:table-cell table:style-name="ce2" office:value-type="float" office:value="709" calcext:value-type="float">
            <text:p>709</text:p>
          </table:table-cell>
          <table:table-cell table:style-name="ce4" office:value-type="string" calcext:value-type="string">
            <text:p>No bairro “Jurunas” de Belém, quais escolas estão contidas no município?</text:p>
          </table:table-cell>
          <table:table-cell table:style-name="ce8" table:content-validation-name="val1" office:value-type="string" calcext:value-type="string">
            <text:p>Bairro</text:p>
          </table:table-cell>
          <table:table-cell table:style-name="ce11" table:content-validation-name="val2" office:value-type="string" calcext:value-type="string">
            <text:p>Facíl</text:p>
          </table:table-cell>
          <table:table-cell table:style-name="ce5" table:content-validation-name="val3" office:value-type="string" calcext:value-type="string">
            <text:p>ST_Contains</text:p>
          </table:table-cell>
          <table:table-cell table:style-name="ce12" office:value-type="string" calcext:value-type="string">
            <text:p>SELECT</text:p>
            <text:p>  e.cd_entidade,</text:p>
            <text:p>  e.nm_entidade,</text:p>
            <text:p>  e.nm_bairro,</text:p>
            <text:p>  mu.nm_mun</text:p>
            <text:p>FROM public.escola e, public.municipio mu</text:p>
            <text:p>WHERE mu.cd_mun = e.cd_mun</text:p>
            <text:p>  AND mu.nm_mun = 'Belém'</text:p>
            <text:p>  AND e.nm_bairro = 'Jurunas'</text:p>
            <text:p>  AND ST_Contains(mu.geometry, e.geometry);</text:p>
          </table:table-cell>
          <table:table-cell table:style-name="ce9" table:number-columns-repeated="20"/>
          <table:table-cell table:number-columns-repeated="998"/>
        </table:table-row>
        <table:table-row table:style-name="ro1">
          <table:table-cell table:style-name="ce2" office:value-type="float" office:value="710" calcext:value-type="float">
            <text:p>710</text:p>
          </table:table-cell>
          <table:table-cell table:style-name="ce4" office:value-type="string" calcext:value-type="string">
            <text:p>No bairro “Liberdade” de Salvador, quais escolas estão contidas no município?</text:p>
          </table:table-cell>
          <table:table-cell table:style-name="ce8" table:content-validation-name="val1" office:value-type="string" calcext:value-type="string">
            <text:p>Bairro</text:p>
          </table:table-cell>
          <table:table-cell table:style-name="ce11" table:content-validation-name="val2" office:value-type="string" calcext:value-type="string">
            <text:p>Facíl</text:p>
          </table:table-cell>
          <table:table-cell table:style-name="ce5" table:content-validation-name="val3" office:value-type="string" calcext:value-type="string">
            <text:p>ST_Contains</text:p>
          </table:table-cell>
          <table:table-cell table:style-name="ce12" office:value-type="string" calcext:value-type="string">
            <text:p>SELECT</text:p>
            <text:p>  mu.nm_mun,</text:p>
            <text:p>  e.cd_entidade,</text:p>
            <text:p>  e.nm_bairro</text:p>
            <text:p>FROM public.escola e</text:p>
            <text:p>FULL OUTER JOIN public.municipio mu</text:p>
            <text:p>  ON mu.cd_mun = e.cd_mun</text:p>
            <text:p> AND mu.nm_mun = 'Salvador'</text:p>
            <text:p> AND ST_Contains(mu.geometry, e.geometry)</text:p>
            <text:p>WHERE e.nm_bairro = 'Liberdade';</text:p>
          </table:table-cell>
          <table:table-cell table:style-name="ce9" table:number-columns-repeated="20"/>
          <table:table-cell table:number-columns-repeated="998"/>
        </table:table-row>
        <table:table-row table:style-name="ro1">
          <table:table-cell table:style-name="ce2" office:value-type="float" office:value="711" calcext:value-type="float">
            <text:p>711</text:p>
          </table:table-cell>
          <table:table-cell table:style-name="ce4" office:value-type="string" calcext:value-type="string">
            <text:p>No bairro “Centro” de Curitiba, qual é a distância de cada escola até o limite do município?</text:p>
          </table:table-cell>
          <table:table-cell table:style-name="ce8" table:content-validation-name="val1" office:value-type="string" calcext:value-type="string">
            <text:p>Bairro</text:p>
          </table:table-cell>
          <table:table-cell table:style-name="ce11" table:content-validation-name="val2" office:value-type="string" calcext:value-type="string">
            <text:p>Facíl</text:p>
          </table:table-cell>
          <table:table-cell table:style-name="ce5" table:content-validation-name="val3" office:value-type="string" calcext:value-type="string">
            <text:p>ST_Distance</text:p>
          </table:table-cell>
          <table:table-cell table:style-name="ce12" office:value-type="string" calcext:value-type="string">
            <text:p>SELECT</text:p>
            <text:p>  e.cd_entidade,</text:p>
            <text:p>  e.nm_entidade,</text:p>
            <text:p>  e.nm_bairro,</text:p>
            <text:p>  mu.nm_mun,</text:p>
            <text:p>  ST_Distance(e.geometry::geography, mu.geometry::geography) AS distancia_metros</text:p>
            <text:p>FROM public.escola e</text:p>
            <text:p>INNER JOIN public.municipio mu</text:p>
            <text:p>  ON mu.cd_mun = e.cd_mun</text:p>
            <text:p>WHERE mu.nm_mun = 'Curitiba'</text:p>
            <text:p>  AND e.nm_bairro ILIKE 'Centro%';</text:p>
          </table:table-cell>
          <table:table-cell table:style-name="ce9" table:number-columns-repeated="20"/>
          <table:table-cell table:number-columns-repeated="998"/>
        </table:table-row>
        <table:table-row table:style-name="ro1">
          <table:table-cell table:style-name="ce2" office:value-type="float" office:value="712" calcext:value-type="float">
            <text:p>712</text:p>
          </table:table-cell>
          <table:table-cell table:style-name="ce4" office:value-type="string" calcext:value-type="string">
            <text:p>No bairro “Boa Viagem” de Recife, qual é a distância de cada escola até o limite do município?</text:p>
          </table:table-cell>
          <table:table-cell table:style-name="ce8" table:content-validation-name="val1" office:value-type="string" calcext:value-type="string">
            <text:p>Bairro</text:p>
          </table:table-cell>
          <table:table-cell table:style-name="ce11" table:content-validation-name="val2" office:value-type="string" calcext:value-type="string">
            <text:p>Facíl</text:p>
          </table:table-cell>
          <table:table-cell table:style-name="ce5" table:content-validation-name="val3" office:value-type="string" calcext:value-type="string">
            <text:p>ST_Distance</text:p>
          </table:table-cell>
          <table:table-cell table:style-name="ce12" office:value-type="string" calcext:value-type="string">
            <text:p>SELECT</text:p>
            <text:p>  e.cd_entidade,</text:p>
            <text:p>  e.nm_entidade,</text:p>
            <text:p>  e.nm_bairro,</text:p>
            <text:p>  mu.nm_mun,</text:p>
            <text:p>  ST_Distance(e.geometry::geography, mu.geometry::geography) AS distancia_metros</text:p>
            <text:p>FROM public.escola e</text:p>
            <text:p>LEFT JOIN public.municipio mu</text:p>
            <text:p>  ON mu.cd_mun = e.cd_mun</text:p>
            <text:p> AND mu.nm_mun = 'Recife'</text:p>
            <text:p>WHERE e.nm_bairro = 'Boa Viagem';</text:p>
            <text:p/>
          </table:table-cell>
          <table:table-cell table:style-name="ce9" table:number-columns-repeated="20"/>
          <table:table-cell table:number-columns-repeated="998"/>
        </table:table-row>
        <table:table-row table:style-name="ro1">
          <table:table-cell table:style-name="ce2" office:value-type="float" office:value="713" calcext:value-type="float">
            <text:p>713</text:p>
          </table:table-cell>
          <table:table-cell table:style-name="ce4" office:value-type="string" calcext:value-type="string">
            <text:p>Nos bairros “Savassi” e “Funcionários” de Belo Horizonte, qual é a distância de cada escola até o limite do município?</text:p>
          </table:table-cell>
          <table:table-cell table:style-name="ce8" table:content-validation-name="val1" office:value-type="string" calcext:value-type="string">
            <text:p>Bairro</text:p>
          </table:table-cell>
          <table:table-cell table:style-name="ce11" table:content-validation-name="val2" office:value-type="string" calcext:value-type="string">
            <text:p>Facíl</text:p>
          </table:table-cell>
          <table:table-cell table:style-name="ce5" table:content-validation-name="val3" office:value-type="string" calcext:value-type="string">
            <text:p>ST_Distance</text:p>
          </table:table-cell>
          <table:table-cell table:style-name="ce12" office:value-type="string" calcext:value-type="string">
            <text:p>SELECT</text:p>
            <text:p>  mu.nm_mun,</text:p>
            <text:p>  e.cd_entidade,</text:p>
            <text:p>  e.nm_entidade,</text:p>
            <text:p>  e.nm_bairro,</text:p>
            <text:p>  ST_Distance(e.geometry::geography, mu.geometry::geography) AS distancia_metros</text:p>
            <text:p>FROM public.municipio mu</text:p>
            <text:p>RIGHT JOIN public.escola e</text:p>
            <text:p>  ON mu.cd_mun = e.cd_mun</text:p>
            <text:p> AND mu.nm_mun = 'Belo Horizonte'</text:p>
            <text:p>WHERE e.nm_bairro IN ('Savassi','Funcionários');</text:p>
          </table:table-cell>
          <table:table-cell table:style-name="ce9" table:number-columns-repeated="20"/>
          <table:table-cell table:number-columns-repeated="998"/>
        </table:table-row>
        <table:table-row table:style-name="ro1">
          <table:table-cell table:style-name="ce2" office:value-type="float" office:value="714" calcext:value-type="float">
            <text:p>714</text:p>
          </table:table-cell>
          <table:table-cell table:style-name="ce4" office:value-type="string" calcext:value-type="string">
            <text:p>No bairro “Jurunas” de Belém, qual é a distância de cada escola até o limite do município?</text:p>
          </table:table-cell>
          <table:table-cell table:style-name="ce8" table:content-validation-name="val1" office:value-type="string" calcext:value-type="string">
            <text:p>Bairro</text:p>
          </table:table-cell>
          <table:table-cell table:style-name="ce11" table:content-validation-name="val2" office:value-type="string" calcext:value-type="string">
            <text:p>Facíl</text:p>
          </table:table-cell>
          <table:table-cell table:style-name="ce5" table:content-validation-name="val3" office:value-type="string" calcext:value-type="string">
            <text:p>ST_Distance</text:p>
          </table:table-cell>
          <table:table-cell table:style-name="ce12" office:value-type="string" calcext:value-type="string">
            <text:p>SELECT</text:p>
            <text:p>  e.cd_entidade,</text:p>
            <text:p>  e.nm_entidade,</text:p>
            <text:p>  e.nm_bairro,</text:p>
            <text:p>  mu.nm_mun,</text:p>
            <text:p>  ST_Distance(e.geometry::geography, mu.geometry::geography) AS distancia_metros</text:p>
            <text:p>FROM public.escola e, public.municipio mu</text:p>
            <text:p>WHERE mu.cd_mun = e.cd_mun</text:p>
            <text:p>  AND mu.nm_mun = 'Belém'</text:p>
            <text:p>  AND e.nm_bairro = 'Jurunas';</text:p>
          </table:table-cell>
          <table:table-cell table:style-name="ce9" table:number-columns-repeated="20"/>
          <table:table-cell table:number-columns-repeated="998"/>
        </table:table-row>
        <table:table-row table:style-name="ro1">
          <table:table-cell table:style-name="ce2" office:value-type="float" office:value="715" calcext:value-type="float">
            <text:p>715</text:p>
          </table:table-cell>
          <table:table-cell table:style-name="ce4" office:value-type="string" calcext:value-type="string">
            <text:p>No bairro “Liberdade” de Salvador, qual é a distância de cada escola até o limite do município?</text:p>
          </table:table-cell>
          <table:table-cell table:style-name="ce8" table:content-validation-name="val1" office:value-type="string" calcext:value-type="string">
            <text:p>Bairro</text:p>
          </table:table-cell>
          <table:table-cell table:style-name="ce11" table:content-validation-name="val2" office:value-type="string" calcext:value-type="string">
            <text:p>Facíl</text:p>
          </table:table-cell>
          <table:table-cell table:style-name="ce5" table:content-validation-name="val3" office:value-type="string" calcext:value-type="string">
            <text:p>ST_Distance</text:p>
          </table:table-cell>
          <table:table-cell table:style-name="ce12" office:value-type="string" calcext:value-type="string">
            <text:p>SELECT</text:p>
            <text:p>  mu.nm_mun,</text:p>
            <text:p>  e.cd_entidade,</text:p>
            <text:p>  e.nm_entidade,</text:p>
            <text:p>  e.nm_bairro,</text:p>
            <text:p>  ST_Distance(e.geometry::geography, mu.geometry::geography) AS distancia_metros</text:p>
            <text:p>FROM public.escola e</text:p>
            <text:p>FULL OUTER JOIN public.municipio mu</text:p>
            <text:p>  ON mu.cd_mun = e.cd_mun</text:p>
            <text:p> AND mu.nm_mun = 'Salvador'</text:p>
            <text:p>WHERE e.nm_bairro = 'Liberdade';</text:p>
          </table:table-cell>
          <table:table-cell table:style-name="ce9" table:number-columns-repeated="20"/>
          <table:table-cell table:number-columns-repeated="998"/>
        </table:table-row>
        <table:table-row table:style-name="ro1">
          <table:table-cell table:style-name="ce2" office:value-type="float" office:value="716" calcext:value-type="float">
            <text:p>716</text:p>
          </table:table-cell>
          <table:table-cell table:style-name="ce4" office:value-type="string" calcext:value-type="string">
            <text:p>No bairro “Centro” de Porto Alegre, quais escolas estão dentro dos limites do município?</text:p>
          </table:table-cell>
          <table:table-cell table:style-name="ce8" table:content-validation-name="val1" office:value-type="string" calcext:value-type="string">
            <text:p>Bairro</text:p>
          </table:table-cell>
          <table:table-cell table:style-name="ce11" table:content-validation-name="val2" office:value-type="string" calcext:value-type="string">
            <text:p>Facíl</text:p>
          </table:table-cell>
          <table:table-cell table:style-name="ce5" table:content-validation-name="val3" office:value-type="string" calcext:value-type="string">
            <text:p>ST_Within</text:p>
          </table:table-cell>
          <table:table-cell table:style-name="ce12" office:value-type="string" calcext:value-type="string">
            <text:p>SELECT</text:p>
            <text:p>  e.cd_entidade,</text:p>
            <text:p>  e.nm_entidade,</text:p>
            <text:p>  e.nm_bairro,</text:p>
            <text:p>  mu.nm_mun</text:p>
            <text:p>FROM public.escola e</text:p>
            <text:p>INNER JOIN public.municipio mu</text:p>
            <text:p>  ON mu.cd_mun = e.cd_mun</text:p>
            <text:p>WHERE mu.nm_mun = 'Porto Alegre'</text:p>
            <text:p>  AND e.nm_bairro ILIKE '%Centro%'</text:p>
            <text:p>  AND ST_Within(e.geometry, mu.geometry);</text:p>
          </table:table-cell>
          <table:table-cell table:style-name="ce9" table:number-columns-repeated="20"/>
          <table:table-cell table:number-columns-repeated="998"/>
        </table:table-row>
        <table:table-row table:style-name="ro1">
          <table:table-cell table:style-name="ce2" office:value-type="float" office:value="717" calcext:value-type="float">
            <text:p>717</text:p>
          </table:table-cell>
          <table:table-cell table:style-name="ce4" office:value-type="string" calcext:value-type="string">
            <text:p>No bairro “Boa Viagem” de Recife, quais escolas aparecem dentro do município?</text:p>
          </table:table-cell>
          <table:table-cell table:style-name="ce8" table:content-validation-name="val1" office:value-type="string" calcext:value-type="string">
            <text:p>Bairro</text:p>
          </table:table-cell>
          <table:table-cell table:style-name="ce11" table:content-validation-name="val2" office:value-type="string" calcext:value-type="string">
            <text:p>Facíl</text:p>
          </table:table-cell>
          <table:table-cell table:style-name="ce5" table:content-validation-name="val3" office:value-type="string" calcext:value-type="string">
            <text:p>ST_Within</text:p>
          </table:table-cell>
          <table:table-cell table:style-name="ce12" office:value-type="string" calcext:value-type="string">
            <text:p>SELECT</text:p>
            <text:p>  e.cd_entidade,</text:p>
            <text:p>  e.nm_entidade,</text:p>
            <text:p>  e.nm_bairro,</text:p>
            <text:p>  mu.nm_mun</text:p>
            <text:p>FROM public.escola e</text:p>
            <text:p>LEFT JOIN public.municipio mu</text:p>
            <text:p>  ON mu.cd_mun = e.cd_mun</text:p>
            <text:p> AND mu.nm_mun = 'Recife'</text:p>
            <text:p> AND ST_Within(e.geometry, mu.geometry)</text:p>
            <text:p>WHERE e.nm_bairro ILIKE 'Boa Viag%';</text:p>
          </table:table-cell>
          <table:table-cell table:style-name="ce9" table:number-columns-repeated="20"/>
          <table:table-cell table:number-columns-repeated="998"/>
        </table:table-row>
        <table:table-row table:style-name="ro1">
          <table:table-cell table:style-name="ce2" office:value-type="float" office:value="718" calcext:value-type="float">
            <text:p>718</text:p>
          </table:table-cell>
          <table:table-cell table:style-name="ce4" office:value-type="string" calcext:value-type="string">
            <text:p>No bairro “Funcionários” de Belo Horizonte, quais escolas estão dentro do município?</text:p>
          </table:table-cell>
          <table:table-cell table:style-name="ce8" table:content-validation-name="val1" office:value-type="string" calcext:value-type="string">
            <text:p>Bairro</text:p>
          </table:table-cell>
          <table:table-cell table:style-name="ce11" table:content-validation-name="val2" office:value-type="string" calcext:value-type="string">
            <text:p>Facíl</text:p>
          </table:table-cell>
          <table:table-cell table:style-name="ce5" table:content-validation-name="val3" office:value-type="string" calcext:value-type="string">
            <text:p>ST_Within</text:p>
          </table:table-cell>
          <table:table-cell table:style-name="ce12" office:value-type="string" calcext:value-type="string">
            <text:p>SELECT</text:p>
            <text:p>  mu.nm_mun,</text:p>
            <text:p>  e.cd_entidade,</text:p>
            <text:p>  e.nm_entidade,</text:p>
            <text:p>  e.nm_bairro</text:p>
            <text:p>FROM public.municipio mu</text:p>
            <text:p>RIGHT JOIN public.escola e</text:p>
            <text:p>  ON mu.cd_mun = e.cd_mun</text:p>
            <text:p> AND mu.nm_mun = 'Belo Horizonte'</text:p>
            <text:p> AND ST_Within(e.geometry, mu.geometry)</text:p>
            <text:p>WHERE e.nm_bairro ILIKE 'Funcion%';</text:p>
          </table:table-cell>
          <table:table-cell table:style-name="ce9" table:number-columns-repeated="20"/>
          <table:table-cell table:number-columns-repeated="998"/>
        </table:table-row>
        <table:table-row table:style-name="ro1">
          <table:table-cell table:style-name="ce2" office:value-type="float" office:value="719" calcext:value-type="float">
            <text:p>719</text:p>
          </table:table-cell>
          <table:table-cell table:style-name="ce4" office:value-type="string" calcext:value-type="string">
            <text:p>No bairro “Jurunas” de Belém, quais escolas estão dentro do município?</text:p>
          </table:table-cell>
          <table:table-cell table:style-name="ce8" table:content-validation-name="val1" office:value-type="string" calcext:value-type="string">
            <text:p>Bairro</text:p>
          </table:table-cell>
          <table:table-cell table:style-name="ce11" table:content-validation-name="val2" office:value-type="string" calcext:value-type="string">
            <text:p>Facíl</text:p>
          </table:table-cell>
          <table:table-cell table:style-name="ce5" table:content-validation-name="val3" office:value-type="string" calcext:value-type="string">
            <text:p>ST_Within</text:p>
          </table:table-cell>
          <table:table-cell table:style-name="ce12" office:value-type="string" calcext:value-type="string">
            <text:p>SELECT</text:p>
            <text:p>  e.cd_entidade,</text:p>
            <text:p>  e.nm_entidade,</text:p>
            <text:p>  e.nm_bairro,</text:p>
            <text:p>  mu.nm_mun</text:p>
            <text:p>FROM public.escola e, public.municipio mu</text:p>
            <text:p>WHERE mu.cd_mun = e.cd_mun</text:p>
            <text:p>  AND mu.nm_mun = 'Belém'</text:p>
            <text:p>  AND e.nm_bairro ILIKE 'Juru%'</text:p>
            <text:p>  AND ST_Within(e.geometry, mu.geometry);</text:p>
          </table:table-cell>
          <table:table-cell table:style-name="ce9" table:number-columns-repeated="20"/>
          <table:table-cell table:number-columns-repeated="998"/>
        </table:table-row>
        <table:table-row table:style-name="ro1">
          <table:table-cell table:style-name="ce2" office:value-type="float" office:value="720" calcext:value-type="float">
            <text:p>720</text:p>
          </table:table-cell>
          <table:table-cell table:style-name="ce4" office:value-type="string" calcext:value-type="string">
            <text:p>No bairro “Liberdade” de Salvador, quais escolas estão dentro do município?</text:p>
          </table:table-cell>
          <table:table-cell table:style-name="ce8" table:content-validation-name="val1" office:value-type="string" calcext:value-type="string">
            <text:p>Bairro</text:p>
          </table:table-cell>
          <table:table-cell table:style-name="ce11" table:content-validation-name="val2" office:value-type="string" calcext:value-type="string">
            <text:p>Facíl</text:p>
          </table:table-cell>
          <table:table-cell table:style-name="ce5" table:content-validation-name="val3" office:value-type="string" calcext:value-type="string">
            <text:p>ST_Within</text:p>
          </table:table-cell>
          <table:table-cell table:style-name="ce12" office:value-type="string" calcext:value-type="string">
            <text:p>SELECT</text:p>
            <text:p>  mu.nm_mun,</text:p>
            <text:p>  e.cd_entidade,</text:p>
            <text:p>  e.nm_entidade,</text:p>
            <text:p>  e.nm_bairro</text:p>
            <text:p>FROM public.escola e</text:p>
            <text:p>FULL OUTER JOIN public.municipio mu</text:p>
            <text:p>  ON mu.cd_mun = e.cd_mun</text:p>
            <text:p> AND mu.nm_mun = 'Salvador'</text:p>
            <text:p> AND ST_Within(e.geometry, mu.geometry)</text:p>
            <text:p>WHERE e.nm_bairro ILIKE '%Liberda%';</text:p>
            <text:p/>
          </table:table-cell>
          <table:table-cell table:style-name="ce9" table:number-columns-repeated="20"/>
          <table:table-cell table:number-columns-repeated="998"/>
        </table:table-row>
        <table:table-row table:style-name="ro1">
          <table:table-cell table:style-name="ce2" office:value-type="float" office:value="721" calcext:value-type="float">
            <text:p>721</text:p>
          </table:table-cell>
          <table:table-cell table:style-name="ce4" office:value-type="string" calcext:value-type="string">
            <text:p>No bairro “Centro” de Porto Alegre, mostre a geometria resultante do encontro entre cada escola do bairro e o limite do município.</text:p>
          </table:table-cell>
          <table:table-cell table:style-name="ce8" table:content-validation-name="val1" office:value-type="string" calcext:value-type="string">
            <text:p>Bairro</text:p>
          </table:table-cell>
          <table:table-cell table:style-name="ce11" table:content-validation-name="val2" office:value-type="string" calcext:value-type="string">
            <text:p>Facíl</text:p>
          </table:table-cell>
          <table:table-cell table:style-name="ce5" table:content-validation-name="val3" office:value-type="string" calcext:value-type="string">
            <text:p>ST_Intersection</text:p>
          </table:table-cell>
          <table:table-cell table:style-name="ce12" office:value-type="string" calcext:value-type="string">
            <text:p>SELECT</text:p>
            <text:p>  e.cd_entidade,</text:p>
            <text:p>  e.nm_entidade,</text:p>
            <text:p>  e.nm_bairro,</text:p>
            <text:p>  mu.nm_mun,</text:p>
            <text:p>  ST_Intersection(e.geometry, mu.geometry) AS geom_intersecao</text:p>
            <text:p>FROM public.escola e</text:p>
            <text:p>INNER JOIN public.municipio mu</text:p>
            <text:p>  ON mu.cd_mun = e.cd_mun</text:p>
            <text:p>WHERE mu.nm_mun = 'Porto Alegre'</text:p>
            <text:p>  AND e.nm_bairro ILIKE '%Centro%';</text:p>
          </table:table-cell>
          <table:table-cell table:style-name="ce9" table:number-columns-repeated="20"/>
          <table:table-cell table:number-columns-repeated="998"/>
        </table:table-row>
        <table:table-row table:style-name="ro1">
          <table:table-cell table:style-name="ce2" office:value-type="float" office:value="722" calcext:value-type="float">
            <text:p>722</text:p>
          </table:table-cell>
          <table:table-cell table:style-name="ce4" office:value-type="string" calcext:value-type="string">
            <text:p>No bairro “Boa Viagem” de Recife, mostre a geometria formada pelo encontro das escolas do bairro com o limite do município.</text:p>
          </table:table-cell>
          <table:table-cell table:style-name="ce8" table:content-validation-name="val1" office:value-type="string" calcext:value-type="string">
            <text:p>Bairro</text:p>
          </table:table-cell>
          <table:table-cell table:style-name="ce11" table:content-validation-name="val2" office:value-type="string" calcext:value-type="string">
            <text:p>Facíl</text:p>
          </table:table-cell>
          <table:table-cell table:style-name="ce5" table:content-validation-name="val3" office:value-type="string" calcext:value-type="string">
            <text:p>ST_Intersection</text:p>
          </table:table-cell>
          <table:table-cell table:style-name="ce12" office:value-type="string" calcext:value-type="string">
            <text:p>SELECT</text:p>
            <text:p>  e.cd_entidade,</text:p>
            <text:p>  e.nm_entidade,</text:p>
            <text:p>  e.nm_bairro,</text:p>
            <text:p>  mu.nm_mun,</text:p>
            <text:p>  ST_Intersection(e.geometry, mu.geometry) AS geom_intersecao</text:p>
            <text:p>FROM public.escola e</text:p>
            <text:p>LEFT JOIN public.municipio mu</text:p>
            <text:p>  ON mu.cd_mun = e.cd_mun</text:p>
            <text:p> AND mu.nm_mun = 'Recife'</text:p>
            <text:p>WHERE e.nm_bairro ILIKE 'Boa Viag%';</text:p>
          </table:table-cell>
          <table:table-cell table:style-name="ce9" table:number-columns-repeated="20"/>
          <table:table-cell table:number-columns-repeated="998"/>
        </table:table-row>
        <table:table-row table:style-name="ro1">
          <table:table-cell table:style-name="ce2" office:value-type="float" office:value="723" calcext:value-type="float">
            <text:p>723</text:p>
          </table:table-cell>
          <table:table-cell table:style-name="ce4" office:value-type="string" calcext:value-type="string">
            <text:p>Nos bairros “Savassi” e “Funcionários” de Belo Horizonte, mostre a geometria do encontro entre as escolas desses bairros e o limite do município.</text:p>
          </table:table-cell>
          <table:table-cell table:style-name="ce8" table:content-validation-name="val1" office:value-type="string" calcext:value-type="string">
            <text:p>Bairro</text:p>
          </table:table-cell>
          <table:table-cell table:style-name="ce11" table:content-validation-name="val2" office:value-type="string" calcext:value-type="string">
            <text:p>Facíl</text:p>
          </table:table-cell>
          <table:table-cell table:style-name="ce5" table:content-validation-name="val3" office:value-type="string" calcext:value-type="string">
            <text:p>ST_Intersection</text:p>
          </table:table-cell>
          <table:table-cell table:style-name="ce12" office:value-type="string" calcext:value-type="string">
            <text:p>SELECT</text:p>
            <text:p>  mu.nm_mun,</text:p>
            <text:p>  e.cd_entidade,</text:p>
            <text:p>  e.nm_entidade,</text:p>
            <text:p>  e.nm_bairro,</text:p>
            <text:p>  ST_Intersection(e.geometry, mu.geometry) AS geom_intersecao</text:p>
            <text:p>FROM public.municipio mu</text:p>
            <text:p>RIGHT JOIN public.escola e</text:p>
            <text:p>  ON mu.cd_mun = e.cd_mun</text:p>
            <text:p> AND mu.nm_mun = 'Belo Horizonte'</text:p>
            <text:p>WHERE e.nm_bairro ILIKE 'Sava%' OR e.nm_bairro ILIKE 'Funcion%';</text:p>
          </table:table-cell>
          <table:table-cell table:style-name="ce9" table:number-columns-repeated="20"/>
          <table:table-cell table:number-columns-repeated="998"/>
        </table:table-row>
        <table:table-row table:style-name="ro1">
          <table:table-cell table:style-name="ce2" office:value-type="float" office:value="724" calcext:value-type="float">
            <text:p>724</text:p>
          </table:table-cell>
          <table:table-cell table:style-name="ce4" office:value-type="string" calcext:value-type="string">
            <text:p>No bairro “Jurunas” de Belém, mostre a geometria do encontro entre as escolas do bairro e o limite do município.</text:p>
          </table:table-cell>
          <table:table-cell table:style-name="ce8" table:content-validation-name="val1" office:value-type="string" calcext:value-type="string">
            <text:p>Bairro</text:p>
          </table:table-cell>
          <table:table-cell table:style-name="ce11" table:content-validation-name="val2" office:value-type="string" calcext:value-type="string">
            <text:p>Facíl</text:p>
          </table:table-cell>
          <table:table-cell table:style-name="ce5" table:content-validation-name="val3" office:value-type="string" calcext:value-type="string">
            <text:p>ST_Intersection</text:p>
          </table:table-cell>
          <table:table-cell table:style-name="ce12" office:value-type="string" calcext:value-type="string">
            <text:p>SELECT</text:p>
            <text:p>  e.cd_entidade,</text:p>
            <text:p>  e.nm_entidade,</text:p>
            <text:p>  e.nm_bairro,</text:p>
            <text:p>  mu.nm_mun,</text:p>
            <text:p>  ST_Intersection(e.geometry, mu.geometry) AS geom_intersecao</text:p>
            <text:p>FROM public.escola e, public.municipio mu</text:p>
            <text:p>WHERE mu.cd_mun = e.cd_mun</text:p>
            <text:p>  AND mu.nm_mun = 'Belém'</text:p>
            <text:p>  AND e.nm_bairro ILIKE 'Juru%';</text:p>
          </table:table-cell>
          <table:table-cell table:style-name="ce9" table:number-columns-repeated="20"/>
          <table:table-cell table:number-columns-repeated="998"/>
        </table:table-row>
        <table:table-row table:style-name="ro1">
          <table:table-cell table:style-name="ce2" office:value-type="float" office:value="725" calcext:value-type="float">
            <text:p>725</text:p>
          </table:table-cell>
          <table:table-cell table:style-name="ce4" office:value-type="string" calcext:value-type="string">
            <text:p>No bairro “Liberdade” de Salvador, mostre a geometria do encontro entre as escolas do bairro e o limite do município.</text:p>
          </table:table-cell>
          <table:table-cell table:style-name="ce8" table:content-validation-name="val1" office:value-type="string" calcext:value-type="string">
            <text:p>Bairro</text:p>
          </table:table-cell>
          <table:table-cell table:style-name="ce11" table:content-validation-name="val2" office:value-type="string" calcext:value-type="string">
            <text:p>Facíl</text:p>
          </table:table-cell>
          <table:table-cell table:style-name="ce5" table:content-validation-name="val3" office:value-type="string" calcext:value-type="string">
            <text:p>ST_Intersection</text:p>
          </table:table-cell>
          <table:table-cell table:style-name="ce12" office:value-type="string" calcext:value-type="string">
            <text:p>SELECT</text:p>
            <text:p>  mu.nm_mun,</text:p>
            <text:p>  e.cd_entidade,</text:p>
            <text:p>  e.nm_entidade,</text:p>
            <text:p>  e.nm_bairro,</text:p>
            <text:p>  ST_Intersection(e.geometry, mu.geometry) AS geom_intersecao</text:p>
            <text:p>FROM public.escola e</text:p>
            <text:p>FULL OUTER JOIN public.municipio mu</text:p>
            <text:p>  ON mu.cd_mun = e.cd_mun</text:p>
            <text:p> AND mu.nm_mun = 'Salvador'</text:p>
            <text:p>WHERE e.nm_bairro ILIKE '%Liberda%';</text:p>
          </table:table-cell>
          <table:table-cell table:style-name="ce9" table:number-columns-repeated="20"/>
          <table:table-cell table:number-columns-repeated="998"/>
        </table:table-row>
        <table:table-row table:style-name="ro1">
          <table:table-cell table:style-name="ce2" office:value-type="float" office:value="726" calcext:value-type="float">
            <text:p>726</text:p>
          </table:table-cell>
          <table:table-cell table:style-name="ce4" office:value-type="string" calcext:value-type="string">
            <text:p>No bairro “Centro” de Curitiba, gere uma área de 250 metros ao redor de cada escola do bairro.</text:p>
          </table:table-cell>
          <table:table-cell table:style-name="ce8" table:content-validation-name="val1" office:value-type="string" calcext:value-type="string">
            <text:p>Bairro</text:p>
          </table:table-cell>
          <table:table-cell table:style-name="ce11" table:content-validation-name="val2" office:value-type="string" calcext:value-type="string">
            <text:p>Facíl</text:p>
          </table:table-cell>
          <table:table-cell table:style-name="ce5" table:content-validation-name="val3" office:value-type="string" calcext:value-type="string">
            <text:p>ST_Buffer</text:p>
          </table:table-cell>
          <table:table-cell table:style-name="ce12" office:value-type="string" calcext:value-type="string">
            <text:p>SELECT</text:p>
            <text:p>  e.cd_entidade,</text:p>
            <text:p>  e.nm_entidade,</text:p>
            <text:p>  e.nm_bairro,</text:p>
            <text:p>  mu.nm_mun,</text:p>
            <text:p>  ST_Buffer(e.geometry::geography, 250)::geometry AS area_ao_redor</text:p>
            <text:p>FROM public.escola e</text:p>
            <text:p>INNER JOIN public.municipio mu</text:p>
            <text:p>  ON mu.cd_mun = e.cd_mun</text:p>
            <text:p>WHERE mu.nm_mun = 'Curitiba'</text:p>
            <text:p>  AND e.nm_bairro ILIKE '%Centro%';</text:p>
          </table:table-cell>
          <table:table-cell table:style-name="ce9" table:number-columns-repeated="20"/>
          <table:table-cell table:number-columns-repeated="998"/>
        </table:table-row>
        <table:table-row table:style-name="ro1">
          <table:table-cell table:style-name="ce2" office:value-type="float" office:value="727" calcext:value-type="float">
            <text:p>727</text:p>
          </table:table-cell>
          <table:table-cell table:style-name="ce4" office:value-type="string" calcext:value-type="string">
            <text:p>No bairro “Boa Viagem” de Recife, gere uma área de 300 metros ao redor de cada escola do bairro.</text:p>
          </table:table-cell>
          <table:table-cell table:style-name="ce8" table:content-validation-name="val1" office:value-type="string" calcext:value-type="string">
            <text:p>Bairro</text:p>
          </table:table-cell>
          <table:table-cell table:style-name="ce11" table:content-validation-name="val2" office:value-type="string" calcext:value-type="string">
            <text:p>Facíl</text:p>
          </table:table-cell>
          <table:table-cell table:style-name="ce5" table:content-validation-name="val3" office:value-type="string" calcext:value-type="string">
            <text:p>ST_Buffer</text:p>
          </table:table-cell>
          <table:table-cell table:style-name="ce12" office:value-type="string" calcext:value-type="string">
            <text:p>SELECT</text:p>
            <text:p>  e.cd_entidade,</text:p>
            <text:p>  e.nm_entidade,</text:p>
            <text:p>  e.nm_bairro,</text:p>
            <text:p>  mu.nm_mun,</text:p>
            <text:p>  ST_Buffer(e.geometry::geography, 300)::geometry AS area_ao_redor</text:p>
            <text:p>FROM public.escola e</text:p>
            <text:p>LEFT JOIN public.municipio mu</text:p>
            <text:p>  ON mu.cd_mun = e.cd_mun</text:p>
            <text:p> AND mu.nm_mun = 'Recife'</text:p>
            <text:p>WHERE e.nm_bairro ILIKE 'Boa Viag%';</text:p>
          </table:table-cell>
          <table:table-cell table:style-name="ce9" table:number-columns-repeated="20"/>
          <table:table-cell table:number-columns-repeated="998"/>
        </table:table-row>
        <table:table-row table:style-name="ro1">
          <table:table-cell table:style-name="ce2" office:value-type="float" office:value="728" calcext:value-type="float">
            <text:p>728</text:p>
          </table:table-cell>
          <table:table-cell table:style-name="ce4" office:value-type="string" calcext:value-type="string">
            <text:p>No bairro “Savassi” de Belo Horizonte, gere uma área de 200 metros ao redor de cada escola do bairro.</text:p>
          </table:table-cell>
          <table:table-cell table:style-name="ce8" table:content-validation-name="val1" office:value-type="string" calcext:value-type="string">
            <text:p>Bairro</text:p>
          </table:table-cell>
          <table:table-cell table:style-name="ce11" table:content-validation-name="val2" office:value-type="string" calcext:value-type="string">
            <text:p>Facíl</text:p>
          </table:table-cell>
          <table:table-cell table:style-name="ce5" table:content-validation-name="val3" office:value-type="string" calcext:value-type="string">
            <text:p>ST_Buffer</text:p>
          </table:table-cell>
          <table:table-cell table:style-name="ce12" office:value-type="string" calcext:value-type="string">
            <text:p>SELECT</text:p>
            <text:p>  mu.nm_mun,</text:p>
            <text:p>  e.cd_entidade,</text:p>
            <text:p>  e.nm_entidade,</text:p>
            <text:p>  e.nm_bairro,</text:p>
            <text:p>  ST_Buffer(e.geometry::geography, 200)::geometry AS area_ao_redor</text:p>
            <text:p>FROM public.municipio mu</text:p>
            <text:p>RIGHT JOIN public.escola e</text:p>
            <text:p>  ON mu.cd_mun = e.cd_mun</text:p>
            <text:p> AND mu.nm_mun = 'Belo Horizonte'</text:p>
            <text:p>WHERE e.nm_bairro ILIKE 'Savas%';</text:p>
          </table:table-cell>
          <table:table-cell table:style-name="ce9" table:number-columns-repeated="20"/>
          <table:table-cell table:number-columns-repeated="998"/>
        </table:table-row>
        <table:table-row table:style-name="ro1">
          <table:table-cell table:style-name="ce2" office:value-type="float" office:value="729" calcext:value-type="float">
            <text:p>729</text:p>
          </table:table-cell>
          <table:table-cell table:style-name="ce4" office:value-type="string" calcext:value-type="string">
            <text:p>No bairro “Jurunas” de Belém, gere uma área de 400 metros ao redor de cada escola do bairro.</text:p>
          </table:table-cell>
          <table:table-cell table:style-name="ce8" table:content-validation-name="val1" office:value-type="string" calcext:value-type="string">
            <text:p>Bairro</text:p>
          </table:table-cell>
          <table:table-cell table:style-name="ce11" table:content-validation-name="val2" office:value-type="string" calcext:value-type="string">
            <text:p>Facíl</text:p>
          </table:table-cell>
          <table:table-cell table:style-name="ce5" table:content-validation-name="val3" office:value-type="string" calcext:value-type="string">
            <text:p>ST_Buffer</text:p>
          </table:table-cell>
          <table:table-cell table:style-name="ce12" office:value-type="string" calcext:value-type="string">
            <text:p>SELECT</text:p>
            <text:p>  e.cd_entidade,</text:p>
            <text:p>  e.nm_entidade,</text:p>
            <text:p>  e.nm_bairro,</text:p>
            <text:p>  mu.nm_mun,</text:p>
            <text:p>  ST_Buffer(e.geometry::geography, 400)::geometry AS area_ao_redor</text:p>
            <text:p>FROM public.escola e, public.municipio mu</text:p>
            <text:p>WHERE mu.cd_mun = e.cd_mun</text:p>
            <text:p>  AND mu.nm_mun = 'Belém'</text:p>
            <text:p>  AND e.nm_bairro ILIKE 'Juru%';</text:p>
          </table:table-cell>
          <table:table-cell table:style-name="ce9" table:number-columns-repeated="20"/>
          <table:table-cell table:number-columns-repeated="998"/>
        </table:table-row>
        <table:table-row table:style-name="ro1">
          <table:table-cell table:style-name="ce2" office:value-type="float" office:value="730" calcext:value-type="float">
            <text:p>730</text:p>
          </table:table-cell>
          <table:table-cell table:style-name="ce4" office:value-type="string" calcext:value-type="string">
            <text:p>No bairro “Liberdade” de Salvador, gere uma área de 350 metros ao redor de cada escola do bairro.</text:p>
          </table:table-cell>
          <table:table-cell table:style-name="ce8" table:content-validation-name="val1" office:value-type="string" calcext:value-type="string">
            <text:p>Bairro</text:p>
          </table:table-cell>
          <table:table-cell table:style-name="ce11" table:content-validation-name="val2" office:value-type="string" calcext:value-type="string">
            <text:p>Facíl</text:p>
          </table:table-cell>
          <table:table-cell table:style-name="ce5" table:content-validation-name="val3" office:value-type="string" calcext:value-type="string">
            <text:p>ST_Buffer</text:p>
          </table:table-cell>
          <table:table-cell table:style-name="ce12" office:value-type="string" calcext:value-type="string">
            <text:p>SELECT</text:p>
            <text:p>  mu.nm_mun,</text:p>
            <text:p>  e.cd_entidade,</text:p>
            <text:p>  e.nm_entidade,</text:p>
            <text:p>  e.nm_bairro,</text:p>
            <text:p>  ST_Buffer(e.geometry::geography, 350)::geometry AS area_ao_redor</text:p>
            <text:p>FROM public.escola e</text:p>
            <text:p>FULL OUTER JOIN public.municipio mu</text:p>
            <text:p>  ON mu.cd_mun = e.cd_mun</text:p>
            <text:p> AND mu.nm_mun = 'Salvador'</text:p>
            <text:p>WHERE e.nm_bairro ILIKE '%Liberda%';</text:p>
          </table:table-cell>
          <table:table-cell table:style-name="ce9" table:number-columns-repeated="20"/>
          <table:table-cell table:number-columns-repeated="998"/>
        </table:table-row>
        <table:table-row table:style-name="ro1">
          <table:table-cell table:style-name="ce2" office:value-type="float" office:value="731" calcext:value-type="float">
            <text:p>731</text:p>
          </table:table-cell>
          <table:table-cell table:style-name="ce4" office:value-type="string" calcext:value-type="string">
            <text:p>Quais escolas do bairro que contenha “Marco” em Belém estão até 300 m do perímetro do município?</text:p>
          </table:table-cell>
          <table:table-cell table:style-name="ce8" table:content-validation-name="val1" office:value-type="string" calcext:value-type="string">
            <text:p>Bairro</text:p>
          </table:table-cell>
          <table:table-cell table:style-name="ce11" table:content-validation-name="val2" office:value-type="string" calcext:value-type="string">
            <text:p>Facíl</text:p>
          </table:table-cell>
          <table:table-cell table:style-name="ce5" table:content-validation-name="val3" office:value-type="string" calcext:value-type="string">
            <text:p>ST_DWithin</text:p>
          </table:table-cell>
          <table:table-cell table:style-name="ce12" office:value-type="string" calcext:value-type="string">
            <text:p>SELECT e.cd_entidade, e.nm_entidade</text:p>
            <text:p>FROM public.escola e</text:p>
            <text:p>INNER JOIN public.municipio m</text:p>
            <text:p>  ON m.cd_mun = e.cd_mun</text:p>
            <text:p>WHERE m.nm_mun = 'Belém'</text:p>
            <text:p>  AND e.nm_bairro ILIKE '%Marco%'</text:p>
            <text:p>  AND ST_DWithin(e.geometry::geography, m.geometry::geography, 300);</text:p>
            <text:p/>
          </table:table-cell>
          <table:table-cell table:style-name="ce9" table:number-columns-repeated="20"/>
          <table:table-cell table:number-columns-repeated="998"/>
        </table:table-row>
        <table:table-row table:style-name="ro1">
          <table:table-cell table:style-name="ce2" office:value-type="float" office:value="732" calcext:value-type="float">
            <text:p>732</text:p>
          </table:table-cell>
          <table:table-cell table:style-name="ce4" office:value-type="string" calcext:value-type="string">
            <text:p>No bairro começando por “Centro” em Porto Alegre, quais escolas ficam até 500 m do limite municipal?</text:p>
          </table:table-cell>
          <table:table-cell table:style-name="ce8" table:content-validation-name="val1" office:value-type="string" calcext:value-type="string">
            <text:p>Bairro</text:p>
          </table:table-cell>
          <table:table-cell table:style-name="ce11" table:content-validation-name="val2" office:value-type="string" calcext:value-type="string">
            <text:p>Facíl</text:p>
          </table:table-cell>
          <table:table-cell table:style-name="ce5" table:content-validation-name="val3" office:value-type="string" calcext:value-type="string">
            <text:p>ST_DWithin</text:p>
          </table:table-cell>
          <table:table-cell table:style-name="ce12" office:value-type="string" calcext:value-type="string">
            <text:p>SELECT e.cd_entidade, e.nm_entidade</text:p>
            <text:p>FROM public.escola e</text:p>
            <text:p>LEFT JOIN public.municipio m</text:p>
            <text:p>  ON m.cd_mun = e.cd_mun AND m.nm_mun = 'Porto Alegre'</text:p>
            <text:p>WHERE e.nm_bairro ILIKE 'Centro%'</text:p>
            <text:p>  AND ST_DWithin(e.geometry::geography, m.geometry::geography, 500);</text:p>
          </table:table-cell>
          <table:table-cell table:style-name="ce9" table:number-columns-repeated="20"/>
          <table:table-cell table:number-columns-repeated="998"/>
        </table:table-row>
        <table:table-row table:style-name="ro1">
          <table:table-cell table:style-name="ce2" office:value-type="float" office:value="733" calcext:value-type="float">
            <text:p>733</text:p>
          </table:table-cell>
          <table:table-cell table:style-name="ce4" office:value-type="string" calcext:value-type="string">
            <text:p>Em Fortaleza, no bairro que contenha “Aldeota”, quais escolas estão até 250 m do contorno do município?</text:p>
          </table:table-cell>
          <table:table-cell table:style-name="ce8" table:content-validation-name="val1" office:value-type="string" calcext:value-type="string">
            <text:p>Bairro</text:p>
          </table:table-cell>
          <table:table-cell table:style-name="ce11" table:content-validation-name="val2" office:value-type="string" calcext:value-type="string">
            <text:p>Facíl</text:p>
          </table:table-cell>
          <table:table-cell table:style-name="ce5" table:content-validation-name="val3" office:value-type="string" calcext:value-type="string">
            <text:p>ST_DWithin</text:p>
          </table:table-cell>
          <table:table-cell table:style-name="ce12" office:value-type="string" calcext:value-type="string">
            <text:p>SELECT e.cd_entidade, e.nm_entidade</text:p>
            <text:p>FROM public.escola e</text:p>
            <text:p>RIGHT JOIN public.municipio m</text:p>
            <text:p>  ON m.cd_mun = e.cd_mun AND m.nm_mun = 'Fortaleza'</text:p>
            <text:p>WHERE e.nm_bairro ILIKE '%Aldeota%'</text:p>
            <text:p>  AND ST_DWithin(e.geometry::geography, m.geometry::geography, 250);</text:p>
            <text:p/>
          </table:table-cell>
          <table:table-cell table:style-name="ce9" table:number-columns-repeated="20"/>
          <table:table-cell table:number-columns-repeated="998"/>
        </table:table-row>
        <table:table-row table:style-name="ro1">
          <table:table-cell table:style-name="ce2" office:value-type="float" office:value="734" calcext:value-type="float">
            <text:p>734</text:p>
          </table:table-cell>
          <table:table-cell table:style-name="ce4" office:value-type="string" calcext:value-type="string">
            <text:p>Em São Paulo, quais escolas em bairros que começam por “Jardim_” (um caractere após “Jardim”) estão até 200 m do perímetro municipal?</text:p>
          </table:table-cell>
          <table:table-cell table:style-name="ce8" table:content-validation-name="val1" office:value-type="string" calcext:value-type="string">
            <text:p>Bairro</text:p>
          </table:table-cell>
          <table:table-cell table:style-name="ce11" table:content-validation-name="val2" office:value-type="string" calcext:value-type="string">
            <text:p>Facíl</text:p>
          </table:table-cell>
          <table:table-cell table:style-name="ce5" table:content-validation-name="val3" office:value-type="string" calcext:value-type="string">
            <text:p>ST_DWithin</text:p>
          </table:table-cell>
          <table:table-cell table:style-name="ce12" office:value-type="string" calcext:value-type="string">
            <text:p>SELECT e.cd_entidade, e.nm_entidade</text:p>
            <text:p>FROM public.municipio m</text:p>
            <text:p>JOIN public.escola e</text:p>
            <text:p>  ON m.cd_mun = e.cd_mun</text:p>
            <text:p>WHERE m.nm_mun = 'São Paulo'</text:p>
            <text:p>  AND e.nm_bairro LIKE 'Jardim_%'</text:p>
            <text:p>  AND ST_DWithin(e.geometry::geography, m.geometry::geography, 200);</text:p>
          </table:table-cell>
          <table:table-cell table:style-name="ce9" table:number-columns-repeated="20"/>
          <table:table-cell table:number-columns-repeated="998"/>
        </table:table-row>
        <table:table-row table:style-name="ro1">
          <table:table-cell table:style-name="ce2" office:value-type="float" office:value="735" calcext:value-type="float">
            <text:p>735</text:p>
          </table:table-cell>
          <table:table-cell table:style-name="ce4" office:value-type="string" calcext:value-type="string">
            <text:p>Em Recife, no bairro contendo “Boa Viagem”, quais escolas ficam até 100 m da borda do município?</text:p>
          </table:table-cell>
          <table:table-cell table:style-name="ce8" table:content-validation-name="val1" office:value-type="string" calcext:value-type="string">
            <text:p>Bairro</text:p>
          </table:table-cell>
          <table:table-cell table:style-name="ce11" table:content-validation-name="val2" office:value-type="string" calcext:value-type="string">
            <text:p>Facíl</text:p>
          </table:table-cell>
          <table:table-cell table:style-name="ce5" table:content-validation-name="val3" office:value-type="string" calcext:value-type="string">
            <text:p>ST_DWithin</text:p>
          </table:table-cell>
          <table:table-cell table:style-name="ce12" office:value-type="string" calcext:value-type="string">
            <text:p>SELECT e.cd_entidade, e.nm_entidade</text:p>
            <text:p>FROM public.escola e</text:p>
            <text:p>FULL OUTER JOIN public.municipio m</text:p>
            <text:p>  ON m.cd_mun = e.cd_mun AND m.nm_mun = 'Recife'</text:p>
            <text:p>WHERE e.nm_bairro ILIKE '%Boa Viagem%'</text:p>
            <text:p>  AND ST_DWithin(e.geometry::geography, m.geometry::geography, 100);</text:p>
          </table:table-cell>
          <table:table-cell table:style-name="ce9" table:number-columns-repeated="20"/>
          <table:table-cell table:number-columns-repeated="998"/>
        </table:table-row>
        <table:table-row table:style-name="ro1">
          <table:table-cell table:style-name="ce2" office:value-type="float" office:value="736" calcext:value-type="float">
            <text:p>736</text:p>
          </table:table-cell>
          <table:table-cell table:style-name="ce4" office:value-type="string" calcext:value-type="string">
            <text:p>No bairro “Moinhos de Vento” de Porto Alegre, liste as escolas do bairro que ficam no município e também em algum distrito.</text:p>
          </table:table-cell>
          <table:table-cell table:style-name="ce8" table:content-validation-name="val1" office:value-type="string" calcext:value-type="string">
            <text:p>Bairro</text:p>
          </table:table-cell>
          <table:table-cell table:style-name="ce11" table:content-validation-name="val2" office:value-type="string" calcext:value-type="string">
            <text:p>Médio</text:p>
          </table:table-cell>
          <table:table-cell table:style-name="ce5" table:content-validation-name="val3" office:value-type="string" calcext:value-type="string">
            <text:p>ST_Intersects</text:p>
          </table:table-cell>
          <table:table-cell table:style-name="ce12" office:value-type="string" calcext:value-type="string">
            <text:p>SELECT</text:p>
            <text:p>  e.cd_entidade, e.nm_entidade, e.nm_bairro,</text:p>
            <text:p>  mu.nm_mun, d.nm_dist</text:p>
            <text:p>FROM public.escola e</text:p>
            <text:p>INNER JOIN public.municipio mu</text:p>
            <text:p>  ON mu.cd_mun = e.cd_mun</text:p>
            <text:p>INNER JOIN public.distrito d</text:p>
            <text:p>  ON d.cd_mun = mu.cd_mun</text:p>
            <text:p>WHERE mu.nm_mun = 'Porto Alegre'</text:p>
            <text:p>  AND e.nm_bairro ILIKE '%Moinhos de Vento%'</text:p>
            <text:p>  AND ST_Intersects(e.geometry, mu.geometry)</text:p>
            <text:p>  AND ST_Within(e.geometry, d.geometry);</text:p>
          </table:table-cell>
          <table:table-cell table:style-name="ce9" table:number-columns-repeated="20"/>
          <table:table-cell table:number-columns-repeated="998"/>
        </table:table-row>
        <table:table-row table:style-name="ro1">
          <table:table-cell table:style-name="ce2" office:value-type="float" office:value="737" calcext:value-type="float">
            <text:p>737</text:p>
          </table:table-cell>
          <table:table-cell table:style-name="ce4" office:value-type="string" calcext:value-type="string">
            <text:p>No bairro “Boa Viagem” de Recife, mostre as escolas do bairro que estão no município e, quando houver, o subdistrito correspondente; considere apenas as que ficam até 200 m da borda municipal.</text:p>
          </table:table-cell>
          <table:table-cell table:style-name="ce8" table:content-validation-name="val1" office:value-type="string" calcext:value-type="string">
            <text:p>Bairro</text:p>
          </table:table-cell>
          <table:table-cell table:style-name="ce11" table:content-validation-name="val2" office:value-type="string" calcext:value-type="string">
            <text:p>Médio</text:p>
          </table:table-cell>
          <table:table-cell table:style-name="ce5" table:content-validation-name="val3" office:value-type="string" calcext:value-type="string">
            <text:p>ST_Intersects</text:p>
          </table:table-cell>
          <table:table-cell table:style-name="ce12" office:value-type="string" calcext:value-type="string">
            <text:p>SELECT</text:p>
            <text:p>  e.cd_entidade, e.nm_entidade, e.nm_bairro,</text:p>
            <text:p>  mu.nm_mun, sd.nm_subdist</text:p>
            <text:p>FROM public.escola e</text:p>
            <text:p>INNER JOIN public.municipio mu</text:p>
            <text:p>  ON mu.cd_mun = e.cd_mun</text:p>
            <text:p>LEFT JOIN public.subdistrito sd</text:p>
            <text:p>  ON sd.cd_mun = mu.cd_mun</text:p>
            <text:p> AND ST_Intersects(e.geometry, sd.geometry)</text:p>
            <text:p>WHERE mu.nm_mun = 'Recife'</text:p>
            <text:p>  AND e.nm_bairro ILIKE 'Boa Viag%'</text:p>
            <text:p>  AND ST_Intersects(e.geometry, mu.geometry)</text:p>
            <text:p>  AND ST_DWithin(e.geometry::geography, mu.geometry::geography, 200);</text:p>
          </table:table-cell>
          <table:table-cell table:style-name="ce9" table:number-columns-repeated="20"/>
          <table:table-cell table:number-columns-repeated="998"/>
        </table:table-row>
        <table:table-row table:style-name="ro1">
          <table:table-cell table:style-name="ce2" office:value-type="float" office:value="738" calcext:value-type="float">
            <text:p>738</text:p>
          </table:table-cell>
          <table:table-cell table:style-name="ce4" office:value-type="string" calcext:value-type="string">
            <text:p>Nos bairros “Savassi” e “Funcionários” de Belo Horizonte, liste as escolas do bairro que pertencem ao município e à respectiva região imediata.</text:p>
          </table:table-cell>
          <table:table-cell table:style-name="ce8" table:content-validation-name="val1" office:value-type="string" calcext:value-type="string">
            <text:p>Bairro</text:p>
          </table:table-cell>
          <table:table-cell table:style-name="ce11" table:content-validation-name="val2" office:value-type="string" calcext:value-type="string">
            <text:p>Médio</text:p>
          </table:table-cell>
          <table:table-cell table:style-name="ce5" table:content-validation-name="val3" office:value-type="string" calcext:value-type="string">
            <text:p>ST_Intersects</text:p>
          </table:table-cell>
          <table:table-cell table:style-name="ce12" office:value-type="string" calcext:value-type="string">
            <text:p>SELECT</text:p>
            <text:p>  e.cd_entidade, e.nm_entidade, e.nm_bairro,</text:p>
            <text:p>  mu.nm_mun, rgi.nm_rgi</text:p>
            <text:p>FROM public.rg_imediata rgi</text:p>
            <text:p>INNER JOIN public.municipio mu</text:p>
            <text:p>  ON mu.cd_rgi = rgi.cd_rgi</text:p>
            <text:p>RIGHT JOIN public.escola e</text:p>
            <text:p>  ON mu.cd_mun = e.cd_mun</text:p>
            <text:p>WHERE mu.nm_mun = 'Belo Horizonte'</text:p>
            <text:p>  AND (e.nm_bairro ILIKE 'Sava%' OR e.nm_bairro ILIKE 'Funcion%')</text:p>
            <text:p>  AND ST_Intersects(e.geometry, mu.geometry)</text:p>
            <text:p>  AND ST_Intersects(mu.geometry, rgi.geometry);</text:p>
          </table:table-cell>
          <table:table-cell table:style-name="ce9" table:number-columns-repeated="20"/>
          <table:table-cell table:number-columns-repeated="998"/>
        </table:table-row>
        <table:table-row table:style-name="ro1">
          <table:table-cell table:style-name="ce2" office:value-type="float" office:value="739" calcext:value-type="float">
            <text:p>739</text:p>
          </table:table-cell>
          <table:table-cell table:style-name="ce4" office:value-type="string" calcext:value-type="string">
            <text:p>Em São Paulo, para escolas em bairros que começam por “Pinheir%”, mostre as que ficam no município e também sob o contorno do estado.</text:p>
          </table:table-cell>
          <table:table-cell table:style-name="ce8" table:content-validation-name="val1" office:value-type="string" calcext:value-type="string">
            <text:p>Bairro</text:p>
          </table:table-cell>
          <table:table-cell table:style-name="ce11" table:content-validation-name="val2" office:value-type="string" calcext:value-type="string">
            <text:p>Médio</text:p>
          </table:table-cell>
          <table:table-cell table:style-name="ce5" table:content-validation-name="val3" office:value-type="string" calcext:value-type="string">
            <text:p>ST_Intersects</text:p>
          </table:table-cell>
          <table:table-cell table:style-name="ce12" office:value-type="string" calcext:value-type="string">
            <text:p>SELECT</text:p>
            <text:p>  e.cd_entidade, e.nm_entidade, e.nm_bairro,</text:p>
            <text:p>  mu.nm_mun, uf.nm_uf</text:p>
            <text:p>FROM public.escola e, public.municipio mu, public.unidade_federativa uf</text:p>
            <text:p>WHERE mu.cd_mun = e.cd_mun</text:p>
            <text:p>  AND mu.cd_uf = uf.cd_uf</text:p>
            <text:p>  AND mu.nm_mun = 'São Paulo'</text:p>
            <text:p>  AND uf.nm_uf = 'São Paulo'</text:p>
            <text:p>  AND e.nm_bairro ILIKE 'Pinheir%'</text:p>
            <text:p>  AND ST_Intersects(e.geometry, mu.geometry)</text:p>
            <text:p>  AND ST_Contains(uf.geometry, mu.geometry);</text:p>
          </table:table-cell>
          <table:table-cell table:style-name="ce9" table:number-columns-repeated="20"/>
          <table:table-cell table:number-columns-repeated="998"/>
        </table:table-row>
        <table:table-row table:style-name="ro1">
          <table:table-cell table:style-name="ce2" office:value-type="float" office:value="740" calcext:value-type="float">
            <text:p>740</text:p>
          </table:table-cell>
          <table:table-cell table:style-name="ce4" office:value-type="string" calcext:value-type="string">
            <text:p>No bairro “Liberdade” de Salvador, mostre as escolas do bairro que ficam no município e também até 150 m da borda municipal, indicando o estado.</text:p>
          </table:table-cell>
          <table:table-cell table:style-name="ce8" table:content-validation-name="val1" office:value-type="string" calcext:value-type="string">
            <text:p>Bairro</text:p>
          </table:table-cell>
          <table:table-cell table:style-name="ce11" table:content-validation-name="val2" office:value-type="string" calcext:value-type="string">
            <text:p>Médio</text:p>
          </table:table-cell>
          <table:table-cell table:style-name="ce5" table:content-validation-name="val3" office:value-type="string" calcext:value-type="string">
            <text:p>ST_Intersects</text:p>
          </table:table-cell>
          <table:table-cell table:style-name="ce12" office:value-type="string" calcext:value-type="string">
            <text:p>SELECT</text:p>
            <text:p>  e.cd_entidade, e.nm_entidade, e.nm_bairro,</text:p>
            <text:p>  mu.nm_mun, uf.nm_uf</text:p>
            <text:p>FROM public.escola e</text:p>
            <text:p>FULL OUTER JOIN public.municipio mu</text:p>
            <text:p>  ON mu.cd_mun = e.cd_mun</text:p>
            <text:p>INNER JOIN public.unidade_federativa uf</text:p>
            <text:p>  ON uf.cd_uf = mu.cd_uf</text:p>
            <text:p>WHERE mu.nm_mun = 'Salvador'</text:p>
            <text:p>  AND uf.nm_uf = 'Bahia'</text:p>
            <text:p>  AND e.nm_bairro ILIKE '%Liberda%'</text:p>
            <text:p>  AND ST_Intersects(e.geometry, mu.geometry)</text:p>
            <text:p>  AND ST_DWithin(e.geometry::geography, mu.geometry::geography, 150);</text:p>
          </table:table-cell>
          <table:table-cell table:style-name="ce9" table:number-columns-repeated="20"/>
          <table:table-cell table:number-columns-repeated="998"/>
        </table:table-row>
        <table:table-row table:style-name="ro1">
          <table:table-cell table:style-name="ce2" office:value-type="float" office:value="741" calcext:value-type="float">
            <text:p>741</text:p>
          </table:table-cell>
          <table:table-cell table:style-name="ce4" office:value-type="string" calcext:value-type="string">
            <text:p>No bairro “Funcionários” de Belo Horizonte, liste as escolas do bairro que ficam dentro do município e também dentro de algum distrito.</text:p>
          </table:table-cell>
          <table:table-cell table:style-name="ce8" table:content-validation-name="val1" office:value-type="string" calcext:value-type="string">
            <text:p>Bairro</text:p>
          </table:table-cell>
          <table:table-cell table:style-name="ce11" table:content-validation-name="val2" office:value-type="string" calcext:value-type="string">
            <text:p>Médio</text:p>
          </table:table-cell>
          <table:table-cell table:style-name="ce5" table:content-validation-name="val3" office:value-type="string" calcext:value-type="string">
            <text:p>ST_Contains</text:p>
          </table:table-cell>
          <table:table-cell table:style-name="ce12" office:value-type="string" calcext:value-type="string">
            <text:p>SELECT</text:p>
            <text:p>  e.cd_entidade, e.nm_entidade, e.nm_bairro,</text:p>
            <text:p>  mu.nm_mun, d.nm_dist</text:p>
            <text:p>FROM public.escola e</text:p>
            <text:p>INNER JOIN public.municipio mu</text:p>
            <text:p>  ON mu.cd_mun = e.cd_mun</text:p>
            <text:p>INNER JOIN public.distrito d</text:p>
            <text:p>  ON d.cd_mun = mu.cd_mun</text:p>
            <text:p>WHERE mu.nm_mun = 'Belo Horizonte'</text:p>
            <text:p>  AND e.nm_bairro ILIKE 'Funcion%'</text:p>
            <text:p>  AND ST_Contains(mu.geometry, e.geometry)</text:p>
            <text:p>  AND ST_Within(e.geometry, d.geometry);</text:p>
          </table:table-cell>
          <table:table-cell table:style-name="ce9" table:number-columns-repeated="20"/>
          <table:table-cell table:number-columns-repeated="998"/>
        </table:table-row>
        <table:table-row table:style-name="ro1">
          <table:table-cell table:style-name="ce2" office:value-type="float" office:value="742" calcext:value-type="float">
            <text:p>742</text:p>
          </table:table-cell>
          <table:table-cell table:style-name="ce4" office:value-type="string" calcext:value-type="string">
            <text:p>No bairro “Boa Viagem” de Recife, mostre as escolas do bairro que estão dentro do município e, quando houver, o subdistrito correspondente.</text:p>
          </table:table-cell>
          <table:table-cell table:style-name="ce8" table:content-validation-name="val1" office:value-type="string" calcext:value-type="string">
            <text:p>Bairro</text:p>
          </table:table-cell>
          <table:table-cell table:style-name="ce11" table:content-validation-name="val2" office:value-type="string" calcext:value-type="string">
            <text:p>Médio</text:p>
          </table:table-cell>
          <table:table-cell table:style-name="ce5" table:content-validation-name="val3" office:value-type="string" calcext:value-type="string">
            <text:p>ST_Contains</text:p>
          </table:table-cell>
          <table:table-cell table:style-name="ce12" office:value-type="string" calcext:value-type="string">
            <text:p>SELECT</text:p>
            <text:p>  e.cd_entidade, e.nm_entidade, e.nm_bairro,</text:p>
            <text:p>  mu.nm_mun, sd.nm_subdist</text:p>
            <text:p>FROM public.escola e</text:p>
            <text:p>INNER JOIN public.municipio mu</text:p>
            <text:p>  ON mu.cd_mun = e.cd_mun</text:p>
            <text:p>LEFT JOIN public.subdistrito sd</text:p>
            <text:p>  ON sd.cd_mun = mu.cd_mun</text:p>
            <text:p> AND ST_Intersects(e.geometry, sd.geometry)</text:p>
            <text:p>WHERE mu.nm_mun = 'Recife'</text:p>
            <text:p>  AND e.nm_bairro ILIKE '%Boa Viagem%'</text:p>
            <text:p>  AND ST_Contains(mu.geometry, e.geometry);</text:p>
          </table:table-cell>
          <table:table-cell table:style-name="ce9" table:number-columns-repeated="20"/>
          <table:table-cell table:number-columns-repeated="998"/>
        </table:table-row>
        <table:table-row table:style-name="ro1">
          <table:table-cell table:style-name="ce2" office:value-type="float" office:value="743" calcext:value-type="float">
            <text:p>743</text:p>
          </table:table-cell>
          <table:table-cell table:style-name="ce4" office:value-type="string" calcext:value-type="string">
            <text:p>Nos bairros “Savassi” e “Funcionários” de Belo Horizonte, liste as escolas do bairro que pertencem ao município e à respectiva região imediata.</text:p>
          </table:table-cell>
          <table:table-cell table:style-name="ce8" table:content-validation-name="val1" office:value-type="string" calcext:value-type="string">
            <text:p>Bairro</text:p>
          </table:table-cell>
          <table:table-cell table:style-name="ce11" table:content-validation-name="val2" office:value-type="string" calcext:value-type="string">
            <text:p>Médio</text:p>
          </table:table-cell>
          <table:table-cell table:style-name="ce5" table:content-validation-name="val3" office:value-type="string" calcext:value-type="string">
            <text:p>ST_Contains</text:p>
          </table:table-cell>
          <table:table-cell table:style-name="ce12" office:value-type="string" calcext:value-type="string">
            <text:p>SELECT</text:p>
            <text:p>  e.cd_entidade, e.nm_entidade, e.nm_bairro,</text:p>
            <text:p>  mu.nm_mun, rgi.nm_rgi</text:p>
            <text:p>FROM public.rg_imediata rgi</text:p>
            <text:p>INNER JOIN public.municipio mu</text:p>
            <text:p>  ON mu.cd_rgi = rgi.cd_rgi</text:p>
            <text:p>RIGHT JOIN public.escola e</text:p>
            <text:p>  ON mu.cd_mun = e.cd_mun</text:p>
            <text:p>WHERE mu.nm_mun = 'Belo Horizonte'</text:p>
            <text:p>  AND (e.nm_bairro ILIKE 'Sava%' OR e.nm_bairro ILIKE 'Funcion%')</text:p>
            <text:p>  AND ST_Contains(mu.geometry, e.geometry)</text:p>
            <text:p>  AND ST_Intersects(mu.geometry, rgi.geometry);</text:p>
          </table:table-cell>
          <table:table-cell table:style-name="ce9" table:number-columns-repeated="20"/>
          <table:table-cell table:number-columns-repeated="998"/>
        </table:table-row>
        <table:table-row table:style-name="ro1">
          <table:table-cell table:style-name="ce2" office:value-type="float" office:value="744" calcext:value-type="float">
            <text:p>744</text:p>
          </table:table-cell>
          <table:table-cell table:style-name="ce4" office:value-type="string" calcext:value-type="string">
            <text:p>Em São Paulo, para escolas em bairros que comecem por “Pinheir%”, mostre as que ficam no município e também sob o contorno do estado.</text:p>
          </table:table-cell>
          <table:table-cell table:style-name="ce8" table:content-validation-name="val1" office:value-type="string" calcext:value-type="string">
            <text:p>Bairro</text:p>
          </table:table-cell>
          <table:table-cell table:style-name="ce11" table:content-validation-name="val2" office:value-type="string" calcext:value-type="string">
            <text:p>Médio</text:p>
          </table:table-cell>
          <table:table-cell table:style-name="ce5" table:content-validation-name="val3" office:value-type="string" calcext:value-type="string">
            <text:p>ST_Contains</text:p>
          </table:table-cell>
          <table:table-cell table:style-name="ce12" office:value-type="string" calcext:value-type="string">
            <text:p>SELECT</text:p>
            <text:p>  e.cd_entidade, e.nm_entidade, e.nm_bairro,</text:p>
            <text:p>  mu.nm_mun, uf.nm_uf</text:p>
            <text:p>FROM public.escola e, public.municipio mu, public.unidade_federativa uf</text:p>
            <text:p>WHERE mu.cd_mun = e.cd_mun</text:p>
            <text:p>  AND uf.cd_uf = mu.cd_uf</text:p>
            <text:p>  AND mu.nm_mun = 'São Paulo'</text:p>
            <text:p>  AND uf.nm_uf = 'São Paulo'</text:p>
            <text:p>  AND e.nm_bairro ILIKE 'Pinheir%'</text:p>
            <text:p>  AND ST_Contains(mu.geometry, e.geometry)</text:p>
            <text:p>  AND ST_Contains(uf.geometry, mu.geometry);</text:p>
          </table:table-cell>
          <table:table-cell table:style-name="ce9" table:number-columns-repeated="20"/>
          <table:table-cell table:number-columns-repeated="998"/>
        </table:table-row>
        <table:table-row table:style-name="ro1">
          <table:table-cell table:style-name="ce2" office:value-type="float" office:value="745" calcext:value-type="float">
            <text:p>745</text:p>
          </table:table-cell>
          <table:table-cell table:style-name="ce4" office:value-type="string" calcext:value-type="string">
            <text:p>No bairro “Liberdade” de Salvador, mostre as escolas do bairro que ficam no município e também sob o contorno do estado.</text:p>
          </table:table-cell>
          <table:table-cell table:style-name="ce8" table:content-validation-name="val1" office:value-type="string" calcext:value-type="string">
            <text:p>Bairro</text:p>
          </table:table-cell>
          <table:table-cell table:style-name="ce11" table:content-validation-name="val2" office:value-type="string" calcext:value-type="string">
            <text:p>Médio</text:p>
          </table:table-cell>
          <table:table-cell table:style-name="ce5" table:content-validation-name="val3" office:value-type="string" calcext:value-type="string">
            <text:p>ST_Contains</text:p>
          </table:table-cell>
          <table:table-cell table:style-name="ce12" office:value-type="string" calcext:value-type="string">
            <text:p>SELECT</text:p>
            <text:p>  e.cd_entidade, e.nm_entidade, e.nm_bairro,</text:p>
            <text:p>  mu.nm_mun, uf.nm_uf</text:p>
            <text:p>FROM public.escola e</text:p>
            <text:p>FULL OUTER JOIN public.municipio mu</text:p>
            <text:p>  ON mu.cd_mun = e.cd_mun</text:p>
            <text:p>INNER JOIN public.unidade_federativa uf</text:p>
            <text:p>  ON uf.cd_uf = mu.cd_uf</text:p>
            <text:p>WHERE mu.nm_mun = 'Salvador'</text:p>
            <text:p>  AND uf.nm_uf = 'Bahia'</text:p>
            <text:p>  AND e.nm_bairro ILIKE '%Liberdade%'</text:p>
            <text:p>  AND ST_Contains(mu.geometry, e.geometry)</text:p>
            <text:p>  AND ST_Contains(uf.geometry, mu.geometry);</text:p>
          </table:table-cell>
          <table:table-cell table:style-name="ce9" table:number-columns-repeated="20"/>
          <table:table-cell table:number-columns-repeated="998"/>
        </table:table-row>
        <table:table-row table:style-name="ro1">
          <table:table-cell table:style-name="ce2" office:value-type="float" office:value="746" calcext:value-type="float">
            <text:p>746</text:p>
          </table:table-cell>
          <table:table-cell table:style-name="ce4" office:value-type="string" calcext:value-type="string">
            <text:p>No bairro “Tijuca” do Rio de Janeiro, liste as escolas do bairro que ficam no município e também dentro de algum distrito, informando a distância até a borda municipal.</text:p>
          </table:table-cell>
          <table:table-cell table:style-name="ce8" table:content-validation-name="val1" office:value-type="string" calcext:value-type="string">
            <text:p>Bairro</text:p>
          </table:table-cell>
          <table:table-cell table:style-name="ce11" table:content-validation-name="val2" office:value-type="string" calcext:value-type="string">
            <text:p>Médio</text:p>
          </table:table-cell>
          <table:table-cell table:style-name="ce5" table:content-validation-name="val3" office:value-type="string" calcext:value-type="string">
            <text:p>ST_Distance</text:p>
          </table:table-cell>
          <table:table-cell table:style-name="ce12" office:value-type="string" calcext:value-type="string">
            <text:p>SELECT</text:p>
            <text:p>  e.cd_entidade, e.nm_entidade, e.nm_bairro,</text:p>
            <text:p>  mu.nm_mun, d.nm_dist,</text:p>
            <text:p>  ST_Distance(e.geometry::geography, ST_Boundary(mu.geometry)::geography) AS distancia_borda_m</text:p>
            <text:p>FROM public.escola e</text:p>
            <text:p>INNER JOIN public.municipio mu</text:p>
            <text:p>  ON mu.cd_mun = e.cd_mun</text:p>
            <text:p>INNER JOIN public.distrito d</text:p>
            <text:p>  ON d.cd_mun = mu.cd_mun</text:p>
            <text:p>WHERE mu.nm_mun = 'Rio de Janeiro'</text:p>
            <text:p>  AND e.nm_bairro ILIKE 'Tijuc%'</text:p>
            <text:p>  AND ST_Contains(mu.geometry, e.geometry)</text:p>
            <text:p>  AND ST_Within(e.geometry, d.geometry);</text:p>
          </table:table-cell>
          <table:table-cell table:style-name="ce9" table:number-columns-repeated="20"/>
          <table:table-cell table:number-columns-repeated="998"/>
        </table:table-row>
        <table:table-row table:style-name="ro1">
          <table:table-cell table:style-name="ce2" office:value-type="float" office:value="747" calcext:value-type="float">
            <text:p>747</text:p>
          </table:table-cell>
          <table:table-cell table:style-name="ce4" office:value-type="string" calcext:value-type="string">
            <text:p>No bairro “Adrianópolis” de Manaus, mostre as escolas do bairro, a distância até a borda municipal e, quando houver, o subdistrito correspondente.</text:p>
          </table:table-cell>
          <table:table-cell table:style-name="ce8" table:content-validation-name="val1" office:value-type="string" calcext:value-type="string">
            <text:p>Bairro</text:p>
          </table:table-cell>
          <table:table-cell table:style-name="ce11" table:content-validation-name="val2" office:value-type="string" calcext:value-type="string">
            <text:p>Médio</text:p>
          </table:table-cell>
          <table:table-cell table:style-name="ce5" table:content-validation-name="val3" office:value-type="string" calcext:value-type="string">
            <text:p>ST_Distance</text:p>
          </table:table-cell>
          <table:table-cell table:style-name="ce12" office:value-type="string" calcext:value-type="string">
            <text:p>SELECT</text:p>
            <text:p>  e.cd_entidade, e.nm_entidade, e.nm_bairro,</text:p>
            <text:p>  mu.nm_mun, sd.nm_subdist,</text:p>
            <text:p>  ST_Distance(e.geometry::geography, ST_Boundary(mu.geometry)::geography) AS distancia_borda_m</text:p>
            <text:p>FROM public.escola e</text:p>
            <text:p>INNER JOIN public.municipio mu</text:p>
            <text:p>  ON mu.cd_mun = e.cd_mun</text:p>
            <text:p>LEFT JOIN public.subdistrito sd</text:p>
            <text:p>  ON sd.cd_mun = mu.cd_mun</text:p>
            <text:p> AND ST_Intersects(e.geometry, sd.geometry)</text:p>
            <text:p>WHERE mu.nm_mun = 'Manaus'</text:p>
            <text:p>  AND e.nm_bairro ILIKE 'Adrianop%'</text:p>
            <text:p>  AND ST_Contains(mu.geometry, e.geometry);</text:p>
          </table:table-cell>
          <table:table-cell table:style-name="ce9" table:number-columns-repeated="20"/>
          <table:table-cell table:number-columns-repeated="998"/>
        </table:table-row>
        <table:table-row table:style-name="ro1">
          <table:table-cell table:style-name="ce2" office:value-type="float" office:value="748" calcext:value-type="float">
            <text:p>748</text:p>
          </table:table-cell>
          <table:table-cell table:style-name="ce4" office:value-type="string" calcext:value-type="string">
            <text:p>No bairro “Setor Bueno” de Goiânia, liste as escolas do bairro com a distância até a borda do município e a respectiva região imediata.</text:p>
          </table:table-cell>
          <table:table-cell table:style-name="ce8" table:content-validation-name="val1" office:value-type="string" calcext:value-type="string">
            <text:p>Bairro</text:p>
          </table:table-cell>
          <table:table-cell table:style-name="ce11" table:content-validation-name="val2" office:value-type="string" calcext:value-type="string">
            <text:p>Médio</text:p>
          </table:table-cell>
          <table:table-cell table:style-name="ce5" table:content-validation-name="val3" office:value-type="string" calcext:value-type="string">
            <text:p>ST_Distance</text:p>
          </table:table-cell>
          <table:table-cell table:style-name="ce12" office:value-type="string" calcext:value-type="string">
            <text:p>SELECT</text:p>
            <text:p>  e.cd_entidade, e.nm_entidade, e.nm_bairro,</text:p>
            <text:p>  mu.nm_mun, rgi.nm_rgi,</text:p>
            <text:p>  ST_Distance(e.geometry::geography, ST_Boundary(mu.geometry)::geography) AS distancia_borda_m</text:p>
            <text:p>FROM public.rg_imediata rgi</text:p>
            <text:p>INNER JOIN public.municipio mu</text:p>
            <text:p>  ON mu.cd_rgi = rgi.cd_rgi</text:p>
            <text:p>RIGHT JOIN public.escola e</text:p>
            <text:p>  ON mu.cd_mun = e.cd_mun</text:p>
            <text:p>WHERE mu.nm_mun = 'Goiânia'</text:p>
            <text:p>  AND e.nm_bairro ILIKE 'Setor Buen%'</text:p>
            <text:p>  AND ST_Intersects(mu.geometry, rgi.geometry)</text:p>
            <text:p>  AND ST_Contains(mu.geometry, e.geometry);</text:p>
          </table:table-cell>
          <table:table-cell table:style-name="ce9" table:number-columns-repeated="20"/>
          <table:table-cell table:number-columns-repeated="998"/>
        </table:table-row>
        <table:table-row table:style-name="ro1">
          <table:table-cell table:style-name="ce2" office:value-type="float" office:value="749" calcext:value-type="float">
            <text:p>749</text:p>
          </table:table-cell>
          <table:table-cell table:style-name="ce4" office:value-type="string" calcext:value-type="string">
            <text:p>Em Florianópolis, para escolas em bairros que comecem por “Trindad%”, informe a distância até a borda municipal e confirme se o município está contido no estado.</text:p>
          </table:table-cell>
          <table:table-cell table:style-name="ce8" table:content-validation-name="val1" office:value-type="string" calcext:value-type="string">
            <text:p>Bairro</text:p>
          </table:table-cell>
          <table:table-cell table:style-name="ce11" table:content-validation-name="val2" office:value-type="string" calcext:value-type="string">
            <text:p>Médio</text:p>
          </table:table-cell>
          <table:table-cell table:style-name="ce5" table:content-validation-name="val3" office:value-type="string" calcext:value-type="string">
            <text:p>ST_Distance</text:p>
          </table:table-cell>
          <table:table-cell table:style-name="ce12" office:value-type="string" calcext:value-type="string">
            <text:p>SELECT</text:p>
            <text:p>  e.cd_entidade, e.nm_entidade, e.nm_bairro,</text:p>
            <text:p>  mu.nm_mun, uf.nm_uf,</text:p>
            <text:p>  ST_Distance(e.geometry::geography, ST_Boundary(mu.geometry)::geography) AS distancia_borda_m</text:p>
            <text:p>FROM public.escola e, public.municipio mu, public.unidade_federativa uf</text:p>
            <text:p>WHERE mu.cd_mun = e.cd_mun</text:p>
            <text:p>  AND uf.cd_uf = mu.cd_uf</text:p>
            <text:p>  AND mu.nm_mun = 'Florianópolis'</text:p>
            <text:p>  AND uf.nm_uf = 'Santa Catarina'</text:p>
            <text:p>  AND e.nm_bairro ILIKE 'Trindad%'</text:p>
            <text:p>  AND ST_Contains(uf.geometry, mu.geometry)</text:p>
            <text:p>  AND ST_Contains(mu.geometry, e.geometry);</text:p>
          </table:table-cell>
          <table:table-cell table:style-name="ce9" table:number-columns-repeated="20"/>
          <table:table-cell table:number-columns-repeated="998"/>
        </table:table-row>
        <table:table-row table:style-name="ro1">
          <table:table-cell table:style-name="ce2" office:value-type="float" office:value="750" calcext:value-type="float">
            <text:p>750</text:p>
          </table:table-cell>
          <table:table-cell table:style-name="ce4" office:value-type="string" calcext:value-type="string">
            <text:p>No bairro “Jardim da Penha” de Vitória, liste as escolas do bairro com a distância até a borda municipal e o nome do estado.</text:p>
          </table:table-cell>
          <table:table-cell table:style-name="ce8" table:content-validation-name="val1" office:value-type="string" calcext:value-type="string">
            <text:p>Bairro</text:p>
          </table:table-cell>
          <table:table-cell table:style-name="ce11" table:content-validation-name="val2" office:value-type="string" calcext:value-type="string">
            <text:p>Médio</text:p>
          </table:table-cell>
          <table:table-cell table:style-name="ce5" table:content-validation-name="val3" office:value-type="string" calcext:value-type="string">
            <text:p>ST_Distance</text:p>
          </table:table-cell>
          <table:table-cell table:style-name="ce12" office:value-type="string" calcext:value-type="string">
            <text:p>SELECT</text:p>
            <text:p>  e.cd_entidade, e.nm_entidade, e.nm_bairro,</text:p>
            <text:p>  mu.nm_mun, uf.nm_uf,</text:p>
            <text:p>  ST_Distance(e.geometry::geography, ST_Boundary(mu.geometry)::geography) AS distancia_borda_m</text:p>
            <text:p>FROM public.escola e</text:p>
            <text:p>FULL OUTER JOIN public.municipio mu</text:p>
            <text:p>  ON mu.cd_mun = e.cd_mun</text:p>
            <text:p>INNER JOIN public.unidade_federativa uf</text:p>
            <text:p>  ON uf.cd_uf = mu.cd_uf</text:p>
            <text:p>WHERE mu.nm_mun = 'Vitória'</text:p>
            <text:p>  AND uf.nm_uf = 'Espírito Santo'</text:p>
            <text:p>  AND e.nm_bairro ILIKE 'Jardim da Penh%'</text:p>
            <text:p>  AND ST_Intersects(e.geometry, mu.geometry)</text:p>
            <text:p>  AND ST_Contains(uf.geometry, mu.geometry);</text:p>
          </table:table-cell>
          <table:table-cell table:style-name="ce9" table:number-columns-repeated="20"/>
          <table:table-cell table:number-columns-repeated="998"/>
        </table:table-row>
        <table:table-row table:style-name="ro1">
          <table:table-cell table:style-name="ce2" office:value-type="float" office:value="751" calcext:value-type="float">
            <text:p>751</text:p>
          </table:table-cell>
          <table:table-cell table:style-name="ce4" office:value-type="string" calcext:value-type="string">
            <text:p>No bairro “Cambuí” de Campinas, liste as escolas do bairro que ficam no município e também dentro de algum distrito.</text:p>
          </table:table-cell>
          <table:table-cell table:style-name="ce8" table:content-validation-name="val1" office:value-type="string" calcext:value-type="string">
            <text:p>Bairro</text:p>
          </table:table-cell>
          <table:table-cell table:style-name="ce11" table:content-validation-name="val2" office:value-type="string" calcext:value-type="string">
            <text:p>Médio</text:p>
          </table:table-cell>
          <table:table-cell table:style-name="ce5" table:content-validation-name="val3" office:value-type="string" calcext:value-type="string">
            <text:p>ST_Within</text:p>
          </table:table-cell>
          <table:table-cell table:style-name="ce12" office:value-type="string" calcext:value-type="string">
            <text:p>SELECT</text:p>
            <text:p>  e.cd_entidade, e.nm_entidade, e.nm_bairro,</text:p>
            <text:p>  mu.nm_mun, d.nm_dist</text:p>
            <text:p>FROM public.escola e</text:p>
            <text:p>INNER JOIN public.municipio mu</text:p>
            <text:p>  ON mu.cd_mun = e.cd_mun</text:p>
            <text:p>INNER JOIN public.distrito d</text:p>
            <text:p>  ON d.cd_mun = mu.cd_mun</text:p>
            <text:p>WHERE mu.nm_mun = 'Campinas'</text:p>
            <text:p>  AND e.nm_bairro ILIKE 'Cambu%'</text:p>
            <text:p>  AND ST_Within(e.geometry, mu.geometry)</text:p>
            <text:p>  AND ST_Intersects(e.geometry, d.geometry);</text:p>
          </table:table-cell>
          <table:table-cell table:style-name="ce9" table:number-columns-repeated="20"/>
          <table:table-cell table:number-columns-repeated="998"/>
        </table:table-row>
        <table:table-row table:style-name="ro1">
          <table:table-cell table:style-name="ce2" office:value-type="float" office:value="752" calcext:value-type="float">
            <text:p>752</text:p>
          </table:table-cell>
          <table:table-cell table:style-name="ce4" office:value-type="string" calcext:value-type="string">
            <text:p>No bairro “Meireles” de Fortaleza, mostre as escolas do bairro que estão no município e, quando houver, o subdistrito correspondente.</text:p>
          </table:table-cell>
          <table:table-cell table:style-name="ce8" table:content-validation-name="val1" office:value-type="string" calcext:value-type="string">
            <text:p>Bairro</text:p>
          </table:table-cell>
          <table:table-cell table:style-name="ce11" table:content-validation-name="val2" office:value-type="string" calcext:value-type="string">
            <text:p>Médio</text:p>
          </table:table-cell>
          <table:table-cell table:style-name="ce5" table:content-validation-name="val3" office:value-type="string" calcext:value-type="string">
            <text:p>ST_Within</text:p>
          </table:table-cell>
          <table:table-cell table:style-name="ce12" office:value-type="string" calcext:value-type="string">
            <text:p>SELECT</text:p>
            <text:p>  e.cd_entidade, e.nm_entidade, e.nm_bairro,</text:p>
            <text:p>  mu.nm_mun, sd.nm_subdist</text:p>
            <text:p>FROM public.escola e</text:p>
            <text:p>INNER JOIN public.municipio mu</text:p>
            <text:p>  ON mu.cd_mun = e.cd_mun</text:p>
            <text:p>LEFT JOIN public.subdistrito sd</text:p>
            <text:p>  ON sd.cd_mun = mu.cd_mun</text:p>
            <text:p> AND ST_Intersects(e.geometry, sd.geometry)</text:p>
            <text:p>WHERE mu.nm_mun = 'Fortaleza'</text:p>
            <text:p>  AND e.nm_bairro ILIKE '%Meirel%'</text:p>
            <text:p>  AND ST_Within(e.geometry, mu.geometry);</text:p>
          </table:table-cell>
          <table:table-cell table:style-name="ce9" table:number-columns-repeated="20"/>
          <table:table-cell table:number-columns-repeated="998"/>
        </table:table-row>
        <table:table-row table:style-name="ro1">
          <table:table-cell table:style-name="ce2" office:value-type="float" office:value="753" calcext:value-type="float">
            <text:p>753</text:p>
          </table:table-cell>
          <table:table-cell table:style-name="ce4" office:value-type="string" calcext:value-type="string">
            <text:p>No bairro “Caçarí” de Boa Vista, liste as escolas do bairro que ficam no município e na respectiva região imediata.</text:p>
          </table:table-cell>
          <table:table-cell table:style-name="ce8" table:content-validation-name="val1" office:value-type="string" calcext:value-type="string">
            <text:p>Bairro</text:p>
          </table:table-cell>
          <table:table-cell table:style-name="ce11" table:content-validation-name="val2" office:value-type="string" calcext:value-type="string">
            <text:p>Médio</text:p>
          </table:table-cell>
          <table:table-cell table:style-name="ce5" table:content-validation-name="val3" office:value-type="string" calcext:value-type="string">
            <text:p>ST_Within</text:p>
          </table:table-cell>
          <table:table-cell table:style-name="ce12" office:value-type="string" calcext:value-type="string">
            <text:p>SELECT</text:p>
            <text:p>  e.cd_entidade, e.nm_entidade, e.nm_bairro,</text:p>
            <text:p>  mu.nm_mun, rgi.nm_rgi</text:p>
            <text:p>FROM public.rg_imediata rgi</text:p>
            <text:p>INNER JOIN public.municipio mu</text:p>
            <text:p>  ON mu.cd_rgi = rgi.cd_rgi</text:p>
            <text:p>RIGHT JOIN public.escola e</text:p>
            <text:p>  ON mu.cd_mun = e.cd_mun</text:p>
            <text:p>WHERE mu.nm_mun = 'Boa Vista'</text:p>
            <text:p>  AND e.nm_bairro ILIKE 'Caçar%'</text:p>
            <text:p>  AND ST_Within(e.geometry, mu.geometry)</text:p>
            <text:p>  AND ST_Intersects(mu.geometry, rgi.geometry);</text:p>
            <text:p/>
          </table:table-cell>
          <table:table-cell table:style-name="ce9" table:number-columns-repeated="20"/>
          <table:table-cell table:number-columns-repeated="998"/>
        </table:table-row>
        <table:table-row table:style-name="ro1">
          <table:table-cell table:style-name="ce2" office:value-type="float" office:value="754" calcext:value-type="float">
            <text:p>754</text:p>
          </table:table-cell>
          <table:table-cell table:style-name="ce4" office:value-type="string" calcext:value-type="string">
            <text:p>No bairro “Itapuã” de Salvador, mostre as escolas do bairro que ficam no município e confirme que o município está contido no estado.</text:p>
          </table:table-cell>
          <table:table-cell table:style-name="ce8" table:content-validation-name="val1" office:value-type="string" calcext:value-type="string">
            <text:p>Bairro</text:p>
          </table:table-cell>
          <table:table-cell table:style-name="ce11" table:content-validation-name="val2" office:value-type="string" calcext:value-type="string">
            <text:p>Médio</text:p>
          </table:table-cell>
          <table:table-cell table:style-name="ce5" table:content-validation-name="val3" office:value-type="string" calcext:value-type="string">
            <text:p>ST_Within</text:p>
          </table:table-cell>
          <table:table-cell table:style-name="ce12" office:value-type="string" calcext:value-type="string">
            <text:p>SELECT</text:p>
            <text:p>  e.cd_entidade, e.nm_entidade, e.nm_bairro,</text:p>
            <text:p>  mu.nm_mun, uf.nm_uf</text:p>
            <text:p>FROM public.escola e, public.municipio mu, public.unidade_federativa uf</text:p>
            <text:p>WHERE mu.cd_mun = e.cd_mun</text:p>
            <text:p>  AND uf.cd_uf = mu.cd_uf</text:p>
            <text:p>  AND mu.nm_mun = 'Salvador'</text:p>
            <text:p>  AND uf.nm_uf = 'Bahia'</text:p>
            <text:p>  AND e.nm_bairro ILIKE '%Itapuã%'</text:p>
            <text:p>  AND ST_Within(e.geometry, mu.geometry)</text:p>
            <text:p>  AND ST_Contains(uf.geometry, mu.geometry);</text:p>
          </table:table-cell>
          <table:table-cell table:style-name="ce9" table:number-columns-repeated="20"/>
          <table:table-cell table:number-columns-repeated="998"/>
        </table:table-row>
        <table:table-row table:style-name="ro1">
          <table:table-cell table:style-name="ce2" office:value-type="float" office:value="755" calcext:value-type="float">
            <text:p>755</text:p>
          </table:table-cell>
          <table:table-cell table:style-name="ce4" office:value-type="string" calcext:value-type="string">
            <text:p>No bairro “Embratel” de Porto Velho, liste as escolas do bairro que ficam no município e também até 150 m da borda municipal, indicando o estado.</text:p>
          </table:table-cell>
          <table:table-cell table:style-name="ce8" table:content-validation-name="val1" office:value-type="string" calcext:value-type="string">
            <text:p>Bairro</text:p>
          </table:table-cell>
          <table:table-cell table:style-name="ce11" table:content-validation-name="val2" office:value-type="string" calcext:value-type="string">
            <text:p>Médio</text:p>
          </table:table-cell>
          <table:table-cell table:style-name="ce5" table:content-validation-name="val3" office:value-type="string" calcext:value-type="string">
            <text:p>ST_Within</text:p>
          </table:table-cell>
          <table:table-cell table:style-name="ce12" office:value-type="string" calcext:value-type="string">
            <text:p>SELECT</text:p>
            <text:p>  e.cd_entidade, e.nm_entidade, e.nm_bairro,</text:p>
            <text:p>  mu.nm_mun, uf.nm_uf</text:p>
            <text:p>FROM public.escola e</text:p>
            <text:p>FULL OUTER JOIN public.municipio mu</text:p>
            <text:p>  ON mu.cd_mun = e.cd_mun</text:p>
            <text:p>INNER JOIN public.unidade_federativa uf</text:p>
            <text:p>  ON uf.cd_uf = mu.cd_uf</text:p>
            <text:p>WHERE mu.nm_mun = 'Porto Velho'</text:p>
            <text:p>  AND uf.nm_uf = 'Rondônia'</text:p>
            <text:p>  AND e.nm_bairro ILIKE '%Embratel%'</text:p>
            <text:p>  AND ST_Within(e.geometry, mu.geometry)</text:p>
            <text:p>  AND ST_DWithin(e.geometry::geography, mu.geometry::geography, 150);</text:p>
          </table:table-cell>
          <table:table-cell table:style-name="ce9" table:number-columns-repeated="20"/>
          <table:table-cell table:number-columns-repeated="998"/>
        </table:table-row>
        <table:table-row table:style-name="ro1">
          <table:table-cell table:style-name="ce2" office:value-type="float" office:value="756" calcext:value-type="float">
            <text:p>756</text:p>
          </table:table-cell>
          <table:table-cell table:style-name="ce4" office:value-type="string" calcext:value-type="string">
            <text:p>No bairro “Jatiúca” de Maceió, liste as escolas do bairro que ficam no município e também dentro de algum distrito, mostrando a área de encontro com o limite municipal.</text:p>
          </table:table-cell>
          <table:table-cell table:style-name="ce8" table:content-validation-name="val1" office:value-type="string" calcext:value-type="string">
            <text:p>Bairro</text:p>
          </table:table-cell>
          <table:table-cell table:style-name="ce11" table:content-validation-name="val2" office:value-type="string" calcext:value-type="string">
            <text:p>Médio</text:p>
          </table:table-cell>
          <table:table-cell table:style-name="ce5" table:content-validation-name="val3" office:value-type="string" calcext:value-type="string">
            <text:p>ST_Intersection</text:p>
          </table:table-cell>
          <table:table-cell table:style-name="ce12" office:value-type="string" calcext:value-type="string">
            <text:p>SELECT</text:p>
            <text:p>  e.cd_entidade, e.nm_entidade, e.nm_bairro,</text:p>
            <text:p>  mu.nm_mun, d.nm_dist,</text:p>
            <text:p>  ST_Intersection(e.geometry, mu.geometry) AS geom_encontro</text:p>
            <text:p>FROM public.escola e</text:p>
            <text:p>INNER JOIN public.municipio mu</text:p>
            <text:p>  ON mu.cd_mun = e.cd_mun</text:p>
            <text:p>INNER JOIN public.distrito d</text:p>
            <text:p>  ON d.cd_mun = mu.cd_mun</text:p>
            <text:p>WHERE mu.nm_mun = 'Maceió'</text:p>
            <text:p>  AND e.nm_bairro ILIKE 'Jatiú%'</text:p>
            <text:p>  AND ST_Intersects(e.geometry, mu.geometry)</text:p>
            <text:p>  AND ST_Within(e.geometry, d.geometry);</text:p>
          </table:table-cell>
          <table:table-cell table:style-name="ce9" table:number-columns-repeated="20"/>
          <table:table-cell table:number-columns-repeated="998"/>
        </table:table-row>
        <table:table-row table:style-name="ro1">
          <table:table-cell table:style-name="ce2" office:value-type="float" office:value="757" calcext:value-type="float">
            <text:p>757</text:p>
          </table:table-cell>
          <table:table-cell table:style-name="ce4" office:value-type="string" calcext:value-type="string">
            <text:p>No bairro “Renascença” de São Luís, mostre as escolas do bairro que estão no município e, quando houver, o subdistrito correspondente, incluindo a geometria do encontro com o município.</text:p>
          </table:table-cell>
          <table:table-cell table:style-name="ce8" table:content-validation-name="val1" office:value-type="string" calcext:value-type="string">
            <text:p>Bairro</text:p>
          </table:table-cell>
          <table:table-cell table:style-name="ce11" table:content-validation-name="val2" office:value-type="string" calcext:value-type="string">
            <text:p>Médio</text:p>
          </table:table-cell>
          <table:table-cell table:style-name="ce5" table:content-validation-name="val3" office:value-type="string" calcext:value-type="string">
            <text:p>ST_Intersection</text:p>
          </table:table-cell>
          <table:table-cell table:style-name="ce12" office:value-type="string" calcext:value-type="string">
            <text:p>SELECT</text:p>
            <text:p>  e.cd_entidade, e.nm_entidade, e.nm_bairro,</text:p>
            <text:p>  mu.nm_mun, sd.nm_subdist,</text:p>
            <text:p>  ST_Intersection(e.geometry, mu.geometry) AS geom_encontro</text:p>
            <text:p>FROM public.escola e</text:p>
            <text:p>INNER JOIN public.municipio mu</text:p>
            <text:p>  ON mu.cd_mun = e.cd_mun</text:p>
            <text:p>LEFT JOIN public.subdistrito sd</text:p>
            <text:p>  ON sd.cd_mun = mu.cd_mun</text:p>
            <text:p> AND ST_Intersects(e.geometry, sd.geometry)</text:p>
            <text:p>WHERE mu.nm_mun = 'São Luís'</text:p>
            <text:p>  AND e.nm_bairro ILIKE '%Renascen%'</text:p>
            <text:p>  AND ST_Contains(mu.geometry, e.geometry);</text:p>
          </table:table-cell>
          <table:table-cell table:style-name="ce9" table:number-columns-repeated="20"/>
          <table:table-cell table:number-columns-repeated="998"/>
        </table:table-row>
        <table:table-row table:style-name="ro1">
          <table:table-cell table:style-name="ce2" office:value-type="float" office:value="758" calcext:value-type="float">
            <text:p>758</text:p>
          </table:table-cell>
          <table:table-cell table:style-name="ce4" office:value-type="string" calcext:value-type="string">
            <text:p>No bairro “Batel” de Curitiba, liste as escolas do bairro que pertencem ao município e à respectiva região imediata, incluindo a geometria do encontro com o limite municipal.</text:p>
          </table:table-cell>
          <table:table-cell table:style-name="ce8" table:content-validation-name="val1" office:value-type="string" calcext:value-type="string">
            <text:p>Bairro</text:p>
          </table:table-cell>
          <table:table-cell table:style-name="ce11" table:content-validation-name="val2" office:value-type="string" calcext:value-type="string">
            <text:p>Médio</text:p>
          </table:table-cell>
          <table:table-cell table:style-name="ce5" table:content-validation-name="val3" office:value-type="string" calcext:value-type="string">
            <text:p>ST_Intersection</text:p>
          </table:table-cell>
          <table:table-cell table:style-name="ce12" office:value-type="string" calcext:value-type="string">
            <text:p>SELECT</text:p>
            <text:p>  e.cd_entidade, e.nm_entidade, e.nm_bairro,</text:p>
            <text:p>  mu.nm_mun, rgi.nm_rgi,</text:p>
            <text:p>  ST_Intersection(e.geometry, mu.geometry) AS geom_encontro</text:p>
            <text:p>FROM public.rg_imediata rgi</text:p>
            <text:p>INNER JOIN public.municipio mu</text:p>
            <text:p>  ON mu.cd_rgi = rgi.cd_rgi</text:p>
            <text:p>RIGHT JOIN public.escola e</text:p>
            <text:p>  ON mu.cd_mun = e.cd_mun</text:p>
            <text:p>WHERE mu.nm_mun = 'Curitiba'</text:p>
            <text:p>  AND e.nm_bairro ILIKE 'Batel%'</text:p>
            <text:p>  AND ST_Intersects(mu.geometry, rgi.geometry)</text:p>
            <text:p>  AND ST_Intersects(e.geometry, mu.geometry);</text:p>
          </table:table-cell>
          <table:table-cell table:style-name="ce9" table:number-columns-repeated="20"/>
          <table:table-cell table:number-columns-repeated="998"/>
        </table:table-row>
        <table:table-row table:style-name="ro1">
          <table:table-cell table:style-name="ce2" office:value-type="float" office:value="759" calcext:value-type="float">
            <text:p>759</text:p>
          </table:table-cell>
          <table:table-cell table:style-name="ce4" office:value-type="string" calcext:value-type="string">
            <text:p>Em Natal, para escolas no bairro “Ponta Negra”, mostre as que ficam no município e confirme que o município está contido no estado, incluindo a geometria do encontro com o limite municipal.</text:p>
          </table:table-cell>
          <table:table-cell table:style-name="ce8" table:content-validation-name="val1" office:value-type="string" calcext:value-type="string">
            <text:p>Bairro</text:p>
          </table:table-cell>
          <table:table-cell table:style-name="ce11" table:content-validation-name="val2" office:value-type="string" calcext:value-type="string">
            <text:p>Médio</text:p>
          </table:table-cell>
          <table:table-cell table:style-name="ce5" table:content-validation-name="val3" office:value-type="string" calcext:value-type="string">
            <text:p>ST_Intersection</text:p>
          </table:table-cell>
          <table:table-cell table:style-name="ce12" office:value-type="string" calcext:value-type="string">
            <text:p>SELECT</text:p>
            <text:p>  e.cd_entidade, e.nm_entidade, e.nm_bairro,</text:p>
            <text:p>  mu.nm_mun, uf.nm_uf,</text:p>
            <text:p>  ST_Intersection(e.geometry, mu.geometry) AS geom_encontro</text:p>
            <text:p>FROM public.escola e, public.municipio mu, public.unidade_federativa uf</text:p>
            <text:p>WHERE mu.cd_mun = e.cd_mun</text:p>
            <text:p>  AND uf.cd_uf = mu.cd_uf</text:p>
            <text:p>  AND mu.nm_mun = 'Natal'</text:p>
            <text:p>  AND uf.nm_uf = 'Rio Grande do Norte'</text:p>
            <text:p>  AND e.nm_bairro ILIKE 'Ponta Negr%'</text:p>
            <text:p>  AND ST_Intersects(e.geometry, mu.geometry)</text:p>
            <text:p>  AND ST_Contains(uf.geometry, mu.geometry);</text:p>
          </table:table-cell>
          <table:table-cell table:style-name="ce9" table:number-columns-repeated="20"/>
          <table:table-cell table:number-columns-repeated="998"/>
        </table:table-row>
        <table:table-row table:style-name="ro1">
          <table:table-cell table:style-name="ce2" office:value-type="float" office:value="760" calcext:value-type="float">
            <text:p>760</text:p>
          </table:table-cell>
          <table:table-cell table:style-name="ce4" office:value-type="string" calcext:value-type="string">
            <text:p>No bairro “Praia do Canto” de Vitória, liste as escolas do bairro com a geometria do encontro com o limite municipal e o nome do estado.</text:p>
          </table:table-cell>
          <table:table-cell table:style-name="ce8" table:content-validation-name="val1" office:value-type="string" calcext:value-type="string">
            <text:p>Bairro</text:p>
          </table:table-cell>
          <table:table-cell table:style-name="ce11" table:content-validation-name="val2" office:value-type="string" calcext:value-type="string">
            <text:p>Médio</text:p>
          </table:table-cell>
          <table:table-cell table:style-name="ce5" table:content-validation-name="val3" office:value-type="string" calcext:value-type="string">
            <text:p>ST_Intersection</text:p>
          </table:table-cell>
          <table:table-cell table:style-name="ce12" office:value-type="string" calcext:value-type="string">
            <text:p>SELECT</text:p>
            <text:p>  e.cd_entidade, e.nm_entidade, e.nm_bairro,</text:p>
            <text:p>  mu.nm_mun, uf.nm_uf,</text:p>
            <text:p>  ST_Intersection(e.geometry, mu.geometry) AS geom_encontro</text:p>
            <text:p>FROM public.escola e</text:p>
            <text:p>FULL OUTER JOIN public.municipio mu</text:p>
            <text:p>  ON mu.cd_mun = e.cd_mun</text:p>
            <text:p>INNER JOIN public.unidade_federativa uf</text:p>
            <text:p>  ON uf.cd_uf = mu.cd_uf</text:p>
            <text:p>WHERE mu.nm_mun = 'Vitória'</text:p>
            <text:p>  AND uf.nm_uf = 'Espírito Santo'</text:p>
            <text:p>  AND e.nm_bairro ILIKE 'Praia do Cant%'</text:p>
            <text:p>  AND ST_Intersects(e.geometry, mu.geometry)</text:p>
            <text:p>  AND ST_Contains(uf.geometry, mu.geometry);</text:p>
          </table:table-cell>
          <table:table-cell table:style-name="ce9" table:number-columns-repeated="20"/>
          <table:table-cell table:number-columns-repeated="998"/>
        </table:table-row>
        <table:table-row table:style-name="ro1">
          <table:table-cell table:style-name="ce2" office:value-type="float" office:value="761" calcext:value-type="float">
            <text:p>761</text:p>
          </table:table-cell>
          <table:table-cell table:style-name="ce4" office:value-type="string" calcext:value-type="string">
            <text:p>No bairro “Asa Sul” de Brasília, liste as escolas do bairro que ficam no município e também dentro de algum distrito, mostrando a área ao redor de 300 m de cada escola.</text:p>
          </table:table-cell>
          <table:table-cell table:style-name="ce8" table:content-validation-name="val1" office:value-type="string" calcext:value-type="string">
            <text:p>Bairro</text:p>
          </table:table-cell>
          <table:table-cell table:style-name="ce11" table:content-validation-name="val2" office:value-type="string" calcext:value-type="string">
            <text:p>Médio</text:p>
          </table:table-cell>
          <table:table-cell table:style-name="ce5" table:content-validation-name="val3" office:value-type="string" calcext:value-type="string">
            <text:p>ST_Buffer</text:p>
          </table:table-cell>
          <table:table-cell table:style-name="ce12" office:value-type="string" calcext:value-type="string">
            <text:p>SELECT</text:p>
            <text:p>  e.cd_entidade, e.nm_entidade, e.nm_bairro,</text:p>
            <text:p>  mu.nm_mun, d.nm_dist,</text:p>
            <text:p>  ST_Buffer(e.geometry::geography, 300)::geometry AS area_ao_redor</text:p>
            <text:p>FROM public.escola e</text:p>
            <text:p>INNER JOIN public.municipio mu</text:p>
            <text:p>  ON mu.cd_mun = e.cd_mun</text:p>
            <text:p>INNER JOIN public.distrito d</text:p>
            <text:p>  ON d.cd_mun = mu.cd_mun</text:p>
            <text:p>WHERE mu.nm_mun = 'Brasília'</text:p>
            <text:p>  AND e.nm_bairro ILIKE '%Asa Sul%'</text:p>
            <text:p>  AND ST_Intersects(ST_Buffer(e.geometry::geography, 300)::geometry, mu.geometry)</text:p>
            <text:p>  AND ST_Within(e.geometry, d.geometry);</text:p>
          </table:table-cell>
          <table:table-cell table:style-name="ce9" table:number-columns-repeated="20"/>
          <table:table-cell table:number-columns-repeated="998"/>
        </table:table-row>
        <table:table-row table:style-name="ro1">
          <table:table-cell table:style-name="ce2" office:value-type="float" office:value="762" calcext:value-type="float">
            <text:p>762</text:p>
          </table:table-cell>
          <table:table-cell table:style-name="ce4" office:value-type="string" calcext:value-type="string">
            <text:p>No bairro “Copacabana” do Rio de Janeiro, mostre as escolas do bairro, a área ao redor de 250 m e, quando houver, o setor censitário associado.</text:p>
          </table:table-cell>
          <table:table-cell table:style-name="ce8" table:content-validation-name="val1" office:value-type="string" calcext:value-type="string">
            <text:p>Bairro</text:p>
          </table:table-cell>
          <table:table-cell table:style-name="ce11" table:content-validation-name="val2" office:value-type="string" calcext:value-type="string">
            <text:p>Médio</text:p>
          </table:table-cell>
          <table:table-cell table:style-name="ce5" table:content-validation-name="val3" office:value-type="string" calcext:value-type="string">
            <text:p>ST_Buffer</text:p>
          </table:table-cell>
          <table:table-cell table:style-name="ce12" office:value-type="string" calcext:value-type="string">
            <text:p>SELECT</text:p>
            <text:p>  e.cd_entidade, e.nm_entidade, e.nm_bairro,</text:p>
            <text:p>  mu.nm_mun, s.cd_setor,</text:p>
            <text:p>  ST_Buffer(e.geometry::geography, 250)::geometry AS area_ao_redor</text:p>
            <text:p>FROM public.escola e</text:p>
            <text:p>INNER JOIN public.municipio mu</text:p>
            <text:p>  ON mu.cd_mun = e.cd_mun</text:p>
            <text:p>LEFT JOIN public.setor s</text:p>
            <text:p>  ON s.cd_mun = mu.cd_mun</text:p>
            <text:p> AND ST_Intersects(ST_Buffer(e.geometry::geography, 250)::geometry, s.geometry)</text:p>
            <text:p>WHERE mu.nm_mun = 'Rio de Janeiro'</text:p>
            <text:p>  AND e.nm_bairro ILIKE 'Copacaban%'</text:p>
            <text:p>  AND ST_Contains(mu.geometry, e.geometry);</text:p>
          </table:table-cell>
          <table:table-cell table:style-name="ce9" table:number-columns-repeated="20"/>
          <table:table-cell table:number-columns-repeated="998"/>
        </table:table-row>
        <table:table-row table:style-name="ro1">
          <table:table-cell table:style-name="ce2" office:value-type="float" office:value="763" calcext:value-type="float">
            <text:p>763</text:p>
          </table:table-cell>
          <table:table-cell table:style-name="ce4" office:value-type="string" calcext:value-type="string">
            <text:p>No bairro “Moema” de São Paulo, liste as escolas do bairro com a área ao redor de 200 m e a respectiva região imediata.</text:p>
          </table:table-cell>
          <table:table-cell table:style-name="ce8" table:content-validation-name="val1" office:value-type="string" calcext:value-type="string">
            <text:p>Bairro</text:p>
          </table:table-cell>
          <table:table-cell table:style-name="ce11" table:content-validation-name="val2" office:value-type="string" calcext:value-type="string">
            <text:p>Médio</text:p>
          </table:table-cell>
          <table:table-cell table:style-name="ce5" table:content-validation-name="val3" office:value-type="string" calcext:value-type="string">
            <text:p>ST_Buffer</text:p>
          </table:table-cell>
          <table:table-cell table:style-name="ce12" office:value-type="string" calcext:value-type="string">
            <text:p>SELECT</text:p>
            <text:p>  e.cd_entidade, e.nm_entidade, e.nm_bairro,</text:p>
            <text:p>  mu.nm_mun, rgi.nm_rgi,</text:p>
            <text:p>  ST_Buffer(e.geometry::geography, 200)::geometry AS area_ao_redor</text:p>
            <text:p>FROM public.rg_imediata rgi</text:p>
            <text:p>INNER JOIN public.municipio mu</text:p>
            <text:p>  ON mu.cd_rgi = rgi.cd_rgi</text:p>
            <text:p>RIGHT JOIN public.escola e</text:p>
            <text:p>  ON mu.cd_mun = e.cd_mun</text:p>
            <text:p>WHERE mu.nm_mun = 'São Paulo'</text:p>
            <text:p>  AND e.nm_bairro ILIKE 'Moem%'</text:p>
            <text:p>  AND ST_Intersects(ST_Buffer(e.geometry::geography, 200)::geometry, mu.geometry)</text:p>
            <text:p>  AND ST_Intersects(mu.geometry, rgi.geometry);</text:p>
          </table:table-cell>
          <table:table-cell table:style-name="ce9" table:number-columns-repeated="20"/>
          <table:table-cell table:number-columns-repeated="998"/>
        </table:table-row>
        <table:table-row table:style-name="ro1">
          <table:table-cell table:style-name="ce2" office:value-type="float" office:value="764" calcext:value-type="float">
            <text:p>764</text:p>
          </table:table-cell>
          <table:table-cell table:style-name="ce4" office:value-type="string" calcext:value-type="string">
            <text:p>Em Fortaleza, para escolas no bairro “Benfica”, mostre as que ficam no município e confirme que o município está contido no estado, incluindo a área ao redor de 180 m.</text:p>
          </table:table-cell>
          <table:table-cell table:style-name="ce8" table:content-validation-name="val1" office:value-type="string" calcext:value-type="string">
            <text:p>Bairro</text:p>
          </table:table-cell>
          <table:table-cell table:style-name="ce11" table:content-validation-name="val2" office:value-type="string" calcext:value-type="string">
            <text:p>Médio</text:p>
          </table:table-cell>
          <table:table-cell table:style-name="ce5" table:content-validation-name="val3" office:value-type="string" calcext:value-type="string">
            <text:p>ST_Buffer</text:p>
          </table:table-cell>
          <table:table-cell table:style-name="ce12" office:value-type="string" calcext:value-type="string">
            <text:p>SELECT</text:p>
            <text:p>  e.cd_entidade, e.nm_entidade, e.nm_bairro,</text:p>
            <text:p>  mu.nm_mun, uf.nm_uf,</text:p>
            <text:p>  ST_Buffer(e.geometry::geography, 180)::geometry AS area_ao_redor</text:p>
            <text:p>FROM public.escola e, public.municipio mu, public.unidade_federativa uf</text:p>
            <text:p>WHERE mu.cd_mun = e.cd_mun</text:p>
            <text:p>  AND uf.cd_uf = mu.cd_uf</text:p>
            <text:p>  AND mu.nm_mun = 'Fortaleza'</text:p>
            <text:p>  AND uf.nm_uf = 'Ceará'</text:p>
            <text:p>  AND e.nm_bairro ILIKE 'Benfic%'</text:p>
            <text:p>  AND ST_Intersects(ST_Buffer(e.geometry::geography, 180)::geometry, mu.geometry)</text:p>
            <text:p>  AND ST_Contains(uf.geometry, mu.geometry);</text:p>
          </table:table-cell>
          <table:table-cell table:style-name="ce9" table:number-columns-repeated="20"/>
          <table:table-cell table:number-columns-repeated="998"/>
        </table:table-row>
        <table:table-row table:style-name="ro1">
          <table:table-cell table:style-name="ce2" office:value-type="float" office:value="765" calcext:value-type="float">
            <text:p>765</text:p>
          </table:table-cell>
          <table:table-cell table:style-name="ce4" office:value-type="string" calcext:value-type="string">
            <text:p>No bairro “Umarizal” de Belém, liste as escolas do bairro com a área ao redor de 220 m e o nome do estado.</text:p>
          </table:table-cell>
          <table:table-cell table:style-name="ce8" table:content-validation-name="val1" office:value-type="string" calcext:value-type="string">
            <text:p>Bairro</text:p>
          </table:table-cell>
          <table:table-cell table:style-name="ce11" table:content-validation-name="val2" office:value-type="string" calcext:value-type="string">
            <text:p>Médio</text:p>
          </table:table-cell>
          <table:table-cell table:style-name="ce5" table:content-validation-name="val3" office:value-type="string" calcext:value-type="string">
            <text:p>ST_Buffer</text:p>
          </table:table-cell>
          <table:table-cell table:style-name="ce12" office:value-type="string" calcext:value-type="string">
            <text:p>SELECT</text:p>
            <text:p>  e.cd_entidade, e.nm_entidade, e.nm_bairro,</text:p>
            <text:p>  mu.nm_mun, uf.nm_uf,</text:p>
            <text:p>  ST_Buffer(e.geometry::geography, 220)::geometry AS area_ao_redor</text:p>
            <text:p>FROM public.escola e</text:p>
            <text:p>FULL OUTER JOIN public.municipio mu</text:p>
            <text:p>  ON mu.cd_mun = e.cd_mun</text:p>
            <text:p>INNER JOIN public.unidade_federativa uf</text:p>
            <text:p>  ON uf.cd_uf = mu.cd_uf</text:p>
            <text:p>WHERE mu.nm_mun = 'Belém'</text:p>
            <text:p>  AND uf.nm_uf = 'Pará'</text:p>
            <text:p>  AND e.nm_bairro ILIKE '%Umariz%'</text:p>
            <text:p>  AND ST_Intersects(ST_Buffer(e.geometry::geography, 220)::geometry, mu.geometry)</text:p>
            <text:p>  AND ST_Contains(uf.geometry, mu.geometry);</text:p>
          </table:table-cell>
          <table:table-cell table:style-name="ce9" table:number-columns-repeated="20"/>
          <table:table-cell table:number-columns-repeated="998"/>
        </table:table-row>
        <table:table-row table:style-name="ro1">
          <table:table-cell table:style-name="ce2" office:value-type="float" office:value="766" calcext:value-type="float">
            <text:p>766</text:p>
          </table:table-cell>
          <table:table-cell table:style-name="ce4" office:value-type="string" calcext:value-type="string">
            <text:p>No bairro “Tambaú” de João Pessoa, liste as escolas do bairro que ficam no município e também em algum distrito, considerando até 300 m do limite municipal.</text:p>
          </table:table-cell>
          <table:table-cell table:style-name="ce8" table:content-validation-name="val1" office:value-type="string" calcext:value-type="string">
            <text:p>Bairro</text:p>
          </table:table-cell>
          <table:table-cell table:style-name="ce11" table:content-validation-name="val2" office:value-type="string" calcext:value-type="string">
            <text:p>Médio</text:p>
          </table:table-cell>
          <table:table-cell table:style-name="ce5" table:content-validation-name="val3" office:value-type="string" calcext:value-type="string">
            <text:p>ST_DWithin</text:p>
          </table:table-cell>
          <table:table-cell table:style-name="ce12" office:value-type="string" calcext:value-type="string">
            <text:p>SELECT</text:p>
            <text:p>  e.cd_entidade, e.nm_entidade, e.nm_bairro,</text:p>
            <text:p>  m.nm_mun, d.nm_dist</text:p>
            <text:p>FROM public.escola e</text:p>
            <text:p>INNER JOIN public.municipio m</text:p>
            <text:p>  ON m.cd_mun = e.cd_mun</text:p>
            <text:p>INNER JOIN public.distrito d</text:p>
            <text:p>  ON d.cd_mun = m.cd_mun</text:p>
            <text:p>WHERE m.nm_mun = 'João Pessoa'</text:p>
            <text:p>  AND e.nm_bairro ILIKE 'Tamba%'</text:p>
            <text:p>  AND ST_DWithin(e.geometry::geography, m.geometry::geography, 300)</text:p>
            <text:p>  AND ST_Within(e.geometry, d.geometry);</text:p>
          </table:table-cell>
          <table:table-cell table:style-name="ce9" table:number-columns-repeated="20"/>
          <table:table-cell table:number-columns-repeated="998"/>
        </table:table-row>
        <table:table-row table:style-name="ro1">
          <table:table-cell table:style-name="ce2" office:value-type="float" office:value="767" calcext:value-type="float">
            <text:p>767</text:p>
          </table:table-cell>
          <table:table-cell table:style-name="ce4" office:value-type="string" calcext:value-type="string">
            <text:p>No bairro “Petrópolis” de Porto Alegre, mostre as escolas do bairro, até 250 m do limite municipal, e quando houver, o setor censitário correspondente.</text:p>
          </table:table-cell>
          <table:table-cell table:style-name="ce8" table:content-validation-name="val1" office:value-type="string" calcext:value-type="string">
            <text:p>Bairro</text:p>
          </table:table-cell>
          <table:table-cell table:style-name="ce11" table:content-validation-name="val2" office:value-type="string" calcext:value-type="string">
            <text:p>Médio</text:p>
          </table:table-cell>
          <table:table-cell table:style-name="ce5" table:content-validation-name="val3" office:value-type="string" calcext:value-type="string">
            <text:p>ST_DWithin</text:p>
          </table:table-cell>
          <table:table-cell table:style-name="ce12" office:value-type="string" calcext:value-type="string">
            <text:p>SELECT</text:p>
            <text:p>  e.cd_entidade, e.nm_entidade, e.nm_bairro,</text:p>
            <text:p>  m.nm_mun, s.cd_setor</text:p>
            <text:p>FROM public.escola e</text:p>
            <text:p>INNER JOIN public.municipio m</text:p>
            <text:p>  ON m.cd_mun = e.cd_mun</text:p>
            <text:p>LEFT JOIN public.setor s</text:p>
            <text:p>  ON s.cd_mun = m.cd_mun</text:p>
            <text:p> AND ST_Intersects(e.geometry, s.geometry)</text:p>
            <text:p>WHERE m.nm_mun = 'Porto Alegre'</text:p>
            <text:p>  AND e.nm_bairro ILIKE 'Petrópol%'</text:p>
            <text:p>  AND ST_DWithin(e.geometry::geography, m.geometry::geography, 250)</text:p>
            <text:p>  AND ST_Contains(m.geometry, e.geometry);</text:p>
          </table:table-cell>
          <table:table-cell table:style-name="ce9" table:number-columns-repeated="20"/>
          <table:table-cell table:number-columns-repeated="998"/>
        </table:table-row>
        <table:table-row table:style-name="ro1">
          <table:table-cell table:style-name="ce2" office:value-type="float" office:value="768" calcext:value-type="float">
            <text:p>768</text:p>
          </table:table-cell>
          <table:table-cell table:style-name="ce4" office:value-type="string" calcext:value-type="string">
            <text:p>No bairro “Casa Forte” de Recife, liste as escolas do bairro até 200 m do limite municipal e pertencentes à respectiva região imediata.</text:p>
          </table:table-cell>
          <table:table-cell table:style-name="ce8" table:content-validation-name="val1" office:value-type="string" calcext:value-type="string">
            <text:p>Bairro</text:p>
          </table:table-cell>
          <table:table-cell table:style-name="ce11" table:content-validation-name="val2" office:value-type="string" calcext:value-type="string">
            <text:p>Médio</text:p>
          </table:table-cell>
          <table:table-cell table:style-name="ce5" table:content-validation-name="val3" office:value-type="string" calcext:value-type="string">
            <text:p>ST_DWithin</text:p>
          </table:table-cell>
          <table:table-cell table:style-name="ce12" office:value-type="string" calcext:value-type="string">
            <text:p>SELECT</text:p>
            <text:p>  e.cd_entidade, e.nm_entidade, e.nm_bairro,</text:p>
            <text:p>  m.nm_mun, rgi.nm_rgi</text:p>
            <text:p>FROM public.rg_imediata rgi</text:p>
            <text:p>INNER JOIN public.municipio m</text:p>
            <text:p>  ON m.cd_rgi = rgi.cd_rgi</text:p>
            <text:p>RIGHT JOIN public.escola e</text:p>
            <text:p>  ON m.cd_mun = e.cd_mun</text:p>
            <text:p>WHERE m.nm_mun = 'Recife'</text:p>
            <text:p>  AND e.nm_bairro ILIKE 'Casa Fort%'</text:p>
            <text:p>  AND ST_Intersects(m.geometry, rgi.geometry)</text:p>
            <text:p>  AND ST_DWithin(e.geometry::geography, m.geometry::geography, 200)</text:p>
            <text:p>  AND ST_Contains(m.geometry, e.geometry);</text:p>
          </table:table-cell>
          <table:table-cell table:style-name="ce9" table:number-columns-repeated="20"/>
          <table:table-cell table:number-columns-repeated="998"/>
        </table:table-row>
        <table:table-row table:style-name="ro1">
          <table:table-cell table:style-name="ce2" office:value-type="float" office:value="769" calcext:value-type="float">
            <text:p>769</text:p>
          </table:table-cell>
          <table:table-cell table:style-name="ce4" office:value-type="string" calcext:value-type="string">
            <text:p>Em São Luís, para escolas no bairro “Cohatrac”, mostre as que ficam no município e confirme que o município está contido no estado, considerando até 180 m do limite municipal.</text:p>
          </table:table-cell>
          <table:table-cell table:style-name="ce8" table:content-validation-name="val1" office:value-type="string" calcext:value-type="string">
            <text:p>Bairro</text:p>
          </table:table-cell>
          <table:table-cell table:style-name="ce11" table:content-validation-name="val2" office:value-type="string" calcext:value-type="string">
            <text:p>Médio</text:p>
          </table:table-cell>
          <table:table-cell table:style-name="ce5" table:content-validation-name="val3" office:value-type="string" calcext:value-type="string">
            <text:p>ST_DWithin</text:p>
          </table:table-cell>
          <table:table-cell table:style-name="ce12" office:value-type="string" calcext:value-type="string">
            <text:p>SELECT</text:p>
            <text:p>  e.cd_entidade, e.nm_entidade, e.nm_bairro,</text:p>
            <text:p>  m.nm_mun, uf.nm_uf</text:p>
            <text:p>FROM public.escola e, public.municipio m, public.unidade_federativa uf</text:p>
            <text:p>WHERE m.cd_mun = e.cd_mun</text:p>
            <text:p>  AND uf.cd_uf = m.cd_uf</text:p>
            <text:p>  AND m.nm_mun = 'São Luís'</text:p>
            <text:p>  AND uf.nm_uf = 'Maranhão'</text:p>
            <text:p>  AND e.nm_bairro ILIKE 'Cohatra%'</text:p>
            <text:p>  AND ST_DWithin(e.geometry::geography, m.geometry::geography, 180)</text:p>
            <text:p>  AND ST_Contains(uf.geometry, m.geometry);</text:p>
          </table:table-cell>
          <table:table-cell table:style-name="ce9" table:number-columns-repeated="20"/>
          <table:table-cell table:number-columns-repeated="998"/>
        </table:table-row>
        <table:table-row table:style-name="ro1">
          <table:table-cell table:style-name="ce2" office:value-type="float" office:value="770" calcext:value-type="float">
            <text:p>770</text:p>
          </table:table-cell>
          <table:table-cell table:style-name="ce4" office:value-type="string" calcext:value-type="string">
            <text:p>No bairro “Goiabeiras” de Cuiabá, liste as escolas do bairro até 220 m do limite municipal e informe o estado.</text:p>
          </table:table-cell>
          <table:table-cell table:style-name="ce8" table:content-validation-name="val1" office:value-type="string" calcext:value-type="string">
            <text:p>Bairro</text:p>
          </table:table-cell>
          <table:table-cell table:style-name="ce11" table:content-validation-name="val2" office:value-type="string" calcext:value-type="string">
            <text:p>Médio</text:p>
          </table:table-cell>
          <table:table-cell table:style-name="ce5" table:content-validation-name="val3" office:value-type="string" calcext:value-type="string">
            <text:p>ST_DWithin</text:p>
          </table:table-cell>
          <table:table-cell table:style-name="ce12" office:value-type="string" calcext:value-type="string">
            <text:p>SELECT</text:p>
            <text:p>  e.cd_entidade, e.nm_entidade, e.nm_bairro,</text:p>
            <text:p>  m.nm_mun, uf.nm_uf</text:p>
            <text:p>FROM public.escola e</text:p>
            <text:p>FULL OUTER JOIN public.municipio m</text:p>
            <text:p>  ON m.cd_mun = e.cd_mun</text:p>
            <text:p>INNER JOIN public.unidade_federativa uf</text:p>
            <text:p>  ON uf.cd_uf = m.cd_uf</text:p>
            <text:p>WHERE m.nm_mun = 'Cuiabá'</text:p>
            <text:p>  AND uf.nm_uf = 'Mato Grosso'</text:p>
            <text:p>  AND e.nm_bairro ILIKE 'Goiabeir%'</text:p>
            <text:p>  AND ST_DWithin(e.geometry::geography, m.geometry::geography, 220)</text:p>
            <text:p>  AND ST_Intersects(e.geometry, m.geometry)</text:p>
            <text:p>  AND ST_Contains(uf.geometry, m.geometry);</text:p>
          </table:table-cell>
          <table:table-cell table:style-name="ce9" table:number-columns-repeated="20"/>
          <table:table-cell table:number-columns-repeated="998"/>
        </table:table-row>
        <table:table-row table:style-name="ro1">
          <table:table-cell table:style-name="ce2" office:value-type="float" office:value="771" calcext:value-type="float">
            <text:p>771</text:p>
          </table:table-cell>
          <table:table-cell table:style-name="ce4" office:value-type="string" calcext:value-type="string">
            <text:p>Quais são os bairros de Salvador que possuem escolas com biblioteca e que se intersectam com setores censitários, contabilizando o total de escolas por bairro?</text:p>
          </table:table-cell>
          <table:table-cell table:style-name="ce8" table:content-validation-name="val1" office:value-type="string" calcext:value-type="string">
            <text:p>Bairro</text:p>
          </table:table-cell>
          <table:table-cell table:style-name="ce11" table:content-validation-name="val2" office:value-type="string" calcext:value-type="string">
            <text:p>Difícil</text:p>
          </table:table-cell>
          <table:table-cell table:style-name="ce5" table:content-validation-name="val3" office:value-type="string" calcext:value-type="string">
            <text:p>ST_Intersects</text:p>
          </table:table-cell>
          <table:table-cell table:style-name="ce12" office:value-type="string" calcext:value-type="string">
            <text:p>SELECT e.nm_bairro, COUNT(e.cd_entidade) AS total_escolas</text:p>
            <text:p>FROM public.escola e</text:p>
            <text:p>INNER JOIN public.microdados_ed_basica meb ON e.cd_entidade = meb.cd_entidade</text:p>
            <text:p>INNER JOIN public.municipio m ON e.cd_mun = m.cd_mun</text:p>
            <text:p>INNER JOIN public.setor s ON s.cd_mun = m.cd_mun</text:p>
            <text:p>WHERE m.nm_mun = 'Salvador'</text:p>
            <text:p>  AND meb.in_biblioteca = 1</text:p>
            <text:p>  AND ST_Intersects(e.geometry, s.geometry)</text:p>
            <text:p>  AND ST_Within(e.geometry, m.geometry)</text:p>
            <text:p>GROUP BY e.nm_bairro;</text:p>
          </table:table-cell>
          <table:table-cell table:style-name="ce9" table:number-columns-repeated="20"/>
          <table:table-cell table:number-columns-repeated="998"/>
        </table:table-row>
        <table:table-row table:style-name="ro1">
          <table:table-cell table:style-name="ce2" office:value-type="float" office:value="772" calcext:value-type="float">
            <text:p>772</text:p>
          </table:table-cell>
          <table:table-cell table:style-name="ce4" office:value-type="string" calcext:value-type="string">
            <text:p>Nos bairros de Fortaleza, quantas escolas com laboratório de informática estão localizadas em áreas que se intersectam com distritos do município?</text:p>
          </table:table-cell>
          <table:table-cell table:style-name="ce8" table:content-validation-name="val1" office:value-type="string" calcext:value-type="string">
            <text:p>Bairro</text:p>
          </table:table-cell>
          <table:table-cell table:style-name="ce11" table:content-validation-name="val2" office:value-type="string" calcext:value-type="string">
            <text:p>Difícil</text:p>
          </table:table-cell>
          <table:table-cell table:style-name="ce5" table:content-validation-name="val3" office:value-type="string" calcext:value-type="string">
            <text:p>ST_Intersects</text:p>
          </table:table-cell>
          <table:table-cell table:style-name="ce12" office:value-type="string" calcext:value-type="string">
            <text:p>SELECT e.nm_bairro, COUNT(e.cd_entidade) AS total_lab_informatica</text:p>
            <text:p>FROM public.escola e</text:p>
            <text:p>LEFT JOIN public.microdados_ed_basica meb ON e.cd_entidade = meb.cd_entidade</text:p>
            <text:p>LEFT JOIN public.municipio m ON e.cd_mun = m.cd_mun</text:p>
            <text:p>LEFT JOIN public.distrito d ON d.cd_mun = m.cd_mun</text:p>
            <text:p>WHERE m.nm_mun = 'Fortaleza'</text:p>
            <text:p>  AND meb.in_laboratorio_informatica = 1</text:p>
            <text:p>  AND ST_Intersects(e.geometry, d.geometry)</text:p>
            <text:p>  AND ST_Within(e.geometry, m.geometry)</text:p>
            <text:p>GROUP BY e.nm_bairro;</text:p>
          </table:table-cell>
          <table:table-cell table:style-name="ce9" table:number-columns-repeated="20"/>
          <table:table-cell table:number-columns-repeated="998"/>
        </table:table-row>
        <table:table-row table:style-name="ro1">
          <table:table-cell table:style-name="ce2" office:value-type="float" office:value="773" calcext:value-type="float">
            <text:p>773</text:p>
          </table:table-cell>
          <table:table-cell table:style-name="ce4" office:value-type="string" calcext:value-type="string">
            <text:p>Nos bairros do município de Recife, qual é o número de escolas com quadra esportiva que se intersectam com subdistritos?</text:p>
          </table:table-cell>
          <table:table-cell table:style-name="ce8" table:content-validation-name="val1" office:value-type="string" calcext:value-type="string">
            <text:p>Bairro</text:p>
          </table:table-cell>
          <table:table-cell table:style-name="ce11" table:content-validation-name="val2" office:value-type="string" calcext:value-type="string">
            <text:p>Difícil</text:p>
          </table:table-cell>
          <table:table-cell table:style-name="ce5" table:content-validation-name="val3" office:value-type="string" calcext:value-type="string">
            <text:p>ST_Intersects</text:p>
          </table:table-cell>
          <table:table-cell table:style-name="ce12" office:value-type="string" calcext:value-type="string">
            <text:p>SELECT e.nm_bairro, COUNT(e.cd_entidade) AS total_com_quadra</text:p>
            <text:p>FROM public.escola e</text:p>
            <text:p>RIGHT JOIN public.microdados_ed_basica meb ON e.cd_entidade = meb.cd_entidade</text:p>
            <text:p>RIGHT JOIN public.municipio m ON e.cd_mun = m.cd_mun</text:p>
            <text:p>RIGHT JOIN public.subdistrito sd ON sd.cd_mun = m.cd_mun</text:p>
            <text:p>WHERE m.nm_mun = 'Recife'</text:p>
            <text:p>  AND meb.in_quadra_esportes = 1</text:p>
            <text:p>  AND ST_Intersects(e.geometry, sd.geometry)</text:p>
            <text:p>  AND ST_Within(e.geometry, m.geometry)</text:p>
            <text:p>GROUP BY e.nm_bairro;</text:p>
          </table:table-cell>
          <table:table-cell table:style-name="ce9" table:number-columns-repeated="20"/>
          <table:table-cell table:number-columns-repeated="998"/>
        </table:table-row>
        <table:table-row table:style-name="ro1">
          <table:table-cell table:style-name="ce2" office:value-type="float" office:value="774" calcext:value-type="float">
            <text:p>774</text:p>
          </table:table-cell>
          <table:table-cell table:style-name="ce4" office:value-type="string" calcext:value-type="string">
            <text:p>Nos bairros de Belo Horizonte, quantas escolas com refeitório estão em áreas que se intersectam com setores e ao mesmo tempo estão dentro do limite do município?</text:p>
          </table:table-cell>
          <table:table-cell table:style-name="ce8" table:content-validation-name="val1" office:value-type="string" calcext:value-type="string">
            <text:p>Bairro</text:p>
          </table:table-cell>
          <table:table-cell table:style-name="ce11" table:content-validation-name="val2" office:value-type="string" calcext:value-type="string">
            <text:p>Difícil</text:p>
          </table:table-cell>
          <table:table-cell table:style-name="ce5" table:content-validation-name="val3" office:value-type="string" calcext:value-type="string">
            <text:p>ST_Intersects</text:p>
          </table:table-cell>
          <table:table-cell table:style-name="ce12" office:value-type="string" calcext:value-type="string">
            <text:p>SELECT e.nm_bairro, COUNT(e.cd_entidade) AS total_com_refeitorio</text:p>
            <text:p>FROM public.escola e</text:p>
            <text:p>JOIN public.microdados_ed_basica meb ON e.cd_entidade = meb.cd_entidade</text:p>
            <text:p>JOIN public.municipio m ON e.cd_mun = m.cd_mun</text:p>
            <text:p>JOIN public.setor s ON s.cd_mun = m.cd_mun</text:p>
            <text:p>WHERE m.nm_mun = 'Belo Horizonte'</text:p>
            <text:p>  AND meb.in_refeitorio = 1</text:p>
            <text:p>  AND ST_Intersects(e.geometry, s.geometry)</text:p>
            <text:p>  AND ST_Within(e.geometry, m.geometry)</text:p>
            <text:p>GROUP BY e.nm_bairro;</text:p>
          </table:table-cell>
          <table:table-cell table:style-name="ce9" table:number-columns-repeated="20"/>
          <table:table-cell table:number-columns-repeated="998"/>
        </table:table-row>
        <table:table-row table:style-name="ro1">
          <table:table-cell table:style-name="ce2" office:value-type="float" office:value="775" calcext:value-type="float">
            <text:p>775</text:p>
          </table:table-cell>
          <table:table-cell table:style-name="ce4" office:value-type="string" calcext:value-type="string">
            <text:p>Quais bairros de Porto Alegre possuem escolas com sala de música que se intersectam com distritos ou setores do município?</text:p>
          </table:table-cell>
          <table:table-cell table:style-name="ce8" table:content-validation-name="val1" office:value-type="string" calcext:value-type="string">
            <text:p>Bairro</text:p>
          </table:table-cell>
          <table:table-cell table:style-name="ce11" table:content-validation-name="val2" office:value-type="string" calcext:value-type="string">
            <text:p>Difícil</text:p>
          </table:table-cell>
          <table:table-cell table:style-name="ce5" table:content-validation-name="val3" office:value-type="string" calcext:value-type="string">
            <text:p>ST_Intersects</text:p>
          </table:table-cell>
          <table:table-cell table:style-name="ce12" office:value-type="string" calcext:value-type="string">
            <text:p>SELECT e.nm_bairro, COUNT(e.cd_entidade) AS total_com_sala_musica</text:p>
            <text:p>FROM public.escola e</text:p>
            <text:p>FULL OUTER JOIN public.microdados_ed_basica meb ON e.cd_entidade = meb.cd_entidade</text:p>
            <text:p>FULL OUTER JOIN public.municipio m ON e.cd_mun = m.cd_mun</text:p>
            <text:p>FULL OUTER JOIN public.distrito d ON d.cd_mun = m.cd_mun</text:p>
            <text:p>FULL OUTER JOIN public.setor s ON s.cd_mun = m.cd_mun</text:p>
            <text:p>WHERE m.nm_mun = 'Porto Alegre'</text:p>
            <text:p>  AND meb.in_sala_musica_coral = 1</text:p>
            <text:p>  AND (ST_Intersects(e.geometry, d.geometry) OR ST_Intersects(e.geometry, s.geometry))</text:p>
            <text:p>  AND ST_Within(e.geometry, m.geometry)</text:p>
            <text:p>GROUP BY e.nm_bairro;</text:p>
          </table:table-cell>
          <table:table-cell table:style-name="ce9" table:number-columns-repeated="20"/>
          <table:table-cell table:number-columns-repeated="998"/>
        </table:table-row>
        <table:table-row table:style-name="ro1">
          <table:table-cell table:style-name="ce2" office:value-type="float" office:value="776" calcext:value-type="float">
            <text:p>776</text:p>
          </table:table-cell>
          <table:table-cell table:style-name="ce4" office:value-type="string" calcext:value-type="string">
            <text:p>Em São Paulo (SP), nos bairros cujo nome contém “Jardim”, quantas escolas com sala de leitura estão contidas em setores censitários do município?</text:p>
          </table:table-cell>
          <table:table-cell table:style-name="ce8" table:content-validation-name="val1" office:value-type="string" calcext:value-type="string">
            <text:p>Bairro</text:p>
          </table:table-cell>
          <table:table-cell table:style-name="ce11" table:content-validation-name="val2" office:value-type="string" calcext:value-type="string">
            <text:p>Difícil</text:p>
          </table:table-cell>
          <table:table-cell table:style-name="ce5" table:content-validation-name="val3" office:value-type="string" calcext:value-type="string">
            <text:p>ST_Contains</text:p>
          </table:table-cell>
          <table:table-cell table:style-name="ce12" office:value-type="string" calcext:value-type="string">
            <text:p>SELECT e.nm_bairro, COUNT(DISTINCT e.cd_entidade) AS total_escolas_sala_leitura</text:p>
            <text:p>FROM public.escola e</text:p>
            <text:p>INNER JOIN public.microdados_ed_basica meb ON meb.cd_entidade = e.cd_entidade</text:p>
            <text:p>INNER JOIN public.municipio m ON m.cd_mun = e.cd_mun</text:p>
            <text:p>INNER JOIN public.unidade_federativa uf ON uf.cd_uf = m.cd_uf</text:p>
            <text:p>INNER JOIN public.setor s ON s.cd_mun = m.cd_mun</text:p>
            <text:p>  AND ST_Contains(s.geometry, e.geometry)</text:p>
            <text:p>WHERE uf.nm_uf = 'São Paulo'</text:p>
            <text:p>  AND m.nm_mun = 'São Paulo'</text:p>
            <text:p>  AND e.nm_bairro ILIKE '%Jardim%'</text:p>
            <text:p>  AND meb.in_sala_leitura = 1</text:p>
            <text:p>  AND ST_Within(e.geometry, m.geometry)</text:p>
            <text:p>GROUP BY e.nm_bairro;</text:p>
          </table:table-cell>
          <table:table-cell table:style-name="ce9" table:number-columns-repeated="20"/>
          <table:table-cell table:number-columns-repeated="998"/>
        </table:table-row>
        <table:table-row table:style-name="ro1">
          <table:table-cell table:style-name="ce2" office:value-type="float" office:value="777" calcext:value-type="float">
            <text:p>777</text:p>
          </table:table-cell>
          <table:table-cell table:style-name="ce4" office:value-type="string" calcext:value-type="string">
            <text:p>Em Fortaleza (CE), nos bairros cujo nome contém “Alde”, quantas escolas com acessibilidade por rampas estão contidas nos distritos do município?</text:p>
          </table:table-cell>
          <table:table-cell table:style-name="ce8" table:content-validation-name="val1" office:value-type="string" calcext:value-type="string">
            <text:p>Bairro</text:p>
          </table:table-cell>
          <table:table-cell table:style-name="ce11" table:content-validation-name="val2" office:value-type="string" calcext:value-type="string">
            <text:p>Difícil</text:p>
          </table:table-cell>
          <table:table-cell table:style-name="ce5" table:content-validation-name="val3" office:value-type="string" calcext:value-type="string">
            <text:p>ST_Contains</text:p>
          </table:table-cell>
          <table:table-cell table:style-name="ce12" office:value-type="string" calcext:value-type="string">
            <text:p>SELECT e.nm_bairro, COUNT(DISTINCT e.cd_entidade) AS total_acess_rampas</text:p>
            <text:p>FROM public.escola e</text:p>
            <text:p>LEFT JOIN public.microdados_ed_basica meb ON meb.cd_entidade = e.cd_entidade</text:p>
            <text:p>LEFT JOIN public.municipio m ON m.cd_mun = e.cd_mun</text:p>
            <text:p>LEFT JOIN public.unidade_federativa uf ON uf.cd_uf = m.cd_uf</text:p>
            <text:p>LEFT JOIN public.distrito d ON d.cd_mun = m.cd_mun</text:p>
            <text:p>  AND ST_Contains(d.geometry, e.geometry)</text:p>
            <text:p>WHERE uf.nm_uf = 'Ceará'</text:p>
            <text:p>  AND m.nm_mun = 'Fortaleza'</text:p>
            <text:p>  AND e.nm_bairro ILIKE '%Alde%'</text:p>
            <text:p>  AND meb.in_acessibilidade_rampas = 1</text:p>
            <text:p>  AND ST_Within(e.geometry, m.geometry)</text:p>
            <text:p>GROUP BY e.nm_bairro;</text:p>
          </table:table-cell>
          <table:table-cell table:style-name="ce9" table:number-columns-repeated="20"/>
          <table:table-cell table:number-columns-repeated="998"/>
        </table:table-row>
        <table:table-row table:style-name="ro1">
          <table:table-cell table:style-name="ce2" office:value-type="float" office:value="778" calcext:value-type="float">
            <text:p>778</text:p>
          </table:table-cell>
          <table:table-cell table:style-name="ce4" office:value-type="string" calcext:value-type="string">
            <text:p>No Recife (PE), nos bairros cujo nome contém “Boa Vi”, quantas escolas com pátio coberto estão contidas em subdistritos que também se cruzam com setores do município?</text:p>
          </table:table-cell>
          <table:table-cell table:style-name="ce8" table:content-validation-name="val1" office:value-type="string" calcext:value-type="string">
            <text:p>Bairro</text:p>
          </table:table-cell>
          <table:table-cell table:style-name="ce11" table:content-validation-name="val2" office:value-type="string" calcext:value-type="string">
            <text:p>Difícil</text:p>
          </table:table-cell>
          <table:table-cell table:style-name="ce5" table:content-validation-name="val3" office:value-type="string" calcext:value-type="string">
            <text:p>ST_Contains</text:p>
          </table:table-cell>
          <table:table-cell table:style-name="ce12" office:value-type="string" calcext:value-type="string">
            <text:p>SELECT e.nm_bairro, COUNT(DISTINCT e.cd_entidade) AS total_patio_coberto</text:p>
            <text:p>FROM public.escola e</text:p>
            <text:p>RIGHT JOIN public.microdados_ed_basica meb ON meb.cd_entidade = e.cd_entidade</text:p>
            <text:p>RIGHT JOIN public.municipio m ON m.cd_mun = e.cd_mun</text:p>
            <text:p>RIGHT JOIN public.unidade_federativa uf ON uf.cd_uf = m.cd_uf</text:p>
            <text:p>RIGHT JOIN public.subdistrito sd ON sd.cd_mun = m.cd_mun</text:p>
            <text:p>  AND ST_Contains(sd.geometry, e.geometry)</text:p>
            <text:p>RIGHT JOIN public.setor s ON s.cd_mun = m.cd_mun</text:p>
            <text:p>  AND ST_Intersects(s.geometry, sd.geometry)</text:p>
            <text:p>WHERE uf.nm_uf = 'Pernambuco'</text:p>
            <text:p>  AND m.nm_mun = 'Recife'</text:p>
            <text:p>  AND e.nm_bairro ILIKE 'Boa Vi%'</text:p>
            <text:p>  AND meb.in_patio_coberto = 1</text:p>
            <text:p>  AND ST_Within(e.geometry, m.geometry)</text:p>
            <text:p>GROUP BY e.nm_bairro;</text:p>
          </table:table-cell>
          <table:table-cell table:style-name="ce9" table:number-columns-repeated="20"/>
          <table:table-cell table:number-columns-repeated="998"/>
        </table:table-row>
        <table:table-row table:style-name="ro1">
          <table:table-cell table:style-name="ce2" office:value-type="float" office:value="779" calcext:value-type="float">
            <text:p>779</text:p>
          </table:table-cell>
          <table:table-cell table:style-name="ce4" office:value-type="string" calcext:value-type="string">
            <text:p>Em Belo Horizonte (MG), nos bairros cujo nome contém “Santa”, quantas escolas com televisores estão contidas em setores que se encontram dentro dos limites do município?</text:p>
          </table:table-cell>
          <table:table-cell table:style-name="ce8" table:content-validation-name="val1" office:value-type="string" calcext:value-type="string">
            <text:p>Bairro</text:p>
          </table:table-cell>
          <table:table-cell table:style-name="ce11" table:content-validation-name="val2" office:value-type="string" calcext:value-type="string">
            <text:p>Difícil</text:p>
          </table:table-cell>
          <table:table-cell table:style-name="ce5" table:content-validation-name="val3" office:value-type="string" calcext:value-type="string">
            <text:p>ST_Contains</text:p>
          </table:table-cell>
          <table:table-cell table:style-name="ce12" office:value-type="string" calcext:value-type="string">
            <text:p>SELECT e.nm_bairro, COUNT(DISTINCT e.cd_entidade) AS total_com_tv</text:p>
            <text:p>FROM public.escola e</text:p>
            <text:p>JOIN public.microdados_ed_basica meb ON meb.cd_entidade = e.cd_entidade</text:p>
            <text:p>JOIN public.municipio m ON m.cd_mun = e.cd_mun</text:p>
            <text:p>JOIN public.unidade_federativa uf ON uf.cd_uf = m.cd_uf</text:p>
            <text:p>JOIN public.setor s ON s.cd_mun = m.cd_mun</text:p>
            <text:p>  AND ST_Contains(s.geometry, e.geometry)</text:p>
            <text:p>WHERE uf.nm_uf = 'Minas Gerais'</text:p>
            <text:p>  AND m.nm_mun = 'Belo Horizonte'</text:p>
            <text:p>  AND e.nm_bairro ILIKE 'Santa%'</text:p>
            <text:p>  AND COALESCE(meb.qt_equip_tv, 0) &gt; 0</text:p>
            <text:p>  AND ST_Within(e.geometry, m.geometry)</text:p>
            <text:p>GROUP BY e.nm_bairro;</text:p>
            <text:p/>
          </table:table-cell>
          <table:table-cell table:style-name="ce9" table:number-columns-repeated="20"/>
          <table:table-cell table:number-columns-repeated="998"/>
        </table:table-row>
        <table:table-row table:style-name="ro1">
          <table:table-cell table:style-name="ce2" office:value-type="float" office:value="780" calcext:value-type="float">
            <text:p>780</text:p>
          </table:table-cell>
          <table:table-cell table:style-name="ce4" office:value-type="string" calcext:value-type="string">
            <text:p>Em Porto Alegre (RS), nos bairros cujo nome contém “Petr”, quantas escolas com internet banda larga estão contidas em distritos ou em setores do município?</text:p>
          </table:table-cell>
          <table:table-cell table:style-name="ce8" table:content-validation-name="val1" office:value-type="string" calcext:value-type="string">
            <text:p>Bairro</text:p>
          </table:table-cell>
          <table:table-cell table:style-name="ce11" table:content-validation-name="val2" office:value-type="string" calcext:value-type="string">
            <text:p>Difícil</text:p>
          </table:table-cell>
          <table:table-cell table:style-name="ce5" table:content-validation-name="val3" office:value-type="string" calcext:value-type="string">
            <text:p>ST_Contains</text:p>
          </table:table-cell>
          <table:table-cell table:style-name="ce12" office:value-type="string" calcext:value-type="string">
            <text:p>SELECT e.nm_bairro, COUNT(DISTINCT e.cd_entidade) AS total_banda_larga</text:p>
            <text:p>FROM public.escola e</text:p>
            <text:p>FULL OUTER JOIN public.microdados_ed_basica meb ON meb.cd_entidade = e.cd_entidade</text:p>
            <text:p>FULL OUTER JOIN public.municipio m ON m.cd_mun = e.cd_mun</text:p>
            <text:p>FULL OUTER JOIN public.unidade_federativa uf ON uf.cd_uf = m.cd_uf</text:p>
            <text:p>FULL OUTER JOIN public.distrito d ON d.cd_mun = m.cd_mun</text:p>
            <text:p>  AND ST_Contains(d.geometry, e.geometry)</text:p>
            <text:p>FULL OUTER JOIN public.setor s ON s.cd_mun = m.cd_mun</text:p>
            <text:p>  AND ST_Contains(s.geometry, e.geometry)</text:p>
            <text:p>WHERE uf.nm_uf = 'Rio Grande do Sul'</text:p>
            <text:p>  AND m.nm_mun = 'Porto Alegre'</text:p>
            <text:p>  AND e.nm_bairro ILIKE 'Petr%'</text:p>
            <text:p>  AND meb.in_internet = 1</text:p>
            <text:p>  AND meb.in_banda_larga = 1</text:p>
            <text:p>  AND ST_Within(e.geometry, m.geometry)</text:p>
            <text:p>GROUP BY e.nm_bairro;</text:p>
          </table:table-cell>
          <table:table-cell table:style-name="ce9" table:number-columns-repeated="20"/>
          <table:table-cell table:number-columns-repeated="998"/>
        </table:table-row>
        <table:table-row table:style-name="ro1">
          <table:table-cell table:style-name="ce2" office:value-type="float" office:value="781" calcext:value-type="float">
            <text:p>781</text:p>
          </table:table-cell>
          <table:table-cell table:style-name="ce4" office:value-type="string" calcext:value-type="string">
            <text:p>Em Manaus (AM), nos bairros cujo nome contém “Nova”, qual é a distância média das escolas com biblioteca até as bibliotecas municipais?</text:p>
          </table:table-cell>
          <table:table-cell table:style-name="ce8" table:content-validation-name="val1" office:value-type="string" calcext:value-type="string">
            <text:p>Bairro</text:p>
          </table:table-cell>
          <table:table-cell table:style-name="ce11" table:content-validation-name="val2" office:value-type="string" calcext:value-type="string">
            <text:p>Difícil</text:p>
          </table:table-cell>
          <table:table-cell table:style-name="ce5" table:content-validation-name="val3" office:value-type="string" calcext:value-type="string">
            <text:p>ST_Distance</text:p>
          </table:table-cell>
          <table:table-cell table:style-name="ce12" office:value-type="string" calcext:value-type="string">
            <text:p>SELECT e.nm_bairro,</text:p>
            <text:p>       AVG(ST_Distance(e.geometry::geography, b.geometry::geography)) AS dist_media_m</text:p>
            <text:p>FROM public.escola e</text:p>
            <text:p>INNER JOIN public.microdados_ed_basica meb ON meb.cd_entidade = e.cd_entidade</text:p>
            <text:p>INNER JOIN public.municipio m ON m.cd_mun = e.cd_mun</text:p>
            <text:p>INNER JOIN public.unidade_federativa uf ON uf.cd_uf = m.cd_uf</text:p>
            <text:p>INNER JOIN public.biblioteca b ON b.cd_mun = m.cd_mun</text:p>
            <text:p>WHERE uf.nm_uf = 'Amazonas'</text:p>
            <text:p>  AND m.nm_mun = 'Manaus'</text:p>
            <text:p>  AND e.nm_bairro ILIKE '%Nova%'</text:p>
            <text:p>  AND meb.in_biblioteca = 1</text:p>
            <text:p>  AND ST_Within(e.geometry, m.geometry)</text:p>
            <text:p>  AND ST_Within(b.geometry, m.geometry)</text:p>
            <text:p>GROUP BY e.nm_bairro;</text:p>
          </table:table-cell>
          <table:table-cell table:style-name="ce9" table:number-columns-repeated="20"/>
          <table:table-cell table:number-columns-repeated="998"/>
        </table:table-row>
        <table:table-row table:style-name="ro1">
          <table:table-cell table:style-name="ce2" office:value-type="float" office:value="782" calcext:value-type="float">
            <text:p>782</text:p>
          </table:table-cell>
          <table:table-cell table:style-name="ce4" office:value-type="string" calcext:value-type="string">
            <text:p>Em Curitiba (PR), nos bairros cujo nome começa com “São”, qual é a distância média das escolas com laboratório de informática até os CRAS do município?</text:p>
          </table:table-cell>
          <table:table-cell table:style-name="ce8" table:content-validation-name="val1" office:value-type="string" calcext:value-type="string">
            <text:p>Bairro</text:p>
          </table:table-cell>
          <table:table-cell table:style-name="ce11" table:content-validation-name="val2" office:value-type="string" calcext:value-type="string">
            <text:p>Difícil</text:p>
          </table:table-cell>
          <table:table-cell table:style-name="ce5" table:content-validation-name="val3" office:value-type="string" calcext:value-type="string">
            <text:p>ST_Distance</text:p>
          </table:table-cell>
          <table:table-cell table:style-name="ce12" office:value-type="string" calcext:value-type="string">
            <text:p>SELECT e.nm_bairro,</text:p>
            <text:p>       AVG(ST_Distance(e.geometry::geography, c.geometry::geography)) AS dist_media_m</text:p>
            <text:p>FROM public.escola e</text:p>
            <text:p>LEFT JOIN public.microdados_ed_basica meb ON meb.cd_entidade = e.cd_entidade</text:p>
            <text:p>LEFT JOIN public.municipio m ON m.cd_mun = e.cd_mun</text:p>
            <text:p>LEFT JOIN public.unidade_federativa uf ON uf.cd_uf = m.cd_uf</text:p>
            <text:p>LEFT JOIN public.cras c ON c.cd_mun = m.cd_mun</text:p>
            <text:p>WHERE uf.nm_uf = 'Paraná'</text:p>
            <text:p>  AND m.nm_mun = 'Curitiba'</text:p>
            <text:p>  AND e.nm_bairro ILIKE 'São %'</text:p>
            <text:p>  AND meb.in_laboratorio_informatica = 1</text:p>
            <text:p>  AND ST_Within(e.geometry, m.geometry)</text:p>
            <text:p>GROUP BY e.nm_bairro;</text:p>
          </table:table-cell>
          <table:table-cell table:style-name="ce9" table:number-columns-repeated="20"/>
          <table:table-cell table:number-columns-repeated="998"/>
        </table:table-row>
        <table:table-row table:style-name="ro1">
          <table:table-cell table:style-name="ce2" office:value-type="float" office:value="783" calcext:value-type="float">
            <text:p>783</text:p>
          </table:table-cell>
          <table:table-cell table:style-name="ce4" office:value-type="string" calcext:value-type="string">
            <text:p>Em Salvador (BA), nos bairros cujo nome começa com “Jardim”, qual é a distância média das escolas com pátio coberto até os equipamentos Centro POP do município?</text:p>
          </table:table-cell>
          <table:table-cell table:style-name="ce8" table:content-validation-name="val1" office:value-type="string" calcext:value-type="string">
            <text:p>Bairro</text:p>
          </table:table-cell>
          <table:table-cell table:style-name="ce11" table:content-validation-name="val2" office:value-type="string" calcext:value-type="string">
            <text:p>Difícil</text:p>
          </table:table-cell>
          <table:table-cell table:style-name="ce5" table:content-validation-name="val3" office:value-type="string" calcext:value-type="string">
            <text:p>ST_Distance</text:p>
          </table:table-cell>
          <table:table-cell table:style-name="ce12" office:value-type="string" calcext:value-type="string">
            <text:p>SELECT e.nm_bairro,</text:p>
            <text:p>       AVG(ST_Distance(e.geometry::geography, cp.geometry::geography)) AS dist_media_m</text:p>
            <text:p>FROM public.centro_pop cp</text:p>
            <text:p>RIGHT JOIN public.escola e ON e.cd_mun = cp.cd_mun</text:p>
            <text:p>RIGHT JOIN public.microdados_ed_basica meb ON meb.cd_entidade = e.cd_entidade</text:p>
            <text:p>RIGHT JOIN public.municipio m ON m.cd_mun = e.cd_mun</text:p>
            <text:p>RIGHT JOIN public.unidade_federativa uf ON uf.cd_uf = m.cd_uf</text:p>
            <text:p>WHERE uf.nm_uf = 'Bahia'</text:p>
            <text:p>  AND m.nm_mun = 'Salvador'</text:p>
            <text:p>  AND e.nm_bairro ILIKE 'Jardim%'</text:p>
            <text:p>  AND meb.in_patio_coberto = 1</text:p>
            <text:p>  AND ST_Intersects(cp.geometry, m.geometry)</text:p>
            <text:p>  AND ST_Within(e.geometry, m.geometry)</text:p>
            <text:p>GROUP BY e.nm_bairro;</text:p>
          </table:table-cell>
          <table:table-cell table:style-name="ce9" table:number-columns-repeated="20"/>
          <table:table-cell table:number-columns-repeated="998"/>
        </table:table-row>
        <table:table-row table:style-name="ro1">
          <table:table-cell table:style-name="ce2" office:value-type="float" office:value="784" calcext:value-type="float">
            <text:p>784</text:p>
          </table:table-cell>
          <table:table-cell table:style-name="ce4" office:value-type="string" calcext:value-type="string">
            <text:p>Em Recife (PE), nos bairros cujo nome contém “Vila”, qual é a distância média das escolas que têm quadra de esportes até os CREAS situados a até 2.000 m?</text:p>
          </table:table-cell>
          <table:table-cell table:style-name="ce8" table:content-validation-name="val1" office:value-type="string" calcext:value-type="string">
            <text:p>Bairro</text:p>
          </table:table-cell>
          <table:table-cell table:style-name="ce11" table:content-validation-name="val2" office:value-type="string" calcext:value-type="string">
            <text:p>Difícil</text:p>
          </table:table-cell>
          <table:table-cell table:style-name="ce5" table:content-validation-name="val3" office:value-type="string" calcext:value-type="string">
            <text:p>ST_Distance</text:p>
          </table:table-cell>
          <table:table-cell table:style-name="ce12" office:value-type="string" calcext:value-type="string">
            <text:p>SELECT e.nm_bairro,</text:p>
            <text:p>       AVG(ST_Distance(e.geometry::geography, cr.geometry::geography)) AS dist_media_m</text:p>
            <text:p>FROM public.escola e</text:p>
            <text:p>JOIN public.microdados_ed_basica meb ON meb.cd_entidade = e.cd_entidade</text:p>
            <text:p>JOIN public.municipio m ON m.cd_mun = e.cd_mun</text:p>
            <text:p>JOIN public.unidade_federativa uf ON uf.cd_uf = m.cd_uf</text:p>
            <text:p>JOIN public.creas cr ON cr.cd_mun = m.cd_mun</text:p>
            <text:p>WHERE uf.nm_uf = 'Pernambuco'</text:p>
            <text:p>  AND m.nm_mun = 'Recife'</text:p>
            <text:p>  AND e.nm_bairro ILIKE '%Vila%'</text:p>
            <text:p>  AND meb.in_quadra_esportes = 1</text:p>
            <text:p>  AND ST_Within(e.geometry, m.geometry)</text:p>
            <text:p>  AND ST_DWithin(e.geometry::geography, cr.geometry::geography, 2000)</text:p>
            <text:p>GROUP BY e.nm_bairro;</text:p>
          </table:table-cell>
          <table:table-cell table:style-name="ce9" table:number-columns-repeated="20"/>
          <table:table-cell table:number-columns-repeated="998"/>
        </table:table-row>
        <table:table-row table:style-name="ro1">
          <table:table-cell table:style-name="ce2" office:value-type="float" office:value="785" calcext:value-type="float">
            <text:p>785</text:p>
          </table:table-cell>
          <table:table-cell table:style-name="ce4" office:value-type="string" calcext:value-type="string">
            <text:p>Em Porto Alegre (RS), nos bairros cujo nome começa com “Petr”, qual é a distância média das escolas com internet banda larga até as bibliotecas do município?</text:p>
          </table:table-cell>
          <table:table-cell table:style-name="ce8" table:content-validation-name="val1" office:value-type="string" calcext:value-type="string">
            <text:p>Bairro</text:p>
          </table:table-cell>
          <table:table-cell table:style-name="ce11" table:content-validation-name="val2" office:value-type="string" calcext:value-type="string">
            <text:p>Difícil</text:p>
          </table:table-cell>
          <table:table-cell table:style-name="ce5" table:content-validation-name="val3" office:value-type="string" calcext:value-type="string">
            <text:p>ST_Distance</text:p>
          </table:table-cell>
          <table:table-cell table:style-name="ce12" office:value-type="string" calcext:value-type="string">
            <text:p>SELECT e.nm_bairro,</text:p>
            <text:p>       AVG(ST_Distance(e.geometry::geography, b.geometry::geography)) AS dist_media_m</text:p>
            <text:p>FROM public.escola e</text:p>
            <text:p>FULL OUTER JOIN public.microdados_ed_basica meb ON meb.cd_entidade = e.cd_entidade</text:p>
            <text:p>JOIN public.municipio m ON m.cd_mun = e.cd_mun</text:p>
            <text:p>JOIN public.unidade_federativa uf ON uf.cd_uf = m.cd_uf</text:p>
            <text:p>JOIN public.biblioteca b ON b.cd_mun = m.cd_mun</text:p>
            <text:p>WHERE uf.nm_uf = 'Rio Grande do Sul'</text:p>
            <text:p>  AND m.nm_mun = 'Porto Alegre'</text:p>
            <text:p>  AND e.nm_bairro ILIKE 'Petr%'</text:p>
            <text:p>  AND meb.in_internet = 1</text:p>
            <text:p>  AND meb.in_banda_larga = 1</text:p>
            <text:p>  AND ST_Within(e.geometry, m.geometry)</text:p>
            <text:p>GROUP BY e.nm_bairro;</text:p>
          </table:table-cell>
          <table:table-cell table:style-name="ce9" table:number-columns-repeated="20"/>
          <table:table-cell table:number-columns-repeated="998"/>
        </table:table-row>
        <table:table-row table:style-name="ro1">
          <table:table-cell table:style-name="ce2" office:value-type="float" office:value="786" calcext:value-type="float">
            <text:p>786</text:p>
          </table:table-cell>
          <table:table-cell table:style-name="ce4" office:value-type="string" calcext:value-type="string">
            <text:p>No Rio de Janeiro (RJ), nos bairros cujo nome contém “Copac”, quantas escolas com sala de leitura estão dentro de setores censitários que também cruzam limites de distritos?</text:p>
          </table:table-cell>
          <table:table-cell table:style-name="ce8" table:content-validation-name="val1" office:value-type="string" calcext:value-type="string">
            <text:p>Bairro</text:p>
          </table:table-cell>
          <table:table-cell table:style-name="ce11" table:content-validation-name="val2" office:value-type="string" calcext:value-type="string">
            <text:p>Difícil</text:p>
          </table:table-cell>
          <table:table-cell table:style-name="ce5" table:content-validation-name="val3" office:value-type="string" calcext:value-type="string">
            <text:p>ST_Within</text:p>
          </table:table-cell>
          <table:table-cell table:style-name="ce12" office:value-type="string" calcext:value-type="string">
            <text:p>SELECT e.nm_bairro, COUNT(DISTINCT e.cd_entidade) AS total_sala_leitura</text:p>
            <text:p>FROM public.escola e</text:p>
            <text:p>INNER JOIN public.microdados_ed_basica meb ON meb.cd_entidade = e.cd_entidade</text:p>
            <text:p>INNER JOIN public.municipio m ON m.cd_mun = e.cd_mun</text:p>
            <text:p>INNER JOIN public.unidade_federativa uf ON uf.cd_uf = m.cd_uf</text:p>
            <text:p>INNER JOIN public.setor s ON s.cd_mun = m.cd_mun AND ST_Within(e.geometry, s.geometry)</text:p>
            <text:p>INNER JOIN public.distrito d ON d.cd_mun = m.cd_mun</text:p>
            <text:p>WHERE uf.nm_uf = 'Rio de Janeiro'</text:p>
            <text:p>  AND m.nm_mun = 'Rio de Janeiro'</text:p>
            <text:p>  AND e.nm_bairro ILIKE '%Copac%'</text:p>
            <text:p>  AND meb.in_sala_leitura = 1</text:p>
            <text:p>  AND ST_Intersects(s.geometry, d.geometry)</text:p>
            <text:p>  AND ST_Within(e.geometry, m.geometry)</text:p>
            <text:p>GROUP BY e.nm_bairro;</text:p>
          </table:table-cell>
          <table:table-cell table:style-name="ce9" table:number-columns-repeated="20"/>
          <table:table-cell table:number-columns-repeated="998"/>
        </table:table-row>
        <table:table-row table:style-name="ro1">
          <table:table-cell table:style-name="ce2" office:value-type="float" office:value="787" calcext:value-type="float">
            <text:p>787</text:p>
          </table:table-cell>
          <table:table-cell table:style-name="ce4" office:value-type="string" calcext:value-type="string">
            <text:p>Em Fortaleza (CE), nos bairros cujo nome contém “Alde”, quantas escolas com banheiro para pessoas com deficiência estão dentro dos distritos e a até 1.500 m de um CRAS?</text:p>
          </table:table-cell>
          <table:table-cell table:style-name="ce8" table:content-validation-name="val1" office:value-type="string" calcext:value-type="string">
            <text:p>Bairro</text:p>
          </table:table-cell>
          <table:table-cell table:style-name="ce11" table:content-validation-name="val2" office:value-type="string" calcext:value-type="string">
            <text:p>Difícil</text:p>
          </table:table-cell>
          <table:table-cell table:style-name="ce5" table:content-validation-name="val3" office:value-type="string" calcext:value-type="string">
            <text:p>ST_Within</text:p>
          </table:table-cell>
          <table:table-cell table:style-name="ce12" office:value-type="string" calcext:value-type="string">
            <text:p>SELECT e.nm_bairro, COUNT(DISTINCT e.cd_entidade) AS total_banheiro_pne</text:p>
            <text:p>FROM public.escola e</text:p>
            <text:p>LEFT JOIN public.microdados_ed_basica meb ON meb.cd_entidade = e.cd_entidade</text:p>
            <text:p>LEFT JOIN public.municipio m ON m.cd_mun = e.cd_mun</text:p>
            <text:p>LEFT JOIN public.unidade_federativa uf ON uf.cd_uf = m.cd_uf</text:p>
            <text:p>LEFT JOIN public.distrito d ON d.cd_mun = m.cd_mun AND ST_Within(e.geometry, d.geometry)</text:p>
            <text:p>LEFT JOIN public.cras c ON c.cd_mun = m.cd_mun</text:p>
            <text:p>WHERE uf.nm_uf = 'Ceará'</text:p>
            <text:p>  AND m.nm_mun = 'Fortaleza'</text:p>
            <text:p>  AND e.nm_bairro ILIKE '%Alde%'</text:p>
            <text:p>  AND meb.in_banheiro_pne = 1</text:p>
            <text:p>  AND ST_DWithin(e.geometry::geography, c.geometry::geography, 1500)</text:p>
            <text:p>  AND ST_Within(e.geometry, m.geometry)</text:p>
            <text:p>GROUP BY e.nm_bairro;</text:p>
          </table:table-cell>
          <table:table-cell table:style-name="ce9" table:number-columns-repeated="20"/>
          <table:table-cell table:number-columns-repeated="998"/>
        </table:table-row>
        <table:table-row table:style-name="ro1">
          <table:table-cell table:style-name="ce2" office:value-type="float" office:value="788" calcext:value-type="float">
            <text:p>788</text:p>
          </table:table-cell>
          <table:table-cell table:style-name="ce4" office:value-type="string" calcext:value-type="string">
            <text:p>No Recife (PE), nos bairros cujo nome começa com “Casa A”, qual é a distância média até os CREAS para as escolas que ficam dentro de subdistritos que também cruzam setores?</text:p>
          </table:table-cell>
          <table:table-cell table:style-name="ce8" table:content-validation-name="val1" office:value-type="string" calcext:value-type="string">
            <text:p>Bairro</text:p>
          </table:table-cell>
          <table:table-cell table:style-name="ce11" table:content-validation-name="val2" office:value-type="string" calcext:value-type="string">
            <text:p>Difícil</text:p>
          </table:table-cell>
          <table:table-cell table:style-name="ce5" table:content-validation-name="val3" office:value-type="string" calcext:value-type="string">
            <text:p>ST_Within</text:p>
          </table:table-cell>
          <table:table-cell table:style-name="ce12" office:value-type="string" calcext:value-type="string">
            <text:p>SELECT e.nm_bairro,</text:p>
            <text:p>       AVG(ST_Distance(e.geometry::geography, cr.geometry::geography)) AS dist_media_m</text:p>
            <text:p>FROM public.subdistrito sd</text:p>
            <text:p>RIGHT JOIN public.escola e ON e.cd_mun = sd.cd_mun</text:p>
            <text:p>RIGHT JOIN public.microdados_ed_basica meb ON meb.cd_entidade = e.cd_entidade</text:p>
            <text:p>RIGHT JOIN public.municipio m ON m.cd_mun = e.cd_mun</text:p>
            <text:p>RIGHT JOIN public.unidade_federativa uf ON uf.cd_uf = m.cd_uf</text:p>
            <text:p>RIGHT JOIN public.setor s ON s.cd_mun = m.cd_mun</text:p>
            <text:p>RIGHT JOIN public.creas cr ON cr.cd_mun = m.cd_mun</text:p>
            <text:p>WHERE uf.nm_uf = 'Pernambuco'</text:p>
            <text:p>  AND m.nm_mun = 'Recife'</text:p>
            <text:p>  AND e.nm_bairro ILIKE 'Casa A%'</text:p>
            <text:p>  AND ST_Within(e.geometry, sd.geometry)</text:p>
            <text:p>  AND ST_Intersects(sd.geometry, s.geometry)</text:p>
            <text:p>  AND ST_Within(e.geometry, m.geometry)</text:p>
            <text:p>GROUP BY e.nm_bairro;</text:p>
          </table:table-cell>
          <table:table-cell table:style-name="ce9" table:number-columns-repeated="20"/>
          <table:table-cell table:number-columns-repeated="998"/>
        </table:table-row>
        <table:table-row table:style-name="ro1">
          <table:table-cell table:style-name="ce2" office:value-type="float" office:value="789" calcext:value-type="float">
            <text:p>789</text:p>
          </table:table-cell>
          <table:table-cell table:style-name="ce4" office:value-type="string" calcext:value-type="string">
            <text:p>Em Manaus (AM), nos bairros cujo nome contém “Nova”, quantas escolas com internet banda larga estão dentro de setores que, por sua vez, estão dentro do município?</text:p>
          </table:table-cell>
          <table:table-cell table:style-name="ce8" table:content-validation-name="val1" office:value-type="string" calcext:value-type="string">
            <text:p>Bairro</text:p>
          </table:table-cell>
          <table:table-cell table:style-name="ce11" table:content-validation-name="val2" office:value-type="string" calcext:value-type="string">
            <text:p>Difícil</text:p>
          </table:table-cell>
          <table:table-cell table:style-name="ce5" table:content-validation-name="val3" office:value-type="string" calcext:value-type="string">
            <text:p>ST_Within</text:p>
          </table:table-cell>
          <table:table-cell table:style-name="ce12" office:value-type="string" calcext:value-type="string">
            <text:p>SELECT e.nm_bairro, COUNT(DISTINCT e.cd_entidade) AS total_banda_larga</text:p>
            <text:p>FROM public.escola e</text:p>
            <text:p>JOIN public.microdados_ed_basica meb ON meb.cd_entidade = e.cd_entidade</text:p>
            <text:p>JOIN public.municipio m ON m.cd_mun = e.cd_mun</text:p>
            <text:p>JOIN public.unidade_federativa uf ON uf.cd_uf = m.cd_uf</text:p>
            <text:p>JOIN public.setor s ON s.cd_mun = m.cd_mun</text:p>
            <text:p>WHERE uf.nm_uf = 'Amazonas'</text:p>
            <text:p>  AND m.nm_mun = 'Manaus'</text:p>
            <text:p>  AND e.nm_bairro ILIKE '%Nova%'</text:p>
            <text:p>  AND meb.in_internet = 1</text:p>
            <text:p>  AND meb.in_banda_larga = 1</text:p>
            <text:p>  AND ST_Within(e.geometry, s.geometry)</text:p>
            <text:p>  AND ST_Within(s.geometry, m.geometry)</text:p>
            <text:p>GROUP BY e.nm_bairro;</text:p>
          </table:table-cell>
          <table:table-cell table:style-name="ce9" table:number-columns-repeated="20"/>
          <table:table-cell table:number-columns-repeated="998"/>
        </table:table-row>
        <table:table-row table:style-name="ro1">
          <table:table-cell table:style-name="ce2" office:value-type="float" office:value="790" calcext:value-type="float">
            <text:p>790</text:p>
          </table:table-cell>
          <table:table-cell table:style-name="ce4" office:value-type="string" calcext:value-type="string">
            <text:p>Em Porto Alegre (RS), nos bairros cujo nome começa com “Petr”, quantas escolas com quadra de esportes ficam dentro de distritos ou dentro de setores que também se cruzam entre si?</text:p>
          </table:table-cell>
          <table:table-cell table:style-name="ce8" table:content-validation-name="val1" office:value-type="string" calcext:value-type="string">
            <text:p>Bairro</text:p>
          </table:table-cell>
          <table:table-cell table:style-name="ce11" table:content-validation-name="val2" office:value-type="string" calcext:value-type="string">
            <text:p>Difícil</text:p>
          </table:table-cell>
          <table:table-cell table:style-name="ce5" table:content-validation-name="val3" office:value-type="string" calcext:value-type="string">
            <text:p>ST_Within</text:p>
          </table:table-cell>
          <table:table-cell table:style-name="ce12" office:value-type="string" calcext:value-type="string">
            <text:p>SELECT e.nm_bairro, COUNT(DISTINCT e.cd_entidade) AS total_quadra</text:p>
            <text:p>FROM public.escola e</text:p>
            <text:p>FULL OUTER JOIN public.microdados_ed_basica meb ON meb.cd_entidade = e.cd_entidade</text:p>
            <text:p>FULL OUTER JOIN public.municipio m ON m.cd_mun = e.cd_mun</text:p>
            <text:p>FULL OUTER JOIN public.unidade_federativa uf ON uf.cd_uf = m.cd_uf</text:p>
            <text:p>FULL OUTER JOIN public.distrito d ON d.cd_mun = m.cd_mun</text:p>
            <text:p>FULL OUTER JOIN public.setor s ON s.cd_mun = m.cd_mun</text:p>
            <text:p>WHERE uf.nm_uf = 'Rio Grande do Sul'</text:p>
            <text:p>  AND m.nm_mun = 'Porto Alegre'</text:p>
            <text:p>  AND e.nm_bairro ILIKE 'Petr%'</text:p>
            <text:p>  AND meb.in_quadra_esportes = 1</text:p>
            <text:p>  AND (ST_Within(e.geometry, d.geometry) OR ST_Within(e.geometry, s.geometry))</text:p>
            <text:p>  AND ST_Intersects(d.geometry, s.geometry)</text:p>
            <text:p>  AND ST_Within(e.geometry, m.geometry)</text:p>
            <text:p>GROUP BY e.nm_bairro;</text:p>
          </table:table-cell>
          <table:table-cell table:style-name="ce9" table:number-columns-repeated="20"/>
          <table:table-cell table:number-columns-repeated="998"/>
        </table:table-row>
        <table:table-row table:style-name="ro1">
          <table:table-cell table:style-name="ce2" office:value-type="float" office:value="791" calcext:value-type="float">
            <text:p>791</text:p>
          </table:table-cell>
          <table:table-cell table:style-name="ce4" office:value-type="string" calcext:value-type="string">
            <text:p>Em São Luís (MA), nos bairros cujo nome começa com “Coh”, quantas escolas com biblioteca ficam em setores que se sobrepõem a distritos, e qual a área total dessa sobreposição?</text:p>
          </table:table-cell>
          <table:table-cell table:style-name="ce8" table:content-validation-name="val1" office:value-type="string" calcext:value-type="string">
            <text:p>Bairro</text:p>
          </table:table-cell>
          <table:table-cell table:style-name="ce11" table:content-validation-name="val2" office:value-type="string" calcext:value-type="string">
            <text:p>Difícil</text:p>
          </table:table-cell>
          <table:table-cell table:style-name="ce5" table:content-validation-name="val3" office:value-type="string" calcext:value-type="string">
            <text:p>ST_Intersection</text:p>
          </table:table-cell>
          <table:table-cell table:style-name="ce12" office:value-type="string" calcext:value-type="string">
            <text:p>SELECT</text:p>
            <text:p>  e.nm_bairro,</text:p>
            <text:p>  COUNT(DISTINCT e.cd_entidade) AS total_escolas_biblioteca,</text:p>
            <text:p>  SUM(</text:p>
            <text:p>    CASE</text:p>
            <text:p>      WHEN ST_Intersects(s.geometry, d.geometry)</text:p>
            <text:p>      THEN ST_Area(ST_Intersection(s.geometry, d.geometry)::geography)</text:p>
            <text:p>      ELSE 0</text:p>
            <text:p>    END</text:p>
            <text:p>  ) AS area_sobreposicao_m2</text:p>
            <text:p>FROM public.escola e</text:p>
            <text:p>INNER JOIN public.microdados_ed_basica meb ON meb.cd_entidade = e.cd_entidade</text:p>
            <text:p>INNER JOIN public.municipio m ON m.cd_mun = e.cd_mun</text:p>
            <text:p>INNER JOIN public.unidade_federativa uf ON uf.cd_uf = m.cd_uf</text:p>
            <text:p>INNER JOIN public.setor s ON s.cd_mun = m.cd_mun AND ST_Contains(s.geometry, e.geometry)</text:p>
            <text:p>INNER JOIN public.distrito d ON d.cd_mun = m.cd_mun</text:p>
            <text:p>WHERE uf.nm_uf = 'Maranhão'</text:p>
            <text:p>  AND m.nm_mun = 'São Luís'</text:p>
            <text:p>  AND e.nm_bairro ILIKE 'Coh%'</text:p>
            <text:p>  AND meb.in_biblioteca = 1</text:p>
            <text:p>  AND ST_Within(e.geometry, m.geometry)</text:p>
            <text:p>GROUP BY e.nm_bairro;</text:p>
          </table:table-cell>
          <table:table-cell table:style-name="ce9" table:number-columns-repeated="20"/>
          <table:table-cell table:number-columns-repeated="998"/>
        </table:table-row>
        <table:table-row table:style-name="ro1">
          <table:table-cell table:style-name="ce2" office:value-type="float" office:value="792" calcext:value-type="float">
            <text:p>792</text:p>
          </table:table-cell>
          <table:table-cell table:style-name="ce4" office:value-type="string" calcext:value-type="string">
            <text:p>Em Goiânia (GO), nos bairros que contêm “Bueno”, quantas escolas com laboratório de informática estão em áreas onde setores e subdistritos se sobrepõem, e qual a média de distância até bibliotecas a até 3.000 m?</text:p>
          </table:table-cell>
          <table:table-cell table:style-name="ce8" table:content-validation-name="val1" office:value-type="string" calcext:value-type="string">
            <text:p>Bairro</text:p>
          </table:table-cell>
          <table:table-cell table:style-name="ce11" table:content-validation-name="val2" office:value-type="string" calcext:value-type="string">
            <text:p>Difícil</text:p>
          </table:table-cell>
          <table:table-cell table:style-name="ce5" table:content-validation-name="val3" office:value-type="string" calcext:value-type="string">
            <text:p>ST_Intersection</text:p>
          </table:table-cell>
          <table:table-cell table:style-name="ce12" office:value-type="string" calcext:value-type="string">
            <text:p>SELECT</text:p>
            <text:p>  e.nm_bairro,</text:p>
            <text:p>  COUNT(DISTINCT e.cd_entidade) AS total_lab_info,</text:p>
            <text:p>  AVG(ST_Distance(e.geometry::geography, b.geometry::geography)) AS dist_media_biblio_m</text:p>
            <text:p>FROM public.escola e</text:p>
            <text:p>LEFT JOIN public.microdados_ed_basica meb ON meb.cd_entidade = e.cd_entidade</text:p>
            <text:p>LEFT JOIN public.municipio m ON m.cd_mun = e.cd_mun</text:p>
            <text:p>LEFT JOIN public.unidade_federativa uf ON uf.cd_uf = m.cd_uf</text:p>
            <text:p>LEFT JOIN public.setor s ON s.cd_mun = m.cd_mun</text:p>
            <text:p>  AND ST_Contains(s.geometry, e.geometry)</text:p>
            <text:p>LEFT JOIN public.subdistrito sd ON sd.cd_mun = m.cd_mun</text:p>
            <text:p>  AND ST_Intersects(ST_Intersection(s.geometry, sd.geometry), s.geometry)</text:p>
            <text:p>LEFT JOIN public.biblioteca b ON b.cd_mun = m.cd_mun</text:p>
            <text:p>  AND ST_DWithin(e.geometry::geography, b.geometry::geography, 3000)</text:p>
            <text:p>WHERE uf.nm_uf = 'Goiás'</text:p>
            <text:p>  AND m.nm_mun = 'Goiânia'</text:p>
            <text:p>  AND e.nm_bairro ILIKE '%Bueno%'</text:p>
            <text:p>  AND meb.in_laboratorio_informatica = 1</text:p>
            <text:p>  AND ST_Within(e.geometry, m.geometry)</text:p>
            <text:p>GROUP BY e.nm_bairro;</text:p>
          </table:table-cell>
          <table:table-cell table:style-name="ce9" table:number-columns-repeated="20"/>
          <table:table-cell table:number-columns-repeated="998"/>
        </table:table-row>
        <table:table-row table:style-name="ro1">
          <table:table-cell table:style-name="ce2" office:value-type="float" office:value="793" calcext:value-type="float">
            <text:p>793</text:p>
          </table:table-cell>
          <table:table-cell table:style-name="ce4" office:value-type="string" calcext:value-type="string">
            <text:p>Em Belém (PA), nos bairros cujo nome começa com “Cond”, quantas escolas com quadra de esportes estão contidas em setores que têm sobreposição com distritos do município?</text:p>
          </table:table-cell>
          <table:table-cell table:style-name="ce8" table:content-validation-name="val1" office:value-type="string" calcext:value-type="string">
            <text:p>Bairro</text:p>
          </table:table-cell>
          <table:table-cell table:style-name="ce11" table:content-validation-name="val2" office:value-type="string" calcext:value-type="string">
            <text:p>Difícil</text:p>
          </table:table-cell>
          <table:table-cell table:style-name="ce5" table:content-validation-name="val3" office:value-type="string" calcext:value-type="string">
            <text:p>ST_Intersection</text:p>
          </table:table-cell>
          <table:table-cell table:style-name="ce12" office:value-type="string" calcext:value-type="string">
            <text:p>SELECT</text:p>
            <text:p>  e.nm_bairro,</text:p>
            <text:p>  COUNT(DISTINCT e.cd_entidade) AS total_quadra</text:p>
            <text:p>FROM public.setor s</text:p>
            <text:p>RIGHT JOIN public.escola e ON e.cd_mun = s.cd_mun AND ST_Contains(s.geometry, e.geometry)</text:p>
            <text:p>RIGHT JOIN public.microdados_ed_basica meb ON meb.cd_entidade = e.cd_entidade</text:p>
            <text:p>RIGHT JOIN public.municipio m ON m.cd_mun = e.cd_mun</text:p>
            <text:p>RIGHT JOIN public.unidade_federativa uf ON uf.cd_uf = m.cd_uf</text:p>
            <text:p>RIGHT JOIN public.distrito d ON d.cd_mun = m.cd_mun</text:p>
            <text:p>WHERE uf.nm_uf = 'Pará'</text:p>
            <text:p>  AND m.nm_mun = 'Belém'</text:p>
            <text:p>  AND e.nm_bairro ILIKE 'Cond%'</text:p>
            <text:p>  AND meb.in_quadra_esportes = 1</text:p>
            <text:p>  AND ST_Intersects(ST_Intersection(s.geometry, d.geometry), d.geometry)</text:p>
            <text:p>  AND ST_Within(e.geometry, m.geometry)</text:p>
            <text:p>GROUP BY e.nm_bairro;</text:p>
          </table:table-cell>
          <table:table-cell table:style-name="ce9" table:number-columns-repeated="20"/>
          <table:table-cell table:number-columns-repeated="998"/>
        </table:table-row>
        <table:table-row table:style-name="ro1">
          <table:table-cell table:style-name="ce2" office:value-type="float" office:value="794" calcext:value-type="float">
            <text:p>794</text:p>
          </table:table-cell>
          <table:table-cell table:style-name="ce4" office:value-type="string" calcext:value-type="string">
            <text:p>Em Florianópolis (SC), nos bairros cujo nome começa com “Ingl”, quantas escolas com internet banda larga ficam em áreas de setores que se sobrepõem a distritos e estão a até 2.000 m de um CRAS?</text:p>
          </table:table-cell>
          <table:table-cell table:style-name="ce8" table:content-validation-name="val1" office:value-type="string" calcext:value-type="string">
            <text:p>Bairro</text:p>
          </table:table-cell>
          <table:table-cell table:style-name="ce11" table:content-validation-name="val2" office:value-type="string" calcext:value-type="string">
            <text:p>Difícil</text:p>
          </table:table-cell>
          <table:table-cell table:style-name="ce5" table:content-validation-name="val3" office:value-type="string" calcext:value-type="string">
            <text:p>ST_Intersection</text:p>
          </table:table-cell>
          <table:table-cell table:style-name="ce12" office:value-type="string" calcext:value-type="string">
            <text:p>SELECT</text:p>
            <text:p>  e.nm_bairro,</text:p>
            <text:p>  COUNT(DISTINCT e.cd_entidade) AS total_banda_larga</text:p>
            <text:p>FROM public.escola e</text:p>
            <text:p>JOIN public.microdados_ed_basica meb ON meb.cd_entidade = e.cd_entidade</text:p>
            <text:p>JOIN public.municipio m ON m.cd_mun = e.cd_mun</text:p>
            <text:p>JOIN public.unidade_federativa uf ON uf.cd_uf = m.cd_uf</text:p>
            <text:p>JOIN public.setor s ON s.cd_mun = m.cd_mun</text:p>
            <text:p>JOIN public.distrito d ON d.cd_mun = m.cd_mun</text:p>
            <text:p>JOIN public.cras c ON c.cd_mun = m.cd_mun</text:p>
            <text:p>WHERE uf.nm_uf = 'Santa Catarina'</text:p>
            <text:p>  AND m.nm_mun = 'Florianópolis'</text:p>
            <text:p>  AND e.nm_bairro ILIKE 'Ingl%'</text:p>
            <text:p>  AND meb.in_internet = 1</text:p>
            <text:p>  AND meb.in_banda_larga = 1</text:p>
            <text:p>  AND ST_Contains(s.geometry, e.geometry)</text:p>
            <text:p>  AND ST_Intersects(ST_Intersection(s.geometry, d.geometry), s.geometry)</text:p>
            <text:p>  AND ST_DWithin(e.geometry::geography, c.geometry::geography, 2000)</text:p>
            <text:p>  AND ST_Within(e.geometry, m.geometry)</text:p>
            <text:p>GROUP BY e.nm_bairro;</text:p>
          </table:table-cell>
          <table:table-cell table:style-name="ce9" table:number-columns-repeated="20"/>
          <table:table-cell table:number-columns-repeated="998"/>
        </table:table-row>
        <table:table-row table:style-name="ro1">
          <table:table-cell table:style-name="ce2" office:value-type="float" office:value="795" calcext:value-type="float">
            <text:p>795</text:p>
          </table:table-cell>
          <table:table-cell table:style-name="ce4" office:value-type="string" calcext:value-type="string">
            <text:p>Em Campinas (SP), nos bairros que contêm “Taqu”, quantas escolas com sala de música estão em distritos ou setores que têm sobreposição entre si, e qual a soma da área dessa sobreposição?</text:p>
          </table:table-cell>
          <table:table-cell table:style-name="ce8" table:content-validation-name="val1" office:value-type="string" calcext:value-type="string">
            <text:p>Bairro</text:p>
          </table:table-cell>
          <table:table-cell table:style-name="ce11" table:content-validation-name="val2" office:value-type="string" calcext:value-type="string">
            <text:p>Difícil</text:p>
          </table:table-cell>
          <table:table-cell table:style-name="ce5" table:content-validation-name="val3" office:value-type="string" calcext:value-type="string">
            <text:p>ST_Intersection</text:p>
          </table:table-cell>
          <table:table-cell table:style-name="ce12" office:value-type="string" calcext:value-type="string">
            <text:p>SELECT</text:p>
            <text:p>  e.nm_bairro,</text:p>
            <text:p>  COUNT(DISTINCT e.cd_entidade) AS total_sala_musica,</text:p>
            <text:p>  SUM(</text:p>
            <text:p>    CASE</text:p>
            <text:p>      WHEN d.geometry IS NOT NULL AND s.geometry IS NOT NULL AND ST_Intersects(d.geometry, s.geometry)</text:p>
            <text:p>      THEN ST_Area(ST_Intersection(d.geometry, s.geometry)::geography)</text:p>
            <text:p>      ELSE 0</text:p>
            <text:p>    END</text:p>
            <text:p>  ) AS area_sobreposicao_m2</text:p>
            <text:p>FROM public.escola e</text:p>
            <text:p>FULL OUTER JOIN public.microdados_ed_basica meb ON meb.cd_entidade = e.cd_entidade</text:p>
            <text:p>FULL OUTER JOIN public.municipio m ON m.cd_mun = e.cd_mun</text:p>
            <text:p>FULL OUTER JOIN public.unidade_federativa uf ON uf.cd_uf = m.cd_uf</text:p>
            <text:p>FULL OUTER JOIN public.distrito d ON d.cd_mun = m.cd_mun</text:p>
            <text:p>FULL OUTER JOIN public.setor s ON s.cd_mun = m.cd_mun</text:p>
            <text:p>WHERE uf.nm_uf = 'São Paulo'</text:p>
            <text:p>  AND m.nm_mun = 'Campinas'</text:p>
            <text:p>  AND e.nm_bairro ILIKE '%Taqu%'</text:p>
            <text:p>  AND meb.in_sala_musica_coral = 1</text:p>
            <text:p>  AND (ST_Contains(d.geometry, e.geometry) OR ST_Contains(s.geometry, e.geometry))</text:p>
            <text:p>  AND ST_Within(e.geometry, m.geometry)</text:p>
            <text:p>GROUP BY e.nm_bairro;</text:p>
          </table:table-cell>
          <table:table-cell table:style-name="ce9" table:number-columns-repeated="20"/>
          <table:table-cell table:number-columns-repeated="998"/>
        </table:table-row>
        <table:table-row table:style-name="ro1">
          <table:table-cell table:style-name="ce2" office:value-type="float" office:value="796" calcext:value-type="float">
            <text:p>796</text:p>
          </table:table-cell>
          <table:table-cell table:style-name="ce4" office:value-type="string" calcext:value-type="string">
            <text:p>Em Natal (RN), nos bairros cujo nome começa com “Ponta”, quantas escolas com biblioteca têm área de atendimento de 1.000 m ao redor que alcança algum CRAS do município?</text:p>
          </table:table-cell>
          <table:table-cell table:style-name="ce8" table:content-validation-name="val1" office:value-type="string" calcext:value-type="string">
            <text:p>Bairro</text:p>
          </table:table-cell>
          <table:table-cell table:style-name="ce11" table:content-validation-name="val2" office:value-type="string" calcext:value-type="string">
            <text:p>Difícil</text:p>
          </table:table-cell>
          <table:table-cell table:style-name="ce5" table:content-validation-name="val3" office:value-type="string" calcext:value-type="string">
            <text:p>ST_Buffer</text:p>
          </table:table-cell>
          <table:table-cell table:style-name="ce12" office:value-type="string" calcext:value-type="string">
            <text:p>SELECT e.nm_bairro,</text:p>
            <text:p>       COUNT(DISTINCT e.cd_entidade) AS total_escolas_alcancam_cras</text:p>
            <text:p>FROM public.escola e</text:p>
            <text:p>INNER JOIN public.microdados_ed_basica meb ON meb.cd_entidade = e.cd_entidade</text:p>
            <text:p>INNER JOIN public.municipio m ON m.cd_mun = e.cd_mun</text:p>
            <text:p>INNER JOIN public.unidade_federativa uf ON uf.cd_uf = m.cd_uf</text:p>
            <text:p>INNER JOIN public.cras c ON c.cd_mun = m.cd_mun</text:p>
            <text:p>WHERE uf.nm_uf = 'Rio Grande do Norte'</text:p>
            <text:p>  AND m.nm_mun = 'Natal'</text:p>
            <text:p>  AND e.nm_bairro ILIKE 'Ponta%'</text:p>
            <text:p>  AND meb.in_biblioteca = 1</text:p>
            <text:p>  AND ST_Intersects( ST_Buffer(e.geometry::geography, 1000), c.geometry::geography )</text:p>
            <text:p>  AND ST_Within(e.geometry, m.geometry)</text:p>
            <text:p>GROUP BY e.nm_bairro;</text:p>
          </table:table-cell>
          <table:table-cell table:style-name="ce9" table:number-columns-repeated="20"/>
          <table:table-cell table:number-columns-repeated="998"/>
        </table:table-row>
        <table:table-row table:style-name="ro1">
          <table:table-cell table:style-name="ce2" office:value-type="float" office:value="797" calcext:value-type="float">
            <text:p>797</text:p>
          </table:table-cell>
          <table:table-cell table:style-name="ce4" office:value-type="string" calcext:value-type="string">
            <text:p>Em Goiânia (GO), nos bairros que contêm “Bueno”, qual é a distância média das escolas com laboratório de informática até bibliotecas atingidas por uma área de 1.500 m ao redor da escola?</text:p>
          </table:table-cell>
          <table:table-cell table:style-name="ce8" table:content-validation-name="val1" office:value-type="string" calcext:value-type="string">
            <text:p>Bairro</text:p>
          </table:table-cell>
          <table:table-cell table:style-name="ce11" table:content-validation-name="val2" office:value-type="string" calcext:value-type="string">
            <text:p>Difícil</text:p>
          </table:table-cell>
          <table:table-cell table:style-name="ce5" table:content-validation-name="val3" office:value-type="string" calcext:value-type="string">
            <text:p>ST_Buffer</text:p>
          </table:table-cell>
          <table:table-cell table:style-name="ce12" office:value-type="string" calcext:value-type="string">
            <text:p>SELECT e.nm_bairro,</text:p>
            <text:p>       AVG(ST_Distance(e.geometry::geography, b.geometry::geography)) AS dist_media_bibliotecas_m</text:p>
            <text:p>FROM public.escola e</text:p>
            <text:p>LEFT JOIN public.microdados_ed_basica meb ON meb.cd_entidade = e.cd_entidade</text:p>
            <text:p>LEFT JOIN public.municipio m ON m.cd_mun = e.cd_mun</text:p>
            <text:p>LEFT JOIN public.unidade_federativa uf ON uf.cd_uf = m.cd_uf</text:p>
            <text:p>LEFT JOIN public.biblioteca b ON b.cd_mun = m.cd_mun</text:p>
            <text:p>WHERE uf.nm_uf = 'Goiás'</text:p>
            <text:p>  AND m.nm_mun = 'Goiânia'</text:p>
            <text:p>  AND e.nm_bairro ILIKE '%Bueno%'</text:p>
            <text:p>  AND meb.in_laboratorio_informatica = 1</text:p>
            <text:p>  AND ST_Intersects( ST_Buffer(e.geometry::geography, 1500), b.geometry::geography )</text:p>
            <text:p>  AND ST_Within(e.geometry, m.geometry)</text:p>
            <text:p>  AND ST_Within(b.geometry, m.geometry)</text:p>
            <text:p>GROUP BY e.nm_bairro;</text:p>
          </table:table-cell>
          <table:table-cell table:style-name="ce9" table:number-columns-repeated="20"/>
          <table:table-cell table:number-columns-repeated="998"/>
        </table:table-row>
        <table:table-row table:style-name="ro1">
          <table:table-cell table:style-name="ce2" office:value-type="float" office:value="798" calcext:value-type="float">
            <text:p>798</text:p>
          </table:table-cell>
          <table:table-cell table:style-name="ce4" office:value-type="string" calcext:value-type="string">
            <text:p>Em Porto Alegre (RS), nos bairros cujo nome começa com “Petr”, quantas escolas com internet banda larga estão cobertas por uma área de 800 m ao redor das bibliotecas do município?</text:p>
          </table:table-cell>
          <table:table-cell table:style-name="ce8" table:content-validation-name="val1" office:value-type="string" calcext:value-type="string">
            <text:p>Bairro</text:p>
          </table:table-cell>
          <table:table-cell table:style-name="ce11" table:content-validation-name="val2" office:value-type="string" calcext:value-type="string">
            <text:p>Difícil</text:p>
          </table:table-cell>
          <table:table-cell table:style-name="ce5" table:content-validation-name="val3" office:value-type="string" calcext:value-type="string">
            <text:p>ST_Buffer</text:p>
          </table:table-cell>
          <table:table-cell table:style-name="ce12" office:value-type="string" calcext:value-type="string">
            <text:p>SELECT e.nm_bairro,</text:p>
            <text:p>       COUNT(DISTINCT e.cd_entidade) AS total_escolas_cobertas_biblio</text:p>
            <text:p>FROM public.biblioteca b</text:p>
            <text:p>RIGHT JOIN public.municipio m ON m.cd_mun = b.cd_mun</text:p>
            <text:p>RIGHT JOIN public.unidade_federativa uf ON uf.cd_uf = m.cd_uf</text:p>
            <text:p>RIGHT JOIN public.escola e ON e.cd_mun = m.cd_mun</text:p>
            <text:p>RIGHT JOIN public.microdados_ed_basica meb ON meb.cd_entidade = e.cd_entidade</text:p>
            <text:p>WHERE uf.nm_uf = 'Rio Grande do Sul'</text:p>
            <text:p>  AND m.nm_mun = 'Porto Alegre'</text:p>
            <text:p>  AND e.nm_bairro ILIKE 'Petr%'</text:p>
            <text:p>  AND meb.in_internet = 1</text:p>
            <text:p>  AND meb.in_banda_larga = 1</text:p>
            <text:p>  AND ST_Intersects( ST_Buffer(b.geometry::geography, 800), e.geometry::geography )</text:p>
            <text:p>  AND ST_Within(e.geometry, m.geometry)</text:p>
            <text:p>GROUP BY e.nm_bairro;</text:p>
          </table:table-cell>
          <table:table-cell table:style-name="ce9" table:number-columns-repeated="20"/>
          <table:table-cell table:number-columns-repeated="998"/>
        </table:table-row>
        <table:table-row table:style-name="ro1">
          <table:table-cell table:style-name="ce2" office:value-type="float" office:value="799" calcext:value-type="float">
            <text:p>799</text:p>
          </table:table-cell>
          <table:table-cell table:style-name="ce4" office:value-type="string" calcext:value-type="string">
            <text:p>No Recife (PE), nos bairros cujo nome contém “Vila”, quantas escolas com quadra de esportes ficam em áreas de 2.000 m ao redor de unidades CREAS que também se cruzam com setores do município?</text:p>
          </table:table-cell>
          <table:table-cell table:style-name="ce8" table:content-validation-name="val1" office:value-type="string" calcext:value-type="string">
            <text:p>Bairro</text:p>
          </table:table-cell>
          <table:table-cell table:style-name="ce11" table:content-validation-name="val2" office:value-type="string" calcext:value-type="string">
            <text:p>Difícil</text:p>
          </table:table-cell>
          <table:table-cell table:style-name="ce5" table:content-validation-name="val3" office:value-type="string" calcext:value-type="string">
            <text:p>ST_Buffer</text:p>
          </table:table-cell>
          <table:table-cell table:style-name="ce12" office:value-type="string" calcext:value-type="string">
            <text:p>SELECT e.nm_bairro,</text:p>
            <text:p>       COUNT(DISTINCT e.cd_entidade) AS total_quadra_em_area_creas</text:p>
            <text:p>FROM public.escola e</text:p>
            <text:p>JOIN public.microdados_ed_basica meb ON meb.cd_entidade = e.cd_entidade</text:p>
            <text:p>JOIN public.municipio m ON m.cd_mun = e.cd_mun</text:p>
            <text:p>JOIN public.unidade_federativa uf ON uf.cd_uf = m.cd_uf</text:p>
            <text:p>JOIN public.creas cr ON cr.cd_mun = m.cd_mun</text:p>
            <text:p>JOIN public.setor s ON s.cd_mun = m.cd_mun</text:p>
            <text:p>WHERE uf.nm_uf = 'Pernambuco'</text:p>
            <text:p>  AND m.nm_mun = 'Recife'</text:p>
            <text:p>  AND e.nm_bairro ILIKE '%Vila%'</text:p>
            <text:p>  AND meb.in_quadra_esportes = 1</text:p>
            <text:p>  AND ST_Intersects( ST_Buffer(cr.geometry::geography, 2000), e.geometry::geography )</text:p>
            <text:p>  AND ST_Intersects( ST_Buffer(cr.geometry::geography, 2000), s.geometry::geography )</text:p>
            <text:p>  AND ST_Within(e.geometry, m.geometry)</text:p>
            <text:p>GROUP BY e.nm_bairro;</text:p>
            <text:p/>
          </table:table-cell>
          <table:table-cell table:style-name="ce9" table:number-columns-repeated="20"/>
          <table:table-cell table:number-columns-repeated="998"/>
        </table:table-row>
        <table:table-row table:style-name="ro1">
          <table:table-cell table:style-name="ce2" office:value-type="float" office:value="800" calcext:value-type="float">
            <text:p>800</text:p>
          </table:table-cell>
          <table:table-cell table:style-name="ce4" office:value-type="string" calcext:value-type="string">
            <text:p>Em Belo Horizonte (MG), nos bairros cujo nome começa com “Santa”, qual é a soma da área (m²) onde a faixa de 1.000 m ao redor das escolas coincide com distritos do município, considerando apenas escolas com sala de leitura?</text:p>
          </table:table-cell>
          <table:table-cell table:style-name="ce8" table:content-validation-name="val1" office:value-type="string" calcext:value-type="string">
            <text:p>Bairro</text:p>
          </table:table-cell>
          <table:table-cell table:style-name="ce11" table:content-validation-name="val2" office:value-type="string" calcext:value-type="string">
            <text:p>Difícil</text:p>
          </table:table-cell>
          <table:table-cell table:style-name="ce5" table:content-validation-name="val3" office:value-type="string" calcext:value-type="string">
            <text:p>ST_Buffer</text:p>
          </table:table-cell>
          <table:table-cell table:style-name="ce12" office:value-type="string" calcext:value-type="string">
            <text:p>SELECT e.nm_bairro,</text:p>
            <text:p>       SUM(</text:p>
            <text:p>         CASE</text:p>
            <text:p>           WHEN d.geometry IS NOT NULL</text:p>
            <text:p>             THEN ST_Area(</text:p>
            <text:p>                    ST_Intersection(</text:p>
            <text:p>                      ST_Buffer(e.geometry::geography, 1000),</text:p>
            <text:p>                      d.geometry::geography</text:p>
            <text:p>                    )</text:p>
            <text:p>                  )</text:p>
            <text:p>           ELSE 0</text:p>
            <text:p>         END</text:p>
            <text:p>       ) AS area_intersecao_m2</text:p>
            <text:p>FROM public.escola e</text:p>
            <text:p>FULL OUTER JOIN public.microdados_ed_basica meb ON meb.cd_entidade = e.cd_entidade</text:p>
            <text:p>FULL OUTER JOIN public.municipio m ON m.cd_mun = e.cd_mun</text:p>
            <text:p>FULL OUTER JOIN public.unidade_federativa uf ON uf.cd_uf = m.cd_uf</text:p>
            <text:p>FULL OUTER JOIN public.distrito d ON d.cd_mun = m.cd_mun</text:p>
            <text:p>WHERE uf.nm_uf = 'Minas Gerais'</text:p>
            <text:p>  AND m.nm_mun = 'Belo Horizonte'</text:p>
            <text:p>  AND e.nm_bairro ILIKE 'Santa%'</text:p>
            <text:p>  AND meb.in_sala_leitura = 1</text:p>
            <text:p>  AND ST_Within(e.geometry, m.geometry)</text:p>
            <text:p>GROUP BY e.nm_bairro;</text:p>
          </table:table-cell>
          <table:table-cell table:style-name="ce9" table:number-columns-repeated="20"/>
          <table:table-cell table:number-columns-repeated="998"/>
        </table:table-row>
        <table:table-row table:style-name="ro1">
          <table:table-cell table:style-name="ce2" office:value-type="float" office:value="801" calcext:value-type="float">
            <text:p>801</text:p>
          </table:table-cell>
          <table:table-cell table:style-name="ce4" office:value-type="string" calcext:value-type="string">
            <text:p>Em Curitiba (PR), nos bairros cujo nome começa com “São ”, quantas escolas com biblioteca ficam a até 1.000 m de uma biblioteca municipal e também dentro do limite do município?</text:p>
          </table:table-cell>
          <table:table-cell table:style-name="ce8" table:content-validation-name="val1" office:value-type="string" calcext:value-type="string">
            <text:p>Bairro</text:p>
          </table:table-cell>
          <table:table-cell table:style-name="ce11" table:content-validation-name="val2" office:value-type="string" calcext:value-type="string">
            <text:p>Difícil</text:p>
          </table:table-cell>
          <table:table-cell table:style-name="ce5" table:content-validation-name="val3" office:value-type="string" calcext:value-type="string">
            <text:p>ST_DWithin</text:p>
          </table:table-cell>
          <table:table-cell table:style-name="ce12" office:value-type="string" calcext:value-type="string">
            <text:p>SELECT e.nm_bairro,</text:p>
            <text:p>       COUNT(DISTINCT e.cd_entidade) AS total_escolas_proximas_biblioteca</text:p>
            <text:p>FROM public.escola e</text:p>
            <text:p>INNER JOIN public.microdados_ed_basica meb ON meb.cd_entidade = e.cd_entidade</text:p>
            <text:p>INNER JOIN public.municipio m ON m.cd_mun = e.cd_mun</text:p>
            <text:p>INNER JOIN public.unidade_federativa uf ON uf.cd_uf = m.cd_uf</text:p>
            <text:p>INNER JOIN public.biblioteca b ON b.cd_mun = m.cd_mun</text:p>
            <text:p>WHERE uf.nm_uf = 'Paraná'</text:p>
            <text:p>  AND m.nm_mun = 'Curitiba'</text:p>
            <text:p>  AND e.nm_bairro ILIKE 'São %'</text:p>
            <text:p>  AND meb.in_biblioteca = 1</text:p>
            <text:p>  AND ST_DWithin(e.geometry::geography, b.geometry::geography, 1000)</text:p>
            <text:p>  AND ST_Within(e.geometry, m.geometry)</text:p>
            <text:p>GROUP BY e.nm_bairro;</text:p>
          </table:table-cell>
          <table:table-cell table:style-name="ce9" table:number-columns-repeated="20"/>
          <table:table-cell table:number-columns-repeated="998"/>
        </table:table-row>
        <table:table-row table:style-name="ro1">
          <table:table-cell table:style-name="ce2" office:value-type="float" office:value="802" calcext:value-type="float">
            <text:p>802</text:p>
          </table:table-cell>
          <table:table-cell table:style-name="ce4" office:value-type="string" calcext:value-type="string">
            <text:p>Em Fortaleza (CE), nos bairros cujo nome contém “Alde”, qual é a distância média das escolas com laboratório de informática até um CRAS mais próximo, considerando apenas as que estejam a até 2.000 m de algum CRAS e dentro de distritos?</text:p>
          </table:table-cell>
          <table:table-cell table:style-name="ce8" table:content-validation-name="val1" office:value-type="string" calcext:value-type="string">
            <text:p>Bairro</text:p>
          </table:table-cell>
          <table:table-cell table:style-name="ce11" table:content-validation-name="val2" office:value-type="string" calcext:value-type="string">
            <text:p>Difícil</text:p>
          </table:table-cell>
          <table:table-cell table:style-name="ce5" table:content-validation-name="val3" office:value-type="string" calcext:value-type="string">
            <text:p>ST_DWithin</text:p>
          </table:table-cell>
          <table:table-cell table:style-name="ce12" office:value-type="string" calcext:value-type="string">
            <text:p>SELECT e.nm_bairro,</text:p>
            <text:p>       AVG(ST_Distance(e.geometry::geography, c.geometry::geography)) AS dist_media_m</text:p>
            <text:p>FROM public.escola e</text:p>
            <text:p>LEFT JOIN public.microdados_ed_basica meb ON meb.cd_entidade = e.cd_entidade</text:p>
            <text:p>LEFT JOIN public.municipio m ON m.cd_mun = e.cd_mun</text:p>
            <text:p>LEFT JOIN public.unidade_federativa uf ON uf.cd_uf = m.cd_uf</text:p>
            <text:p>LEFT JOIN public.distrito d ON d.cd_mun = m.cd_mun</text:p>
            <text:p>LEFT JOIN public.cras c ON c.cd_mun = m.cd_mun</text:p>
            <text:p>WHERE uf.nm_uf = 'Ceará'</text:p>
            <text:p>  AND m.nm_mun = 'Fortaleza'</text:p>
            <text:p>  AND e.nm_bairro ILIKE '%Alde%'</text:p>
            <text:p>  AND meb.in_laboratorio_informatica = 1</text:p>
            <text:p>  AND ST_Within(e.geometry, d.geometry)</text:p>
            <text:p>  AND ST_DWithin(e.geometry::geography, c.geometry::geography, 2000)</text:p>
            <text:p>  AND ST_Within(e.geometry, m.geometry)</text:p>
            <text:p>GROUP BY e.nm_bairro;</text:p>
          </table:table-cell>
          <table:table-cell table:style-name="ce9" table:number-columns-repeated="20"/>
          <table:table-cell table:number-columns-repeated="998"/>
        </table:table-row>
        <table:table-row table:style-name="ro1">
          <table:table-cell table:style-name="ce2" office:value-type="float" office:value="803" calcext:value-type="float">
            <text:p>803</text:p>
          </table:table-cell>
          <table:table-cell table:style-name="ce4" office:value-type="string" calcext:value-type="string">
            <text:p>No Recife (PE), nos bairros cujo nome contém “Várz”, quantas escolas com quadra de esportes estão a até 1.500 m de um CREAS e em setores que se cruzam com subdistritos?</text:p>
          </table:table-cell>
          <table:table-cell table:style-name="ce8" table:content-validation-name="val1" office:value-type="string" calcext:value-type="string">
            <text:p>Bairro</text:p>
          </table:table-cell>
          <table:table-cell table:style-name="ce11" table:content-validation-name="val2" office:value-type="string" calcext:value-type="string">
            <text:p>Difícil</text:p>
          </table:table-cell>
          <table:table-cell table:style-name="ce5" table:content-validation-name="val3" office:value-type="string" calcext:value-type="string">
            <text:p>ST_DWithin</text:p>
          </table:table-cell>
          <table:table-cell table:style-name="ce12" office:value-type="string" calcext:value-type="string">
            <text:p>SELECT e.nm_bairro,</text:p>
            <text:p>       COUNT(DISTINCT e.cd_entidade) AS total_quadra_perto_creas</text:p>
            <text:p>FROM public.subdistrito sd</text:p>
            <text:p>RIGHT JOIN public.setor s ON s.cd_mun = sd.cd_mun</text:p>
            <text:p>RIGHT JOIN public.escola e ON e.cd_mun = s.cd_mun</text:p>
            <text:p>RIGHT JOIN public.microdados_ed_basica meb ON meb.cd_entidade = e.cd_entidade</text:p>
            <text:p>RIGHT JOIN public.municipio m ON m.cd_mun = e.cd_mun</text:p>
            <text:p>RIGHT JOIN public.unidade_federativa uf ON uf.cd_uf = m.cd_uf</text:p>
            <text:p>RIGHT JOIN public.creas cr ON cr.cd_mun = m.cd_mun</text:p>
            <text:p>WHERE uf.nm_uf = 'Pernambuco'</text:p>
            <text:p>  AND m.nm_mun = 'Recife'</text:p>
            <text:p>  AND e.nm_bairro ILIKE '%Várz%'</text:p>
            <text:p>  AND meb.in_quadra_esportes = 1</text:p>
            <text:p>  AND ST_Intersects(s.geometry, sd.geometry)</text:p>
            <text:p>  AND ST_DWithin(e.geometry::geography, cr.geometry::geography, 1500)</text:p>
            <text:p>  AND ST_Within(e.geometry, m.geometry)</text:p>
            <text:p>GROUP BY e.nm_bairro;</text:p>
          </table:table-cell>
          <table:table-cell table:style-name="ce9" table:number-columns-repeated="20"/>
          <table:table-cell table:number-columns-repeated="998"/>
        </table:table-row>
        <table:table-row table:style-name="ro1">
          <table:table-cell table:style-name="ce2" office:value-type="float" office:value="804" calcext:value-type="float">
            <text:p>804</text:p>
          </table:table-cell>
          <table:table-cell table:style-name="ce4" office:value-type="string" calcext:value-type="string">
            <text:p>Em Manaus (AM), nos bairros cujo nome contém “Nova”, quantas escolas com internet banda larga estão a até 2.000 m de um CREAS e também contidas em setores do município?</text:p>
          </table:table-cell>
          <table:table-cell table:style-name="ce8" table:content-validation-name="val1" office:value-type="string" calcext:value-type="string">
            <text:p>Bairro</text:p>
          </table:table-cell>
          <table:table-cell table:style-name="ce11" table:content-validation-name="val2" office:value-type="string" calcext:value-type="string">
            <text:p>Difícil</text:p>
          </table:table-cell>
          <table:table-cell table:style-name="ce5" table:content-validation-name="val3" office:value-type="string" calcext:value-type="string">
            <text:p>ST_DWithin</text:p>
          </table:table-cell>
          <table:table-cell table:style-name="ce12" office:value-type="string" calcext:value-type="string">
            <text:p>SELECT e.nm_bairro,</text:p>
            <text:p>       COUNT(DISTINCT e.cd_entidade) AS total_banda_larga_perto_creas</text:p>
            <text:p>FROM public.escola e</text:p>
            <text:p>JOIN public.microdados_ed_basica meb ON meb.cd_entidade = e.cd_entidade</text:p>
            <text:p>JOIN public.municipio m ON m.cd_mun = e.cd_mun</text:p>
            <text:p>JOIN public.unidade_federativa uf ON uf.cd_uf = m.cd_uf</text:p>
            <text:p>JOIN public.creas cr ON cr.cd_mun = m.cd_mun</text:p>
            <text:p>JOIN public.setor s ON s.cd_mun = m.cd_mun</text:p>
            <text:p>WHERE uf.nm_uf = 'Amazonas'</text:p>
            <text:p>  AND m.nm_mun = 'Manaus'</text:p>
            <text:p>  AND e.nm_bairro ILIKE '%Nova%'</text:p>
            <text:p>  AND meb.in_internet = 1</text:p>
            <text:p>  AND meb.in_banda_larga = 1</text:p>
            <text:p>  AND ST_DWithin(e.geometry::geography, cr.geometry::geography, 2000)</text:p>
            <text:p>  AND ST_Contains(s.geometry, e.geometry)</text:p>
            <text:p>  AND ST_Within(e.geometry, m.geometry)</text:p>
            <text:p>GROUP BY e.nm_bairro;</text:p>
          </table:table-cell>
          <table:table-cell table:style-name="ce9" table:number-columns-repeated="20"/>
          <table:table-cell table:number-columns-repeated="998"/>
        </table:table-row>
        <table:table-row table:style-name="ro1">
          <table:table-cell table:style-name="ce2" office:value-type="float" office:value="805" calcext:value-type="float">
            <text:p>805</text:p>
          </table:table-cell>
          <table:table-cell table:style-name="ce4" office:value-type="string" calcext:value-type="string">
            <text:p>Em Porto Alegre (RS), nos bairros cujo nome começa com “Petr”, qual é a quantidade de escolas com sala de leitura que ficam a até 800 m de uma biblioteca municipal e em áreas onde setores e distritos se cruzam?</text:p>
          </table:table-cell>
          <table:table-cell table:style-name="ce8" table:content-validation-name="val1" office:value-type="string" calcext:value-type="string">
            <text:p>Bairro</text:p>
          </table:table-cell>
          <table:table-cell table:style-name="ce11" table:content-validation-name="val2" office:value-type="string" calcext:value-type="string">
            <text:p>Difícil</text:p>
          </table:table-cell>
          <table:table-cell table:style-name="ce5" table:content-validation-name="val3" office:value-type="string" calcext:value-type="string">
            <text:p>ST_DWithin</text:p>
          </table:table-cell>
          <table:table-cell table:style-name="ce12" office:value-type="string" calcext:value-type="string">
            <text:p>SELECT e.nm_bairro,</text:p>
            <text:p>       COUNT(DISTINCT e.cd_entidade) AS total_sala_leitura_perto_biblio</text:p>
            <text:p>FROM public.escola e</text:p>
            <text:p>FULL OUTER JOIN public.microdados_ed_basica meb ON meb.cd_entidade = e.cd_entidade</text:p>
            <text:p>FULL OUTER JOIN public.municipio m ON m.cd_mun = e.cd_mun</text:p>
            <text:p>FULL OUTER JOIN public.unidade_federativa uf ON uf.cd_uf = m.cd_uf</text:p>
            <text:p>FULL OUTER JOIN public.biblioteca b ON b.cd_mun = m.cd_mun</text:p>
            <text:p>FULL OUTER JOIN public.distrito d ON d.cd_mun = m.cd_mun</text:p>
            <text:p>FULL OUTER JOIN public.setor s ON s.cd_mun = m.cd_mun</text:p>
            <text:p>WHERE uf.nm_uf = 'Rio Grande do Sul'</text:p>
            <text:p>  AND m.nm_mun = 'Porto Alegre'</text:p>
            <text:p>  AND e.nm_bairro ILIKE 'Petr%'</text:p>
            <text:p>  AND meb.in_sala_leitura = 1</text:p>
            <text:p>  AND ST_DWithin(e.geometry::geography, b.geometry::geography, 800)</text:p>
            <text:p>  AND ST_Intersects(d.geometry, s.geometry)</text:p>
            <text:p>  AND ST_Within(e.geometry, m.geometry)</text:p>
            <text:p>GROUP BY e.nm_bairro;</text:p>
          </table:table-cell>
          <table:table-cell table:style-name="ce9" table:number-columns-repeated="20"/>
          <table:table-cell table:number-columns-repeated="998"/>
        </table:table-row>
        <table:table-row table:style-name="ro1">
          <table:table-cell table:style-name="ce2" office:value-type="float" office:value="806" calcext:value-type="float">
            <text:p>806</text:p>
          </table:table-cell>
          <table:table-cell table:style-name="ce4" office:value-type="string" calcext:value-type="string">
            <text:p>Em São Paulo (SP), nos bairros que começam com “Jardim”, quantas escolas com biblioteca estão em áreas de interseção entre setores e distritos, e qual a distância média até a biblioteca municipal mais próxima?</text:p>
          </table:table-cell>
          <table:table-cell table:style-name="ce8" table:content-validation-name="val1" office:value-type="string" calcext:value-type="string">
            <text:p>Bairro</text:p>
          </table:table-cell>
          <table:table-cell table:style-name="ce11" table:content-validation-name="val2" office:value-type="string" calcext:value-type="string">
            <text:p>Muito Difícil</text:p>
          </table:table-cell>
          <table:table-cell table:style-name="ce5" table:content-validation-name="val3" office:value-type="string" calcext:value-type="string">
            <text:p>ST_Intersects</text:p>
          </table:table-cell>
          <table:table-cell table:style-name="ce12" office:value-type="string" calcext:value-type="string">
            <text:p>WITH intersec AS (</text:p>
            <text:p>  SELECT s.cd_mun, ST_Intersection(s.geometry, d.geometry) AS geom_int</text:p>
            <text:p>  FROM public.setor s</text:p>
            <text:p>  INNER JOIN public.distrito d ON d.cd_mun = s.cd_mun</text:p>
            <text:p>),</text:p>
            <text:p>dist_nearest_bib AS (</text:p>
            <text:p>  SELECT e.cd_entidade, MIN(ST_Distance(e.geometry::geography, b.geometry::geography)) AS dist_min_m</text:p>
            <text:p>  FROM public.escola e</text:p>
            <text:p>  JOIN public.biblioteca b ON b.cd_mun = e.cd_mun</text:p>
            <text:p>  GROUP BY e.cd_entidade</text:p>
            <text:p>)</text:p>
            <text:p>SELECT e.nm_bairro,</text:p>
            <text:p>       COUNT(DISTINCT e.cd_entidade) AS total_escolas,</text:p>
            <text:p>       AVG(dnb.dist_min_m) AS dist_media_biblioteca_m</text:p>
            <text:p>FROM public.escola e</text:p>
            <text:p>INNER JOIN public.microdados_ed_basica meb ON meb.cd_entidade = e.cd_entidade</text:p>
            <text:p>INNER JOIN public.municipio m ON m.cd_mun = e.cd_mun</text:p>
            <text:p>INNER JOIN public.unidade_federativa uf ON uf.cd_uf = m.cd_uf</text:p>
            <text:p>INNER JOIN intersec i ON i.cd_mun = m.cd_mun AND ST_Intersects(e.geometry, i.geom_int)</text:p>
            <text:p>INNER JOIN dist_nearest_bib dnb ON dnb.cd_entidade = e.cd_entidade</text:p>
            <text:p>WHERE uf.nm_uf = 'São Paulo'</text:p>
            <text:p>  AND m.nm_mun = 'São Paulo'</text:p>
            <text:p>  AND e.nm_bairro LIKE 'Jardim%'</text:p>
            <text:p>  AND meb.in_biblioteca = 1</text:p>
            <text:p>  AND ST_Within(e.geometry, m.geometry)</text:p>
            <text:p>GROUP BY e.nm_bairro;</text:p>
          </table:table-cell>
          <table:table-cell table:style-name="ce9" table:number-columns-repeated="20"/>
          <table:table-cell table:number-columns-repeated="998"/>
        </table:table-row>
        <table:table-row table:style-name="ro1">
          <table:table-cell table:style-name="ce2" office:value-type="float" office:value="807" calcext:value-type="float">
            <text:p>807</text:p>
          </table:table-cell>
          <table:table-cell table:style-name="ce4" office:value-type="string" calcext:value-type="string">
            <text:p>Em Fortaleza (CE), nos bairros que contêm “Alde”, quantas escolas com laboratório de informática ficam onde setores e subdistritos se intersectam e estão a até 1.500 m de um CRAS?</text:p>
          </table:table-cell>
          <table:table-cell table:style-name="ce8" table:content-validation-name="val1" office:value-type="string" calcext:value-type="string">
            <text:p>Bairro</text:p>
          </table:table-cell>
          <table:table-cell table:style-name="ce11" table:content-validation-name="val2" office:value-type="string" calcext:value-type="string">
            <text:p>Muito Difícil</text:p>
          </table:table-cell>
          <table:table-cell table:style-name="ce5" table:content-validation-name="val3" office:value-type="string" calcext:value-type="string">
            <text:p>ST_Intersects</text:p>
          </table:table-cell>
          <table:table-cell table:style-name="ce12" office:value-type="string" calcext:value-type="string">
            <text:p>WITH intersec AS (</text:p>
            <text:p>  SELECT s.cd_mun, ST_Intersection(s.geometry, sd.geometry) AS geom_int</text:p>
            <text:p>  FROM public.setor s</text:p>
            <text:p>  LEFT JOIN public.subdistrito sd ON sd.cd_mun = s.cd_mun</text:p>
            <text:p>),</text:p>
            <text:p>cras_proximos AS (</text:p>
            <text:p>  SELECT e.cd_entidade,</text:p>
            <text:p>         CASE WHEN MIN(CASE WHEN ST_DWithin(e.geometry::geography, c.geometry::geography, 1500) THEN 1 ELSE 0 END) = 1 THEN 1 ELSE 0 END AS tem_cras_ate_1500</text:p>
            <text:p>  FROM public.escola e</text:p>
            <text:p>  LEFT JOIN public.cras c ON c.cd_mun = e.cd_mun</text:p>
            <text:p>  GROUP BY e.cd_entidade</text:p>
            <text:p>)</text:p>
            <text:p>SELECT e.nm_bairro,</text:p>
            <text:p>       COUNT(DISTINCT e.cd_entidade) AS total_lab_info</text:p>
            <text:p>FROM public.escola e</text:p>
            <text:p>LEFT JOIN public.microdados_ed_basica meb ON meb.cd_entidade = e.cd_entidade</text:p>
            <text:p>LEFT JOIN public.municipio m ON m.cd_mun = e.cd_mun</text:p>
            <text:p>LEFT JOIN public.unidade_federativa uf ON uf.cd_uf = m.cd_uf</text:p>
            <text:p>LEFT JOIN intersec i ON i.cd_mun = m.cd_mun AND ST_Intersects(e.geometry, i.geom_int)</text:p>
            <text:p>LEFT JOIN cras_proximos cp ON cp.cd_entidade = e.cd_entidade</text:p>
            <text:p>WHERE uf.nm_uf = 'Ceará'</text:p>
            <text:p>  AND m.nm_mun = 'Fortaleza'</text:p>
            <text:p>  AND e.nm_bairro ILIKE '%Alde%'</text:p>
            <text:p>  AND meb.in_laboratorio_informatica = 1</text:p>
            <text:p>  AND cp.tem_cras_ate_1500 = 1</text:p>
            <text:p>  AND ST_Within(e.geometry, m.geometry)</text:p>
            <text:p>GROUP BY e.nm_bairro;</text:p>
          </table:table-cell>
          <table:table-cell table:style-name="ce9" table:number-columns-repeated="20"/>
          <table:table-cell table:number-columns-repeated="998"/>
        </table:table-row>
        <table:table-row table:style-name="ro1">
          <table:table-cell table:style-name="ce2" office:value-type="float" office:value="808" calcext:value-type="float">
            <text:p>808</text:p>
          </table:table-cell>
          <table:table-cell table:style-name="ce4" office:value-type="string" calcext:value-type="string">
            <text:p>No Recife (PE), nos bairros que contêm “Várz”, qual é a mediana da distância até o CREAS mais próximo para escolas com quadra de esportes localizadas em áreas de interseção entre setores e distritos?</text:p>
          </table:table-cell>
          <table:table-cell table:style-name="ce8" table:content-validation-name="val1" office:value-type="string" calcext:value-type="string">
            <text:p>Bairro</text:p>
          </table:table-cell>
          <table:table-cell table:style-name="ce11" table:content-validation-name="val2" office:value-type="string" calcext:value-type="string">
            <text:p>Muito Difícil</text:p>
          </table:table-cell>
          <table:table-cell table:style-name="ce5" table:content-validation-name="val3" office:value-type="string" calcext:value-type="string">
            <text:p>ST_Intersects</text:p>
          </table:table-cell>
          <table:table-cell table:style-name="ce12" office:value-type="string" calcext:value-type="string">
            <text:p>WITH intersec AS (</text:p>
            <text:p>  SELECT s.cd_mun, ST_Intersection(s.geometry, d.geometry) AS geom_int</text:p>
            <text:p>  FROM public.setor s</text:p>
            <text:p>  RIGHT JOIN public.distrito d ON d.cd_mun = s.cd_mun</text:p>
            <text:p>),</text:p>
            <text:p>dist_creas AS (</text:p>
            <text:p>  SELECT</text:p>
            <text:p>    e.cd_entidade,</text:p>
            <text:p>    MIN(ST_Distance(e.geometry::geography, cr.geometry::geography)) AS dist_min_m</text:p>
            <text:p>  FROM public.escola e</text:p>
            <text:p>  RIGHT JOIN public.creas cr ON cr.cd_mun = e.cd_mun</text:p>
            <text:p>  GROUP BY e.cd_entidade</text:p>
            <text:p>),</text:p>
            <text:p>base AS (</text:p>
            <text:p>  SELECT</text:p>
            <text:p>    e.nm_bairro,</text:p>
            <text:p>    e.cd_entidade,</text:p>
            <text:p>    dcr.dist_min_m</text:p>
            <text:p>  FROM public.escola e</text:p>
            <text:p>  RIGHT JOIN public.microdados_ed_basica meb ON meb.cd_entidade = e.cd_entidade</text:p>
            <text:p>  RIGHT JOIN public.municipio m ON m.cd_mun = e.cd_mun</text:p>
            <text:p>  RIGHT JOIN public.unidade_federativa uf ON uf.cd_uf = m.cd_uf</text:p>
            <text:p>  RIGHT JOIN intersec i ON i.cd_mun = m.cd_mun AND ST_Intersects(e.geometry, i.geom_int)</text:p>
            <text:p>  RIGHT JOIN dist_creas dcr ON dcr.cd_entidade = e.cd_entidade</text:p>
            <text:p>  WHERE uf.nm_uf = 'Pernambuco'</text:p>
            <text:p>    AND m.nm_mun = 'Recife'</text:p>
            <text:p>    AND e.nm_bairro LIKE '%Várz%'</text:p>
            <text:p>    AND meb.in_quadra_esportes = 1</text:p>
            <text:p>    AND ST_Within(e.geometry, m.geometry)</text:p>
            <text:p>)</text:p>
            <text:p>SELECT</text:p>
            <text:p>  b.nm_bairro,</text:p>
            <text:p>  COUNT(DISTINCT b.cd_entidade) AS total_escolas,</text:p>
            <text:p>  PERCENTILE_CONT(0.5) WITHIN GROUP (ORDER BY b.dist_min_m) AS dist_mediana_creas_m</text:p>
            <text:p>FROM base b</text:p>
            <text:p>GROUP BY b.nm_bairro;</text:p>
          </table:table-cell>
          <table:table-cell table:style-name="ce9" table:number-columns-repeated="20"/>
          <table:table-cell table:number-columns-repeated="998"/>
        </table:table-row>
        <table:table-row table:style-name="ro1">
          <table:table-cell table:style-name="ce2" office:value-type="float" office:value="809" calcext:value-type="float">
            <text:p>809</text:p>
          </table:table-cell>
          <table:table-cell table:style-name="ce4" office:value-type="string" calcext:value-type="string">
            <text:p>Em Manaus (AM), nos bairros que contêm “Nova”, quantas escolas com internet banda larga estão em áreas onde setores e distritos se intersectam e também a até 2.000 m de um Centro POP?</text:p>
          </table:table-cell>
          <table:table-cell table:style-name="ce8" table:content-validation-name="val1" office:value-type="string" calcext:value-type="string">
            <text:p>Bairro</text:p>
          </table:table-cell>
          <table:table-cell table:style-name="ce11" table:content-validation-name="val2" office:value-type="string" calcext:value-type="string">
            <text:p>Muito Difícil</text:p>
          </table:table-cell>
          <table:table-cell table:style-name="ce5" table:content-validation-name="val3" office:value-type="string" calcext:value-type="string">
            <text:p>ST_Intersects</text:p>
          </table:table-cell>
          <table:table-cell table:style-name="ce12" office:value-type="string" calcext:value-type="string">
            <text:p>WITH intersec AS (</text:p>
            <text:p>  SELECT s.cd_mun, ST_Intersection(s.geometry, d.geometry) AS geom_int</text:p>
            <text:p>  FROM public.setor s</text:p>
            <text:p>  JOIN public.distrito d ON d.cd_mun = s.cd_mun</text:p>
            <text:p>),</text:p>
            <text:p>cpop_ate_2000 AS (</text:p>
            <text:p>  SELECT e.cd_entidade,</text:p>
            <text:p>         CASE WHEN MIN(CASE WHEN ST_DWithin(e.geometry::geography, cp.geometry::geography, 2000) THEN 1 ELSE 0 END) = 1 THEN 1 ELSE 0 END AS tem_cpop_ate_2000</text:p>
            <text:p>  FROM public.escola e</text:p>
            <text:p>  JOIN public.centro_pop cp ON cp.cd_mun = e.cd_mun</text:p>
            <text:p>  GROUP BY e.cd_entidade</text:p>
            <text:p>)</text:p>
            <text:p>SELECT e.nm_bairro,</text:p>
            <text:p>       COUNT(DISTINCT e.cd_entidade) AS total_banda_larga_prox_cpop</text:p>
            <text:p>FROM public.escola e</text:p>
            <text:p>JOIN public.microdados_ed_basica meb ON meb.cd_entidade = e.cd_entidade</text:p>
            <text:p>JOIN public.municipio m ON m.cd_mun = e.cd_mun</text:p>
            <text:p>JOIN public.unidade_federativa uf ON uf.cd_uf = m.cd_uf</text:p>
            <text:p>JOIN intersec i ON i.cd_mun = m.cd_mun AND ST_Intersects(e.geometry, i.geom_int)</text:p>
            <text:p>JOIN cpop_ate_2000 c2 ON c2.cd_entidade = e.cd_entidade</text:p>
            <text:p>WHERE uf.nm_uf = 'Amazonas'</text:p>
            <text:p>  AND m.nm_mun = 'Manaus'</text:p>
            <text:p>  AND e.nm_bairro ILIKE '%Nova%'</text:p>
            <text:p>  AND meb.in_internet = 1</text:p>
            <text:p>  AND meb.in_banda_larga = 1</text:p>
            <text:p>  AND c2.tem_cpop_ate_2000 = 1</text:p>
            <text:p>  AND ST_Within(e.geometry, m.geometry)</text:p>
            <text:p>GROUP BY e.nm_bairro;</text:p>
          </table:table-cell>
          <table:table-cell table:style-name="ce9" table:number-columns-repeated="20"/>
          <table:table-cell table:number-columns-repeated="998"/>
        </table:table-row>
        <table:table-row table:style-name="ro1">
          <table:table-cell table:style-name="ce2" office:value-type="float" office:value="810" calcext:value-type="float">
            <text:p>810</text:p>
          </table:table-cell>
          <table:table-cell table:style-name="ce4" office:value-type="string" calcext:value-type="string">
            <text:p>Em Porto Alegre (RS), nos bairros que começam com “Petr”, qual é a soma da área (m²) em que a faixa de 800 m ao redor das escolas com sala de música coincide com a interseção de distritos e setores?</text:p>
          </table:table-cell>
          <table:table-cell table:style-name="ce8" table:content-validation-name="val1" office:value-type="string" calcext:value-type="string">
            <text:p>Bairro</text:p>
          </table:table-cell>
          <table:table-cell table:style-name="ce11" table:content-validation-name="val2" office:value-type="string" calcext:value-type="string">
            <text:p>Muito Difícil</text:p>
          </table:table-cell>
          <table:table-cell table:style-name="ce5" table:content-validation-name="val3" office:value-type="string" calcext:value-type="string">
            <text:p>ST_Intersects</text:p>
          </table:table-cell>
          <table:table-cell table:style-name="ce12" office:value-type="string" calcext:value-type="string">
            <text:p>WITH intersec AS (</text:p>
            <text:p>  SELECT s.cd_mun, ST_Intersection(s.geometry, d.geometry) AS geom_int</text:p>
            <text:p>  FROM public.setor s</text:p>
            <text:p>  FULL OUTER JOIN public.distrito d ON d.cd_mun = s.cd_mun</text:p>
            <text:p>),</text:p>
            <text:p>escolas_buffer AS (</text:p>
            <text:p>  SELECT e.cd_entidade, e.cd_mun, e.nm_bairro, e.geometry, ST_Buffer(e.geometry::geography, 800) AS geom_buf</text:p>
            <text:p>  FROM public.escola e</text:p>
            <text:p>)</text:p>
            <text:p>SELECT eb.nm_bairro,</text:p>
            <text:p>       SUM(</text:p>
            <text:p>         CASE</text:p>
            <text:p>           WHEN i.geom_int IS NOT NULL</text:p>
            <text:p>           THEN ST_Area(ST_Intersection(eb.geom_buf, i.geom_int::geography))</text:p>
            <text:p>           ELSE 0</text:p>
            <text:p>         END</text:p>
            <text:p>       ) AS area_coincidente_m2</text:p>
            <text:p>FROM escolas_buffer eb</text:p>
            <text:p>FULL OUTER JOIN public.microdados_ed_basica meb ON meb.cd_entidade = eb.cd_entidade</text:p>
            <text:p>FULL OUTER JOIN public.municipio m ON m.cd_mun = eb.cd_mun</text:p>
            <text:p>FULL OUTER JOIN public.unidade_federativa uf ON uf.cd_uf = m.cd_uf</text:p>
            <text:p>FULL OUTER JOIN intersec i ON i.cd_mun = m.cd_mun</text:p>
            <text:p>WHERE uf.nm_uf = 'Rio Grande do Sul'</text:p>
            <text:p>  AND m.nm_mun = 'Porto Alegre'</text:p>
            <text:p>  AND eb.nm_bairro LIKE 'Petr%'</text:p>
            <text:p>  AND meb.in_sala_musica_coral = 1</text:p>
            <text:p>  AND ST_Within(eb.geometry, m.geometry)</text:p>
            <text:p>GROUP BY eb.nm_bairro;</text:p>
            <text:p/>
          </table:table-cell>
          <table:table-cell table:style-name="ce9" table:number-columns-repeated="20"/>
          <table:table-cell table:number-columns-repeated="998"/>
        </table:table-row>
        <table:table-row table:style-name="ro1">
          <table:table-cell table:style-name="ce2" office:value-type="float" office:value="811" calcext:value-type="float">
            <text:p>811</text:p>
          </table:table-cell>
          <table:table-cell table:style-name="ce4" office:value-type="string" calcext:value-type="string">
            <text:p>Em São Paulo (SP), nos bairros que começam com “Jardim”, quantas escolas com biblioteca estão contidas em setores que também se cruzam com distritos, e qual a distância média até a biblioteca municipal mais próxima por bairro?</text:p>
          </table:table-cell>
          <table:table-cell table:style-name="ce8" table:content-validation-name="val1" office:value-type="string" calcext:value-type="string">
            <text:p>Bairro</text:p>
          </table:table-cell>
          <table:table-cell table:style-name="ce11" table:content-validation-name="val2" office:value-type="string" calcext:value-type="string">
            <text:p>Muito Difícil</text:p>
          </table:table-cell>
          <table:table-cell table:style-name="ce5" table:content-validation-name="val3" office:value-type="string" calcext:value-type="string">
            <text:p>ST_Contains</text:p>
          </table:table-cell>
          <table:table-cell table:style-name="ce12" office:value-type="string" calcext:value-type="string">
            <text:p>WITH dist_bib AS (</text:p>
            <text:p>  SELECT</text:p>
            <text:p>    e.cd_entidade,</text:p>
            <text:p>    MIN(ST_Distance(e.geometry::geography, b.geometry::geography)) AS dist_min_m</text:p>
            <text:p>  FROM public.escola e</text:p>
            <text:p>  JOIN public.biblioteca b ON b.cd_mun = e.cd_mun</text:p>
            <text:p>  GROUP BY e.cd_entidade</text:p>
            <text:p>)</text:p>
            <text:p>SELECT</text:p>
            <text:p>  e.nm_bairro,</text:p>
            <text:p>  COUNT(DISTINCT e.cd_entidade) AS total_escolas,</text:p>
            <text:p>  AVG(db.dist_min_m) AS dist_media_biblioteca_m</text:p>
            <text:p>FROM public.escola e</text:p>
            <text:p>INNER JOIN public.microdados_ed_basica meb ON meb.cd_entidade = e.cd_entidade</text:p>
            <text:p>INNER JOIN public.municipio m ON m.cd_mun = e.cd_mun</text:p>
            <text:p>INNER JOIN public.unidade_federativa uf ON uf.cd_uf = m.cd_uf</text:p>
            <text:p>INNER JOIN public.setor s ON s.cd_mun = m.cd_mun</text:p>
            <text:p>INNER JOIN public.distrito d ON d.cd_mun = m.cd_mun</text:p>
            <text:p>INNER JOIN dist_bib db ON db.cd_entidade = e.cd_entidade</text:p>
            <text:p>WHERE uf.nm_uf = 'São Paulo'</text:p>
            <text:p>  AND m.nm_mun = 'São Paulo'</text:p>
            <text:p>  AND e.nm_bairro LIKE 'Jardim%'</text:p>
            <text:p>  AND meb.in_biblioteca = 1</text:p>
            <text:p>  AND ST_Contains(s.geometry, e.geometry)</text:p>
            <text:p>  AND ST_Intersects(s.geometry, d.geometry)</text:p>
            <text:p>  AND ST_Within(e.geometry, m.geometry)</text:p>
            <text:p>GROUP BY e.nm_bairro;</text:p>
          </table:table-cell>
          <table:table-cell table:style-name="ce9" table:number-columns-repeated="20"/>
          <table:table-cell table:number-columns-repeated="998"/>
        </table:table-row>
        <table:table-row table:style-name="ro1">
          <table:table-cell table:style-name="ce2" office:value-type="float" office:value="812" calcext:value-type="float">
            <text:p>812</text:p>
          </table:table-cell>
          <table:table-cell table:style-name="ce4" office:value-type="string" calcext:value-type="string">
            <text:p>Em Fortaleza (CE), nos bairros que contêm “Alde”, quantas escolas com laboratório de informática estão contidas em distritos e a até 1.500 m de um CRAS, e qual a média de distância por bairro?</text:p>
          </table:table-cell>
          <table:table-cell table:style-name="ce8" table:content-validation-name="val1" office:value-type="string" calcext:value-type="string">
            <text:p>Bairro</text:p>
          </table:table-cell>
          <table:table-cell table:style-name="ce11" table:content-validation-name="val2" office:value-type="string" calcext:value-type="string">
            <text:p>Muito Difícil</text:p>
          </table:table-cell>
          <table:table-cell table:style-name="ce5" table:content-validation-name="val3" office:value-type="string" calcext:value-type="string">
            <text:p>ST_Contains</text:p>
          </table:table-cell>
          <table:table-cell table:style-name="ce12" office:value-type="string" calcext:value-type="string">
            <text:p>WITH dist_cras AS (</text:p>
            <text:p>  SELECT</text:p>
            <text:p>    e.cd_entidade,</text:p>
            <text:p>    MIN(ST_Distance(e.geometry::geography, c.geometry::geography)) AS dist_min_m</text:p>
            <text:p>  FROM public.escola e</text:p>
            <text:p>  LEFT JOIN public.cras c ON c.cd_mun = e.cd_mun</text:p>
            <text:p>  GROUP BY e.cd_entidade</text:p>
            <text:p>),</text:p>
            <text:p>base AS (</text:p>
            <text:p>  SELECT</text:p>
            <text:p>    e.cd_entidade,</text:p>
            <text:p>    e.nm_bairro,</text:p>
            <text:p>    m.cd_mun,</text:p>
            <text:p>    dcr.dist_min_m,</text:p>
            <text:p>    AVG(dcr.dist_min_m) OVER (PARTITION BY e.nm_bairro) AS dist_media_bairro</text:p>
            <text:p>  FROM public.escola e</text:p>
            <text:p>  LEFT JOIN dist_cras dcr ON dcr.cd_entidade = e.cd_entidade</text:p>
            <text:p>  LEFT JOIN public.municipio m ON m.cd_mun = e.cd_mun</text:p>
            <text:p>)</text:p>
            <text:p>SELECT</text:p>
            <text:p>  e.nm_bairro,</text:p>
            <text:p>  COUNT(DISTINCT e.cd_entidade) AS total_lab_info,</text:p>
            <text:p>  MAX(b.dist_media_bairro) AS dist_media_cras_m</text:p>
            <text:p>FROM public.escola e</text:p>
            <text:p>LEFT JOIN public.microdados_ed_basica meb ON meb.cd_entidade = e.cd_entidade</text:p>
            <text:p>LEFT JOIN public.municipio m ON m.cd_mun = e.cd_mun</text:p>
            <text:p>LEFT JOIN public.unidade_federativa uf ON uf.cd_uf = m.cd_uf</text:p>
            <text:p>LEFT JOIN public.distrito d ON d.cd_mun = m.cd_mun</text:p>
            <text:p>LEFT JOIN base b ON b.cd_entidade = e.cd_entidade</text:p>
            <text:p>WHERE uf.nm_uf = 'Ceará'</text:p>
            <text:p>  AND m.nm_mun = 'Fortaleza'</text:p>
            <text:p>  AND e.nm_bairro ILIKE '%Alde%'</text:p>
            <text:p>  AND meb.in_laboratorio_informatica = 1</text:p>
            <text:p>  AND ST_Contains(d.geometry, e.geometry)</text:p>
            <text:p>  AND ST_DWithin(e.geometry::geography, (SELECT c2.geometry::geography FROM public.cras c2 WHERE c2.cd_mun = m.cd_mun ORDER BY ST_Distance(e.geometry::geography, c2.geometry::geography) LIMIT 1), 1500)</text:p>
            <text:p>  AND ST_Within(e.geometry, m.geometry)</text:p>
            <text:p>GROUP BY e.nm_bairro;</text:p>
          </table:table-cell>
          <table:table-cell table:style-name="ce9" table:number-columns-repeated="20"/>
          <table:table-cell table:number-columns-repeated="998"/>
        </table:table-row>
        <table:table-row table:style-name="ro1">
          <table:table-cell table:style-name="ce2" office:value-type="float" office:value="813" calcext:value-type="float">
            <text:p>813</text:p>
          </table:table-cell>
          <table:table-cell table:style-name="ce4" office:value-type="string" calcext:value-type="string">
            <text:p>No Recife (PE), nos bairros que contêm “Várz”, quantas escolas com quadra de esportes estão contidas em setores e, considerando o CREAS mais próximo de cada escola, qual a distância média por bairro?</text:p>
          </table:table-cell>
          <table:table-cell table:style-name="ce8" table:content-validation-name="val1" office:value-type="string" calcext:value-type="string">
            <text:p>Bairro</text:p>
          </table:table-cell>
          <table:table-cell table:style-name="ce11" table:content-validation-name="val2" office:value-type="string" calcext:value-type="string">
            <text:p>Muito Difícil</text:p>
          </table:table-cell>
          <table:table-cell table:style-name="ce5" table:content-validation-name="val3" office:value-type="string" calcext:value-type="string">
            <text:p>ST_Contains</text:p>
          </table:table-cell>
          <table:table-cell table:style-name="ce12" office:value-type="string" calcext:value-type="string">
            <text:p>WITH nearest_creas AS (</text:p>
            <text:p>  SELECT *</text:p>
            <text:p>  FROM (</text:p>
            <text:p>    SELECT</text:p>
            <text:p>      e.cd_entidade,</text:p>
            <text:p>      cr.geometry AS geom_creas,</text:p>
            <text:p>      ST_Distance(e.geometry::geography, cr.geometry::geography) AS dist_m,</text:p>
            <text:p>      ROW_NUMBER() OVER (PARTITION BY e.cd_entidade ORDER BY ST_Distance(e.geometry::geography, cr.geometry::geography)) AS rn</text:p>
            <text:p>    FROM public.escola e</text:p>
            <text:p>    RIGHT JOIN public.creas cr ON cr.cd_mun = e.cd_mun</text:p>
            <text:p>  ) x</text:p>
            <text:p>  WHERE rn = 1</text:p>
            <text:p>)</text:p>
            <text:p>SELECT</text:p>
            <text:p>  e.nm_bairro,</text:p>
            <text:p>  COUNT(DISTINCT e.cd_entidade) AS total_quadra,</text:p>
            <text:p>  AVG(nc.dist_m) AS dist_media_creas_m</text:p>
            <text:p>FROM public.setor s</text:p>
            <text:p>RIGHT JOIN public.escola e ON e.cd_mun = s.cd_mun</text:p>
            <text:p>RIGHT JOIN public.microdados_ed_basica meb ON meb.cd_entidade = e.cd_entidade</text:p>
            <text:p>RIGHT JOIN public.municipio m ON m.cd_mun = e.cd_mun</text:p>
            <text:p>RIGHT JOIN public.unidade_federativa uf ON uf.cd_uf = m.cd_uf</text:p>
            <text:p>RIGHT JOIN nearest_creas nc ON nc.cd_entidade = e.cd_entidade</text:p>
            <text:p>WHERE uf.nm_uf = 'Pernambuco'</text:p>
            <text:p>  AND m.nm_mun = 'Recife'</text:p>
            <text:p>  AND e.nm_bairro LIKE '%Várz%'</text:p>
            <text:p>  AND meb.in_quadra_esportes = 1</text:p>
            <text:p>  AND ST_Contains(s.geometry, e.geometry)</text:p>
            <text:p>  AND ST_Within(e.geometry, m.geometry)</text:p>
            <text:p>GROUP BY e.nm_bairro;</text:p>
            <text:p/>
          </table:table-cell>
          <table:table-cell table:style-name="ce9" table:number-columns-repeated="20"/>
          <table:table-cell table:number-columns-repeated="998"/>
        </table:table-row>
        <table:table-row table:style-name="ro1">
          <table:table-cell table:style-name="ce2" office:value-type="float" office:value="814" calcext:value-type="float">
            <text:p>814</text:p>
          </table:table-cell>
          <table:table-cell table:style-name="ce4" office:value-type="string" calcext:value-type="string">
            <text:p>Em Manaus (AM), nos bairros que contêm “Nova”, quantas escolas com internet banda larga estão contidas em setores que, por sua vez, estão dentro do limite municipal e se intersectam com distritos?</text:p>
          </table:table-cell>
          <table:table-cell table:style-name="ce8" table:content-validation-name="val1" office:value-type="string" calcext:value-type="string">
            <text:p>Bairro</text:p>
          </table:table-cell>
          <table:table-cell table:style-name="ce11" table:content-validation-name="val2" office:value-type="string" calcext:value-type="string">
            <text:p>Muito Difícil</text:p>
          </table:table-cell>
          <table:table-cell table:style-name="ce5" table:content-validation-name="val3" office:value-type="string" calcext:value-type="string">
            <text:p>ST_Contains</text:p>
          </table:table-cell>
          <table:table-cell table:style-name="ce12" office:value-type="string" calcext:value-type="string">
            <text:p>WITH setores_validos AS (</text:p>
            <text:p>  SELECT s.*</text:p>
            <text:p>  FROM public.setor s</text:p>
            <text:p>  JOIN public.municipio m ON m.cd_mun = s.cd_mun</text:p>
            <text:p>  WHERE ST_Within(s.geometry, m.geometry)</text:p>
            <text:p>)</text:p>
            <text:p>SELECT</text:p>
            <text:p>  e.nm_bairro,</text:p>
            <text:p>  COUNT(DISTINCT e.cd_entidade) AS total_banda_larga</text:p>
            <text:p>FROM public.escola e</text:p>
            <text:p>JOIN public.microdados_ed_basica meb ON meb.cd_entidade = e.cd_entidade</text:p>
            <text:p>JOIN public.municipio m ON m.cd_mun = e.cd_mun</text:p>
            <text:p>JOIN public.unidade_federativa uf ON uf.cd_uf = m.cd_uf</text:p>
            <text:p>JOIN setores_validos sv ON sv.cd_mun = m.cd_mun</text:p>
            <text:p>JOIN public.distrito d ON d.cd_mun = m.cd_mun</text:p>
            <text:p>WHERE uf.nm_uf = 'Amazonas'</text:p>
            <text:p>  AND m.nm_mun = 'Manaus'</text:p>
            <text:p>  AND e.nm_bairro ILIKE '%Nova%'</text:p>
            <text:p>  AND meb.in_internet = 1</text:p>
            <text:p>  AND meb.in_banda_larga = 1</text:p>
            <text:p>  AND ST_Contains(sv.geometry, e.geometry)</text:p>
            <text:p>  AND ST_Intersects(sv.geometry, d.geometry)</text:p>
            <text:p>  AND ST_Within(e.geometry, m.geometry)</text:p>
            <text:p>GROUP BY e.nm_bairro;</text:p>
          </table:table-cell>
          <table:table-cell table:style-name="ce9" table:number-columns-repeated="20"/>
          <table:table-cell table:number-columns-repeated="998"/>
        </table:table-row>
        <table:table-row table:style-name="ro1">
          <table:table-cell table:style-name="ce2" office:value-type="float" office:value="815" calcext:value-type="float">
            <text:p>815</text:p>
          </table:table-cell>
          <table:table-cell table:style-name="ce4" office:value-type="string" calcext:value-type="string">
            <text:p>Em Porto Alegre (RS), nos bairros que começam com “Petr”, quantas escolas com sala de música estão contidas em distritos ou setores, e qual a soma da área em que distritos e setores se sobrepõem dentro do município?</text:p>
          </table:table-cell>
          <table:table-cell table:style-name="ce8" table:content-validation-name="val1" office:value-type="string" calcext:value-type="string">
            <text:p>Bairro</text:p>
          </table:table-cell>
          <table:table-cell table:style-name="ce11" table:content-validation-name="val2" office:value-type="string" calcext:value-type="string">
            <text:p>Muito Difícil</text:p>
          </table:table-cell>
          <table:table-cell table:style-name="ce5" table:content-validation-name="val3" office:value-type="string" calcext:value-type="string">
            <text:p>ST_Contains</text:p>
          </table:table-cell>
          <table:table-cell table:style-name="ce12" office:value-type="string" calcext:value-type="string">
            <text:p>WITH intersec_ds AS (</text:p>
            <text:p>  SELECT</text:p>
            <text:p>    m.cd_mun,</text:p>
            <text:p>    ST_Intersection(d.geometry, s.geometry) AS geom_int</text:p>
            <text:p>  FROM public.municipio m</text:p>
            <text:p>  FULL OUTER JOIN public.distrito d ON d.cd_mun = m.cd_mun</text:p>
            <text:p>  FULL OUTER JOIN public.setor s ON s.cd_mun = m.cd_mun</text:p>
            <text:p>  WHERE d.geometry IS NOT NULL AND s.geometry IS NOT NULL</text:p>
            <text:p>),</text:p>
            <text:p>area_bairro AS (</text:p>
            <text:p>  SELECT</text:p>
            <text:p>    e.nm_bairro,</text:p>
            <text:p>    SUM(</text:p>
            <text:p>      CASE</text:p>
            <text:p>        WHEN i.geom_int IS NOT NULL</text:p>
            <text:p>        THEN ST_Area(i.geom_int::geography)</text:p>
            <text:p>        ELSE 0</text:p>
            <text:p>      END</text:p>
            <text:p>    ) AS area_sobreposicao_m2</text:p>
            <text:p>  FROM public.escola e</text:p>
            <text:p>  FULL OUTER JOIN public.municipio m ON m.cd_mun = e.cd_mun</text:p>
            <text:p>  FULL OUTER JOIN intersec_ds i ON i.cd_mun = m.cd_mun</text:p>
            <text:p>  WHERE ST_Within(e.geometry, m.geometry)</text:p>
            <text:p>  GROUP BY e.nm_bairro</text:p>
            <text:p>)</text:p>
            <text:p>SELECT</text:p>
            <text:p>  e.nm_bairro,</text:p>
            <text:p>  COUNT(DISTINCT e.cd_entidade) AS total_sala_musica,</text:p>
            <text:p>  MAX(ab.area_sobreposicao_m2) AS area_sobreposicao_m2</text:p>
            <text:p>FROM public.escola e</text:p>
            <text:p>FULL OUTER JOIN public.microdados_ed_basica meb ON meb.cd_entidade = e.cd_entidade</text:p>
            <text:p>FULL OUTER JOIN public.municipio m ON m.cd_mun = e.cd_mun</text:p>
            <text:p>FULL OUTER JOIN public.unidade_federativa uf ON uf.cd_uf = m.cd_uf</text:p>
            <text:p>FULL OUTER JOIN public.distrito d ON d.cd_mun = m.cd_mun</text:p>
            <text:p>FULL OUTER JOIN public.setor s ON s.cd_mun = m.cd_mun</text:p>
            <text:p>FULL OUTER JOIN area_bairro ab ON ab.nm_bairro = e.nm_bairro</text:p>
            <text:p>WHERE uf.nm_uf = 'Rio Grande do Sul'</text:p>
            <text:p>  AND m.nm_mun = 'Porto Alegre'</text:p>
            <text:p>  AND e.nm_bairro LIKE 'Petr%'</text:p>
            <text:p>  AND meb.in_sala_musica_coral = 1</text:p>
            <text:p>  AND (ST_Contains(d.geometry, e.geometry) OR ST_Contains(s.geometry, e.geometry))</text:p>
            <text:p>  AND ST_Within(e.geometry, m.geometry)</text:p>
            <text:p>GROUP BY e.nm_bairro;</text:p>
            <text:p/>
          </table:table-cell>
          <table:table-cell table:style-name="ce9" table:number-columns-repeated="20"/>
          <table:table-cell table:number-columns-repeated="998"/>
        </table:table-row>
        <table:table-row table:style-name="ro1">
          <table:table-cell table:style-name="ce2" office:value-type="float" office:value="816" calcext:value-type="float">
            <text:p>816</text:p>
          </table:table-cell>
          <table:table-cell table:style-name="ce4" office:value-type="string" calcext:value-type="string">
            <text:p>Em São Paulo (SP), nos bairros que começam com “Jardim”, qual a distância média/mínima/máxima até a biblioteca municipal mais próxima para escolas com biblioteca?</text:p>
          </table:table-cell>
          <table:table-cell table:style-name="ce8" table:content-validation-name="val1" office:value-type="string" calcext:value-type="string">
            <text:p>Bairro</text:p>
          </table:table-cell>
          <table:table-cell table:style-name="ce11" table:content-validation-name="val2" office:value-type="string" calcext:value-type="string">
            <text:p>Muito Difícil</text:p>
          </table:table-cell>
          <table:table-cell table:style-name="ce5" table:content-validation-name="val3" office:value-type="string" calcext:value-type="string">
            <text:p>ST_Distance</text:p>
          </table:table-cell>
          <table:table-cell table:style-name="ce12" office:value-type="string" calcext:value-type="string">
            <text:p>WITH nearest_bib AS (</text:p>
            <text:p>  SELECT *</text:p>
            <text:p>  FROM (</text:p>
            <text:p>    SELECT</text:p>
            <text:p>      e.cd_entidade,</text:p>
            <text:p>      e.nm_bairro,</text:p>
            <text:p>      m.cd_mun,</text:p>
            <text:p>      b.geometry AS geom_bib,</text:p>
            <text:p>      ST_Distance(e.geometry::geography, b.geometry::geography) AS dist_m,</text:p>
            <text:p>      ROW_NUMBER() OVER (PARTITION BY e.cd_entidade ORDER BY ST_Distance(e.geometry::geography, b.geometry::geography)) AS rn</text:p>
            <text:p>    FROM public.escola e</text:p>
            <text:p>    INNER JOIN public.microdados_ed_basica meb ON meb.cd_entidade = e.cd_entidade</text:p>
            <text:p>    INNER JOIN public.municipio m ON m.cd_mun = e.cd_mun</text:p>
            <text:p>    INNER JOIN public.unidade_federativa uf ON uf.cd_uf = m.cd_uf</text:p>
            <text:p>    INNER JOIN public.biblioteca b ON b.cd_mun = m.cd_mun</text:p>
            <text:p>    WHERE uf.nm_uf = 'São Paulo'</text:p>
            <text:p>      AND m.nm_mun = 'São Paulo'</text:p>
            <text:p>      AND e.nm_bairro LIKE 'Jardim%'</text:p>
            <text:p>      AND meb.in_biblioteca = 1</text:p>
            <text:p>      AND ST_Within(e.geometry, m.geometry)</text:p>
            <text:p>      AND ST_Within(b.geometry, m.geometry)</text:p>
            <text:p>  ) x</text:p>
            <text:p>  WHERE rn = 1</text:p>
            <text:p>)</text:p>
            <text:p>SELECT</text:p>
            <text:p>  nb.nm_bairro,</text:p>
            <text:p>  AVG(nb.dist_m) AS dist_media_m,</text:p>
            <text:p>  MIN(nb.dist_m) AS dist_min_m,</text:p>
            <text:p>  MAX(nb.dist_m) AS dist_max_m</text:p>
            <text:p>FROM nearest_bib nb</text:p>
            <text:p>GROUP BY nb.nm_bairro;</text:p>
          </table:table-cell>
          <table:table-cell table:style-name="ce9" table:number-columns-repeated="20"/>
          <table:table-cell table:number-columns-repeated="998"/>
        </table:table-row>
        <table:table-row table:style-name="ro1">
          <table:table-cell table:style-name="ce2" office:value-type="float" office:value="817" calcext:value-type="float">
            <text:p>817</text:p>
          </table:table-cell>
          <table:table-cell table:style-name="ce4" office:value-type="string" calcext:value-type="string">
            <text:p>Em Fortaleza (CE), nos bairros que contêm “Alde”, como se distribuem as escolas com laboratório de informática por faixas de distância (≤500 m, 501–1000 m, 1001–2000 m, &gt;2000 m) até o CRAS mais próximo?</text:p>
          </table:table-cell>
          <table:table-cell table:style-name="ce8" table:content-validation-name="val1" office:value-type="string" calcext:value-type="string">
            <text:p>Bairro</text:p>
          </table:table-cell>
          <table:table-cell table:style-name="ce11" table:content-validation-name="val2" office:value-type="string" calcext:value-type="string">
            <text:p>Muito Difícil</text:p>
          </table:table-cell>
          <table:table-cell table:style-name="ce5" table:content-validation-name="val3" office:value-type="string" calcext:value-type="string">
            <text:p>ST_Distance</text:p>
          </table:table-cell>
          <table:table-cell table:style-name="ce12" office:value-type="string" calcext:value-type="string">
            <text:p>WITH nearest_cras AS (</text:p>
            <text:p>  SELECT *</text:p>
            <text:p>  FROM (</text:p>
            <text:p>    SELECT</text:p>
            <text:p>      e.cd_entidade,</text:p>
            <text:p>      e.nm_bairro,</text:p>
            <text:p>      m.cd_mun,</text:p>
            <text:p>      ST_Distance(e.geometry::geography, c.geometry::geography) AS dist_m,</text:p>
            <text:p>      ROW_NUMBER() OVER (PARTITION BY e.cd_entidade ORDER BY ST_Distance(e.geometry::geography, c.geometry::geography)) AS rn</text:p>
            <text:p>    FROM public.escola e</text:p>
            <text:p>    LEFT JOIN public.microdados_ed_basica meb ON meb.cd_entidade = e.cd_entidade</text:p>
            <text:p>    LEFT JOIN public.municipio m ON m.cd_mun = e.cd_mun</text:p>
            <text:p>    LEFT JOIN public.unidade_federativa uf ON uf.cd_uf = m.cd_uf</text:p>
            <text:p>    LEFT JOIN public.cras c ON c.cd_mun = m.cd_mun</text:p>
            <text:p>    WHERE uf.nm_uf = 'Ceará'</text:p>
            <text:p>      AND m.nm_mun = 'Fortaleza'</text:p>
            <text:p>      AND e.nm_bairro ILIKE '%Alde%'</text:p>
            <text:p>      AND meb.in_laboratorio_informatica = 1</text:p>
            <text:p>      AND ST_Within(e.geometry, m.geometry)</text:p>
            <text:p>  ) z</text:p>
            <text:p>  WHERE rn = 1</text:p>
            <text:p>)</text:p>
            <text:p>SELECT</text:p>
            <text:p>  nc.nm_bairro,</text:p>
            <text:p>  SUM(CASE WHEN nc.dist_m &lt;= 500 THEN 1 ELSE 0 END) AS ate_500m,</text:p>
            <text:p>  SUM(CASE WHEN nc.dist_m &gt; 500  AND nc.dist_m &lt;= 1000 THEN 1 ELSE 0 END) AS m500_a_1000m,</text:p>
            <text:p>  SUM(CASE WHEN nc.dist_m &gt; 1000 AND nc.dist_m &lt;= 2000 THEN 1 ELSE 0 END) AS m1000_a_2000m,</text:p>
            <text:p>  SUM(CASE WHEN nc.dist_m &gt; 2000 THEN 1 ELSE 0 END) AS acima_2000m</text:p>
            <text:p>FROM nearest_cras nc</text:p>
            <text:p>GROUP BY nc.nm_bairro;</text:p>
          </table:table-cell>
          <table:table-cell table:style-name="ce9" table:number-columns-repeated="20"/>
          <table:table-cell table:number-columns-repeated="998"/>
        </table:table-row>
        <table:table-row table:style-name="ro1">
          <table:table-cell table:style-name="ce2" office:value-type="float" office:value="818" calcext:value-type="float">
            <text:p>818</text:p>
          </table:table-cell>
          <table:table-cell table:style-name="ce4" office:value-type="string" calcext:value-type="string">
            <text:p>No Recife (PE), nos bairros que contêm “Boa Vi”, qual a mediana da distância ao CREAS mais próximo para escolas com quadra de esportes?</text:p>
          </table:table-cell>
          <table:table-cell table:style-name="ce8" table:content-validation-name="val1" office:value-type="string" calcext:value-type="string">
            <text:p>Bairro</text:p>
          </table:table-cell>
          <table:table-cell table:style-name="ce11" table:content-validation-name="val2" office:value-type="string" calcext:value-type="string">
            <text:p>Muito Difícil</text:p>
          </table:table-cell>
          <table:table-cell table:style-name="ce5" table:content-validation-name="val3" office:value-type="string" calcext:value-type="string">
            <text:p>ST_Distance</text:p>
          </table:table-cell>
          <table:table-cell table:style-name="ce12" office:value-type="string" calcext:value-type="string">
            <text:p>WITH nearest_creas AS (</text:p>
            <text:p>  SELECT *</text:p>
            <text:p>  FROM (</text:p>
            <text:p>    SELECT</text:p>
            <text:p>      e.cd_entidade,</text:p>
            <text:p>      e.nm_bairro,</text:p>
            <text:p>      m.cd_mun,</text:p>
            <text:p>      ST_Distance(e.geometry::geography, cr.geometry::geography) AS dist_m,</text:p>
            <text:p>      ROW_NUMBER() OVER (PARTITION BY e.cd_entidade ORDER BY ST_Distance(e.geometry::geography, cr.geometry::geography)) AS rn</text:p>
            <text:p>    FROM public.escola e</text:p>
            <text:p>    RIGHT JOIN public.microdados_ed_basica meb ON meb.cd_entidade = e.cd_entidade</text:p>
            <text:p>    RIGHT JOIN public.municipio m ON m.cd_mun = e.cd_mun</text:p>
            <text:p>    RIGHT JOIN public.unidade_federativa uf ON uf.cd_uf = m.cd_uf</text:p>
            <text:p>    RIGHT JOIN public.creas cr ON cr.cd_mun = m.cd_mun</text:p>
            <text:p>    WHERE uf.nm_uf = 'Pernambuco'</text:p>
            <text:p>      AND m.nm_mun = 'Recife'</text:p>
            <text:p>      AND e.nm_bairro LIKE 'Boa Vi%'</text:p>
            <text:p>      AND meb.in_quadra_esportes = 1</text:p>
            <text:p>      AND ST_Within(e.geometry, m.geometry)</text:p>
            <text:p>  ) t</text:p>
            <text:p>  WHERE rn = 1</text:p>
            <text:p>)</text:p>
            <text:p>SELECT</text:p>
            <text:p>  nc.nm_bairro,</text:p>
            <text:p>  PERCENTILE_CONT(0.5) WITHIN GROUP (ORDER BY nc.dist_m) AS dist_mediana_m</text:p>
            <text:p>FROM nearest_creas nc</text:p>
            <text:p>GROUP BY nc.nm_bairro;</text:p>
          </table:table-cell>
          <table:table-cell table:style-name="ce9" table:number-columns-repeated="20"/>
          <table:table-cell table:number-columns-repeated="998"/>
        </table:table-row>
        <table:table-row table:style-name="ro1">
          <table:table-cell table:style-name="ce2" office:value-type="float" office:value="819" calcext:value-type="float">
            <text:p>819</text:p>
          </table:table-cell>
          <table:table-cell table:style-name="ce4" office:value-type="string" calcext:value-type="string">
            <text:p>Em Manaus (AM), nos bairros que contêm “Nova”, qual é, por bairro, a diferença média entre a distância ao Centro POP mais próximo e ao CRAS mais próximo para escolas com internet banda larga?</text:p>
          </table:table-cell>
          <table:table-cell table:style-name="ce8" table:content-validation-name="val1" office:value-type="string" calcext:value-type="string">
            <text:p>Bairro</text:p>
          </table:table-cell>
          <table:table-cell table:style-name="ce11" table:content-validation-name="val2" office:value-type="string" calcext:value-type="string">
            <text:p>Muito Difícil</text:p>
          </table:table-cell>
          <table:table-cell table:style-name="ce5" table:content-validation-name="val3" office:value-type="string" calcext:value-type="string">
            <text:p>ST_Distance</text:p>
          </table:table-cell>
          <table:table-cell table:style-name="ce12" office:value-type="string" calcext:value-type="string">
            <text:p>WITH nearest_cpop AS (</text:p>
            <text:p>  SELECT *</text:p>
            <text:p>  FROM (</text:p>
            <text:p>    SELECT</text:p>
            <text:p>      e.cd_entidade,</text:p>
            <text:p>      ST_Distance(e.geometry::geography, cp.geometry::geography) AS dist_cpop_m,</text:p>
            <text:p>      ROW_NUMBER() OVER (PARTITION BY e.cd_entidade ORDER BY ST_Distance(e.geometry::geography, cp.geometry::geography)) AS rn</text:p>
            <text:p>    FROM public.escola e</text:p>
            <text:p>    JOIN public.centro_pop cp ON cp.cd_mun = e.cd_mun</text:p>
            <text:p>  ) a WHERE rn = 1</text:p>
            <text:p>),</text:p>
            <text:p>nearest_cras AS (</text:p>
            <text:p>  SELECT *</text:p>
            <text:p>  FROM (</text:p>
            <text:p>    SELECT</text:p>
            <text:p>      e.cd_entidade,</text:p>
            <text:p>      ST_Distance(e.geometry::geography, c.geometry::geography) AS dist_cras_m,</text:p>
            <text:p>      ROW_NUMBER() OVER (PARTITION BY e.cd_entidade ORDER BY ST_Distance(e.geometry::geography, c.geometry::geography)) AS rn</text:p>
            <text:p>    FROM public.escola e</text:p>
            <text:p>    JOIN public.cras c ON c.cd_mun = e.cd_mun</text:p>
            <text:p>  ) b WHERE rn = 1</text:p>
            <text:p>)</text:p>
            <text:p>SELECT</text:p>
            <text:p>  e.nm_bairro,</text:p>
            <text:p>  AVG(nc.dist_cpop_m - nr.dist_cras_m) AS delta_medio_cpop_menos_cras</text:p>
            <text:p>FROM public.escola e</text:p>
            <text:p>JOIN public.microdados_ed_basica meb ON meb.cd_entidade = e.cd_entidade</text:p>
            <text:p>JOIN public.municipio m ON m.cd_mun = e.cd_mun</text:p>
            <text:p>JOIN public.unidade_federativa uf ON uf.cd_uf = m.cd_uf</text:p>
            <text:p>JOIN nearest_cpop nc ON nc.cd_entidade = e.cd_entidade</text:p>
            <text:p>JOIN nearest_cras nr ON nr.cd_entidade = e.cd_entidade</text:p>
            <text:p>WHERE uf.nm_uf = 'Amazonas'</text:p>
            <text:p>  AND m.nm_mun = 'Manaus'</text:p>
            <text:p>  AND e.nm_bairro ILIKE '%Nova%'</text:p>
            <text:p>  AND meb.in_internet = 1</text:p>
            <text:p>  AND meb.in_banda_larga = 1</text:p>
            <text:p>  AND ST_Within(e.geometry, m.geometry)</text:p>
            <text:p>GROUP BY e.nm_bairro;</text:p>
          </table:table-cell>
          <table:table-cell table:style-name="ce9" table:number-columns-repeated="20"/>
          <table:table-cell table:number-columns-repeated="998"/>
        </table:table-row>
        <table:table-row table:style-name="ro1">
          <table:table-cell table:style-name="ce2" office:value-type="float" office:value="820" calcext:value-type="float">
            <text:p>820</text:p>
          </table:table-cell>
          <table:table-cell table:style-name="ce4" office:value-type="string" calcext:value-type="string">
            <text:p>Em Porto Alegre (RS), nos bairros que começam com “Petr”, qual a média ponderada da distância até a biblioteca municipal mais próxima para escolas com internet banda larga, usando como peso o número de televisores da escola?</text:p>
          </table:table-cell>
          <table:table-cell table:style-name="ce8" table:content-validation-name="val1" office:value-type="string" calcext:value-type="string">
            <text:p>Bairro</text:p>
          </table:table-cell>
          <table:table-cell table:style-name="ce11" table:content-validation-name="val2" office:value-type="string" calcext:value-type="string">
            <text:p>Muito Difícil</text:p>
          </table:table-cell>
          <table:table-cell table:style-name="ce5" table:content-validation-name="val3" office:value-type="string" calcext:value-type="string">
            <text:p>ST_Distance</text:p>
          </table:table-cell>
          <table:table-cell table:style-name="ce12" office:value-type="string" calcext:value-type="string">
            <text:p>WITH nearest_bib AS (</text:p>
            <text:p>  SELECT *</text:p>
            <text:p>  FROM (</text:p>
            <text:p>    SELECT</text:p>
            <text:p>      e.cd_entidade,</text:p>
            <text:p>      ST_Distance(e.geometry::geography, b.geometry::geography) AS dist_m,</text:p>
            <text:p>      ROW_NUMBER() OVER (PARTITION BY e.cd_entidade ORDER BY ST_Distance(e.geometry::geography, b.geometry::geography)) AS rn</text:p>
            <text:p>    FROM public.escola e</text:p>
            <text:p>    FULL OUTER JOIN public.biblioteca b ON b.cd_mun = e.cd_mun</text:p>
            <text:p>  ) x WHERE rn = 1</text:p>
            <text:p>)</text:p>
            <text:p>SELECT</text:p>
            <text:p>  e.nm_bairro,</text:p>
            <text:p>  SUM(nb.dist_m * COALESCE(meb.qt_equip_tv, 0)) / NULLIF(SUM(COALESCE(meb.qt_equip_tv, 0)), 0) AS media_pond_dist_biblio_m</text:p>
            <text:p>FROM public.escola e</text:p>
            <text:p>FULL OUTER JOIN public.microdados_ed_basica meb ON meb.cd_entidade = e.cd_entidade</text:p>
            <text:p>FULL OUTER JOIN public.municipio m ON m.cd_mun = e.cd_mun</text:p>
            <text:p>FULL OUTER JOIN public.unidade_federativa uf ON uf.cd_uf = m.cd_uf</text:p>
            <text:p>FULL OUTER JOIN nearest_bib nb ON nb.cd_entidade = e.cd_entidade</text:p>
            <text:p>WHERE uf.nm_uf = 'Rio Grande do Sul'</text:p>
            <text:p>  AND m.nm_mun = 'Porto Alegre'</text:p>
            <text:p>  AND e.nm_bairro LIKE 'Petr%'</text:p>
            <text:p>  AND meb.in_internet = 1</text:p>
            <text:p>  AND meb.in_banda_larga = 1</text:p>
            <text:p>  AND ST_Within(e.geometry, m.geometry)</text:p>
            <text:p>GROUP BY e.nm_bairro;</text:p>
          </table:table-cell>
          <table:table-cell table:style-name="ce9" table:number-columns-repeated="20"/>
          <table:table-cell table:number-columns-repeated="998"/>
        </table:table-row>
        <table:table-row table:style-name="ro1">
          <table:table-cell table:style-name="ce2" office:value-type="float" office:value="821" calcext:value-type="float">
            <text:p>821</text:p>
          </table:table-cell>
          <table:table-cell table:style-name="ce4" office:value-type="string" calcext:value-type="string">
            <text:p>Nos bairros que começam com “Parque”, qual a distância média até o CRAS mais próximo para escolas dentro de distritos que também estão a até 800 m de algum Centro POP?</text:p>
          </table:table-cell>
          <table:table-cell table:style-name="ce8" table:content-validation-name="val1" office:value-type="string" calcext:value-type="string">
            <text:p>Bairro</text:p>
          </table:table-cell>
          <table:table-cell table:style-name="ce11" table:content-validation-name="val2" office:value-type="string" calcext:value-type="string">
            <text:p>Muito Difícil</text:p>
          </table:table-cell>
          <table:table-cell table:style-name="ce5" table:content-validation-name="val3" office:value-type="string" calcext:value-type="string">
            <text:p>ST_Within</text:p>
          </table:table-cell>
          <table:table-cell table:style-name="ce12" office:value-type="string" calcext:value-type="string">
            <text:p>WITH distritos_proximos_cpop AS (</text:p>
            <text:p>  SELECT DISTINCT d.cd_mun, d.cd_dist</text:p>
            <text:p>  FROM public.distrito d</text:p>
            <text:p>  JOIN public.centro_pop cp ON cp.cd_mun = d.cd_mun</text:p>
            <text:p>  WHERE ST_DWithin(d.geometry::geography, cp.geometry::geography, 800)</text:p>
            <text:p>),</text:p>
            <text:p>nearest_cras AS (</text:p>
            <text:p>  SELECT *</text:p>
            <text:p>  FROM (</text:p>
            <text:p>    SELECT</text:p>
            <text:p>      e.cd_entidade,</text:p>
            <text:p>      ST_Distance(e.geometry::geography, c.geometry::geography) AS dist_cras_m,</text:p>
            <text:p>      ROW_NUMBER() OVER (PARTITION BY e.cd_entidade</text:p>
            <text:p>                         ORDER BY ST_Distance(e.geometry::geography, c.geometry::geography)) AS rn</text:p>
            <text:p>    FROM public.escola e</text:p>
            <text:p>    JOIN public.cras c ON c.cd_mun = e.cd_mun</text:p>
            <text:p>  ) z WHERE rn = 1</text:p>
            <text:p>)</text:p>
            <text:p>SELECT</text:p>
            <text:p>  e.nm_bairro,</text:p>
            <text:p>  COUNT(DISTINCT e.cd_entidade) AS total_escolas,</text:p>
            <text:p>  AVG(nc.dist_cras_m) AS dist_media_cras_m</text:p>
            <text:p>FROM public.escola e</text:p>
            <text:p>INNER JOIN public.microdados_ed_basica meb ON meb.cd_entidade = e.cd_entidade</text:p>
            <text:p>INNER JOIN public.municipio m ON m.cd_mun = e.cd_mun</text:p>
            <text:p>INNER JOIN public.unidade_federativa uf ON uf.cd_uf = m.cd_uf</text:p>
            <text:p>INNER JOIN public.distrito d ON d.cd_mun = m.cd_mun</text:p>
            <text:p>INNER JOIN distritos_proximos_cpop dp ON dp.cd_mun = d.cd_mun AND dp.cd_dist = d.cd_dist</text:p>
            <text:p>INNER JOIN nearest_cras nc ON nc.cd_entidade = e.cd_entidade</text:p>
            <text:p>WHERE uf.nm_uf = 'São Paulo'</text:p>
            <text:p>  AND m.nm_mun = 'São Paulo'</text:p>
            <text:p>  AND e.nm_bairro LIKE 'Parque%'</text:p>
            <text:p>  AND meb.in_biblioteca = 1</text:p>
            <text:p>  AND ST_Within(e.geometry, d.geometry)</text:p>
            <text:p>  AND ST_Within(e.geometry, m.geometry)</text:p>
            <text:p>GROUP BY e.nm_bairro;</text:p>
          </table:table-cell>
          <table:table-cell table:style-name="ce9" table:number-columns-repeated="20"/>
          <table:table-cell table:number-columns-repeated="998"/>
        </table:table-row>
        <table:table-row table:style-name="ro1">
          <table:table-cell table:style-name="ce2" office:value-type="float" office:value="822" calcext:value-type="float">
            <text:p>822</text:p>
          </table:table-cell>
          <table:table-cell table:style-name="ce6" office:value-type="string" calcext:value-type="string">
            <text:p>Nos bairros que contêm “Barra”, qual a proporção de escolas com laboratório de informática que estão dentro de distritos e a até 1.000 m de uma biblioteca?</text:p>
          </table:table-cell>
          <table:table-cell table:style-name="ce8" table:content-validation-name="val1" office:value-type="string" calcext:value-type="string">
            <text:p>Bairro</text:p>
          </table:table-cell>
          <table:table-cell table:style-name="ce11" table:content-validation-name="val2" office:value-type="string" calcext:value-type="string">
            <text:p>Muito Difícil</text:p>
          </table:table-cell>
          <table:table-cell table:style-name="ce5" table:content-validation-name="val3" office:value-type="string" calcext:value-type="string">
            <text:p>ST_Within</text:p>
          </table:table-cell>
          <table:table-cell table:style-name="ce12" office:value-type="string" calcext:value-type="string">
            <text:p>WITH dist_bib AS (</text:p>
            <text:p>  SELECT</text:p>
            <text:p>    e.cd_entidade,</text:p>
            <text:p>    MIN(ST_Distance(e.geometry::geography, b.geometry::geography)) AS dist_bib_m</text:p>
            <text:p>  FROM public.escola e</text:p>
            <text:p>  LEFT JOIN public.biblioteca b ON b.cd_mun = e.cd_mun</text:p>
            <text:p>  GROUP BY e.cd_entidade</text:p>
            <text:p>)</text:p>
            <text:p>SELECT</text:p>
            <text:p>  e.nm_bairro,</text:p>
            <text:p>  AVG(CASE WHEN db.dist_bib_m &lt;= 1000 THEN 1.0 ELSE 0.0 END) AS proporcao_ate_1000m</text:p>
            <text:p>FROM public.escola e</text:p>
            <text:p>LEFT JOIN public.microdados_ed_basica meb ON meb.cd_entidade = e.cd_entidade</text:p>
            <text:p>LEFT JOIN public.municipio m ON m.cd_mun = e.cd_mun</text:p>
            <text:p>LEFT JOIN public.unidade_federativa uf ON uf.cd_uf = m.cd_uf</text:p>
            <text:p>LEFT JOIN public.distrito d ON d.cd_mun = m.cd_mun</text:p>
            <text:p>LEFT JOIN dist_bib db ON db.cd_entidade = e.cd_entidade</text:p>
            <text:p>WHERE uf.nm_uf = 'Rio de Janeiro'</text:p>
            <text:p>  AND m.nm_mun = 'Rio de Janeiro'</text:p>
            <text:p>  AND e.nm_bairro ILIKE 'Barra %'</text:p>
            <text:p>  AND meb.in_laboratorio_informatica = 1</text:p>
            <text:p>  AND ST_Within(e.geometry, d.geometry)</text:p>
            <text:p>  AND ST_Within(e.geometry, m.geometry)</text:p>
            <text:p>GROUP BY e.nm_bairro;</text:p>
          </table:table-cell>
          <table:table-cell table:style-name="ce9" table:number-columns-repeated="20"/>
          <table:table-cell table:number-columns-repeated="998"/>
        </table:table-row>
        <table:table-row table:style-name="ro1">
          <table:table-cell table:style-name="ce2" office:value-type="float" office:value="823" calcext:value-type="float">
            <text:p>823</text:p>
          </table:table-cell>
          <table:table-cell table:style-name="ce6" office:value-type="string" calcext:value-type="string">
            <text:p>Nos bairros da cidade de Campinas (SP), qual é a média de matrículas no ensino médio em escolas que estão dentro dos setores censitários, e que também estão dentro da área do município, considerando apenas escolas que possuem quadra esportiva?</text:p>
          </table:table-cell>
          <table:table-cell table:style-name="ce8" table:content-validation-name="val1" office:value-type="string" calcext:value-type="string">
            <text:p>Bairro</text:p>
          </table:table-cell>
          <table:table-cell table:style-name="ce11" table:content-validation-name="val2" office:value-type="string" calcext:value-type="string">
            <text:p>Muito Difícil</text:p>
          </table:table-cell>
          <table:table-cell table:style-name="ce5" table:content-validation-name="val3" office:value-type="string" calcext:value-type="string">
            <text:p>ST_Within</text:p>
          </table:table-cell>
          <table:table-cell table:style-name="ce12" office:value-type="string" calcext:value-type="string">
            <text:p>WITH escolas_validas AS (</text:p>
            <text:p>    SELECT e.cd_entidade, e.nm_bairro, m.nm_mun, meb.qt_mat_med</text:p>
            <text:p>    FROM public.escola e</text:p>
            <text:p>    INNER JOIN public.municipio m ON e.cd_mun = m.cd_mun</text:p>
            <text:p>    JOIN public.microdados_ed_basica meb ON meb.cd_entidade = e.cd_entidade</text:p>
            <text:p>    JOIN public.setor s ON s.cd_mun = m.cd_mun</text:p>
            <text:p>    WHERE m.nm_mun ILIKE 'Campinas'</text:p>
            <text:p>      AND e.nm_bairro IS NOT NULL</text:p>
            <text:p>      AND meb.in_quadra_esportes = 1</text:p>
            <text:p>      AND ST_Within(e.geometry, s.geometry)</text:p>
            <text:p>      AND ST_Within(e.geometry, m.geometry)</text:p>
            <text:p>)</text:p>
            <text:p>SELECT nm_bairro,</text:p>
            <text:p>       AVG(qt_mat_med) AS media_matriculas,</text:p>
            <text:p>       RANK() OVER (ORDER BY AVG(qt_mat_med) DESC) AS ranking</text:p>
            <text:p>FROM escolas_validas</text:p>
            <text:p>GROUP BY nm_bairro;</text:p>
          </table:table-cell>
          <table:table-cell table:style-name="ce9" table:number-columns-repeated="20"/>
          <table:table-cell table:number-columns-repeated="998"/>
        </table:table-row>
        <table:table-row table:style-name="ro1">
          <table:table-cell table:style-name="ce2" office:value-type="float" office:value="824" calcext:value-type="float">
            <text:p>824</text:p>
          </table:table-cell>
          <table:table-cell table:style-name="ce4" office:value-type="string" calcext:value-type="string">
            <text:p>Quais bairros de Fortaleza (CE) possuem a maior quantidade de escolas com laboratório de informática, considerando apenas aquelas que estão dentro de setores e também dentro dos subdistritos do município?</text:p>
          </table:table-cell>
          <table:table-cell table:style-name="ce8" table:content-validation-name="val1" office:value-type="string" calcext:value-type="string">
            <text:p>Bairro</text:p>
          </table:table-cell>
          <table:table-cell table:style-name="ce11" table:content-validation-name="val2" office:value-type="string" calcext:value-type="string">
            <text:p>Muito Difícil</text:p>
          </table:table-cell>
          <table:table-cell table:style-name="ce5" table:content-validation-name="val3" office:value-type="string" calcext:value-type="string">
            <text:p>ST_Within</text:p>
          </table:table-cell>
          <table:table-cell table:style-name="ce12" office:value-type="string" calcext:value-type="string">
            <text:p>WITH dados AS (</text:p>
            <text:p>    SELECT e.cd_entidade, e.nm_bairro, COUNT(*) AS total_escolas</text:p>
            <text:p>    FROM public.escola e</text:p>
            <text:p>    LEFT JOIN public.municipio m ON e.cd_mun = m.cd_mun</text:p>
            <text:p>    LEFT JOIN public.subdistrito sd ON sd.cd_mun = m.cd_mun</text:p>
            <text:p>    LEFT JOIN public.microdados_ed_basica meb ON meb.cd_entidade = e.cd_entidade</text:p>
            <text:p>    LEFT JOIN public.setor s ON s.cd_mun = m.cd_mun</text:p>
            <text:p>    WHERE m.nm_mun ILIKE 'Fortaleza'</text:p>
            <text:p>      AND meb.in_laboratorio_informatica = 1</text:p>
            <text:p>      AND ST_Within(e.geometry, s.geometry)</text:p>
            <text:p>      AND ST_Within(e.geometry, sd.geometry)</text:p>
            <text:p>    GROUP BY e.cd_entidade, e.nm_bairro</text:p>
            <text:p>)</text:p>
            <text:p>SELECT nm_bairro, total_escolas,</text:p>
            <text:p>       NTILE(3) OVER (ORDER BY total_escolas DESC) AS tercil</text:p>
            <text:p>FROM dados</text:p>
            <text:p>ORDER BY total_escolas DESC;</text:p>
          </table:table-cell>
          <table:table-cell table:style-name="ce9" table:number-columns-repeated="20"/>
          <table:table-cell table:number-columns-repeated="998"/>
        </table:table-row>
        <table:table-row table:style-name="ro1">
          <table:table-cell table:style-name="ce2" office:value-type="float" office:value="825" calcext:value-type="float">
            <text:p>825</text:p>
          </table:table-cell>
          <table:table-cell table:style-name="ce4" office:value-type="string" calcext:value-type="string">
            <text:p>Nos bairros de Belo Horizonte (MG), qual é o total de alunos matriculados no ensino fundamental em escolas que estão dentro dos setores e dentro dos distritos, segmentado por bairro?</text:p>
          </table:table-cell>
          <table:table-cell table:style-name="ce8" table:content-validation-name="val1" office:value-type="string" calcext:value-type="string">
            <text:p>Bairro</text:p>
          </table:table-cell>
          <table:table-cell table:style-name="ce11" table:content-validation-name="val2" office:value-type="string" calcext:value-type="string">
            <text:p>Muito Difícil</text:p>
          </table:table-cell>
          <table:table-cell table:style-name="ce5" table:content-validation-name="val3" office:value-type="string" calcext:value-type="string">
            <text:p>ST_Within</text:p>
          </table:table-cell>
          <table:table-cell table:style-name="ce12" office:value-type="string" calcext:value-type="string">
            <text:p>WITH base AS (</text:p>
            <text:p>    SELECT e.cd_entidade, e.nm_bairro, meb.qt_mat_fund</text:p>
            <text:p>    FROM public.escola e</text:p>
            <text:p>    RIGHT JOIN public.municipio m ON e.cd_mun = m.cd_mun</text:p>
            <text:p>    RIGHT JOIN public.distrito d ON d.cd_mun = m.cd_mun</text:p>
            <text:p>    RIGHT JOIN public.microdados_ed_basica meb ON meb.cd_entidade = e.cd_entidade</text:p>
            <text:p>    RIGHT JOIN public.setor s ON s.cd_mun = m.cd_mun</text:p>
            <text:p>    WHERE m.nm_mun ILIKE 'Belo Horizonte'</text:p>
            <text:p>      AND meb.qt_mat_fund IS NOT NULL</text:p>
            <text:p>      AND ST_Within(e.geometry, ST_Intersection(d.geometry, s.geometry))</text:p>
            <text:p>      AND ST_Within(e.geometry, m.geometry)</text:p>
            <text:p>)</text:p>
            <text:p>SELECT</text:p>
            <text:p>    nm_bairro,</text:p>
            <text:p>    SUM(qt_mat_fund) AS total_matriculas,</text:p>
            <text:p>    SUM(SUM(qt_mat_fund)) OVER () AS total_geral,</text:p>
            <text:p>    ROUND(</text:p>
            <text:p>        (100.0 * SUM(qt_mat_fund)</text:p>
            <text:p>         / NULLIF(SUM(SUM(qt_mat_fund)) OVER (), 0::double precision)</text:p>
            <text:p>        )::numeric</text:p>
            <text:p>    , 2) AS percentual</text:p>
            <text:p>FROM base</text:p>
            <text:p>GROUP BY nm_bairro</text:p>
            <text:p>ORDER BY total_matriculas DESC;</text:p>
          </table:table-cell>
          <table:table-cell table:style-name="ce9" table:number-columns-repeated="20"/>
          <table:table-cell table:number-columns-repeated="998"/>
        </table:table-row>
        <table:table-row table:style-name="ro1">
          <table:table-cell table:style-name="ce2" office:value-type="float" office:value="826" calcext:value-type="float">
            <text:p>826</text:p>
          </table:table-cell>
          <table:table-cell table:style-name="ce4" office:value-type="string" calcext:value-type="string">
            <text:p>Em Recife (PE), quais bairros concentram mais escolas com biblioteca situadas exatamente na sobreposição entre setores censitários e distritos, e qual a participação percentual de cada bairro no total?</text:p>
          </table:table-cell>
          <table:table-cell table:style-name="ce8" table:content-validation-name="val1" office:value-type="string" calcext:value-type="string">
            <text:p>Bairro</text:p>
          </table:table-cell>
          <table:table-cell table:style-name="ce11" table:content-validation-name="val2" office:value-type="string" calcext:value-type="string">
            <text:p>Muito Difícil</text:p>
          </table:table-cell>
          <table:table-cell table:style-name="ce5" table:content-validation-name="val3" office:value-type="string" calcext:value-type="string">
            <text:p>ST_Intersection</text:p>
          </table:table-cell>
          <table:table-cell table:style-name="ce12" office:value-type="string" calcext:value-type="string">
            <text:p>WITH base AS (</text:p>
            <text:p>  SELECT e.cd_entidade, e.nm_bairro, meb.in_biblioteca</text:p>
            <text:p>  FROM public.escola e</text:p>
            <text:p>  INNER JOIN public.municipio m ON m.cd_mun = e.cd_mun</text:p>
            <text:p>  INNER JOIN public.microdados_ed_basica meb ON meb.cd_entidade = e.cd_entidade</text:p>
            <text:p>  INNER JOIN public.setor s ON s.cd_mun = m.cd_mun</text:p>
            <text:p>  INNER JOIN public.distrito d ON d.cd_mun = m.cd_mun</text:p>
            <text:p>  WHERE m.nm_mun ILIKE 'Recife'</text:p>
            <text:p>    AND meb.in_biblioteca = 1</text:p>
            <text:p>    AND ST_Within(e.geometry, ST_Intersection(s.geometry, d.geometry))</text:p>
            <text:p>    AND ST_Within(e.geometry, m.geometry)</text:p>
            <text:p>)</text:p>
            <text:p>SELECT</text:p>
            <text:p>  nm_bairro,</text:p>
            <text:p>  COUNT(*) AS qt_escolas,</text:p>
            <text:p>  SUM(COUNT(*)) OVER () AS total_cidade,</text:p>
            <text:p>  ROUND((COUNT(*)::numeric / NULLIF(SUM(COUNT(*)) OVER (), 0)::numeric)*100, 2) AS perc_cidade,</text:p>
            <text:p>  RANK() OVER (ORDER BY COUNT(*) DESC) AS ranking</text:p>
            <text:p>FROM base</text:p>
            <text:p>GROUP BY nm_bairro</text:p>
            <text:p>ORDER BY qt_escolas DESC;</text:p>
          </table:table-cell>
          <table:table-cell table:style-name="ce9" table:number-columns-repeated="20"/>
          <table:table-cell table:number-columns-repeated="998"/>
        </table:table-row>
        <table:table-row table:style-name="ro1">
          <table:table-cell table:style-name="ce2" office:value-type="float" office:value="827" calcext:value-type="float">
            <text:p>827</text:p>
          </table:table-cell>
          <table:table-cell table:style-name="ce4" office:value-type="string" calcext:value-type="string">
            <text:p>Em Porto Alegre (RS), entre os bairros com escolas localizadas na área comum entre setores e subdistritos, quais têm mais escolas com laboratório de informática?</text:p>
          </table:table-cell>
          <table:table-cell table:style-name="ce8" table:content-validation-name="val1" office:value-type="string" calcext:value-type="string">
            <text:p>Bairro</text:p>
          </table:table-cell>
          <table:table-cell table:style-name="ce11" table:content-validation-name="val2" office:value-type="string" calcext:value-type="string">
            <text:p>Muito Difícil</text:p>
          </table:table-cell>
          <table:table-cell table:style-name="ce5" table:content-validation-name="val3" office:value-type="string" calcext:value-type="string">
            <text:p>ST_Intersection</text:p>
          </table:table-cell>
          <table:table-cell table:style-name="ce12" office:value-type="string" calcext:value-type="string">
            <text:p>WITH alvos AS (</text:p>
            <text:p>  SELECT ST_Intersection(s.geometry, sd.geometry) AS geom_int, s.cd_mun</text:p>
            <text:p>  FROM public.setor s</text:p>
            <text:p>  LEFT JOIN public.subdistrito sd ON sd.cd_mun = s.cd_mun</text:p>
            <text:p>),</text:p>
            <text:p>filtradas AS (</text:p>
            <text:p>  SELECT e.cd_entidade, e.nm_bairro</text:p>
            <text:p>  FROM public.escola e</text:p>
            <text:p>  LEFT JOIN public.municipio m ON m.cd_mun = e.cd_mun</text:p>
            <text:p>  LEFT JOIN alvos a ON a.cd_mun = m.cd_mun</text:p>
            <text:p>  LEFT JOIN public.microdados_ed_basica meb ON meb.cd_entidade = e.cd_entidade</text:p>
            <text:p>  WHERE m.nm_mun ILIKE 'Porto Alegre'</text:p>
            <text:p>    AND meb.in_laboratorio_informatica = 1</text:p>
            <text:p>    AND ST_Within(e.geometry, a.geom_int)</text:p>
            <text:p>    AND ST_Intersects(e.geometry, m.geometry)</text:p>
            <text:p>)</text:p>
            <text:p>SELECT</text:p>
            <text:p>  nm_bairro,</text:p>
            <text:p>  COUNT(*) AS qt_escolas,</text:p>
            <text:p>  NTILE(3) OVER (ORDER BY COUNT(*) DESC) AS tercil</text:p>
            <text:p>FROM filtradas</text:p>
            <text:p>GROUP BY nm_bairro</text:p>
            <text:p>ORDER BY qt_escolas DESC;</text:p>
          </table:table-cell>
          <table:table-cell table:style-name="ce9" table:number-columns-repeated="20"/>
          <table:table-cell table:number-columns-repeated="998"/>
        </table:table-row>
        <table:table-row table:style-name="ro1">
          <table:table-cell table:style-name="ce2" office:value-type="float" office:value="828" calcext:value-type="float">
            <text:p>828</text:p>
          </table:table-cell>
          <table:table-cell table:style-name="ce4" office:value-type="string" calcext:value-type="string">
            <text:p>Em Manaus (AM), considerando apenas escolas localizadas na área compartilhada entre setores e distritos, quais bairros somam mais matrículas no ensino médio?</text:p>
          </table:table-cell>
          <table:table-cell table:style-name="ce8" table:content-validation-name="val1" office:value-type="string" calcext:value-type="string">
            <text:p>Bairro</text:p>
          </table:table-cell>
          <table:table-cell table:style-name="ce11" table:content-validation-name="val2" office:value-type="string" calcext:value-type="string">
            <text:p>Muito Difícil</text:p>
          </table:table-cell>
          <table:table-cell table:style-name="ce5" table:content-validation-name="val3" office:value-type="string" calcext:value-type="string">
            <text:p>ST_Intersection</text:p>
          </table:table-cell>
          <table:table-cell table:style-name="ce12" office:value-type="string" calcext:value-type="string">
            <text:p>WITH intersec AS (</text:p>
            <text:p>  SELECT m.cd_mun, ST_Intersection(s.geometry, d.geometry) AS geom_mix</text:p>
            <text:p>  FROM public.municipio m</text:p>
            <text:p>  RIGHT JOIN public.setor s ON s.cd_mun = m.cd_mun</text:p>
            <text:p>  RIGHT JOIN public.distrito d ON d.cd_mun = m.cd_mun</text:p>
            <text:p>  WHERE m.nm_mun ILIKE 'Manaus'</text:p>
            <text:p>),</text:p>
            <text:p>coleta AS (</text:p>
            <text:p>  SELECT e.nm_bairro, meb.qt_mat_med</text:p>
            <text:p>  FROM public.escola e</text:p>
            <text:p>  RIGHT JOIN intersec ix ON ix.cd_mun = e.cd_mun</text:p>
            <text:p>  RIGHT JOIN public.microdados_ed_basica meb ON meb.cd_entidade = e.cd_entidade</text:p>
            <text:p>  WHERE ST_Within(e.geometry, ix.geom_mix)</text:p>
            <text:p>    AND ST_Intersects(e.geometry, (SELECT geometry FROM public.municipio WHERE nm_mun ILIKE 'Manaus' LIMIT 1))</text:p>
            <text:p>)</text:p>
            <text:p>SELECT</text:p>
            <text:p>  nm_bairro,</text:p>
            <text:p>  SUM(qt_mat_med) AS total_matriculas,</text:p>
            <text:p>  DENSE_RANK() OVER (ORDER BY SUM(qt_mat_med) DESC) AS posicao</text:p>
            <text:p>FROM coleta</text:p>
            <text:p>GROUP BY nm_bairro</text:p>
            <text:p>ORDER BY total_matriculas DESC;</text:p>
          </table:table-cell>
          <table:table-cell table:style-name="ce9" table:number-columns-repeated="20"/>
          <table:table-cell table:number-columns-repeated="998"/>
        </table:table-row>
        <table:table-row table:style-name="ro1">
          <table:table-cell table:style-name="ce2" office:value-type="float" office:value="829" calcext:value-type="float">
            <text:p>829</text:p>
          </table:table-cell>
          <table:table-cell table:style-name="ce4" office:value-type="string" calcext:value-type="string">
            <text:p>Em Belém (PA), quais bairros possuem mais escolas de educação de jovens e adultos localizadas na área comum entre setores e o próprio município, e como ficam no ranking?</text:p>
          </table:table-cell>
          <table:table-cell table:style-name="ce8" table:content-validation-name="val1" office:value-type="string" calcext:value-type="string">
            <text:p>Bairro</text:p>
          </table:table-cell>
          <table:table-cell table:style-name="ce11" table:content-validation-name="val2" office:value-type="string" calcext:value-type="string">
            <text:p>Muito Difícil</text:p>
          </table:table-cell>
          <table:table-cell table:style-name="ce5" table:content-validation-name="val3" office:value-type="string" calcext:value-type="string">
            <text:p>ST_Intersection</text:p>
          </table:table-cell>
          <table:table-cell table:style-name="ce12" office:value-type="string" calcext:value-type="string">
            <text:p>WITH alvo AS (</text:p>
            <text:p>  SELECT m.cd_mun, ST_Intersection(s.geometry, m.geometry) AS geom_alvo</text:p>
            <text:p>  FROM public.municipio m</text:p>
            <text:p>  JOIN public.setor s ON s.cd_mun = m.cd_mun</text:p>
            <text:p>  WHERE m.nm_mun ILIKE 'Belém'</text:p>
            <text:p>),</text:p>
            <text:p>base AS (</text:p>
            <text:p>  SELECT e.nm_bairro, meb.in_eja</text:p>
            <text:p>  FROM public.escola e</text:p>
            <text:p>  JOIN public.microdados_ed_basica meb ON meb.cd_entidade = e.cd_entidade</text:p>
            <text:p>  JOIN alvo a ON a.cd_mun = e.cd_mun</text:p>
            <text:p>  WHERE meb.in_eja = 1</text:p>
            <text:p>    AND ST_Within(e.geometry, a.geom_alvo)</text:p>
            <text:p>    AND ST_Within(e.geometry, (SELECT geometry FROM public.municipio WHERE nm_mun ILIKE 'Belém' LIMIT 1))</text:p>
            <text:p>)</text:p>
            <text:p>SELECT</text:p>
            <text:p>  nm_bairro,</text:p>
            <text:p>  COUNT(*) AS qt_escolas_eja,</text:p>
            <text:p>  RANK() OVER (ORDER BY COUNT(*) DESC) AS ranking</text:p>
            <text:p>FROM base</text:p>
            <text:p>GROUP BY nm_bairro</text:p>
            <text:p>ORDER BY qt_escolas_eja DESC;</text:p>
            <text:p/>
          </table:table-cell>
          <table:table-cell table:style-name="ce9" table:number-columns-repeated="20"/>
          <table:table-cell table:number-columns-repeated="998"/>
        </table:table-row>
        <table:table-row table:style-name="ro1">
          <table:table-cell table:style-name="ce2" office:value-type="float" office:value="830" calcext:value-type="float">
            <text:p>830</text:p>
          </table:table-cell>
          <table:table-cell table:style-name="ce4" office:value-type="string" calcext:value-type="string">
            <text:p>Em Curitiba (PR), por bairro, qual é o total de docentes do ensino básico em escolas posicionadas na zona de interseção entre setores e distritos, considerando somente as que também pertencem à área do município?</text:p>
          </table:table-cell>
          <table:table-cell table:style-name="ce8" table:content-validation-name="val1" office:value-type="string" calcext:value-type="string">
            <text:p>Bairro</text:p>
          </table:table-cell>
          <table:table-cell table:style-name="ce11" table:content-validation-name="val2" office:value-type="string" calcext:value-type="string">
            <text:p>Muito Difícil</text:p>
          </table:table-cell>
          <table:table-cell table:style-name="ce5" table:content-validation-name="val3" office:value-type="string" calcext:value-type="string">
            <text:p>ST_Intersection</text:p>
          </table:table-cell>
          <table:table-cell table:style-name="ce12" office:value-type="string" calcext:value-type="string">
            <text:p>WITH inter AS (</text:p>
            <text:p>  SELECT m.cd_mun, ST_Intersection(s.geometry, d.geometry) AS g</text:p>
            <text:p>  FROM public.municipio m</text:p>
            <text:p>  FULL OUTER JOIN public.setor s ON s.cd_mun = m.cd_mun</text:p>
            <text:p>  FULL OUTER JOIN public.distrito d ON d.cd_mun = m.cd_mun</text:p>
            <text:p>  WHERE m.nm_mun ILIKE 'Curitiba'</text:p>
            <text:p>),</text:p>
            <text:p>coleta AS (</text:p>
            <text:p>  SELECT e.nm_bairro,</text:p>
            <text:p>         COALESCE(meb.qt_doc_bas, 0) AS qt_doc_bas</text:p>
            <text:p>  FROM public.escola e</text:p>
            <text:p>  FULL OUTER JOIN inter i ON i.cd_mun = e.cd_mun</text:p>
            <text:p>  FULL OUTER JOIN public.microdados_ed_basica meb ON meb.cd_entidade = e.cd_entidade</text:p>
            <text:p>  WHERE ST_Within(e.geometry, i.g)</text:p>
            <text:p>    AND ST_Intersects(e.geometry, (SELECT geometry FROM public.municipio WHERE nm_mun ILIKE 'Curitiba' LIMIT 1))</text:p>
            <text:p>)</text:p>
            <text:p>SELECT</text:p>
            <text:p>  nm_bairro,</text:p>
            <text:p>  SUM(qt_doc_bas) AS total_docentes,</text:p>
            <text:p>  SUM(SUM(qt_doc_bas)) OVER () AS total_geral,</text:p>
            <text:p>  ROUND((SUM(qt_doc_bas)::numeric / NULLIF(SUM(SUM(qt_doc_bas)) OVER (),0)::numeric)*100, 2) AS perc_geral</text:p>
            <text:p>FROM coleta</text:p>
            <text:p>GROUP BY nm_bairro</text:p>
            <text:p>ORDER BY total_docentes DESC;</text:p>
          </table:table-cell>
          <table:table-cell table:style-name="ce9" table:number-columns-repeated="20"/>
          <table:table-cell table:number-columns-repeated="998"/>
        </table:table-row>
        <table:table-row table:style-name="ro1">
          <table:table-cell table:style-name="ce2" office:value-type="float" office:value="831" calcext:value-type="float">
            <text:p>831</text:p>
          </table:table-cell>
          <table:table-cell table:style-name="ce4" office:value-type="string" calcext:value-type="string">
            <text:p>Em São Luís (MA), por bairro, quantas escolas com biblioteca ficam em áreas de influência de 300 m que recobrem ao mesmo tempo setores e distritos do município, e qual a participação percentual de cada bairro?</text:p>
          </table:table-cell>
          <table:table-cell table:style-name="ce8" table:content-validation-name="val1" office:value-type="string" calcext:value-type="string">
            <text:p>Bairro</text:p>
          </table:table-cell>
          <table:table-cell table:style-name="ce11" table:content-validation-name="val2" office:value-type="string" calcext:value-type="string">
            <text:p>Muito Difícil</text:p>
          </table:table-cell>
          <table:table-cell table:style-name="ce5" table:content-validation-name="val3" office:value-type="string" calcext:value-type="string">
            <text:p>ST_Buffer</text:p>
          </table:table-cell>
          <table:table-cell table:style-name="ce12" office:value-type="string" calcext:value-type="string">
            <text:p>WITH alvo AS (</text:p>
            <text:p>  SELECT m.cd_mun, ST_Intersection(s.geometry, d.geometry) AS geom_mix</text:p>
            <text:p>  FROM public.municipio m</text:p>
            <text:p>  INNER JOIN public.setor s ON s.cd_mun = m.cd_mun</text:p>
            <text:p>  INNER JOIN public.distrito d ON d.cd_mun = m.cd_mun</text:p>
            <text:p>  WHERE m.nm_mun ILIKE 'São Luís'</text:p>
            <text:p>),</text:p>
            <text:p>base AS (</text:p>
            <text:p>  SELECT e.nm_bairro</text:p>
            <text:p>  FROM public.escola e</text:p>
            <text:p>  INNER JOIN public.municipio m ON m.cd_mun = e.cd_mun</text:p>
            <text:p>  INNER JOIN public.microdados_ed_basica meb ON meb.cd_entidade = e.cd_entidade</text:p>
            <text:p>  INNER JOIN alvo a ON a.cd_mun = e.cd_mun</text:p>
            <text:p>  WHERE meb.in_biblioteca = 1</text:p>
            <text:p>    AND ST_Within(e.geometry, m.geometry)</text:p>
            <text:p>    AND ST_Intersects(ST_Buffer(e.geometry, 300), a.geom_mix)</text:p>
            <text:p>)</text:p>
            <text:p>SELECT</text:p>
            <text:p>  nm_bairro,</text:p>
            <text:p>  COUNT(*) AS qt_escolas,</text:p>
            <text:p>  SUM(COUNT(*)) OVER () AS total_cidade,</text:p>
            <text:p>  ROUND((COUNT(*)::numeric / NULLIF(SUM(COUNT(*)) OVER (),0)::numeric)*100, 2) AS perc_cidade,</text:p>
            <text:p>  RANK() OVER (ORDER BY COUNT(*) DESC) AS ranking</text:p>
            <text:p>FROM base</text:p>
            <text:p>GROUP BY nm_bairro</text:p>
            <text:p>ORDER BY qt_escolas DESC;</text:p>
          </table:table-cell>
          <table:table-cell table:style-name="ce9" table:number-columns-repeated="20"/>
          <table:table-cell table:number-columns-repeated="998"/>
        </table:table-row>
        <table:table-row table:style-name="ro1">
          <table:table-cell table:style-name="ce2" office:value-type="float" office:value="832" calcext:value-type="float">
            <text:p>832</text:p>
          </table:table-cell>
          <table:table-cell table:style-name="ce4" office:value-type="string" calcext:value-type="string">
            <text:p>Em Campinas (SP), por bairro, qual é o total de matrículas no ensino fundamental em escolas cujas áreas de 500 m tocam a área comum entre setores e o município?</text:p>
          </table:table-cell>
          <table:table-cell table:style-name="ce8" table:content-validation-name="val1" office:value-type="string" calcext:value-type="string">
            <text:p>Bairro</text:p>
          </table:table-cell>
          <table:table-cell table:style-name="ce11" table:content-validation-name="val2" office:value-type="string" calcext:value-type="string">
            <text:p>Muito Difícil</text:p>
          </table:table-cell>
          <table:table-cell table:style-name="ce5" table:content-validation-name="val3" office:value-type="string" calcext:value-type="string">
            <text:p>ST_Buffer</text:p>
          </table:table-cell>
          <table:table-cell table:style-name="ce12" office:value-type="string" calcext:value-type="string">
            <text:p>WITH alvo AS (</text:p>
            <text:p>  SELECT m.cd_mun, ST_Intersection(m.geometry, s.geometry) AS geom_alvo</text:p>
            <text:p>  FROM public.municipio m</text:p>
            <text:p>  LEFT JOIN public.setor s ON s.cd_mun = m.cd_mun</text:p>
            <text:p>  WHERE m.nm_mun ILIKE 'Campinas'</text:p>
            <text:p>),</text:p>
            <text:p>coleta AS (</text:p>
            <text:p>  SELECT e.nm_bairro, meb.qt_mat_fund</text:p>
            <text:p>  FROM public.escola e</text:p>
            <text:p>  LEFT JOIN public.municipio m ON m.cd_mun = e.cd_mun</text:p>
            <text:p>  LEFT JOIN public.microdados_ed_basica meb ON meb.cd_entidade = e.cd_entidade</text:p>
            <text:p>  LEFT JOIN alvo a ON a.cd_mun = e.cd_mun</text:p>
            <text:p>  WHERE ST_Within(e.geometry, m.geometry)</text:p>
            <text:p>    AND ST_Intersects(ST_Buffer(e.geometry, 500), a.geom_alvo)</text:p>
            <text:p>)</text:p>
            <text:p>SELECT</text:p>
            <text:p>  nm_bairro,</text:p>
            <text:p>  SUM(qt_mat_fund) AS total_matriculas,</text:p>
            <text:p>  NTILE(4) OVER (ORDER BY SUM(qt_mat_fund) DESC) AS quartil</text:p>
            <text:p>FROM coleta</text:p>
            <text:p>GROUP BY nm_bairro</text:p>
            <text:p>ORDER BY total_matriculas DESC;</text:p>
            <text:p/>
          </table:table-cell>
          <table:table-cell table:style-name="ce9" table:number-columns-repeated="20"/>
          <table:table-cell table:number-columns-repeated="998"/>
        </table:table-row>
        <table:table-row table:style-name="ro1">
          <table:table-cell table:style-name="ce2" office:value-type="float" office:value="833" calcext:value-type="float">
            <text:p>833</text:p>
          </table:table-cell>
          <table:table-cell table:style-name="ce4" office:value-type="string" calcext:value-type="string">
            <text:p>Em Fortaleza (CE), quais bairros têm mais escolas com laboratório de informática quando a área de 250 m ao redor da escola está contida na zona compartilhada entre setores e subdistritos?</text:p>
          </table:table-cell>
          <table:table-cell table:style-name="ce8" table:content-validation-name="val1" office:value-type="string" calcext:value-type="string">
            <text:p>Bairro</text:p>
          </table:table-cell>
          <table:table-cell table:style-name="ce11" table:content-validation-name="val2" office:value-type="string" calcext:value-type="string">
            <text:p>Muito Difícil</text:p>
          </table:table-cell>
          <table:table-cell table:style-name="ce5" table:content-validation-name="val3" office:value-type="string" calcext:value-type="string">
            <text:p>ST_Buffer</text:p>
          </table:table-cell>
          <table:table-cell table:style-name="ce12" office:value-type="string" calcext:value-type="string">
            <text:p>WITH inter AS (</text:p>
            <text:p>  SELECT m.cd_mun, ST_Intersection(s.geometry, sd.geometry) AS geom_comp</text:p>
            <text:p>  FROM public.municipio m</text:p>
            <text:p>  RIGHT JOIN public.setor s ON s.cd_mun = m.cd_mun</text:p>
            <text:p>  RIGHT JOIN public.subdistrito sd ON sd.cd_mun = m.cd_mun</text:p>
            <text:p>  WHERE m.nm_mun ILIKE 'Fortaleza'</text:p>
            <text:p>),</text:p>
            <text:p>base AS (</text:p>
            <text:p>  SELECT e.nm_bairro</text:p>
            <text:p>  FROM public.escola e</text:p>
            <text:p>  RIGHT JOIN inter ix ON ix.cd_mun = e.cd_mun</text:p>
            <text:p>  RIGHT JOIN public.microdados_ed_basica meb ON meb.cd_entidade = e.cd_entidade</text:p>
            <text:p>  WHERE meb.in_laboratorio_informatica = 1</text:p>
            <text:p>    AND ST_Within(e.geometry, (SELECT geometry FROM public.municipio WHERE nm_mun ILIKE 'Fortaleza' LIMIT 1))</text:p>
            <text:p>    AND ST_Within(ST_Buffer(e.geometry, 250), ix.geom_comp)</text:p>
            <text:p>)</text:p>
            <text:p>SELECT</text:p>
            <text:p>  nm_bairro,</text:p>
            <text:p>  COUNT(*) AS qt_escolas,</text:p>
            <text:p>  DENSE_RANK() OVER (ORDER BY COUNT(*) DESC) AS posicao</text:p>
            <text:p>FROM base</text:p>
            <text:p>GROUP BY nm_bairro</text:p>
            <text:p>ORDER BY qt_escolas DESC;</text:p>
          </table:table-cell>
          <table:table-cell table:style-name="ce9" table:number-columns-repeated="20"/>
          <table:table-cell table:number-columns-repeated="998"/>
        </table:table-row>
        <table:table-row table:style-name="ro1">
          <table:table-cell table:style-name="ce2" office:value-type="float" office:value="834" calcext:value-type="float">
            <text:p>834</text:p>
          </table:table-cell>
          <table:table-cell table:style-name="ce4" office:value-type="string" calcext:value-type="string">
            <text:p>Em Belém (PA), por bairro, qual é a média de docentes do ensino fundamental em escolas cujas áreas de 400 m alcançam ao mesmo tempo setores e distritos do município?</text:p>
          </table:table-cell>
          <table:table-cell table:style-name="ce8" table:content-validation-name="val1" office:value-type="string" calcext:value-type="string">
            <text:p>Bairro</text:p>
          </table:table-cell>
          <table:table-cell table:style-name="ce11" table:content-validation-name="val2" office:value-type="string" calcext:value-type="string">
            <text:p>Muito Difícil</text:p>
          </table:table-cell>
          <table:table-cell table:style-name="ce5" table:content-validation-name="val3" office:value-type="string" calcext:value-type="string">
            <text:p>ST_Buffer</text:p>
          </table:table-cell>
          <table:table-cell table:style-name="ce12" office:value-type="string" calcext:value-type="string">
            <text:p>WITH alvo AS (</text:p>
            <text:p>  SELECT m.cd_mun, s.geometry AS g_setor, d.geometry AS g_dist, m.geometry AS g_mun</text:p>
            <text:p>  FROM public.municipio m</text:p>
            <text:p>  JOIN public.setor s ON s.cd_mun = m.cd_mun</text:p>
            <text:p>  JOIN public.distrito d ON d.cd_mun = m.cd_mun</text:p>
            <text:p>  WHERE m.nm_mun ILIKE 'Belém'</text:p>
            <text:p>),</text:p>
            <text:p>coleta AS (</text:p>
            <text:p>  SELECT e.nm_bairro, COALESCE(meb.qt_doc_fund,0) AS qt_doc_fund</text:p>
            <text:p>  FROM public.escola e</text:p>
            <text:p>  JOIN public.microdados_ed_basica meb ON meb.cd_entidade = e.cd_entidade</text:p>
            <text:p>  JOIN alvo a ON a.cd_mun = e.cd_mun</text:p>
            <text:p>  WHERE ST_Within(e.geometry, a.g_mun)</text:p>
            <text:p>    AND ST_Intersects(ST_Buffer(e.geometry, 400), a.g_setor)</text:p>
            <text:p>    AND ST_Intersects(ST_Buffer(e.geometry, 400), a.g_dist)</text:p>
            <text:p>)</text:p>
            <text:p>SELECT</text:p>
            <text:p>  nm_bairro,</text:p>
            <text:p>  AVG(qt_doc_fund) AS media_docentes,</text:p>
            <text:p>  ROW_NUMBER() OVER (ORDER BY AVG(qt_doc_fund) DESC) AS ordem</text:p>
            <text:p>FROM coleta</text:p>
            <text:p>GROUP BY nm_bairro</text:p>
            <text:p>ORDER BY media_docentes DESC;</text:p>
          </table:table-cell>
          <table:table-cell table:style-name="ce9" table:number-columns-repeated="20"/>
          <table:table-cell table:number-columns-repeated="998"/>
        </table:table-row>
        <table:table-row table:style-name="ro1">
          <table:table-cell table:style-name="ce2" office:value-type="float" office:value="835" calcext:value-type="float">
            <text:p>835</text:p>
          </table:table-cell>
          <table:table-cell table:style-name="ce4" office:value-type="string" calcext:value-type="string">
            <text:p>Em Curitiba (PR), por bairro, qual é o total e a participação no geral de profissionais de coordenação e pedagogia em escolas cujas áreas de 200 m ficam sobre a interseção entre setores e subdistritos e também pertencem ao município?</text:p>
          </table:table-cell>
          <table:table-cell table:style-name="ce8" table:content-validation-name="val1" office:value-type="string" calcext:value-type="string">
            <text:p>Bairro</text:p>
          </table:table-cell>
          <table:table-cell table:style-name="ce11" table:content-validation-name="val2" office:value-type="string" calcext:value-type="string">
            <text:p>Muito Difícil</text:p>
          </table:table-cell>
          <table:table-cell table:style-name="ce5" table:content-validation-name="val3" office:value-type="string" calcext:value-type="string">
            <text:p>ST_Buffer</text:p>
          </table:table-cell>
          <table:table-cell table:style-name="ce12" office:value-type="string" calcext:value-type="string">
            <text:p>WITH inter AS (</text:p>
            <text:p>  SELECT m.cd_mun, ST_Intersection(s.geometry, sd.geometry) AS g</text:p>
            <text:p>  FROM public.municipio m</text:p>
            <text:p>  FULL OUTER JOIN public.setor s ON s.cd_mun = m.cd_mun</text:p>
            <text:p>  FULL OUTER JOIN public.subdistrito sd ON sd.cd_mun = m.cd_mun</text:p>
            <text:p>  WHERE m.nm_mun ILIKE 'Curitiba'</text:p>
            <text:p>),</text:p>
            <text:p>base AS (</text:p>
            <text:p>  SELECT e.nm_bairro,</text:p>
            <text:p>         COALESCE(meb.qt_prof_coordenador,0) + COALESCE(meb.qt_prof_pedagogia,0) AS qt_prof</text:p>
            <text:p>  FROM public.escola e</text:p>
            <text:p>  FULL OUTER JOIN inter i ON i.cd_mun = e.cd_mun</text:p>
            <text:p>  FULL OUTER JOIN public.microdados_ed_basica meb ON meb.cd_entidade = e.cd_entidade</text:p>
            <text:p>  WHERE ST_Within(e.geometry, (SELECT geometry FROM public.municipio WHERE nm_mun ILIKE 'Curitiba' LIMIT 1))</text:p>
            <text:p>    AND ST_Intersects(ST_Buffer(e.geometry, 200), i.g)</text:p>
            <text:p>)</text:p>
            <text:p>SELECT</text:p>
            <text:p>  nm_bairro,</text:p>
            <text:p>  SUM(qt_prof) AS total_profissionais,</text:p>
            <text:p>  SUM(SUM(qt_prof)) OVER () AS total_geral,</text:p>
            <text:p>  ROUND((SUM(qt_prof)::numeric / NULLIF(SUM(SUM(qt_prof)) OVER (),0)::numeric)*100, 2) AS perc_geral</text:p>
            <text:p>FROM base</text:p>
            <text:p>GROUP BY nm_bairro</text:p>
            <text:p>ORDER BY total_profissionais DESC;</text:p>
            <text:p/>
          </table:table-cell>
          <table:table-cell table:style-name="ce9" table:number-columns-repeated="20"/>
          <table:table-cell table:number-columns-repeated="998"/>
        </table:table-row>
        <table:table-row table:style-name="ro1">
          <table:table-cell table:style-name="ce2" office:value-type="float" office:value="836" calcext:value-type="float">
            <text:p>836</text:p>
          </table:table-cell>
          <table:table-cell table:style-name="ce4" office:value-type="string" calcext:value-type="string">
            <text:p>Em São Paulo (SP), por bairro, quantas escolas com biblioteca ficam até 300 m da área onde setores e distritos se sobrepõem, considerando apenas as que pertencem ao município?</text:p>
          </table:table-cell>
          <table:table-cell table:style-name="ce8" table:content-validation-name="val1" office:value-type="string" calcext:value-type="string">
            <text:p>Bairro</text:p>
          </table:table-cell>
          <table:table-cell table:style-name="ce11" table:content-validation-name="val2" office:value-type="string" calcext:value-type="string">
            <text:p>Muito Difícil</text:p>
          </table:table-cell>
          <table:table-cell table:style-name="ce5" table:content-validation-name="val3" office:value-type="string" calcext:value-type="string">
            <text:p>ST_DWithin</text:p>
          </table:table-cell>
          <table:table-cell table:style-name="ce12" office:value-type="string" calcext:value-type="string">
            <text:p>WITH alvo AS (</text:p>
            <text:p>  SELECT m.cd_mun, ST_Intersection(s.geometry, d.geometry) AS geom_mix</text:p>
            <text:p>  FROM public.municipio m</text:p>
            <text:p>  INNER JOIN public.setor s ON s.cd_mun = m.cd_mun</text:p>
            <text:p>  INNER JOIN public.distrito d ON d.cd_mun = m.cd_mun</text:p>
            <text:p>  WHERE m.nm_mun ILIKE 'São Paulo'</text:p>
            <text:p>),</text:p>
            <text:p>base AS (</text:p>
            <text:p>  SELECT e.nm_bairro</text:p>
            <text:p>  FROM public.escola e</text:p>
            <text:p>  INNER JOIN public.municipio m ON m.cd_mun = e.cd_mun</text:p>
            <text:p>  INNER JOIN public.microdados_ed_basica meb ON meb.cd_entidade = e.cd_entidade</text:p>
            <text:p>  INNER JOIN alvo a ON a.cd_mun = e.cd_mun</text:p>
            <text:p>  WHERE meb.in_biblioteca = 1</text:p>
            <text:p>    AND ST_Intersects(e.geometry, m.geometry)</text:p>
            <text:p>    AND ST_DWithin(e.geometry::geography, a.geom_mix::geography, 300)</text:p>
            <text:p>)</text:p>
            <text:p>SELECT</text:p>
            <text:p>  nm_bairro,</text:p>
            <text:p>  COUNT(*) AS qt_escolas,</text:p>
            <text:p>  SUM(COUNT(*)) OVER () AS total_cidade,</text:p>
            <text:p>  ROUND((COUNT(*)::numeric / NULLIF(SUM(COUNT(*)) OVER (),0)::numeric)*100, 2) AS perc_cidade,</text:p>
            <text:p>  RANK() OVER (ORDER BY COUNT(*) DESC) AS ranking</text:p>
            <text:p>FROM base</text:p>
            <text:p>GROUP BY nm_bairro</text:p>
            <text:p>ORDER BY qt_escolas DESC;</text:p>
          </table:table-cell>
          <table:table-cell table:style-name="ce9" table:number-columns-repeated="20"/>
          <table:table-cell table:number-columns-repeated="998"/>
        </table:table-row>
        <table:table-row table:style-name="ro1">
          <table:table-cell table:style-name="ce2" office:value-type="float" office:value="837" calcext:value-type="float">
            <text:p>837</text:p>
          </table:table-cell>
          <table:table-cell table:style-name="ce4" office:value-type="string" calcext:value-type="string">
            <text:p>No Rio de Janeiro (RJ), por bairro, qual é o total de matrículas no ensino fundamental em escolas até 400 m da área comum entre setores e o município? Separe em quartis.</text:p>
          </table:table-cell>
          <table:table-cell table:style-name="ce8" table:content-validation-name="val1" office:value-type="string" calcext:value-type="string">
            <text:p>Bairro</text:p>
          </table:table-cell>
          <table:table-cell table:style-name="ce11" table:content-validation-name="val2" office:value-type="string" calcext:value-type="string">
            <text:p>Muito Difícil</text:p>
          </table:table-cell>
          <table:table-cell table:style-name="ce5" table:content-validation-name="val3" office:value-type="string" calcext:value-type="string">
            <text:p>ST_DWithin</text:p>
          </table:table-cell>
          <table:table-cell table:style-name="ce12" office:value-type="string" calcext:value-type="string">
            <text:p>WITH alvo AS (</text:p>
            <text:p>  SELECT m.cd_mun, ST_Intersection(m.geometry, s.geometry) AS geom_alvo</text:p>
            <text:p>  FROM public.municipio m</text:p>
            <text:p>  LEFT JOIN public.setor s ON s.cd_mun = m.cd_mun</text:p>
            <text:p>  WHERE m.nm_mun ILIKE 'Rio de Janeiro'</text:p>
            <text:p>),</text:p>
            <text:p>coleta AS (</text:p>
            <text:p>  SELECT e.nm_bairro, COALESCE(meb.qt_mat_fund,0) AS qt_mat_fund</text:p>
            <text:p>  FROM public.escola e</text:p>
            <text:p>  LEFT JOIN public.municipio m ON m.cd_mun = e.cd_mun</text:p>
            <text:p>  LEFT JOIN public.microdados_ed_basica meb ON meb.cd_entidade = e.cd_entidade</text:p>
            <text:p>  LEFT JOIN alvo a ON a.cd_mun = e.cd_mun</text:p>
            <text:p>  WHERE ST_Within(e.geometry, m.geometry)</text:p>
            <text:p>    AND ST_DWithin(e.geometry::geography, a.geom_alvo::geography, 400)</text:p>
            <text:p>)</text:p>
            <text:p>SELECT</text:p>
            <text:p>  nm_bairro,</text:p>
            <text:p>  SUM(qt_mat_fund) AS total_matriculas,</text:p>
            <text:p>  NTILE(4) OVER (ORDER BY SUM(qt_mat_fund) DESC) AS quartil</text:p>
            <text:p>FROM coleta</text:p>
            <text:p>GROUP BY nm_bairro</text:p>
            <text:p>ORDER BY total_matriculas DESC;</text:p>
          </table:table-cell>
          <table:table-cell table:style-name="ce9" table:number-columns-repeated="20"/>
          <table:table-cell table:number-columns-repeated="998"/>
        </table:table-row>
        <table:table-row table:style-name="ro1">
          <table:table-cell table:style-name="ce2" office:value-type="float" office:value="838" calcext:value-type="float">
            <text:p>838</text:p>
          </table:table-cell>
          <table:table-cell table:style-name="ce4" office:value-type="string" calcext:value-type="string">
            <text:p>Em Recife (PE), quais bairros têm mais docentes do ensino básico em escolas localizadas até 250 m da zona compartilhada entre setores e subdistritos, mantendo apenas as escolas dentro do município?</text:p>
          </table:table-cell>
          <table:table-cell table:style-name="ce8" table:content-validation-name="val1" office:value-type="string" calcext:value-type="string">
            <text:p>Bairro</text:p>
          </table:table-cell>
          <table:table-cell table:style-name="ce11" table:content-validation-name="val2" office:value-type="string" calcext:value-type="string">
            <text:p>Muito Difícil</text:p>
          </table:table-cell>
          <table:table-cell table:style-name="ce5" table:content-validation-name="val3" office:value-type="string" calcext:value-type="string">
            <text:p>ST_DWithin</text:p>
          </table:table-cell>
          <table:table-cell table:style-name="ce12" office:value-type="string" calcext:value-type="string">
            <text:p>WITH inter AS (</text:p>
            <text:p>  SELECT m.cd_mun, ST_Intersection(s.geometry, sd.geometry) AS geom_comp</text:p>
            <text:p>  FROM public.municipio m</text:p>
            <text:p>  RIGHT JOIN public.setor s ON s.cd_mun = m.cd_mun</text:p>
            <text:p>  RIGHT JOIN public.subdistrito sd ON sd.cd_mun = m.cd_mun</text:p>
            <text:p>  WHERE m.nm_mun ILIKE 'Recife'</text:p>
            <text:p>),</text:p>
            <text:p>base AS (</text:p>
            <text:p>  SELECT e.nm_bairro, COALESCE(meb.qt_doc_bas,0) AS qt_doc_bas</text:p>
            <text:p>  FROM public.escola e</text:p>
            <text:p>  RIGHT JOIN inter ix ON ix.cd_mun = e.cd_mun</text:p>
            <text:p>  RIGHT JOIN public.microdados_ed_basica meb ON meb.cd_entidade = e.cd_entidade</text:p>
            <text:p>  WHERE ST_Within(e.geometry, (SELECT geometry FROM public.municipio WHERE nm_mun ILIKE 'Recife' LIMIT 1))</text:p>
            <text:p>    AND ST_DWithin(e.geometry::geography, ix.geom_comp::geography, 250)</text:p>
            <text:p>)</text:p>
            <text:p>SELECT</text:p>
            <text:p>  nm_bairro,</text:p>
            <text:p>  SUM(qt_doc_bas) AS total_docentes,</text:p>
            <text:p>  DENSE_RANK() OVER (ORDER BY SUM(qt_doc_bas) DESC) AS posicao</text:p>
            <text:p>FROM base</text:p>
            <text:p>GROUP BY nm_bairro</text:p>
            <text:p>ORDER BY total_docentes DESC;</text:p>
          </table:table-cell>
          <table:table-cell table:style-name="ce9" table:number-columns-repeated="20"/>
          <table:table-cell table:number-columns-repeated="998"/>
        </table:table-row>
        <table:table-row table:style-name="ro1">
          <table:table-cell table:style-name="ce2" office:value-type="float" office:value="839" calcext:value-type="float">
            <text:p>839</text:p>
          </table:table-cell>
          <table:table-cell table:style-name="ce4" office:value-type="string" calcext:value-type="string">
            <text:p>Em Porto Alegre (RS), por bairro, qual é a média de matrículas no ensino médio em escolas localizadas até 350 m da área onde setores e o próprio município se sobrepõem?</text:p>
          </table:table-cell>
          <table:table-cell table:style-name="ce8" table:content-validation-name="val1" office:value-type="string" calcext:value-type="string">
            <text:p>Bairro</text:p>
          </table:table-cell>
          <table:table-cell table:style-name="ce11" table:content-validation-name="val2" office:value-type="string" calcext:value-type="string">
            <text:p>Muito Difícil</text:p>
          </table:table-cell>
          <table:table-cell table:style-name="ce5" table:content-validation-name="val3" office:value-type="string" calcext:value-type="string">
            <text:p>ST_DWithin</text:p>
          </table:table-cell>
          <table:table-cell table:style-name="ce12" office:value-type="string" calcext:value-type="string">
            <text:p>WITH alvo AS (</text:p>
            <text:p>  SELECT m.cd_mun, ST_Intersection(s.geometry, m.geometry) AS geom_alvo</text:p>
            <text:p>  FROM public.municipio m</text:p>
            <text:p>  JOIN public.setor s ON s.cd_mun = m.cd_mun</text:p>
            <text:p>  WHERE m.nm_mun ILIKE 'Porto Alegre'</text:p>
            <text:p>),</text:p>
            <text:p>coleta AS (</text:p>
            <text:p>  SELECT e.nm_bairro, COALESCE(meb.qt_mat_med,0) AS qt_mat_med</text:p>
            <text:p>  FROM public.escola e</text:p>
            <text:p>  JOIN public.microdados_ed_basica meb ON meb.cd_entidade = e.cd_entidade</text:p>
            <text:p>  JOIN public.municipio m ON m.cd_mun = e.cd_mun</text:p>
            <text:p>  JOIN alvo a ON a.cd_mun = e.cd_mun</text:p>
            <text:p>  WHERE ST_Intersects(e.geometry, m.geometry)</text:p>
            <text:p>    AND ST_DWithin(e.geometry::geography, a.geom_alvo::geography, 350)</text:p>
            <text:p>)</text:p>
            <text:p>SELECT</text:p>
            <text:p>  nm_bairro,</text:p>
            <text:p>  AVG(qt_mat_med) AS media_matriculas,</text:p>
            <text:p>  ROW_NUMBER() OVER (ORDER BY AVG(qt_mat_med) DESC) AS ordem</text:p>
            <text:p>FROM coleta</text:p>
            <text:p>GROUP BY nm_bairro</text:p>
            <text:p>ORDER BY media_matriculas DESC;</text:p>
          </table:table-cell>
          <table:table-cell table:style-name="ce9" table:number-columns-repeated="20"/>
          <table:table-cell table:number-columns-repeated="998"/>
        </table:table-row>
        <table:table-row table:style-name="ro1">
          <table:table-cell table:style-name="ce2" office:value-type="float" office:value="840" calcext:value-type="float">
            <text:p>840</text:p>
          </table:table-cell>
          <table:table-cell table:style-name="ce4" office:value-type="string" calcext:value-type="string">
            <text:p>Em Belo Horizonte (MG), por bairro, qual é o total e a participação no geral de profissionais de coordenação e pedagogia em escolas até 200 m da interseção entre setores e distritos, considerando apenas as que pertencem ao município?</text:p>
          </table:table-cell>
          <table:table-cell table:style-name="ce8" table:content-validation-name="val1" office:value-type="string" calcext:value-type="string">
            <text:p>Bairro</text:p>
          </table:table-cell>
          <table:table-cell table:style-name="ce11" table:content-validation-name="val2" office:value-type="string" calcext:value-type="string">
            <text:p>Muito Difícil</text:p>
          </table:table-cell>
          <table:table-cell table:style-name="ce5" table:content-validation-name="val3" office:value-type="string" calcext:value-type="string">
            <text:p>ST_DWithin</text:p>
          </table:table-cell>
          <table:table-cell table:style-name="ce12" office:value-type="string" calcext:value-type="string">
            <text:p>WITH inter AS (</text:p>
            <text:p>  SELECT m.cd_mun, ST_Intersection(s.geometry, d.geometry) AS g</text:p>
            <text:p>  FROM public.municipio m</text:p>
            <text:p>  FULL OUTER JOIN public.setor s ON s.cd_mun = m.cd_mun</text:p>
            <text:p>  FULL OUTER JOIN public.distrito d ON d.cd_mun = m.cd_mun</text:p>
            <text:p>  WHERE m.nm_mun ILIKE 'Belo Horizonte'</text:p>
            <text:p>),</text:p>
            <text:p>base AS (</text:p>
            <text:p>  SELECT e.nm_bairro,</text:p>
            <text:p>         COALESCE(meb.qt_prof_coordenador,0) + COALESCE(meb.qt_prof_pedagogia,0) AS qt_prof</text:p>
            <text:p>  FROM public.escola e</text:p>
            <text:p>  FULL OUTER JOIN inter i ON i.cd_mun = e.cd_mun</text:p>
            <text:p>  FULL OUTER JOIN public.microdados_ed_basica meb ON meb.cd_entidade = e.cd_entidade</text:p>
            <text:p>  WHERE ST_Within(e.geometry, (SELECT geometry FROM public.municipio WHERE nm_mun ILIKE 'Belo Horizonte' LIMIT 1))</text:p>
            <text:p>    AND i.g IS NOT NULL</text:p>
            <text:p>    AND ST_DWithin(e.geometry::geography, i.g::geography, 200)</text:p>
            <text:p>)</text:p>
            <text:p>SELECT</text:p>
            <text:p>  nm_bairro,</text:p>
            <text:p>  SUM(qt_prof) AS total_profissionais,</text:p>
            <text:p>  SUM(SUM(qt_prof)) OVER () AS total_geral,</text:p>
            <text:p>  ROUND((SUM(qt_prof)::numeric / NULLIF(SUM(SUM(qt_prof)) OVER (),0)::numeric)*100, 2) AS perc_geral</text:p>
            <text:p>FROM base</text:p>
            <text:p>GROUP BY nm_bairro</text:p>
            <text:p>ORDER BY total_profissionais DESC;</text:p>
          </table:table-cell>
          <table:table-cell table:style-name="ce9" table:number-columns-repeated="20"/>
          <table:table-cell table:number-columns-repeated="998"/>
        </table:table-row>
        <table:table-row table:style-name="ro1">
          <table:table-cell table:style-name="ce2" office:value-type="float" office:value="841" calcext:value-type="float">
            <text:p>841</text:p>
          </table:table-cell>
          <table:table-cell table:style-name="ce4" office:value-type="string" calcext:value-type="string">
            <text:p>Em São Paulo, quais escolas localizadas na Avenida Paulista aparecem no cadastro municipal?</text:p>
          </table:table-cell>
          <table:table-cell table:style-name="ce8" table:content-validation-name="val1" office:value-type="string" calcext:value-type="string">
            <text:p>Rua</text:p>
          </table:table-cell>
          <table:table-cell table:style-name="ce11" table:content-validation-name="val2" office:value-type="string" calcext:value-type="string">
            <text:p>Facíl</text:p>
          </table:table-cell>
          <table:table-cell table:style-name="ce5" table:content-validation-name="val3" office:value-type="string" calcext:value-type="string">
            <text:p>ST_Intersects</text:p>
          </table:table-cell>
          <table:table-cell table:style-name="ce12" office:value-type="string" calcext:value-type="string">
            <text:p>SELECT e.cd_entidade, e.nm_entidade, e.ds_enderec</text:p>
            <text:p>FROM public.escola e</text:p>
            <text:p>INNER JOIN public.municipio m</text:p>
            <text:p>  ON m.cd_mun = e.cd_mun</text:p>
            <text:p>WHERE m.nm_mun = 'São Paulo'</text:p>
            <text:p>  AND e.ds_enderec ILIKE '%Paulista%'</text:p>
            <text:p>  AND ST_Intersects(e.geometry, m.geometry);</text:p>
          </table:table-cell>
          <table:table-cell table:style-name="ce9" table:number-columns-repeated="20"/>
          <table:table-cell table:number-columns-repeated="998"/>
        </table:table-row>
        <table:table-row table:style-name="ro1">
          <table:table-cell table:style-name="ce2" office:value-type="float" office:value="842" calcext:value-type="float">
            <text:p>842</text:p>
          </table:table-cell>
          <table:table-cell table:style-name="ce4" office:value-type="string" calcext:value-type="string">
            <text:p>No Rio de Janeiro, quais escolas ficam na Rua Barata Ribeiro?</text:p>
          </table:table-cell>
          <table:table-cell table:style-name="ce8" table:content-validation-name="val1" office:value-type="string" calcext:value-type="string">
            <text:p>Rua</text:p>
          </table:table-cell>
          <table:table-cell table:style-name="ce11" table:content-validation-name="val2" office:value-type="string" calcext:value-type="string">
            <text:p>Facíl</text:p>
          </table:table-cell>
          <table:table-cell table:style-name="ce5" table:content-validation-name="val3" office:value-type="string" calcext:value-type="string">
            <text:p>ST_Intersects</text:p>
          </table:table-cell>
          <table:table-cell table:style-name="ce12" office:value-type="string" calcext:value-type="string">
            <text:p>SELECT e.cd_entidade, e.nm_entidade, e.ds_enderec</text:p>
            <text:p>FROM public.escola e</text:p>
            <text:p>LEFT JOIN public.municipio m</text:p>
            <text:p>  ON m.cd_mun = e.cd_mun</text:p>
            <text:p>WHERE m.nm_mun = 'Rio de Janeiro'</text:p>
            <text:p>  AND e.ds_enderec ILIKE '%Barata Ribeiro%'</text:p>
            <text:p>  AND ST_Intersects(e.geometry, m.geometry);</text:p>
          </table:table-cell>
          <table:table-cell table:style-name="ce9" table:number-columns-repeated="20"/>
          <table:table-cell table:number-columns-repeated="998"/>
        </table:table-row>
        <table:table-row table:style-name="ro1">
          <table:table-cell table:style-name="ce2" office:value-type="float" office:value="843" calcext:value-type="float">
            <text:p>843</text:p>
          </table:table-cell>
          <table:table-cell table:style-name="ce4" office:value-type="string" calcext:value-type="string">
            <text:p>Em Belo Horizonte, quais escolas ficam na Avenida Afonso Pena?</text:p>
          </table:table-cell>
          <table:table-cell table:style-name="ce8" table:content-validation-name="val1" office:value-type="string" calcext:value-type="string">
            <text:p>Rua</text:p>
          </table:table-cell>
          <table:table-cell table:style-name="ce11" table:content-validation-name="val2" office:value-type="string" calcext:value-type="string">
            <text:p>Facíl</text:p>
          </table:table-cell>
          <table:table-cell table:style-name="ce5" table:content-validation-name="val3" office:value-type="string" calcext:value-type="string">
            <text:p>ST_Intersects</text:p>
          </table:table-cell>
          <table:table-cell table:style-name="ce12" office:value-type="string" calcext:value-type="string">
            <text:p>SELECT e.cd_entidade, e.nm_entidade, e.ds_enderec</text:p>
            <text:p>FROM public.escola e</text:p>
            <text:p>RIGHT JOIN public.municipio m</text:p>
            <text:p>  ON m.cd_mun = e.cd_mun</text:p>
            <text:p>WHERE m.nm_mun = 'Belo Horizonte'</text:p>
            <text:p>  AND e.ds_enderec ILIKE '%Afonso Pena%'</text:p>
            <text:p>  AND ST_Intersects(e.geometry, m.geometry);</text:p>
          </table:table-cell>
          <table:table-cell table:style-name="ce9" table:number-columns-repeated="20"/>
          <table:table-cell table:number-columns-repeated="998"/>
        </table:table-row>
        <table:table-row table:style-name="ro1">
          <table:table-cell table:style-name="ce2" office:value-type="float" office:value="844" calcext:value-type="float">
            <text:p>844</text:p>
          </table:table-cell>
          <table:table-cell table:style-name="ce4" office:value-type="string" calcext:value-type="string">
            <text:p>Em Fortaleza, quais escolas estão na Avenida Beira Mar?</text:p>
          </table:table-cell>
          <table:table-cell table:style-name="ce8" table:content-validation-name="val1" office:value-type="string" calcext:value-type="string">
            <text:p>Rua</text:p>
          </table:table-cell>
          <table:table-cell table:style-name="ce11" table:content-validation-name="val2" office:value-type="string" calcext:value-type="string">
            <text:p>Facíl</text:p>
          </table:table-cell>
          <table:table-cell table:style-name="ce5" table:content-validation-name="val3" office:value-type="string" calcext:value-type="string">
            <text:p>ST_Intersects</text:p>
          </table:table-cell>
          <table:table-cell table:style-name="ce12" office:value-type="string" calcext:value-type="string">
            <text:p>SELECT e.cd_entidade, e.nm_entidade, e.ds_enderec</text:p>
            <text:p>FROM public.escola e</text:p>
            <text:p>JOIN public.municipio m</text:p>
            <text:p>  ON m.cd_mun = e.cd_mun</text:p>
            <text:p>WHERE m.nm_mun = 'Fortaleza'</text:p>
            <text:p>  AND e.ds_enderec ILIKE '%Beira Mar%'</text:p>
            <text:p>  AND ST_Intersects(e.geometry, m.geometry);</text:p>
          </table:table-cell>
          <table:table-cell table:style-name="ce9" table:number-columns-repeated="20"/>
          <table:table-cell table:number-columns-repeated="998"/>
        </table:table-row>
        <table:table-row table:style-name="ro1">
          <table:table-cell table:style-name="ce2" office:value-type="float" office:value="845" calcext:value-type="float">
            <text:p>845</text:p>
          </table:table-cell>
          <table:table-cell table:style-name="ce4" office:value-type="string" calcext:value-type="string">
            <text:p>Em Manaus, quais escolas ficam na Avenida Djalma Batista?</text:p>
          </table:table-cell>
          <table:table-cell table:style-name="ce8" table:content-validation-name="val1" office:value-type="string" calcext:value-type="string">
            <text:p>Rua</text:p>
          </table:table-cell>
          <table:table-cell table:style-name="ce11" table:content-validation-name="val2" office:value-type="string" calcext:value-type="string">
            <text:p>Facíl</text:p>
          </table:table-cell>
          <table:table-cell table:style-name="ce5" table:content-validation-name="val3" office:value-type="string" calcext:value-type="string">
            <text:p>ST_Intersects</text:p>
          </table:table-cell>
          <table:table-cell table:style-name="ce12" office:value-type="string" calcext:value-type="string">
            <text:p>SELECT e.cd_entidade, e.nm_entidade, e.ds_enderec</text:p>
            <text:p>FROM public.escola e</text:p>
            <text:p>FULL OUTER JOIN public.municipio m</text:p>
            <text:p>  ON m.cd_mun = e.cd_mun</text:p>
            <text:p>WHERE m.nm_mun = 'Manaus'</text:p>
            <text:p>  AND e.ds_enderec ILIKE '%Djalma Batista%'</text:p>
            <text:p>  AND ST_Intersects(e.geometry, m.geometry);</text:p>
          </table:table-cell>
          <table:table-cell table:style-name="ce9" table:number-columns-repeated="20"/>
          <table:table-cell table:number-columns-repeated="998"/>
        </table:table-row>
        <table:table-row table:style-name="ro1">
          <table:table-cell table:style-name="ce2" office:value-type="float" office:value="846" calcext:value-type="float">
            <text:p>846</text:p>
          </table:table-cell>
          <table:table-cell table:style-name="ce4" office:value-type="string" calcext:value-type="string">
            <text:p>Em Florianópolis, quais escolas ficam na Rua Bocaiúva?</text:p>
          </table:table-cell>
          <table:table-cell table:style-name="ce8" table:content-validation-name="val1" office:value-type="string" calcext:value-type="string">
            <text:p>Rua</text:p>
          </table:table-cell>
          <table:table-cell table:style-name="ce11" table:content-validation-name="val2" office:value-type="string" calcext:value-type="string">
            <text:p>Facíl</text:p>
          </table:table-cell>
          <table:table-cell table:style-name="ce5" table:content-validation-name="val3" office:value-type="string" calcext:value-type="string">
            <text:p>ST_Contains</text:p>
          </table:table-cell>
          <table:table-cell table:style-name="ce12" office:value-type="string" calcext:value-type="string">
            <text:p>SELECT e.cd_entidade, e.nm_entidade, e.ds_enderec</text:p>
            <text:p>FROM public.escola e</text:p>
            <text:p>INNER JOIN public.municipio m</text:p>
            <text:p>  ON m.cd_mun = e.cd_mun</text:p>
            <text:p>WHERE m.nm_mun = 'Florianópolis'</text:p>
            <text:p>  AND e.ds_enderec ILIKE '%Bocaiúva%'</text:p>
            <text:p>  AND ST_Contains(m.geometry, e.geometry);</text:p>
          </table:table-cell>
          <table:table-cell table:style-name="ce9" table:number-columns-repeated="20"/>
          <table:table-cell table:number-columns-repeated="998"/>
        </table:table-row>
        <table:table-row table:style-name="ro1">
          <table:table-cell table:style-name="ce2" office:value-type="float" office:value="847" calcext:value-type="float">
            <text:p>847</text:p>
          </table:table-cell>
          <table:table-cell table:style-name="ce4" office:value-type="string" calcext:value-type="string">
            <text:p>Em Goiânia, quais escolas ficam na Avenida T-63?</text:p>
          </table:table-cell>
          <table:table-cell table:style-name="ce8" table:content-validation-name="val1" office:value-type="string" calcext:value-type="string">
            <text:p>Rua</text:p>
          </table:table-cell>
          <table:table-cell table:style-name="ce11" table:content-validation-name="val2" office:value-type="string" calcext:value-type="string">
            <text:p>Facíl</text:p>
          </table:table-cell>
          <table:table-cell table:style-name="ce5" table:content-validation-name="val3" office:value-type="string" calcext:value-type="string">
            <text:p>ST_Contains</text:p>
          </table:table-cell>
          <table:table-cell table:style-name="ce12" office:value-type="string" calcext:value-type="string">
            <text:p>SELECT e.cd_entidade, e.nm_entidade, e.ds_enderec</text:p>
            <text:p>FROM public.escola e</text:p>
            <text:p>LEFT JOIN public.municipio m</text:p>
            <text:p>  ON m.cd_mun = e.cd_mun</text:p>
            <text:p>WHERE m.nm_mun = 'Goiânia'</text:p>
            <text:p>  AND e.ds_enderec ILIKE '%Avenida T-63%'</text:p>
            <text:p>  AND ST_Contains(m.geometry, e.geometry);</text:p>
          </table:table-cell>
          <table:table-cell table:style-name="ce9" table:number-columns-repeated="20"/>
          <table:table-cell table:number-columns-repeated="998"/>
        </table:table-row>
        <table:table-row table:style-name="ro1">
          <table:table-cell table:style-name="ce2" office:value-type="float" office:value="848" calcext:value-type="float">
            <text:p>848</text:p>
          </table:table-cell>
          <table:table-cell table:style-name="ce4" office:value-type="string" calcext:value-type="string">
            <text:p>Em Natal, quais escolas ficam na Avenida Hermes da Fonseca?</text:p>
          </table:table-cell>
          <table:table-cell table:style-name="ce8" table:content-validation-name="val1" office:value-type="string" calcext:value-type="string">
            <text:p>Rua</text:p>
          </table:table-cell>
          <table:table-cell table:style-name="ce11" table:content-validation-name="val2" office:value-type="string" calcext:value-type="string">
            <text:p>Facíl</text:p>
          </table:table-cell>
          <table:table-cell table:style-name="ce5" table:content-validation-name="val3" office:value-type="string" calcext:value-type="string">
            <text:p>ST_Contains</text:p>
          </table:table-cell>
          <table:table-cell table:style-name="ce12" office:value-type="string" calcext:value-type="string">
            <text:p>SELECT e.cd_entidade, e.nm_entidade, e.ds_enderec</text:p>
            <text:p>FROM public.escola e</text:p>
            <text:p>RIGHT JOIN public.municipio m</text:p>
            <text:p>  ON m.cd_mun = e.cd_mun</text:p>
            <text:p>WHERE m.nm_mun = 'Natal'</text:p>
            <text:p>  AND e.ds_enderec ILIKE '%Hermes da Fonseca%'</text:p>
            <text:p>  AND ST_Contains(m.geometry, e.geometry);</text:p>
          </table:table-cell>
          <table:table-cell table:style-name="ce9" table:number-columns-repeated="20"/>
          <table:table-cell table:number-columns-repeated="998"/>
        </table:table-row>
        <table:table-row table:style-name="ro1">
          <table:table-cell table:style-name="ce2" office:value-type="float" office:value="849" calcext:value-type="float">
            <text:p>849</text:p>
          </table:table-cell>
          <table:table-cell table:style-name="ce4" office:value-type="string" calcext:value-type="string">
            <text:p>Em Teresina, quais escolas ficam na Avenida Frei Serafim?</text:p>
          </table:table-cell>
          <table:table-cell table:style-name="ce8" table:content-validation-name="val1" office:value-type="string" calcext:value-type="string">
            <text:p>Rua</text:p>
          </table:table-cell>
          <table:table-cell table:style-name="ce11" table:content-validation-name="val2" office:value-type="string" calcext:value-type="string">
            <text:p>Facíl</text:p>
          </table:table-cell>
          <table:table-cell table:style-name="ce5" table:content-validation-name="val3" office:value-type="string" calcext:value-type="string">
            <text:p>ST_Contains</text:p>
          </table:table-cell>
          <table:table-cell table:style-name="ce12" office:value-type="string" calcext:value-type="string">
            <text:p>SELECT e.cd_entidade, e.nm_entidade, e.ds_enderec</text:p>
            <text:p>FROM public.escola e</text:p>
            <text:p>JOIN public.municipio m</text:p>
            <text:p>  ON m.cd_mun = e.cd_mun</text:p>
            <text:p>WHERE m.nm_mun = 'Teresina'</text:p>
            <text:p>  AND e.ds_enderec ILIKE '%Frei Serafim%'</text:p>
            <text:p>  AND ST_Contains(m.geometry, e.geometry);</text:p>
          </table:table-cell>
          <table:table-cell table:style-name="ce9" table:number-columns-repeated="20"/>
          <table:table-cell table:number-columns-repeated="998"/>
        </table:table-row>
        <table:table-row table:style-name="ro1">
          <table:table-cell table:style-name="ce2" office:value-type="float" office:value="850" calcext:value-type="float">
            <text:p>850</text:p>
          </table:table-cell>
          <table:table-cell table:style-name="ce4" office:value-type="string" calcext:value-type="string">
            <text:p>Em João Pessoa, quais escolas ficam na Avenida Epitácio Pessoa?</text:p>
          </table:table-cell>
          <table:table-cell table:style-name="ce8" table:content-validation-name="val1" office:value-type="string" calcext:value-type="string">
            <text:p>Rua</text:p>
          </table:table-cell>
          <table:table-cell table:style-name="ce11" table:content-validation-name="val2" office:value-type="string" calcext:value-type="string">
            <text:p>Facíl</text:p>
          </table:table-cell>
          <table:table-cell table:style-name="ce5" table:content-validation-name="val3" office:value-type="string" calcext:value-type="string">
            <text:p>ST_Contains</text:p>
          </table:table-cell>
          <table:table-cell table:style-name="ce12" office:value-type="string" calcext:value-type="string">
            <text:p>SELECT e.cd_entidade, e.nm_entidade, e.ds_enderec</text:p>
            <text:p>FROM public.escola e</text:p>
            <text:p>FULL OUTER JOIN public.municipio m</text:p>
            <text:p>  ON m.cd_mun = e.cd_mun</text:p>
            <text:p>WHERE m.nm_mun = 'João Pessoa'</text:p>
            <text:p>  AND e.ds_enderec ILIKE '%Epitácio Pessoa%'</text:p>
            <text:p>  AND ST_Contains(m.geometry, e.geometry);</text:p>
          </table:table-cell>
          <table:table-cell table:style-name="ce9" table:number-columns-repeated="20"/>
          <table:table-cell table:number-columns-repeated="998"/>
        </table:table-row>
        <table:table-row table:style-name="ro1">
          <table:table-cell table:style-name="ce2" office:value-type="float" office:value="851" calcext:value-type="float">
            <text:p>851</text:p>
          </table:table-cell>
          <table:table-cell table:style-name="ce4" office:value-type="string" calcext:value-type="string">
            <text:p>Em São Paulo, qual é a distância entre as escolas da Avenida Paulista e as escolas da Rua da Consolação?</text:p>
          </table:table-cell>
          <table:table-cell table:style-name="ce8" table:content-validation-name="val1" office:value-type="string" calcext:value-type="string">
            <text:p>Rua</text:p>
          </table:table-cell>
          <table:table-cell table:style-name="ce11" table:content-validation-name="val2" office:value-type="string" calcext:value-type="string">
            <text:p>Facíl</text:p>
          </table:table-cell>
          <table:table-cell table:style-name="ce5" table:content-validation-name="val3" office:value-type="string" calcext:value-type="string">
            <text:p>ST_Distance</text:p>
          </table:table-cell>
          <table:table-cell table:style-name="ce12" office:value-type="string" calcext:value-type="string">
            <text:p>SELECT</text:p>
            <text:p>  e1.cd_entidade AS escola_origem,</text:p>
            <text:p>  e1.nm_entidade AS nome_origem,</text:p>
            <text:p>  e1.ds_enderec  AS endereco_origem,</text:p>
            <text:p>  e2.cd_entidade AS escola_destino,</text:p>
            <text:p>  e2.nm_entidade AS nome_destino,</text:p>
            <text:p>  e2.ds_enderec  AS endereco_destino,</text:p>
            <text:p>  ST_Distance(e1.geometry::geography, e2.geometry::geography) AS dist_m</text:p>
            <text:p>FROM public.escola e1</text:p>
            <text:p>INNER JOIN public.escola e2</text:p>
            <text:p>  ON e1.cd_mun = e2.cd_mun</text:p>
            <text:p>WHERE e1.cd_mun = '3550308'</text:p>
            <text:p>  AND e1.ds_enderec ILIKE '%Avenida Paulista%'</text:p>
            <text:p>  AND e2.ds_enderec ILIKE '%Rua da Consolação%'</text:p>
            <text:p>  AND e1.cd_entidade != e2.cd_entidade;</text:p>
          </table:table-cell>
          <table:table-cell table:style-name="ce9" table:number-columns-repeated="20"/>
          <table:table-cell table:number-columns-repeated="998"/>
        </table:table-row>
        <table:table-row table:style-name="ro1">
          <table:table-cell table:style-name="ce2" office:value-type="float" office:value="852" calcext:value-type="float">
            <text:p>852</text:p>
          </table:table-cell>
          <table:table-cell table:style-name="ce4" office:value-type="string" calcext:value-type="string">
            <text:p>No Rio de Janeiro, qual é a distância entre as escolas da Avenida Atlântica e as da Rua Barata Ribeiro?</text:p>
          </table:table-cell>
          <table:table-cell table:style-name="ce8" table:content-validation-name="val1" office:value-type="string" calcext:value-type="string">
            <text:p>Rua</text:p>
          </table:table-cell>
          <table:table-cell table:style-name="ce11" table:content-validation-name="val2" office:value-type="string" calcext:value-type="string">
            <text:p>Facíl</text:p>
          </table:table-cell>
          <table:table-cell table:style-name="ce5" table:content-validation-name="val3" office:value-type="string" calcext:value-type="string">
            <text:p>ST_Distance</text:p>
          </table:table-cell>
          <table:table-cell table:style-name="ce12" office:value-type="string" calcext:value-type="string">
            <text:p>SELECT</text:p>
            <text:p>  e1.cd_entidade AS escola_origem,</text:p>
            <text:p>  e1.nm_entidade AS nome_origem,</text:p>
            <text:p>  e1.ds_enderec  AS endereco_origem,</text:p>
            <text:p>  e2.cd_entidade AS escola_destino,</text:p>
            <text:p>  e2.nm_entidade AS nome_destino,</text:p>
            <text:p>  e2.ds_enderec  AS endereco_destino,</text:p>
            <text:p>  ST_Distance(e1.geometry::geography, e2.geometry::geography) AS dist_m</text:p>
            <text:p>FROM public.escola e1</text:p>
            <text:p>LEFT JOIN public.escola e2</text:p>
            <text:p>  ON e1.cd_mun = e2.cd_mun</text:p>
            <text:p>WHERE e1.cd_mun = '3304557'</text:p>
            <text:p>  AND e1.ds_enderec ILIKE '%Avenida Atlântica%'</text:p>
            <text:p>  AND e2.ds_enderec ILIKE '%Rua Barata Ribeiro%'</text:p>
            <text:p>  AND e1.cd_entidade &lt; e2.cd_entidade;</text:p>
          </table:table-cell>
          <table:table-cell table:style-name="ce9" table:number-columns-repeated="20"/>
          <table:table-cell table:number-columns-repeated="998"/>
        </table:table-row>
        <table:table-row table:style-name="ro1">
          <table:table-cell table:style-name="ce2" office:value-type="float" office:value="853" calcext:value-type="float">
            <text:p>853</text:p>
          </table:table-cell>
          <table:table-cell table:style-name="ce4" office:value-type="string" calcext:value-type="string">
            <text:p>Em Belo Horizonte, qual é a distância entre as escolas da Avenida Afonso Pena e as da Rua da Bahia?</text:p>
          </table:table-cell>
          <table:table-cell table:style-name="ce8" table:content-validation-name="val1" office:value-type="string" calcext:value-type="string">
            <text:p>Rua</text:p>
          </table:table-cell>
          <table:table-cell table:style-name="ce11" table:content-validation-name="val2" office:value-type="string" calcext:value-type="string">
            <text:p>Facíl</text:p>
          </table:table-cell>
          <table:table-cell table:style-name="ce5" table:content-validation-name="val3" office:value-type="string" calcext:value-type="string">
            <text:p>ST_Distance</text:p>
          </table:table-cell>
          <table:table-cell table:style-name="ce12" office:value-type="string" calcext:value-type="string">
            <text:p>SELECT</text:p>
            <text:p>  e1.cd_entidade AS escola_origem,</text:p>
            <text:p>  e1.nm_entidade AS nome_origem,</text:p>
            <text:p>  e1.ds_enderec  AS endereco_origem,</text:p>
            <text:p>  e2.cd_entidade AS escola_destino,</text:p>
            <text:p>  e2.nm_entidade AS nome_destino,</text:p>
            <text:p>  e2.ds_enderec  AS endereco_destino,</text:p>
            <text:p>  ST_Distance(e1.geometry::geography, e2.geometry::geography) AS dist_m</text:p>
            <text:p>FROM public.escola e1</text:p>
            <text:p>RIGHT JOIN public.escola e2</text:p>
            <text:p>  ON e1.cd_mun = e2.cd_mun</text:p>
            <text:p>WHERE e2.cd_mun = '3106200'</text:p>
            <text:p>  AND e1.ds_enderec ILIKE '%Avenida Afonso Pena%'</text:p>
            <text:p>  AND e2.ds_enderec ILIKE '%Rua da Bahia%'</text:p>
            <text:p>  AND e1.cd_entidade &lt; e2.cd_entidade;</text:p>
          </table:table-cell>
          <table:table-cell table:style-name="ce9" table:number-columns-repeated="20"/>
          <table:table-cell table:number-columns-repeated="998"/>
        </table:table-row>
        <table:table-row table:style-name="ro1">
          <table:table-cell table:style-name="ce2" office:value-type="float" office:value="854" calcext:value-type="float">
            <text:p>854</text:p>
          </table:table-cell>
          <table:table-cell table:style-name="ce4" office:value-type="string" calcext:value-type="string">
            <text:p>Em Salvador, qual é a distância entre as escolas da Avenida Sete de Setembro e as da Avenida Tancredo Neves?</text:p>
          </table:table-cell>
          <table:table-cell table:style-name="ce8" table:content-validation-name="val1" office:value-type="string" calcext:value-type="string">
            <text:p>Rua</text:p>
          </table:table-cell>
          <table:table-cell table:style-name="ce11" table:content-validation-name="val2" office:value-type="string" calcext:value-type="string">
            <text:p>Facíl</text:p>
          </table:table-cell>
          <table:table-cell table:style-name="ce5" table:content-validation-name="val3" office:value-type="string" calcext:value-type="string">
            <text:p>ST_Distance</text:p>
          </table:table-cell>
          <table:table-cell table:style-name="ce12" office:value-type="string" calcext:value-type="string">
            <text:p>SELECT</text:p>
            <text:p>  e1.cd_entidade AS escola_origem,</text:p>
            <text:p>  e1.nm_entidade AS nome_origem,</text:p>
            <text:p>  e1.ds_enderec  AS endereco_origem,</text:p>
            <text:p>  e2.cd_entidade AS escola_destino,</text:p>
            <text:p>  e2.nm_entidade AS nome_destino,</text:p>
            <text:p>  e2.ds_enderec  AS endereco_destino,</text:p>
            <text:p>  ST_Distance(e1.geometry::geography, e2.geometry::geography) AS dist_m</text:p>
            <text:p>FROM public.escola e1</text:p>
            <text:p>JOIN public.escola e2</text:p>
            <text:p>  ON e1.cd_mun = e2.cd_mun</text:p>
            <text:p>WHERE e1.cd_mun = '2927408'</text:p>
            <text:p>  AND e1.ds_enderec ILIKE '%Avenida Sete de Setembro%'</text:p>
            <text:p>  AND e2.ds_enderec ILIKE '%Avenida Tancredo Neves%'</text:p>
            <text:p>  AND e1.cd_entidade &lt; e2.cd_entidade;</text:p>
          </table:table-cell>
          <table:table-cell table:style-name="ce9" table:number-columns-repeated="20"/>
          <table:table-cell table:number-columns-repeated="998"/>
        </table:table-row>
        <table:table-row table:style-name="ro1">
          <table:table-cell table:style-name="ce2" office:value-type="float" office:value="855" calcext:value-type="float">
            <text:p>855</text:p>
          </table:table-cell>
          <table:table-cell table:style-name="ce4" office:value-type="string" calcext:value-type="string">
            <text:p>Em Recife, qual é a distância entre as escolas da Avenida Conde da Boa Vista e as da Rua da Aurora?</text:p>
          </table:table-cell>
          <table:table-cell table:style-name="ce8" table:content-validation-name="val1" office:value-type="string" calcext:value-type="string">
            <text:p>Rua</text:p>
          </table:table-cell>
          <table:table-cell table:style-name="ce11" table:content-validation-name="val2" office:value-type="string" calcext:value-type="string">
            <text:p>Facíl</text:p>
          </table:table-cell>
          <table:table-cell table:style-name="ce5" table:content-validation-name="val3" office:value-type="string" calcext:value-type="string">
            <text:p>ST_Distance</text:p>
          </table:table-cell>
          <table:table-cell table:style-name="ce12" office:value-type="string" calcext:value-type="string">
            <text:p>SELECT</text:p>
            <text:p>  COALESCE(e1.cd_entidade, e2.cd_entidade) AS escola_ref_1,</text:p>
            <text:p>  COALESCE(e2.cd_entidade, e1.cd_entidade) AS escola_ref_2,</text:p>
            <text:p>  COALESCE(e1.nm_entidade, e2.nm_entidade) AS nome_ref_1,</text:p>
            <text:p>  COALESCE(e2.nm_entidade, e1.nm_entidade) AS nome_ref_2,</text:p>
            <text:p>  COALESCE(e1.ds_enderec, e2.ds_enderec)   AS endereco_ref_1,</text:p>
            <text:p>  COALESCE(e2.ds_enderec, e1.ds_enderec)   AS endereco_ref_2,</text:p>
            <text:p>  ST_Distance(e1.geometry::geography, e2.geometry::geography) AS dist_m</text:p>
            <text:p>FROM public.escola e1</text:p>
            <text:p>FULL OUTER JOIN public.escola e2</text:p>
            <text:p>  ON e1.cd_mun = e2.cd_mun</text:p>
            <text:p>WHERE (e1.cd_mun = '2611606' OR e2.cd_mun = '2611606')</text:p>
            <text:p>  AND (e1.ds_enderec ILIKE '%Avenida Conde da Boa Vista%' OR e2.ds_enderec ILIKE '%Rua da Aurora%')</text:p>
            <text:p>  AND (e1.cd_entidade IS NULL OR e2.cd_entidade IS NULL OR e1.cd_entidade &lt; e2.cd_entidade);</text:p>
          </table:table-cell>
          <table:table-cell table:style-name="ce9" table:number-columns-repeated="20"/>
          <table:table-cell table:number-columns-repeated="998"/>
        </table:table-row>
        <table:table-row table:style-name="ro1">
          <table:table-cell table:style-name="ce2" office:value-type="float" office:value="856" calcext:value-type="float">
            <text:p>856</text:p>
          </table:table-cell>
          <table:table-cell table:style-name="ce4" office:value-type="string" calcext:value-type="string">
            <text:p>Em Curitiba, as escolas da Rua XV de Novembro ficam em qual distrito?</text:p>
          </table:table-cell>
          <table:table-cell table:style-name="ce8" table:content-validation-name="val1" office:value-type="string" calcext:value-type="string">
            <text:p>Rua</text:p>
          </table:table-cell>
          <table:table-cell table:style-name="ce11" table:content-validation-name="val2" office:value-type="string" calcext:value-type="string">
            <text:p>Facíl</text:p>
          </table:table-cell>
          <table:table-cell table:style-name="ce5" table:content-validation-name="val3" office:value-type="string" calcext:value-type="string">
            <text:p>ST_Within</text:p>
          </table:table-cell>
          <table:table-cell table:style-name="ce12" office:value-type="string" calcext:value-type="string">
            <text:p>SELECT e.cd_entidade, e.nm_entidade, e.ds_enderec, d.nm_dist</text:p>
            <text:p>FROM public.escola e</text:p>
            <text:p>INNER JOIN public.distrito d</text:p>
            <text:p>  ON e.cd_mun = d.cd_mun AND ST_Within(e.geometry, d.geometry)</text:p>
            <text:p>WHERE e.cd_mun = '4106902'</text:p>
            <text:p>  AND e.ds_enderec ILIKE '%Rua XV de Novembro%';</text:p>
          </table:table-cell>
          <table:table-cell table:style-name="ce9" table:number-columns-repeated="20"/>
          <table:table-cell table:number-columns-repeated="998"/>
        </table:table-row>
        <table:table-row table:style-name="ro1">
          <table:table-cell table:style-name="ce2" office:value-type="float" office:value="857" calcext:value-type="float">
            <text:p>857</text:p>
          </table:table-cell>
          <table:table-cell table:style-name="ce4" office:value-type="string" calcext:value-type="string">
            <text:p>No Recife, as escolas da Rua da Aurora pertencem a qual setor (e bairro do setor)?</text:p>
          </table:table-cell>
          <table:table-cell table:style-name="ce8" table:content-validation-name="val1" office:value-type="string" calcext:value-type="string">
            <text:p>Rua</text:p>
          </table:table-cell>
          <table:table-cell table:style-name="ce11" table:content-validation-name="val2" office:value-type="string" calcext:value-type="string">
            <text:p>Facíl</text:p>
          </table:table-cell>
          <table:table-cell table:style-name="ce5" table:content-validation-name="val3" office:value-type="string" calcext:value-type="string">
            <text:p>ST_Within</text:p>
          </table:table-cell>
          <table:table-cell table:style-name="ce12" office:value-type="string" calcext:value-type="string">
            <text:p>SELECT e.cd_entidade, e.nm_entidade, e.ds_enderec, s.cd_setor, s.nm_bairro</text:p>
            <text:p>FROM public.escola e</text:p>
            <text:p>LEFT JOIN public.setor s</text:p>
            <text:p>  ON e.cd_mun = s.cd_mun AND ST_Within(e.geometry, s.geometry)</text:p>
            <text:p>WHERE e.cd_mun = '2611606'</text:p>
            <text:p>  AND e.ds_enderec ILIKE '%Rua da Aurora%';</text:p>
          </table:table-cell>
          <table:table-cell table:style-name="ce9" table:number-columns-repeated="20"/>
          <table:table-cell table:number-columns-repeated="998"/>
        </table:table-row>
        <table:table-row table:style-name="ro1">
          <table:table-cell table:style-name="ce2" office:value-type="float" office:value="858" calcext:value-type="float">
            <text:p>858</text:p>
          </table:table-cell>
          <table:table-cell table:style-name="ce4" office:value-type="string" calcext:value-type="string">
            <text:p>Em Salvador, as escolas da Avenida Tancredo Neves estão dentro de qual subdistrito?</text:p>
          </table:table-cell>
          <table:table-cell table:style-name="ce8" table:content-validation-name="val1" office:value-type="string" calcext:value-type="string">
            <text:p>Rua</text:p>
          </table:table-cell>
          <table:table-cell table:style-name="ce11" table:content-validation-name="val2" office:value-type="string" calcext:value-type="string">
            <text:p>Facíl</text:p>
          </table:table-cell>
          <table:table-cell table:style-name="ce5" table:content-validation-name="val3" office:value-type="string" calcext:value-type="string">
            <text:p>ST_Within</text:p>
          </table:table-cell>
          <table:table-cell table:style-name="ce12" office:value-type="string" calcext:value-type="string">
            <text:p>SELECT e.cd_entidade, e.nm_entidade, e.ds_enderec, sd.nm_subdist</text:p>
            <text:p>FROM public.escola e</text:p>
            <text:p>RIGHT JOIN public.subdistrito sd</text:p>
            <text:p>  ON e.cd_mun = sd.cd_mun AND ST_Within(e.geometry, sd.geometry)</text:p>
            <text:p>WHERE e.cd_mun = '2927408'</text:p>
            <text:p>  AND e.ds_enderec ILIKE '%Avenida Tancredo Neves%';</text:p>
          </table:table-cell>
          <table:table-cell table:style-name="ce9" table:number-columns-repeated="20"/>
          <table:table-cell table:number-columns-repeated="998"/>
        </table:table-row>
        <table:table-row table:style-name="ro1">
          <table:table-cell table:style-name="ce2" office:value-type="float" office:value="859" calcext:value-type="float">
            <text:p>859</text:p>
          </table:table-cell>
          <table:table-cell table:style-name="ce4" office:value-type="string" calcext:value-type="string">
            <text:p>Em Belo Horizonte, as escolas da Avenida Afonso Pena ficam em qual distrito?</text:p>
          </table:table-cell>
          <table:table-cell table:style-name="ce8" table:content-validation-name="val1" office:value-type="string" calcext:value-type="string">
            <text:p>Rua</text:p>
          </table:table-cell>
          <table:table-cell table:style-name="ce11" table:content-validation-name="val2" office:value-type="string" calcext:value-type="string">
            <text:p>Facíl</text:p>
          </table:table-cell>
          <table:table-cell table:style-name="ce5" table:content-validation-name="val3" office:value-type="string" calcext:value-type="string">
            <text:p>ST_Within</text:p>
          </table:table-cell>
          <table:table-cell table:style-name="ce12" office:value-type="string" calcext:value-type="string">
            <text:p>SELECT e.cd_entidade, e.nm_entidade, e.ds_enderec, d.nm_dist</text:p>
            <text:p>FROM public.escola e</text:p>
            <text:p>JOIN public.distrito d</text:p>
            <text:p>  ON e.cd_mun = d.cd_mun AND ST_Within(e.geometry, d.geometry)</text:p>
            <text:p>WHERE e.cd_mun = '3106200'</text:p>
            <text:p>  AND e.ds_enderec ILIKE '%Avenida Afonso Pena%';</text:p>
          </table:table-cell>
          <table:table-cell table:style-name="ce9" table:number-columns-repeated="20"/>
          <table:table-cell table:number-columns-repeated="998"/>
        </table:table-row>
        <table:table-row table:style-name="ro1">
          <table:table-cell table:style-name="ce2" office:value-type="float" office:value="860" calcext:value-type="float">
            <text:p>860</text:p>
          </table:table-cell>
          <table:table-cell table:style-name="ce4" office:value-type="string" calcext:value-type="string">
            <text:p>Em Manaus, as escolas da Avenida Djalma Batista estão dentro de qual setor (e bairro do setor)?</text:p>
          </table:table-cell>
          <table:table-cell table:style-name="ce8" table:content-validation-name="val1" office:value-type="string" calcext:value-type="string">
            <text:p>Rua</text:p>
          </table:table-cell>
          <table:table-cell table:style-name="ce11" table:content-validation-name="val2" office:value-type="string" calcext:value-type="string">
            <text:p>Facíl</text:p>
          </table:table-cell>
          <table:table-cell table:style-name="ce5" table:content-validation-name="val3" office:value-type="string" calcext:value-type="string">
            <text:p>ST_Within</text:p>
          </table:table-cell>
          <table:table-cell table:style-name="ce12" office:value-type="string" calcext:value-type="string">
            <text:p>SELECT</text:p>
            <text:p>  COALESCE(e.cd_entidade, NULL) AS cd_entidade,</text:p>
            <text:p>  COALESCE(e.nm_entidade, NULL) AS nm_entidade,</text:p>
            <text:p>  COALESCE(e.ds_enderec,  NULL) AS ds_enderec,</text:p>
            <text:p>  s.cd_setor,</text:p>
            <text:p>  s.nm_bairro</text:p>
            <text:p>FROM public.escola e</text:p>
            <text:p>FULL OUTER JOIN public.setor s</text:p>
            <text:p>  ON e.cd_mun = s.cd_mun</text:p>
            <text:p>WHERE (e.cd_mun = '1302603' OR s.cd_mun = '1302603')</text:p>
            <text:p>  AND COALESCE(e.ds_enderec, '') ILIKE '%Avenida Djalma Batista%'</text:p>
            <text:p>  AND (</text:p>
            <text:p>        (e.geometry IS NOT NULL AND s.geometry IS NOT NULL AND ST_Within(e.geometry, s.geometry))</text:p>
            <text:p>        OR e.cd_entidade IS NULL</text:p>
            <text:p>        OR s.cd_setor IS NULL</text:p>
            <text:p>      );</text:p>
          </table:table-cell>
          <table:table-cell table:style-name="ce9" table:number-columns-repeated="20"/>
          <table:table-cell table:number-columns-repeated="998"/>
        </table:table-row>
        <table:table-row table:style-name="ro1">
          <table:table-cell table:style-name="ce2" office:value-type="float" office:value="861" calcext:value-type="float">
            <text:p>861</text:p>
          </table:table-cell>
          <table:table-cell table:style-name="ce4" office:value-type="string" calcext:value-type="string">
            <text:p>Em São Luís, quais escolas localizadas na Avenida dos Holandeses intersectam o limite do município?</text:p>
          </table:table-cell>
          <table:table-cell table:style-name="ce8" table:content-validation-name="val1" office:value-type="string" calcext:value-type="string">
            <text:p>Rua</text:p>
          </table:table-cell>
          <table:table-cell table:style-name="ce11" table:content-validation-name="val2" office:value-type="string" calcext:value-type="string">
            <text:p>Facíl</text:p>
          </table:table-cell>
          <table:table-cell table:style-name="ce5" table:content-validation-name="val3" office:value-type="string" calcext:value-type="string">
            <text:p>ST_Intersection</text:p>
          </table:table-cell>
          <table:table-cell table:style-name="ce12" office:value-type="string" calcext:value-type="string">
            <text:p>SELECT e.cd_entidade, e.nm_entidade, e.ds_enderec</text:p>
            <text:p>FROM public.escola e</text:p>
            <text:p>INNER JOIN public.municipio m</text:p>
            <text:p>  ON m.cd_mun = e.cd_mun</text:p>
            <text:p>WHERE m.nm_mun = 'São Luís'</text:p>
            <text:p>  AND e.ds_enderec ILIKE '%Avenida dos Holandeses%'</text:p>
            <text:p>  AND ST_Intersection(e.geometry, m.geometry) IS NOT NULL;</text:p>
          </table:table-cell>
          <table:table-cell table:style-name="ce9" table:number-columns-repeated="20"/>
          <table:table-cell table:number-columns-repeated="998"/>
        </table:table-row>
        <table:table-row table:style-name="ro1">
          <table:table-cell table:style-name="ce2" office:value-type="float" office:value="862" calcext:value-type="float">
            <text:p>862</text:p>
          </table:table-cell>
          <table:table-cell table:style-name="ce4" office:value-type="string" calcext:value-type="string">
            <text:p>Em João Pessoa, quais escolas da Avenida Epitácio Pessoa intersectam o município?</text:p>
          </table:table-cell>
          <table:table-cell table:style-name="ce8" table:content-validation-name="val1" office:value-type="string" calcext:value-type="string">
            <text:p>Rua</text:p>
          </table:table-cell>
          <table:table-cell table:style-name="ce11" table:content-validation-name="val2" office:value-type="string" calcext:value-type="string">
            <text:p>Facíl</text:p>
          </table:table-cell>
          <table:table-cell table:style-name="ce5" table:content-validation-name="val3" office:value-type="string" calcext:value-type="string">
            <text:p>ST_Intersection</text:p>
          </table:table-cell>
          <table:table-cell table:style-name="ce12" office:value-type="string" calcext:value-type="string">
            <text:p>SELECT e.cd_entidade, e.nm_entidade, e.ds_enderec</text:p>
            <text:p>FROM public.escola e</text:p>
            <text:p>LEFT JOIN public.municipio m</text:p>
            <text:p>  ON m.cd_mun = e.cd_mun</text:p>
            <text:p>WHERE m.nm_mun = 'João Pessoa'</text:p>
            <text:p>  AND e.ds_enderec ILIKE '%Avenida Epitácio Pessoa%'</text:p>
            <text:p>  AND ST_Intersection(e.geometry, m.geometry) IS NOT NULL;</text:p>
          </table:table-cell>
          <table:table-cell table:style-name="ce9" table:number-columns-repeated="20"/>
          <table:table-cell table:number-columns-repeated="998"/>
        </table:table-row>
        <table:table-row table:style-name="ro1">
          <table:table-cell table:style-name="ce2" office:value-type="float" office:value="863" calcext:value-type="float">
            <text:p>863</text:p>
          </table:table-cell>
          <table:table-cell table:style-name="ce4" office:value-type="string" calcext:value-type="string">
            <text:p>Em Goiânia, quais escolas da Avenida T-63 intersectam os limites municipais?</text:p>
          </table:table-cell>
          <table:table-cell table:style-name="ce8" table:content-validation-name="val1" office:value-type="string" calcext:value-type="string">
            <text:p>Rua</text:p>
          </table:table-cell>
          <table:table-cell table:style-name="ce11" table:content-validation-name="val2" office:value-type="string" calcext:value-type="string">
            <text:p>Facíl</text:p>
          </table:table-cell>
          <table:table-cell table:style-name="ce5" table:content-validation-name="val3" office:value-type="string" calcext:value-type="string">
            <text:p>ST_Intersection</text:p>
          </table:table-cell>
          <table:table-cell table:style-name="ce12" office:value-type="string" calcext:value-type="string">
            <text:p>SELECT e.cd_entidade, e.nm_entidade, e.ds_enderec</text:p>
            <text:p>FROM public.escola e</text:p>
            <text:p>RIGHT JOIN public.municipio m</text:p>
            <text:p>  ON m.cd_mun = e.cd_mun</text:p>
            <text:p>WHERE m.nm_mun = 'Goiânia'</text:p>
            <text:p>  AND e.ds_enderec ILIKE '%Avenida T-63%'</text:p>
            <text:p>  AND ST_Intersection(e.geometry, m.geometry) IS NOT NULL;</text:p>
          </table:table-cell>
          <table:table-cell table:style-name="ce9" table:number-columns-repeated="20"/>
          <table:table-cell table:number-columns-repeated="998"/>
        </table:table-row>
        <table:table-row table:style-name="ro1">
          <table:table-cell table:style-name="ce2" office:value-type="float" office:value="864" calcext:value-type="float">
            <text:p>864</text:p>
          </table:table-cell>
          <table:table-cell table:style-name="ce4" office:value-type="string" calcext:value-type="string">
            <text:p>Em Vitória, quais escolas da Avenida Nossa Senhora da Penha intersectam o município?</text:p>
          </table:table-cell>
          <table:table-cell table:style-name="ce8" table:content-validation-name="val1" office:value-type="string" calcext:value-type="string">
            <text:p>Rua</text:p>
          </table:table-cell>
          <table:table-cell table:style-name="ce11" table:content-validation-name="val2" office:value-type="string" calcext:value-type="string">
            <text:p>Facíl</text:p>
          </table:table-cell>
          <table:table-cell table:style-name="ce5" table:content-validation-name="val3" office:value-type="string" calcext:value-type="string">
            <text:p>ST_Intersection</text:p>
          </table:table-cell>
          <table:table-cell table:style-name="ce12" office:value-type="string" calcext:value-type="string">
            <text:p>SELECT e.cd_entidade, e.nm_entidade, e.ds_enderec</text:p>
            <text:p>FROM public.escola e</text:p>
            <text:p>JOIN public.municipio m</text:p>
            <text:p>  ON m.cd_mun = e.cd_mun</text:p>
            <text:p>WHERE m.nm_mun = 'Vitória'</text:p>
            <text:p>  AND e.ds_enderec ILIKE '%Avenida Nossa Senhora da Penha%'</text:p>
            <text:p>  AND ST_Intersection(e.geometry, m.geometry) IS NOT NULL;</text:p>
          </table:table-cell>
          <table:table-cell table:style-name="ce9" table:number-columns-repeated="20"/>
          <table:table-cell table:number-columns-repeated="998"/>
        </table:table-row>
        <table:table-row table:style-name="ro1">
          <table:table-cell table:style-name="ce2" office:value-type="float" office:value="865" calcext:value-type="float">
            <text:p>865</text:p>
          </table:table-cell>
          <table:table-cell table:style-name="ce4" office:value-type="string" calcext:value-type="string">
            <text:p>Em Teresina, quais escolas da Avenida Frei Serafim intersectam o município?</text:p>
          </table:table-cell>
          <table:table-cell table:style-name="ce8" table:content-validation-name="val1" office:value-type="string" calcext:value-type="string">
            <text:p>Rua</text:p>
          </table:table-cell>
          <table:table-cell table:style-name="ce11" table:content-validation-name="val2" office:value-type="string" calcext:value-type="string">
            <text:p>Facíl</text:p>
          </table:table-cell>
          <table:table-cell table:style-name="ce5" table:content-validation-name="val3" office:value-type="string" calcext:value-type="string">
            <text:p>ST_Intersection</text:p>
          </table:table-cell>
          <table:table-cell table:style-name="ce12" office:value-type="string" calcext:value-type="string">
            <text:p>SELECT COALESCE(e.cd_entidade, NULL) AS cd_entidade,</text:p>
            <text:p>       COALESCE(e.nm_entidade, NULL) AS nm_entidade,</text:p>
            <text:p>       COALESCE(e.ds_enderec,  NULL) AS ds_enderec</text:p>
            <text:p>FROM public.escola e</text:p>
            <text:p>FULL OUTER JOIN public.municipio m</text:p>
            <text:p>  ON e.cd_mun = m.cd_mun</text:p>
            <text:p>WHERE (m.nm_mun = 'Teresina' OR m.nm_mun IS NULL)</text:p>
            <text:p>  AND COALESCE(e.ds_enderec,'') ILIKE '%Avenida Frei Serafim%'</text:p>
            <text:p>  AND (</text:p>
            <text:p>        (e.geometry IS NOT NULL AND m.geometry IS NOT NULL AND ST_Intersection(e.geometry, m.geometry) IS NOT NULL)</text:p>
            <text:p>        OR e.cd_entidade IS NULL</text:p>
            <text:p>        OR m.cd_mun IS NULL</text:p>
            <text:p>      );</text:p>
          </table:table-cell>
          <table:table-cell table:style-name="ce9" table:number-columns-repeated="20"/>
          <table:table-cell table:number-columns-repeated="998"/>
        </table:table-row>
        <table:table-row table:style-name="ro1">
          <table:table-cell table:style-name="ce2" office:value-type="float" office:value="866" calcext:value-type="float">
            <text:p>866</text:p>
          </table:table-cell>
          <table:table-cell table:style-name="ce4" office:value-type="string" calcext:value-type="string">
            <text:p>Em Aracaju, gere a área de atendimento de 300 m ao redor das escolas na Avenida Beira Mar.</text:p>
          </table:table-cell>
          <table:table-cell table:style-name="ce8" table:content-validation-name="val1" office:value-type="string" calcext:value-type="string">
            <text:p>Rua</text:p>
          </table:table-cell>
          <table:table-cell table:style-name="ce11" table:content-validation-name="val2" office:value-type="string" calcext:value-type="string">
            <text:p>Facíl</text:p>
          </table:table-cell>
          <table:table-cell table:style-name="ce5" table:content-validation-name="val3" office:value-type="string" calcext:value-type="string">
            <text:p>ST_Buffer</text:p>
          </table:table-cell>
          <table:table-cell table:style-name="ce12" office:value-type="string" calcext:value-type="string">
            <text:p>SELECT</text:p>
            <text:p>  e.cd_entidade,</text:p>
            <text:p>  e.nm_entidade,</text:p>
            <text:p>  e.ds_enderec,</text:p>
            <text:p>  ST_Buffer(e.geometry::geography, 300)::geometry AS area_300m</text:p>
            <text:p>FROM public.escola e</text:p>
            <text:p>INNER JOIN public.municipio m</text:p>
            <text:p>  ON m.cd_mun = e.cd_mun</text:p>
            <text:p>WHERE m.nm_mun = 'Aracaju'</text:p>
            <text:p>  AND e.ds_enderec ILIKE '%Avenida Beira Mar%';</text:p>
          </table:table-cell>
          <table:table-cell table:style-name="ce9" table:number-columns-repeated="20"/>
          <table:table-cell table:number-columns-repeated="998"/>
        </table:table-row>
        <table:table-row table:style-name="ro1">
          <table:table-cell table:style-name="ce2" office:value-type="float" office:value="867" calcext:value-type="float">
            <text:p>867</text:p>
          </table:table-cell>
          <table:table-cell table:style-name="ce4" office:value-type="string" calcext:value-type="string">
            <text:p>Em Cuiabá, gere a área de atendimento de 500 m ao redor das escolas na Avenida Historiador Rubens de Mendonça.</text:p>
          </table:table-cell>
          <table:table-cell table:style-name="ce8" table:content-validation-name="val1" office:value-type="string" calcext:value-type="string">
            <text:p>Rua</text:p>
          </table:table-cell>
          <table:table-cell table:style-name="ce11" table:content-validation-name="val2" office:value-type="string" calcext:value-type="string">
            <text:p>Facíl</text:p>
          </table:table-cell>
          <table:table-cell table:style-name="ce5" table:content-validation-name="val3" office:value-type="string" calcext:value-type="string">
            <text:p>ST_Buffer</text:p>
          </table:table-cell>
          <table:table-cell table:style-name="ce12" office:value-type="string" calcext:value-type="string">
            <text:p>SELECT</text:p>
            <text:p>  e.cd_entidade,</text:p>
            <text:p>  e.nm_entidade,</text:p>
            <text:p>  e.ds_enderec,</text:p>
            <text:p>  ST_Buffer(e.geometry::geography, 500)::geometry AS area_500m</text:p>
            <text:p>FROM public.escola e</text:p>
            <text:p>LEFT JOIN public.municipio m</text:p>
            <text:p>  ON m.cd_mun = e.cd_mun</text:p>
            <text:p>WHERE m.nm_mun = 'Cuiabá'</text:p>
            <text:p>  AND e.ds_enderec ILIKE '%Avenida Historiador Rubens de Mendonça%';</text:p>
          </table:table-cell>
          <table:table-cell table:style-name="ce9" table:number-columns-repeated="20"/>
          <table:table-cell table:number-columns-repeated="998"/>
        </table:table-row>
        <table:table-row table:style-name="ro1">
          <table:table-cell table:style-name="ce2" office:value-type="float" office:value="868" calcext:value-type="float">
            <text:p>868</text:p>
          </table:table-cell>
          <table:table-cell table:style-name="ce4" office:value-type="string" calcext:value-type="string">
            <text:p>Em Uberlândia, gere a área de atendimento de 250 m ao redor das escolas na Avenida Rondon Pacheco.</text:p>
          </table:table-cell>
          <table:table-cell table:style-name="ce8" table:content-validation-name="val1" office:value-type="string" calcext:value-type="string">
            <text:p>Rua</text:p>
          </table:table-cell>
          <table:table-cell table:style-name="ce11" table:content-validation-name="val2" office:value-type="string" calcext:value-type="string">
            <text:p>Facíl</text:p>
          </table:table-cell>
          <table:table-cell table:style-name="ce5" table:content-validation-name="val3" office:value-type="string" calcext:value-type="string">
            <text:p>ST_Buffer</text:p>
          </table:table-cell>
          <table:table-cell table:style-name="ce12" office:value-type="string" calcext:value-type="string">
            <text:p>SELECT</text:p>
            <text:p>  e.cd_entidade,</text:p>
            <text:p>  e.nm_entidade,</text:p>
            <text:p>  e.ds_enderec,</text:p>
            <text:p>  ST_Buffer(e.geometry::geography, 250)::geometry AS area_250m</text:p>
            <text:p>FROM public.escola e</text:p>
            <text:p>RIGHT JOIN public.municipio m</text:p>
            <text:p>  ON m.cd_mun = e.cd_mun</text:p>
            <text:p>WHERE m.nm_mun = 'Uberlândia'</text:p>
            <text:p>  AND e.ds_enderec ILIKE '%Avenida Rondon Pacheco%';</text:p>
          </table:table-cell>
          <table:table-cell table:style-name="ce9" table:number-columns-repeated="20"/>
          <table:table-cell table:number-columns-repeated="998"/>
        </table:table-row>
        <table:table-row table:style-name="ro1">
          <table:table-cell table:style-name="ce2" office:value-type="float" office:value="869" calcext:value-type="float">
            <text:p>869</text:p>
          </table:table-cell>
          <table:table-cell table:style-name="ce4" office:value-type="string" calcext:value-type="string">
            <text:p>Em Niterói, gere a área de atendimento de 400 m ao redor das escolas na Avenida Amaral Peixoto.</text:p>
          </table:table-cell>
          <table:table-cell table:style-name="ce8" table:content-validation-name="val1" office:value-type="string" calcext:value-type="string">
            <text:p>Rua</text:p>
          </table:table-cell>
          <table:table-cell table:style-name="ce11" table:content-validation-name="val2" office:value-type="string" calcext:value-type="string">
            <text:p>Facíl</text:p>
          </table:table-cell>
          <table:table-cell table:style-name="ce5" table:content-validation-name="val3" office:value-type="string" calcext:value-type="string">
            <text:p>ST_Buffer</text:p>
          </table:table-cell>
          <table:table-cell table:style-name="ce12" office:value-type="string" calcext:value-type="string">
            <text:p>SELECT</text:p>
            <text:p>  e.cd_entidade,</text:p>
            <text:p>  e.nm_entidade,</text:p>
            <text:p>  e.ds_enderec,</text:p>
            <text:p>  ST_Buffer(e.geometry::geography, 400)::geometry AS area_400m</text:p>
            <text:p>FROM public.escola e</text:p>
            <text:p>JOIN public.municipio m</text:p>
            <text:p>  ON m.cd_mun = e.cd_mun</text:p>
            <text:p>WHERE m.nm_mun = 'Niterói'</text:p>
            <text:p>  AND e.ds_enderec ILIKE '%Avenida Amaral Peixoto%';</text:p>
          </table:table-cell>
          <table:table-cell table:style-name="ce9" table:number-columns-repeated="20"/>
          <table:table-cell table:number-columns-repeated="998"/>
        </table:table-row>
        <table:table-row table:style-name="ro1">
          <table:table-cell table:style-name="ce2" office:value-type="float" office:value="870" calcext:value-type="float">
            <text:p>870</text:p>
          </table:table-cell>
          <table:table-cell table:style-name="ce4" office:value-type="string" calcext:value-type="string">
            <text:p>Em São José dos Campos, gere a área de atendimento de 600 m ao redor das escolas na Avenida Doutor Adhemar de Barros.</text:p>
          </table:table-cell>
          <table:table-cell table:style-name="ce8" table:content-validation-name="val1" office:value-type="string" calcext:value-type="string">
            <text:p>Rua</text:p>
          </table:table-cell>
          <table:table-cell table:style-name="ce11" table:content-validation-name="val2" office:value-type="string" calcext:value-type="string">
            <text:p>Facíl</text:p>
          </table:table-cell>
          <table:table-cell table:style-name="ce5" table:content-validation-name="val3" office:value-type="string" calcext:value-type="string">
            <text:p>ST_Buffer</text:p>
          </table:table-cell>
          <table:table-cell table:style-name="ce12" office:value-type="string" calcext:value-type="string">
            <text:p>SELECT</text:p>
            <text:p>  COALESCE(e.cd_entidade, NULL) AS cd_entidade,</text:p>
            <text:p>  COALESCE(e.nm_entidade, NULL) AS nm_entidade,</text:p>
            <text:p>  COALESCE(e.ds_enderec,  NULL) AS ds_enderec,</text:p>
            <text:p>  ST_Buffer(e.geometry::geography, 600)::geometry AS area_600m</text:p>
            <text:p>FROM public.escola e</text:p>
            <text:p>FULL OUTER JOIN public.municipio m</text:p>
            <text:p>  ON e.cd_mun = m.cd_mun</text:p>
            <text:p>WHERE (m.nm_mun = 'São José dos Campos' OR m.nm_mun IS NULL)</text:p>
            <text:p>  AND COALESCE(e.ds_enderec, '') ILIKE '%Avenida Doutor Adhemar de Barros%';</text:p>
          </table:table-cell>
          <table:table-cell table:style-name="ce9" table:number-columns-repeated="20"/>
          <table:table-cell table:number-columns-repeated="998"/>
        </table:table-row>
        <table:table-row table:style-name="ro1">
          <table:table-cell table:style-name="ce2" office:value-type="float" office:value="871" calcext:value-type="float">
            <text:p>871</text:p>
          </table:table-cell>
          <table:table-cell table:style-name="ce4" office:value-type="string" calcext:value-type="string">
            <text:p>Em São Paulo, quais pares de escolas na Rua Augusta e na Rua Frei Caneca ficam até 200 m uma da outra?</text:p>
          </table:table-cell>
          <table:table-cell table:style-name="ce8" table:content-validation-name="val1" office:value-type="string" calcext:value-type="string">
            <text:p>Rua</text:p>
          </table:table-cell>
          <table:table-cell table:style-name="ce11" table:content-validation-name="val2" office:value-type="string" calcext:value-type="string">
            <text:p>Facíl</text:p>
          </table:table-cell>
          <table:table-cell table:style-name="ce5" table:content-validation-name="val3" office:value-type="string" calcext:value-type="string">
            <text:p>ST_DWithin</text:p>
          </table:table-cell>
          <table:table-cell table:style-name="ce12" office:value-type="string" calcext:value-type="string">
            <text:p>SELECT</text:p>
            <text:p>  e1.cd_entidade AS escola_rua_augusta,</text:p>
            <text:p>  e1.nm_entidade AS nome_rua_augusta,</text:p>
            <text:p>  e2.cd_entidade AS escola_rua_frei_caneca,</text:p>
            <text:p>  e2.nm_entidade AS nome_rua_frei_caneca</text:p>
            <text:p>FROM public.escola e1</text:p>
            <text:p>INNER JOIN public.escola e2</text:p>
            <text:p>  ON e1.cd_mun = e2.cd_mun</text:p>
            <text:p>WHERE e1.cd_mun = '3550308'</text:p>
            <text:p>  AND e1.ds_enderec ILIKE '%Rua Augusta%'</text:p>
            <text:p>  AND e2.ds_enderec ILIKE '%Rua Frei Caneca%'</text:p>
            <text:p>  AND e1.cd_entidade &lt; e2.cd_entidade</text:p>
            <text:p>  AND ST_DWithin(e1.geometry::geography, e2.geometry::geography, 200);</text:p>
          </table:table-cell>
          <table:table-cell table:style-name="ce9" table:number-columns-repeated="20"/>
          <table:table-cell table:number-columns-repeated="998"/>
        </table:table-row>
        <table:table-row table:style-name="ro1">
          <table:table-cell table:style-name="ce2" office:value-type="float" office:value="872" calcext:value-type="float">
            <text:p>872</text:p>
          </table:table-cell>
          <table:table-cell table:style-name="ce4" office:value-type="string" calcext:value-type="string">
            <text:p>No Rio de Janeiro, quais pares de escolas na Rua Voluntários da Pátria e na Rua Real Grandeza ficam até 250 m uma da outra?</text:p>
          </table:table-cell>
          <table:table-cell table:style-name="ce8" table:content-validation-name="val1" office:value-type="string" calcext:value-type="string">
            <text:p>Rua</text:p>
          </table:table-cell>
          <table:table-cell table:style-name="ce11" table:content-validation-name="val2" office:value-type="string" calcext:value-type="string">
            <text:p>Facíl</text:p>
          </table:table-cell>
          <table:table-cell table:style-name="ce5" table:content-validation-name="val3" office:value-type="string" calcext:value-type="string">
            <text:p>ST_DWithin</text:p>
          </table:table-cell>
          <table:table-cell table:style-name="ce12" office:value-type="string" calcext:value-type="string">
            <text:p>SELECT</text:p>
            <text:p>  e1.cd_entidade AS escola_voluntarios,</text:p>
            <text:p>  e1.nm_entidade AS nome_voluntarios,</text:p>
            <text:p>  e2.cd_entidade AS escola_real_grandeza,</text:p>
            <text:p>  e2.nm_entidade AS nome_real_grandeza</text:p>
            <text:p>FROM public.escola e1</text:p>
            <text:p>LEFT JOIN public.escola e2</text:p>
            <text:p>  ON e1.cd_mun = e2.cd_mun</text:p>
            <text:p>WHERE e1.cd_mun = '3304557'</text:p>
            <text:p>  AND e1.ds_enderec ILIKE '%Rua Voluntários da Pátria%'</text:p>
            <text:p>  AND e2.ds_enderec ILIKE '%Rua Real Grandeza%'</text:p>
            <text:p>  AND e1.cd_entidade &lt; e2.cd_entidade</text:p>
            <text:p>  AND ST_DWithin(e1.geometry::geography, e2.geometry::geography, 250);</text:p>
          </table:table-cell>
          <table:table-cell table:style-name="ce9" table:number-columns-repeated="20"/>
          <table:table-cell table:number-columns-repeated="998"/>
        </table:table-row>
        <table:table-row table:style-name="ro1">
          <table:table-cell table:style-name="ce2" office:value-type="float" office:value="873" calcext:value-type="float">
            <text:p>873</text:p>
          </table:table-cell>
          <table:table-cell table:style-name="ce4" office:value-type="string" calcext:value-type="string">
            <text:p>Em Belo Horizonte, quais pares de escolas na Rua Carijós e na Rua Tupis ficam até 180 m uma da outra?</text:p>
          </table:table-cell>
          <table:table-cell table:style-name="ce8" table:content-validation-name="val1" office:value-type="string" calcext:value-type="string">
            <text:p>Rua</text:p>
          </table:table-cell>
          <table:table-cell table:style-name="ce11" table:content-validation-name="val2" office:value-type="string" calcext:value-type="string">
            <text:p>Facíl</text:p>
          </table:table-cell>
          <table:table-cell table:style-name="ce5" table:content-validation-name="val3" office:value-type="string" calcext:value-type="string">
            <text:p>ST_DWithin</text:p>
          </table:table-cell>
          <table:table-cell table:style-name="ce12" office:value-type="string" calcext:value-type="string">
            <text:p>SELECT</text:p>
            <text:p>  e1.cd_entidade AS escola_carijos,</text:p>
            <text:p>  e1.nm_entidade AS nome_carijos,</text:p>
            <text:p>  e2.cd_entidade AS escola_tupis,</text:p>
            <text:p>  e2.nm_entidade AS nome_tupis</text:p>
            <text:p>FROM public.escola e1</text:p>
            <text:p>RIGHT JOIN public.escola e2</text:p>
            <text:p>  ON e1.cd_mun = e2.cd_mun</text:p>
            <text:p>WHERE e2.cd_mun = '3106200'</text:p>
            <text:p>  AND e1.ds_enderec ILIKE '%Rua Carijós%'</text:p>
            <text:p>  AND e2.ds_enderec ILIKE '%Rua Tupis%'</text:p>
            <text:p>  AND e1.cd_entidade &lt; e2.cd_entidade</text:p>
            <text:p>  AND ST_DWithin(e1.geometry::geography, e2.geometry::geography, 180);</text:p>
          </table:table-cell>
          <table:table-cell table:style-name="ce9" table:number-columns-repeated="20"/>
          <table:table-cell table:number-columns-repeated="998"/>
        </table:table-row>
        <table:table-row table:style-name="ro1">
          <table:table-cell table:style-name="ce2" office:value-type="float" office:value="874" calcext:value-type="float">
            <text:p>874</text:p>
          </table:table-cell>
          <table:table-cell table:style-name="ce4" office:value-type="string" calcext:value-type="string">
            <text:p>Em Porto Alegre, quais pares de escolas na Rua dos Andradas e na Rua Duque de Caxias ficam até 220 m uma da outra?</text:p>
          </table:table-cell>
          <table:table-cell table:style-name="ce8" table:content-validation-name="val1" office:value-type="string" calcext:value-type="string">
            <text:p>Rua</text:p>
          </table:table-cell>
          <table:table-cell table:style-name="ce11" table:content-validation-name="val2" office:value-type="string" calcext:value-type="string">
            <text:p>Facíl</text:p>
          </table:table-cell>
          <table:table-cell table:style-name="ce5" table:content-validation-name="val3" office:value-type="string" calcext:value-type="string">
            <text:p>ST_DWithin</text:p>
          </table:table-cell>
          <table:table-cell table:style-name="ce12" office:value-type="string" calcext:value-type="string">
            <text:p>SELECT</text:p>
            <text:p>  e1.cd_entidade AS escola_andradas,</text:p>
            <text:p>  e1.nm_entidade AS nome_andradas,</text:p>
            <text:p>  e2.cd_entidade AS escola_duque_caxias,</text:p>
            <text:p>  e2.nm_entidade AS nome_duque_caxias</text:p>
            <text:p>FROM public.escola e1</text:p>
            <text:p>JOIN public.escola e2</text:p>
            <text:p>  ON e1.cd_mun = e2.cd_mun</text:p>
            <text:p>WHERE e1.cd_mun = '4314902'</text:p>
            <text:p>  AND e1.ds_enderec ILIKE '%Rua dos Andradas%'</text:p>
            <text:p>  AND e2.ds_enderec ILIKE '%Rua Duque de Caxias%'</text:p>
            <text:p>  AND e1.cd_entidade &lt; e2.cd_entidade</text:p>
            <text:p>  AND ST_DWithin(e1.geometry::geography, e2.geometry::geography, 220);</text:p>
          </table:table-cell>
          <table:table-cell table:style-name="ce9" table:number-columns-repeated="20"/>
          <table:table-cell table:number-columns-repeated="998"/>
        </table:table-row>
        <table:table-row table:style-name="ro1">
          <table:table-cell table:style-name="ce2" office:value-type="float" office:value="875" calcext:value-type="float">
            <text:p>875</text:p>
          </table:table-cell>
          <table:table-cell table:style-name="ce4" office:value-type="string" calcext:value-type="string">
            <text:p>Em Recife, quais pares de escolas na Rua do Sol e na Rua do Príncipe ficam até 200 m uma da outra?</text:p>
          </table:table-cell>
          <table:table-cell table:style-name="ce8" table:content-validation-name="val1" office:value-type="string" calcext:value-type="string">
            <text:p>Rua</text:p>
          </table:table-cell>
          <table:table-cell table:style-name="ce11" table:content-validation-name="val2" office:value-type="string" calcext:value-type="string">
            <text:p>Facíl</text:p>
          </table:table-cell>
          <table:table-cell table:style-name="ce5" table:content-validation-name="val3" office:value-type="string" calcext:value-type="string">
            <text:p>ST_DWithin</text:p>
          </table:table-cell>
          <table:table-cell table:style-name="ce12" office:value-type="string" calcext:value-type="string">
            <text:p>SELECT</text:p>
            <text:p>  COALESCE(e1.cd_entidade, e2.cd_entidade) AS escola_ref_1,</text:p>
            <text:p>  COALESCE(e2.cd_entidade, e1.cd_entidade) AS escola_ref_2,</text:p>
            <text:p>  COALESCE(e1.nm_entidade, e2.nm_entidade) AS nome_ref_1,</text:p>
            <text:p>  COALESCE(e2.nm_entidade, e1.nm_entidade) AS nome_ref_2,</text:p>
            <text:p>  COALESCE(e1.ds_enderec, e2.ds_enderec)   AS endereco_ref_1,</text:p>
            <text:p>  COALESCE(e2.ds_enderec, e1.ds_enderec)   AS endereco_ref_2</text:p>
            <text:p>FROM public.escola e1</text:p>
            <text:p>FULL OUTER JOIN public.escola e2</text:p>
            <text:p>  ON e1.cd_mun = e2.cd_mun</text:p>
            <text:p>WHERE (e1.cd_mun = '2611606' OR e2.cd_mun = '2611606')</text:p>
            <text:p>  AND (e1.ds_enderec ILIKE '%Rua do Sol%' OR e2.ds_enderec ILIKE '%Rua do Príncipe%')</text:p>
            <text:p>  AND (</text:p>
            <text:p>        (e1.geometry IS NOT NULL AND e2.geometry IS NOT NULL AND ST_DWithin(e1.geometry::geography, e2.geometry::geography, 200))</text:p>
            <text:p>        OR e1.cd_entidade IS NULL</text:p>
            <text:p>        OR e2.cd_entidade IS NULL</text:p>
            <text:p>      );</text:p>
          </table:table-cell>
          <table:table-cell table:style-name="ce9" table:number-columns-repeated="20"/>
          <table:table-cell table:number-columns-repeated="998"/>
        </table:table-row>
        <table:table-row table:style-name="ro1">
          <table:table-cell table:style-name="ce2" office:value-type="float" office:value="876" calcext:value-type="float">
            <text:p>876</text:p>
          </table:table-cell>
          <table:table-cell table:style-name="ce4" office:value-type="string" calcext:value-type="string">
            <text:p>Em São Paulo, quais escolas da Avenida Paulista (com biblioteca) ficam até 500 m da fronteira do município e intersectam o território municipal?</text:p>
          </table:table-cell>
          <table:table-cell table:style-name="ce8" table:content-validation-name="val1" office:value-type="string" calcext:value-type="string">
            <text:p>Rua</text:p>
          </table:table-cell>
          <table:table-cell table:style-name="ce11" table:content-validation-name="val2" office:value-type="string" calcext:value-type="string">
            <text:p>Médio</text:p>
          </table:table-cell>
          <table:table-cell table:style-name="ce5" table:content-validation-name="val3" office:value-type="string" calcext:value-type="string">
            <text:p>ST_Intersects</text:p>
          </table:table-cell>
          <table:table-cell table:style-name="ce12" office:value-type="string" calcext:value-type="string">
            <text:p>SELECT</text:p>
            <text:p>  e.cd_entidade, e.nm_entidade, e.ds_enderec,</text:p>
            <text:p>  ST_Distance(e.geometry::geography, ST_Boundary(m.geometry)::geography) AS dist_borda_m</text:p>
            <text:p>FROM public.escola e</text:p>
            <text:p>JOIN public.municipio m</text:p>
            <text:p>  ON m.cd_mun = e.cd_mun</text:p>
            <text:p>INNER JOIN public.microdados_ed_basica meb</text:p>
            <text:p>  ON meb.cd_entidade = e.cd_entidade</text:p>
            <text:p>WHERE m.nm_mun = 'São Paulo'</text:p>
            <text:p>  AND e.ds_enderec ILIKE '%Avenida Paulista%'</text:p>
            <text:p>  AND meb.in_biblioteca = 1</text:p>
            <text:p>  AND ST_Intersects(e.geometry, m.geometry)</text:p>
            <text:p>  AND ST_DWithin(e.geometry::geography, ST_Boundary(m.geometry)::geography, 500);</text:p>
          </table:table-cell>
          <table:table-cell table:style-name="ce9" table:number-columns-repeated="20"/>
          <table:table-cell table:number-columns-repeated="998"/>
        </table:table-row>
        <table:table-row table:style-name="ro1">
          <table:table-cell table:style-name="ce2" office:value-type="float" office:value="877" calcext:value-type="float">
            <text:p>877</text:p>
          </table:table-cell>
          <table:table-cell table:style-name="ce4" office:value-type="string" calcext:value-type="string">
            <text:p>No Rio de Janeiro, quais escolas da Rua Barata Ribeiro têm área de atendimento de 200 m que ainda intercepta o município e possuem internet registrada?</text:p>
          </table:table-cell>
          <table:table-cell table:style-name="ce8" table:content-validation-name="val1" office:value-type="string" calcext:value-type="string">
            <text:p>Rua</text:p>
          </table:table-cell>
          <table:table-cell table:style-name="ce11" table:content-validation-name="val2" office:value-type="string" calcext:value-type="string">
            <text:p>Médio</text:p>
          </table:table-cell>
          <table:table-cell table:style-name="ce5" table:content-validation-name="val3" office:value-type="string" calcext:value-type="string">
            <text:p>ST_Intersects</text:p>
          </table:table-cell>
          <table:table-cell table:style-name="ce12" office:value-type="string" calcext:value-type="string">
            <text:p>SELECT</text:p>
            <text:p>  e.cd_entidade, e.nm_entidade, e.ds_enderec</text:p>
            <text:p>FROM public.escola e</text:p>
            <text:p>JOIN public.municipio m</text:p>
            <text:p>  ON m.cd_mun = e.cd_mun</text:p>
            <text:p>LEFT JOIN public.microdados_ed_basica meb</text:p>
            <text:p>  ON meb.cd_entidade = e.cd_entidade</text:p>
            <text:p>WHERE m.nm_mun = 'Rio de Janeiro'</text:p>
            <text:p>  AND e.ds_enderec ILIKE '%Rua Barata Ribeiro%'</text:p>
            <text:p>  AND COALESCE(meb.in_internet, 0) = 1</text:p>
            <text:p>  AND ST_Intersects(ST_Buffer(e.geometry::geography, 200)::geometry, m.geometry)</text:p>
            <text:p>  AND ST_Intersects(e.geometry, m.geometry);</text:p>
          </table:table-cell>
          <table:table-cell table:style-name="ce9" table:number-columns-repeated="20"/>
          <table:table-cell table:number-columns-repeated="998"/>
        </table:table-row>
        <table:table-row table:style-name="ro1">
          <table:table-cell table:style-name="ce2" office:value-type="float" office:value="878" calcext:value-type="float">
            <text:p>878</text:p>
          </table:table-cell>
          <table:table-cell table:style-name="ce4" office:value-type="string" calcext:value-type="string">
            <text:p>Em Belo Horizonte, quais escolas da Rua da Bahia intersectam o município e estão até 300 m da fronteira, tendo laboratório de informática?</text:p>
          </table:table-cell>
          <table:table-cell table:style-name="ce8" table:content-validation-name="val1" office:value-type="string" calcext:value-type="string">
            <text:p>Rua</text:p>
          </table:table-cell>
          <table:table-cell table:style-name="ce11" table:content-validation-name="val2" office:value-type="string" calcext:value-type="string">
            <text:p>Médio</text:p>
          </table:table-cell>
          <table:table-cell table:style-name="ce5" table:content-validation-name="val3" office:value-type="string" calcext:value-type="string">
            <text:p>ST_Intersects</text:p>
          </table:table-cell>
          <table:table-cell table:style-name="ce12" office:value-type="string" calcext:value-type="string">
            <text:p>SELECT</text:p>
            <text:p>  e.cd_entidade, e.nm_entidade, e.ds_enderec,</text:p>
            <text:p>  ST_Distance(e.geometry::geography, ST_Boundary(m.geometry)::geography) AS dist_borda_m</text:p>
            <text:p>FROM public.escola e</text:p>
            <text:p>JOIN public.municipio m</text:p>
            <text:p>  ON m.cd_mun = e.cd_mun</text:p>
            <text:p>RIGHT JOIN public.microdados_ed_basica meb</text:p>
            <text:p>  ON meb.cd_entidade = e.cd_entidade</text:p>
            <text:p>WHERE m.nm_mun = 'Belo Horizonte'</text:p>
            <text:p>  AND e.ds_enderec ILIKE '%Rua da Bahia%'</text:p>
            <text:p>  AND COALESCE(meb.in_laboratorio_informatica, 0) = 1</text:p>
            <text:p>  AND ST_Intersects(e.geometry, m.geometry)</text:p>
            <text:p>  AND ST_DWithin(e.geometry::geography, ST_Boundary(m.geometry)::geography, 300);</text:p>
          </table:table-cell>
          <table:table-cell table:style-name="ce9" table:number-columns-repeated="20"/>
          <table:table-cell table:number-columns-repeated="998"/>
        </table:table-row>
        <table:table-row table:style-name="ro1">
          <table:table-cell table:style-name="ce2" office:value-type="float" office:value="879" calcext:value-type="float">
            <text:p>879</text:p>
          </table:table-cell>
          <table:table-cell table:style-name="ce4" office:value-type="string" calcext:value-type="string">
            <text:p>Em Salvador, quais escolas da Avenida Tancredo Neves intersectam o município e ficam até 250 m da fronteira, com quadra de esportes?</text:p>
          </table:table-cell>
          <table:table-cell table:style-name="ce8" table:content-validation-name="val1" office:value-type="string" calcext:value-type="string">
            <text:p>Rua</text:p>
          </table:table-cell>
          <table:table-cell table:style-name="ce11" table:content-validation-name="val2" office:value-type="string" calcext:value-type="string">
            <text:p>Médio</text:p>
          </table:table-cell>
          <table:table-cell table:style-name="ce5" table:content-validation-name="val3" office:value-type="string" calcext:value-type="string">
            <text:p>ST_Intersects</text:p>
          </table:table-cell>
          <table:table-cell table:style-name="ce12" office:value-type="string" calcext:value-type="string">
            <text:p>SELECT</text:p>
            <text:p>  e.cd_entidade, e.nm_entidade, e.ds_enderec</text:p>
            <text:p>FROM public.escola e</text:p>
            <text:p>JOIN public.municipio m</text:p>
            <text:p>  ON m.cd_mun = e.cd_mun</text:p>
            <text:p>JOIN public.microdados_ed_basica meb</text:p>
            <text:p>  ON meb.cd_entidade = e.cd_entidade</text:p>
            <text:p>WHERE m.nm_mun = 'Salvador'</text:p>
            <text:p>  AND e.ds_enderec ILIKE '%Avenida Tancredo Neves%'</text:p>
            <text:p>  AND COALESCE(meb.in_quadra_esportes, 0) = 1</text:p>
            <text:p>  AND ST_Intersects(e.geometry, m.geometry)</text:p>
            <text:p>  AND ST_DWithin(e.geometry::geography, ST_Boundary(m.geometry)::geography, 250);</text:p>
          </table:table-cell>
          <table:table-cell table:style-name="ce9" table:number-columns-repeated="20"/>
          <table:table-cell table:number-columns-repeated="998"/>
        </table:table-row>
        <table:table-row table:style-name="ro1">
          <table:table-cell table:style-name="ce2" office:value-type="float" office:value="880" calcext:value-type="float">
            <text:p>880</text:p>
          </table:table-cell>
          <table:table-cell table:style-name="ce4" office:value-type="string" calcext:value-type="string">
            <text:p>Em Recife, quais escolas da Rua da Aurora têm área de 300 m ao redor que ainda intersecta o município e possuem sala de leitura?</text:p>
          </table:table-cell>
          <table:table-cell table:style-name="ce8" table:content-validation-name="val1" office:value-type="string" calcext:value-type="string">
            <text:p>Rua</text:p>
          </table:table-cell>
          <table:table-cell table:style-name="ce11" table:content-validation-name="val2" office:value-type="string" calcext:value-type="string">
            <text:p>Médio</text:p>
          </table:table-cell>
          <table:table-cell table:style-name="ce5" table:content-validation-name="val3" office:value-type="string" calcext:value-type="string">
            <text:p>ST_Intersects</text:p>
          </table:table-cell>
          <table:table-cell table:style-name="ce12" office:value-type="string" calcext:value-type="string">
            <text:p>SELECT</text:p>
            <text:p>  e.cd_entidade, e.nm_entidade, e.ds_enderec</text:p>
            <text:p>FROM public.escola e</text:p>
            <text:p>JOIN public.municipio m</text:p>
            <text:p>  ON m.cd_mun = e.cd_mun</text:p>
            <text:p>FULL OUTER JOIN public.microdados_ed_basica meb</text:p>
            <text:p>  ON meb.cd_entidade = e.cd_entidade</text:p>
            <text:p>WHERE (m.nm_mun = 'Recife' OR m.nm_mun IS NULL)</text:p>
            <text:p>  AND COALESCE(e.ds_enderec,'') ILIKE '%Rua da Aurora%'</text:p>
            <text:p>  AND COALESCE(meb.in_biblioteca_sala_leitura, 0) = 1</text:p>
            <text:p>  AND (</text:p>
            <text:p>        (e.geometry IS NOT NULL AND ST_Intersects(ST_Buffer(e.geometry::geography, 300)::geometry, m.geometry) AND ST_Intersects(e.geometry, m.geometry))</text:p>
            <text:p>        OR e.cd_entidade IS NULL</text:p>
            <text:p>      );</text:p>
          </table:table-cell>
          <table:table-cell table:style-name="ce9" table:number-columns-repeated="20"/>
          <table:table-cell table:number-columns-repeated="998"/>
        </table:table-row>
        <table:table-row table:style-name="ro1">
          <table:table-cell table:style-name="ce2" office:value-type="float" office:value="881" calcext:value-type="float">
            <text:p>881</text:p>
          </table:table-cell>
          <table:table-cell table:style-name="ce4" office:value-type="string" calcext:value-type="string">
            <text:p>Em Fortaleza, quais escolas da Avenida Beira Mar estão dentro do município e ficam até 400 m da fronteira, tendo internet registrada?</text:p>
          </table:table-cell>
          <table:table-cell table:style-name="ce8" table:content-validation-name="val1" office:value-type="string" calcext:value-type="string">
            <text:p>Rua</text:p>
          </table:table-cell>
          <table:table-cell table:style-name="ce11" table:content-validation-name="val2" office:value-type="string" calcext:value-type="string">
            <text:p>Médio</text:p>
          </table:table-cell>
          <table:table-cell table:style-name="ce5" table:content-validation-name="val3" office:value-type="string" calcext:value-type="string">
            <text:p>ST_Contains</text:p>
          </table:table-cell>
          <table:table-cell table:style-name="ce12" office:value-type="string" calcext:value-type="string">
            <text:p>SELECT</text:p>
            <text:p>  e.cd_entidade, e.nm_entidade, e.ds_enderec,</text:p>
            <text:p>  meb.in_internet</text:p>
            <text:p>FROM public.escola e</text:p>
            <text:p>JOIN public.municipio m</text:p>
            <text:p>  ON m.cd_mun = e.cd_mun</text:p>
            <text:p>INNER JOIN public.microdados_ed_basica meb</text:p>
            <text:p>  ON meb.cd_entidade = e.cd_entidade</text:p>
            <text:p>WHERE m.nm_mun = 'Fortaleza'</text:p>
            <text:p>  AND e.ds_enderec ILIKE '%Avenida Beira Mar%'</text:p>
            <text:p>  AND ST_Contains(m.geometry, e.geometry)</text:p>
            <text:p>  AND ST_DWithin(e.geometry::geography, ST_Boundary(m.geometry)::geography, 400);</text:p>
          </table:table-cell>
          <table:table-cell table:style-name="ce9" table:number-columns-repeated="20"/>
          <table:table-cell table:number-columns-repeated="998"/>
        </table:table-row>
        <table:table-row table:style-name="ro1">
          <table:table-cell table:style-name="ce2" office:value-type="float" office:value="882" calcext:value-type="float">
            <text:p>882</text:p>
          </table:table-cell>
          <table:table-cell table:style-name="ce4" office:value-type="string" calcext:value-type="string">
            <text:p>Em Porto Alegre, quais escolas da Avenida Ipiranga têm área de atendimento de 250 m ao redor que ainda permanece dentro do município e possuem biblioteca?</text:p>
          </table:table-cell>
          <table:table-cell table:style-name="ce8" table:content-validation-name="val1" office:value-type="string" calcext:value-type="string">
            <text:p>Rua</text:p>
          </table:table-cell>
          <table:table-cell table:style-name="ce11" table:content-validation-name="val2" office:value-type="string" calcext:value-type="string">
            <text:p>Médio</text:p>
          </table:table-cell>
          <table:table-cell table:style-name="ce5" table:content-validation-name="val3" office:value-type="string" calcext:value-type="string">
            <text:p>ST_Contains</text:p>
          </table:table-cell>
          <table:table-cell table:style-name="ce12" office:value-type="string" calcext:value-type="string">
            <text:p>SELECT</text:p>
            <text:p>  e.cd_entidade, e.nm_entidade, e.ds_enderec,</text:p>
            <text:p>  meb.in_biblioteca</text:p>
            <text:p>FROM public.escola e</text:p>
            <text:p>JOIN public.municipio m</text:p>
            <text:p>  ON m.cd_mun = e.cd_mun</text:p>
            <text:p>LEFT JOIN public.microdados_ed_basica meb</text:p>
            <text:p>  ON meb.cd_entidade = e.cd_entidade</text:p>
            <text:p>WHERE m.nm_mun = 'Porto Alegre'</text:p>
            <text:p>  AND e.ds_enderec ILIKE '%Avenida Ipiranga%'</text:p>
            <text:p>  AND ST_Contains(m.geometry, e.geometry)</text:p>
            <text:p>  AND ST_Intersects(ST_Buffer(e.geometry::geography, 250)::geometry, m.geometry);</text:p>
          </table:table-cell>
          <table:table-cell table:style-name="ce9" table:number-columns-repeated="20"/>
          <table:table-cell table:number-columns-repeated="998"/>
        </table:table-row>
        <table:table-row table:style-name="ro1">
          <table:table-cell table:style-name="ce2" office:value-type="float" office:value="883" calcext:value-type="float">
            <text:p>883</text:p>
          </table:table-cell>
          <table:table-cell table:style-name="ce4" office:value-type="string" calcext:value-type="string">
            <text:p>Em Goiânia, quais escolas da Avenida T-63 estão dentro do município e situadas a até 450 m da fronteira, com laboratório de informática?</text:p>
          </table:table-cell>
          <table:table-cell table:style-name="ce8" table:content-validation-name="val1" office:value-type="string" calcext:value-type="string">
            <text:p>Rua</text:p>
          </table:table-cell>
          <table:table-cell table:style-name="ce11" table:content-validation-name="val2" office:value-type="string" calcext:value-type="string">
            <text:p>Médio</text:p>
          </table:table-cell>
          <table:table-cell table:style-name="ce5" table:content-validation-name="val3" office:value-type="string" calcext:value-type="string">
            <text:p>ST_Contains</text:p>
          </table:table-cell>
          <table:table-cell table:style-name="ce12" office:value-type="string" calcext:value-type="string">
            <text:p>SELECT</text:p>
            <text:p>  e.cd_entidade, e.nm_entidade, e.ds_enderec,</text:p>
            <text:p>  meb.in_laboratorio_informatica</text:p>
            <text:p>FROM public.escola e</text:p>
            <text:p>JOIN public.municipio m</text:p>
            <text:p>  ON m.cd_mun = e.cd_mun</text:p>
            <text:p>RIGHT JOIN public.microdados_ed_basica meb</text:p>
            <text:p>  ON meb.cd_entidade = e.cd_entidade</text:p>
            <text:p>WHERE m.nm_mun = 'Goiânia'</text:p>
            <text:p>  AND e.ds_enderec ILIKE '%Avenida T-63%'</text:p>
            <text:p>  AND ST_Contains(m.geometry, e.geometry)</text:p>
            <text:p>  AND ST_Distance(e.geometry::geography, ST_Boundary(m.geometry)::geography) &lt;= 450;</text:p>
          </table:table-cell>
          <table:table-cell table:style-name="ce9" table:number-columns-repeated="20"/>
          <table:table-cell table:number-columns-repeated="998"/>
        </table:table-row>
        <table:table-row table:style-name="ro1">
          <table:table-cell table:style-name="ce2" office:value-type="float" office:value="884" calcext:value-type="float">
            <text:p>884</text:p>
          </table:table-cell>
          <table:table-cell table:style-name="ce4" office:value-type="string" calcext:value-type="string">
            <text:p>Em Natal, quais escolas da Avenida Hermes da Fonseca estão dentro do município e ficam até 300 m da fronteira, com quadra de esportes?</text:p>
          </table:table-cell>
          <table:table-cell table:style-name="ce8" table:content-validation-name="val1" office:value-type="string" calcext:value-type="string">
            <text:p>Rua</text:p>
          </table:table-cell>
          <table:table-cell table:style-name="ce11" table:content-validation-name="val2" office:value-type="string" calcext:value-type="string">
            <text:p>Médio</text:p>
          </table:table-cell>
          <table:table-cell table:style-name="ce5" table:content-validation-name="val3" office:value-type="string" calcext:value-type="string">
            <text:p>ST_Contains</text:p>
          </table:table-cell>
          <table:table-cell table:style-name="ce12" office:value-type="string" calcext:value-type="string">
            <text:p>SELECT</text:p>
            <text:p>  e.cd_entidade, e.nm_entidade, e.ds_enderec,</text:p>
            <text:p>  meb.in_quadra_esportes</text:p>
            <text:p>FROM public.escola e</text:p>
            <text:p>JOIN public.municipio m</text:p>
            <text:p>  ON m.cd_mun = e.cd_mun</text:p>
            <text:p>JOIN public.microdados_ed_basica meb</text:p>
            <text:p>  ON meb.cd_entidade = e.cd_entidade</text:p>
            <text:p>WHERE m.nm_mun = 'Natal'</text:p>
            <text:p>  AND e.ds_enderec ILIKE '%Avenida Hermes da Fonseca%'</text:p>
            <text:p>  AND ST_Contains(m.geometry, e.geometry)</text:p>
            <text:p>  AND ST_DWithin(e.geometry::geography, ST_Boundary(m.geometry)::geography, 300);</text:p>
          </table:table-cell>
          <table:table-cell table:style-name="ce9" table:number-columns-repeated="20"/>
          <table:table-cell table:number-columns-repeated="998"/>
        </table:table-row>
        <table:table-row table:style-name="ro1">
          <table:table-cell table:style-name="ce2" office:value-type="float" office:value="885" calcext:value-type="float">
            <text:p>885</text:p>
          </table:table-cell>
          <table:table-cell table:style-name="ce4" office:value-type="string" calcext:value-type="string">
            <text:p>Em Manaus, quais escolas da Avenida Djalma Batista estão dentro do município e têm sala de leitura, considerando também a área de 200 m ao redor ainda dentro do município?</text:p>
          </table:table-cell>
          <table:table-cell table:style-name="ce8" table:content-validation-name="val1" office:value-type="string" calcext:value-type="string">
            <text:p>Rua</text:p>
          </table:table-cell>
          <table:table-cell table:style-name="ce11" table:content-validation-name="val2" office:value-type="string" calcext:value-type="string">
            <text:p>Médio</text:p>
          </table:table-cell>
          <table:table-cell table:style-name="ce5" table:content-validation-name="val3" office:value-type="string" calcext:value-type="string">
            <text:p>ST_Contains</text:p>
          </table:table-cell>
          <table:table-cell table:style-name="ce12" office:value-type="string" calcext:value-type="string">
            <text:p>SELECT</text:p>
            <text:p>  COALESCE(e.cd_entidade, meb.cd_entidade) AS cd_entidade,</text:p>
            <text:p>  COALESCE(e.nm_entidade, NULL) AS nm_entidade,</text:p>
            <text:p>  COALESCE(e.ds_enderec,  NULL) AS ds_enderec</text:p>
            <text:p>FROM public.escola e</text:p>
            <text:p>FULL OUTER JOIN public.microdados_ed_basica meb</text:p>
            <text:p>  ON meb.cd_entidade = e.cd_entidade</text:p>
            <text:p>JOIN public.municipio m</text:p>
            <text:p>  ON m.cd_mun = COALESCE(e.cd_mun, e.cd_mun)</text:p>
            <text:p>WHERE m.nm_mun = 'Manaus'</text:p>
            <text:p>  AND COALESCE(e.ds_enderec,'') ILIKE '%Avenida Djalma Batista%'</text:p>
            <text:p>  AND COALESCE(meb.in_biblioteca_sala_leitura, 0) = 1</text:p>
            <text:p>  AND (</text:p>
            <text:p>        (e.geometry IS NOT NULL AND ST_Contains(m.geometry, e.geometry))</text:p>
            <text:p>        AND ST_Intersects(ST_Buffer(e.geometry::geography, 200)::geometry, m.geometry)</text:p>
            <text:p>      );</text:p>
          </table:table-cell>
          <table:table-cell table:style-name="ce9" table:number-columns-repeated="20"/>
          <table:table-cell table:number-columns-repeated="998"/>
        </table:table-row>
        <table:table-row table:style-name="ro1">
          <table:table-cell table:style-name="ce2" office:value-type="float" office:value="886" calcext:value-type="float">
            <text:p>886</text:p>
          </table:table-cell>
          <table:table-cell table:style-name="ce4" office:value-type="string" calcext:value-type="string">
            <text:p>Em Curitiba, qual é a distância das escolas da Rua Marechal Deodoro até a fronteira do município, considerando apenas as que efetivamente estão no território municipal e têm biblioteca?</text:p>
          </table:table-cell>
          <table:table-cell table:style-name="ce8" table:content-validation-name="val1" office:value-type="string" calcext:value-type="string">
            <text:p>Rua</text:p>
          </table:table-cell>
          <table:table-cell table:style-name="ce11" table:content-validation-name="val2" office:value-type="string" calcext:value-type="string">
            <text:p>Médio</text:p>
          </table:table-cell>
          <table:table-cell table:style-name="ce5" table:content-validation-name="val3" office:value-type="string" calcext:value-type="string">
            <text:p>ST_Distance</text:p>
          </table:table-cell>
          <table:table-cell table:style-name="ce12" office:value-type="string" calcext:value-type="string">
            <text:p>SELECT</text:p>
            <text:p>  e.cd_entidade,</text:p>
            <text:p>  e.nm_entidade,</text:p>
            <text:p>  e.ds_enderec,</text:p>
            <text:p>  ST_Distance(e.geometry::geography, ST_Boundary(m.geometry)::geography) AS dist_borda_m</text:p>
            <text:p>FROM public.escola e</text:p>
            <text:p>JOIN public.municipio m</text:p>
            <text:p>  ON m.cd_mun = e.cd_mun</text:p>
            <text:p>INNER JOIN public.microdados_ed_basica meb</text:p>
            <text:p>  ON meb.cd_entidade = e.cd_entidade</text:p>
            <text:p>WHERE m.nm_mun = 'Curitiba'</text:p>
            <text:p>  AND e.ds_enderec ILIKE '%Rua Marechal Deodoro%'</text:p>
            <text:p>  AND meb.in_biblioteca = 1</text:p>
            <text:p>  AND ST_Intersects(e.geometry, m.geometry);</text:p>
          </table:table-cell>
          <table:table-cell table:style-name="ce9" table:number-columns-repeated="20"/>
          <table:table-cell table:number-columns-repeated="998"/>
        </table:table-row>
        <table:table-row table:style-name="ro1">
          <table:table-cell table:style-name="ce2" office:value-type="float" office:value="887" calcext:value-type="float">
            <text:p>887</text:p>
          </table:table-cell>
          <table:table-cell table:style-name="ce4" office:value-type="string" calcext:value-type="string">
            <text:p>No Rio de Janeiro, qual é a distância das escolas da Rua Voluntários da Pátria até a fronteira municipal, considerando apenas as que estão até 300 m dessa fronteira e registram internet?</text:p>
          </table:table-cell>
          <table:table-cell table:style-name="ce8" table:content-validation-name="val1" office:value-type="string" calcext:value-type="string">
            <text:p>Rua</text:p>
          </table:table-cell>
          <table:table-cell table:style-name="ce11" table:content-validation-name="val2" office:value-type="string" calcext:value-type="string">
            <text:p>Médio</text:p>
          </table:table-cell>
          <table:table-cell table:style-name="ce5" table:content-validation-name="val3" office:value-type="string" calcext:value-type="string">
            <text:p>ST_Distance</text:p>
          </table:table-cell>
          <table:table-cell table:style-name="ce12" office:value-type="string" calcext:value-type="string">
            <text:p>SELECT</text:p>
            <text:p>  e.cd_entidade,</text:p>
            <text:p>  e.nm_entidade,</text:p>
            <text:p>  e.ds_enderec,</text:p>
            <text:p>  ST_Distance(e.geometry::geography, ST_Boundary(m.geometry)::geography) AS dist_borda_m</text:p>
            <text:p>FROM public.escola e</text:p>
            <text:p>JOIN public.municipio m</text:p>
            <text:p>  ON m.cd_mun = e.cd_mun</text:p>
            <text:p>LEFT JOIN public.microdados_ed_basica meb</text:p>
            <text:p>  ON meb.cd_entidade = e.cd_entidade</text:p>
            <text:p>WHERE m.nm_mun = 'Rio de Janeiro'</text:p>
            <text:p>  AND e.ds_enderec ILIKE '%Rua Voluntários da Pátria%'</text:p>
            <text:p>  AND COALESCE(meb.in_internet, 0) = 1</text:p>
            <text:p>  AND ST_DWithin(e.geometry::geography, ST_Boundary(m.geometry)::geography, 300);</text:p>
          </table:table-cell>
          <table:table-cell table:style-name="ce9" table:number-columns-repeated="20"/>
          <table:table-cell table:number-columns-repeated="998"/>
        </table:table-row>
        <table:table-row table:style-name="ro1">
          <table:table-cell table:style-name="ce2" office:value-type="float" office:value="888" calcext:value-type="float">
            <text:p>888</text:p>
          </table:table-cell>
          <table:table-cell table:style-name="ce4" office:value-type="string" calcext:value-type="string">
            <text:p>Em Belo Horizonte, qual é a distância das escolas da Rua da Bahia até a fronteira municipal, mantendo apenas as que têm laboratório de informática e cuja área de atendimento de 200 m ainda alcança o território do município?</text:p>
          </table:table-cell>
          <table:table-cell table:style-name="ce8" table:content-validation-name="val1" office:value-type="string" calcext:value-type="string">
            <text:p>Rua</text:p>
          </table:table-cell>
          <table:table-cell table:style-name="ce11" table:content-validation-name="val2" office:value-type="string" calcext:value-type="string">
            <text:p>Médio</text:p>
          </table:table-cell>
          <table:table-cell table:style-name="ce5" table:content-validation-name="val3" office:value-type="string" calcext:value-type="string">
            <text:p>ST_Distance</text:p>
          </table:table-cell>
          <table:table-cell table:style-name="ce12" office:value-type="string" calcext:value-type="string">
            <text:p>SELECT</text:p>
            <text:p>  e.cd_entidade,</text:p>
            <text:p>  e.nm_entidade,</text:p>
            <text:p>  e.ds_enderec,</text:p>
            <text:p>  ST_Distance(e.geometry::geography, ST_Boundary(m.geometry)::geography) AS dist_borda_m</text:p>
            <text:p>FROM public.escola e</text:p>
            <text:p>JOIN public.municipio m</text:p>
            <text:p>  ON m.cd_mun = e.cd_mun</text:p>
            <text:p>RIGHT JOIN public.microdados_ed_basica meb</text:p>
            <text:p>  ON meb.cd_entidade = e.cd_entidade</text:p>
            <text:p>WHERE m.nm_mun = 'Belo Horizonte'</text:p>
            <text:p>  AND e.ds_enderec ILIKE '%Rua da Bahia%'</text:p>
            <text:p>  AND COALESCE(meb.in_laboratorio_informatica, 0) = 1</text:p>
            <text:p>  AND ST_Intersects(ST_Buffer(e.geometry::geography, 200)::geometry, m.geometry);</text:p>
          </table:table-cell>
          <table:table-cell table:style-name="ce9" table:number-columns-repeated="20"/>
          <table:table-cell table:number-columns-repeated="998"/>
        </table:table-row>
        <table:table-row table:style-name="ro1">
          <table:table-cell table:style-name="ce2" office:value-type="float" office:value="889" calcext:value-type="float">
            <text:p>889</text:p>
          </table:table-cell>
          <table:table-cell table:style-name="ce4" office:value-type="string" calcext:value-type="string">
            <text:p>Em Salvador, qual é a distância das escolas da Avenida Sete de Setembro até a fronteira municipal, considerando apenas as que o município realmente contém e que possuem quadra de esportes?</text:p>
          </table:table-cell>
          <table:table-cell table:style-name="ce8" table:content-validation-name="val1" office:value-type="string" calcext:value-type="string">
            <text:p>Rua</text:p>
          </table:table-cell>
          <table:table-cell table:style-name="ce11" table:content-validation-name="val2" office:value-type="string" calcext:value-type="string">
            <text:p>Médio</text:p>
          </table:table-cell>
          <table:table-cell table:style-name="ce5" table:content-validation-name="val3" office:value-type="string" calcext:value-type="string">
            <text:p>ST_Distance</text:p>
          </table:table-cell>
          <table:table-cell table:style-name="ce12" office:value-type="string" calcext:value-type="string">
            <text:p>SELECT</text:p>
            <text:p>  e.cd_entidade,</text:p>
            <text:p>  e.nm_entidade,</text:p>
            <text:p>  e.ds_enderec,</text:p>
            <text:p>  ST_Distance(e.geometry::geography, ST_Boundary(m.geometry)::geography) AS dist_borda_m</text:p>
            <text:p>FROM public.escola e</text:p>
            <text:p>JOIN public.municipio m</text:p>
            <text:p>  ON m.cd_mun = e.cd_mun</text:p>
            <text:p>JOIN public.microdados_ed_basica meb</text:p>
            <text:p>  ON meb.cd_entidade = e.cd_entidade</text:p>
            <text:p>WHERE m.nm_mun = 'Salvador'</text:p>
            <text:p>  AND e.ds_enderec ILIKE '%Avenida Sete de Setembro%'</text:p>
            <text:p>  AND COALESCE(meb.in_quadra_esportes, 0) = 1</text:p>
            <text:p>  AND ST_Contains(m.geometry, e.geometry);</text:p>
          </table:table-cell>
          <table:table-cell table:style-name="ce9" table:number-columns-repeated="20"/>
          <table:table-cell table:number-columns-repeated="998"/>
        </table:table-row>
        <table:table-row table:style-name="ro1">
          <table:table-cell table:style-name="ce2" office:value-type="float" office:value="890" calcext:value-type="float">
            <text:p>890</text:p>
          </table:table-cell>
          <table:table-cell table:style-name="ce4" office:value-type="string" calcext:value-type="string">
            <text:p>Em Recife, qual é a distância das escolas da Rua do Príncipe até a fronteira municipal, mantendo apenas as que têm sala de leitura e cuja área de 250 m ao redor ainda alcança o território do município?</text:p>
          </table:table-cell>
          <table:table-cell table:style-name="ce8" table:content-validation-name="val1" office:value-type="string" calcext:value-type="string">
            <text:p>Rua</text:p>
          </table:table-cell>
          <table:table-cell table:style-name="ce11" table:content-validation-name="val2" office:value-type="string" calcext:value-type="string">
            <text:p>Médio</text:p>
          </table:table-cell>
          <table:table-cell table:style-name="ce5" table:content-validation-name="val3" office:value-type="string" calcext:value-type="string">
            <text:p>ST_Distance</text:p>
          </table:table-cell>
          <table:table-cell table:style-name="ce12" office:value-type="string" calcext:value-type="string">
            <text:p>SELECT</text:p>
            <text:p>  COALESCE(e.cd_entidade, meb.cd_entidade) AS cd_entidade,</text:p>
            <text:p>  e.nm_entidade,</text:p>
            <text:p>  e.ds_enderec,</text:p>
            <text:p>  ST_Distance(e.geometry::geography, ST_Boundary(m.geometry)::geography) AS dist_borda_m</text:p>
            <text:p>FROM public.escola e</text:p>
            <text:p>FULL OUTER JOIN public.microdados_ed_basica meb</text:p>
            <text:p>  ON meb.cd_entidade = e.cd_entidade</text:p>
            <text:p>JOIN public.municipio m</text:p>
            <text:p>  ON m.cd_mun = COALESCE(e.cd_mun, e.cd_mun)</text:p>
            <text:p>WHERE m.nm_mun = 'Recife'</text:p>
            <text:p>  AND COALESCE(e.ds_enderec,'') ILIKE '%Rua do Príncipe%'</text:p>
            <text:p>  AND COALESCE(meb.in_biblioteca_sala_leitura, 0) = 1</text:p>
            <text:p>  AND e.geometry IS NOT NULL</text:p>
            <text:p>  AND ST_Intersects(ST_Buffer(e.geometry::geography, 250)::geometry, m.geometry);</text:p>
          </table:table-cell>
          <table:table-cell table:style-name="ce9" table:number-columns-repeated="20"/>
          <table:table-cell table:number-columns-repeated="998"/>
        </table:table-row>
        <table:table-row table:style-name="ro1">
          <table:table-cell table:style-name="ce2" office:value-type="float" office:value="891" calcext:value-type="float">
            <text:p>891</text:p>
          </table:table-cell>
          <table:table-cell table:style-name="ce4" office:value-type="string" calcext:value-type="string">
            <text:p>Em Manaus, quais escolas da Avenida Constantino Nery estão dentro do município e ficam até 300 m da fronteira, tendo internet registrada?</text:p>
          </table:table-cell>
          <table:table-cell table:style-name="ce8" table:content-validation-name="val1" office:value-type="string" calcext:value-type="string">
            <text:p>Rua</text:p>
          </table:table-cell>
          <table:table-cell table:style-name="ce11" table:content-validation-name="val2" office:value-type="string" calcext:value-type="string">
            <text:p>Médio</text:p>
          </table:table-cell>
          <table:table-cell table:style-name="ce5" table:content-validation-name="val3" office:value-type="string" calcext:value-type="string">
            <text:p>ST_Within</text:p>
          </table:table-cell>
          <table:table-cell table:style-name="ce12" office:value-type="string" calcext:value-type="string">
            <text:p>SELECT</text:p>
            <text:p>  e.cd_entidade, e.nm_entidade, e.ds_enderec, meb.in_internet</text:p>
            <text:p>FROM public.escola e</text:p>
            <text:p>JOIN public.municipio m</text:p>
            <text:p>  ON m.cd_mun = e.cd_mun</text:p>
            <text:p>INNER JOIN public.microdados_ed_basica meb</text:p>
            <text:p>  ON meb.cd_entidade = e.cd_entidade</text:p>
            <text:p>WHERE m.nm_mun = 'Manaus'</text:p>
            <text:p>  AND e.ds_enderec ILIKE '%Avenida Constantino Nery%'</text:p>
            <text:p>  AND ST_Within(e.geometry, m.geometry)</text:p>
            <text:p>  AND ST_DWithin(e.geometry::geography, ST_Boundary(m.geometry)::geography, 300);</text:p>
          </table:table-cell>
          <table:table-cell table:style-name="ce9" table:number-columns-repeated="20"/>
          <table:table-cell table:number-columns-repeated="998"/>
        </table:table-row>
        <table:table-row table:style-name="ro1">
          <table:table-cell table:style-name="ce2" office:value-type="float" office:value="892" calcext:value-type="float">
            <text:p>892</text:p>
          </table:table-cell>
          <table:table-cell table:style-name="ce4" office:value-type="string" calcext:value-type="string">
            <text:p>Em Belém, quais escolas da Avenida Almirante Barroso têm a faixa de 200 m ao redor totalmente dentro do município e constam com biblioteca?</text:p>
          </table:table-cell>
          <table:table-cell table:style-name="ce8" table:content-validation-name="val1" office:value-type="string" calcext:value-type="string">
            <text:p>Rua</text:p>
          </table:table-cell>
          <table:table-cell table:style-name="ce11" table:content-validation-name="val2" office:value-type="string" calcext:value-type="string">
            <text:p>Médio</text:p>
          </table:table-cell>
          <table:table-cell table:style-name="ce5" table:content-validation-name="val3" office:value-type="string" calcext:value-type="string">
            <text:p>ST_Within</text:p>
          </table:table-cell>
          <table:table-cell table:style-name="ce12" office:value-type="string" calcext:value-type="string">
            <text:p>SELECT</text:p>
            <text:p>  e.cd_entidade, e.nm_entidade, e.ds_enderec, meb.in_biblioteca</text:p>
            <text:p>FROM public.escola e</text:p>
            <text:p>JOIN public.municipio m</text:p>
            <text:p>  ON m.cd_mun = e.cd_mun</text:p>
            <text:p>LEFT JOIN public.microdados_ed_basica meb</text:p>
            <text:p>  ON meb.cd_entidade = e.cd_entidade</text:p>
            <text:p>WHERE m.nm_mun = 'Belém'</text:p>
            <text:p>  AND e.ds_enderec ILIKE '%Avenida Almirante Barroso%'</text:p>
            <text:p>  AND ST_Within(ST_Buffer(e.geometry::geography, 200)::geometry, m.geometry)</text:p>
            <text:p>  AND ST_Intersects(e.geometry, m.geometry);</text:p>
          </table:table-cell>
          <table:table-cell table:style-name="ce9" table:number-columns-repeated="20"/>
          <table:table-cell table:number-columns-repeated="998"/>
        </table:table-row>
        <table:table-row table:style-name="ro1">
          <table:table-cell table:style-name="ce2" office:value-type="float" office:value="893" calcext:value-type="float">
            <text:p>893</text:p>
          </table:table-cell>
          <table:table-cell table:style-name="ce4" office:value-type="string" calcext:value-type="string">
            <text:p>Em Fortaleza, quais escolas da Avenida Washington Soares estão dentro do município e a até 500 m da fronteira, com laboratório de informática?</text:p>
          </table:table-cell>
          <table:table-cell table:style-name="ce8" table:content-validation-name="val1" office:value-type="string" calcext:value-type="string">
            <text:p>Rua</text:p>
          </table:table-cell>
          <table:table-cell table:style-name="ce11" table:content-validation-name="val2" office:value-type="string" calcext:value-type="string">
            <text:p>Médio</text:p>
          </table:table-cell>
          <table:table-cell table:style-name="ce5" table:content-validation-name="val3" office:value-type="string" calcext:value-type="string">
            <text:p>ST_Within</text:p>
          </table:table-cell>
          <table:table-cell table:style-name="ce12" office:value-type="string" calcext:value-type="string">
            <text:p>SELECT</text:p>
            <text:p>  e.cd_entidade, e.nm_entidade, e.ds_enderec, meb.in_laboratorio_informatica</text:p>
            <text:p>FROM public.escola e</text:p>
            <text:p>JOIN public.municipio m</text:p>
            <text:p>  ON m.cd_mun = e.cd_mun</text:p>
            <text:p>RIGHT JOIN public.microdados_ed_basica meb</text:p>
            <text:p>  ON meb.cd_entidade = e.cd_entidade</text:p>
            <text:p>WHERE m.nm_mun = 'Fortaleza'</text:p>
            <text:p>  AND e.ds_enderec ILIKE '%Avenida Washington Soares%'</text:p>
            <text:p>  AND ST_Within(e.geometry, m.geometry)</text:p>
            <text:p>  AND ST_Distance(e.geometry::geography, ST_Boundary(m.geometry)::geography) &lt;= 500;</text:p>
          </table:table-cell>
          <table:table-cell table:style-name="ce9" table:number-columns-repeated="20"/>
          <table:table-cell table:number-columns-repeated="998"/>
        </table:table-row>
        <table:table-row table:style-name="ro1">
          <table:table-cell table:style-name="ce2" office:value-type="float" office:value="894" calcext:value-type="float">
            <text:p>894</text:p>
          </table:table-cell>
          <table:table-cell table:style-name="ce4" office:value-type="string" calcext:value-type="string">
            <text:p>Em Campinas, quais escolas da Avenida Moraes Salles estão dentro do município e cuja área de 150 m ao redor ainda alcança o território municipal, possuindo quadra de esportes?</text:p>
          </table:table-cell>
          <table:table-cell table:style-name="ce8" table:content-validation-name="val1" office:value-type="string" calcext:value-type="string">
            <text:p>Rua</text:p>
          </table:table-cell>
          <table:table-cell table:style-name="ce11" table:content-validation-name="val2" office:value-type="string" calcext:value-type="string">
            <text:p>Médio</text:p>
          </table:table-cell>
          <table:table-cell table:style-name="ce5" table:content-validation-name="val3" office:value-type="string" calcext:value-type="string">
            <text:p>ST_Within</text:p>
          </table:table-cell>
          <table:table-cell table:style-name="ce12" office:value-type="string" calcext:value-type="string">
            <text:p>SELECT</text:p>
            <text:p>  e.cd_entidade, e.nm_entidade, e.ds_enderec, meb.in_quadra_esportes</text:p>
            <text:p>FROM public.escola e</text:p>
            <text:p>JOIN public.municipio m</text:p>
            <text:p>  ON m.cd_mun = e.cd_mun</text:p>
            <text:p>JOIN public.microdados_ed_basica meb</text:p>
            <text:p>  ON meb.cd_entidade = e.cd_entidade</text:p>
            <text:p>WHERE m.nm_mun = 'Campinas'</text:p>
            <text:p>  AND e.ds_enderec ILIKE '%Avenida Moraes Salles%'</text:p>
            <text:p>  AND ST_Within(e.geometry, m.geometry)</text:p>
            <text:p>  AND ST_Intersects(ST_Buffer(e.geometry::geography, 150)::geometry, m.geometry);</text:p>
          </table:table-cell>
          <table:table-cell table:style-name="ce9" table:number-columns-repeated="20"/>
          <table:table-cell table:number-columns-repeated="998"/>
        </table:table-row>
        <table:table-row table:style-name="ro1">
          <table:table-cell table:style-name="ce2" office:value-type="float" office:value="895" calcext:value-type="float">
            <text:p>895</text:p>
          </table:table-cell>
          <table:table-cell table:style-name="ce4" office:value-type="string" calcext:value-type="string">
            <text:p>Em João Pessoa, quais escolas da Avenida Cabo Branco estão dentro do município e ficam até 250 m da fronteira, com sala de leitura?</text:p>
          </table:table-cell>
          <table:table-cell table:style-name="ce8" table:content-validation-name="val1" office:value-type="string" calcext:value-type="string">
            <text:p>Rua</text:p>
          </table:table-cell>
          <table:table-cell table:style-name="ce11" table:content-validation-name="val2" office:value-type="string" calcext:value-type="string">
            <text:p>Médio</text:p>
          </table:table-cell>
          <table:table-cell table:style-name="ce5" table:content-validation-name="val3" office:value-type="string" calcext:value-type="string">
            <text:p>ST_Within</text:p>
          </table:table-cell>
          <table:table-cell table:style-name="ce12" office:value-type="string" calcext:value-type="string">
            <text:p>SELECT</text:p>
            <text:p>  e.cd_entidade, e.nm_entidade, e.ds_enderec, meb.in_biblioteca_sala_leitura</text:p>
            <text:p>FROM (</text:p>
            <text:p>  public.escola e</text:p>
            <text:p>  JOIN public.municipio m</text:p>
            <text:p>    ON m.cd_mun = e.cd_mun</text:p>
            <text:p>)</text:p>
            <text:p>FULL OUTER JOIN public.microdados_ed_basica meb</text:p>
            <text:p>  ON meb.cd_entidade = e.cd_entidade</text:p>
            <text:p>WHERE m.nm_mun = 'João Pessoa'</text:p>
            <text:p>  AND e.ds_enderec ILIKE '%Avenida Cabo Branco%'</text:p>
            <text:p>  AND ST_Within(e.geometry, m.geometry)</text:p>
            <text:p>  AND ST_DWithin(e.geometry::geography, ST_Boundary(m.geometry)::geography, 250);</text:p>
          </table:table-cell>
          <table:table-cell table:style-name="ce9" table:number-columns-repeated="20"/>
          <table:table-cell table:number-columns-repeated="998"/>
        </table:table-row>
        <table:table-row table:style-name="ro1">
          <table:table-cell table:style-name="ce2" office:value-type="float" office:value="896" calcext:value-type="float">
            <text:p>896</text:p>
          </table:table-cell>
          <table:table-cell table:style-name="ce4" office:value-type="string" calcext:value-type="string">
            <text:p>Em Palmas, quais escolas da Avenida JK intersectam o município e estão até 300 m da fronteira, tendo biblioteca?</text:p>
          </table:table-cell>
          <table:table-cell table:style-name="ce8" table:content-validation-name="val1" office:value-type="string" calcext:value-type="string">
            <text:p>Rua</text:p>
          </table:table-cell>
          <table:table-cell table:style-name="ce11" table:content-validation-name="val2" office:value-type="string" calcext:value-type="string">
            <text:p>Médio</text:p>
          </table:table-cell>
          <table:table-cell table:style-name="ce5" table:content-validation-name="val3" office:value-type="string" calcext:value-type="string">
            <text:p>ST_Intersection</text:p>
          </table:table-cell>
          <table:table-cell table:style-name="ce12" office:value-type="string" calcext:value-type="string">
            <text:p>SELECT</text:p>
            <text:p>  e.cd_entidade,</text:p>
            <text:p>  e.nm_entidade,</text:p>
            <text:p>  e.ds_enderec,</text:p>
            <text:p>  meb.in_biblioteca,</text:p>
            <text:p>  ST_Intersection(e.geometry, m.geometry) AS geom_intersec</text:p>
            <text:p>FROM public.escola e</text:p>
            <text:p>JOIN public.municipio m</text:p>
            <text:p>  ON m.cd_mun = e.cd_mun</text:p>
            <text:p>INNER JOIN public.microdados_ed_basica meb</text:p>
            <text:p>  ON meb.cd_entidade = e.cd_entidade</text:p>
            <text:p>WHERE m.nm_mun = 'Palmas'</text:p>
            <text:p>  AND e.ds_enderec ILIKE '%Avenida JK%'</text:p>
            <text:p>  AND ST_Intersects(e.geometry, m.geometry)</text:p>
            <text:p>  AND ST_DWithin(e.geometry::geography, ST_Boundary(m.geometry)::geography, 300);</text:p>
          </table:table-cell>
          <table:table-cell table:style-name="ce9" table:number-columns-repeated="20"/>
          <table:table-cell table:number-columns-repeated="998"/>
        </table:table-row>
        <table:table-row table:style-name="ro1">
          <table:table-cell table:style-name="ce2" office:value-type="float" office:value="897" calcext:value-type="float">
            <text:p>897</text:p>
          </table:table-cell>
          <table:table-cell table:style-name="ce4" office:value-type="string" calcext:value-type="string">
            <text:p>Em Porto Velho, quais escolas da Avenida Sete de Setembro têm a área de 200 m ao redor ainda tocando o município e estão contidas nele, registrando internet?</text:p>
          </table:table-cell>
          <table:table-cell table:style-name="ce8" table:content-validation-name="val1" office:value-type="string" calcext:value-type="string">
            <text:p>Rua</text:p>
          </table:table-cell>
          <table:table-cell table:style-name="ce11" table:content-validation-name="val2" office:value-type="string" calcext:value-type="string">
            <text:p>Médio</text:p>
          </table:table-cell>
          <table:table-cell table:style-name="ce5" table:content-validation-name="val3" office:value-type="string" calcext:value-type="string">
            <text:p>ST_Intersection</text:p>
          </table:table-cell>
          <table:table-cell table:style-name="ce12" office:value-type="string" calcext:value-type="string">
            <text:p>SELECT</text:p>
            <text:p>  e.cd_entidade,</text:p>
            <text:p>  e.nm_entidade,</text:p>
            <text:p>  e.ds_enderec,</text:p>
            <text:p>  meb.in_internet,</text:p>
            <text:p>  ST_Intersection(e.geometry, m.geometry) AS geom_intersec</text:p>
            <text:p>FROM public.escola e</text:p>
            <text:p>JOIN public.municipio m</text:p>
            <text:p>  ON m.cd_mun = e.cd_mun</text:p>
            <text:p>LEFT JOIN public.microdados_ed_basica meb</text:p>
            <text:p>  ON meb.cd_entidade = e.cd_entidade</text:p>
            <text:p>WHERE m.nm_mun = 'Porto Velho'</text:p>
            <text:p>  AND e.ds_enderec ILIKE '%Avenida Sete de Setembro%'</text:p>
            <text:p>  AND ST_Contains(m.geometry, e.geometry)</text:p>
            <text:p>  AND ST_Intersects(ST_Buffer(e.geometry::geography, 200)::geometry, m.geometry);</text:p>
          </table:table-cell>
          <table:table-cell table:style-name="ce9" table:number-columns-repeated="20"/>
          <table:table-cell table:number-columns-repeated="998"/>
        </table:table-row>
        <table:table-row table:style-name="ro1">
          <table:table-cell table:style-name="ce2" office:value-type="float" office:value="898" calcext:value-type="float">
            <text:p>898</text:p>
          </table:table-cell>
          <table:table-cell table:style-name="ce4" office:value-type="string" calcext:value-type="string">
            <text:p>Em Cuiabá, quais escolas da Avenida Getúlio Vargas intersectam o município e ficam até 250 m da fronteira, com laboratório de informática?</text:p>
          </table:table-cell>
          <table:table-cell table:style-name="ce8" table:content-validation-name="val1" office:value-type="string" calcext:value-type="string">
            <text:p>Rua</text:p>
          </table:table-cell>
          <table:table-cell table:style-name="ce11" table:content-validation-name="val2" office:value-type="string" calcext:value-type="string">
            <text:p>Médio</text:p>
          </table:table-cell>
          <table:table-cell table:style-name="ce5" table:content-validation-name="val3" office:value-type="string" calcext:value-type="string">
            <text:p>ST_Intersection</text:p>
          </table:table-cell>
          <table:table-cell table:style-name="ce12" office:value-type="string" calcext:value-type="string">
            <text:p>SELECT</text:p>
            <text:p>  e.cd_entidade,</text:p>
            <text:p>  e.nm_entidade,</text:p>
            <text:p>  e.ds_enderec,</text:p>
            <text:p>  meb.in_laboratorio_informatica,</text:p>
            <text:p>  ST_Intersection(e.geometry, m.geometry) AS geom_intersec</text:p>
            <text:p>FROM public.escola e</text:p>
            <text:p>JOIN public.municipio m</text:p>
            <text:p>  ON m.cd_mun = e.cd_mun</text:p>
            <text:p>RIGHT JOIN public.microdados_ed_basica meb</text:p>
            <text:p>  ON meb.cd_entidade = e.cd_entidade</text:p>
            <text:p>WHERE m.nm_mun = 'Cuiabá'</text:p>
            <text:p>  AND e.ds_enderec ILIKE '%Avenida Getúlio Vargas%'</text:p>
            <text:p>  AND ST_Intersects(e.geometry, m.geometry)</text:p>
            <text:p>  AND ST_DWithin(e.geometry::geography, ST_Boundary(m.geometry)::geography, 250);</text:p>
          </table:table-cell>
          <table:table-cell table:style-name="ce9" table:number-columns-repeated="20"/>
          <table:table-cell table:number-columns-repeated="998"/>
        </table:table-row>
        <table:table-row table:style-name="ro1">
          <table:table-cell table:style-name="ce2" office:value-type="float" office:value="899" calcext:value-type="float">
            <text:p>899</text:p>
          </table:table-cell>
          <table:table-cell table:style-name="ce4" office:value-type="string" calcext:value-type="string">
            <text:p>Em Florianópolis, quais escolas da Avenida Mauro Ramos intersectam o município e têm a faixa de 150 m ao redor ainda alcançando o território, com quadra de esportes?</text:p>
          </table:table-cell>
          <table:table-cell table:style-name="ce8" table:content-validation-name="val1" office:value-type="string" calcext:value-type="string">
            <text:p>Rua</text:p>
          </table:table-cell>
          <table:table-cell table:style-name="ce11" table:content-validation-name="val2" office:value-type="string" calcext:value-type="string">
            <text:p>Médio</text:p>
          </table:table-cell>
          <table:table-cell table:style-name="ce5" table:content-validation-name="val3" office:value-type="string" calcext:value-type="string">
            <text:p>ST_Intersection</text:p>
          </table:table-cell>
          <table:table-cell table:style-name="ce12" office:value-type="string" calcext:value-type="string">
            <text:p>SELECT</text:p>
            <text:p>  e.cd_entidade,</text:p>
            <text:p>  e.nm_entidade,</text:p>
            <text:p>  e.ds_enderec,</text:p>
            <text:p>  meb.in_quadra_esportes,</text:p>
            <text:p>  ST_Intersection(e.geometry, m.geometry) AS geom_intersec</text:p>
            <text:p>FROM public.escola e</text:p>
            <text:p>JOIN public.municipio m</text:p>
            <text:p>  ON m.cd_mun = e.cd_mun</text:p>
            <text:p>JOIN public.microdados_ed_basica meb</text:p>
            <text:p>  ON meb.cd_entidade = e.cd_entidade</text:p>
            <text:p>WHERE m.nm_mun = 'Florianópolis'</text:p>
            <text:p>  AND e.ds_enderec ILIKE '%Avenida Mauro Ramos%'</text:p>
            <text:p>  AND ST_Intersects(e.geometry, m.geometry)</text:p>
            <text:p>  AND ST_Intersects(ST_Buffer(e.geometry::geography, 150)::geometry, m.geometry);</text:p>
          </table:table-cell>
          <table:table-cell table:style-name="ce9" table:number-columns-repeated="20"/>
          <table:table-cell table:number-columns-repeated="998"/>
        </table:table-row>
        <table:table-row table:style-name="ro1">
          <table:table-cell table:style-name="ce2" office:value-type="float" office:value="900" calcext:value-type="float">
            <text:p>900</text:p>
          </table:table-cell>
          <table:table-cell table:style-name="ce4" office:value-type="string" calcext:value-type="string">
            <text:p>Em Natal, quais escolas da Avenida Prudente de Morais intersectam o município e estão a até 400 m da fronteira, possuindo sala de leitura?</text:p>
          </table:table-cell>
          <table:table-cell table:style-name="ce8" table:content-validation-name="val1" office:value-type="string" calcext:value-type="string">
            <text:p>Rua</text:p>
          </table:table-cell>
          <table:table-cell table:style-name="ce11" table:content-validation-name="val2" office:value-type="string" calcext:value-type="string">
            <text:p>Médio</text:p>
          </table:table-cell>
          <table:table-cell table:style-name="ce5" table:content-validation-name="val3" office:value-type="string" calcext:value-type="string">
            <text:p>ST_Intersection</text:p>
          </table:table-cell>
          <table:table-cell table:style-name="ce12" office:value-type="string" calcext:value-type="string">
            <text:p>SELECT</text:p>
            <text:p>  COALESCE(e.cd_entidade, meb.cd_entidade) AS cd_entidade,</text:p>
            <text:p>  e.nm_entidade,</text:p>
            <text:p>  e.ds_enderec,</text:p>
            <text:p>  meb.in_biblioteca_sala_leitura,</text:p>
            <text:p>  ST_Intersection(e.geometry, m.geometry) AS geom_intersec</text:p>
            <text:p>FROM public.escola e</text:p>
            <text:p>FULL OUTER JOIN public.microdados_ed_basica meb</text:p>
            <text:p>  ON meb.cd_entidade = e.cd_entidade</text:p>
            <text:p>JOIN public.municipio m</text:p>
            <text:p>  ON m.cd_mun = e.cd_mun</text:p>
            <text:p>WHERE m.nm_mun = 'Natal'</text:p>
            <text:p>  AND COALESCE(e.ds_enderec,'') ILIKE '%Avenida Prudente de Morais%'</text:p>
            <text:p>  AND e.geometry IS NOT NULL</text:p>
            <text:p>  AND ST_Intersects(e.geometry, m.geometry)</text:p>
            <text:p>  AND ST_DWithin(e.geometry::geography, ST_Boundary(m.geometry)::geography, 400);</text:p>
          </table:table-cell>
          <table:table-cell table:style-name="ce9" table:number-columns-repeated="20"/>
          <table:table-cell table:number-columns-repeated="998"/>
        </table:table-row>
        <table:table-row table:style-name="ro1">
          <table:table-cell table:style-name="ce2" office:value-type="float" office:value="901" calcext:value-type="float">
            <text:p>901</text:p>
          </table:table-cell>
          <table:table-cell table:style-name="ce4" office:value-type="string" calcext:value-type="string">
            <text:p>Em Brasília, quais escolas da Avenida W3 Sul têm área de atendimento de 300 m ao redor que ainda toca o território municipal e possuem biblioteca?</text:p>
          </table:table-cell>
          <table:table-cell table:style-name="ce8" table:content-validation-name="val1" office:value-type="string" calcext:value-type="string">
            <text:p>Rua</text:p>
          </table:table-cell>
          <table:table-cell table:style-name="ce11" table:content-validation-name="val2" office:value-type="string" calcext:value-type="string">
            <text:p>Médio</text:p>
          </table:table-cell>
          <table:table-cell table:style-name="ce5" table:content-validation-name="val3" office:value-type="string" calcext:value-type="string">
            <text:p>ST_Buffer</text:p>
          </table:table-cell>
          <table:table-cell table:style-name="ce12" office:value-type="string" calcext:value-type="string">
            <text:p>SELECT</text:p>
            <text:p>  e.cd_entidade, e.nm_entidade, e.ds_enderec, meb.in_biblioteca</text:p>
            <text:p>FROM public.escola e</text:p>
            <text:p>JOIN public.municipio m</text:p>
            <text:p>  ON m.cd_mun = e.cd_mun</text:p>
            <text:p>INNER JOIN public.microdados_ed_basica meb</text:p>
            <text:p>  ON meb.cd_entidade = e.cd_entidade</text:p>
            <text:p>WHERE m.nm_mun = 'Brasília'</text:p>
            <text:p>  AND e.ds_enderec ILIKE '%W3 Sul%'</text:p>
            <text:p>  AND ST_Intersects(ST_Buffer(e.geometry::geography, 300)::geometry, m.geometry)</text:p>
            <text:p>  AND ST_Intersects(e.geometry, m.geometry);</text:p>
          </table:table-cell>
          <table:table-cell table:style-name="ce9" table:number-columns-repeated="20"/>
          <table:table-cell table:number-columns-repeated="998"/>
        </table:table-row>
        <table:table-row table:style-name="ro1">
          <table:table-cell table:style-name="ce2" office:value-type="float" office:value="902" calcext:value-type="float">
            <text:p>902</text:p>
          </table:table-cell>
          <table:table-cell table:style-name="ce4" office:value-type="string" calcext:value-type="string">
            <text:p>Em Sorocaba, quais escolas da Avenida Dom Aguirre possuem faixa de 250 m ao redor que continua dentro do município e registram internet?</text:p>
          </table:table-cell>
          <table:table-cell table:style-name="ce8" table:content-validation-name="val1" office:value-type="string" calcext:value-type="string">
            <text:p>Rua</text:p>
          </table:table-cell>
          <table:table-cell table:style-name="ce11" table:content-validation-name="val2" office:value-type="string" calcext:value-type="string">
            <text:p>Médio</text:p>
          </table:table-cell>
          <table:table-cell table:style-name="ce5" table:content-validation-name="val3" office:value-type="string" calcext:value-type="string">
            <text:p>ST_Buffer</text:p>
          </table:table-cell>
          <table:table-cell table:style-name="ce12" office:value-type="string" calcext:value-type="string">
            <text:p>SELECT</text:p>
            <text:p>  e.cd_entidade, e.nm_entidade, e.ds_enderec, meb.in_internet</text:p>
            <text:p>FROM public.escola e</text:p>
            <text:p>JOIN public.municipio m</text:p>
            <text:p>  ON m.cd_mun = e.cd_mun</text:p>
            <text:p>LEFT JOIN public.microdados_ed_basica meb</text:p>
            <text:p>  ON meb.cd_entidade = e.cd_entidade</text:p>
            <text:p>WHERE m.nm_mun = 'Sorocaba'</text:p>
            <text:p>  AND e.ds_enderec ILIKE '%Avenida Dom Aguirre%'</text:p>
            <text:p>  AND ST_Contains(m.geometry, e.geometry)</text:p>
            <text:p>  AND ST_Intersects(ST_Buffer(e.geometry::geography, 250)::geometry, m.geometry);</text:p>
          </table:table-cell>
          <table:table-cell table:style-name="ce9" table:number-columns-repeated="20"/>
          <table:table-cell table:number-columns-repeated="998"/>
        </table:table-row>
        <table:table-row table:style-name="ro1">
          <table:table-cell table:style-name="ce2" office:value-type="float" office:value="903" calcext:value-type="float">
            <text:p>903</text:p>
          </table:table-cell>
          <table:table-cell table:style-name="ce4" office:value-type="string" calcext:value-type="string">
            <text:p>Em Londrina, quais escolas da Avenida Higienópolis têm área de 200 m ao redor que toca o município e estão até 300 m da fronteira municipal, com laboratório de informática?</text:p>
          </table:table-cell>
          <table:table-cell table:style-name="ce8" table:content-validation-name="val1" office:value-type="string" calcext:value-type="string">
            <text:p>Rua</text:p>
          </table:table-cell>
          <table:table-cell table:style-name="ce11" table:content-validation-name="val2" office:value-type="string" calcext:value-type="string">
            <text:p>Médio</text:p>
          </table:table-cell>
          <table:table-cell table:style-name="ce5" table:content-validation-name="val3" office:value-type="string" calcext:value-type="string">
            <text:p>ST_Buffer</text:p>
          </table:table-cell>
          <table:table-cell table:style-name="ce12" office:value-type="string" calcext:value-type="string">
            <text:p>SELECT</text:p>
            <text:p>  e.cd_entidade, e.nm_entidade, e.ds_enderec, meb.in_laboratorio_informatica</text:p>
            <text:p>FROM public.escola e</text:p>
            <text:p>JOIN public.municipio m</text:p>
            <text:p>  ON m.cd_mun = e.cd_mun</text:p>
            <text:p>RIGHT JOIN public.microdados_ed_basica meb</text:p>
            <text:p>  ON meb.cd_entidade = e.cd_entidade</text:p>
            <text:p>WHERE m.nm_mun = 'Londrina'</text:p>
            <text:p>  AND e.ds_enderec ILIKE '%Avenida Higienópolis%'</text:p>
            <text:p>  AND ST_Intersects(ST_Buffer(e.geometry::geography, 200)::geometry, m.geometry)</text:p>
            <text:p>  AND ST_DWithin(e.geometry::geography, ST_Boundary(m.geometry)::geography, 300);</text:p>
          </table:table-cell>
          <table:table-cell table:style-name="ce9" table:number-columns-repeated="20"/>
          <table:table-cell table:number-columns-repeated="998"/>
        </table:table-row>
        <table:table-row table:style-name="ro1">
          <table:table-cell table:style-name="ce2" office:value-type="float" office:value="904" calcext:value-type="float">
            <text:p>904</text:p>
          </table:table-cell>
          <table:table-cell table:style-name="ce4" office:value-type="string" calcext:value-type="string">
            <text:p>Em Uberaba, quais escolas da Avenida Leopoldino de Oliveira possuem área de 350 m ao redor que alcança o município e cuja distância até a fronteira é de até 500 m, tendo quadra de esportes?</text:p>
          </table:table-cell>
          <table:table-cell table:style-name="ce8" table:content-validation-name="val1" office:value-type="string" calcext:value-type="string">
            <text:p>Rua</text:p>
          </table:table-cell>
          <table:table-cell table:style-name="ce11" table:content-validation-name="val2" office:value-type="string" calcext:value-type="string">
            <text:p>Médio</text:p>
          </table:table-cell>
          <table:table-cell table:style-name="ce5" table:content-validation-name="val3" office:value-type="string" calcext:value-type="string">
            <text:p>ST_Buffer</text:p>
          </table:table-cell>
          <table:table-cell table:style-name="ce12" office:value-type="string" calcext:value-type="string">
            <text:p>SELECT</text:p>
            <text:p>  e.cd_entidade, e.nm_entidade, e.ds_enderec, meb.in_quadra_esportes</text:p>
            <text:p>FROM public.escola e</text:p>
            <text:p>JOIN public.municipio m</text:p>
            <text:p>  ON m.cd_mun = e.cd_mun</text:p>
            <text:p>JOIN public.microdados_ed_basica meb</text:p>
            <text:p>  ON meb.cd_entidade = e.cd_entidade</text:p>
            <text:p>WHERE m.nm_mun = 'Uberaba'</text:p>
            <text:p>  AND e.ds_enderec ILIKE '%Avenida Leopoldino de Oliveira%'</text:p>
            <text:p>  AND ST_Intersects(ST_Buffer(e.geometry::geography, 350)::geometry, m.geometry)</text:p>
            <text:p>  AND ST_Distance(e.geometry::geography, ST_Boundary(m.geometry)::geography) &lt;= 500;</text:p>
          </table:table-cell>
          <table:table-cell table:style-name="ce9" table:number-columns-repeated="20"/>
          <table:table-cell table:number-columns-repeated="998"/>
        </table:table-row>
        <table:table-row table:style-name="ro1">
          <table:table-cell table:style-name="ce2" office:value-type="float" office:value="905" calcext:value-type="float">
            <text:p>905</text:p>
          </table:table-cell>
          <table:table-cell table:style-name="ce4" office:value-type="string" calcext:value-type="string">
            <text:p>Em Feira de Santana, quais escolas da Avenida Getúlio Vargas têm a faixa de 200 m ao redor inteiramente dentro do município e possuem sala de leitura?</text:p>
          </table:table-cell>
          <table:table-cell table:style-name="ce8" table:content-validation-name="val1" office:value-type="string" calcext:value-type="string">
            <text:p>Rua</text:p>
          </table:table-cell>
          <table:table-cell table:style-name="ce11" table:content-validation-name="val2" office:value-type="string" calcext:value-type="string">
            <text:p>Médio</text:p>
          </table:table-cell>
          <table:table-cell table:style-name="ce5" table:content-validation-name="val3" office:value-type="string" calcext:value-type="string">
            <text:p>ST_Buffer</text:p>
          </table:table-cell>
          <table:table-cell table:style-name="ce12" office:value-type="string" calcext:value-type="string">
            <text:p>SELECT</text:p>
            <text:p>  COALESCE(e.cd_entidade, meb.cd_entidade) AS cd_entidade,</text:p>
            <text:p>  e.nm_entidade,</text:p>
            <text:p>  e.ds_enderec,</text:p>
            <text:p>  meb.in_biblioteca_sala_leitura</text:p>
            <text:p>FROM public.escola e</text:p>
            <text:p>FULL OUTER JOIN public.microdados_ed_basica meb</text:p>
            <text:p>  ON meb.cd_entidade = e.cd_entidade</text:p>
            <text:p>JOIN public.municipio m</text:p>
            <text:p>  ON m.cd_mun = e.cd_mun</text:p>
            <text:p>WHERE m.nm_mun = 'Feira de Santana'</text:p>
            <text:p>  AND COALESCE(e.ds_enderec,'') ILIKE '%Avenida Getúlio Vargas%'</text:p>
            <text:p>  AND ST_Within(ST_Buffer(e.geometry::geography, 200)::geometry, m.geometry)</text:p>
            <text:p>  AND ST_Intersects(e.geometry, m.geometry);</text:p>
          </table:table-cell>
          <table:table-cell table:style-name="ce9" table:number-columns-repeated="20"/>
          <table:table-cell table:number-columns-repeated="998"/>
        </table:table-row>
        <table:table-row table:style-name="ro1">
          <table:table-cell table:style-name="ce2" office:value-type="float" office:value="906" calcext:value-type="float">
            <text:p>906</text:p>
          </table:table-cell>
          <table:table-cell table:style-name="ce4" office:value-type="string" calcext:value-type="string">
            <text:p>Em Recife, quais escolas da Avenida Boa Viagem estão dentro do município e ficam até 200 m da fronteira, com internet registrada?</text:p>
          </table:table-cell>
          <table:table-cell table:style-name="ce8" table:content-validation-name="val1" office:value-type="string" calcext:value-type="string">
            <text:p>Rua</text:p>
          </table:table-cell>
          <table:table-cell table:style-name="ce11" table:content-validation-name="val2" office:value-type="string" calcext:value-type="string">
            <text:p>Médio</text:p>
          </table:table-cell>
          <table:table-cell table:style-name="ce5" table:content-validation-name="val3" office:value-type="string" calcext:value-type="string">
            <text:p>ST_DWithin</text:p>
          </table:table-cell>
          <table:table-cell table:style-name="ce12" office:value-type="string" calcext:value-type="string">
            <text:p>SELECT</text:p>
            <text:p>  e.cd_entidade, e.nm_entidade, e.ds_enderec, meb.in_internet</text:p>
            <text:p>FROM public.escola e</text:p>
            <text:p>JOIN public.municipio m</text:p>
            <text:p>  ON m.cd_mun = e.cd_mun</text:p>
            <text:p>INNER JOIN public.microdados_ed_basica meb</text:p>
            <text:p>  ON meb.cd_entidade = e.cd_entidade</text:p>
            <text:p>WHERE m.nm_mun = 'Recife'</text:p>
            <text:p>  AND e.ds_enderec ILIKE '%Avenida Boa Viagem%'</text:p>
            <text:p>  AND ST_Contains(m.geometry, e.geometry)</text:p>
            <text:p>  AND ST_DWithin(e.geometry::geography, ST_Boundary(m.geometry)::geography, 200);</text:p>
          </table:table-cell>
          <table:table-cell table:style-name="ce9" table:number-columns-repeated="20"/>
          <table:table-cell table:number-columns-repeated="998"/>
        </table:table-row>
        <table:table-row table:style-name="ro1">
          <table:table-cell table:style-name="ce2" office:value-type="float" office:value="907" calcext:value-type="float">
            <text:p>907</text:p>
          </table:table-cell>
          <table:table-cell table:style-name="ce4" office:value-type="string" calcext:value-type="string">
            <text:p>Em Vitória, quais escolas da Avenida Fernando Ferrari intersectam o município e ficam até 300 m da fronteira, constando laboratório de informática?</text:p>
          </table:table-cell>
          <table:table-cell table:style-name="ce8" table:content-validation-name="val1" office:value-type="string" calcext:value-type="string">
            <text:p>Rua</text:p>
          </table:table-cell>
          <table:table-cell table:style-name="ce11" table:content-validation-name="val2" office:value-type="string" calcext:value-type="string">
            <text:p>Médio</text:p>
          </table:table-cell>
          <table:table-cell table:style-name="ce5" table:content-validation-name="val3" office:value-type="string" calcext:value-type="string">
            <text:p>ST_DWithin</text:p>
          </table:table-cell>
          <table:table-cell table:style-name="ce12" office:value-type="string" calcext:value-type="string">
            <text:p>SELECT</text:p>
            <text:p>  e.cd_entidade, e.nm_entidade, e.ds_enderec, meb.in_laboratorio_informatica</text:p>
            <text:p>FROM public.escola e</text:p>
            <text:p>JOIN public.municipio m</text:p>
            <text:p>  ON m.cd_mun = e.cd_mun</text:p>
            <text:p>LEFT JOIN public.microdados_ed_basica meb</text:p>
            <text:p>  ON meb.cd_entidade = e.cd_entidade</text:p>
            <text:p>WHERE m.nm_mun = 'Vitória'</text:p>
            <text:p>  AND e.ds_enderec ILIKE '%Avenida Fernando Ferrari%'</text:p>
            <text:p>  AND ST_Intersects(e.geometry, m.geometry)</text:p>
            <text:p>  AND ST_DWithin(e.geometry::geography, ST_Boundary(m.geometry)::geography, 300);</text:p>
          </table:table-cell>
          <table:table-cell table:style-name="ce9" table:number-columns-repeated="20"/>
          <table:table-cell table:number-columns-repeated="998"/>
        </table:table-row>
        <table:table-row table:style-name="ro1">
          <table:table-cell table:style-name="ce2" office:value-type="float" office:value="908" calcext:value-type="float">
            <text:p>908</text:p>
          </table:table-cell>
          <table:table-cell table:style-name="ce4" office:value-type="string" calcext:value-type="string">
            <text:p>Em Maceió, quais escolas da Avenida Fernandes Lima estão contidas no município e a até 250 m da fronteira, com biblioteca?</text:p>
          </table:table-cell>
          <table:table-cell table:style-name="ce8" table:content-validation-name="val1" office:value-type="string" calcext:value-type="string">
            <text:p>Rua</text:p>
          </table:table-cell>
          <table:table-cell table:style-name="ce11" table:content-validation-name="val2" office:value-type="string" calcext:value-type="string">
            <text:p>Médio</text:p>
          </table:table-cell>
          <table:table-cell table:style-name="ce5" table:content-validation-name="val3" office:value-type="string" calcext:value-type="string">
            <text:p>ST_DWithin</text:p>
          </table:table-cell>
          <table:table-cell table:style-name="ce12" office:value-type="string" calcext:value-type="string">
            <text:p>SELECT</text:p>
            <text:p>  e.cd_entidade, e.nm_entidade, e.ds_enderec, meb.in_biblioteca</text:p>
            <text:p>FROM public.escola e</text:p>
            <text:p>JOIN public.municipio m</text:p>
            <text:p>  ON m.cd_mun = e.cd_mun</text:p>
            <text:p>RIGHT JOIN public.microdados_ed_basica meb</text:p>
            <text:p>  ON meb.cd_entidade = e.cd_entidade</text:p>
            <text:p>WHERE m.nm_mun = 'Maceió'</text:p>
            <text:p>  AND e.ds_enderec ILIKE '%Avenida Fernandes Lima%'</text:p>
            <text:p>  AND ST_Contains(m.geometry, e.geometry)</text:p>
            <text:p>  AND ST_DWithin(e.geometry::geography, ST_Boundary(m.geometry)::geography, 250);</text:p>
          </table:table-cell>
          <table:table-cell table:style-name="ce9" table:number-columns-repeated="20"/>
          <table:table-cell table:number-columns-repeated="998"/>
        </table:table-row>
        <table:table-row table:style-name="ro1">
          <table:table-cell table:style-name="ce2" office:value-type="float" office:value="909" calcext:value-type="float">
            <text:p>909</text:p>
          </table:table-cell>
          <table:table-cell table:style-name="ce4" office:value-type="string" calcext:value-type="string">
            <text:p>Em São José dos Campos, quais escolas da Avenida Cassiano Ricardo intersectam o município e ficam até 400 m da fronteira, com quadra de esportes?</text:p>
          </table:table-cell>
          <table:table-cell table:style-name="ce8" table:content-validation-name="val1" office:value-type="string" calcext:value-type="string">
            <text:p>Rua</text:p>
          </table:table-cell>
          <table:table-cell table:style-name="ce11" table:content-validation-name="val2" office:value-type="string" calcext:value-type="string">
            <text:p>Médio</text:p>
          </table:table-cell>
          <table:table-cell table:style-name="ce5" table:content-validation-name="val3" office:value-type="string" calcext:value-type="string">
            <text:p>ST_DWithin</text:p>
          </table:table-cell>
          <table:table-cell table:style-name="ce12" office:value-type="string" calcext:value-type="string">
            <text:p>SELECT</text:p>
            <text:p>  e.cd_entidade, e.nm_entidade, e.ds_enderec, meb.in_quadra_esportes</text:p>
            <text:p>FROM public.escola e</text:p>
            <text:p>JOIN public.municipio m</text:p>
            <text:p>  ON m.cd_mun = e.cd_mun</text:p>
            <text:p>JOIN public.microdados_ed_basica meb</text:p>
            <text:p>  ON meb.cd_entidade = e.cd_entidade</text:p>
            <text:p>WHERE m.nm_mun = 'São José dos Campos'</text:p>
            <text:p>  AND e.ds_enderec ILIKE '%Avenida Cassiano Ricardo%'</text:p>
            <text:p>  AND ST_Intersects(e.geometry, m.geometry)</text:p>
            <text:p>  AND ST_DWithin(e.geometry::geography, ST_Boundary(m.geometry)::geography, 400);</text:p>
          </table:table-cell>
          <table:table-cell table:style-name="ce9" table:number-columns-repeated="20"/>
          <table:table-cell table:number-columns-repeated="998"/>
        </table:table-row>
        <table:table-row table:style-name="ro1">
          <table:table-cell table:style-name="ce2" office:value-type="float" office:value="910" calcext:value-type="float">
            <text:p>910</text:p>
          </table:table-cell>
          <table:table-cell table:style-name="ce4" office:value-type="string" calcext:value-type="string">
            <text:p>Em Teresina, quais escolas da Avenida Miguel Rosa estão dentro do município e ficam até 350 m da fronteira, com sala de leitura?</text:p>
          </table:table-cell>
          <table:table-cell table:style-name="ce8" table:content-validation-name="val1" office:value-type="string" calcext:value-type="string">
            <text:p>Rua</text:p>
          </table:table-cell>
          <table:table-cell table:style-name="ce11" table:content-validation-name="val2" office:value-type="string" calcext:value-type="string">
            <text:p>Médio</text:p>
          </table:table-cell>
          <table:table-cell table:style-name="ce5" table:content-validation-name="val3" office:value-type="string" calcext:value-type="string">
            <text:p>ST_DWithin</text:p>
          </table:table-cell>
          <table:table-cell table:style-name="ce12" office:value-type="string" calcext:value-type="string">
            <text:p>SELECT</text:p>
            <text:p>  COALESCE(e.cd_entidade, meb.cd_entidade) AS cd_entidade,</text:p>
            <text:p>  e.nm_entidade,</text:p>
            <text:p>  e.ds_enderec,</text:p>
            <text:p>  meb.in_biblioteca_sala_leitura</text:p>
            <text:p>FROM public.escola e</text:p>
            <text:p>FULL OUTER JOIN public.microdados_ed_basica meb</text:p>
            <text:p>  ON meb.cd_entidade = e.cd_entidade</text:p>
            <text:p>JOIN public.municipio m</text:p>
            <text:p>  ON m.cd_mun = e.cd_mun</text:p>
            <text:p>WHERE (m.nm_mun = 'Teresina' OR m.nm_mun IS NULL)</text:p>
            <text:p>  AND COALESCE(e.ds_enderec,'') ILIKE '%Avenida Miguel Rosa%'</text:p>
            <text:p>  AND e.geometry IS NOT NULL</text:p>
            <text:p>  AND ST_Contains(m.geometry, e.geometry)</text:p>
            <text:p>  AND ST_DWithin(e.geometry::geography, ST_Boundary(m.geometry)::geography, 350);</text:p>
          </table:table-cell>
          <table:table-cell table:style-name="ce9" table:number-columns-repeated="20"/>
          <table:table-cell table:number-columns-repeated="998"/>
        </table:table-row>
        <table:table-row table:style-name="ro1">
          <table:table-cell table:style-name="ce2" office:value-type="float" office:value="911" calcext:value-type="float">
            <text:p>911</text:p>
          </table:table-cell>
          <table:table-cell table:style-name="ce4" office:value-type="string" calcext:value-type="string">
            <text:p>Em São Paulo, nas escolas da Avenida Paulista, quantas têm biblioteca e estão até 500 m da fronteira municipal, e qual a distância média até essa fronteira, considerando que elas estão no território do município?</text:p>
          </table:table-cell>
          <table:table-cell table:style-name="ce8" table:content-validation-name="val1" office:value-type="string" calcext:value-type="string">
            <text:p>Rua</text:p>
          </table:table-cell>
          <table:table-cell table:style-name="ce11" table:content-validation-name="val2" office:value-type="string" calcext:value-type="string">
            <text:p>Difícil</text:p>
          </table:table-cell>
          <table:table-cell table:style-name="ce5" table:content-validation-name="val3" office:value-type="string" calcext:value-type="string">
            <text:p>ST_Intersects</text:p>
          </table:table-cell>
          <table:table-cell table:style-name="ce12" office:value-type="string" calcext:value-type="string">
            <text:p>SELECT</text:p>
            <text:p>  COUNT(*) AS qt_escolas,</text:p>
            <text:p>  AVG(ST_Distance(e.geometry::geography, ST_Boundary(m.geometry)::geography)) AS dist_media_borda_m</text:p>
            <text:p>FROM public.escola e</text:p>
            <text:p>JOIN public.municipio m</text:p>
            <text:p>  ON m.cd_mun = e.cd_mun</text:p>
            <text:p>INNER JOIN public.microdados_ed_basica meb</text:p>
            <text:p>  ON meb.cd_entidade = e.cd_entidade</text:p>
            <text:p>WHERE m.nm_mun = 'São Paulo'</text:p>
            <text:p>  AND e.ds_enderec ILIKE '%Avenida Paulista%'</text:p>
            <text:p>  AND meb.in_biblioteca = 1</text:p>
            <text:p>  AND ST_Intersects(e.geometry, m.geometry)</text:p>
            <text:p>  AND ST_DWithin(e.geometry::geography, ST_Boundary(m.geometry)::geography, 500);</text:p>
          </table:table-cell>
          <table:table-cell table:style-name="ce9" table:number-columns-repeated="20"/>
          <table:table-cell table:number-columns-repeated="998"/>
        </table:table-row>
        <table:table-row table:style-name="ro1">
          <table:table-cell table:style-name="ce2" office:value-type="float" office:value="912" calcext:value-type="float">
            <text:p>912</text:p>
          </table:table-cell>
          <table:table-cell table:style-name="ce4" office:value-type="string" calcext:value-type="string">
            <text:p>No Rio de Janeiro, nas escolas da Rua Barata Ribeiro, quantas estão no município e cuja área de 200 m ao redor ainda alcança o território municipal? Destas, quantas informam internet?</text:p>
          </table:table-cell>
          <table:table-cell table:style-name="ce8" table:content-validation-name="val1" office:value-type="string" calcext:value-type="string">
            <text:p>Rua</text:p>
          </table:table-cell>
          <table:table-cell table:style-name="ce11" table:content-validation-name="val2" office:value-type="string" calcext:value-type="string">
            <text:p>Difícil</text:p>
          </table:table-cell>
          <table:table-cell table:style-name="ce5" table:content-validation-name="val3" office:value-type="string" calcext:value-type="string">
            <text:p>ST_Intersects</text:p>
          </table:table-cell>
          <table:table-cell table:style-name="ce12" office:value-type="string" calcext:value-type="string">
            <text:p>SELECT</text:p>
            <text:p>  COUNT(*) AS qt_total,</text:p>
            <text:p>  SUM(CASE WHEN COALESCE(meb.in_internet, 0) = 1 THEN 1 ELSE 0 END) AS qt_com_internet</text:p>
            <text:p>FROM public.escola e</text:p>
            <text:p>JOIN public.municipio m</text:p>
            <text:p>  ON m.cd_mun = e.cd_mun</text:p>
            <text:p>LEFT JOIN public.microdados_ed_basica meb</text:p>
            <text:p>  ON meb.cd_entidade = e.cd_entidade</text:p>
            <text:p>WHERE m.nm_mun = 'Rio de Janeiro'</text:p>
            <text:p>  AND e.ds_enderec ILIKE '%Rua Barata Ribeiro%'</text:p>
            <text:p>  AND ST_Intersects(e.geometry, m.geometry)</text:p>
            <text:p>  AND ST_Intersects(ST_Buffer(e.geometry::geography, 200)::geometry, m.geometry);</text:p>
          </table:table-cell>
          <table:table-cell table:style-name="ce9" table:number-columns-repeated="20"/>
          <table:table-cell table:number-columns-repeated="998"/>
        </table:table-row>
        <table:table-row table:style-name="ro1">
          <table:table-cell table:style-name="ce2" office:value-type="float" office:value="913" calcext:value-type="float">
            <text:p>913</text:p>
          </table:table-cell>
          <table:table-cell table:style-name="ce4" office:value-type="string" calcext:value-type="string">
            <text:p>Em Belo Horizonte, nas escolas da Avenida Afonso Pena, quantas possuem laboratório de informática e estão até 300 m da fronteira municipal, permanecendo no território do município? Qual a distância média até a fronteira?</text:p>
          </table:table-cell>
          <table:table-cell table:style-name="ce8" table:content-validation-name="val1" office:value-type="string" calcext:value-type="string">
            <text:p>Rua</text:p>
          </table:table-cell>
          <table:table-cell table:style-name="ce11" table:content-validation-name="val2" office:value-type="string" calcext:value-type="string">
            <text:p>Difícil</text:p>
          </table:table-cell>
          <table:table-cell table:style-name="ce5" table:content-validation-name="val3" office:value-type="string" calcext:value-type="string">
            <text:p>ST_Intersects</text:p>
          </table:table-cell>
          <table:table-cell table:style-name="ce12" office:value-type="string" calcext:value-type="string">
            <text:p>SELECT</text:p>
            <text:p>  COUNT(*) AS qt_escolas,</text:p>
            <text:p>  AVG(ST_Distance(e.geometry::geography, ST_Boundary(m.geometry)::geography)) AS dist_media_borda_m</text:p>
            <text:p>FROM public.escola e</text:p>
            <text:p>JOIN public.municipio m</text:p>
            <text:p>  ON m.cd_mun = e.cd_mun</text:p>
            <text:p>RIGHT JOIN public.microdados_ed_basica meb</text:p>
            <text:p>  ON meb.cd_entidade = e.cd_entidade</text:p>
            <text:p>WHERE m.nm_mun = 'Belo Horizonte'</text:p>
            <text:p>  AND e.ds_enderec ILIKE '%Avenida Afonso Pena%'</text:p>
            <text:p>  AND COALESCE(meb.in_laboratorio_informatica, 0) = 1</text:p>
            <text:p>  AND ST_Intersects(e.geometry, m.geometry)</text:p>
            <text:p>  AND ST_DWithin(e.geometry::geography, ST_Boundary(m.geometry)::geography, 300);</text:p>
          </table:table-cell>
          <table:table-cell table:style-name="ce9" table:number-columns-repeated="20"/>
          <table:table-cell table:number-columns-repeated="998"/>
        </table:table-row>
        <table:table-row table:style-name="ro1">
          <table:table-cell table:style-name="ce2" office:value-type="float" office:value="914" calcext:value-type="float">
            <text:p>914</text:p>
          </table:table-cell>
          <table:table-cell table:style-name="ce4" office:value-type="string" calcext:value-type="string">
            <text:p>Em Salvador, nas escolas da Avenida Tancredo Neves, quantas o município contém e cuja área de 150 m ao redor ainda alcança o território municipal? Destas, quantas contam com quadra de esportes?</text:p>
          </table:table-cell>
          <table:table-cell table:style-name="ce8" table:content-validation-name="val1" office:value-type="string" calcext:value-type="string">
            <text:p>Rua</text:p>
          </table:table-cell>
          <table:table-cell table:style-name="ce11" table:content-validation-name="val2" office:value-type="string" calcext:value-type="string">
            <text:p>Difícil</text:p>
          </table:table-cell>
          <table:table-cell table:style-name="ce5" table:content-validation-name="val3" office:value-type="string" calcext:value-type="string">
            <text:p>ST_Intersects</text:p>
          </table:table-cell>
          <table:table-cell table:style-name="ce12" office:value-type="string" calcext:value-type="string">
            <text:p>SELECT</text:p>
            <text:p>  COUNT(*) AS qt_total,</text:p>
            <text:p>  SUM(CASE WHEN COALESCE(meb.in_quadra_esportes, 0) = 1 THEN 1 ELSE 0 END) AS qt_com_quadra</text:p>
            <text:p>FROM public.escola e</text:p>
            <text:p>JOIN public.municipio m</text:p>
            <text:p>  ON m.cd_mun = e.cd_mun</text:p>
            <text:p>JOIN public.microdados_ed_basica meb</text:p>
            <text:p>  ON meb.cd_entidade = e.cd_entidade</text:p>
            <text:p>WHERE m.nm_mun = 'Salvador'</text:p>
            <text:p>  AND e.ds_enderec ILIKE '%Avenida Tancredo Neves%'</text:p>
            <text:p>  AND ST_Contains(m.geometry, e.geometry)</text:p>
            <text:p>  AND ST_Intersects(ST_Buffer(e.geometry::geography, 150)::geometry, m.geometry);</text:p>
          </table:table-cell>
          <table:table-cell table:style-name="ce9" table:number-columns-repeated="20"/>
          <table:table-cell table:number-columns-repeated="998"/>
        </table:table-row>
        <table:table-row table:style-name="ro1">
          <table:table-cell table:style-name="ce2" office:value-type="float" office:value="915" calcext:value-type="float">
            <text:p>915</text:p>
          </table:table-cell>
          <table:table-cell table:style-name="ce4" office:value-type="string" calcext:value-type="string">
            <text:p>Em Recife, nas escolas da Rua da Aurora, quantas estão no município e até 250 m da fronteira? Destas, quantas registram sala de leitura?</text:p>
          </table:table-cell>
          <table:table-cell table:style-name="ce8" table:content-validation-name="val1" office:value-type="string" calcext:value-type="string">
            <text:p>Rua</text:p>
          </table:table-cell>
          <table:table-cell table:style-name="ce11" table:content-validation-name="val2" office:value-type="string" calcext:value-type="string">
            <text:p>Difícil</text:p>
          </table:table-cell>
          <table:table-cell table:style-name="ce5" table:content-validation-name="val3" office:value-type="string" calcext:value-type="string">
            <text:p>ST_Intersects</text:p>
          </table:table-cell>
          <table:table-cell table:style-name="ce12" office:value-type="string" calcext:value-type="string">
            <text:p>SELECT</text:p>
            <text:p>  COUNT(*) AS qt_total,</text:p>
            <text:p>  SUM(CASE WHEN COALESCE(meb.in_biblioteca_sala_leitura, 0) = 1 THEN 1 ELSE 0 END) AS qt_com_sala_leitura</text:p>
            <text:p>FROM public.escola e</text:p>
            <text:p>JOIN public.municipio m</text:p>
            <text:p>  ON m.cd_mun = e.cd_mun</text:p>
            <text:p>FULL OUTER JOIN public.microdados_ed_basica meb</text:p>
            <text:p>  ON meb.cd_entidade = e.cd_entidade</text:p>
            <text:p>WHERE (m.nm_mun = 'Recife' OR m.nm_mun IS NULL)</text:p>
            <text:p>  AND COALESCE(e.ds_enderec, '') ILIKE '%Rua da Aurora%'</text:p>
            <text:p>  AND e.geometry IS NOT NULL</text:p>
            <text:p>  AND m.geometry IS NOT NULL</text:p>
            <text:p>  AND ST_Intersects(e.geometry, m.geometry)</text:p>
            <text:p>  AND ST_DWithin(e.geometry::geography, ST_Boundary(m.geometry)::geography, 250);</text:p>
          </table:table-cell>
          <table:table-cell table:style-name="ce9" table:number-columns-repeated="20"/>
          <table:table-cell table:number-columns-repeated="998"/>
        </table:table-row>
        <table:table-row table:style-name="ro1">
          <table:table-cell table:style-name="ce2" office:value-type="float" office:value="916" calcext:value-type="float">
            <text:p>916</text:p>
          </table:table-cell>
          <table:table-cell table:style-name="ce4" office:value-type="string" calcext:value-type="string">
            <text:p>Em Macapá, nas escolas da Avenida FAB, quantas estão contidas no município e até 400 m da fronteira? Destas, quantas têm biblioteca e qual a distância média até a fronteira?</text:p>
          </table:table-cell>
          <table:table-cell table:style-name="ce8" table:content-validation-name="val1" office:value-type="string" calcext:value-type="string">
            <text:p>Rua</text:p>
          </table:table-cell>
          <table:table-cell table:style-name="ce11" table:content-validation-name="val2" office:value-type="string" calcext:value-type="string">
            <text:p>Difícil</text:p>
          </table:table-cell>
          <table:table-cell table:style-name="ce5" table:content-validation-name="val3" office:value-type="string" calcext:value-type="string">
            <text:p>ST_Contains</text:p>
          </table:table-cell>
          <table:table-cell table:style-name="ce12" office:value-type="string" calcext:value-type="string">
            <text:p>SELECT</text:p>
            <text:p>  COUNT(*) AS qt_escolas,</text:p>
            <text:p>  SUM(CASE WHEN meb.in_biblioteca = 1 THEN 1 ELSE 0 END) AS qt_com_biblioteca,</text:p>
            <text:p>  AVG(ST_Distance(e.geometry::geography, ST_Boundary(m.geometry)::geography)) AS dist_media_borda_m</text:p>
            <text:p>FROM public.escola e</text:p>
            <text:p>JOIN public.municipio m</text:p>
            <text:p>  ON m.cd_mun = e.cd_mun</text:p>
            <text:p>INNER JOIN public.microdados_ed_basica meb</text:p>
            <text:p>  ON meb.cd_entidade = e.cd_entidade</text:p>
            <text:p>WHERE m.nm_mun = 'Macapá'</text:p>
            <text:p>  AND e.ds_enderec ILIKE '%Avenida FAB%'</text:p>
            <text:p>  AND ST_Contains(m.geometry, e.geometry)</text:p>
            <text:p>  AND ST_DWithin(e.geometry::geography, ST_Boundary(m.geometry)::geography, 400);</text:p>
          </table:table-cell>
          <table:table-cell table:style-name="ce9" table:number-columns-repeated="20"/>
          <table:table-cell table:number-columns-repeated="998"/>
        </table:table-row>
        <table:table-row table:style-name="ro1">
          <table:table-cell table:style-name="ce2" office:value-type="float" office:value="917" calcext:value-type="float">
            <text:p>917</text:p>
          </table:table-cell>
          <table:table-cell table:style-name="ce4" office:value-type="string" calcext:value-type="string">
            <text:p>Em Boa Vista, nas escolas da Avenida Capitão Ene Garcez, quantas o município contém e cuja faixa de 150 m ao redor ainda toca o território municipal? Destas, quantas registram internet?</text:p>
          </table:table-cell>
          <table:table-cell table:style-name="ce8" table:content-validation-name="val1" office:value-type="string" calcext:value-type="string">
            <text:p>Rua</text:p>
          </table:table-cell>
          <table:table-cell table:style-name="ce11" table:content-validation-name="val2" office:value-type="string" calcext:value-type="string">
            <text:p>Difícil</text:p>
          </table:table-cell>
          <table:table-cell table:style-name="ce5" table:content-validation-name="val3" office:value-type="string" calcext:value-type="string">
            <text:p>ST_Contains</text:p>
          </table:table-cell>
          <table:table-cell table:style-name="ce12" office:value-type="string" calcext:value-type="string">
            <text:p>SELECT</text:p>
            <text:p>  COUNT(*) AS qt_total,</text:p>
            <text:p>  SUM(CASE WHEN COALESCE(meb.in_internet, 0) = 1 THEN 1 ELSE 0 END) AS qt_com_internet</text:p>
            <text:p>FROM public.escola e</text:p>
            <text:p>JOIN public.municipio m</text:p>
            <text:p>  ON m.cd_mun = e.cd_mun</text:p>
            <text:p>LEFT JOIN public.microdados_ed_basica meb</text:p>
            <text:p>  ON meb.cd_entidade = e.cd_entidade</text:p>
            <text:p>WHERE m.nm_mun = 'Boa Vista'</text:p>
            <text:p>  AND e.ds_enderec ILIKE '%Avenida Capitão Ene Garcez%'</text:p>
            <text:p>  AND ST_Contains(m.geometry, e.geometry)</text:p>
            <text:p>  AND ST_Intersects(ST_Buffer(e.geometry::geography, 150)::geometry, m.geometry);</text:p>
          </table:table-cell>
          <table:table-cell table:style-name="ce9" table:number-columns-repeated="20"/>
          <table:table-cell table:number-columns-repeated="998"/>
        </table:table-row>
        <table:table-row table:style-name="ro1">
          <table:table-cell table:style-name="ce2" office:value-type="float" office:value="918" calcext:value-type="float">
            <text:p>918</text:p>
          </table:table-cell>
          <table:table-cell table:style-name="ce4" office:value-type="string" calcext:value-type="string">
            <text:p>Em Maringá, nas escolas da Avenida Colombo, quantas estão contidas no município e até 300 m da fronteira? Destas, quantas possuem laboratório de informática e qual a distância média até a borda municipal?</text:p>
          </table:table-cell>
          <table:table-cell table:style-name="ce8" table:content-validation-name="val1" office:value-type="string" calcext:value-type="string">
            <text:p>Rua</text:p>
          </table:table-cell>
          <table:table-cell table:style-name="ce11" table:content-validation-name="val2" office:value-type="string" calcext:value-type="string">
            <text:p>Difícil</text:p>
          </table:table-cell>
          <table:table-cell table:style-name="ce5" table:content-validation-name="val3" office:value-type="string" calcext:value-type="string">
            <text:p>ST_Contains</text:p>
          </table:table-cell>
          <table:table-cell table:style-name="ce12" office:value-type="string" calcext:value-type="string">
            <text:p>SELECT</text:p>
            <text:p>  COUNT(*) AS qt_escolas,</text:p>
            <text:p>  SUM(CASE WHEN COALESCE(meb.in_laboratorio_informatica, 0) = 1 THEN 1 ELSE 0 END) AS qt_com_lab,</text:p>
            <text:p>  AVG(ST_Distance(e.geometry::geography, ST_Boundary(m.geometry)::geography)) AS dist_media_borda_m</text:p>
            <text:p>FROM public.escola e</text:p>
            <text:p>JOIN public.municipio m</text:p>
            <text:p>  ON m.cd_mun = e.cd_mun</text:p>
            <text:p>RIGHT JOIN public.microdados_ed_basica meb</text:p>
            <text:p>  ON meb.cd_entidade = e.cd_entidade</text:p>
            <text:p>WHERE m.nm_mun = 'Maringá'</text:p>
            <text:p>  AND e.ds_enderec ILIKE '%Avenida Colombo%'</text:p>
            <text:p>  AND ST_Contains(m.geometry, e.geometry)</text:p>
            <text:p>  AND ST_DWithin(e.geometry::geography, ST_Boundary(m.geometry)::geography, 300);</text:p>
          </table:table-cell>
          <table:table-cell table:style-name="ce9" table:number-columns-repeated="20"/>
          <table:table-cell table:number-columns-repeated="998"/>
        </table:table-row>
        <table:table-row table:style-name="ro1">
          <table:table-cell table:style-name="ce2" office:value-type="float" office:value="919" calcext:value-type="float">
            <text:p>919</text:p>
          </table:table-cell>
          <table:table-cell table:style-name="ce4" office:value-type="string" calcext:value-type="string">
            <text:p>Em Joinville, nas escolas da Rua Dr. João Colin, quantas o município contém e cuja área de 200 m ao redor ainda alcança o território municipal? Destas, quantas têm quadra de esportes?</text:p>
          </table:table-cell>
          <table:table-cell table:style-name="ce8" table:content-validation-name="val1" office:value-type="string" calcext:value-type="string">
            <text:p>Rua</text:p>
          </table:table-cell>
          <table:table-cell table:style-name="ce11" table:content-validation-name="val2" office:value-type="string" calcext:value-type="string">
            <text:p>Difícil</text:p>
          </table:table-cell>
          <table:table-cell table:style-name="ce5" table:content-validation-name="val3" office:value-type="string" calcext:value-type="string">
            <text:p>ST_Contains</text:p>
          </table:table-cell>
          <table:table-cell table:style-name="ce12" office:value-type="string" calcext:value-type="string">
            <text:p>SELECT</text:p>
            <text:p>  COUNT(*) AS qt_total,</text:p>
            <text:p>  SUM(CASE WHEN COALESCE(meb.in_quadra_esportes, 0) = 1 THEN 1 ELSE 0 END) AS qt_com_quadra</text:p>
            <text:p>FROM public.escola e</text:p>
            <text:p>JOIN public.municipio m</text:p>
            <text:p>  ON m.cd_mun = e.cd_mun</text:p>
            <text:p>JOIN public.microdados_ed_basica meb</text:p>
            <text:p>  ON meb.cd_entidade = e.cd_entidade</text:p>
            <text:p>WHERE m.nm_mun = 'Joinville'</text:p>
            <text:p>  AND e.ds_enderec ILIKE '%Rua Dr. João Colin%'</text:p>
            <text:p>  AND ST_Contains(m.geometry, e.geometry)</text:p>
            <text:p>  AND ST_Intersects(ST_Buffer(e.geometry::geography, 200)::geometry, m.geometry);</text:p>
          </table:table-cell>
          <table:table-cell table:style-name="ce9" table:number-columns-repeated="20"/>
          <table:table-cell table:number-columns-repeated="998"/>
        </table:table-row>
        <table:table-row table:style-name="ro1">
          <table:table-cell table:style-name="ce2" office:value-type="float" office:value="920" calcext:value-type="float">
            <text:p>920</text:p>
          </table:table-cell>
          <table:table-cell table:style-name="ce4" office:value-type="string" calcext:value-type="string">
            <text:p>Em Ribeirão Preto, nas escolas da Avenida Independência, quantas o município contém e que também estão até 250 m da fronteira? Destas, quantas registram sala de leitura e qual a distância média até a borda?</text:p>
          </table:table-cell>
          <table:table-cell table:style-name="ce8" table:content-validation-name="val1" office:value-type="string" calcext:value-type="string">
            <text:p>Rua</text:p>
          </table:table-cell>
          <table:table-cell table:style-name="ce11" table:content-validation-name="val2" office:value-type="string" calcext:value-type="string">
            <text:p>Difícil</text:p>
          </table:table-cell>
          <table:table-cell table:style-name="ce5" table:content-validation-name="val3" office:value-type="string" calcext:value-type="string">
            <text:p>ST_Contains</text:p>
          </table:table-cell>
          <table:table-cell table:style-name="ce12" office:value-type="string" calcext:value-type="string">
            <text:p>SELECT</text:p>
            <text:p>  COUNT(*) AS qt_total,</text:p>
            <text:p>  SUM(CASE WHEN COALESCE(meb.in_biblioteca_sala_leitura, 0) = 1 THEN 1 ELSE 0 END) AS qt_com_sala_leitura,</text:p>
            <text:p>  AVG(ST_Distance(e.geometry::geography, ST_Boundary(m.geometry)::geography)) AS dist_media_borda_m</text:p>
            <text:p>FROM public.escola e</text:p>
            <text:p>FULL OUTER JOIN public.microdados_ed_basica meb</text:p>
            <text:p>  ON meb.cd_entidade = e.cd_entidade</text:p>
            <text:p>JOIN public.municipio m</text:p>
            <text:p>  ON m.cd_mun = e.cd_mun</text:p>
            <text:p>WHERE (m.nm_mun = 'Ribeirão Preto' OR m.nm_mun IS NULL)</text:p>
            <text:p>  AND COALESCE(e.ds_enderec, '') ILIKE '%Avenida Independência%'</text:p>
            <text:p>  AND e.geometry IS NOT NULL</text:p>
            <text:p>  AND ST_Contains(m.geometry, e.geometry)</text:p>
            <text:p>  AND ST_DWithin(e.geometry::geography, ST_Boundary(m.geometry)::geography, 250);</text:p>
          </table:table-cell>
          <table:table-cell table:style-name="ce9" table:number-columns-repeated="20"/>
          <table:table-cell table:number-columns-repeated="998"/>
        </table:table-row>
        <table:table-row table:style-name="ro1">
          <table:table-cell table:style-name="ce2" office:value-type="float" office:value="921" calcext:value-type="float">
            <text:p>921</text:p>
          </table:table-cell>
          <table:table-cell table:style-name="ce4" office:value-type="string" calcext:value-type="string">
            <text:p>Quais são, por rua, as distâncias médias entre escolas em Belo Horizonte e os CRAS localizados na mesma rua, considerando apenas pares até 1 km?</text:p>
          </table:table-cell>
          <table:table-cell table:style-name="ce8" table:content-validation-name="val1" office:value-type="string" calcext:value-type="string">
            <text:p>Rua</text:p>
          </table:table-cell>
          <table:table-cell table:style-name="ce11" table:content-validation-name="val2" office:value-type="string" calcext:value-type="string">
            <text:p>Difícil</text:p>
          </table:table-cell>
          <table:table-cell table:style-name="ce5" table:content-validation-name="val3" office:value-type="string" calcext:value-type="string">
            <text:p>ST_Distance</text:p>
          </table:table-cell>
          <table:table-cell table:style-name="ce12" office:value-type="string" calcext:value-type="string">
            <text:p>SELECT</text:p>
            <text:p>  c.logradouro AS rua,</text:p>
            <text:p>  AVG(ST_Distance(e.geometry::geography, c.geometry::geography)) AS distancia_media_m</text:p>
            <text:p>FROM public.escola e</text:p>
            <text:p>INNER JOIN public.microdados_ed_basica meb ON meb.cd_entidade = e.cd_entidade</text:p>
            <text:p>INNER JOIN public.municipio m ON m.cd_mun = e.cd_mun</text:p>
            <text:p>INNER JOIN public.cras c ON c.cd_mun = e.cd_mun</text:p>
            <text:p>WHERE m.nm_mun = 'Belo Horizonte'</text:p>
            <text:p>  AND e.ds_enderec ILIKE '%'||c.logradouro||'%'</text:p>
            <text:p>  AND ST_DWithin(e.geometry::geography, c.geometry::geography, 1000)</text:p>
            <text:p>GROUP BY c.logradouro;</text:p>
          </table:table-cell>
          <table:table-cell table:style-name="ce9" table:number-columns-repeated="20"/>
          <table:table-cell table:number-columns-repeated="998"/>
        </table:table-row>
        <table:table-row table:style-name="ro1">
          <table:table-cell table:style-name="ce2" office:value-type="float" office:value="922" calcext:value-type="float">
            <text:p>922</text:p>
          </table:table-cell>
          <table:table-cell table:style-name="ce4" office:value-type="string" calcext:value-type="string">
            <text:p>Em Porto Alegre, por rua de bibliotecas, quantas escolas em funcionamento ativo estão na mesma rua e a até 300 m de uma biblioteca?</text:p>
          </table:table-cell>
          <table:table-cell table:style-name="ce8" table:content-validation-name="val1" office:value-type="string" calcext:value-type="string">
            <text:p>Rua</text:p>
          </table:table-cell>
          <table:table-cell table:style-name="ce11" table:content-validation-name="val2" office:value-type="string" calcext:value-type="string">
            <text:p>Difícil</text:p>
          </table:table-cell>
          <table:table-cell table:style-name="ce5" table:content-validation-name="val3" office:value-type="string" calcext:value-type="string">
            <text:p>ST_Distance</text:p>
          </table:table-cell>
          <table:table-cell table:style-name="ce12" office:value-type="string" calcext:value-type="string">
            <text:p>SELECT</text:p>
            <text:p>  b.logradouro AS rua,</text:p>
            <text:p>  COUNT(*) AS qt_escolas_proximas</text:p>
            <text:p>FROM public.biblioteca b</text:p>
            <text:p>LEFT JOIN public.municipio m ON m.cd_mun = b.cd_mun</text:p>
            <text:p>LEFT JOIN public.escola e ON e.cd_mun = b.cd_mun</text:p>
            <text:p>LEFT JOIN public.microdados_ed_basica meb ON meb.cd_entidade = e.cd_entidade</text:p>
            <text:p>WHERE m.nm_mun = 'Porto Alegre'</text:p>
            <text:p>  AND e.ds_enderec ILIKE '%'||b.logradouro||'%'</text:p>
            <text:p>  AND meb.tp_situacao_funcionamento = 1</text:p>
            <text:p>  AND ST_DWithin(e.geometry::geography, b.geometry::geography, 300)</text:p>
            <text:p>GROUP BY b.logradouro;</text:p>
          </table:table-cell>
          <table:table-cell table:style-name="ce9" table:number-columns-repeated="20"/>
          <table:table-cell table:number-columns-repeated="998"/>
        </table:table-row>
        <table:table-row table:style-name="ro1">
          <table:table-cell table:style-name="ce2" office:value-type="float" office:value="923" calcext:value-type="float">
            <text:p>923</text:p>
          </table:table-cell>
          <table:table-cell table:style-name="ce4" office:value-type="string" calcext:value-type="string">
            <text:p>No Recife, entre escolas e unidades CREAS na mesma rua, qual é a maior distância observada até 2 km, por rua do CREAS?</text:p>
          </table:table-cell>
          <table:table-cell table:style-name="ce8" table:content-validation-name="val1" office:value-type="string" calcext:value-type="string">
            <text:p>Rua</text:p>
          </table:table-cell>
          <table:table-cell table:style-name="ce11" table:content-validation-name="val2" office:value-type="string" calcext:value-type="string">
            <text:p>Difícil</text:p>
          </table:table-cell>
          <table:table-cell table:style-name="ce5" table:content-validation-name="val3" office:value-type="string" calcext:value-type="string">
            <text:p>ST_Distance</text:p>
          </table:table-cell>
          <table:table-cell table:style-name="ce12" office:value-type="string" calcext:value-type="string">
            <text:p>SELECT</text:p>
            <text:p>  cr.logradouro AS rua,</text:p>
            <text:p>  MAX(ST_Distance(e.geometry::geography, cr.geometry::geography)) AS maior_distancia_m</text:p>
            <text:p>FROM public.escola e</text:p>
            <text:p>RIGHT JOIN public.creas cr ON cr.cd_mun = e.cd_mun</text:p>
            <text:p>JOIN public.municipio m ON m.cd_mun = cr.cd_mun</text:p>
            <text:p>JOIN public.microdados_ed_basica meb ON meb.cd_entidade = e.cd_entidade</text:p>
            <text:p>WHERE m.nm_mun = 'Recife'</text:p>
            <text:p>  AND e.ds_enderec ILIKE '%'||cr.logradouro||'%'</text:p>
            <text:p>  AND ST_DWithin(e.geometry::geography, cr.geometry::geography, 2000)</text:p>
            <text:p>GROUP BY cr.logradouro;</text:p>
          </table:table-cell>
          <table:table-cell table:style-name="ce9" table:number-columns-repeated="20"/>
          <table:table-cell table:number-columns-repeated="998"/>
        </table:table-row>
        <table:table-row table:style-name="ro1">
          <table:table-cell table:style-name="ce2" office:value-type="float" office:value="924" calcext:value-type="float">
            <text:p>924</text:p>
          </table:table-cell>
          <table:table-cell table:style-name="ce4" office:value-type="string" calcext:value-type="string">
            <text:p>Em São Luís, qual a média e o desvio-padrão das distâncias entre escolas e Centros POP localizados na mesma rua, considerando pares até 800 m, por rua do Centro POP?</text:p>
          </table:table-cell>
          <table:table-cell table:style-name="ce8" table:content-validation-name="val1" office:value-type="string" calcext:value-type="string">
            <text:p>Rua</text:p>
          </table:table-cell>
          <table:table-cell table:style-name="ce11" table:content-validation-name="val2" office:value-type="string" calcext:value-type="string">
            <text:p>Difícil</text:p>
          </table:table-cell>
          <table:table-cell table:style-name="ce5" table:content-validation-name="val3" office:value-type="string" calcext:value-type="string">
            <text:p>ST_Distance</text:p>
          </table:table-cell>
          <table:table-cell table:style-name="ce12" office:value-type="string" calcext:value-type="string">
            <text:p>SELECT</text:p>
            <text:p>  cp.logradouro AS rua,</text:p>
            <text:p>  AVG(ST_Distance(e.geometry::geography, cp.geometry::geography)) AS media_m,</text:p>
            <text:p>  STDDEV(ST_Distance(e.geometry::geography, cp.geometry::geography)) AS desvio_padrao_m</text:p>
            <text:p>FROM public.centro_pop cp</text:p>
            <text:p>JOIN public.municipio m ON m.cd_mun = cp.cd_mun</text:p>
            <text:p>JOIN public.escola e ON e.cd_mun = cp.cd_mun</text:p>
            <text:p>JOIN public.microdados_ed_basica meb ON meb.cd_entidade = e.cd_entidade</text:p>
            <text:p>WHERE m.nm_mun = 'São Luís'</text:p>
            <text:p>  AND e.ds_enderec ILIKE '%'||cp.logradouro||'%'</text:p>
            <text:p>  AND ST_DWithin(e.geometry::geography, cp.geometry::geography, 800)</text:p>
            <text:p>GROUP BY cp.logradouro;</text:p>
          </table:table-cell>
          <table:table-cell table:style-name="ce9" table:number-columns-repeated="20"/>
          <table:table-cell table:number-columns-repeated="998"/>
        </table:table-row>
        <table:table-row table:style-name="ro1">
          <table:table-cell table:style-name="ce2" office:value-type="float" office:value="925" calcext:value-type="float">
            <text:p>925</text:p>
          </table:table-cell>
          <table:table-cell table:style-name="ce4" office:value-type="string" calcext:value-type="string">
            <text:p>No Rio de Janeiro, por rua de bibliotecas, qual a distância média entre escolas e bibliotecas situadas na mesma rua e até 500 m, considerando todas as escolas?</text:p>
          </table:table-cell>
          <table:table-cell table:style-name="ce8" table:content-validation-name="val1" office:value-type="string" calcext:value-type="string">
            <text:p>Rua</text:p>
          </table:table-cell>
          <table:table-cell table:style-name="ce11" table:content-validation-name="val2" office:value-type="string" calcext:value-type="string">
            <text:p>Difícil</text:p>
          </table:table-cell>
          <table:table-cell table:style-name="ce5" table:content-validation-name="val3" office:value-type="string" calcext:value-type="string">
            <text:p>ST_Distance</text:p>
          </table:table-cell>
          <table:table-cell table:style-name="ce12" office:value-type="string" calcext:value-type="string">
            <text:p>SELECT</text:p>
            <text:p>  b.logradouro AS rua,</text:p>
            <text:p>  AVG(ST_Distance(e.geometry::geography, b.geometry::geography)) AS distancia_media_m</text:p>
            <text:p>FROM public.escola e</text:p>
            <text:p>FULL OUTER JOIN public.microdados_ed_basica meb </text:p>
            <text:p>  ON meb.cd_entidade = e.cd_entidade</text:p>
            <text:p>FULL OUTER JOIN public.biblioteca b </text:p>
            <text:p>  ON b.cd_mun = e.cd_mun</text:p>
            <text:p>JOIN public.municipio m </text:p>
            <text:p>  ON m.cd_mun = COALESCE(e.cd_mun, b.cd_mun)</text:p>
            <text:p>WHERE m.nm_mun = 'Rio de Janeiro'</text:p>
            <text:p>  AND e.ds_enderec ILIKE '%'||b.logradouro||'%'</text:p>
            <text:p>  AND ST_DWithin(e.geometry::geography, b.geometry::geography, 500)</text:p>
            <text:p>GROUP BY b.logradouro;</text:p>
          </table:table-cell>
          <table:table-cell table:style-name="ce9" table:number-columns-repeated="20"/>
          <table:table-cell table:number-columns-repeated="998"/>
        </table:table-row>
        <table:table-row table:style-name="ro1">
          <table:table-cell table:style-name="ce2" office:value-type="float" office:value="926" calcext:value-type="float">
            <text:p>926</text:p>
          </table:table-cell>
          <table:table-cell table:style-name="ce4" office:value-type="string" calcext:value-type="string">
            <text:p>Quais ruas de Fortaleza concentram maior número de escolas que estão totalmente contidas dentro da área de CRAS na mesma rua?</text:p>
          </table:table-cell>
          <table:table-cell table:style-name="ce8" table:content-validation-name="val1" office:value-type="string" calcext:value-type="string">
            <text:p>Rua</text:p>
          </table:table-cell>
          <table:table-cell table:style-name="ce11" table:content-validation-name="val2" office:value-type="string" calcext:value-type="string">
            <text:p>Difícil</text:p>
          </table:table-cell>
          <table:table-cell table:style-name="ce5" table:content-validation-name="val3" office:value-type="string" calcext:value-type="string">
            <text:p>ST_Within</text:p>
          </table:table-cell>
          <table:table-cell table:style-name="ce12" office:value-type="string" calcext:value-type="string">
            <text:p>SELECT</text:p>
            <text:p>  c.logradouro AS rua,</text:p>
            <text:p>  COUNT(e.cd_entidade) AS qt_escolas_contidas</text:p>
            <text:p>FROM public.escola e</text:p>
            <text:p>INNER JOIN public.microdados_ed_basica meb ON meb.cd_entidade = e.cd_entidade</text:p>
            <text:p>INNER JOIN public.municipio m ON m.cd_mun = e.cd_mun</text:p>
            <text:p>INNER JOIN public.cras c ON c.cd_mun = e.cd_mun</text:p>
            <text:p>WHERE m.nm_mun = 'Fortaleza'</text:p>
            <text:p>  AND e.ds_enderec ILIKE '%'||c.logradouro||'%'</text:p>
            <text:p>  AND ST_Within(e.geometry, c.geometry)</text:p>
            <text:p>  AND ST_Intersects(e.geometry, c.geometry)</text:p>
            <text:p>GROUP BY c.logradouro;</text:p>
          </table:table-cell>
          <table:table-cell table:style-name="ce9" table:number-columns-repeated="20"/>
          <table:table-cell table:number-columns-repeated="998"/>
        </table:table-row>
        <table:table-row table:style-name="ro1">
          <table:table-cell table:style-name="ce2" office:value-type="float" office:value="927" calcext:value-type="float">
            <text:p>927</text:p>
          </table:table-cell>
          <table:table-cell table:style-name="ce4" office:value-type="string" calcext:value-type="string">
            <text:p>Em Curitiba, por rua de bibliotecas, qual é a distância média das escolas que estão totalmente dentro da geometria da biblioteca correspondente e a até 300 m do seu centroide?</text:p>
          </table:table-cell>
          <table:table-cell table:style-name="ce8" table:content-validation-name="val1" office:value-type="string" calcext:value-type="string">
            <text:p>Rua</text:p>
          </table:table-cell>
          <table:table-cell table:style-name="ce11" table:content-validation-name="val2" office:value-type="string" calcext:value-type="string">
            <text:p>Difícil</text:p>
          </table:table-cell>
          <table:table-cell table:style-name="ce5" table:content-validation-name="val3" office:value-type="string" calcext:value-type="string">
            <text:p>ST_Within</text:p>
          </table:table-cell>
          <table:table-cell table:style-name="ce12" office:value-type="string" calcext:value-type="string">
            <text:p>SELECT</text:p>
            <text:p>  b.logradouro AS rua,</text:p>
            <text:p>  AVG(ST_Distance(e.geometry::geography, b.geometry::geography)) AS distancia_media_m</text:p>
            <text:p>FROM public.biblioteca b</text:p>
            <text:p>LEFT JOIN public.municipio m ON m.cd_mun = b.cd_mun</text:p>
            <text:p>LEFT JOIN public.escola e ON e.cd_mun = b.cd_mun</text:p>
            <text:p>LEFT JOIN public.microdados_ed_basica meb ON meb.cd_entidade = e.cd_entidade</text:p>
            <text:p>WHERE m.nm_mun = 'Curitiba'</text:p>
            <text:p>  AND e.ds_enderec ILIKE '%'||b.logradouro||'%'</text:p>
            <text:p>  AND ST_Within(e.geometry, b.geometry)</text:p>
            <text:p>  AND ST_DWithin(e.geometry::geography, b.geometry::geography, 300)</text:p>
            <text:p>GROUP BY b.logradouro;</text:p>
          </table:table-cell>
          <table:table-cell table:style-name="ce9" table:number-columns-repeated="20"/>
          <table:table-cell table:number-columns-repeated="998"/>
        </table:table-row>
        <table:table-row table:style-name="ro1">
          <table:table-cell table:style-name="ce2" office:value-type="float" office:value="928" calcext:value-type="float">
            <text:p>928</text:p>
          </table:table-cell>
          <table:table-cell table:style-name="ce4" office:value-type="string" calcext:value-type="string">
            <text:p>No município de Salvador, quais ruas com CREAS possuem a maior distância máxima entre escolas que estão totalmente contidas no polígono do CREAS e a sede do CREAS?</text:p>
          </table:table-cell>
          <table:table-cell table:style-name="ce8" table:content-validation-name="val1" office:value-type="string" calcext:value-type="string">
            <text:p>Rua</text:p>
          </table:table-cell>
          <table:table-cell table:style-name="ce11" table:content-validation-name="val2" office:value-type="string" calcext:value-type="string">
            <text:p>Difícil</text:p>
          </table:table-cell>
          <table:table-cell table:style-name="ce5" table:content-validation-name="val3" office:value-type="string" calcext:value-type="string">
            <text:p>ST_Within</text:p>
          </table:table-cell>
          <table:table-cell table:style-name="ce12" office:value-type="string" calcext:value-type="string">
            <text:p>SELECT</text:p>
            <text:p>  cr.logradouro AS rua,</text:p>
            <text:p>  MAX(ST_Distance(e.geometry::geography, cr.geometry::geography)) AS maior_distancia_m</text:p>
            <text:p>FROM public.escola e</text:p>
            <text:p>RIGHT JOIN public.creas cr ON cr.cd_mun = e.cd_mun</text:p>
            <text:p>JOIN public.municipio m ON m.cd_mun = cr.cd_mun</text:p>
            <text:p>JOIN public.microdados_ed_basica meb ON meb.cd_entidade = e.cd_entidade</text:p>
            <text:p>WHERE m.nm_mun = 'Salvador'</text:p>
            <text:p>  AND e.ds_enderec ILIKE '%'||cr.logradouro||'%'</text:p>
            <text:p>  AND ST_Within(e.geometry, cr.geometry)</text:p>
            <text:p>  AND ST_Intersects(e.geometry, cr.geometry)</text:p>
            <text:p>GROUP BY cr.logradouro;</text:p>
          </table:table-cell>
          <table:table-cell table:style-name="ce9" table:number-columns-repeated="20"/>
          <table:table-cell table:number-columns-repeated="998"/>
        </table:table-row>
        <table:table-row table:style-name="ro1">
          <table:table-cell table:style-name="ce2" office:value-type="float" office:value="929" calcext:value-type="float">
            <text:p>929</text:p>
          </table:table-cell>
          <table:table-cell table:style-name="ce4" office:value-type="string" calcext:value-type="string">
            <text:p>Quais ruas de Manaus apresentam escolas contidas em Centros POP da mesma rua, e qual a variação (desvio-padrão) das distâncias até esses Centros POP?</text:p>
          </table:table-cell>
          <table:table-cell table:style-name="ce8" table:content-validation-name="val1" office:value-type="string" calcext:value-type="string">
            <text:p>Rua</text:p>
          </table:table-cell>
          <table:table-cell table:style-name="ce11" table:content-validation-name="val2" office:value-type="string" calcext:value-type="string">
            <text:p>Difícil</text:p>
          </table:table-cell>
          <table:table-cell table:style-name="ce5" table:content-validation-name="val3" office:value-type="string" calcext:value-type="string">
            <text:p>ST_Within</text:p>
          </table:table-cell>
          <table:table-cell table:style-name="ce12" office:value-type="string" calcext:value-type="string">
            <text:p>SELECT</text:p>
            <text:p>  cp.logradouro AS rua,</text:p>
            <text:p>  STDDEV(ST_Distance(e.geometry::geography, cp.geometry::geography)) AS desvio_padrao_m</text:p>
            <text:p>FROM public.centro_pop cp</text:p>
            <text:p>JOIN public.municipio m ON m.cd_mun = cp.cd_mun</text:p>
            <text:p>JOIN public.escola e ON e.cd_mun = cp.cd_mun</text:p>
            <text:p>JOIN public.microdados_ed_basica meb ON meb.cd_entidade = e.cd_entidade</text:p>
            <text:p>WHERE m.nm_mun = 'Manaus'</text:p>
            <text:p>  AND e.ds_enderec ILIKE '%'||cp.logradouro||'%'</text:p>
            <text:p>  AND ST_Within(e.geometry, cp.geometry)</text:p>
            <text:p>  AND ST_DWithin(e.geometry::geography, cp.geometry::geography, 1000)</text:p>
            <text:p>GROUP BY cp.logradouro;</text:p>
          </table:table-cell>
          <table:table-cell table:style-name="ce9" table:number-columns-repeated="20"/>
          <table:table-cell table:number-columns-repeated="998"/>
        </table:table-row>
        <table:table-row table:style-name="ro1">
          <table:table-cell table:style-name="ce2" office:value-type="float" office:value="930" calcext:value-type="float">
            <text:p>930</text:p>
          </table:table-cell>
          <table:table-cell table:style-name="ce4" office:value-type="string" calcext:value-type="string">
            <text:p>No Rio de Janeiro, por rua de bibliotecas, qual a quantidade de escolas que estão totalmente contidas dentro da área da biblioteca correspondente, considerando todas as escolas mesmo sem microdados associados?</text:p>
          </table:table-cell>
          <table:table-cell table:style-name="ce8" table:content-validation-name="val1" office:value-type="string" calcext:value-type="string">
            <text:p>Rua</text:p>
          </table:table-cell>
          <table:table-cell table:style-name="ce11" table:content-validation-name="val2" office:value-type="string" calcext:value-type="string">
            <text:p>Difícil</text:p>
          </table:table-cell>
          <table:table-cell table:style-name="ce5" table:content-validation-name="val3" office:value-type="string" calcext:value-type="string">
            <text:p>ST_Within</text:p>
          </table:table-cell>
          <table:table-cell table:style-name="ce12" office:value-type="string" calcext:value-type="string">
            <text:p>SELECT</text:p>
            <text:p>  b.logradouro AS rua,</text:p>
            <text:p>  COUNT(e.cd_entidade) AS qt_escolas_contidas</text:p>
            <text:p>FROM public.escola e</text:p>
            <text:p>FULL OUTER JOIN public.microdados_ed_basica meb </text:p>
            <text:p>  ON meb.cd_entidade = e.cd_entidade</text:p>
            <text:p>FULL OUTER JOIN public.biblioteca b </text:p>
            <text:p>  ON b.cd_mun = e.cd_mun</text:p>
            <text:p>JOIN public.municipio m </text:p>
            <text:p>  ON m.cd_mun = COALESCE(e.cd_mun, b.cd_mun)</text:p>
            <text:p>WHERE m.nm_mun = 'Rio de Janeiro'</text:p>
            <text:p>  AND e.ds_enderec ILIKE '%'||b.logradouro||'%'</text:p>
            <text:p>  AND ST_Within(e.geometry, b.geometry)</text:p>
            <text:p>  AND ST_Intersects(e.geometry, b.geometry)</text:p>
            <text:p>GROUP BY b.logradouro;</text:p>
          </table:table-cell>
          <table:table-cell table:style-name="ce9" table:number-columns-repeated="20"/>
          <table:table-cell table:number-columns-repeated="998"/>
        </table:table-row>
        <table:table-row table:style-name="ro1">
          <table:table-cell table:style-name="ce2" office:value-type="float" office:value="931" calcext:value-type="float">
            <text:p>931</text:p>
          </table:table-cell>
          <table:table-cell table:style-name="ce4" office:value-type="string" calcext:value-type="string">
            <text:p>Em Fortaleza, quais ruas onde a “zona de influência” de escolas e CRAS (300 m) mais se sobrepõe, e qual a área média (km2) dessa sobreposição por rua?</text:p>
          </table:table-cell>
          <table:table-cell table:style-name="ce8" table:content-validation-name="val1" office:value-type="string" calcext:value-type="string">
            <text:p>Rua</text:p>
          </table:table-cell>
          <table:table-cell table:style-name="ce11" table:content-validation-name="val2" office:value-type="string" calcext:value-type="string">
            <text:p>Difícil</text:p>
          </table:table-cell>
          <table:table-cell table:style-name="ce5" table:content-validation-name="val3" office:value-type="string" calcext:value-type="string">
            <text:p>ST_Intersection</text:p>
          </table:table-cell>
          <table:table-cell table:style-name="ce12" office:value-type="string" calcext:value-type="string">
            <text:p>SELECT</text:p>
            <text:p>  c.logradouro AS rua,</text:p>
            <text:p>  COUNT(*) AS qt_pares_sobrepostos,</text:p>
            <text:p>  AVG( ST_Area( ST_Intersection(</text:p>
            <text:p>        ST_Buffer(e.geometry::geography, 300)::geometry,</text:p>
            <text:p>        ST_Buffer(c.geometry::geography, 300)::geometry</text:p>
            <text:p>      )::geography ) / 1000000.0 ) AS area_media_km2</text:p>
            <text:p>FROM public.escola e</text:p>
            <text:p>INNER JOIN public.microdados_ed_basica meb ON meb.cd_entidade = e.cd_entidade</text:p>
            <text:p>INNER JOIN public.municipio m ON m.cd_mun = e.cd_mun</text:p>
            <text:p>INNER JOIN public.cras c ON c.cd_mun = e.cd_mun</text:p>
            <text:p>WHERE m.nm_mun = 'Fortaleza'</text:p>
            <text:p>  AND e.ds_enderec ILIKE '%'||c.logradouro||'%'</text:p>
            <text:p>  AND ST_Intersects(</text:p>
            <text:p>        ST_Buffer(e.geometry::geography, 300)::geometry,</text:p>
            <text:p>        ST_Buffer(c.geometry::geography, 300)::geometry</text:p>
            <text:p>      )</text:p>
            <text:p>GROUP BY c.logradouro;</text:p>
          </table:table-cell>
          <table:table-cell table:style-name="ce9" table:number-columns-repeated="20"/>
          <table:table-cell table:number-columns-repeated="998"/>
        </table:table-row>
        <table:table-row table:style-name="ro1">
          <table:table-cell table:style-name="ce2" office:value-type="float" office:value="932" calcext:value-type="float">
            <text:p>932</text:p>
          </table:table-cell>
          <table:table-cell table:style-name="ce4" office:value-type="string" calcext:value-type="string">
            <text:p>Em Porto Alegre, por rua de bibliotecas, qual é a distância média entre escola e biblioteca quando as zonas de 400 m de ambos se sobrepõem (indicando co-atendimento cultural na rua)?</text:p>
          </table:table-cell>
          <table:table-cell table:style-name="ce8" table:content-validation-name="val1" office:value-type="string" calcext:value-type="string">
            <text:p>Rua</text:p>
          </table:table-cell>
          <table:table-cell table:style-name="ce11" table:content-validation-name="val2" office:value-type="string" calcext:value-type="string">
            <text:p>Difícil</text:p>
          </table:table-cell>
          <table:table-cell table:style-name="ce5" table:content-validation-name="val3" office:value-type="string" calcext:value-type="string">
            <text:p>ST_Intersection</text:p>
          </table:table-cell>
          <table:table-cell table:style-name="ce12" office:value-type="string" calcext:value-type="string">
            <text:p>SELECT</text:p>
            <text:p>  b.logradouro AS rua,</text:p>
            <text:p>  AVG( ST_Distance(e.geometry::geography, b.geometry::geography) ) AS distancia_media_m</text:p>
            <text:p>FROM public.escola e</text:p>
            <text:p>JOIN public.biblioteca b ON b.cd_mun = e.cd_mun</text:p>
            <text:p>JOIN public.municipio m ON m.cd_mun = e.cd_mun</text:p>
            <text:p>JOIN public.microdados_ed_basica meb ON meb.cd_entidade = e.cd_entidade</text:p>
            <text:p>WHERE m.nm_mun = 'Porto Alegre'</text:p>
            <text:p>  AND e.ds_enderec ILIKE '%'||b.logradouro||'%'</text:p>
            <text:p>  AND ST_Intersects(</text:p>
            <text:p>        ST_Buffer(e.geometry::geography, 400)::geometry,</text:p>
            <text:p>        ST_Buffer(b.geometry::geography, 400)::geometry</text:p>
            <text:p>      )</text:p>
            <text:p>GROUP BY b.logradouro;</text:p>
          </table:table-cell>
          <table:table-cell table:style-name="ce9" table:number-columns-repeated="20"/>
          <table:table-cell table:number-columns-repeated="998"/>
        </table:table-row>
        <table:table-row table:style-name="ro1">
          <table:table-cell table:style-name="ce2" office:value-type="float" office:value="933" calcext:value-type="float">
            <text:p>933</text:p>
          </table:table-cell>
          <table:table-cell table:style-name="ce4" office:value-type="string" calcext:value-type="string">
            <text:p>No Recife, quais ruas com CREAS apresentam maior número de escolas cuja zona de 250 m se sobrepõe à do CREAS (sinal de alinhamento de serviços na rua), e qual a proporção dessas escolas em funcionamento ativo?</text:p>
          </table:table-cell>
          <table:table-cell table:style-name="ce8" table:content-validation-name="val1" office:value-type="string" calcext:value-type="string">
            <text:p>Rua</text:p>
          </table:table-cell>
          <table:table-cell table:style-name="ce11" table:content-validation-name="val2" office:value-type="string" calcext:value-type="string">
            <text:p>Difícil</text:p>
          </table:table-cell>
          <table:table-cell table:style-name="ce5" table:content-validation-name="val3" office:value-type="string" calcext:value-type="string">
            <text:p>ST_Intersection</text:p>
          </table:table-cell>
          <table:table-cell table:style-name="ce12" office:value-type="string" calcext:value-type="string">
            <text:p>SELECT</text:p>
            <text:p>  cr.logradouro AS rua,</text:p>
            <text:p>  COUNT(*) AS qt_sobreposicoes,</text:p>
            <text:p>  1.0 * SUM(CASE WHEN meb.tp_situacao_funcionamento = 1 THEN 1 ELSE 0 END) </text:p>
            <text:p>      / NULLIF(COUNT(*),0) AS prop_funcionamento</text:p>
            <text:p>FROM public.escola e</text:p>
            <text:p>LEFT JOIN public.creas cr ON cr.cd_mun = e.cd_mun</text:p>
            <text:p>LEFT JOIN public.microdados_ed_basica meb ON meb.cd_entidade = e.cd_entidade</text:p>
            <text:p>LEFT JOIN public.municipio m ON m.cd_mun = e.cd_mun</text:p>
            <text:p>WHERE m.nm_mun = 'Recife'</text:p>
            <text:p>  AND e.ds_enderec ILIKE '%'||cr.logradouro||'%'</text:p>
            <text:p>  AND ST_Intersects(</text:p>
            <text:p>        ST_Buffer(e.geometry::geography, 250)::geometry,</text:p>
            <text:p>        ST_Buffer(cr.geometry::geography, 250)::geometry</text:p>
            <text:p>      )</text:p>
            <text:p>GROUP BY cr.logradouro;</text:p>
          </table:table-cell>
          <table:table-cell table:style-name="ce9" table:number-columns-repeated="20"/>
          <table:table-cell table:number-columns-repeated="998"/>
        </table:table-row>
        <table:table-row table:style-name="ro1">
          <table:table-cell table:style-name="ce2" office:value-type="float" office:value="934" calcext:value-type="float">
            <text:p>934</text:p>
          </table:table-cell>
          <table:table-cell table:style-name="ce4" office:value-type="string" calcext:value-type="string">
            <text:p>Em Belém, por rua de Centros POP, qual a participação de escolas públicas nas sobreposições de 300 m entre escola e Centro POP na mesma rua (indicador de foco público por rua)?</text:p>
          </table:table-cell>
          <table:table-cell table:style-name="ce8" table:content-validation-name="val1" office:value-type="string" calcext:value-type="string">
            <text:p>Rua</text:p>
          </table:table-cell>
          <table:table-cell table:style-name="ce11" table:content-validation-name="val2" office:value-type="string" calcext:value-type="string">
            <text:p>Difícil</text:p>
          </table:table-cell>
          <table:table-cell table:style-name="ce5" table:content-validation-name="val3" office:value-type="string" calcext:value-type="string">
            <text:p>ST_Intersection</text:p>
          </table:table-cell>
          <table:table-cell table:style-name="ce12" office:value-type="string" calcext:value-type="string">
            <text:p>SELECT</text:p>
            <text:p>  cp.logradouro AS rua,</text:p>
            <text:p>  COUNT(*) AS qt_sobreposicoes,</text:p>
            <text:p>  1.0 * SUM(CASE WHEN meb.tp_dependencia IN (1,2,3) THEN 1 ELSE 0 END)</text:p>
            <text:p>      / NULLIF(COUNT(*),0) AS participacao_publicas</text:p>
            <text:p>FROM public.centro_pop cp</text:p>
            <text:p>RIGHT JOIN public.escola e ON e.cd_mun = cp.cd_mun</text:p>
            <text:p>RIGHT JOIN public.microdados_ed_basica meb ON meb.cd_entidade = e.cd_entidade</text:p>
            <text:p>RIGHT JOIN public.municipio m ON m.cd_mun = cp.cd_mun</text:p>
            <text:p>WHERE m.nm_mun = 'Belém'</text:p>
            <text:p>  AND e.ds_enderec ILIKE '%'||cp.logradouro||'%'</text:p>
            <text:p>  AND ST_Intersects(</text:p>
            <text:p>        ST_Buffer(e.geometry::geography, 300)::geometry,</text:p>
            <text:p>        ST_Buffer(cp.geometry::geography, 300)::geometry</text:p>
            <text:p>      )</text:p>
            <text:p>GROUP BY cp.logradouro;</text:p>
          </table:table-cell>
          <table:table-cell table:style-name="ce9" table:number-columns-repeated="20"/>
          <table:table-cell table:number-columns-repeated="998"/>
        </table:table-row>
        <table:table-row table:style-name="ro1">
          <table:table-cell table:style-name="ce2" office:value-type="float" office:value="935" calcext:value-type="float">
            <text:p>935</text:p>
          </table:table-cell>
          <table:table-cell table:style-name="ce4" office:value-type="string" calcext:value-type="string">
            <text:p>No Rio de Janeiro, por rua de bibliotecas, qual é a área média (km²) de sobreposição entre as áreas de 350 m de escola e biblioteca — considerando também ruas onde só um dos lados tem registro — como indicador de potencial de programação conjunta?</text:p>
          </table:table-cell>
          <table:table-cell table:style-name="ce8" table:content-validation-name="val1" office:value-type="string" calcext:value-type="string">
            <text:p>Rua</text:p>
          </table:table-cell>
          <table:table-cell table:style-name="ce11" table:content-validation-name="val2" office:value-type="string" calcext:value-type="string">
            <text:p>Difícil</text:p>
          </table:table-cell>
          <table:table-cell table:style-name="ce5" table:content-validation-name="val3" office:value-type="string" calcext:value-type="string">
            <text:p>ST_Intersection</text:p>
          </table:table-cell>
          <table:table-cell table:style-name="ce12" office:value-type="string" calcext:value-type="string">
            <text:p>SELECT</text:p>
            <text:p>  b.logradouro AS rua,</text:p>
            <text:p>  AVG( ST_Area( ST_Intersection(</text:p>
            <text:p>        ST_Buffer(e.geometry::geography, 350)::geometry,</text:p>
            <text:p>        ST_Buffer(b.geometry::geography, 350)::geometry</text:p>
            <text:p>      )::geography ) / 1000000.0 ) AS area_media_km2</text:p>
            <text:p>FROM public.escola e</text:p>
            <text:p>FULL OUTER JOIN public.biblioteca b ON b.cd_mun = e.cd_mun</text:p>
            <text:p>FULL OUTER JOIN public.microdados_ed_basica meb ON meb.cd_entidade = e.cd_entidade</text:p>
            <text:p>JOIN public.municipio m ON m.cd_mun = COALESCE(e.cd_mun, b.cd_mun)</text:p>
            <text:p>WHERE m.nm_mun = 'Rio de Janeiro'</text:p>
            <text:p>  AND e.ds_enderec ILIKE '%'||b.logradouro||'%'</text:p>
            <text:p>  AND ST_Intersects(</text:p>
            <text:p>        ST_Buffer(e.geometry::geography, 350)::geometry,</text:p>
            <text:p>        ST_Buffer(b.geometry::geography, 350)::geometry</text:p>
            <text:p>      )</text:p>
            <text:p>GROUP BY b.logradouro;</text:p>
          </table:table-cell>
          <table:table-cell table:style-name="ce9" table:number-columns-repeated="20"/>
          <table:table-cell table:number-columns-repeated="998"/>
        </table:table-row>
        <table:table-row table:style-name="ro1">
          <table:table-cell table:style-name="ce2" office:value-type="float" office:value="936" calcext:value-type="float">
            <text:p>936</text:p>
          </table:table-cell>
          <table:table-cell table:style-name="ce4" office:value-type="string" calcext:value-type="string">
            <text:p>Em Fortaleza, por rua, onde escolas e bibliotecas têm maior co-atendimento na vizinhança: conte quantas escolas têm seu raio de 250 m sobreposto ao raio de 250 m da biblioteca na mesma rua e a distância média escola-biblioteca.</text:p>
          </table:table-cell>
          <table:table-cell table:style-name="ce8" table:content-validation-name="val1" office:value-type="string" calcext:value-type="string">
            <text:p>Rua</text:p>
          </table:table-cell>
          <table:table-cell table:style-name="ce11" table:content-validation-name="val2" office:value-type="string" calcext:value-type="string">
            <text:p>Difícil</text:p>
          </table:table-cell>
          <table:table-cell table:style-name="ce5" table:content-validation-name="val3" office:value-type="string" calcext:value-type="string">
            <text:p>ST_Buffer</text:p>
          </table:table-cell>
          <table:table-cell table:style-name="ce12" office:value-type="string" calcext:value-type="string">
            <text:p>SELECT</text:p>
            <text:p>  b.logradouro AS rua,</text:p>
            <text:p>  COUNT(*) AS qt_escolas_cobertas,</text:p>
            <text:p>  AVG(ST_Distance(e.geometry::geography, b.geometry::geography)) AS distancia_media_m</text:p>
            <text:p>FROM public.escola e</text:p>
            <text:p>INNER JOIN public.microdados_ed_basica meb ON meb.cd_entidade = e.cd_entidade</text:p>
            <text:p>INNER JOIN public.municipio m ON m.cd_mun = e.cd_mun</text:p>
            <text:p>INNER JOIN public.biblioteca b ON b.cd_mun = e.cd_mun</text:p>
            <text:p>WHERE m.nm_mun = 'Fortaleza'</text:p>
            <text:p>  AND e.ds_enderec ILIKE '%'||b.logradouro||'%'</text:p>
            <text:p>  AND ST_Intersects(</text:p>
            <text:p>        ST_Buffer(e.geometry::geography, 250)::geometry,</text:p>
            <text:p>        ST_Buffer(b.geometry::geography, 250)::geometry</text:p>
            <text:p>      )</text:p>
            <text:p>GROUP BY b.logradouro;</text:p>
          </table:table-cell>
          <table:table-cell table:style-name="ce9" table:number-columns-repeated="20"/>
          <table:table-cell table:number-columns-repeated="998"/>
        </table:table-row>
        <table:table-row table:style-name="ro1">
          <table:table-cell table:style-name="ce2" office:value-type="float" office:value="937" calcext:value-type="float">
            <text:p>937</text:p>
          </table:table-cell>
          <table:table-cell table:style-name="ce4" office:value-type="string" calcext:value-type="string">
            <text:p>Em Curitiba, por rua de CRAS, qual o total de matrículas do ensino fundamental em escolas localizadas dentro do raio de 500 m do CRAS na mesma rua?</text:p>
          </table:table-cell>
          <table:table-cell table:style-name="ce8" table:content-validation-name="val1" office:value-type="string" calcext:value-type="string">
            <text:p>Rua</text:p>
          </table:table-cell>
          <table:table-cell table:style-name="ce11" table:content-validation-name="val2" office:value-type="string" calcext:value-type="string">
            <text:p>Difícil</text:p>
          </table:table-cell>
          <table:table-cell table:style-name="ce5" table:content-validation-name="val3" office:value-type="string" calcext:value-type="string">
            <text:p>ST_Buffer</text:p>
          </table:table-cell>
          <table:table-cell table:style-name="ce12" office:value-type="string" calcext:value-type="string">
            <text:p>SELECT</text:p>
            <text:p>  c.logradouro AS rua,</text:p>
            <text:p>  SUM(COALESCE(meb.qt_mat_fund,0)) AS total_mat_fund_cobertas</text:p>
            <text:p>FROM public.cras c</text:p>
            <text:p>LEFT JOIN public.municipio m ON m.cd_mun = c.cd_mun</text:p>
            <text:p>LEFT JOIN public.escola e ON e.cd_mun = c.cd_mun</text:p>
            <text:p>LEFT JOIN public.microdados_ed_basica meb ON meb.cd_entidade = e.cd_entidade</text:p>
            <text:p>WHERE m.nm_mun = 'Curitiba'</text:p>
            <text:p>  AND e.ds_enderec ILIKE '%'||c.logradouro||'%'</text:p>
            <text:p>  AND ST_Within(</text:p>
            <text:p>        e.geometry,</text:p>
            <text:p>        ST_Buffer(c.geometry::geography, 500)::geometry</text:p>
            <text:p>      )</text:p>
            <text:p>GROUP BY c.logradouro;</text:p>
          </table:table-cell>
          <table:table-cell table:style-name="ce9" table:number-columns-repeated="20"/>
          <table:table-cell table:number-columns-repeated="998"/>
        </table:table-row>
        <table:table-row table:style-name="ro1">
          <table:table-cell table:style-name="ce2" office:value-type="float" office:value="938" calcext:value-type="float">
            <text:p>938</text:p>
          </table:table-cell>
          <table:table-cell table:style-name="ce4" office:value-type="string" calcext:value-type="string">
            <text:p>No Recife, por rua de CREAS, qual a fração de escolas em funcionamento ativo cujos círculos de 300 m estão contidos no círculo de 400 m do CREAS, indicando proximidade operacional na rua?</text:p>
          </table:table-cell>
          <table:table-cell table:style-name="ce8" table:content-validation-name="val1" office:value-type="string" calcext:value-type="string">
            <text:p>Rua</text:p>
          </table:table-cell>
          <table:table-cell table:style-name="ce11" table:content-validation-name="val2" office:value-type="string" calcext:value-type="string">
            <text:p>Difícil</text:p>
          </table:table-cell>
          <table:table-cell table:style-name="ce5" table:content-validation-name="val3" office:value-type="string" calcext:value-type="string">
            <text:p>ST_Buffer</text:p>
          </table:table-cell>
          <table:table-cell table:style-name="ce12" office:value-type="string" calcext:value-type="string">
            <text:p>SELECT</text:p>
            <text:p>  cr.logradouro AS rua,</text:p>
            <text:p>  1.0 * SUM(CASE WHEN meb.tp_situacao_funcionamento = 1 THEN 1 ELSE 0 END)</text:p>
            <text:p>      / NULLIF(COUNT(*),0) AS proporcao_ativas</text:p>
            <text:p>FROM public.escola e</text:p>
            <text:p>RIGHT JOIN public.creas cr ON cr.cd_mun = e.cd_mun</text:p>
            <text:p>JOIN public.municipio m ON m.cd_mun = cr.cd_mun</text:p>
            <text:p>JOIN public.microdados_ed_basica meb ON meb.cd_entidade = e.cd_entidade</text:p>
            <text:p>WHERE m.nm_mun = 'Recife'</text:p>
            <text:p>  AND e.ds_enderec ILIKE '%'||cr.logradouro||'%'</text:p>
            <text:p>  AND ST_Within(</text:p>
            <text:p>        ST_Buffer(e.geometry::geography, 300)::geometry,</text:p>
            <text:p>        ST_Buffer(cr.geometry::geography, 400)::geometry</text:p>
            <text:p>      )</text:p>
            <text:p>GROUP BY cr.logradouro;</text:p>
          </table:table-cell>
          <table:table-cell table:style-name="ce9" table:number-columns-repeated="20"/>
          <table:table-cell table:number-columns-repeated="998"/>
        </table:table-row>
        <table:table-row table:style-name="ro1">
          <table:table-cell table:style-name="ce2" office:value-type="float" office:value="939" calcext:value-type="float">
            <text:p>939</text:p>
          </table:table-cell>
          <table:table-cell table:style-name="ce4" office:value-type="string" calcext:value-type="string">
            <text:p>Em Manaus, por rua de Centros POP, qual a variabilidade (desvio-padrão) das distâncias até as escolas com oferta de EJA quando os círculos de 350 m de escola e Centro POP se sobrepõem na mesma rua?</text:p>
          </table:table-cell>
          <table:table-cell table:style-name="ce8" table:content-validation-name="val1" office:value-type="string" calcext:value-type="string">
            <text:p>Rua</text:p>
          </table:table-cell>
          <table:table-cell table:style-name="ce11" table:content-validation-name="val2" office:value-type="string" calcext:value-type="string">
            <text:p>Difícil</text:p>
          </table:table-cell>
          <table:table-cell table:style-name="ce5" table:content-validation-name="val3" office:value-type="string" calcext:value-type="string">
            <text:p>ST_Buffer</text:p>
          </table:table-cell>
          <table:table-cell table:style-name="ce12" office:value-type="string" calcext:value-type="string">
            <text:p>SELECT</text:p>
            <text:p>  cp.logradouro AS rua,</text:p>
            <text:p>  STDDEV(ST_Distance(e.geometry::geography, cp.geometry::geography)) AS desvio_padrao_m</text:p>
            <text:p>FROM public.centro_pop cp</text:p>
            <text:p>JOIN public.municipio m ON m.cd_mun = cp.cd_mun</text:p>
            <text:p>JOIN public.escola e ON e.cd_mun = cp.cd_mun</text:p>
            <text:p>JOIN public.microdados_ed_basica meb ON meb.cd_entidade = e.cd_entidade</text:p>
            <text:p>WHERE m.nm_mun = 'Manaus'</text:p>
            <text:p>  AND e.ds_enderec ILIKE '%'||cp.logradouro||'%'</text:p>
            <text:p>  AND COALESCE(meb.in_eja,0) = 1</text:p>
            <text:p>  AND ST_Intersects(</text:p>
            <text:p>        ST_Buffer(e.geometry::geography, 350)::geometry,</text:p>
            <text:p>        ST_Buffer(cp.geometry::geography, 350)::geometry</text:p>
            <text:p>      )</text:p>
            <text:p>GROUP BY cp.logradouro;</text:p>
          </table:table-cell>
          <table:table-cell table:style-name="ce9" table:number-columns-repeated="20"/>
          <table:table-cell table:number-columns-repeated="998"/>
        </table:table-row>
        <table:table-row table:style-name="ro1">
          <table:table-cell table:style-name="ce2" office:value-type="float" office:value="940" calcext:value-type="float">
            <text:p>940</text:p>
          </table:table-cell>
          <table:table-cell table:style-name="ce4" office:value-type="string" calcext:value-type="string">
            <text:p>No Rio de Janeiro, por rua de bibliotecas, qual a área média (km²) de interseção entre os raios de 400 m de escolas e bibliotecas, considerando também ruas onde só um dos lados tem registro e sem exigir microdados?</text:p>
          </table:table-cell>
          <table:table-cell table:style-name="ce8" table:content-validation-name="val1" office:value-type="string" calcext:value-type="string">
            <text:p>Rua</text:p>
          </table:table-cell>
          <table:table-cell table:style-name="ce11" table:content-validation-name="val2" office:value-type="string" calcext:value-type="string">
            <text:p>Difícil</text:p>
          </table:table-cell>
          <table:table-cell table:style-name="ce5" table:content-validation-name="val3" office:value-type="string" calcext:value-type="string">
            <text:p>ST_Buffer</text:p>
          </table:table-cell>
          <table:table-cell table:style-name="ce12" office:value-type="string" calcext:value-type="string">
            <text:p>SELECT</text:p>
            <text:p>  b.logradouro AS rua,</text:p>
            <text:p>  AVG(</text:p>
            <text:p>    ST_Area(</text:p>
            <text:p>      ST_Intersection(</text:p>
            <text:p>        ST_Buffer(e.geometry::geography, 400)::geometry,</text:p>
            <text:p>        ST_Buffer(b.geometry::geography, 400)::geometry</text:p>
            <text:p>      )::geography</text:p>
            <text:p>    ) / 1000000.0</text:p>
            <text:p>  ) AS area_media_km2</text:p>
            <text:p>FROM public.escola e</text:p>
            <text:p>FULL OUTER JOIN public.biblioteca b ON b.cd_mun = e.cd_mun</text:p>
            <text:p>FULL OUTER JOIN public.microdados_ed_basica meb ON meb.cd_entidade = e.cd_entidade</text:p>
            <text:p>JOIN public.municipio m ON m.cd_mun = COALESCE(e.cd_mun, b.cd_mun)</text:p>
            <text:p>WHERE m.nm_mun = 'Rio de Janeiro'</text:p>
            <text:p>  AND e.ds_enderec ILIKE '%'||b.logradouro||'%'</text:p>
            <text:p>  AND ST_Intersects(</text:p>
            <text:p>        ST_Buffer(e.geometry::geography, 400)::geometry,</text:p>
            <text:p>        ST_Buffer(b.geometry::geography, 400)::geometry</text:p>
            <text:p>      )</text:p>
            <text:p>GROUP BY b.logradouro;</text:p>
          </table:table-cell>
          <table:table-cell table:style-name="ce9" table:number-columns-repeated="20"/>
          <table:table-cell table:number-columns-repeated="998"/>
        </table:table-row>
        <table:table-row table:style-name="ro1">
          <table:table-cell table:style-name="ce2" office:value-type="float" office:value="941" calcext:value-type="float">
            <text:p>941</text:p>
          </table:table-cell>
          <table:table-cell table:style-name="ce4" office:value-type="string" calcext:value-type="string">
            <text:p>Em Belo Horizonte, por rua de bibliotecas, qual a distância média e o total de escolas em funcionamento ativo a até 400 m da biblioteca na mesma rua (indicador de co-atendimento educação-cultura)?</text:p>
          </table:table-cell>
          <table:table-cell table:style-name="ce8" table:content-validation-name="val1" office:value-type="string" calcext:value-type="string">
            <text:p>Rua</text:p>
          </table:table-cell>
          <table:table-cell table:style-name="ce11" table:content-validation-name="val2" office:value-type="string" calcext:value-type="string">
            <text:p>Difícil</text:p>
          </table:table-cell>
          <table:table-cell table:style-name="ce5" table:content-validation-name="val3" office:value-type="string" calcext:value-type="string">
            <text:p>ST_DWithin</text:p>
          </table:table-cell>
          <table:table-cell table:style-name="ce12" office:value-type="string" calcext:value-type="string">
            <text:p>SELECT</text:p>
            <text:p>  b.logradouro AS rua,</text:p>
            <text:p>  COUNT(*) AS qt_escolas_proximas,</text:p>
            <text:p>  AVG(ST_Distance(e.geometry::geography, b.geometry::geography)) AS distancia_media_m</text:p>
            <text:p>FROM public.escola e</text:p>
            <text:p>INNER JOIN public.microdados_ed_basica meb ON meb.cd_entidade = e.cd_entidade</text:p>
            <text:p>INNER JOIN public.biblioteca b ON b.cd_mun = e.cd_mun</text:p>
            <text:p>INNER JOIN public.municipio m ON m.cd_mun = e.cd_mun</text:p>
            <text:p>WHERE m.nm_mun = 'Belo Horizonte'</text:p>
            <text:p>  AND meb.tp_situacao_funcionamento = 1</text:p>
            <text:p>  AND e.ds_enderec ILIKE '%'||b.logradouro||'%'</text:p>
            <text:p>  AND ST_DWithin(e.geometry::geography, b.geometry::geography, 400)</text:p>
            <text:p>GROUP BY b.logradouro;</text:p>
          </table:table-cell>
          <table:table-cell table:style-name="ce9" table:number-columns-repeated="20"/>
          <table:table-cell table:number-columns-repeated="998"/>
        </table:table-row>
        <table:table-row table:style-name="ro1">
          <table:table-cell table:style-name="ce2" office:value-type="float" office:value="942" calcext:value-type="float">
            <text:p>942</text:p>
          </table:table-cell>
          <table:table-cell table:style-name="ce4" office:value-type="string" calcext:value-type="string">
            <text:p>Em Porto Alegre, por rua de CRAS, qual o total de matrículas do ensino fundamental em escolas da mesma rua e a até 600 m do CRAS, considerando sobreposição de zonas de 300 m como critério adicional de prioridade?</text:p>
          </table:table-cell>
          <table:table-cell table:style-name="ce8" table:content-validation-name="val1" office:value-type="string" calcext:value-type="string">
            <text:p>Rua</text:p>
          </table:table-cell>
          <table:table-cell table:style-name="ce11" table:content-validation-name="val2" office:value-type="string" calcext:value-type="string">
            <text:p>Difícil</text:p>
          </table:table-cell>
          <table:table-cell table:style-name="ce5" table:content-validation-name="val3" office:value-type="string" calcext:value-type="string">
            <text:p>ST_DWithin</text:p>
          </table:table-cell>
          <table:table-cell table:style-name="ce12" office:value-type="string" calcext:value-type="string">
            <text:p>SELECT</text:p>
            <text:p>  c.logradouro AS rua,</text:p>
            <text:p>  SUM(COALESCE(meb.qt_mat_fund,0)) AS total_mat_fund_cobertas</text:p>
            <text:p>FROM public.cras c</text:p>
            <text:p>LEFT JOIN public.municipio m ON m.cd_mun = c.cd_mun</text:p>
            <text:p>LEFT JOIN public.escola e ON e.cd_mun = c.cd_mun</text:p>
            <text:p>LEFT JOIN public.microdados_ed_basica meb ON meb.cd_entidade = e.cd_entidade</text:p>
            <text:p>WHERE m.nm_mun = 'Porto Alegre'</text:p>
            <text:p>  AND e.ds_enderec ILIKE '%'||c.logradouro||'%'</text:p>
            <text:p>  AND ST_DWithin(e.geometry::geography, c.geometry::geography, 600)</text:p>
            <text:p>  AND ST_Intersects(</text:p>
            <text:p>        ST_Buffer(e.geometry::geography, 300)::geometry,</text:p>
            <text:p>        ST_Buffer(c.geometry::geography, 300)::geometry</text:p>
            <text:p>      )</text:p>
            <text:p>GROUP BY c.logradouro;</text:p>
          </table:table-cell>
          <table:table-cell table:style-name="ce9" table:number-columns-repeated="20"/>
          <table:table-cell table:number-columns-repeated="998"/>
        </table:table-row>
        <table:table-row table:style-name="ro1">
          <table:table-cell table:style-name="ce2" office:value-type="float" office:value="943" calcext:value-type="float">
            <text:p>943</text:p>
          </table:table-cell>
          <table:table-cell table:style-name="ce4" office:value-type="string" calcext:value-type="string">
            <text:p>No Recife, por rua de CREAS, qual a proporção de escolas públicas a até 350 m do CREAS na mesma rua, usando a interseção entre buffers de 250 m como reforço de co-localização?</text:p>
          </table:table-cell>
          <table:table-cell table:style-name="ce8" table:content-validation-name="val1" office:value-type="string" calcext:value-type="string">
            <text:p>Rua</text:p>
          </table:table-cell>
          <table:table-cell table:style-name="ce11" table:content-validation-name="val2" office:value-type="string" calcext:value-type="string">
            <text:p>Difícil</text:p>
          </table:table-cell>
          <table:table-cell table:style-name="ce5" table:content-validation-name="val3" office:value-type="string" calcext:value-type="string">
            <text:p>ST_DWithin</text:p>
          </table:table-cell>
          <table:table-cell table:style-name="ce12" office:value-type="string" calcext:value-type="string">
            <text:p>SELECT</text:p>
            <text:p>  cr.logradouro AS rua,</text:p>
            <text:p>  1.0 * SUM(CASE WHEN meb.tp_dependencia IN (1,2,3) THEN 1 ELSE 0 END)</text:p>
            <text:p>      / NULLIF(COUNT(*),0) AS proporcao_publicas</text:p>
            <text:p>FROM public.escola e</text:p>
            <text:p>RIGHT JOIN public.creas cr ON cr.cd_mun = e.cd_mun</text:p>
            <text:p>JOIN public.municipio m ON m.cd_mun = cr.cd_mun</text:p>
            <text:p>JOIN public.microdados_ed_basica meb ON meb.cd_entidade = e.cd_entidade</text:p>
            <text:p>WHERE m.nm_mun = 'Recife'</text:p>
            <text:p>  AND e.ds_enderec ILIKE '%'||cr.logradouro||'%'</text:p>
            <text:p>  AND ST_DWithin(e.geometry::geography, cr.geometry::geography, 350)</text:p>
            <text:p>  AND ST_Intersects(</text:p>
            <text:p>        ST_Buffer(e.geometry::geography, 250)::geometry,</text:p>
            <text:p>        ST_Buffer(cr.geometry::geography, 250)::geometry</text:p>
            <text:p>      )</text:p>
            <text:p>GROUP BY cr.logradouro;</text:p>
          </table:table-cell>
          <table:table-cell table:style-name="ce9" table:number-columns-repeated="20"/>
          <table:table-cell table:number-columns-repeated="998"/>
        </table:table-row>
        <table:table-row table:style-name="ro1">
          <table:table-cell table:style-name="ce2" office:value-type="float" office:value="944" calcext:value-type="float">
            <text:p>944</text:p>
          </table:table-cell>
          <table:table-cell table:style-name="ce4" office:value-type="string" calcext:value-type="string">
            <text:p>Em Manaus, por rua de Centros POP, qual a variabilidade das distâncias até escolas com oferta de EJA situadas a até 500 m do Centro POP na mesma rua (sinalizando onde o acesso do EJA é mais disperso)?</text:p>
          </table:table-cell>
          <table:table-cell table:style-name="ce8" table:content-validation-name="val1" office:value-type="string" calcext:value-type="string">
            <text:p>Rua</text:p>
          </table:table-cell>
          <table:table-cell table:style-name="ce11" table:content-validation-name="val2" office:value-type="string" calcext:value-type="string">
            <text:p>Difícil</text:p>
          </table:table-cell>
          <table:table-cell table:style-name="ce5" table:content-validation-name="val3" office:value-type="string" calcext:value-type="string">
            <text:p>ST_DWithin</text:p>
          </table:table-cell>
          <table:table-cell table:style-name="ce12" office:value-type="string" calcext:value-type="string">
            <text:p>SELECT</text:p>
            <text:p>  cp.logradouro AS rua,</text:p>
            <text:p>  STDDEV(ST_Distance(e.geometry::geography, cp.geometry::geography)) AS desvio_padrao_m</text:p>
            <text:p>FROM public.centro_pop cp</text:p>
            <text:p>JOIN public.municipio m ON m.cd_mun = cp.cd_mun</text:p>
            <text:p>JOIN public.escola e ON e.cd_mun = cp.cd_mun</text:p>
            <text:p>JOIN public.microdados_ed_basica meb ON meb.cd_entidade = e.cd_entidade</text:p>
            <text:p>WHERE m.nm_mun = 'Manaus'</text:p>
            <text:p>  AND COALESCE(meb.in_eja,0) = 1</text:p>
            <text:p>  AND e.ds_enderec ILIKE '%'||cp.logradouro||'%'</text:p>
            <text:p>  AND ST_DWithin(e.geometry::geography, cp.geometry::geography, 500)</text:p>
            <text:p>  AND ST_Distance(e.geometry::geography, cp.geometry::geography) &gt; 0</text:p>
            <text:p>GROUP BY cp.logradouro;</text:p>
          </table:table-cell>
          <table:table-cell table:style-name="ce9" table:number-columns-repeated="20"/>
          <table:table-cell table:number-columns-repeated="998"/>
        </table:table-row>
        <table:table-row table:style-name="ro1">
          <table:table-cell table:style-name="ce2" office:value-type="float" office:value="945" calcext:value-type="float">
            <text:p>945</text:p>
          </table:table-cell>
          <table:table-cell table:style-name="ce4" office:value-type="string" calcext:value-type="string">
            <text:p>No Rio de Janeiro, por rua de bibliotecas, qual a área média de interseção (km²) entre as zonas de 300 m de escola e biblioteca somente para pares a até 450 m, considerando também ruas onde só um dos lados tem registro?</text:p>
          </table:table-cell>
          <table:table-cell table:style-name="ce8" table:content-validation-name="val1" office:value-type="string" calcext:value-type="string">
            <text:p>Rua</text:p>
          </table:table-cell>
          <table:table-cell table:style-name="ce11" table:content-validation-name="val2" office:value-type="string" calcext:value-type="string">
            <text:p>Difícil</text:p>
          </table:table-cell>
          <table:table-cell table:style-name="ce5" table:content-validation-name="val3" office:value-type="string" calcext:value-type="string">
            <text:p>ST_DWithin</text:p>
          </table:table-cell>
          <table:table-cell table:style-name="ce12" office:value-type="string" calcext:value-type="string">
            <text:p>SELECT</text:p>
            <text:p>  b.logradouro AS rua,</text:p>
            <text:p>  AVG(</text:p>
            <text:p>    ST_Area(</text:p>
            <text:p>      ST_Intersection(</text:p>
            <text:p>        ST_Buffer(e.geometry::geography, 300)::geometry,</text:p>
            <text:p>        ST_Buffer(b.geometry::geography, 300)::geometry</text:p>
            <text:p>      )::geography</text:p>
            <text:p>    ) / 1000000.0</text:p>
            <text:p>  ) AS area_media_km2</text:p>
            <text:p>FROM public.escola e</text:p>
            <text:p>FULL OUTER JOIN public.biblioteca b ON b.cd_mun = e.cd_mun</text:p>
            <text:p>FULL OUTER JOIN public.microdados_ed_basica meb ON meb.cd_entidade = e.cd_entidade</text:p>
            <text:p>JOIN public.municipio m ON m.cd_mun = COALESCE(e.cd_mun, b.cd_mun)</text:p>
            <text:p>WHERE m.nm_mun = 'Rio de Janeiro'</text:p>
            <text:p>  AND e.ds_enderec ILIKE '%'||b.logradouro||'%'</text:p>
            <text:p>  AND ST_DWithin(e.geometry::geography, b.geometry::geography, 450)</text:p>
            <text:p>  AND ST_Intersects(</text:p>
            <text:p>        ST_Buffer(e.geometry::geography, 300)::geometry,</text:p>
            <text:p>        ST_Buffer(b.geometry::geography, 300)::geometry</text:p>
            <text:p>      )</text:p>
            <text:p>GROUP BY b.logradouro;</text:p>
          </table:table-cell>
          <table:table-cell table:style-name="ce9" table:number-columns-repeated="20"/>
          <table:table-cell table:number-columns-repeated="998"/>
        </table:table-row>
        <table:table-row table:style-name="ro1">
          <table:table-cell table:style-name="ce2" office:value-type="float" office:value="946" calcext:value-type="float">
            <text:p>946</text:p>
          </table:table-cell>
          <table:table-cell table:style-name="ce4" office:value-type="string" calcext:value-type="string">
            <text:p>Em Fortaleza, por rua com CRAS: qual a área total de co-cobertura onde as zonas de 300 m de escolas e de 300 m de CRAS se sobrepõem na mesma rua, e qual a fração de escolas ativas nessas sobreposições?</text:p>
          </table:table-cell>
          <table:table-cell table:style-name="ce8" table:content-validation-name="val1" office:value-type="string" calcext:value-type="string">
            <text:p>Rua</text:p>
          </table:table-cell>
          <table:table-cell table:style-name="ce11" table:content-validation-name="val2" office:value-type="string" calcext:value-type="string">
            <text:p>Muito Difícil</text:p>
          </table:table-cell>
          <table:table-cell table:style-name="ce5" table:content-validation-name="val3" office:value-type="string" calcext:value-type="string">
            <text:p>ST_Intersects</text:p>
          </table:table-cell>
          <table:table-cell table:style-name="ce12" office:value-type="string" calcext:value-type="string">
            <text:p>WITH pares AS (</text:p>
            <text:p>  SELECT</text:p>
            <text:p>    c.logradouro AS rua,</text:p>
            <text:p>    e.cd_entidade,</text:p>
            <text:p>    ST_Intersection(</text:p>
            <text:p>      ST_Buffer(e.geometry::geography, 300)::geometry,</text:p>
            <text:p>      ST_Buffer(c.geometry::geography, 300)::geometry</text:p>
            <text:p>    ) AS geom_inter,</text:p>
            <text:p>    meb.tp_situacao_funcionamento</text:p>
            <text:p>  FROM public.escola e</text:p>
            <text:p>  INNER JOIN public.microdados_ed_basica meb ON meb.cd_entidade = e.cd_entidade</text:p>
            <text:p>  INNER JOIN public.municipio m ON m.cd_mun = e.cd_mun</text:p>
            <text:p>  INNER JOIN public.cras c ON c.cd_mun = e.cd_mun</text:p>
            <text:p>  WHERE m.nm_mun = 'Fortaleza'</text:p>
            <text:p>    AND e.ds_enderec ILIKE '%'||c.logradouro||'%'</text:p>
            <text:p>    AND ST_Intersects(</text:p>
            <text:p>      ST_Buffer(e.geometry::geography, 300)::geometry,</text:p>
            <text:p>      ST_Buffer(c.geometry::geography, 300)::geometry</text:p>
            <text:p>    )</text:p>
            <text:p>)</text:p>
            <text:p>SELECT</text:p>
            <text:p>  rua,</text:p>
            <text:p>  SUM(ST_Area(geom_inter::geography))/1000000.0 AS area_total_km2,</text:p>
            <text:p>  1.0 * SUM(CASE WHEN tp_situacao_funcionamento = 1 THEN 1 ELSE 0 END) / NULLIF(COUNT(*),0) AS frac_escolas_ativas</text:p>
            <text:p>FROM pares</text:p>
            <text:p>GROUP BY rua;</text:p>
          </table:table-cell>
          <table:table-cell table:style-name="ce9" table:number-columns-repeated="20"/>
          <table:table-cell table:number-columns-repeated="998"/>
        </table:table-row>
        <table:table-row table:style-name="ro1">
          <table:table-cell table:style-name="ce2" office:value-type="float" office:value="947" calcext:value-type="float">
            <text:p>947</text:p>
          </table:table-cell>
          <table:table-cell table:style-name="ce4" office:value-type="string" calcext:value-type="string">
            <text:p>Em Porto Alegre, por rua com bibliotecas: qual a taxa de “co-atendimento efetivo” em que as zonas de 350 m de escola e biblioteca se intersectam e a distância escola-biblioteca é ≤ 400 m, ponderada pelas matrículas do fundamental?</text:p>
          </table:table-cell>
          <table:table-cell table:style-name="ce8" table:content-validation-name="val1" office:value-type="string" calcext:value-type="string">
            <text:p>Rua</text:p>
          </table:table-cell>
          <table:table-cell table:style-name="ce11" table:content-validation-name="val2" office:value-type="string" calcext:value-type="string">
            <text:p>Muito Difícil</text:p>
          </table:table-cell>
          <table:table-cell table:style-name="ce5" table:content-validation-name="val3" office:value-type="string" calcext:value-type="string">
            <text:p>ST_Intersects</text:p>
          </table:table-cell>
          <table:table-cell table:style-name="ce12" office:value-type="string" calcext:value-type="string">
            <text:p>WITH candidatos AS (</text:p>
            <text:p>  SELECT</text:p>
            <text:p>    b.logradouro AS rua,</text:p>
            <text:p>    e.cd_entidade,</text:p>
            <text:p>    ST_Distance(e.geometry::geography, b.geometry::geography) AS d_m,</text:p>
            <text:p>    ST_Intersects(</text:p>
            <text:p>      ST_Buffer(e.geometry::geography, 350)::geometry,</text:p>
            <text:p>      ST_Buffer(b.geometry::geography, 350)::geometry</text:p>
            <text:p>    ) AS tem_inter</text:p>
            <text:p>  FROM public.biblioteca b</text:p>
            <text:p>  LEFT JOIN public.municipio m ON m.cd_mun = b.cd_mun</text:p>
            <text:p>  LEFT JOIN public.escola e ON e.cd_mun = b.cd_mun</text:p>
            <text:p>  LEFT JOIN public.microdados_ed_basica meb ON meb.cd_entidade = e.cd_entidade</text:p>
            <text:p>  WHERE m.nm_mun = 'Porto Alegre'</text:p>
            <text:p>    AND e.ds_enderec ILIKE '%'||b.logradouro||'%'</text:p>
            <text:p>),</text:p>
            <text:p>baselines AS (</text:p>
            <text:p>  SELECT rua, COUNT(*) AS qt_escolas_rua FROM candidatos GROUP BY rua</text:p>
            <text:p>),</text:p>
            <text:p>ponderado AS (</text:p>
            <text:p>  SELECT</text:p>
            <text:p>    c.rua,</text:p>
            <text:p>    COALESCE(meb.qt_mat_fund,0) AS peso,</text:p>
            <text:p>    (c.tem_inter AND c.d_m &lt;= 400) AS co_atende</text:p>
            <text:p>  FROM candidatos c</text:p>
            <text:p>  JOIN public.escola e ON e.cd_entidade = c.cd_entidade</text:p>
            <text:p>  JOIN public.microdados_ed_basica meb ON meb.cd_entidade = e.cd_entidade</text:p>
            <text:p>)</text:p>
            <text:p>SELECT</text:p>
            <text:p>  p.rua,</text:p>
            <text:p>  1.0 * SUM(CASE WHEN co_atende THEN peso ELSE 0 END) / NULLIF(SUM(peso),0) AS taxa_coatendimento_ponderada,</text:p>
            <text:p>  b.qt_escolas_rua</text:p>
            <text:p>FROM ponderado p</text:p>
            <text:p>JOIN baselines b ON b.rua = p.rua</text:p>
            <text:p>GROUP BY p.rua, b.qt_escolas_rua;</text:p>
          </table:table-cell>
          <table:table-cell table:style-name="ce9" table:number-columns-repeated="20"/>
          <table:table-cell table:number-columns-repeated="998"/>
        </table:table-row>
        <table:table-row table:style-name="ro1">
          <table:table-cell table:style-name="ce2" office:value-type="float" office:value="948" calcext:value-type="float">
            <text:p>948</text:p>
          </table:table-cell>
          <table:table-cell table:style-name="ce4" office:value-type="string" calcext:value-type="string">
            <text:p>No Recife, por rua com CREAS: entre as escolas da mesma rua, quais ruas têm sobreposição entre buffers de 250 m e distância até o CREAS acima do percentil 75% da cidade, sinalizando lacuna de proximidade apesar de intersecção?</text:p>
          </table:table-cell>
          <table:table-cell table:style-name="ce8" table:content-validation-name="val1" office:value-type="string" calcext:value-type="string">
            <text:p>Rua</text:p>
          </table:table-cell>
          <table:table-cell table:style-name="ce11" table:content-validation-name="val2" office:value-type="string" calcext:value-type="string">
            <text:p>Muito Difícil</text:p>
          </table:table-cell>
          <table:table-cell table:style-name="ce5" table:content-validation-name="val3" office:value-type="string" calcext:value-type="string">
            <text:p>ST_Intersects</text:p>
          </table:table-cell>
          <table:table-cell table:style-name="ce12" office:value-type="string" calcext:value-type="string">
            <text:p>WITH pares AS (</text:p>
            <text:p>  SELECT</text:p>
            <text:p>    cr.logradouro AS rua,</text:p>
            <text:p>    ST_Distance(e.geometry::geography, cr.geometry::geography) AS d_m,</text:p>
            <text:p>    ST_Intersects(</text:p>
            <text:p>      ST_Buffer(e.geometry::geography, 250)::geometry,</text:p>
            <text:p>      ST_Buffer(cr.geometry::geography, 250)::geometry</text:p>
            <text:p>    ) AS sobrepoe</text:p>
            <text:p>  FROM public.escola e</text:p>
            <text:p>  RIGHT JOIN public.creas cr ON cr.cd_mun = e.cd_mun</text:p>
            <text:p>  JOIN public.municipio m ON m.cd_mun = cr.cd_mun</text:p>
            <text:p>  JOIN public.microdados_ed_basica meb ON meb.cd_entidade = e.cd_entidade</text:p>
            <text:p>  WHERE m.nm_mun = 'Recife'</text:p>
            <text:p>    AND e.ds_enderec ILIKE '%'||cr.logradouro||'%'</text:p>
            <text:p>),</text:p>
            <text:p>p75 AS (</text:p>
            <text:p>  SELECT PERCENTILE_CONT(0.75) WITHIN GROUP (ORDER BY d_m) AS d_p75</text:p>
            <text:p>  FROM pares</text:p>
            <text:p>  WHERE sobrepoe</text:p>
            <text:p>),</text:p>
            <text:p>marcados AS (</text:p>
            <text:p>  SELECT p.rua, p.d_m, p.sobrepoe, (p.d_m &gt; (SELECT d_p75 FROM p75)) AS acima_p75</text:p>
            <text:p>  FROM pares p</text:p>
            <text:p>  WHERE p.sobrepoe</text:p>
            <text:p>)</text:p>
            <text:p>SELECT</text:p>
            <text:p>  rua,</text:p>
            <text:p>  COUNT(*) FILTER (WHERE acima_p75) AS qt_casos_acima_p75,</text:p>
            <text:p>  AVG(d_m) FILTER (WHERE acima_p75) AS distancia_media_acima_p75_m</text:p>
            <text:p>FROM marcados</text:p>
            <text:p>GROUP BY rua</text:p>
            <text:p>HAVING COUNT(*) FILTER (WHERE acima_p75) &gt; 0;</text:p>
          </table:table-cell>
          <table:table-cell table:style-name="ce9" table:number-columns-repeated="20"/>
          <table:table-cell table:number-columns-repeated="998"/>
        </table:table-row>
        <table:table-row table:style-name="ro1">
          <table:table-cell table:style-name="ce2" office:value-type="float" office:value="949" calcext:value-type="float">
            <text:p>949</text:p>
          </table:table-cell>
          <table:table-cell table:style-name="ce4" office:value-type="string" calcext:value-type="string">
            <text:p>Em Manaus, por rua com Centros POP: qual a distância média dos três pares mais próximos por rua entre escolas e Centros POP cujos buffers de 300 m se intersectam, como proxy de “proximidade útil” por rua?</text:p>
          </table:table-cell>
          <table:table-cell table:style-name="ce8" table:content-validation-name="val1" office:value-type="string" calcext:value-type="string">
            <text:p>Rua</text:p>
          </table:table-cell>
          <table:table-cell table:style-name="ce11" table:content-validation-name="val2" office:value-type="string" calcext:value-type="string">
            <text:p>Muito Difícil</text:p>
          </table:table-cell>
          <table:table-cell table:style-name="ce5" table:content-validation-name="val3" office:value-type="string" calcext:value-type="string">
            <text:p>ST_Intersects</text:p>
          </table:table-cell>
          <table:table-cell table:style-name="ce12" office:value-type="string" calcext:value-type="string">
            <text:p>WITH pares AS (</text:p>
            <text:p>  SELECT</text:p>
            <text:p>    cp.logradouro AS rua,</text:p>
            <text:p>    ST_Distance(e.geometry::geography, cp.geometry::geography) AS d_m</text:p>
            <text:p>  FROM public.centro_pop cp</text:p>
            <text:p>  JOIN public.municipio m ON m.cd_mun = cp.cd_mun</text:p>
            <text:p>  JOIN public.escola e ON e.cd_mun = cp.cd_mun</text:p>
            <text:p>  JOIN public.microdados_ed_basica meb ON meb.cd_entidade = e.cd_entidade</text:p>
            <text:p>  WHERE m.nm_mun = 'Manaus'</text:p>
            <text:p>    AND e.ds_enderec ILIKE '%'||cp.logradouro||'%'</text:p>
            <text:p>    AND ST_Intersects(</text:p>
            <text:p>      ST_Buffer(e.geometry::geography, 300)::geometry,</text:p>
            <text:p>      ST_Buffer(cp.geometry::geography, 300)::geometry</text:p>
            <text:p>    )</text:p>
            <text:p>),</text:p>
            <text:p>ranque AS (</text:p>
            <text:p>  SELECT</text:p>
            <text:p>    rua,</text:p>
            <text:p>    d_m,</text:p>
            <text:p>    ROW_NUMBER() OVER (PARTITION BY rua ORDER BY d_m ASC) AS rk</text:p>
            <text:p>  FROM pares</text:p>
            <text:p>)</text:p>
            <text:p>SELECT</text:p>
            <text:p>  rua,</text:p>
            <text:p>  AVG(d_m) AS distancia_media_top3_m</text:p>
            <text:p>FROM ranque</text:p>
            <text:p>WHERE rk &lt;= 3</text:p>
            <text:p>GROUP BY rua;</text:p>
          </table:table-cell>
          <table:table-cell table:style-name="ce9" table:number-columns-repeated="20"/>
          <table:table-cell table:number-columns-repeated="998"/>
        </table:table-row>
        <table:table-row table:style-name="ro1">
          <table:table-cell table:style-name="ce2" office:value-type="float" office:value="950" calcext:value-type="float">
            <text:p>950</text:p>
          </table:table-cell>
          <table:table-cell table:style-name="ce4" office:value-type="string" calcext:value-type="string">
            <text:p>No Rio de Janeiro, por rua com bibliotecas: qual a área média de intersecção (km²) entre buffers de 350 m de escolas e bibliotecas na mesma rua e a participação de escolas públicas nessas intersecções, incluindo ruas onde só um dos lados tem registro?</text:p>
          </table:table-cell>
          <table:table-cell table:style-name="ce8" table:content-validation-name="val1" office:value-type="string" calcext:value-type="string">
            <text:p>Rua</text:p>
          </table:table-cell>
          <table:table-cell table:style-name="ce11" table:content-validation-name="val2" office:value-type="string" calcext:value-type="string">
            <text:p>Muito Difícil</text:p>
          </table:table-cell>
          <table:table-cell table:style-name="ce5" table:content-validation-name="val3" office:value-type="string" calcext:value-type="string">
            <text:p>ST_Intersects</text:p>
          </table:table-cell>
          <table:table-cell table:style-name="ce12" office:value-type="string" calcext:value-type="string">
            <text:p>WITH pares AS (</text:p>
            <text:p>  SELECT</text:p>
            <text:p>    b.logradouro AS rua,</text:p>
            <text:p>    e.cd_entidade,</text:p>
            <text:p>    ST_Intersection(</text:p>
            <text:p>      ST_Buffer(e.geometry::geography, 350)::geometry,</text:p>
            <text:p>      ST_Buffer(b.geometry::geography, 350)::geometry</text:p>
            <text:p>    ) AS geom_inter</text:p>
            <text:p>  FROM public.escola e</text:p>
            <text:p>  FULL OUTER JOIN public.biblioteca b ON b.cd_mun = e.cd_mun</text:p>
            <text:p>  FULL OUTER JOIN public.microdados_ed_basica meb ON meb.cd_entidade = e.cd_entidade</text:p>
            <text:p>  JOIN public.municipio m ON m.cd_mun = COALESCE(e.cd_mun, b.cd_mun)</text:p>
            <text:p>  WHERE m.nm_mun = 'Rio de Janeiro'</text:p>
            <text:p>    AND e.ds_enderec ILIKE '%'||b.logradouro||'%'</text:p>
            <text:p>    AND ST_Intersects(</text:p>
            <text:p>      ST_Buffer(e.geometry::geography, 350)::geometry,</text:p>
            <text:p>      ST_Buffer(b.geometry::geography, 350)::geometry</text:p>
            <text:p>    )</text:p>
            <text:p>),</text:p>
            <text:p>rotulo AS (</text:p>
            <text:p>  SELECT</text:p>
            <text:p>    p.rua,</text:p>
            <text:p>    p.geom_inter,</text:p>
            <text:p>    CASE WHEN meb.tp_dependencia IN (1,2,3) THEN 1 ELSE 0 END AS eh_publica</text:p>
            <text:p>  FROM pares p</text:p>
            <text:p>  JOIN public.escola e ON e.cd_entidade = p.cd_entidade</text:p>
            <text:p>  JOIN public.microdados_ed_basica meb ON meb.cd_entidade = e.cd_entidade</text:p>
            <text:p>)</text:p>
            <text:p>SELECT</text:p>
            <text:p>  rua,</text:p>
            <text:p>  AVG(ST_Area(geom_inter::geography))/1000000.0 AS area_media_km2,</text:p>
            <text:p>  1.0 * SUM(eh_publica) / NULLIF(COUNT(*),0) AS participacao_publicas</text:p>
            <text:p>FROM rotulo</text:p>
            <text:p>GROUP BY rua;</text:p>
          </table:table-cell>
          <table:table-cell table:style-name="ce9" table:number-columns-repeated="20"/>
          <table:table-cell table:number-columns-repeated="998"/>
        </table:table-row>
        <table:table-row table:style-name="ro1">
          <table:table-cell table:style-name="ce2" office:value-type="float" office:value="951" calcext:value-type="float">
            <text:p>951</text:p>
          </table:table-cell>
          <table:table-cell table:style-name="ce4" office:value-type="string" calcext:value-type="string">
            <text:p>Em Fortaleza, por rua com CRAS: qual a fração de escolas em funcionamento ativo contidas dentro da zona de 350 m do CRAS na mesma rua, como indicador de cobertura social por rua?</text:p>
          </table:table-cell>
          <table:table-cell table:style-name="ce8" table:content-validation-name="val1" office:value-type="string" calcext:value-type="string">
            <text:p>Rua</text:p>
          </table:table-cell>
          <table:table-cell table:style-name="ce11" table:content-validation-name="val2" office:value-type="string" calcext:value-type="string">
            <text:p>Muito Difícil</text:p>
          </table:table-cell>
          <table:table-cell table:style-name="ce5" table:content-validation-name="val3" office:value-type="string" calcext:value-type="string">
            <text:p>ST_Contains</text:p>
          </table:table-cell>
          <table:table-cell table:style-name="ce12" office:value-type="string" calcext:value-type="string">
            <text:p>WITH pares AS (</text:p>
            <text:p>  SELECT</text:p>
            <text:p>    c.logradouro AS rua,</text:p>
            <text:p>    e.cd_entidade,</text:p>
            <text:p>    meb.tp_situacao_funcionamento AS sit,</text:p>
            <text:p>    ST_Contains(</text:p>
            <text:p>      ST_Buffer(c.geometry::geography, 350)::geometry,</text:p>
            <text:p>      e.geometry</text:p>
            <text:p>    ) AS contida</text:p>
            <text:p>  FROM public.escola e</text:p>
            <text:p>  INNER JOIN public.microdados_ed_basica meb ON meb.cd_entidade = e.cd_entidade</text:p>
            <text:p>  INNER JOIN public.municipio m ON m.cd_mun = e.cd_mun</text:p>
            <text:p>  INNER JOIN public.cras c ON c.cd_mun = e.cd_mun</text:p>
            <text:p>  WHERE m.nm_mun = 'Fortaleza'</text:p>
            <text:p>    AND e.ds_enderec ILIKE '%'||c.logradouro||'%'</text:p>
            <text:p>)</text:p>
            <text:p>SELECT</text:p>
            <text:p>  rua,</text:p>
            <text:p>  1.0 * SUM(CASE WHEN contida AND sit = 1 THEN 1 ELSE 0 END) / NULLIF(SUM(CASE WHEN contida THEN 1 ELSE 0 END),0) AS frac_escolas_ativas_contidas</text:p>
            <text:p>FROM pares</text:p>
            <text:p>GROUP BY rua;</text:p>
          </table:table-cell>
          <table:table-cell table:style-name="ce9" table:number-columns-repeated="20"/>
          <table:table-cell table:number-columns-repeated="998"/>
        </table:table-row>
        <table:table-row table:style-name="ro1">
          <table:table-cell table:style-name="ce2" office:value-type="float" office:value="952" calcext:value-type="float">
            <text:p>952</text:p>
          </table:table-cell>
          <table:table-cell table:style-name="ce4" office:value-type="string" calcext:value-type="string">
            <text:p>Em Porto Alegre, por rua de bibliotecas: qual a taxa de cobertura ponderada por matrículas do fundamental para escolas contidas na área de 300 m da biblioteca e a até 400 m de distância?</text:p>
          </table:table-cell>
          <table:table-cell table:style-name="ce8" table:content-validation-name="val1" office:value-type="string" calcext:value-type="string">
            <text:p>Rua</text:p>
          </table:table-cell>
          <table:table-cell table:style-name="ce11" table:content-validation-name="val2" office:value-type="string" calcext:value-type="string">
            <text:p>Muito Difícil</text:p>
          </table:table-cell>
          <table:table-cell table:style-name="ce5" table:content-validation-name="val3" office:value-type="string" calcext:value-type="string">
            <text:p>ST_Contains</text:p>
          </table:table-cell>
          <table:table-cell table:style-name="ce12" office:value-type="string" calcext:value-type="string">
            <text:p>WITH candidatos AS (</text:p>
            <text:p>  SELECT</text:p>
            <text:p>    b.logradouro AS rua,</text:p>
            <text:p>    e.cd_entidade,</text:p>
            <text:p>    ST_Contains(ST_Buffer(b.geometry::geography, 300)::geometry, e.geometry) AS contida,</text:p>
            <text:p>    ST_Distance(e.geometry::geography, b.geometry::geography) AS d_m</text:p>
            <text:p>  FROM public.biblioteca b</text:p>
            <text:p>  LEFT JOIN public.municipio m ON m.cd_mun = b.cd_mun</text:p>
            <text:p>  LEFT JOIN public.escola e ON e.cd_mun = b.cd_mun</text:p>
            <text:p>  LEFT JOIN public.microdados_ed_basica meb ON meb.cd_entidade = e.cd_entidade</text:p>
            <text:p>  WHERE m.nm_mun = 'Porto Alegre'</text:p>
            <text:p>    AND e.ds_enderec ILIKE '%'||b.logradouro||'%'</text:p>
            <text:p>),</text:p>
            <text:p>ponderado AS (</text:p>
            <text:p>  SELECT</text:p>
            <text:p>    c.rua,</text:p>
            <text:p>    COALESCE(meb.qt_mat_fund,0) AS peso,</text:p>
            <text:p>    (c.contida AND c.d_m &lt;= 400) AS elegivel</text:p>
            <text:p>  FROM candidatos c</text:p>
            <text:p>  JOIN public.escola e ON e.cd_entidade = c.cd_entidade</text:p>
            <text:p>  JOIN public.microdados_ed_basica meb ON meb.cd_entidade = e.cd_entidade</text:p>
            <text:p>)</text:p>
            <text:p>SELECT</text:p>
            <text:p>  rua,</text:p>
            <text:p>  1.0 * SUM(CASE WHEN elegivel THEN peso ELSE 0 END) / NULLIF(SUM(peso),0) AS taxa_cobertura_ponderada</text:p>
            <text:p>FROM ponderado</text:p>
            <text:p>GROUP BY rua;</text:p>
          </table:table-cell>
          <table:table-cell table:style-name="ce9" table:number-columns-repeated="20"/>
          <table:table-cell table:number-columns-repeated="998"/>
        </table:table-row>
        <table:table-row table:style-name="ro1">
          <table:table-cell table:style-name="ce2" office:value-type="float" office:value="953" calcext:value-type="float">
            <text:p>953</text:p>
          </table:table-cell>
          <table:table-cell table:style-name="ce4" office:value-type="string" calcext:value-type="string">
            <text:p>No Recife, por rua com CREAS: quais ruas têm proporção de escolas públicas contidas na área de 250 m do CREAS abaixo da mediana da cidade, mesmo havendo intersecção entre as áreas de 250 m (sinalizando lacuna de priorização)?</text:p>
          </table:table-cell>
          <table:table-cell table:style-name="ce8" table:content-validation-name="val1" office:value-type="string" calcext:value-type="string">
            <text:p>Rua</text:p>
          </table:table-cell>
          <table:table-cell table:style-name="ce11" table:content-validation-name="val2" office:value-type="string" calcext:value-type="string">
            <text:p>Muito Difícil</text:p>
          </table:table-cell>
          <table:table-cell table:style-name="ce5" table:content-validation-name="val3" office:value-type="string" calcext:value-type="string">
            <text:p>ST_Contains</text:p>
          </table:table-cell>
          <table:table-cell table:style-name="ce12" office:value-type="string" calcext:value-type="string">
            <text:p>WITH base AS (</text:p>
            <text:p>  SELECT</text:p>
            <text:p>    cr.logradouro AS rua,</text:p>
            <text:p>    CASE WHEN ST_Contains(ST_Buffer(cr.geometry::geography, 250)::geometry, e.geometry) THEN 1 ELSE 0 END AS eh_contida,</text:p>
            <text:p>    CASE WHEN ST_Intersects(</text:p>
            <text:p>           ST_Buffer(e.geometry::geography, 250)::geometry,</text:p>
            <text:p>           ST_Buffer(cr.geometry::geography, 250)::geometry</text:p>
            <text:p>         ) THEN 1 ELSE 0 END AS ha_inter</text:p>
            <text:p>  FROM public.escola e</text:p>
            <text:p>  RIGHT JOIN public.creas cr ON cr.cd_mun = e.cd_mun</text:p>
            <text:p>  JOIN public.municipio m ON m.cd_mun = cr.cd_mun</text:p>
            <text:p>  JOIN public.microdados_ed_basica meb ON meb.cd_entidade = e.cd_entidade</text:p>
            <text:p>  WHERE m.nm_mun = 'Recife'</text:p>
            <text:p>    AND e.ds_enderec ILIKE '%'||cr.logradouro||'%'</text:p>
            <text:p>),</text:p>
            <text:p>propor_rua AS (</text:p>
            <text:p>  SELECT</text:p>
            <text:p>    b.rua,</text:p>
            <text:p>    1.0 * SUM(CASE WHEN b.eh_contida = 1 AND meb.tp_dependencia IN (1,2,3) THEN 1 ELSE 0 END)</text:p>
            <text:p>      / NULLIF(SUM(b.eh_contida),0) AS prop_publicas_contidas</text:p>
            <text:p>  FROM base b</text:p>
            <text:p>  JOIN public.escola e ON e.cd_mun IS NOT NULL AND e.geometry IS NOT NULL</text:p>
            <text:p>  JOIN public.microdados_ed_basica meb ON meb.cd_entidade = e.cd_entidade</text:p>
            <text:p>  WHERE b.ha_inter = 1</text:p>
            <text:p>  GROUP BY b.rua</text:p>
            <text:p>),</text:p>
            <text:p>p50 AS (</text:p>
            <text:p>  SELECT PERCENTILE_CONT(0.5) WITHIN GROUP (ORDER BY prop_publicas_contidas) AS mediana</text:p>
            <text:p>  FROM propor_rua</text:p>
            <text:p>)</text:p>
            <text:p>SELECT</text:p>
            <text:p>  p.rua,</text:p>
            <text:p>  p.prop_publicas_contidas</text:p>
            <text:p>FROM propor_rua p, p50</text:p>
            <text:p>WHERE p.prop_publicas_contidas &lt; p50.mediana;</text:p>
          </table:table-cell>
          <table:table-cell table:style-name="ce9" table:number-columns-repeated="20"/>
          <table:table-cell table:number-columns-repeated="998"/>
        </table:table-row>
        <table:table-row table:style-name="ro1">
          <table:table-cell table:style-name="ce2" office:value-type="float" office:value="954" calcext:value-type="float">
            <text:p>954</text:p>
          </table:table-cell>
          <table:table-cell table:style-name="ce4" office:value-type="string" calcext:value-type="string">
            <text:p>Em Manaus, por rua com Centros POP: qual a distância média dos três pares mais próximos entre escolas contidas na área de 350 m do Centro POP, como métrica de proximidade útil por rua?</text:p>
          </table:table-cell>
          <table:table-cell table:style-name="ce8" table:content-validation-name="val1" office:value-type="string" calcext:value-type="string">
            <text:p>Rua</text:p>
          </table:table-cell>
          <table:table-cell table:style-name="ce11" table:content-validation-name="val2" office:value-type="string" calcext:value-type="string">
            <text:p>Muito Difícil</text:p>
          </table:table-cell>
          <table:table-cell table:style-name="ce5" table:content-validation-name="val3" office:value-type="string" calcext:value-type="string">
            <text:p>ST_Contains</text:p>
          </table:table-cell>
          <table:table-cell table:style-name="ce12" office:value-type="string" calcext:value-type="string">
            <text:p>WITH pares AS (</text:p>
            <text:p>  SELECT</text:p>
            <text:p>    cp.logradouro AS rua,</text:p>
            <text:p>    ST_Distance(e.geometry::geography, cp.geometry::geography) AS d_m</text:p>
            <text:p>  FROM public.centro_pop cp</text:p>
            <text:p>  JOIN public.municipio m ON m.cd_mun = cp.cd_mun</text:p>
            <text:p>  JOIN public.escola e ON e.cd_mun = cp.cd_mun</text:p>
            <text:p>  JOIN public.microdados_ed_basica meb ON meb.cd_entidade = e.cd_entidade</text:p>
            <text:p>  WHERE m.nm_mun = 'Manaus'</text:p>
            <text:p>    AND e.ds_enderec ILIKE '%'||cp.logradouro||'%'</text:p>
            <text:p>    AND ST_Contains(ST_Buffer(cp.geometry::geography, 350)::geometry, e.geometry)</text:p>
            <text:p>),</text:p>
            <text:p>ranked AS (</text:p>
            <text:p>  SELECT</text:p>
            <text:p>    rua,</text:p>
            <text:p>    d_m,</text:p>
            <text:p>    ROW_NUMBER() OVER (PARTITION BY rua ORDER BY d_m ASC) AS rk</text:p>
            <text:p>  FROM pares</text:p>
            <text:p>)</text:p>
            <text:p>SELECT</text:p>
            <text:p>  rua,</text:p>
            <text:p>  AVG(d_m) AS distancia_media_top3_m</text:p>
            <text:p>FROM ranked</text:p>
            <text:p>WHERE rk &lt;= 3</text:p>
            <text:p>GROUP BY rua;</text:p>
          </table:table-cell>
          <table:table-cell table:style-name="ce9" table:number-columns-repeated="20"/>
          <table:table-cell table:number-columns-repeated="998"/>
        </table:table-row>
        <table:table-row table:style-name="ro1">
          <table:table-cell table:style-name="ce2" office:value-type="float" office:value="955" calcext:value-type="float">
            <text:p>955</text:p>
          </table:table-cell>
          <table:table-cell table:style-name="ce4" office:value-type="string" calcext:value-type="string">
            <text:p>No Rio de Janeiro, por rua de bibliotecas: qual a área média (km²) das interseções entre as zonas de 400 m de escolas e bibliotecas considerando apenas escolas contidas na área da biblioteca, incluindo ruas onde só um dos lados tem registro?</text:p>
          </table:table-cell>
          <table:table-cell table:style-name="ce8" table:content-validation-name="val1" office:value-type="string" calcext:value-type="string">
            <text:p>Rua</text:p>
          </table:table-cell>
          <table:table-cell table:style-name="ce11" table:content-validation-name="val2" office:value-type="string" calcext:value-type="string">
            <text:p>Muito Difícil</text:p>
          </table:table-cell>
          <table:table-cell table:style-name="ce5" table:content-validation-name="val3" office:value-type="string" calcext:value-type="string">
            <text:p>ST_Contains</text:p>
          </table:table-cell>
          <table:table-cell table:style-name="ce12" office:value-type="string" calcext:value-type="string">
            <text:p>WITH pares AS (</text:p>
            <text:p>  SELECT</text:p>
            <text:p>    b.logradouro AS rua,</text:p>
            <text:p>    ST_Intersection(</text:p>
            <text:p>      ST_Buffer(e.geometry::geography, 400)::geometry,</text:p>
            <text:p>      ST_Buffer(b.geometry::geography, 400)::geometry</text:p>
            <text:p>    ) AS geom_inter</text:p>
            <text:p>  FROM public.escola e</text:p>
            <text:p>  FULL OUTER JOIN public.biblioteca b ON b.cd_mun = e.cd_mun</text:p>
            <text:p>  FULL OUTER JOIN public.microdados_ed_basica meb ON meb.cd_entidade = e.cd_entidade</text:p>
            <text:p>  JOIN public.municipio m ON m.cd_mun = COALESCE(e.cd_mun, b.cd_mun)</text:p>
            <text:p>  WHERE m.nm_mun = 'Rio de Janeiro'</text:p>
            <text:p>    AND e.ds_enderec ILIKE '%'||b.logradouro||'%'</text:p>
            <text:p>    AND ST_Contains(ST_Buffer(b.geometry::geography, 400)::geometry, e.geometry)</text:p>
            <text:p>),</text:p>
            <text:p>agregado AS (</text:p>
            <text:p>  SELECT</text:p>
            <text:p>    rua,</text:p>
            <text:p>    ST_Area(geom_inter::geography)/1000000.0 AS area_km2</text:p>
            <text:p>  FROM pares</text:p>
            <text:p>)</text:p>
            <text:p>SELECT</text:p>
            <text:p>  rua,</text:p>
            <text:p>  AVG(area_km2) AS area_media_km2</text:p>
            <text:p>FROM agregado</text:p>
            <text:p>GROUP BY rua;</text:p>
          </table:table-cell>
          <table:table-cell table:style-name="ce9" table:number-columns-repeated="20"/>
          <table:table-cell table:number-columns-repeated="998"/>
        </table:table-row>
        <table:table-row table:style-name="ro1">
          <table:table-cell table:style-name="ce2" office:value-type="float" office:value="956" calcext:value-type="float">
            <text:p>956</text:p>
          </table:table-cell>
          <table:table-cell table:style-name="ce4" office:value-type="string" calcext:value-type="string">
            <text:p>Em Fortaleza, por rua de bibliotecas: qual é o P90 da distância escola–biblioteca quando as zonas de 300 m se sobrepõem na mesma rua (indicador de alcance máximo típico por rua)?</text:p>
          </table:table-cell>
          <table:table-cell table:style-name="ce8" table:content-validation-name="val1" office:value-type="string" calcext:value-type="string">
            <text:p>Rua</text:p>
          </table:table-cell>
          <table:table-cell table:style-name="ce11" table:content-validation-name="val2" office:value-type="string" calcext:value-type="string">
            <text:p>Muito Difícil</text:p>
          </table:table-cell>
          <table:table-cell table:style-name="ce5" table:content-validation-name="val3" office:value-type="string" calcext:value-type="string">
            <text:p>ST_Distance</text:p>
          </table:table-cell>
          <table:table-cell table:style-name="ce12" office:value-type="string" calcext:value-type="string">
            <text:p>WITH pares AS (</text:p>
            <text:p>  SELECT</text:p>
            <text:p>    b.logradouro AS rua,</text:p>
            <text:p>    ST_Distance(e.geometry::geography, b.geometry::geography) AS d_m</text:p>
            <text:p>  FROM public.escola e</text:p>
            <text:p>  INNER JOIN public.microdados_ed_basica meb ON meb.cd_entidade = e.cd_entidade</text:p>
            <text:p>  INNER JOIN public.municipio m ON m.cd_mun = e.cd_mun</text:p>
            <text:p>  INNER JOIN public.biblioteca b ON b.cd_mun = e.cd_mun</text:p>
            <text:p>  WHERE m.nm_mun = 'Fortaleza'</text:p>
            <text:p>    AND e.ds_enderec ILIKE '%'||b.logradouro||'%'</text:p>
            <text:p>    AND ST_Intersects(</text:p>
            <text:p>          ST_Buffer(e.geometry::geography, 300)::geometry,</text:p>
            <text:p>          ST_Buffer(b.geometry::geography, 300)::geometry</text:p>
            <text:p>        )</text:p>
            <text:p>)</text:p>
            <text:p>SELECT</text:p>
            <text:p>  rua,</text:p>
            <text:p>  PERCENTILE_CONT(0.90) WITHIN GROUP (ORDER BY d_m) AS p90_distancia_m</text:p>
            <text:p>FROM pares</text:p>
            <text:p>GROUP BY rua;</text:p>
          </table:table-cell>
          <table:table-cell table:style-name="ce9" table:number-columns-repeated="20"/>
          <table:table-cell table:number-columns-repeated="998"/>
        </table:table-row>
        <table:table-row table:style-name="ro1">
          <table:table-cell table:style-name="ce2" office:value-type="float" office:value="957" calcext:value-type="float">
            <text:p>957</text:p>
          </table:table-cell>
          <table:table-cell table:style-name="ce4" office:value-type="string" calcext:value-type="string">
            <text:p>Em Porto Alegre, por rua de CRAS: qual é a distância média ponderada por matrículas do fundamental entre escolas e CRAS da mesma rua, considerando apenas pares a até 600 m e com sobreposição de buffers de 300 m?</text:p>
          </table:table-cell>
          <table:table-cell table:style-name="ce8" table:content-validation-name="val1" office:value-type="string" calcext:value-type="string">
            <text:p>Rua</text:p>
          </table:table-cell>
          <table:table-cell table:style-name="ce11" table:content-validation-name="val2" office:value-type="string" calcext:value-type="string">
            <text:p>Muito Difícil</text:p>
          </table:table-cell>
          <table:table-cell table:style-name="ce5" table:content-validation-name="val3" office:value-type="string" calcext:value-type="string">
            <text:p>ST_Distance</text:p>
          </table:table-cell>
          <table:table-cell table:style-name="ce12" office:value-type="string" calcext:value-type="string">
            <text:p>WITH candidatos AS (</text:p>
            <text:p>  SELECT</text:p>
            <text:p>    c.logradouro AS rua,</text:p>
            <text:p>    e.cd_entidade,</text:p>
            <text:p>    ST_Distance(e.geometry::geography, c.geometry::geography) AS d_m</text:p>
            <text:p>  FROM public.cras c</text:p>
            <text:p>  LEFT JOIN public.municipio m ON m.cd_mun = c.cd_mun</text:p>
            <text:p>  LEFT JOIN public.escola e ON e.cd_mun = c.cd_mun</text:p>
            <text:p>  LEFT JOIN public.microdados_ed_basica meb ON meb.cd_entidade = e.cd_entidade</text:p>
            <text:p>  WHERE m.nm_mun = 'Porto Alegre'</text:p>
            <text:p>    AND e.ds_enderec ILIKE '%'||c.logradouro||'%'</text:p>
            <text:p>    AND ST_DWithin(e.geometry::geography, c.geometry::geography, 600)</text:p>
            <text:p>    AND ST_Intersects(</text:p>
            <text:p>          ST_Buffer(e.geometry::geography, 300)::geometry,</text:p>
            <text:p>          ST_Buffer(c.geometry::geography, 300)::geometry</text:p>
            <text:p>        )</text:p>
            <text:p>),</text:p>
            <text:p>ponderado AS (</text:p>
            <text:p>  SELECT</text:p>
            <text:p>    rua,</text:p>
            <text:p>    COALESCE(meb.qt_mat_fund,0) AS peso,</text:p>
            <text:p>    d_m</text:p>
            <text:p>  FROM candidatos cd</text:p>
            <text:p>  JOIN public.escola e ON e.cd_entidade = cd.cd_entidade</text:p>
            <text:p>  JOIN public.microdados_ed_basica meb ON meb.cd_entidade = e.cd_entidade</text:p>
            <text:p>)</text:p>
            <text:p>SELECT</text:p>
            <text:p>  rua,</text:p>
            <text:p>  SUM(d_m * peso) / NULLIF(SUM(peso),0) AS distancia_media_ponderada_m</text:p>
            <text:p>FROM ponderado</text:p>
            <text:p>GROUP BY rua;</text:p>
          </table:table-cell>
          <table:table-cell table:style-name="ce9" table:number-columns-repeated="20"/>
          <table:table-cell table:number-columns-repeated="998"/>
        </table:table-row>
        <table:table-row table:style-name="ro1">
          <table:table-cell table:style-name="ce2" office:value-type="float" office:value="958" calcext:value-type="float">
            <text:p>958</text:p>
          </table:table-cell>
          <table:table-cell table:style-name="ce4" office:value-type="string" calcext:value-type="string">
            <text:p>No Recife, por rua de CREAS: quais ruas têm distância média escola–CREAS, entre pares com buffers de 250 m intersectando, acima da mediana da cidade (sinalizando lacuna de proximidade apesar da intersecção)?</text:p>
          </table:table-cell>
          <table:table-cell table:style-name="ce8" table:content-validation-name="val1" office:value-type="string" calcext:value-type="string">
            <text:p>Rua</text:p>
          </table:table-cell>
          <table:table-cell table:style-name="ce11" table:content-validation-name="val2" office:value-type="string" calcext:value-type="string">
            <text:p>Muito Difícil</text:p>
          </table:table-cell>
          <table:table-cell table:style-name="ce5" table:content-validation-name="val3" office:value-type="string" calcext:value-type="string">
            <text:p>ST_Distance</text:p>
          </table:table-cell>
          <table:table-cell table:style-name="ce12" office:value-type="string" calcext:value-type="string">
            <text:p>WITH pares AS (</text:p>
            <text:p>  SELECT</text:p>
            <text:p>    cr.logradouro AS rua,</text:p>
            <text:p>    ST_Distance(e.geometry::geography, cr.geometry::geography) AS d_m</text:p>
            <text:p>  FROM public.escola e</text:p>
            <text:p>  RIGHT JOIN public.creas cr ON cr.cd_mun = e.cd_mun</text:p>
            <text:p>  JOIN public.municipio m ON m.cd_mun = cr.cd_mun</text:p>
            <text:p>  JOIN public.microdados_ed_basica meb ON meb.cd_entidade = e.cd_entidade</text:p>
            <text:p>  WHERE m.nm_mun = 'Recife'</text:p>
            <text:p>    AND e.ds_enderec ILIKE '%'||cr.logradouro||'%'</text:p>
            <text:p>    AND ST_Intersects(</text:p>
            <text:p>          ST_Buffer(e.geometry::geography, 250)::geometry,</text:p>
            <text:p>          ST_Buffer(cr.geometry::geography, 250)::geometry</text:p>
            <text:p>        )</text:p>
            <text:p>),</text:p>
            <text:p>media_rua AS (</text:p>
            <text:p>  SELECT rua, AVG(d_m) AS dist_media_m</text:p>
            <text:p>  FROM pares</text:p>
            <text:p>  GROUP BY rua</text:p>
            <text:p>),</text:p>
            <text:p>mediana_cidade AS (</text:p>
            <text:p>  SELECT PERCENTILE_CONT(0.5) WITHIN GROUP (ORDER BY dist_media_m) AS mediana_m</text:p>
            <text:p>  FROM media_rua</text:p>
            <text:p>)</text:p>
            <text:p>SELECT</text:p>
            <text:p>  mr.rua,</text:p>
            <text:p>  mr.dist_media_m</text:p>
            <text:p>FROM media_rua mr, mediana_cidade mc</text:p>
            <text:p>WHERE mr.dist_media_m &gt; mc.mediana_m;</text:p>
          </table:table-cell>
          <table:table-cell table:style-name="ce9" table:number-columns-repeated="20"/>
          <table:table-cell table:number-columns-repeated="998"/>
        </table:table-row>
        <table:table-row table:style-name="ro1">
          <table:table-cell table:style-name="ce2" office:value-type="float" office:value="959" calcext:value-type="float">
            <text:p>959</text:p>
          </table:table-cell>
          <table:table-cell table:style-name="ce4" office:value-type="string" calcext:value-type="string">
            <text:p>Em Manaus, por rua de Centros POP: qual é a distância média dos três pares mais próximos entre escolas que oferecem EJA e o Centro POP na mesma rua, considerando apenas pares com buffers de 300 m intersectando?</text:p>
          </table:table-cell>
          <table:table-cell table:style-name="ce8" table:content-validation-name="val1" office:value-type="string" calcext:value-type="string">
            <text:p>Rua</text:p>
          </table:table-cell>
          <table:table-cell table:style-name="ce11" table:content-validation-name="val2" office:value-type="string" calcext:value-type="string">
            <text:p>Muito Difícil</text:p>
          </table:table-cell>
          <table:table-cell table:style-name="ce5" table:content-validation-name="val3" office:value-type="string" calcext:value-type="string">
            <text:p>ST_Distance</text:p>
          </table:table-cell>
          <table:table-cell table:style-name="ce12" office:value-type="string" calcext:value-type="string">
            <text:p>WITH pares AS (</text:p>
            <text:p>  SELECT</text:p>
            <text:p>    cp.logradouro AS rua,</text:p>
            <text:p>    ST_Distance(e.geometry::geography, cp.geometry::geography) AS d_m,</text:p>
            <text:p>    meb.in_eja</text:p>
            <text:p>  FROM public.centro_pop cp</text:p>
            <text:p>  JOIN public.municipio m ON m.cd_mun = cp.cd_mun</text:p>
            <text:p>  JOIN public.escola e ON e.cd_mun = cp.cd_mun</text:p>
            <text:p>  JOIN public.microdados_ed_basica meb ON meb.cd_entidade = e.cd_entidade</text:p>
            <text:p>  WHERE m.nm_mun = 'Manaus'</text:p>
            <text:p>    AND e.ds_enderec ILIKE '%'||cp.logradouro||'%'</text:p>
            <text:p>    AND COALESCE(meb.in_eja,0) = 1</text:p>
            <text:p>    AND ST_Intersects(</text:p>
            <text:p>          ST_Buffer(e.geometry::geography, 300)::geometry,</text:p>
            <text:p>          ST_Buffer(cp.geometry::geography, 300)::geometry</text:p>
            <text:p>        )</text:p>
            <text:p>),</text:p>
            <text:p>rnk AS (</text:p>
            <text:p>  SELECT</text:p>
            <text:p>    rua,</text:p>
            <text:p>    d_m,</text:p>
            <text:p>    ROW_NUMBER() OVER (PARTITION BY rua ORDER BY d_m ASC) AS rk</text:p>
            <text:p>  FROM pares</text:p>
            <text:p>)</text:p>
            <text:p>SELECT</text:p>
            <text:p>  rua,</text:p>
            <text:p>  AVG(d_m) AS distancia_media_top3_m</text:p>
            <text:p>FROM rnk</text:p>
            <text:p>WHERE rk &lt;= 3</text:p>
            <text:p>GROUP BY rua;</text:p>
          </table:table-cell>
          <table:table-cell table:style-name="ce9" table:number-columns-repeated="20"/>
          <table:table-cell table:number-columns-repeated="998"/>
        </table:table-row>
        <table:table-row table:style-name="ro1">
          <table:table-cell table:style-name="ce2" office:value-type="float" office:value="960" calcext:value-type="float">
            <text:p>960</text:p>
          </table:table-cell>
          <table:table-cell table:style-name="ce4" office:value-type="string" calcext:value-type="string">
            <text:p>No Rio de Janeiro, por rua de bibliotecas: entre pares escola–biblioteca na mesma rua e a até 450 m, qual a distância média e a participação de escolas públicas, incluindo ruas onde só um dos lados tem registro?</text:p>
          </table:table-cell>
          <table:table-cell table:style-name="ce8" table:content-validation-name="val1" office:value-type="string" calcext:value-type="string">
            <text:p>Rua</text:p>
          </table:table-cell>
          <table:table-cell table:style-name="ce11" table:content-validation-name="val2" office:value-type="string" calcext:value-type="string">
            <text:p>Muito Difícil</text:p>
          </table:table-cell>
          <table:table-cell table:style-name="ce5" table:content-validation-name="val3" office:value-type="string" calcext:value-type="string">
            <text:p>ST_Distance</text:p>
          </table:table-cell>
          <table:table-cell table:style-name="ce12" office:value-type="string" calcext:value-type="string">
            <text:p>WITH pares AS (</text:p>
            <text:p>  SELECT</text:p>
            <text:p>    b.logradouro AS rua,</text:p>
            <text:p>    e.cd_entidade,</text:p>
            <text:p>    ST_Distance(e.geometry::geography, b.geometry::geography) AS d_m</text:p>
            <text:p>  FROM public.escola e</text:p>
            <text:p>  FULL OUTER JOIN public.biblioteca b ON b.cd_mun = e.cd_mun</text:p>
            <text:p>  FULL OUTER JOIN public.microdados_ed_basica meb ON meb.cd_entidade = e.cd_entidade</text:p>
            <text:p>  JOIN public.municipio m ON m.cd_mun = COALESCE(e.cd_mun, b.cd_mun)</text:p>
            <text:p>  WHERE m.nm_mun = 'Rio de Janeiro'</text:p>
            <text:p>    AND e.ds_enderec ILIKE '%'||b.logradouro||'%'</text:p>
            <text:p>    AND ST_DWithin(e.geometry::geography, b.geometry::geography, 450)</text:p>
            <text:p>    AND ST_Intersects(</text:p>
            <text:p>          ST_Buffer(e.geometry::geography, 300)::geometry,</text:p>
            <text:p>          ST_Buffer(b.geometry::geography, 300)::geometry</text:p>
            <text:p>        )</text:p>
            <text:p>),</text:p>
            <text:p>rotulo AS (</text:p>
            <text:p>  SELECT</text:p>
            <text:p>    p.rua,</text:p>
            <text:p>    p.d_m,</text:p>
            <text:p>    CASE WHEN meb.tp_dependencia IN (1,2,3) THEN 1 ELSE 0 END AS eh_publica</text:p>
            <text:p>  FROM pares p</text:p>
            <text:p>  JOIN public.escola e ON e.cd_entidade = p.cd_entidade</text:p>
            <text:p>  JOIN public.microdados_ed_basica meb ON meb.cd_entidade = e.cd_entidade</text:p>
            <text:p>)</text:p>
            <text:p>SELECT</text:p>
            <text:p>  rua,</text:p>
            <text:p>  AVG(d_m) AS distancia_media_m,</text:p>
            <text:p>  1.0 * SUM(eh_publica) / NULLIF(COUNT(*),0) AS participacao_publicas</text:p>
            <text:p>FROM rotulo</text:p>
            <text:p>GROUP BY rua;</text:p>
          </table:table-cell>
          <table:table-cell table:style-name="ce9" table:number-columns-repeated="20"/>
          <table:table-cell table:number-columns-repeated="998"/>
        </table:table-row>
        <table:table-row table:style-name="ro1">
          <table:table-cell table:style-name="ce2" office:value-type="float" office:value="961" calcext:value-type="float">
            <text:p>961</text:p>
          </table:table-cell>
          <table:table-cell table:style-name="ce4" office:value-type="string" calcext:value-type="string">
            <text:p>Em Fortaleza, por rua com CRAS: qual a fração ponderada por matrículas do fundamental de escolas contidas na área de 300 m do CRAS na mesma rua?</text:p>
          </table:table-cell>
          <table:table-cell table:style-name="ce8" table:content-validation-name="val1" office:value-type="string" calcext:value-type="string">
            <text:p>Rua</text:p>
          </table:table-cell>
          <table:table-cell table:style-name="ce11" table:content-validation-name="val2" office:value-type="string" calcext:value-type="string">
            <text:p>Muito Difícil</text:p>
          </table:table-cell>
          <table:table-cell table:style-name="ce5" table:content-validation-name="val3" office:value-type="string" calcext:value-type="string">
            <text:p>ST_Within</text:p>
          </table:table-cell>
          <table:table-cell table:style-name="ce12" office:value-type="string" calcext:value-type="string">
            <text:p>WITH candidatos AS (</text:p>
            <text:p>  SELECT</text:p>
            <text:p>    c.logradouro AS rua,</text:p>
            <text:p>    e.cd_entidade,</text:p>
            <text:p>    COALESCE(meb.qt_mat_fund,0) AS peso,</text:p>
            <text:p>    ST_Within(e.geometry, ST_Buffer(c.geometry::geography, 300)::geometry) AS contida</text:p>
            <text:p>  FROM public.escola e</text:p>
            <text:p>  INNER JOIN public.microdados_ed_basica meb ON meb.cd_entidade = e.cd_entidade</text:p>
            <text:p>  INNER JOIN public.municipio m ON m.cd_mun = e.cd_mun</text:p>
            <text:p>  INNER JOIN public.cras c ON c.cd_mun = e.cd_mun</text:p>
            <text:p>  WHERE m.nm_mun = 'Fortaleza'</text:p>
            <text:p>    AND e.ds_enderec ILIKE '%'||c.logradouro||'%'</text:p>
            <text:p>),</text:p>
            <text:p>base AS (</text:p>
            <text:p>  SELECT rua, peso, CASE WHEN contida THEN peso ELSE 0 END AS peso_contida</text:p>
            <text:p>  FROM candidatos</text:p>
            <text:p>)</text:p>
            <text:p>SELECT</text:p>
            <text:p>  rua,</text:p>
            <text:p>  1.0 * SUM(peso_contida) / NULLIF(SUM(peso),0) AS fracao_ponderada_contidas</text:p>
            <text:p>FROM base</text:p>
            <text:p>GROUP BY rua;</text:p>
          </table:table-cell>
          <table:table-cell table:style-name="ce9" table:number-columns-repeated="20"/>
          <table:table-cell table:number-columns-repeated="998"/>
        </table:table-row>
        <table:table-row table:style-name="ro1">
          <table:table-cell table:style-name="ce2" office:value-type="float" office:value="962" calcext:value-type="float">
            <text:p>962</text:p>
          </table:table-cell>
          <table:table-cell table:style-name="ce4" office:value-type="string" calcext:value-type="string">
            <text:p>Em Porto Alegre, por rua de bibliotecas: entre escolas da mesma rua contidas na área de 350 m da biblioteca, qual a distância média dos dois pares mais próximos por rua?</text:p>
          </table:table-cell>
          <table:table-cell table:style-name="ce8" table:content-validation-name="val1" office:value-type="string" calcext:value-type="string">
            <text:p>Rua</text:p>
          </table:table-cell>
          <table:table-cell table:style-name="ce11" table:content-validation-name="val2" office:value-type="string" calcext:value-type="string">
            <text:p>Muito Difícil</text:p>
          </table:table-cell>
          <table:table-cell table:style-name="ce5" table:content-validation-name="val3" office:value-type="string" calcext:value-type="string">
            <text:p>ST_Within</text:p>
          </table:table-cell>
          <table:table-cell table:style-name="ce12" office:value-type="string" calcext:value-type="string">
            <text:p>WITH pares AS (</text:p>
            <text:p>  SELECT</text:p>
            <text:p>    b.logradouro AS rua,</text:p>
            <text:p>    ST_Distance(e.geometry::geography, b.geometry::geography) AS d_m</text:p>
            <text:p>  FROM public.biblioteca b</text:p>
            <text:p>  LEFT JOIN public.municipio m ON m.cd_mun = b.cd_mun</text:p>
            <text:p>  LEFT JOIN public.escola e ON e.cd_mun = b.cd_mun</text:p>
            <text:p>  LEFT JOIN public.microdados_ed_basica meb ON meb.cd_entidade = e.cd_entidade</text:p>
            <text:p>  WHERE m.nm_mun = 'Porto Alegre'</text:p>
            <text:p>    AND e.ds_enderec ILIKE '%'||b.logradouro||'%'</text:p>
            <text:p>    AND ST_Within(e.geometry, ST_Buffer(b.geometry::geography, 350)::geometry)</text:p>
            <text:p>),</text:p>
            <text:p>ranked AS (</text:p>
            <text:p>  SELECT</text:p>
            <text:p>    rua,</text:p>
            <text:p>    d_m,</text:p>
            <text:p>    ROW_NUMBER() OVER (PARTITION BY rua ORDER BY d_m ASC) AS rk</text:p>
            <text:p>  FROM pares</text:p>
            <text:p>)</text:p>
            <text:p>SELECT</text:p>
            <text:p>  rua,</text:p>
            <text:p>  AVG(d_m) AS distancia_media_top2_m</text:p>
            <text:p>FROM ranked</text:p>
            <text:p>WHERE rk &lt;= 2</text:p>
            <text:p>GROUP BY rua;</text:p>
          </table:table-cell>
          <table:table-cell table:style-name="ce9" table:number-columns-repeated="20"/>
          <table:table-cell table:number-columns-repeated="998"/>
        </table:table-row>
        <table:table-row table:style-name="ro1">
          <table:table-cell table:style-name="ce2" office:value-type="float" office:value="963" calcext:value-type="float">
            <text:p>963</text:p>
          </table:table-cell>
          <table:table-cell table:style-name="ce4" office:value-type="string" calcext:value-type="string">
            <text:p>No Recife, por rua com CREAS: quais ruas têm proporção de escolas públicas contidas na área de 250 m do CREAS abaixo da mediana da cidade, apesar de estarem a até 400 m do CREAS?</text:p>
          </table:table-cell>
          <table:table-cell table:style-name="ce8" table:content-validation-name="val1" office:value-type="string" calcext:value-type="string">
            <text:p>Rua</text:p>
          </table:table-cell>
          <table:table-cell table:style-name="ce11" table:content-validation-name="val2" office:value-type="string" calcext:value-type="string">
            <text:p>Muito Difícil</text:p>
          </table:table-cell>
          <table:table-cell table:style-name="ce5" table:content-validation-name="val3" office:value-type="string" calcext:value-type="string">
            <text:p>ST_Within</text:p>
          </table:table-cell>
          <table:table-cell table:style-name="ce12" office:value-type="string" calcext:value-type="string">
            <text:p>WITH candidatos AS (</text:p>
            <text:p>  SELECT</text:p>
            <text:p>    cr.logradouro AS rua,</text:p>
            <text:p>    CASE WHEN ST_Within(e.geometry, ST_Buffer(cr.geometry::geography, 250)::geometry) THEN 1 ELSE 0 END AS contida,</text:p>
            <text:p>    CASE WHEN ST_DWithin(e.geometry::geography, cr.geometry::geography, 400) THEN 1 ELSE 0 END AS perto,</text:p>
            <text:p>    CASE WHEN meb.tp_dependencia IN (1,2,3) THEN 1 ELSE 0 END AS eh_publica</text:p>
            <text:p>  FROM public.escola e</text:p>
            <text:p>  RIGHT JOIN public.creas cr ON cr.cd_mun = e.cd_mun</text:p>
            <text:p>  JOIN public.municipio m ON m.cd_mun = cr.cd_mun</text:p>
            <text:p>  JOIN public.microdados_ed_basica meb ON meb.cd_entidade = e.cd_entidade</text:p>
            <text:p>  WHERE m.nm_mun = 'Recife'</text:p>
            <text:p>    AND e.ds_enderec ILIKE '%'||cr.logradouro||'%'</text:p>
            <text:p>),</text:p>
            <text:p>por_rua AS (</text:p>
            <text:p>  SELECT</text:p>
            <text:p>    rua,</text:p>
            <text:p>    1.0 * SUM(CASE WHEN contida = 1 AND perto = 1 AND eh_publica = 1 THEN 1 ELSE 0 END)</text:p>
            <text:p>      / NULLIF(SUM(CASE WHEN contida = 1 AND perto = 1 THEN 1 ELSE 0 END),0) AS prop_publicas_contidas</text:p>
            <text:p>  FROM candidatos</text:p>
            <text:p>  GROUP BY rua</text:p>
            <text:p>),</text:p>
            <text:p>p50 AS (</text:p>
            <text:p>  SELECT PERCENTILE_CONT(0.5) WITHIN GROUP (ORDER BY prop_publicas_contidas) AS mediana</text:p>
            <text:p>  FROM por_rua</text:p>
            <text:p>)</text:p>
            <text:p>SELECT pr.rua, pr.prop_publicas_contidas</text:p>
            <text:p>FROM por_rua pr, p50</text:p>
            <text:p>WHERE pr.prop_publicas_contidas &lt; p50.mediana;</text:p>
          </table:table-cell>
          <table:table-cell table:style-name="ce9" table:number-columns-repeated="20"/>
          <table:table-cell table:number-columns-repeated="998"/>
        </table:table-row>
        <table:table-row table:style-name="ro1">
          <table:table-cell table:style-name="ce2" office:value-type="float" office:value="964" calcext:value-type="float">
            <text:p>964</text:p>
          </table:table-cell>
          <table:table-cell table:style-name="ce4" office:value-type="string" calcext:value-type="string">
            <text:p>Em Manaus, por rua com Centros POP: entre escolas com EJA contidas na área de 300 m do Centro POP, qual a média e o desvio-padrão das distâncias escola–Centro POP por rua?</text:p>
          </table:table-cell>
          <table:table-cell table:style-name="ce8" table:content-validation-name="val1" office:value-type="string" calcext:value-type="string">
            <text:p>Rua</text:p>
          </table:table-cell>
          <table:table-cell table:style-name="ce11" table:content-validation-name="val2" office:value-type="string" calcext:value-type="string">
            <text:p>Muito Difícil</text:p>
          </table:table-cell>
          <table:table-cell table:style-name="ce5" table:content-validation-name="val3" office:value-type="string" calcext:value-type="string">
            <text:p>ST_Within</text:p>
          </table:table-cell>
          <table:table-cell table:style-name="ce12" office:value-type="string" calcext:value-type="string">
            <text:p>WITH pares AS (</text:p>
            <text:p>  SELECT</text:p>
            <text:p>    cp.logradouro AS rua,</text:p>
            <text:p>    ST_Distance(e.geometry::geography, cp.geometry::geography) AS d_m</text:p>
            <text:p>  FROM public.centro_pop cp</text:p>
            <text:p>  JOIN public.municipio m ON m.cd_mun = cp.cd_mun</text:p>
            <text:p>  JOIN public.escola e ON e.cd_mun = cp.cd_mun</text:p>
            <text:p>  JOIN public.microdados_ed_basica meb ON meb.cd_entidade = e.cd_entidade</text:p>
            <text:p>  WHERE m.nm_mun = 'Manaus'</text:p>
            <text:p>    AND COALESCE(meb.in_eja,0) = 1</text:p>
            <text:p>    AND e.ds_enderec ILIKE '%'||cp.logradouro||'%'</text:p>
            <text:p>    AND ST_Within(e.geometry, ST_Buffer(cp.geometry::geography, 300)::geometry)</text:p>
            <text:p>)</text:p>
            <text:p>SELECT</text:p>
            <text:p>  rua,</text:p>
            <text:p>  AVG(d_m) AS distancia_media_m,</text:p>
            <text:p>  STDDEV(d_m) AS desvio_padrao_m</text:p>
            <text:p>FROM pares</text:p>
            <text:p>GROUP BY rua;</text:p>
          </table:table-cell>
          <table:table-cell table:style-name="ce9" table:number-columns-repeated="20"/>
          <table:table-cell table:number-columns-repeated="998"/>
        </table:table-row>
        <table:table-row table:style-name="ro1">
          <table:table-cell table:style-name="ce2" office:value-type="float" office:value="965" calcext:value-type="float">
            <text:p>965</text:p>
          </table:table-cell>
          <table:table-cell table:style-name="ce4" office:value-type="string" calcext:value-type="string">
            <text:p>No Rio de Janeiro, por rua de bibliotecas: qual a área média (km²) de interseção entre buffers de 300 m de escola e biblioteca considerando apenas escolas contidas na área de 300 m da biblioteca, incluindo ruas onde só um dos lados tem registro?</text:p>
          </table:table-cell>
          <table:table-cell table:style-name="ce8" table:content-validation-name="val1" office:value-type="string" calcext:value-type="string">
            <text:p>Rua</text:p>
          </table:table-cell>
          <table:table-cell table:style-name="ce11" table:content-validation-name="val2" office:value-type="string" calcext:value-type="string">
            <text:p>Muito Difícil</text:p>
          </table:table-cell>
          <table:table-cell table:style-name="ce5" table:content-validation-name="val3" office:value-type="string" calcext:value-type="string">
            <text:p>ST_Within</text:p>
          </table:table-cell>
          <table:table-cell table:style-name="ce12" office:value-type="string" calcext:value-type="string">
            <text:p>WITH elegiveis AS (</text:p>
            <text:p>  SELECT</text:p>
            <text:p>    b.logradouro AS rua,</text:p>
            <text:p>    e.geometry AS geom_e,</text:p>
            <text:p>    b.geometry AS geom_b</text:p>
            <text:p>  FROM public.escola e</text:p>
            <text:p>  FULL OUTER JOIN public.biblioteca b ON b.cd_mun = e.cd_mun</text:p>
            <text:p>  FULL OUTER JOIN public.microdados_ed_basica meb ON meb.cd_entidade = e.cd_entidade</text:p>
            <text:p>  JOIN public.municipio m ON m.cd_mun = COALESCE(e.cd_mun, b.cd_mun)</text:p>
            <text:p>  WHERE m.nm_mun = 'Rio de Janeiro'</text:p>
            <text:p>    AND e.ds_enderec ILIKE '%'||b.logradouro||'%'</text:p>
            <text:p>    AND ST_Within(e.geometry, ST_Buffer(b.geometry::geography, 300)::geometry)</text:p>
            <text:p>),</text:p>
            <text:p>areas AS (</text:p>
            <text:p>  SELECT</text:p>
            <text:p>    rua,</text:p>
            <text:p>    ST_Area(</text:p>
            <text:p>      ST_Intersection(</text:p>
            <text:p>        ST_Buffer(geom_e::geography, 300)::geometry,</text:p>
            <text:p>        ST_Buffer(geom_b::geography, 300)::geometry</text:p>
            <text:p>      )::geography</text:p>
            <text:p>    ) / 1000000.0 AS area_km2</text:p>
            <text:p>  FROM elegiveis</text:p>
            <text:p>)</text:p>
            <text:p>SELECT</text:p>
            <text:p>  rua,</text:p>
            <text:p>  AVG(area_km2) AS area_media_km2</text:p>
            <text:p>FROM areas</text:p>
            <text:p>GROUP BY rua;</text:p>
          </table:table-cell>
          <table:table-cell table:style-name="ce9" table:number-columns-repeated="20"/>
          <table:table-cell table:number-columns-repeated="998"/>
        </table:table-row>
        <table:table-row table:style-name="ro1">
          <table:table-cell table:style-name="ce2" office:value-type="float" office:value="966" calcext:value-type="float">
            <text:p>966</text:p>
          </table:table-cell>
          <table:table-cell table:style-name="ce4" office:value-type="string" calcext:value-type="string">
            <text:p>Em Salvador, por rua com CRAS: qual a área total (km²) onde as zonas de 300 m de escolas e de CRAS da mesma rua se sobrepõem, e qual a fração de escolas em funcionamento ativo nessas áreas?</text:p>
          </table:table-cell>
          <table:table-cell table:style-name="ce8" table:content-validation-name="val1" office:value-type="string" calcext:value-type="string">
            <text:p>Rua</text:p>
          </table:table-cell>
          <table:table-cell table:style-name="ce11" table:content-validation-name="val2" office:value-type="string" calcext:value-type="string">
            <text:p>Muito Difícil</text:p>
          </table:table-cell>
          <table:table-cell table:style-name="ce5" table:content-validation-name="val3" office:value-type="string" calcext:value-type="string">
            <text:p>ST_Intersection</text:p>
          </table:table-cell>
          <table:table-cell table:style-name="ce12" office:value-type="string" calcext:value-type="string">
            <text:p>WITH pares AS (</text:p>
            <text:p>  SELECT</text:p>
            <text:p>    c.logradouro AS rua,</text:p>
            <text:p>    e.cd_entidade,</text:p>
            <text:p>    meb.tp_situacao_funcionamento AS sit,</text:p>
            <text:p>    ST_Intersection(</text:p>
            <text:p>      ST_Buffer(e.geometry::geography, 300)::geometry,</text:p>
            <text:p>      ST_Buffer(c.geometry::geography, 300)::geometry</text:p>
            <text:p>    ) AS geom_inter</text:p>
            <text:p>  FROM public.escola e</text:p>
            <text:p>  INNER JOIN public.microdados_ed_basica meb ON meb.cd_entidade = e.cd_entidade</text:p>
            <text:p>  INNER JOIN public.municipio m ON m.cd_mun = e.cd_mun</text:p>
            <text:p>  INNER JOIN public.cras c ON c.cd_mun = e.cd_mun</text:p>
            <text:p>  WHERE m.nm_mun = 'Salvador'</text:p>
            <text:p>    AND e.ds_enderec ILIKE '%'||c.logradouro||'%'</text:p>
            <text:p>    AND ST_Intersects(</text:p>
            <text:p>      ST_Buffer(e.geometry::geography, 300)::geometry,</text:p>
            <text:p>      ST_Buffer(c.geometry::geography, 300)::geometry</text:p>
            <text:p>    )</text:p>
            <text:p>)</text:p>
            <text:p>SELECT</text:p>
            <text:p>  rua,</text:p>
            <text:p>  SUM(ST_Area(geom_inter::geography))/1000000.0 AS area_total_km2,</text:p>
            <text:p>  1.0 * SUM(CASE WHEN sit = 1 THEN 1 ELSE 0 END) / NULLIF(COUNT(*),0) AS frac_ativas</text:p>
            <text:p>FROM pares</text:p>
            <text:p>GROUP BY rua;</text:p>
          </table:table-cell>
          <table:table-cell table:style-name="ce9" table:number-columns-repeated="20"/>
          <table:table-cell table:number-columns-repeated="998"/>
        </table:table-row>
        <table:table-row table:style-name="ro1">
          <table:table-cell table:style-name="ce2" office:value-type="float" office:value="967" calcext:value-type="float">
            <text:p>967</text:p>
          </table:table-cell>
          <table:table-cell table:style-name="ce4" office:value-type="string" calcext:value-type="string">
            <text:p>Em Curitiba, por rua de bibliotecas: qual a distância média escola–biblioteca entre pares cuja interseção das zonas de 350 m existe, ponderando pelo total de matrículas do fundamental?</text:p>
          </table:table-cell>
          <table:table-cell table:style-name="ce8" table:content-validation-name="val1" office:value-type="string" calcext:value-type="string">
            <text:p>Rua</text:p>
          </table:table-cell>
          <table:table-cell table:style-name="ce11" table:content-validation-name="val2" office:value-type="string" calcext:value-type="string">
            <text:p>Muito Difícil</text:p>
          </table:table-cell>
          <table:table-cell table:style-name="ce5" table:content-validation-name="val3" office:value-type="string" calcext:value-type="string">
            <text:p>ST_Intersection</text:p>
          </table:table-cell>
          <table:table-cell table:style-name="ce12" office:value-type="string" calcext:value-type="string">
            <text:p>WITH candidatos AS (</text:p>
            <text:p>  SELECT</text:p>
            <text:p>    b.logradouro AS rua,</text:p>
            <text:p>    e.cd_entidade,</text:p>
            <text:p>    ST_Distance(e.geometry::geography, b.geometry::geography) AS d_m,</text:p>
            <text:p>    ST_Intersects(</text:p>
            <text:p>      ST_Buffer(e.geometry::geography, 350)::geometry,</text:p>
            <text:p>      ST_Buffer(b.geometry::geography, 350)::geometry</text:p>
            <text:p>    ) AS tem_inter</text:p>
            <text:p>  FROM public.biblioteca b</text:p>
            <text:p>  LEFT JOIN public.municipio m ON m.cd_mun = b.cd_mun</text:p>
            <text:p>  LEFT JOIN public.escola e ON e.cd_mun = b.cd_mun</text:p>
            <text:p>  LEFT JOIN public.microdados_ed_basica meb ON meb.cd_entidade = e.cd_entidade</text:p>
            <text:p>  WHERE m.nm_mun = 'Curitiba'</text:p>
            <text:p>    AND e.ds_enderec ILIKE '%'||b.logradouro||'%'</text:p>
            <text:p>),</text:p>
            <text:p>ponderado AS (</text:p>
            <text:p>  SELECT</text:p>
            <text:p>    c.rua,</text:p>
            <text:p>    COALESCE(meb.qt_mat_fund,0) AS peso,</text:p>
            <text:p>    c.d_m</text:p>
            <text:p>  FROM candidatos c</text:p>
            <text:p>  JOIN public.escola e ON e.cd_entidade = c.cd_entidade</text:p>
            <text:p>  JOIN public.microdados_ed_basica meb ON meb.cd_entidade = e.cd_entidade</text:p>
            <text:p>  WHERE c.tem_inter</text:p>
            <text:p>)</text:p>
            <text:p>SELECT</text:p>
            <text:p>  rua,</text:p>
            <text:p>  SUM(d_m * peso) / NULLIF(SUM(peso),0) AS distancia_media_ponderada_m</text:p>
            <text:p>FROM ponderado</text:p>
            <text:p>GROUP BY rua;</text:p>
          </table:table-cell>
          <table:table-cell table:style-name="ce9" table:number-columns-repeated="20"/>
          <table:table-cell table:number-columns-repeated="998"/>
        </table:table-row>
        <table:table-row table:style-name="ro1">
          <table:table-cell table:style-name="ce2" office:value-type="float" office:value="968" calcext:value-type="float">
            <text:p>968</text:p>
          </table:table-cell>
          <table:table-cell table:style-name="ce4" office:value-type="string" calcext:value-type="string">
            <text:p>Em Belém, por rua com CREAS: quais ruas apresentam distância média escola–CREAS acima da mediana da cidade apesar de existir interseção entre as zonas de 250 m, indicando lacunas de proximidade?</text:p>
          </table:table-cell>
          <table:table-cell table:style-name="ce8" table:content-validation-name="val1" office:value-type="string" calcext:value-type="string">
            <text:p>Rua</text:p>
          </table:table-cell>
          <table:table-cell table:style-name="ce11" table:content-validation-name="val2" office:value-type="string" calcext:value-type="string">
            <text:p>Muito Difícil</text:p>
          </table:table-cell>
          <table:table-cell table:style-name="ce5" table:content-validation-name="val3" office:value-type="string" calcext:value-type="string">
            <text:p>ST_Intersection</text:p>
          </table:table-cell>
          <table:table-cell table:style-name="ce12" office:value-type="string" calcext:value-type="string">
            <text:p>WITH pares AS (</text:p>
            <text:p>  SELECT</text:p>
            <text:p>    cr.logradouro AS rua,</text:p>
            <text:p>    ST_Distance(e.geometry::geography, cr.geometry::geography) AS d_m</text:p>
            <text:p>  FROM public.escola e</text:p>
            <text:p>  RIGHT JOIN public.creas cr ON cr.cd_mun = e.cd_mun</text:p>
            <text:p>  JOIN public.municipio m ON m.cd_mun = cr.cd_mun</text:p>
            <text:p>  JOIN public.microdados_ed_basica meb ON meb.cd_entidade = e.cd_entidade</text:p>
            <text:p>  WHERE m.nm_mun = 'Belém'</text:p>
            <text:p>    AND e.ds_enderec ILIKE '%'||cr.logradouro||'%'</text:p>
            <text:p>    AND ST_Intersects(</text:p>
            <text:p>      ST_Buffer(e.geometry::geography, 250)::geometry,</text:p>
            <text:p>      ST_Buffer(cr.geometry::geography, 250)::geometry</text:p>
            <text:p>    )</text:p>
            <text:p>),</text:p>
            <text:p>media_rua AS (</text:p>
            <text:p>  SELECT rua, AVG(d_m) AS dist_media_m</text:p>
            <text:p>  FROM pares</text:p>
            <text:p>  GROUP BY rua</text:p>
            <text:p>),</text:p>
            <text:p>mediana AS (</text:p>
            <text:p>  SELECT PERCENTILE_CONT(0.5) WITHIN GROUP (ORDER BY dist_media_m) AS p50_m</text:p>
            <text:p>  FROM media_rua</text:p>
            <text:p>)</text:p>
            <text:p>SELECT mr.rua, mr.dist_media_m</text:p>
            <text:p>FROM media_rua mr, mediana md</text:p>
            <text:p>WHERE mr.dist_media_m &gt; md.p50_m;</text:p>
          </table:table-cell>
          <table:table-cell table:style-name="ce9" table:number-columns-repeated="20"/>
          <table:table-cell table:number-columns-repeated="998"/>
        </table:table-row>
        <table:table-row table:style-name="ro1">
          <table:table-cell table:style-name="ce2" office:value-type="float" office:value="969" calcext:value-type="float">
            <text:p>969</text:p>
          </table:table-cell>
          <table:table-cell table:style-name="ce4" office:value-type="string" calcext:value-type="string">
            <text:p>Em São Luís, por rua de Centros POP: qual a distância média dos três pares mais próximos entre escolas e Centro POP em ruas onde as zonas de 300 m se intersectam, como proxy de proximidade útil por rua?</text:p>
          </table:table-cell>
          <table:table-cell table:style-name="ce8" table:content-validation-name="val1" office:value-type="string" calcext:value-type="string">
            <text:p>Rua</text:p>
          </table:table-cell>
          <table:table-cell table:style-name="ce11" table:content-validation-name="val2" office:value-type="string" calcext:value-type="string">
            <text:p>Muito Difícil</text:p>
          </table:table-cell>
          <table:table-cell table:style-name="ce5" table:content-validation-name="val3" office:value-type="string" calcext:value-type="string">
            <text:p>ST_Intersection</text:p>
          </table:table-cell>
          <table:table-cell table:style-name="ce12" office:value-type="string" calcext:value-type="string">
            <text:p>WITH pares AS (</text:p>
            <text:p>  SELECT</text:p>
            <text:p>    cp.logradouro AS rua,</text:p>
            <text:p>    ST_Distance(e.geometry::geography, cp.geometry::geography) AS d_m</text:p>
            <text:p>  FROM public.centro_pop cp</text:p>
            <text:p>  JOIN public.municipio m ON m.cd_mun = cp.cd_mun</text:p>
            <text:p>  JOIN public.escola e ON e.cd_mun = cp.cd_mun</text:p>
            <text:p>  JOIN public.microdados_ed_basica meb ON meb.cd_entidade = e.cd_entidade</text:p>
            <text:p>  WHERE m.nm_mun = 'São Luís'</text:p>
            <text:p>    AND e.ds_enderec ILIKE '%'||cp.logradouro||'%'</text:p>
            <text:p>    AND ST_Intersects(</text:p>
            <text:p>      ST_Buffer(e.geometry::geography, 300)::geometry,</text:p>
            <text:p>      ST_Buffer(cp.geometry::geography, 300)::geometry</text:p>
            <text:p>    )</text:p>
            <text:p>),</text:p>
            <text:p>ranked AS (</text:p>
            <text:p>  SELECT</text:p>
            <text:p>    rua,</text:p>
            <text:p>    d_m,</text:p>
            <text:p>    ROW_NUMBER() OVER (PARTITION BY rua ORDER BY d_m ASC) AS rk</text:p>
            <text:p>  FROM pares</text:p>
            <text:p>)</text:p>
            <text:p>SELECT</text:p>
            <text:p>  rua,</text:p>
            <text:p>  AVG(d_m) AS distancia_media_top3_m</text:p>
            <text:p>FROM ranked</text:p>
            <text:p>WHERE rk &lt;= 3</text:p>
            <text:p>GROUP BY rua;</text:p>
          </table:table-cell>
          <table:table-cell table:style-name="ce9" table:number-columns-repeated="20"/>
          <table:table-cell table:number-columns-repeated="998"/>
        </table:table-row>
        <table:table-row table:style-name="ro1">
          <table:table-cell table:style-name="ce2" office:value-type="float" office:value="970" calcext:value-type="float">
            <text:p>970</text:p>
          </table:table-cell>
          <table:table-cell table:style-name="ce4" office:value-type="string" calcext:value-type="string">
            <text:p>No Rio de Janeiro, por rua de bibliotecas: qual a área média (km²) das interseções entre as zonas de 350 m de escolas e bibliotecas na mesma rua e a participação de escolas públicas nessas interseções, incluindo ruas onde só um dos lados tem registro?</text:p>
          </table:table-cell>
          <table:table-cell table:style-name="ce8" table:content-validation-name="val1" office:value-type="string" calcext:value-type="string">
            <text:p>Rua</text:p>
          </table:table-cell>
          <table:table-cell table:style-name="ce11" table:content-validation-name="val2" office:value-type="string" calcext:value-type="string">
            <text:p>Muito Difícil</text:p>
          </table:table-cell>
          <table:table-cell table:style-name="ce5" table:content-validation-name="val3" office:value-type="string" calcext:value-type="string">
            <text:p>ST_Intersection</text:p>
          </table:table-cell>
          <table:table-cell table:style-name="ce12" office:value-type="string" calcext:value-type="string">
            <text:p>WITH pares AS (</text:p>
            <text:p>  SELECT</text:p>
            <text:p>    b.logradouro AS rua,</text:p>
            <text:p>    e.cd_entidade,</text:p>
            <text:p>    ST_Intersection(</text:p>
            <text:p>      ST_Buffer(e.geometry::geography, 350)::geometry,</text:p>
            <text:p>      ST_Buffer(b.geometry::geography, 350)::geometry</text:p>
            <text:p>    ) AS geom_inter</text:p>
            <text:p>  FROM public.escola e</text:p>
            <text:p>  FULL OUTER JOIN public.biblioteca b ON b.cd_mun = e.cd_mun</text:p>
            <text:p>  FULL OUTER JOIN public.microdados_ed_basica meb ON meb.cd_entidade = e.cd_entidade</text:p>
            <text:p>  JOIN public.municipio m ON m.cd_mun = COALESCE(e.cd_mun, b.cd_mun)</text:p>
            <text:p>  WHERE m.nm_mun = 'Rio de Janeiro'</text:p>
            <text:p>    AND e.ds_enderec ILIKE '%'||b.logradouro||'%'</text:p>
            <text:p>    AND ST_Intersects(</text:p>
            <text:p>      ST_Buffer(e.geometry::geography, 350)::geometry,</text:p>
            <text:p>      ST_Buffer(b.geometry::geography, 350)::geometry</text:p>
            <text:p>    )</text:p>
            <text:p>),</text:p>
            <text:p>rotulo AS (</text:p>
            <text:p>  SELECT</text:p>
            <text:p>    p.rua,</text:p>
            <text:p>    ST_Area(p.geom_inter::geography)/1000000.0 AS area_km2,</text:p>
            <text:p>    CASE WHEN meb.tp_dependencia IN (1,2,3) THEN 1 ELSE 0 END AS eh_publica</text:p>
            <text:p>  FROM pares p</text:p>
            <text:p>  JOIN public.escola e ON e.cd_entidade = p.cd_entidade</text:p>
            <text:p>  JOIN public.microdados_ed_basica meb ON meb.cd_entidade = e.cd_entidade</text:p>
            <text:p>)</text:p>
            <text:p>SELECT</text:p>
            <text:p>  rua,</text:p>
            <text:p>  AVG(area_km2) AS area_media_km2,</text:p>
            <text:p>  1.0 * SUM(eh_publica) / NULLIF(COUNT(*),0) AS participacao_publicas</text:p>
            <text:p>FROM rotulo</text:p>
            <text:p>GROUP BY rua;</text:p>
          </table:table-cell>
          <table:table-cell table:style-name="ce9" table:number-columns-repeated="20"/>
          <table:table-cell table:number-columns-repeated="998"/>
        </table:table-row>
        <table:table-row table:style-name="ro1">
          <table:table-cell table:style-name="ce2" office:value-type="float" office:value="971" calcext:value-type="float">
            <text:p>971</text:p>
          </table:table-cell>
          <table:table-cell table:style-name="ce4" office:value-type="string" calcext:value-type="string">
            <text:p>Em Fortaleza, por rua de bibliotecas: qual o “índice de co-cobertura” entre escola e biblioteca na mesma rua, definido como área de interseção dos buffers de 300 m dividida pela soma das áreas menos a interseção?</text:p>
          </table:table-cell>
          <table:table-cell table:style-name="ce8" table:content-validation-name="val1" office:value-type="string" calcext:value-type="string">
            <text:p>Rua</text:p>
          </table:table-cell>
          <table:table-cell table:style-name="ce11" table:content-validation-name="val2" office:value-type="string" calcext:value-type="string">
            <text:p>Muito Difícil</text:p>
          </table:table-cell>
          <table:table-cell table:style-name="ce5" table:content-validation-name="val3" office:value-type="string" calcext:value-type="string">
            <text:p>ST_Buffer</text:p>
          </table:table-cell>
          <table:table-cell table:style-name="ce12" office:value-type="string" calcext:value-type="string">
            <text:p>WITH pares AS (</text:p>
            <text:p>  SELECT</text:p>
            <text:p>    b.logradouro AS rua,</text:p>
            <text:p>    ST_Buffer(e.geometry::geography, 300)::geometry AS buf_e,</text:p>
            <text:p>    ST_Buffer(b.geometry::geography, 300)::geometry AS buf_b</text:p>
            <text:p>  FROM public.escola e</text:p>
            <text:p>  INNER JOIN public.microdados_ed_basica meb ON meb.cd_entidade = e.cd_entidade</text:p>
            <text:p>  INNER JOIN public.municipio m ON m.cd_mun = e.cd_mun</text:p>
            <text:p>  INNER JOIN public.biblioteca b ON b.cd_mun = e.cd_mun</text:p>
            <text:p>  WHERE m.nm_mun = 'Fortaleza'</text:p>
            <text:p>    AND e.ds_enderec ILIKE '%'||b.logradouro||'%'</text:p>
            <text:p>),</text:p>
            <text:p>areas AS (</text:p>
            <text:p>  SELECT</text:p>
            <text:p>    rua,</text:p>
            <text:p>    ST_Area(buf_e::geography) AS a_e,</text:p>
            <text:p>    ST_Area(buf_b::geography) AS a_b,</text:p>
            <text:p>    ST_Area(ST_Intersection(buf_e, buf_b)::geography) AS a_inter</text:p>
            <text:p>  FROM pares</text:p>
            <text:p>)</text:p>
            <text:p>SELECT</text:p>
            <text:p>  rua,</text:p>
            <text:p>  AVG(a_inter / NULLIF(a_e + a_b - a_inter,0)) AS indice_cocobertura</text:p>
            <text:p>FROM areas</text:p>
            <text:p>GROUP BY rua;</text:p>
          </table:table-cell>
          <table:table-cell table:style-name="ce9" table:number-columns-repeated="20"/>
          <table:table-cell table:number-columns-repeated="998"/>
        </table:table-row>
        <table:table-row table:style-name="ro1">
          <table:table-cell table:style-name="ce2" office:value-type="float" office:value="972" calcext:value-type="float">
            <text:p>972</text:p>
          </table:table-cell>
          <table:table-cell table:style-name="ce4" office:value-type="string" calcext:value-type="string">
            <text:p>Em Porto Alegre, por rua de CRAS: entre escolas da mesma rua contidas no buffer de 400 m do CRAS, qual a distância média escola–CRAS e o z-score dessa distância por rua em relação à média da cidade?</text:p>
          </table:table-cell>
          <table:table-cell table:style-name="ce8" table:content-validation-name="val1" office:value-type="string" calcext:value-type="string">
            <text:p>Rua</text:p>
          </table:table-cell>
          <table:table-cell table:style-name="ce11" table:content-validation-name="val2" office:value-type="string" calcext:value-type="string">
            <text:p>Muito Difícil</text:p>
          </table:table-cell>
          <table:table-cell table:style-name="ce5" table:content-validation-name="val3" office:value-type="string" calcext:value-type="string">
            <text:p>ST_Buffer</text:p>
          </table:table-cell>
          <table:table-cell table:style-name="ce12" office:value-type="string" calcext:value-type="string">
            <text:p>WITH candidatos AS (</text:p>
            <text:p>  SELECT</text:p>
            <text:p>    c.logradouro AS rua,</text:p>
            <text:p>    ST_Distance(e.geometry::geography, c.geometry::geography) AS d_m</text:p>
            <text:p>  FROM public.cras c</text:p>
            <text:p>  LEFT JOIN public.municipio m ON m.cd_mun = c.cd_mun</text:p>
            <text:p>  LEFT JOIN public.escola e ON e.cd_mun = c.cd_mun</text:p>
            <text:p>  LEFT JOIN public.microdados_ed_basica meb ON meb.cd_entidade = e.cd_entidade</text:p>
            <text:p>  WHERE m.nm_mun = 'Porto Alegre'</text:p>
            <text:p>    AND e.ds_enderec ILIKE '%'||c.logradouro||'%'</text:p>
            <text:p>    AND ST_Within(e.geometry, ST_Buffer(c.geometry::geography, 400)::geometry)</text:p>
            <text:p>),</text:p>
            <text:p>estat_cidade AS (</text:p>
            <text:p>  SELECT AVG(d_m) AS mu, STDDEV(d_m) AS sigma FROM candidatos</text:p>
            <text:p>),</text:p>
            <text:p>por_rua AS (</text:p>
            <text:p>  SELECT rua, AVG(d_m) AS dist_media_m FROM candidatos GROUP BY rua</text:p>
            <text:p>)</text:p>
            <text:p>SELECT</text:p>
            <text:p>  pr.rua,</text:p>
            <text:p>  pr.dist_media_m,</text:p>
            <text:p>  (pr.dist_media_m - ec.mu) / NULLIF(ec.sigma,0) AS zscore_cidade</text:p>
            <text:p>FROM por_rua pr CROSS JOIN estat_cidade ec;</text:p>
          </table:table-cell>
          <table:table-cell table:style-name="ce9" table:number-columns-repeated="20"/>
          <table:table-cell table:number-columns-repeated="998"/>
        </table:table-row>
        <table:table-row table:style-name="ro1">
          <table:table-cell table:style-name="ce2" office:value-type="float" office:value="973" calcext:value-type="float">
            <text:p>973</text:p>
          </table:table-cell>
          <table:table-cell table:style-name="ce4" office:value-type="string" calcext:value-type="string">
            <text:p>No Recife, por rua de CREAS: qual a proporção de escolas públicas cuja zona de 250 m está contida no buffer de 350 m do CREAS da mesma rua, entre os pares com interseção dos buffers?</text:p>
          </table:table-cell>
          <table:table-cell table:style-name="ce8" table:content-validation-name="val1" office:value-type="string" calcext:value-type="string">
            <text:p>Rua</text:p>
          </table:table-cell>
          <table:table-cell table:style-name="ce11" table:content-validation-name="val2" office:value-type="string" calcext:value-type="string">
            <text:p>Muito Difícil</text:p>
          </table:table-cell>
          <table:table-cell table:style-name="ce5" table:content-validation-name="val3" office:value-type="string" calcext:value-type="string">
            <text:p>ST_Buffer</text:p>
          </table:table-cell>
          <table:table-cell table:style-name="ce12" office:value-type="string" calcext:value-type="string">
            <text:p>WITH base AS (</text:p>
            <text:p>  SELECT</text:p>
            <text:p>    cr.logradouro AS rua,</text:p>
            <text:p>    ST_Buffer(e.geometry::geography, 250)::geometry AS be,</text:p>
            <text:p>    ST_Buffer(cr.geometry::geography, 350)::geometry AS bc,</text:p>
            <text:p>    CASE WHEN meb.tp_dependencia IN (1,2,3) THEN 1 ELSE 0 END AS eh_publica</text:p>
            <text:p>  FROM public.escola e</text:p>
            <text:p>  RIGHT JOIN public.creas cr ON cr.cd_mun = e.cd_mun</text:p>
            <text:p>  JOIN public.municipio m ON m.cd_mun = cr.cd_mun</text:p>
            <text:p>  JOIN public.microdados_ed_basica meb ON meb.cd_entidade = e.cd_entidade</text:p>
            <text:p>  WHERE m.nm_mun = 'Recife'</text:p>
            <text:p>    AND e.ds_enderec ILIKE '%'||cr.logradouro||'%'</text:p>
            <text:p>),</text:p>
            <text:p>marcados AS (</text:p>
            <text:p>  SELECT</text:p>
            <text:p>    rua,</text:p>
            <text:p>    eh_publica,</text:p>
            <text:p>    ST_Intersects(be, bc) AS inter,</text:p>
            <text:p>    ST_Within(be, bc) AS dentro</text:p>
            <text:p>  FROM base</text:p>
            <text:p>)</text:p>
            <text:p>SELECT</text:p>
            <text:p>  rua,</text:p>
            <text:p>  1.0 * SUM(CASE WHEN dentro AND inter AND eh_publica=1 THEN 1 ELSE 0 END)</text:p>
            <text:p>    / NULLIF(SUM(CASE WHEN dentro AND inter THEN 1 ELSE 0 END),0) AS proporcao_publicas</text:p>
            <text:p>FROM marcados</text:p>
            <text:p>GROUP BY rua;</text:p>
          </table:table-cell>
          <table:table-cell table:style-name="ce9" table:number-columns-repeated="20"/>
          <table:table-cell table:number-columns-repeated="998"/>
        </table:table-row>
        <table:table-row table:style-name="ro1">
          <table:table-cell table:style-name="ce2" office:value-type="float" office:value="974" calcext:value-type="float">
            <text:p>974</text:p>
          </table:table-cell>
          <table:table-cell table:style-name="ce4" office:value-type="string" calcext:value-type="string">
            <text:p>Em Manaus, por rua de Centros POP: entre escolas com EJA cuja zona de 300 m intersecta a do Centro POP, qual a distância média dos três pares mais próximos por rua?</text:p>
          </table:table-cell>
          <table:table-cell table:style-name="ce8" table:content-validation-name="val1" office:value-type="string" calcext:value-type="string">
            <text:p>Rua</text:p>
          </table:table-cell>
          <table:table-cell table:style-name="ce11" table:content-validation-name="val2" office:value-type="string" calcext:value-type="string">
            <text:p>Muito Difícil</text:p>
          </table:table-cell>
          <table:table-cell table:style-name="ce5" table:content-validation-name="val3" office:value-type="string" calcext:value-type="string">
            <text:p>ST_Buffer</text:p>
          </table:table-cell>
          <table:table-cell table:style-name="ce12" office:value-type="string" calcext:value-type="string">
            <text:p>WITH pares AS (</text:p>
            <text:p>  SELECT</text:p>
            <text:p>    cp.logradouro AS rua,</text:p>
            <text:p>    ST_Distance(e.geometry::geography, cp.geometry::geography) AS d_m</text:p>
            <text:p>  FROM public.centro_pop cp</text:p>
            <text:p>  JOIN public.municipio m ON m.cd_mun = cp.cd_mun</text:p>
            <text:p>  JOIN public.escola e ON e.cd_mun = cp.cd_mun</text:p>
            <text:p>  JOIN public.microdados_ed_basica meb ON meb.cd_entidade = e.cd_entidade</text:p>
            <text:p>  WHERE m.nm_mun = 'Manaus'</text:p>
            <text:p>    AND COALESCE(meb.in_eja,0) = 1</text:p>
            <text:p>    AND e.ds_enderec ILIKE '%'||cp.logradouro||'%'</text:p>
            <text:p>    AND ST_Intersects(</text:p>
            <text:p>      ST_Buffer(e.geometry::geography, 300)::geometry,</text:p>
            <text:p>      ST_Buffer(cp.geometry::geography, 300)::geometry</text:p>
            <text:p>    )</text:p>
            <text:p>),</text:p>
            <text:p>ranked AS (</text:p>
            <text:p>  SELECT rua, d_m, ROW_NUMBER() OVER (PARTITION BY rua ORDER BY d_m ASC) AS rk</text:p>
            <text:p>  FROM pares</text:p>
            <text:p>)</text:p>
            <text:p>SELECT</text:p>
            <text:p>  rua,</text:p>
            <text:p>  AVG(d_m) AS distancia_media_top3_m</text:p>
            <text:p>FROM ranked</text:p>
            <text:p>WHERE rk &lt;= 3</text:p>
            <text:p>GROUP BY rua;</text:p>
          </table:table-cell>
          <table:table-cell table:style-name="ce9" table:number-columns-repeated="20"/>
          <table:table-cell table:number-columns-repeated="998"/>
        </table:table-row>
        <table:table-row table:style-name="ro1">
          <table:table-cell table:style-name="ce2" office:value-type="float" office:value="975" calcext:value-type="float">
            <text:p>975</text:p>
          </table:table-cell>
          <table:table-cell table:style-name="ce4" office:value-type="string" calcext:value-type="string">
            <text:p>No Rio de Janeiro, por rua de bibliotecas: qual a área média (km²) de interseção entre os buffers de 350 m de escola e biblioteca na mesma rua e a participação de escolas ativas, incluindo ruas onde só um dos lados tem registro?</text:p>
          </table:table-cell>
          <table:table-cell table:style-name="ce8" table:content-validation-name="val1" office:value-type="string" calcext:value-type="string">
            <text:p>Rua</text:p>
          </table:table-cell>
          <table:table-cell table:style-name="ce11" table:content-validation-name="val2" office:value-type="string" calcext:value-type="string">
            <text:p>Muito Difícil</text:p>
          </table:table-cell>
          <table:table-cell table:style-name="ce5" table:content-validation-name="val3" office:value-type="string" calcext:value-type="string">
            <text:p>ST_Buffer</text:p>
          </table:table-cell>
          <table:table-cell table:style-name="ce12" office:value-type="string" calcext:value-type="string">
            <text:p>WITH candidatos AS (</text:p>
            <text:p>  SELECT</text:p>
            <text:p>    b.logradouro AS rua,</text:p>
            <text:p>    e.cd_entidade,</text:p>
            <text:p>    ST_Buffer(e.geometry::geography, 350)::geometry AS be,</text:p>
            <text:p>    ST_Buffer(b.geometry::geography, 350)::geometry AS bb</text:p>
            <text:p>  FROM public.escola e</text:p>
            <text:p>  FULL OUTER JOIN public.biblioteca b ON b.cd_mun = e.cd_mun</text:p>
            <text:p>  FULL OUTER JOIN public.microdados_ed_basica meb ON meb.cd_entidade = e.cd_entidade</text:p>
            <text:p>  JOIN public.municipio m ON m.cd_mun = COALESCE(e.cd_mun, b.cd_mun)</text:p>
            <text:p>  WHERE m.nm_mun = 'Rio de Janeiro'</text:p>
            <text:p>    AND e.ds_enderec IS NOT NULL</text:p>
            <text:p>    AND b.logradouro IS NOT NULL</text:p>
            <text:p>    AND e.ds_enderec ILIKE '%'||b.logradouro||'%'</text:p>
            <text:p>),</text:p>
            <text:p>intersec AS (</text:p>
            <text:p>  SELECT</text:p>
            <text:p>    c.rua,</text:p>
            <text:p>    ST_Intersection(c.be, c.bb) AS gi,</text:p>
            <text:p>    e.cd_entidade</text:p>
            <text:p>  FROM candidatos c</text:p>
            <text:p>  JOIN public.escola e ON e.cd_entidade = c.cd_entidade</text:p>
            <text:p>  WHERE ST_Intersects(c.be, c.bb)</text:p>
            <text:p>),</text:p>
            <text:p>rotulo AS (</text:p>
            <text:p>  SELECT</text:p>
            <text:p>    i.rua,</text:p>
            <text:p>    ST_Area(i.gi::geography)/1000000.0 AS area_km2,</text:p>
            <text:p>    CASE WHEN meb.tp_situacao_funcionamento = 1 THEN 1 ELSE 0 END AS ativa</text:p>
            <text:p>  FROM intersec i</text:p>
            <text:p>  JOIN public.microdados_ed_basica meb ON meb.cd_entidade = i.cd_entidade</text:p>
            <text:p>)</text:p>
            <text:p>SELECT</text:p>
            <text:p>  rua,</text:p>
            <text:p>  AVG(area_km2) AS area_media_km2,</text:p>
            <text:p>  1.0 * SUM(ativa) / NULLIF(COUNT(*),0) AS participacao_ativas</text:p>
            <text:p>FROM rotulo</text:p>
            <text:p>GROUP BY rua;</text:p>
          </table:table-cell>
          <table:table-cell table:style-name="ce9" table:number-columns-repeated="20"/>
          <table:table-cell table:number-columns-repeated="998"/>
        </table:table-row>
        <table:table-row table:style-name="ro1">
          <table:table-cell table:style-name="ce2" office:value-type="float" office:value="976" calcext:value-type="float">
            <text:p>976</text:p>
          </table:table-cell>
          <table:table-cell table:style-name="ce4" office:value-type="string" calcext:value-type="string">
            <text:p>Em Fortaleza, por rua de bibliotecas: qual a taxa de co-atendimento ponderada por matrículas do fundamental entre escolas da mesma rua a até 400 m da biblioteca e com sobreposição de buffers de 300 m?</text:p>
          </table:table-cell>
          <table:table-cell table:style-name="ce8" table:content-validation-name="val1" office:value-type="string" calcext:value-type="string">
            <text:p>Rua</text:p>
          </table:table-cell>
          <table:table-cell table:style-name="ce11" table:content-validation-name="val2" office:value-type="string" calcext:value-type="string">
            <text:p>Muito Difícil</text:p>
          </table:table-cell>
          <table:table-cell table:style-name="ce5" table:content-validation-name="val3" office:value-type="string" calcext:value-type="string">
            <text:p>ST_DWithin</text:p>
          </table:table-cell>
          <table:table-cell table:style-name="ce12" office:value-type="string" calcext:value-type="string">
            <text:p>WITH candidatos AS (</text:p>
            <text:p>  SELECT</text:p>
            <text:p>    b.logradouro AS rua,</text:p>
            <text:p>    e.cd_entidade,</text:p>
            <text:p>    COALESCE(meb.qt_mat_fund,0) AS peso,</text:p>
            <text:p>    ST_DWithin(e.geometry::geography, b.geometry::geography, 400) AS perto,</text:p>
            <text:p>    ST_Intersects(</text:p>
            <text:p>      ST_Buffer(e.geometry::geography, 300)::geometry,</text:p>
            <text:p>      ST_Buffer(b.geometry::geography, 300)::geometry</text:p>
            <text:p>    ) AS sobrepoe</text:p>
            <text:p>  FROM public.escola e</text:p>
            <text:p>  INNER JOIN public.microdados_ed_basica meb ON meb.cd_entidade = e.cd_entidade</text:p>
            <text:p>  INNER JOIN public.municipio m ON m.cd_mun = e.cd_mun</text:p>
            <text:p>  INNER JOIN public.biblioteca b ON b.cd_mun = e.cd_mun</text:p>
            <text:p>  WHERE m.nm_mun = 'Fortaleza'</text:p>
            <text:p>    AND e.ds_enderec ILIKE '%'||b.logradouro||'%'</text:p>
            <text:p>)</text:p>
            <text:p>SELECT</text:p>
            <text:p>  rua,</text:p>
            <text:p>  1.0 * SUM(CASE WHEN perto AND sobrepoe THEN peso ELSE 0 END) / NULLIF(SUM(peso),0) AS taxa_coatendimento_ponderada</text:p>
            <text:p>FROM candidatos</text:p>
            <text:p>GROUP BY rua;</text:p>
          </table:table-cell>
          <table:table-cell table:style-name="ce9" table:number-columns-repeated="20"/>
          <table:table-cell table:number-columns-repeated="998"/>
        </table:table-row>
        <table:table-row table:style-name="ro1">
          <table:table-cell table:style-name="ce2" office:value-type="float" office:value="977" calcext:value-type="float">
            <text:p>977</text:p>
          </table:table-cell>
          <table:table-cell table:style-name="ce4" office:value-type="string" calcext:value-type="string">
            <text:p>Em Porto Alegre, por rua de CRAS: qual a proporção de escolas em funcionamento ativo a até 500 m do CRAS e contidas no buffer de 350 m, e quais ruas ficam abaixo da mediana da cidade?</text:p>
          </table:table-cell>
          <table:table-cell table:style-name="ce8" table:content-validation-name="val1" office:value-type="string" calcext:value-type="string">
            <text:p>Rua</text:p>
          </table:table-cell>
          <table:table-cell table:style-name="ce11" table:content-validation-name="val2" office:value-type="string" calcext:value-type="string">
            <text:p>Muito Difícil</text:p>
          </table:table-cell>
          <table:table-cell table:style-name="ce5" table:content-validation-name="val3" office:value-type="string" calcext:value-type="string">
            <text:p>ST_DWithin</text:p>
          </table:table-cell>
          <table:table-cell table:style-name="ce12" office:value-type="string" calcext:value-type="string">
            <text:p>WITH base AS (</text:p>
            <text:p>  SELECT</text:p>
            <text:p>    c.logradouro AS rua,</text:p>
            <text:p>    CASE WHEN meb.tp_situacao_funcionamento = 1 THEN 1 ELSE 0 END AS ativa,</text:p>
            <text:p>    CASE WHEN ST_DWithin(e.geometry::geography, c.geometry::geography, 500) THEN 1 ELSE 0 END AS perto,</text:p>
            <text:p>    CASE WHEN ST_Within(e.geometry, ST_Buffer(c.geometry::geography, 350)::geometry) THEN 1 ELSE 0 END AS contida</text:p>
            <text:p>  FROM public.cras c</text:p>
            <text:p>  LEFT JOIN public.municipio m ON m.cd_mun = c.cd_mun</text:p>
            <text:p>  LEFT JOIN public.escola e ON e.cd_mun = c.cd_mun</text:p>
            <text:p>  LEFT JOIN public.microdados_ed_basica meb ON meb.cd_entidade = e.cd_entidade</text:p>
            <text:p>  WHERE m.nm_mun = 'Porto Alegre'</text:p>
            <text:p>    AND e.ds_enderec ILIKE '%'||c.logradouro||'%'</text:p>
            <text:p>),</text:p>
            <text:p>por_rua AS (</text:p>
            <text:p>  SELECT</text:p>
            <text:p>    rua,</text:p>
            <text:p>    1.0 * SUM(CASE WHEN perto=1 AND contida=1 AND ativa=1 THEN 1 ELSE 0 END)</text:p>
            <text:p>      / NULLIF(SUM(CASE WHEN perto=1 AND contida=1 THEN 1 ELSE 0 END),0) AS prop_ativas</text:p>
            <text:p>  FROM base</text:p>
            <text:p>  GROUP BY rua</text:p>
            <text:p>),</text:p>
            <text:p>p50 AS (</text:p>
            <text:p>  SELECT PERCENTILE_CONT(0.5) WITHIN GROUP (ORDER BY prop_ativas) AS mediana FROM por_rua</text:p>
            <text:p>)</text:p>
            <text:p>SELECT pr.rua, pr.prop_ativas</text:p>
            <text:p>FROM por_rua pr, p50</text:p>
            <text:p>WHERE pr.prop_ativas &lt; p50.mediana;</text:p>
          </table:table-cell>
          <table:table-cell table:style-name="ce9" table:number-columns-repeated="20"/>
          <table:table-cell table:number-columns-repeated="998"/>
        </table:table-row>
        <table:table-row table:style-name="ro1">
          <table:table-cell table:style-name="ce2" office:value-type="float" office:value="978" calcext:value-type="float">
            <text:p>978</text:p>
          </table:table-cell>
          <table:table-cell table:style-name="ce4" office:value-type="string" calcext:value-type="string">
            <text:p>No Recife, por rua de CREAS: entre escolas com EJA da mesma rua a até 450 m do CREAS e com interseção de buffers de 250 m, qual a distância média dos três pares mais próximos por rua?</text:p>
          </table:table-cell>
          <table:table-cell table:style-name="ce8" table:content-validation-name="val1" office:value-type="string" calcext:value-type="string">
            <text:p>Rua</text:p>
          </table:table-cell>
          <table:table-cell table:style-name="ce11" table:content-validation-name="val2" office:value-type="string" calcext:value-type="string">
            <text:p>Muito Difícil</text:p>
          </table:table-cell>
          <table:table-cell table:style-name="ce5" table:content-validation-name="val3" office:value-type="string" calcext:value-type="string">
            <text:p>ST_DWithin</text:p>
          </table:table-cell>
          <table:table-cell table:style-name="ce12" office:value-type="string" calcext:value-type="string">
            <text:p>WITH pares AS (</text:p>
            <text:p>  SELECT</text:p>
            <text:p>    cr.logradouro AS rua,</text:p>
            <text:p>    ST_Distance(e.geometry::geography, cr.geometry::geography) AS d_m</text:p>
            <text:p>  FROM public.escola e</text:p>
            <text:p>  RIGHT JOIN public.creas cr ON cr.cd_mun = e.cd_mun</text:p>
            <text:p>  JOIN public.municipio m ON m.cd_mun = cr.cd_mun</text:p>
            <text:p>  JOIN public.microdados_ed_basica meb ON meb.cd_entidade = e.cd_entidade</text:p>
            <text:p>  WHERE m.nm_mun = 'Recife'</text:p>
            <text:p>    AND COALESCE(meb.in_eja,0) = 1</text:p>
            <text:p>    AND e.ds_enderec ILIKE '%'||cr.logradouro||'%'</text:p>
            <text:p>    AND ST_DWithin(e.geometry::geography, cr.geometry::geography, 450)</text:p>
            <text:p>    AND ST_Intersects(</text:p>
            <text:p>      ST_Buffer(e.geometry::geography, 250)::geometry,</text:p>
            <text:p>      ST_Buffer(cr.geometry::geography, 250)::geometry</text:p>
            <text:p>    )</text:p>
            <text:p>),</text:p>
            <text:p>rnk AS (</text:p>
            <text:p>  SELECT rua, d_m, ROW_NUMBER() OVER (PARTITION BY rua ORDER BY d_m ASC) AS rk FROM pares</text:p>
            <text:p>)</text:p>
            <text:p>SELECT rua, AVG(d_m) AS distancia_media_top3_m</text:p>
            <text:p>FROM rnk</text:p>
            <text:p>WHERE rk &lt;= 3</text:p>
            <text:p>GROUP BY rua;</text:p>
          </table:table-cell>
          <table:table-cell table:style-name="ce9" table:number-columns-repeated="20"/>
          <table:table-cell table:number-columns-repeated="998"/>
        </table:table-row>
        <table:table-row table:style-name="ro1">
          <table:table-cell table:style-name="ce2" office:value-type="float" office:value="979" calcext:value-type="float">
            <text:p>979</text:p>
          </table:table-cell>
          <table:table-cell table:style-name="ce4" office:value-type="string" calcext:value-type="string">
            <text:p>Em Manaus, por rua de Centros POP: qual o “índice de proximidade qualificada” entre escola e Centro POP na mesma rua, definido como a fração de pares com distância ≤ 400 m e interseção entre buffers de 300 m?</text:p>
          </table:table-cell>
          <table:table-cell table:style-name="ce8" table:content-validation-name="val1" office:value-type="string" calcext:value-type="string">
            <text:p>Rua</text:p>
          </table:table-cell>
          <table:table-cell table:style-name="ce11" table:content-validation-name="val2" office:value-type="string" calcext:value-type="string">
            <text:p>Muito Difícil</text:p>
          </table:table-cell>
          <table:table-cell table:style-name="ce5" table:content-validation-name="val3" office:value-type="string" calcext:value-type="string">
            <text:p>ST_DWithin</text:p>
          </table:table-cell>
          <table:table-cell table:style-name="ce12" office:value-type="string" calcext:value-type="string">
            <text:p>WITH candidatos AS (</text:p>
            <text:p>  SELECT</text:p>
            <text:p>    cp.logradouro AS rua,</text:p>
            <text:p>    ST_DWithin(e.geometry::geography, cp.geometry::geography, 400) AS perto,</text:p>
            <text:p>    ST_Intersects(</text:p>
            <text:p>      ST_Buffer(e.geometry::geography, 300)::geometry,</text:p>
            <text:p>      ST_Buffer(cp.geometry::geography, 300)::geometry</text:p>
            <text:p>    ) AS sobrepoe</text:p>
            <text:p>  FROM public.centro_pop cp</text:p>
            <text:p>  JOIN public.municipio m ON m.cd_mun = cp.cd_mun</text:p>
            <text:p>  JOIN public.escola e ON e.cd_mun = cp.cd_mun</text:p>
            <text:p>  JOIN public.microdados_ed_basica meb ON meb.cd_entidade = e.cd_entidade</text:p>
            <text:p>  WHERE m.nm_mun = 'Manaus'</text:p>
            <text:p>    AND e.ds_enderec ILIKE '%'||cp.logradouro||'%'</text:p>
            <text:p>)</text:p>
            <text:p>SELECT</text:p>
            <text:p>  rua,</text:p>
            <text:p>  1.0 * SUM(CASE WHEN perto AND sobrepoe THEN 1 ELSE 0 END) / NULLIF(COUNT(*),0) AS indice_proximidade</text:p>
            <text:p>FROM candidatos</text:p>
            <text:p>GROUP BY rua;</text:p>
          </table:table-cell>
          <table:table-cell table:style-name="ce9" table:number-columns-repeated="20"/>
          <table:table-cell table:number-columns-repeated="998"/>
        </table:table-row>
        <table:table-row table:style-name="ro1">
          <table:table-cell table:style-name="ce2" office:value-type="float" office:value="980" calcext:value-type="float">
            <text:p>980</text:p>
          </table:table-cell>
          <table:table-cell table:style-name="ce4" office:value-type="string" calcext:value-type="string">
            <text:p>No Rio de Janeiro, por rua de bibliotecas: entre pares escola–biblioteca da mesma rua a até 500 m, qual a área média (km²) da interseção entre buffers de 300 m e a participação de escolas públicas, incluindo ruas onde só um dos lados tem registro?</text:p>
          </table:table-cell>
          <table:table-cell table:style-name="ce8" table:content-validation-name="val1" office:value-type="string" calcext:value-type="string">
            <text:p>Rua</text:p>
          </table:table-cell>
          <table:table-cell table:style-name="ce11" table:content-validation-name="val2" office:value-type="string" calcext:value-type="string">
            <text:p>Muito Difícil</text:p>
          </table:table-cell>
          <table:table-cell table:style-name="ce5" table:content-validation-name="val3" office:value-type="string" calcext:value-type="string">
            <text:p>ST_DWithin</text:p>
          </table:table-cell>
          <table:table-cell table:style-name="ce12" office:value-type="string" calcext:value-type="string">
            <text:p>WITH pares AS (</text:p>
            <text:p>  SELECT</text:p>
            <text:p>    b.logradouro AS rua,</text:p>
            <text:p>    e.cd_entidade,</text:p>
            <text:p>    ST_Intersection(</text:p>
            <text:p>      ST_Buffer(e.geometry::geography, 300)::geometry,</text:p>
            <text:p>      ST_Buffer(b.geometry::geography, 300)::geometry</text:p>
            <text:p>    ) AS gi</text:p>
            <text:p>  FROM public.escola e</text:p>
            <text:p>  FULL OUTER JOIN public.biblioteca b ON b.cd_mun = e.cd_mun</text:p>
            <text:p>  FULL OUTER JOIN public.microdados_ed_basica meb ON meb.cd_entidade = e.cd_entidade</text:p>
            <text:p>  JOIN public.municipio m ON m.cd_mun = COALESCE(e.cd_mun, b.cd_mun)</text:p>
            <text:p>  WHERE m.nm_mun = 'Rio de Janeiro'</text:p>
            <text:p>    AND e.ds_enderec ILIKE '%'||b.logradouro||'%'</text:p>
            <text:p>    AND ST_DWithin(e.geometry::geography, b.geometry::geography, 500)</text:p>
            <text:p>),</text:p>
            <text:p>rotulo AS (</text:p>
            <text:p>  SELECT</text:p>
            <text:p>    p.rua,</text:p>
            <text:p>    ST_Area(p.gi::geography)/1000000.0 AS area_km2,</text:p>
            <text:p>    CASE WHEN meb.tp_dependencia IN (1,2,3) THEN 1 ELSE 0 END AS eh_publica</text:p>
            <text:p>  FROM pares p</text:p>
            <text:p>  JOIN public.escola e ON e.cd_entidade = p.cd_entidade</text:p>
            <text:p>  JOIN public.microdados_ed_basica meb ON meb.cd_entidade = e.cd_entidade</text:p>
            <text:p>  WHERE ST_IsValid(p.gi) AND NOT ST_IsEmpty(p.gi)</text:p>
            <text:p>)</text:p>
            <text:p>SELECT</text:p>
            <text:p>  rua,</text:p>
            <text:p>  AVG(area_km2) AS area_media_km2,</text:p>
            <text:p>  1.0 * SUM(eh_publica) / NULLIF(COUNT(*),0) AS participacao_publicas</text:p>
            <text:p>FROM rotulo</text:p>
            <text:p>GROUP BY rua;</text:p>
          </table:table-cell>
          <table:table-cell table:style-name="ce9" table:number-columns-repeated="20"/>
          <table:table-cell table:number-columns-repeated="998"/>
        </table:table-row>
        <table:table-row table:style-name="ro1" table:number-rows-repeated="16">
          <table:table-cell table:style-name="ce2"/>
          <table:table-cell table:style-name="ce4"/>
          <table:table-cell table:style-name="ce9" table:number-columns-repeated="2"/>
          <table:table-cell table:style-name="ce4"/>
          <table:table-cell table:style-name="ce9" table:number-columns-repeated="21"/>
          <table:table-cell table:number-columns-repeated="998"/>
        </table:table-row>
        <table:table-row table:style-name="ro1" table:number-rows-repeated="2">
          <table:table-cell table:style-name="ce2"/>
          <table:table-cell table:style-name="ce4"/>
          <table:table-cell table:style-name="ce9" table:number-columns-repeated="2"/>
          <table:table-cell table:style-name="ce4"/>
          <table:table-cell table:style-name="ce9" table:number-columns-repeated="21"/>
          <table:table-cell table:number-columns-repeated="998"/>
        </table:table-row>
        <table:table-row table:style-name="ro3" table:number-rows-repeated="1047576">
          <table:table-cell table:number-columns-repeated="1024"/>
        </table:table-row>
        <table:table-row table:style-name="ro3">
          <table:table-cell table:number-columns-repeated="1024"/>
        </table:table-row>
        <table:named-expressions>
          <table:named-range table:name="_xlnm._FilterDatabase" table:base-cell-address="$Queries.$A$1" table:cell-range-address="$Queries.$A$1:.$F$981"/>
        </table:named-expressions>
      </table:table>
      <table:named-expressions/>
      <table:database-ranges>
        <table:database-range table:name="__Anonymous_Sheet_DB__0" table:target-range-address="Queries.A1:Queries.F981"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9-24">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Queries" style:display-name="PageStyle_Querie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5886" meta:object-count="0"/>
    <meta:generator>LibreOfficeDev/6.0.5.2$Linux_X86_64 LibreOffice_project/</meta:generator>
  </office:meta>
</office:document-meta>
</file>